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" style:parent-style-name="Normal" style:family="paragraph">
      <style:paragraph-properties fo:text-align="justify" style:writing-mode="rl-tb" fo:margin-top="0.0833in" fo:margin-bottom="0in" fo:line-height="100%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" style:parent-style-name="Normal" style:family="paragraph">
      <style:paragraph-properties fo:text-align="justify" style:writing-mode="rl-tb" fo:margin-top="0.0833in" fo:margin-bottom="0in" fo:line-height="100%"/>
    </style:style>
    <style:style style:name="T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" style:parent-style-name="Normal" style:family="paragraph">
      <style:paragraph-properties fo:text-align="justify" style:writing-mode="rl-tb" fo:margin-top="0.0833in" fo:margin-bottom="0in" fo:line-height="100%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" style:parent-style-name="Normal" style:family="paragraph">
      <style:paragraph-properties fo:text-align="justify" style:writing-mode="rl-tb" fo:margin-top="0.0833in" fo:margin-bottom="0in" fo:line-height="100%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" style:parent-style-name="Normal" style:family="paragraph">
      <style:paragraph-properties fo:text-align="justify" style:writing-mode="rl-tb" fo:margin-top="0.0833in" fo:margin-bottom="0in" fo:line-height="100%"/>
    </style:style>
    <style:style style:name="T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" style:parent-style-name="Normal" style:family="paragraph">
      <style:paragraph-properties fo:text-align="justify" style:writing-mode="rl-tb" fo:margin-top="0.0833in" fo:margin-bottom="0in" fo:line-height="100%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" style:parent-style-name="Normal" style:family="paragraph">
      <style:paragraph-properties fo:text-align="justify" style:writing-mode="rl-tb" fo:margin-top="0.0833in" fo:margin-bottom="0in" fo:line-height="100%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" style:parent-style-name="Normal" style:family="paragraph">
      <style:paragraph-properties fo:text-align="justify" style:writing-mode="rl-tb" fo:margin-top="0.0833in" fo:margin-bottom="0in" fo:line-height="100%"/>
    </style:style>
    <style:style style:name="T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" style:parent-style-name="Normal" style:family="paragraph">
      <style:paragraph-properties fo:text-align="justify" style:writing-mode="rl-tb" fo:margin-top="0.0833in" fo:margin-bottom="0in" fo:line-height="100%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" style:parent-style-name="Normal" style:family="paragraph">
      <style:paragraph-properties fo:text-align="justify" style:writing-mode="rl-tb" fo:margin-top="0.0833in" fo:margin-bottom="0in" fo:line-height="100%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" style:parent-style-name="Normal" style:family="paragraph">
      <style:paragraph-properties fo:text-align="justify" style:writing-mode="rl-tb" fo:margin-top="0.0833in" fo:margin-bottom="0in" fo:line-height="100%"/>
    </style:style>
    <style:style style:name="T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" style:parent-style-name="Normal" style:family="paragraph">
      <style:paragraph-properties fo:text-align="justify" style:writing-mode="rl-tb" fo:margin-top="0.0833in" fo:margin-bottom="0in" fo:line-height="100%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" style:parent-style-name="Normal" style:family="paragraph">
      <style:paragraph-properties fo:text-align="justify" style:writing-mode="rl-tb" fo:margin-top="0.0833in" fo:margin-bottom="0in" fo:line-height="100%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" style:parent-style-name="Normal" style:family="paragraph">
      <style:paragraph-properties fo:text-align="justify" style:writing-mode="rl-tb" fo:margin-top="0.0833in" fo:margin-bottom="0in" fo:line-height="100%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" style:parent-style-name="Normal" style:family="paragraph">
      <style:paragraph-properties fo:text-align="justify" style:writing-mode="rl-tb" fo:margin-top="0.0833in" fo:margin-bottom="0in" fo:line-height="100%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" style:parent-style-name="Normal" style:family="paragraph">
      <style:paragraph-properties fo:text-align="justify" style:writing-mode="rl-tb" fo:margin-top="0.0833in" fo:margin-bottom="0in" fo:line-height="100%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" style:parent-style-name="Normal" style:family="paragraph">
      <style:paragraph-properties fo:text-align="justify" style:writing-mode="rl-tb" fo:margin-top="0.0833in" fo:margin-bottom="0in" fo:line-height="100%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5" style:parent-style-name="Normal" style:family="paragraph">
      <style:paragraph-properties fo:text-align="justify" style:writing-mode="rl-tb" fo:margin-top="0.0833in" fo:margin-bottom="0in" fo:line-height="100%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" style:parent-style-name="Normal" style:family="paragraph">
      <style:paragraph-properties fo:text-align="justify" style:writing-mode="rl-tb" fo:margin-top="0.0833in" fo:margin-bottom="0in" fo:line-height="100%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" style:parent-style-name="Normal" style:family="paragraph">
      <style:paragraph-properties fo:text-align="justify" style:writing-mode="rl-tb" fo:margin-top="0.0833in" fo:margin-bottom="0in" fo:line-height="100%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" style:parent-style-name="Normal" style:family="paragraph">
      <style:paragraph-properties fo:text-align="justify" style:writing-mode="rl-tb" fo:margin-top="0.0833in" fo:margin-bottom="0in" fo:line-height="100%"/>
    </style:style>
    <style:style style:name="T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" style:parent-style-name="Normal" style:family="paragraph">
      <style:paragraph-properties fo:text-align="justify" style:writing-mode="rl-tb" fo:margin-top="0.0833in" fo:margin-bottom="0in" fo:line-height="100%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" style:parent-style-name="Normal" style:family="paragraph">
      <style:paragraph-properties fo:text-align="justify" style:writing-mode="rl-tb" fo:margin-top="0.0833in" fo:margin-bottom="0in" fo:line-height="100%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" style:parent-style-name="Normal" style:family="paragraph">
      <style:paragraph-properties fo:text-align="justify" style:writing-mode="rl-tb" fo:margin-top="0.0833in" fo:margin-bottom="0in" fo:line-height="100%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3" style:parent-style-name="Normal" style:family="paragraph">
      <style:paragraph-properties fo:text-align="justify" style:writing-mode="rl-tb" fo:margin-top="0.0833in" fo:margin-bottom="0in" fo:line-height="100%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" style:parent-style-name="Normal" style:family="paragraph">
      <style:paragraph-properties fo:text-align="justify" style:writing-mode="rl-tb" fo:margin-top="0.0833in" fo:margin-bottom="0in" fo:line-height="100%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2" style:parent-style-name="Normal" style:family="paragraph">
      <style:paragraph-properties fo:text-align="justify" style:writing-mode="rl-tb" fo:margin-top="0.0833in" fo:margin-bottom="0in" fo:line-height="100%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6" style:parent-style-name="Normal" style:family="paragraph">
      <style:paragraph-properties fo:text-align="justify" style:writing-mode="rl-tb" fo:margin-top="0.0833in" fo:margin-bottom="0in" fo:line-height="100%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" style:parent-style-name="Normal" style:family="paragraph">
      <style:paragraph-properties fo:text-align="justify" style:writing-mode="rl-tb" fo:margin-top="0.0833in" fo:margin-bottom="0in" fo:line-height="100%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4" style:parent-style-name="Normal" style:family="paragraph">
      <style:paragraph-properties fo:text-align="justify" style:writing-mode="rl-tb" fo:margin-top="0.0833in" fo:margin-bottom="0in" fo:line-height="100%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8" style:parent-style-name="Normal" style:family="paragraph">
      <style:paragraph-properties fo:text-align="justify" style:writing-mode="rl-tb" fo:margin-top="0.0833in" fo:margin-bottom="0in" fo:line-height="100%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2" style:parent-style-name="Normal" style:family="paragraph">
      <style:paragraph-properties fo:text-align="justify" style:writing-mode="rl-tb" fo:margin-top="0.0833in" fo:margin-bottom="0in" fo:line-height="100%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6" style:parent-style-name="Normal" style:family="paragraph">
      <style:paragraph-properties fo:text-align="justify" style:writing-mode="rl-tb" fo:margin-top="0.0833in" fo:margin-bottom="0in" fo:line-height="100%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0" style:parent-style-name="Normal" style:family="paragraph">
      <style:paragraph-properties fo:text-align="justify" style:writing-mode="rl-tb" fo:margin-top="0.0833in" fo:margin-bottom="0in" fo:line-height="100%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4" style:parent-style-name="Normal" style:family="paragraph">
      <style:paragraph-properties fo:text-align="justify" style:writing-mode="rl-tb" fo:margin-top="0.0833in" fo:margin-bottom="0in" fo:line-height="100%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1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9" style:parent-style-name="Normal" style:family="paragraph">
      <style:paragraph-properties fo:text-align="justify" style:writing-mode="rl-tb" fo:margin-top="0.0833in" fo:margin-bottom="0in" fo:line-height="100%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" style:parent-style-name="Normal" style:family="paragraph">
      <style:paragraph-properties fo:text-align="justify" style:writing-mode="rl-tb" fo:margin-top="0.0833in" fo:margin-bottom="0in" fo:line-height="100%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" style:parent-style-name="Normal" style:family="paragraph">
      <style:paragraph-properties fo:text-align="justify" style:writing-mode="rl-tb" fo:margin-top="0.0833in" fo:margin-bottom="0in" fo:line-height="100%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" style:parent-style-name="Normal" style:family="paragraph">
      <style:paragraph-properties fo:text-align="justify" style:writing-mode="rl-tb" fo:margin-top="0.0833in" fo:margin-bottom="0in" fo:line-height="100%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" style:parent-style-name="Normal" style:family="paragraph">
      <style:paragraph-properties fo:text-align="justify" style:writing-mode="rl-tb" fo:margin-top="0.0833in" fo:margin-bottom="0in" fo:line-height="100%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8" style:parent-style-name="Normal" style:family="paragraph">
      <style:paragraph-properties fo:text-align="justify" style:writing-mode="rl-tb" fo:margin-top="0.0833in" fo:margin-bottom="0in" fo:line-height="100%"/>
    </style:style>
    <style:style style:name="T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" style:parent-style-name="Normal" style:family="paragraph">
      <style:paragraph-properties fo:text-align="justify" style:writing-mode="rl-tb" fo:margin-top="0.0833in" fo:margin-bottom="0in" fo:line-height="100%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" style:parent-style-name="Normal" style:family="paragraph">
      <style:paragraph-properties fo:text-align="justify" style:writing-mode="rl-tb" fo:margin-top="0.0833in" fo:margin-bottom="0in" fo:line-height="100%"/>
    </style:style>
    <style:style style:name="T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" style:parent-style-name="Normal" style:family="paragraph">
      <style:paragraph-properties fo:text-align="justify" style:writing-mode="rl-tb" fo:margin-top="0.0833in" fo:margin-bottom="0in" fo:line-height="100%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" style:parent-style-name="Normal" style:family="paragraph">
      <style:paragraph-properties fo:text-align="justify" style:writing-mode="rl-tb" fo:margin-top="0.0833in" fo:margin-bottom="0in" fo:line-height="100%"/>
    </style:style>
    <style:style style:name="T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" style:parent-style-name="Normal" style:family="paragraph">
      <style:paragraph-properties fo:text-align="justify" style:writing-mode="rl-tb" fo:margin-top="0.0833in" fo:margin-bottom="0in" fo:line-height="100%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2" style:parent-style-name="Normal" style:family="paragraph">
      <style:paragraph-properties fo:text-align="justify" style:writing-mode="rl-tb" fo:margin-top="0.0833in" fo:margin-bottom="0in" fo:line-height="100%"/>
    </style:style>
    <style:style style:name="T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6" style:parent-style-name="Normal" style:family="paragraph">
      <style:paragraph-properties fo:text-align="justify" style:writing-mode="rl-tb" fo:margin-top="0.0833in" fo:margin-bottom="0in" fo:line-height="100%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2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1" style:parent-style-name="Normal" style:family="paragraph">
      <style:paragraph-properties fo:text-align="justify" style:writing-mode="rl-tb" fo:margin-top="0.0833in" fo:margin-bottom="0in" fo:line-height="100%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" style:parent-style-name="Normal" style:family="paragraph">
      <style:paragraph-properties fo:text-align="justify" style:writing-mode="rl-tb" fo:margin-top="0.0833in" fo:margin-bottom="0in" fo:line-height="100%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8" style:parent-style-name="Normal" style:family="paragraph">
      <style:paragraph-properties fo:text-align="justify" style:writing-mode="rl-tb" fo:margin-top="0.0833in" fo:margin-bottom="0in" fo:line-height="100%"/>
    </style:style>
    <style:style style:name="T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3" style:parent-style-name="Normal" style:family="paragraph">
      <style:paragraph-properties fo:text-align="justify" style:writing-mode="rl-tb" fo:margin-top="0.0833in" fo:margin-bottom="0in" fo:line-height="100%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" style:parent-style-name="Normal" style:family="paragraph">
      <style:paragraph-properties fo:text-align="justify" style:writing-mode="rl-tb" fo:margin-top="0.0833in" fo:margin-bottom="0in" fo:line-height="100%"/>
    </style:style>
    <style:style style:name="T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" style:parent-style-name="Normal" style:family="paragraph">
      <style:paragraph-properties fo:text-align="justify" style:writing-mode="rl-tb" fo:margin-top="0.0833in" fo:margin-bottom="0in" fo:line-height="100%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5" style:parent-style-name="Normal" style:family="paragraph">
      <style:paragraph-properties fo:text-align="justify" style:writing-mode="rl-tb" fo:margin-top="0.0833in" fo:margin-bottom="0in" fo:line-height="100%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9" style:parent-style-name="Normal" style:family="paragraph">
      <style:paragraph-properties fo:text-align="justify" style:writing-mode="rl-tb" fo:margin-top="0.0833in" fo:margin-bottom="0in" fo:line-height="100%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3" style:parent-style-name="Normal" style:family="paragraph">
      <style:paragraph-properties fo:text-align="justify" style:writing-mode="rl-tb" fo:margin-top="0.0833in" fo:margin-bottom="0in" fo:line-height="100%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7" style:parent-style-name="Normal" style:family="paragraph">
      <style:paragraph-properties fo:text-align="justify" style:writing-mode="rl-tb" fo:margin-top="0.0833in" fo:margin-bottom="0in" fo:line-height="100%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1" style:parent-style-name="Normal" style:family="paragraph">
      <style:paragraph-properties fo:text-align="justify" style:writing-mode="rl-tb" fo:margin-top="0.0833in" fo:margin-bottom="0in" fo:line-height="100%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24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6" style:parent-style-name="Normal" style:family="paragraph">
      <style:paragraph-properties fo:text-align="justify" style:writing-mode="rl-tb" fo:margin-top="0.0833in" fo:margin-bottom="0in" fo:line-height="100%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9" style:parent-style-name="Normal" style:family="paragraph">
      <style:paragraph-properties fo:text-align="justify" style:writing-mode="rl-tb" fo:margin-top="0.0833in" fo:margin-bottom="0in" fo:line-height="100%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3" style:parent-style-name="Normal" style:family="paragraph">
      <style:paragraph-properties fo:text-align="justify" style:writing-mode="rl-tb" fo:margin-top="0.0833in" fo:margin-bottom="0in" fo:line-height="100%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" style:parent-style-name="Normal" style:family="paragraph">
      <style:paragraph-properties fo:text-align="justify" style:writing-mode="rl-tb" fo:margin-top="0.0833in" fo:margin-bottom="0in" fo:line-height="100%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1" style:parent-style-name="Normal" style:family="paragraph">
      <style:paragraph-properties fo:text-align="justify" style:writing-mode="rl-tb" fo:margin-top="0.0833in" fo:margin-bottom="0in" fo:line-height="100%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" style:parent-style-name="Normal" style:family="paragraph">
      <style:paragraph-properties fo:text-align="justify" style:writing-mode="rl-tb" fo:margin-top="0.0833in" fo:margin-bottom="0in" fo:line-height="100%"/>
    </style:style>
    <style:style style:name="T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" style:parent-style-name="Normal" style:family="paragraph">
      <style:paragraph-properties fo:text-align="justify" style:writing-mode="rl-tb" fo:margin-top="0.0833in" fo:margin-bottom="0in" fo:line-height="100%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" style:parent-style-name="Normal" style:family="paragraph">
      <style:paragraph-properties fo:text-align="justify" style:writing-mode="rl-tb" fo:margin-top="0.0833in" fo:margin-bottom="0in" fo:line-height="100%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7" style:parent-style-name="Normal" style:family="paragraph">
      <style:paragraph-properties fo:text-align="justify" style:writing-mode="rl-tb" fo:margin-top="0.0833in" fo:margin-bottom="0in" fo:line-height="100%"/>
    </style:style>
    <style:style style:name="T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1" style:parent-style-name="Normal" style:family="paragraph">
      <style:paragraph-properties fo:text-align="justify" style:writing-mode="rl-tb" fo:margin-top="0.0833in" fo:margin-bottom="0in" fo:line-height="100%"/>
    </style:style>
    <style:style style:name="T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" style:parent-style-name="Normal" style:family="paragraph">
      <style:paragraph-properties fo:text-align="justify" style:writing-mode="rl-tb" fo:margin-top="0.0833in" fo:margin-bottom="0in" fo:line-height="100%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" style:parent-style-name="Normal" style:family="paragraph">
      <style:paragraph-properties fo:text-align="justify" style:writing-mode="rl-tb" fo:margin-top="0.0833in" fo:margin-bottom="0in" fo:line-height="100%"/>
    </style:style>
    <style:style style:name="T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" style:parent-style-name="Normal" style:family="paragraph">
      <style:paragraph-properties fo:text-align="justify" style:writing-mode="rl-tb" fo:margin-top="0.0833in" fo:margin-bottom="0in" fo:line-height="100%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7" style:parent-style-name="Normal" style:family="paragraph">
      <style:paragraph-properties fo:text-align="justify" style:writing-mode="rl-tb" fo:margin-top="0.0833in" fo:margin-bottom="0in" fo:line-height="100%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1" style:parent-style-name="Normal" style:family="paragraph">
      <style:paragraph-properties fo:text-align="justify" style:writing-mode="rl-tb" fo:margin-top="0.0833in" fo:margin-bottom="0in" fo:line-height="100%"/>
    </style:style>
    <style:style style:name="T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5" style:parent-style-name="Normal" style:family="paragraph">
      <style:paragraph-properties fo:text-align="justify" style:writing-mode="rl-tb" fo:margin-top="0.0833in" fo:margin-bottom="0in" fo:line-height="100%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9" style:parent-style-name="Normal" style:family="paragraph">
      <style:paragraph-properties fo:text-align="justify" style:writing-mode="rl-tb" fo:margin-top="0.0833in" fo:margin-bottom="0in" fo:line-height="100%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3" style:parent-style-name="Normal" style:family="paragraph">
      <style:paragraph-properties fo:text-align="justify" style:writing-mode="rl-tb" fo:margin-top="0.0833in" fo:margin-bottom="0in" fo:line-height="100%"/>
    </style:style>
    <style:style style:name="T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3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8" style:parent-style-name="Normal" style:family="paragraph">
      <style:paragraph-properties fo:text-align="justify" style:writing-mode="rl-tb" fo:margin-top="0.0833in" fo:margin-bottom="0in" fo:line-height="100%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" style:parent-style-name="Normal" style:family="paragraph">
      <style:paragraph-properties fo:text-align="justify" style:writing-mode="rl-tb" fo:margin-top="0.0833in" fo:margin-bottom="0in" fo:line-height="100%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5" style:parent-style-name="Normal" style:family="paragraph">
      <style:paragraph-properties fo:text-align="justify" style:writing-mode="rl-tb" fo:margin-top="0.0833in" fo:margin-bottom="0in" fo:line-height="100%"/>
    </style:style>
    <style:style style:name="T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9" style:parent-style-name="Normal" style:family="paragraph">
      <style:paragraph-properties fo:text-align="justify" style:writing-mode="rl-tb" fo:margin-top="0.0833in" fo:margin-bottom="0in" fo:line-height="100%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3" style:parent-style-name="Normal" style:family="paragraph">
      <style:paragraph-properties fo:text-align="justify" style:writing-mode="rl-tb" fo:margin-top="0.0833in" fo:margin-bottom="0in" fo:line-height="100%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" style:parent-style-name="Normal" style:family="paragraph">
      <style:paragraph-properties fo:text-align="justify" style:writing-mode="rl-tb" fo:margin-top="0.0833in" fo:margin-bottom="0in" fo:line-height="100%"/>
    </style:style>
    <style:style style:name="T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1" style:parent-style-name="Normal" style:family="paragraph">
      <style:paragraph-properties fo:text-align="justify" style:writing-mode="rl-tb" fo:margin-top="0.0833in" fo:margin-bottom="0in" fo:line-height="100%"/>
    </style:style>
    <style:style style:name="T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5" style:parent-style-name="Normal" style:family="paragraph">
      <style:paragraph-properties fo:text-align="justify" style:writing-mode="rl-tb" fo:margin-top="0.0833in" fo:margin-bottom="0in" fo:line-height="100%"/>
    </style:style>
    <style:style style:name="T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9" style:parent-style-name="Normal" style:family="paragraph">
      <style:paragraph-properties fo:text-align="justify" style:writing-mode="rl-tb" fo:margin-top="0.0833in" fo:margin-bottom="0in" fo:line-height="100%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4" style:parent-style-name="Normal" style:family="paragraph">
      <style:paragraph-properties fo:text-align="justify" style:writing-mode="rl-tb" fo:margin-top="0.0833in" fo:margin-bottom="0in" fo:line-height="100%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3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9" style:parent-style-name="Normal" style:family="paragraph">
      <style:paragraph-properties fo:text-align="justify" style:writing-mode="rl-tb" fo:margin-top="0.0833in" fo:margin-bottom="0in" fo:line-height="100%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2" style:parent-style-name="Normal" style:family="paragraph">
      <style:paragraph-properties fo:text-align="justify" style:writing-mode="rl-tb" fo:margin-top="0.0833in" fo:margin-bottom="0in" fo:line-height="100%"/>
    </style:style>
    <style:style style:name="T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6" style:parent-style-name="Normal" style:family="paragraph">
      <style:paragraph-properties fo:text-align="justify" style:writing-mode="rl-tb" fo:margin-top="0.0833in" fo:margin-bottom="0in" fo:line-height="100%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0" style:parent-style-name="Normal" style:family="paragraph">
      <style:paragraph-properties fo:text-align="justify" style:writing-mode="rl-tb" fo:margin-top="0.0833in" fo:margin-bottom="0in" fo:line-height="100%"/>
    </style:style>
    <style:style style:name="T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4" style:parent-style-name="Normal" style:family="paragraph">
      <style:paragraph-properties fo:text-align="justify" style:writing-mode="rl-tb" fo:margin-top="0.0833in" fo:margin-bottom="0in" fo:line-height="100%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8" style:parent-style-name="Normal" style:family="paragraph">
      <style:paragraph-properties fo:text-align="justify" style:writing-mode="rl-tb" fo:margin-top="0.0833in" fo:margin-bottom="0in" fo:line-height="100%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2" style:parent-style-name="Normal" style:family="paragraph">
      <style:paragraph-properties fo:text-align="justify" style:writing-mode="rl-tb" fo:margin-top="0.0833in" fo:margin-bottom="0in" fo:line-height="100%"/>
    </style:style>
    <style:style style:name="T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6" style:parent-style-name="Normal" style:family="paragraph">
      <style:paragraph-properties fo:text-align="justify" style:writing-mode="rl-tb" fo:margin-top="0.0833in" fo:margin-bottom="0in" fo:line-height="100%"/>
    </style:style>
    <style:style style:name="T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0" style:parent-style-name="Normal" style:family="paragraph">
      <style:paragraph-properties fo:text-align="justify" style:writing-mode="rl-tb" fo:margin-top="0.0833in" fo:margin-bottom="0in" fo:line-height="100%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4" style:parent-style-name="Normal" style:family="paragraph">
      <style:paragraph-properties fo:text-align="justify" style:writing-mode="rl-tb" fo:margin-top="0.0833in" fo:margin-bottom="0in" fo:line-height="100%"/>
    </style:style>
    <style:style style:name="T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8" style:parent-style-name="Normal" style:family="paragraph">
      <style:paragraph-properties fo:text-align="justify" style:writing-mode="rl-tb" fo:margin-top="0.0833in" fo:margin-bottom="0in" fo:line-height="100%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2" style:parent-style-name="Normal" style:family="paragraph">
      <style:paragraph-properties fo:text-align="justify" style:writing-mode="rl-tb" fo:margin-top="0.0833in" fo:margin-bottom="0in" fo:line-height="100%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6" style:parent-style-name="Normal" style:family="paragraph">
      <style:paragraph-properties fo:text-align="justify" style:writing-mode="rl-tb" fo:margin-top="0.0833in" fo:margin-bottom="0in" fo:line-height="100%"/>
    </style:style>
    <style:style style:name="T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0" style:parent-style-name="Normal" style:family="paragraph">
      <style:paragraph-properties fo:text-align="justify" style:writing-mode="rl-tb" fo:margin-top="0.0833in" fo:margin-bottom="0in" fo:line-height="100%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4" style:parent-style-name="Normal" style:family="paragraph">
      <style:paragraph-properties fo:text-align="justify" style:writing-mode="rl-tb" fo:margin-top="0.0833in" fo:margin-bottom="0in" fo:line-height="100%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8" style:parent-style-name="Normal" style:family="paragraph">
      <style:paragraph-properties fo:text-align="justify" style:writing-mode="rl-tb" fo:margin-top="0.0833in" fo:margin-bottom="0in" fo:line-height="100%"/>
    </style:style>
    <style:style style:name="T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2" style:parent-style-name="Normal" style:family="paragraph">
      <style:paragraph-properties fo:text-align="justify" style:writing-mode="rl-tb" fo:margin-top="0.0833in" fo:margin-bottom="0in" fo:line-height="100%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6" style:parent-style-name="Normal" style:family="paragraph">
      <style:paragraph-properties fo:text-align="justify" style:writing-mode="rl-tb" fo:margin-top="0.0833in" fo:margin-bottom="0in" fo:line-height="100%"/>
    </style:style>
    <style:style style:name="T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0" style:parent-style-name="Normal" style:family="paragraph">
      <style:paragraph-properties fo:text-align="justify" style:writing-mode="rl-tb" fo:margin-top="0.0833in" fo:margin-bottom="0in" fo:line-height="100%"/>
    </style:style>
    <style:style style:name="T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4" style:parent-style-name="Normal" style:family="paragraph">
      <style:paragraph-properties fo:text-align="justify" style:writing-mode="rl-tb" fo:margin-top="0.0833in" fo:margin-bottom="0in" fo:line-height="100%"/>
    </style:style>
    <style:style style:name="T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8" style:parent-style-name="Normal" style:family="paragraph">
      <style:paragraph-properties fo:text-align="justify" style:writing-mode="rl-tb" fo:margin-top="0.0833in" fo:margin-bottom="0in" fo:line-height="100%"/>
    </style:style>
    <style:style style:name="T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4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43" style:parent-style-name="Normal" style:family="paragraph">
      <style:paragraph-properties fo:text-align="justify" style:writing-mode="rl-tb" fo:margin-top="0.0833in" fo:margin-bottom="0in" fo:line-height="100%"/>
    </style:style>
    <style:style style:name="T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6" style:parent-style-name="Normal" style:family="paragraph">
      <style:paragraph-properties fo:text-align="justify" style:writing-mode="rl-tb" fo:margin-top="0.0833in" fo:margin-bottom="0in" fo:line-height="100%"/>
    </style:style>
    <style:style style:name="T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0" style:parent-style-name="Normal" style:family="paragraph">
      <style:paragraph-properties fo:text-align="justify" style:writing-mode="rl-tb" fo:margin-top="0.0833in" fo:margin-bottom="0in" fo:line-height="100%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4" style:parent-style-name="Normal" style:family="paragraph">
      <style:paragraph-properties fo:text-align="justify" style:writing-mode="rl-tb" fo:margin-top="0.0833in" fo:margin-bottom="0in" fo:line-height="100%"/>
    </style:style>
    <style:style style:name="T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8" style:parent-style-name="Normal" style:family="paragraph">
      <style:paragraph-properties fo:text-align="justify" style:writing-mode="rl-tb" fo:margin-top="0.0833in" fo:margin-bottom="0in" fo:line-height="100%"/>
    </style:style>
    <style:style style:name="T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2" style:parent-style-name="Normal" style:family="paragraph">
      <style:paragraph-properties fo:text-align="justify" style:writing-mode="rl-tb" fo:margin-top="0.0833in" fo:margin-bottom="0in" fo:line-height="100%"/>
    </style:style>
    <style:style style:name="T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6" style:parent-style-name="Normal" style:family="paragraph">
      <style:paragraph-properties fo:text-align="justify" style:writing-mode="rl-tb" fo:margin-top="0.0833in" fo:margin-bottom="0in" fo:line-height="100%"/>
    </style:style>
    <style:style style:name="T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0" style:parent-style-name="Normal" style:family="paragraph">
      <style:paragraph-properties fo:text-align="justify" style:writing-mode="rl-tb" fo:margin-top="0.0833in" fo:margin-bottom="0in" fo:line-height="100%"/>
    </style:style>
    <style:style style:name="T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4" style:parent-style-name="Normal" style:family="paragraph">
      <style:paragraph-properties fo:text-align="justify" style:writing-mode="rl-tb" fo:margin-top="0.0833in" fo:margin-bottom="0in" fo:line-height="100%"/>
    </style:style>
    <style:style style:name="T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8" style:parent-style-name="Normal" style:family="paragraph">
      <style:paragraph-properties fo:text-align="justify" style:writing-mode="rl-tb" fo:margin-top="0.0833in" fo:margin-bottom="0in" fo:line-height="100%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2" style:parent-style-name="Normal" style:family="paragraph">
      <style:paragraph-properties fo:text-align="justify" style:writing-mode="rl-tb" fo:margin-top="0.0833in" fo:margin-bottom="0in" fo:line-height="100%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6" style:parent-style-name="Normal" style:family="paragraph">
      <style:paragraph-properties fo:text-align="justify" style:writing-mode="rl-tb" fo:margin-top="0.0833in" fo:margin-bottom="0in" fo:line-height="100%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0" style:parent-style-name="Normal" style:family="paragraph">
      <style:paragraph-properties fo:text-align="justify" style:writing-mode="rl-tb" fo:margin-top="0.0833in" fo:margin-bottom="0in" fo:line-height="100%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4" style:parent-style-name="Normal" style:family="paragraph">
      <style:paragraph-properties fo:text-align="justify" style:writing-mode="rl-tb" fo:margin-top="0.0833in" fo:margin-bottom="0in" fo:line-height="100%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8" style:parent-style-name="Normal" style:family="paragraph">
      <style:paragraph-properties fo:text-align="justify" style:writing-mode="rl-tb" fo:margin-top="0.0833in" fo:margin-bottom="0in" fo:line-height="100%"/>
    </style:style>
    <style:style style:name="T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2" style:parent-style-name="Normal" style:family="paragraph">
      <style:paragraph-properties fo:text-align="justify" style:writing-mode="rl-tb" fo:margin-top="0.0833in" fo:margin-bottom="0in" fo:line-height="100%"/>
    </style:style>
    <style:style style:name="T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6" style:parent-style-name="Normal" style:family="paragraph">
      <style:paragraph-properties fo:text-align="justify" style:writing-mode="rl-tb" fo:margin-top="0.0833in" fo:margin-bottom="0in" fo:line-height="100%"/>
    </style:style>
    <style:style style:name="T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0" style:parent-style-name="Normal" style:family="paragraph">
      <style:paragraph-properties fo:text-align="justify" style:writing-mode="rl-tb" fo:margin-top="0.0833in" fo:margin-bottom="0in" fo:line-height="100%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5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15" style:parent-style-name="Normal" style:family="paragraph">
      <style:paragraph-properties fo:text-align="justify" style:writing-mode="rl-tb" fo:margin-top="0.0833in" fo:margin-bottom="0in" fo:line-height="100%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8" style:parent-style-name="Normal" style:family="paragraph">
      <style:paragraph-properties fo:text-align="justify" style:writing-mode="rl-tb" fo:margin-top="0.0833in" fo:margin-bottom="0in" fo:line-height="100%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2" style:parent-style-name="Normal" style:family="paragraph">
      <style:paragraph-properties fo:text-align="justify" style:writing-mode="rl-tb" fo:margin-top="0.0833in" fo:margin-bottom="0in" fo:line-height="100%"/>
    </style:style>
    <style:style style:name="T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6" style:parent-style-name="Normal" style:family="paragraph">
      <style:paragraph-properties fo:text-align="justify" style:writing-mode="rl-tb" fo:margin-top="0.0833in" fo:margin-bottom="0in" fo:line-height="100%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0" style:parent-style-name="Normal" style:family="paragraph">
      <style:paragraph-properties fo:text-align="justify" style:writing-mode="rl-tb" fo:margin-top="0.0833in" fo:margin-bottom="0in" fo:line-height="100%"/>
    </style:style>
    <style:style style:name="T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4" style:parent-style-name="Normal" style:family="paragraph">
      <style:paragraph-properties fo:text-align="justify" style:writing-mode="rl-tb" fo:margin-top="0.0833in" fo:margin-bottom="0in" fo:line-height="100%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8" style:parent-style-name="Normal" style:family="paragraph">
      <style:paragraph-properties fo:text-align="justify" style:writing-mode="rl-tb" fo:margin-top="0.0833in" fo:margin-bottom="0in" fo:line-height="100%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5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43" style:parent-style-name="Normal" style:family="paragraph">
      <style:paragraph-properties fo:text-align="justify" style:writing-mode="rl-tb" fo:margin-top="0.0833in" fo:margin-bottom="0in" fo:line-height="100%"/>
    </style:style>
    <style:style style:name="T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6" style:parent-style-name="Normal" style:family="paragraph">
      <style:paragraph-properties fo:text-align="justify" style:writing-mode="rl-tb" fo:margin-top="0.0833in" fo:margin-bottom="0in" fo:line-height="100%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0" style:parent-style-name="Normal" style:family="paragraph">
      <style:paragraph-properties fo:text-align="justify" style:writing-mode="rl-tb" fo:margin-top="0.0833in" fo:margin-bottom="0in" fo:line-height="100%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4" style:parent-style-name="Normal" style:family="paragraph">
      <style:paragraph-properties fo:text-align="justify" style:writing-mode="rl-tb" fo:margin-top="0.0833in" fo:margin-bottom="0in" fo:line-height="100%"/>
    </style:style>
    <style:style style:name="T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8" style:parent-style-name="Normal" style:family="paragraph">
      <style:paragraph-properties fo:text-align="justify" style:writing-mode="rl-tb" fo:margin-top="0.0833in" fo:margin-bottom="0in" fo:line-height="100%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2" style:parent-style-name="Normal" style:family="paragraph">
      <style:paragraph-properties fo:text-align="justify" style:writing-mode="rl-tb" fo:margin-top="0.0833in" fo:margin-bottom="0in" fo:line-height="100%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6" style:parent-style-name="Normal" style:family="paragraph">
      <style:paragraph-properties fo:text-align="justify" style:writing-mode="rl-tb" fo:margin-top="0.0833in" fo:margin-bottom="0in" fo:line-height="100%"/>
    </style:style>
    <style:style style:name="T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0" style:parent-style-name="Normal" style:family="paragraph">
      <style:paragraph-properties fo:text-align="justify" style:writing-mode="rl-tb" fo:margin-top="0.0833in" fo:margin-bottom="0in" fo:line-height="100%"/>
    </style:style>
    <style:style style:name="T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4" style:parent-style-name="Normal" style:family="paragraph">
      <style:paragraph-properties fo:text-align="justify" style:writing-mode="rl-tb" fo:margin-top="0.0833in" fo:margin-bottom="0in" fo:line-height="100%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5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9" style:parent-style-name="Normal" style:family="paragraph">
      <style:paragraph-properties fo:text-align="justify" style:writing-mode="rl-tb" fo:margin-top="0.0833in" fo:margin-bottom="0in" fo:line-height="100%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2" style:parent-style-name="Normal" style:family="paragraph">
      <style:paragraph-properties fo:text-align="justify" style:writing-mode="rl-tb" fo:margin-top="0.0833in" fo:margin-bottom="0in" fo:line-height="100%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5" style:parent-style-name="Normal" style:family="paragraph">
      <style:paragraph-properties fo:text-align="justify" style:writing-mode="rl-tb" fo:margin-top="0.0833in" fo:margin-bottom="0in" fo:line-height="100%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9" style:parent-style-name="Normal" style:family="paragraph">
      <style:paragraph-properties fo:text-align="justify" style:writing-mode="rl-tb" fo:margin-top="0.0833in" fo:margin-bottom="0in" fo:line-height="100%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3" style:parent-style-name="Normal" style:family="paragraph">
      <style:paragraph-properties fo:text-align="justify" style:writing-mode="rl-tb" fo:margin-top="0.0833in" fo:margin-bottom="0in" fo:line-height="100%"/>
    </style:style>
    <style:style style:name="T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7" style:parent-style-name="Normal" style:family="paragraph">
      <style:paragraph-properties fo:text-align="justify" style:writing-mode="rl-tb" fo:margin-top="0.0833in" fo:margin-bottom="0in" fo:line-height="100%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6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2" style:parent-style-name="Normal" style:family="paragraph">
      <style:paragraph-properties fo:text-align="justify" style:writing-mode="rl-tb" fo:margin-top="0.0833in" fo:margin-bottom="0in" fo:line-height="100%"/>
    </style:style>
    <style:style style:name="T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5" style:parent-style-name="Normal" style:family="paragraph">
      <style:paragraph-properties fo:text-align="justify" style:writing-mode="rl-tb" fo:margin-top="0.0833in" fo:margin-bottom="0in" fo:line-height="100%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9" style:parent-style-name="Normal" style:family="paragraph">
      <style:paragraph-properties fo:text-align="justify" style:writing-mode="rl-tb" fo:margin-top="0.0833in" fo:margin-bottom="0in" fo:line-height="100%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3" style:parent-style-name="Normal" style:family="paragraph">
      <style:paragraph-properties fo:text-align="justify" style:writing-mode="rl-tb" fo:margin-top="0.0833in" fo:margin-bottom="0in" fo:line-height="100%"/>
    </style:style>
    <style:style style:name="T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7" style:parent-style-name="Normal" style:family="paragraph">
      <style:paragraph-properties fo:text-align="justify" style:writing-mode="rl-tb" fo:margin-top="0.0833in" fo:margin-bottom="0in" fo:line-height="100%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1" style:parent-style-name="Normal" style:family="paragraph">
      <style:paragraph-properties fo:text-align="justify" style:writing-mode="rl-tb" fo:margin-top="0.0833in" fo:margin-bottom="0in" fo:line-height="100%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5" style:parent-style-name="Normal" style:family="paragraph">
      <style:paragraph-properties fo:text-align="justify" style:writing-mode="rl-tb" fo:margin-top="0.0833in" fo:margin-bottom="0in" fo:line-height="100%"/>
    </style:style>
    <style:style style:name="T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62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0" style:parent-style-name="Normal" style:family="paragraph">
      <style:paragraph-properties fo:text-align="justify" style:writing-mode="rl-tb" fo:margin-top="0.0833in" fo:margin-bottom="0in" fo:line-height="100%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3" style:parent-style-name="Normal" style:family="paragraph">
      <style:paragraph-properties fo:text-align="justify" style:writing-mode="rl-tb" fo:margin-top="0.0833in" fo:margin-bottom="0in" fo:line-height="100%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7" style:parent-style-name="Normal" style:family="paragraph">
      <style:paragraph-properties fo:text-align="justify" style:writing-mode="rl-tb" fo:margin-top="0.0833in" fo:margin-bottom="0in" fo:line-height="100%"/>
    </style:style>
    <style:style style:name="T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1" style:parent-style-name="Normal" style:family="paragraph">
      <style:paragraph-properties fo:text-align="justify" style:writing-mode="rl-tb" fo:margin-top="0.0833in" fo:margin-bottom="0in" fo:line-height="100%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5" style:parent-style-name="Normal" style:family="paragraph">
      <style:paragraph-properties fo:text-align="justify" style:writing-mode="rl-tb" fo:margin-top="0.0833in" fo:margin-bottom="0in" fo:line-height="100%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64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50" style:parent-style-name="Normal" style:family="paragraph">
      <style:paragraph-properties fo:text-align="justify" style:writing-mode="rl-tb" fo:margin-top="0.0833in" fo:margin-bottom="0in" fo:line-height="100%"/>
    </style:style>
    <style:style style:name="T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3" style:parent-style-name="Normal" style:family="paragraph">
      <style:paragraph-properties fo:text-align="justify" style:writing-mode="rl-tb" fo:margin-top="0.0833in" fo:margin-bottom="0in" fo:line-height="100%"/>
    </style:style>
    <style:style style:name="T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7" style:parent-style-name="Normal" style:family="paragraph">
      <style:paragraph-properties fo:text-align="justify" style:writing-mode="rl-tb" fo:margin-top="0.0833in" fo:margin-bottom="0in" fo:line-height="100%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1" style:parent-style-name="Normal" style:family="paragraph">
      <style:paragraph-properties fo:text-align="justify" style:writing-mode="rl-tb" fo:margin-top="0.0833in" fo:margin-bottom="0in" fo:line-height="100%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5" style:parent-style-name="Normal" style:family="paragraph">
      <style:paragraph-properties fo:text-align="justify" style:writing-mode="rl-tb" fo:margin-top="0.0833in" fo:margin-bottom="0in" fo:line-height="100%"/>
    </style:style>
    <style:style style:name="T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9" style:parent-style-name="Normal" style:family="paragraph">
      <style:paragraph-properties fo:text-align="justify" style:writing-mode="rl-tb" fo:margin-top="0.0833in" fo:margin-bottom="0in" fo:line-height="100%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3" style:parent-style-name="Normal" style:family="paragraph">
      <style:paragraph-properties fo:text-align="justify" style:writing-mode="rl-tb" fo:margin-top="0.0833in" fo:margin-bottom="0in" fo:line-height="100%"/>
    </style:style>
    <style:style style:name="T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7" style:parent-style-name="Normal" style:family="paragraph">
      <style:paragraph-properties fo:text-align="justify" style:writing-mode="rl-tb" fo:margin-top="0.0833in" fo:margin-bottom="0in" fo:line-height="100%"/>
    </style:style>
    <style:style style:name="T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1" style:parent-style-name="Normal" style:family="paragraph">
      <style:paragraph-properties fo:text-align="justify" style:writing-mode="rl-tb" fo:margin-top="0.0833in" fo:margin-bottom="0in" fo:line-height="100%"/>
    </style:style>
    <style:style style:name="T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5" style:parent-style-name="Normal" style:family="paragraph">
      <style:paragraph-properties fo:text-align="justify" style:writing-mode="rl-tb" fo:margin-top="0.0833in" fo:margin-bottom="0in" fo:line-height="100%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9" style:parent-style-name="Normal" style:family="paragraph">
      <style:paragraph-properties fo:text-align="justify" style:writing-mode="rl-tb" fo:margin-top="0.0833in" fo:margin-bottom="0in" fo:line-height="100%"/>
    </style:style>
    <style:style style:name="T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6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94" style:parent-style-name="Normal" style:family="paragraph">
      <style:paragraph-properties fo:text-align="justify" style:writing-mode="rl-tb" fo:margin-top="0.0833in" fo:margin-bottom="0in" fo:line-height="100%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7" style:parent-style-name="Normal" style:family="paragraph">
      <style:paragraph-properties fo:text-align="justify" style:writing-mode="rl-tb" fo:margin-top="0.0833in" fo:margin-bottom="0in" fo:line-height="100%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1" style:parent-style-name="Normal" style:family="paragraph">
      <style:paragraph-properties fo:text-align="justify" style:writing-mode="rl-tb" fo:margin-top="0.0833in" fo:margin-bottom="0in" fo:line-height="100%"/>
    </style:style>
    <style:style style:name="T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5" style:parent-style-name="Normal" style:family="paragraph">
      <style:paragraph-properties fo:text-align="justify" style:writing-mode="rl-tb" fo:margin-top="0.0833in" fo:margin-bottom="0in" fo:line-height="100%"/>
    </style:style>
    <style:style style:name="T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9" style:parent-style-name="Normal" style:family="paragraph">
      <style:paragraph-properties fo:text-align="justify" style:writing-mode="rl-tb" fo:margin-top="0.0833in" fo:margin-bottom="0in" fo:line-height="100%"/>
    </style:style>
    <style:style style:name="T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3" style:parent-style-name="Normal" style:family="paragraph">
      <style:paragraph-properties fo:text-align="justify" style:writing-mode="rl-tb" fo:margin-top="0.0833in" fo:margin-bottom="0in" fo:line-height="100%"/>
    </style:style>
    <style:style style:name="T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7" style:parent-style-name="Normal" style:family="paragraph">
      <style:paragraph-properties fo:text-align="justify" style:writing-mode="rl-tb" fo:margin-top="0.0833in" fo:margin-bottom="0in" fo:line-height="100%"/>
    </style:style>
    <style:style style:name="T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1" style:parent-style-name="Normal" style:family="paragraph">
      <style:paragraph-properties fo:text-align="justify" style:writing-mode="rl-tb" fo:margin-top="0.0833in" fo:margin-bottom="0in" fo:line-height="100%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5" style:parent-style-name="Normal" style:family="paragraph">
      <style:paragraph-properties fo:text-align="justify" style:writing-mode="rl-tb" fo:margin-top="0.0833in" fo:margin-bottom="0in" fo:line-height="100%"/>
    </style:style>
    <style:style style:name="T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9" style:parent-style-name="Normal" style:family="paragraph">
      <style:paragraph-properties fo:text-align="justify" style:writing-mode="rl-tb" fo:margin-top="0.0833in" fo:margin-bottom="0in" fo:line-height="100%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3" style:parent-style-name="Normal" style:family="paragraph">
      <style:paragraph-properties fo:text-align="justify" style:writing-mode="rl-tb" fo:margin-top="0.0833in" fo:margin-bottom="0in" fo:line-height="100%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7" style:parent-style-name="Normal" style:family="paragraph">
      <style:paragraph-properties fo:text-align="justify" style:writing-mode="rl-tb" fo:margin-top="0.0833in" fo:margin-bottom="0in" fo:line-height="100%"/>
    </style:style>
    <style:style style:name="T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1" style:parent-style-name="Normal" style:family="paragraph">
      <style:paragraph-properties fo:text-align="justify" style:writing-mode="rl-tb" fo:margin-top="0.0833in" fo:margin-bottom="0in" fo:line-height="100%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5" style:parent-style-name="Normal" style:family="paragraph">
      <style:paragraph-properties fo:text-align="justify" style:writing-mode="rl-tb" fo:margin-top="0.0833in" fo:margin-bottom="0in" fo:line-height="100%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9" style:parent-style-name="Normal" style:family="paragraph">
      <style:paragraph-properties fo:text-align="justify" style:writing-mode="rl-tb" fo:margin-top="0.0833in" fo:margin-bottom="0in" fo:line-height="100%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7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54" style:parent-style-name="Normal" style:family="paragraph">
      <style:paragraph-properties fo:text-align="justify" style:writing-mode="rl-tb" fo:margin-top="0.0833in" fo:margin-bottom="0in" fo:line-height="100%"/>
    </style:style>
    <style:style style:name="T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7" style:parent-style-name="Normal" style:family="paragraph">
      <style:paragraph-properties fo:text-align="justify" style:writing-mode="rl-tb" fo:margin-top="0.0833in" fo:margin-bottom="0in" fo:line-height="100%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1" style:parent-style-name="Normal" style:family="paragraph">
      <style:paragraph-properties fo:text-align="justify" style:writing-mode="rl-tb" fo:margin-top="0.0833in" fo:margin-bottom="0in" fo:line-height="100%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5" style:parent-style-name="Normal" style:family="paragraph">
      <style:paragraph-properties fo:text-align="justify" style:writing-mode="rl-tb" fo:margin-top="0.0833in" fo:margin-bottom="0in" fo:line-height="100%"/>
    </style:style>
    <style:style style:name="T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9" style:parent-style-name="Normal" style:family="paragraph">
      <style:paragraph-properties fo:text-align="justify" style:writing-mode="rl-tb" fo:margin-top="0.0833in" fo:margin-bottom="0in" fo:line-height="100%"/>
    </style:style>
    <style:style style:name="T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3" style:parent-style-name="Normal" style:family="paragraph">
      <style:paragraph-properties fo:text-align="justify" style:writing-mode="rl-tb" fo:margin-top="0.0833in" fo:margin-bottom="0in" fo:line-height="100%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7" style:parent-style-name="Normal" style:family="paragraph">
      <style:paragraph-properties fo:text-align="justify" style:writing-mode="rl-tb" fo:margin-top="0.0833in" fo:margin-bottom="0in" fo:line-height="100%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1" style:parent-style-name="Normal" style:family="paragraph">
      <style:paragraph-properties fo:text-align="justify" style:writing-mode="rl-tb" fo:margin-top="0.0833in" fo:margin-bottom="0in" fo:line-height="100%"/>
    </style:style>
    <style:style style:name="T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5" style:parent-style-name="Normal" style:family="paragraph">
      <style:paragraph-properties fo:text-align="justify" style:writing-mode="rl-tb" fo:margin-top="0.0833in" fo:margin-bottom="0in" fo:line-height="100%"/>
    </style:style>
    <style:style style:name="T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" style:parent-style-name="Normal" style:family="paragraph">
      <style:paragraph-properties fo:text-align="justify" style:writing-mode="rl-tb" fo:margin-top="0.0833in" fo:margin-bottom="0in" fo:line-height="100%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3" style:parent-style-name="Normal" style:family="paragraph">
      <style:paragraph-properties fo:text-align="justify" style:writing-mode="rl-tb" fo:margin-top="0.0833in" fo:margin-bottom="0in" fo:line-height="100%"/>
    </style:style>
    <style:style style:name="T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7" style:parent-style-name="Normal" style:family="paragraph">
      <style:paragraph-properties fo:text-align="justify" style:writing-mode="rl-tb" fo:margin-top="0.0833in" fo:margin-bottom="0in" fo:line-height="100%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1" style:parent-style-name="Normal" style:family="paragraph">
      <style:paragraph-properties fo:text-align="justify" style:writing-mode="rl-tb" fo:margin-top="0.0833in" fo:margin-bottom="0in" fo:line-height="100%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5" style:parent-style-name="Normal" style:family="paragraph">
      <style:paragraph-properties fo:text-align="justify" style:writing-mode="rl-tb" fo:margin-top="0.0833in" fo:margin-bottom="0in" fo:line-height="100%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9" style:parent-style-name="Normal" style:family="paragraph">
      <style:paragraph-properties fo:text-align="justify" style:writing-mode="rl-tb" fo:margin-top="0.0833in" fo:margin-bottom="0in" fo:line-height="100%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3" style:parent-style-name="Normal" style:family="paragraph">
      <style:paragraph-properties fo:text-align="justify" style:writing-mode="rl-tb" fo:margin-top="0.0833in" fo:margin-bottom="0in" fo:line-height="100%"/>
    </style:style>
    <style:style style:name="T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7" style:parent-style-name="Normal" style:family="paragraph">
      <style:paragraph-properties fo:text-align="justify" style:writing-mode="rl-tb" fo:margin-top="0.0833in" fo:margin-bottom="0in" fo:line-height="100%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1" style:parent-style-name="Normal" style:family="paragraph">
      <style:paragraph-properties fo:text-align="justify" style:writing-mode="rl-tb" fo:margin-top="0.0833in" fo:margin-bottom="0in" fo:line-height="100%"/>
    </style:style>
    <style:style style:name="T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5" style:parent-style-name="Normal" style:family="paragraph">
      <style:paragraph-properties fo:text-align="justify" style:writing-mode="rl-tb" fo:margin-top="0.0833in" fo:margin-bottom="0in" fo:line-height="100%"/>
    </style:style>
    <style:style style:name="T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9" style:parent-style-name="Normal" style:family="paragraph">
      <style:paragraph-properties fo:text-align="justify" style:writing-mode="rl-tb" fo:margin-top="0.0833in" fo:margin-bottom="0in" fo:line-height="100%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3" style:parent-style-name="Normal" style:family="paragraph">
      <style:paragraph-properties fo:text-align="justify" style:writing-mode="rl-tb" fo:margin-top="0.0833in" fo:margin-bottom="0in" fo:line-height="100%"/>
    </style:style>
    <style:style style:name="T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7" style:parent-style-name="Normal" style:family="paragraph">
      <style:paragraph-properties fo:text-align="justify" style:writing-mode="rl-tb" fo:margin-top="0.0833in" fo:margin-bottom="0in" fo:line-height="100%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1" style:parent-style-name="Normal" style:family="paragraph">
      <style:paragraph-properties fo:text-align="justify" style:writing-mode="rl-tb" fo:margin-top="0.0833in" fo:margin-bottom="0in" fo:line-height="100%"/>
    </style:style>
    <style:style style:name="T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5" style:parent-style-name="Normal" style:family="paragraph">
      <style:paragraph-properties fo:text-align="justify" style:writing-mode="rl-tb" fo:margin-top="0.0833in" fo:margin-bottom="0in" fo:line-height="100%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9" style:parent-style-name="Normal" style:family="paragraph">
      <style:paragraph-properties fo:text-align="justify" style:writing-mode="rl-tb" fo:margin-top="0.0833in" fo:margin-bottom="0in" fo:line-height="100%"/>
    </style:style>
    <style:style style:name="T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3" style:parent-style-name="Normal" style:family="paragraph">
      <style:paragraph-properties fo:text-align="justify" style:writing-mode="rl-tb" fo:margin-top="0.0833in" fo:margin-bottom="0in" fo:line-height="100%"/>
    </style:style>
    <style:style style:name="T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7" style:parent-style-name="Normal" style:family="paragraph">
      <style:paragraph-properties fo:text-align="justify" style:writing-mode="rl-tb" fo:margin-top="0.0833in" fo:margin-bottom="0in" fo:line-height="100%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1" style:parent-style-name="Normal" style:family="paragraph">
      <style:paragraph-properties fo:text-align="justify" style:writing-mode="rl-tb" fo:margin-top="0.0833in" fo:margin-bottom="0in" fo:line-height="100%"/>
    </style:style>
    <style:style style:name="T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5" style:parent-style-name="Normal" style:family="paragraph">
      <style:paragraph-properties fo:text-align="justify" style:writing-mode="rl-tb" fo:margin-top="0.0833in" fo:margin-bottom="0in" fo:line-height="100%"/>
    </style:style>
    <style:style style:name="T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9" style:parent-style-name="Normal" style:family="paragraph">
      <style:paragraph-properties fo:text-align="justify" style:writing-mode="rl-tb" fo:margin-top="0.0833in" fo:margin-bottom="0in" fo:line-height="100%"/>
    </style:style>
    <style:style style:name="T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3" style:parent-style-name="Normal" style:family="paragraph">
      <style:paragraph-properties fo:text-align="justify" style:writing-mode="rl-tb" fo:margin-top="0.0833in" fo:margin-bottom="0in" fo:line-height="100%"/>
    </style:style>
    <style:style style:name="T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7" style:parent-style-name="Normal" style:family="paragraph">
      <style:paragraph-properties fo:text-align="justify" style:writing-mode="rl-tb" fo:margin-top="0.0833in" fo:margin-bottom="0in" fo:line-height="100%"/>
    </style:style>
    <style:style style:name="T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1" style:parent-style-name="Normal" style:family="paragraph">
      <style:paragraph-properties fo:text-align="justify" style:writing-mode="rl-tb" fo:margin-top="0.0833in" fo:margin-bottom="0in" fo:line-height="100%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5" style:parent-style-name="Normal" style:family="paragraph">
      <style:paragraph-properties fo:text-align="justify" style:writing-mode="rl-tb" fo:margin-top="0.0833in" fo:margin-bottom="0in" fo:line-height="100%"/>
    </style:style>
    <style:style style:name="T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9" style:parent-style-name="Normal" style:family="paragraph">
      <style:paragraph-properties fo:text-align="justify" style:writing-mode="rl-tb" fo:margin-top="0.0833in" fo:margin-bottom="0in" fo:line-height="100%"/>
    </style:style>
    <style:style style:name="T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3" style:parent-style-name="Normal" style:family="paragraph">
      <style:paragraph-properties fo:text-align="justify" style:writing-mode="rl-tb" fo:margin-top="0.0833in" fo:margin-bottom="0in" fo:line-height="100%"/>
    </style:style>
    <style:style style:name="T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7" style:parent-style-name="Normal" style:family="paragraph">
      <style:paragraph-properties fo:text-align="justify" style:writing-mode="rl-tb" fo:margin-top="0.0833in" fo:margin-bottom="0in" fo:line-height="100%"/>
    </style:style>
    <style:style style:name="T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1" style:parent-style-name="Normal" style:family="paragraph">
      <style:paragraph-properties fo:text-align="justify" style:writing-mode="rl-tb" fo:margin-top="0.0833in" fo:margin-bottom="0in" fo:line-height="100%"/>
    </style:style>
    <style:style style:name="T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5" style:parent-style-name="Normal" style:family="paragraph">
      <style:paragraph-properties fo:text-align="justify" style:writing-mode="rl-tb" fo:margin-top="0.0833in" fo:margin-bottom="0in" fo:line-height="100%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9" style:parent-style-name="Normal" style:family="paragraph">
      <style:paragraph-properties fo:text-align="justify" style:writing-mode="rl-tb" fo:margin-top="0.0833in" fo:margin-bottom="0in" fo:line-height="100%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3" style:parent-style-name="Normal" style:family="paragraph">
      <style:paragraph-properties fo:text-align="justify" style:writing-mode="rl-tb" fo:margin-top="0.0833in" fo:margin-bottom="0in" fo:line-height="100%"/>
    </style:style>
    <style:style style:name="T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7" style:parent-style-name="Normal" style:family="paragraph">
      <style:paragraph-properties fo:text-align="justify" style:writing-mode="rl-tb" fo:margin-top="0.0833in" fo:margin-bottom="0in" fo:line-height="100%"/>
    </style:style>
    <style:style style:name="T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1" style:parent-style-name="Normal" style:family="paragraph">
      <style:paragraph-properties fo:text-align="justify" style:writing-mode="rl-tb" fo:margin-top="0.0833in" fo:margin-bottom="0in" fo:line-height="100%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5" style:parent-style-name="Normal" style:family="paragraph">
      <style:paragraph-properties fo:text-align="justify" style:writing-mode="rl-tb" fo:margin-top="0.0833in" fo:margin-bottom="0in" fo:line-height="100%"/>
    </style:style>
    <style:style style:name="T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9" style:parent-style-name="Normal" style:family="paragraph">
      <style:paragraph-properties fo:text-align="justify" style:writing-mode="rl-tb" fo:margin-top="0.0833in" fo:margin-bottom="0in" fo:line-height="100%"/>
    </style:style>
    <style:style style:name="T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3" style:parent-style-name="Normal" style:family="paragraph">
      <style:paragraph-properties fo:text-align="justify" style:writing-mode="rl-tb" fo:margin-top="0.0833in" fo:margin-bottom="0in" fo:line-height="100%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7" style:parent-style-name="Normal" style:family="paragraph">
      <style:paragraph-properties fo:text-align="justify" style:writing-mode="rl-tb" fo:margin-top="0.0833in" fo:margin-bottom="0in" fo:line-height="100%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1" style:parent-style-name="Normal" style:family="paragraph">
      <style:paragraph-properties fo:text-align="justify" style:writing-mode="rl-tb" fo:margin-top="0.0833in" fo:margin-bottom="0in" fo:line-height="100%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5" style:parent-style-name="Normal" style:family="paragraph">
      <style:paragraph-properties fo:text-align="justify" style:writing-mode="rl-tb" fo:margin-top="0.0833in" fo:margin-bottom="0in" fo:line-height="100%"/>
    </style:style>
    <style:style style:name="T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9" style:parent-style-name="Normal" style:family="paragraph">
      <style:paragraph-properties fo:text-align="justify" style:writing-mode="rl-tb" fo:margin-top="0.0833in" fo:margin-bottom="0in" fo:line-height="100%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3" style:parent-style-name="Normal" style:family="paragraph">
      <style:paragraph-properties fo:text-align="justify" style:writing-mode="rl-tb" fo:margin-top="0.0833in" fo:margin-bottom="0in" fo:line-height="100%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9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58" style:parent-style-name="Normal" style:family="paragraph">
      <style:paragraph-properties fo:text-align="justify" style:writing-mode="rl-tb" fo:margin-top="0.0833in" fo:margin-bottom="0in" fo:line-height="100%"/>
    </style:style>
    <style:style style:name="T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1" style:parent-style-name="Normal" style:family="paragraph">
      <style:paragraph-properties fo:text-align="justify" style:writing-mode="rl-tb" fo:margin-top="0.0833in" fo:margin-bottom="0in" fo:line-height="100%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5" style:parent-style-name="Normal" style:family="paragraph">
      <style:paragraph-properties fo:text-align="justify" style:writing-mode="rl-tb" fo:margin-top="0.0833in" fo:margin-bottom="0in" fo:line-height="100%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9" style:parent-style-name="Normal" style:family="paragraph">
      <style:paragraph-properties fo:text-align="justify" style:writing-mode="rl-tb" fo:margin-top="0.0833in" fo:margin-bottom="0in" fo:line-height="100%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3" style:parent-style-name="Normal" style:family="paragraph">
      <style:paragraph-properties fo:text-align="justify" style:writing-mode="rl-tb" fo:margin-top="0.0833in" fo:margin-bottom="0in" fo:line-height="100%"/>
    </style:style>
    <style:style style:name="T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7" style:parent-style-name="Normal" style:family="paragraph">
      <style:paragraph-properties fo:text-align="justify" style:writing-mode="rl-tb" fo:margin-top="0.0833in" fo:margin-bottom="0in" fo:line-height="100%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1" style:parent-style-name="Normal" style:family="paragraph">
      <style:paragraph-properties fo:text-align="justify" style:writing-mode="rl-tb" fo:margin-top="0.0833in" fo:margin-bottom="0in" fo:line-height="100%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5" style:parent-style-name="Normal" style:family="paragraph">
      <style:paragraph-properties fo:text-align="justify" style:writing-mode="rl-tb" fo:margin-top="0.0833in" fo:margin-bottom="0in" fo:line-height="100%"/>
    </style:style>
    <style:style style:name="T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9" style:parent-style-name="Normal" style:family="paragraph">
      <style:paragraph-properties fo:text-align="justify" style:writing-mode="rl-tb" fo:margin-top="0.0833in" fo:margin-bottom="0in" fo:line-height="100%"/>
    </style:style>
    <style:style style:name="T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3" style:parent-style-name="Normal" style:family="paragraph">
      <style:paragraph-properties fo:text-align="justify" style:writing-mode="rl-tb" fo:margin-top="0.0833in" fo:margin-bottom="0in" fo:line-height="100%"/>
    </style:style>
    <style:style style:name="T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7" style:parent-style-name="Normal" style:family="paragraph">
      <style:paragraph-properties fo:text-align="justify" style:writing-mode="rl-tb" fo:margin-top="0.0833in" fo:margin-bottom="0in" fo:line-height="100%"/>
    </style:style>
    <style:style style:name="T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1" style:parent-style-name="Normal" style:family="paragraph">
      <style:paragraph-properties fo:text-align="justify" style:writing-mode="rl-tb" fo:margin-top="0.0833in" fo:margin-bottom="0in" fo:line-height="100%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5" style:parent-style-name="Normal" style:family="paragraph">
      <style:paragraph-properties fo:text-align="justify" style:writing-mode="rl-tb" fo:margin-top="0.0833in" fo:margin-bottom="0in" fo:line-height="100%"/>
    </style:style>
    <style:style style:name="T1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9" style:parent-style-name="Normal" style:family="paragraph">
      <style:paragraph-properties fo:text-align="justify" style:writing-mode="rl-tb" fo:margin-top="0.0833in" fo:margin-bottom="0in" fo:line-height="100%"/>
    </style:style>
    <style:style style:name="T1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3" style:parent-style-name="Normal" style:family="paragraph">
      <style:paragraph-properties fo:text-align="justify" style:writing-mode="rl-tb" fo:margin-top="0.0833in" fo:margin-bottom="0in" fo:line-height="100%"/>
    </style:style>
    <style:style style:name="T1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0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18" style:parent-style-name="Normal" style:family="paragraph">
      <style:paragraph-properties fo:text-align="justify" style:writing-mode="rl-tb" fo:margin-top="0.0833in" fo:margin-bottom="0in" fo:line-height="100%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23" style:parent-style-name="Normal" style:family="paragraph">
      <style:paragraph-properties fo:text-align="justify" style:writing-mode="rl-tb" fo:margin-top="0.0833in" fo:margin-bottom="0in" fo:line-height="100%"/>
    </style:style>
    <style:style style:name="T1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26" style:parent-style-name="Normal" style:family="paragraph">
      <style:paragraph-properties fo:text-align="justify" style:writing-mode="rl-tb" fo:margin-top="0.0833in" fo:margin-bottom="0in" fo:line-height="100%"/>
    </style:style>
    <style:style style:name="T1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30" style:parent-style-name="Normal" style:family="paragraph">
      <style:paragraph-properties fo:text-align="justify" style:writing-mode="rl-tb" fo:margin-top="0.0833in" fo:margin-bottom="0in" fo:line-height="100%"/>
    </style:style>
    <style:style style:name="T1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34" style:parent-style-name="Normal" style:family="paragraph">
      <style:paragraph-properties fo:text-align="justify" style:writing-mode="rl-tb" fo:margin-top="0.0833in" fo:margin-bottom="0in" fo:line-height="100%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38" style:parent-style-name="Normal" style:family="paragraph">
      <style:paragraph-properties fo:text-align="justify" style:writing-mode="rl-tb" fo:margin-top="0.0833in" fo:margin-bottom="0in" fo:line-height="100%"/>
    </style:style>
    <style:style style:name="T1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42" style:parent-style-name="Normal" style:family="paragraph">
      <style:paragraph-properties fo:text-align="justify" style:writing-mode="rl-tb" fo:margin-top="0.0833in" fo:margin-bottom="0in" fo:line-height="100%"/>
    </style:style>
    <style:style style:name="T1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46" style:parent-style-name="Normal" style:family="paragraph">
      <style:paragraph-properties fo:text-align="justify" style:writing-mode="rl-tb" fo:margin-top="0.0833in" fo:margin-bottom="0in" fo:line-height="100%"/>
    </style:style>
    <style:style style:name="T1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50" style:parent-style-name="Normal" style:family="paragraph">
      <style:paragraph-properties fo:text-align="justify" style:writing-mode="rl-tb" fo:margin-top="0.0833in" fo:margin-bottom="0in" fo:line-height="100%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54" style:parent-style-name="Normal" style:family="paragraph">
      <style:paragraph-properties fo:text-align="justify" style:writing-mode="rl-tb" fo:margin-top="0.0833in" fo:margin-bottom="0in" fo:line-height="100%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58" style:parent-style-name="Normal" style:family="paragraph">
      <style:paragraph-properties fo:text-align="justify" style:writing-mode="rl-tb" fo:margin-top="0.0833in" fo:margin-bottom="0in" fo:line-height="100%"/>
    </style:style>
    <style:style style:name="T1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0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63" style:parent-style-name="Normal" style:family="paragraph">
      <style:paragraph-properties fo:text-align="justify" style:writing-mode="rl-tb" fo:margin-top="0.0833in" fo:margin-bottom="0in" fo:line-height="100%"/>
    </style:style>
    <style:style style:name="T1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66" style:parent-style-name="Normal" style:family="paragraph">
      <style:paragraph-properties fo:text-align="justify" style:writing-mode="rl-tb" fo:margin-top="0.0833in" fo:margin-bottom="0in" fo:line-height="100%"/>
    </style:style>
    <style:style style:name="T1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0" style:parent-style-name="Normal" style:family="paragraph">
      <style:paragraph-properties fo:text-align="justify" style:writing-mode="rl-tb" fo:margin-top="0.0833in" fo:margin-bottom="0in" fo:line-height="100%"/>
    </style:style>
    <style:style style:name="T1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4" style:parent-style-name="Normal" style:family="paragraph">
      <style:paragraph-properties fo:text-align="justify" style:writing-mode="rl-tb" fo:margin-top="0.0833in" fo:margin-bottom="0in" fo:line-height="100%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8" style:parent-style-name="Normal" style:family="paragraph">
      <style:paragraph-properties fo:text-align="justify" style:writing-mode="rl-tb" fo:margin-top="0.0833in" fo:margin-bottom="0in" fo:line-height="100%"/>
    </style:style>
    <style:style style:name="T1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82" style:parent-style-name="Normal" style:family="paragraph">
      <style:paragraph-properties fo:text-align="justify" style:writing-mode="rl-tb" fo:margin-top="0.0833in" fo:margin-bottom="0in" fo:line-height="100%"/>
    </style:style>
    <style:style style:name="T1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86" style:parent-style-name="Normal" style:family="paragraph">
      <style:paragraph-properties fo:text-align="justify" style:writing-mode="rl-tb" fo:margin-top="0.0833in" fo:margin-bottom="0in" fo:line-height="100%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0" style:parent-style-name="Normal" style:family="paragraph">
      <style:paragraph-properties fo:text-align="justify" style:writing-mode="rl-tb" fo:margin-top="0.0833in" fo:margin-bottom="0in" fo:line-height="100%"/>
    </style:style>
    <style:style style:name="T1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4" style:parent-style-name="Normal" style:family="paragraph">
      <style:paragraph-properties fo:text-align="justify" style:writing-mode="rl-tb" fo:margin-top="0.0833in" fo:margin-bottom="0in" fo:line-height="100%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8" style:parent-style-name="Normal" style:family="paragraph">
      <style:paragraph-properties fo:text-align="justify" style:writing-mode="rl-tb" fo:margin-top="0.0833in" fo:margin-bottom="0in" fo:line-height="100%"/>
    </style:style>
    <style:style style:name="T1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02" style:parent-style-name="Normal" style:family="paragraph">
      <style:paragraph-properties fo:text-align="justify" style:writing-mode="rl-tb" fo:margin-top="0.0833in" fo:margin-bottom="0in" fo:line-height="100%"/>
    </style:style>
    <style:style style:name="T1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06" style:parent-style-name="Normal" style:family="paragraph">
      <style:paragraph-properties fo:text-align="justify" style:writing-mode="rl-tb" fo:margin-top="0.0833in" fo:margin-bottom="0in" fo:line-height="100%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0" style:parent-style-name="Normal" style:family="paragraph">
      <style:paragraph-properties fo:text-align="justify" style:writing-mode="rl-tb" fo:margin-top="0.0833in" fo:margin-bottom="0in" fo:line-height="100%"/>
    </style:style>
    <style:style style:name="T1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4" style:parent-style-name="Normal" style:family="paragraph">
      <style:paragraph-properties fo:text-align="justify" style:writing-mode="rl-tb" fo:margin-top="0.0833in" fo:margin-bottom="0in" fo:line-height="100%"/>
    </style:style>
    <style:style style:name="T1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1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19" style:parent-style-name="Normal" style:family="paragraph">
      <style:paragraph-properties fo:text-align="justify" style:writing-mode="rl-tb" fo:margin-top="0.0833in" fo:margin-bottom="0in" fo:line-height="100%"/>
    </style:style>
    <style:style style:name="T1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22" style:parent-style-name="Normal" style:family="paragraph">
      <style:paragraph-properties fo:text-align="justify" style:writing-mode="rl-tb" fo:margin-top="0.0833in" fo:margin-bottom="0in" fo:line-height="100%"/>
    </style:style>
    <style:style style:name="T1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26" style:parent-style-name="Normal" style:family="paragraph">
      <style:paragraph-properties fo:text-align="justify" style:writing-mode="rl-tb" fo:margin-top="0.0833in" fo:margin-bottom="0in" fo:line-height="100%"/>
    </style:style>
    <style:style style:name="T1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0" style:parent-style-name="Normal" style:family="paragraph">
      <style:paragraph-properties fo:text-align="justify" style:writing-mode="rl-tb" fo:margin-top="0.0833in" fo:margin-bottom="0in" fo:line-height="100%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4" style:parent-style-name="Normal" style:family="paragraph">
      <style:paragraph-properties fo:text-align="justify" style:writing-mode="rl-tb" fo:margin-top="0.0833in" fo:margin-bottom="0in" fo:line-height="100%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8" style:parent-style-name="Normal" style:family="paragraph">
      <style:paragraph-properties fo:text-align="justify" style:writing-mode="rl-tb" fo:margin-top="0.0833in" fo:margin-bottom="0in" fo:line-height="100%"/>
    </style:style>
    <style:style style:name="T1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42" style:parent-style-name="Normal" style:family="paragraph">
      <style:paragraph-properties fo:text-align="justify" style:writing-mode="rl-tb" fo:margin-top="0.0833in" fo:margin-bottom="0in" fo:line-height="100%"/>
    </style:style>
    <style:style style:name="T1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46" style:parent-style-name="Normal" style:family="paragraph">
      <style:paragraph-properties fo:text-align="justify" style:writing-mode="rl-tb" fo:margin-top="0.0833in" fo:margin-bottom="0in" fo:line-height="100%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50" style:parent-style-name="Normal" style:family="paragraph">
      <style:paragraph-properties fo:text-align="justify" style:writing-mode="rl-tb" fo:margin-top="0.0833in" fo:margin-bottom="0in" fo:line-height="100%"/>
    </style:style>
    <style:style style:name="T1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54" style:parent-style-name="Normal" style:family="paragraph">
      <style:paragraph-properties fo:text-align="justify" style:writing-mode="rl-tb" fo:margin-top="0.0833in" fo:margin-bottom="0in" fo:line-height="100%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58" style:parent-style-name="Normal" style:family="paragraph">
      <style:paragraph-properties fo:text-align="justify" style:writing-mode="rl-tb" fo:margin-top="0.0833in" fo:margin-bottom="0in" fo:line-height="100%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62" style:parent-style-name="Normal" style:family="paragraph">
      <style:paragraph-properties fo:text-align="justify" style:writing-mode="rl-tb" fo:margin-top="0.0833in" fo:margin-bottom="0in" fo:line-height="100%"/>
    </style:style>
    <style:style style:name="T1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66" style:parent-style-name="Normal" style:family="paragraph">
      <style:paragraph-properties fo:text-align="justify" style:writing-mode="rl-tb" fo:margin-top="0.0833in" fo:margin-bottom="0in" fo:line-height="100%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0" style:parent-style-name="Normal" style:family="paragraph">
      <style:paragraph-properties fo:text-align="justify" style:writing-mode="rl-tb" fo:margin-top="0.0833in" fo:margin-bottom="0in" fo:line-height="100%"/>
    </style:style>
    <style:style style:name="T1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4" style:parent-style-name="Normal" style:family="paragraph">
      <style:paragraph-properties fo:text-align="justify" style:writing-mode="rl-tb" fo:margin-top="0.0833in" fo:margin-bottom="0in" fo:line-height="100%"/>
    </style:style>
    <style:style style:name="T1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8" style:parent-style-name="Normal" style:family="paragraph">
      <style:paragraph-properties fo:text-align="justify" style:writing-mode="rl-tb" fo:margin-top="0.0833in" fo:margin-bottom="0in" fo:line-height="100%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82" style:parent-style-name="Normal" style:family="paragraph">
      <style:paragraph-properties fo:text-align="justify" style:writing-mode="rl-tb" fo:margin-top="0.0833in" fo:margin-bottom="0in" fo:line-height="100%"/>
    </style:style>
    <style:style style:name="T1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86" style:parent-style-name="Normal" style:family="paragraph">
      <style:paragraph-properties fo:text-align="justify" style:writing-mode="rl-tb" fo:margin-top="0.0833in" fo:margin-bottom="0in" fo:line-height="100%"/>
    </style:style>
    <style:style style:name="T1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90" style:parent-style-name="Normal" style:family="paragraph">
      <style:paragraph-properties fo:text-align="justify" style:writing-mode="rl-tb" fo:margin-top="0.0833in" fo:margin-bottom="0in" fo:line-height="100%"/>
    </style:style>
    <style:style style:name="T1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94" style:parent-style-name="Normal" style:family="paragraph">
      <style:paragraph-properties fo:text-align="justify" style:writing-mode="rl-tb" fo:margin-top="0.0833in" fo:margin-bottom="0in" fo:line-height="100%"/>
    </style:style>
    <style:style style:name="T1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98" style:parent-style-name="Normal" style:family="paragraph">
      <style:paragraph-properties fo:text-align="justify" style:writing-mode="rl-tb" fo:margin-top="0.0833in" fo:margin-bottom="0in" fo:line-height="100%"/>
    </style:style>
    <style:style style:name="T1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2" style:parent-style-name="Normal" style:family="paragraph">
      <style:paragraph-properties fo:text-align="justify" style:writing-mode="rl-tb" fo:margin-top="0.0833in" fo:margin-bottom="0in" fo:line-height="100%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6" style:parent-style-name="Normal" style:family="paragraph">
      <style:paragraph-properties fo:text-align="justify" style:writing-mode="rl-tb" fo:margin-top="0.0833in" fo:margin-bottom="0in" fo:line-height="100%"/>
    </style:style>
    <style:style style:name="T1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0" style:parent-style-name="Normal" style:family="paragraph">
      <style:paragraph-properties fo:text-align="justify" style:writing-mode="rl-tb" fo:margin-top="0.0833in" fo:margin-bottom="0in" fo:line-height="100%"/>
    </style:style>
    <style:style style:name="T1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4" style:parent-style-name="Normal" style:family="paragraph">
      <style:paragraph-properties fo:text-align="justify" style:writing-mode="rl-tb" fo:margin-top="0.0833in" fo:margin-bottom="0in" fo:line-height="100%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8" style:parent-style-name="Normal" style:family="paragraph">
      <style:paragraph-properties fo:text-align="justify" style:writing-mode="rl-tb" fo:margin-top="0.0833in" fo:margin-bottom="0in" fo:line-height="100%"/>
    </style:style>
    <style:style style:name="T1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22" style:parent-style-name="Normal" style:family="paragraph">
      <style:paragraph-properties fo:text-align="justify" style:writing-mode="rl-tb" fo:margin-top="0.0833in" fo:margin-bottom="0in" fo:line-height="100%"/>
    </style:style>
    <style:style style:name="T1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26" style:parent-style-name="Normal" style:family="paragraph">
      <style:paragraph-properties fo:text-align="justify" style:writing-mode="rl-tb" fo:margin-top="0.0833in" fo:margin-bottom="0in" fo:line-height="100%"/>
    </style:style>
    <style:style style:name="T1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30" style:parent-style-name="Normal" style:family="paragraph">
      <style:paragraph-properties fo:text-align="justify" style:writing-mode="rl-tb" fo:margin-top="0.0833in" fo:margin-bottom="0in" fo:line-height="100%"/>
    </style:style>
    <style:style style:name="T1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34" style:parent-style-name="Normal" style:family="paragraph">
      <style:paragraph-properties fo:text-align="justify" style:writing-mode="rl-tb" fo:margin-top="0.0833in" fo:margin-bottom="0in" fo:line-height="100%"/>
    </style:style>
    <style:style style:name="T1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38" style:parent-style-name="Normal" style:family="paragraph">
      <style:paragraph-properties fo:text-align="justify" style:writing-mode="rl-tb" fo:margin-top="0.0833in" fo:margin-bottom="0in" fo:line-height="100%"/>
    </style:style>
    <style:style style:name="T1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42" style:parent-style-name="Normal" style:family="paragraph">
      <style:paragraph-properties fo:text-align="justify" style:writing-mode="rl-tb" fo:margin-top="0.0833in" fo:margin-bottom="0in" fo:line-height="100%"/>
    </style:style>
    <style:style style:name="T1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12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47" style:parent-style-name="Normal" style:family="paragraph">
      <style:paragraph-properties fo:text-align="justify" style:writing-mode="rl-tb" fo:margin-top="0.0833in" fo:margin-bottom="0in" fo:line-height="100%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1" style:parent-style-name="Normal" style:family="paragraph">
      <style:paragraph-properties fo:text-align="justify" style:writing-mode="rl-tb" fo:margin-top="0.0833in" fo:margin-bottom="0in" fo:line-height="100%"/>
    </style:style>
    <style:style style:name="T1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5" style:parent-style-name="Normal" style:family="paragraph">
      <style:paragraph-properties fo:text-align="justify" style:writing-mode="rl-tb" fo:margin-top="0.0833in" fo:margin-bottom="0in" fo:line-height="100%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9" style:parent-style-name="Normal" style:family="paragraph">
      <style:paragraph-properties fo:text-align="justify" style:writing-mode="rl-tb" fo:margin-top="0.0833in" fo:margin-bottom="0in" fo:line-height="100%"/>
    </style:style>
    <style:style style:name="T1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63" style:parent-style-name="Normal" style:family="paragraph">
      <style:paragraph-properties fo:text-align="justify" style:writing-mode="rl-tb" fo:margin-top="0.0833in" fo:margin-bottom="0in" fo:line-height="100%"/>
    </style:style>
    <style:style style:name="T1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67" style:parent-style-name="Normal" style:family="paragraph">
      <style:paragraph-properties fo:text-align="justify" style:writing-mode="rl-tb" fo:margin-top="0.0833in" fo:margin-bottom="0in" fo:line-height="100%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12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72" style:parent-style-name="Normal" style:family="paragraph">
      <style:paragraph-properties fo:text-align="justify" style:writing-mode="rl-tb" fo:margin-top="0.0833in" fo:margin-bottom="0in" fo:line-height="100%"/>
    </style:style>
    <style:style style:name="T1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76" style:parent-style-name="Normal" style:family="paragraph">
      <style:paragraph-properties fo:text-align="justify" style:writing-mode="rl-tb" fo:margin-top="0.0833in" fo:margin-bottom="0in" fo:line-height="100%"/>
    </style:style>
    <style:style style:name="T1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80" style:parent-style-name="Normal" style:family="paragraph">
      <style:paragraph-properties fo:text-align="justify" style:writing-mode="rl-tb" fo:margin-top="0.0833in" fo:margin-bottom="0in" fo:line-height="100%"/>
    </style:style>
    <style:style style:name="T1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84" style:parent-style-name="Normal" style:family="paragraph">
      <style:paragraph-properties fo:text-align="justify" style:writing-mode="rl-tb" fo:margin-top="0.0833in" fo:margin-bottom="0in" fo:line-height="100%"/>
    </style:style>
    <style:style style:name="T1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88" style:parent-style-name="Normal" style:family="paragraph">
      <style:paragraph-properties fo:text-align="justify" style:writing-mode="rl-tb" fo:margin-top="0.0833in" fo:margin-bottom="0in" fo:line-height="100%"/>
    </style:style>
    <style:style style:name="T1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92" style:parent-style-name="Normal" style:family="paragraph">
      <style:paragraph-properties fo:text-align="justify" style:writing-mode="rl-tb" fo:margin-top="0.0833in" fo:margin-bottom="0in" fo:line-height="100%"/>
    </style:style>
    <style:style style:name="T1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96" style:parent-style-name="Normal" style:family="paragraph">
      <style:paragraph-properties fo:text-align="justify" style:writing-mode="rl-tb" fo:margin-top="0.0833in" fo:margin-bottom="0in" fo:line-height="100%"/>
    </style:style>
    <style:style style:name="T1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00" style:parent-style-name="Normal" style:family="paragraph">
      <style:paragraph-properties fo:text-align="justify" style:writing-mode="rl-tb" fo:margin-top="0.0833in" fo:margin-bottom="0in" fo:line-height="100%"/>
    </style:style>
    <style:style style:name="T1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04" style:parent-style-name="Normal" style:family="paragraph">
      <style:paragraph-properties fo:text-align="justify" style:writing-mode="rl-tb" fo:margin-top="0.0833in" fo:margin-bottom="0in" fo:line-height="100%"/>
    </style:style>
    <style:style style:name="T1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08" style:parent-style-name="Normal" style:family="paragraph">
      <style:paragraph-properties fo:text-align="justify" style:writing-mode="rl-tb" fo:margin-top="0.0833in" fo:margin-bottom="0in" fo:line-height="100%"/>
    </style:style>
    <style:style style:name="T1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131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13" style:parent-style-name="Normal" style:family="paragraph">
      <style:paragraph-properties fo:text-align="justify" style:writing-mode="rl-tb" fo:margin-top="0.0833in" fo:margin-bottom="0in" fo:line-height="100%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16" style:parent-style-name="Normal" style:family="paragraph">
      <style:paragraph-properties fo:text-align="justify" style:writing-mode="rl-tb" fo:margin-top="0.0833in" fo:margin-bottom="0in" fo:line-height="100%"/>
    </style:style>
    <style:style style:name="T1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20" style:parent-style-name="Normal" style:family="paragraph">
      <style:paragraph-properties fo:text-align="justify" style:writing-mode="rl-tb" fo:margin-top="0.0833in" fo:margin-bottom="0in" fo:line-height="100%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24" style:parent-style-name="Normal" style:family="paragraph">
      <style:paragraph-properties fo:text-align="justify" style:writing-mode="rl-tb" fo:margin-top="0.0833in" fo:margin-bottom="0in" fo:line-height="100%"/>
    </style:style>
    <style:style style:name="T1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28" style:parent-style-name="Normal" style:family="paragraph">
      <style:paragraph-properties fo:text-align="justify" style:writing-mode="rl-tb" fo:margin-top="0.0833in" fo:margin-bottom="0in" fo:line-height="100%"/>
    </style:style>
    <style:style style:name="T1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32" style:parent-style-name="Normal" style:family="paragraph">
      <style:paragraph-properties fo:text-align="justify" style:writing-mode="rl-tb" fo:margin-top="0.0833in" fo:margin-bottom="0in" fo:line-height="100%"/>
    </style:style>
    <style:style style:name="T1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36" style:parent-style-name="Normal" style:family="paragraph">
      <style:paragraph-properties fo:text-align="justify" style:writing-mode="rl-tb" fo:margin-top="0.0833in" fo:margin-bottom="0in" fo:line-height="100%"/>
    </style:style>
    <style:style style:name="T1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40" style:parent-style-name="Normal" style:family="paragraph">
      <style:paragraph-properties fo:text-align="justify" style:writing-mode="rl-tb" fo:margin-top="0.0833in" fo:margin-bottom="0in" fo:line-height="100%"/>
    </style:style>
    <style:style style:name="T1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44" style:parent-style-name="Normal" style:family="paragraph">
      <style:paragraph-properties fo:text-align="justify" style:writing-mode="rl-tb" fo:margin-top="0.0833in" fo:margin-bottom="0in" fo:line-height="100%"/>
    </style:style>
    <style:style style:name="T1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48" style:parent-style-name="Normal" style:family="paragraph">
      <style:paragraph-properties fo:text-align="justify" style:writing-mode="rl-tb" fo:margin-top="0.0833in" fo:margin-bottom="0in" fo:line-height="100%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2" style:parent-style-name="Normal" style:family="paragraph">
      <style:paragraph-properties fo:text-align="justify" style:writing-mode="rl-tb" fo:margin-top="0.0833in" fo:margin-bottom="0in" fo:line-height="100%"/>
    </style:style>
    <style:style style:name="T1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6" style:parent-style-name="Normal" style:family="paragraph">
      <style:paragraph-properties fo:text-align="justify" style:writing-mode="rl-tb" fo:margin-top="0.0833in" fo:margin-bottom="0in" fo:line-height="100%"/>
    </style:style>
    <style:style style:name="T1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60" style:parent-style-name="Normal" style:family="paragraph">
      <style:paragraph-properties fo:text-align="justify" style:writing-mode="rl-tb" fo:margin-top="0.0833in" fo:margin-bottom="0in" fo:line-height="100%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64" style:parent-style-name="Normal" style:family="paragraph">
      <style:paragraph-properties fo:text-align="justify" style:writing-mode="rl-tb" fo:margin-top="0.0833in" fo:margin-bottom="0in" fo:line-height="100%"/>
    </style:style>
    <style:style style:name="T1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68" style:parent-style-name="Normal" style:family="paragraph">
      <style:paragraph-properties fo:text-align="justify" style:writing-mode="rl-tb" fo:margin-top="0.0833in" fo:margin-bottom="0in" fo:line-height="100%"/>
    </style:style>
    <style:style style:name="T1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72" style:parent-style-name="Normal" style:family="paragraph">
      <style:paragraph-properties fo:text-align="justify" style:writing-mode="rl-tb" fo:margin-top="0.0833in" fo:margin-bottom="0in" fo:line-height="100%"/>
    </style:style>
    <style:style style:name="T1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76" style:parent-style-name="Normal" style:family="paragraph">
      <style:paragraph-properties fo:text-align="justify" style:writing-mode="rl-tb" fo:margin-top="0.0833in" fo:margin-bottom="0in" fo:line-height="100%"/>
    </style:style>
    <style:style style:name="T1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80" style:parent-style-name="Normal" style:family="paragraph">
      <style:paragraph-properties fo:text-align="justify" style:writing-mode="rl-tb" fo:margin-top="0.0833in" fo:margin-bottom="0in" fo:line-height="100%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84" style:parent-style-name="Normal" style:family="paragraph">
      <style:paragraph-properties fo:text-align="justify" style:writing-mode="rl-tb" fo:margin-top="0.0833in" fo:margin-bottom="0in" fo:line-height="100%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88" style:parent-style-name="Normal" style:family="paragraph">
      <style:paragraph-properties fo:text-align="justify" style:writing-mode="rl-tb" fo:margin-top="0.0833in" fo:margin-bottom="0in" fo:line-height="100%"/>
    </style:style>
    <style:style style:name="T1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92" style:parent-style-name="Normal" style:family="paragraph">
      <style:paragraph-properties fo:text-align="justify" style:writing-mode="rl-tb" fo:margin-top="0.0833in" fo:margin-bottom="0in" fo:line-height="100%"/>
    </style:style>
    <style:style style:name="T1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96" style:parent-style-name="Normal" style:family="paragraph">
      <style:paragraph-properties fo:text-align="justify" style:writing-mode="rl-tb" fo:margin-top="0.0833in" fo:margin-bottom="0in" fo:line-height="100%"/>
    </style:style>
    <style:style style:name="T1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14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01" style:parent-style-name="Normal" style:family="paragraph">
      <style:paragraph-properties fo:text-align="justify" style:writing-mode="rl-tb" fo:margin-top="0.0833in" fo:margin-bottom="0in" fo:line-height="100%"/>
    </style:style>
    <style:style style:name="T1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04" style:parent-style-name="Normal" style:family="paragraph">
      <style:paragraph-properties fo:text-align="justify" style:writing-mode="rl-tb" fo:margin-top="0.0833in" fo:margin-bottom="0in" fo:line-height="100%"/>
    </style:style>
    <style:style style:name="T1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08" style:parent-style-name="Normal" style:family="paragraph">
      <style:paragraph-properties fo:text-align="justify" style:writing-mode="rl-tb" fo:margin-top="0.0833in" fo:margin-bottom="0in" fo:line-height="100%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12" style:parent-style-name="Normal" style:family="paragraph">
      <style:paragraph-properties fo:text-align="justify" style:writing-mode="rl-tb" fo:margin-top="0.0833in" fo:margin-bottom="0in" fo:line-height="100%"/>
    </style:style>
    <style:style style:name="T1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16" style:parent-style-name="Normal" style:family="paragraph">
      <style:paragraph-properties fo:text-align="justify" style:writing-mode="rl-tb" fo:margin-top="0.0833in" fo:margin-bottom="0in" fo:line-height="100%"/>
    </style:style>
    <style:style style:name="T1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20" style:parent-style-name="Normal" style:family="paragraph">
      <style:paragraph-properties fo:text-align="justify" style:writing-mode="rl-tb" fo:margin-top="0.0833in" fo:margin-bottom="0in" fo:line-height="100%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24" style:parent-style-name="Normal" style:family="paragraph">
      <style:paragraph-properties fo:text-align="justify" style:writing-mode="rl-tb" fo:margin-top="0.0833in" fo:margin-bottom="0in" fo:line-height="100%"/>
    </style:style>
    <style:style style:name="T1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28" style:parent-style-name="Normal" style:family="paragraph">
      <style:paragraph-properties fo:text-align="justify" style:writing-mode="rl-tb" fo:margin-top="0.0833in" fo:margin-bottom="0in" fo:line-height="100%"/>
    </style:style>
    <style:style style:name="T1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32" style:parent-style-name="Normal" style:family="paragraph">
      <style:paragraph-properties fo:text-align="justify" style:writing-mode="rl-tb" fo:margin-top="0.0833in" fo:margin-bottom="0in" fo:line-height="100%"/>
    </style:style>
    <style:style style:name="T1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36" style:parent-style-name="Normal" style:family="paragraph">
      <style:paragraph-properties fo:text-align="justify" style:writing-mode="rl-tb" fo:margin-top="0.0833in" fo:margin-bottom="0in" fo:line-height="100%"/>
    </style:style>
    <style:style style:name="T1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40" style:parent-style-name="Normal" style:family="paragraph">
      <style:paragraph-properties fo:text-align="justify" style:writing-mode="rl-tb" fo:margin-top="0.0833in" fo:margin-bottom="0in" fo:line-height="100%"/>
    </style:style>
    <style:style style:name="T1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44" style:parent-style-name="Normal" style:family="paragraph">
      <style:paragraph-properties fo:text-align="justify" style:writing-mode="rl-tb" fo:margin-top="0.0833in" fo:margin-bottom="0in" fo:line-height="100%"/>
    </style:style>
    <style:style style:name="T1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14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49" style:parent-style-name="Normal" style:family="paragraph">
      <style:paragraph-properties fo:text-align="justify" style:writing-mode="rl-tb" fo:margin-top="0.0833in" fo:margin-bottom="0in" fo:line-height="100%"/>
    </style:style>
    <style:style style:name="T1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52" style:parent-style-name="Normal" style:family="paragraph">
      <style:paragraph-properties fo:text-align="justify" style:writing-mode="rl-tb" fo:margin-top="0.0833in" fo:margin-bottom="0in" fo:line-height="100%"/>
    </style:style>
    <style:style style:name="T1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56" style:parent-style-name="Normal" style:family="paragraph">
      <style:paragraph-properties fo:text-align="justify" style:writing-mode="rl-tb" fo:margin-top="0.0833in" fo:margin-bottom="0in" fo:line-height="100%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0" style:parent-style-name="Normal" style:family="paragraph">
      <style:paragraph-properties fo:text-align="justify" style:writing-mode="rl-tb" fo:margin-top="0.0833in" fo:margin-bottom="0in" fo:line-height="100%"/>
    </style:style>
    <style:style style:name="T1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4" style:parent-style-name="Normal" style:family="paragraph">
      <style:paragraph-properties fo:text-align="justify" style:writing-mode="rl-tb" fo:margin-top="0.0833in" fo:margin-bottom="0in" fo:line-height="100%"/>
    </style:style>
    <style:style style:name="T1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8" style:parent-style-name="Normal" style:family="paragraph">
      <style:paragraph-properties fo:text-align="justify" style:writing-mode="rl-tb" fo:margin-top="0.0833in" fo:margin-bottom="0in" fo:line-height="100%"/>
    </style:style>
    <style:style style:name="T1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2" style:parent-style-name="Normal" style:family="paragraph">
      <style:paragraph-properties fo:text-align="justify" style:writing-mode="rl-tb" fo:margin-top="0.0833in" fo:margin-bottom="0in" fo:line-height="100%"/>
    </style:style>
    <style:style style:name="T1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6" style:parent-style-name="Normal" style:family="paragraph">
      <style:paragraph-properties fo:text-align="justify" style:writing-mode="rl-tb" fo:margin-top="0.0833in" fo:margin-bottom="0in" fo:line-height="100%"/>
    </style:style>
    <style:style style:name="T1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80" style:parent-style-name="Normal" style:family="paragraph">
      <style:paragraph-properties fo:text-align="justify" style:writing-mode="rl-tb" fo:margin-top="0.0833in" fo:margin-bottom="0in" fo:line-height="100%"/>
    </style:style>
    <style:style style:name="T1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84" style:parent-style-name="Normal" style:family="paragraph">
      <style:paragraph-properties fo:text-align="justify" style:writing-mode="rl-tb" fo:margin-top="0.0833in" fo:margin-bottom="0in" fo:line-height="100%"/>
    </style:style>
    <style:style style:name="T1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88" style:parent-style-name="Normal" style:family="paragraph">
      <style:paragraph-properties fo:text-align="justify" style:writing-mode="rl-tb" fo:margin-top="0.0833in" fo:margin-bottom="0in" fo:line-height="100%"/>
    </style:style>
    <style:style style:name="T1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92" style:parent-style-name="Normal" style:family="paragraph">
      <style:paragraph-properties fo:text-align="justify" style:writing-mode="rl-tb" fo:margin-top="0.0833in" fo:margin-bottom="0in" fo:line-height="100%"/>
    </style:style>
    <style:style style:name="T1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96" style:parent-style-name="Normal" style:family="paragraph">
      <style:paragraph-properties fo:text-align="justify" style:writing-mode="rl-tb" fo:margin-top="0.0833in" fo:margin-bottom="0in" fo:line-height="100%"/>
    </style:style>
    <style:style style:name="T1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00" style:parent-style-name="Normal" style:family="paragraph">
      <style:paragraph-properties fo:text-align="justify" style:writing-mode="rl-tb" fo:margin-top="0.0833in" fo:margin-bottom="0in" fo:line-height="100%"/>
    </style:style>
    <style:style style:name="T1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15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05" style:parent-style-name="Normal" style:family="paragraph">
      <style:paragraph-properties fo:text-align="justify" style:writing-mode="rl-tb" fo:margin-top="0.0833in" fo:margin-bottom="0in" fo:line-height="100%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08" style:parent-style-name="Normal" style:family="paragraph">
      <style:paragraph-properties fo:text-align="justify" style:writing-mode="rl-tb" fo:margin-top="0.0833in" fo:margin-bottom="0in" fo:line-height="100%"/>
    </style:style>
    <style:style style:name="T1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12" style:parent-style-name="Normal" style:family="paragraph">
      <style:paragraph-properties fo:text-align="justify" style:writing-mode="rl-tb" fo:margin-top="0.0833in" fo:margin-bottom="0in" fo:line-height="100%"/>
    </style:style>
    <style:style style:name="T1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16" style:parent-style-name="Normal" style:family="paragraph">
      <style:paragraph-properties fo:text-align="justify" style:writing-mode="rl-tb" fo:margin-top="0.0833in" fo:margin-bottom="0in" fo:line-height="100%"/>
    </style:style>
    <style:style style:name="T1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0" style:parent-style-name="Normal" style:family="paragraph">
      <style:paragraph-properties fo:text-align="justify" style:writing-mode="rl-tb" fo:margin-top="0.0833in" fo:margin-bottom="0in" fo:line-height="100%"/>
    </style:style>
    <style:style style:name="T1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4" style:parent-style-name="Normal" style:family="paragraph">
      <style:paragraph-properties fo:text-align="justify" style:writing-mode="rl-tb" fo:margin-top="0.0833in" fo:margin-bottom="0in" fo:line-height="100%"/>
    </style:style>
    <style:style style:name="T1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8" style:parent-style-name="Normal" style:family="paragraph">
      <style:paragraph-properties fo:text-align="justify" style:writing-mode="rl-tb" fo:margin-top="0.0833in" fo:margin-bottom="0in" fo:line-height="100%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32" style:parent-style-name="Normal" style:family="paragraph">
      <style:paragraph-properties fo:text-align="justify" style:writing-mode="rl-tb" fo:margin-top="0.0833in" fo:margin-bottom="0in" fo:line-height="100%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36" style:parent-style-name="Normal" style:family="paragraph">
      <style:paragraph-properties fo:text-align="justify" style:writing-mode="rl-tb" fo:margin-top="0.0833in" fo:margin-bottom="0in" fo:line-height="100%"/>
    </style:style>
    <style:style style:name="T1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154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54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42" style:parent-style-name="Normal" style:family="paragraph">
      <style:paragraph-properties fo:text-align="justify" style:writing-mode="rl-tb" fo:margin-top="0.0833in" fo:margin-bottom="0in" fo:line-height="100%"/>
    </style:style>
    <style:style style:name="T1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45" style:parent-style-name="Normal" style:family="paragraph">
      <style:paragraph-properties fo:text-align="justify" style:writing-mode="rl-tb" fo:margin-top="0.0833in" fo:margin-bottom="0in" fo:line-height="100%"/>
    </style:style>
    <style:style style:name="T1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49" style:parent-style-name="Normal" style:family="paragraph">
      <style:paragraph-properties fo:text-align="justify" style:writing-mode="rl-tb" fo:margin-top="0.0833in" fo:margin-bottom="0in" fo:line-height="100%"/>
    </style:style>
    <style:style style:name="T1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53" style:parent-style-name="Normal" style:family="paragraph">
      <style:paragraph-properties fo:text-align="justify" style:writing-mode="rl-tb" fo:margin-top="0.0833in" fo:margin-bottom="0in" fo:line-height="100%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57" style:parent-style-name="Normal" style:family="paragraph">
      <style:paragraph-properties fo:text-align="justify" style:writing-mode="rl-tb" fo:margin-top="0.0833in" fo:margin-bottom="0in" fo:line-height="100%"/>
    </style:style>
    <style:style style:name="T1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1" style:parent-style-name="Normal" style:family="paragraph">
      <style:paragraph-properties fo:text-align="justify" style:writing-mode="rl-tb" fo:margin-top="0.0833in" fo:margin-bottom="0in" fo:line-height="100%"/>
    </style:style>
    <style:style style:name="T1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5" style:parent-style-name="Normal" style:family="paragraph">
      <style:paragraph-properties fo:text-align="justify" style:writing-mode="rl-tb" fo:margin-top="0.0833in" fo:margin-bottom="0in" fo:line-height="100%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9" style:parent-style-name="Normal" style:family="paragraph">
      <style:paragraph-properties fo:text-align="justify" style:writing-mode="rl-tb" fo:margin-top="0.0833in" fo:margin-bottom="0in" fo:line-height="100%"/>
    </style:style>
    <style:style style:name="T1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73" style:parent-style-name="Normal" style:family="paragraph">
      <style:paragraph-properties fo:text-align="justify" style:writing-mode="rl-tb" fo:margin-top="0.0833in" fo:margin-bottom="0in" fo:line-height="100%"/>
    </style:style>
    <style:style style:name="T1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77" style:parent-style-name="Normal" style:family="paragraph">
      <style:paragraph-properties fo:text-align="justify" style:writing-mode="rl-tb" fo:margin-top="0.0833in" fo:margin-bottom="0in" fo:line-height="100%"/>
    </style:style>
    <style:style style:name="T1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81" style:parent-style-name="Normal" style:family="paragraph">
      <style:paragraph-properties fo:text-align="justify" style:writing-mode="rl-tb" fo:margin-top="0.0833in" fo:margin-bottom="0in" fo:line-height="100%"/>
    </style:style>
    <style:style style:name="T1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15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86" style:parent-style-name="Normal" style:family="paragraph">
      <style:paragraph-properties fo:text-align="justify" style:writing-mode="rl-tb" fo:margin-top="0.0833in" fo:margin-bottom="0in" fo:line-height="100%"/>
    </style:style>
    <style:style style:name="T1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89" style:parent-style-name="Normal" style:family="paragraph">
      <style:paragraph-properties fo:text-align="justify" style:writing-mode="rl-tb" fo:margin-top="0.0833in" fo:margin-bottom="0in" fo:line-height="100%"/>
    </style:style>
    <style:style style:name="T1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93" style:parent-style-name="Normal" style:family="paragraph">
      <style:paragraph-properties fo:text-align="justify" style:writing-mode="rl-tb" fo:margin-top="0.0833in" fo:margin-bottom="0in" fo:line-height="100%"/>
    </style:style>
    <style:style style:name="T1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97" style:parent-style-name="Normal" style:family="paragraph">
      <style:paragraph-properties fo:text-align="justify" style:writing-mode="rl-tb" fo:margin-top="0.0833in" fo:margin-bottom="0in" fo:line-height="100%"/>
    </style:style>
    <style:style style:name="T1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1" style:parent-style-name="Normal" style:family="paragraph">
      <style:paragraph-properties fo:text-align="justify" style:writing-mode="rl-tb" fo:margin-top="0.0833in" fo:margin-bottom="0in" fo:line-height="100%"/>
    </style:style>
    <style:style style:name="T1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5" style:parent-style-name="Normal" style:family="paragraph">
      <style:paragraph-properties fo:text-align="justify" style:writing-mode="rl-tb" fo:margin-top="0.0833in" fo:margin-bottom="0in" fo:line-height="100%"/>
    </style:style>
    <style:style style:name="T1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9" style:parent-style-name="Normal" style:family="paragraph">
      <style:paragraph-properties fo:text-align="justify" style:writing-mode="rl-tb" fo:margin-top="0.0833in" fo:margin-bottom="0in" fo:line-height="100%"/>
    </style:style>
    <style:style style:name="T1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13" style:parent-style-name="Normal" style:family="paragraph">
      <style:paragraph-properties fo:text-align="justify" style:writing-mode="rl-tb" fo:margin-top="0.0833in" fo:margin-bottom="0in" fo:line-height="100%"/>
    </style:style>
    <style:style style:name="T1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17" style:parent-style-name="Normal" style:family="paragraph">
      <style:paragraph-properties fo:text-align="justify" style:writing-mode="rl-tb" fo:margin-top="0.0833in" fo:margin-bottom="0in" fo:line-height="100%"/>
    </style:style>
    <style:style style:name="T1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1" style:parent-style-name="Normal" style:family="paragraph">
      <style:paragraph-properties fo:text-align="justify" style:writing-mode="rl-tb" fo:margin-top="0.0833in" fo:margin-bottom="0in" fo:line-height="100%"/>
    </style:style>
    <style:style style:name="T1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5" style:parent-style-name="Normal" style:family="paragraph">
      <style:paragraph-properties fo:text-align="justify" style:writing-mode="rl-tb" fo:margin-top="0.0833in" fo:margin-bottom="0in" fo:line-height="100%"/>
    </style:style>
    <style:style style:name="T1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9" style:parent-style-name="Normal" style:family="paragraph">
      <style:paragraph-properties fo:text-align="justify" style:writing-mode="rl-tb" fo:margin-top="0.0833in" fo:margin-bottom="0in" fo:line-height="100%"/>
    </style:style>
    <style:style style:name="T1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33" style:parent-style-name="Normal" style:family="paragraph">
      <style:paragraph-properties fo:text-align="justify" style:writing-mode="rl-tb" fo:margin-top="0.0833in" fo:margin-bottom="0in" fo:line-height="100%"/>
    </style:style>
    <style:style style:name="T1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16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38" style:parent-style-name="Normal" style:family="paragraph">
      <style:paragraph-properties fo:text-align="justify" style:writing-mode="rl-tb" fo:margin-top="0.0833in" fo:margin-bottom="0in" fo:line-height="100%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1" style:parent-style-name="Normal" style:family="paragraph">
      <style:paragraph-properties fo:text-align="justify" style:writing-mode="rl-tb" fo:margin-top="0.0833in" fo:margin-bottom="0in" fo:line-height="100%"/>
    </style:style>
    <style:style style:name="T1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6" style:parent-style-name="Normal" style:family="paragraph">
      <style:paragraph-properties fo:text-align="justify" style:writing-mode="rl-tb" fo:margin-top="0.0833in" fo:margin-bottom="0in" fo:line-height="100%"/>
    </style:style>
    <style:style style:name="T1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50" style:parent-style-name="Normal" style:family="paragraph">
      <style:paragraph-properties fo:text-align="justify" style:writing-mode="rl-tb" fo:margin-top="0.0833in" fo:margin-bottom="0in" fo:line-height="100%"/>
    </style:style>
    <style:style style:name="T1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54" style:parent-style-name="Normal" style:family="paragraph">
      <style:paragraph-properties fo:text-align="justify" style:writing-mode="rl-tb" fo:margin-top="0.0833in" fo:margin-bottom="0in" fo:line-height="100%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58" style:parent-style-name="Normal" style:family="paragraph">
      <style:paragraph-properties fo:text-align="justify" style:writing-mode="rl-tb" fo:margin-top="0.0833in" fo:margin-bottom="0in" fo:line-height="100%"/>
    </style:style>
    <style:style style:name="T1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2" style:parent-style-name="Normal" style:family="paragraph">
      <style:paragraph-properties fo:text-align="justify" style:writing-mode="rl-tb" fo:margin-top="0.0833in" fo:margin-bottom="0in" fo:line-height="100%"/>
    </style:style>
    <style:style style:name="T1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6" style:parent-style-name="Normal" style:family="paragraph">
      <style:paragraph-properties fo:text-align="justify" style:writing-mode="rl-tb" fo:margin-top="0.0833in" fo:margin-bottom="0in" fo:line-height="100%"/>
    </style:style>
    <style:style style:name="T1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0" style:parent-style-name="Normal" style:family="paragraph">
      <style:paragraph-properties fo:text-align="justify" style:writing-mode="rl-tb" fo:margin-top="0.0833in" fo:margin-bottom="0in" fo:line-height="100%"/>
    </style:style>
    <style:style style:name="T1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4" style:parent-style-name="Normal" style:family="paragraph">
      <style:paragraph-properties fo:text-align="justify" style:writing-mode="rl-tb" fo:margin-top="0.0833in" fo:margin-bottom="0in" fo:line-height="100%"/>
    </style:style>
    <style:style style:name="T1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8" style:parent-style-name="Normal" style:family="paragraph">
      <style:paragraph-properties fo:text-align="justify" style:writing-mode="rl-tb" fo:margin-top="0.0833in" fo:margin-bottom="0in" fo:line-height="100%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82" style:parent-style-name="Normal" style:family="paragraph">
      <style:paragraph-properties fo:text-align="justify" style:writing-mode="rl-tb" fo:margin-top="0.0833in" fo:margin-bottom="0in" fo:line-height="100%"/>
    </style:style>
    <style:style style:name="T1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86" style:parent-style-name="Normal" style:family="paragraph">
      <style:paragraph-properties fo:text-align="justify" style:writing-mode="rl-tb" fo:margin-top="0.0833in" fo:margin-bottom="0in" fo:line-height="100%"/>
    </style:style>
    <style:style style:name="T1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90" style:parent-style-name="Normal" style:family="paragraph">
      <style:paragraph-properties fo:text-align="justify" style:writing-mode="rl-tb" fo:margin-top="0.0833in" fo:margin-bottom="0in" fo:line-height="100%"/>
    </style:style>
    <style:style style:name="T1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94" style:parent-style-name="Normal" style:family="paragraph">
      <style:paragraph-properties fo:text-align="justify" style:writing-mode="rl-tb" fo:margin-top="0.0833in" fo:margin-bottom="0in" fo:line-height="100%"/>
    </style:style>
    <style:style style:name="T1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98" style:parent-style-name="Normal" style:family="paragraph">
      <style:paragraph-properties fo:text-align="justify" style:writing-mode="rl-tb" fo:margin-top="0.0833in" fo:margin-bottom="0in" fo:line-height="100%"/>
    </style:style>
    <style:style style:name="T1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2" style:parent-style-name="Normal" style:family="paragraph">
      <style:paragraph-properties fo:text-align="justify" style:writing-mode="rl-tb" fo:margin-top="0.0833in" fo:margin-bottom="0in" fo:line-height="100%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6" style:parent-style-name="Normal" style:family="paragraph">
      <style:paragraph-properties fo:text-align="justify" style:writing-mode="rl-tb" fo:margin-top="0.0833in" fo:margin-bottom="0in" fo:line-height="100%"/>
    </style:style>
    <style:style style:name="T1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0" style:parent-style-name="Normal" style:family="paragraph">
      <style:paragraph-properties fo:text-align="justify" style:writing-mode="rl-tb" fo:margin-top="0.0833in" fo:margin-bottom="0in" fo:line-height="100%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4" style:parent-style-name="Normal" style:family="paragraph">
      <style:paragraph-properties fo:text-align="justify" style:writing-mode="rl-tb" fo:margin-top="0.0833in" fo:margin-bottom="0in" fo:line-height="100%"/>
    </style:style>
    <style:style style:name="T1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8" style:parent-style-name="Normal" style:family="paragraph">
      <style:paragraph-properties fo:text-align="justify" style:writing-mode="rl-tb" fo:margin-top="0.0833in" fo:margin-bottom="0in" fo:line-height="100%"/>
    </style:style>
    <style:style style:name="T1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2" style:parent-style-name="Normal" style:family="paragraph">
      <style:paragraph-properties fo:text-align="justify" style:writing-mode="rl-tb" fo:margin-top="0.0833in" fo:margin-bottom="0in" fo:line-height="100%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6" style:parent-style-name="Normal" style:family="paragraph">
      <style:paragraph-properties fo:text-align="justify" style:writing-mode="rl-tb" fo:margin-top="0.0833in" fo:margin-bottom="0in" fo:line-height="100%"/>
    </style:style>
    <style:style style:name="T1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30" style:parent-style-name="Normal" style:family="paragraph">
      <style:paragraph-properties fo:text-align="justify" style:writing-mode="rl-tb" fo:margin-top="0.0833in" fo:margin-bottom="0in" fo:line-height="100%"/>
    </style:style>
    <style:style style:name="T1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34" style:parent-style-name="Normal" style:family="paragraph">
      <style:paragraph-properties fo:text-align="justify" style:writing-mode="rl-tb" fo:margin-top="0.0833in" fo:margin-bottom="0in" fo:line-height="100%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17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39" style:parent-style-name="Normal" style:family="paragraph">
      <style:paragraph-properties fo:text-align="justify" style:writing-mode="rl-tb" fo:margin-top="0.0833in" fo:margin-bottom="0in" fo:line-height="100%"/>
    </style:style>
    <style:style style:name="T1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43" style:parent-style-name="Normal" style:family="paragraph">
      <style:paragraph-properties fo:text-align="justify" style:writing-mode="rl-tb" fo:margin-top="0.0833in" fo:margin-bottom="0in" fo:line-height="100%"/>
    </style:style>
    <style:style style:name="T1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47" style:parent-style-name="Normal" style:family="paragraph">
      <style:paragraph-properties fo:text-align="justify" style:writing-mode="rl-tb" fo:margin-top="0.0833in" fo:margin-bottom="0in" fo:line-height="100%"/>
    </style:style>
    <style:style style:name="T1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51" style:parent-style-name="Normal" style:family="paragraph">
      <style:paragraph-properties fo:text-align="justify" style:writing-mode="rl-tb" fo:margin-top="0.0833in" fo:margin-bottom="0in" fo:line-height="100%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55" style:parent-style-name="Normal" style:family="paragraph">
      <style:paragraph-properties fo:text-align="justify" style:writing-mode="rl-tb" fo:margin-top="0.0833in" fo:margin-bottom="0in" fo:line-height="100%"/>
    </style:style>
    <style:style style:name="T1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59" style:parent-style-name="Normal" style:family="paragraph">
      <style:paragraph-properties fo:text-align="justify" style:writing-mode="rl-tb" fo:margin-top="0.0833in" fo:margin-bottom="0in" fo:line-height="100%"/>
    </style:style>
    <style:style style:name="T1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3" style:parent-style-name="Normal" style:family="paragraph">
      <style:paragraph-properties fo:text-align="justify" style:writing-mode="rl-tb" fo:margin-top="0.0833in" fo:margin-bottom="0in" fo:line-height="100%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7" style:parent-style-name="Normal" style:family="paragraph">
      <style:paragraph-properties fo:text-align="justify" style:writing-mode="rl-tb" fo:margin-top="0.0833in" fo:margin-bottom="0in" fo:line-height="100%"/>
    </style:style>
    <style:style style:name="T1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71" style:parent-style-name="Normal" style:family="paragraph">
      <style:paragraph-properties fo:text-align="justify" style:writing-mode="rl-tb" fo:margin-top="0.0833in" fo:margin-bottom="0in" fo:line-height="100%"/>
    </style:style>
    <style:style style:name="T1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75" style:parent-style-name="Normal" style:family="paragraph">
      <style:paragraph-properties fo:text-align="justify" style:writing-mode="rl-tb" fo:margin-top="0.0833in" fo:margin-bottom="0in" fo:line-height="100%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79" style:parent-style-name="Normal" style:family="paragraph">
      <style:paragraph-properties fo:text-align="justify" style:writing-mode="rl-tb" fo:margin-top="0.0833in" fo:margin-bottom="0in" fo:line-height="100%"/>
    </style:style>
    <style:style style:name="T1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178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84" style:parent-style-name="Normal" style:family="paragraph">
      <style:paragraph-properties fo:text-align="justify" style:writing-mode="rl-tb" fo:margin-top="0.0833in" fo:margin-bottom="0in" fo:line-height="100%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88" style:parent-style-name="Normal" style:family="paragraph">
      <style:paragraph-properties fo:text-align="justify" style:writing-mode="rl-tb" fo:margin-top="0.0833in" fo:margin-bottom="0in" fo:line-height="100%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92" style:parent-style-name="Normal" style:family="paragraph">
      <style:paragraph-properties fo:text-align="justify" style:writing-mode="rl-tb" fo:margin-top="0.0833in" fo:margin-bottom="0in" fo:line-height="100%"/>
    </style:style>
    <style:style style:name="T1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96" style:parent-style-name="Normal" style:family="paragraph">
      <style:paragraph-properties fo:text-align="justify" style:writing-mode="rl-tb" fo:margin-top="0.0833in" fo:margin-bottom="0in" fo:line-height="100%"/>
    </style:style>
    <style:style style:name="T1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0" style:parent-style-name="Normal" style:family="paragraph">
      <style:paragraph-properties fo:text-align="justify" style:writing-mode="rl-tb" fo:margin-top="0.0833in" fo:margin-bottom="0in" fo:line-height="100%"/>
    </style:style>
    <style:style style:name="T1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4" style:parent-style-name="Normal" style:family="paragraph">
      <style:paragraph-properties fo:text-align="justify" style:writing-mode="rl-tb" fo:margin-top="0.0833in" fo:margin-bottom="0in" fo:line-height="100%"/>
    </style:style>
    <style:style style:name="T1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8" style:parent-style-name="Normal" style:family="paragraph">
      <style:paragraph-properties fo:text-align="justify" style:writing-mode="rl-tb" fo:margin-top="0.0833in" fo:margin-bottom="0in" fo:line-height="100%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12" style:parent-style-name="Normal" style:family="paragraph">
      <style:paragraph-properties fo:text-align="justify" style:writing-mode="rl-tb" fo:margin-top="0.0833in" fo:margin-bottom="0in" fo:line-height="100%"/>
    </style:style>
    <style:style style:name="T1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16" style:parent-style-name="Normal" style:family="paragraph">
      <style:paragraph-properties fo:text-align="justify" style:writing-mode="rl-tb" fo:margin-top="0.0833in" fo:margin-bottom="0in" fo:line-height="100%"/>
    </style:style>
    <style:style style:name="T1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0" style:parent-style-name="Normal" style:family="paragraph">
      <style:paragraph-properties fo:text-align="justify" style:writing-mode="rl-tb" fo:margin-top="0.0833in" fo:margin-bottom="0in" fo:line-height="100%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4" style:parent-style-name="Normal" style:family="paragraph">
      <style:paragraph-properties fo:text-align="justify" style:writing-mode="rl-tb" fo:margin-top="0.0833in" fo:margin-bottom="0in" fo:line-height="100%"/>
    </style:style>
    <style:style style:name="T1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8" style:parent-style-name="Normal" style:family="paragraph">
      <style:paragraph-properties fo:text-align="justify" style:writing-mode="rl-tb" fo:margin-top="0.0833in" fo:margin-bottom="0in" fo:line-height="100%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33" style:parent-style-name="Normal" style:family="paragraph">
      <style:paragraph-properties fo:text-align="justify" style:writing-mode="rl-tb" fo:margin-top="0.0833in" fo:margin-bottom="0in" fo:line-height="100%"/>
    </style:style>
    <style:style style:name="T1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37" style:parent-style-name="Normal" style:family="paragraph">
      <style:paragraph-properties fo:text-align="justify" style:writing-mode="rl-tb" fo:margin-top="0.0833in" fo:margin-bottom="0in" fo:line-height="100%"/>
    </style:style>
    <style:style style:name="T1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1" style:parent-style-name="Normal" style:family="paragraph">
      <style:paragraph-properties fo:text-align="justify" style:writing-mode="rl-tb" fo:margin-top="0.0833in" fo:margin-bottom="0in" fo:line-height="100%"/>
    </style:style>
    <style:style style:name="T1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5" style:parent-style-name="Normal" style:family="paragraph">
      <style:paragraph-properties fo:text-align="justify" style:writing-mode="rl-tb" fo:margin-top="0.0833in" fo:margin-bottom="0in" fo:line-height="100%"/>
    </style:style>
    <style:style style:name="T1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9" style:parent-style-name="Normal" style:family="paragraph">
      <style:paragraph-properties fo:text-align="justify" style:writing-mode="rl-tb" fo:margin-top="0.0833in" fo:margin-bottom="0in" fo:line-height="100%"/>
    </style:style>
    <style:style style:name="T1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53" style:parent-style-name="Normal" style:family="paragraph">
      <style:paragraph-properties fo:text-align="justify" style:writing-mode="rl-tb" fo:margin-top="0.0833in" fo:margin-bottom="0in" fo:line-height="100%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57" style:parent-style-name="Normal" style:family="paragraph">
      <style:paragraph-properties fo:text-align="justify" style:writing-mode="rl-tb" fo:margin-top="0.0833in" fo:margin-bottom="0in" fo:line-height="100%"/>
    </style:style>
    <style:style style:name="T1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1" style:parent-style-name="Normal" style:family="paragraph">
      <style:paragraph-properties fo:text-align="justify" style:writing-mode="rl-tb" fo:margin-top="0.0833in" fo:margin-bottom="0in" fo:line-height="100%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5" style:parent-style-name="Normal" style:family="paragraph">
      <style:paragraph-properties fo:text-align="justify" style:writing-mode="rl-tb" fo:margin-top="0.0833in" fo:margin-bottom="0in" fo:line-height="100%"/>
    </style:style>
    <style:style style:name="T1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9" style:parent-style-name="Normal" style:family="paragraph">
      <style:paragraph-properties fo:text-align="justify" style:writing-mode="rl-tb" fo:margin-top="0.0833in" fo:margin-bottom="0in" fo:line-height="100%"/>
    </style:style>
    <style:style style:name="T1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18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74" style:parent-style-name="Normal" style:family="paragraph">
      <style:paragraph-properties fo:text-align="justify" style:writing-mode="rl-tb" fo:margin-top="0.0833in" fo:margin-bottom="0in" fo:line-height="100%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78" style:parent-style-name="Normal" style:family="paragraph">
      <style:paragraph-properties fo:text-align="justify" style:writing-mode="rl-tb" fo:margin-top="0.0833in" fo:margin-bottom="0in" fo:line-height="100%"/>
    </style:style>
    <style:style style:name="T1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2" style:parent-style-name="Normal" style:family="paragraph">
      <style:paragraph-properties fo:text-align="justify" style:writing-mode="rl-tb" fo:margin-top="0.0833in" fo:margin-bottom="0in" fo:line-height="100%"/>
    </style:style>
    <style:style style:name="T1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6" style:parent-style-name="Normal" style:family="paragraph">
      <style:paragraph-properties fo:text-align="justify" style:writing-mode="rl-tb" fo:margin-top="0.0833in" fo:margin-bottom="0in" fo:line-height="100%"/>
    </style:style>
    <style:style style:name="T1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90" style:parent-style-name="Normal" style:family="paragraph">
      <style:paragraph-properties fo:text-align="justify" style:writing-mode="rl-tb" fo:margin-top="0.0833in" fo:margin-bottom="0in" fo:line-height="100%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94" style:parent-style-name="Normal" style:family="paragraph">
      <style:paragraph-properties fo:text-align="justify" style:writing-mode="rl-tb" fo:margin-top="0.0833in" fo:margin-bottom="0in" fo:line-height="100%"/>
    </style:style>
    <style:style style:name="T1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98" style:parent-style-name="Normal" style:family="paragraph">
      <style:paragraph-properties fo:text-align="justify" style:writing-mode="rl-tb" fo:margin-top="0.0833in" fo:margin-bottom="0in" fo:line-height="100%"/>
    </style:style>
    <style:style style:name="T1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02" style:parent-style-name="Normal" style:family="paragraph">
      <style:paragraph-properties fo:text-align="justify" style:writing-mode="rl-tb" fo:margin-top="0.0833in" fo:margin-bottom="0in" fo:line-height="100%"/>
    </style:style>
    <style:style style:name="T1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06" style:parent-style-name="Normal" style:family="paragraph">
      <style:paragraph-properties fo:text-align="justify" style:writing-mode="rl-tb" fo:margin-top="0.0833in" fo:margin-bottom="0in" fo:line-height="100%"/>
    </style:style>
    <style:style style:name="T1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0" style:parent-style-name="Normal" style:family="paragraph">
      <style:paragraph-properties fo:text-align="justify" style:writing-mode="rl-tb" fo:margin-top="0.0833in" fo:margin-bottom="0in" fo:line-height="100%"/>
    </style:style>
    <style:style style:name="T1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4" style:parent-style-name="Normal" style:family="paragraph">
      <style:paragraph-properties fo:text-align="justify" style:writing-mode="rl-tb" fo:margin-top="0.0833in" fo:margin-bottom="0in" fo:line-height="100%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8" style:parent-style-name="Normal" style:family="paragraph">
      <style:paragraph-properties fo:text-align="justify" style:writing-mode="rl-tb" fo:margin-top="0.0833in" fo:margin-bottom="0in" fo:line-height="100%"/>
    </style:style>
    <style:style style:name="T1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22" style:parent-style-name="Normal" style:family="paragraph">
      <style:paragraph-properties fo:text-align="justify" style:writing-mode="rl-tb" fo:margin-top="0.0833in" fo:margin-bottom="0in" fo:line-height="100%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26" style:parent-style-name="Normal" style:family="paragraph">
      <style:paragraph-properties fo:text-align="justify" style:writing-mode="rl-tb" fo:margin-top="0.0833in" fo:margin-bottom="0in" fo:line-height="100%"/>
    </style:style>
    <style:style style:name="T1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30" style:parent-style-name="Normal" style:family="paragraph">
      <style:paragraph-properties fo:text-align="justify" style:writing-mode="rl-tb" fo:margin-top="0.0833in" fo:margin-bottom="0in" fo:line-height="100%"/>
    </style:style>
    <style:style style:name="T1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34" style:parent-style-name="Normal" style:family="paragraph">
      <style:paragraph-properties fo:text-align="justify" style:writing-mode="rl-tb" fo:margin-top="0.0833in" fo:margin-bottom="0in" fo:line-height="100%"/>
    </style:style>
    <style:style style:name="T1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38" style:parent-style-name="Normal" style:family="paragraph">
      <style:paragraph-properties fo:text-align="justify" style:writing-mode="rl-tb" fo:margin-top="0.0833in" fo:margin-bottom="0in" fo:line-height="100%"/>
    </style:style>
    <style:style style:name="T1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42" style:parent-style-name="Normal" style:family="paragraph">
      <style:paragraph-properties fo:text-align="justify" style:writing-mode="rl-tb" fo:margin-top="0.0833in" fo:margin-bottom="0in" fo:line-height="100%"/>
    </style:style>
    <style:style style:name="T1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46" style:parent-style-name="Normal" style:family="paragraph">
      <style:paragraph-properties fo:text-align="justify" style:writing-mode="rl-tb" fo:margin-top="0.0833in" fo:margin-bottom="0in" fo:line-height="100%"/>
    </style:style>
    <style:style style:name="T1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50" style:parent-style-name="Normal" style:family="paragraph">
      <style:paragraph-properties fo:text-align="justify" style:writing-mode="rl-tb" fo:margin-top="0.0833in" fo:margin-bottom="0in" fo:line-height="100%"/>
    </style:style>
    <style:style style:name="T1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54" style:parent-style-name="Normal" style:family="paragraph">
      <style:paragraph-properties fo:text-align="justify" style:writing-mode="rl-tb" fo:margin-top="0.0833in" fo:margin-bottom="0in" fo:line-height="100%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58" style:parent-style-name="Normal" style:family="paragraph">
      <style:paragraph-properties fo:text-align="justify" style:writing-mode="rl-tb" fo:margin-top="0.0833in" fo:margin-bottom="0in" fo:line-height="100%"/>
    </style:style>
    <style:style style:name="T1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62" style:parent-style-name="Normal" style:family="paragraph">
      <style:paragraph-properties fo:text-align="justify" style:writing-mode="rl-tb" fo:margin-top="0.0833in" fo:margin-bottom="0in" fo:line-height="100%"/>
    </style:style>
    <style:style style:name="T1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196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67" style:parent-style-name="Normal" style:family="paragraph">
      <style:paragraph-properties fo:text-align="justify" style:writing-mode="rl-tb" fo:margin-top="0.0833in" fo:margin-bottom="0in" fo:line-height="100%"/>
    </style:style>
    <style:style style:name="T1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70" style:parent-style-name="Normal" style:family="paragraph">
      <style:paragraph-properties fo:text-align="justify" style:writing-mode="rl-tb" fo:margin-top="0.0833in" fo:margin-bottom="0in" fo:line-height="100%"/>
    </style:style>
    <style:style style:name="T1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74" style:parent-style-name="Normal" style:family="paragraph">
      <style:paragraph-properties fo:text-align="justify" style:writing-mode="rl-tb" fo:margin-top="0.0833in" fo:margin-bottom="0in" fo:line-height="100%"/>
    </style:style>
    <style:style style:name="T1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78" style:parent-style-name="Normal" style:family="paragraph">
      <style:paragraph-properties fo:text-align="justify" style:writing-mode="rl-tb" fo:margin-top="0.0833in" fo:margin-bottom="0in" fo:line-height="100%"/>
    </style:style>
    <style:style style:name="T1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82" style:parent-style-name="Normal" style:family="paragraph">
      <style:paragraph-properties fo:text-align="justify" style:writing-mode="rl-tb" fo:margin-top="0.0833in" fo:margin-bottom="0in" fo:line-height="100%"/>
    </style:style>
    <style:style style:name="T1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86" style:parent-style-name="Normal" style:family="paragraph">
      <style:paragraph-properties fo:text-align="justify" style:writing-mode="rl-tb" fo:margin-top="0.0833in" fo:margin-bottom="0in" fo:line-height="100%"/>
    </style:style>
    <style:style style:name="T1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90" style:parent-style-name="Normal" style:family="paragraph">
      <style:paragraph-properties fo:text-align="justify" style:writing-mode="rl-tb" fo:margin-top="0.0833in" fo:margin-bottom="0in" fo:line-height="100%"/>
    </style:style>
    <style:style style:name="T1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94" style:parent-style-name="Normal" style:family="paragraph">
      <style:paragraph-properties fo:text-align="justify" style:writing-mode="rl-tb" fo:margin-top="0.0833in" fo:margin-bottom="0in" fo:line-height="100%"/>
    </style:style>
    <style:style style:name="T1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98" style:parent-style-name="Normal" style:family="paragraph">
      <style:paragraph-properties fo:text-align="justify" style:writing-mode="rl-tb" fo:margin-top="0.0833in" fo:margin-bottom="0in" fo:line-height="100%"/>
    </style:style>
    <style:style style:name="T1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02" style:parent-style-name="Normal" style:family="paragraph">
      <style:paragraph-properties fo:text-align="justify" style:writing-mode="rl-tb" fo:margin-top="0.0833in" fo:margin-bottom="0in" fo:line-height="100%"/>
    </style:style>
    <style:style style:name="T2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06" style:parent-style-name="Normal" style:family="paragraph">
      <style:paragraph-properties fo:text-align="justify" style:writing-mode="rl-tb" fo:margin-top="0.0833in" fo:margin-bottom="0in" fo:line-height="100%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0" style:parent-style-name="Normal" style:family="paragraph">
      <style:paragraph-properties fo:text-align="justify" style:writing-mode="rl-tb" fo:margin-top="0.0833in" fo:margin-bottom="0in" fo:line-height="100%"/>
    </style:style>
    <style:style style:name="T2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4" style:parent-style-name="Normal" style:family="paragraph">
      <style:paragraph-properties fo:text-align="justify" style:writing-mode="rl-tb" fo:margin-top="0.0833in" fo:margin-bottom="0in" fo:line-height="100%"/>
    </style:style>
    <style:style style:name="T2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8" style:parent-style-name="Normal" style:family="paragraph">
      <style:paragraph-properties fo:text-align="justify" style:writing-mode="rl-tb" fo:margin-top="0.0833in" fo:margin-bottom="0in" fo:line-height="100%"/>
    </style:style>
    <style:style style:name="T2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22" style:parent-style-name="Normal" style:family="paragraph">
      <style:paragraph-properties fo:text-align="justify" style:writing-mode="rl-tb" fo:margin-top="0.0833in" fo:margin-bottom="0in" fo:line-height="100%"/>
    </style:style>
    <style:style style:name="T2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26" style:parent-style-name="Normal" style:family="paragraph">
      <style:paragraph-properties fo:text-align="justify" style:writing-mode="rl-tb" fo:margin-top="0.0833in" fo:margin-bottom="0in" fo:line-height="100%"/>
    </style:style>
    <style:style style:name="T2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30" style:parent-style-name="Normal" style:family="paragraph">
      <style:paragraph-properties fo:text-align="justify" style:writing-mode="rl-tb" fo:margin-top="0.0833in" fo:margin-bottom="0in" fo:line-height="100%"/>
    </style:style>
    <style:style style:name="T2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34" style:parent-style-name="Normal" style:family="paragraph">
      <style:paragraph-properties fo:text-align="justify" style:writing-mode="rl-tb" fo:margin-top="0.0833in" fo:margin-bottom="0in" fo:line-height="100%"/>
    </style:style>
    <style:style style:name="T2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38" style:parent-style-name="Normal" style:family="paragraph">
      <style:paragraph-properties fo:text-align="justify" style:writing-mode="rl-tb" fo:margin-top="0.0833in" fo:margin-bottom="0in" fo:line-height="100%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2" style:parent-style-name="Normal" style:family="paragraph">
      <style:paragraph-properties fo:text-align="justify" style:writing-mode="rl-tb" fo:margin-top="0.0833in" fo:margin-bottom="0in" fo:line-height="100%"/>
    </style:style>
    <style:style style:name="T2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6" style:parent-style-name="Normal" style:family="paragraph">
      <style:paragraph-properties fo:text-align="justify" style:writing-mode="rl-tb" fo:margin-top="0.0833in" fo:margin-bottom="0in" fo:line-height="100%"/>
    </style:style>
    <style:style style:name="T2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50" style:parent-style-name="Normal" style:family="paragraph">
      <style:paragraph-properties fo:text-align="justify" style:writing-mode="rl-tb" fo:margin-top="0.0833in" fo:margin-bottom="0in" fo:line-height="100%"/>
    </style:style>
    <style:style style:name="T2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54" style:parent-style-name="Normal" style:family="paragraph">
      <style:paragraph-properties fo:text-align="justify" style:writing-mode="rl-tb" fo:margin-top="0.0833in" fo:margin-bottom="0in" fo:line-height="100%"/>
    </style:style>
    <style:style style:name="T2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58" style:parent-style-name="Normal" style:family="paragraph">
      <style:paragraph-properties fo:text-align="justify" style:writing-mode="rl-tb" fo:margin-top="0.0833in" fo:margin-bottom="0in" fo:line-height="100%"/>
    </style:style>
    <style:style style:name="T2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62" style:parent-style-name="Normal" style:family="paragraph">
      <style:paragraph-properties fo:text-align="justify" style:writing-mode="rl-tb" fo:margin-top="0.0833in" fo:margin-bottom="0in" fo:line-height="100%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66" style:parent-style-name="Normal" style:family="paragraph">
      <style:paragraph-properties fo:text-align="justify" style:writing-mode="rl-tb" fo:margin-top="0.0833in" fo:margin-bottom="0in" fo:line-height="100%"/>
    </style:style>
    <style:style style:name="T2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70" style:parent-style-name="Normal" style:family="paragraph">
      <style:paragraph-properties fo:text-align="justify" style:writing-mode="rl-tb" fo:margin-top="0.0833in" fo:margin-bottom="0in" fo:line-height="100%"/>
    </style:style>
    <style:style style:name="T2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74" style:parent-style-name="Normal" style:family="paragraph">
      <style:paragraph-properties fo:text-align="justify" style:writing-mode="rl-tb" fo:margin-top="0.0833in" fo:margin-bottom="0in" fo:line-height="100%"/>
    </style:style>
    <style:style style:name="T2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20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79" style:parent-style-name="Normal" style:family="paragraph">
      <style:paragraph-properties fo:text-align="justify" style:writing-mode="rl-tb" fo:margin-top="0.0833in" fo:margin-bottom="0in" fo:line-height="100%"/>
    </style:style>
    <style:style style:name="T2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82" style:parent-style-name="Normal" style:family="paragraph">
      <style:paragraph-properties fo:text-align="justify" style:writing-mode="rl-tb" fo:margin-top="0.0833in" fo:margin-bottom="0in" fo:line-height="100%"/>
    </style:style>
    <style:style style:name="T2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86" style:parent-style-name="Normal" style:family="paragraph">
      <style:paragraph-properties fo:text-align="justify" style:writing-mode="rl-tb" fo:margin-top="0.0833in" fo:margin-bottom="0in" fo:line-height="100%"/>
    </style:style>
    <style:style style:name="T2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90" style:parent-style-name="Normal" style:family="paragraph">
      <style:paragraph-properties fo:text-align="justify" style:writing-mode="rl-tb" fo:margin-top="0.0833in" fo:margin-bottom="0in" fo:line-height="100%"/>
    </style:style>
    <style:style style:name="T2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94" style:parent-style-name="Normal" style:family="paragraph">
      <style:paragraph-properties fo:text-align="justify" style:writing-mode="rl-tb" fo:margin-top="0.0833in" fo:margin-bottom="0in" fo:line-height="100%"/>
    </style:style>
    <style:style style:name="T2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98" style:parent-style-name="Normal" style:family="paragraph">
      <style:paragraph-properties fo:text-align="justify" style:writing-mode="rl-tb" fo:margin-top="0.0833in" fo:margin-bottom="0in" fo:line-height="100%"/>
    </style:style>
    <style:style style:name="T2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02" style:parent-style-name="Normal" style:family="paragraph">
      <style:paragraph-properties fo:text-align="justify" style:writing-mode="rl-tb" fo:margin-top="0.0833in" fo:margin-bottom="0in" fo:line-height="100%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06" style:parent-style-name="Normal" style:family="paragraph">
      <style:paragraph-properties fo:text-align="justify" style:writing-mode="rl-tb" fo:margin-top="0.0833in" fo:margin-bottom="0in" fo:line-height="100%"/>
    </style:style>
    <style:style style:name="T2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10" style:parent-style-name="Normal" style:family="paragraph">
      <style:paragraph-properties fo:text-align="justify" style:writing-mode="rl-tb" fo:margin-top="0.0833in" fo:margin-bottom="0in" fo:line-height="100%"/>
    </style:style>
    <style:style style:name="T2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14" style:parent-style-name="Normal" style:family="paragraph">
      <style:paragraph-properties fo:text-align="justify" style:writing-mode="rl-tb" fo:margin-top="0.0833in" fo:margin-bottom="0in" fo:line-height="100%"/>
    </style:style>
    <style:style style:name="T2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18" style:parent-style-name="Normal" style:family="paragraph">
      <style:paragraph-properties fo:text-align="justify" style:writing-mode="rl-tb" fo:margin-top="0.0833in" fo:margin-bottom="0in" fo:line-height="100%"/>
    </style:style>
    <style:style style:name="T2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22" style:parent-style-name="Normal" style:family="paragraph">
      <style:paragraph-properties fo:text-align="justify" style:writing-mode="rl-tb" fo:margin-top="0.0833in" fo:margin-bottom="0in" fo:line-height="100%"/>
    </style:style>
    <style:style style:name="T2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26" style:parent-style-name="Normal" style:family="paragraph">
      <style:paragraph-properties fo:text-align="justify" style:writing-mode="rl-tb" fo:margin-top="0.0833in" fo:margin-bottom="0in" fo:line-height="100%"/>
    </style:style>
    <style:style style:name="T2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21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31" style:parent-style-name="Normal" style:family="paragraph">
      <style:paragraph-properties fo:text-align="justify" style:writing-mode="rl-tb" fo:margin-top="0.0833in" fo:margin-bottom="0in" fo:line-height="100%"/>
    </style:style>
    <style:style style:name="T2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34" style:parent-style-name="Normal" style:family="paragraph">
      <style:paragraph-properties fo:text-align="justify" style:writing-mode="rl-tb" fo:margin-top="0.0833in" fo:margin-bottom="0in" fo:line-height="100%"/>
    </style:style>
    <style:style style:name="T2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38" style:parent-style-name="Normal" style:family="paragraph">
      <style:paragraph-properties fo:text-align="justify" style:writing-mode="rl-tb" fo:margin-top="0.0833in" fo:margin-bottom="0in" fo:line-height="100%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42" style:parent-style-name="Normal" style:family="paragraph">
      <style:paragraph-properties fo:text-align="justify" style:writing-mode="rl-tb" fo:margin-top="0.0833in" fo:margin-bottom="0in" fo:line-height="100%"/>
    </style:style>
    <style:style style:name="T2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46" style:parent-style-name="Normal" style:family="paragraph">
      <style:paragraph-properties fo:text-align="justify" style:writing-mode="rl-tb" fo:margin-top="0.0833in" fo:margin-bottom="0in" fo:line-height="100%"/>
    </style:style>
    <style:style style:name="T2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0" style:parent-style-name="Normal" style:family="paragraph">
      <style:paragraph-properties fo:text-align="justify" style:writing-mode="rl-tb" fo:margin-top="0.0833in" fo:margin-bottom="0in" fo:line-height="100%"/>
    </style:style>
    <style:style style:name="T2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4" style:parent-style-name="Normal" style:family="paragraph">
      <style:paragraph-properties fo:text-align="justify" style:writing-mode="rl-tb" fo:margin-top="0.0833in" fo:margin-bottom="0in" fo:line-height="100%"/>
    </style:style>
    <style:style style:name="T2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8" style:parent-style-name="Normal" style:family="paragraph">
      <style:paragraph-properties fo:text-align="justify" style:writing-mode="rl-tb" fo:margin-top="0.0833in" fo:margin-bottom="0in" fo:line-height="100%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62" style:parent-style-name="Normal" style:family="paragraph">
      <style:paragraph-properties fo:text-align="justify" style:writing-mode="rl-tb" fo:margin-top="0.0833in" fo:margin-bottom="0in" fo:line-height="100%"/>
    </style:style>
    <style:style style:name="T2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66" style:parent-style-name="Normal" style:family="paragraph">
      <style:paragraph-properties fo:text-align="justify" style:writing-mode="rl-tb" fo:margin-top="0.0833in" fo:margin-bottom="0in" fo:line-height="100%"/>
    </style:style>
    <style:style style:name="T2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0" style:parent-style-name="Normal" style:family="paragraph">
      <style:paragraph-properties fo:text-align="justify" style:writing-mode="rl-tb" fo:margin-top="0.0833in" fo:margin-bottom="0in" fo:line-height="100%"/>
    </style:style>
    <style:style style:name="T2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4" style:parent-style-name="Normal" style:family="paragraph">
      <style:paragraph-properties fo:text-align="justify" style:writing-mode="rl-tb" fo:margin-top="0.0833in" fo:margin-bottom="0in" fo:line-height="100%"/>
    </style:style>
    <style:style style:name="T2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8" style:parent-style-name="Normal" style:family="paragraph">
      <style:paragraph-properties fo:text-align="justify" style:writing-mode="rl-tb" fo:margin-top="0.0833in" fo:margin-bottom="0in" fo:line-height="100%"/>
    </style:style>
    <style:style style:name="T2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82" style:parent-style-name="Normal" style:family="paragraph">
      <style:paragraph-properties fo:text-align="justify" style:writing-mode="rl-tb" fo:margin-top="0.0833in" fo:margin-bottom="0in" fo:line-height="100%"/>
    </style:style>
    <style:style style:name="T2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86" style:parent-style-name="Normal" style:family="paragraph">
      <style:paragraph-properties fo:text-align="justify" style:writing-mode="rl-tb" fo:margin-top="0.0833in" fo:margin-bottom="0in" fo:line-height="100%"/>
    </style:style>
    <style:style style:name="T2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0" style:parent-style-name="Normal" style:family="paragraph">
      <style:paragraph-properties fo:text-align="justify" style:writing-mode="rl-tb" fo:margin-top="0.0833in" fo:margin-bottom="0in" fo:line-height="100%"/>
    </style:style>
    <style:style style:name="T2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4" style:parent-style-name="Normal" style:family="paragraph">
      <style:paragraph-properties fo:text-align="justify" style:writing-mode="rl-tb" fo:margin-top="0.0833in" fo:margin-bottom="0in" fo:line-height="100%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8" style:parent-style-name="Normal" style:family="paragraph">
      <style:paragraph-properties fo:text-align="justify" style:writing-mode="rl-tb" fo:margin-top="0.0833in" fo:margin-bottom="0in" fo:line-height="100%"/>
    </style:style>
    <style:style style:name="T2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02" style:parent-style-name="Normal" style:family="paragraph">
      <style:paragraph-properties fo:text-align="justify" style:writing-mode="rl-tb" fo:margin-top="0.0833in" fo:margin-bottom="0in" fo:line-height="100%"/>
    </style:style>
    <style:style style:name="T2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06" style:parent-style-name="Normal" style:family="paragraph">
      <style:paragraph-properties fo:text-align="justify" style:writing-mode="rl-tb" fo:margin-top="0.0833in" fo:margin-bottom="0in" fo:line-height="100%"/>
    </style:style>
    <style:style style:name="T2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0" style:parent-style-name="Normal" style:family="paragraph">
      <style:paragraph-properties fo:text-align="justify" style:writing-mode="rl-tb" fo:margin-top="0.0833in" fo:margin-bottom="0in" fo:line-height="100%"/>
    </style:style>
    <style:style style:name="T2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4" style:parent-style-name="Normal" style:family="paragraph">
      <style:paragraph-properties fo:text-align="justify" style:writing-mode="rl-tb" fo:margin-top="0.0833in" fo:margin-bottom="0in" fo:line-height="100%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8" style:parent-style-name="Normal" style:family="paragraph">
      <style:paragraph-properties fo:text-align="justify" style:writing-mode="rl-tb" fo:margin-top="0.0833in" fo:margin-bottom="0in" fo:line-height="100%"/>
    </style:style>
    <style:style style:name="T2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22" style:parent-style-name="Normal" style:family="paragraph">
      <style:paragraph-properties fo:text-align="justify" style:writing-mode="rl-tb" fo:margin-top="0.0833in" fo:margin-bottom="0in" fo:line-height="100%"/>
    </style:style>
    <style:style style:name="T2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26" style:parent-style-name="Normal" style:family="paragraph">
      <style:paragraph-properties fo:text-align="justify" style:writing-mode="rl-tb" fo:margin-top="0.0833in" fo:margin-bottom="0in" fo:line-height="100%"/>
    </style:style>
    <style:style style:name="T2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0" style:parent-style-name="Normal" style:family="paragraph">
      <style:paragraph-properties fo:text-align="justify" style:writing-mode="rl-tb" fo:margin-top="0.0833in" fo:margin-bottom="0in" fo:line-height="100%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4" style:parent-style-name="Normal" style:family="paragraph">
      <style:paragraph-properties fo:text-align="justify" style:writing-mode="rl-tb" fo:margin-top="0.0833in" fo:margin-bottom="0in" fo:line-height="100%"/>
    </style:style>
    <style:style style:name="T2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8" style:parent-style-name="Normal" style:family="paragraph">
      <style:paragraph-properties fo:text-align="justify" style:writing-mode="rl-tb" fo:margin-top="0.0833in" fo:margin-bottom="0in" fo:line-height="100%"/>
    </style:style>
    <style:style style:name="T2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42" style:parent-style-name="Normal" style:family="paragraph">
      <style:paragraph-properties fo:text-align="justify" style:writing-mode="rl-tb" fo:margin-top="0.0833in" fo:margin-bottom="0in" fo:line-height="100%"/>
    </style:style>
    <style:style style:name="T2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46" style:parent-style-name="Normal" style:family="paragraph">
      <style:paragraph-properties fo:text-align="justify" style:writing-mode="rl-tb" fo:margin-top="0.0833in" fo:margin-bottom="0in" fo:line-height="100%"/>
    </style:style>
    <style:style style:name="T2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50" style:parent-style-name="Normal" style:family="paragraph">
      <style:paragraph-properties fo:text-align="justify" style:writing-mode="rl-tb" fo:margin-top="0.0833in" fo:margin-bottom="0in" fo:line-height="100%"/>
    </style:style>
    <style:style style:name="T2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53" style:parent-style-name="Normal" style:family="paragraph">
      <style:paragraph-properties fo:text-align="justify" style:writing-mode="rl-tb" fo:margin-top="0.0833in" fo:margin-bottom="0in" fo:line-height="100%"/>
    </style:style>
    <style:style style:name="T2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57" style:parent-style-name="Normal" style:family="paragraph">
      <style:paragraph-properties fo:text-align="justify" style:writing-mode="rl-tb" fo:margin-top="0.0833in" fo:margin-bottom="0in" fo:line-height="100%"/>
    </style:style>
    <style:style style:name="T2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61" style:parent-style-name="Normal" style:family="paragraph">
      <style:paragraph-properties fo:text-align="justify" style:writing-mode="rl-tb" fo:margin-top="0.0833in" fo:margin-bottom="0in" fo:line-height="100%"/>
    </style:style>
    <style:style style:name="T2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65" style:parent-style-name="Normal" style:family="paragraph">
      <style:paragraph-properties fo:text-align="justify" style:writing-mode="rl-tb" fo:margin-top="0.0833in" fo:margin-bottom="0in" fo:line-height="100%"/>
    </style:style>
    <style:style style:name="T2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69" style:parent-style-name="Normal" style:family="paragraph">
      <style:paragraph-properties fo:text-align="justify" style:writing-mode="rl-tb" fo:margin-top="0.0833in" fo:margin-bottom="0in" fo:line-height="100%"/>
    </style:style>
    <style:style style:name="T2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73" style:parent-style-name="Normal" style:family="paragraph">
      <style:paragraph-properties fo:text-align="justify" style:writing-mode="rl-tb" fo:margin-top="0.0833in" fo:margin-bottom="0in" fo:line-height="100%"/>
    </style:style>
    <style:style style:name="T2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77" style:parent-style-name="Normal" style:family="paragraph">
      <style:paragraph-properties fo:text-align="justify" style:writing-mode="rl-tb" fo:margin-top="0.0833in" fo:margin-bottom="0in" fo:line-height="100%"/>
    </style:style>
    <style:style style:name="T2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81" style:parent-style-name="Normal" style:family="paragraph">
      <style:paragraph-properties fo:text-align="justify" style:writing-mode="rl-tb" fo:margin-top="0.0833in" fo:margin-bottom="0in" fo:line-height="100%"/>
    </style:style>
    <style:style style:name="T2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85" style:parent-style-name="Normal" style:family="paragraph">
      <style:paragraph-properties fo:text-align="justify" style:writing-mode="rl-tb" fo:margin-top="0.0833in" fo:margin-bottom="0in" fo:line-height="100%"/>
    </style:style>
    <style:style style:name="T2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22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90" style:parent-style-name="Normal" style:family="paragraph">
      <style:paragraph-properties fo:text-align="justify" style:writing-mode="rl-tb" fo:margin-top="0.0833in" fo:margin-bottom="0in" fo:line-height="100%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93" style:parent-style-name="Normal" style:family="paragraph">
      <style:paragraph-properties fo:text-align="justify" style:writing-mode="rl-tb" fo:margin-top="0.0833in" fo:margin-bottom="0in" fo:line-height="100%"/>
    </style:style>
    <style:style style:name="T2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97" style:parent-style-name="Normal" style:family="paragraph">
      <style:paragraph-properties fo:text-align="justify" style:writing-mode="rl-tb" fo:margin-top="0.0833in" fo:margin-bottom="0in" fo:line-height="100%"/>
    </style:style>
    <style:style style:name="T2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01" style:parent-style-name="Normal" style:family="paragraph">
      <style:paragraph-properties fo:text-align="justify" style:writing-mode="rl-tb" fo:margin-top="0.0833in" fo:margin-bottom="0in" fo:line-height="100%"/>
    </style:style>
    <style:style style:name="T2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05" style:parent-style-name="Normal" style:family="paragraph">
      <style:paragraph-properties fo:text-align="justify" style:writing-mode="rl-tb" fo:margin-top="0.0833in" fo:margin-bottom="0in" fo:line-height="100%"/>
    </style:style>
    <style:style style:name="T2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09" style:parent-style-name="Normal" style:family="paragraph">
      <style:paragraph-properties fo:text-align="justify" style:writing-mode="rl-tb" fo:margin-top="0.0833in" fo:margin-bottom="0in" fo:line-height="100%"/>
    </style:style>
    <style:style style:name="T2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13" style:parent-style-name="Normal" style:family="paragraph">
      <style:paragraph-properties fo:text-align="justify" style:writing-mode="rl-tb" fo:margin-top="0.0833in" fo:margin-bottom="0in" fo:line-height="100%"/>
    </style:style>
    <style:style style:name="T2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17" style:parent-style-name="Normal" style:family="paragraph">
      <style:paragraph-properties fo:text-align="justify" style:writing-mode="rl-tb" fo:margin-top="0.0833in" fo:margin-bottom="0in" fo:line-height="100%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1" style:parent-style-name="Normal" style:family="paragraph">
      <style:paragraph-properties fo:text-align="justify" style:writing-mode="rl-tb" fo:margin-top="0.0833in" fo:margin-bottom="0in" fo:line-height="100%"/>
    </style:style>
    <style:style style:name="T2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5" style:parent-style-name="Normal" style:family="paragraph">
      <style:paragraph-properties fo:text-align="justify" style:writing-mode="rl-tb" fo:margin-top="0.0833in" fo:margin-bottom="0in" fo:line-height="100%"/>
    </style:style>
    <style:style style:name="T2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9" style:parent-style-name="Normal" style:family="paragraph">
      <style:paragraph-properties fo:text-align="justify" style:writing-mode="rl-tb" fo:margin-top="0.0833in" fo:margin-bottom="0in" fo:line-height="100%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33" style:parent-style-name="Normal" style:family="paragraph">
      <style:paragraph-properties fo:text-align="justify" style:writing-mode="rl-tb" fo:margin-top="0.0833in" fo:margin-bottom="0in" fo:line-height="100%"/>
    </style:style>
    <style:style style:name="T2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37" style:parent-style-name="Normal" style:family="paragraph">
      <style:paragraph-properties fo:text-align="justify" style:writing-mode="rl-tb" fo:margin-top="0.0833in" fo:margin-bottom="0in" fo:line-height="100%"/>
    </style:style>
    <style:style style:name="T2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41" style:parent-style-name="Normal" style:family="paragraph">
      <style:paragraph-properties fo:text-align="justify" style:writing-mode="rl-tb" fo:margin-top="0.0833in" fo:margin-bottom="0in" fo:line-height="100%"/>
    </style:style>
    <style:style style:name="T2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45" style:parent-style-name="Normal" style:family="paragraph">
      <style:paragraph-properties fo:text-align="justify" style:writing-mode="rl-tb" fo:margin-top="0.0833in" fo:margin-bottom="0in" fo:line-height="100%"/>
    </style:style>
    <style:style style:name="T2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49" style:parent-style-name="Normal" style:family="paragraph">
      <style:paragraph-properties fo:text-align="justify" style:writing-mode="rl-tb" fo:margin-top="0.0833in" fo:margin-bottom="0in" fo:line-height="100%"/>
    </style:style>
    <style:style style:name="T2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53" style:parent-style-name="Normal" style:family="paragraph">
      <style:paragraph-properties fo:text-align="justify" style:writing-mode="rl-tb" fo:margin-top="0.0833in" fo:margin-bottom="0in" fo:line-height="100%"/>
    </style:style>
    <style:style style:name="T2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57" style:parent-style-name="Normal" style:family="paragraph">
      <style:paragraph-properties fo:text-align="justify" style:writing-mode="rl-tb" fo:margin-top="0.0833in" fo:margin-bottom="0in" fo:line-height="100%"/>
    </style:style>
    <style:style style:name="T2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61" style:parent-style-name="Normal" style:family="paragraph">
      <style:paragraph-properties fo:text-align="justify" style:writing-mode="rl-tb" fo:margin-top="0.0833in" fo:margin-bottom="0in" fo:line-height="100%"/>
    </style:style>
    <style:style style:name="T2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65" style:parent-style-name="Normal" style:family="paragraph">
      <style:paragraph-properties fo:text-align="justify" style:writing-mode="rl-tb" fo:margin-top="0.0833in" fo:margin-bottom="0in" fo:line-height="100%"/>
    </style:style>
    <style:style style:name="T2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69" style:parent-style-name="Normal" style:family="paragraph">
      <style:paragraph-properties fo:text-align="justify" style:writing-mode="rl-tb" fo:margin-top="0.0833in" fo:margin-bottom="0in" fo:line-height="100%"/>
    </style:style>
    <style:style style:name="T2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73" style:parent-style-name="Normal" style:family="paragraph">
      <style:paragraph-properties fo:text-align="justify" style:writing-mode="rl-tb" fo:margin-top="0.0833in" fo:margin-bottom="0in" fo:line-height="100%"/>
    </style:style>
    <style:style style:name="T2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77" style:parent-style-name="Normal" style:family="paragraph">
      <style:paragraph-properties fo:text-align="justify" style:writing-mode="rl-tb" fo:margin-top="0.0833in" fo:margin-bottom="0in" fo:line-height="100%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238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82" style:parent-style-name="Normal" style:family="paragraph">
      <style:paragraph-properties fo:text-align="justify" style:writing-mode="rl-tb" fo:margin-top="0.0833in" fo:margin-bottom="0in" fo:line-height="100%"/>
    </style:style>
    <style:style style:name="T2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85" style:parent-style-name="Normal" style:family="paragraph">
      <style:paragraph-properties fo:text-align="justify" style:writing-mode="rl-tb" fo:margin-top="0.0833in" fo:margin-bottom="0in" fo:line-height="100%"/>
    </style:style>
    <style:style style:name="T2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89" style:parent-style-name="Normal" style:family="paragraph">
      <style:paragraph-properties fo:text-align="justify" style:writing-mode="rl-tb" fo:margin-top="0.0833in" fo:margin-bottom="0in" fo:line-height="100%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93" style:parent-style-name="Normal" style:family="paragraph">
      <style:paragraph-properties fo:text-align="justify" style:writing-mode="rl-tb" fo:margin-top="0.0833in" fo:margin-bottom="0in" fo:line-height="100%"/>
    </style:style>
    <style:style style:name="T2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97" style:parent-style-name="Normal" style:family="paragraph">
      <style:paragraph-properties fo:text-align="justify" style:writing-mode="rl-tb" fo:margin-top="0.0833in" fo:margin-bottom="0in" fo:line-height="100%"/>
    </style:style>
    <style:style style:name="T2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1" style:parent-style-name="Normal" style:family="paragraph">
      <style:paragraph-properties fo:text-align="justify" style:writing-mode="rl-tb" fo:margin-top="0.0833in" fo:margin-bottom="0in" fo:line-height="100%"/>
    </style:style>
    <style:style style:name="T2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5" style:parent-style-name="Normal" style:family="paragraph">
      <style:paragraph-properties fo:text-align="justify" style:writing-mode="rl-tb" fo:margin-top="0.0833in" fo:margin-bottom="0in" fo:line-height="100%"/>
    </style:style>
    <style:style style:name="T2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9" style:parent-style-name="Normal" style:family="paragraph">
      <style:paragraph-properties fo:text-align="justify" style:writing-mode="rl-tb" fo:margin-top="0.0833in" fo:margin-bottom="0in" fo:line-height="100%"/>
    </style:style>
    <style:style style:name="T2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13" style:parent-style-name="Normal" style:family="paragraph">
      <style:paragraph-properties fo:text-align="justify" style:writing-mode="rl-tb" fo:margin-top="0.0833in" fo:margin-bottom="0in" fo:line-height="100%"/>
    </style:style>
    <style:style style:name="T2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17" style:parent-style-name="Normal" style:family="paragraph">
      <style:paragraph-properties fo:text-align="justify" style:writing-mode="rl-tb" fo:margin-top="0.0833in" fo:margin-bottom="0in" fo:line-height="100%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21" style:parent-style-name="Normal" style:family="paragraph">
      <style:paragraph-properties fo:text-align="justify" style:writing-mode="rl-tb" fo:margin-top="0.0833in" fo:margin-bottom="0in" fo:line-height="100%"/>
    </style:style>
    <style:style style:name="T2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25" style:parent-style-name="Normal" style:family="paragraph">
      <style:paragraph-properties fo:text-align="justify" style:writing-mode="rl-tb" fo:margin-top="0.0833in" fo:margin-bottom="0in" fo:line-height="100%"/>
    </style:style>
    <style:style style:name="T2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29" style:parent-style-name="Normal" style:family="paragraph">
      <style:paragraph-properties fo:text-align="justify" style:writing-mode="rl-tb" fo:margin-top="0.0833in" fo:margin-bottom="0in" fo:line-height="100%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33" style:parent-style-name="Normal" style:family="paragraph">
      <style:paragraph-properties fo:text-align="justify" style:writing-mode="rl-tb" fo:margin-top="0.0833in" fo:margin-bottom="0in" fo:line-height="100%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24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38" style:parent-style-name="Normal" style:family="paragraph">
      <style:paragraph-properties fo:text-align="justify" style:writing-mode="rl-tb" fo:margin-top="0.0833in" fo:margin-bottom="0in" fo:line-height="100%"/>
    </style:style>
    <style:style style:name="T2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41" style:parent-style-name="Normal" style:family="paragraph">
      <style:paragraph-properties fo:text-align="justify" style:writing-mode="rl-tb" fo:margin-top="0.0833in" fo:margin-bottom="0in" fo:line-height="100%"/>
    </style:style>
    <style:style style:name="T2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45" style:parent-style-name="Normal" style:family="paragraph">
      <style:paragraph-properties fo:text-align="justify" style:writing-mode="rl-tb" fo:margin-top="0.0833in" fo:margin-bottom="0in" fo:line-height="100%"/>
    </style:style>
    <style:style style:name="T2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49" style:parent-style-name="Normal" style:family="paragraph">
      <style:paragraph-properties fo:text-align="justify" style:writing-mode="rl-tb" fo:margin-top="0.0833in" fo:margin-bottom="0in" fo:line-height="100%"/>
    </style:style>
    <style:style style:name="T2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3" style:parent-style-name="Normal" style:family="paragraph">
      <style:paragraph-properties fo:text-align="justify" style:writing-mode="rl-tb" fo:margin-top="0.0833in" fo:margin-bottom="0in" fo:line-height="100%"/>
    </style:style>
    <style:style style:name="T2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7" style:parent-style-name="Normal" style:family="paragraph">
      <style:paragraph-properties fo:text-align="justify" style:writing-mode="rl-tb" fo:margin-top="0.0833in" fo:margin-bottom="0in" fo:line-height="100%"/>
    </style:style>
    <style:style style:name="T2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61" style:parent-style-name="Normal" style:family="paragraph">
      <style:paragraph-properties fo:text-align="justify" style:writing-mode="rl-tb" fo:margin-top="0.0833in" fo:margin-bottom="0in" fo:line-height="100%"/>
    </style:style>
    <style:style style:name="T2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65" style:parent-style-name="Normal" style:family="paragraph">
      <style:paragraph-properties fo:text-align="justify" style:writing-mode="rl-tb" fo:margin-top="0.0833in" fo:margin-bottom="0in" fo:line-height="100%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69" style:parent-style-name="Normal" style:family="paragraph">
      <style:paragraph-properties fo:text-align="justify" style:writing-mode="rl-tb" fo:margin-top="0.0833in" fo:margin-bottom="0in" fo:line-height="100%"/>
    </style:style>
    <style:style style:name="T2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73" style:parent-style-name="Normal" style:family="paragraph">
      <style:paragraph-properties fo:text-align="justify" style:writing-mode="rl-tb" fo:margin-top="0.0833in" fo:margin-bottom="0in" fo:line-height="100%"/>
    </style:style>
    <style:style style:name="T2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77" style:parent-style-name="Normal" style:family="paragraph">
      <style:paragraph-properties fo:text-align="justify" style:writing-mode="rl-tb" fo:margin-top="0.0833in" fo:margin-bottom="0in" fo:line-height="100%"/>
    </style:style>
    <style:style style:name="T2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81" style:parent-style-name="Normal" style:family="paragraph">
      <style:paragraph-properties fo:text-align="justify" style:writing-mode="rl-tb" fo:margin-top="0.0833in" fo:margin-bottom="0in" fo:line-height="100%"/>
    </style:style>
    <style:style style:name="T2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85" style:parent-style-name="Normal" style:family="paragraph">
      <style:paragraph-properties fo:text-align="justify" style:writing-mode="rl-tb" fo:margin-top="0.0833in" fo:margin-bottom="0in" fo:line-height="100%"/>
    </style:style>
    <style:style style:name="T2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89" style:parent-style-name="Normal" style:family="paragraph">
      <style:paragraph-properties fo:text-align="justify" style:writing-mode="rl-tb" fo:margin-top="0.0833in" fo:margin-bottom="0in" fo:line-height="100%"/>
    </style:style>
    <style:style style:name="T2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93" style:parent-style-name="Normal" style:family="paragraph">
      <style:paragraph-properties fo:text-align="justify" style:writing-mode="rl-tb" fo:margin-top="0.0833in" fo:margin-bottom="0in" fo:line-height="100%"/>
    </style:style>
    <style:style style:name="T2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97" style:parent-style-name="Normal" style:family="paragraph">
      <style:paragraph-properties fo:text-align="justify" style:writing-mode="rl-tb" fo:margin-top="0.0833in" fo:margin-bottom="0in" fo:line-height="100%"/>
    </style:style>
    <style:style style:name="T2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01" style:parent-style-name="Normal" style:family="paragraph">
      <style:paragraph-properties fo:text-align="justify" style:writing-mode="rl-tb" fo:margin-top="0.0833in" fo:margin-bottom="0in" fo:line-height="100%"/>
    </style:style>
    <style:style style:name="T2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05" style:parent-style-name="Normal" style:family="paragraph">
      <style:paragraph-properties fo:text-align="justify" style:writing-mode="rl-tb" fo:margin-top="0.0833in" fo:margin-bottom="0in" fo:line-height="100%"/>
    </style:style>
    <style:style style:name="T2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0" style:family="section">
      <style:section-properties fo:margin-left="0in" fo:margin-right="0in" style:writing-mode="lr-tb"/>
    </style:style>
    <style:style style:name="P250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10" style:parent-style-name="Normal" style:family="paragraph">
      <style:paragraph-properties fo:text-align="justify" style:writing-mode="rl-tb" fo:margin-top="0.0833in" fo:margin-bottom="0in" fo:line-height="100%"/>
    </style:style>
    <style:style style:name="T2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13" style:parent-style-name="Normal" style:family="paragraph">
      <style:paragraph-properties fo:text-align="justify" style:writing-mode="rl-tb" fo:margin-top="0.0833in" fo:margin-bottom="0in" fo:line-height="100%"/>
    </style:style>
    <style:style style:name="T2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17" style:parent-style-name="Normal" style:family="paragraph">
      <style:paragraph-properties fo:text-align="justify" style:writing-mode="rl-tb" fo:margin-top="0.0833in" fo:margin-bottom="0in" fo:line-height="100%"/>
    </style:style>
    <style:style style:name="T2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1" style:parent-style-name="Normal" style:family="paragraph">
      <style:paragraph-properties fo:text-align="justify" style:writing-mode="rl-tb" fo:margin-top="0.0833in" fo:margin-bottom="0in" fo:line-height="100%"/>
    </style:style>
    <style:style style:name="T2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5" style:parent-style-name="Normal" style:family="paragraph">
      <style:paragraph-properties fo:text-align="justify" style:writing-mode="rl-tb" fo:margin-top="0.0833in" fo:margin-bottom="0in" fo:line-height="100%"/>
    </style:style>
    <style:style style:name="T2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9" style:parent-style-name="Normal" style:family="paragraph">
      <style:paragraph-properties fo:text-align="justify" style:writing-mode="rl-tb" fo:margin-top="0.0833in" fo:margin-bottom="0in" fo:line-height="100%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33" style:parent-style-name="Normal" style:family="paragraph">
      <style:paragraph-properties fo:text-align="justify" style:writing-mode="rl-tb" fo:margin-top="0.0833in" fo:margin-bottom="0in" fo:line-height="100%"/>
    </style:style>
    <style:style style:name="T2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37" style:parent-style-name="Normal" style:family="paragraph">
      <style:paragraph-properties fo:text-align="justify" style:writing-mode="rl-tb" fo:margin-top="0.0833in" fo:margin-bottom="0in" fo:line-height="100%"/>
    </style:style>
    <style:style style:name="T2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41" style:parent-style-name="Normal" style:family="paragraph">
      <style:paragraph-properties fo:text-align="justify" style:writing-mode="rl-tb" fo:margin-top="0.0833in" fo:margin-bottom="0in" fo:line-height="100%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45" style:parent-style-name="Normal" style:family="paragraph">
      <style:paragraph-properties fo:text-align="justify" style:writing-mode="rl-tb" fo:margin-top="0.0833in" fo:margin-bottom="0in" fo:line-height="100%"/>
    </style:style>
    <style:style style:name="T2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49" style:parent-style-name="Normal" style:family="paragraph">
      <style:paragraph-properties fo:text-align="justify" style:writing-mode="rl-tb" fo:margin-top="0.0833in" fo:margin-bottom="0in" fo:line-height="100%"/>
    </style:style>
    <style:style style:name="T2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53" style:parent-style-name="Normal" style:family="paragraph">
      <style:paragraph-properties fo:text-align="justify" style:writing-mode="rl-tb" fo:margin-top="0.0833in" fo:margin-bottom="0in" fo:line-height="100%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57" style:parent-style-name="Normal" style:family="paragraph">
      <style:paragraph-properties fo:text-align="justify" style:writing-mode="rl-tb" fo:margin-top="0.0833in" fo:margin-bottom="0in" fo:line-height="100%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61" style:parent-style-name="Normal" style:family="paragraph">
      <style:paragraph-properties fo:text-align="justify" style:writing-mode="rl-tb" fo:margin-top="0.0833in" fo:margin-bottom="0in" fo:line-height="100%"/>
    </style:style>
    <style:style style:name="T2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1" style:family="section">
      <style:section-properties fo:margin-left="0in" fo:margin-right="0in" style:writing-mode="lr-tb"/>
    </style:style>
    <style:style style:name="P25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66" style:parent-style-name="Normal" style:family="paragraph">
      <style:paragraph-properties fo:text-align="justify" style:writing-mode="rl-tb" fo:margin-top="0.0833in" fo:margin-bottom="0in" fo:line-height="100%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0" style:parent-style-name="Normal" style:family="paragraph">
      <style:paragraph-properties fo:text-align="justify" style:writing-mode="rl-tb" fo:margin-top="0.0833in" fo:margin-bottom="0in" fo:line-height="100%"/>
    </style:style>
    <style:style style:name="T2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4" style:parent-style-name="Normal" style:family="paragraph">
      <style:paragraph-properties fo:text-align="justify" style:writing-mode="rl-tb" fo:margin-top="0.0833in" fo:margin-bottom="0in" fo:line-height="100%"/>
    </style:style>
    <style:style style:name="T2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8" style:parent-style-name="Normal" style:family="paragraph">
      <style:paragraph-properties fo:text-align="justify" style:writing-mode="rl-tb" fo:margin-top="0.0833in" fo:margin-bottom="0in" fo:line-height="100%"/>
    </style:style>
    <style:style style:name="T2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82" style:parent-style-name="Normal" style:family="paragraph">
      <style:paragraph-properties fo:text-align="justify" style:writing-mode="rl-tb" fo:margin-top="0.0833in" fo:margin-bottom="0in" fo:line-height="100%"/>
    </style:style>
    <style:style style:name="T2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86" style:parent-style-name="Normal" style:family="paragraph">
      <style:paragraph-properties fo:text-align="justify" style:writing-mode="rl-tb" fo:margin-top="0.0833in" fo:margin-bottom="0in" fo:line-height="100%"/>
    </style:style>
    <style:style style:name="T2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90" style:parent-style-name="Normal" style:family="paragraph">
      <style:paragraph-properties fo:text-align="justify" style:writing-mode="rl-tb" fo:margin-top="0.0833in" fo:margin-bottom="0in" fo:line-height="100%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94" style:parent-style-name="Normal" style:family="paragraph">
      <style:paragraph-properties fo:text-align="justify" style:writing-mode="rl-tb" fo:margin-top="0.0833in" fo:margin-bottom="0in" fo:line-height="100%"/>
    </style:style>
    <style:style style:name="T2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98" style:parent-style-name="Normal" style:family="paragraph">
      <style:paragraph-properties fo:text-align="justify" style:writing-mode="rl-tb" fo:margin-top="0.0833in" fo:margin-bottom="0in" fo:line-height="100%"/>
    </style:style>
    <style:style style:name="T2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03" style:parent-style-name="Normal" style:family="paragraph">
      <style:paragraph-properties fo:text-align="justify" style:writing-mode="rl-tb" fo:margin-top="0.0833in" fo:margin-bottom="0in" fo:line-height="100%"/>
    </style:style>
    <style:style style:name="T2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07" style:parent-style-name="Normal" style:family="paragraph">
      <style:paragraph-properties fo:text-align="justify" style:writing-mode="rl-tb" fo:margin-top="0.0833in" fo:margin-bottom="0in" fo:line-height="100%"/>
    </style:style>
    <style:style style:name="T2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11" style:parent-style-name="Normal" style:family="paragraph">
      <style:paragraph-properties fo:text-align="justify" style:writing-mode="rl-tb" fo:margin-top="0.0833in" fo:margin-bottom="0in" fo:line-height="100%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2" style:family="section">
      <style:section-properties fo:margin-left="0in" fo:margin-right="0in" style:writing-mode="lr-tb"/>
    </style:style>
    <style:style style:name="P26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16" style:parent-style-name="Normal" style:family="paragraph">
      <style:paragraph-properties fo:text-align="justify" style:writing-mode="rl-tb" fo:margin-top="0.0833in" fo:margin-bottom="0in" fo:line-height="100%"/>
    </style:style>
    <style:style style:name="T2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19" style:parent-style-name="Normal" style:family="paragraph">
      <style:paragraph-properties fo:text-align="justify" style:writing-mode="rl-tb" fo:margin-top="0.0833in" fo:margin-bottom="0in" fo:line-height="100%"/>
    </style:style>
    <style:style style:name="T2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23" style:parent-style-name="Normal" style:family="paragraph">
      <style:paragraph-properties fo:text-align="justify" style:writing-mode="rl-tb" fo:margin-top="0.0833in" fo:margin-bottom="0in" fo:line-height="100%"/>
    </style:style>
    <style:style style:name="T2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27" style:parent-style-name="Normal" style:family="paragraph">
      <style:paragraph-properties fo:text-align="justify" style:writing-mode="rl-tb" fo:margin-top="0.0833in" fo:margin-bottom="0in" fo:line-height="100%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31" style:parent-style-name="Normal" style:family="paragraph">
      <style:paragraph-properties fo:text-align="justify" style:writing-mode="rl-tb" fo:margin-top="0.0833in" fo:margin-bottom="0in" fo:line-height="100%"/>
    </style:style>
    <style:style style:name="T2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3" style:family="section">
      <style:section-properties fo:margin-left="0in" fo:margin-right="0in" style:writing-mode="lr-tb"/>
    </style:style>
    <style:style style:name="P263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36" style:parent-style-name="Normal" style:family="paragraph">
      <style:paragraph-properties fo:text-align="justify" style:writing-mode="rl-tb" fo:margin-top="0.0833in" fo:margin-bottom="0in" fo:line-height="100%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39" style:parent-style-name="Normal" style:family="paragraph">
      <style:paragraph-properties fo:text-align="justify" style:writing-mode="rl-tb" fo:margin-top="0.0833in" fo:margin-bottom="0in" fo:line-height="100%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43" style:parent-style-name="Normal" style:family="paragraph">
      <style:paragraph-properties fo:text-align="justify" style:writing-mode="rl-tb" fo:margin-top="0.0833in" fo:margin-bottom="0in" fo:line-height="100%"/>
    </style:style>
    <style:style style:name="T2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47" style:parent-style-name="Normal" style:family="paragraph">
      <style:paragraph-properties fo:text-align="justify" style:writing-mode="rl-tb" fo:margin-top="0.0833in" fo:margin-bottom="0in" fo:line-height="100%"/>
    </style:style>
    <style:style style:name="T2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1" style:parent-style-name="Normal" style:family="paragraph">
      <style:paragraph-properties fo:text-align="justify" style:writing-mode="rl-tb" fo:margin-top="0.0833in" fo:margin-bottom="0in" fo:line-height="100%"/>
    </style:style>
    <style:style style:name="T2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5" style:parent-style-name="Normal" style:family="paragraph">
      <style:paragraph-properties fo:text-align="justify" style:writing-mode="rl-tb" fo:margin-top="0.0833in" fo:margin-bottom="0in" fo:line-height="100%"/>
    </style:style>
    <style:style style:name="T2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9" style:parent-style-name="Normal" style:family="paragraph">
      <style:paragraph-properties fo:text-align="justify" style:writing-mode="rl-tb" fo:margin-top="0.0833in" fo:margin-bottom="0in" fo:line-height="100%"/>
    </style:style>
    <style:style style:name="T2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63" style:parent-style-name="Normal" style:family="paragraph">
      <style:paragraph-properties fo:text-align="justify" style:writing-mode="rl-tb" fo:margin-top="0.0833in" fo:margin-bottom="0in" fo:line-height="100%"/>
    </style:style>
    <style:style style:name="T2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67" style:parent-style-name="Normal" style:family="paragraph">
      <style:paragraph-properties fo:text-align="justify" style:writing-mode="rl-tb" fo:margin-top="0.0833in" fo:margin-bottom="0in" fo:line-height="100%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71" style:parent-style-name="Normal" style:family="paragraph">
      <style:paragraph-properties fo:text-align="justify" style:writing-mode="rl-tb" fo:margin-top="0.0833in" fo:margin-bottom="0in" fo:line-height="100%"/>
    </style:style>
    <style:style style:name="T2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75" style:parent-style-name="Normal" style:family="paragraph">
      <style:paragraph-properties fo:text-align="justify" style:writing-mode="rl-tb" fo:margin-top="0.0833in" fo:margin-bottom="0in" fo:line-height="100%"/>
    </style:style>
    <style:style style:name="T2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79" style:parent-style-name="Normal" style:family="paragraph">
      <style:paragraph-properties fo:text-align="justify" style:writing-mode="rl-tb" fo:margin-top="0.0833in" fo:margin-bottom="0in" fo:line-height="100%"/>
    </style:style>
    <style:style style:name="T2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83" style:parent-style-name="Normal" style:family="paragraph">
      <style:paragraph-properties fo:text-align="justify" style:writing-mode="rl-tb" fo:margin-top="0.0833in" fo:margin-bottom="0in" fo:line-height="100%"/>
    </style:style>
    <style:style style:name="T2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87" style:parent-style-name="Normal" style:family="paragraph">
      <style:paragraph-properties fo:text-align="justify" style:writing-mode="rl-tb" fo:margin-top="0.0833in" fo:margin-bottom="0in" fo:line-height="100%"/>
    </style:style>
    <style:style style:name="T2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1" style:parent-style-name="Normal" style:family="paragraph">
      <style:paragraph-properties fo:text-align="justify" style:writing-mode="rl-tb" fo:margin-top="0.0833in" fo:margin-bottom="0in" fo:line-height="100%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5" style:parent-style-name="Normal" style:family="paragraph">
      <style:paragraph-properties fo:text-align="justify" style:writing-mode="rl-tb" fo:margin-top="0.0833in" fo:margin-bottom="0in" fo:line-height="100%"/>
    </style:style>
    <style:style style:name="T2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9" style:parent-style-name="Normal" style:family="paragraph">
      <style:paragraph-properties fo:text-align="justify" style:writing-mode="rl-tb" fo:margin-top="0.0833in" fo:margin-bottom="0in" fo:line-height="100%"/>
    </style:style>
    <style:style style:name="T2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03" style:parent-style-name="Normal" style:family="paragraph">
      <style:paragraph-properties fo:text-align="justify" style:writing-mode="rl-tb" fo:margin-top="0.0833in" fo:margin-bottom="0in" fo:line-height="100%"/>
    </style:style>
    <style:style style:name="T2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07" style:parent-style-name="Normal" style:family="paragraph">
      <style:paragraph-properties fo:text-align="justify" style:writing-mode="rl-tb" fo:margin-top="0.0833in" fo:margin-bottom="0in" fo:line-height="100%"/>
    </style:style>
    <style:style style:name="T2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11" style:parent-style-name="Normal" style:family="paragraph">
      <style:paragraph-properties fo:text-align="justify" style:writing-mode="rl-tb" fo:margin-top="0.0833in" fo:margin-bottom="0in" fo:line-height="100%"/>
    </style:style>
    <style:style style:name="T2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15" style:parent-style-name="Normal" style:family="paragraph">
      <style:paragraph-properties fo:text-align="justify" style:writing-mode="rl-tb" fo:margin-top="0.0833in" fo:margin-bottom="0in" fo:line-height="100%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19" style:parent-style-name="Normal" style:family="paragraph">
      <style:paragraph-properties fo:text-align="justify" style:writing-mode="rl-tb" fo:margin-top="0.0833in" fo:margin-bottom="0in" fo:line-height="100%"/>
    </style:style>
    <style:style style:name="T2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23" style:parent-style-name="Normal" style:family="paragraph">
      <style:paragraph-properties fo:text-align="justify" style:writing-mode="rl-tb" fo:margin-top="0.0833in" fo:margin-bottom="0in" fo:line-height="100%"/>
    </style:style>
    <style:style style:name="T2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27" style:parent-style-name="Normal" style:family="paragraph">
      <style:paragraph-properties fo:text-align="justify" style:writing-mode="rl-tb" fo:margin-top="0.0833in" fo:margin-bottom="0in" fo:line-height="100%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1" style:parent-style-name="Normal" style:family="paragraph">
      <style:paragraph-properties fo:text-align="justify" style:writing-mode="rl-tb" fo:margin-top="0.0833in" fo:margin-bottom="0in" fo:line-height="100%"/>
    </style:style>
    <style:style style:name="T2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5" style:parent-style-name="Normal" style:family="paragraph">
      <style:paragraph-properties fo:text-align="justify" style:writing-mode="rl-tb" fo:margin-top="0.0833in" fo:margin-bottom="0in" fo:line-height="100%"/>
    </style:style>
    <style:style style:name="T2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9" style:parent-style-name="Normal" style:family="paragraph">
      <style:paragraph-properties fo:text-align="justify" style:writing-mode="rl-tb" fo:margin-top="0.0833in" fo:margin-bottom="0in" fo:line-height="100%"/>
    </style:style>
    <style:style style:name="T2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4" style:family="section">
      <style:section-properties fo:margin-left="0in" fo:margin-right="0in" style:writing-mode="lr-tb"/>
    </style:style>
    <style:style style:name="P27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44" style:parent-style-name="Normal" style:family="paragraph">
      <style:paragraph-properties fo:text-align="justify" style:writing-mode="rl-tb" fo:margin-top="0.0833in" fo:margin-bottom="0in" fo:line-height="100%"/>
    </style:style>
    <style:style style:name="T2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47" style:parent-style-name="Normal" style:family="paragraph">
      <style:paragraph-properties fo:text-align="justify" style:writing-mode="rl-tb" fo:margin-top="0.0833in" fo:margin-bottom="0in" fo:line-height="100%"/>
    </style:style>
    <style:style style:name="T2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51" style:parent-style-name="Normal" style:family="paragraph">
      <style:paragraph-properties fo:text-align="justify" style:writing-mode="rl-tb" fo:margin-top="0.0833in" fo:margin-bottom="0in" fo:line-height="100%"/>
    </style:style>
    <style:style style:name="T2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55" style:parent-style-name="Normal" style:family="paragraph">
      <style:paragraph-properties fo:text-align="justify" style:writing-mode="rl-tb" fo:margin-top="0.0833in" fo:margin-bottom="0in" fo:line-height="100%"/>
    </style:style>
    <style:style style:name="T2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59" style:parent-style-name="Normal" style:family="paragraph">
      <style:paragraph-properties fo:text-align="justify" style:writing-mode="rl-tb" fo:margin-top="0.0833in" fo:margin-bottom="0in" fo:line-height="100%"/>
    </style:style>
    <style:style style:name="T2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63" style:parent-style-name="Normal" style:family="paragraph">
      <style:paragraph-properties fo:text-align="justify" style:writing-mode="rl-tb" fo:margin-top="0.0833in" fo:margin-bottom="0in" fo:line-height="100%"/>
    </style:style>
    <style:style style:name="T2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67" style:parent-style-name="Normal" style:family="paragraph">
      <style:paragraph-properties fo:text-align="justify" style:writing-mode="rl-tb" fo:margin-top="0.0833in" fo:margin-bottom="0in" fo:line-height="100%"/>
    </style:style>
    <style:style style:name="T2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71" style:parent-style-name="Normal" style:family="paragraph">
      <style:paragraph-properties fo:text-align="justify" style:writing-mode="rl-tb" fo:margin-top="0.0833in" fo:margin-bottom="0in" fo:line-height="100%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75" style:parent-style-name="Normal" style:family="paragraph">
      <style:paragraph-properties fo:text-align="justify" style:writing-mode="rl-tb" fo:margin-top="0.0833in" fo:margin-bottom="0in" fo:line-height="100%"/>
    </style:style>
    <style:style style:name="T2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79" style:parent-style-name="Normal" style:family="paragraph">
      <style:paragraph-properties fo:text-align="justify" style:writing-mode="rl-tb" fo:margin-top="0.0833in" fo:margin-bottom="0in" fo:line-height="100%"/>
    </style:style>
    <style:style style:name="T2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3" style:parent-style-name="Normal" style:family="paragraph">
      <style:paragraph-properties fo:text-align="justify" style:writing-mode="rl-tb" fo:margin-top="0.0833in" fo:margin-bottom="0in" fo:line-height="100%"/>
    </style:style>
    <style:style style:name="T2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7" style:parent-style-name="Normal" style:family="paragraph">
      <style:paragraph-properties fo:text-align="justify" style:writing-mode="rl-tb" fo:margin-top="0.0833in" fo:margin-bottom="0in" fo:line-height="100%"/>
    </style:style>
    <style:style style:name="T2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91" style:parent-style-name="Normal" style:family="paragraph">
      <style:paragraph-properties fo:text-align="justify" style:writing-mode="rl-tb" fo:margin-top="0.0833in" fo:margin-bottom="0in" fo:line-height="100%"/>
    </style:style>
    <style:style style:name="T2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95" style:parent-style-name="Normal" style:family="paragraph">
      <style:paragraph-properties fo:text-align="justify" style:writing-mode="rl-tb" fo:margin-top="0.0833in" fo:margin-bottom="0in" fo:line-height="100%"/>
    </style:style>
    <style:style style:name="T2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99" style:parent-style-name="Normal" style:family="paragraph">
      <style:paragraph-properties fo:text-align="justify" style:writing-mode="rl-tb" fo:margin-top="0.0833in" fo:margin-bottom="0in" fo:line-height="100%"/>
    </style:style>
    <style:style style:name="T2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03" style:parent-style-name="Normal" style:family="paragraph">
      <style:paragraph-properties fo:text-align="justify" style:writing-mode="rl-tb" fo:margin-top="0.0833in" fo:margin-bottom="0in" fo:line-height="100%"/>
    </style:style>
    <style:style style:name="T2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07" style:parent-style-name="Normal" style:family="paragraph">
      <style:paragraph-properties fo:text-align="justify" style:writing-mode="rl-tb" fo:margin-top="0.0833in" fo:margin-bottom="0in" fo:line-height="100%"/>
    </style:style>
    <style:style style:name="T2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11" style:parent-style-name="Normal" style:family="paragraph">
      <style:paragraph-properties fo:text-align="justify" style:writing-mode="rl-tb" fo:margin-top="0.0833in" fo:margin-bottom="0in" fo:line-height="100%"/>
    </style:style>
    <style:style style:name="T2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5" style:family="section">
      <style:section-properties fo:margin-left="0in" fo:margin-right="0in" style:writing-mode="lr-tb"/>
    </style:style>
    <style:style style:name="P28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16" style:parent-style-name="Normal" style:family="paragraph">
      <style:paragraph-properties fo:text-align="justify" style:writing-mode="rl-tb" fo:margin-top="0.0833in" fo:margin-bottom="0in" fo:line-height="100%"/>
    </style:style>
    <style:style style:name="T2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19" style:parent-style-name="Normal" style:family="paragraph">
      <style:paragraph-properties fo:text-align="justify" style:writing-mode="rl-tb" fo:margin-top="0.0833in" fo:margin-bottom="0in" fo:line-height="100%"/>
    </style:style>
    <style:style style:name="T2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23" style:parent-style-name="Normal" style:family="paragraph">
      <style:paragraph-properties fo:text-align="justify" style:writing-mode="rl-tb" fo:margin-top="0.0833in" fo:margin-bottom="0in" fo:line-height="100%"/>
    </style:style>
    <style:style style:name="T2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27" style:parent-style-name="Normal" style:family="paragraph">
      <style:paragraph-properties fo:text-align="justify" style:writing-mode="rl-tb" fo:margin-top="0.0833in" fo:margin-bottom="0in" fo:line-height="100%"/>
    </style:style>
    <style:style style:name="T2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31" style:parent-style-name="Normal" style:family="paragraph">
      <style:paragraph-properties fo:text-align="justify" style:writing-mode="rl-tb" fo:margin-top="0.0833in" fo:margin-bottom="0in" fo:line-height="100%"/>
    </style:style>
    <style:style style:name="T2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35" style:parent-style-name="Normal" style:family="paragraph">
      <style:paragraph-properties fo:text-align="justify" style:writing-mode="rl-tb" fo:margin-top="0.0833in" fo:margin-bottom="0in" fo:line-height="100%"/>
    </style:style>
    <style:style style:name="T2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39" style:parent-style-name="Normal" style:family="paragraph">
      <style:paragraph-properties fo:text-align="justify" style:writing-mode="rl-tb" fo:margin-top="0.0833in" fo:margin-bottom="0in" fo:line-height="100%"/>
    </style:style>
    <style:style style:name="T2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43" style:parent-style-name="Normal" style:family="paragraph">
      <style:paragraph-properties fo:text-align="justify" style:writing-mode="rl-tb" fo:margin-top="0.0833in" fo:margin-bottom="0in" fo:line-height="100%"/>
    </style:style>
    <style:style style:name="T2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47" style:parent-style-name="Normal" style:family="paragraph">
      <style:paragraph-properties fo:text-align="justify" style:writing-mode="rl-tb" fo:margin-top="0.0833in" fo:margin-bottom="0in" fo:line-height="100%"/>
    </style:style>
    <style:style style:name="T2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1" style:parent-style-name="Normal" style:family="paragraph">
      <style:paragraph-properties fo:text-align="justify" style:writing-mode="rl-tb" fo:margin-top="0.0833in" fo:margin-bottom="0in" fo:line-height="100%"/>
    </style:style>
    <style:style style:name="T2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5" style:parent-style-name="Normal" style:family="paragraph">
      <style:paragraph-properties fo:text-align="justify" style:writing-mode="rl-tb" fo:margin-top="0.0833in" fo:margin-bottom="0in" fo:line-height="100%"/>
    </style:style>
    <style:style style:name="T2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9" style:parent-style-name="Normal" style:family="paragraph">
      <style:paragraph-properties fo:text-align="justify" style:writing-mode="rl-tb" fo:margin-top="0.0833in" fo:margin-bottom="0in" fo:line-height="100%"/>
    </style:style>
    <style:style style:name="T2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28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64" style:parent-style-name="Normal" style:family="paragraph">
      <style:paragraph-properties fo:text-align="justify" style:writing-mode="rl-tb" fo:margin-top="0.0833in" fo:margin-bottom="0in" fo:line-height="100%"/>
    </style:style>
    <style:style style:name="T2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67" style:parent-style-name="Normal" style:family="paragraph">
      <style:paragraph-properties fo:text-align="justify" style:writing-mode="rl-tb" fo:margin-top="0.0833in" fo:margin-bottom="0in" fo:line-height="100%"/>
    </style:style>
    <style:style style:name="T2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71" style:parent-style-name="Normal" style:family="paragraph">
      <style:paragraph-properties fo:text-align="justify" style:writing-mode="rl-tb" fo:margin-top="0.0833in" fo:margin-bottom="0in" fo:line-height="100%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75" style:parent-style-name="Normal" style:family="paragraph">
      <style:paragraph-properties fo:text-align="justify" style:writing-mode="rl-tb" fo:margin-top="0.0833in" fo:margin-bottom="0in" fo:line-height="100%"/>
    </style:style>
    <style:style style:name="T2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79" style:parent-style-name="Normal" style:family="paragraph">
      <style:paragraph-properties fo:text-align="justify" style:writing-mode="rl-tb" fo:margin-top="0.0833in" fo:margin-bottom="0in" fo:line-height="100%"/>
    </style:style>
    <style:style style:name="T2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83" style:parent-style-name="Normal" style:family="paragraph">
      <style:paragraph-properties fo:text-align="justify" style:writing-mode="rl-tb" fo:margin-top="0.0833in" fo:margin-bottom="0in" fo:line-height="100%"/>
    </style:style>
    <style:style style:name="T2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87" style:parent-style-name="Normal" style:family="paragraph">
      <style:paragraph-properties fo:text-align="justify" style:writing-mode="rl-tb" fo:margin-top="0.0833in" fo:margin-bottom="0in" fo:line-height="100%"/>
    </style:style>
    <style:style style:name="T2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1" style:parent-style-name="Normal" style:family="paragraph">
      <style:paragraph-properties fo:text-align="justify" style:writing-mode="rl-tb" fo:margin-top="0.0833in" fo:margin-bottom="0in" fo:line-height="100%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5" style:parent-style-name="Normal" style:family="paragraph">
      <style:paragraph-properties fo:text-align="justify" style:writing-mode="rl-tb" fo:margin-top="0.0833in" fo:margin-bottom="0in" fo:line-height="100%"/>
    </style:style>
    <style:style style:name="T2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9" style:parent-style-name="Normal" style:family="paragraph">
      <style:paragraph-properties fo:text-align="justify" style:writing-mode="rl-tb" fo:margin-top="0.0833in" fo:margin-bottom="0in" fo:line-height="100%"/>
    </style:style>
    <style:style style:name="T2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7" style:family="section">
      <style:section-properties fo:margin-left="0in" fo:margin-right="0in" style:writing-mode="lr-tb"/>
    </style:style>
    <style:style style:name="P290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04" style:parent-style-name="Normal" style:family="paragraph">
      <style:paragraph-properties fo:text-align="justify" style:writing-mode="rl-tb" fo:margin-top="0.0833in" fo:margin-bottom="0in" fo:line-height="100%"/>
    </style:style>
    <style:style style:name="T2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07" style:parent-style-name="Normal" style:family="paragraph">
      <style:paragraph-properties fo:text-align="justify" style:writing-mode="rl-tb" fo:margin-top="0.0833in" fo:margin-bottom="0in" fo:line-height="100%"/>
    </style:style>
    <style:style style:name="T2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11" style:parent-style-name="Normal" style:family="paragraph">
      <style:paragraph-properties fo:text-align="justify" style:writing-mode="rl-tb" fo:margin-top="0.0833in" fo:margin-bottom="0in" fo:line-height="100%"/>
    </style:style>
    <style:style style:name="T2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15" style:parent-style-name="Normal" style:family="paragraph">
      <style:paragraph-properties fo:text-align="justify" style:writing-mode="rl-tb" fo:margin-top="0.0833in" fo:margin-bottom="0in" fo:line-height="100%"/>
    </style:style>
    <style:style style:name="T2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19" style:parent-style-name="Normal" style:family="paragraph">
      <style:paragraph-properties fo:text-align="justify" style:writing-mode="rl-tb" fo:margin-top="0.0833in" fo:margin-bottom="0in" fo:line-height="100%"/>
    </style:style>
    <style:style style:name="T2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23" style:parent-style-name="Normal" style:family="paragraph">
      <style:paragraph-properties fo:text-align="justify" style:writing-mode="rl-tb" fo:margin-top="0.0833in" fo:margin-bottom="0in" fo:line-height="100%"/>
    </style:style>
    <style:style style:name="T2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27" style:parent-style-name="Normal" style:family="paragraph">
      <style:paragraph-properties fo:text-align="justify" style:writing-mode="rl-tb" fo:margin-top="0.0833in" fo:margin-bottom="0in" fo:line-height="100%"/>
    </style:style>
    <style:style style:name="T2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1" style:parent-style-name="Normal" style:family="paragraph">
      <style:paragraph-properties fo:text-align="justify" style:writing-mode="rl-tb" fo:margin-top="0.0833in" fo:margin-bottom="0in" fo:line-height="100%"/>
    </style:style>
    <style:style style:name="T2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5" style:parent-style-name="Normal" style:family="paragraph">
      <style:paragraph-properties fo:text-align="justify" style:writing-mode="rl-tb" fo:margin-top="0.0833in" fo:margin-bottom="0in" fo:line-height="100%"/>
    </style:style>
    <style:style style:name="T2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9" style:parent-style-name="Normal" style:family="paragraph">
      <style:paragraph-properties fo:text-align="justify" style:writing-mode="rl-tb" fo:margin-top="0.0833in" fo:margin-bottom="0in" fo:line-height="100%"/>
    </style:style>
    <style:style style:name="T2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43" style:parent-style-name="Normal" style:family="paragraph">
      <style:paragraph-properties fo:text-align="justify" style:writing-mode="rl-tb" fo:margin-top="0.0833in" fo:margin-bottom="0in" fo:line-height="100%"/>
    </style:style>
    <style:style style:name="T2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47" style:parent-style-name="Normal" style:family="paragraph">
      <style:paragraph-properties fo:text-align="justify" style:writing-mode="rl-tb" fo:margin-top="0.0833in" fo:margin-bottom="0in" fo:line-height="100%"/>
    </style:style>
    <style:style style:name="T2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51" style:parent-style-name="Normal" style:family="paragraph">
      <style:paragraph-properties fo:text-align="justify" style:writing-mode="rl-tb" fo:margin-top="0.0833in" fo:margin-bottom="0in" fo:line-height="100%"/>
    </style:style>
    <style:style style:name="T2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55" style:parent-style-name="Normal" style:family="paragraph">
      <style:paragraph-properties fo:text-align="justify" style:writing-mode="rl-tb" fo:margin-top="0.0833in" fo:margin-bottom="0in" fo:line-height="100%"/>
    </style:style>
    <style:style style:name="T2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59" style:parent-style-name="Normal" style:family="paragraph">
      <style:paragraph-properties fo:text-align="justify" style:writing-mode="rl-tb" fo:margin-top="0.0833in" fo:margin-bottom="0in" fo:line-height="100%"/>
    </style:style>
    <style:style style:name="T2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8" style:family="section">
      <style:section-properties fo:margin-left="0in" fo:margin-right="0in" style:writing-mode="lr-tb"/>
    </style:style>
    <style:style style:name="P29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64" style:parent-style-name="Normal" style:family="paragraph">
      <style:paragraph-properties fo:text-align="justify" style:writing-mode="rl-tb" fo:margin-top="0.0833in" fo:margin-bottom="0in" fo:line-height="100%"/>
    </style:style>
    <style:style style:name="T2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68" style:parent-style-name="Normal" style:family="paragraph">
      <style:paragraph-properties fo:text-align="justify" style:writing-mode="rl-tb" fo:margin-top="0.0833in" fo:margin-bottom="0in" fo:line-height="100%"/>
    </style:style>
    <style:style style:name="T2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72" style:parent-style-name="Normal" style:family="paragraph">
      <style:paragraph-properties fo:text-align="justify" style:writing-mode="rl-tb" fo:margin-top="0.0833in" fo:margin-bottom="0in" fo:line-height="100%"/>
    </style:style>
    <style:style style:name="T2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76" style:parent-style-name="Normal" style:family="paragraph">
      <style:paragraph-properties fo:text-align="justify" style:writing-mode="rl-tb" fo:margin-top="0.0833in" fo:margin-bottom="0in" fo:line-height="100%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80" style:parent-style-name="Normal" style:family="paragraph">
      <style:paragraph-properties fo:text-align="justify" style:writing-mode="rl-tb" fo:margin-top="0.0833in" fo:margin-bottom="0in" fo:line-height="100%"/>
    </style:style>
    <style:style style:name="T2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84" style:parent-style-name="Normal" style:family="paragraph">
      <style:paragraph-properties fo:text-align="justify" style:writing-mode="rl-tb" fo:margin-top="0.0833in" fo:margin-bottom="0in" fo:line-height="100%"/>
    </style:style>
    <style:style style:name="T2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88" style:parent-style-name="Normal" style:family="paragraph">
      <style:paragraph-properties fo:text-align="justify" style:writing-mode="rl-tb" fo:margin-top="0.0833in" fo:margin-bottom="0in" fo:line-height="100%"/>
    </style:style>
    <style:style style:name="T2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92" style:parent-style-name="Normal" style:family="paragraph">
      <style:paragraph-properties fo:text-align="justify" style:writing-mode="rl-tb" fo:margin-top="0.0833in" fo:margin-bottom="0in" fo:line-height="100%"/>
    </style:style>
    <style:style style:name="T2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96" style:parent-style-name="Normal" style:family="paragraph">
      <style:paragraph-properties fo:text-align="justify" style:writing-mode="rl-tb" fo:margin-top="0.0833in" fo:margin-bottom="0in" fo:line-height="100%"/>
    </style:style>
    <style:style style:name="T2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00" style:parent-style-name="Normal" style:family="paragraph">
      <style:paragraph-properties fo:text-align="justify" style:writing-mode="rl-tb" fo:margin-top="0.0833in" fo:margin-bottom="0in" fo:line-height="100%"/>
    </style:style>
    <style:style style:name="T3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04" style:parent-style-name="Normal" style:family="paragraph">
      <style:paragraph-properties fo:text-align="justify" style:writing-mode="rl-tb" fo:margin-top="0.0833in" fo:margin-bottom="0in" fo:line-height="100%"/>
    </style:style>
    <style:style style:name="T3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08" style:parent-style-name="Normal" style:family="paragraph">
      <style:paragraph-properties fo:text-align="justify" style:writing-mode="rl-tb" fo:margin-top="0.0833in" fo:margin-bottom="0in" fo:line-height="100%"/>
    </style:style>
    <style:style style:name="T3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12" style:parent-style-name="Normal" style:family="paragraph">
      <style:paragraph-properties fo:text-align="justify" style:writing-mode="rl-tb" fo:margin-top="0.0833in" fo:margin-bottom="0in" fo:line-height="100%"/>
    </style:style>
    <style:style style:name="T3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16" style:parent-style-name="Normal" style:family="paragraph">
      <style:paragraph-properties fo:text-align="justify" style:writing-mode="rl-tb" fo:margin-top="0.0833in" fo:margin-bottom="0in" fo:line-height="100%"/>
    </style:style>
    <style:style style:name="T3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20" style:parent-style-name="Normal" style:family="paragraph">
      <style:paragraph-properties fo:text-align="justify" style:writing-mode="rl-tb" fo:margin-top="0.0833in" fo:margin-bottom="0in" fo:line-height="100%"/>
    </style:style>
    <style:style style:name="T3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24" style:parent-style-name="Normal" style:family="paragraph">
      <style:paragraph-properties fo:text-align="justify" style:writing-mode="rl-tb" fo:margin-top="0.0833in" fo:margin-bottom="0in" fo:line-height="100%"/>
    </style:style>
    <style:style style:name="T3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28" style:parent-style-name="Normal" style:family="paragraph">
      <style:paragraph-properties fo:text-align="justify" style:writing-mode="rl-tb" fo:margin-top="0.0833in" fo:margin-bottom="0in" fo:line-height="100%"/>
    </style:style>
    <style:style style:name="T3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2" style:parent-style-name="Normal" style:family="paragraph">
      <style:paragraph-properties fo:text-align="justify" style:writing-mode="rl-tb" fo:margin-top="0.0833in" fo:margin-bottom="0in" fo:line-height="100%"/>
    </style:style>
    <style:style style:name="T3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6" style:parent-style-name="Normal" style:family="paragraph">
      <style:paragraph-properties fo:text-align="justify" style:writing-mode="rl-tb" fo:margin-top="0.0833in" fo:margin-bottom="0in" fo:line-height="100%"/>
    </style:style>
    <style:style style:name="T3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40" style:parent-style-name="Normal" style:family="paragraph">
      <style:paragraph-properties fo:text-align="justify" style:writing-mode="rl-tb" fo:margin-top="0.0833in" fo:margin-bottom="0in" fo:line-height="100%"/>
    </style:style>
    <style:style style:name="T3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44" style:parent-style-name="Normal" style:family="paragraph">
      <style:paragraph-properties fo:text-align="justify" style:writing-mode="rl-tb" fo:margin-top="0.0833in" fo:margin-bottom="0in" fo:line-height="100%"/>
    </style:style>
    <style:style style:name="T3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9" style:family="section">
      <style:section-properties fo:margin-left="0in" fo:margin-right="0in" style:writing-mode="lr-tb"/>
    </style:style>
    <style:style style:name="P30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49" style:parent-style-name="Normal" style:family="paragraph">
      <style:paragraph-properties fo:text-align="justify" style:writing-mode="rl-tb" fo:margin-top="0.0833in" fo:margin-bottom="0in" fo:line-height="100%"/>
    </style:style>
    <style:style style:name="T3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52" style:parent-style-name="Normal" style:family="paragraph">
      <style:paragraph-properties fo:text-align="justify" style:writing-mode="rl-tb" fo:margin-top="0.0833in" fo:margin-bottom="0in" fo:line-height="100%"/>
    </style:style>
    <style:style style:name="T3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56" style:parent-style-name="Normal" style:family="paragraph">
      <style:paragraph-properties fo:text-align="justify" style:writing-mode="rl-tb" fo:margin-top="0.0833in" fo:margin-bottom="0in" fo:line-height="100%"/>
    </style:style>
    <style:style style:name="T3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60" style:parent-style-name="Normal" style:family="paragraph">
      <style:paragraph-properties fo:text-align="justify" style:writing-mode="rl-tb" fo:margin-top="0.0833in" fo:margin-bottom="0in" fo:line-height="100%"/>
    </style:style>
    <style:style style:name="T3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64" style:parent-style-name="Normal" style:family="paragraph">
      <style:paragraph-properties fo:text-align="justify" style:writing-mode="rl-tb" fo:margin-top="0.0833in" fo:margin-bottom="0in" fo:line-height="100%"/>
    </style:style>
    <style:style style:name="T3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68" style:parent-style-name="Normal" style:family="paragraph">
      <style:paragraph-properties fo:text-align="justify" style:writing-mode="rl-tb" fo:margin-top="0.0833in" fo:margin-bottom="0in" fo:line-height="100%"/>
    </style:style>
    <style:style style:name="T3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72" style:parent-style-name="Normal" style:family="paragraph">
      <style:paragraph-properties fo:text-align="justify" style:writing-mode="rl-tb" fo:margin-top="0.0833in" fo:margin-bottom="0in" fo:line-height="100%"/>
    </style:style>
    <style:style style:name="T3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76" style:parent-style-name="Normal" style:family="paragraph">
      <style:paragraph-properties fo:text-align="justify" style:writing-mode="rl-tb" fo:margin-top="0.0833in" fo:margin-bottom="0in" fo:line-height="100%"/>
    </style:style>
    <style:style style:name="T3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80" style:parent-style-name="Normal" style:family="paragraph">
      <style:paragraph-properties fo:text-align="justify" style:writing-mode="rl-tb" fo:margin-top="0.0833in" fo:margin-bottom="0in" fo:line-height="100%"/>
    </style:style>
    <style:style style:name="T3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84" style:parent-style-name="Normal" style:family="paragraph">
      <style:paragraph-properties fo:text-align="justify" style:writing-mode="rl-tb" fo:margin-top="0.0833in" fo:margin-bottom="0in" fo:line-height="100%"/>
    </style:style>
    <style:style style:name="T3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88" style:parent-style-name="Normal" style:family="paragraph">
      <style:paragraph-properties fo:text-align="justify" style:writing-mode="rl-tb" fo:margin-top="0.0833in" fo:margin-bottom="0in" fo:line-height="100%"/>
    </style:style>
    <style:style style:name="T3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92" style:parent-style-name="Normal" style:family="paragraph">
      <style:paragraph-properties fo:text-align="justify" style:writing-mode="rl-tb" fo:margin-top="0.0833in" fo:margin-bottom="0in" fo:line-height="100%"/>
    </style:style>
    <style:style style:name="T3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96" style:parent-style-name="Normal" style:family="paragraph">
      <style:paragraph-properties fo:text-align="justify" style:writing-mode="rl-tb" fo:margin-top="0.0833in" fo:margin-bottom="0in" fo:line-height="100%"/>
    </style:style>
    <style:style style:name="T3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00" style:parent-style-name="Normal" style:family="paragraph">
      <style:paragraph-properties fo:text-align="justify" style:writing-mode="rl-tb" fo:margin-top="0.0833in" fo:margin-bottom="0in" fo:line-height="100%"/>
    </style:style>
    <style:style style:name="T3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04" style:parent-style-name="Normal" style:family="paragraph">
      <style:paragraph-properties fo:text-align="justify" style:writing-mode="rl-tb" fo:margin-top="0.0833in" fo:margin-bottom="0in" fo:line-height="100%"/>
    </style:style>
    <style:style style:name="T3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08" style:parent-style-name="Normal" style:family="paragraph">
      <style:paragraph-properties fo:text-align="justify" style:writing-mode="rl-tb" fo:margin-top="0.0833in" fo:margin-bottom="0in" fo:line-height="100%"/>
    </style:style>
    <style:style style:name="T3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12" style:parent-style-name="Normal" style:family="paragraph">
      <style:paragraph-properties fo:text-align="justify" style:writing-mode="rl-tb" fo:margin-top="0.0833in" fo:margin-bottom="0in" fo:line-height="100%"/>
    </style:style>
    <style:style style:name="T3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16" style:parent-style-name="Normal" style:family="paragraph">
      <style:paragraph-properties fo:text-align="justify" style:writing-mode="rl-tb" fo:margin-top="0.0833in" fo:margin-bottom="0in" fo:line-height="100%"/>
    </style:style>
    <style:style style:name="T3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20" style:parent-style-name="Normal" style:family="paragraph">
      <style:paragraph-properties fo:text-align="justify" style:writing-mode="rl-tb" fo:margin-top="0.0833in" fo:margin-bottom="0in" fo:line-height="100%"/>
    </style:style>
    <style:style style:name="T3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24" style:parent-style-name="Normal" style:family="paragraph">
      <style:paragraph-properties fo:text-align="justify" style:writing-mode="rl-tb" fo:margin-top="0.0833in" fo:margin-bottom="0in" fo:line-height="100%"/>
    </style:style>
    <style:style style:name="T3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28" style:parent-style-name="Normal" style:family="paragraph">
      <style:paragraph-properties fo:text-align="justify" style:writing-mode="rl-tb" fo:margin-top="0.0833in" fo:margin-bottom="0in" fo:line-height="100%"/>
    </style:style>
    <style:style style:name="T3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32" style:parent-style-name="Normal" style:family="paragraph">
      <style:paragraph-properties fo:text-align="justify" style:writing-mode="rl-tb" fo:margin-top="0.0833in" fo:margin-bottom="0in" fo:line-height="100%"/>
    </style:style>
    <style:style style:name="T3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36" style:parent-style-name="Normal" style:family="paragraph">
      <style:paragraph-properties fo:text-align="justify" style:writing-mode="rl-tb" fo:margin-top="0.0833in" fo:margin-bottom="0in" fo:line-height="100%"/>
    </style:style>
    <style:style style:name="T3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0" style:family="section">
      <style:section-properties fo:margin-left="0in" fo:margin-right="0in" style:writing-mode="lr-tb"/>
    </style:style>
    <style:style style:name="P31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41" style:parent-style-name="Normal" style:family="paragraph">
      <style:paragraph-properties fo:text-align="justify" style:writing-mode="rl-tb" fo:margin-top="0.0833in" fo:margin-bottom="0in" fo:line-height="100%"/>
    </style:style>
    <style:style style:name="T3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44" style:parent-style-name="Normal" style:family="paragraph">
      <style:paragraph-properties fo:text-align="justify" style:writing-mode="rl-tb" fo:margin-top="0.0833in" fo:margin-bottom="0in" fo:line-height="100%"/>
    </style:style>
    <style:style style:name="T3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48" style:parent-style-name="Normal" style:family="paragraph">
      <style:paragraph-properties fo:text-align="justify" style:writing-mode="rl-tb" fo:margin-top="0.0833in" fo:margin-bottom="0in" fo:line-height="100%"/>
    </style:style>
    <style:style style:name="T3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52" style:parent-style-name="Normal" style:family="paragraph">
      <style:paragraph-properties fo:text-align="justify" style:writing-mode="rl-tb" fo:margin-top="0.0833in" fo:margin-bottom="0in" fo:line-height="100%"/>
    </style:style>
    <style:style style:name="T3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56" style:parent-style-name="Normal" style:family="paragraph">
      <style:paragraph-properties fo:text-align="justify" style:writing-mode="rl-tb" fo:margin-top="0.0833in" fo:margin-bottom="0in" fo:line-height="100%"/>
    </style:style>
    <style:style style:name="T3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0" style:parent-style-name="Normal" style:family="paragraph">
      <style:paragraph-properties fo:text-align="justify" style:writing-mode="rl-tb" fo:margin-top="0.0833in" fo:margin-bottom="0in" fo:line-height="100%"/>
    </style:style>
    <style:style style:name="T3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4" style:parent-style-name="Normal" style:family="paragraph">
      <style:paragraph-properties fo:text-align="justify" style:writing-mode="rl-tb" fo:margin-top="0.0833in" fo:margin-bottom="0in" fo:line-height="100%"/>
    </style:style>
    <style:style style:name="T3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8" style:parent-style-name="Normal" style:family="paragraph">
      <style:paragraph-properties fo:text-align="justify" style:writing-mode="rl-tb" fo:margin-top="0.0833in" fo:margin-bottom="0in" fo:line-height="100%"/>
    </style:style>
    <style:style style:name="T3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72" style:parent-style-name="Normal" style:family="paragraph">
      <style:paragraph-properties fo:text-align="justify" style:writing-mode="rl-tb" fo:margin-top="0.0833in" fo:margin-bottom="0in" fo:line-height="100%"/>
    </style:style>
    <style:style style:name="T3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76" style:parent-style-name="Normal" style:family="paragraph">
      <style:paragraph-properties fo:text-align="justify" style:writing-mode="rl-tb" fo:margin-top="0.0833in" fo:margin-bottom="0in" fo:line-height="100%"/>
    </style:style>
    <style:style style:name="T3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80" style:parent-style-name="Normal" style:family="paragraph">
      <style:paragraph-properties fo:text-align="justify" style:writing-mode="rl-tb" fo:margin-top="0.0833in" fo:margin-bottom="0in" fo:line-height="100%"/>
    </style:style>
    <style:style style:name="T3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84" style:parent-style-name="Normal" style:family="paragraph">
      <style:paragraph-properties fo:text-align="justify" style:writing-mode="rl-tb" fo:margin-top="0.0833in" fo:margin-bottom="0in" fo:line-height="100%"/>
    </style:style>
    <style:style style:name="T3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88" style:parent-style-name="Normal" style:family="paragraph">
      <style:paragraph-properties fo:text-align="justify" style:writing-mode="rl-tb" fo:margin-top="0.0833in" fo:margin-bottom="0in" fo:line-height="100%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92" style:parent-style-name="Normal" style:family="paragraph">
      <style:paragraph-properties fo:text-align="justify" style:writing-mode="rl-tb" fo:margin-top="0.0833in" fo:margin-bottom="0in" fo:line-height="100%"/>
    </style:style>
    <style:style style:name="T3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96" style:parent-style-name="Normal" style:family="paragraph">
      <style:paragraph-properties fo:text-align="justify" style:writing-mode="rl-tb" fo:margin-top="0.0833in" fo:margin-bottom="0in" fo:line-height="100%"/>
    </style:style>
    <style:style style:name="T3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0" style:parent-style-name="Normal" style:family="paragraph">
      <style:paragraph-properties fo:text-align="justify" style:writing-mode="rl-tb" fo:margin-top="0.0833in" fo:margin-bottom="0in" fo:line-height="100%"/>
    </style:style>
    <style:style style:name="T3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4" style:parent-style-name="Normal" style:family="paragraph">
      <style:paragraph-properties fo:text-align="justify" style:writing-mode="rl-tb" fo:margin-top="0.0833in" fo:margin-bottom="0in" fo:line-height="100%"/>
    </style:style>
    <style:style style:name="T3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8" style:parent-style-name="Normal" style:family="paragraph">
      <style:paragraph-properties fo:text-align="justify" style:writing-mode="rl-tb" fo:margin-top="0.0833in" fo:margin-bottom="0in" fo:line-height="100%"/>
    </style:style>
    <style:style style:name="T3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2" style:parent-style-name="Normal" style:family="paragraph">
      <style:paragraph-properties fo:text-align="justify" style:writing-mode="rl-tb" fo:margin-top="0.0833in" fo:margin-bottom="0in" fo:line-height="100%"/>
    </style:style>
    <style:style style:name="T3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6" style:parent-style-name="Normal" style:family="paragraph">
      <style:paragraph-properties fo:text-align="justify" style:writing-mode="rl-tb" fo:margin-top="0.0833in" fo:margin-bottom="0in" fo:line-height="100%"/>
    </style:style>
    <style:style style:name="T3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20" style:parent-style-name="Normal" style:family="paragraph">
      <style:paragraph-properties fo:text-align="justify" style:writing-mode="rl-tb" fo:margin-top="0.0833in" fo:margin-bottom="0in" fo:line-height="100%"/>
    </style:style>
    <style:style style:name="T3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1" style:family="section">
      <style:section-properties fo:margin-left="0in" fo:margin-right="0in" style:writing-mode="lr-tb"/>
    </style:style>
    <style:style style:name="P32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25" style:parent-style-name="Normal" style:family="paragraph">
      <style:paragraph-properties fo:text-align="justify" style:writing-mode="rl-tb" fo:margin-top="0.0833in" fo:margin-bottom="0in" fo:line-height="100%"/>
    </style:style>
    <style:style style:name="T3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28" style:parent-style-name="Normal" style:family="paragraph">
      <style:paragraph-properties fo:text-align="justify" style:writing-mode="rl-tb" fo:margin-top="0.0833in" fo:margin-bottom="0in" fo:line-height="100%"/>
    </style:style>
    <style:style style:name="T3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32" style:parent-style-name="Normal" style:family="paragraph">
      <style:paragraph-properties fo:text-align="justify" style:writing-mode="rl-tb" fo:margin-top="0.0833in" fo:margin-bottom="0in" fo:line-height="100%"/>
    </style:style>
    <style:style style:name="T3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36" style:parent-style-name="Normal" style:family="paragraph">
      <style:paragraph-properties fo:text-align="justify" style:writing-mode="rl-tb" fo:margin-top="0.0833in" fo:margin-bottom="0in" fo:line-height="100%"/>
    </style:style>
    <style:style style:name="T3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40" style:parent-style-name="Normal" style:family="paragraph">
      <style:paragraph-properties fo:text-align="justify" style:writing-mode="rl-tb" fo:margin-top="0.0833in" fo:margin-bottom="0in" fo:line-height="100%"/>
    </style:style>
    <style:style style:name="T3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44" style:parent-style-name="Normal" style:family="paragraph">
      <style:paragraph-properties fo:text-align="justify" style:writing-mode="rl-tb" fo:margin-top="0.0833in" fo:margin-bottom="0in" fo:line-height="100%"/>
    </style:style>
    <style:style style:name="T3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48" style:parent-style-name="Normal" style:family="paragraph">
      <style:paragraph-properties fo:text-align="justify" style:writing-mode="rl-tb" fo:margin-top="0.0833in" fo:margin-bottom="0in" fo:line-height="100%"/>
    </style:style>
    <style:style style:name="T3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52" style:parent-style-name="Normal" style:family="paragraph">
      <style:paragraph-properties fo:text-align="justify" style:writing-mode="rl-tb" fo:margin-top="0.0833in" fo:margin-bottom="0in" fo:line-height="100%"/>
    </style:style>
    <style:style style:name="T3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56" style:parent-style-name="Normal" style:family="paragraph">
      <style:paragraph-properties fo:text-align="justify" style:writing-mode="rl-tb" fo:margin-top="0.0833in" fo:margin-bottom="0in" fo:line-height="100%"/>
    </style:style>
    <style:style style:name="T3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60" style:parent-style-name="Normal" style:family="paragraph">
      <style:paragraph-properties fo:text-align="justify" style:writing-mode="rl-tb" fo:margin-top="0.0833in" fo:margin-bottom="0in" fo:line-height="100%"/>
    </style:style>
    <style:style style:name="T3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64" style:parent-style-name="Normal" style:family="paragraph">
      <style:paragraph-properties fo:text-align="justify" style:writing-mode="rl-tb" fo:margin-top="0.0833in" fo:margin-bottom="0in" fo:line-height="100%"/>
    </style:style>
    <style:style style:name="T3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2" style:family="section">
      <style:section-properties fo:margin-left="0in" fo:margin-right="0in" style:writing-mode="lr-tb"/>
    </style:style>
    <style:style style:name="P32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69" style:parent-style-name="Normal" style:family="paragraph">
      <style:paragraph-properties fo:text-align="justify" style:writing-mode="rl-tb" fo:margin-top="0.0833in" fo:margin-bottom="0in" fo:line-height="100%"/>
    </style:style>
    <style:style style:name="T3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72" style:parent-style-name="Normal" style:family="paragraph">
      <style:paragraph-properties fo:text-align="justify" style:writing-mode="rl-tb" fo:margin-top="0.0833in" fo:margin-bottom="0in" fo:line-height="100%"/>
    </style:style>
    <style:style style:name="T3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76" style:parent-style-name="Normal" style:family="paragraph">
      <style:paragraph-properties fo:text-align="justify" style:writing-mode="rl-tb" fo:margin-top="0.0833in" fo:margin-bottom="0in" fo:line-height="100%"/>
    </style:style>
    <style:style style:name="T3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0" style:parent-style-name="Normal" style:family="paragraph">
      <style:paragraph-properties fo:text-align="justify" style:writing-mode="rl-tb" fo:margin-top="0.0833in" fo:margin-bottom="0in" fo:line-height="100%"/>
    </style:style>
    <style:style style:name="T3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4" style:parent-style-name="Normal" style:family="paragraph">
      <style:paragraph-properties fo:text-align="justify" style:writing-mode="rl-tb" fo:margin-top="0.0833in" fo:margin-bottom="0in" fo:line-height="100%"/>
    </style:style>
    <style:style style:name="T3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8" style:parent-style-name="Normal" style:family="paragraph">
      <style:paragraph-properties fo:text-align="justify" style:writing-mode="rl-tb" fo:margin-top="0.0833in" fo:margin-bottom="0in" fo:line-height="100%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92" style:parent-style-name="Normal" style:family="paragraph">
      <style:paragraph-properties fo:text-align="justify" style:writing-mode="rl-tb" fo:margin-top="0.0833in" fo:margin-bottom="0in" fo:line-height="100%"/>
    </style:style>
    <style:style style:name="T3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3" style:family="section">
      <style:section-properties fo:margin-left="0in" fo:margin-right="0in" style:writing-mode="lr-tb"/>
    </style:style>
    <style:style style:name="P32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97" style:parent-style-name="Normal" style:family="paragraph">
      <style:paragraph-properties fo:text-align="justify" style:writing-mode="rl-tb" fo:margin-top="0.0833in" fo:margin-bottom="0in" fo:line-height="100%"/>
    </style:style>
    <style:style style:name="T3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01" style:parent-style-name="Normal" style:family="paragraph">
      <style:paragraph-properties fo:text-align="justify" style:writing-mode="rl-tb" fo:margin-top="0.0833in" fo:margin-bottom="0in" fo:line-height="100%"/>
    </style:style>
    <style:style style:name="T3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05" style:parent-style-name="Normal" style:family="paragraph">
      <style:paragraph-properties fo:text-align="justify" style:writing-mode="rl-tb" fo:margin-top="0.0833in" fo:margin-bottom="0in" fo:line-height="100%"/>
    </style:style>
    <style:style style:name="T3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09" style:parent-style-name="Normal" style:family="paragraph">
      <style:paragraph-properties fo:text-align="justify" style:writing-mode="rl-tb" fo:margin-top="0.0833in" fo:margin-bottom="0in" fo:line-height="100%"/>
    </style:style>
    <style:style style:name="T3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13" style:parent-style-name="Normal" style:family="paragraph">
      <style:paragraph-properties fo:text-align="justify" style:writing-mode="rl-tb" fo:margin-top="0.0833in" fo:margin-bottom="0in" fo:line-height="100%"/>
    </style:style>
    <style:style style:name="T3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17" style:parent-style-name="Normal" style:family="paragraph">
      <style:paragraph-properties fo:text-align="justify" style:writing-mode="rl-tb" fo:margin-top="0.0833in" fo:margin-bottom="0in" fo:line-height="100%"/>
    </style:style>
    <style:style style:name="T3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21" style:parent-style-name="Normal" style:family="paragraph">
      <style:paragraph-properties fo:text-align="justify" style:writing-mode="rl-tb" fo:margin-top="0.0833in" fo:margin-bottom="0in" fo:line-height="100%"/>
    </style:style>
    <style:style style:name="T3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25" style:parent-style-name="Normal" style:family="paragraph">
      <style:paragraph-properties fo:text-align="justify" style:writing-mode="rl-tb" fo:margin-top="0.0833in" fo:margin-bottom="0in" fo:line-height="100%"/>
    </style:style>
    <style:style style:name="T3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29" style:parent-style-name="Normal" style:family="paragraph">
      <style:paragraph-properties fo:text-align="justify" style:writing-mode="rl-tb" fo:margin-top="0.0833in" fo:margin-bottom="0in" fo:line-height="100%"/>
    </style:style>
    <style:style style:name="T3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4" style:family="section">
      <style:section-properties fo:margin-left="0in" fo:margin-right="0in" style:writing-mode="lr-tb"/>
    </style:style>
    <style:style style:name="P333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34" style:parent-style-name="Normal" style:family="paragraph">
      <style:paragraph-properties fo:text-align="justify" style:writing-mode="rl-tb" fo:margin-top="0.0833in" fo:margin-bottom="0in" fo:line-height="100%"/>
    </style:style>
    <style:style style:name="T3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37" style:parent-style-name="Normal" style:family="paragraph">
      <style:paragraph-properties fo:text-align="justify" style:writing-mode="rl-tb" fo:margin-top="0.0833in" fo:margin-bottom="0in" fo:line-height="100%"/>
    </style:style>
    <style:style style:name="T3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41" style:parent-style-name="Normal" style:family="paragraph">
      <style:paragraph-properties fo:text-align="justify" style:writing-mode="rl-tb" fo:margin-top="0.0833in" fo:margin-bottom="0in" fo:line-height="100%"/>
    </style:style>
    <style:style style:name="T3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45" style:parent-style-name="Normal" style:family="paragraph">
      <style:paragraph-properties fo:text-align="justify" style:writing-mode="rl-tb" fo:margin-top="0.0833in" fo:margin-bottom="0in" fo:line-height="100%"/>
    </style:style>
    <style:style style:name="T3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49" style:parent-style-name="Normal" style:family="paragraph">
      <style:paragraph-properties fo:text-align="justify" style:writing-mode="rl-tb" fo:margin-top="0.0833in" fo:margin-bottom="0in" fo:line-height="100%"/>
    </style:style>
    <style:style style:name="T3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53" style:parent-style-name="Normal" style:family="paragraph">
      <style:paragraph-properties fo:text-align="justify" style:writing-mode="rl-tb" fo:margin-top="0.0833in" fo:margin-bottom="0in" fo:line-height="100%"/>
    </style:style>
    <style:style style:name="T3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57" style:parent-style-name="Normal" style:family="paragraph">
      <style:paragraph-properties fo:text-align="justify" style:writing-mode="rl-tb" fo:margin-top="0.0833in" fo:margin-bottom="0in" fo:line-height="100%"/>
    </style:style>
    <style:style style:name="T3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61" style:parent-style-name="Normal" style:family="paragraph">
      <style:paragraph-properties fo:text-align="justify" style:writing-mode="rl-tb" fo:margin-top="0.0833in" fo:margin-bottom="0in" fo:line-height="100%"/>
    </style:style>
    <style:style style:name="T3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65" style:parent-style-name="Normal" style:family="paragraph">
      <style:paragraph-properties fo:text-align="justify" style:writing-mode="rl-tb" fo:margin-top="0.0833in" fo:margin-bottom="0in" fo:line-height="100%"/>
    </style:style>
    <style:style style:name="T3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69" style:parent-style-name="Normal" style:family="paragraph">
      <style:paragraph-properties fo:text-align="justify" style:writing-mode="rl-tb" fo:margin-top="0.0833in" fo:margin-bottom="0in" fo:line-height="100%"/>
    </style:style>
    <style:style style:name="T3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3" style:parent-style-name="Normal" style:family="paragraph">
      <style:paragraph-properties fo:text-align="justify" style:writing-mode="rl-tb" fo:margin-top="0.0833in" fo:margin-bottom="0in" fo:line-height="100%"/>
    </style:style>
    <style:style style:name="T3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7" style:parent-style-name="Normal" style:family="paragraph">
      <style:paragraph-properties fo:text-align="justify" style:writing-mode="rl-tb" fo:margin-top="0.0833in" fo:margin-bottom="0in" fo:line-height="100%"/>
    </style:style>
    <style:style style:name="T3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81" style:parent-style-name="Normal" style:family="paragraph">
      <style:paragraph-properties fo:text-align="justify" style:writing-mode="rl-tb" fo:margin-top="0.0833in" fo:margin-bottom="0in" fo:line-height="100%"/>
    </style:style>
    <style:style style:name="T3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85" style:parent-style-name="Normal" style:family="paragraph">
      <style:paragraph-properties fo:text-align="justify" style:writing-mode="rl-tb" fo:margin-top="0.0833in" fo:margin-bottom="0in" fo:line-height="100%"/>
    </style:style>
    <style:style style:name="T3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89" style:parent-style-name="Normal" style:family="paragraph">
      <style:paragraph-properties fo:text-align="justify" style:writing-mode="rl-tb" fo:margin-top="0.0833in" fo:margin-bottom="0in" fo:line-height="100%"/>
    </style:style>
    <style:style style:name="T3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93" style:parent-style-name="Normal" style:family="paragraph">
      <style:paragraph-properties fo:text-align="justify" style:writing-mode="rl-tb" fo:margin-top="0.0833in" fo:margin-bottom="0in" fo:line-height="100%"/>
    </style:style>
    <style:style style:name="T3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97" style:parent-style-name="Normal" style:family="paragraph">
      <style:paragraph-properties fo:text-align="justify" style:writing-mode="rl-tb" fo:margin-top="0.0833in" fo:margin-bottom="0in" fo:line-height="100%"/>
    </style:style>
    <style:style style:name="T3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1" style:parent-style-name="Normal" style:family="paragraph">
      <style:paragraph-properties fo:text-align="justify" style:writing-mode="rl-tb" fo:margin-top="0.0833in" fo:margin-bottom="0in" fo:line-height="100%"/>
    </style:style>
    <style:style style:name="T3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5" style:parent-style-name="Normal" style:family="paragraph">
      <style:paragraph-properties fo:text-align="justify" style:writing-mode="rl-tb" fo:margin-top="0.0833in" fo:margin-bottom="0in" fo:line-height="100%"/>
    </style:style>
    <style:style style:name="T3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9" style:parent-style-name="Normal" style:family="paragraph">
      <style:paragraph-properties fo:text-align="justify" style:writing-mode="rl-tb" fo:margin-top="0.0833in" fo:margin-bottom="0in" fo:line-height="100%"/>
    </style:style>
    <style:style style:name="T3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13" style:parent-style-name="Normal" style:family="paragraph">
      <style:paragraph-properties fo:text-align="justify" style:writing-mode="rl-tb" fo:margin-top="0.0833in" fo:margin-bottom="0in" fo:line-height="100%"/>
    </style:style>
    <style:style style:name="T3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17" style:parent-style-name="Normal" style:family="paragraph">
      <style:paragraph-properties fo:text-align="justify" style:writing-mode="rl-tb" fo:margin-top="0.0833in" fo:margin-bottom="0in" fo:line-height="100%"/>
    </style:style>
    <style:style style:name="T3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21" style:parent-style-name="Normal" style:family="paragraph">
      <style:paragraph-properties fo:text-align="justify" style:writing-mode="rl-tb" fo:margin-top="0.0833in" fo:margin-bottom="0in" fo:line-height="100%"/>
    </style:style>
    <style:style style:name="T3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25" style:parent-style-name="Normal" style:family="paragraph">
      <style:paragraph-properties fo:text-align="justify" style:writing-mode="rl-tb" fo:margin-top="0.0833in" fo:margin-bottom="0in" fo:line-height="100%"/>
    </style:style>
    <style:style style:name="T3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5" style:family="section">
      <style:section-properties fo:margin-left="0in" fo:margin-right="0in" style:writing-mode="lr-tb"/>
    </style:style>
    <style:style style:name="P342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30" style:parent-style-name="Normal" style:family="paragraph">
      <style:paragraph-properties fo:text-align="justify" style:writing-mode="rl-tb" fo:margin-top="0.0833in" fo:margin-bottom="0in" fo:line-height="100%"/>
    </style:style>
    <style:style style:name="T3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34" style:parent-style-name="Normal" style:family="paragraph">
      <style:paragraph-properties fo:text-align="justify" style:writing-mode="rl-tb" fo:margin-top="0.0833in" fo:margin-bottom="0in" fo:line-height="100%"/>
    </style:style>
    <style:style style:name="T3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38" style:parent-style-name="Normal" style:family="paragraph">
      <style:paragraph-properties fo:text-align="justify" style:writing-mode="rl-tb" fo:margin-top="0.0833in" fo:margin-bottom="0in" fo:line-height="100%"/>
    </style:style>
    <style:style style:name="T3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42" style:parent-style-name="Normal" style:family="paragraph">
      <style:paragraph-properties fo:text-align="justify" style:writing-mode="rl-tb" fo:margin-top="0.0833in" fo:margin-bottom="0in" fo:line-height="100%"/>
    </style:style>
    <style:style style:name="T3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46" style:parent-style-name="Normal" style:family="paragraph">
      <style:paragraph-properties fo:text-align="justify" style:writing-mode="rl-tb" fo:margin-top="0.0833in" fo:margin-bottom="0in" fo:line-height="100%"/>
    </style:style>
    <style:style style:name="T3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50" style:parent-style-name="Normal" style:family="paragraph">
      <style:paragraph-properties fo:text-align="justify" style:writing-mode="rl-tb" fo:margin-top="0.0833in" fo:margin-bottom="0in" fo:line-height="100%"/>
    </style:style>
    <style:style style:name="T3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54" style:parent-style-name="Normal" style:family="paragraph">
      <style:paragraph-properties fo:text-align="justify" style:writing-mode="rl-tb" fo:margin-top="0.0833in" fo:margin-bottom="0in" fo:line-height="100%"/>
    </style:style>
    <style:style style:name="T3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58" style:parent-style-name="Normal" style:family="paragraph">
      <style:paragraph-properties fo:text-align="justify" style:writing-mode="rl-tb" fo:margin-top="0.0833in" fo:margin-bottom="0in" fo:line-height="100%"/>
    </style:style>
    <style:style style:name="T3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62" style:parent-style-name="Normal" style:family="paragraph">
      <style:paragraph-properties fo:text-align="justify" style:writing-mode="rl-tb" fo:margin-top="0.0833in" fo:margin-bottom="0in" fo:line-height="100%"/>
    </style:style>
    <style:style style:name="T3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66" style:parent-style-name="Normal" style:family="paragraph">
      <style:paragraph-properties fo:text-align="justify" style:writing-mode="rl-tb" fo:margin-top="0.0833in" fo:margin-bottom="0in" fo:line-height="100%"/>
    </style:style>
    <style:style style:name="T3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0" style:parent-style-name="Normal" style:family="paragraph">
      <style:paragraph-properties fo:text-align="justify" style:writing-mode="rl-tb" fo:margin-top="0.0833in" fo:margin-bottom="0in" fo:line-height="100%"/>
    </style:style>
    <style:style style:name="T3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4" style:parent-style-name="Normal" style:family="paragraph">
      <style:paragraph-properties fo:text-align="justify" style:writing-mode="rl-tb" fo:margin-top="0.0833in" fo:margin-bottom="0in" fo:line-height="100%"/>
    </style:style>
    <style:style style:name="T3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8" style:parent-style-name="Normal" style:family="paragraph">
      <style:paragraph-properties fo:text-align="justify" style:writing-mode="rl-tb" fo:margin-top="0.0833in" fo:margin-bottom="0in" fo:line-height="100%"/>
    </style:style>
    <style:style style:name="T3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82" style:parent-style-name="Normal" style:family="paragraph">
      <style:paragraph-properties fo:text-align="justify" style:writing-mode="rl-tb" fo:margin-top="0.0833in" fo:margin-bottom="0in" fo:line-height="100%"/>
    </style:style>
    <style:style style:name="T3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6" style:family="section">
      <style:section-properties fo:margin-left="0in" fo:margin-right="0in" style:writing-mode="lr-tb"/>
    </style:style>
    <style:style style:name="P34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87" style:parent-style-name="Normal" style:family="paragraph">
      <style:paragraph-properties fo:text-align="justify" style:writing-mode="rl-tb" fo:margin-top="0.0833in" fo:margin-bottom="0in" fo:line-height="100%"/>
    </style:style>
    <style:style style:name="T3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90" style:parent-style-name="Normal" style:family="paragraph">
      <style:paragraph-properties fo:text-align="justify" style:writing-mode="rl-tb" fo:margin-top="0.0833in" fo:margin-bottom="0in" fo:line-height="100%"/>
    </style:style>
    <style:style style:name="T3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94" style:parent-style-name="Normal" style:family="paragraph">
      <style:paragraph-properties fo:text-align="justify" style:writing-mode="rl-tb" fo:margin-top="0.0833in" fo:margin-bottom="0in" fo:line-height="100%"/>
    </style:style>
    <style:style style:name="T3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98" style:parent-style-name="Normal" style:family="paragraph">
      <style:paragraph-properties fo:text-align="justify" style:writing-mode="rl-tb" fo:margin-top="0.0833in" fo:margin-bottom="0in" fo:line-height="100%"/>
    </style:style>
    <style:style style:name="T3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02" style:parent-style-name="Normal" style:family="paragraph">
      <style:paragraph-properties fo:text-align="justify" style:writing-mode="rl-tb" fo:margin-top="0.0833in" fo:margin-bottom="0in" fo:line-height="100%"/>
    </style:style>
    <style:style style:name="T3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06" style:parent-style-name="Normal" style:family="paragraph">
      <style:paragraph-properties fo:text-align="justify" style:writing-mode="rl-tb" fo:margin-top="0.0833in" fo:margin-bottom="0in" fo:line-height="100%"/>
    </style:style>
    <style:style style:name="T3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10" style:parent-style-name="Normal" style:family="paragraph">
      <style:paragraph-properties fo:text-align="justify" style:writing-mode="rl-tb" fo:margin-top="0.0833in" fo:margin-bottom="0in" fo:line-height="100%"/>
    </style:style>
    <style:style style:name="T3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14" style:parent-style-name="Normal" style:family="paragraph">
      <style:paragraph-properties fo:text-align="justify" style:writing-mode="rl-tb" fo:margin-top="0.0833in" fo:margin-bottom="0in" fo:line-height="100%"/>
    </style:style>
    <style:style style:name="T3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18" style:parent-style-name="Normal" style:family="paragraph">
      <style:paragraph-properties fo:text-align="justify" style:writing-mode="rl-tb" fo:margin-top="0.0833in" fo:margin-bottom="0in" fo:line-height="100%"/>
    </style:style>
    <style:style style:name="T3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22" style:parent-style-name="Normal" style:family="paragraph">
      <style:paragraph-properties fo:text-align="justify" style:writing-mode="rl-tb" fo:margin-top="0.0833in" fo:margin-bottom="0in" fo:line-height="100%"/>
    </style:style>
    <style:style style:name="T3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26" style:parent-style-name="Normal" style:family="paragraph">
      <style:paragraph-properties fo:text-align="justify" style:writing-mode="rl-tb" fo:margin-top="0.0833in" fo:margin-bottom="0in" fo:line-height="100%"/>
    </style:style>
    <style:style style:name="T3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30" style:parent-style-name="Normal" style:family="paragraph">
      <style:paragraph-properties fo:text-align="justify" style:writing-mode="rl-tb" fo:margin-top="0.0833in" fo:margin-bottom="0in" fo:line-height="100%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7" style:family="section">
      <style:section-properties fo:margin-left="0in" fo:margin-right="0in" style:writing-mode="lr-tb"/>
    </style:style>
    <style:style style:name="P353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35" style:parent-style-name="Normal" style:family="paragraph">
      <style:paragraph-properties fo:text-align="justify" style:writing-mode="rl-tb" fo:margin-top="0.0833in" fo:margin-bottom="0in" fo:line-height="100%"/>
    </style:style>
    <style:style style:name="T3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38" style:parent-style-name="Normal" style:family="paragraph">
      <style:paragraph-properties fo:text-align="justify" style:writing-mode="rl-tb" fo:margin-top="0.0833in" fo:margin-bottom="0in" fo:line-height="100%"/>
    </style:style>
    <style:style style:name="T3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42" style:parent-style-name="Normal" style:family="paragraph">
      <style:paragraph-properties fo:text-align="justify" style:writing-mode="rl-tb" fo:margin-top="0.0833in" fo:margin-bottom="0in" fo:line-height="100%"/>
    </style:style>
    <style:style style:name="T3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46" style:parent-style-name="Normal" style:family="paragraph">
      <style:paragraph-properties fo:text-align="justify" style:writing-mode="rl-tb" fo:margin-top="0.0833in" fo:margin-bottom="0in" fo:line-height="100%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0" style:parent-style-name="Normal" style:family="paragraph">
      <style:paragraph-properties fo:text-align="justify" style:writing-mode="rl-tb" fo:margin-top="0.0833in" fo:margin-bottom="0in" fo:line-height="100%"/>
    </style:style>
    <style:style style:name="T3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4" style:parent-style-name="Normal" style:family="paragraph">
      <style:paragraph-properties fo:text-align="justify" style:writing-mode="rl-tb" fo:margin-top="0.0833in" fo:margin-bottom="0in" fo:line-height="100%"/>
    </style:style>
    <style:style style:name="T3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8" style:parent-style-name="Normal" style:family="paragraph">
      <style:paragraph-properties fo:text-align="justify" style:writing-mode="rl-tb" fo:margin-top="0.0833in" fo:margin-bottom="0in" fo:line-height="100%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62" style:parent-style-name="Normal" style:family="paragraph">
      <style:paragraph-properties fo:text-align="justify" style:writing-mode="rl-tb" fo:margin-top="0.0833in" fo:margin-bottom="0in" fo:line-height="100%"/>
    </style:style>
    <style:style style:name="T3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66" style:parent-style-name="Normal" style:family="paragraph">
      <style:paragraph-properties fo:text-align="justify" style:writing-mode="rl-tb" fo:margin-top="0.0833in" fo:margin-bottom="0in" fo:line-height="100%"/>
    </style:style>
    <style:style style:name="T3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70" style:parent-style-name="Normal" style:family="paragraph">
      <style:paragraph-properties fo:text-align="justify" style:writing-mode="rl-tb" fo:margin-top="0.0833in" fo:margin-bottom="0in" fo:line-height="100%"/>
    </style:style>
    <style:style style:name="T3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74" style:parent-style-name="Normal" style:family="paragraph">
      <style:paragraph-properties fo:text-align="justify" style:writing-mode="rl-tb" fo:margin-top="0.0833in" fo:margin-bottom="0in" fo:line-height="100%"/>
    </style:style>
    <style:style style:name="T3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78" style:parent-style-name="Normal" style:family="paragraph">
      <style:paragraph-properties fo:text-align="justify" style:writing-mode="rl-tb" fo:margin-top="0.0833in" fo:margin-bottom="0in" fo:line-height="100%"/>
    </style:style>
    <style:style style:name="T3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8" style:family="section">
      <style:section-properties fo:margin-left="0in" fo:margin-right="0in" style:writing-mode="lr-tb"/>
    </style:style>
    <style:style style:name="P35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83" style:parent-style-name="Normal" style:family="paragraph">
      <style:paragraph-properties fo:text-align="justify" style:writing-mode="rl-tb" fo:margin-top="0.0833in" fo:margin-bottom="0in" fo:line-height="100%"/>
    </style:style>
    <style:style style:name="T3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86" style:parent-style-name="Normal" style:family="paragraph">
      <style:paragraph-properties fo:text-align="justify" style:writing-mode="rl-tb" fo:margin-top="0.0833in" fo:margin-bottom="0in" fo:line-height="100%"/>
    </style:style>
    <style:style style:name="T3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90" style:parent-style-name="Normal" style:family="paragraph">
      <style:paragraph-properties fo:text-align="justify" style:writing-mode="rl-tb" fo:margin-top="0.0833in" fo:margin-bottom="0in" fo:line-height="100%"/>
    </style:style>
    <style:style style:name="T3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94" style:parent-style-name="Normal" style:family="paragraph">
      <style:paragraph-properties fo:text-align="justify" style:writing-mode="rl-tb" fo:margin-top="0.0833in" fo:margin-bottom="0in" fo:line-height="100%"/>
    </style:style>
    <style:style style:name="T3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98" style:parent-style-name="Normal" style:family="paragraph">
      <style:paragraph-properties fo:text-align="justify" style:writing-mode="rl-tb" fo:margin-top="0.0833in" fo:margin-bottom="0in" fo:line-height="100%"/>
    </style:style>
    <style:style style:name="T3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02" style:parent-style-name="Normal" style:family="paragraph">
      <style:paragraph-properties fo:text-align="justify" style:writing-mode="rl-tb" fo:margin-top="0.0833in" fo:margin-bottom="0in" fo:line-height="100%"/>
    </style:style>
    <style:style style:name="T3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06" style:parent-style-name="Normal" style:family="paragraph">
      <style:paragraph-properties fo:text-align="justify" style:writing-mode="rl-tb" fo:margin-top="0.0833in" fo:margin-bottom="0in" fo:line-height="100%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10" style:parent-style-name="Normal" style:family="paragraph">
      <style:paragraph-properties fo:text-align="justify" style:writing-mode="rl-tb" fo:margin-top="0.0833in" fo:margin-bottom="0in" fo:line-height="100%"/>
    </style:style>
    <style:style style:name="T3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14" style:parent-style-name="Normal" style:family="paragraph">
      <style:paragraph-properties fo:text-align="justify" style:writing-mode="rl-tb" fo:margin-top="0.0833in" fo:margin-bottom="0in" fo:line-height="100%"/>
    </style:style>
    <style:style style:name="T3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18" style:parent-style-name="Normal" style:family="paragraph">
      <style:paragraph-properties fo:text-align="justify" style:writing-mode="rl-tb" fo:margin-top="0.0833in" fo:margin-bottom="0in" fo:line-height="100%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22" style:parent-style-name="Normal" style:family="paragraph">
      <style:paragraph-properties fo:text-align="justify" style:writing-mode="rl-tb" fo:margin-top="0.0833in" fo:margin-bottom="0in" fo:line-height="100%"/>
    </style:style>
    <style:style style:name="T3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26" style:parent-style-name="Normal" style:family="paragraph">
      <style:paragraph-properties fo:text-align="justify" style:writing-mode="rl-tb" fo:margin-top="0.0833in" fo:margin-bottom="0in" fo:line-height="100%"/>
    </style:style>
    <style:style style:name="T3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0" style:parent-style-name="Normal" style:family="paragraph">
      <style:paragraph-properties fo:text-align="justify" style:writing-mode="rl-tb" fo:margin-top="0.0833in" fo:margin-bottom="0in" fo:line-height="100%"/>
    </style:style>
    <style:style style:name="T3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4" style:parent-style-name="Normal" style:family="paragraph">
      <style:paragraph-properties fo:text-align="justify" style:writing-mode="rl-tb" fo:margin-top="0.0833in" fo:margin-bottom="0in" fo:line-height="100%"/>
    </style:style>
    <style:style style:name="T3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8" style:parent-style-name="Normal" style:family="paragraph">
      <style:paragraph-properties fo:text-align="justify" style:writing-mode="rl-tb" fo:margin-top="0.0833in" fo:margin-bottom="0in" fo:line-height="100%"/>
    </style:style>
    <style:style style:name="T3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42" style:parent-style-name="Normal" style:family="paragraph">
      <style:paragraph-properties fo:text-align="justify" style:writing-mode="rl-tb" fo:margin-top="0.0833in" fo:margin-bottom="0in" fo:line-height="100%"/>
    </style:style>
    <style:style style:name="T3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46" style:parent-style-name="Normal" style:family="paragraph">
      <style:paragraph-properties fo:text-align="justify" style:writing-mode="rl-tb" fo:margin-top="0.0833in" fo:margin-bottom="0in" fo:line-height="100%"/>
    </style:style>
    <style:style style:name="T3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50" style:parent-style-name="Normal" style:family="paragraph">
      <style:paragraph-properties fo:text-align="justify" style:writing-mode="rl-tb" fo:margin-top="0.0833in" fo:margin-bottom="0in" fo:line-height="100%"/>
    </style:style>
    <style:style style:name="T3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9" style:family="section">
      <style:section-properties fo:margin-left="0in" fo:margin-right="0in" style:writing-mode="lr-tb"/>
    </style:style>
    <style:style style:name="P365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55" style:parent-style-name="Normal" style:family="paragraph">
      <style:paragraph-properties fo:text-align="justify" style:writing-mode="rl-tb" fo:margin-top="0.0833in" fo:margin-bottom="0in" fo:line-height="100%"/>
    </style:style>
    <style:style style:name="T3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58" style:parent-style-name="Normal" style:family="paragraph">
      <style:paragraph-properties fo:text-align="justify" style:writing-mode="rl-tb" fo:margin-top="0.0833in" fo:margin-bottom="0in" fo:line-height="100%"/>
    </style:style>
    <style:style style:name="T3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62" style:parent-style-name="Normal" style:family="paragraph">
      <style:paragraph-properties fo:text-align="justify" style:writing-mode="rl-tb" fo:margin-top="0.0833in" fo:margin-bottom="0in" fo:line-height="100%"/>
    </style:style>
    <style:style style:name="T3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66" style:parent-style-name="Normal" style:family="paragraph">
      <style:paragraph-properties fo:text-align="justify" style:writing-mode="rl-tb" fo:margin-top="0.0833in" fo:margin-bottom="0in" fo:line-height="100%"/>
    </style:style>
    <style:style style:name="T3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0" style:parent-style-name="Normal" style:family="paragraph">
      <style:paragraph-properties fo:text-align="justify" style:writing-mode="rl-tb" fo:margin-top="0.0833in" fo:margin-bottom="0in" fo:line-height="100%"/>
    </style:style>
    <style:style style:name="T3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4" style:parent-style-name="Normal" style:family="paragraph">
      <style:paragraph-properties fo:text-align="justify" style:writing-mode="rl-tb" fo:margin-top="0.0833in" fo:margin-bottom="0in" fo:line-height="100%"/>
    </style:style>
    <style:style style:name="T3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8" style:parent-style-name="Normal" style:family="paragraph">
      <style:paragraph-properties fo:text-align="justify" style:writing-mode="rl-tb" fo:margin-top="0.0833in" fo:margin-bottom="0in" fo:line-height="100%"/>
    </style:style>
    <style:style style:name="T3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82" style:parent-style-name="Normal" style:family="paragraph">
      <style:paragraph-properties fo:text-align="justify" style:writing-mode="rl-tb" fo:margin-top="0.0833in" fo:margin-bottom="0in" fo:line-height="100%"/>
    </style:style>
    <style:style style:name="T3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86" style:parent-style-name="Normal" style:family="paragraph">
      <style:paragraph-properties fo:text-align="justify" style:writing-mode="rl-tb" fo:margin-top="0.0833in" fo:margin-bottom="0in" fo:line-height="100%"/>
    </style:style>
    <style:style style:name="T3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0" style:parent-style-name="Normal" style:family="paragraph">
      <style:paragraph-properties fo:text-align="justify" style:writing-mode="rl-tb" fo:margin-top="0.0833in" fo:margin-bottom="0in" fo:line-height="100%"/>
    </style:style>
    <style:style style:name="T3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4" style:parent-style-name="Normal" style:family="paragraph">
      <style:paragraph-properties fo:text-align="justify" style:writing-mode="rl-tb" fo:margin-top="0.0833in" fo:margin-bottom="0in" fo:line-height="100%"/>
    </style:style>
    <style:style style:name="T3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8" style:parent-style-name="Normal" style:family="paragraph">
      <style:paragraph-properties fo:text-align="justify" style:writing-mode="rl-tb" fo:margin-top="0.0833in" fo:margin-bottom="0in" fo:line-height="100%"/>
    </style:style>
    <style:style style:name="T3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02" style:parent-style-name="Normal" style:family="paragraph">
      <style:paragraph-properties fo:text-align="justify" style:writing-mode="rl-tb" fo:margin-top="0.0833in" fo:margin-bottom="0in" fo:line-height="100%"/>
    </style:style>
    <style:style style:name="T3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06" style:parent-style-name="Normal" style:family="paragraph">
      <style:paragraph-properties fo:text-align="justify" style:writing-mode="rl-tb" fo:margin-top="0.0833in" fo:margin-bottom="0in" fo:line-height="100%"/>
    </style:style>
    <style:style style:name="T3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0" style:family="section">
      <style:section-properties fo:margin-left="0in" fo:margin-right="0in" style:writing-mode="lr-tb"/>
    </style:style>
    <style:style style:name="P371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11" style:parent-style-name="Normal" style:family="paragraph">
      <style:paragraph-properties fo:text-align="justify" style:writing-mode="rl-tb" fo:margin-top="0.0833in" fo:margin-bottom="0in" fo:line-height="100%"/>
    </style:style>
    <style:style style:name="T3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14" style:parent-style-name="Normal" style:family="paragraph">
      <style:paragraph-properties fo:text-align="justify" style:writing-mode="rl-tb" fo:margin-top="0.0833in" fo:margin-bottom="0in" fo:line-height="100%"/>
    </style:style>
    <style:style style:name="T3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18" style:parent-style-name="Normal" style:family="paragraph">
      <style:paragraph-properties fo:text-align="justify" style:writing-mode="rl-tb" fo:margin-top="0.0833in" fo:margin-bottom="0in" fo:line-height="100%"/>
    </style:style>
    <style:style style:name="T3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22" style:parent-style-name="Normal" style:family="paragraph">
      <style:paragraph-properties fo:text-align="justify" style:writing-mode="rl-tb" fo:margin-top="0.0833in" fo:margin-bottom="0in" fo:line-height="100%"/>
    </style:style>
    <style:style style:name="T3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26" style:parent-style-name="Normal" style:family="paragraph">
      <style:paragraph-properties fo:text-align="justify" style:writing-mode="rl-tb" fo:margin-top="0.0833in" fo:margin-bottom="0in" fo:line-height="100%"/>
    </style:style>
    <style:style style:name="T3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30" style:parent-style-name="Normal" style:family="paragraph">
      <style:paragraph-properties fo:text-align="justify" style:writing-mode="rl-tb" fo:margin-top="0.0833in" fo:margin-bottom="0in" fo:line-height="100%"/>
    </style:style>
    <style:style style:name="T3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34" style:parent-style-name="Normal" style:family="paragraph">
      <style:paragraph-properties fo:text-align="justify" style:writing-mode="rl-tb" fo:margin-top="0.0833in" fo:margin-bottom="0in" fo:line-height="100%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38" style:parent-style-name="Normal" style:family="paragraph">
      <style:paragraph-properties fo:text-align="justify" style:writing-mode="rl-tb" fo:margin-top="0.0833in" fo:margin-bottom="0in" fo:line-height="100%"/>
    </style:style>
    <style:style style:name="T3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42" style:parent-style-name="Normal" style:family="paragraph">
      <style:paragraph-properties fo:text-align="justify" style:writing-mode="rl-tb" fo:margin-top="0.0833in" fo:margin-bottom="0in" fo:line-height="100%"/>
    </style:style>
    <style:style style:name="T3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1" style:family="section">
      <style:section-properties fo:margin-left="0in" fo:margin-right="0in" style:writing-mode="lr-tb"/>
    </style:style>
    <style:style style:name="P37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47" style:parent-style-name="Normal" style:family="paragraph">
      <style:paragraph-properties fo:text-align="justify" style:writing-mode="rl-tb" fo:margin-top="0.0833in" fo:margin-bottom="0in" fo:line-height="100%"/>
    </style:style>
    <style:style style:name="T3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50" style:parent-style-name="Normal" style:family="paragraph">
      <style:paragraph-properties fo:text-align="justify" style:writing-mode="rl-tb" fo:margin-top="0.0833in" fo:margin-bottom="0in" fo:line-height="100%"/>
    </style:style>
    <style:style style:name="T3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54" style:parent-style-name="Normal" style:family="paragraph">
      <style:paragraph-properties fo:text-align="justify" style:writing-mode="rl-tb" fo:margin-top="0.0833in" fo:margin-bottom="0in" fo:line-height="100%"/>
    </style:style>
    <style:style style:name="T3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58" style:parent-style-name="Normal" style:family="paragraph">
      <style:paragraph-properties fo:text-align="justify" style:writing-mode="rl-tb" fo:margin-top="0.0833in" fo:margin-bottom="0in" fo:line-height="100%"/>
    </style:style>
    <style:style style:name="T3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62" style:parent-style-name="Normal" style:family="paragraph">
      <style:paragraph-properties fo:text-align="justify" style:writing-mode="rl-tb" fo:margin-top="0.0833in" fo:margin-bottom="0in" fo:line-height="100%"/>
    </style:style>
    <style:style style:name="T3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66" style:parent-style-name="Normal" style:family="paragraph">
      <style:paragraph-properties fo:text-align="justify" style:writing-mode="rl-tb" fo:margin-top="0.0833in" fo:margin-bottom="0in" fo:line-height="100%"/>
    </style:style>
    <style:style style:name="T3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70" style:parent-style-name="Normal" style:family="paragraph">
      <style:paragraph-properties fo:text-align="justify" style:writing-mode="rl-tb" fo:margin-top="0.0833in" fo:margin-bottom="0in" fo:line-height="100%"/>
    </style:style>
    <style:style style:name="T3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74" style:parent-style-name="Normal" style:family="paragraph">
      <style:paragraph-properties fo:text-align="justify" style:writing-mode="rl-tb" fo:margin-top="0.0833in" fo:margin-bottom="0in" fo:line-height="100%"/>
    </style:style>
    <style:style style:name="T3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78" style:parent-style-name="Normal" style:family="paragraph">
      <style:paragraph-properties fo:text-align="justify" style:writing-mode="rl-tb" fo:margin-top="0.0833in" fo:margin-bottom="0in" fo:line-height="100%"/>
    </style:style>
    <style:style style:name="T3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82" style:parent-style-name="Normal" style:family="paragraph">
      <style:paragraph-properties fo:text-align="justify" style:writing-mode="rl-tb" fo:margin-top="0.0833in" fo:margin-bottom="0in" fo:line-height="100%"/>
    </style:style>
    <style:style style:name="T3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86" style:parent-style-name="Normal" style:family="paragraph">
      <style:paragraph-properties fo:text-align="justify" style:writing-mode="rl-tb" fo:margin-top="0.0833in" fo:margin-bottom="0in" fo:line-height="100%"/>
    </style:style>
    <style:style style:name="T3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90" style:parent-style-name="Normal" style:family="paragraph">
      <style:paragraph-properties fo:text-align="justify" style:writing-mode="rl-tb" fo:margin-top="0.0833in" fo:margin-bottom="0in" fo:line-height="100%"/>
    </style:style>
    <style:style style:name="T3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94" style:parent-style-name="Normal" style:family="paragraph">
      <style:paragraph-properties fo:text-align="justify" style:writing-mode="rl-tb" fo:margin-top="0.0833in" fo:margin-bottom="0in" fo:line-height="100%"/>
    </style:style>
    <style:style style:name="T3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2" style:family="section">
      <style:section-properties fo:margin-left="0in" fo:margin-right="0in" style:writing-mode="lr-tb"/>
    </style:style>
    <style:style style:name="P379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99" style:parent-style-name="Normal" style:family="paragraph">
      <style:paragraph-properties fo:text-align="justify" style:writing-mode="rl-tb" fo:margin-top="0.0833in" fo:margin-bottom="0in" fo:line-height="100%"/>
    </style:style>
    <style:style style:name="T3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02" style:parent-style-name="Normal" style:family="paragraph">
      <style:paragraph-properties fo:text-align="justify" style:writing-mode="rl-tb" fo:margin-top="0.0833in" fo:margin-bottom="0in" fo:line-height="100%"/>
    </style:style>
    <style:style style:name="T3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06" style:parent-style-name="Normal" style:family="paragraph">
      <style:paragraph-properties fo:text-align="justify" style:writing-mode="rl-tb" fo:margin-top="0.0833in" fo:margin-bottom="0in" fo:line-height="100%"/>
    </style:style>
    <style:style style:name="T3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10" style:parent-style-name="Normal" style:family="paragraph">
      <style:paragraph-properties fo:text-align="justify" style:writing-mode="rl-tb" fo:margin-top="0.0833in" fo:margin-bottom="0in" fo:line-height="100%"/>
    </style:style>
    <style:style style:name="T3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14" style:parent-style-name="Normal" style:family="paragraph">
      <style:paragraph-properties fo:text-align="justify" style:writing-mode="rl-tb" fo:margin-top="0.0833in" fo:margin-bottom="0in" fo:line-height="100%"/>
    </style:style>
    <style:style style:name="T3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18" style:parent-style-name="Normal" style:family="paragraph">
      <style:paragraph-properties fo:text-align="justify" style:writing-mode="rl-tb" fo:margin-top="0.0833in" fo:margin-bottom="0in" fo:line-height="100%"/>
    </style:style>
    <style:style style:name="T3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22" style:parent-style-name="Normal" style:family="paragraph">
      <style:paragraph-properties fo:text-align="justify" style:writing-mode="rl-tb" fo:margin-top="0.0833in" fo:margin-bottom="0in" fo:line-height="100%"/>
    </style:style>
    <style:style style:name="T3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26" style:parent-style-name="Normal" style:family="paragraph">
      <style:paragraph-properties fo:text-align="justify" style:writing-mode="rl-tb" fo:margin-top="0.0833in" fo:margin-bottom="0in" fo:line-height="100%"/>
    </style:style>
    <style:style style:name="T3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30" style:parent-style-name="Normal" style:family="paragraph">
      <style:paragraph-properties fo:text-align="justify" style:writing-mode="rl-tb" fo:margin-top="0.0833in" fo:margin-bottom="0in" fo:line-height="100%"/>
    </style:style>
    <style:style style:name="T3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34" style:parent-style-name="Normal" style:family="paragraph">
      <style:paragraph-properties fo:text-align="justify" style:writing-mode="rl-tb" fo:margin-top="0.0833in" fo:margin-bottom="0in" fo:line-height="100%"/>
    </style:style>
    <style:style style:name="T3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38" style:parent-style-name="Normal" style:family="paragraph">
      <style:paragraph-properties fo:text-align="justify" style:writing-mode="rl-tb" fo:margin-top="0.0833in" fo:margin-bottom="0in" fo:line-height="100%"/>
    </style:style>
    <style:style style:name="T3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42" style:parent-style-name="Normal" style:family="paragraph">
      <style:paragraph-properties fo:text-align="justify" style:writing-mode="rl-tb" fo:margin-top="0.0833in" fo:margin-bottom="0in" fo:line-height="100%"/>
    </style:style>
    <style:style style:name="T3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3" style:family="section">
      <style:section-properties fo:margin-left="0in" fo:margin-right="0in" style:writing-mode="lr-tb"/>
    </style:style>
    <style:style style:name="P38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47" style:parent-style-name="Normal" style:family="paragraph">
      <style:paragraph-properties fo:text-align="justify" style:writing-mode="rl-tb" fo:margin-top="0.0833in" fo:margin-bottom="0in" fo:line-height="100%"/>
    </style:style>
    <style:style style:name="T3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50" style:parent-style-name="Normal" style:family="paragraph">
      <style:paragraph-properties fo:text-align="justify" style:writing-mode="rl-tb" fo:margin-top="0.0833in" fo:margin-bottom="0in" fo:line-height="100%"/>
    </style:style>
    <style:style style:name="T3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54" style:parent-style-name="Normal" style:family="paragraph">
      <style:paragraph-properties fo:text-align="justify" style:writing-mode="rl-tb" fo:margin-top="0.0833in" fo:margin-bottom="0in" fo:line-height="100%"/>
    </style:style>
    <style:style style:name="T3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58" style:parent-style-name="Normal" style:family="paragraph">
      <style:paragraph-properties fo:text-align="justify" style:writing-mode="rl-tb" fo:margin-top="0.0833in" fo:margin-bottom="0in" fo:line-height="100%"/>
    </style:style>
    <style:style style:name="T3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62" style:parent-style-name="Normal" style:family="paragraph">
      <style:paragraph-properties fo:text-align="justify" style:writing-mode="rl-tb" fo:margin-top="0.0833in" fo:margin-bottom="0in" fo:line-height="100%"/>
    </style:style>
    <style:style style:name="T3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66" style:parent-style-name="Normal" style:family="paragraph">
      <style:paragraph-properties fo:text-align="justify" style:writing-mode="rl-tb" fo:margin-top="0.0833in" fo:margin-bottom="0in" fo:line-height="100%"/>
    </style:style>
    <style:style style:name="T3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70" style:parent-style-name="Normal" style:family="paragraph">
      <style:paragraph-properties fo:text-align="justify" style:writing-mode="rl-tb" fo:margin-top="0.0833in" fo:margin-bottom="0in" fo:line-height="100%"/>
    </style:style>
    <style:style style:name="T3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74" style:parent-style-name="Normal" style:family="paragraph">
      <style:paragraph-properties fo:text-align="justify" style:writing-mode="rl-tb" fo:margin-top="0.0833in" fo:margin-bottom="0in" fo:line-height="100%"/>
    </style:style>
    <style:style style:name="T3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78" style:parent-style-name="Normal" style:family="paragraph">
      <style:paragraph-properties fo:text-align="justify" style:writing-mode="rl-tb" fo:margin-top="0.0833in" fo:margin-bottom="0in" fo:line-height="100%"/>
    </style:style>
    <style:style style:name="T3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82" style:parent-style-name="Normal" style:family="paragraph">
      <style:paragraph-properties fo:text-align="justify" style:writing-mode="rl-tb" fo:margin-top="0.0833in" fo:margin-bottom="0in" fo:line-height="100%"/>
    </style:style>
    <style:style style:name="T3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86" style:parent-style-name="Normal" style:family="paragraph">
      <style:paragraph-properties fo:text-align="justify" style:writing-mode="rl-tb" fo:margin-top="0.0833in" fo:margin-bottom="0in" fo:line-height="100%"/>
    </style:style>
    <style:style style:name="T3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4" style:family="section">
      <style:section-properties fo:margin-left="0in" fo:margin-right="0in" style:writing-mode="lr-tb"/>
    </style:style>
    <style:style style:name="P389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91" style:parent-style-name="Normal" style:family="paragraph">
      <style:paragraph-properties fo:text-align="justify" style:writing-mode="rl-tb" fo:margin-top="0.0833in" fo:margin-bottom="0in" fo:line-height="100%"/>
    </style:style>
    <style:style style:name="T3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94" style:parent-style-name="Normal" style:family="paragraph">
      <style:paragraph-properties fo:text-align="justify" style:writing-mode="rl-tb" fo:margin-top="0.0833in" fo:margin-bottom="0in" fo:line-height="100%"/>
    </style:style>
    <style:style style:name="T3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98" style:parent-style-name="Normal" style:family="paragraph">
      <style:paragraph-properties fo:text-align="justify" style:writing-mode="rl-tb" fo:margin-top="0.0833in" fo:margin-bottom="0in" fo:line-height="100%"/>
    </style:style>
    <style:style style:name="T3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02" style:parent-style-name="Normal" style:family="paragraph">
      <style:paragraph-properties fo:text-align="justify" style:writing-mode="rl-tb" fo:margin-top="0.0833in" fo:margin-bottom="0in" fo:line-height="100%"/>
    </style:style>
    <style:style style:name="T3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06" style:parent-style-name="Normal" style:family="paragraph">
      <style:paragraph-properties fo:text-align="justify" style:writing-mode="rl-tb" fo:margin-top="0.0833in" fo:margin-bottom="0in" fo:line-height="100%"/>
    </style:style>
    <style:style style:name="T3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10" style:parent-style-name="Normal" style:family="paragraph">
      <style:paragraph-properties fo:text-align="justify" style:writing-mode="rl-tb" fo:margin-top="0.0833in" fo:margin-bottom="0in" fo:line-height="100%"/>
    </style:style>
    <style:style style:name="T3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14" style:parent-style-name="Normal" style:family="paragraph">
      <style:paragraph-properties fo:text-align="justify" style:writing-mode="rl-tb" fo:margin-top="0.0833in" fo:margin-bottom="0in" fo:line-height="100%"/>
    </style:style>
    <style:style style:name="T3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18" style:parent-style-name="Normal" style:family="paragraph">
      <style:paragraph-properties fo:text-align="justify" style:writing-mode="rl-tb" fo:margin-top="0.0833in" fo:margin-bottom="0in" fo:line-height="100%"/>
    </style:style>
    <style:style style:name="T3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22" style:parent-style-name="Normal" style:family="paragraph">
      <style:paragraph-properties fo:text-align="justify" style:writing-mode="rl-tb" fo:margin-top="0.0833in" fo:margin-bottom="0in" fo:line-height="100%"/>
    </style:style>
    <style:style style:name="T3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26" style:parent-style-name="Normal" style:family="paragraph">
      <style:paragraph-properties fo:text-align="justify" style:writing-mode="rl-tb" fo:margin-top="0.0833in" fo:margin-bottom="0in" fo:line-height="100%"/>
    </style:style>
    <style:style style:name="T3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30" style:parent-style-name="Normal" style:family="paragraph">
      <style:paragraph-properties fo:text-align="justify" style:writing-mode="rl-tb" fo:margin-top="0.0833in" fo:margin-bottom="0in" fo:line-height="100%"/>
    </style:style>
    <style:style style:name="T3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34" style:parent-style-name="Normal" style:family="paragraph">
      <style:paragraph-properties fo:text-align="justify" style:writing-mode="rl-tb" fo:margin-top="0.0833in" fo:margin-bottom="0in" fo:line-height="100%"/>
    </style:style>
    <style:style style:name="T3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38" style:parent-style-name="Normal" style:family="paragraph">
      <style:paragraph-properties fo:text-align="justify" style:writing-mode="rl-tb" fo:margin-top="0.0833in" fo:margin-bottom="0in" fo:line-height="100%"/>
    </style:style>
    <style:style style:name="T3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42" style:parent-style-name="Normal" style:family="paragraph">
      <style:paragraph-properties fo:text-align="justify" style:writing-mode="rl-tb" fo:margin-top="0.0833in" fo:margin-bottom="0in" fo:line-height="100%"/>
    </style:style>
    <style:style style:name="T3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5" style:family="section">
      <style:section-properties fo:margin-left="0in" fo:margin-right="0in" style:writing-mode="lr-tb"/>
    </style:style>
    <style:style style:name="P39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47" style:parent-style-name="Normal" style:family="paragraph">
      <style:paragraph-properties fo:text-align="justify" style:writing-mode="rl-tb" fo:margin-top="0.0833in" fo:margin-bottom="0in" fo:line-height="100%"/>
    </style:style>
    <style:style style:name="T3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50" style:parent-style-name="Normal" style:family="paragraph">
      <style:paragraph-properties fo:text-align="justify" style:writing-mode="rl-tb" fo:margin-top="0.0833in" fo:margin-bottom="0in" fo:line-height="100%"/>
    </style:style>
    <style:style style:name="T3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54" style:parent-style-name="Normal" style:family="paragraph">
      <style:paragraph-properties fo:text-align="justify" style:writing-mode="rl-tb" fo:margin-top="0.0833in" fo:margin-bottom="0in" fo:line-height="100%"/>
    </style:style>
    <style:style style:name="T3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58" style:parent-style-name="Normal" style:family="paragraph">
      <style:paragraph-properties fo:text-align="justify" style:writing-mode="rl-tb" fo:margin-top="0.0833in" fo:margin-bottom="0in" fo:line-height="100%"/>
    </style:style>
    <style:style style:name="T3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62" style:parent-style-name="Normal" style:family="paragraph">
      <style:paragraph-properties fo:text-align="justify" style:writing-mode="rl-tb" fo:margin-top="0.0833in" fo:margin-bottom="0in" fo:line-height="100%"/>
    </style:style>
    <style:style style:name="T3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66" style:parent-style-name="Normal" style:family="paragraph">
      <style:paragraph-properties fo:text-align="justify" style:writing-mode="rl-tb" fo:margin-top="0.0833in" fo:margin-bottom="0in" fo:line-height="100%"/>
    </style:style>
    <style:style style:name="T3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70" style:parent-style-name="Normal" style:family="paragraph">
      <style:paragraph-properties fo:text-align="justify" style:writing-mode="rl-tb" fo:margin-top="0.0833in" fo:margin-bottom="0in" fo:line-height="100%"/>
    </style:style>
    <style:style style:name="T3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74" style:parent-style-name="Normal" style:family="paragraph">
      <style:paragraph-properties fo:text-align="justify" style:writing-mode="rl-tb" fo:margin-top="0.0833in" fo:margin-bottom="0in" fo:line-height="100%"/>
    </style:style>
    <style:style style:name="T3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78" style:parent-style-name="Normal" style:family="paragraph">
      <style:paragraph-properties fo:text-align="justify" style:writing-mode="rl-tb" fo:margin-top="0.0833in" fo:margin-bottom="0in" fo:line-height="100%"/>
    </style:style>
    <style:style style:name="T3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82" style:parent-style-name="Normal" style:family="paragraph">
      <style:paragraph-properties fo:text-align="justify" style:writing-mode="rl-tb" fo:margin-top="0.0833in" fo:margin-bottom="0in" fo:line-height="100%"/>
    </style:style>
    <style:style style:name="T3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86" style:parent-style-name="Normal" style:family="paragraph">
      <style:paragraph-properties fo:text-align="justify" style:writing-mode="rl-tb" fo:margin-top="0.0833in" fo:margin-bottom="0in" fo:line-height="100%"/>
    </style:style>
    <style:style style:name="T3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90" style:parent-style-name="Normal" style:family="paragraph">
      <style:paragraph-properties fo:text-align="justify" style:writing-mode="rl-tb" fo:margin-top="0.0833in" fo:margin-bottom="0in" fo:line-height="100%"/>
    </style:style>
    <style:style style:name="T3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94" style:parent-style-name="Normal" style:family="paragraph">
      <style:paragraph-properties fo:text-align="justify" style:writing-mode="rl-tb" fo:margin-top="0.0833in" fo:margin-bottom="0in" fo:line-height="100%"/>
    </style:style>
    <style:style style:name="T3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98" style:parent-style-name="Normal" style:family="paragraph">
      <style:paragraph-properties fo:text-align="justify" style:writing-mode="rl-tb" fo:margin-top="0.0833in" fo:margin-bottom="0in" fo:line-height="100%"/>
    </style:style>
    <style:style style:name="T3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02" style:parent-style-name="Normal" style:family="paragraph">
      <style:paragraph-properties fo:text-align="justify" style:writing-mode="rl-tb" fo:margin-top="0.0833in" fo:margin-bottom="0in" fo:line-height="100%"/>
    </style:style>
    <style:style style:name="T4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06" style:parent-style-name="Normal" style:family="paragraph">
      <style:paragraph-properties fo:text-align="justify" style:writing-mode="rl-tb" fo:margin-top="0.0833in" fo:margin-bottom="0in" fo:line-height="100%"/>
    </style:style>
    <style:style style:name="T4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10" style:parent-style-name="Normal" style:family="paragraph">
      <style:paragraph-properties fo:text-align="justify" style:writing-mode="rl-tb" fo:margin-top="0.0833in" fo:margin-bottom="0in" fo:line-height="100%"/>
    </style:style>
    <style:style style:name="T4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14" style:parent-style-name="Normal" style:family="paragraph">
      <style:paragraph-properties fo:text-align="justify" style:writing-mode="rl-tb" fo:margin-top="0.0833in" fo:margin-bottom="0in" fo:line-height="100%"/>
    </style:style>
    <style:style style:name="T4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18" style:parent-style-name="Normal" style:family="paragraph">
      <style:paragraph-properties fo:text-align="justify" style:writing-mode="rl-tb" fo:margin-top="0.0833in" fo:margin-bottom="0in" fo:line-height="100%"/>
    </style:style>
    <style:style style:name="T4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22" style:parent-style-name="Normal" style:family="paragraph">
      <style:paragraph-properties fo:text-align="justify" style:writing-mode="rl-tb" fo:margin-top="0.0833in" fo:margin-bottom="0in" fo:line-height="100%"/>
    </style:style>
    <style:style style:name="T4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6" style:family="section">
      <style:section-properties fo:margin-left="0in" fo:margin-right="0in" style:writing-mode="lr-tb"/>
    </style:style>
    <style:style style:name="P40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27" style:parent-style-name="Normal" style:family="paragraph">
      <style:paragraph-properties fo:text-align="justify" style:writing-mode="rl-tb" fo:margin-top="0.0833in" fo:margin-bottom="0in" fo:line-height="100%"/>
    </style:style>
    <style:style style:name="T4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30" style:parent-style-name="Normal" style:family="paragraph">
      <style:paragraph-properties fo:text-align="justify" style:writing-mode="rl-tb" fo:margin-top="0.0833in" fo:margin-bottom="0in" fo:line-height="100%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34" style:parent-style-name="Normal" style:family="paragraph">
      <style:paragraph-properties fo:text-align="justify" style:writing-mode="rl-tb" fo:margin-top="0.0833in" fo:margin-bottom="0in" fo:line-height="100%"/>
    </style:style>
    <style:style style:name="T4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38" style:parent-style-name="Normal" style:family="paragraph">
      <style:paragraph-properties fo:text-align="justify" style:writing-mode="rl-tb" fo:margin-top="0.0833in" fo:margin-bottom="0in" fo:line-height="100%"/>
    </style:style>
    <style:style style:name="T4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42" style:parent-style-name="Normal" style:family="paragraph">
      <style:paragraph-properties fo:text-align="justify" style:writing-mode="rl-tb" fo:margin-top="0.0833in" fo:margin-bottom="0in" fo:line-height="100%"/>
    </style:style>
    <style:style style:name="T4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46" style:parent-style-name="Normal" style:family="paragraph">
      <style:paragraph-properties fo:text-align="justify" style:writing-mode="rl-tb" fo:margin-top="0.0833in" fo:margin-bottom="0in" fo:line-height="100%"/>
    </style:style>
    <style:style style:name="T4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50" style:parent-style-name="Normal" style:family="paragraph">
      <style:paragraph-properties fo:text-align="justify" style:writing-mode="rl-tb" fo:margin-top="0.0833in" fo:margin-bottom="0in" fo:line-height="100%"/>
    </style:style>
    <style:style style:name="T4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54" style:parent-style-name="Normal" style:family="paragraph">
      <style:paragraph-properties fo:text-align="justify" style:writing-mode="rl-tb" fo:margin-top="0.0833in" fo:margin-bottom="0in" fo:line-height="100%"/>
    </style:style>
    <style:style style:name="T4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7" style:family="section">
      <style:section-properties fo:margin-left="0in" fo:margin-right="0in" style:writing-mode="lr-tb"/>
    </style:style>
    <style:style style:name="P40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59" style:parent-style-name="Normal" style:family="paragraph">
      <style:paragraph-properties fo:text-align="justify" style:writing-mode="rl-tb" fo:margin-top="0.0833in" fo:margin-bottom="0in" fo:line-height="100%"/>
    </style:style>
    <style:style style:name="T4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62" style:parent-style-name="Normal" style:family="paragraph">
      <style:paragraph-properties fo:text-align="justify" style:writing-mode="rl-tb" fo:margin-top="0.0833in" fo:margin-bottom="0in" fo:line-height="100%"/>
    </style:style>
    <style:style style:name="T4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66" style:parent-style-name="Normal" style:family="paragraph">
      <style:paragraph-properties fo:text-align="justify" style:writing-mode="rl-tb" fo:margin-top="0.0833in" fo:margin-bottom="0in" fo:line-height="100%"/>
    </style:style>
    <style:style style:name="T4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70" style:parent-style-name="Normal" style:family="paragraph">
      <style:paragraph-properties fo:text-align="justify" style:writing-mode="rl-tb" fo:margin-top="0.0833in" fo:margin-bottom="0in" fo:line-height="100%"/>
    </style:style>
    <style:style style:name="T4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74" style:parent-style-name="Normal" style:family="paragraph">
      <style:paragraph-properties fo:text-align="justify" style:writing-mode="rl-tb" fo:margin-top="0.0833in" fo:margin-bottom="0in" fo:line-height="100%"/>
    </style:style>
    <style:style style:name="T4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78" style:parent-style-name="Normal" style:family="paragraph">
      <style:paragraph-properties fo:text-align="justify" style:writing-mode="rl-tb" fo:margin-top="0.0833in" fo:margin-bottom="0in" fo:line-height="100%"/>
    </style:style>
    <style:style style:name="T4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82" style:parent-style-name="Normal" style:family="paragraph">
      <style:paragraph-properties fo:text-align="justify" style:writing-mode="rl-tb" fo:margin-top="0.0833in" fo:margin-bottom="0in" fo:line-height="100%"/>
    </style:style>
    <style:style style:name="T4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86" style:parent-style-name="Normal" style:family="paragraph">
      <style:paragraph-properties fo:text-align="justify" style:writing-mode="rl-tb" fo:margin-top="0.0833in" fo:margin-bottom="0in" fo:line-height="100%"/>
    </style:style>
    <style:style style:name="T4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90" style:parent-style-name="Normal" style:family="paragraph">
      <style:paragraph-properties fo:text-align="justify" style:writing-mode="rl-tb" fo:margin-top="0.0833in" fo:margin-bottom="0in" fo:line-height="100%"/>
    </style:style>
    <style:style style:name="T4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94" style:parent-style-name="Normal" style:family="paragraph">
      <style:paragraph-properties fo:text-align="justify" style:writing-mode="rl-tb" fo:margin-top="0.0833in" fo:margin-bottom="0in" fo:line-height="100%"/>
    </style:style>
    <style:style style:name="T4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98" style:parent-style-name="Normal" style:family="paragraph">
      <style:paragraph-properties fo:text-align="justify" style:writing-mode="rl-tb" fo:margin-top="0.0833in" fo:margin-bottom="0in" fo:line-height="100%"/>
    </style:style>
    <style:style style:name="T4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02" style:parent-style-name="Normal" style:family="paragraph">
      <style:paragraph-properties fo:text-align="justify" style:writing-mode="rl-tb" fo:margin-top="0.0833in" fo:margin-bottom="0in" fo:line-height="100%"/>
    </style:style>
    <style:style style:name="T4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06" style:parent-style-name="Normal" style:family="paragraph">
      <style:paragraph-properties fo:text-align="justify" style:writing-mode="rl-tb" fo:margin-top="0.0833in" fo:margin-bottom="0in" fo:line-height="100%"/>
    </style:style>
    <style:style style:name="T4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10" style:parent-style-name="Normal" style:family="paragraph">
      <style:paragraph-properties fo:text-align="justify" style:writing-mode="rl-tb" fo:margin-top="0.0833in" fo:margin-bottom="0in" fo:line-height="100%"/>
    </style:style>
    <style:style style:name="T4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14" style:parent-style-name="Normal" style:family="paragraph">
      <style:paragraph-properties fo:text-align="justify" style:writing-mode="rl-tb" fo:margin-top="0.0833in" fo:margin-bottom="0in" fo:line-height="100%"/>
    </style:style>
    <style:style style:name="T4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18" style:parent-style-name="Normal" style:family="paragraph">
      <style:paragraph-properties fo:text-align="justify" style:writing-mode="rl-tb" fo:margin-top="0.0833in" fo:margin-bottom="0in" fo:line-height="100%"/>
    </style:style>
    <style:style style:name="T4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22" style:parent-style-name="Normal" style:family="paragraph">
      <style:paragraph-properties fo:text-align="justify" style:writing-mode="rl-tb" fo:margin-top="0.0833in" fo:margin-bottom="0in" fo:line-height="100%"/>
    </style:style>
    <style:style style:name="T4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26" style:parent-style-name="Normal" style:family="paragraph">
      <style:paragraph-properties fo:text-align="justify" style:writing-mode="rl-tb" fo:margin-top="0.0833in" fo:margin-bottom="0in" fo:line-height="100%"/>
    </style:style>
    <style:style style:name="T4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30" style:parent-style-name="Normal" style:family="paragraph">
      <style:paragraph-properties fo:text-align="justify" style:writing-mode="rl-tb" fo:margin-top="0.0833in" fo:margin-bottom="0in" fo:line-height="100%"/>
    </style:style>
    <style:style style:name="T4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34" style:parent-style-name="Normal" style:family="paragraph">
      <style:paragraph-properties fo:text-align="justify" style:writing-mode="rl-tb" fo:margin-top="0.0833in" fo:margin-bottom="0in" fo:line-height="100%"/>
    </style:style>
    <style:style style:name="T4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38" style:parent-style-name="Normal" style:family="paragraph">
      <style:paragraph-properties fo:text-align="justify" style:writing-mode="rl-tb" fo:margin-top="0.0833in" fo:margin-bottom="0in" fo:line-height="100%"/>
    </style:style>
    <style:style style:name="T4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42" style:parent-style-name="Normal" style:family="paragraph">
      <style:paragraph-properties fo:text-align="justify" style:writing-mode="rl-tb" fo:margin-top="0.0833in" fo:margin-bottom="0in" fo:line-height="100%"/>
    </style:style>
    <style:style style:name="T4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46" style:parent-style-name="Normal" style:family="paragraph">
      <style:paragraph-properties fo:text-align="justify" style:writing-mode="rl-tb" fo:margin-top="0.0833in" fo:margin-bottom="0in" fo:line-height="100%"/>
    </style:style>
    <style:style style:name="T4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50" style:parent-style-name="Normal" style:family="paragraph">
      <style:paragraph-properties fo:text-align="justify" style:writing-mode="rl-tb" fo:margin-top="0.0833in" fo:margin-bottom="0in" fo:line-height="100%"/>
    </style:style>
    <style:style style:name="T4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54" style:parent-style-name="Normal" style:family="paragraph">
      <style:paragraph-properties fo:text-align="justify" style:writing-mode="rl-tb" fo:margin-top="0.0833in" fo:margin-bottom="0in" fo:line-height="100%"/>
    </style:style>
    <style:style style:name="T4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58" style:parent-style-name="Normal" style:family="paragraph">
      <style:paragraph-properties fo:text-align="justify" style:writing-mode="rl-tb" fo:margin-top="0.0833in" fo:margin-bottom="0in" fo:line-height="100%"/>
    </style:style>
    <style:style style:name="T4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62" style:parent-style-name="Normal" style:family="paragraph">
      <style:paragraph-properties fo:text-align="justify" style:writing-mode="rl-tb" fo:margin-top="0.0833in" fo:margin-bottom="0in" fo:line-height="100%"/>
    </style:style>
    <style:style style:name="T4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66" style:parent-style-name="Normal" style:family="paragraph">
      <style:paragraph-properties fo:text-align="justify" style:writing-mode="rl-tb" fo:margin-top="0.0833in" fo:margin-bottom="0in" fo:line-height="100%"/>
    </style:style>
    <style:style style:name="T4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70" style:parent-style-name="Normal" style:family="paragraph">
      <style:paragraph-properties fo:text-align="justify" style:writing-mode="rl-tb" fo:margin-top="0.0833in" fo:margin-bottom="0in" fo:line-height="100%"/>
    </style:style>
    <style:style style:name="T4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74" style:parent-style-name="Normal" style:family="paragraph">
      <style:paragraph-properties fo:text-align="justify" style:writing-mode="rl-tb" fo:margin-top="0.0833in" fo:margin-bottom="0in" fo:line-height="100%"/>
    </style:style>
    <style:style style:name="T4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78" style:parent-style-name="Normal" style:family="paragraph">
      <style:paragraph-properties fo:text-align="justify" style:writing-mode="rl-tb" fo:margin-top="0.0833in" fo:margin-bottom="0in" fo:line-height="100%"/>
    </style:style>
    <style:style style:name="T4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82" style:parent-style-name="Normal" style:family="paragraph">
      <style:paragraph-properties fo:text-align="justify" style:writing-mode="rl-tb" fo:margin-top="0.0833in" fo:margin-bottom="0in" fo:line-height="100%"/>
    </style:style>
    <style:style style:name="T4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86" style:parent-style-name="Normal" style:family="paragraph">
      <style:paragraph-properties fo:text-align="justify" style:writing-mode="rl-tb" fo:margin-top="0.0833in" fo:margin-bottom="0in" fo:line-height="100%"/>
    </style:style>
    <style:style style:name="T4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90" style:parent-style-name="Normal" style:family="paragraph">
      <style:paragraph-properties fo:text-align="justify" style:writing-mode="rl-tb" fo:margin-top="0.0833in" fo:margin-bottom="0in" fo:line-height="100%"/>
    </style:style>
    <style:style style:name="T4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94" style:parent-style-name="Normal" style:family="paragraph">
      <style:paragraph-properties fo:text-align="justify" style:writing-mode="rl-tb" fo:margin-top="0.0833in" fo:margin-bottom="0in" fo:line-height="100%"/>
    </style:style>
    <style:style style:name="T4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98" style:parent-style-name="Normal" style:family="paragraph">
      <style:paragraph-properties fo:text-align="justify" style:writing-mode="rl-tb" fo:margin-top="0.0833in" fo:margin-bottom="0in" fo:line-height="100%"/>
    </style:style>
    <style:style style:name="T4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8" style:family="section">
      <style:section-properties fo:margin-left="0in" fo:margin-right="0in" style:writing-mode="lr-tb"/>
    </style:style>
    <style:style style:name="P420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03" style:parent-style-name="Normal" style:family="paragraph">
      <style:paragraph-properties fo:text-align="justify" style:writing-mode="rl-tb" fo:margin-top="0.0833in" fo:margin-bottom="0in" fo:line-height="100%"/>
    </style:style>
    <style:style style:name="T4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06" style:parent-style-name="Normal" style:family="paragraph">
      <style:paragraph-properties fo:text-align="justify" style:writing-mode="rl-tb" fo:margin-top="0.0833in" fo:margin-bottom="0in" fo:line-height="100%"/>
    </style:style>
    <style:style style:name="T4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10" style:parent-style-name="Normal" style:family="paragraph">
      <style:paragraph-properties fo:text-align="justify" style:writing-mode="rl-tb" fo:margin-top="0.0833in" fo:margin-bottom="0in" fo:line-height="100%"/>
    </style:style>
    <style:style style:name="T4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14" style:parent-style-name="Normal" style:family="paragraph">
      <style:paragraph-properties fo:text-align="justify" style:writing-mode="rl-tb" fo:margin-top="0.0833in" fo:margin-bottom="0in" fo:line-height="100%"/>
    </style:style>
    <style:style style:name="T4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18" style:parent-style-name="Normal" style:family="paragraph">
      <style:paragraph-properties fo:text-align="justify" style:writing-mode="rl-tb" fo:margin-top="0.0833in" fo:margin-bottom="0in" fo:line-height="100%"/>
    </style:style>
    <style:style style:name="T4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22" style:parent-style-name="Normal" style:family="paragraph">
      <style:paragraph-properties fo:text-align="justify" style:writing-mode="rl-tb" fo:margin-top="0.0833in" fo:margin-bottom="0in" fo:line-height="100%"/>
    </style:style>
    <style:style style:name="T4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26" style:parent-style-name="Normal" style:family="paragraph">
      <style:paragraph-properties fo:text-align="justify" style:writing-mode="rl-tb" fo:margin-top="0.0833in" fo:margin-bottom="0in" fo:line-height="100%"/>
    </style:style>
    <style:style style:name="T4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30" style:parent-style-name="Normal" style:family="paragraph">
      <style:paragraph-properties fo:text-align="justify" style:writing-mode="rl-tb" fo:margin-top="0.0833in" fo:margin-bottom="0in" fo:line-height="100%"/>
    </style:style>
    <style:style style:name="T4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34" style:parent-style-name="Normal" style:family="paragraph">
      <style:paragraph-properties fo:text-align="justify" style:writing-mode="rl-tb" fo:margin-top="0.0833in" fo:margin-bottom="0in" fo:line-height="100%"/>
    </style:style>
    <style:style style:name="T4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38" style:parent-style-name="Normal" style:family="paragraph">
      <style:paragraph-properties fo:text-align="justify" style:writing-mode="rl-tb" fo:margin-top="0.0833in" fo:margin-bottom="0in" fo:line-height="100%"/>
    </style:style>
    <style:style style:name="T4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42" style:parent-style-name="Normal" style:family="paragraph">
      <style:paragraph-properties fo:text-align="justify" style:writing-mode="rl-tb" fo:margin-top="0.0833in" fo:margin-bottom="0in" fo:line-height="100%"/>
    </style:style>
    <style:style style:name="T4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46" style:parent-style-name="Normal" style:family="paragraph">
      <style:paragraph-properties fo:text-align="justify" style:writing-mode="rl-tb" fo:margin-top="0.0833in" fo:margin-bottom="0in" fo:line-height="100%"/>
    </style:style>
    <style:style style:name="T4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50" style:parent-style-name="Normal" style:family="paragraph">
      <style:paragraph-properties fo:text-align="justify" style:writing-mode="rl-tb" fo:margin-top="0.0833in" fo:margin-bottom="0in" fo:line-height="100%"/>
    </style:style>
    <style:style style:name="T4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54" style:parent-style-name="Normal" style:family="paragraph">
      <style:paragraph-properties fo:text-align="justify" style:writing-mode="rl-tb" fo:margin-top="0.0833in" fo:margin-bottom="0in" fo:line-height="100%"/>
    </style:style>
    <style:style style:name="T4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58" style:parent-style-name="Normal" style:family="paragraph">
      <style:paragraph-properties fo:text-align="justify" style:writing-mode="rl-tb" fo:margin-top="0.0833in" fo:margin-bottom="0in" fo:line-height="100%"/>
    </style:style>
    <style:style style:name="T4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62" style:parent-style-name="Normal" style:family="paragraph">
      <style:paragraph-properties fo:text-align="justify" style:writing-mode="rl-tb" fo:margin-top="0.0833in" fo:margin-bottom="0in" fo:line-height="100%"/>
    </style:style>
    <style:style style:name="T4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66" style:parent-style-name="Normal" style:family="paragraph">
      <style:paragraph-properties fo:text-align="justify" style:writing-mode="rl-tb" fo:margin-top="0.0833in" fo:margin-bottom="0in" fo:line-height="100%"/>
    </style:style>
    <style:style style:name="T4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70" style:parent-style-name="Normal" style:family="paragraph">
      <style:paragraph-properties fo:text-align="justify" style:writing-mode="rl-tb" fo:margin-top="0.0833in" fo:margin-bottom="0in" fo:line-height="100%"/>
    </style:style>
    <style:style style:name="T4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74" style:parent-style-name="Normal" style:family="paragraph">
      <style:paragraph-properties fo:text-align="justify" style:writing-mode="rl-tb" fo:margin-top="0.0833in" fo:margin-bottom="0in" fo:line-height="100%"/>
    </style:style>
    <style:style style:name="T4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78" style:parent-style-name="Normal" style:family="paragraph">
      <style:paragraph-properties fo:text-align="justify" style:writing-mode="rl-tb" fo:margin-top="0.0833in" fo:margin-bottom="0in" fo:line-height="100%"/>
    </style:style>
    <style:style style:name="T4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82" style:parent-style-name="Normal" style:family="paragraph">
      <style:paragraph-properties fo:text-align="justify" style:writing-mode="rl-tb" fo:margin-top="0.0833in" fo:margin-bottom="0in" fo:line-height="100%"/>
    </style:style>
    <style:style style:name="T4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86" style:parent-style-name="Normal" style:family="paragraph">
      <style:paragraph-properties fo:text-align="justify" style:writing-mode="rl-tb" fo:margin-top="0.0833in" fo:margin-bottom="0in" fo:line-height="100%"/>
    </style:style>
    <style:style style:name="T4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90" style:parent-style-name="Normal" style:family="paragraph">
      <style:paragraph-properties fo:text-align="justify" style:writing-mode="rl-tb" fo:margin-top="0.0833in" fo:margin-bottom="0in" fo:line-height="100%"/>
    </style:style>
    <style:style style:name="T4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94" style:parent-style-name="Normal" style:family="paragraph">
      <style:paragraph-properties fo:text-align="justify" style:writing-mode="rl-tb" fo:margin-top="0.0833in" fo:margin-bottom="0in" fo:line-height="100%"/>
    </style:style>
    <style:style style:name="T4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98" style:parent-style-name="Normal" style:family="paragraph">
      <style:paragraph-properties fo:text-align="justify" style:writing-mode="rl-tb" fo:margin-top="0.0833in" fo:margin-bottom="0in" fo:line-height="100%"/>
    </style:style>
    <style:style style:name="T4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02" style:parent-style-name="Normal" style:family="paragraph">
      <style:paragraph-properties fo:text-align="justify" style:writing-mode="rl-tb" fo:margin-top="0.0833in" fo:margin-bottom="0in" fo:line-height="100%"/>
    </style:style>
    <style:style style:name="T4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06" style:parent-style-name="Normal" style:family="paragraph">
      <style:paragraph-properties fo:text-align="justify" style:writing-mode="rl-tb" fo:margin-top="0.0833in" fo:margin-bottom="0in" fo:line-height="100%"/>
    </style:style>
    <style:style style:name="T4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10" style:parent-style-name="Normal" style:family="paragraph">
      <style:paragraph-properties fo:text-align="justify" style:writing-mode="rl-tb" fo:margin-top="0.0833in" fo:margin-bottom="0in" fo:line-height="100%"/>
    </style:style>
    <style:style style:name="T4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14" style:parent-style-name="Normal" style:family="paragraph">
      <style:paragraph-properties fo:text-align="justify" style:writing-mode="rl-tb" fo:margin-top="0.0833in" fo:margin-bottom="0in" fo:line-height="100%"/>
    </style:style>
    <style:style style:name="T4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18" style:parent-style-name="Normal" style:family="paragraph">
      <style:paragraph-properties fo:text-align="justify" style:writing-mode="rl-tb" fo:margin-top="0.0833in" fo:margin-bottom="0in" fo:line-height="100%"/>
    </style:style>
    <style:style style:name="T4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22" style:parent-style-name="Normal" style:family="paragraph">
      <style:paragraph-properties fo:text-align="justify" style:writing-mode="rl-tb" fo:margin-top="0.0833in" fo:margin-bottom="0in" fo:line-height="100%"/>
    </style:style>
    <style:style style:name="T4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26" style:parent-style-name="Normal" style:family="paragraph">
      <style:paragraph-properties fo:text-align="justify" style:writing-mode="rl-tb" fo:margin-top="0.0833in" fo:margin-bottom="0in" fo:line-height="100%"/>
    </style:style>
    <style:style style:name="T4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30" style:parent-style-name="Normal" style:family="paragraph">
      <style:paragraph-properties fo:text-align="justify" style:writing-mode="rl-tb" fo:margin-top="0.0833in" fo:margin-bottom="0in" fo:line-height="100%"/>
    </style:style>
    <style:style style:name="T4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34" style:parent-style-name="Normal" style:family="paragraph">
      <style:paragraph-properties fo:text-align="justify" style:writing-mode="rl-tb" fo:margin-top="0.0833in" fo:margin-bottom="0in" fo:line-height="100%"/>
    </style:style>
    <style:style style:name="T4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38" style:parent-style-name="Normal" style:family="paragraph">
      <style:paragraph-properties fo:text-align="justify" style:writing-mode="rl-tb" fo:margin-top="0.0833in" fo:margin-bottom="0in" fo:line-height="100%"/>
    </style:style>
    <style:style style:name="T4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42" style:parent-style-name="Normal" style:family="paragraph">
      <style:paragraph-properties fo:text-align="justify" style:writing-mode="rl-tb" fo:margin-top="0.0833in" fo:margin-bottom="0in" fo:line-height="100%"/>
    </style:style>
    <style:style style:name="T4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46" style:parent-style-name="Normal" style:family="paragraph">
      <style:paragraph-properties fo:text-align="justify" style:writing-mode="rl-tb" fo:margin-top="0.0833in" fo:margin-bottom="0in" fo:line-height="100%"/>
    </style:style>
    <style:style style:name="T4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9" style:family="section">
      <style:section-properties fo:margin-left="0in" fo:margin-right="0in" style:writing-mode="lr-tb"/>
    </style:style>
    <style:style style:name="P435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51" style:parent-style-name="Normal" style:family="paragraph">
      <style:paragraph-properties fo:text-align="justify" style:writing-mode="rl-tb" fo:margin-top="0.0833in" fo:margin-bottom="0in" fo:line-height="100%"/>
    </style:style>
    <style:style style:name="T4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54" style:parent-style-name="Normal" style:family="paragraph">
      <style:paragraph-properties fo:text-align="justify" style:writing-mode="rl-tb" fo:margin-top="0.0833in" fo:margin-bottom="0in" fo:line-height="100%"/>
    </style:style>
    <style:style style:name="T4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58" style:parent-style-name="Normal" style:family="paragraph">
      <style:paragraph-properties fo:text-align="justify" style:writing-mode="rl-tb" fo:margin-top="0.0833in" fo:margin-bottom="0in" fo:line-height="100%"/>
    </style:style>
    <style:style style:name="T4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62" style:parent-style-name="Normal" style:family="paragraph">
      <style:paragraph-properties fo:text-align="justify" style:writing-mode="rl-tb" fo:margin-top="0.0833in" fo:margin-bottom="0in" fo:line-height="100%"/>
    </style:style>
    <style:style style:name="T4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66" style:parent-style-name="Normal" style:family="paragraph">
      <style:paragraph-properties fo:text-align="justify" style:writing-mode="rl-tb" fo:margin-top="0.0833in" fo:margin-bottom="0in" fo:line-height="100%"/>
    </style:style>
    <style:style style:name="T4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70" style:parent-style-name="Normal" style:family="paragraph">
      <style:paragraph-properties fo:text-align="justify" style:writing-mode="rl-tb" fo:margin-top="0.0833in" fo:margin-bottom="0in" fo:line-height="100%"/>
    </style:style>
    <style:style style:name="T4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0" style:family="section">
      <style:section-properties fo:margin-left="0in" fo:margin-right="0in" style:writing-mode="lr-tb"/>
    </style:style>
    <style:style style:name="P43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75" style:parent-style-name="Normal" style:family="paragraph">
      <style:paragraph-properties fo:text-align="justify" style:writing-mode="rl-tb" fo:margin-top="0.0833in" fo:margin-bottom="0in" fo:line-height="100%"/>
    </style:style>
    <style:style style:name="T4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78" style:parent-style-name="Normal" style:family="paragraph">
      <style:paragraph-properties fo:text-align="justify" style:writing-mode="rl-tb" fo:margin-top="0.0833in" fo:margin-bottom="0in" fo:line-height="100%"/>
    </style:style>
    <style:style style:name="T4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82" style:parent-style-name="Normal" style:family="paragraph">
      <style:paragraph-properties fo:text-align="justify" style:writing-mode="rl-tb" fo:margin-top="0.0833in" fo:margin-bottom="0in" fo:line-height="100%"/>
    </style:style>
    <style:style style:name="T4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86" style:parent-style-name="Normal" style:family="paragraph">
      <style:paragraph-properties fo:text-align="justify" style:writing-mode="rl-tb" fo:margin-top="0.0833in" fo:margin-bottom="0in" fo:line-height="100%"/>
    </style:style>
    <style:style style:name="T4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90" style:parent-style-name="Normal" style:family="paragraph">
      <style:paragraph-properties fo:text-align="justify" style:writing-mode="rl-tb" fo:margin-top="0.0833in" fo:margin-bottom="0in" fo:line-height="100%"/>
    </style:style>
    <style:style style:name="T4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94" style:parent-style-name="Normal" style:family="paragraph">
      <style:paragraph-properties fo:text-align="justify" style:writing-mode="rl-tb" fo:margin-top="0.0833in" fo:margin-bottom="0in" fo:line-height="100%"/>
    </style:style>
    <style:style style:name="T4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98" style:parent-style-name="Normal" style:family="paragraph">
      <style:paragraph-properties fo:text-align="justify" style:writing-mode="rl-tb" fo:margin-top="0.0833in" fo:margin-bottom="0in" fo:line-height="100%"/>
    </style:style>
    <style:style style:name="T4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02" style:parent-style-name="Normal" style:family="paragraph">
      <style:paragraph-properties fo:text-align="justify" style:writing-mode="rl-tb" fo:margin-top="0.0833in" fo:margin-bottom="0in" fo:line-height="100%"/>
    </style:style>
    <style:style style:name="T4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06" style:parent-style-name="Normal" style:family="paragraph">
      <style:paragraph-properties fo:text-align="justify" style:writing-mode="rl-tb" fo:margin-top="0.0833in" fo:margin-bottom="0in" fo:line-height="100%"/>
    </style:style>
    <style:style style:name="T4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10" style:parent-style-name="Normal" style:family="paragraph">
      <style:paragraph-properties fo:text-align="justify" style:writing-mode="rl-tb" fo:margin-top="0.0833in" fo:margin-bottom="0in" fo:line-height="100%"/>
    </style:style>
    <style:style style:name="T4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14" style:parent-style-name="Normal" style:family="paragraph">
      <style:paragraph-properties fo:text-align="justify" style:writing-mode="rl-tb" fo:margin-top="0.0833in" fo:margin-bottom="0in" fo:line-height="100%"/>
    </style:style>
    <style:style style:name="T4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18" style:parent-style-name="Normal" style:family="paragraph">
      <style:paragraph-properties fo:text-align="justify" style:writing-mode="rl-tb" fo:margin-top="0.0833in" fo:margin-bottom="0in" fo:line-height="100%"/>
    </style:style>
    <style:style style:name="T4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22" style:parent-style-name="Normal" style:family="paragraph">
      <style:paragraph-properties fo:text-align="justify" style:writing-mode="rl-tb" fo:margin-top="0.0833in" fo:margin-bottom="0in" fo:line-height="100%"/>
    </style:style>
    <style:style style:name="T4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26" style:parent-style-name="Normal" style:family="paragraph">
      <style:paragraph-properties fo:text-align="justify" style:writing-mode="rl-tb" fo:margin-top="0.0833in" fo:margin-bottom="0in" fo:line-height="100%"/>
    </style:style>
    <style:style style:name="T4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30" style:parent-style-name="Normal" style:family="paragraph">
      <style:paragraph-properties fo:text-align="justify" style:writing-mode="rl-tb" fo:margin-top="0.0833in" fo:margin-bottom="0in" fo:line-height="100%"/>
    </style:style>
    <style:style style:name="T4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34" style:parent-style-name="Normal" style:family="paragraph">
      <style:paragraph-properties fo:text-align="justify" style:writing-mode="rl-tb" fo:margin-top="0.0833in" fo:margin-bottom="0in" fo:line-height="100%"/>
    </style:style>
    <style:style style:name="T4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38" style:parent-style-name="Normal" style:family="paragraph">
      <style:paragraph-properties fo:text-align="justify" style:writing-mode="rl-tb" fo:margin-top="0.0833in" fo:margin-bottom="0in" fo:line-height="100%"/>
    </style:style>
    <style:style style:name="T4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42" style:parent-style-name="Normal" style:family="paragraph">
      <style:paragraph-properties fo:text-align="justify" style:writing-mode="rl-tb" fo:margin-top="0.0833in" fo:margin-bottom="0in" fo:line-height="100%"/>
    </style:style>
    <style:style style:name="T4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46" style:parent-style-name="Normal" style:family="paragraph">
      <style:paragraph-properties fo:text-align="justify" style:writing-mode="rl-tb" fo:margin-top="0.0833in" fo:margin-bottom="0in" fo:line-height="100%"/>
    </style:style>
    <style:style style:name="T4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50" style:parent-style-name="Normal" style:family="paragraph">
      <style:paragraph-properties fo:text-align="justify" style:writing-mode="rl-tb" fo:margin-top="0.0833in" fo:margin-bottom="0in" fo:line-height="100%"/>
    </style:style>
    <style:style style:name="T4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54" style:parent-style-name="Normal" style:family="paragraph">
      <style:paragraph-properties fo:text-align="justify" style:writing-mode="rl-tb" fo:margin-top="0.0833in" fo:margin-bottom="0in" fo:line-height="100%"/>
    </style:style>
    <style:style style:name="T4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58" style:parent-style-name="Normal" style:family="paragraph">
      <style:paragraph-properties fo:text-align="justify" style:writing-mode="rl-tb" fo:margin-top="0.0833in" fo:margin-bottom="0in" fo:line-height="100%"/>
    </style:style>
    <style:style style:name="T4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62" style:parent-style-name="Normal" style:family="paragraph">
      <style:paragraph-properties fo:text-align="justify" style:writing-mode="rl-tb" fo:margin-top="0.0833in" fo:margin-bottom="0in" fo:line-height="100%"/>
    </style:style>
    <style:style style:name="T4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66" style:parent-style-name="Normal" style:family="paragraph">
      <style:paragraph-properties fo:text-align="justify" style:writing-mode="rl-tb" fo:margin-top="0.0833in" fo:margin-bottom="0in" fo:line-height="100%"/>
    </style:style>
    <style:style style:name="T4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1" style:family="section">
      <style:section-properties fo:margin-left="0in" fo:margin-right="0in" style:writing-mode="lr-tb"/>
    </style:style>
    <style:style style:name="P44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471" style:parent-style-name="Normal" style:family="paragraph">
      <style:paragraph-properties fo:text-align="justify" style:writing-mode="rl-tb" fo:margin-top="0.0833in" fo:margin-bottom="0in" fo:line-height="100%"/>
    </style:style>
    <style:style style:name="T4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74" style:parent-style-name="Normal" style:family="paragraph">
      <style:paragraph-properties fo:text-align="justify" style:writing-mode="rl-tb" fo:margin-top="0.0833in" fo:margin-bottom="0in" fo:line-height="100%"/>
    </style:style>
    <style:style style:name="T4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78" style:parent-style-name="Normal" style:family="paragraph">
      <style:paragraph-properties fo:text-align="justify" style:writing-mode="rl-tb" fo:margin-top="0.0833in" fo:margin-bottom="0in" fo:line-height="100%"/>
    </style:style>
    <style:style style:name="T4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82" style:parent-style-name="Normal" style:family="paragraph">
      <style:paragraph-properties fo:text-align="justify" style:writing-mode="rl-tb" fo:margin-top="0.0833in" fo:margin-bottom="0in" fo:line-height="100%"/>
    </style:style>
    <style:style style:name="T4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86" style:parent-style-name="Normal" style:family="paragraph">
      <style:paragraph-properties fo:text-align="justify" style:writing-mode="rl-tb" fo:margin-top="0.0833in" fo:margin-bottom="0in" fo:line-height="100%"/>
    </style:style>
    <style:style style:name="T4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90" style:parent-style-name="Normal" style:family="paragraph">
      <style:paragraph-properties fo:text-align="justify" style:writing-mode="rl-tb" fo:margin-top="0.0833in" fo:margin-bottom="0in" fo:line-height="100%"/>
    </style:style>
    <style:style style:name="T4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94" style:parent-style-name="Normal" style:family="paragraph">
      <style:paragraph-properties fo:text-align="justify" style:writing-mode="rl-tb" fo:margin-top="0.0833in" fo:margin-bottom="0in" fo:line-height="100%"/>
    </style:style>
    <style:style style:name="T4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98" style:parent-style-name="Normal" style:family="paragraph">
      <style:paragraph-properties fo:text-align="justify" style:writing-mode="rl-tb" fo:margin-top="0.0833in" fo:margin-bottom="0in" fo:line-height="100%"/>
    </style:style>
    <style:style style:name="T4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02" style:parent-style-name="Normal" style:family="paragraph">
      <style:paragraph-properties fo:text-align="justify" style:writing-mode="rl-tb" fo:margin-top="0.0833in" fo:margin-bottom="0in" fo:line-height="100%"/>
    </style:style>
    <style:style style:name="T4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06" style:parent-style-name="Normal" style:family="paragraph">
      <style:paragraph-properties fo:text-align="justify" style:writing-mode="rl-tb" fo:margin-top="0.0833in" fo:margin-bottom="0in" fo:line-height="100%"/>
    </style:style>
    <style:style style:name="T4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10" style:parent-style-name="Normal" style:family="paragraph">
      <style:paragraph-properties fo:text-align="justify" style:writing-mode="rl-tb" fo:margin-top="0.0833in" fo:margin-bottom="0in" fo:line-height="100%"/>
    </style:style>
    <style:style style:name="T4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14" style:parent-style-name="Normal" style:family="paragraph">
      <style:paragraph-properties fo:text-align="justify" style:writing-mode="rl-tb" fo:margin-top="0.0833in" fo:margin-bottom="0in" fo:line-height="100%"/>
    </style:style>
    <style:style style:name="T4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18" style:parent-style-name="Normal" style:family="paragraph">
      <style:paragraph-properties fo:text-align="justify" style:writing-mode="rl-tb" fo:margin-top="0.0833in" fo:margin-bottom="0in" fo:line-height="100%"/>
    </style:style>
    <style:style style:name="T4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22" style:parent-style-name="Normal" style:family="paragraph">
      <style:paragraph-properties fo:text-align="justify" style:writing-mode="rl-tb" fo:margin-top="0.0833in" fo:margin-bottom="0in" fo:line-height="100%"/>
    </style:style>
    <style:style style:name="T4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26" style:parent-style-name="Normal" style:family="paragraph">
      <style:paragraph-properties fo:text-align="justify" style:writing-mode="rl-tb" fo:margin-top="0.0833in" fo:margin-bottom="0in" fo:line-height="100%"/>
    </style:style>
    <style:style style:name="T4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30" style:parent-style-name="Normal" style:family="paragraph">
      <style:paragraph-properties fo:text-align="justify" style:writing-mode="rl-tb" fo:margin-top="0.0833in" fo:margin-bottom="0in" fo:line-height="100%"/>
    </style:style>
    <style:style style:name="T4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34" style:parent-style-name="Normal" style:family="paragraph">
      <style:paragraph-properties fo:text-align="justify" style:writing-mode="rl-tb" fo:margin-top="0.0833in" fo:margin-bottom="0in" fo:line-height="100%"/>
    </style:style>
    <style:style style:name="T4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38" style:parent-style-name="Normal" style:family="paragraph">
      <style:paragraph-properties fo:text-align="justify" style:writing-mode="rl-tb" fo:margin-top="0.0833in" fo:margin-bottom="0in" fo:line-height="100%"/>
    </style:style>
    <style:style style:name="T4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42" style:parent-style-name="Normal" style:family="paragraph">
      <style:paragraph-properties fo:text-align="justify" style:writing-mode="rl-tb" fo:margin-top="0.0833in" fo:margin-bottom="0in" fo:line-height="100%"/>
    </style:style>
    <style:style style:name="T4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46" style:parent-style-name="Normal" style:family="paragraph">
      <style:paragraph-properties fo:text-align="justify" style:writing-mode="rl-tb" fo:margin-top="0.0833in" fo:margin-bottom="0in" fo:line-height="100%"/>
    </style:style>
    <style:style style:name="T4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2" style:family="section">
      <style:section-properties fo:margin-left="0in" fo:margin-right="0in" style:writing-mode="lr-tb"/>
    </style:style>
    <style:style style:name="P455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51" style:parent-style-name="Normal" style:family="paragraph">
      <style:paragraph-properties fo:text-align="justify" style:writing-mode="rl-tb" fo:margin-top="0.0833in" fo:margin-bottom="0in" fo:line-height="100%"/>
    </style:style>
    <style:style style:name="T4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55" style:parent-style-name="Normal" style:family="paragraph">
      <style:paragraph-properties fo:text-align="justify" style:writing-mode="rl-tb" fo:margin-top="0.0833in" fo:margin-bottom="0in" fo:line-height="100%"/>
    </style:style>
    <style:style style:name="T4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59" style:parent-style-name="Normal" style:family="paragraph">
      <style:paragraph-properties fo:text-align="justify" style:writing-mode="rl-tb" fo:margin-top="0.0833in" fo:margin-bottom="0in" fo:line-height="100%"/>
    </style:style>
    <style:style style:name="T4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63" style:parent-style-name="Normal" style:family="paragraph">
      <style:paragraph-properties fo:text-align="justify" style:writing-mode="rl-tb" fo:margin-top="0.0833in" fo:margin-bottom="0in" fo:line-height="100%"/>
    </style:style>
    <style:style style:name="T4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67" style:parent-style-name="Normal" style:family="paragraph">
      <style:paragraph-properties fo:text-align="justify" style:writing-mode="rl-tb" fo:margin-top="0.0833in" fo:margin-bottom="0in" fo:line-height="100%"/>
    </style:style>
    <style:style style:name="T4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71" style:parent-style-name="Normal" style:family="paragraph">
      <style:paragraph-properties fo:text-align="justify" style:writing-mode="rl-tb" fo:margin-top="0.0833in" fo:margin-bottom="0in" fo:line-height="100%"/>
    </style:style>
    <style:style style:name="T4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75" style:parent-style-name="Normal" style:family="paragraph">
      <style:paragraph-properties fo:text-align="justify" style:writing-mode="rl-tb" fo:margin-top="0.0833in" fo:margin-bottom="0in" fo:line-height="100%"/>
    </style:style>
    <style:style style:name="T4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79" style:parent-style-name="Normal" style:family="paragraph">
      <style:paragraph-properties fo:text-align="justify" style:writing-mode="rl-tb" fo:margin-top="0.0833in" fo:margin-bottom="0in" fo:line-height="100%"/>
    </style:style>
    <style:style style:name="T4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83" style:parent-style-name="Normal" style:family="paragraph">
      <style:paragraph-properties fo:text-align="justify" style:writing-mode="rl-tb" fo:margin-top="0.0833in" fo:margin-bottom="0in" fo:line-height="100%"/>
    </style:style>
    <style:style style:name="T4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87" style:parent-style-name="Normal" style:family="paragraph">
      <style:paragraph-properties fo:text-align="justify" style:writing-mode="rl-tb" fo:margin-top="0.0833in" fo:margin-bottom="0in" fo:line-height="100%"/>
    </style:style>
    <style:style style:name="T4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91" style:parent-style-name="Normal" style:family="paragraph">
      <style:paragraph-properties fo:text-align="justify" style:writing-mode="rl-tb" fo:margin-top="0.0833in" fo:margin-bottom="0in" fo:line-height="100%"/>
    </style:style>
    <style:style style:name="T4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95" style:parent-style-name="Normal" style:family="paragraph">
      <style:paragraph-properties fo:text-align="justify" style:writing-mode="rl-tb" fo:margin-top="0.0833in" fo:margin-bottom="0in" fo:line-height="100%"/>
    </style:style>
    <style:style style:name="T4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99" style:parent-style-name="Normal" style:family="paragraph">
      <style:paragraph-properties fo:text-align="justify" style:writing-mode="rl-tb" fo:margin-top="0.0833in" fo:margin-bottom="0in" fo:line-height="100%"/>
    </style:style>
    <style:style style:name="T4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03" style:parent-style-name="Normal" style:family="paragraph">
      <style:paragraph-properties fo:text-align="justify" style:writing-mode="rl-tb" fo:margin-top="0.0833in" fo:margin-bottom="0in" fo:line-height="100%"/>
    </style:style>
    <style:style style:name="T4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07" style:parent-style-name="Normal" style:family="paragraph">
      <style:paragraph-properties fo:text-align="justify" style:writing-mode="rl-tb" fo:margin-top="0.0833in" fo:margin-bottom="0in" fo:line-height="100%"/>
    </style:style>
    <style:style style:name="T4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11" style:parent-style-name="Normal" style:family="paragraph">
      <style:paragraph-properties fo:text-align="justify" style:writing-mode="rl-tb" fo:margin-top="0.0833in" fo:margin-bottom="0in" fo:line-height="100%"/>
    </style:style>
    <style:style style:name="T4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15" style:parent-style-name="Normal" style:family="paragraph">
      <style:paragraph-properties fo:text-align="justify" style:writing-mode="rl-tb" fo:margin-top="0.0833in" fo:margin-bottom="0in" fo:line-height="100%"/>
    </style:style>
    <style:style style:name="T4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19" style:parent-style-name="Normal" style:family="paragraph">
      <style:paragraph-properties fo:text-align="justify" style:writing-mode="rl-tb" fo:margin-top="0.0833in" fo:margin-bottom="0in" fo:line-height="100%"/>
    </style:style>
    <style:style style:name="T4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23" style:parent-style-name="Normal" style:family="paragraph">
      <style:paragraph-properties fo:text-align="justify" style:writing-mode="rl-tb" fo:margin-top="0.0833in" fo:margin-bottom="0in" fo:line-height="100%"/>
    </style:style>
    <style:style style:name="T4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27" style:parent-style-name="Normal" style:family="paragraph">
      <style:paragraph-properties fo:text-align="justify" style:writing-mode="rl-tb" fo:margin-top="0.0833in" fo:margin-bottom="0in" fo:line-height="100%"/>
    </style:style>
    <style:style style:name="T4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31" style:parent-style-name="Normal" style:family="paragraph">
      <style:paragraph-properties fo:text-align="justify" style:writing-mode="rl-tb" fo:margin-top="0.0833in" fo:margin-bottom="0in" fo:line-height="100%"/>
    </style:style>
    <style:style style:name="T4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35" style:parent-style-name="Normal" style:family="paragraph">
      <style:paragraph-properties fo:text-align="justify" style:writing-mode="rl-tb" fo:margin-top="0.0833in" fo:margin-bottom="0in" fo:line-height="100%"/>
    </style:style>
    <style:style style:name="T4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39" style:parent-style-name="Normal" style:family="paragraph">
      <style:paragraph-properties fo:text-align="justify" style:writing-mode="rl-tb" fo:margin-top="0.0833in" fo:margin-bottom="0in" fo:line-height="100%"/>
    </style:style>
    <style:style style:name="T4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43" style:parent-style-name="Normal" style:family="paragraph">
      <style:paragraph-properties fo:text-align="justify" style:writing-mode="rl-tb" fo:margin-top="0.0833in" fo:margin-bottom="0in" fo:line-height="100%"/>
    </style:style>
    <style:style style:name="T4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47" style:parent-style-name="Normal" style:family="paragraph">
      <style:paragraph-properties fo:text-align="justify" style:writing-mode="rl-tb" fo:margin-top="0.0833in" fo:margin-bottom="0in" fo:line-height="100%"/>
    </style:style>
    <style:style style:name="T4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51" style:parent-style-name="Normal" style:family="paragraph">
      <style:paragraph-properties fo:text-align="justify" style:writing-mode="rl-tb" fo:margin-top="0.0833in" fo:margin-bottom="0in" fo:line-height="100%"/>
    </style:style>
    <style:style style:name="T4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55" style:parent-style-name="Normal" style:family="paragraph">
      <style:paragraph-properties fo:text-align="justify" style:writing-mode="rl-tb" fo:margin-top="0.0833in" fo:margin-bottom="0in" fo:line-height="100%"/>
    </style:style>
    <style:style style:name="T4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59" style:parent-style-name="Normal" style:family="paragraph">
      <style:paragraph-properties fo:text-align="justify" style:writing-mode="rl-tb" fo:margin-top="0.0833in" fo:margin-bottom="0in" fo:line-height="100%"/>
    </style:style>
    <style:style style:name="T4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3" style:family="section">
      <style:section-properties fo:margin-left="0in" fo:margin-right="0in" style:writing-mode="lr-tb"/>
    </style:style>
    <style:style style:name="P46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64" style:parent-style-name="Normal" style:family="paragraph">
      <style:paragraph-properties fo:text-align="justify" style:writing-mode="rl-tb" fo:margin-top="0.0833in" fo:margin-bottom="0in" fo:line-height="100%"/>
    </style:style>
    <style:style style:name="T4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67" style:parent-style-name="Normal" style:family="paragraph">
      <style:paragraph-properties fo:text-align="justify" style:writing-mode="rl-tb" fo:margin-top="0.0833in" fo:margin-bottom="0in" fo:line-height="100%"/>
    </style:style>
    <style:style style:name="T4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71" style:parent-style-name="Normal" style:family="paragraph">
      <style:paragraph-properties fo:text-align="justify" style:writing-mode="rl-tb" fo:margin-top="0.0833in" fo:margin-bottom="0in" fo:line-height="100%"/>
    </style:style>
    <style:style style:name="T4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75" style:parent-style-name="Normal" style:family="paragraph">
      <style:paragraph-properties fo:text-align="justify" style:writing-mode="rl-tb" fo:margin-top="0.0833in" fo:margin-bottom="0in" fo:line-height="100%"/>
    </style:style>
    <style:style style:name="T4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79" style:parent-style-name="Normal" style:family="paragraph">
      <style:paragraph-properties fo:text-align="justify" style:writing-mode="rl-tb" fo:margin-top="0.0833in" fo:margin-bottom="0in" fo:line-height="100%"/>
    </style:style>
    <style:style style:name="T4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83" style:parent-style-name="Normal" style:family="paragraph">
      <style:paragraph-properties fo:text-align="justify" style:writing-mode="rl-tb" fo:margin-top="0.0833in" fo:margin-bottom="0in" fo:line-height="100%"/>
    </style:style>
    <style:style style:name="T4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87" style:parent-style-name="Normal" style:family="paragraph">
      <style:paragraph-properties fo:text-align="justify" style:writing-mode="rl-tb" fo:margin-top="0.0833in" fo:margin-bottom="0in" fo:line-height="100%"/>
    </style:style>
    <style:style style:name="T4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91" style:parent-style-name="Normal" style:family="paragraph">
      <style:paragraph-properties fo:text-align="justify" style:writing-mode="rl-tb" fo:margin-top="0.0833in" fo:margin-bottom="0in" fo:line-height="100%"/>
    </style:style>
    <style:style style:name="T4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95" style:parent-style-name="Normal" style:family="paragraph">
      <style:paragraph-properties fo:text-align="justify" style:writing-mode="rl-tb" fo:margin-top="0.0833in" fo:margin-bottom="0in" fo:line-height="100%"/>
    </style:style>
    <style:style style:name="T4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99" style:parent-style-name="Normal" style:family="paragraph">
      <style:paragraph-properties fo:text-align="justify" style:writing-mode="rl-tb" fo:margin-top="0.0833in" fo:margin-bottom="0in" fo:line-height="100%"/>
    </style:style>
    <style:style style:name="T4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03" style:parent-style-name="Normal" style:family="paragraph">
      <style:paragraph-properties fo:text-align="justify" style:writing-mode="rl-tb" fo:margin-top="0.0833in" fo:margin-bottom="0in" fo:line-height="100%"/>
    </style:style>
    <style:style style:name="T4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07" style:parent-style-name="Normal" style:family="paragraph">
      <style:paragraph-properties fo:text-align="justify" style:writing-mode="rl-tb" fo:margin-top="0.0833in" fo:margin-bottom="0in" fo:line-height="100%"/>
    </style:style>
    <style:style style:name="T4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11" style:parent-style-name="Normal" style:family="paragraph">
      <style:paragraph-properties fo:text-align="justify" style:writing-mode="rl-tb" fo:margin-top="0.0833in" fo:margin-bottom="0in" fo:line-height="100%"/>
    </style:style>
    <style:style style:name="T4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15" style:parent-style-name="Normal" style:family="paragraph">
      <style:paragraph-properties fo:text-align="justify" style:writing-mode="rl-tb" fo:margin-top="0.0833in" fo:margin-bottom="0in" fo:line-height="100%"/>
    </style:style>
    <style:style style:name="T4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19" style:parent-style-name="Normal" style:family="paragraph">
      <style:paragraph-properties fo:text-align="justify" style:writing-mode="rl-tb" fo:margin-top="0.0833in" fo:margin-bottom="0in" fo:line-height="100%"/>
    </style:style>
    <style:style style:name="T4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23" style:parent-style-name="Normal" style:family="paragraph">
      <style:paragraph-properties fo:text-align="justify" style:writing-mode="rl-tb" fo:margin-top="0.0833in" fo:margin-bottom="0in" fo:line-height="100%"/>
    </style:style>
    <style:style style:name="T4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27" style:parent-style-name="Normal" style:family="paragraph">
      <style:paragraph-properties fo:text-align="justify" style:writing-mode="rl-tb" fo:margin-top="0.0833in" fo:margin-bottom="0in" fo:line-height="100%"/>
    </style:style>
    <style:style style:name="T4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31" style:parent-style-name="Normal" style:family="paragraph">
      <style:paragraph-properties fo:text-align="justify" style:writing-mode="rl-tb" fo:margin-top="0.0833in" fo:margin-bottom="0in" fo:line-height="100%"/>
    </style:style>
    <style:style style:name="T4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35" style:parent-style-name="Normal" style:family="paragraph">
      <style:paragraph-properties fo:text-align="justify" style:writing-mode="rl-tb" fo:margin-top="0.0833in" fo:margin-bottom="0in" fo:line-height="100%"/>
    </style:style>
    <style:style style:name="T4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39" style:parent-style-name="Normal" style:family="paragraph">
      <style:paragraph-properties fo:text-align="justify" style:writing-mode="rl-tb" fo:margin-top="0.0833in" fo:margin-bottom="0in" fo:line-height="100%"/>
    </style:style>
    <style:style style:name="T4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43" style:parent-style-name="Normal" style:family="paragraph">
      <style:paragraph-properties fo:text-align="justify" style:writing-mode="rl-tb" fo:margin-top="0.0833in" fo:margin-bottom="0in" fo:line-height="100%"/>
    </style:style>
    <style:style style:name="T4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47" style:parent-style-name="Normal" style:family="paragraph">
      <style:paragraph-properties fo:text-align="justify" style:writing-mode="rl-tb" fo:margin-top="0.0833in" fo:margin-bottom="0in" fo:line-height="100%"/>
    </style:style>
    <style:style style:name="T4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51" style:parent-style-name="Normal" style:family="paragraph">
      <style:paragraph-properties fo:text-align="justify" style:writing-mode="rl-tb" fo:margin-top="0.0833in" fo:margin-bottom="0in" fo:line-height="100%"/>
    </style:style>
    <style:style style:name="T4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4" style:family="section">
      <style:section-properties fo:margin-left="0in" fo:margin-right="0in" style:writing-mode="lr-tb"/>
    </style:style>
    <style:style style:name="P475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56" style:parent-style-name="Normal" style:family="paragraph">
      <style:paragraph-properties fo:text-align="justify" style:writing-mode="rl-tb" fo:margin-top="0.0833in" fo:margin-bottom="0in" fo:line-height="100%"/>
    </style:style>
    <style:style style:name="T4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60" style:parent-style-name="Normal" style:family="paragraph">
      <style:paragraph-properties fo:text-align="justify" style:writing-mode="rl-tb" fo:margin-top="0.0833in" fo:margin-bottom="0in" fo:line-height="100%"/>
    </style:style>
    <style:style style:name="T4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64" style:parent-style-name="Normal" style:family="paragraph">
      <style:paragraph-properties fo:text-align="justify" style:writing-mode="rl-tb" fo:margin-top="0.0833in" fo:margin-bottom="0in" fo:line-height="100%"/>
    </style:style>
    <style:style style:name="T4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68" style:parent-style-name="Normal" style:family="paragraph">
      <style:paragraph-properties fo:text-align="justify" style:writing-mode="rl-tb" fo:margin-top="0.0833in" fo:margin-bottom="0in" fo:line-height="100%"/>
    </style:style>
    <style:style style:name="T4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72" style:parent-style-name="Normal" style:family="paragraph">
      <style:paragraph-properties fo:text-align="justify" style:writing-mode="rl-tb" fo:margin-top="0.0833in" fo:margin-bottom="0in" fo:line-height="100%"/>
    </style:style>
    <style:style style:name="T4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76" style:parent-style-name="Normal" style:family="paragraph">
      <style:paragraph-properties fo:text-align="justify" style:writing-mode="rl-tb" fo:margin-top="0.0833in" fo:margin-bottom="0in" fo:line-height="100%"/>
    </style:style>
    <style:style style:name="T4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80" style:parent-style-name="Normal" style:family="paragraph">
      <style:paragraph-properties fo:text-align="justify" style:writing-mode="rl-tb" fo:margin-top="0.0833in" fo:margin-bottom="0in" fo:line-height="100%"/>
    </style:style>
    <style:style style:name="T4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84" style:parent-style-name="Normal" style:family="paragraph">
      <style:paragraph-properties fo:text-align="justify" style:writing-mode="rl-tb" fo:margin-top="0.0833in" fo:margin-bottom="0in" fo:line-height="100%"/>
    </style:style>
    <style:style style:name="T4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88" style:parent-style-name="Normal" style:family="paragraph">
      <style:paragraph-properties fo:text-align="justify" style:writing-mode="rl-tb" fo:margin-top="0.0833in" fo:margin-bottom="0in" fo:line-height="100%"/>
    </style:style>
    <style:style style:name="T4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92" style:parent-style-name="Normal" style:family="paragraph">
      <style:paragraph-properties fo:text-align="justify" style:writing-mode="rl-tb" fo:margin-top="0.0833in" fo:margin-bottom="0in" fo:line-height="100%"/>
    </style:style>
    <style:style style:name="T4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96" style:parent-style-name="Normal" style:family="paragraph">
      <style:paragraph-properties fo:text-align="justify" style:writing-mode="rl-tb" fo:margin-top="0.0833in" fo:margin-bottom="0in" fo:line-height="100%"/>
    </style:style>
    <style:style style:name="T4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5" style:family="section">
      <style:section-properties fo:margin-left="0in" fo:margin-right="0in" style:writing-mode="lr-tb"/>
    </style:style>
    <style:style style:name="P48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01" style:parent-style-name="Normal" style:family="paragraph">
      <style:paragraph-properties fo:text-align="justify" style:writing-mode="rl-tb" fo:margin-top="0.0833in" fo:margin-bottom="0in" fo:line-height="100%"/>
    </style:style>
    <style:style style:name="T4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04" style:parent-style-name="Normal" style:family="paragraph">
      <style:paragraph-properties fo:text-align="justify" style:writing-mode="rl-tb" fo:margin-top="0.0833in" fo:margin-bottom="0in" fo:line-height="100%"/>
    </style:style>
    <style:style style:name="T4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08" style:parent-style-name="Normal" style:family="paragraph">
      <style:paragraph-properties fo:text-align="justify" style:writing-mode="rl-tb" fo:margin-top="0.0833in" fo:margin-bottom="0in" fo:line-height="100%"/>
    </style:style>
    <style:style style:name="T4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12" style:parent-style-name="Normal" style:family="paragraph">
      <style:paragraph-properties fo:text-align="justify" style:writing-mode="rl-tb" fo:margin-top="0.0833in" fo:margin-bottom="0in" fo:line-height="100%"/>
    </style:style>
    <style:style style:name="T4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16" style:parent-style-name="Normal" style:family="paragraph">
      <style:paragraph-properties fo:text-align="justify" style:writing-mode="rl-tb" fo:margin-top="0.0833in" fo:margin-bottom="0in" fo:line-height="100%"/>
    </style:style>
    <style:style style:name="T4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20" style:parent-style-name="Normal" style:family="paragraph">
      <style:paragraph-properties fo:text-align="justify" style:writing-mode="rl-tb" fo:margin-top="0.0833in" fo:margin-bottom="0in" fo:line-height="100%"/>
    </style:style>
    <style:style style:name="T4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24" style:parent-style-name="Normal" style:family="paragraph">
      <style:paragraph-properties fo:text-align="justify" style:writing-mode="rl-tb" fo:margin-top="0.0833in" fo:margin-bottom="0in" fo:line-height="100%"/>
    </style:style>
    <style:style style:name="T4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28" style:parent-style-name="Normal" style:family="paragraph">
      <style:paragraph-properties fo:text-align="justify" style:writing-mode="rl-tb" fo:margin-top="0.0833in" fo:margin-bottom="0in" fo:line-height="100%"/>
    </style:style>
    <style:style style:name="T4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32" style:parent-style-name="Normal" style:family="paragraph">
      <style:paragraph-properties fo:text-align="justify" style:writing-mode="rl-tb" fo:margin-top="0.0833in" fo:margin-bottom="0in" fo:line-height="100%"/>
    </style:style>
    <style:style style:name="T4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36" style:parent-style-name="Normal" style:family="paragraph">
      <style:paragraph-properties fo:text-align="justify" style:writing-mode="rl-tb" fo:margin-top="0.0833in" fo:margin-bottom="0in" fo:line-height="100%"/>
    </style:style>
    <style:style style:name="T4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40" style:parent-style-name="Normal" style:family="paragraph">
      <style:paragraph-properties fo:text-align="justify" style:writing-mode="rl-tb" fo:margin-top="0.0833in" fo:margin-bottom="0in" fo:line-height="100%"/>
    </style:style>
    <style:style style:name="T4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44" style:parent-style-name="Normal" style:family="paragraph">
      <style:paragraph-properties fo:text-align="justify" style:writing-mode="rl-tb" fo:margin-top="0.0833in" fo:margin-bottom="0in" fo:line-height="100%"/>
    </style:style>
    <style:style style:name="T4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48" style:parent-style-name="Normal" style:family="paragraph">
      <style:paragraph-properties fo:text-align="justify" style:writing-mode="rl-tb" fo:margin-top="0.0833in" fo:margin-bottom="0in" fo:line-height="100%"/>
    </style:style>
    <style:style style:name="T4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6" style:family="section">
      <style:section-properties fo:margin-left="0in" fo:margin-right="0in" style:writing-mode="lr-tb"/>
    </style:style>
    <style:style style:name="P48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53" style:parent-style-name="Normal" style:family="paragraph">
      <style:paragraph-properties fo:text-align="justify" style:writing-mode="rl-tb" fo:margin-top="0.0833in" fo:margin-bottom="0in" fo:line-height="100%"/>
    </style:style>
    <style:style style:name="T4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56" style:parent-style-name="Normal" style:family="paragraph">
      <style:paragraph-properties fo:text-align="justify" style:writing-mode="rl-tb" fo:margin-top="0.0833in" fo:margin-bottom="0in" fo:line-height="100%"/>
    </style:style>
    <style:style style:name="T4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60" style:parent-style-name="Normal" style:family="paragraph">
      <style:paragraph-properties fo:text-align="justify" style:writing-mode="rl-tb" fo:margin-top="0.0833in" fo:margin-bottom="0in" fo:line-height="100%"/>
    </style:style>
    <style:style style:name="T4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64" style:parent-style-name="Normal" style:family="paragraph">
      <style:paragraph-properties fo:text-align="justify" style:writing-mode="rl-tb" fo:margin-top="0.0833in" fo:margin-bottom="0in" fo:line-height="100%"/>
    </style:style>
    <style:style style:name="T4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68" style:parent-style-name="Normal" style:family="paragraph">
      <style:paragraph-properties fo:text-align="justify" style:writing-mode="rl-tb" fo:margin-top="0.0833in" fo:margin-bottom="0in" fo:line-height="100%"/>
    </style:style>
    <style:style style:name="T4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72" style:parent-style-name="Normal" style:family="paragraph">
      <style:paragraph-properties fo:text-align="justify" style:writing-mode="rl-tb" fo:margin-top="0.0833in" fo:margin-bottom="0in" fo:line-height="100%"/>
    </style:style>
    <style:style style:name="T4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76" style:parent-style-name="Normal" style:family="paragraph">
      <style:paragraph-properties fo:text-align="justify" style:writing-mode="rl-tb" fo:margin-top="0.0833in" fo:margin-bottom="0in" fo:line-height="100%"/>
    </style:style>
    <style:style style:name="T4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80" style:parent-style-name="Normal" style:family="paragraph">
      <style:paragraph-properties fo:text-align="justify" style:writing-mode="rl-tb" fo:margin-top="0.0833in" fo:margin-bottom="0in" fo:line-height="100%"/>
    </style:style>
    <style:style style:name="T4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84" style:parent-style-name="Normal" style:family="paragraph">
      <style:paragraph-properties fo:text-align="justify" style:writing-mode="rl-tb" fo:margin-top="0.0833in" fo:margin-bottom="0in" fo:line-height="100%"/>
    </style:style>
    <style:style style:name="T4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88" style:parent-style-name="Normal" style:family="paragraph">
      <style:paragraph-properties fo:text-align="justify" style:writing-mode="rl-tb" fo:margin-top="0.0833in" fo:margin-bottom="0in" fo:line-height="100%"/>
    </style:style>
    <style:style style:name="T4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92" style:parent-style-name="Normal" style:family="paragraph">
      <style:paragraph-properties fo:text-align="justify" style:writing-mode="rl-tb" fo:margin-top="0.0833in" fo:margin-bottom="0in" fo:line-height="100%"/>
    </style:style>
    <style:style style:name="T4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96" style:parent-style-name="Normal" style:family="paragraph">
      <style:paragraph-properties fo:text-align="justify" style:writing-mode="rl-tb" fo:margin-top="0.0833in" fo:margin-bottom="0in" fo:line-height="100%"/>
    </style:style>
    <style:style style:name="T4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00" style:parent-style-name="Normal" style:family="paragraph">
      <style:paragraph-properties fo:text-align="justify" style:writing-mode="rl-tb" fo:margin-top="0.0833in" fo:margin-bottom="0in" fo:line-height="100%"/>
    </style:style>
    <style:style style:name="T4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04" style:parent-style-name="Normal" style:family="paragraph">
      <style:paragraph-properties fo:text-align="justify" style:writing-mode="rl-tb" fo:margin-top="0.0833in" fo:margin-bottom="0in" fo:line-height="100%"/>
    </style:style>
    <style:style style:name="T4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08" style:parent-style-name="Normal" style:family="paragraph">
      <style:paragraph-properties fo:text-align="justify" style:writing-mode="rl-tb" fo:margin-top="0.0833in" fo:margin-bottom="0in" fo:line-height="100%"/>
    </style:style>
    <style:style style:name="T4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12" style:parent-style-name="Normal" style:family="paragraph">
      <style:paragraph-properties fo:text-align="justify" style:writing-mode="rl-tb" fo:margin-top="0.0833in" fo:margin-bottom="0in" fo:line-height="100%"/>
    </style:style>
    <style:style style:name="T4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16" style:parent-style-name="Normal" style:family="paragraph">
      <style:paragraph-properties fo:text-align="justify" style:writing-mode="rl-tb" fo:margin-top="0.0833in" fo:margin-bottom="0in" fo:line-height="100%"/>
    </style:style>
    <style:style style:name="T4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20" style:parent-style-name="Normal" style:family="paragraph">
      <style:paragraph-properties fo:text-align="justify" style:writing-mode="rl-tb" fo:margin-top="0.0833in" fo:margin-bottom="0in" fo:line-height="100%"/>
    </style:style>
    <style:style style:name="T4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24" style:parent-style-name="Normal" style:family="paragraph">
      <style:paragraph-properties fo:text-align="justify" style:writing-mode="rl-tb" fo:margin-top="0.0833in" fo:margin-bottom="0in" fo:line-height="100%"/>
    </style:style>
    <style:style style:name="T4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28" style:parent-style-name="Normal" style:family="paragraph">
      <style:paragraph-properties fo:text-align="justify" style:writing-mode="rl-tb" fo:margin-top="0.0833in" fo:margin-bottom="0in" fo:line-height="100%"/>
    </style:style>
    <style:style style:name="T4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32" style:parent-style-name="Normal" style:family="paragraph">
      <style:paragraph-properties fo:text-align="justify" style:writing-mode="rl-tb" fo:margin-top="0.0833in" fo:margin-bottom="0in" fo:line-height="100%"/>
    </style:style>
    <style:style style:name="T4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7" style:family="section">
      <style:section-properties fo:margin-left="0in" fo:margin-right="0in" style:writing-mode="lr-tb"/>
    </style:style>
    <style:style style:name="P493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937" style:parent-style-name="Normal" style:family="paragraph">
      <style:paragraph-properties fo:text-align="justify" style:writing-mode="rl-tb" fo:margin-top="0.0833in" fo:margin-bottom="0in" fo:line-height="100%"/>
    </style:style>
    <style:style style:name="T4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40" style:parent-style-name="Normal" style:family="paragraph">
      <style:paragraph-properties fo:text-align="justify" style:writing-mode="rl-tb" fo:margin-top="0.0833in" fo:margin-bottom="0in" fo:line-height="100%"/>
    </style:style>
    <style:style style:name="T4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44" style:parent-style-name="Normal" style:family="paragraph">
      <style:paragraph-properties fo:text-align="justify" style:writing-mode="rl-tb" fo:margin-top="0.0833in" fo:margin-bottom="0in" fo:line-height="100%"/>
    </style:style>
    <style:style style:name="T4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48" style:parent-style-name="Normal" style:family="paragraph">
      <style:paragraph-properties fo:text-align="justify" style:writing-mode="rl-tb" fo:margin-top="0.0833in" fo:margin-bottom="0in" fo:line-height="100%"/>
    </style:style>
    <style:style style:name="T4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52" style:parent-style-name="Normal" style:family="paragraph">
      <style:paragraph-properties fo:text-align="justify" style:writing-mode="rl-tb" fo:margin-top="0.0833in" fo:margin-bottom="0in" fo:line-height="100%"/>
    </style:style>
    <style:style style:name="T4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56" style:parent-style-name="Normal" style:family="paragraph">
      <style:paragraph-properties fo:text-align="justify" style:writing-mode="rl-tb" fo:margin-top="0.0833in" fo:margin-bottom="0in" fo:line-height="100%"/>
    </style:style>
    <style:style style:name="T4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60" style:parent-style-name="Normal" style:family="paragraph">
      <style:paragraph-properties fo:text-align="justify" style:writing-mode="rl-tb" fo:margin-top="0.0833in" fo:margin-bottom="0in" fo:line-height="100%"/>
    </style:style>
    <style:style style:name="T4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64" style:parent-style-name="Normal" style:family="paragraph">
      <style:paragraph-properties fo:text-align="justify" style:writing-mode="rl-tb" fo:margin-top="0.0833in" fo:margin-bottom="0in" fo:line-height="100%"/>
    </style:style>
    <style:style style:name="T4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68" style:parent-style-name="Normal" style:family="paragraph">
      <style:paragraph-properties fo:text-align="justify" style:writing-mode="rl-tb" fo:margin-top="0.0833in" fo:margin-bottom="0in" fo:line-height="100%"/>
    </style:style>
    <style:style style:name="T4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72" style:parent-style-name="Normal" style:family="paragraph">
      <style:paragraph-properties fo:text-align="justify" style:writing-mode="rl-tb" fo:margin-top="0.0833in" fo:margin-bottom="0in" fo:line-height="100%"/>
    </style:style>
    <style:style style:name="T4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76" style:parent-style-name="Normal" style:family="paragraph">
      <style:paragraph-properties fo:text-align="justify" style:writing-mode="rl-tb" fo:margin-top="0.0833in" fo:margin-bottom="0in" fo:line-height="100%"/>
    </style:style>
    <style:style style:name="T4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80" style:parent-style-name="Normal" style:family="paragraph">
      <style:paragraph-properties fo:text-align="justify" style:writing-mode="rl-tb" fo:margin-top="0.0833in" fo:margin-bottom="0in" fo:line-height="100%"/>
    </style:style>
    <style:style style:name="T4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84" style:parent-style-name="Normal" style:family="paragraph">
      <style:paragraph-properties fo:text-align="justify" style:writing-mode="rl-tb" fo:margin-top="0.0833in" fo:margin-bottom="0in" fo:line-height="100%"/>
    </style:style>
    <style:style style:name="T4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88" style:parent-style-name="Normal" style:family="paragraph">
      <style:paragraph-properties fo:text-align="justify" style:writing-mode="rl-tb" fo:margin-top="0.0833in" fo:margin-bottom="0in" fo:line-height="100%"/>
    </style:style>
    <style:style style:name="T4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92" style:parent-style-name="Normal" style:family="paragraph">
      <style:paragraph-properties fo:text-align="justify" style:writing-mode="rl-tb" fo:margin-top="0.0833in" fo:margin-bottom="0in" fo:line-height="100%"/>
    </style:style>
    <style:style style:name="T4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96" style:parent-style-name="Normal" style:family="paragraph">
      <style:paragraph-properties fo:text-align="justify" style:writing-mode="rl-tb" fo:margin-top="0.0833in" fo:margin-bottom="0in" fo:line-height="100%"/>
    </style:style>
    <style:style style:name="T4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00" style:parent-style-name="Normal" style:family="paragraph">
      <style:paragraph-properties fo:text-align="justify" style:writing-mode="rl-tb" fo:margin-top="0.0833in" fo:margin-bottom="0in" fo:line-height="100%"/>
    </style:style>
    <style:style style:name="T5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05" style:parent-style-name="Normal" style:family="paragraph">
      <style:paragraph-properties fo:text-align="justify" style:writing-mode="rl-tb" fo:margin-top="0.0833in" fo:margin-bottom="0in" fo:line-height="100%"/>
    </style:style>
    <style:style style:name="T5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09" style:parent-style-name="Normal" style:family="paragraph">
      <style:paragraph-properties fo:text-align="justify" style:writing-mode="rl-tb" fo:margin-top="0.0833in" fo:margin-bottom="0in" fo:line-height="100%"/>
    </style:style>
    <style:style style:name="T5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13" style:parent-style-name="Normal" style:family="paragraph">
      <style:paragraph-properties fo:text-align="justify" style:writing-mode="rl-tb" fo:margin-top="0.0833in" fo:margin-bottom="0in" fo:line-height="100%"/>
    </style:style>
    <style:style style:name="T5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17" style:parent-style-name="Normal" style:family="paragraph">
      <style:paragraph-properties fo:text-align="justify" style:writing-mode="rl-tb" fo:margin-top="0.0833in" fo:margin-bottom="0in" fo:line-height="100%"/>
    </style:style>
    <style:style style:name="T5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21" style:parent-style-name="Normal" style:family="paragraph">
      <style:paragraph-properties fo:text-align="justify" style:writing-mode="rl-tb" fo:margin-top="0.0833in" fo:margin-bottom="0in" fo:line-height="100%"/>
    </style:style>
    <style:style style:name="T5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25" style:parent-style-name="Normal" style:family="paragraph">
      <style:paragraph-properties fo:text-align="justify" style:writing-mode="rl-tb" fo:margin-top="0.0833in" fo:margin-bottom="0in" fo:line-height="100%"/>
    </style:style>
    <style:style style:name="T5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29" style:parent-style-name="Normal" style:family="paragraph">
      <style:paragraph-properties fo:text-align="justify" style:writing-mode="rl-tb" fo:margin-top="0.0833in" fo:margin-bottom="0in" fo:line-height="100%"/>
    </style:style>
    <style:style style:name="T5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33" style:parent-style-name="Normal" style:family="paragraph">
      <style:paragraph-properties fo:text-align="justify" style:writing-mode="rl-tb" fo:margin-top="0.0833in" fo:margin-bottom="0in" fo:line-height="100%"/>
    </style:style>
    <style:style style:name="T5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37" style:parent-style-name="Normal" style:family="paragraph">
      <style:paragraph-properties fo:text-align="justify" style:writing-mode="rl-tb" fo:margin-top="0.0833in" fo:margin-bottom="0in" fo:line-height="100%"/>
    </style:style>
    <style:style style:name="T5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41" style:parent-style-name="Normal" style:family="paragraph">
      <style:paragraph-properties fo:text-align="justify" style:writing-mode="rl-tb" fo:margin-top="0.0833in" fo:margin-bottom="0in" fo:line-height="100%"/>
    </style:style>
    <style:style style:name="T5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45" style:parent-style-name="Normal" style:family="paragraph">
      <style:paragraph-properties fo:text-align="justify" style:writing-mode="rl-tb" fo:margin-top="0.0833in" fo:margin-bottom="0in" fo:line-height="100%"/>
    </style:style>
    <style:style style:name="T5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49" style:parent-style-name="Normal" style:family="paragraph">
      <style:paragraph-properties fo:text-align="justify" style:writing-mode="rl-tb" fo:margin-top="0.0833in" fo:margin-bottom="0in" fo:line-height="100%"/>
    </style:style>
    <style:style style:name="T5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53" style:parent-style-name="Normal" style:family="paragraph">
      <style:paragraph-properties fo:text-align="justify" style:writing-mode="rl-tb" fo:margin-top="0.0833in" fo:margin-bottom="0in" fo:line-height="100%"/>
    </style:style>
    <style:style style:name="T5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57" style:parent-style-name="Normal" style:family="paragraph">
      <style:paragraph-properties fo:text-align="justify" style:writing-mode="rl-tb" fo:margin-top="0.0833in" fo:margin-bottom="0in" fo:line-height="100%"/>
    </style:style>
    <style:style style:name="T5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61" style:parent-style-name="Normal" style:family="paragraph">
      <style:paragraph-properties fo:text-align="justify" style:writing-mode="rl-tb" fo:margin-top="0.0833in" fo:margin-bottom="0in" fo:line-height="100%"/>
    </style:style>
    <style:style style:name="T5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65" style:parent-style-name="Normal" style:family="paragraph">
      <style:paragraph-properties fo:text-align="justify" style:writing-mode="rl-tb" fo:margin-top="0.0833in" fo:margin-bottom="0in" fo:line-height="100%"/>
    </style:style>
    <style:style style:name="T5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69" style:parent-style-name="Normal" style:family="paragraph">
      <style:paragraph-properties fo:text-align="justify" style:writing-mode="rl-tb" fo:margin-top="0.0833in" fo:margin-bottom="0in" fo:line-height="100%"/>
    </style:style>
    <style:style style:name="T5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73" style:parent-style-name="Normal" style:family="paragraph">
      <style:paragraph-properties fo:text-align="justify" style:writing-mode="rl-tb" fo:margin-top="0.0833in" fo:margin-bottom="0in" fo:line-height="100%"/>
    </style:style>
    <style:style style:name="T5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77" style:parent-style-name="Normal" style:family="paragraph">
      <style:paragraph-properties fo:text-align="justify" style:writing-mode="rl-tb" fo:margin-top="0.0833in" fo:margin-bottom="0in" fo:line-height="100%"/>
    </style:style>
    <style:style style:name="T5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81" style:parent-style-name="Normal" style:family="paragraph">
      <style:paragraph-properties fo:text-align="justify" style:writing-mode="rl-tb" fo:margin-top="0.0833in" fo:margin-bottom="0in" fo:line-height="100%"/>
    </style:style>
    <style:style style:name="T5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85" style:parent-style-name="Normal" style:family="paragraph">
      <style:paragraph-properties fo:text-align="justify" style:writing-mode="rl-tb" fo:margin-top="0.0833in" fo:margin-bottom="0in" fo:line-height="100%"/>
    </style:style>
    <style:style style:name="T5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89" style:parent-style-name="Normal" style:family="paragraph">
      <style:paragraph-properties fo:text-align="justify" style:writing-mode="rl-tb" fo:margin-top="0.0833in" fo:margin-bottom="0in" fo:line-height="100%"/>
    </style:style>
    <style:style style:name="T5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93" style:parent-style-name="Normal" style:family="paragraph">
      <style:paragraph-properties fo:text-align="justify" style:writing-mode="rl-tb" fo:margin-top="0.0833in" fo:margin-bottom="0in" fo:line-height="100%"/>
    </style:style>
    <style:style style:name="T5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97" style:parent-style-name="Normal" style:family="paragraph">
      <style:paragraph-properties fo:text-align="justify" style:writing-mode="rl-tb" fo:margin-top="0.0833in" fo:margin-bottom="0in" fo:line-height="100%"/>
    </style:style>
    <style:style style:name="T5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01" style:parent-style-name="Normal" style:family="paragraph">
      <style:paragraph-properties fo:text-align="justify" style:writing-mode="rl-tb" fo:margin-top="0.0833in" fo:margin-bottom="0in" fo:line-height="100%"/>
    </style:style>
    <style:style style:name="T5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05" style:parent-style-name="Normal" style:family="paragraph">
      <style:paragraph-properties fo:text-align="justify" style:writing-mode="rl-tb" fo:margin-top="0.0833in" fo:margin-bottom="0in" fo:line-height="100%"/>
    </style:style>
    <style:style style:name="T5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09" style:parent-style-name="Normal" style:family="paragraph">
      <style:paragraph-properties fo:text-align="justify" style:writing-mode="rl-tb" fo:margin-top="0.0833in" fo:margin-bottom="0in" fo:line-height="100%"/>
    </style:style>
    <style:style style:name="T5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13" style:parent-style-name="Normal" style:family="paragraph">
      <style:paragraph-properties fo:text-align="justify" style:writing-mode="rl-tb" fo:margin-top="0.0833in" fo:margin-bottom="0in" fo:line-height="100%"/>
    </style:style>
    <style:style style:name="T5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17" style:parent-style-name="Normal" style:family="paragraph">
      <style:paragraph-properties fo:text-align="justify" style:writing-mode="rl-tb" fo:margin-top="0.0833in" fo:margin-bottom="0in" fo:line-height="100%"/>
    </style:style>
    <style:style style:name="T5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21" style:parent-style-name="Normal" style:family="paragraph">
      <style:paragraph-properties fo:text-align="justify" style:writing-mode="rl-tb" fo:margin-top="0.0833in" fo:margin-bottom="0in" fo:line-height="100%"/>
    </style:style>
    <style:style style:name="T5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25" style:parent-style-name="Normal" style:family="paragraph">
      <style:paragraph-properties fo:text-align="justify" style:writing-mode="rl-tb" fo:margin-top="0.0833in" fo:margin-bottom="0in" fo:line-height="100%"/>
    </style:style>
    <style:style style:name="T5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29" style:parent-style-name="Normal" style:family="paragraph">
      <style:paragraph-properties fo:text-align="justify" style:writing-mode="rl-tb" fo:margin-top="0.0833in" fo:margin-bottom="0in" fo:line-height="100%"/>
    </style:style>
    <style:style style:name="T5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33" style:parent-style-name="Normal" style:family="paragraph">
      <style:paragraph-properties fo:text-align="justify" style:writing-mode="rl-tb" fo:margin-top="0.0833in" fo:margin-bottom="0in" fo:line-height="100%"/>
    </style:style>
    <style:style style:name="T5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37" style:parent-style-name="Normal" style:family="paragraph">
      <style:paragraph-properties fo:text-align="justify" style:writing-mode="rl-tb" fo:margin-top="0.0833in" fo:margin-bottom="0in" fo:line-height="100%"/>
    </style:style>
    <style:style style:name="T5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41" style:parent-style-name="Normal" style:family="paragraph">
      <style:paragraph-properties fo:text-align="justify" style:writing-mode="rl-tb" fo:margin-top="0.0833in" fo:margin-bottom="0in" fo:line-height="100%"/>
    </style:style>
    <style:style style:name="T5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45" style:parent-style-name="Normal" style:family="paragraph">
      <style:paragraph-properties fo:text-align="justify" style:writing-mode="rl-tb" fo:margin-top="0.0833in" fo:margin-bottom="0in" fo:line-height="100%"/>
    </style:style>
    <style:style style:name="T5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49" style:parent-style-name="Normal" style:family="paragraph">
      <style:paragraph-properties fo:text-align="justify" style:writing-mode="rl-tb" fo:margin-top="0.0833in" fo:margin-bottom="0in" fo:line-height="100%"/>
    </style:style>
    <style:style style:name="T5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53" style:parent-style-name="Normal" style:family="paragraph">
      <style:paragraph-properties fo:text-align="justify" style:writing-mode="rl-tb" fo:margin-top="0.0833in" fo:margin-bottom="0in" fo:line-height="100%"/>
    </style:style>
    <style:style style:name="T5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57" style:parent-style-name="Normal" style:family="paragraph">
      <style:paragraph-properties fo:text-align="justify" style:writing-mode="rl-tb" fo:margin-top="0.0833in" fo:margin-bottom="0in" fo:line-height="100%"/>
    </style:style>
    <style:style style:name="T5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61" style:parent-style-name="Normal" style:family="paragraph">
      <style:paragraph-properties fo:text-align="justify" style:writing-mode="rl-tb" fo:margin-top="0.0833in" fo:margin-bottom="0in" fo:line-height="100%"/>
    </style:style>
    <style:style style:name="T5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65" style:parent-style-name="Normal" style:family="paragraph">
      <style:paragraph-properties fo:text-align="justify" style:writing-mode="rl-tb" fo:margin-top="0.0833in" fo:margin-bottom="0in" fo:line-height="100%"/>
    </style:style>
    <style:style style:name="T5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69" style:parent-style-name="Normal" style:family="paragraph">
      <style:paragraph-properties fo:text-align="justify" style:writing-mode="rl-tb" fo:margin-top="0.0833in" fo:margin-bottom="0in" fo:line-height="100%"/>
    </style:style>
    <style:style style:name="T5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73" style:parent-style-name="Normal" style:family="paragraph">
      <style:paragraph-properties fo:text-align="justify" style:writing-mode="rl-tb" fo:margin-top="0.0833in" fo:margin-bottom="0in" fo:line-height="100%"/>
    </style:style>
    <style:style style:name="T5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77" style:parent-style-name="Normal" style:family="paragraph">
      <style:paragraph-properties fo:text-align="justify" style:writing-mode="rl-tb" fo:margin-top="0.0833in" fo:margin-bottom="0in" fo:line-height="100%"/>
    </style:style>
    <style:style style:name="T5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81" style:parent-style-name="Normal" style:family="paragraph">
      <style:paragraph-properties fo:text-align="justify" style:writing-mode="rl-tb" fo:margin-top="0.0833in" fo:margin-bottom="0in" fo:line-height="100%"/>
    </style:style>
    <style:style style:name="T5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85" style:parent-style-name="Normal" style:family="paragraph">
      <style:paragraph-properties fo:text-align="justify" style:writing-mode="rl-tb" fo:margin-top="0.0833in" fo:margin-bottom="0in" fo:line-height="100%"/>
    </style:style>
    <style:style style:name="T5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89" style:parent-style-name="Normal" style:family="paragraph">
      <style:paragraph-properties fo:text-align="justify" style:writing-mode="rl-tb" fo:margin-top="0.0833in" fo:margin-bottom="0in" fo:line-height="100%"/>
    </style:style>
    <style:style style:name="T5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93" style:parent-style-name="Normal" style:family="paragraph">
      <style:paragraph-properties fo:text-align="justify" style:writing-mode="rl-tb" fo:margin-top="0.0833in" fo:margin-bottom="0in" fo:line-height="100%"/>
    </style:style>
    <style:style style:name="T5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97" style:parent-style-name="Normal" style:family="paragraph">
      <style:paragraph-properties fo:text-align="justify" style:writing-mode="rl-tb" fo:margin-top="0.0833in" fo:margin-bottom="0in" fo:line-height="100%"/>
    </style:style>
    <style:style style:name="T5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01" style:parent-style-name="Normal" style:family="paragraph">
      <style:paragraph-properties fo:text-align="justify" style:writing-mode="rl-tb" fo:margin-top="0.0833in" fo:margin-bottom="0in" fo:line-height="100%"/>
    </style:style>
    <style:style style:name="T5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05" style:parent-style-name="Normal" style:family="paragraph">
      <style:paragraph-properties fo:text-align="justify" style:writing-mode="rl-tb" fo:margin-top="0.0833in" fo:margin-bottom="0in" fo:line-height="100%"/>
    </style:style>
    <style:style style:name="T5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09" style:parent-style-name="Normal" style:family="paragraph">
      <style:paragraph-properties fo:text-align="justify" style:writing-mode="rl-tb" fo:margin-top="0.0833in" fo:margin-bottom="0in" fo:line-height="100%"/>
    </style:style>
    <style:style style:name="T5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13" style:parent-style-name="Normal" style:family="paragraph">
      <style:paragraph-properties fo:text-align="justify" style:writing-mode="rl-tb" fo:margin-top="0.0833in" fo:margin-bottom="0in" fo:line-height="100%"/>
    </style:style>
    <style:style style:name="T5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17" style:parent-style-name="Normal" style:family="paragraph">
      <style:paragraph-properties fo:text-align="justify" style:writing-mode="rl-tb" fo:margin-top="0.0833in" fo:margin-bottom="0in" fo:line-height="100%"/>
    </style:style>
    <style:style style:name="T5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21" style:parent-style-name="Normal" style:family="paragraph">
      <style:paragraph-properties fo:text-align="justify" style:writing-mode="rl-tb" fo:margin-top="0.0833in" fo:margin-bottom="0in" fo:line-height="100%"/>
    </style:style>
    <style:style style:name="T5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8" style:family="section">
      <style:section-properties fo:margin-left="0in" fo:margin-right="0in" style:writing-mode="lr-tb"/>
    </style:style>
    <style:style style:name="P52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226" style:parent-style-name="Normal" style:family="paragraph">
      <style:paragraph-properties fo:text-align="justify" style:writing-mode="rl-tb" fo:margin-top="0.0833in" fo:margin-bottom="0in" fo:line-height="100%"/>
    </style:style>
    <style:style style:name="T5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29" style:parent-style-name="Normal" style:family="paragraph">
      <style:paragraph-properties fo:text-align="justify" style:writing-mode="rl-tb" fo:margin-top="0.0833in" fo:margin-bottom="0in" fo:line-height="100%"/>
    </style:style>
    <style:style style:name="T5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33" style:parent-style-name="Normal" style:family="paragraph">
      <style:paragraph-properties fo:text-align="justify" style:writing-mode="rl-tb" fo:margin-top="0.0833in" fo:margin-bottom="0in" fo:line-height="100%"/>
    </style:style>
    <style:style style:name="T5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37" style:parent-style-name="Normal" style:family="paragraph">
      <style:paragraph-properties fo:text-align="justify" style:writing-mode="rl-tb" fo:margin-top="0.0833in" fo:margin-bottom="0in" fo:line-height="100%"/>
    </style:style>
    <style:style style:name="T5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41" style:parent-style-name="Normal" style:family="paragraph">
      <style:paragraph-properties fo:text-align="justify" style:writing-mode="rl-tb" fo:margin-top="0.0833in" fo:margin-bottom="0in" fo:line-height="100%"/>
    </style:style>
    <style:style style:name="T5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45" style:parent-style-name="Normal" style:family="paragraph">
      <style:paragraph-properties fo:text-align="justify" style:writing-mode="rl-tb" fo:margin-top="0.0833in" fo:margin-bottom="0in" fo:line-height="100%"/>
    </style:style>
    <style:style style:name="T5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49" style:parent-style-name="Normal" style:family="paragraph">
      <style:paragraph-properties fo:text-align="justify" style:writing-mode="rl-tb" fo:margin-top="0.0833in" fo:margin-bottom="0in" fo:line-height="100%"/>
    </style:style>
    <style:style style:name="T5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53" style:parent-style-name="Normal" style:family="paragraph">
      <style:paragraph-properties fo:text-align="justify" style:writing-mode="rl-tb" fo:margin-top="0.0833in" fo:margin-bottom="0in" fo:line-height="100%"/>
    </style:style>
    <style:style style:name="T5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57" style:parent-style-name="Normal" style:family="paragraph">
      <style:paragraph-properties fo:text-align="justify" style:writing-mode="rl-tb" fo:margin-top="0.0833in" fo:margin-bottom="0in" fo:line-height="100%"/>
    </style:style>
    <style:style style:name="T5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61" style:parent-style-name="Normal" style:family="paragraph">
      <style:paragraph-properties fo:text-align="justify" style:writing-mode="rl-tb" fo:margin-top="0.0833in" fo:margin-bottom="0in" fo:line-height="100%"/>
    </style:style>
    <style:style style:name="T5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65" style:parent-style-name="Normal" style:family="paragraph">
      <style:paragraph-properties fo:text-align="justify" style:writing-mode="rl-tb" fo:margin-top="0.0833in" fo:margin-bottom="0in" fo:line-height="100%"/>
    </style:style>
    <style:style style:name="T5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69" style:parent-style-name="Normal" style:family="paragraph">
      <style:paragraph-properties fo:text-align="justify" style:writing-mode="rl-tb" fo:margin-top="0.0833in" fo:margin-bottom="0in" fo:line-height="100%"/>
    </style:style>
    <style:style style:name="T5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73" style:parent-style-name="Normal" style:family="paragraph">
      <style:paragraph-properties fo:text-align="justify" style:writing-mode="rl-tb" fo:margin-top="0.0833in" fo:margin-bottom="0in" fo:line-height="100%"/>
    </style:style>
    <style:style style:name="T5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9" style:family="section">
      <style:section-properties fo:margin-left="0in" fo:margin-right="0in" style:writing-mode="lr-tb"/>
    </style:style>
    <style:style style:name="P52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278" style:parent-style-name="Normal" style:family="paragraph">
      <style:paragraph-properties fo:text-align="justify" style:writing-mode="rl-tb" fo:margin-top="0.0833in" fo:margin-bottom="0in" fo:line-height="100%"/>
    </style:style>
    <style:style style:name="T5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81" style:parent-style-name="Normal" style:family="paragraph">
      <style:paragraph-properties fo:text-align="justify" style:writing-mode="rl-tb" fo:margin-top="0.0833in" fo:margin-bottom="0in" fo:line-height="100%"/>
    </style:style>
    <style:style style:name="T5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85" style:parent-style-name="Normal" style:family="paragraph">
      <style:paragraph-properties fo:text-align="justify" style:writing-mode="rl-tb" fo:margin-top="0.0833in" fo:margin-bottom="0in" fo:line-height="100%"/>
    </style:style>
    <style:style style:name="T5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89" style:parent-style-name="Normal" style:family="paragraph">
      <style:paragraph-properties fo:text-align="justify" style:writing-mode="rl-tb" fo:margin-top="0.0833in" fo:margin-bottom="0in" fo:line-height="100%"/>
    </style:style>
    <style:style style:name="T5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93" style:parent-style-name="Normal" style:family="paragraph">
      <style:paragraph-properties fo:text-align="justify" style:writing-mode="rl-tb" fo:margin-top="0.0833in" fo:margin-bottom="0in" fo:line-height="100%"/>
    </style:style>
    <style:style style:name="T5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97" style:parent-style-name="Normal" style:family="paragraph">
      <style:paragraph-properties fo:text-align="justify" style:writing-mode="rl-tb" fo:margin-top="0.0833in" fo:margin-bottom="0in" fo:line-height="100%"/>
    </style:style>
    <style:style style:name="T5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01" style:parent-style-name="Normal" style:family="paragraph">
      <style:paragraph-properties fo:text-align="justify" style:writing-mode="rl-tb" fo:margin-top="0.0833in" fo:margin-bottom="0in" fo:line-height="100%"/>
    </style:style>
    <style:style style:name="T5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05" style:parent-style-name="Normal" style:family="paragraph">
      <style:paragraph-properties fo:text-align="justify" style:writing-mode="rl-tb" fo:margin-top="0.0833in" fo:margin-bottom="0in" fo:line-height="100%"/>
    </style:style>
    <style:style style:name="T5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09" style:parent-style-name="Normal" style:family="paragraph">
      <style:paragraph-properties fo:text-align="justify" style:writing-mode="rl-tb" fo:margin-top="0.0833in" fo:margin-bottom="0in" fo:line-height="100%"/>
    </style:style>
    <style:style style:name="T5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13" style:parent-style-name="Normal" style:family="paragraph">
      <style:paragraph-properties fo:text-align="justify" style:writing-mode="rl-tb" fo:margin-top="0.0833in" fo:margin-bottom="0in" fo:line-height="100%"/>
    </style:style>
    <style:style style:name="T5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17" style:parent-style-name="Normal" style:family="paragraph">
      <style:paragraph-properties fo:text-align="justify" style:writing-mode="rl-tb" fo:margin-top="0.0833in" fo:margin-bottom="0in" fo:line-height="100%"/>
    </style:style>
    <style:style style:name="T5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21" style:parent-style-name="Normal" style:family="paragraph">
      <style:paragraph-properties fo:text-align="justify" style:writing-mode="rl-tb" fo:margin-top="0.0833in" fo:margin-bottom="0in" fo:line-height="100%"/>
    </style:style>
    <style:style style:name="T5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25" style:parent-style-name="Normal" style:family="paragraph">
      <style:paragraph-properties fo:text-align="justify" style:writing-mode="rl-tb" fo:margin-top="0.0833in" fo:margin-bottom="0in" fo:line-height="100%"/>
    </style:style>
    <style:style style:name="T5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29" style:parent-style-name="Normal" style:family="paragraph">
      <style:paragraph-properties fo:text-align="justify" style:writing-mode="rl-tb" fo:margin-top="0.0833in" fo:margin-bottom="0in" fo:line-height="100%"/>
    </style:style>
    <style:style style:name="T5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2" style:parent-style-name="DefaultParagraphFont" style:family="text">
      <style:text-properties style:font-name="Ezra SIL" style:font-name-complex="Ezra SIL" style:text-position="21.4% 100%" fo:font-size="14pt" style:font-size-asian="14pt" style:font-size-complex="14pt"/>
    </style:style>
    <style:style style:name="T5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35" style:parent-style-name="Normal" style:family="paragraph">
      <style:paragraph-properties fo:text-align="justify" style:writing-mode="rl-tb" fo:margin-top="0.0833in" fo:margin-bottom="0in" fo:line-height="100%"/>
    </style:style>
    <style:style style:name="T5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39" style:parent-style-name="Normal" style:family="paragraph">
      <style:paragraph-properties fo:text-align="justify" style:writing-mode="rl-tb" fo:margin-top="0.0833in" fo:margin-bottom="0in" fo:line-height="100%"/>
    </style:style>
    <style:style style:name="T5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43" style:parent-style-name="Normal" style:family="paragraph">
      <style:paragraph-properties fo:text-align="justify" style:writing-mode="rl-tb" fo:margin-top="0.0833in" fo:margin-bottom="0in" fo:line-height="100%"/>
    </style:style>
    <style:style style:name="T5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47" style:parent-style-name="Normal" style:family="paragraph">
      <style:paragraph-properties fo:text-align="justify" style:writing-mode="rl-tb" fo:margin-top="0.0833in" fo:margin-bottom="0in" fo:line-height="100%"/>
    </style:style>
    <style:style style:name="T5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51" style:parent-style-name="Normal" style:family="paragraph">
      <style:paragraph-properties fo:text-align="justify" style:writing-mode="rl-tb" fo:margin-top="0.0833in" fo:margin-bottom="0in" fo:line-height="100%"/>
    </style:style>
    <style:style style:name="T5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55" style:parent-style-name="Normal" style:family="paragraph">
      <style:paragraph-properties fo:text-align="justify" style:writing-mode="rl-tb" fo:margin-top="0.0833in" fo:margin-bottom="0in" fo:line-height="100%"/>
    </style:style>
    <style:style style:name="T5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0" style:family="section">
      <style:section-properties fo:margin-left="0in" fo:margin-right="0in" style:writing-mode="lr-tb"/>
    </style:style>
    <style:style style:name="P53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60" style:parent-style-name="Normal" style:family="paragraph">
      <style:paragraph-properties fo:text-align="justify" style:writing-mode="rl-tb" fo:margin-top="0.0833in" fo:margin-bottom="0in" fo:line-height="100%"/>
    </style:style>
    <style:style style:name="T5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63" style:parent-style-name="Normal" style:family="paragraph">
      <style:paragraph-properties fo:text-align="justify" style:writing-mode="rl-tb" fo:margin-top="0.0833in" fo:margin-bottom="0in" fo:line-height="100%"/>
    </style:style>
    <style:style style:name="T5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67" style:parent-style-name="Normal" style:family="paragraph">
      <style:paragraph-properties fo:text-align="justify" style:writing-mode="rl-tb" fo:margin-top="0.0833in" fo:margin-bottom="0in" fo:line-height="100%"/>
    </style:style>
    <style:style style:name="T5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71" style:parent-style-name="Normal" style:family="paragraph">
      <style:paragraph-properties fo:text-align="justify" style:writing-mode="rl-tb" fo:margin-top="0.0833in" fo:margin-bottom="0in" fo:line-height="100%"/>
    </style:style>
    <style:style style:name="T5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75" style:parent-style-name="Normal" style:family="paragraph">
      <style:paragraph-properties fo:text-align="justify" style:writing-mode="rl-tb" fo:margin-top="0.0833in" fo:margin-bottom="0in" fo:line-height="100%"/>
    </style:style>
    <style:style style:name="T5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79" style:parent-style-name="Normal" style:family="paragraph">
      <style:paragraph-properties fo:text-align="justify" style:writing-mode="rl-tb" fo:margin-top="0.0833in" fo:margin-bottom="0in" fo:line-height="100%"/>
    </style:style>
    <style:style style:name="T5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83" style:parent-style-name="Normal" style:family="paragraph">
      <style:paragraph-properties fo:text-align="justify" style:writing-mode="rl-tb" fo:margin-top="0.0833in" fo:margin-bottom="0in" fo:line-height="100%"/>
    </style:style>
    <style:style style:name="T5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87" style:parent-style-name="Normal" style:family="paragraph">
      <style:paragraph-properties fo:text-align="justify" style:writing-mode="rl-tb" fo:margin-top="0.0833in" fo:margin-bottom="0in" fo:line-height="100%"/>
    </style:style>
    <style:style style:name="T5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91" style:parent-style-name="Normal" style:family="paragraph">
      <style:paragraph-properties fo:text-align="justify" style:writing-mode="rl-tb" fo:margin-top="0.0833in" fo:margin-bottom="0in" fo:line-height="100%"/>
    </style:style>
    <style:style style:name="T5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95" style:parent-style-name="Normal" style:family="paragraph">
      <style:paragraph-properties fo:text-align="justify" style:writing-mode="rl-tb" fo:margin-top="0.0833in" fo:margin-bottom="0in" fo:line-height="100%"/>
    </style:style>
    <style:style style:name="T5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99" style:parent-style-name="Normal" style:family="paragraph">
      <style:paragraph-properties fo:text-align="justify" style:writing-mode="rl-tb" fo:margin-top="0.0833in" fo:margin-bottom="0in" fo:line-height="100%"/>
    </style:style>
    <style:style style:name="T5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03" style:parent-style-name="Normal" style:family="paragraph">
      <style:paragraph-properties fo:text-align="justify" style:writing-mode="rl-tb" fo:margin-top="0.0833in" fo:margin-bottom="0in" fo:line-height="100%"/>
    </style:style>
    <style:style style:name="T5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07" style:parent-style-name="Normal" style:family="paragraph">
      <style:paragraph-properties fo:text-align="justify" style:writing-mode="rl-tb" fo:margin-top="0.0833in" fo:margin-bottom="0in" fo:line-height="100%"/>
    </style:style>
    <style:style style:name="T5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11" style:parent-style-name="Normal" style:family="paragraph">
      <style:paragraph-properties fo:text-align="justify" style:writing-mode="rl-tb" fo:margin-top="0.0833in" fo:margin-bottom="0in" fo:line-height="100%"/>
    </style:style>
    <style:style style:name="T5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15" style:parent-style-name="Normal" style:family="paragraph">
      <style:paragraph-properties fo:text-align="justify" style:writing-mode="rl-tb" fo:margin-top="0.0833in" fo:margin-bottom="0in" fo:line-height="100%"/>
    </style:style>
    <style:style style:name="T5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19" style:parent-style-name="Normal" style:family="paragraph">
      <style:paragraph-properties fo:text-align="justify" style:writing-mode="rl-tb" fo:margin-top="0.0833in" fo:margin-bottom="0in" fo:line-height="100%"/>
    </style:style>
    <style:style style:name="T5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23" style:parent-style-name="Normal" style:family="paragraph">
      <style:paragraph-properties fo:text-align="justify" style:writing-mode="rl-tb" fo:margin-top="0.0833in" fo:margin-bottom="0in" fo:line-height="100%"/>
    </style:style>
    <style:style style:name="T5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1" style:family="section">
      <style:section-properties fo:margin-left="0in" fo:margin-right="0in" style:writing-mode="lr-tb"/>
    </style:style>
    <style:style style:name="P54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428" style:parent-style-name="Normal" style:family="paragraph">
      <style:paragraph-properties fo:text-align="justify" style:writing-mode="rl-tb" fo:margin-top="0.0833in" fo:margin-bottom="0in" fo:line-height="100%"/>
    </style:style>
    <style:style style:name="T5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31" style:parent-style-name="Normal" style:family="paragraph">
      <style:paragraph-properties fo:text-align="justify" style:writing-mode="rl-tb" fo:margin-top="0.0833in" fo:margin-bottom="0in" fo:line-height="100%"/>
    </style:style>
    <style:style style:name="T5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35" style:parent-style-name="Normal" style:family="paragraph">
      <style:paragraph-properties fo:text-align="justify" style:writing-mode="rl-tb" fo:margin-top="0.0833in" fo:margin-bottom="0in" fo:line-height="100%"/>
    </style:style>
    <style:style style:name="T5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39" style:parent-style-name="Normal" style:family="paragraph">
      <style:paragraph-properties fo:text-align="justify" style:writing-mode="rl-tb" fo:margin-top="0.0833in" fo:margin-bottom="0in" fo:line-height="100%"/>
    </style:style>
    <style:style style:name="T5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43" style:parent-style-name="Normal" style:family="paragraph">
      <style:paragraph-properties fo:text-align="justify" style:writing-mode="rl-tb" fo:margin-top="0.0833in" fo:margin-bottom="0in" fo:line-height="100%"/>
    </style:style>
    <style:style style:name="T5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47" style:parent-style-name="Normal" style:family="paragraph">
      <style:paragraph-properties fo:text-align="justify" style:writing-mode="rl-tb" fo:margin-top="0.0833in" fo:margin-bottom="0in" fo:line-height="100%"/>
    </style:style>
    <style:style style:name="T5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51" style:parent-style-name="Normal" style:family="paragraph">
      <style:paragraph-properties fo:text-align="justify" style:writing-mode="rl-tb" fo:margin-top="0.0833in" fo:margin-bottom="0in" fo:line-height="100%"/>
    </style:style>
    <style:style style:name="T5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55" style:parent-style-name="Normal" style:family="paragraph">
      <style:paragraph-properties fo:text-align="justify" style:writing-mode="rl-tb" fo:margin-top="0.0833in" fo:margin-bottom="0in" fo:line-height="100%"/>
    </style:style>
    <style:style style:name="T5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2" style:family="section">
      <style:section-properties fo:margin-left="0in" fo:margin-right="0in" style:writing-mode="lr-tb"/>
    </style:style>
    <style:style style:name="P54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460" style:parent-style-name="Normal" style:family="paragraph">
      <style:paragraph-properties fo:text-align="justify" style:writing-mode="rl-tb" fo:margin-top="0.0833in" fo:margin-bottom="0in" fo:line-height="100%"/>
    </style:style>
    <style:style style:name="T5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63" style:parent-style-name="Normal" style:family="paragraph">
      <style:paragraph-properties fo:text-align="justify" style:writing-mode="rl-tb" fo:margin-top="0.0833in" fo:margin-bottom="0in" fo:line-height="100%"/>
    </style:style>
    <style:style style:name="T5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67" style:parent-style-name="Normal" style:family="paragraph">
      <style:paragraph-properties fo:text-align="justify" style:writing-mode="rl-tb" fo:margin-top="0.0833in" fo:margin-bottom="0in" fo:line-height="100%"/>
    </style:style>
    <style:style style:name="T5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71" style:parent-style-name="Normal" style:family="paragraph">
      <style:paragraph-properties fo:text-align="justify" style:writing-mode="rl-tb" fo:margin-top="0.0833in" fo:margin-bottom="0in" fo:line-height="100%"/>
    </style:style>
    <style:style style:name="T5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75" style:parent-style-name="Normal" style:family="paragraph">
      <style:paragraph-properties fo:text-align="justify" style:writing-mode="rl-tb" fo:margin-top="0.0833in" fo:margin-bottom="0in" fo:line-height="100%"/>
    </style:style>
    <style:style style:name="T5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79" style:parent-style-name="Normal" style:family="paragraph">
      <style:paragraph-properties fo:text-align="justify" style:writing-mode="rl-tb" fo:margin-top="0.0833in" fo:margin-bottom="0in" fo:line-height="100%"/>
    </style:style>
    <style:style style:name="T5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83" style:parent-style-name="Normal" style:family="paragraph">
      <style:paragraph-properties fo:text-align="justify" style:writing-mode="rl-tb" fo:margin-top="0.0833in" fo:margin-bottom="0in" fo:line-height="100%"/>
    </style:style>
    <style:style style:name="T5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87" style:parent-style-name="Normal" style:family="paragraph">
      <style:paragraph-properties fo:text-align="justify" style:writing-mode="rl-tb" fo:margin-top="0.0833in" fo:margin-bottom="0in" fo:line-height="100%"/>
    </style:style>
    <style:style style:name="T5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91" style:parent-style-name="Normal" style:family="paragraph">
      <style:paragraph-properties fo:text-align="justify" style:writing-mode="rl-tb" fo:margin-top="0.0833in" fo:margin-bottom="0in" fo:line-height="100%"/>
    </style:style>
    <style:style style:name="T5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95" style:parent-style-name="Normal" style:family="paragraph">
      <style:paragraph-properties fo:text-align="justify" style:writing-mode="rl-tb" fo:margin-top="0.0833in" fo:margin-bottom="0in" fo:line-height="100%"/>
    </style:style>
    <style:style style:name="T5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99" style:parent-style-name="Normal" style:family="paragraph">
      <style:paragraph-properties fo:text-align="justify" style:writing-mode="rl-tb" fo:margin-top="0.0833in" fo:margin-bottom="0in" fo:line-height="100%"/>
    </style:style>
    <style:style style:name="T5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03" style:parent-style-name="Normal" style:family="paragraph">
      <style:paragraph-properties fo:text-align="justify" style:writing-mode="rl-tb" fo:margin-top="0.0833in" fo:margin-bottom="0in" fo:line-height="100%"/>
    </style:style>
    <style:style style:name="T5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07" style:parent-style-name="Normal" style:family="paragraph">
      <style:paragraph-properties fo:text-align="justify" style:writing-mode="rl-tb" fo:margin-top="0.0833in" fo:margin-bottom="0in" fo:line-height="100%"/>
    </style:style>
    <style:style style:name="T5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11" style:parent-style-name="Normal" style:family="paragraph">
      <style:paragraph-properties fo:text-align="justify" style:writing-mode="rl-tb" fo:margin-top="0.0833in" fo:margin-bottom="0in" fo:line-height="100%"/>
    </style:style>
    <style:style style:name="T5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15" style:parent-style-name="Normal" style:family="paragraph">
      <style:paragraph-properties fo:text-align="justify" style:writing-mode="rl-tb" fo:margin-top="0.0833in" fo:margin-bottom="0in" fo:line-height="100%"/>
    </style:style>
    <style:style style:name="T5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19" style:parent-style-name="Normal" style:family="paragraph">
      <style:paragraph-properties fo:text-align="justify" style:writing-mode="rl-tb" fo:margin-top="0.0833in" fo:margin-bottom="0in" fo:line-height="100%"/>
    </style:style>
    <style:style style:name="T5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23" style:parent-style-name="Normal" style:family="paragraph">
      <style:paragraph-properties fo:text-align="justify" style:writing-mode="rl-tb" fo:margin-top="0.0833in" fo:margin-bottom="0in" fo:line-height="100%"/>
    </style:style>
    <style:style style:name="T5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27" style:parent-style-name="Normal" style:family="paragraph">
      <style:paragraph-properties fo:text-align="justify" style:writing-mode="rl-tb" fo:margin-top="0.0833in" fo:margin-bottom="0in" fo:line-height="100%"/>
    </style:style>
    <style:style style:name="T5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31" style:parent-style-name="Normal" style:family="paragraph">
      <style:paragraph-properties fo:text-align="justify" style:writing-mode="rl-tb" fo:margin-top="0.0833in" fo:margin-bottom="0in" fo:line-height="100%"/>
    </style:style>
    <style:style style:name="T5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3" style:family="section">
      <style:section-properties fo:margin-left="0in" fo:margin-right="0in" style:writing-mode="lr-tb"/>
    </style:style>
    <style:style style:name="P553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536" style:parent-style-name="Normal" style:family="paragraph">
      <style:paragraph-properties fo:text-align="justify" style:writing-mode="rl-tb" fo:margin-top="0.0833in" fo:margin-bottom="0in" fo:line-height="100%"/>
    </style:style>
    <style:style style:name="T5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39" style:parent-style-name="Normal" style:family="paragraph">
      <style:paragraph-properties fo:text-align="justify" style:writing-mode="rl-tb" fo:margin-top="0.0833in" fo:margin-bottom="0in" fo:line-height="100%"/>
    </style:style>
    <style:style style:name="T5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43" style:parent-style-name="Normal" style:family="paragraph">
      <style:paragraph-properties fo:text-align="justify" style:writing-mode="rl-tb" fo:margin-top="0.0833in" fo:margin-bottom="0in" fo:line-height="100%"/>
    </style:style>
    <style:style style:name="T5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47" style:parent-style-name="Normal" style:family="paragraph">
      <style:paragraph-properties fo:text-align="justify" style:writing-mode="rl-tb" fo:margin-top="0.0833in" fo:margin-bottom="0in" fo:line-height="100%"/>
    </style:style>
    <style:style style:name="T5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51" style:parent-style-name="Normal" style:family="paragraph">
      <style:paragraph-properties fo:text-align="justify" style:writing-mode="rl-tb" fo:margin-top="0.0833in" fo:margin-bottom="0in" fo:line-height="100%"/>
    </style:style>
    <style:style style:name="T5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55" style:parent-style-name="Normal" style:family="paragraph">
      <style:paragraph-properties fo:text-align="justify" style:writing-mode="rl-tb" fo:margin-top="0.0833in" fo:margin-bottom="0in" fo:line-height="100%"/>
    </style:style>
    <style:style style:name="T5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59" style:parent-style-name="Normal" style:family="paragraph">
      <style:paragraph-properties fo:text-align="justify" style:writing-mode="rl-tb" fo:margin-top="0.0833in" fo:margin-bottom="0in" fo:line-height="100%"/>
    </style:style>
    <style:style style:name="T5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63" style:parent-style-name="Normal" style:family="paragraph">
      <style:paragraph-properties fo:text-align="justify" style:writing-mode="rl-tb" fo:margin-top="0.0833in" fo:margin-bottom="0in" fo:line-height="100%"/>
    </style:style>
    <style:style style:name="T5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67" style:parent-style-name="Normal" style:family="paragraph">
      <style:paragraph-properties fo:text-align="justify" style:writing-mode="rl-tb" fo:margin-top="0.0833in" fo:margin-bottom="0in" fo:line-height="100%"/>
    </style:style>
    <style:style style:name="T5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71" style:parent-style-name="Normal" style:family="paragraph">
      <style:paragraph-properties fo:text-align="justify" style:writing-mode="rl-tb" fo:margin-top="0.0833in" fo:margin-bottom="0in" fo:line-height="100%"/>
    </style:style>
    <style:style style:name="T5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75" style:parent-style-name="Normal" style:family="paragraph">
      <style:paragraph-properties fo:text-align="justify" style:writing-mode="rl-tb" fo:margin-top="0.0833in" fo:margin-bottom="0in" fo:line-height="100%"/>
    </style:style>
    <style:style style:name="T5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79" style:parent-style-name="Normal" style:family="paragraph">
      <style:paragraph-properties fo:text-align="justify" style:writing-mode="rl-tb" fo:margin-top="0.0833in" fo:margin-bottom="0in" fo:line-height="100%"/>
    </style:style>
    <style:style style:name="T5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83" style:parent-style-name="Normal" style:family="paragraph">
      <style:paragraph-properties fo:text-align="justify" style:writing-mode="rl-tb" fo:margin-top="0.0833in" fo:margin-bottom="0in" fo:line-height="100%"/>
    </style:style>
    <style:style style:name="T5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4" style:family="section">
      <style:section-properties fo:margin-left="0in" fo:margin-right="0in" style:writing-mode="lr-tb"/>
    </style:style>
    <style:style style:name="P55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588" style:parent-style-name="Normal" style:family="paragraph">
      <style:paragraph-properties fo:text-align="justify" style:writing-mode="rl-tb" fo:margin-top="0.0833in" fo:margin-bottom="0in" fo:line-height="100%"/>
    </style:style>
    <style:style style:name="T5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91" style:parent-style-name="Normal" style:family="paragraph">
      <style:paragraph-properties fo:text-align="justify" style:writing-mode="rl-tb" fo:margin-top="0.0833in" fo:margin-bottom="0in" fo:line-height="100%"/>
    </style:style>
    <style:style style:name="T5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95" style:parent-style-name="Normal" style:family="paragraph">
      <style:paragraph-properties fo:text-align="justify" style:writing-mode="rl-tb" fo:margin-top="0.0833in" fo:margin-bottom="0in" fo:line-height="100%"/>
    </style:style>
    <style:style style:name="T5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99" style:parent-style-name="Normal" style:family="paragraph">
      <style:paragraph-properties fo:text-align="justify" style:writing-mode="rl-tb" fo:margin-top="0.0833in" fo:margin-bottom="0in" fo:line-height="100%"/>
    </style:style>
    <style:style style:name="T5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03" style:parent-style-name="Normal" style:family="paragraph">
      <style:paragraph-properties fo:text-align="justify" style:writing-mode="rl-tb" fo:margin-top="0.0833in" fo:margin-bottom="0in" fo:line-height="100%"/>
    </style:style>
    <style:style style:name="T5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07" style:parent-style-name="Normal" style:family="paragraph">
      <style:paragraph-properties fo:text-align="justify" style:writing-mode="rl-tb" fo:margin-top="0.0833in" fo:margin-bottom="0in" fo:line-height="100%"/>
    </style:style>
    <style:style style:name="T5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11" style:parent-style-name="Normal" style:family="paragraph">
      <style:paragraph-properties fo:text-align="justify" style:writing-mode="rl-tb" fo:margin-top="0.0833in" fo:margin-bottom="0in" fo:line-height="100%"/>
    </style:style>
    <style:style style:name="T5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15" style:parent-style-name="Normal" style:family="paragraph">
      <style:paragraph-properties fo:text-align="justify" style:writing-mode="rl-tb" fo:margin-top="0.0833in" fo:margin-bottom="0in" fo:line-height="100%"/>
    </style:style>
    <style:style style:name="T5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19" style:parent-style-name="Normal" style:family="paragraph">
      <style:paragraph-properties fo:text-align="justify" style:writing-mode="rl-tb" fo:margin-top="0.0833in" fo:margin-bottom="0in" fo:line-height="100%"/>
    </style:style>
    <style:style style:name="T5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23" style:parent-style-name="Normal" style:family="paragraph">
      <style:paragraph-properties fo:text-align="justify" style:writing-mode="rl-tb" fo:margin-top="0.0833in" fo:margin-bottom="0in" fo:line-height="100%"/>
    </style:style>
    <style:style style:name="T5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27" style:parent-style-name="Normal" style:family="paragraph">
      <style:paragraph-properties fo:text-align="justify" style:writing-mode="rl-tb" fo:margin-top="0.0833in" fo:margin-bottom="0in" fo:line-height="100%"/>
    </style:style>
    <style:style style:name="T5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31" style:parent-style-name="Normal" style:family="paragraph">
      <style:paragraph-properties fo:text-align="justify" style:writing-mode="rl-tb" fo:margin-top="0.0833in" fo:margin-bottom="0in" fo:line-height="100%"/>
    </style:style>
    <style:style style:name="T5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35" style:parent-style-name="Normal" style:family="paragraph">
      <style:paragraph-properties fo:text-align="justify" style:writing-mode="rl-tb" fo:margin-top="0.0833in" fo:margin-bottom="0in" fo:line-height="100%"/>
    </style:style>
    <style:style style:name="T5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39" style:parent-style-name="Normal" style:family="paragraph">
      <style:paragraph-properties fo:text-align="justify" style:writing-mode="rl-tb" fo:margin-top="0.0833in" fo:margin-bottom="0in" fo:line-height="100%"/>
    </style:style>
    <style:style style:name="T5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5" style:family="section">
      <style:section-properties fo:margin-left="0in" fo:margin-right="0in" style:writing-mode="lr-tb"/>
    </style:style>
    <style:style style:name="P56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644" style:parent-style-name="Normal" style:family="paragraph">
      <style:paragraph-properties fo:text-align="justify" style:writing-mode="rl-tb" fo:margin-top="0.0833in" fo:margin-bottom="0in" fo:line-height="100%"/>
    </style:style>
    <style:style style:name="T5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47" style:parent-style-name="Normal" style:family="paragraph">
      <style:paragraph-properties fo:text-align="justify" style:writing-mode="rl-tb" fo:margin-top="0.0833in" fo:margin-bottom="0in" fo:line-height="100%"/>
    </style:style>
    <style:style style:name="T5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51" style:parent-style-name="Normal" style:family="paragraph">
      <style:paragraph-properties fo:text-align="justify" style:writing-mode="rl-tb" fo:margin-top="0.0833in" fo:margin-bottom="0in" fo:line-height="100%"/>
    </style:style>
    <style:style style:name="T5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55" style:parent-style-name="Normal" style:family="paragraph">
      <style:paragraph-properties fo:text-align="justify" style:writing-mode="rl-tb" fo:margin-top="0.0833in" fo:margin-bottom="0in" fo:line-height="100%"/>
    </style:style>
    <style:style style:name="T5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59" style:parent-style-name="Normal" style:family="paragraph">
      <style:paragraph-properties fo:text-align="justify" style:writing-mode="rl-tb" fo:margin-top="0.0833in" fo:margin-bottom="0in" fo:line-height="100%"/>
    </style:style>
    <style:style style:name="T5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63" style:parent-style-name="Normal" style:family="paragraph">
      <style:paragraph-properties fo:text-align="justify" style:writing-mode="rl-tb" fo:margin-top="0.0833in" fo:margin-bottom="0in" fo:line-height="100%"/>
    </style:style>
    <style:style style:name="T5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67" style:parent-style-name="Normal" style:family="paragraph">
      <style:paragraph-properties fo:text-align="justify" style:writing-mode="rl-tb" fo:margin-top="0.0833in" fo:margin-bottom="0in" fo:line-height="100%"/>
    </style:style>
    <style:style style:name="T5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71" style:parent-style-name="Normal" style:family="paragraph">
      <style:paragraph-properties fo:text-align="justify" style:writing-mode="rl-tb" fo:margin-top="0.0833in" fo:margin-bottom="0in" fo:line-height="100%"/>
    </style:style>
    <style:style style:name="T5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75" style:parent-style-name="Normal" style:family="paragraph">
      <style:paragraph-properties fo:text-align="justify" style:writing-mode="rl-tb" fo:margin-top="0.0833in" fo:margin-bottom="0in" fo:line-height="100%"/>
    </style:style>
    <style:style style:name="T5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79" style:parent-style-name="Normal" style:family="paragraph">
      <style:paragraph-properties fo:text-align="justify" style:writing-mode="rl-tb" fo:margin-top="0.0833in" fo:margin-bottom="0in" fo:line-height="100%"/>
    </style:style>
    <style:style style:name="T5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83" style:parent-style-name="Normal" style:family="paragraph">
      <style:paragraph-properties fo:text-align="justify" style:writing-mode="rl-tb" fo:margin-top="0.0833in" fo:margin-bottom="0in" fo:line-height="100%"/>
    </style:style>
    <style:style style:name="T5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87" style:parent-style-name="Normal" style:family="paragraph">
      <style:paragraph-properties fo:text-align="justify" style:writing-mode="rl-tb" fo:margin-top="0.0833in" fo:margin-bottom="0in" fo:line-height="100%"/>
    </style:style>
    <style:style style:name="T5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91" style:parent-style-name="Normal" style:family="paragraph">
      <style:paragraph-properties fo:text-align="justify" style:writing-mode="rl-tb" fo:margin-top="0.0833in" fo:margin-bottom="0in" fo:line-height="100%"/>
    </style:style>
    <style:style style:name="T5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95" style:parent-style-name="Normal" style:family="paragraph">
      <style:paragraph-properties fo:text-align="justify" style:writing-mode="rl-tb" fo:margin-top="0.0833in" fo:margin-bottom="0in" fo:line-height="100%"/>
    </style:style>
    <style:style style:name="T5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99" style:parent-style-name="Normal" style:family="paragraph">
      <style:paragraph-properties fo:text-align="justify" style:writing-mode="rl-tb" fo:margin-top="0.0833in" fo:margin-bottom="0in" fo:line-height="100%"/>
    </style:style>
    <style:style style:name="T5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03" style:parent-style-name="Normal" style:family="paragraph">
      <style:paragraph-properties fo:text-align="justify" style:writing-mode="rl-tb" fo:margin-top="0.0833in" fo:margin-bottom="0in" fo:line-height="100%"/>
    </style:style>
    <style:style style:name="T5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07" style:parent-style-name="Normal" style:family="paragraph">
      <style:paragraph-properties fo:text-align="justify" style:writing-mode="rl-tb" fo:margin-top="0.0833in" fo:margin-bottom="0in" fo:line-height="100%"/>
    </style:style>
    <style:style style:name="T5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6" style:family="section">
      <style:section-properties fo:margin-left="0in" fo:margin-right="0in" style:writing-mode="lr-tb"/>
    </style:style>
    <style:style style:name="P57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12" style:parent-style-name="Normal" style:family="paragraph">
      <style:paragraph-properties fo:text-align="justify" style:writing-mode="rl-tb" fo:margin-top="0.0833in" fo:margin-bottom="0in" fo:line-height="100%"/>
    </style:style>
    <style:style style:name="T5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15" style:parent-style-name="Normal" style:family="paragraph">
      <style:paragraph-properties fo:text-align="justify" style:writing-mode="rl-tb" fo:margin-top="0.0833in" fo:margin-bottom="0in" fo:line-height="100%"/>
    </style:style>
    <style:style style:name="T5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19" style:parent-style-name="Normal" style:family="paragraph">
      <style:paragraph-properties fo:text-align="justify" style:writing-mode="rl-tb" fo:margin-top="0.0833in" fo:margin-bottom="0in" fo:line-height="100%"/>
    </style:style>
    <style:style style:name="T5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23" style:parent-style-name="Normal" style:family="paragraph">
      <style:paragraph-properties fo:text-align="justify" style:writing-mode="rl-tb" fo:margin-top="0.0833in" fo:margin-bottom="0in" fo:line-height="100%"/>
    </style:style>
    <style:style style:name="T5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27" style:parent-style-name="Normal" style:family="paragraph">
      <style:paragraph-properties fo:text-align="justify" style:writing-mode="rl-tb" fo:margin-top="0.0833in" fo:margin-bottom="0in" fo:line-height="100%"/>
    </style:style>
    <style:style style:name="T5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31" style:parent-style-name="Normal" style:family="paragraph">
      <style:paragraph-properties fo:text-align="justify" style:writing-mode="rl-tb" fo:margin-top="0.0833in" fo:margin-bottom="0in" fo:line-height="100%"/>
    </style:style>
    <style:style style:name="T5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35" style:parent-style-name="Normal" style:family="paragraph">
      <style:paragraph-properties fo:text-align="justify" style:writing-mode="rl-tb" fo:margin-top="0.0833in" fo:margin-bottom="0in" fo:line-height="100%"/>
    </style:style>
    <style:style style:name="T5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7" style:family="section">
      <style:section-properties fo:margin-left="0in" fo:margin-right="0in" style:writing-mode="lr-tb"/>
    </style:style>
    <style:style style:name="P57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40" style:parent-style-name="Normal" style:family="paragraph">
      <style:paragraph-properties fo:text-align="justify" style:writing-mode="rl-tb" fo:margin-top="0.0833in" fo:margin-bottom="0in" fo:line-height="100%"/>
    </style:style>
    <style:style style:name="T5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43" style:parent-style-name="Normal" style:family="paragraph">
      <style:paragraph-properties fo:text-align="justify" style:writing-mode="rl-tb" fo:margin-top="0.0833in" fo:margin-bottom="0in" fo:line-height="100%"/>
    </style:style>
    <style:style style:name="T5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47" style:parent-style-name="Normal" style:family="paragraph">
      <style:paragraph-properties fo:text-align="justify" style:writing-mode="rl-tb" fo:margin-top="0.0833in" fo:margin-bottom="0in" fo:line-height="100%"/>
    </style:style>
    <style:style style:name="T5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51" style:parent-style-name="Normal" style:family="paragraph">
      <style:paragraph-properties fo:text-align="justify" style:writing-mode="rl-tb" fo:margin-top="0.0833in" fo:margin-bottom="0in" fo:line-height="100%"/>
    </style:style>
    <style:style style:name="T5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55" style:parent-style-name="Normal" style:family="paragraph">
      <style:paragraph-properties fo:text-align="justify" style:writing-mode="rl-tb" fo:margin-top="0.0833in" fo:margin-bottom="0in" fo:line-height="100%"/>
    </style:style>
    <style:style style:name="T5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59" style:parent-style-name="Normal" style:family="paragraph">
      <style:paragraph-properties fo:text-align="justify" style:writing-mode="rl-tb" fo:margin-top="0.0833in" fo:margin-bottom="0in" fo:line-height="100%"/>
    </style:style>
    <style:style style:name="T5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63" style:parent-style-name="Normal" style:family="paragraph">
      <style:paragraph-properties fo:text-align="justify" style:writing-mode="rl-tb" fo:margin-top="0.0833in" fo:margin-bottom="0in" fo:line-height="100%"/>
    </style:style>
    <style:style style:name="T5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67" style:parent-style-name="Normal" style:family="paragraph">
      <style:paragraph-properties fo:text-align="justify" style:writing-mode="rl-tb" fo:margin-top="0.0833in" fo:margin-bottom="0in" fo:line-height="100%"/>
    </style:style>
    <style:style style:name="T5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71" style:parent-style-name="Normal" style:family="paragraph">
      <style:paragraph-properties fo:text-align="justify" style:writing-mode="rl-tb" fo:margin-top="0.0833in" fo:margin-bottom="0in" fo:line-height="100%"/>
    </style:style>
    <style:style style:name="T5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75" style:parent-style-name="Normal" style:family="paragraph">
      <style:paragraph-properties fo:text-align="justify" style:writing-mode="rl-tb" fo:margin-top="0.0833in" fo:margin-bottom="0in" fo:line-height="100%"/>
    </style:style>
    <style:style style:name="T5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79" style:parent-style-name="Normal" style:family="paragraph">
      <style:paragraph-properties fo:text-align="justify" style:writing-mode="rl-tb" fo:margin-top="0.0833in" fo:margin-bottom="0in" fo:line-height="100%"/>
    </style:style>
    <style:style style:name="T5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83" style:parent-style-name="Normal" style:family="paragraph">
      <style:paragraph-properties fo:text-align="justify" style:writing-mode="rl-tb" fo:margin-top="0.0833in" fo:margin-bottom="0in" fo:line-height="100%"/>
    </style:style>
    <style:style style:name="T5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87" style:parent-style-name="Normal" style:family="paragraph">
      <style:paragraph-properties fo:text-align="justify" style:writing-mode="rl-tb" fo:margin-top="0.0833in" fo:margin-bottom="0in" fo:line-height="100%"/>
    </style:style>
    <style:style style:name="T5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91" style:parent-style-name="Normal" style:family="paragraph">
      <style:paragraph-properties fo:text-align="justify" style:writing-mode="rl-tb" fo:margin-top="0.0833in" fo:margin-bottom="0in" fo:line-height="100%"/>
    </style:style>
    <style:style style:name="T5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95" style:parent-style-name="Normal" style:family="paragraph">
      <style:paragraph-properties fo:text-align="justify" style:writing-mode="rl-tb" fo:margin-top="0.0833in" fo:margin-bottom="0in" fo:line-height="100%"/>
    </style:style>
    <style:style style:name="T5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99" style:parent-style-name="Normal" style:family="paragraph">
      <style:paragraph-properties fo:text-align="justify" style:writing-mode="rl-tb" fo:margin-top="0.0833in" fo:margin-bottom="0in" fo:line-height="100%"/>
    </style:style>
    <style:style style:name="T5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03" style:parent-style-name="Normal" style:family="paragraph">
      <style:paragraph-properties fo:text-align="justify" style:writing-mode="rl-tb" fo:margin-top="0.0833in" fo:margin-bottom="0in" fo:line-height="100%"/>
    </style:style>
    <style:style style:name="T5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07" style:parent-style-name="Normal" style:family="paragraph">
      <style:paragraph-properties fo:text-align="justify" style:writing-mode="rl-tb" fo:margin-top="0.0833in" fo:margin-bottom="0in" fo:line-height="100%"/>
    </style:style>
    <style:style style:name="T5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11" style:parent-style-name="Normal" style:family="paragraph">
      <style:paragraph-properties fo:text-align="justify" style:writing-mode="rl-tb" fo:margin-top="0.0833in" fo:margin-bottom="0in" fo:line-height="100%"/>
    </style:style>
    <style:style style:name="T5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8" style:family="section">
      <style:section-properties fo:margin-left="0in" fo:margin-right="0in" style:writing-mode="lr-tb"/>
    </style:style>
    <style:style style:name="P58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816" style:parent-style-name="Normal" style:family="paragraph">
      <style:paragraph-properties fo:text-align="justify" style:writing-mode="rl-tb" fo:margin-top="0.0833in" fo:margin-bottom="0in" fo:line-height="100%"/>
    </style:style>
    <style:style style:name="T5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19" style:parent-style-name="Normal" style:family="paragraph">
      <style:paragraph-properties fo:text-align="justify" style:writing-mode="rl-tb" fo:margin-top="0.0833in" fo:margin-bottom="0in" fo:line-height="100%"/>
    </style:style>
    <style:style style:name="T5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23" style:parent-style-name="Normal" style:family="paragraph">
      <style:paragraph-properties fo:text-align="justify" style:writing-mode="rl-tb" fo:margin-top="0.0833in" fo:margin-bottom="0in" fo:line-height="100%"/>
    </style:style>
    <style:style style:name="T5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27" style:parent-style-name="Normal" style:family="paragraph">
      <style:paragraph-properties fo:text-align="justify" style:writing-mode="rl-tb" fo:margin-top="0.0833in" fo:margin-bottom="0in" fo:line-height="100%"/>
    </style:style>
    <style:style style:name="T5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31" style:parent-style-name="Normal" style:family="paragraph">
      <style:paragraph-properties fo:text-align="justify" style:writing-mode="rl-tb" fo:margin-top="0.0833in" fo:margin-bottom="0in" fo:line-height="100%"/>
    </style:style>
    <style:style style:name="T5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35" style:parent-style-name="Normal" style:family="paragraph">
      <style:paragraph-properties fo:text-align="justify" style:writing-mode="rl-tb" fo:margin-top="0.0833in" fo:margin-bottom="0in" fo:line-height="100%"/>
    </style:style>
    <style:style style:name="T5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39" style:parent-style-name="Normal" style:family="paragraph">
      <style:paragraph-properties fo:text-align="justify" style:writing-mode="rl-tb" fo:margin-top="0.0833in" fo:margin-bottom="0in" fo:line-height="100%"/>
    </style:style>
    <style:style style:name="T5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43" style:parent-style-name="Normal" style:family="paragraph">
      <style:paragraph-properties fo:text-align="justify" style:writing-mode="rl-tb" fo:margin-top="0.0833in" fo:margin-bottom="0in" fo:line-height="100%"/>
    </style:style>
    <style:style style:name="T5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47" style:parent-style-name="Normal" style:family="paragraph">
      <style:paragraph-properties fo:text-align="justify" style:writing-mode="rl-tb" fo:margin-top="0.0833in" fo:margin-bottom="0in" fo:line-height="100%"/>
    </style:style>
    <style:style style:name="T5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51" style:parent-style-name="Normal" style:family="paragraph">
      <style:paragraph-properties fo:text-align="justify" style:writing-mode="rl-tb" fo:margin-top="0.0833in" fo:margin-bottom="0in" fo:line-height="100%"/>
    </style:style>
    <style:style style:name="T5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56" style:parent-style-name="Normal" style:family="paragraph">
      <style:paragraph-properties fo:text-align="justify" style:writing-mode="rl-tb" fo:margin-top="0.0833in" fo:margin-bottom="0in" fo:line-height="100%"/>
    </style:style>
    <style:style style:name="T5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60" style:parent-style-name="Normal" style:family="paragraph">
      <style:paragraph-properties fo:text-align="justify" style:writing-mode="rl-tb" fo:margin-top="0.0833in" fo:margin-bottom="0in" fo:line-height="100%"/>
    </style:style>
    <style:style style:name="T5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64" style:parent-style-name="Normal" style:family="paragraph">
      <style:paragraph-properties fo:text-align="justify" style:writing-mode="rl-tb" fo:margin-top="0.0833in" fo:margin-bottom="0in" fo:line-height="100%"/>
    </style:style>
    <style:style style:name="T5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68" style:parent-style-name="Normal" style:family="paragraph">
      <style:paragraph-properties fo:text-align="justify" style:writing-mode="rl-tb" fo:margin-top="0.0833in" fo:margin-bottom="0in" fo:line-height="100%"/>
    </style:style>
    <style:style style:name="T5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72" style:parent-style-name="Normal" style:family="paragraph">
      <style:paragraph-properties fo:text-align="justify" style:writing-mode="rl-tb" fo:margin-top="0.0833in" fo:margin-bottom="0in" fo:line-height="100%"/>
    </style:style>
    <style:style style:name="T5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76" style:parent-style-name="Normal" style:family="paragraph">
      <style:paragraph-properties fo:text-align="justify" style:writing-mode="rl-tb" fo:margin-top="0.0833in" fo:margin-bottom="0in" fo:line-height="100%"/>
    </style:style>
    <style:style style:name="T5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80" style:parent-style-name="Normal" style:family="paragraph">
      <style:paragraph-properties fo:text-align="justify" style:writing-mode="rl-tb" fo:margin-top="0.0833in" fo:margin-bottom="0in" fo:line-height="100%"/>
    </style:style>
    <style:style style:name="T5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84" style:parent-style-name="Normal" style:family="paragraph">
      <style:paragraph-properties fo:text-align="justify" style:writing-mode="rl-tb" fo:margin-top="0.0833in" fo:margin-bottom="0in" fo:line-height="100%"/>
    </style:style>
    <style:style style:name="T5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88" style:parent-style-name="Normal" style:family="paragraph">
      <style:paragraph-properties fo:text-align="justify" style:writing-mode="rl-tb" fo:margin-top="0.0833in" fo:margin-bottom="0in" fo:line-height="100%"/>
    </style:style>
    <style:style style:name="T5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92" style:parent-style-name="Normal" style:family="paragraph">
      <style:paragraph-properties fo:text-align="justify" style:writing-mode="rl-tb" fo:margin-top="0.0833in" fo:margin-bottom="0in" fo:line-height="100%"/>
    </style:style>
    <style:style style:name="T5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96" style:parent-style-name="Normal" style:family="paragraph">
      <style:paragraph-properties fo:text-align="justify" style:writing-mode="rl-tb" fo:margin-top="0.0833in" fo:margin-bottom="0in" fo:line-height="100%"/>
    </style:style>
    <style:style style:name="T5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00" style:parent-style-name="Normal" style:family="paragraph">
      <style:paragraph-properties fo:text-align="justify" style:writing-mode="rl-tb" fo:margin-top="0.0833in" fo:margin-bottom="0in" fo:line-height="100%"/>
    </style:style>
    <style:style style:name="T5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04" style:parent-style-name="Normal" style:family="paragraph">
      <style:paragraph-properties fo:text-align="justify" style:writing-mode="rl-tb" fo:margin-top="0.0833in" fo:margin-bottom="0in" fo:line-height="100%"/>
    </style:style>
    <style:style style:name="T5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08" style:parent-style-name="Normal" style:family="paragraph">
      <style:paragraph-properties fo:text-align="justify" style:writing-mode="rl-tb" fo:margin-top="0.0833in" fo:margin-bottom="0in" fo:line-height="100%"/>
    </style:style>
    <style:style style:name="T5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12" style:parent-style-name="Normal" style:family="paragraph">
      <style:paragraph-properties fo:text-align="justify" style:writing-mode="rl-tb" fo:margin-top="0.0833in" fo:margin-bottom="0in" fo:line-height="100%"/>
    </style:style>
    <style:style style:name="T5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16" style:parent-style-name="Normal" style:family="paragraph">
      <style:paragraph-properties fo:text-align="justify" style:writing-mode="rl-tb" fo:margin-top="0.0833in" fo:margin-bottom="0in" fo:line-height="100%"/>
    </style:style>
    <style:style style:name="T5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20" style:parent-style-name="Normal" style:family="paragraph">
      <style:paragraph-properties fo:text-align="justify" style:writing-mode="rl-tb" fo:margin-top="0.0833in" fo:margin-bottom="0in" fo:line-height="100%"/>
    </style:style>
    <style:style style:name="T5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24" style:parent-style-name="Normal" style:family="paragraph">
      <style:paragraph-properties fo:text-align="justify" style:writing-mode="rl-tb" fo:margin-top="0.0833in" fo:margin-bottom="0in" fo:line-height="100%"/>
    </style:style>
    <style:style style:name="T5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28" style:parent-style-name="Normal" style:family="paragraph">
      <style:paragraph-properties fo:text-align="justify" style:writing-mode="rl-tb" fo:margin-top="0.0833in" fo:margin-bottom="0in" fo:line-height="100%"/>
    </style:style>
    <style:style style:name="T5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32" style:parent-style-name="Normal" style:family="paragraph">
      <style:paragraph-properties fo:text-align="justify" style:writing-mode="rl-tb" fo:margin-top="0.0833in" fo:margin-bottom="0in" fo:line-height="100%"/>
    </style:style>
    <style:style style:name="T5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36" style:parent-style-name="Normal" style:family="paragraph">
      <style:paragraph-properties fo:text-align="justify" style:writing-mode="rl-tb" fo:margin-top="0.0833in" fo:margin-bottom="0in" fo:line-height="100%"/>
    </style:style>
    <style:style style:name="T5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40" style:parent-style-name="Normal" style:family="paragraph">
      <style:paragraph-properties fo:text-align="justify" style:writing-mode="rl-tb" fo:margin-top="0.0833in" fo:margin-bottom="0in" fo:line-height="100%"/>
    </style:style>
    <style:style style:name="T5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44" style:parent-style-name="Normal" style:family="paragraph">
      <style:paragraph-properties fo:text-align="justify" style:writing-mode="rl-tb" fo:margin-top="0.0833in" fo:margin-bottom="0in" fo:line-height="100%"/>
    </style:style>
    <style:style style:name="T5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48" style:parent-style-name="Normal" style:family="paragraph">
      <style:paragraph-properties fo:text-align="justify" style:writing-mode="rl-tb" fo:margin-top="0.0833in" fo:margin-bottom="0in" fo:line-height="100%"/>
    </style:style>
    <style:style style:name="T5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52" style:parent-style-name="Normal" style:family="paragraph">
      <style:paragraph-properties fo:text-align="justify" style:writing-mode="rl-tb" fo:margin-top="0.0833in" fo:margin-bottom="0in" fo:line-height="100%"/>
    </style:style>
    <style:style style:name="T5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56" style:parent-style-name="Normal" style:family="paragraph">
      <style:paragraph-properties fo:text-align="justify" style:writing-mode="rl-tb" fo:margin-top="0.0833in" fo:margin-bottom="0in" fo:line-height="100%"/>
    </style:style>
    <style:style style:name="T5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60" style:parent-style-name="Normal" style:family="paragraph">
      <style:paragraph-properties fo:text-align="justify" style:writing-mode="rl-tb" fo:margin-top="0.0833in" fo:margin-bottom="0in" fo:line-height="100%"/>
    </style:style>
    <style:style style:name="T5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64" style:parent-style-name="Normal" style:family="paragraph">
      <style:paragraph-properties fo:text-align="justify" style:writing-mode="rl-tb" fo:margin-top="0.0833in" fo:margin-bottom="0in" fo:line-height="100%"/>
    </style:style>
    <style:style style:name="T5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68" style:parent-style-name="Normal" style:family="paragraph">
      <style:paragraph-properties fo:text-align="justify" style:writing-mode="rl-tb" fo:margin-top="0.0833in" fo:margin-bottom="0in" fo:line-height="100%"/>
    </style:style>
    <style:style style:name="T5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72" style:parent-style-name="Normal" style:family="paragraph">
      <style:paragraph-properties fo:text-align="justify" style:writing-mode="rl-tb" fo:margin-top="0.0833in" fo:margin-bottom="0in" fo:line-height="100%"/>
    </style:style>
    <style:style style:name="T5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76" style:parent-style-name="Normal" style:family="paragraph">
      <style:paragraph-properties fo:text-align="justify" style:writing-mode="rl-tb" fo:margin-top="0.0833in" fo:margin-bottom="0in" fo:line-height="100%"/>
    </style:style>
    <style:style style:name="T5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80" style:parent-style-name="Normal" style:family="paragraph">
      <style:paragraph-properties fo:text-align="justify" style:writing-mode="rl-tb" fo:margin-top="0.0833in" fo:margin-bottom="0in" fo:line-height="100%"/>
    </style:style>
    <style:style style:name="T5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84" style:parent-style-name="Normal" style:family="paragraph">
      <style:paragraph-properties fo:text-align="justify" style:writing-mode="rl-tb" fo:margin-top="0.0833in" fo:margin-bottom="0in" fo:line-height="100%"/>
    </style:style>
    <style:style style:name="T5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88" style:parent-style-name="Normal" style:family="paragraph">
      <style:paragraph-properties fo:text-align="justify" style:writing-mode="rl-tb" fo:margin-top="0.0833in" fo:margin-bottom="0in" fo:line-height="100%"/>
    </style:style>
    <style:style style:name="T5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92" style:parent-style-name="Normal" style:family="paragraph">
      <style:paragraph-properties fo:text-align="justify" style:writing-mode="rl-tb" fo:margin-top="0.0833in" fo:margin-bottom="0in" fo:line-height="100%"/>
    </style:style>
    <style:style style:name="T5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96" style:parent-style-name="Normal" style:family="paragraph">
      <style:paragraph-properties fo:text-align="justify" style:writing-mode="rl-tb" fo:margin-top="0.0833in" fo:margin-bottom="0in" fo:line-height="100%"/>
    </style:style>
    <style:style style:name="T5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00" style:parent-style-name="Normal" style:family="paragraph">
      <style:paragraph-properties fo:text-align="justify" style:writing-mode="rl-tb" fo:margin-top="0.0833in" fo:margin-bottom="0in" fo:line-height="100%"/>
    </style:style>
    <style:style style:name="T6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04" style:parent-style-name="Normal" style:family="paragraph">
      <style:paragraph-properties fo:text-align="justify" style:writing-mode="rl-tb" fo:margin-top="0.0833in" fo:margin-bottom="0in" fo:line-height="100%"/>
    </style:style>
    <style:style style:name="T6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08" style:parent-style-name="Normal" style:family="paragraph">
      <style:paragraph-properties fo:text-align="justify" style:writing-mode="rl-tb" fo:margin-top="0.0833in" fo:margin-bottom="0in" fo:line-height="100%"/>
    </style:style>
    <style:style style:name="T6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12" style:parent-style-name="Normal" style:family="paragraph">
      <style:paragraph-properties fo:text-align="justify" style:writing-mode="rl-tb" fo:margin-top="0.0833in" fo:margin-bottom="0in" fo:line-height="100%"/>
    </style:style>
    <style:style style:name="T6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16" style:parent-style-name="Normal" style:family="paragraph">
      <style:paragraph-properties fo:text-align="justify" style:writing-mode="rl-tb" fo:margin-top="0.0833in" fo:margin-bottom="0in" fo:line-height="100%"/>
    </style:style>
    <style:style style:name="T6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20" style:parent-style-name="Normal" style:family="paragraph">
      <style:paragraph-properties fo:text-align="justify" style:writing-mode="rl-tb" fo:margin-top="0.0833in" fo:margin-bottom="0in" fo:line-height="100%"/>
    </style:style>
    <style:style style:name="T6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24" style:parent-style-name="Normal" style:family="paragraph">
      <style:paragraph-properties fo:text-align="justify" style:writing-mode="rl-tb" fo:margin-top="0.0833in" fo:margin-bottom="0in" fo:line-height="100%"/>
    </style:style>
    <style:style style:name="T6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9" style:family="section">
      <style:section-properties fo:margin-left="0in" fo:margin-right="0in" style:writing-mode="lr-tb"/>
    </style:style>
    <style:style style:name="P60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29" style:parent-style-name="Normal" style:family="paragraph">
      <style:paragraph-properties fo:text-align="justify" style:writing-mode="rl-tb" fo:margin-top="0.0833in" fo:margin-bottom="0in" fo:line-height="100%"/>
    </style:style>
    <style:style style:name="T6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33" style:parent-style-name="Normal" style:family="paragraph">
      <style:paragraph-properties fo:text-align="justify" style:writing-mode="rl-tb" fo:margin-top="0.0833in" fo:margin-bottom="0in" fo:line-height="100%"/>
    </style:style>
    <style:style style:name="T6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37" style:parent-style-name="Normal" style:family="paragraph">
      <style:paragraph-properties fo:text-align="justify" style:writing-mode="rl-tb" fo:margin-top="0.0833in" fo:margin-bottom="0in" fo:line-height="100%"/>
    </style:style>
    <style:style style:name="T6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41" style:parent-style-name="Normal" style:family="paragraph">
      <style:paragraph-properties fo:text-align="justify" style:writing-mode="rl-tb" fo:margin-top="0.0833in" fo:margin-bottom="0in" fo:line-height="100%"/>
    </style:style>
    <style:style style:name="T6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45" style:parent-style-name="Normal" style:family="paragraph">
      <style:paragraph-properties fo:text-align="justify" style:writing-mode="rl-tb" fo:margin-top="0.0833in" fo:margin-bottom="0in" fo:line-height="100%"/>
    </style:style>
    <style:style style:name="T6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49" style:parent-style-name="Normal" style:family="paragraph">
      <style:paragraph-properties fo:text-align="justify" style:writing-mode="rl-tb" fo:margin-top="0.0833in" fo:margin-bottom="0in" fo:line-height="100%"/>
    </style:style>
    <style:style style:name="T6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53" style:parent-style-name="Normal" style:family="paragraph">
      <style:paragraph-properties fo:text-align="justify" style:writing-mode="rl-tb" fo:margin-top="0.0833in" fo:margin-bottom="0in" fo:line-height="100%"/>
    </style:style>
    <style:style style:name="T6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57" style:parent-style-name="Normal" style:family="paragraph">
      <style:paragraph-properties fo:text-align="justify" style:writing-mode="rl-tb" fo:margin-top="0.0833in" fo:margin-bottom="0in" fo:line-height="100%"/>
    </style:style>
    <style:style style:name="T6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61" style:parent-style-name="Normal" style:family="paragraph">
      <style:paragraph-properties fo:text-align="justify" style:writing-mode="rl-tb" fo:margin-top="0.0833in" fo:margin-bottom="0in" fo:line-height="100%"/>
    </style:style>
    <style:style style:name="T6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65" style:parent-style-name="Normal" style:family="paragraph">
      <style:paragraph-properties fo:text-align="justify" style:writing-mode="rl-tb" fo:margin-top="0.0833in" fo:margin-bottom="0in" fo:line-height="100%"/>
    </style:style>
    <style:style style:name="T6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69" style:parent-style-name="Normal" style:family="paragraph">
      <style:paragraph-properties fo:text-align="justify" style:writing-mode="rl-tb" fo:margin-top="0.0833in" fo:margin-bottom="0in" fo:line-height="100%"/>
    </style:style>
    <style:style style:name="T6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73" style:parent-style-name="Normal" style:family="paragraph">
      <style:paragraph-properties fo:text-align="justify" style:writing-mode="rl-tb" fo:margin-top="0.0833in" fo:margin-bottom="0in" fo:line-height="100%"/>
    </style:style>
    <style:style style:name="T6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77" style:parent-style-name="Normal" style:family="paragraph">
      <style:paragraph-properties fo:text-align="justify" style:writing-mode="rl-tb" fo:margin-top="0.0833in" fo:margin-bottom="0in" fo:line-height="100%"/>
    </style:style>
    <style:style style:name="T6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81" style:parent-style-name="Normal" style:family="paragraph">
      <style:paragraph-properties fo:text-align="justify" style:writing-mode="rl-tb" fo:margin-top="0.0833in" fo:margin-bottom="0in" fo:line-height="100%"/>
    </style:style>
    <style:style style:name="T6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85" style:parent-style-name="Normal" style:family="paragraph">
      <style:paragraph-properties fo:text-align="justify" style:writing-mode="rl-tb" fo:margin-top="0.0833in" fo:margin-bottom="0in" fo:line-height="100%"/>
    </style:style>
    <style:style style:name="T6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89" style:parent-style-name="Normal" style:family="paragraph">
      <style:paragraph-properties fo:text-align="justify" style:writing-mode="rl-tb" fo:margin-top="0.0833in" fo:margin-bottom="0in" fo:line-height="100%"/>
    </style:style>
    <style:style style:name="T6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93" style:parent-style-name="Normal" style:family="paragraph">
      <style:paragraph-properties fo:text-align="justify" style:writing-mode="rl-tb" fo:margin-top="0.0833in" fo:margin-bottom="0in" fo:line-height="100%"/>
    </style:style>
    <style:style style:name="T6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0" style:family="section">
      <style:section-properties fo:margin-left="0in" fo:margin-right="0in" style:writing-mode="lr-tb"/>
    </style:style>
    <style:style style:name="P609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98" style:parent-style-name="Normal" style:family="paragraph">
      <style:paragraph-properties fo:text-align="justify" style:writing-mode="rl-tb" fo:margin-top="0.0833in" fo:margin-bottom="0in" fo:line-height="100%"/>
    </style:style>
    <style:style style:name="T6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01" style:parent-style-name="Normal" style:family="paragraph">
      <style:paragraph-properties fo:text-align="justify" style:writing-mode="rl-tb" fo:margin-top="0.0833in" fo:margin-bottom="0in" fo:line-height="100%"/>
    </style:style>
    <style:style style:name="T6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05" style:parent-style-name="Normal" style:family="paragraph">
      <style:paragraph-properties fo:text-align="justify" style:writing-mode="rl-tb" fo:margin-top="0.0833in" fo:margin-bottom="0in" fo:line-height="100%"/>
    </style:style>
    <style:style style:name="T6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09" style:parent-style-name="Normal" style:family="paragraph">
      <style:paragraph-properties fo:text-align="justify" style:writing-mode="rl-tb" fo:margin-top="0.0833in" fo:margin-bottom="0in" fo:line-height="100%"/>
    </style:style>
    <style:style style:name="T6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13" style:parent-style-name="Normal" style:family="paragraph">
      <style:paragraph-properties fo:text-align="justify" style:writing-mode="rl-tb" fo:margin-top="0.0833in" fo:margin-bottom="0in" fo:line-height="100%"/>
    </style:style>
    <style:style style:name="T6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17" style:parent-style-name="Normal" style:family="paragraph">
      <style:paragraph-properties fo:text-align="justify" style:writing-mode="rl-tb" fo:margin-top="0.0833in" fo:margin-bottom="0in" fo:line-height="100%"/>
    </style:style>
    <style:style style:name="T6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21" style:parent-style-name="Normal" style:family="paragraph">
      <style:paragraph-properties fo:text-align="justify" style:writing-mode="rl-tb" fo:margin-top="0.0833in" fo:margin-bottom="0in" fo:line-height="100%"/>
    </style:style>
    <style:style style:name="T6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25" style:parent-style-name="Normal" style:family="paragraph">
      <style:paragraph-properties fo:text-align="justify" style:writing-mode="rl-tb" fo:margin-top="0.0833in" fo:margin-bottom="0in" fo:line-height="100%"/>
    </style:style>
    <style:style style:name="T6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29" style:parent-style-name="Normal" style:family="paragraph">
      <style:paragraph-properties fo:text-align="justify" style:writing-mode="rl-tb" fo:margin-top="0.0833in" fo:margin-bottom="0in" fo:line-height="100%"/>
    </style:style>
    <style:style style:name="T6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33" style:parent-style-name="Normal" style:family="paragraph">
      <style:paragraph-properties fo:text-align="justify" style:writing-mode="rl-tb" fo:margin-top="0.0833in" fo:margin-bottom="0in" fo:line-height="100%"/>
    </style:style>
    <style:style style:name="T6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37" style:parent-style-name="Normal" style:family="paragraph">
      <style:paragraph-properties fo:text-align="justify" style:writing-mode="rl-tb" fo:margin-top="0.0833in" fo:margin-bottom="0in" fo:line-height="100%"/>
    </style:style>
    <style:style style:name="T6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41" style:parent-style-name="Normal" style:family="paragraph">
      <style:paragraph-properties fo:text-align="justify" style:writing-mode="rl-tb" fo:margin-top="0.0833in" fo:margin-bottom="0in" fo:line-height="100%"/>
    </style:style>
    <style:style style:name="T6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45" style:parent-style-name="Normal" style:family="paragraph">
      <style:paragraph-properties fo:text-align="justify" style:writing-mode="rl-tb" fo:margin-top="0.0833in" fo:margin-bottom="0in" fo:line-height="100%"/>
    </style:style>
    <style:style style:name="T6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49" style:parent-style-name="Normal" style:family="paragraph">
      <style:paragraph-properties fo:text-align="justify" style:writing-mode="rl-tb" fo:margin-top="0.0833in" fo:margin-bottom="0in" fo:line-height="100%"/>
    </style:style>
    <style:style style:name="T6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53" style:parent-style-name="Normal" style:family="paragraph">
      <style:paragraph-properties fo:text-align="justify" style:writing-mode="rl-tb" fo:margin-top="0.0833in" fo:margin-bottom="0in" fo:line-height="100%"/>
    </style:style>
    <style:style style:name="T6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57" style:parent-style-name="Normal" style:family="paragraph">
      <style:paragraph-properties fo:text-align="justify" style:writing-mode="rl-tb" fo:margin-top="0.0833in" fo:margin-bottom="0in" fo:line-height="100%"/>
    </style:style>
    <style:style style:name="T6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1" style:family="section">
      <style:section-properties fo:margin-left="0in" fo:margin-right="0in" style:writing-mode="lr-tb"/>
    </style:style>
    <style:style style:name="P61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162" style:parent-style-name="Normal" style:family="paragraph">
      <style:paragraph-properties fo:text-align="justify" style:writing-mode="rl-tb" fo:margin-top="0.0833in" fo:margin-bottom="0in" fo:line-height="100%"/>
    </style:style>
    <style:style style:name="T6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65" style:parent-style-name="Normal" style:family="paragraph">
      <style:paragraph-properties fo:text-align="justify" style:writing-mode="rl-tb" fo:margin-top="0.0833in" fo:margin-bottom="0in" fo:line-height="100%"/>
    </style:style>
    <style:style style:name="T6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69" style:parent-style-name="Normal" style:family="paragraph">
      <style:paragraph-properties fo:text-align="justify" style:writing-mode="rl-tb" fo:margin-top="0.0833in" fo:margin-bottom="0in" fo:line-height="100%"/>
    </style:style>
    <style:style style:name="T6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73" style:parent-style-name="Normal" style:family="paragraph">
      <style:paragraph-properties fo:text-align="justify" style:writing-mode="rl-tb" fo:margin-top="0.0833in" fo:margin-bottom="0in" fo:line-height="100%"/>
    </style:style>
    <style:style style:name="T6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77" style:parent-style-name="Normal" style:family="paragraph">
      <style:paragraph-properties fo:text-align="justify" style:writing-mode="rl-tb" fo:margin-top="0.0833in" fo:margin-bottom="0in" fo:line-height="100%"/>
    </style:style>
    <style:style style:name="T6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81" style:parent-style-name="Normal" style:family="paragraph">
      <style:paragraph-properties fo:text-align="justify" style:writing-mode="rl-tb" fo:margin-top="0.0833in" fo:margin-bottom="0in" fo:line-height="100%"/>
    </style:style>
    <style:style style:name="T6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85" style:parent-style-name="Normal" style:family="paragraph">
      <style:paragraph-properties fo:text-align="justify" style:writing-mode="rl-tb" fo:margin-top="0.0833in" fo:margin-bottom="0in" fo:line-height="100%"/>
    </style:style>
    <style:style style:name="T6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89" style:parent-style-name="Normal" style:family="paragraph">
      <style:paragraph-properties fo:text-align="justify" style:writing-mode="rl-tb" fo:margin-top="0.0833in" fo:margin-bottom="0in" fo:line-height="100%"/>
    </style:style>
    <style:style style:name="T6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93" style:parent-style-name="Normal" style:family="paragraph">
      <style:paragraph-properties fo:text-align="justify" style:writing-mode="rl-tb" fo:margin-top="0.0833in" fo:margin-bottom="0in" fo:line-height="100%"/>
    </style:style>
    <style:style style:name="T6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97" style:parent-style-name="Normal" style:family="paragraph">
      <style:paragraph-properties fo:text-align="justify" style:writing-mode="rl-tb" fo:margin-top="0.0833in" fo:margin-bottom="0in" fo:line-height="100%"/>
    </style:style>
    <style:style style:name="T6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01" style:parent-style-name="Normal" style:family="paragraph">
      <style:paragraph-properties fo:text-align="justify" style:writing-mode="rl-tb" fo:margin-top="0.0833in" fo:margin-bottom="0in" fo:line-height="100%"/>
    </style:style>
    <style:style style:name="T6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05" style:parent-style-name="Normal" style:family="paragraph">
      <style:paragraph-properties fo:text-align="justify" style:writing-mode="rl-tb" fo:margin-top="0.0833in" fo:margin-bottom="0in" fo:line-height="100%"/>
    </style:style>
    <style:style style:name="T6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09" style:parent-style-name="Normal" style:family="paragraph">
      <style:paragraph-properties fo:text-align="justify" style:writing-mode="rl-tb" fo:margin-top="0.0833in" fo:margin-bottom="0in" fo:line-height="100%"/>
    </style:style>
    <style:style style:name="T6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13" style:parent-style-name="Normal" style:family="paragraph">
      <style:paragraph-properties fo:text-align="justify" style:writing-mode="rl-tb" fo:margin-top="0.0833in" fo:margin-bottom="0in" fo:line-height="100%"/>
    </style:style>
    <style:style style:name="T6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17" style:parent-style-name="Normal" style:family="paragraph">
      <style:paragraph-properties fo:text-align="justify" style:writing-mode="rl-tb" fo:margin-top="0.0833in" fo:margin-bottom="0in" fo:line-height="100%"/>
    </style:style>
    <style:style style:name="T6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21" style:parent-style-name="Normal" style:family="paragraph">
      <style:paragraph-properties fo:text-align="justify" style:writing-mode="rl-tb" fo:margin-top="0.0833in" fo:margin-bottom="0in" fo:line-height="100%"/>
    </style:style>
    <style:style style:name="T6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2" style:family="section">
      <style:section-properties fo:margin-left="0in" fo:margin-right="0in" style:writing-mode="lr-tb"/>
    </style:style>
    <style:style style:name="P62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226" style:parent-style-name="Normal" style:family="paragraph">
      <style:paragraph-properties fo:text-align="justify" style:writing-mode="rl-tb" fo:margin-top="0.0833in" fo:margin-bottom="0in" fo:line-height="100%"/>
    </style:style>
    <style:style style:name="T6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29" style:parent-style-name="Normal" style:family="paragraph">
      <style:paragraph-properties fo:text-align="justify" style:writing-mode="rl-tb" fo:margin-top="0.0833in" fo:margin-bottom="0in" fo:line-height="100%"/>
    </style:style>
    <style:style style:name="T6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33" style:parent-style-name="Normal" style:family="paragraph">
      <style:paragraph-properties fo:text-align="justify" style:writing-mode="rl-tb" fo:margin-top="0.0833in" fo:margin-bottom="0in" fo:line-height="100%"/>
    </style:style>
    <style:style style:name="T6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37" style:parent-style-name="Normal" style:family="paragraph">
      <style:paragraph-properties fo:text-align="justify" style:writing-mode="rl-tb" fo:margin-top="0.0833in" fo:margin-bottom="0in" fo:line-height="100%"/>
    </style:style>
    <style:style style:name="T6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41" style:parent-style-name="Normal" style:family="paragraph">
      <style:paragraph-properties fo:text-align="justify" style:writing-mode="rl-tb" fo:margin-top="0.0833in" fo:margin-bottom="0in" fo:line-height="100%"/>
    </style:style>
    <style:style style:name="T6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45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6246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S93" style:family="section">
      <style:section-properties fo:margin-left="0in" fo:margin-right="0in" style:writing-mode="lr-tb"/>
    </style:style>
    <style:style style:name="P62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248" style:parent-style-name="Normal" style:family="paragraph">
      <style:paragraph-properties fo:text-align="justify" style:writing-mode="rl-tb" fo:margin-top="0.0833in" fo:margin-bottom="0in" fo:line-height="100%"/>
    </style:style>
    <style:style style:name="T6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51" style:parent-style-name="Normal" style:family="paragraph">
      <style:paragraph-properties fo:text-align="justify" style:writing-mode="rl-tb" fo:margin-top="0.0833in" fo:margin-bottom="0in" fo:line-height="100%"/>
    </style:style>
    <style:style style:name="T6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55" style:parent-style-name="Normal" style:family="paragraph">
      <style:paragraph-properties fo:text-align="justify" style:writing-mode="rl-tb" fo:margin-top="0.0833in" fo:margin-bottom="0in" fo:line-height="100%"/>
    </style:style>
    <style:style style:name="T6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59" style:parent-style-name="Normal" style:family="paragraph">
      <style:paragraph-properties fo:text-align="justify" style:writing-mode="rl-tb" fo:margin-top="0.0833in" fo:margin-bottom="0in" fo:line-height="100%"/>
    </style:style>
    <style:style style:name="T6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63" style:parent-style-name="Normal" style:family="paragraph">
      <style:paragraph-properties fo:text-align="justify" style:writing-mode="rl-tb" fo:margin-top="0.0833in" fo:margin-bottom="0in" fo:line-height="100%"/>
    </style:style>
    <style:style style:name="T6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67" style:parent-style-name="Normal" style:family="paragraph">
      <style:paragraph-properties fo:text-align="justify" style:writing-mode="rl-tb" fo:margin-top="0.0833in" fo:margin-bottom="0in" fo:line-height="100%"/>
    </style:style>
    <style:style style:name="T6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71" style:parent-style-name="Normal" style:family="paragraph">
      <style:paragraph-properties fo:text-align="justify" style:writing-mode="rl-tb" fo:margin-top="0.0833in" fo:margin-bottom="0in" fo:line-height="100%"/>
    </style:style>
    <style:style style:name="T6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75" style:parent-style-name="Normal" style:family="paragraph">
      <style:paragraph-properties fo:text-align="justify" style:writing-mode="rl-tb" fo:margin-top="0.0833in" fo:margin-bottom="0in" fo:line-height="100%"/>
    </style:style>
    <style:style style:name="T6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79" style:parent-style-name="Normal" style:family="paragraph">
      <style:paragraph-properties fo:text-align="justify" style:writing-mode="rl-tb" fo:margin-top="0.0833in" fo:margin-bottom="0in" fo:line-height="100%"/>
    </style:style>
    <style:style style:name="T6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83" style:parent-style-name="Normal" style:family="paragraph">
      <style:paragraph-properties fo:text-align="justify" style:writing-mode="rl-tb" fo:margin-top="0.0833in" fo:margin-bottom="0in" fo:line-height="100%"/>
    </style:style>
    <style:style style:name="T6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87" style:parent-style-name="Normal" style:family="paragraph">
      <style:paragraph-properties fo:text-align="justify" style:writing-mode="rl-tb" fo:margin-top="0.0833in" fo:margin-bottom="0in" fo:line-height="100%"/>
    </style:style>
    <style:style style:name="T6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91" style:parent-style-name="Normal" style:family="paragraph">
      <style:paragraph-properties fo:text-align="justify" style:writing-mode="rl-tb" fo:margin-top="0.0833in" fo:margin-bottom="0in" fo:line-height="100%"/>
    </style:style>
    <style:style style:name="T6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95" style:parent-style-name="Normal" style:family="paragraph">
      <style:paragraph-properties fo:text-align="justify" style:writing-mode="rl-tb" fo:margin-top="0.0833in" fo:margin-bottom="0in" fo:line-height="100%"/>
    </style:style>
    <style:style style:name="T6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99" style:parent-style-name="Normal" style:family="paragraph">
      <style:paragraph-properties fo:text-align="justify" style:writing-mode="rl-tb" fo:margin-top="0.0833in" fo:margin-bottom="0in" fo:line-height="100%"/>
    </style:style>
    <style:style style:name="T6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03" style:parent-style-name="Normal" style:family="paragraph">
      <style:paragraph-properties fo:text-align="justify" style:writing-mode="rl-tb" fo:margin-top="0.0833in" fo:margin-bottom="0in" fo:line-height="100%"/>
    </style:style>
    <style:style style:name="T6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07" style:parent-style-name="Normal" style:family="paragraph">
      <style:paragraph-properties fo:text-align="justify" style:writing-mode="rl-tb" fo:margin-top="0.0833in" fo:margin-bottom="0in" fo:line-height="100%"/>
    </style:style>
    <style:style style:name="T6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11" style:parent-style-name="Normal" style:family="paragraph">
      <style:paragraph-properties fo:text-align="justify" style:writing-mode="rl-tb" fo:margin-top="0.0833in" fo:margin-bottom="0in" fo:line-height="100%"/>
    </style:style>
    <style:style style:name="T6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15" style:parent-style-name="Normal" style:family="paragraph">
      <style:paragraph-properties fo:text-align="justify" style:writing-mode="rl-tb" fo:margin-top="0.0833in" fo:margin-bottom="0in" fo:line-height="100%"/>
    </style:style>
    <style:style style:name="T6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19" style:parent-style-name="Normal" style:family="paragraph">
      <style:paragraph-properties fo:text-align="justify" style:writing-mode="rl-tb" fo:margin-top="0.0833in" fo:margin-bottom="0in" fo:line-height="100%"/>
    </style:style>
    <style:style style:name="T6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23" style:parent-style-name="Normal" style:family="paragraph">
      <style:paragraph-properties fo:text-align="justify" style:writing-mode="rl-tb" fo:margin-top="0.0833in" fo:margin-bottom="0in" fo:line-height="100%"/>
    </style:style>
    <style:style style:name="T6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27" style:parent-style-name="Normal" style:family="paragraph">
      <style:paragraph-properties fo:text-align="justify" style:writing-mode="rl-tb" fo:margin-top="0.0833in" fo:margin-bottom="0in" fo:line-height="100%"/>
    </style:style>
    <style:style style:name="T6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31" style:parent-style-name="Normal" style:family="paragraph">
      <style:paragraph-properties fo:text-align="justify" style:writing-mode="rl-tb" fo:margin-top="0.0833in" fo:margin-bottom="0in" fo:line-height="100%"/>
    </style:style>
    <style:style style:name="T6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35" style:parent-style-name="Normal" style:family="paragraph">
      <style:paragraph-properties fo:text-align="justify" style:writing-mode="rl-tb" fo:margin-top="0.0833in" fo:margin-bottom="0in" fo:line-height="100%"/>
    </style:style>
    <style:style style:name="T6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4" style:family="section">
      <style:section-properties fo:margin-left="0in" fo:margin-right="0in" style:writing-mode="lr-tb"/>
    </style:style>
    <style:style style:name="P63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40" style:parent-style-name="Normal" style:family="paragraph">
      <style:paragraph-properties fo:text-align="justify" style:writing-mode="rl-tb" fo:margin-top="0.0833in" fo:margin-bottom="0in" fo:line-height="100%"/>
    </style:style>
    <style:style style:name="T6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43" style:parent-style-name="Normal" style:family="paragraph">
      <style:paragraph-properties fo:text-align="justify" style:writing-mode="rl-tb" fo:margin-top="0.0833in" fo:margin-bottom="0in" fo:line-height="100%"/>
    </style:style>
    <style:style style:name="T6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47" style:parent-style-name="Normal" style:family="paragraph">
      <style:paragraph-properties fo:text-align="justify" style:writing-mode="rl-tb" fo:margin-top="0.0833in" fo:margin-bottom="0in" fo:line-height="100%"/>
    </style:style>
    <style:style style:name="T6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51" style:parent-style-name="Normal" style:family="paragraph">
      <style:paragraph-properties fo:text-align="justify" style:writing-mode="rl-tb" fo:margin-top="0.0833in" fo:margin-bottom="0in" fo:line-height="100%"/>
    </style:style>
    <style:style style:name="T6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55" style:parent-style-name="Normal" style:family="paragraph">
      <style:paragraph-properties fo:text-align="justify" style:writing-mode="rl-tb" fo:margin-top="0.0833in" fo:margin-bottom="0in" fo:line-height="100%"/>
    </style:style>
    <style:style style:name="T6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59" style:parent-style-name="Normal" style:family="paragraph">
      <style:paragraph-properties fo:text-align="justify" style:writing-mode="rl-tb" fo:margin-top="0.0833in" fo:margin-bottom="0in" fo:line-height="100%"/>
    </style:style>
    <style:style style:name="T6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63" style:parent-style-name="Normal" style:family="paragraph">
      <style:paragraph-properties fo:text-align="justify" style:writing-mode="rl-tb" fo:margin-top="0.0833in" fo:margin-bottom="0in" fo:line-height="100%"/>
    </style:style>
    <style:style style:name="T6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67" style:parent-style-name="Normal" style:family="paragraph">
      <style:paragraph-properties fo:text-align="justify" style:writing-mode="rl-tb" fo:margin-top="0.0833in" fo:margin-bottom="0in" fo:line-height="100%"/>
    </style:style>
    <style:style style:name="T6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71" style:parent-style-name="Normal" style:family="paragraph">
      <style:paragraph-properties fo:text-align="justify" style:writing-mode="rl-tb" fo:margin-top="0.0833in" fo:margin-bottom="0in" fo:line-height="100%"/>
    </style:style>
    <style:style style:name="T6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75" style:parent-style-name="Normal" style:family="paragraph">
      <style:paragraph-properties fo:text-align="justify" style:writing-mode="rl-tb" fo:margin-top="0.0833in" fo:margin-bottom="0in" fo:line-height="100%"/>
    </style:style>
    <style:style style:name="T6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79" style:parent-style-name="Normal" style:family="paragraph">
      <style:paragraph-properties fo:text-align="justify" style:writing-mode="rl-tb" fo:margin-top="0.0833in" fo:margin-bottom="0in" fo:line-height="100%"/>
    </style:style>
    <style:style style:name="T6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5" style:family="section">
      <style:section-properties fo:margin-left="0in" fo:margin-right="0in" style:writing-mode="lr-tb"/>
    </style:style>
    <style:style style:name="P638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84" style:parent-style-name="Normal" style:family="paragraph">
      <style:paragraph-properties fo:text-align="justify" style:writing-mode="rl-tb" fo:margin-top="0.0833in" fo:margin-bottom="0in" fo:line-height="100%"/>
    </style:style>
    <style:style style:name="T6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88" style:parent-style-name="Normal" style:family="paragraph">
      <style:paragraph-properties fo:text-align="justify" style:writing-mode="rl-tb" fo:margin-top="0.0833in" fo:margin-bottom="0in" fo:line-height="100%"/>
    </style:style>
    <style:style style:name="T6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92" style:parent-style-name="Normal" style:family="paragraph">
      <style:paragraph-properties fo:text-align="justify" style:writing-mode="rl-tb" fo:margin-top="0.0833in" fo:margin-bottom="0in" fo:line-height="100%"/>
    </style:style>
    <style:style style:name="T6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96" style:parent-style-name="Normal" style:family="paragraph">
      <style:paragraph-properties fo:text-align="justify" style:writing-mode="rl-tb" fo:margin-top="0.0833in" fo:margin-bottom="0in" fo:line-height="100%"/>
    </style:style>
    <style:style style:name="T6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00" style:parent-style-name="Normal" style:family="paragraph">
      <style:paragraph-properties fo:text-align="justify" style:writing-mode="rl-tb" fo:margin-top="0.0833in" fo:margin-bottom="0in" fo:line-height="100%"/>
    </style:style>
    <style:style style:name="T6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04" style:parent-style-name="Normal" style:family="paragraph">
      <style:paragraph-properties fo:text-align="justify" style:writing-mode="rl-tb" fo:margin-top="0.0833in" fo:margin-bottom="0in" fo:line-height="100%"/>
    </style:style>
    <style:style style:name="T6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08" style:parent-style-name="Normal" style:family="paragraph">
      <style:paragraph-properties fo:text-align="justify" style:writing-mode="rl-tb" fo:margin-top="0.0833in" fo:margin-bottom="0in" fo:line-height="100%"/>
    </style:style>
    <style:style style:name="T6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12" style:parent-style-name="Normal" style:family="paragraph">
      <style:paragraph-properties fo:text-align="justify" style:writing-mode="rl-tb" fo:margin-top="0.0833in" fo:margin-bottom="0in" fo:line-height="100%"/>
    </style:style>
    <style:style style:name="T6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16" style:parent-style-name="Normal" style:family="paragraph">
      <style:paragraph-properties fo:text-align="justify" style:writing-mode="rl-tb" fo:margin-top="0.0833in" fo:margin-bottom="0in" fo:line-height="100%"/>
    </style:style>
    <style:style style:name="T6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20" style:parent-style-name="Normal" style:family="paragraph">
      <style:paragraph-properties fo:text-align="justify" style:writing-mode="rl-tb" fo:margin-top="0.0833in" fo:margin-bottom="0in" fo:line-height="100%"/>
    </style:style>
    <style:style style:name="T6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24" style:parent-style-name="Normal" style:family="paragraph">
      <style:paragraph-properties fo:text-align="justify" style:writing-mode="rl-tb" fo:margin-top="0.0833in" fo:margin-bottom="0in" fo:line-height="100%"/>
    </style:style>
    <style:style style:name="T6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28" style:parent-style-name="Normal" style:family="paragraph">
      <style:paragraph-properties fo:text-align="justify" style:writing-mode="rl-tb" fo:margin-top="0.0833in" fo:margin-bottom="0in" fo:line-height="100%"/>
    </style:style>
    <style:style style:name="T6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32" style:parent-style-name="Normal" style:family="paragraph">
      <style:paragraph-properties fo:text-align="justify" style:writing-mode="rl-tb" fo:margin-top="0.0833in" fo:margin-bottom="0in" fo:line-height="100%"/>
    </style:style>
    <style:style style:name="T6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6" style:family="section">
      <style:section-properties fo:margin-left="0in" fo:margin-right="0in" style:writing-mode="lr-tb"/>
    </style:style>
    <style:style style:name="P643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437" style:parent-style-name="Normal" style:family="paragraph">
      <style:paragraph-properties fo:text-align="justify" style:writing-mode="rl-tb" fo:margin-top="0.0833in" fo:margin-bottom="0in" fo:line-height="100%"/>
    </style:style>
    <style:style style:name="T6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41" style:parent-style-name="Normal" style:family="paragraph">
      <style:paragraph-properties fo:text-align="justify" style:writing-mode="rl-tb" fo:margin-top="0.0833in" fo:margin-bottom="0in" fo:line-height="100%"/>
    </style:style>
    <style:style style:name="T6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45" style:parent-style-name="Normal" style:family="paragraph">
      <style:paragraph-properties fo:text-align="justify" style:writing-mode="rl-tb" fo:margin-top="0.0833in" fo:margin-bottom="0in" fo:line-height="100%"/>
    </style:style>
    <style:style style:name="T6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49" style:parent-style-name="Normal" style:family="paragraph">
      <style:paragraph-properties fo:text-align="justify" style:writing-mode="rl-tb" fo:margin-top="0.0833in" fo:margin-bottom="0in" fo:line-height="100%"/>
    </style:style>
    <style:style style:name="T6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53" style:parent-style-name="Normal" style:family="paragraph">
      <style:paragraph-properties fo:text-align="justify" style:writing-mode="rl-tb" fo:margin-top="0.0833in" fo:margin-bottom="0in" fo:line-height="100%"/>
    </style:style>
    <style:style style:name="T6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57" style:parent-style-name="Normal" style:family="paragraph">
      <style:paragraph-properties fo:text-align="justify" style:writing-mode="rl-tb" fo:margin-top="0.0833in" fo:margin-bottom="0in" fo:line-height="100%"/>
    </style:style>
    <style:style style:name="T6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61" style:parent-style-name="Normal" style:family="paragraph">
      <style:paragraph-properties fo:text-align="justify" style:writing-mode="rl-tb" fo:margin-top="0.0833in" fo:margin-bottom="0in" fo:line-height="100%"/>
    </style:style>
    <style:style style:name="T6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65" style:parent-style-name="Normal" style:family="paragraph">
      <style:paragraph-properties fo:text-align="justify" style:writing-mode="rl-tb" fo:margin-top="0.0833in" fo:margin-bottom="0in" fo:line-height="100%"/>
    </style:style>
    <style:style style:name="T6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69" style:parent-style-name="Normal" style:family="paragraph">
      <style:paragraph-properties fo:text-align="justify" style:writing-mode="rl-tb" fo:margin-top="0.0833in" fo:margin-bottom="0in" fo:line-height="100%"/>
    </style:style>
    <style:style style:name="T6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73" style:parent-style-name="Normal" style:family="paragraph">
      <style:paragraph-properties fo:text-align="justify" style:writing-mode="rl-tb" fo:margin-top="0.0833in" fo:margin-bottom="0in" fo:line-height="100%"/>
    </style:style>
    <style:style style:name="T6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77" style:parent-style-name="Normal" style:family="paragraph">
      <style:paragraph-properties fo:text-align="justify" style:writing-mode="rl-tb" fo:margin-top="0.0833in" fo:margin-bottom="0in" fo:line-height="100%"/>
    </style:style>
    <style:style style:name="T6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81" style:parent-style-name="Normal" style:family="paragraph">
      <style:paragraph-properties fo:text-align="justify" style:writing-mode="rl-tb" fo:margin-top="0.0833in" fo:margin-bottom="0in" fo:line-height="100%"/>
    </style:style>
    <style:style style:name="T6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7" style:family="section">
      <style:section-properties fo:margin-left="0in" fo:margin-right="0in" style:writing-mode="lr-tb"/>
    </style:style>
    <style:style style:name="P64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486" style:parent-style-name="Normal" style:family="paragraph">
      <style:paragraph-properties fo:text-align="justify" style:writing-mode="rl-tb" fo:margin-top="0.0833in" fo:margin-bottom="0in" fo:line-height="100%"/>
    </style:style>
    <style:style style:name="T6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89" style:parent-style-name="Normal" style:family="paragraph">
      <style:paragraph-properties fo:text-align="justify" style:writing-mode="rl-tb" fo:margin-top="0.0833in" fo:margin-bottom="0in" fo:line-height="100%"/>
    </style:style>
    <style:style style:name="T6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93" style:parent-style-name="Normal" style:family="paragraph">
      <style:paragraph-properties fo:text-align="justify" style:writing-mode="rl-tb" fo:margin-top="0.0833in" fo:margin-bottom="0in" fo:line-height="100%"/>
    </style:style>
    <style:style style:name="T6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97" style:parent-style-name="Normal" style:family="paragraph">
      <style:paragraph-properties fo:text-align="justify" style:writing-mode="rl-tb" fo:margin-top="0.0833in" fo:margin-bottom="0in" fo:line-height="100%"/>
    </style:style>
    <style:style style:name="T6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01" style:parent-style-name="Normal" style:family="paragraph">
      <style:paragraph-properties fo:text-align="justify" style:writing-mode="rl-tb" fo:margin-top="0.0833in" fo:margin-bottom="0in" fo:line-height="100%"/>
    </style:style>
    <style:style style:name="T6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05" style:parent-style-name="Normal" style:family="paragraph">
      <style:paragraph-properties fo:text-align="justify" style:writing-mode="rl-tb" fo:margin-top="0.0833in" fo:margin-bottom="0in" fo:line-height="100%"/>
    </style:style>
    <style:style style:name="T6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09" style:parent-style-name="Normal" style:family="paragraph">
      <style:paragraph-properties fo:text-align="justify" style:writing-mode="rl-tb" fo:margin-top="0.0833in" fo:margin-bottom="0in" fo:line-height="100%"/>
    </style:style>
    <style:style style:name="T6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13" style:parent-style-name="Normal" style:family="paragraph">
      <style:paragraph-properties fo:text-align="justify" style:writing-mode="rl-tb" fo:margin-top="0.0833in" fo:margin-bottom="0in" fo:line-height="100%"/>
    </style:style>
    <style:style style:name="T6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17" style:parent-style-name="Normal" style:family="paragraph">
      <style:paragraph-properties fo:text-align="justify" style:writing-mode="rl-tb" fo:margin-top="0.0833in" fo:margin-bottom="0in" fo:line-height="100%"/>
    </style:style>
    <style:style style:name="T6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8" style:family="section">
      <style:section-properties fo:margin-left="0in" fo:margin-right="0in" style:writing-mode="lr-tb"/>
    </style:style>
    <style:style style:name="P652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522" style:parent-style-name="Normal" style:family="paragraph">
      <style:paragraph-properties fo:text-align="justify" style:writing-mode="rl-tb" fo:margin-top="0.0833in" fo:margin-bottom="0in" fo:line-height="100%"/>
    </style:style>
    <style:style style:name="T6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25" style:parent-style-name="Normal" style:family="paragraph">
      <style:paragraph-properties fo:text-align="justify" style:writing-mode="rl-tb" fo:margin-top="0.0833in" fo:margin-bottom="0in" fo:line-height="100%"/>
    </style:style>
    <style:style style:name="T6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29" style:parent-style-name="Normal" style:family="paragraph">
      <style:paragraph-properties fo:text-align="justify" style:writing-mode="rl-tb" fo:margin-top="0.0833in" fo:margin-bottom="0in" fo:line-height="100%"/>
    </style:style>
    <style:style style:name="T6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33" style:parent-style-name="Normal" style:family="paragraph">
      <style:paragraph-properties fo:text-align="justify" style:writing-mode="rl-tb" fo:margin-top="0.0833in" fo:margin-bottom="0in" fo:line-height="100%"/>
    </style:style>
    <style:style style:name="T6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37" style:parent-style-name="Normal" style:family="paragraph">
      <style:paragraph-properties fo:text-align="justify" style:writing-mode="rl-tb" fo:margin-top="0.0833in" fo:margin-bottom="0in" fo:line-height="100%"/>
    </style:style>
    <style:style style:name="T6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41" style:parent-style-name="Normal" style:family="paragraph">
      <style:paragraph-properties fo:text-align="justify" style:writing-mode="rl-tb" fo:margin-top="0.0833in" fo:margin-bottom="0in" fo:line-height="100%"/>
    </style:style>
    <style:style style:name="T6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45" style:parent-style-name="Normal" style:family="paragraph">
      <style:paragraph-properties fo:text-align="justify" style:writing-mode="rl-tb" fo:margin-top="0.0833in" fo:margin-bottom="0in" fo:line-height="100%"/>
    </style:style>
    <style:style style:name="T6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49" style:parent-style-name="Normal" style:family="paragraph">
      <style:paragraph-properties fo:text-align="justify" style:writing-mode="rl-tb" fo:margin-top="0.0833in" fo:margin-bottom="0in" fo:line-height="100%"/>
    </style:style>
    <style:style style:name="T6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53" style:parent-style-name="Normal" style:family="paragraph">
      <style:paragraph-properties fo:text-align="justify" style:writing-mode="rl-tb" fo:margin-top="0.0833in" fo:margin-bottom="0in" fo:line-height="100%"/>
    </style:style>
    <style:style style:name="T6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9" style:family="section">
      <style:section-properties fo:margin-left="0in" fo:margin-right="0in" style:writing-mode="lr-tb"/>
    </style:style>
    <style:style style:name="P65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558" style:parent-style-name="Normal" style:family="paragraph">
      <style:paragraph-properties fo:text-align="justify" style:writing-mode="rl-tb" fo:margin-top="0.0833in" fo:margin-bottom="0in" fo:line-height="100%"/>
    </style:style>
    <style:style style:name="T6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61" style:parent-style-name="Normal" style:family="paragraph">
      <style:paragraph-properties fo:text-align="justify" style:writing-mode="rl-tb" fo:margin-top="0.0833in" fo:margin-bottom="0in" fo:line-height="100%"/>
    </style:style>
    <style:style style:name="T6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65" style:parent-style-name="Normal" style:family="paragraph">
      <style:paragraph-properties fo:text-align="justify" style:writing-mode="rl-tb" fo:margin-top="0.0833in" fo:margin-bottom="0in" fo:line-height="100%"/>
    </style:style>
    <style:style style:name="T6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69" style:parent-style-name="Normal" style:family="paragraph">
      <style:paragraph-properties fo:text-align="justify" style:writing-mode="rl-tb" fo:margin-top="0.0833in" fo:margin-bottom="0in" fo:line-height="100%"/>
    </style:style>
    <style:style style:name="T6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73" style:parent-style-name="Normal" style:family="paragraph">
      <style:paragraph-properties fo:text-align="justify" style:writing-mode="rl-tb" fo:margin-top="0.0833in" fo:margin-bottom="0in" fo:line-height="100%"/>
    </style:style>
    <style:style style:name="T6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0" style:family="section">
      <style:section-properties fo:margin-left="0in" fo:margin-right="0in" style:writing-mode="lr-tb"/>
    </style:style>
    <style:style style:name="P65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578" style:parent-style-name="Normal" style:family="paragraph">
      <style:paragraph-properties fo:text-align="justify" style:writing-mode="rl-tb" fo:margin-top="0.0833in" fo:margin-bottom="0in" fo:line-height="100%"/>
    </style:style>
    <style:style style:name="T6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81" style:parent-style-name="Normal" style:family="paragraph">
      <style:paragraph-properties fo:text-align="justify" style:writing-mode="rl-tb" fo:margin-top="0.0833in" fo:margin-bottom="0in" fo:line-height="100%"/>
    </style:style>
    <style:style style:name="T6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85" style:parent-style-name="Normal" style:family="paragraph">
      <style:paragraph-properties fo:text-align="justify" style:writing-mode="rl-tb" fo:margin-top="0.0833in" fo:margin-bottom="0in" fo:line-height="100%"/>
    </style:style>
    <style:style style:name="T6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89" style:parent-style-name="Normal" style:family="paragraph">
      <style:paragraph-properties fo:text-align="justify" style:writing-mode="rl-tb" fo:margin-top="0.0833in" fo:margin-bottom="0in" fo:line-height="100%"/>
    </style:style>
    <style:style style:name="T6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93" style:parent-style-name="Normal" style:family="paragraph">
      <style:paragraph-properties fo:text-align="justify" style:writing-mode="rl-tb" fo:margin-top="0.0833in" fo:margin-bottom="0in" fo:line-height="100%"/>
    </style:style>
    <style:style style:name="T6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97" style:parent-style-name="Normal" style:family="paragraph">
      <style:paragraph-properties fo:text-align="justify" style:writing-mode="rl-tb" fo:margin-top="0.0833in" fo:margin-bottom="0in" fo:line-height="100%"/>
    </style:style>
    <style:style style:name="T6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01" style:parent-style-name="Normal" style:family="paragraph">
      <style:paragraph-properties fo:text-align="justify" style:writing-mode="rl-tb" fo:margin-top="0.0833in" fo:margin-bottom="0in" fo:line-height="100%"/>
    </style:style>
    <style:style style:name="T6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05" style:parent-style-name="Normal" style:family="paragraph">
      <style:paragraph-properties fo:text-align="justify" style:writing-mode="rl-tb" fo:margin-top="0.0833in" fo:margin-bottom="0in" fo:line-height="100%"/>
    </style:style>
    <style:style style:name="T6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1" style:family="section">
      <style:section-properties fo:margin-left="0in" fo:margin-right="0in" style:writing-mode="lr-tb"/>
    </style:style>
    <style:style style:name="P660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610" style:parent-style-name="Normal" style:family="paragraph">
      <style:paragraph-properties fo:text-align="justify" style:writing-mode="rl-tb" fo:margin-top="0.0833in" fo:margin-bottom="0in" fo:line-height="100%"/>
    </style:style>
    <style:style style:name="T6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13" style:parent-style-name="Normal" style:family="paragraph">
      <style:paragraph-properties fo:text-align="justify" style:writing-mode="rl-tb" fo:margin-top="0.0833in" fo:margin-bottom="0in" fo:line-height="100%"/>
    </style:style>
    <style:style style:name="T6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17" style:parent-style-name="Normal" style:family="paragraph">
      <style:paragraph-properties fo:text-align="justify" style:writing-mode="rl-tb" fo:margin-top="0.0833in" fo:margin-bottom="0in" fo:line-height="100%"/>
    </style:style>
    <style:style style:name="T6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21" style:parent-style-name="Normal" style:family="paragraph">
      <style:paragraph-properties fo:text-align="justify" style:writing-mode="rl-tb" fo:margin-top="0.0833in" fo:margin-bottom="0in" fo:line-height="100%"/>
    </style:style>
    <style:style style:name="T6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25" style:parent-style-name="Normal" style:family="paragraph">
      <style:paragraph-properties fo:text-align="justify" style:writing-mode="rl-tb" fo:margin-top="0.0833in" fo:margin-bottom="0in" fo:line-height="100%"/>
    </style:style>
    <style:style style:name="T6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29" style:parent-style-name="Normal" style:family="paragraph">
      <style:paragraph-properties fo:text-align="justify" style:writing-mode="rl-tb" fo:margin-top="0.0833in" fo:margin-bottom="0in" fo:line-height="100%"/>
    </style:style>
    <style:style style:name="T6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33" style:parent-style-name="Normal" style:family="paragraph">
      <style:paragraph-properties fo:text-align="justify" style:writing-mode="rl-tb" fo:margin-top="0.0833in" fo:margin-bottom="0in" fo:line-height="100%"/>
    </style:style>
    <style:style style:name="T6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37" style:parent-style-name="Normal" style:family="paragraph">
      <style:paragraph-properties fo:text-align="justify" style:writing-mode="rl-tb" fo:margin-top="0.0833in" fo:margin-bottom="0in" fo:line-height="100%"/>
    </style:style>
    <style:style style:name="T6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41" style:parent-style-name="Normal" style:family="paragraph">
      <style:paragraph-properties fo:text-align="justify" style:writing-mode="rl-tb" fo:margin-top="0.0833in" fo:margin-bottom="0in" fo:line-height="100%"/>
    </style:style>
    <style:style style:name="T6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45" style:parent-style-name="Normal" style:family="paragraph">
      <style:paragraph-properties fo:text-align="justify" style:writing-mode="rl-tb" fo:margin-top="0.0833in" fo:margin-bottom="0in" fo:line-height="100%"/>
    </style:style>
    <style:style style:name="T6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49" style:parent-style-name="Normal" style:family="paragraph">
      <style:paragraph-properties fo:text-align="justify" style:writing-mode="rl-tb" fo:margin-top="0.0833in" fo:margin-bottom="0in" fo:line-height="100%"/>
    </style:style>
    <style:style style:name="T6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53" style:parent-style-name="Normal" style:family="paragraph">
      <style:paragraph-properties fo:text-align="justify" style:writing-mode="rl-tb" fo:margin-top="0.0833in" fo:margin-bottom="0in" fo:line-height="100%"/>
    </style:style>
    <style:style style:name="T6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57" style:parent-style-name="Normal" style:family="paragraph">
      <style:paragraph-properties fo:text-align="justify" style:writing-mode="rl-tb" fo:margin-top="0.0833in" fo:margin-bottom="0in" fo:line-height="100%"/>
    </style:style>
    <style:style style:name="T6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61" style:parent-style-name="Normal" style:family="paragraph">
      <style:paragraph-properties fo:text-align="justify" style:writing-mode="rl-tb" fo:margin-top="0.0833in" fo:margin-bottom="0in" fo:line-height="100%"/>
    </style:style>
    <style:style style:name="T6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65" style:parent-style-name="Normal" style:family="paragraph">
      <style:paragraph-properties fo:text-align="justify" style:writing-mode="rl-tb" fo:margin-top="0.0833in" fo:margin-bottom="0in" fo:line-height="100%"/>
    </style:style>
    <style:style style:name="T6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69" style:parent-style-name="Normal" style:family="paragraph">
      <style:paragraph-properties fo:text-align="justify" style:writing-mode="rl-tb" fo:margin-top="0.0833in" fo:margin-bottom="0in" fo:line-height="100%"/>
    </style:style>
    <style:style style:name="T6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73" style:parent-style-name="Normal" style:family="paragraph">
      <style:paragraph-properties fo:text-align="justify" style:writing-mode="rl-tb" fo:margin-top="0.0833in" fo:margin-bottom="0in" fo:line-height="100%"/>
    </style:style>
    <style:style style:name="T6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77" style:parent-style-name="Normal" style:family="paragraph">
      <style:paragraph-properties fo:text-align="justify" style:writing-mode="rl-tb" fo:margin-top="0.0833in" fo:margin-bottom="0in" fo:line-height="100%"/>
    </style:style>
    <style:style style:name="T6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81" style:parent-style-name="Normal" style:family="paragraph">
      <style:paragraph-properties fo:text-align="justify" style:writing-mode="rl-tb" fo:margin-top="0.0833in" fo:margin-bottom="0in" fo:line-height="100%"/>
    </style:style>
    <style:style style:name="T6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85" style:parent-style-name="Normal" style:family="paragraph">
      <style:paragraph-properties fo:text-align="justify" style:writing-mode="rl-tb" fo:margin-top="0.0833in" fo:margin-bottom="0in" fo:line-height="100%"/>
    </style:style>
    <style:style style:name="T6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89" style:parent-style-name="Normal" style:family="paragraph">
      <style:paragraph-properties fo:text-align="justify" style:writing-mode="rl-tb" fo:margin-top="0.0833in" fo:margin-bottom="0in" fo:line-height="100%"/>
    </style:style>
    <style:style style:name="T6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93" style:parent-style-name="Normal" style:family="paragraph">
      <style:paragraph-properties fo:text-align="justify" style:writing-mode="rl-tb" fo:margin-top="0.0833in" fo:margin-bottom="0in" fo:line-height="100%"/>
    </style:style>
    <style:style style:name="T6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97" style:parent-style-name="Normal" style:family="paragraph">
      <style:paragraph-properties fo:text-align="justify" style:writing-mode="rl-tb" fo:margin-top="0.0833in" fo:margin-bottom="0in" fo:line-height="100%"/>
    </style:style>
    <style:style style:name="T6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01" style:parent-style-name="Normal" style:family="paragraph">
      <style:paragraph-properties fo:text-align="justify" style:writing-mode="rl-tb" fo:margin-top="0.0833in" fo:margin-bottom="0in" fo:line-height="100%"/>
    </style:style>
    <style:style style:name="T6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05" style:parent-style-name="Normal" style:family="paragraph">
      <style:paragraph-properties fo:text-align="justify" style:writing-mode="rl-tb" fo:margin-top="0.0833in" fo:margin-bottom="0in" fo:line-height="100%"/>
    </style:style>
    <style:style style:name="T6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09" style:parent-style-name="Normal" style:family="paragraph">
      <style:paragraph-properties fo:text-align="justify" style:writing-mode="rl-tb" fo:margin-top="0.0833in" fo:margin-bottom="0in" fo:line-height="100%"/>
    </style:style>
    <style:style style:name="T6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13" style:parent-style-name="Normal" style:family="paragraph">
      <style:paragraph-properties fo:text-align="justify" style:writing-mode="rl-tb" fo:margin-top="0.0833in" fo:margin-bottom="0in" fo:line-height="100%"/>
    </style:style>
    <style:style style:name="T6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17" style:parent-style-name="Normal" style:family="paragraph">
      <style:paragraph-properties fo:text-align="justify" style:writing-mode="rl-tb" fo:margin-top="0.0833in" fo:margin-bottom="0in" fo:line-height="100%"/>
    </style:style>
    <style:style style:name="T6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21" style:parent-style-name="Normal" style:family="paragraph">
      <style:paragraph-properties fo:text-align="justify" style:writing-mode="rl-tb" fo:margin-top="0.0833in" fo:margin-bottom="0in" fo:line-height="100%"/>
    </style:style>
    <style:style style:name="T6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2" style:family="section">
      <style:section-properties fo:margin-left="0in" fo:margin-right="0in" style:writing-mode="lr-tb"/>
    </style:style>
    <style:style style:name="P67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726" style:parent-style-name="Normal" style:family="paragraph">
      <style:paragraph-properties fo:text-align="justify" style:writing-mode="rl-tb" fo:margin-top="0.0833in" fo:margin-bottom="0in" fo:line-height="100%"/>
    </style:style>
    <style:style style:name="T6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29" style:parent-style-name="Normal" style:family="paragraph">
      <style:paragraph-properties fo:text-align="justify" style:writing-mode="rl-tb" fo:margin-top="0.0833in" fo:margin-bottom="0in" fo:line-height="100%"/>
    </style:style>
    <style:style style:name="T6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33" style:parent-style-name="Normal" style:family="paragraph">
      <style:paragraph-properties fo:text-align="justify" style:writing-mode="rl-tb" fo:margin-top="0.0833in" fo:margin-bottom="0in" fo:line-height="100%"/>
    </style:style>
    <style:style style:name="T6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37" style:parent-style-name="Normal" style:family="paragraph">
      <style:paragraph-properties fo:text-align="justify" style:writing-mode="rl-tb" fo:margin-top="0.0833in" fo:margin-bottom="0in" fo:line-height="100%"/>
    </style:style>
    <style:style style:name="T6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41" style:parent-style-name="Normal" style:family="paragraph">
      <style:paragraph-properties fo:text-align="justify" style:writing-mode="rl-tb" fo:margin-top="0.0833in" fo:margin-bottom="0in" fo:line-height="100%"/>
    </style:style>
    <style:style style:name="T6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45" style:parent-style-name="Normal" style:family="paragraph">
      <style:paragraph-properties fo:text-align="justify" style:writing-mode="rl-tb" fo:margin-top="0.0833in" fo:margin-bottom="0in" fo:line-height="100%"/>
    </style:style>
    <style:style style:name="T6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49" style:parent-style-name="Normal" style:family="paragraph">
      <style:paragraph-properties fo:text-align="justify" style:writing-mode="rl-tb" fo:margin-top="0.0833in" fo:margin-bottom="0in" fo:line-height="100%"/>
    </style:style>
    <style:style style:name="T6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53" style:parent-style-name="Normal" style:family="paragraph">
      <style:paragraph-properties fo:text-align="justify" style:writing-mode="rl-tb" fo:margin-top="0.0833in" fo:margin-bottom="0in" fo:line-height="100%"/>
    </style:style>
    <style:style style:name="T6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57" style:parent-style-name="Normal" style:family="paragraph">
      <style:paragraph-properties fo:text-align="justify" style:writing-mode="rl-tb" fo:margin-top="0.0833in" fo:margin-bottom="0in" fo:line-height="100%"/>
    </style:style>
    <style:style style:name="T6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61" style:parent-style-name="Normal" style:family="paragraph">
      <style:paragraph-properties fo:text-align="justify" style:writing-mode="rl-tb" fo:margin-top="0.0833in" fo:margin-bottom="0in" fo:line-height="100%"/>
    </style:style>
    <style:style style:name="T6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65" style:parent-style-name="Normal" style:family="paragraph">
      <style:paragraph-properties fo:text-align="justify" style:writing-mode="rl-tb" fo:margin-top="0.0833in" fo:margin-bottom="0in" fo:line-height="100%"/>
    </style:style>
    <style:style style:name="T6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69" style:parent-style-name="Normal" style:family="paragraph">
      <style:paragraph-properties fo:text-align="justify" style:writing-mode="rl-tb" fo:margin-top="0.0833in" fo:margin-bottom="0in" fo:line-height="100%"/>
    </style:style>
    <style:style style:name="T6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73" style:parent-style-name="Normal" style:family="paragraph">
      <style:paragraph-properties fo:text-align="justify" style:writing-mode="rl-tb" fo:margin-top="0.0833in" fo:margin-bottom="0in" fo:line-height="100%"/>
    </style:style>
    <style:style style:name="T6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77" style:parent-style-name="Normal" style:family="paragraph">
      <style:paragraph-properties fo:text-align="justify" style:writing-mode="rl-tb" fo:margin-top="0.0833in" fo:margin-bottom="0in" fo:line-height="100%"/>
    </style:style>
    <style:style style:name="T6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81" style:parent-style-name="Normal" style:family="paragraph">
      <style:paragraph-properties fo:text-align="justify" style:writing-mode="rl-tb" fo:margin-top="0.0833in" fo:margin-bottom="0in" fo:line-height="100%"/>
    </style:style>
    <style:style style:name="T6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85" style:parent-style-name="Normal" style:family="paragraph">
      <style:paragraph-properties fo:text-align="justify" style:writing-mode="rl-tb" fo:margin-top="0.0833in" fo:margin-bottom="0in" fo:line-height="100%"/>
    </style:style>
    <style:style style:name="T6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89" style:parent-style-name="Normal" style:family="paragraph">
      <style:paragraph-properties fo:text-align="justify" style:writing-mode="rl-tb" fo:margin-top="0.0833in" fo:margin-bottom="0in" fo:line-height="100%"/>
    </style:style>
    <style:style style:name="T6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93" style:parent-style-name="Normal" style:family="paragraph">
      <style:paragraph-properties fo:text-align="justify" style:writing-mode="rl-tb" fo:margin-top="0.0833in" fo:margin-bottom="0in" fo:line-height="100%"/>
    </style:style>
    <style:style style:name="T6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97" style:parent-style-name="Normal" style:family="paragraph">
      <style:paragraph-properties fo:text-align="justify" style:writing-mode="rl-tb" fo:margin-top="0.0833in" fo:margin-bottom="0in" fo:line-height="100%"/>
    </style:style>
    <style:style style:name="T6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01" style:parent-style-name="Normal" style:family="paragraph">
      <style:paragraph-properties fo:text-align="justify" style:writing-mode="rl-tb" fo:margin-top="0.0833in" fo:margin-bottom="0in" fo:line-height="100%"/>
    </style:style>
    <style:style style:name="T6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05" style:parent-style-name="Normal" style:family="paragraph">
      <style:paragraph-properties fo:text-align="justify" style:writing-mode="rl-tb" fo:margin-top="0.0833in" fo:margin-bottom="0in" fo:line-height="100%"/>
    </style:style>
    <style:style style:name="T6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09" style:parent-style-name="Normal" style:family="paragraph">
      <style:paragraph-properties fo:text-align="justify" style:writing-mode="rl-tb" fo:margin-top="0.0833in" fo:margin-bottom="0in" fo:line-height="100%"/>
    </style:style>
    <style:style style:name="T6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3" style:family="section">
      <style:section-properties fo:margin-left="0in" fo:margin-right="0in" style:writing-mode="lr-tb"/>
    </style:style>
    <style:style style:name="P68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814" style:parent-style-name="Normal" style:family="paragraph">
      <style:paragraph-properties fo:text-align="justify" style:writing-mode="rl-tb" fo:margin-top="0.0833in" fo:margin-bottom="0in" fo:line-height="100%"/>
    </style:style>
    <style:style style:name="T6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17" style:parent-style-name="Normal" style:family="paragraph">
      <style:paragraph-properties fo:text-align="justify" style:writing-mode="rl-tb" fo:margin-top="0.0833in" fo:margin-bottom="0in" fo:line-height="100%"/>
    </style:style>
    <style:style style:name="T6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21" style:parent-style-name="Normal" style:family="paragraph">
      <style:paragraph-properties fo:text-align="justify" style:writing-mode="rl-tb" fo:margin-top="0.0833in" fo:margin-bottom="0in" fo:line-height="100%"/>
    </style:style>
    <style:style style:name="T6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25" style:parent-style-name="Normal" style:family="paragraph">
      <style:paragraph-properties fo:text-align="justify" style:writing-mode="rl-tb" fo:margin-top="0.0833in" fo:margin-bottom="0in" fo:line-height="100%"/>
    </style:style>
    <style:style style:name="T6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29" style:parent-style-name="Normal" style:family="paragraph">
      <style:paragraph-properties fo:text-align="justify" style:writing-mode="rl-tb" fo:margin-top="0.0833in" fo:margin-bottom="0in" fo:line-height="100%"/>
    </style:style>
    <style:style style:name="T6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33" style:parent-style-name="Normal" style:family="paragraph">
      <style:paragraph-properties fo:text-align="justify" style:writing-mode="rl-tb" fo:margin-top="0.0833in" fo:margin-bottom="0in" fo:line-height="100%"/>
    </style:style>
    <style:style style:name="T6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37" style:parent-style-name="Normal" style:family="paragraph">
      <style:paragraph-properties fo:text-align="justify" style:writing-mode="rl-tb" fo:margin-top="0.0833in" fo:margin-bottom="0in" fo:line-height="100%"/>
    </style:style>
    <style:style style:name="T6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41" style:parent-style-name="Normal" style:family="paragraph">
      <style:paragraph-properties fo:text-align="justify" style:writing-mode="rl-tb" fo:margin-top="0.0833in" fo:margin-bottom="0in" fo:line-height="100%"/>
    </style:style>
    <style:style style:name="T6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45" style:parent-style-name="Normal" style:family="paragraph">
      <style:paragraph-properties fo:text-align="justify" style:writing-mode="rl-tb" fo:margin-top="0.0833in" fo:margin-bottom="0in" fo:line-height="100%"/>
    </style:style>
    <style:style style:name="T6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49" style:parent-style-name="Normal" style:family="paragraph">
      <style:paragraph-properties fo:text-align="justify" style:writing-mode="rl-tb" fo:margin-top="0.0833in" fo:margin-bottom="0in" fo:line-height="100%"/>
    </style:style>
    <style:style style:name="T6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53" style:parent-style-name="Normal" style:family="paragraph">
      <style:paragraph-properties fo:text-align="justify" style:writing-mode="rl-tb" fo:margin-top="0.0833in" fo:margin-bottom="0in" fo:line-height="100%"/>
    </style:style>
    <style:style style:name="T6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57" style:parent-style-name="Normal" style:family="paragraph">
      <style:paragraph-properties fo:text-align="justify" style:writing-mode="rl-tb" fo:margin-top="0.0833in" fo:margin-bottom="0in" fo:line-height="100%"/>
    </style:style>
    <style:style style:name="T6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61" style:parent-style-name="Normal" style:family="paragraph">
      <style:paragraph-properties fo:text-align="justify" style:writing-mode="rl-tb" fo:margin-top="0.0833in" fo:margin-bottom="0in" fo:line-height="100%"/>
    </style:style>
    <style:style style:name="T6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65" style:parent-style-name="Normal" style:family="paragraph">
      <style:paragraph-properties fo:text-align="justify" style:writing-mode="rl-tb" fo:margin-top="0.0833in" fo:margin-bottom="0in" fo:line-height="100%"/>
    </style:style>
    <style:style style:name="T6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69" style:parent-style-name="Normal" style:family="paragraph">
      <style:paragraph-properties fo:text-align="justify" style:writing-mode="rl-tb" fo:margin-top="0.0833in" fo:margin-bottom="0in" fo:line-height="100%"/>
    </style:style>
    <style:style style:name="T6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73" style:parent-style-name="Normal" style:family="paragraph">
      <style:paragraph-properties fo:text-align="justify" style:writing-mode="rl-tb" fo:margin-top="0.0833in" fo:margin-bottom="0in" fo:line-height="100%"/>
    </style:style>
    <style:style style:name="T6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77" style:parent-style-name="Normal" style:family="paragraph">
      <style:paragraph-properties fo:text-align="justify" style:writing-mode="rl-tb" fo:margin-top="0.0833in" fo:margin-bottom="0in" fo:line-height="100%"/>
    </style:style>
    <style:style style:name="T6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81" style:parent-style-name="Normal" style:family="paragraph">
      <style:paragraph-properties fo:text-align="justify" style:writing-mode="rl-tb" fo:margin-top="0.0833in" fo:margin-bottom="0in" fo:line-height="100%"/>
    </style:style>
    <style:style style:name="T6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85" style:parent-style-name="Normal" style:family="paragraph">
      <style:paragraph-properties fo:text-align="justify" style:writing-mode="rl-tb" fo:margin-top="0.0833in" fo:margin-bottom="0in" fo:line-height="100%"/>
    </style:style>
    <style:style style:name="T6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89" style:parent-style-name="Normal" style:family="paragraph">
      <style:paragraph-properties fo:text-align="justify" style:writing-mode="rl-tb" fo:margin-top="0.0833in" fo:margin-bottom="0in" fo:line-height="100%"/>
    </style:style>
    <style:style style:name="T6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93" style:parent-style-name="Normal" style:family="paragraph">
      <style:paragraph-properties fo:text-align="justify" style:writing-mode="rl-tb" fo:margin-top="0.0833in" fo:margin-bottom="0in" fo:line-height="100%"/>
    </style:style>
    <style:style style:name="T6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97" style:parent-style-name="Normal" style:family="paragraph">
      <style:paragraph-properties fo:text-align="justify" style:writing-mode="rl-tb" fo:margin-top="0.0833in" fo:margin-bottom="0in" fo:line-height="100%"/>
    </style:style>
    <style:style style:name="T6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01" style:parent-style-name="Normal" style:family="paragraph">
      <style:paragraph-properties fo:text-align="justify" style:writing-mode="rl-tb" fo:margin-top="0.0833in" fo:margin-bottom="0in" fo:line-height="100%"/>
    </style:style>
    <style:style style:name="T6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05" style:parent-style-name="Normal" style:family="paragraph">
      <style:paragraph-properties fo:text-align="justify" style:writing-mode="rl-tb" fo:margin-top="0.0833in" fo:margin-bottom="0in" fo:line-height="100%"/>
    </style:style>
    <style:style style:name="T6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09" style:parent-style-name="Normal" style:family="paragraph">
      <style:paragraph-properties fo:text-align="justify" style:writing-mode="rl-tb" fo:margin-top="0.0833in" fo:margin-bottom="0in" fo:line-height="100%"/>
    </style:style>
    <style:style style:name="T6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13" style:parent-style-name="Normal" style:family="paragraph">
      <style:paragraph-properties fo:text-align="justify" style:writing-mode="rl-tb" fo:margin-top="0.0833in" fo:margin-bottom="0in" fo:line-height="100%"/>
    </style:style>
    <style:style style:name="T6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17" style:parent-style-name="Normal" style:family="paragraph">
      <style:paragraph-properties fo:text-align="justify" style:writing-mode="rl-tb" fo:margin-top="0.0833in" fo:margin-bottom="0in" fo:line-height="100%"/>
    </style:style>
    <style:style style:name="T6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21" style:parent-style-name="Normal" style:family="paragraph">
      <style:paragraph-properties fo:text-align="justify" style:writing-mode="rl-tb" fo:margin-top="0.0833in" fo:margin-bottom="0in" fo:line-height="100%"/>
    </style:style>
    <style:style style:name="T6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25" style:parent-style-name="Normal" style:family="paragraph">
      <style:paragraph-properties fo:text-align="justify" style:writing-mode="rl-tb" fo:margin-top="0.0833in" fo:margin-bottom="0in" fo:line-height="100%"/>
    </style:style>
    <style:style style:name="T6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29" style:parent-style-name="Normal" style:family="paragraph">
      <style:paragraph-properties fo:text-align="justify" style:writing-mode="rl-tb" fo:margin-top="0.0833in" fo:margin-bottom="0in" fo:line-height="100%"/>
    </style:style>
    <style:style style:name="T6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33" style:parent-style-name="Normal" style:family="paragraph">
      <style:paragraph-properties fo:text-align="justify" style:writing-mode="rl-tb" fo:margin-top="0.0833in" fo:margin-bottom="0in" fo:line-height="100%"/>
    </style:style>
    <style:style style:name="T6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37" style:parent-style-name="Normal" style:family="paragraph">
      <style:paragraph-properties fo:text-align="justify" style:writing-mode="rl-tb" fo:margin-top="0.0833in" fo:margin-bottom="0in" fo:line-height="100%"/>
    </style:style>
    <style:style style:name="T6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41" style:parent-style-name="Normal" style:family="paragraph">
      <style:paragraph-properties fo:text-align="justify" style:writing-mode="rl-tb" fo:margin-top="0.0833in" fo:margin-bottom="0in" fo:line-height="100%"/>
    </style:style>
    <style:style style:name="T6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45" style:parent-style-name="Normal" style:family="paragraph">
      <style:paragraph-properties fo:text-align="justify" style:writing-mode="rl-tb" fo:margin-top="0.0833in" fo:margin-bottom="0in" fo:line-height="100%"/>
    </style:style>
    <style:style style:name="T6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49" style:parent-style-name="Normal" style:family="paragraph">
      <style:paragraph-properties fo:text-align="justify" style:writing-mode="rl-tb" fo:margin-top="0.0833in" fo:margin-bottom="0in" fo:line-height="100%"/>
    </style:style>
    <style:style style:name="T6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4" style:family="section">
      <style:section-properties fo:margin-left="0in" fo:margin-right="0in" style:writing-mode="lr-tb"/>
    </style:style>
    <style:style style:name="P69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954" style:parent-style-name="Normal" style:family="paragraph">
      <style:paragraph-properties fo:text-align="justify" style:writing-mode="rl-tb" fo:margin-top="0.0833in" fo:margin-bottom="0in" fo:line-height="100%"/>
    </style:style>
    <style:style style:name="T6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58" style:parent-style-name="Normal" style:family="paragraph">
      <style:paragraph-properties fo:text-align="justify" style:writing-mode="rl-tb" fo:margin-top="0.0833in" fo:margin-bottom="0in" fo:line-height="100%"/>
    </style:style>
    <style:style style:name="T6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62" style:parent-style-name="Normal" style:family="paragraph">
      <style:paragraph-properties fo:text-align="justify" style:writing-mode="rl-tb" fo:margin-top="0.0833in" fo:margin-bottom="0in" fo:line-height="100%"/>
    </style:style>
    <style:style style:name="T6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66" style:parent-style-name="Normal" style:family="paragraph">
      <style:paragraph-properties fo:text-align="justify" style:writing-mode="rl-tb" fo:margin-top="0.0833in" fo:margin-bottom="0in" fo:line-height="100%"/>
    </style:style>
    <style:style style:name="T6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70" style:parent-style-name="Normal" style:family="paragraph">
      <style:paragraph-properties fo:text-align="justify" style:writing-mode="rl-tb" fo:margin-top="0.0833in" fo:margin-bottom="0in" fo:line-height="100%"/>
    </style:style>
    <style:style style:name="T6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74" style:parent-style-name="Normal" style:family="paragraph">
      <style:paragraph-properties fo:text-align="justify" style:writing-mode="rl-tb" fo:margin-top="0.0833in" fo:margin-bottom="0in" fo:line-height="100%"/>
    </style:style>
    <style:style style:name="T6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78" style:parent-style-name="Normal" style:family="paragraph">
      <style:paragraph-properties fo:text-align="justify" style:writing-mode="rl-tb" fo:margin-top="0.0833in" fo:margin-bottom="0in" fo:line-height="100%"/>
    </style:style>
    <style:style style:name="T6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82" style:parent-style-name="Normal" style:family="paragraph">
      <style:paragraph-properties fo:text-align="justify" style:writing-mode="rl-tb" fo:margin-top="0.0833in" fo:margin-bottom="0in" fo:line-height="100%"/>
    </style:style>
    <style:style style:name="T6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86" style:parent-style-name="Normal" style:family="paragraph">
      <style:paragraph-properties fo:text-align="justify" style:writing-mode="rl-tb" fo:margin-top="0.0833in" fo:margin-bottom="0in" fo:line-height="100%"/>
    </style:style>
    <style:style style:name="T6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90" style:parent-style-name="Normal" style:family="paragraph">
      <style:paragraph-properties fo:text-align="justify" style:writing-mode="rl-tb" fo:margin-top="0.0833in" fo:margin-bottom="0in" fo:line-height="100%"/>
    </style:style>
    <style:style style:name="T6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94" style:parent-style-name="Normal" style:family="paragraph">
      <style:paragraph-properties fo:text-align="justify" style:writing-mode="rl-tb" fo:margin-top="0.0833in" fo:margin-bottom="0in" fo:line-height="100%"/>
    </style:style>
    <style:style style:name="T6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98" style:parent-style-name="Normal" style:family="paragraph">
      <style:paragraph-properties fo:text-align="justify" style:writing-mode="rl-tb" fo:margin-top="0.0833in" fo:margin-bottom="0in" fo:line-height="100%"/>
    </style:style>
    <style:style style:name="T6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02" style:parent-style-name="Normal" style:family="paragraph">
      <style:paragraph-properties fo:text-align="justify" style:writing-mode="rl-tb" fo:margin-top="0.0833in" fo:margin-bottom="0in" fo:line-height="100%"/>
    </style:style>
    <style:style style:name="T7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06" style:parent-style-name="Normal" style:family="paragraph">
      <style:paragraph-properties fo:text-align="justify" style:writing-mode="rl-tb" fo:margin-top="0.0833in" fo:margin-bottom="0in" fo:line-height="100%"/>
    </style:style>
    <style:style style:name="T7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10" style:parent-style-name="Normal" style:family="paragraph">
      <style:paragraph-properties fo:text-align="justify" style:writing-mode="rl-tb" fo:margin-top="0.0833in" fo:margin-bottom="0in" fo:line-height="100%"/>
    </style:style>
    <style:style style:name="T7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14" style:parent-style-name="Normal" style:family="paragraph">
      <style:paragraph-properties fo:text-align="justify" style:writing-mode="rl-tb" fo:margin-top="0.0833in" fo:margin-bottom="0in" fo:line-height="100%"/>
    </style:style>
    <style:style style:name="T7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18" style:parent-style-name="Normal" style:family="paragraph">
      <style:paragraph-properties fo:text-align="justify" style:writing-mode="rl-tb" fo:margin-top="0.0833in" fo:margin-bottom="0in" fo:line-height="100%"/>
    </style:style>
    <style:style style:name="T7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22" style:parent-style-name="Normal" style:family="paragraph">
      <style:paragraph-properties fo:text-align="justify" style:writing-mode="rl-tb" fo:margin-top="0.0833in" fo:margin-bottom="0in" fo:line-height="100%"/>
    </style:style>
    <style:style style:name="T7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26" style:parent-style-name="Normal" style:family="paragraph">
      <style:paragraph-properties fo:text-align="justify" style:writing-mode="rl-tb" fo:margin-top="0.0833in" fo:margin-bottom="0in" fo:line-height="100%"/>
    </style:style>
    <style:style style:name="T7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30" style:parent-style-name="Normal" style:family="paragraph">
      <style:paragraph-properties fo:text-align="justify" style:writing-mode="rl-tb" fo:margin-top="0.0833in" fo:margin-bottom="0in" fo:line-height="100%"/>
    </style:style>
    <style:style style:name="T7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34" style:parent-style-name="Normal" style:family="paragraph">
      <style:paragraph-properties fo:text-align="justify" style:writing-mode="rl-tb" fo:margin-top="0.0833in" fo:margin-bottom="0in" fo:line-height="100%"/>
    </style:style>
    <style:style style:name="T7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38" style:parent-style-name="Normal" style:family="paragraph">
      <style:paragraph-properties fo:text-align="justify" style:writing-mode="rl-tb" fo:margin-top="0.0833in" fo:margin-bottom="0in" fo:line-height="100%"/>
    </style:style>
    <style:style style:name="T7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42" style:parent-style-name="Normal" style:family="paragraph">
      <style:paragraph-properties fo:text-align="justify" style:writing-mode="rl-tb" fo:margin-top="0.0833in" fo:margin-bottom="0in" fo:line-height="100%"/>
    </style:style>
    <style:style style:name="T7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46" style:parent-style-name="Normal" style:family="paragraph">
      <style:paragraph-properties fo:text-align="justify" style:writing-mode="rl-tb" fo:margin-top="0.0833in" fo:margin-bottom="0in" fo:line-height="100%"/>
    </style:style>
    <style:style style:name="T7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50" style:parent-style-name="Normal" style:family="paragraph">
      <style:paragraph-properties fo:text-align="justify" style:writing-mode="rl-tb" fo:margin-top="0.0833in" fo:margin-bottom="0in" fo:line-height="100%"/>
    </style:style>
    <style:style style:name="T7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54" style:parent-style-name="Normal" style:family="paragraph">
      <style:paragraph-properties fo:text-align="justify" style:writing-mode="rl-tb" fo:margin-top="0.0833in" fo:margin-bottom="0in" fo:line-height="100%"/>
    </style:style>
    <style:style style:name="T7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58" style:parent-style-name="Normal" style:family="paragraph">
      <style:paragraph-properties fo:text-align="justify" style:writing-mode="rl-tb" fo:margin-top="0.0833in" fo:margin-bottom="0in" fo:line-height="100%"/>
    </style:style>
    <style:style style:name="T7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62" style:parent-style-name="Normal" style:family="paragraph">
      <style:paragraph-properties fo:text-align="justify" style:writing-mode="rl-tb" fo:margin-top="0.0833in" fo:margin-bottom="0in" fo:line-height="100%"/>
    </style:style>
    <style:style style:name="T7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66" style:parent-style-name="Normal" style:family="paragraph">
      <style:paragraph-properties fo:text-align="justify" style:writing-mode="rl-tb" fo:margin-top="0.0833in" fo:margin-bottom="0in" fo:line-height="100%"/>
    </style:style>
    <style:style style:name="T7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70" style:parent-style-name="Normal" style:family="paragraph">
      <style:paragraph-properties fo:text-align="justify" style:writing-mode="rl-tb" fo:margin-top="0.0833in" fo:margin-bottom="0in" fo:line-height="100%"/>
    </style:style>
    <style:style style:name="T7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74" style:parent-style-name="Normal" style:family="paragraph">
      <style:paragraph-properties fo:text-align="justify" style:writing-mode="rl-tb" fo:margin-top="0.0833in" fo:margin-bottom="0in" fo:line-height="100%"/>
    </style:style>
    <style:style style:name="T7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78" style:parent-style-name="Normal" style:family="paragraph">
      <style:paragraph-properties fo:text-align="justify" style:writing-mode="rl-tb" fo:margin-top="0.0833in" fo:margin-bottom="0in" fo:line-height="100%"/>
    </style:style>
    <style:style style:name="T7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82" style:parent-style-name="Normal" style:family="paragraph">
      <style:paragraph-properties fo:text-align="justify" style:writing-mode="rl-tb" fo:margin-top="0.0833in" fo:margin-bottom="0in" fo:line-height="100%"/>
    </style:style>
    <style:style style:name="T7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86" style:parent-style-name="Normal" style:family="paragraph">
      <style:paragraph-properties fo:text-align="justify" style:writing-mode="rl-tb" fo:margin-top="0.0833in" fo:margin-bottom="0in" fo:line-height="100%"/>
    </style:style>
    <style:style style:name="T7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90" style:parent-style-name="Normal" style:family="paragraph">
      <style:paragraph-properties fo:text-align="justify" style:writing-mode="rl-tb" fo:margin-top="0.0833in" fo:margin-bottom="0in" fo:line-height="100%"/>
    </style:style>
    <style:style style:name="T7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94" style:parent-style-name="Normal" style:family="paragraph">
      <style:paragraph-properties fo:text-align="justify" style:writing-mode="rl-tb" fo:margin-top="0.0833in" fo:margin-bottom="0in" fo:line-height="100%"/>
    </style:style>
    <style:style style:name="T7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98" style:parent-style-name="Normal" style:family="paragraph">
      <style:paragraph-properties fo:text-align="justify" style:writing-mode="rl-tb" fo:margin-top="0.0833in" fo:margin-bottom="0in" fo:line-height="100%"/>
    </style:style>
    <style:style style:name="T7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02" style:parent-style-name="Normal" style:family="paragraph">
      <style:paragraph-properties fo:text-align="justify" style:writing-mode="rl-tb" fo:margin-top="0.0833in" fo:margin-bottom="0in" fo:line-height="100%"/>
    </style:style>
    <style:style style:name="T7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06" style:parent-style-name="Normal" style:family="paragraph">
      <style:paragraph-properties fo:text-align="justify" style:writing-mode="rl-tb" fo:margin-top="0.0833in" fo:margin-bottom="0in" fo:line-height="100%"/>
    </style:style>
    <style:style style:name="T7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10" style:parent-style-name="Normal" style:family="paragraph">
      <style:paragraph-properties fo:text-align="justify" style:writing-mode="rl-tb" fo:margin-top="0.0833in" fo:margin-bottom="0in" fo:line-height="100%"/>
    </style:style>
    <style:style style:name="T7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14" style:parent-style-name="Normal" style:family="paragraph">
      <style:paragraph-properties fo:text-align="justify" style:writing-mode="rl-tb" fo:margin-top="0.0833in" fo:margin-bottom="0in" fo:line-height="100%"/>
    </style:style>
    <style:style style:name="T7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18" style:parent-style-name="Normal" style:family="paragraph">
      <style:paragraph-properties fo:text-align="justify" style:writing-mode="rl-tb" fo:margin-top="0.0833in" fo:margin-bottom="0in" fo:line-height="100%"/>
    </style:style>
    <style:style style:name="T7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22" style:parent-style-name="Normal" style:family="paragraph">
      <style:paragraph-properties fo:text-align="justify" style:writing-mode="rl-tb" fo:margin-top="0.0833in" fo:margin-bottom="0in" fo:line-height="100%"/>
    </style:style>
    <style:style style:name="T7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26" style:parent-style-name="Normal" style:family="paragraph">
      <style:paragraph-properties fo:text-align="justify" style:writing-mode="rl-tb" fo:margin-top="0.0833in" fo:margin-bottom="0in" fo:line-height="100%"/>
    </style:style>
    <style:style style:name="T7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30" style:parent-style-name="Normal" style:family="paragraph">
      <style:paragraph-properties fo:text-align="justify" style:writing-mode="rl-tb" fo:margin-top="0.0833in" fo:margin-bottom="0in" fo:line-height="100%"/>
    </style:style>
    <style:style style:name="T7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5" style:family="section">
      <style:section-properties fo:margin-left="0in" fo:margin-right="0in" style:writing-mode="lr-tb"/>
    </style:style>
    <style:style style:name="P713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135" style:parent-style-name="Normal" style:family="paragraph">
      <style:paragraph-properties fo:text-align="justify" style:writing-mode="rl-tb" fo:margin-top="0.0833in" fo:margin-bottom="0in" fo:line-height="100%"/>
    </style:style>
    <style:style style:name="T7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38" style:parent-style-name="Normal" style:family="paragraph">
      <style:paragraph-properties fo:text-align="justify" style:writing-mode="rl-tb" fo:margin-top="0.0833in" fo:margin-bottom="0in" fo:line-height="100%"/>
    </style:style>
    <style:style style:name="T7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42" style:parent-style-name="Normal" style:family="paragraph">
      <style:paragraph-properties fo:text-align="justify" style:writing-mode="rl-tb" fo:margin-top="0.0833in" fo:margin-bottom="0in" fo:line-height="100%"/>
    </style:style>
    <style:style style:name="T7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46" style:parent-style-name="Normal" style:family="paragraph">
      <style:paragraph-properties fo:text-align="justify" style:writing-mode="rl-tb" fo:margin-top="0.0833in" fo:margin-bottom="0in" fo:line-height="100%"/>
    </style:style>
    <style:style style:name="T7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50" style:parent-style-name="Normal" style:family="paragraph">
      <style:paragraph-properties fo:text-align="justify" style:writing-mode="rl-tb" fo:margin-top="0.0833in" fo:margin-bottom="0in" fo:line-height="100%"/>
    </style:style>
    <style:style style:name="T7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54" style:parent-style-name="Normal" style:family="paragraph">
      <style:paragraph-properties fo:text-align="justify" style:writing-mode="rl-tb" fo:margin-top="0.0833in" fo:margin-bottom="0in" fo:line-height="100%"/>
    </style:style>
    <style:style style:name="T7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58" style:parent-style-name="Normal" style:family="paragraph">
      <style:paragraph-properties fo:text-align="justify" style:writing-mode="rl-tb" fo:margin-top="0.0833in" fo:margin-bottom="0in" fo:line-height="100%"/>
    </style:style>
    <style:style style:name="T7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62" style:parent-style-name="Normal" style:family="paragraph">
      <style:paragraph-properties fo:text-align="justify" style:writing-mode="rl-tb" fo:margin-top="0.0833in" fo:margin-bottom="0in" fo:line-height="100%"/>
    </style:style>
    <style:style style:name="T7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66" style:parent-style-name="Normal" style:family="paragraph">
      <style:paragraph-properties fo:text-align="justify" style:writing-mode="rl-tb" fo:margin-top="0.0833in" fo:margin-bottom="0in" fo:line-height="100%"/>
    </style:style>
    <style:style style:name="T7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70" style:parent-style-name="Normal" style:family="paragraph">
      <style:paragraph-properties fo:text-align="justify" style:writing-mode="rl-tb" fo:margin-top="0.0833in" fo:margin-bottom="0in" fo:line-height="100%"/>
    </style:style>
    <style:style style:name="T7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74" style:parent-style-name="Normal" style:family="paragraph">
      <style:paragraph-properties fo:text-align="justify" style:writing-mode="rl-tb" fo:margin-top="0.0833in" fo:margin-bottom="0in" fo:line-height="100%"/>
    </style:style>
    <style:style style:name="T7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78" style:parent-style-name="Normal" style:family="paragraph">
      <style:paragraph-properties fo:text-align="justify" style:writing-mode="rl-tb" fo:margin-top="0.0833in" fo:margin-bottom="0in" fo:line-height="100%"/>
    </style:style>
    <style:style style:name="T7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82" style:parent-style-name="Normal" style:family="paragraph">
      <style:paragraph-properties fo:text-align="justify" style:writing-mode="rl-tb" fo:margin-top="0.0833in" fo:margin-bottom="0in" fo:line-height="100%"/>
    </style:style>
    <style:style style:name="T7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86" style:parent-style-name="Normal" style:family="paragraph">
      <style:paragraph-properties fo:text-align="justify" style:writing-mode="rl-tb" fo:margin-top="0.0833in" fo:margin-bottom="0in" fo:line-height="100%"/>
    </style:style>
    <style:style style:name="T7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90" style:parent-style-name="Normal" style:family="paragraph">
      <style:paragraph-properties fo:text-align="justify" style:writing-mode="rl-tb" fo:margin-top="0.0833in" fo:margin-bottom="0in" fo:line-height="100%"/>
    </style:style>
    <style:style style:name="T7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94" style:parent-style-name="Normal" style:family="paragraph">
      <style:paragraph-properties fo:text-align="justify" style:writing-mode="rl-tb" fo:margin-top="0.0833in" fo:margin-bottom="0in" fo:line-height="100%"/>
    </style:style>
    <style:style style:name="T7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98" style:parent-style-name="Normal" style:family="paragraph">
      <style:paragraph-properties fo:text-align="justify" style:writing-mode="rl-tb" fo:margin-top="0.0833in" fo:margin-bottom="0in" fo:line-height="100%"/>
    </style:style>
    <style:style style:name="T7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02" style:parent-style-name="Normal" style:family="paragraph">
      <style:paragraph-properties fo:text-align="justify" style:writing-mode="rl-tb" fo:margin-top="0.0833in" fo:margin-bottom="0in" fo:line-height="100%"/>
    </style:style>
    <style:style style:name="T7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06" style:parent-style-name="Normal" style:family="paragraph">
      <style:paragraph-properties fo:text-align="justify" style:writing-mode="rl-tb" fo:margin-top="0.0833in" fo:margin-bottom="0in" fo:line-height="100%"/>
    </style:style>
    <style:style style:name="T7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10" style:parent-style-name="Normal" style:family="paragraph">
      <style:paragraph-properties fo:text-align="justify" style:writing-mode="rl-tb" fo:margin-top="0.0833in" fo:margin-bottom="0in" fo:line-height="100%"/>
    </style:style>
    <style:style style:name="T7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14" style:parent-style-name="Normal" style:family="paragraph">
      <style:paragraph-properties fo:text-align="justify" style:writing-mode="rl-tb" fo:margin-top="0.0833in" fo:margin-bottom="0in" fo:line-height="100%"/>
    </style:style>
    <style:style style:name="T7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18" style:parent-style-name="Normal" style:family="paragraph">
      <style:paragraph-properties fo:text-align="justify" style:writing-mode="rl-tb" fo:margin-top="0.0833in" fo:margin-bottom="0in" fo:line-height="100%"/>
    </style:style>
    <style:style style:name="T7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22" style:parent-style-name="Normal" style:family="paragraph">
      <style:paragraph-properties fo:text-align="justify" style:writing-mode="rl-tb" fo:margin-top="0.0833in" fo:margin-bottom="0in" fo:line-height="100%"/>
    </style:style>
    <style:style style:name="T7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26" style:parent-style-name="Normal" style:family="paragraph">
      <style:paragraph-properties fo:text-align="justify" style:writing-mode="rl-tb" fo:margin-top="0.0833in" fo:margin-bottom="0in" fo:line-height="100%"/>
    </style:style>
    <style:style style:name="T7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30" style:parent-style-name="Normal" style:family="paragraph">
      <style:paragraph-properties fo:text-align="justify" style:writing-mode="rl-tb" fo:margin-top="0.0833in" fo:margin-bottom="0in" fo:line-height="100%"/>
    </style:style>
    <style:style style:name="T7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34" style:parent-style-name="Normal" style:family="paragraph">
      <style:paragraph-properties fo:text-align="justify" style:writing-mode="rl-tb" fo:margin-top="0.0833in" fo:margin-bottom="0in" fo:line-height="100%"/>
    </style:style>
    <style:style style:name="T7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38" style:parent-style-name="Normal" style:family="paragraph">
      <style:paragraph-properties fo:text-align="justify" style:writing-mode="rl-tb" fo:margin-top="0.0833in" fo:margin-bottom="0in" fo:line-height="100%"/>
    </style:style>
    <style:style style:name="T7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42" style:parent-style-name="Normal" style:family="paragraph">
      <style:paragraph-properties fo:text-align="justify" style:writing-mode="rl-tb" fo:margin-top="0.0833in" fo:margin-bottom="0in" fo:line-height="100%"/>
    </style:style>
    <style:style style:name="T7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46" style:parent-style-name="Normal" style:family="paragraph">
      <style:paragraph-properties fo:text-align="justify" style:writing-mode="rl-tb" fo:margin-top="0.0833in" fo:margin-bottom="0in" fo:line-height="100%"/>
    </style:style>
    <style:style style:name="T7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50" style:parent-style-name="Normal" style:family="paragraph">
      <style:paragraph-properties fo:text-align="justify" style:writing-mode="rl-tb" fo:margin-top="0.0833in" fo:margin-bottom="0in" fo:line-height="100%"/>
    </style:style>
    <style:style style:name="T7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54" style:parent-style-name="Normal" style:family="paragraph">
      <style:paragraph-properties fo:text-align="justify" style:writing-mode="rl-tb" fo:margin-top="0.0833in" fo:margin-bottom="0in" fo:line-height="100%"/>
    </style:style>
    <style:style style:name="T7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58" style:parent-style-name="Normal" style:family="paragraph">
      <style:paragraph-properties fo:text-align="justify" style:writing-mode="rl-tb" fo:margin-top="0.0833in" fo:margin-bottom="0in" fo:line-height="100%"/>
    </style:style>
    <style:style style:name="T7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62" style:parent-style-name="Normal" style:family="paragraph">
      <style:paragraph-properties fo:text-align="justify" style:writing-mode="rl-tb" fo:margin-top="0.0833in" fo:margin-bottom="0in" fo:line-height="100%"/>
    </style:style>
    <style:style style:name="T7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66" style:parent-style-name="Normal" style:family="paragraph">
      <style:paragraph-properties fo:text-align="justify" style:writing-mode="rl-tb" fo:margin-top="0.0833in" fo:margin-bottom="0in" fo:line-height="100%"/>
    </style:style>
    <style:style style:name="T7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70" style:parent-style-name="Normal" style:family="paragraph">
      <style:paragraph-properties fo:text-align="justify" style:writing-mode="rl-tb" fo:margin-top="0.0833in" fo:margin-bottom="0in" fo:line-height="100%"/>
    </style:style>
    <style:style style:name="T7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74" style:parent-style-name="Normal" style:family="paragraph">
      <style:paragraph-properties fo:text-align="justify" style:writing-mode="rl-tb" fo:margin-top="0.0833in" fo:margin-bottom="0in" fo:line-height="100%"/>
    </style:style>
    <style:style style:name="T7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78" style:parent-style-name="Normal" style:family="paragraph">
      <style:paragraph-properties fo:text-align="justify" style:writing-mode="rl-tb" fo:margin-top="0.0833in" fo:margin-bottom="0in" fo:line-height="100%"/>
    </style:style>
    <style:style style:name="T7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82" style:parent-style-name="Normal" style:family="paragraph">
      <style:paragraph-properties fo:text-align="justify" style:writing-mode="rl-tb" fo:margin-top="0.0833in" fo:margin-bottom="0in" fo:line-height="100%"/>
    </style:style>
    <style:style style:name="T7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86" style:parent-style-name="Normal" style:family="paragraph">
      <style:paragraph-properties fo:text-align="justify" style:writing-mode="rl-tb" fo:margin-top="0.0833in" fo:margin-bottom="0in" fo:line-height="100%"/>
    </style:style>
    <style:style style:name="T7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90" style:parent-style-name="Normal" style:family="paragraph">
      <style:paragraph-properties fo:text-align="justify" style:writing-mode="rl-tb" fo:margin-top="0.0833in" fo:margin-bottom="0in" fo:line-height="100%"/>
    </style:style>
    <style:style style:name="T7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94" style:parent-style-name="Normal" style:family="paragraph">
      <style:paragraph-properties fo:text-align="justify" style:writing-mode="rl-tb" fo:margin-top="0.0833in" fo:margin-bottom="0in" fo:line-height="100%"/>
    </style:style>
    <style:style style:name="T7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98" style:parent-style-name="Normal" style:family="paragraph">
      <style:paragraph-properties fo:text-align="justify" style:writing-mode="rl-tb" fo:margin-top="0.0833in" fo:margin-bottom="0in" fo:line-height="100%"/>
    </style:style>
    <style:style style:name="T7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02" style:parent-style-name="Normal" style:family="paragraph">
      <style:paragraph-properties fo:text-align="justify" style:writing-mode="rl-tb" fo:margin-top="0.0833in" fo:margin-bottom="0in" fo:line-height="100%"/>
    </style:style>
    <style:style style:name="T7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06" style:parent-style-name="Normal" style:family="paragraph">
      <style:paragraph-properties fo:text-align="justify" style:writing-mode="rl-tb" fo:margin-top="0.0833in" fo:margin-bottom="0in" fo:line-height="100%"/>
    </style:style>
    <style:style style:name="T7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10" style:parent-style-name="Normal" style:family="paragraph">
      <style:paragraph-properties fo:text-align="justify" style:writing-mode="rl-tb" fo:margin-top="0.0833in" fo:margin-bottom="0in" fo:line-height="100%"/>
    </style:style>
    <style:style style:name="T7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14" style:parent-style-name="Normal" style:family="paragraph">
      <style:paragraph-properties fo:text-align="justify" style:writing-mode="rl-tb" fo:margin-top="0.0833in" fo:margin-bottom="0in" fo:line-height="100%"/>
    </style:style>
    <style:style style:name="T7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18" style:parent-style-name="Normal" style:family="paragraph">
      <style:paragraph-properties fo:text-align="justify" style:writing-mode="rl-tb" fo:margin-top="0.0833in" fo:margin-bottom="0in" fo:line-height="100%"/>
    </style:style>
    <style:style style:name="T7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22" style:parent-style-name="Normal" style:family="paragraph">
      <style:paragraph-properties fo:text-align="justify" style:writing-mode="rl-tb" fo:margin-top="0.0833in" fo:margin-bottom="0in" fo:line-height="100%"/>
    </style:style>
    <style:style style:name="T7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6" style:family="section">
      <style:section-properties fo:margin-left="0in" fo:margin-right="0in" style:writing-mode="lr-tb"/>
    </style:style>
    <style:style style:name="P73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327" style:parent-style-name="Normal" style:family="paragraph">
      <style:paragraph-properties fo:text-align="justify" style:writing-mode="rl-tb" fo:margin-top="0.0833in" fo:margin-bottom="0in" fo:line-height="100%"/>
    </style:style>
    <style:style style:name="T7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30" style:parent-style-name="Normal" style:family="paragraph">
      <style:paragraph-properties fo:text-align="justify" style:writing-mode="rl-tb" fo:margin-top="0.0833in" fo:margin-bottom="0in" fo:line-height="100%"/>
    </style:style>
    <style:style style:name="T7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34" style:parent-style-name="Normal" style:family="paragraph">
      <style:paragraph-properties fo:text-align="justify" style:writing-mode="rl-tb" fo:margin-top="0.0833in" fo:margin-bottom="0in" fo:line-height="100%"/>
    </style:style>
    <style:style style:name="T7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38" style:parent-style-name="Normal" style:family="paragraph">
      <style:paragraph-properties fo:text-align="justify" style:writing-mode="rl-tb" fo:margin-top="0.0833in" fo:margin-bottom="0in" fo:line-height="100%"/>
    </style:style>
    <style:style style:name="T7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42" style:parent-style-name="Normal" style:family="paragraph">
      <style:paragraph-properties fo:text-align="justify" style:writing-mode="rl-tb" fo:margin-top="0.0833in" fo:margin-bottom="0in" fo:line-height="100%"/>
    </style:style>
    <style:style style:name="T7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46" style:parent-style-name="Normal" style:family="paragraph">
      <style:paragraph-properties fo:text-align="justify" style:writing-mode="rl-tb" fo:margin-top="0.0833in" fo:margin-bottom="0in" fo:line-height="100%"/>
    </style:style>
    <style:style style:name="T7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50" style:parent-style-name="Normal" style:family="paragraph">
      <style:paragraph-properties fo:text-align="justify" style:writing-mode="rl-tb" fo:margin-top="0.0833in" fo:margin-bottom="0in" fo:line-height="100%"/>
    </style:style>
    <style:style style:name="T7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54" style:parent-style-name="Normal" style:family="paragraph">
      <style:paragraph-properties fo:text-align="justify" style:writing-mode="rl-tb" fo:margin-top="0.0833in" fo:margin-bottom="0in" fo:line-height="100%"/>
    </style:style>
    <style:style style:name="T7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58" style:parent-style-name="Normal" style:family="paragraph">
      <style:paragraph-properties fo:text-align="justify" style:writing-mode="rl-tb" fo:margin-top="0.0833in" fo:margin-bottom="0in" fo:line-height="100%"/>
    </style:style>
    <style:style style:name="T7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62" style:parent-style-name="Normal" style:family="paragraph">
      <style:paragraph-properties fo:text-align="justify" style:writing-mode="rl-tb" fo:margin-top="0.0833in" fo:margin-bottom="0in" fo:line-height="100%"/>
    </style:style>
    <style:style style:name="T7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66" style:parent-style-name="Normal" style:family="paragraph">
      <style:paragraph-properties fo:text-align="justify" style:writing-mode="rl-tb" fo:margin-top="0.0833in" fo:margin-bottom="0in" fo:line-height="100%"/>
    </style:style>
    <style:style style:name="T7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70" style:parent-style-name="Normal" style:family="paragraph">
      <style:paragraph-properties fo:text-align="justify" style:writing-mode="rl-tb" fo:margin-top="0.0833in" fo:margin-bottom="0in" fo:line-height="100%"/>
    </style:style>
    <style:style style:name="T7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74" style:parent-style-name="Normal" style:family="paragraph">
      <style:paragraph-properties fo:text-align="justify" style:writing-mode="rl-tb" fo:margin-top="0.0833in" fo:margin-bottom="0in" fo:line-height="100%"/>
    </style:style>
    <style:style style:name="T7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78" style:parent-style-name="Normal" style:family="paragraph">
      <style:paragraph-properties fo:text-align="justify" style:writing-mode="rl-tb" fo:margin-top="0.0833in" fo:margin-bottom="0in" fo:line-height="100%"/>
    </style:style>
    <style:style style:name="T7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82" style:parent-style-name="Normal" style:family="paragraph">
      <style:paragraph-properties fo:text-align="justify" style:writing-mode="rl-tb" fo:margin-top="0.0833in" fo:margin-bottom="0in" fo:line-height="100%"/>
    </style:style>
    <style:style style:name="T7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86" style:parent-style-name="Normal" style:family="paragraph">
      <style:paragraph-properties fo:text-align="justify" style:writing-mode="rl-tb" fo:margin-top="0.0833in" fo:margin-bottom="0in" fo:line-height="100%"/>
    </style:style>
    <style:style style:name="T7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90" style:parent-style-name="Normal" style:family="paragraph">
      <style:paragraph-properties fo:text-align="justify" style:writing-mode="rl-tb" fo:margin-top="0.0833in" fo:margin-bottom="0in" fo:line-height="100%"/>
    </style:style>
    <style:style style:name="T7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94" style:parent-style-name="Normal" style:family="paragraph">
      <style:paragraph-properties fo:text-align="justify" style:writing-mode="rl-tb" fo:margin-top="0.0833in" fo:margin-bottom="0in" fo:line-height="100%"/>
    </style:style>
    <style:style style:name="T7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98" style:parent-style-name="Normal" style:family="paragraph">
      <style:paragraph-properties fo:text-align="justify" style:writing-mode="rl-tb" fo:margin-top="0.0833in" fo:margin-bottom="0in" fo:line-height="100%"/>
    </style:style>
    <style:style style:name="T7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02" style:parent-style-name="Normal" style:family="paragraph">
      <style:paragraph-properties fo:text-align="justify" style:writing-mode="rl-tb" fo:margin-top="0.0833in" fo:margin-bottom="0in" fo:line-height="100%"/>
    </style:style>
    <style:style style:name="T7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6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08" style:parent-style-name="Normal" style:family="paragraph">
      <style:paragraph-properties fo:text-align="justify" style:writing-mode="rl-tb" fo:margin-top="0.0833in" fo:margin-bottom="0in" fo:line-height="100%"/>
    </style:style>
    <style:style style:name="T7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2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14" style:parent-style-name="Normal" style:family="paragraph">
      <style:paragraph-properties fo:text-align="justify" style:writing-mode="rl-tb" fo:margin-top="0.0833in" fo:margin-bottom="0in" fo:line-height="100%"/>
    </style:style>
    <style:style style:name="T7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8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20" style:parent-style-name="Normal" style:family="paragraph">
      <style:paragraph-properties fo:text-align="justify" style:writing-mode="rl-tb" fo:margin-top="0.0833in" fo:margin-bottom="0in" fo:line-height="100%"/>
    </style:style>
    <style:style style:name="T7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4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26" style:parent-style-name="Normal" style:family="paragraph">
      <style:paragraph-properties fo:text-align="justify" style:writing-mode="rl-tb" fo:margin-top="0.0833in" fo:margin-bottom="0in" fo:line-height="100%"/>
    </style:style>
    <style:style style:name="T7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0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32" style:parent-style-name="Normal" style:family="paragraph">
      <style:paragraph-properties fo:text-align="justify" style:writing-mode="rl-tb" fo:margin-top="0.0833in" fo:margin-bottom="0in" fo:line-height="100%"/>
    </style:style>
    <style:style style:name="T7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6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38" style:parent-style-name="Normal" style:family="paragraph">
      <style:paragraph-properties fo:text-align="justify" style:writing-mode="rl-tb" fo:margin-top="0.0833in" fo:margin-bottom="0in" fo:line-height="100%"/>
    </style:style>
    <style:style style:name="T7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42" style:parent-style-name="Normal" style:family="paragraph">
      <style:paragraph-properties fo:text-align="justify" style:writing-mode="rl-tb" fo:margin-top="0.0833in" fo:margin-bottom="0in" fo:line-height="100%"/>
    </style:style>
    <style:style style:name="T7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46" style:parent-style-name="Normal" style:family="paragraph">
      <style:paragraph-properties fo:text-align="justify" style:writing-mode="rl-tb" fo:margin-top="0.0833in" fo:margin-bottom="0in" fo:line-height="100%"/>
    </style:style>
    <style:style style:name="T7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50" style:parent-style-name="Normal" style:family="paragraph">
      <style:paragraph-properties fo:text-align="justify" style:writing-mode="rl-tb" fo:margin-top="0.0833in" fo:margin-bottom="0in" fo:line-height="100%"/>
    </style:style>
    <style:style style:name="T7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54" style:parent-style-name="Normal" style:family="paragraph">
      <style:paragraph-properties fo:text-align="justify" style:writing-mode="rl-tb" fo:margin-top="0.0833in" fo:margin-bottom="0in" fo:line-height="100%"/>
    </style:style>
    <style:style style:name="T7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58" style:parent-style-name="Normal" style:family="paragraph">
      <style:paragraph-properties fo:text-align="justify" style:writing-mode="rl-tb" fo:margin-top="0.0833in" fo:margin-bottom="0in" fo:line-height="100%"/>
    </style:style>
    <style:style style:name="T7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62" style:parent-style-name="Normal" style:family="paragraph">
      <style:paragraph-properties fo:text-align="justify" style:writing-mode="rl-tb" fo:margin-top="0.0833in" fo:margin-bottom="0in" fo:line-height="100%"/>
    </style:style>
    <style:style style:name="T7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66" style:parent-style-name="Normal" style:family="paragraph">
      <style:paragraph-properties fo:text-align="justify" style:writing-mode="rl-tb" fo:margin-top="0.0833in" fo:margin-bottom="0in" fo:line-height="100%"/>
    </style:style>
    <style:style style:name="T7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70" style:parent-style-name="Normal" style:family="paragraph">
      <style:paragraph-properties fo:text-align="justify" style:writing-mode="rl-tb" fo:margin-top="0.0833in" fo:margin-bottom="0in" fo:line-height="100%"/>
    </style:style>
    <style:style style:name="T7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74" style:parent-style-name="Normal" style:family="paragraph">
      <style:paragraph-properties fo:text-align="justify" style:writing-mode="rl-tb" fo:margin-top="0.0833in" fo:margin-bottom="0in" fo:line-height="100%"/>
    </style:style>
    <style:style style:name="T7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78" style:parent-style-name="Normal" style:family="paragraph">
      <style:paragraph-properties fo:text-align="justify" style:writing-mode="rl-tb" fo:margin-top="0.0833in" fo:margin-bottom="0in" fo:line-height="100%"/>
    </style:style>
    <style:style style:name="T7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82" style:parent-style-name="Normal" style:family="paragraph">
      <style:paragraph-properties fo:text-align="justify" style:writing-mode="rl-tb" fo:margin-top="0.0833in" fo:margin-bottom="0in" fo:line-height="100%"/>
    </style:style>
    <style:style style:name="T7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86" style:parent-style-name="Normal" style:family="paragraph">
      <style:paragraph-properties fo:text-align="justify" style:writing-mode="rl-tb" fo:margin-top="0.0833in" fo:margin-bottom="0in" fo:line-height="100%"/>
    </style:style>
    <style:style style:name="T7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90" style:parent-style-name="Normal" style:family="paragraph">
      <style:paragraph-properties fo:text-align="justify" style:writing-mode="rl-tb" fo:margin-top="0.0833in" fo:margin-bottom="0in" fo:line-height="100%"/>
    </style:style>
    <style:style style:name="T7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4" style:parent-style-name="DefaultParagraphFont" style:family="text">
      <style:text-properties style:font-name="Ezra SIL" style:font-name-complex="Ezra SIL" fo:color="#0070C0" fo:font-size="14pt" style:font-size-asian="14pt" style:font-size-complex="14pt"/>
    </style:style>
    <style:style style:name="T7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96" style:parent-style-name="Normal" style:family="paragraph">
      <style:paragraph-properties fo:text-align="justify" style:writing-mode="rl-tb" fo:margin-top="0.0833in" fo:margin-bottom="0in" fo:line-height="100%"/>
    </style:style>
    <style:style style:name="T7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00" style:parent-style-name="Normal" style:family="paragraph">
      <style:paragraph-properties fo:text-align="justify" style:writing-mode="rl-tb" fo:margin-top="0.0833in" fo:margin-bottom="0in" fo:line-height="100%"/>
    </style:style>
    <style:style style:name="T7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04" style:parent-style-name="Normal" style:family="paragraph">
      <style:paragraph-properties fo:text-align="justify" style:writing-mode="rl-tb" fo:margin-top="0.0833in" fo:margin-bottom="0in" fo:line-height="100%"/>
    </style:style>
    <style:style style:name="T7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08" style:parent-style-name="Normal" style:family="paragraph">
      <style:paragraph-properties fo:text-align="justify" style:writing-mode="rl-tb" fo:margin-top="0.0833in" fo:margin-bottom="0in" fo:line-height="100%"/>
    </style:style>
    <style:style style:name="T7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7" style:family="section">
      <style:section-properties fo:margin-left="0in" fo:margin-right="0in" style:writing-mode="lr-tb"/>
    </style:style>
    <style:style style:name="P751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513" style:parent-style-name="Normal" style:family="paragraph">
      <style:paragraph-properties fo:text-align="justify" style:writing-mode="rl-tb" fo:margin-top="0.0833in" fo:margin-bottom="0in" fo:line-height="100%"/>
    </style:style>
    <style:style style:name="T7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16" style:parent-style-name="Normal" style:family="paragraph">
      <style:paragraph-properties fo:text-align="justify" style:writing-mode="rl-tb" fo:margin-top="0.0833in" fo:margin-bottom="0in" fo:line-height="100%"/>
    </style:style>
    <style:style style:name="T7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20" style:parent-style-name="Normal" style:family="paragraph">
      <style:paragraph-properties fo:text-align="justify" style:writing-mode="rl-tb" fo:margin-top="0.0833in" fo:margin-bottom="0in" fo:line-height="100%"/>
    </style:style>
    <style:style style:name="T7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24" style:parent-style-name="Normal" style:family="paragraph">
      <style:paragraph-properties fo:text-align="justify" style:writing-mode="rl-tb" fo:margin-top="0.0833in" fo:margin-bottom="0in" fo:line-height="100%"/>
    </style:style>
    <style:style style:name="T7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28" style:parent-style-name="Normal" style:family="paragraph">
      <style:paragraph-properties fo:text-align="justify" style:writing-mode="rl-tb" fo:margin-top="0.0833in" fo:margin-bottom="0in" fo:line-height="100%"/>
    </style:style>
    <style:style style:name="T7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32" style:parent-style-name="Normal" style:family="paragraph">
      <style:paragraph-properties fo:text-align="justify" style:writing-mode="rl-tb" fo:margin-top="0.0833in" fo:margin-bottom="0in" fo:line-height="100%"/>
    </style:style>
    <style:style style:name="T7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36" style:parent-style-name="Normal" style:family="paragraph">
      <style:paragraph-properties fo:text-align="justify" style:writing-mode="rl-tb" fo:margin-top="0.0833in" fo:margin-bottom="0in" fo:line-height="100%"/>
    </style:style>
    <style:style style:name="T7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40" style:parent-style-name="Normal" style:family="paragraph">
      <style:paragraph-properties fo:text-align="justify" style:writing-mode="rl-tb" fo:margin-top="0.0833in" fo:margin-bottom="0in" fo:line-height="100%"/>
    </style:style>
    <style:style style:name="T7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44" style:parent-style-name="Normal" style:family="paragraph">
      <style:paragraph-properties fo:text-align="justify" style:writing-mode="rl-tb" fo:margin-top="0.0833in" fo:margin-bottom="0in" fo:line-height="100%"/>
    </style:style>
    <style:style style:name="T7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48" style:parent-style-name="Normal" style:family="paragraph">
      <style:paragraph-properties fo:text-align="justify" style:writing-mode="rl-tb" fo:margin-top="0.0833in" fo:margin-bottom="0in" fo:line-height="100%"/>
    </style:style>
    <style:style style:name="T7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52" style:parent-style-name="Normal" style:family="paragraph">
      <style:paragraph-properties fo:text-align="justify" style:writing-mode="rl-tb" fo:margin-top="0.0833in" fo:margin-bottom="0in" fo:line-height="100%"/>
    </style:style>
    <style:style style:name="T7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56" style:parent-style-name="Normal" style:family="paragraph">
      <style:paragraph-properties fo:text-align="justify" style:writing-mode="rl-tb" fo:margin-top="0.0833in" fo:margin-bottom="0in" fo:line-height="100%"/>
    </style:style>
    <style:style style:name="T7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60" style:parent-style-name="Normal" style:family="paragraph">
      <style:paragraph-properties fo:text-align="justify" style:writing-mode="rl-tb" fo:margin-top="0.0833in" fo:margin-bottom="0in" fo:line-height="100%"/>
    </style:style>
    <style:style style:name="T7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64" style:parent-style-name="Normal" style:family="paragraph">
      <style:paragraph-properties fo:text-align="justify" style:writing-mode="rl-tb" fo:margin-top="0.0833in" fo:margin-bottom="0in" fo:line-height="100%"/>
    </style:style>
    <style:style style:name="T7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8" style:family="section">
      <style:section-properties fo:margin-left="0in" fo:margin-right="0in" style:writing-mode="lr-tb"/>
    </style:style>
    <style:style style:name="P75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569" style:parent-style-name="Normal" style:family="paragraph">
      <style:paragraph-properties fo:text-align="justify" style:writing-mode="rl-tb" fo:margin-top="0.0833in" fo:margin-bottom="0in" fo:line-height="100%"/>
    </style:style>
    <style:style style:name="T7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72" style:parent-style-name="Normal" style:family="paragraph">
      <style:paragraph-properties fo:text-align="justify" style:writing-mode="rl-tb" fo:margin-top="0.0833in" fo:margin-bottom="0in" fo:line-height="100%"/>
    </style:style>
    <style:style style:name="T7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76" style:parent-style-name="Normal" style:family="paragraph">
      <style:paragraph-properties fo:text-align="justify" style:writing-mode="rl-tb" fo:margin-top="0.0833in" fo:margin-bottom="0in" fo:line-height="100%"/>
    </style:style>
    <style:style style:name="T7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80" style:parent-style-name="Normal" style:family="paragraph">
      <style:paragraph-properties fo:text-align="justify" style:writing-mode="rl-tb" fo:margin-top="0.0833in" fo:margin-bottom="0in" fo:line-height="100%"/>
    </style:style>
    <style:style style:name="T7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84" style:parent-style-name="Normal" style:family="paragraph">
      <style:paragraph-properties fo:text-align="justify" style:writing-mode="rl-tb" fo:margin-top="0.0833in" fo:margin-bottom="0in" fo:line-height="100%"/>
    </style:style>
    <style:style style:name="T7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88" style:parent-style-name="Normal" style:family="paragraph">
      <style:paragraph-properties fo:text-align="justify" style:writing-mode="rl-tb" fo:margin-top="0.0833in" fo:margin-bottom="0in" fo:line-height="100%"/>
    </style:style>
    <style:style style:name="T7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92" style:parent-style-name="Normal" style:family="paragraph">
      <style:paragraph-properties fo:text-align="justify" style:writing-mode="rl-tb" fo:margin-top="0.0833in" fo:margin-bottom="0in" fo:line-height="100%"/>
    </style:style>
    <style:style style:name="T7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96" style:parent-style-name="Normal" style:family="paragraph">
      <style:paragraph-properties fo:text-align="justify" style:writing-mode="rl-tb" fo:margin-top="0.0833in" fo:margin-bottom="0in" fo:line-height="100%"/>
    </style:style>
    <style:style style:name="T7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00" style:parent-style-name="Normal" style:family="paragraph">
      <style:paragraph-properties fo:text-align="justify" style:writing-mode="rl-tb" fo:margin-top="0.0833in" fo:margin-bottom="0in" fo:line-height="100%"/>
    </style:style>
    <style:style style:name="T7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04" style:parent-style-name="Normal" style:family="paragraph">
      <style:paragraph-properties fo:text-align="justify" style:writing-mode="rl-tb" fo:margin-top="0.0833in" fo:margin-bottom="0in" fo:line-height="100%"/>
    </style:style>
    <style:style style:name="T7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08" style:parent-style-name="Normal" style:family="paragraph">
      <style:paragraph-properties fo:text-align="justify" style:writing-mode="rl-tb" fo:margin-top="0.0833in" fo:margin-bottom="0in" fo:line-height="100%"/>
    </style:style>
    <style:style style:name="T7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12" style:parent-style-name="Normal" style:family="paragraph">
      <style:paragraph-properties fo:text-align="justify" style:writing-mode="rl-tb" fo:margin-top="0.0833in" fo:margin-bottom="0in" fo:line-height="100%"/>
    </style:style>
    <style:style style:name="T7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16" style:parent-style-name="Normal" style:family="paragraph">
      <style:paragraph-properties fo:text-align="justify" style:writing-mode="rl-tb" fo:margin-top="0.0833in" fo:margin-bottom="0in" fo:line-height="100%"/>
    </style:style>
    <style:style style:name="T7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20" style:parent-style-name="Normal" style:family="paragraph">
      <style:paragraph-properties fo:text-align="justify" style:writing-mode="rl-tb" fo:margin-top="0.0833in" fo:margin-bottom="0in" fo:line-height="100%"/>
    </style:style>
    <style:style style:name="T7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24" style:parent-style-name="Normal" style:family="paragraph">
      <style:paragraph-properties fo:text-align="justify" style:writing-mode="rl-tb" fo:margin-top="0.0833in" fo:margin-bottom="0in" fo:line-height="100%"/>
    </style:style>
    <style:style style:name="T7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28" style:parent-style-name="Normal" style:family="paragraph">
      <style:paragraph-properties fo:text-align="justify" style:writing-mode="rl-tb" fo:margin-top="0.0833in" fo:margin-bottom="0in" fo:line-height="100%"/>
    </style:style>
    <style:style style:name="T7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32" style:parent-style-name="Normal" style:family="paragraph">
      <style:paragraph-properties fo:text-align="justify" style:writing-mode="rl-tb" fo:margin-top="0.0833in" fo:margin-bottom="0in" fo:line-height="100%"/>
    </style:style>
    <style:style style:name="T7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36" style:parent-style-name="Normal" style:family="paragraph">
      <style:paragraph-properties fo:text-align="justify" style:writing-mode="rl-tb" fo:margin-top="0.0833in" fo:margin-bottom="0in" fo:line-height="100%"/>
    </style:style>
    <style:style style:name="T7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40" style:parent-style-name="Normal" style:family="paragraph">
      <style:paragraph-properties fo:text-align="justify" style:writing-mode="rl-tb" fo:margin-top="0.0833in" fo:margin-bottom="0in" fo:line-height="100%"/>
    </style:style>
    <style:style style:name="T7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44" style:parent-style-name="Normal" style:family="paragraph">
      <style:paragraph-properties fo:text-align="justify" style:writing-mode="rl-tb" fo:margin-top="0.0833in" fo:margin-bottom="0in" fo:line-height="100%"/>
    </style:style>
    <style:style style:name="T7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48" style:parent-style-name="Normal" style:family="paragraph">
      <style:paragraph-properties fo:text-align="justify" style:writing-mode="rl-tb" fo:margin-top="0.0833in" fo:margin-bottom="0in" fo:line-height="100%"/>
    </style:style>
    <style:style style:name="T7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52" style:parent-style-name="Normal" style:family="paragraph">
      <style:paragraph-properties fo:text-align="justify" style:writing-mode="rl-tb" fo:margin-top="0.0833in" fo:margin-bottom="0in" fo:line-height="100%"/>
    </style:style>
    <style:style style:name="T7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56" style:parent-style-name="Normal" style:family="paragraph">
      <style:paragraph-properties fo:text-align="justify" style:writing-mode="rl-tb" fo:margin-top="0.0833in" fo:margin-bottom="0in" fo:line-height="100%"/>
    </style:style>
    <style:style style:name="T7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60" style:parent-style-name="Normal" style:family="paragraph">
      <style:paragraph-properties fo:text-align="justify" style:writing-mode="rl-tb" fo:margin-top="0.0833in" fo:margin-bottom="0in" fo:line-height="100%"/>
    </style:style>
    <style:style style:name="T7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64" style:parent-style-name="Normal" style:family="paragraph">
      <style:paragraph-properties fo:text-align="justify" style:writing-mode="rl-tb" fo:margin-top="0.0833in" fo:margin-bottom="0in" fo:line-height="100%"/>
    </style:style>
    <style:style style:name="T7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68" style:parent-style-name="Normal" style:family="paragraph">
      <style:paragraph-properties fo:text-align="justify" style:writing-mode="rl-tb" fo:margin-top="0.0833in" fo:margin-bottom="0in" fo:line-height="100%"/>
    </style:style>
    <style:style style:name="T7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72" style:parent-style-name="Normal" style:family="paragraph">
      <style:paragraph-properties fo:text-align="justify" style:writing-mode="rl-tb" fo:margin-top="0.0833in" fo:margin-bottom="0in" fo:line-height="100%"/>
    </style:style>
    <style:style style:name="T7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76" style:parent-style-name="Normal" style:family="paragraph">
      <style:paragraph-properties fo:text-align="justify" style:writing-mode="rl-tb" fo:margin-top="0.0833in" fo:margin-bottom="0in" fo:line-height="100%"/>
    </style:style>
    <style:style style:name="T7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80" style:parent-style-name="Normal" style:family="paragraph">
      <style:paragraph-properties fo:text-align="justify" style:writing-mode="rl-tb" fo:margin-top="0.0833in" fo:margin-bottom="0in" fo:line-height="100%"/>
    </style:style>
    <style:style style:name="T7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84" style:parent-style-name="Normal" style:family="paragraph">
      <style:paragraph-properties fo:text-align="justify" style:writing-mode="rl-tb" fo:margin-top="0.0833in" fo:margin-bottom="0in" fo:line-height="100%"/>
    </style:style>
    <style:style style:name="T7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88" style:parent-style-name="Normal" style:family="paragraph">
      <style:paragraph-properties fo:text-align="justify" style:writing-mode="rl-tb" fo:margin-top="0.0833in" fo:margin-bottom="0in" fo:line-height="100%"/>
    </style:style>
    <style:style style:name="T7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9" style:family="section">
      <style:section-properties fo:margin-left="0in" fo:margin-right="0in" style:writing-mode="lr-tb"/>
    </style:style>
    <style:style style:name="P76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693" style:parent-style-name="Normal" style:family="paragraph">
      <style:paragraph-properties fo:text-align="justify" style:writing-mode="rl-tb" fo:margin-top="0.0833in" fo:margin-bottom="0in" fo:line-height="100%"/>
    </style:style>
    <style:style style:name="T7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96" style:parent-style-name="Normal" style:family="paragraph">
      <style:paragraph-properties fo:text-align="justify" style:writing-mode="rl-tb" fo:margin-top="0.0833in" fo:margin-bottom="0in" fo:line-height="100%"/>
    </style:style>
    <style:style style:name="T7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00" style:parent-style-name="Normal" style:family="paragraph">
      <style:paragraph-properties fo:text-align="justify" style:writing-mode="rl-tb" fo:margin-top="0.0833in" fo:margin-bottom="0in" fo:line-height="100%"/>
    </style:style>
    <style:style style:name="T7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04" style:parent-style-name="Normal" style:family="paragraph">
      <style:paragraph-properties fo:text-align="justify" style:writing-mode="rl-tb" fo:margin-top="0.0833in" fo:margin-bottom="0in" fo:line-height="100%"/>
    </style:style>
    <style:style style:name="T7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08" style:parent-style-name="Normal" style:family="paragraph">
      <style:paragraph-properties fo:text-align="justify" style:writing-mode="rl-tb" fo:margin-top="0.0833in" fo:margin-bottom="0in" fo:line-height="100%"/>
    </style:style>
    <style:style style:name="T7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12" style:parent-style-name="Normal" style:family="paragraph">
      <style:paragraph-properties fo:text-align="justify" style:writing-mode="rl-tb" fo:margin-top="0.0833in" fo:margin-bottom="0in" fo:line-height="100%"/>
    </style:style>
    <style:style style:name="T7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16" style:parent-style-name="Normal" style:family="paragraph">
      <style:paragraph-properties fo:text-align="justify" style:writing-mode="rl-tb" fo:margin-top="0.0833in" fo:margin-bottom="0in" fo:line-height="100%"/>
    </style:style>
    <style:style style:name="T7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0" style:family="section">
      <style:section-properties fo:margin-left="0in" fo:margin-right="0in" style:writing-mode="lr-tb"/>
    </style:style>
    <style:style style:name="P77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721" style:parent-style-name="Normal" style:family="paragraph">
      <style:paragraph-properties fo:text-align="justify" style:writing-mode="rl-tb" fo:margin-top="0.0833in" fo:margin-bottom="0in" fo:line-height="100%"/>
    </style:style>
    <style:style style:name="T7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25" style:parent-style-name="Normal" style:family="paragraph">
      <style:paragraph-properties fo:text-align="justify" style:writing-mode="rl-tb" fo:margin-top="0.0833in" fo:margin-bottom="0in" fo:line-height="100%"/>
    </style:style>
    <style:style style:name="T7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29" style:parent-style-name="Normal" style:family="paragraph">
      <style:paragraph-properties fo:text-align="justify" style:writing-mode="rl-tb" fo:margin-top="0.0833in" fo:margin-bottom="0in" fo:line-height="100%"/>
    </style:style>
    <style:style style:name="T7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33" style:parent-style-name="Normal" style:family="paragraph">
      <style:paragraph-properties fo:text-align="justify" style:writing-mode="rl-tb" fo:margin-top="0.0833in" fo:margin-bottom="0in" fo:line-height="100%"/>
    </style:style>
    <style:style style:name="T7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37" style:parent-style-name="Normal" style:family="paragraph">
      <style:paragraph-properties fo:text-align="justify" style:writing-mode="rl-tb" fo:margin-top="0.0833in" fo:margin-bottom="0in" fo:line-height="100%"/>
    </style:style>
    <style:style style:name="T7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41" style:parent-style-name="Normal" style:family="paragraph">
      <style:paragraph-properties fo:text-align="justify" style:writing-mode="rl-tb" fo:margin-top="0.0833in" fo:margin-bottom="0in" fo:line-height="100%"/>
    </style:style>
    <style:style style:name="T7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45" style:parent-style-name="Normal" style:family="paragraph">
      <style:paragraph-properties fo:text-align="justify" style:writing-mode="rl-tb" fo:margin-top="0.0833in" fo:margin-bottom="0in" fo:line-height="100%"/>
    </style:style>
    <style:style style:name="T7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49" style:parent-style-name="Normal" style:family="paragraph">
      <style:paragraph-properties fo:text-align="justify" style:writing-mode="rl-tb" fo:margin-top="0.0833in" fo:margin-bottom="0in" fo:line-height="100%"/>
    </style:style>
    <style:style style:name="T7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53" style:parent-style-name="Normal" style:family="paragraph">
      <style:paragraph-properties fo:text-align="justify" style:writing-mode="rl-tb" fo:margin-top="0.0833in" fo:margin-bottom="0in" fo:line-height="100%"/>
    </style:style>
    <style:style style:name="T7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57" style:parent-style-name="Normal" style:family="paragraph">
      <style:paragraph-properties fo:text-align="justify" style:writing-mode="rl-tb" fo:margin-top="0.0833in" fo:margin-bottom="0in" fo:line-height="100%"/>
    </style:style>
    <style:style style:name="T7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1" style:family="section">
      <style:section-properties fo:margin-left="0in" fo:margin-right="0in" style:writing-mode="lr-tb"/>
    </style:style>
    <style:style style:name="P77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762" style:parent-style-name="Normal" style:family="paragraph">
      <style:paragraph-properties fo:text-align="justify" style:writing-mode="rl-tb" fo:margin-top="0.0833in" fo:margin-bottom="0in" fo:line-height="100%"/>
    </style:style>
    <style:style style:name="T7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65" style:parent-style-name="Normal" style:family="paragraph">
      <style:paragraph-properties fo:text-align="justify" style:writing-mode="rl-tb" fo:margin-top="0.0833in" fo:margin-bottom="0in" fo:line-height="100%"/>
    </style:style>
    <style:style style:name="T7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69" style:parent-style-name="Normal" style:family="paragraph">
      <style:paragraph-properties fo:text-align="justify" style:writing-mode="rl-tb" fo:margin-top="0.0833in" fo:margin-bottom="0in" fo:line-height="100%"/>
    </style:style>
    <style:style style:name="T7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73" style:parent-style-name="Normal" style:family="paragraph">
      <style:paragraph-properties fo:text-align="justify" style:writing-mode="rl-tb" fo:margin-top="0.0833in" fo:margin-bottom="0in" fo:line-height="100%"/>
    </style:style>
    <style:style style:name="T7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77" style:parent-style-name="Normal" style:family="paragraph">
      <style:paragraph-properties fo:text-align="justify" style:writing-mode="rl-tb" fo:margin-top="0.0833in" fo:margin-bottom="0in" fo:line-height="100%"/>
    </style:style>
    <style:style style:name="T7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81" style:parent-style-name="Normal" style:family="paragraph">
      <style:paragraph-properties fo:text-align="justify" style:writing-mode="rl-tb" fo:margin-top="0.0833in" fo:margin-bottom="0in" fo:line-height="100%"/>
    </style:style>
    <style:style style:name="T7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85" style:parent-style-name="Normal" style:family="paragraph">
      <style:paragraph-properties fo:text-align="justify" style:writing-mode="rl-tb" fo:margin-top="0.0833in" fo:margin-bottom="0in" fo:line-height="100%"/>
    </style:style>
    <style:style style:name="T7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89" style:parent-style-name="Normal" style:family="paragraph">
      <style:paragraph-properties fo:text-align="justify" style:writing-mode="rl-tb" fo:margin-top="0.0833in" fo:margin-bottom="0in" fo:line-height="100%"/>
    </style:style>
    <style:style style:name="T7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93" style:parent-style-name="Normal" style:family="paragraph">
      <style:paragraph-properties fo:text-align="justify" style:writing-mode="rl-tb" fo:margin-top="0.0833in" fo:margin-bottom="0in" fo:line-height="100%"/>
    </style:style>
    <style:style style:name="T7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97" style:parent-style-name="Normal" style:family="paragraph">
      <style:paragraph-properties fo:text-align="justify" style:writing-mode="rl-tb" fo:margin-top="0.0833in" fo:margin-bottom="0in" fo:line-height="100%"/>
    </style:style>
    <style:style style:name="T7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2" style:family="section">
      <style:section-properties fo:margin-left="0in" fo:margin-right="0in" style:writing-mode="lr-tb"/>
    </style:style>
    <style:style style:name="P78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802" style:parent-style-name="Normal" style:family="paragraph">
      <style:paragraph-properties fo:text-align="justify" style:writing-mode="rl-tb" fo:margin-top="0.0833in" fo:margin-bottom="0in" fo:line-height="100%"/>
    </style:style>
    <style:style style:name="T7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05" style:parent-style-name="Normal" style:family="paragraph">
      <style:paragraph-properties fo:text-align="justify" style:writing-mode="rl-tb" fo:margin-top="0.0833in" fo:margin-bottom="0in" fo:line-height="100%"/>
    </style:style>
    <style:style style:name="T7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09" style:parent-style-name="Normal" style:family="paragraph">
      <style:paragraph-properties fo:text-align="justify" style:writing-mode="rl-tb" fo:margin-top="0.0833in" fo:margin-bottom="0in" fo:line-height="100%"/>
    </style:style>
    <style:style style:name="T7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13" style:parent-style-name="Normal" style:family="paragraph">
      <style:paragraph-properties fo:text-align="justify" style:writing-mode="rl-tb" fo:margin-top="0.0833in" fo:margin-bottom="0in" fo:line-height="100%"/>
    </style:style>
    <style:style style:name="T7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17" style:parent-style-name="Normal" style:family="paragraph">
      <style:paragraph-properties fo:text-align="justify" style:writing-mode="rl-tb" fo:margin-top="0.0833in" fo:margin-bottom="0in" fo:line-height="100%"/>
    </style:style>
    <style:style style:name="T7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21" style:parent-style-name="Normal" style:family="paragraph">
      <style:paragraph-properties fo:text-align="justify" style:writing-mode="rl-tb" fo:margin-top="0.0833in" fo:margin-bottom="0in" fo:line-height="100%"/>
    </style:style>
    <style:style style:name="T7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25" style:parent-style-name="Normal" style:family="paragraph">
      <style:paragraph-properties fo:text-align="justify" style:writing-mode="rl-tb" fo:margin-top="0.0833in" fo:margin-bottom="0in" fo:line-height="100%"/>
    </style:style>
    <style:style style:name="T7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29" style:parent-style-name="Normal" style:family="paragraph">
      <style:paragraph-properties fo:text-align="justify" style:writing-mode="rl-tb" fo:margin-top="0.0833in" fo:margin-bottom="0in" fo:line-height="100%"/>
    </style:style>
    <style:style style:name="T7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33" style:parent-style-name="Normal" style:family="paragraph">
      <style:paragraph-properties fo:text-align="justify" style:writing-mode="rl-tb" fo:margin-top="0.0833in" fo:margin-bottom="0in" fo:line-height="100%"/>
    </style:style>
    <style:style style:name="T7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3" style:family="section">
      <style:section-properties fo:margin-left="0in" fo:margin-right="0in" style:writing-mode="lr-tb"/>
    </style:style>
    <style:style style:name="P78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838" style:parent-style-name="Normal" style:family="paragraph">
      <style:paragraph-properties fo:text-align="justify" style:writing-mode="rl-tb" fo:margin-top="0.0833in" fo:margin-bottom="0in" fo:line-height="100%"/>
    </style:style>
    <style:style style:name="T7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42" style:parent-style-name="Normal" style:family="paragraph">
      <style:paragraph-properties fo:text-align="justify" style:writing-mode="rl-tb" fo:margin-top="0.0833in" fo:margin-bottom="0in" fo:line-height="100%"/>
    </style:style>
    <style:style style:name="T7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46" style:parent-style-name="Normal" style:family="paragraph">
      <style:paragraph-properties fo:text-align="justify" style:writing-mode="rl-tb" fo:margin-top="0.0833in" fo:margin-bottom="0in" fo:line-height="100%"/>
    </style:style>
    <style:style style:name="T7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50" style:parent-style-name="Normal" style:family="paragraph">
      <style:paragraph-properties fo:text-align="justify" style:writing-mode="rl-tb" fo:margin-top="0.0833in" fo:margin-bottom="0in" fo:line-height="100%"/>
    </style:style>
    <style:style style:name="T7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54" style:parent-style-name="Normal" style:family="paragraph">
      <style:paragraph-properties fo:text-align="justify" style:writing-mode="rl-tb" fo:margin-top="0.0833in" fo:margin-bottom="0in" fo:line-height="100%"/>
    </style:style>
    <style:style style:name="T7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58" style:parent-style-name="Normal" style:family="paragraph">
      <style:paragraph-properties fo:text-align="justify" style:writing-mode="rl-tb" fo:margin-top="0.0833in" fo:margin-bottom="0in" fo:line-height="100%"/>
    </style:style>
    <style:style style:name="T7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62" style:parent-style-name="Normal" style:family="paragraph">
      <style:paragraph-properties fo:text-align="justify" style:writing-mode="rl-tb" fo:margin-top="0.0833in" fo:margin-bottom="0in" fo:line-height="100%"/>
    </style:style>
    <style:style style:name="T7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66" style:parent-style-name="Normal" style:family="paragraph">
      <style:paragraph-properties fo:text-align="justify" style:writing-mode="rl-tb" fo:margin-top="0.0833in" fo:margin-bottom="0in" fo:line-height="100%"/>
    </style:style>
    <style:style style:name="T7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4" style:family="section">
      <style:section-properties fo:margin-left="0in" fo:margin-right="0in" style:writing-mode="lr-tb"/>
    </style:style>
    <style:style style:name="P78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871" style:parent-style-name="Normal" style:family="paragraph">
      <style:paragraph-properties fo:text-align="justify" style:writing-mode="rl-tb" fo:margin-top="0.0833in" fo:margin-bottom="0in" fo:line-height="100%"/>
    </style:style>
    <style:style style:name="T7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74" style:parent-style-name="Normal" style:family="paragraph">
      <style:paragraph-properties fo:text-align="justify" style:writing-mode="rl-tb" fo:margin-top="0.0833in" fo:margin-bottom="0in" fo:line-height="100%"/>
    </style:style>
    <style:style style:name="T7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78" style:parent-style-name="Normal" style:family="paragraph">
      <style:paragraph-properties fo:text-align="justify" style:writing-mode="rl-tb" fo:margin-top="0.0833in" fo:margin-bottom="0in" fo:line-height="100%"/>
    </style:style>
    <style:style style:name="T7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82" style:parent-style-name="Normal" style:family="paragraph">
      <style:paragraph-properties fo:text-align="justify" style:writing-mode="rl-tb" fo:margin-top="0.0833in" fo:margin-bottom="0in" fo:line-height="100%"/>
    </style:style>
    <style:style style:name="T7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86" style:parent-style-name="Normal" style:family="paragraph">
      <style:paragraph-properties fo:text-align="justify" style:writing-mode="rl-tb" fo:margin-top="0.0833in" fo:margin-bottom="0in" fo:line-height="100%"/>
    </style:style>
    <style:style style:name="T7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0" style:parent-style-name="Normal" style:family="paragraph">
      <style:paragraph-properties fo:text-align="justify" style:writing-mode="rl-tb" fo:margin-top="0.0833in" fo:margin-bottom="0in" fo:line-height="100%"/>
    </style:style>
    <style:style style:name="T7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4" style:parent-style-name="Normal" style:family="paragraph">
      <style:paragraph-properties fo:text-align="justify" style:writing-mode="rl-tb" fo:margin-top="0.0833in" fo:margin-bottom="0in" fo:line-height="100%"/>
    </style:style>
    <style:style style:name="T7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8" style:parent-style-name="Normal" style:family="paragraph">
      <style:paragraph-properties fo:text-align="justify" style:writing-mode="rl-tb" fo:margin-top="0.0833in" fo:margin-bottom="0in" fo:line-height="100%"/>
    </style:style>
    <style:style style:name="T7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02" style:parent-style-name="Normal" style:family="paragraph">
      <style:paragraph-properties fo:text-align="justify" style:writing-mode="rl-tb" fo:margin-top="0.0833in" fo:margin-bottom="0in" fo:line-height="100%"/>
    </style:style>
    <style:style style:name="T7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06" style:parent-style-name="Normal" style:family="paragraph">
      <style:paragraph-properties fo:text-align="justify" style:writing-mode="rl-tb" fo:margin-top="0.0833in" fo:margin-bottom="0in" fo:line-height="100%"/>
    </style:style>
    <style:style style:name="T7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10" style:parent-style-name="Normal" style:family="paragraph">
      <style:paragraph-properties fo:text-align="justify" style:writing-mode="rl-tb" fo:margin-top="0.0833in" fo:margin-bottom="0in" fo:line-height="100%"/>
    </style:style>
    <style:style style:name="T7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14" style:parent-style-name="Normal" style:family="paragraph">
      <style:paragraph-properties fo:text-align="justify" style:writing-mode="rl-tb" fo:margin-top="0.0833in" fo:margin-bottom="0in" fo:line-height="100%"/>
    </style:style>
    <style:style style:name="T7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18" style:parent-style-name="Normal" style:family="paragraph">
      <style:paragraph-properties fo:text-align="justify" style:writing-mode="rl-tb" fo:margin-top="0.0833in" fo:margin-bottom="0in" fo:line-height="100%"/>
    </style:style>
    <style:style style:name="T7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22" style:parent-style-name="Normal" style:family="paragraph">
      <style:paragraph-properties fo:text-align="justify" style:writing-mode="rl-tb" fo:margin-top="0.0833in" fo:margin-bottom="0in" fo:line-height="100%"/>
    </style:style>
    <style:style style:name="T7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26" style:parent-style-name="Normal" style:family="paragraph">
      <style:paragraph-properties fo:text-align="justify" style:writing-mode="rl-tb" fo:margin-top="0.0833in" fo:margin-bottom="0in" fo:line-height="100%"/>
    </style:style>
    <style:style style:name="T7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30" style:parent-style-name="Normal" style:family="paragraph">
      <style:paragraph-properties fo:text-align="justify" style:writing-mode="rl-tb" fo:margin-top="0.0833in" fo:margin-bottom="0in" fo:line-height="100%"/>
    </style:style>
    <style:style style:name="T7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34" style:parent-style-name="Normal" style:family="paragraph">
      <style:paragraph-properties fo:text-align="justify" style:writing-mode="rl-tb" fo:margin-top="0.0833in" fo:margin-bottom="0in" fo:line-height="100%"/>
    </style:style>
    <style:style style:name="T7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38" style:parent-style-name="Normal" style:family="paragraph">
      <style:paragraph-properties fo:text-align="justify" style:writing-mode="rl-tb" fo:margin-top="0.0833in" fo:margin-bottom="0in" fo:line-height="100%"/>
    </style:style>
    <style:style style:name="T7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5" style:family="section">
      <style:section-properties fo:margin-left="0in" fo:margin-right="0in" style:writing-mode="lr-tb"/>
    </style:style>
    <style:style style:name="P79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943" style:parent-style-name="Normal" style:family="paragraph">
      <style:paragraph-properties fo:text-align="justify" style:writing-mode="rl-tb" fo:margin-top="0.0833in" fo:margin-bottom="0in" fo:line-height="100%"/>
    </style:style>
    <style:style style:name="T7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46" style:parent-style-name="Normal" style:family="paragraph">
      <style:paragraph-properties fo:text-align="justify" style:writing-mode="rl-tb" fo:margin-top="0.0833in" fo:margin-bottom="0in" fo:line-height="100%"/>
    </style:style>
    <style:style style:name="T7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50" style:parent-style-name="Normal" style:family="paragraph">
      <style:paragraph-properties fo:text-align="justify" style:writing-mode="rl-tb" fo:margin-top="0.0833in" fo:margin-bottom="0in" fo:line-height="100%"/>
    </style:style>
    <style:style style:name="T7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54" style:parent-style-name="Normal" style:family="paragraph">
      <style:paragraph-properties fo:text-align="justify" style:writing-mode="rl-tb" fo:margin-top="0.0833in" fo:margin-bottom="0in" fo:line-height="100%"/>
    </style:style>
    <style:style style:name="T7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58" style:parent-style-name="Normal" style:family="paragraph">
      <style:paragraph-properties fo:text-align="justify" style:writing-mode="rl-tb" fo:margin-top="0.0833in" fo:margin-bottom="0in" fo:line-height="100%"/>
    </style:style>
    <style:style style:name="T7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62" style:parent-style-name="Normal" style:family="paragraph">
      <style:paragraph-properties fo:text-align="justify" style:writing-mode="rl-tb" fo:margin-top="0.0833in" fo:margin-bottom="0in" fo:line-height="100%"/>
    </style:style>
    <style:style style:name="T7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66" style:parent-style-name="Normal" style:family="paragraph">
      <style:paragraph-properties fo:text-align="justify" style:writing-mode="rl-tb" fo:margin-top="0.0833in" fo:margin-bottom="0in" fo:line-height="100%"/>
    </style:style>
    <style:style style:name="T7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70" style:parent-style-name="Normal" style:family="paragraph">
      <style:paragraph-properties fo:text-align="justify" style:writing-mode="rl-tb" fo:margin-top="0.0833in" fo:margin-bottom="0in" fo:line-height="100%"/>
    </style:style>
    <style:style style:name="T7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74" style:parent-style-name="Normal" style:family="paragraph">
      <style:paragraph-properties fo:text-align="justify" style:writing-mode="rl-tb" fo:margin-top="0.0833in" fo:margin-bottom="0in" fo:line-height="100%"/>
    </style:style>
    <style:style style:name="T7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78" style:parent-style-name="Normal" style:family="paragraph">
      <style:paragraph-properties fo:text-align="justify" style:writing-mode="rl-tb" fo:margin-top="0.0833in" fo:margin-bottom="0in" fo:line-height="100%"/>
    </style:style>
    <style:style style:name="T7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82" style:parent-style-name="Normal" style:family="paragraph">
      <style:paragraph-properties fo:text-align="justify" style:writing-mode="rl-tb" fo:margin-top="0.0833in" fo:margin-bottom="0in" fo:line-height="100%"/>
    </style:style>
    <style:style style:name="T7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86" style:parent-style-name="Normal" style:family="paragraph">
      <style:paragraph-properties fo:text-align="justify" style:writing-mode="rl-tb" fo:margin-top="0.0833in" fo:margin-bottom="0in" fo:line-height="100%"/>
    </style:style>
    <style:style style:name="T7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90" style:parent-style-name="Normal" style:family="paragraph">
      <style:paragraph-properties fo:text-align="justify" style:writing-mode="rl-tb" fo:margin-top="0.0833in" fo:margin-bottom="0in" fo:line-height="100%"/>
    </style:style>
    <style:style style:name="T7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94" style:parent-style-name="Normal" style:family="paragraph">
      <style:paragraph-properties fo:text-align="justify" style:writing-mode="rl-tb" fo:margin-top="0.0833in" fo:margin-bottom="0in" fo:line-height="100%"/>
    </style:style>
    <style:style style:name="T7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98" style:parent-style-name="Normal" style:family="paragraph">
      <style:paragraph-properties fo:text-align="justify" style:writing-mode="rl-tb" fo:margin-top="0.0833in" fo:margin-bottom="0in" fo:line-height="100%"/>
    </style:style>
    <style:style style:name="T7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02" style:parent-style-name="Normal" style:family="paragraph">
      <style:paragraph-properties fo:text-align="justify" style:writing-mode="rl-tb" fo:margin-top="0.0833in" fo:margin-bottom="0in" fo:line-height="100%"/>
    </style:style>
    <style:style style:name="T8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06" style:parent-style-name="Normal" style:family="paragraph">
      <style:paragraph-properties fo:text-align="justify" style:writing-mode="rl-tb" fo:margin-top="0.0833in" fo:margin-bottom="0in" fo:line-height="100%"/>
    </style:style>
    <style:style style:name="T8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10" style:parent-style-name="Normal" style:family="paragraph">
      <style:paragraph-properties fo:text-align="justify" style:writing-mode="rl-tb" fo:margin-top="0.0833in" fo:margin-bottom="0in" fo:line-height="100%"/>
    </style:style>
    <style:style style:name="T8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14" style:parent-style-name="Normal" style:family="paragraph">
      <style:paragraph-properties fo:text-align="justify" style:writing-mode="rl-tb" fo:margin-top="0.0833in" fo:margin-bottom="0in" fo:line-height="100%"/>
    </style:style>
    <style:style style:name="T8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6" style:family="section">
      <style:section-properties fo:margin-left="0in" fo:margin-right="0in" style:writing-mode="lr-tb"/>
    </style:style>
    <style:style style:name="P80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019" style:parent-style-name="Normal" style:family="paragraph">
      <style:paragraph-properties fo:text-align="justify" style:writing-mode="rl-tb" fo:margin-top="0.0833in" fo:margin-bottom="0in" fo:line-height="100%"/>
    </style:style>
    <style:style style:name="T8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22" style:parent-style-name="Normal" style:family="paragraph">
      <style:paragraph-properties fo:text-align="justify" style:writing-mode="rl-tb" fo:margin-top="0.0833in" fo:margin-bottom="0in" fo:line-height="100%"/>
    </style:style>
    <style:style style:name="T8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7" style:family="section">
      <style:section-properties fo:margin-left="0in" fo:margin-right="0in" style:writing-mode="lr-tb"/>
    </style:style>
    <style:style style:name="P80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027" style:parent-style-name="Normal" style:family="paragraph">
      <style:paragraph-properties fo:text-align="justify" style:writing-mode="rl-tb" fo:margin-top="0.0833in" fo:margin-bottom="0in" fo:line-height="100%"/>
    </style:style>
    <style:style style:name="T8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30" style:parent-style-name="Normal" style:family="paragraph">
      <style:paragraph-properties fo:text-align="justify" style:writing-mode="rl-tb" fo:margin-top="0.0833in" fo:margin-bottom="0in" fo:line-height="100%"/>
    </style:style>
    <style:style style:name="T8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34" style:parent-style-name="Normal" style:family="paragraph">
      <style:paragraph-properties fo:text-align="justify" style:writing-mode="rl-tb" fo:margin-top="0.0833in" fo:margin-bottom="0in" fo:line-height="100%"/>
    </style:style>
    <style:style style:name="T8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38" style:parent-style-name="Normal" style:family="paragraph">
      <style:paragraph-properties fo:text-align="justify" style:writing-mode="rl-tb" fo:margin-top="0.0833in" fo:margin-bottom="0in" fo:line-height="100%"/>
    </style:style>
    <style:style style:name="T8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42" style:parent-style-name="Normal" style:family="paragraph">
      <style:paragraph-properties fo:text-align="justify" style:writing-mode="rl-tb" fo:margin-top="0.0833in" fo:margin-bottom="0in" fo:line-height="100%"/>
    </style:style>
    <style:style style:name="T8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46" style:parent-style-name="Normal" style:family="paragraph">
      <style:paragraph-properties fo:text-align="justify" style:writing-mode="rl-tb" fo:margin-top="0.0833in" fo:margin-bottom="0in" fo:line-height="100%"/>
    </style:style>
    <style:style style:name="T8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50" style:parent-style-name="Normal" style:family="paragraph">
      <style:paragraph-properties fo:text-align="justify" style:writing-mode="rl-tb" fo:margin-top="0.0833in" fo:margin-bottom="0in" fo:line-height="100%"/>
    </style:style>
    <style:style style:name="T8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54" style:parent-style-name="Normal" style:family="paragraph">
      <style:paragraph-properties fo:text-align="justify" style:writing-mode="rl-tb" fo:margin-top="0.0833in" fo:margin-bottom="0in" fo:line-height="100%"/>
    </style:style>
    <style:style style:name="T8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58" style:parent-style-name="Normal" style:family="paragraph">
      <style:paragraph-properties fo:text-align="justify" style:writing-mode="rl-tb" fo:margin-top="0.0833in" fo:margin-bottom="0in" fo:line-height="100%"/>
    </style:style>
    <style:style style:name="T8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62" style:parent-style-name="Normal" style:family="paragraph">
      <style:paragraph-properties fo:text-align="justify" style:writing-mode="rl-tb" fo:margin-top="0.0833in" fo:margin-bottom="0in" fo:line-height="100%"/>
    </style:style>
    <style:style style:name="T8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66" style:parent-style-name="Normal" style:family="paragraph">
      <style:paragraph-properties fo:text-align="justify" style:writing-mode="rl-tb" fo:margin-top="0.0833in" fo:margin-bottom="0in" fo:line-height="100%"/>
    </style:style>
    <style:style style:name="T8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70" style:parent-style-name="Normal" style:family="paragraph">
      <style:paragraph-properties fo:text-align="justify" style:writing-mode="rl-tb" fo:margin-top="0.0833in" fo:margin-bottom="0in" fo:line-height="100%"/>
    </style:style>
    <style:style style:name="T8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74" style:parent-style-name="Normal" style:family="paragraph">
      <style:paragraph-properties fo:text-align="justify" style:writing-mode="rl-tb" fo:margin-top="0.0833in" fo:margin-bottom="0in" fo:line-height="100%"/>
    </style:style>
    <style:style style:name="T8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78" style:parent-style-name="Normal" style:family="paragraph">
      <style:paragraph-properties fo:text-align="justify" style:writing-mode="rl-tb" fo:margin-top="0.0833in" fo:margin-bottom="0in" fo:line-height="100%"/>
    </style:style>
    <style:style style:name="T8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82" style:parent-style-name="Normal" style:family="paragraph">
      <style:paragraph-properties fo:text-align="justify" style:writing-mode="rl-tb" fo:margin-top="0.0833in" fo:margin-bottom="0in" fo:line-height="100%"/>
    </style:style>
    <style:style style:name="T8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86" style:parent-style-name="Normal" style:family="paragraph">
      <style:paragraph-properties fo:text-align="justify" style:writing-mode="rl-tb" fo:margin-top="0.0833in" fo:margin-bottom="0in" fo:line-height="100%"/>
    </style:style>
    <style:style style:name="T8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90" style:parent-style-name="Normal" style:family="paragraph">
      <style:paragraph-properties fo:text-align="justify" style:writing-mode="rl-tb" fo:margin-top="0.0833in" fo:margin-bottom="0in" fo:line-height="100%"/>
    </style:style>
    <style:style style:name="T8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94" style:parent-style-name="Normal" style:family="paragraph">
      <style:paragraph-properties fo:text-align="justify" style:writing-mode="rl-tb" fo:margin-top="0.0833in" fo:margin-bottom="0in" fo:line-height="100%"/>
    </style:style>
    <style:style style:name="T8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98" style:parent-style-name="Normal" style:family="paragraph">
      <style:paragraph-properties fo:text-align="justify" style:writing-mode="rl-tb" fo:margin-top="0.0833in" fo:margin-bottom="0in" fo:line-height="100%"/>
    </style:style>
    <style:style style:name="T8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02" style:parent-style-name="Normal" style:family="paragraph">
      <style:paragraph-properties fo:text-align="justify" style:writing-mode="rl-tb" fo:margin-top="0.0833in" fo:margin-bottom="0in" fo:line-height="100%"/>
    </style:style>
    <style:style style:name="T8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06" style:parent-style-name="Normal" style:family="paragraph">
      <style:paragraph-properties fo:text-align="justify" style:writing-mode="rl-tb" fo:margin-top="0.0833in" fo:margin-bottom="0in" fo:line-height="100%"/>
    </style:style>
    <style:style style:name="T8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10" style:parent-style-name="Normal" style:family="paragraph">
      <style:paragraph-properties fo:text-align="justify" style:writing-mode="rl-tb" fo:margin-top="0.0833in" fo:margin-bottom="0in" fo:line-height="100%"/>
    </style:style>
    <style:style style:name="T8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14" style:parent-style-name="Normal" style:family="paragraph">
      <style:paragraph-properties fo:text-align="justify" style:writing-mode="rl-tb" fo:margin-top="0.0833in" fo:margin-bottom="0in" fo:line-height="100%"/>
    </style:style>
    <style:style style:name="T8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18" style:parent-style-name="Normal" style:family="paragraph">
      <style:paragraph-properties fo:text-align="justify" style:writing-mode="rl-tb" fo:margin-top="0.0833in" fo:margin-bottom="0in" fo:line-height="100%"/>
    </style:style>
    <style:style style:name="T8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22" style:parent-style-name="Normal" style:family="paragraph">
      <style:paragraph-properties fo:text-align="justify" style:writing-mode="rl-tb" fo:margin-top="0.0833in" fo:margin-bottom="0in" fo:line-height="100%"/>
    </style:style>
    <style:style style:name="T8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26" style:parent-style-name="Normal" style:family="paragraph">
      <style:paragraph-properties fo:text-align="justify" style:writing-mode="rl-tb" fo:margin-top="0.0833in" fo:margin-bottom="0in" fo:line-height="100%"/>
    </style:style>
    <style:style style:name="T8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30" style:parent-style-name="Normal" style:family="paragraph">
      <style:paragraph-properties fo:text-align="justify" style:writing-mode="rl-tb" fo:margin-top="0.0833in" fo:margin-bottom="0in" fo:line-height="100%"/>
    </style:style>
    <style:style style:name="T8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34" style:parent-style-name="Normal" style:family="paragraph">
      <style:paragraph-properties fo:text-align="justify" style:writing-mode="rl-tb" fo:margin-top="0.0833in" fo:margin-bottom="0in" fo:line-height="100%"/>
    </style:style>
    <style:style style:name="T8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38" style:parent-style-name="Normal" style:family="paragraph">
      <style:paragraph-properties fo:text-align="justify" style:writing-mode="rl-tb" fo:margin-top="0.0833in" fo:margin-bottom="0in" fo:line-height="100%"/>
    </style:style>
    <style:style style:name="T8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8" style:family="section">
      <style:section-properties fo:margin-left="0in" fo:margin-right="0in" style:writing-mode="lr-tb"/>
    </style:style>
    <style:style style:name="P81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143" style:parent-style-name="Normal" style:family="paragraph">
      <style:paragraph-properties fo:text-align="justify" style:writing-mode="rl-tb" fo:margin-top="0.0833in" fo:margin-bottom="0in" fo:line-height="100%"/>
    </style:style>
    <style:style style:name="T8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47" style:parent-style-name="Normal" style:family="paragraph">
      <style:paragraph-properties fo:text-align="justify" style:writing-mode="rl-tb" fo:margin-top="0.0833in" fo:margin-bottom="0in" fo:line-height="100%"/>
    </style:style>
    <style:style style:name="T8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51" style:parent-style-name="Normal" style:family="paragraph">
      <style:paragraph-properties fo:text-align="justify" style:writing-mode="rl-tb" fo:margin-top="0.0833in" fo:margin-bottom="0in" fo:line-height="100%"/>
    </style:style>
    <style:style style:name="T8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55" style:parent-style-name="Normal" style:family="paragraph">
      <style:paragraph-properties fo:text-align="justify" style:writing-mode="rl-tb" fo:margin-top="0.0833in" fo:margin-bottom="0in" fo:line-height="100%"/>
    </style:style>
    <style:style style:name="T8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59" style:parent-style-name="Normal" style:family="paragraph">
      <style:paragraph-properties fo:text-align="justify" style:writing-mode="rl-tb" fo:margin-top="0.0833in" fo:margin-bottom="0in" fo:line-height="100%"/>
    </style:style>
    <style:style style:name="T8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63" style:parent-style-name="Normal" style:family="paragraph">
      <style:paragraph-properties fo:text-align="justify" style:writing-mode="rl-tb" fo:margin-top="0.0833in" fo:margin-bottom="0in" fo:line-height="100%"/>
    </style:style>
    <style:style style:name="T8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67" style:parent-style-name="Normal" style:family="paragraph">
      <style:paragraph-properties fo:text-align="justify" style:writing-mode="rl-tb" fo:margin-top="0.0833in" fo:margin-bottom="0in" fo:line-height="100%"/>
    </style:style>
    <style:style style:name="T8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71" style:parent-style-name="Normal" style:family="paragraph">
      <style:paragraph-properties fo:text-align="justify" style:writing-mode="rl-tb" fo:margin-top="0.0833in" fo:margin-bottom="0in" fo:line-height="100%"/>
    </style:style>
    <style:style style:name="T8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75" style:parent-style-name="Normal" style:family="paragraph">
      <style:paragraph-properties fo:text-align="justify" style:writing-mode="rl-tb" fo:margin-top="0.0833in" fo:margin-bottom="0in" fo:line-height="100%"/>
    </style:style>
    <style:style style:name="T8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79" style:parent-style-name="Normal" style:family="paragraph">
      <style:paragraph-properties fo:text-align="justify" style:writing-mode="rl-tb" fo:margin-top="0.0833in" fo:margin-bottom="0in" fo:line-height="100%"/>
    </style:style>
    <style:style style:name="T8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83" style:parent-style-name="Normal" style:family="paragraph">
      <style:paragraph-properties fo:text-align="justify" style:writing-mode="rl-tb" fo:margin-top="0.0833in" fo:margin-bottom="0in" fo:line-height="100%"/>
    </style:style>
    <style:style style:name="T8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87" style:parent-style-name="Normal" style:family="paragraph">
      <style:paragraph-properties fo:text-align="justify" style:writing-mode="rl-tb" fo:margin-top="0.0833in" fo:margin-bottom="0in" fo:line-height="100%"/>
    </style:style>
    <style:style style:name="T8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91" style:parent-style-name="Normal" style:family="paragraph">
      <style:paragraph-properties fo:text-align="justify" style:writing-mode="rl-tb" fo:margin-top="0.0833in" fo:margin-bottom="0in" fo:line-height="100%"/>
    </style:style>
    <style:style style:name="T8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95" style:parent-style-name="Normal" style:family="paragraph">
      <style:paragraph-properties fo:text-align="justify" style:writing-mode="rl-tb" fo:margin-top="0.0833in" fo:margin-bottom="0in" fo:line-height="100%"/>
    </style:style>
    <style:style style:name="T8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99" style:parent-style-name="Normal" style:family="paragraph">
      <style:paragraph-properties fo:text-align="justify" style:writing-mode="rl-tb" fo:margin-top="0.0833in" fo:margin-bottom="0in" fo:line-height="100%"/>
    </style:style>
    <style:style style:name="T8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03" style:parent-style-name="Normal" style:family="paragraph">
      <style:paragraph-properties fo:text-align="justify" style:writing-mode="rl-tb" fo:margin-top="0.0833in" fo:margin-bottom="0in" fo:line-height="100%"/>
    </style:style>
    <style:style style:name="T8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07" style:parent-style-name="Normal" style:family="paragraph">
      <style:paragraph-properties fo:text-align="justify" style:writing-mode="rl-tb" fo:margin-top="0.0833in" fo:margin-bottom="0in" fo:line-height="100%"/>
    </style:style>
    <style:style style:name="T8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11" style:parent-style-name="Normal" style:family="paragraph">
      <style:paragraph-properties fo:text-align="justify" style:writing-mode="rl-tb" fo:margin-top="0.0833in" fo:margin-bottom="0in" fo:line-height="100%"/>
    </style:style>
    <style:style style:name="T8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15" style:parent-style-name="Normal" style:family="paragraph">
      <style:paragraph-properties fo:text-align="justify" style:writing-mode="rl-tb" fo:margin-top="0.0833in" fo:margin-bottom="0in" fo:line-height="100%"/>
    </style:style>
    <style:style style:name="T8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19" style:parent-style-name="Normal" style:family="paragraph">
      <style:paragraph-properties fo:text-align="justify" style:writing-mode="rl-tb" fo:margin-top="0.0833in" fo:margin-bottom="0in" fo:line-height="100%"/>
    </style:style>
    <style:style style:name="T8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23" style:parent-style-name="Normal" style:family="paragraph">
      <style:paragraph-properties fo:text-align="justify" style:writing-mode="rl-tb" fo:margin-top="0.0833in" fo:margin-bottom="0in" fo:line-height="100%"/>
    </style:style>
    <style:style style:name="T8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27" style:parent-style-name="Normal" style:family="paragraph">
      <style:paragraph-properties fo:text-align="justify" style:writing-mode="rl-tb" fo:margin-top="0.0833in" fo:margin-bottom="0in" fo:line-height="100%"/>
    </style:style>
    <style:style style:name="T8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31" style:parent-style-name="Normal" style:family="paragraph">
      <style:paragraph-properties fo:text-align="justify" style:writing-mode="rl-tb" fo:margin-top="0.0833in" fo:margin-bottom="0in" fo:line-height="100%"/>
    </style:style>
    <style:style style:name="T8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35" style:parent-style-name="Normal" style:family="paragraph">
      <style:paragraph-properties fo:text-align="justify" style:writing-mode="rl-tb" fo:margin-top="0.0833in" fo:margin-bottom="0in" fo:line-height="100%"/>
    </style:style>
    <style:style style:name="T8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39" style:parent-style-name="Normal" style:family="paragraph">
      <style:paragraph-properties fo:text-align="justify" style:writing-mode="rl-tb" fo:margin-top="0.0833in" fo:margin-bottom="0in" fo:line-height="100%"/>
    </style:style>
    <style:style style:name="T8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43" style:parent-style-name="Normal" style:family="paragraph">
      <style:paragraph-properties fo:text-align="justify" style:writing-mode="rl-tb" fo:margin-top="0.0833in" fo:margin-bottom="0in" fo:line-height="100%"/>
    </style:style>
    <style:style style:name="T8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47" style:parent-style-name="Normal" style:family="paragraph">
      <style:paragraph-properties fo:text-align="justify" style:writing-mode="rl-tb" fo:margin-top="0.0833in" fo:margin-bottom="0in" fo:line-height="100%"/>
    </style:style>
    <style:style style:name="T8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51" style:parent-style-name="Normal" style:family="paragraph">
      <style:paragraph-properties fo:text-align="justify" style:writing-mode="rl-tb" fo:margin-top="0.0833in" fo:margin-bottom="0in" fo:line-height="100%"/>
    </style:style>
    <style:style style:name="T8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55" style:parent-style-name="Normal" style:family="paragraph">
      <style:paragraph-properties fo:text-align="justify" style:writing-mode="rl-tb" fo:margin-top="0.0833in" fo:margin-bottom="0in" fo:line-height="100%"/>
    </style:style>
    <style:style style:name="T8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59" style:parent-style-name="Normal" style:family="paragraph">
      <style:paragraph-properties fo:text-align="justify" style:writing-mode="rl-tb" fo:margin-top="0.0833in" fo:margin-bottom="0in" fo:line-height="100%"/>
    </style:style>
    <style:style style:name="T8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63" style:parent-style-name="Normal" style:family="paragraph">
      <style:paragraph-properties fo:text-align="justify" style:writing-mode="rl-tb" fo:margin-top="0.0833in" fo:margin-bottom="0in" fo:line-height="100%"/>
    </style:style>
    <style:style style:name="T8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67" style:parent-style-name="Normal" style:family="paragraph">
      <style:paragraph-properties fo:text-align="justify" style:writing-mode="rl-tb" fo:margin-top="0.0833in" fo:margin-bottom="0in" fo:line-height="100%"/>
    </style:style>
    <style:style style:name="T8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71" style:parent-style-name="Normal" style:family="paragraph">
      <style:paragraph-properties fo:text-align="justify" style:writing-mode="rl-tb" fo:margin-top="0.0833in" fo:margin-bottom="0in" fo:line-height="100%"/>
    </style:style>
    <style:style style:name="T8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75" style:parent-style-name="Normal" style:family="paragraph">
      <style:paragraph-properties fo:text-align="justify" style:writing-mode="rl-tb" fo:margin-top="0.0833in" fo:margin-bottom="0in" fo:line-height="100%"/>
    </style:style>
    <style:style style:name="T8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79" style:parent-style-name="Normal" style:family="paragraph">
      <style:paragraph-properties fo:text-align="justify" style:writing-mode="rl-tb" fo:margin-top="0.0833in" fo:margin-bottom="0in" fo:line-height="100%"/>
    </style:style>
    <style:style style:name="T8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83" style:parent-style-name="Normal" style:family="paragraph">
      <style:paragraph-properties fo:text-align="justify" style:writing-mode="rl-tb" fo:margin-top="0.0833in" fo:margin-bottom="0in" fo:line-height="100%"/>
    </style:style>
    <style:style style:name="T8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87" style:parent-style-name="Normal" style:family="paragraph">
      <style:paragraph-properties fo:text-align="justify" style:writing-mode="rl-tb" fo:margin-top="0.0833in" fo:margin-bottom="0in" fo:line-height="100%"/>
    </style:style>
    <style:style style:name="T8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91" style:parent-style-name="Normal" style:family="paragraph">
      <style:paragraph-properties fo:text-align="justify" style:writing-mode="rl-tb" fo:margin-top="0.0833in" fo:margin-bottom="0in" fo:line-height="100%"/>
    </style:style>
    <style:style style:name="T8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95" style:parent-style-name="Normal" style:family="paragraph">
      <style:paragraph-properties fo:text-align="justify" style:writing-mode="rl-tb" fo:margin-top="0.0833in" fo:margin-bottom="0in" fo:line-height="100%"/>
    </style:style>
    <style:style style:name="T8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99" style:parent-style-name="Normal" style:family="paragraph">
      <style:paragraph-properties fo:text-align="justify" style:writing-mode="rl-tb" fo:margin-top="0.0833in" fo:margin-bottom="0in" fo:line-height="100%"/>
    </style:style>
    <style:style style:name="T8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03" style:parent-style-name="Normal" style:family="paragraph">
      <style:paragraph-properties fo:text-align="justify" style:writing-mode="rl-tb" fo:margin-top="0.0833in" fo:margin-bottom="0in" fo:line-height="100%"/>
    </style:style>
    <style:style style:name="T8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07" style:parent-style-name="Normal" style:family="paragraph">
      <style:paragraph-properties fo:text-align="justify" style:writing-mode="rl-tb" fo:margin-top="0.0833in" fo:margin-bottom="0in" fo:line-height="100%"/>
    </style:style>
    <style:style style:name="T8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11" style:parent-style-name="Normal" style:family="paragraph">
      <style:paragraph-properties fo:text-align="justify" style:writing-mode="rl-tb" fo:margin-top="0.0833in" fo:margin-bottom="0in" fo:line-height="100%"/>
    </style:style>
    <style:style style:name="T8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15" style:parent-style-name="Normal" style:family="paragraph">
      <style:paragraph-properties fo:text-align="justify" style:writing-mode="rl-tb" fo:margin-top="0.0833in" fo:margin-bottom="0in" fo:line-height="100%"/>
    </style:style>
    <style:style style:name="T8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19" style:parent-style-name="Normal" style:family="paragraph">
      <style:paragraph-properties fo:text-align="justify" style:writing-mode="rl-tb" fo:margin-top="0.0833in" fo:margin-bottom="0in" fo:line-height="100%"/>
    </style:style>
    <style:style style:name="T8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23" style:parent-style-name="Normal" style:family="paragraph">
      <style:paragraph-properties fo:text-align="justify" style:writing-mode="rl-tb" fo:margin-top="0.0833in" fo:margin-bottom="0in" fo:line-height="100%"/>
    </style:style>
    <style:style style:name="T8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27" style:parent-style-name="Normal" style:family="paragraph">
      <style:paragraph-properties fo:text-align="justify" style:writing-mode="rl-tb" fo:margin-top="0.0833in" fo:margin-bottom="0in" fo:line-height="100%"/>
    </style:style>
    <style:style style:name="T8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31" style:parent-style-name="Normal" style:family="paragraph">
      <style:paragraph-properties fo:text-align="justify" style:writing-mode="rl-tb" fo:margin-top="0.0833in" fo:margin-bottom="0in" fo:line-height="100%"/>
    </style:style>
    <style:style style:name="T8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35" style:parent-style-name="Normal" style:family="paragraph">
      <style:paragraph-properties fo:text-align="justify" style:writing-mode="rl-tb" fo:margin-top="0.0833in" fo:margin-bottom="0in" fo:line-height="100%"/>
    </style:style>
    <style:style style:name="T8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39" style:parent-style-name="Normal" style:family="paragraph">
      <style:paragraph-properties fo:text-align="justify" style:writing-mode="rl-tb" fo:margin-top="0.0833in" fo:margin-bottom="0in" fo:line-height="100%"/>
    </style:style>
    <style:style style:name="T8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43" style:parent-style-name="Normal" style:family="paragraph">
      <style:paragraph-properties fo:text-align="justify" style:writing-mode="rl-tb" fo:margin-top="0.0833in" fo:margin-bottom="0in" fo:line-height="100%"/>
    </style:style>
    <style:style style:name="T8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47" style:parent-style-name="Normal" style:family="paragraph">
      <style:paragraph-properties fo:text-align="justify" style:writing-mode="rl-tb" fo:margin-top="0.0833in" fo:margin-bottom="0in" fo:line-height="100%"/>
    </style:style>
    <style:style style:name="T8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51" style:parent-style-name="Normal" style:family="paragraph">
      <style:paragraph-properties fo:text-align="justify" style:writing-mode="rl-tb" fo:margin-top="0.0833in" fo:margin-bottom="0in" fo:line-height="100%"/>
    </style:style>
    <style:style style:name="T8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55" style:parent-style-name="Normal" style:family="paragraph">
      <style:paragraph-properties fo:text-align="justify" style:writing-mode="rl-tb" fo:margin-top="0.0833in" fo:margin-bottom="0in" fo:line-height="100%"/>
    </style:style>
    <style:style style:name="T8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59" style:parent-style-name="Normal" style:family="paragraph">
      <style:paragraph-properties fo:text-align="justify" style:writing-mode="rl-tb" fo:margin-top="0.0833in" fo:margin-bottom="0in" fo:line-height="100%"/>
    </style:style>
    <style:style style:name="T8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63" style:parent-style-name="Normal" style:family="paragraph">
      <style:paragraph-properties fo:text-align="justify" style:writing-mode="rl-tb" fo:margin-top="0.0833in" fo:margin-bottom="0in" fo:line-height="100%"/>
    </style:style>
    <style:style style:name="T8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67" style:parent-style-name="Normal" style:family="paragraph">
      <style:paragraph-properties fo:text-align="justify" style:writing-mode="rl-tb" fo:margin-top="0.0833in" fo:margin-bottom="0in" fo:line-height="100%"/>
    </style:style>
    <style:style style:name="T8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71" style:parent-style-name="Normal" style:family="paragraph">
      <style:paragraph-properties fo:text-align="justify" style:writing-mode="rl-tb" fo:margin-top="0.0833in" fo:margin-bottom="0in" fo:line-height="100%"/>
    </style:style>
    <style:style style:name="T8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75" style:parent-style-name="Normal" style:family="paragraph">
      <style:paragraph-properties fo:text-align="justify" style:writing-mode="rl-tb" fo:margin-top="0.0833in" fo:margin-bottom="0in" fo:line-height="100%"/>
    </style:style>
    <style:style style:name="T8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79" style:parent-style-name="Normal" style:family="paragraph">
      <style:paragraph-properties fo:text-align="justify" style:writing-mode="rl-tb" fo:margin-top="0.0833in" fo:margin-bottom="0in" fo:line-height="100%"/>
    </style:style>
    <style:style style:name="T8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83" style:parent-style-name="Normal" style:family="paragraph">
      <style:paragraph-properties fo:text-align="justify" style:writing-mode="rl-tb" fo:margin-top="0.0833in" fo:margin-bottom="0in" fo:line-height="100%"/>
    </style:style>
    <style:style style:name="T8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87" style:parent-style-name="Normal" style:family="paragraph">
      <style:paragraph-properties fo:text-align="justify" style:writing-mode="rl-tb" fo:margin-top="0.0833in" fo:margin-bottom="0in" fo:line-height="100%"/>
    </style:style>
    <style:style style:name="T8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91" style:parent-style-name="Normal" style:family="paragraph">
      <style:paragraph-properties fo:text-align="justify" style:writing-mode="rl-tb" fo:margin-top="0.0833in" fo:margin-bottom="0in" fo:line-height="100%"/>
    </style:style>
    <style:style style:name="T8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95" style:parent-style-name="Normal" style:family="paragraph">
      <style:paragraph-properties fo:text-align="justify" style:writing-mode="rl-tb" fo:margin-top="0.0833in" fo:margin-bottom="0in" fo:line-height="100%"/>
    </style:style>
    <style:style style:name="T8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99" style:parent-style-name="Normal" style:family="paragraph">
      <style:paragraph-properties fo:text-align="justify" style:writing-mode="rl-tb" fo:margin-top="0.0833in" fo:margin-bottom="0in" fo:line-height="100%"/>
    </style:style>
    <style:style style:name="T8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03" style:parent-style-name="Normal" style:family="paragraph">
      <style:paragraph-properties fo:text-align="justify" style:writing-mode="rl-tb" fo:margin-top="0.0833in" fo:margin-bottom="0in" fo:line-height="100%"/>
    </style:style>
    <style:style style:name="T8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07" style:parent-style-name="Normal" style:family="paragraph">
      <style:paragraph-properties fo:text-align="justify" style:writing-mode="rl-tb" fo:margin-top="0.0833in" fo:margin-bottom="0in" fo:line-height="100%"/>
    </style:style>
    <style:style style:name="T8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11" style:parent-style-name="Normal" style:family="paragraph">
      <style:paragraph-properties fo:text-align="justify" style:writing-mode="rl-tb" fo:margin-top="0.0833in" fo:margin-bottom="0in" fo:line-height="100%"/>
    </style:style>
    <style:style style:name="T8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15" style:parent-style-name="Normal" style:family="paragraph">
      <style:paragraph-properties fo:text-align="justify" style:writing-mode="rl-tb" fo:margin-top="0.0833in" fo:margin-bottom="0in" fo:line-height="100%"/>
    </style:style>
    <style:style style:name="T8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19" style:parent-style-name="Normal" style:family="paragraph">
      <style:paragraph-properties fo:text-align="justify" style:writing-mode="rl-tb" fo:margin-top="0.0833in" fo:margin-bottom="0in" fo:line-height="100%"/>
    </style:style>
    <style:style style:name="T8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23" style:parent-style-name="Normal" style:family="paragraph">
      <style:paragraph-properties fo:text-align="justify" style:writing-mode="rl-tb" fo:margin-top="0.0833in" fo:margin-bottom="0in" fo:line-height="100%"/>
    </style:style>
    <style:style style:name="T8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27" style:parent-style-name="Normal" style:family="paragraph">
      <style:paragraph-properties fo:text-align="justify" style:writing-mode="rl-tb" fo:margin-top="0.0833in" fo:margin-bottom="0in" fo:line-height="100%"/>
    </style:style>
    <style:style style:name="T8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31" style:parent-style-name="Normal" style:family="paragraph">
      <style:paragraph-properties fo:text-align="justify" style:writing-mode="rl-tb" fo:margin-top="0.0833in" fo:margin-bottom="0in" fo:line-height="100%"/>
    </style:style>
    <style:style style:name="T8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35" style:parent-style-name="Normal" style:family="paragraph">
      <style:paragraph-properties fo:text-align="justify" style:writing-mode="rl-tb" fo:margin-top="0.0833in" fo:margin-bottom="0in" fo:line-height="100%"/>
    </style:style>
    <style:style style:name="T8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39" style:parent-style-name="Normal" style:family="paragraph">
      <style:paragraph-properties fo:text-align="justify" style:writing-mode="rl-tb" fo:margin-top="0.0833in" fo:margin-bottom="0in" fo:line-height="100%"/>
    </style:style>
    <style:style style:name="T8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43" style:parent-style-name="Normal" style:family="paragraph">
      <style:paragraph-properties fo:text-align="justify" style:writing-mode="rl-tb" fo:margin-top="0.0833in" fo:margin-bottom="0in" fo:line-height="100%"/>
    </style:style>
    <style:style style:name="T8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47" style:parent-style-name="Normal" style:family="paragraph">
      <style:paragraph-properties fo:text-align="justify" style:writing-mode="rl-tb" fo:margin-top="0.0833in" fo:margin-bottom="0in" fo:line-height="100%"/>
    </style:style>
    <style:style style:name="T8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51" style:parent-style-name="Normal" style:family="paragraph">
      <style:paragraph-properties fo:text-align="justify" style:writing-mode="rl-tb" fo:margin-top="0.0833in" fo:margin-bottom="0in" fo:line-height="100%"/>
    </style:style>
    <style:style style:name="T8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55" style:parent-style-name="Normal" style:family="paragraph">
      <style:paragraph-properties fo:text-align="justify" style:writing-mode="rl-tb" fo:margin-top="0.0833in" fo:margin-bottom="0in" fo:line-height="100%"/>
    </style:style>
    <style:style style:name="T8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59" style:parent-style-name="Normal" style:family="paragraph">
      <style:paragraph-properties fo:text-align="justify" style:writing-mode="rl-tb" fo:margin-top="0.0833in" fo:margin-bottom="0in" fo:line-height="100%"/>
    </style:style>
    <style:style style:name="T8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63" style:parent-style-name="Normal" style:family="paragraph">
      <style:paragraph-properties fo:text-align="justify" style:writing-mode="rl-tb" fo:margin-top="0.0833in" fo:margin-bottom="0in" fo:line-height="100%"/>
    </style:style>
    <style:style style:name="T8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67" style:parent-style-name="Normal" style:family="paragraph">
      <style:paragraph-properties fo:text-align="justify" style:writing-mode="rl-tb" fo:margin-top="0.0833in" fo:margin-bottom="0in" fo:line-height="100%"/>
    </style:style>
    <style:style style:name="T8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71" style:parent-style-name="Normal" style:family="paragraph">
      <style:paragraph-properties fo:text-align="justify" style:writing-mode="rl-tb" fo:margin-top="0.0833in" fo:margin-bottom="0in" fo:line-height="100%"/>
    </style:style>
    <style:style style:name="T8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75" style:parent-style-name="Normal" style:family="paragraph">
      <style:paragraph-properties fo:text-align="justify" style:writing-mode="rl-tb" fo:margin-top="0.0833in" fo:margin-bottom="0in" fo:line-height="100%"/>
    </style:style>
    <style:style style:name="T8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79" style:parent-style-name="Normal" style:family="paragraph">
      <style:paragraph-properties fo:text-align="justify" style:writing-mode="rl-tb" fo:margin-top="0.0833in" fo:margin-bottom="0in" fo:line-height="100%"/>
    </style:style>
    <style:style style:name="T8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83" style:parent-style-name="Normal" style:family="paragraph">
      <style:paragraph-properties fo:text-align="justify" style:writing-mode="rl-tb" fo:margin-top="0.0833in" fo:margin-bottom="0in" fo:line-height="100%"/>
    </style:style>
    <style:style style:name="T8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87" style:parent-style-name="Normal" style:family="paragraph">
      <style:paragraph-properties fo:text-align="justify" style:writing-mode="rl-tb" fo:margin-top="0.0833in" fo:margin-bottom="0in" fo:line-height="100%"/>
    </style:style>
    <style:style style:name="T8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91" style:parent-style-name="Normal" style:family="paragraph">
      <style:paragraph-properties fo:text-align="justify" style:writing-mode="rl-tb" fo:margin-top="0.0833in" fo:margin-bottom="0in" fo:line-height="100%"/>
    </style:style>
    <style:style style:name="T8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95" style:parent-style-name="Normal" style:family="paragraph">
      <style:paragraph-properties fo:text-align="justify" style:writing-mode="rl-tb" fo:margin-top="0.0833in" fo:margin-bottom="0in" fo:line-height="100%"/>
    </style:style>
    <style:style style:name="T8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99" style:parent-style-name="Normal" style:family="paragraph">
      <style:paragraph-properties fo:text-align="justify" style:writing-mode="rl-tb" fo:margin-top="0.0833in" fo:margin-bottom="0in" fo:line-height="100%"/>
    </style:style>
    <style:style style:name="T8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03" style:parent-style-name="Normal" style:family="paragraph">
      <style:paragraph-properties fo:text-align="justify" style:writing-mode="rl-tb" fo:margin-top="0.0833in" fo:margin-bottom="0in" fo:line-height="100%"/>
    </style:style>
    <style:style style:name="T8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07" style:parent-style-name="Normal" style:family="paragraph">
      <style:paragraph-properties fo:text-align="justify" style:writing-mode="rl-tb" fo:margin-top="0.0833in" fo:margin-bottom="0in" fo:line-height="100%"/>
    </style:style>
    <style:style style:name="T8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11" style:parent-style-name="Normal" style:family="paragraph">
      <style:paragraph-properties fo:text-align="justify" style:writing-mode="rl-tb" fo:margin-top="0.0833in" fo:margin-bottom="0in" fo:line-height="100%"/>
    </style:style>
    <style:style style:name="T8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15" style:parent-style-name="Normal" style:family="paragraph">
      <style:paragraph-properties fo:text-align="justify" style:writing-mode="rl-tb" fo:margin-top="0.0833in" fo:margin-bottom="0in" fo:line-height="100%"/>
    </style:style>
    <style:style style:name="T8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19" style:parent-style-name="Normal" style:family="paragraph">
      <style:paragraph-properties fo:text-align="justify" style:writing-mode="rl-tb" fo:margin-top="0.0833in" fo:margin-bottom="0in" fo:line-height="100%"/>
    </style:style>
    <style:style style:name="T8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23" style:parent-style-name="Normal" style:family="paragraph">
      <style:paragraph-properties fo:text-align="justify" style:writing-mode="rl-tb" fo:margin-top="0.0833in" fo:margin-bottom="0in" fo:line-height="100%"/>
    </style:style>
    <style:style style:name="T8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27" style:parent-style-name="Normal" style:family="paragraph">
      <style:paragraph-properties fo:text-align="justify" style:writing-mode="rl-tb" fo:margin-top="0.0833in" fo:margin-bottom="0in" fo:line-height="100%"/>
    </style:style>
    <style:style style:name="T8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31" style:parent-style-name="Normal" style:family="paragraph">
      <style:paragraph-properties fo:text-align="justify" style:writing-mode="rl-tb" fo:margin-top="0.0833in" fo:margin-bottom="0in" fo:line-height="100%"/>
    </style:style>
    <style:style style:name="T8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35" style:parent-style-name="Normal" style:family="paragraph">
      <style:paragraph-properties fo:text-align="justify" style:writing-mode="rl-tb" fo:margin-top="0.0833in" fo:margin-bottom="0in" fo:line-height="100%"/>
    </style:style>
    <style:style style:name="T8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39" style:parent-style-name="Normal" style:family="paragraph">
      <style:paragraph-properties fo:text-align="justify" style:writing-mode="rl-tb" fo:margin-top="0.0833in" fo:margin-bottom="0in" fo:line-height="100%"/>
    </style:style>
    <style:style style:name="T8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43" style:parent-style-name="Normal" style:family="paragraph">
      <style:paragraph-properties fo:text-align="justify" style:writing-mode="rl-tb" fo:margin-top="0.0833in" fo:margin-bottom="0in" fo:line-height="100%"/>
    </style:style>
    <style:style style:name="T8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47" style:parent-style-name="Normal" style:family="paragraph">
      <style:paragraph-properties fo:text-align="justify" style:writing-mode="rl-tb" fo:margin-top="0.0833in" fo:margin-bottom="0in" fo:line-height="100%"/>
    </style:style>
    <style:style style:name="T8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51" style:parent-style-name="Normal" style:family="paragraph">
      <style:paragraph-properties fo:text-align="justify" style:writing-mode="rl-tb" fo:margin-top="0.0833in" fo:margin-bottom="0in" fo:line-height="100%"/>
    </style:style>
    <style:style style:name="T8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55" style:parent-style-name="Normal" style:family="paragraph">
      <style:paragraph-properties fo:text-align="justify" style:writing-mode="rl-tb" fo:margin-top="0.0833in" fo:margin-bottom="0in" fo:line-height="100%"/>
    </style:style>
    <style:style style:name="T8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59" style:parent-style-name="Normal" style:family="paragraph">
      <style:paragraph-properties fo:text-align="justify" style:writing-mode="rl-tb" fo:margin-top="0.0833in" fo:margin-bottom="0in" fo:line-height="100%"/>
    </style:style>
    <style:style style:name="T8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63" style:parent-style-name="Normal" style:family="paragraph">
      <style:paragraph-properties fo:text-align="justify" style:writing-mode="rl-tb" fo:margin-top="0.0833in" fo:margin-bottom="0in" fo:line-height="100%"/>
    </style:style>
    <style:style style:name="T8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67" style:parent-style-name="Normal" style:family="paragraph">
      <style:paragraph-properties fo:text-align="justify" style:writing-mode="rl-tb" fo:margin-top="0.0833in" fo:margin-bottom="0in" fo:line-height="100%"/>
    </style:style>
    <style:style style:name="T8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71" style:parent-style-name="Normal" style:family="paragraph">
      <style:paragraph-properties fo:text-align="justify" style:writing-mode="rl-tb" fo:margin-top="0.0833in" fo:margin-bottom="0in" fo:line-height="100%"/>
    </style:style>
    <style:style style:name="T8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75" style:parent-style-name="Normal" style:family="paragraph">
      <style:paragraph-properties fo:text-align="justify" style:writing-mode="rl-tb" fo:margin-top="0.0833in" fo:margin-bottom="0in" fo:line-height="100%"/>
    </style:style>
    <style:style style:name="T8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79" style:parent-style-name="Normal" style:family="paragraph">
      <style:paragraph-properties fo:text-align="justify" style:writing-mode="rl-tb" fo:margin-top="0.0833in" fo:margin-bottom="0in" fo:line-height="100%"/>
    </style:style>
    <style:style style:name="T8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83" style:parent-style-name="Normal" style:family="paragraph">
      <style:paragraph-properties fo:text-align="justify" style:writing-mode="rl-tb" fo:margin-top="0.0833in" fo:margin-bottom="0in" fo:line-height="100%"/>
    </style:style>
    <style:style style:name="T8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87" style:parent-style-name="Normal" style:family="paragraph">
      <style:paragraph-properties fo:text-align="justify" style:writing-mode="rl-tb" fo:margin-top="0.0833in" fo:margin-bottom="0in" fo:line-height="100%"/>
    </style:style>
    <style:style style:name="T8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91" style:parent-style-name="Normal" style:family="paragraph">
      <style:paragraph-properties fo:text-align="justify" style:writing-mode="rl-tb" fo:margin-top="0.0833in" fo:margin-bottom="0in" fo:line-height="100%"/>
    </style:style>
    <style:style style:name="T8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95" style:parent-style-name="Normal" style:family="paragraph">
      <style:paragraph-properties fo:text-align="justify" style:writing-mode="rl-tb" fo:margin-top="0.0833in" fo:margin-bottom="0in" fo:line-height="100%"/>
    </style:style>
    <style:style style:name="T8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99" style:parent-style-name="Normal" style:family="paragraph">
      <style:paragraph-properties fo:text-align="justify" style:writing-mode="rl-tb" fo:margin-top="0.0833in" fo:margin-bottom="0in" fo:line-height="100%"/>
    </style:style>
    <style:style style:name="T8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03" style:parent-style-name="Normal" style:family="paragraph">
      <style:paragraph-properties fo:text-align="justify" style:writing-mode="rl-tb" fo:margin-top="0.0833in" fo:margin-bottom="0in" fo:line-height="100%"/>
    </style:style>
    <style:style style:name="T8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07" style:parent-style-name="Normal" style:family="paragraph">
      <style:paragraph-properties fo:text-align="justify" style:writing-mode="rl-tb" fo:margin-top="0.0833in" fo:margin-bottom="0in" fo:line-height="100%"/>
    </style:style>
    <style:style style:name="T8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11" style:parent-style-name="Normal" style:family="paragraph">
      <style:paragraph-properties fo:text-align="justify" style:writing-mode="rl-tb" fo:margin-top="0.0833in" fo:margin-bottom="0in" fo:line-height="100%"/>
    </style:style>
    <style:style style:name="T8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15" style:parent-style-name="Normal" style:family="paragraph">
      <style:paragraph-properties fo:text-align="justify" style:writing-mode="rl-tb" fo:margin-top="0.0833in" fo:margin-bottom="0in" fo:line-height="100%"/>
    </style:style>
    <style:style style:name="T8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19" style:parent-style-name="Normal" style:family="paragraph">
      <style:paragraph-properties fo:text-align="justify" style:writing-mode="rl-tb" fo:margin-top="0.0833in" fo:margin-bottom="0in" fo:line-height="100%"/>
    </style:style>
    <style:style style:name="T8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23" style:parent-style-name="Normal" style:family="paragraph">
      <style:paragraph-properties fo:text-align="justify" style:writing-mode="rl-tb" fo:margin-top="0.0833in" fo:margin-bottom="0in" fo:line-height="100%"/>
    </style:style>
    <style:style style:name="T8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27" style:parent-style-name="Normal" style:family="paragraph">
      <style:paragraph-properties fo:text-align="justify" style:writing-mode="rl-tb" fo:margin-top="0.0833in" fo:margin-bottom="0in" fo:line-height="100%"/>
    </style:style>
    <style:style style:name="T8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31" style:parent-style-name="Normal" style:family="paragraph">
      <style:paragraph-properties fo:text-align="justify" style:writing-mode="rl-tb" fo:margin-top="0.0833in" fo:margin-bottom="0in" fo:line-height="100%"/>
    </style:style>
    <style:style style:name="T8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35" style:parent-style-name="Normal" style:family="paragraph">
      <style:paragraph-properties fo:text-align="justify" style:writing-mode="rl-tb" fo:margin-top="0.0833in" fo:margin-bottom="0in" fo:line-height="100%"/>
    </style:style>
    <style:style style:name="T8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39" style:parent-style-name="Normal" style:family="paragraph">
      <style:paragraph-properties fo:text-align="justify" style:writing-mode="rl-tb" fo:margin-top="0.0833in" fo:margin-bottom="0in" fo:line-height="100%"/>
    </style:style>
    <style:style style:name="T8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43" style:parent-style-name="Normal" style:family="paragraph">
      <style:paragraph-properties fo:text-align="justify" style:writing-mode="rl-tb" fo:margin-top="0.0833in" fo:margin-bottom="0in" fo:line-height="100%"/>
    </style:style>
    <style:style style:name="T8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47" style:parent-style-name="Normal" style:family="paragraph">
      <style:paragraph-properties fo:text-align="justify" style:writing-mode="rl-tb" fo:margin-top="0.0833in" fo:margin-bottom="0in" fo:line-height="100%"/>
    </style:style>
    <style:style style:name="T8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51" style:parent-style-name="Normal" style:family="paragraph">
      <style:paragraph-properties fo:text-align="justify" style:writing-mode="rl-tb" fo:margin-top="0.0833in" fo:margin-bottom="0in" fo:line-height="100%"/>
    </style:style>
    <style:style style:name="T8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55" style:parent-style-name="Normal" style:family="paragraph">
      <style:paragraph-properties fo:text-align="justify" style:writing-mode="rl-tb" fo:margin-top="0.0833in" fo:margin-bottom="0in" fo:line-height="100%"/>
    </style:style>
    <style:style style:name="T8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59" style:parent-style-name="Normal" style:family="paragraph">
      <style:paragraph-properties fo:text-align="justify" style:writing-mode="rl-tb" fo:margin-top="0.0833in" fo:margin-bottom="0in" fo:line-height="100%"/>
    </style:style>
    <style:style style:name="T8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63" style:parent-style-name="Normal" style:family="paragraph">
      <style:paragraph-properties fo:text-align="justify" style:writing-mode="rl-tb" fo:margin-top="0.0833in" fo:margin-bottom="0in" fo:line-height="100%"/>
    </style:style>
    <style:style style:name="T8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67" style:parent-style-name="Normal" style:family="paragraph">
      <style:paragraph-properties fo:text-align="justify" style:writing-mode="rl-tb" fo:margin-top="0.0833in" fo:margin-bottom="0in" fo:line-height="100%"/>
    </style:style>
    <style:style style:name="T8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71" style:parent-style-name="Normal" style:family="paragraph">
      <style:paragraph-properties fo:text-align="justify" style:writing-mode="rl-tb" fo:margin-top="0.0833in" fo:margin-bottom="0in" fo:line-height="100%"/>
    </style:style>
    <style:style style:name="T8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75" style:parent-style-name="Normal" style:family="paragraph">
      <style:paragraph-properties fo:text-align="justify" style:writing-mode="rl-tb" fo:margin-top="0.0833in" fo:margin-bottom="0in" fo:line-height="100%"/>
    </style:style>
    <style:style style:name="T8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79" style:parent-style-name="Normal" style:family="paragraph">
      <style:paragraph-properties fo:text-align="justify" style:writing-mode="rl-tb" fo:margin-top="0.0833in" fo:margin-bottom="0in" fo:line-height="100%"/>
    </style:style>
    <style:style style:name="T8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83" style:parent-style-name="Normal" style:family="paragraph">
      <style:paragraph-properties fo:text-align="justify" style:writing-mode="rl-tb" fo:margin-top="0.0833in" fo:margin-bottom="0in" fo:line-height="100%"/>
    </style:style>
    <style:style style:name="T8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87" style:parent-style-name="Normal" style:family="paragraph">
      <style:paragraph-properties fo:text-align="justify" style:writing-mode="rl-tb" fo:margin-top="0.0833in" fo:margin-bottom="0in" fo:line-height="100%"/>
    </style:style>
    <style:style style:name="T8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91" style:parent-style-name="Normal" style:family="paragraph">
      <style:paragraph-properties fo:text-align="justify" style:writing-mode="rl-tb" fo:margin-top="0.0833in" fo:margin-bottom="0in" fo:line-height="100%"/>
    </style:style>
    <style:style style:name="T8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95" style:parent-style-name="Normal" style:family="paragraph">
      <style:paragraph-properties fo:text-align="justify" style:writing-mode="rl-tb" fo:margin-top="0.0833in" fo:margin-bottom="0in" fo:line-height="100%"/>
    </style:style>
    <style:style style:name="T8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99" style:parent-style-name="Normal" style:family="paragraph">
      <style:paragraph-properties fo:text-align="justify" style:writing-mode="rl-tb" fo:margin-top="0.0833in" fo:margin-bottom="0in" fo:line-height="100%"/>
    </style:style>
    <style:style style:name="T8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03" style:parent-style-name="Normal" style:family="paragraph">
      <style:paragraph-properties fo:text-align="justify" style:writing-mode="rl-tb" fo:margin-top="0.0833in" fo:margin-bottom="0in" fo:line-height="100%"/>
    </style:style>
    <style:style style:name="T8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07" style:parent-style-name="Normal" style:family="paragraph">
      <style:paragraph-properties fo:text-align="justify" style:writing-mode="rl-tb" fo:margin-top="0.0833in" fo:margin-bottom="0in" fo:line-height="100%"/>
    </style:style>
    <style:style style:name="T8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11" style:parent-style-name="Normal" style:family="paragraph">
      <style:paragraph-properties fo:text-align="justify" style:writing-mode="rl-tb" fo:margin-top="0.0833in" fo:margin-bottom="0in" fo:line-height="100%"/>
    </style:style>
    <style:style style:name="T8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15" style:parent-style-name="Normal" style:family="paragraph">
      <style:paragraph-properties fo:text-align="justify" style:writing-mode="rl-tb" fo:margin-top="0.0833in" fo:margin-bottom="0in" fo:line-height="100%"/>
    </style:style>
    <style:style style:name="T8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19" style:parent-style-name="Normal" style:family="paragraph">
      <style:paragraph-properties fo:text-align="justify" style:writing-mode="rl-tb" fo:margin-top="0.0833in" fo:margin-bottom="0in" fo:line-height="100%"/>
    </style:style>
    <style:style style:name="T8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23" style:parent-style-name="Normal" style:family="paragraph">
      <style:paragraph-properties fo:text-align="justify" style:writing-mode="rl-tb" fo:margin-top="0.0833in" fo:margin-bottom="0in" fo:line-height="100%"/>
    </style:style>
    <style:style style:name="T8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27" style:parent-style-name="Normal" style:family="paragraph">
      <style:paragraph-properties fo:text-align="justify" style:writing-mode="rl-tb" fo:margin-top="0.0833in" fo:margin-bottom="0in" fo:line-height="100%"/>
    </style:style>
    <style:style style:name="T8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31" style:parent-style-name="Normal" style:family="paragraph">
      <style:paragraph-properties fo:text-align="justify" style:writing-mode="rl-tb" fo:margin-top="0.0833in" fo:margin-bottom="0in" fo:line-height="100%"/>
    </style:style>
    <style:style style:name="T8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35" style:parent-style-name="Normal" style:family="paragraph">
      <style:paragraph-properties fo:text-align="justify" style:writing-mode="rl-tb" fo:margin-top="0.0833in" fo:margin-bottom="0in" fo:line-height="100%"/>
    </style:style>
    <style:style style:name="T8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39" style:parent-style-name="Normal" style:family="paragraph">
      <style:paragraph-properties fo:text-align="justify" style:writing-mode="rl-tb" fo:margin-top="0.0833in" fo:margin-bottom="0in" fo:line-height="100%"/>
    </style:style>
    <style:style style:name="T8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43" style:parent-style-name="Normal" style:family="paragraph">
      <style:paragraph-properties fo:text-align="justify" style:writing-mode="rl-tb" fo:margin-top="0.0833in" fo:margin-bottom="0in" fo:line-height="100%"/>
    </style:style>
    <style:style style:name="T8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47" style:parent-style-name="Normal" style:family="paragraph">
      <style:paragraph-properties fo:text-align="justify" style:writing-mode="rl-tb" fo:margin-top="0.0833in" fo:margin-bottom="0in" fo:line-height="100%"/>
    </style:style>
    <style:style style:name="T8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51" style:parent-style-name="Normal" style:family="paragraph">
      <style:paragraph-properties fo:text-align="justify" style:writing-mode="rl-tb" fo:margin-top="0.0833in" fo:margin-bottom="0in" fo:line-height="100%"/>
    </style:style>
    <style:style style:name="T8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55" style:parent-style-name="Normal" style:family="paragraph">
      <style:paragraph-properties fo:text-align="justify" style:writing-mode="rl-tb" fo:margin-top="0.0833in" fo:margin-bottom="0in" fo:line-height="100%"/>
    </style:style>
    <style:style style:name="T8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59" style:parent-style-name="Normal" style:family="paragraph">
      <style:paragraph-properties fo:text-align="justify" style:writing-mode="rl-tb" fo:margin-top="0.0833in" fo:margin-bottom="0in" fo:line-height="100%"/>
    </style:style>
    <style:style style:name="T8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63" style:parent-style-name="Normal" style:family="paragraph">
      <style:paragraph-properties fo:text-align="justify" style:writing-mode="rl-tb" fo:margin-top="0.0833in" fo:margin-bottom="0in" fo:line-height="100%"/>
    </style:style>
    <style:style style:name="T8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67" style:parent-style-name="Normal" style:family="paragraph">
      <style:paragraph-properties fo:text-align="justify" style:writing-mode="rl-tb" fo:margin-top="0.0833in" fo:margin-bottom="0in" fo:line-height="100%"/>
    </style:style>
    <style:style style:name="T8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71" style:parent-style-name="Normal" style:family="paragraph">
      <style:paragraph-properties fo:text-align="justify" style:writing-mode="rl-tb" fo:margin-top="0.0833in" fo:margin-bottom="0in" fo:line-height="100%"/>
    </style:style>
    <style:style style:name="T8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75" style:parent-style-name="Normal" style:family="paragraph">
      <style:paragraph-properties fo:text-align="justify" style:writing-mode="rl-tb" fo:margin-top="0.0833in" fo:margin-bottom="0in" fo:line-height="100%"/>
    </style:style>
    <style:style style:name="T8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79" style:parent-style-name="Normal" style:family="paragraph">
      <style:paragraph-properties fo:text-align="justify" style:writing-mode="rl-tb" fo:margin-top="0.0833in" fo:margin-bottom="0in" fo:line-height="100%"/>
    </style:style>
    <style:style style:name="T8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83" style:parent-style-name="Normal" style:family="paragraph">
      <style:paragraph-properties fo:text-align="justify" style:writing-mode="rl-tb" fo:margin-top="0.0833in" fo:margin-bottom="0in" fo:line-height="100%"/>
    </style:style>
    <style:style style:name="T8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87" style:parent-style-name="Normal" style:family="paragraph">
      <style:paragraph-properties fo:text-align="justify" style:writing-mode="rl-tb" fo:margin-top="0.0833in" fo:margin-bottom="0in" fo:line-height="100%"/>
    </style:style>
    <style:style style:name="T8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91" style:parent-style-name="Normal" style:family="paragraph">
      <style:paragraph-properties fo:text-align="justify" style:writing-mode="rl-tb" fo:margin-top="0.0833in" fo:margin-bottom="0in" fo:line-height="100%"/>
    </style:style>
    <style:style style:name="T8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95" style:parent-style-name="Normal" style:family="paragraph">
      <style:paragraph-properties fo:text-align="justify" style:writing-mode="rl-tb" fo:margin-top="0.0833in" fo:margin-bottom="0in" fo:line-height="100%"/>
    </style:style>
    <style:style style:name="T8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99" style:parent-style-name="Normal" style:family="paragraph">
      <style:paragraph-properties fo:text-align="justify" style:writing-mode="rl-tb" fo:margin-top="0.0833in" fo:margin-bottom="0in" fo:line-height="100%"/>
    </style:style>
    <style:style style:name="T8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03" style:parent-style-name="Normal" style:family="paragraph">
      <style:paragraph-properties fo:text-align="justify" style:writing-mode="rl-tb" fo:margin-top="0.0833in" fo:margin-bottom="0in" fo:line-height="100%"/>
    </style:style>
    <style:style style:name="T8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07" style:parent-style-name="Normal" style:family="paragraph">
      <style:paragraph-properties fo:text-align="justify" style:writing-mode="rl-tb" fo:margin-top="0.0833in" fo:margin-bottom="0in" fo:line-height="100%"/>
    </style:style>
    <style:style style:name="T8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11" style:parent-style-name="Normal" style:family="paragraph">
      <style:paragraph-properties fo:text-align="justify" style:writing-mode="rl-tb" fo:margin-top="0.0833in" fo:margin-bottom="0in" fo:line-height="100%"/>
    </style:style>
    <style:style style:name="T8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15" style:parent-style-name="Normal" style:family="paragraph">
      <style:paragraph-properties fo:text-align="justify" style:writing-mode="rl-tb" fo:margin-top="0.0833in" fo:margin-bottom="0in" fo:line-height="100%"/>
    </style:style>
    <style:style style:name="T8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19" style:parent-style-name="Normal" style:family="paragraph">
      <style:paragraph-properties fo:text-align="justify" style:writing-mode="rl-tb" fo:margin-top="0.0833in" fo:margin-bottom="0in" fo:line-height="100%"/>
    </style:style>
    <style:style style:name="T8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23" style:parent-style-name="Normal" style:family="paragraph">
      <style:paragraph-properties fo:text-align="justify" style:writing-mode="rl-tb" fo:margin-top="0.0833in" fo:margin-bottom="0in" fo:line-height="100%"/>
    </style:style>
    <style:style style:name="T8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27" style:parent-style-name="Normal" style:family="paragraph">
      <style:paragraph-properties fo:text-align="justify" style:writing-mode="rl-tb" fo:margin-top="0.0833in" fo:margin-bottom="0in" fo:line-height="100%"/>
    </style:style>
    <style:style style:name="T8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31" style:parent-style-name="Normal" style:family="paragraph">
      <style:paragraph-properties fo:text-align="justify" style:writing-mode="rl-tb" fo:margin-top="0.0833in" fo:margin-bottom="0in" fo:line-height="100%"/>
    </style:style>
    <style:style style:name="T8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35" style:parent-style-name="Normal" style:family="paragraph">
      <style:paragraph-properties fo:text-align="justify" style:writing-mode="rl-tb" fo:margin-top="0.0833in" fo:margin-bottom="0in" fo:line-height="100%"/>
    </style:style>
    <style:style style:name="T8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39" style:parent-style-name="Normal" style:family="paragraph">
      <style:paragraph-properties fo:text-align="justify" style:writing-mode="rl-tb" fo:margin-top="0.0833in" fo:margin-bottom="0in" fo:line-height="100%"/>
    </style:style>
    <style:style style:name="T8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43" style:parent-style-name="Normal" style:family="paragraph">
      <style:paragraph-properties fo:text-align="justify" style:writing-mode="rl-tb" fo:margin-top="0.0833in" fo:margin-bottom="0in" fo:line-height="100%"/>
    </style:style>
    <style:style style:name="T8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9" style:family="section">
      <style:section-properties fo:margin-left="0in" fo:margin-right="0in" style:writing-mode="lr-tb"/>
    </style:style>
    <style:style style:name="P88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848" style:parent-style-name="Normal" style:family="paragraph">
      <style:paragraph-properties fo:text-align="justify" style:writing-mode="rl-tb" fo:margin-top="0.0833in" fo:margin-bottom="0in" fo:line-height="100%"/>
    </style:style>
    <style:style style:name="T8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52" style:parent-style-name="Normal" style:family="paragraph">
      <style:paragraph-properties fo:text-align="justify" style:writing-mode="rl-tb" fo:margin-top="0.0833in" fo:margin-bottom="0in" fo:line-height="100%"/>
    </style:style>
    <style:style style:name="T8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56" style:parent-style-name="Normal" style:family="paragraph">
      <style:paragraph-properties fo:text-align="justify" style:writing-mode="rl-tb" fo:margin-top="0.0833in" fo:margin-bottom="0in" fo:line-height="100%"/>
    </style:style>
    <style:style style:name="T8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60" style:parent-style-name="Normal" style:family="paragraph">
      <style:paragraph-properties fo:text-align="justify" style:writing-mode="rl-tb" fo:margin-top="0.0833in" fo:margin-bottom="0in" fo:line-height="100%"/>
    </style:style>
    <style:style style:name="T8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64" style:parent-style-name="Normal" style:family="paragraph">
      <style:paragraph-properties fo:text-align="justify" style:writing-mode="rl-tb" fo:margin-top="0.0833in" fo:margin-bottom="0in" fo:line-height="100%"/>
    </style:style>
    <style:style style:name="T8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68" style:parent-style-name="Normal" style:family="paragraph">
      <style:paragraph-properties fo:text-align="justify" style:writing-mode="rl-tb" fo:margin-top="0.0833in" fo:margin-bottom="0in" fo:line-height="100%"/>
    </style:style>
    <style:style style:name="T8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72" style:parent-style-name="Normal" style:family="paragraph">
      <style:paragraph-properties fo:text-align="justify" style:writing-mode="rl-tb" fo:margin-top="0.0833in" fo:margin-bottom="0in" fo:line-height="100%"/>
    </style:style>
    <style:style style:name="T8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0" style:family="section">
      <style:section-properties fo:margin-left="0in" fo:margin-right="0in" style:writing-mode="lr-tb"/>
    </style:style>
    <style:style style:name="P88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877" style:parent-style-name="Normal" style:family="paragraph">
      <style:paragraph-properties fo:text-align="justify" style:writing-mode="rl-tb" fo:margin-top="0.0833in" fo:margin-bottom="0in" fo:line-height="100%"/>
    </style:style>
    <style:style style:name="T8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80" style:parent-style-name="Normal" style:family="paragraph">
      <style:paragraph-properties fo:text-align="justify" style:writing-mode="rl-tb" fo:margin-top="0.0833in" fo:margin-bottom="0in" fo:line-height="100%"/>
    </style:style>
    <style:style style:name="T8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84" style:parent-style-name="Normal" style:family="paragraph">
      <style:paragraph-properties fo:text-align="justify" style:writing-mode="rl-tb" fo:margin-top="0.0833in" fo:margin-bottom="0in" fo:line-height="100%"/>
    </style:style>
    <style:style style:name="T8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88" style:parent-style-name="Normal" style:family="paragraph">
      <style:paragraph-properties fo:text-align="justify" style:writing-mode="rl-tb" fo:margin-top="0.0833in" fo:margin-bottom="0in" fo:line-height="100%"/>
    </style:style>
    <style:style style:name="T8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92" style:parent-style-name="Normal" style:family="paragraph">
      <style:paragraph-properties fo:text-align="justify" style:writing-mode="rl-tb" fo:margin-top="0.0833in" fo:margin-bottom="0in" fo:line-height="100%"/>
    </style:style>
    <style:style style:name="T8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96" style:parent-style-name="Normal" style:family="paragraph">
      <style:paragraph-properties fo:text-align="justify" style:writing-mode="rl-tb" fo:margin-top="0.0833in" fo:margin-bottom="0in" fo:line-height="100%"/>
    </style:style>
    <style:style style:name="T8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00" style:parent-style-name="Normal" style:family="paragraph">
      <style:paragraph-properties fo:text-align="justify" style:writing-mode="rl-tb" fo:margin-top="0.0833in" fo:margin-bottom="0in" fo:line-height="100%"/>
    </style:style>
    <style:style style:name="T8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04" style:parent-style-name="Normal" style:family="paragraph">
      <style:paragraph-properties fo:text-align="justify" style:writing-mode="rl-tb" fo:margin-top="0.0833in" fo:margin-bottom="0in" fo:line-height="100%"/>
    </style:style>
    <style:style style:name="T8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1" style:family="section">
      <style:section-properties fo:margin-left="0in" fo:margin-right="0in" style:writing-mode="lr-tb"/>
    </style:style>
    <style:style style:name="P89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09" style:parent-style-name="Normal" style:family="paragraph">
      <style:paragraph-properties fo:text-align="justify" style:writing-mode="rl-tb" fo:margin-top="0.0833in" fo:margin-bottom="0in" fo:line-height="100%"/>
    </style:style>
    <style:style style:name="T8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12" style:parent-style-name="Normal" style:family="paragraph">
      <style:paragraph-properties fo:text-align="justify" style:writing-mode="rl-tb" fo:margin-top="0.0833in" fo:margin-bottom="0in" fo:line-height="100%"/>
    </style:style>
    <style:style style:name="T8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16" style:parent-style-name="Normal" style:family="paragraph">
      <style:paragraph-properties fo:text-align="justify" style:writing-mode="rl-tb" fo:margin-top="0.0833in" fo:margin-bottom="0in" fo:line-height="100%"/>
    </style:style>
    <style:style style:name="T8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20" style:parent-style-name="Normal" style:family="paragraph">
      <style:paragraph-properties fo:text-align="justify" style:writing-mode="rl-tb" fo:margin-top="0.0833in" fo:margin-bottom="0in" fo:line-height="100%"/>
    </style:style>
    <style:style style:name="T8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24" style:parent-style-name="Normal" style:family="paragraph">
      <style:paragraph-properties fo:text-align="justify" style:writing-mode="rl-tb" fo:margin-top="0.0833in" fo:margin-bottom="0in" fo:line-height="100%"/>
    </style:style>
    <style:style style:name="T8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28" style:parent-style-name="Normal" style:family="paragraph">
      <style:paragraph-properties fo:text-align="justify" style:writing-mode="rl-tb" fo:margin-top="0.0833in" fo:margin-bottom="0in" fo:line-height="100%"/>
    </style:style>
    <style:style style:name="T8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32" style:parent-style-name="Normal" style:family="paragraph">
      <style:paragraph-properties fo:text-align="justify" style:writing-mode="rl-tb" fo:margin-top="0.0833in" fo:margin-bottom="0in" fo:line-height="100%"/>
    </style:style>
    <style:style style:name="T8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36" style:parent-style-name="Normal" style:family="paragraph">
      <style:paragraph-properties fo:text-align="justify" style:writing-mode="rl-tb" fo:margin-top="0.0833in" fo:margin-bottom="0in" fo:line-height="100%"/>
    </style:style>
    <style:style style:name="T8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40" style:parent-style-name="Normal" style:family="paragraph">
      <style:paragraph-properties fo:text-align="justify" style:writing-mode="rl-tb" fo:margin-top="0.0833in" fo:margin-bottom="0in" fo:line-height="100%"/>
    </style:style>
    <style:style style:name="T8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2" style:family="section">
      <style:section-properties fo:margin-left="0in" fo:margin-right="0in" style:writing-mode="lr-tb"/>
    </style:style>
    <style:style style:name="P89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45" style:parent-style-name="Normal" style:family="paragraph">
      <style:paragraph-properties fo:text-align="justify" style:writing-mode="rl-tb" fo:margin-top="0.0833in" fo:margin-bottom="0in" fo:line-height="100%"/>
    </style:style>
    <style:style style:name="T8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48" style:parent-style-name="Normal" style:family="paragraph">
      <style:paragraph-properties fo:text-align="justify" style:writing-mode="rl-tb" fo:margin-top="0.0833in" fo:margin-bottom="0in" fo:line-height="100%"/>
    </style:style>
    <style:style style:name="T8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52" style:parent-style-name="Normal" style:family="paragraph">
      <style:paragraph-properties fo:text-align="justify" style:writing-mode="rl-tb" fo:margin-top="0.0833in" fo:margin-bottom="0in" fo:line-height="100%"/>
    </style:style>
    <style:style style:name="T8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56" style:parent-style-name="Normal" style:family="paragraph">
      <style:paragraph-properties fo:text-align="justify" style:writing-mode="rl-tb" fo:margin-top="0.0833in" fo:margin-bottom="0in" fo:line-height="100%"/>
    </style:style>
    <style:style style:name="T8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3" style:family="section">
      <style:section-properties fo:margin-left="0in" fo:margin-right="0in" style:writing-mode="lr-tb"/>
    </style:style>
    <style:style style:name="P896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61" style:parent-style-name="Normal" style:family="paragraph">
      <style:paragraph-properties fo:text-align="justify" style:writing-mode="rl-tb" fo:margin-top="0.0833in" fo:margin-bottom="0in" fo:line-height="100%"/>
    </style:style>
    <style:style style:name="T8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64" style:parent-style-name="Normal" style:family="paragraph">
      <style:paragraph-properties fo:text-align="justify" style:writing-mode="rl-tb" fo:margin-top="0.0833in" fo:margin-bottom="0in" fo:line-height="100%"/>
    </style:style>
    <style:style style:name="T8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68" style:parent-style-name="Normal" style:family="paragraph">
      <style:paragraph-properties fo:text-align="justify" style:writing-mode="rl-tb" fo:margin-top="0.0833in" fo:margin-bottom="0in" fo:line-height="100%"/>
    </style:style>
    <style:style style:name="T8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72" style:parent-style-name="Normal" style:family="paragraph">
      <style:paragraph-properties fo:text-align="justify" style:writing-mode="rl-tb" fo:margin-top="0.0833in" fo:margin-bottom="0in" fo:line-height="100%"/>
    </style:style>
    <style:style style:name="T8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76" style:parent-style-name="Normal" style:family="paragraph">
      <style:paragraph-properties fo:text-align="justify" style:writing-mode="rl-tb" fo:margin-top="0.0833in" fo:margin-bottom="0in" fo:line-height="100%"/>
    </style:style>
    <style:style style:name="T8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80" style:parent-style-name="Normal" style:family="paragraph">
      <style:paragraph-properties fo:text-align="justify" style:writing-mode="rl-tb" fo:margin-top="0.0833in" fo:margin-bottom="0in" fo:line-height="100%"/>
    </style:style>
    <style:style style:name="T8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84" style:parent-style-name="Normal" style:family="paragraph">
      <style:paragraph-properties fo:text-align="justify" style:writing-mode="rl-tb" fo:margin-top="0.0833in" fo:margin-bottom="0in" fo:line-height="100%"/>
    </style:style>
    <style:style style:name="T8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88" style:parent-style-name="Normal" style:family="paragraph">
      <style:paragraph-properties fo:text-align="justify" style:writing-mode="rl-tb" fo:margin-top="0.0833in" fo:margin-bottom="0in" fo:line-height="100%"/>
    </style:style>
    <style:style style:name="T8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4" style:family="section">
      <style:section-properties fo:margin-left="0in" fo:margin-right="0in" style:writing-mode="lr-tb"/>
    </style:style>
    <style:style style:name="P89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93" style:parent-style-name="Normal" style:family="paragraph">
      <style:paragraph-properties fo:text-align="justify" style:writing-mode="rl-tb" fo:margin-top="0.0833in" fo:margin-bottom="0in" fo:line-height="100%"/>
    </style:style>
    <style:style style:name="T8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96" style:parent-style-name="Normal" style:family="paragraph">
      <style:paragraph-properties fo:text-align="justify" style:writing-mode="rl-tb" fo:margin-top="0.0833in" fo:margin-bottom="0in" fo:line-height="100%"/>
    </style:style>
    <style:style style:name="T8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00" style:parent-style-name="Normal" style:family="paragraph">
      <style:paragraph-properties fo:text-align="justify" style:writing-mode="rl-tb" fo:margin-top="0.0833in" fo:margin-bottom="0in" fo:line-height="100%"/>
    </style:style>
    <style:style style:name="T9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05" style:parent-style-name="Normal" style:family="paragraph">
      <style:paragraph-properties fo:text-align="justify" style:writing-mode="rl-tb" fo:margin-top="0.0833in" fo:margin-bottom="0in" fo:line-height="100%"/>
    </style:style>
    <style:style style:name="T9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09" style:parent-style-name="Normal" style:family="paragraph">
      <style:paragraph-properties fo:text-align="justify" style:writing-mode="rl-tb" fo:margin-top="0.0833in" fo:margin-bottom="0in" fo:line-height="100%"/>
    </style:style>
    <style:style style:name="T9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5" style:family="section">
      <style:section-properties fo:margin-left="0in" fo:margin-right="0in" style:writing-mode="lr-tb"/>
    </style:style>
    <style:style style:name="P90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014" style:parent-style-name="Normal" style:family="paragraph">
      <style:paragraph-properties fo:text-align="justify" style:writing-mode="rl-tb" fo:margin-top="0.0833in" fo:margin-bottom="0in" fo:line-height="100%"/>
    </style:style>
    <style:style style:name="T9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17" style:parent-style-name="Normal" style:family="paragraph">
      <style:paragraph-properties fo:text-align="justify" style:writing-mode="rl-tb" fo:margin-top="0.0833in" fo:margin-bottom="0in" fo:line-height="100%"/>
    </style:style>
    <style:style style:name="T9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21" style:parent-style-name="Normal" style:family="paragraph">
      <style:paragraph-properties fo:text-align="justify" style:writing-mode="rl-tb" fo:margin-top="0.0833in" fo:margin-bottom="0in" fo:line-height="100%"/>
    </style:style>
    <style:style style:name="T9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25" style:parent-style-name="Normal" style:family="paragraph">
      <style:paragraph-properties fo:text-align="justify" style:writing-mode="rl-tb" fo:margin-top="0.0833in" fo:margin-bottom="0in" fo:line-height="100%"/>
    </style:style>
    <style:style style:name="T9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29" style:parent-style-name="Normal" style:family="paragraph">
      <style:paragraph-properties fo:text-align="justify" style:writing-mode="rl-tb" fo:margin-top="0.0833in" fo:margin-bottom="0in" fo:line-height="100%"/>
    </style:style>
    <style:style style:name="T9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33" style:parent-style-name="Normal" style:family="paragraph">
      <style:paragraph-properties fo:text-align="justify" style:writing-mode="rl-tb" fo:margin-top="0.0833in" fo:margin-bottom="0in" fo:line-height="100%"/>
    </style:style>
    <style:style style:name="T9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6" style:family="section">
      <style:section-properties fo:margin-left="0in" fo:margin-right="0in" style:writing-mode="lr-tb"/>
    </style:style>
    <style:style style:name="P90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038" style:parent-style-name="Normal" style:family="paragraph">
      <style:paragraph-properties fo:text-align="justify" style:writing-mode="rl-tb" fo:margin-top="0.0833in" fo:margin-bottom="0in" fo:line-height="100%"/>
    </style:style>
    <style:style style:name="T9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42" style:parent-style-name="Normal" style:family="paragraph">
      <style:paragraph-properties fo:text-align="justify" style:writing-mode="rl-tb" fo:margin-top="0.0833in" fo:margin-bottom="0in" fo:line-height="100%"/>
    </style:style>
    <style:style style:name="T9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46" style:parent-style-name="Normal" style:family="paragraph">
      <style:paragraph-properties fo:text-align="justify" style:writing-mode="rl-tb" fo:margin-top="0.0833in" fo:margin-bottom="0in" fo:line-height="100%"/>
    </style:style>
    <style:style style:name="T9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50" style:parent-style-name="Normal" style:family="paragraph">
      <style:paragraph-properties fo:text-align="justify" style:writing-mode="rl-tb" fo:margin-top="0.0833in" fo:margin-bottom="0in" fo:line-height="100%"/>
    </style:style>
    <style:style style:name="T9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54" style:parent-style-name="Normal" style:family="paragraph">
      <style:paragraph-properties fo:text-align="justify" style:writing-mode="rl-tb" fo:margin-top="0.0833in" fo:margin-bottom="0in" fo:line-height="100%"/>
    </style:style>
    <style:style style:name="T9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7" style:family="section">
      <style:section-properties fo:margin-left="0in" fo:margin-right="0in" style:writing-mode="lr-tb"/>
    </style:style>
    <style:style style:name="P90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059" style:parent-style-name="Normal" style:family="paragraph">
      <style:paragraph-properties fo:text-align="justify" style:writing-mode="rl-tb" fo:margin-top="0.0833in" fo:margin-bottom="0in" fo:line-height="100%"/>
    </style:style>
    <style:style style:name="T9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62" style:parent-style-name="Normal" style:family="paragraph">
      <style:paragraph-properties fo:text-align="justify" style:writing-mode="rl-tb" fo:margin-top="0.0833in" fo:margin-bottom="0in" fo:line-height="100%"/>
    </style:style>
    <style:style style:name="T9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66" style:parent-style-name="Normal" style:family="paragraph">
      <style:paragraph-properties fo:text-align="justify" style:writing-mode="rl-tb" fo:margin-top="0.0833in" fo:margin-bottom="0in" fo:line-height="100%"/>
    </style:style>
    <style:style style:name="T9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70" style:parent-style-name="Normal" style:family="paragraph">
      <style:paragraph-properties fo:text-align="justify" style:writing-mode="rl-tb" fo:margin-top="0.0833in" fo:margin-bottom="0in" fo:line-height="100%"/>
    </style:style>
    <style:style style:name="T9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74" style:parent-style-name="Normal" style:family="paragraph">
      <style:paragraph-properties fo:text-align="justify" style:writing-mode="rl-tb" fo:margin-top="0.0833in" fo:margin-bottom="0in" fo:line-height="100%"/>
    </style:style>
    <style:style style:name="T9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78" style:parent-style-name="Normal" style:family="paragraph">
      <style:paragraph-properties fo:text-align="justify" style:writing-mode="rl-tb" fo:margin-top="0.0833in" fo:margin-bottom="0in" fo:line-height="100%"/>
    </style:style>
    <style:style style:name="T9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8" style:family="section">
      <style:section-properties fo:margin-left="0in" fo:margin-right="0in" style:writing-mode="lr-tb"/>
    </style:style>
    <style:style style:name="P90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083" style:parent-style-name="Normal" style:family="paragraph">
      <style:paragraph-properties fo:text-align="justify" style:writing-mode="rl-tb" fo:margin-top="0.0833in" fo:margin-bottom="0in" fo:line-height="100%"/>
    </style:style>
    <style:style style:name="T9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86" style:parent-style-name="Normal" style:family="paragraph">
      <style:paragraph-properties fo:text-align="justify" style:writing-mode="rl-tb" fo:margin-top="0.0833in" fo:margin-bottom="0in" fo:line-height="100%"/>
    </style:style>
    <style:style style:name="T9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90" style:parent-style-name="Normal" style:family="paragraph">
      <style:paragraph-properties fo:text-align="justify" style:writing-mode="rl-tb" fo:margin-top="0.0833in" fo:margin-bottom="0in" fo:line-height="100%"/>
    </style:style>
    <style:style style:name="T9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94" style:parent-style-name="Normal" style:family="paragraph">
      <style:paragraph-properties fo:text-align="justify" style:writing-mode="rl-tb" fo:margin-top="0.0833in" fo:margin-bottom="0in" fo:line-height="100%"/>
    </style:style>
    <style:style style:name="T9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98" style:parent-style-name="Normal" style:family="paragraph">
      <style:paragraph-properties fo:text-align="justify" style:writing-mode="rl-tb" fo:margin-top="0.0833in" fo:margin-bottom="0in" fo:line-height="100%"/>
    </style:style>
    <style:style style:name="T9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02" style:parent-style-name="Normal" style:family="paragraph">
      <style:paragraph-properties fo:text-align="justify" style:writing-mode="rl-tb" fo:margin-top="0.0833in" fo:margin-bottom="0in" fo:line-height="100%"/>
    </style:style>
    <style:style style:name="T9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06" style:parent-style-name="Normal" style:family="paragraph">
      <style:paragraph-properties fo:text-align="justify" style:writing-mode="rl-tb" fo:margin-top="0.0833in" fo:margin-bottom="0in" fo:line-height="100%"/>
    </style:style>
    <style:style style:name="T9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10" style:parent-style-name="Normal" style:family="paragraph">
      <style:paragraph-properties fo:text-align="justify" style:writing-mode="rl-tb" fo:margin-top="0.0833in" fo:margin-bottom="0in" fo:line-height="100%"/>
    </style:style>
    <style:style style:name="T9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9" style:family="section">
      <style:section-properties fo:margin-left="0in" fo:margin-right="0in" style:writing-mode="lr-tb"/>
    </style:style>
    <style:style style:name="P91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115" style:parent-style-name="Normal" style:family="paragraph">
      <style:paragraph-properties fo:text-align="justify" style:writing-mode="rl-tb" fo:margin-top="0.0833in" fo:margin-bottom="0in" fo:line-height="100%"/>
    </style:style>
    <style:style style:name="T9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19" style:parent-style-name="Normal" style:family="paragraph">
      <style:paragraph-properties fo:text-align="justify" style:writing-mode="rl-tb" fo:margin-top="0.0833in" fo:margin-bottom="0in" fo:line-height="100%"/>
    </style:style>
    <style:style style:name="T9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23" style:parent-style-name="Normal" style:family="paragraph">
      <style:paragraph-properties fo:text-align="justify" style:writing-mode="rl-tb" fo:margin-top="0.0833in" fo:margin-bottom="0in" fo:line-height="100%"/>
    </style:style>
    <style:style style:name="T9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27" style:parent-style-name="Normal" style:family="paragraph">
      <style:paragraph-properties fo:text-align="justify" style:writing-mode="rl-tb" fo:margin-top="0.0833in" fo:margin-bottom="0in" fo:line-height="100%"/>
    </style:style>
    <style:style style:name="T9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31" style:parent-style-name="Normal" style:family="paragraph">
      <style:paragraph-properties fo:text-align="justify" style:writing-mode="rl-tb" fo:margin-top="0.0833in" fo:margin-bottom="0in" fo:line-height="100%"/>
    </style:style>
    <style:style style:name="T9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35" style:parent-style-name="Normal" style:family="paragraph">
      <style:paragraph-properties fo:text-align="justify" style:writing-mode="rl-tb" fo:margin-top="0.0833in" fo:margin-bottom="0in" fo:line-height="100%"/>
    </style:style>
    <style:style style:name="T9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39" style:parent-style-name="Normal" style:family="paragraph">
      <style:paragraph-properties fo:text-align="justify" style:writing-mode="rl-tb" fo:margin-top="0.0833in" fo:margin-bottom="0in" fo:line-height="100%"/>
    </style:style>
    <style:style style:name="T9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43" style:parent-style-name="Normal" style:family="paragraph">
      <style:paragraph-properties fo:text-align="justify" style:writing-mode="rl-tb" fo:margin-top="0.0833in" fo:margin-bottom="0in" fo:line-height="100%"/>
    </style:style>
    <style:style style:name="T9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0" style:family="section">
      <style:section-properties fo:margin-left="0in" fo:margin-right="0in" style:writing-mode="lr-tb"/>
    </style:style>
    <style:style style:name="P91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148" style:parent-style-name="Normal" style:family="paragraph">
      <style:paragraph-properties fo:text-align="justify" style:writing-mode="rl-tb" fo:margin-top="0.0833in" fo:margin-bottom="0in" fo:line-height="100%"/>
    </style:style>
    <style:style style:name="T9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52" style:parent-style-name="Normal" style:family="paragraph">
      <style:paragraph-properties fo:text-align="justify" style:writing-mode="rl-tb" fo:margin-top="0.0833in" fo:margin-bottom="0in" fo:line-height="100%"/>
    </style:style>
    <style:style style:name="T9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56" style:parent-style-name="Normal" style:family="paragraph">
      <style:paragraph-properties fo:text-align="justify" style:writing-mode="rl-tb" fo:margin-top="0.0833in" fo:margin-bottom="0in" fo:line-height="100%"/>
    </style:style>
    <style:style style:name="T9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1" style:family="section">
      <style:section-properties fo:margin-left="0in" fo:margin-right="0in" style:writing-mode="lr-tb"/>
    </style:style>
    <style:style style:name="P916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161" style:parent-style-name="Normal" style:family="paragraph">
      <style:paragraph-properties fo:text-align="justify" style:writing-mode="rl-tb" fo:margin-top="0.0833in" fo:margin-bottom="0in" fo:line-height="100%"/>
    </style:style>
    <style:style style:name="T9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64" style:parent-style-name="Normal" style:family="paragraph">
      <style:paragraph-properties fo:text-align="justify" style:writing-mode="rl-tb" fo:margin-top="0.0833in" fo:margin-bottom="0in" fo:line-height="100%"/>
    </style:style>
    <style:style style:name="T9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68" style:parent-style-name="Normal" style:family="paragraph">
      <style:paragraph-properties fo:text-align="justify" style:writing-mode="rl-tb" fo:margin-top="0.0833in" fo:margin-bottom="0in" fo:line-height="100%"/>
    </style:style>
    <style:style style:name="T9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72" style:parent-style-name="Normal" style:family="paragraph">
      <style:paragraph-properties fo:text-align="justify" style:writing-mode="rl-tb" fo:margin-top="0.0833in" fo:margin-bottom="0in" fo:line-height="100%"/>
    </style:style>
    <style:style style:name="T9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76" style:parent-style-name="Normal" style:family="paragraph">
      <style:paragraph-properties fo:text-align="justify" style:writing-mode="rl-tb" fo:margin-top="0.0833in" fo:margin-bottom="0in" fo:line-height="100%"/>
    </style:style>
    <style:style style:name="T9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80" style:parent-style-name="Normal" style:family="paragraph">
      <style:paragraph-properties fo:text-align="justify" style:writing-mode="rl-tb" fo:margin-top="0.0833in" fo:margin-bottom="0in" fo:line-height="100%"/>
    </style:style>
    <style:style style:name="T9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84" style:parent-style-name="Normal" style:family="paragraph">
      <style:paragraph-properties fo:text-align="justify" style:writing-mode="rl-tb" fo:margin-top="0.0833in" fo:margin-bottom="0in" fo:line-height="100%"/>
    </style:style>
    <style:style style:name="T9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88" style:parent-style-name="Normal" style:family="paragraph">
      <style:paragraph-properties fo:text-align="justify" style:writing-mode="rl-tb" fo:margin-top="0.0833in" fo:margin-bottom="0in" fo:line-height="100%"/>
    </style:style>
    <style:style style:name="T9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92" style:parent-style-name="Normal" style:family="paragraph">
      <style:paragraph-properties fo:text-align="justify" style:writing-mode="rl-tb" fo:margin-top="0.0833in" fo:margin-bottom="0in" fo:line-height="100%"/>
    </style:style>
    <style:style style:name="T9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96" style:parent-style-name="Normal" style:family="paragraph">
      <style:paragraph-properties fo:text-align="justify" style:writing-mode="rl-tb" fo:margin-top="0.0833in" fo:margin-bottom="0in" fo:line-height="100%"/>
    </style:style>
    <style:style style:name="T9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00" style:parent-style-name="Normal" style:family="paragraph">
      <style:paragraph-properties fo:text-align="justify" style:writing-mode="rl-tb" fo:margin-top="0.0833in" fo:margin-bottom="0in" fo:line-height="100%"/>
    </style:style>
    <style:style style:name="T9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04" style:parent-style-name="Normal" style:family="paragraph">
      <style:paragraph-properties fo:text-align="justify" style:writing-mode="rl-tb" fo:margin-top="0.0833in" fo:margin-bottom="0in" fo:line-height="100%"/>
    </style:style>
    <style:style style:name="T9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08" style:parent-style-name="Normal" style:family="paragraph">
      <style:paragraph-properties fo:text-align="justify" style:writing-mode="rl-tb" fo:margin-top="0.0833in" fo:margin-bottom="0in" fo:line-height="100%"/>
    </style:style>
    <style:style style:name="T9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12" style:parent-style-name="Normal" style:family="paragraph">
      <style:paragraph-properties fo:text-align="justify" style:writing-mode="rl-tb" fo:margin-top="0.0833in" fo:margin-bottom="0in" fo:line-height="100%"/>
    </style:style>
    <style:style style:name="T9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16" style:parent-style-name="Normal" style:family="paragraph">
      <style:paragraph-properties fo:text-align="justify" style:writing-mode="rl-tb" fo:margin-top="0.0833in" fo:margin-bottom="0in" fo:line-height="100%"/>
    </style:style>
    <style:style style:name="T9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20" style:parent-style-name="Normal" style:family="paragraph">
      <style:paragraph-properties fo:text-align="justify" style:writing-mode="rl-tb" fo:margin-top="0.0833in" fo:margin-bottom="0in" fo:line-height="100%"/>
    </style:style>
    <style:style style:name="T9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24" style:parent-style-name="Normal" style:family="paragraph">
      <style:paragraph-properties fo:text-align="justify" style:writing-mode="rl-tb" fo:margin-top="0.0833in" fo:margin-bottom="0in" fo:line-height="100%"/>
    </style:style>
    <style:style style:name="T9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28" style:parent-style-name="Normal" style:family="paragraph">
      <style:paragraph-properties fo:text-align="justify" style:writing-mode="rl-tb" fo:margin-top="0.0833in" fo:margin-bottom="0in" fo:line-height="100%"/>
    </style:style>
    <style:style style:name="T9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2" style:family="section">
      <style:section-properties fo:margin-left="0in" fo:margin-right="0in" style:writing-mode="lr-tb"/>
    </style:style>
    <style:style style:name="P92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233" style:parent-style-name="Normal" style:family="paragraph">
      <style:paragraph-properties fo:text-align="justify" style:writing-mode="rl-tb" fo:margin-top="0.0833in" fo:margin-bottom="0in" fo:line-height="100%"/>
    </style:style>
    <style:style style:name="T9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36" style:parent-style-name="Normal" style:family="paragraph">
      <style:paragraph-properties fo:text-align="justify" style:writing-mode="rl-tb" fo:margin-top="0.0833in" fo:margin-bottom="0in" fo:line-height="100%"/>
    </style:style>
    <style:style style:name="T9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40" style:parent-style-name="Normal" style:family="paragraph">
      <style:paragraph-properties fo:text-align="justify" style:writing-mode="rl-tb" fo:margin-top="0.0833in" fo:margin-bottom="0in" fo:line-height="100%"/>
    </style:style>
    <style:style style:name="T9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3" style:family="section">
      <style:section-properties fo:margin-left="0in" fo:margin-right="0in" style:writing-mode="lr-tb"/>
    </style:style>
    <style:style style:name="P92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245" style:parent-style-name="Normal" style:family="paragraph">
      <style:paragraph-properties fo:text-align="justify" style:writing-mode="rl-tb" fo:margin-top="0.0833in" fo:margin-bottom="0in" fo:line-height="100%"/>
    </style:style>
    <style:style style:name="T9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48" style:parent-style-name="Normal" style:family="paragraph">
      <style:paragraph-properties fo:text-align="justify" style:writing-mode="rl-tb" fo:margin-top="0.0833in" fo:margin-bottom="0in" fo:line-height="100%"/>
    </style:style>
    <style:style style:name="T9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52" style:parent-style-name="Normal" style:family="paragraph">
      <style:paragraph-properties fo:text-align="justify" style:writing-mode="rl-tb" fo:margin-top="0.0833in" fo:margin-bottom="0in" fo:line-height="100%"/>
    </style:style>
    <style:style style:name="T9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4" style:family="section">
      <style:section-properties fo:margin-left="0in" fo:margin-right="0in" style:writing-mode="lr-tb"/>
    </style:style>
    <style:style style:name="P92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257" style:parent-style-name="Normal" style:family="paragraph">
      <style:paragraph-properties fo:text-align="justify" style:writing-mode="rl-tb" fo:margin-top="0.0833in" fo:margin-bottom="0in" fo:line-height="100%"/>
    </style:style>
    <style:style style:name="T9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60" style:parent-style-name="Normal" style:family="paragraph">
      <style:paragraph-properties fo:text-align="justify" style:writing-mode="rl-tb" fo:margin-top="0.0833in" fo:margin-bottom="0in" fo:line-height="100%"/>
    </style:style>
    <style:style style:name="T9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64" style:parent-style-name="Normal" style:family="paragraph">
      <style:paragraph-properties fo:text-align="justify" style:writing-mode="rl-tb" fo:margin-top="0.0833in" fo:margin-bottom="0in" fo:line-height="100%"/>
    </style:style>
    <style:style style:name="T9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68" style:parent-style-name="Normal" style:family="paragraph">
      <style:paragraph-properties fo:text-align="justify" style:writing-mode="rl-tb" fo:margin-top="0.0833in" fo:margin-bottom="0in" fo:line-height="100%"/>
    </style:style>
    <style:style style:name="T9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72" style:parent-style-name="Normal" style:family="paragraph">
      <style:paragraph-properties fo:text-align="justify" style:writing-mode="rl-tb" fo:margin-top="0.0833in" fo:margin-bottom="0in" fo:line-height="100%"/>
    </style:style>
    <style:style style:name="T9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76" style:parent-style-name="Normal" style:family="paragraph">
      <style:paragraph-properties fo:text-align="justify" style:writing-mode="rl-tb" fo:margin-top="0.0833in" fo:margin-bottom="0in" fo:line-height="100%"/>
    </style:style>
    <style:style style:name="T9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80" style:parent-style-name="Normal" style:family="paragraph">
      <style:paragraph-properties fo:text-align="justify" style:writing-mode="rl-tb" fo:margin-top="0.0833in" fo:margin-bottom="0in" fo:line-height="100%"/>
    </style:style>
    <style:style style:name="T9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84" style:parent-style-name="Normal" style:family="paragraph">
      <style:paragraph-properties fo:text-align="justify" style:writing-mode="rl-tb" fo:margin-top="0.0833in" fo:margin-bottom="0in" fo:line-height="100%"/>
    </style:style>
    <style:style style:name="T9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88" style:parent-style-name="Normal" style:family="paragraph">
      <style:paragraph-properties fo:text-align="justify" style:writing-mode="rl-tb" fo:margin-top="0.0833in" fo:margin-bottom="0in" fo:line-height="100%"/>
    </style:style>
    <style:style style:name="T9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92" style:parent-style-name="Normal" style:family="paragraph">
      <style:paragraph-properties fo:text-align="justify" style:writing-mode="rl-tb" fo:margin-top="0.0833in" fo:margin-bottom="0in" fo:line-height="100%"/>
    </style:style>
    <style:style style:name="T9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96" style:parent-style-name="Normal" style:family="paragraph">
      <style:paragraph-properties fo:text-align="justify" style:writing-mode="rl-tb" fo:margin-top="0.0833in" fo:margin-bottom="0in" fo:line-height="100%"/>
    </style:style>
    <style:style style:name="T9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00" style:parent-style-name="Normal" style:family="paragraph">
      <style:paragraph-properties fo:text-align="justify" style:writing-mode="rl-tb" fo:margin-top="0.0833in" fo:margin-bottom="0in" fo:line-height="100%"/>
    </style:style>
    <style:style style:name="T9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04" style:parent-style-name="Normal" style:family="paragraph">
      <style:paragraph-properties fo:text-align="justify" style:writing-mode="rl-tb" fo:margin-top="0.0833in" fo:margin-bottom="0in" fo:line-height="100%"/>
    </style:style>
    <style:style style:name="T9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08" style:parent-style-name="Normal" style:family="paragraph">
      <style:paragraph-properties fo:text-align="justify" style:writing-mode="rl-tb" fo:margin-top="0.0833in" fo:margin-bottom="0in" fo:line-height="100%"/>
    </style:style>
    <style:style style:name="T9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12" style:parent-style-name="Normal" style:family="paragraph">
      <style:paragraph-properties fo:text-align="justify" style:writing-mode="rl-tb" fo:margin-top="0.0833in" fo:margin-bottom="0in" fo:line-height="100%"/>
    </style:style>
    <style:style style:name="T9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16" style:parent-style-name="Normal" style:family="paragraph">
      <style:paragraph-properties fo:text-align="justify" style:writing-mode="rl-tb" fo:margin-top="0.0833in" fo:margin-bottom="0in" fo:line-height="100%"/>
    </style:style>
    <style:style style:name="T9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20" style:parent-style-name="Normal" style:family="paragraph">
      <style:paragraph-properties fo:text-align="justify" style:writing-mode="rl-tb" fo:margin-top="0.0833in" fo:margin-bottom="0in" fo:line-height="100%"/>
    </style:style>
    <style:style style:name="T9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24" style:parent-style-name="Normal" style:family="paragraph">
      <style:paragraph-properties fo:text-align="justify" style:writing-mode="rl-tb" fo:margin-top="0.0833in" fo:margin-bottom="0in" fo:line-height="100%"/>
    </style:style>
    <style:style style:name="T9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28" style:parent-style-name="Normal" style:family="paragraph">
      <style:paragraph-properties fo:text-align="justify" style:writing-mode="rl-tb" fo:margin-top="0.0833in" fo:margin-bottom="0in" fo:line-height="100%"/>
    </style:style>
    <style:style style:name="T9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32" style:parent-style-name="Normal" style:family="paragraph">
      <style:paragraph-properties fo:text-align="justify" style:writing-mode="rl-tb" fo:margin-top="0.0833in" fo:margin-bottom="0in" fo:line-height="100%"/>
    </style:style>
    <style:style style:name="T9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36" style:parent-style-name="Normal" style:family="paragraph">
      <style:paragraph-properties fo:text-align="justify" style:writing-mode="rl-tb" fo:margin-top="0.0833in" fo:margin-bottom="0in" fo:line-height="100%"/>
    </style:style>
    <style:style style:name="T9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5" style:family="section">
      <style:section-properties fo:margin-left="0in" fo:margin-right="0in" style:writing-mode="lr-tb"/>
    </style:style>
    <style:style style:name="P93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341" style:parent-style-name="Normal" style:family="paragraph">
      <style:paragraph-properties fo:text-align="justify" style:writing-mode="rl-tb" fo:margin-top="0.0833in" fo:margin-bottom="0in" fo:line-height="100%"/>
    </style:style>
    <style:style style:name="T9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44" style:parent-style-name="Normal" style:family="paragraph">
      <style:paragraph-properties fo:text-align="justify" style:writing-mode="rl-tb" fo:margin-top="0.0833in" fo:margin-bottom="0in" fo:line-height="100%"/>
    </style:style>
    <style:style style:name="T9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48" style:parent-style-name="Normal" style:family="paragraph">
      <style:paragraph-properties fo:text-align="justify" style:writing-mode="rl-tb" fo:margin-top="0.0833in" fo:margin-bottom="0in" fo:line-height="100%"/>
    </style:style>
    <style:style style:name="T9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52" style:parent-style-name="Normal" style:family="paragraph">
      <style:paragraph-properties fo:text-align="justify" style:writing-mode="rl-tb" fo:margin-top="0.0833in" fo:margin-bottom="0in" fo:line-height="100%"/>
    </style:style>
    <style:style style:name="T9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56" style:parent-style-name="Normal" style:family="paragraph">
      <style:paragraph-properties fo:text-align="justify" style:writing-mode="rl-tb" fo:margin-top="0.0833in" fo:margin-bottom="0in" fo:line-height="100%"/>
    </style:style>
    <style:style style:name="T9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60" style:parent-style-name="Normal" style:family="paragraph">
      <style:paragraph-properties fo:text-align="justify" style:writing-mode="rl-tb" fo:margin-top="0.0833in" fo:margin-bottom="0in" fo:line-height="100%"/>
    </style:style>
    <style:style style:name="T9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64" style:parent-style-name="Normal" style:family="paragraph">
      <style:paragraph-properties fo:text-align="justify" style:writing-mode="rl-tb" fo:margin-top="0.0833in" fo:margin-bottom="0in" fo:line-height="100%"/>
    </style:style>
    <style:style style:name="T9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68" style:parent-style-name="Normal" style:family="paragraph">
      <style:paragraph-properties fo:text-align="justify" style:writing-mode="rl-tb" fo:margin-top="0.0833in" fo:margin-bottom="0in" fo:line-height="100%"/>
    </style:style>
    <style:style style:name="T9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72" style:parent-style-name="Normal" style:family="paragraph">
      <style:paragraph-properties fo:text-align="justify" style:writing-mode="rl-tb" fo:margin-top="0.0833in" fo:margin-bottom="0in" fo:line-height="100%"/>
    </style:style>
    <style:style style:name="T9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76" style:parent-style-name="Normal" style:family="paragraph">
      <style:paragraph-properties fo:text-align="justify" style:writing-mode="rl-tb" fo:margin-top="0.0833in" fo:margin-bottom="0in" fo:line-height="100%"/>
    </style:style>
    <style:style style:name="T9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80" style:parent-style-name="Normal" style:family="paragraph">
      <style:paragraph-properties fo:text-align="justify" style:writing-mode="rl-tb" fo:margin-top="0.0833in" fo:margin-bottom="0in" fo:line-height="100%"/>
    </style:style>
    <style:style style:name="T9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84" style:parent-style-name="Normal" style:family="paragraph">
      <style:paragraph-properties fo:text-align="justify" style:writing-mode="rl-tb" fo:margin-top="0.0833in" fo:margin-bottom="0in" fo:line-height="100%"/>
    </style:style>
    <style:style style:name="T9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88" style:parent-style-name="Normal" style:family="paragraph">
      <style:paragraph-properties fo:text-align="justify" style:writing-mode="rl-tb" fo:margin-top="0.0833in" fo:margin-bottom="0in" fo:line-height="100%"/>
    </style:style>
    <style:style style:name="T9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92" style:parent-style-name="Normal" style:family="paragraph">
      <style:paragraph-properties fo:text-align="justify" style:writing-mode="rl-tb" fo:margin-top="0.0833in" fo:margin-bottom="0in" fo:line-height="100%"/>
    </style:style>
    <style:style style:name="T9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96" style:parent-style-name="Normal" style:family="paragraph">
      <style:paragraph-properties fo:text-align="justify" style:writing-mode="rl-tb" fo:margin-top="0.0833in" fo:margin-bottom="0in" fo:line-height="100%"/>
    </style:style>
    <style:style style:name="T9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00" style:parent-style-name="Normal" style:family="paragraph">
      <style:paragraph-properties fo:text-align="justify" style:writing-mode="rl-tb" fo:margin-top="0.0833in" fo:margin-bottom="0in" fo:line-height="100%"/>
    </style:style>
    <style:style style:name="T9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04" style:parent-style-name="Normal" style:family="paragraph">
      <style:paragraph-properties fo:text-align="justify" style:writing-mode="rl-tb" fo:margin-top="0.0833in" fo:margin-bottom="0in" fo:line-height="100%"/>
    </style:style>
    <style:style style:name="T9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08" style:parent-style-name="Normal" style:family="paragraph">
      <style:paragraph-properties fo:text-align="justify" style:writing-mode="rl-tb" fo:margin-top="0.0833in" fo:margin-bottom="0in" fo:line-height="100%"/>
    </style:style>
    <style:style style:name="T9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12" style:parent-style-name="Normal" style:family="paragraph">
      <style:paragraph-properties fo:text-align="justify" style:writing-mode="rl-tb" fo:margin-top="0.0833in" fo:margin-bottom="0in" fo:line-height="100%"/>
    </style:style>
    <style:style style:name="T9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16" style:parent-style-name="Normal" style:family="paragraph">
      <style:paragraph-properties fo:text-align="justify" style:writing-mode="rl-tb" fo:margin-top="0.0833in" fo:margin-bottom="0in" fo:line-height="100%"/>
    </style:style>
    <style:style style:name="T9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20" style:parent-style-name="Normal" style:family="paragraph">
      <style:paragraph-properties fo:text-align="justify" style:writing-mode="rl-tb" fo:margin-top="0.0833in" fo:margin-bottom="0in" fo:line-height="100%"/>
    </style:style>
    <style:style style:name="T9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24" style:parent-style-name="Normal" style:family="paragraph">
      <style:paragraph-properties fo:text-align="justify" style:writing-mode="rl-tb" fo:margin-top="0.0833in" fo:margin-bottom="0in" fo:line-height="100%"/>
    </style:style>
    <style:style style:name="T9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28" style:parent-style-name="Normal" style:family="paragraph">
      <style:paragraph-properties fo:text-align="justify" style:writing-mode="rl-tb" fo:margin-top="0.0833in" fo:margin-bottom="0in" fo:line-height="100%"/>
    </style:style>
    <style:style style:name="T9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32" style:parent-style-name="Normal" style:family="paragraph">
      <style:paragraph-properties fo:text-align="justify" style:writing-mode="rl-tb" fo:margin-top="0.0833in" fo:margin-bottom="0in" fo:line-height="100%"/>
    </style:style>
    <style:style style:name="T9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36" style:parent-style-name="Normal" style:family="paragraph">
      <style:paragraph-properties fo:text-align="justify" style:writing-mode="rl-tb" fo:margin-top="0.0833in" fo:margin-bottom="0in" fo:line-height="100%"/>
    </style:style>
    <style:style style:name="T9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40" style:parent-style-name="Normal" style:family="paragraph">
      <style:paragraph-properties fo:text-align="justify" style:writing-mode="rl-tb" fo:margin-top="0.0833in" fo:margin-bottom="0in" fo:line-height="100%"/>
    </style:style>
    <style:style style:name="T9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6" style:family="section">
      <style:section-properties fo:margin-left="0in" fo:margin-right="0in" style:writing-mode="lr-tb"/>
    </style:style>
    <style:style style:name="P94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445" style:parent-style-name="Normal" style:family="paragraph">
      <style:paragraph-properties fo:text-align="justify" style:writing-mode="rl-tb" fo:margin-top="0.0833in" fo:margin-bottom="0in" fo:line-height="100%"/>
    </style:style>
    <style:style style:name="T9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48" style:parent-style-name="Normal" style:family="paragraph">
      <style:paragraph-properties fo:text-align="justify" style:writing-mode="rl-tb" fo:margin-top="0.0833in" fo:margin-bottom="0in" fo:line-height="100%"/>
    </style:style>
    <style:style style:name="T9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52" style:parent-style-name="Normal" style:family="paragraph">
      <style:paragraph-properties fo:text-align="justify" style:writing-mode="rl-tb" fo:margin-top="0.0833in" fo:margin-bottom="0in" fo:line-height="100%"/>
    </style:style>
    <style:style style:name="T9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56" style:parent-style-name="Normal" style:family="paragraph">
      <style:paragraph-properties fo:text-align="justify" style:writing-mode="rl-tb" fo:margin-top="0.0833in" fo:margin-bottom="0in" fo:line-height="100%"/>
    </style:style>
    <style:style style:name="T9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60" style:parent-style-name="Normal" style:family="paragraph">
      <style:paragraph-properties fo:text-align="justify" style:writing-mode="rl-tb" fo:margin-top="0.0833in" fo:margin-bottom="0in" fo:line-height="100%"/>
    </style:style>
    <style:style style:name="T9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64" style:parent-style-name="Normal" style:family="paragraph">
      <style:paragraph-properties fo:text-align="justify" style:writing-mode="rl-tb" fo:margin-top="0.0833in" fo:margin-bottom="0in" fo:line-height="100%"/>
    </style:style>
    <style:style style:name="T9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68" style:parent-style-name="Normal" style:family="paragraph">
      <style:paragraph-properties fo:text-align="justify" style:writing-mode="rl-tb" fo:margin-top="0.0833in" fo:margin-bottom="0in" fo:line-height="100%"/>
    </style:style>
    <style:style style:name="T9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72" style:parent-style-name="Normal" style:family="paragraph">
      <style:paragraph-properties fo:text-align="justify" style:writing-mode="rl-tb" fo:margin-top="0.0833in" fo:margin-bottom="0in" fo:line-height="100%"/>
    </style:style>
    <style:style style:name="T9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76" style:parent-style-name="Normal" style:family="paragraph">
      <style:paragraph-properties fo:text-align="justify" style:writing-mode="rl-tb" fo:margin-top="0.0833in" fo:margin-bottom="0in" fo:line-height="100%"/>
    </style:style>
    <style:style style:name="T9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7" style:family="section">
      <style:section-properties fo:margin-left="0in" fo:margin-right="0in" style:writing-mode="lr-tb"/>
    </style:style>
    <style:style style:name="P948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481" style:parent-style-name="Normal" style:family="paragraph">
      <style:paragraph-properties fo:text-align="justify" style:writing-mode="rl-tb" fo:margin-top="0.0833in" fo:margin-bottom="0in" fo:line-height="100%"/>
    </style:style>
    <style:style style:name="T9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84" style:parent-style-name="Normal" style:family="paragraph">
      <style:paragraph-properties fo:text-align="justify" style:writing-mode="rl-tb" fo:margin-top="0.0833in" fo:margin-bottom="0in" fo:line-height="100%"/>
    </style:style>
    <style:style style:name="T9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88" style:parent-style-name="Normal" style:family="paragraph">
      <style:paragraph-properties fo:text-align="justify" style:writing-mode="rl-tb" fo:margin-top="0.0833in" fo:margin-bottom="0in" fo:line-height="100%"/>
    </style:style>
    <style:style style:name="T9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92" style:parent-style-name="Normal" style:family="paragraph">
      <style:paragraph-properties fo:text-align="justify" style:writing-mode="rl-tb" fo:margin-top="0.0833in" fo:margin-bottom="0in" fo:line-height="100%"/>
    </style:style>
    <style:style style:name="T9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96" style:parent-style-name="Normal" style:family="paragraph">
      <style:paragraph-properties fo:text-align="justify" style:writing-mode="rl-tb" fo:margin-top="0.0833in" fo:margin-bottom="0in" fo:line-height="100%"/>
    </style:style>
    <style:style style:name="T9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00" style:parent-style-name="Normal" style:family="paragraph">
      <style:paragraph-properties fo:text-align="justify" style:writing-mode="rl-tb" fo:margin-top="0.0833in" fo:margin-bottom="0in" fo:line-height="100%"/>
    </style:style>
    <style:style style:name="T9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04" style:parent-style-name="Normal" style:family="paragraph">
      <style:paragraph-properties fo:text-align="justify" style:writing-mode="rl-tb" fo:margin-top="0.0833in" fo:margin-bottom="0in" fo:line-height="100%"/>
    </style:style>
    <style:style style:name="T9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08" style:parent-style-name="Normal" style:family="paragraph">
      <style:paragraph-properties fo:text-align="justify" style:writing-mode="rl-tb" fo:margin-top="0.0833in" fo:margin-bottom="0in" fo:line-height="100%"/>
    </style:style>
    <style:style style:name="T9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8" style:family="section">
      <style:section-properties fo:margin-left="0in" fo:margin-right="0in" style:writing-mode="lr-tb"/>
    </style:style>
    <style:style style:name="P951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513" style:parent-style-name="Normal" style:family="paragraph">
      <style:paragraph-properties fo:text-align="justify" style:writing-mode="rl-tb" fo:margin-top="0.0833in" fo:margin-bottom="0in" fo:line-height="100%"/>
    </style:style>
    <style:style style:name="T9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16" style:parent-style-name="Normal" style:family="paragraph">
      <style:paragraph-properties fo:text-align="justify" style:writing-mode="rl-tb" fo:margin-top="0.0833in" fo:margin-bottom="0in" fo:line-height="100%"/>
    </style:style>
    <style:style style:name="T9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20" style:parent-style-name="Normal" style:family="paragraph">
      <style:paragraph-properties fo:text-align="justify" style:writing-mode="rl-tb" fo:margin-top="0.0833in" fo:margin-bottom="0in" fo:line-height="100%"/>
    </style:style>
    <style:style style:name="T9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24" style:parent-style-name="Normal" style:family="paragraph">
      <style:paragraph-properties fo:text-align="justify" style:writing-mode="rl-tb" fo:margin-top="0.0833in" fo:margin-bottom="0in" fo:line-height="100%"/>
    </style:style>
    <style:style style:name="T9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28" style:parent-style-name="Normal" style:family="paragraph">
      <style:paragraph-properties fo:text-align="justify" style:writing-mode="rl-tb" fo:margin-top="0.0833in" fo:margin-bottom="0in" fo:line-height="100%"/>
    </style:style>
    <style:style style:name="T9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32" style:parent-style-name="Normal" style:family="paragraph">
      <style:paragraph-properties fo:text-align="justify" style:writing-mode="rl-tb" fo:margin-top="0.0833in" fo:margin-bottom="0in" fo:line-height="100%"/>
    </style:style>
    <style:style style:name="T9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36" style:parent-style-name="Normal" style:family="paragraph">
      <style:paragraph-properties fo:text-align="justify" style:writing-mode="rl-tb" fo:margin-top="0.0833in" fo:margin-bottom="0in" fo:line-height="100%"/>
    </style:style>
    <style:style style:name="T9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40" style:parent-style-name="Normal" style:family="paragraph">
      <style:paragraph-properties fo:text-align="justify" style:writing-mode="rl-tb" fo:margin-top="0.0833in" fo:margin-bottom="0in" fo:line-height="100%"/>
    </style:style>
    <style:style style:name="T9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44" style:parent-style-name="Normal" style:family="paragraph">
      <style:paragraph-properties fo:text-align="justify" style:writing-mode="rl-tb" fo:margin-top="0.0833in" fo:margin-bottom="0in" fo:line-height="100%"/>
    </style:style>
    <style:style style:name="T9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48" style:parent-style-name="Normal" style:family="paragraph">
      <style:paragraph-properties fo:text-align="justify" style:writing-mode="rl-tb" fo:margin-top="0.0833in" fo:margin-bottom="0in" fo:line-height="100%"/>
    </style:style>
    <style:style style:name="T9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52" style:parent-style-name="Normal" style:family="paragraph">
      <style:paragraph-properties fo:text-align="justify" style:writing-mode="rl-tb" fo:margin-top="0.0833in" fo:margin-bottom="0in" fo:line-height="100%"/>
    </style:style>
    <style:style style:name="T9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56" style:parent-style-name="Normal" style:family="paragraph">
      <style:paragraph-properties fo:text-align="justify" style:writing-mode="rl-tb" fo:margin-top="0.0833in" fo:margin-bottom="0in" fo:line-height="100%"/>
    </style:style>
    <style:style style:name="T9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60" style:parent-style-name="Normal" style:family="paragraph">
      <style:paragraph-properties fo:text-align="justify" style:writing-mode="rl-tb" fo:margin-top="0.0833in" fo:margin-bottom="0in" fo:line-height="100%"/>
    </style:style>
    <style:style style:name="T9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64" style:parent-style-name="Normal" style:family="paragraph">
      <style:paragraph-properties fo:text-align="justify" style:writing-mode="rl-tb" fo:margin-top="0.0833in" fo:margin-bottom="0in" fo:line-height="100%"/>
    </style:style>
    <style:style style:name="T9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68" style:parent-style-name="Normal" style:family="paragraph">
      <style:paragraph-properties fo:text-align="justify" style:writing-mode="rl-tb" fo:margin-top="0.0833in" fo:margin-bottom="0in" fo:line-height="100%"/>
    </style:style>
    <style:style style:name="T9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72" style:parent-style-name="Normal" style:family="paragraph">
      <style:paragraph-properties fo:text-align="justify" style:writing-mode="rl-tb" fo:margin-top="0.0833in" fo:margin-bottom="0in" fo:line-height="100%"/>
    </style:style>
    <style:style style:name="T9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76" style:parent-style-name="Normal" style:family="paragraph">
      <style:paragraph-properties fo:text-align="justify" style:writing-mode="rl-tb" fo:margin-top="0.0833in" fo:margin-bottom="0in" fo:line-height="100%"/>
    </style:style>
    <style:style style:name="T9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80" style:parent-style-name="Normal" style:family="paragraph">
      <style:paragraph-properties fo:text-align="justify" style:writing-mode="rl-tb" fo:margin-top="0.0833in" fo:margin-bottom="0in" fo:line-height="100%"/>
    </style:style>
    <style:style style:name="T9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84" style:parent-style-name="Normal" style:family="paragraph">
      <style:paragraph-properties fo:text-align="justify" style:writing-mode="rl-tb" fo:margin-top="0.0833in" fo:margin-bottom="0in" fo:line-height="100%"/>
    </style:style>
    <style:style style:name="T9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88" style:parent-style-name="Normal" style:family="paragraph">
      <style:paragraph-properties fo:text-align="justify" style:writing-mode="rl-tb" fo:margin-top="0.0833in" fo:margin-bottom="0in" fo:line-height="100%"/>
    </style:style>
    <style:style style:name="T9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92" style:parent-style-name="Normal" style:family="paragraph">
      <style:paragraph-properties fo:text-align="justify" style:writing-mode="rl-tb" fo:margin-top="0.0833in" fo:margin-bottom="0in" fo:line-height="100%"/>
    </style:style>
    <style:style style:name="T9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96" style:parent-style-name="Normal" style:family="paragraph">
      <style:paragraph-properties fo:text-align="justify" style:writing-mode="rl-tb" fo:margin-top="0.0833in" fo:margin-bottom="0in" fo:line-height="100%"/>
    </style:style>
    <style:style style:name="T9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00" style:parent-style-name="Normal" style:family="paragraph">
      <style:paragraph-properties fo:text-align="justify" style:writing-mode="rl-tb" fo:margin-top="0.0833in" fo:margin-bottom="0in" fo:line-height="100%"/>
    </style:style>
    <style:style style:name="T9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04" style:parent-style-name="Normal" style:family="paragraph">
      <style:paragraph-properties fo:text-align="justify" style:writing-mode="rl-tb" fo:margin-top="0.0833in" fo:margin-bottom="0in" fo:line-height="100%"/>
    </style:style>
    <style:style style:name="T9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9" style:family="section">
      <style:section-properties fo:margin-left="0in" fo:margin-right="0in" style:writing-mode="lr-tb"/>
    </style:style>
    <style:style style:name="P96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609" style:parent-style-name="Normal" style:family="paragraph">
      <style:paragraph-properties fo:text-align="justify" style:writing-mode="rl-tb" fo:margin-top="0.0833in" fo:margin-bottom="0in" fo:line-height="100%"/>
    </style:style>
    <style:style style:name="T9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12" style:parent-style-name="Normal" style:family="paragraph">
      <style:paragraph-properties fo:text-align="justify" style:writing-mode="rl-tb" fo:margin-top="0.0833in" fo:margin-bottom="0in" fo:line-height="100%"/>
    </style:style>
    <style:style style:name="T9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16" style:parent-style-name="Normal" style:family="paragraph">
      <style:paragraph-properties fo:text-align="justify" style:writing-mode="rl-tb" fo:margin-top="0.0833in" fo:margin-bottom="0in" fo:line-height="100%"/>
    </style:style>
    <style:style style:name="T9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20" style:parent-style-name="Normal" style:family="paragraph">
      <style:paragraph-properties fo:text-align="justify" style:writing-mode="rl-tb" fo:margin-top="0.0833in" fo:margin-bottom="0in" fo:line-height="100%"/>
    </style:style>
    <style:style style:name="T9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24" style:parent-style-name="Normal" style:family="paragraph">
      <style:paragraph-properties fo:text-align="justify" style:writing-mode="rl-tb" fo:margin-top="0.0833in" fo:margin-bottom="0in" fo:line-height="100%"/>
    </style:style>
    <style:style style:name="T9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28" style:parent-style-name="Normal" style:family="paragraph">
      <style:paragraph-properties fo:text-align="justify" style:writing-mode="rl-tb" fo:margin-top="0.0833in" fo:margin-bottom="0in" fo:line-height="100%"/>
    </style:style>
    <style:style style:name="T9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32" style:parent-style-name="Normal" style:family="paragraph">
      <style:paragraph-properties fo:text-align="justify" style:writing-mode="rl-tb" fo:margin-top="0.0833in" fo:margin-bottom="0in" fo:line-height="100%"/>
    </style:style>
    <style:style style:name="T9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36" style:parent-style-name="Normal" style:family="paragraph">
      <style:paragraph-properties fo:text-align="justify" style:writing-mode="rl-tb" fo:margin-top="0.0833in" fo:margin-bottom="0in" fo:line-height="100%"/>
    </style:style>
    <style:style style:name="T9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40" style:parent-style-name="Normal" style:family="paragraph">
      <style:paragraph-properties fo:text-align="justify" style:writing-mode="rl-tb" fo:margin-top="0.0833in" fo:margin-bottom="0in" fo:line-height="100%"/>
    </style:style>
    <style:style style:name="T9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44" style:parent-style-name="Normal" style:family="paragraph">
      <style:paragraph-properties fo:text-align="justify" style:writing-mode="rl-tb" fo:margin-top="0.0833in" fo:margin-bottom="0in" fo:line-height="100%"/>
    </style:style>
    <style:style style:name="T9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48" style:parent-style-name="Normal" style:family="paragraph">
      <style:paragraph-properties fo:text-align="justify" style:writing-mode="rl-tb" fo:margin-top="0.0833in" fo:margin-bottom="0in" fo:line-height="100%"/>
    </style:style>
    <style:style style:name="T9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52" style:parent-style-name="Normal" style:family="paragraph">
      <style:paragraph-properties fo:text-align="justify" style:writing-mode="rl-tb" fo:margin-top="0.0833in" fo:margin-bottom="0in" fo:line-height="100%"/>
    </style:style>
    <style:style style:name="T9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56" style:parent-style-name="Normal" style:family="paragraph">
      <style:paragraph-properties fo:text-align="justify" style:writing-mode="rl-tb" fo:margin-top="0.0833in" fo:margin-bottom="0in" fo:line-height="100%"/>
    </style:style>
    <style:style style:name="T9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60" style:parent-style-name="Normal" style:family="paragraph">
      <style:paragraph-properties fo:text-align="justify" style:writing-mode="rl-tb" fo:margin-top="0.0833in" fo:margin-bottom="0in" fo:line-height="100%"/>
    </style:style>
    <style:style style:name="T9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0" style:family="section">
      <style:section-properties fo:margin-left="0in" fo:margin-right="0in" style:writing-mode="lr-tb"/>
    </style:style>
    <style:style style:name="P966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665" style:parent-style-name="Normal" style:family="paragraph">
      <style:paragraph-properties fo:text-align="justify" style:writing-mode="rl-tb" fo:margin-top="0.0833in" fo:margin-bottom="0in" fo:line-height="100%"/>
    </style:style>
    <style:style style:name="T9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68" style:parent-style-name="Normal" style:family="paragraph">
      <style:paragraph-properties fo:text-align="justify" style:writing-mode="rl-tb" fo:margin-top="0.0833in" fo:margin-bottom="0in" fo:line-height="100%"/>
    </style:style>
    <style:style style:name="T9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72" style:parent-style-name="Normal" style:family="paragraph">
      <style:paragraph-properties fo:text-align="justify" style:writing-mode="rl-tb" fo:margin-top="0.0833in" fo:margin-bottom="0in" fo:line-height="100%"/>
    </style:style>
    <style:style style:name="T9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76" style:parent-style-name="Normal" style:family="paragraph">
      <style:paragraph-properties fo:text-align="justify" style:writing-mode="rl-tb" fo:margin-top="0.0833in" fo:margin-bottom="0in" fo:line-height="100%"/>
    </style:style>
    <style:style style:name="T9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80" style:parent-style-name="Normal" style:family="paragraph">
      <style:paragraph-properties fo:text-align="justify" style:writing-mode="rl-tb" fo:margin-top="0.0833in" fo:margin-bottom="0in" fo:line-height="100%"/>
    </style:style>
    <style:style style:name="T9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84" style:parent-style-name="Normal" style:family="paragraph">
      <style:paragraph-properties fo:text-align="justify" style:writing-mode="rl-tb" fo:margin-top="0.0833in" fo:margin-bottom="0in" fo:line-height="100%"/>
    </style:style>
    <style:style style:name="T9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88" style:parent-style-name="Normal" style:family="paragraph">
      <style:paragraph-properties fo:text-align="justify" style:writing-mode="rl-tb" fo:margin-top="0.0833in" fo:margin-bottom="0in" fo:line-height="100%"/>
    </style:style>
    <style:style style:name="T9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92" style:parent-style-name="Normal" style:family="paragraph">
      <style:paragraph-properties fo:text-align="justify" style:writing-mode="rl-tb" fo:margin-top="0.0833in" fo:margin-bottom="0in" fo:line-height="100%"/>
    </style:style>
    <style:style style:name="T9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96" style:parent-style-name="Normal" style:family="paragraph">
      <style:paragraph-properties fo:text-align="justify" style:writing-mode="rl-tb" fo:margin-top="0.0833in" fo:margin-bottom="0in" fo:line-height="100%"/>
    </style:style>
    <style:style style:name="T9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00" style:parent-style-name="Normal" style:family="paragraph">
      <style:paragraph-properties fo:text-align="justify" style:writing-mode="rl-tb" fo:margin-top="0.0833in" fo:margin-bottom="0in" fo:line-height="100%"/>
    </style:style>
    <style:style style:name="T9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1" style:family="section">
      <style:section-properties fo:margin-left="0in" fo:margin-right="0in" style:writing-mode="lr-tb"/>
    </style:style>
    <style:style style:name="P97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05" style:parent-style-name="Normal" style:family="paragraph">
      <style:paragraph-properties fo:text-align="justify" style:writing-mode="rl-tb" fo:margin-top="0.0833in" fo:margin-bottom="0in" fo:line-height="100%"/>
    </style:style>
    <style:style style:name="T9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08" style:parent-style-name="Normal" style:family="paragraph">
      <style:paragraph-properties fo:text-align="justify" style:writing-mode="rl-tb" fo:margin-top="0.0833in" fo:margin-bottom="0in" fo:line-height="100%"/>
    </style:style>
    <style:style style:name="T9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12" style:parent-style-name="Normal" style:family="paragraph">
      <style:paragraph-properties fo:text-align="justify" style:writing-mode="rl-tb" fo:margin-top="0.0833in" fo:margin-bottom="0in" fo:line-height="100%"/>
    </style:style>
    <style:style style:name="T9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16" style:parent-style-name="Normal" style:family="paragraph">
      <style:paragraph-properties fo:text-align="justify" style:writing-mode="rl-tb" fo:margin-top="0.0833in" fo:margin-bottom="0in" fo:line-height="100%"/>
    </style:style>
    <style:style style:name="T9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20" style:parent-style-name="Normal" style:family="paragraph">
      <style:paragraph-properties fo:text-align="justify" style:writing-mode="rl-tb" fo:margin-top="0.0833in" fo:margin-bottom="0in" fo:line-height="100%"/>
    </style:style>
    <style:style style:name="T9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24" style:parent-style-name="Normal" style:family="paragraph">
      <style:paragraph-properties fo:text-align="justify" style:writing-mode="rl-tb" fo:margin-top="0.0833in" fo:margin-bottom="0in" fo:line-height="100%"/>
    </style:style>
    <style:style style:name="T9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28" style:parent-style-name="Normal" style:family="paragraph">
      <style:paragraph-properties fo:text-align="justify" style:writing-mode="rl-tb" fo:margin-top="0.0833in" fo:margin-bottom="0in" fo:line-height="100%"/>
    </style:style>
    <style:style style:name="T9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32" style:parent-style-name="Normal" style:family="paragraph">
      <style:paragraph-properties fo:text-align="justify" style:writing-mode="rl-tb" fo:margin-top="0.0833in" fo:margin-bottom="0in" fo:line-height="100%"/>
    </style:style>
    <style:style style:name="T9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2" style:family="section">
      <style:section-properties fo:margin-left="0in" fo:margin-right="0in" style:writing-mode="lr-tb"/>
    </style:style>
    <style:style style:name="P973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37" style:parent-style-name="Normal" style:family="paragraph">
      <style:paragraph-properties fo:text-align="justify" style:writing-mode="rl-tb" fo:margin-top="0.0833in" fo:margin-bottom="0in" fo:line-height="100%"/>
    </style:style>
    <style:style style:name="T9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40" style:parent-style-name="Normal" style:family="paragraph">
      <style:paragraph-properties fo:text-align="justify" style:writing-mode="rl-tb" fo:margin-top="0.0833in" fo:margin-bottom="0in" fo:line-height="100%"/>
    </style:style>
    <style:style style:name="T9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44" style:parent-style-name="Normal" style:family="paragraph">
      <style:paragraph-properties fo:text-align="justify" style:writing-mode="rl-tb" fo:margin-top="0.0833in" fo:margin-bottom="0in" fo:line-height="100%"/>
    </style:style>
    <style:style style:name="T9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48" style:parent-style-name="Normal" style:family="paragraph">
      <style:paragraph-properties fo:text-align="justify" style:writing-mode="rl-tb" fo:margin-top="0.0833in" fo:margin-bottom="0in" fo:line-height="100%"/>
    </style:style>
    <style:style style:name="T9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52" style:parent-style-name="Normal" style:family="paragraph">
      <style:paragraph-properties fo:text-align="justify" style:writing-mode="rl-tb" fo:margin-top="0.0833in" fo:margin-bottom="0in" fo:line-height="100%"/>
    </style:style>
    <style:style style:name="T9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56" style:parent-style-name="Normal" style:family="paragraph">
      <style:paragraph-properties fo:text-align="justify" style:writing-mode="rl-tb" fo:margin-top="0.0833in" fo:margin-bottom="0in" fo:line-height="100%"/>
    </style:style>
    <style:style style:name="T9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60" style:parent-style-name="Normal" style:family="paragraph">
      <style:paragraph-properties fo:text-align="justify" style:writing-mode="rl-tb" fo:margin-top="0.0833in" fo:margin-bottom="0in" fo:line-height="100%"/>
    </style:style>
    <style:style style:name="T9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64" style:parent-style-name="Normal" style:family="paragraph">
      <style:paragraph-properties fo:text-align="justify" style:writing-mode="rl-tb" fo:margin-top="0.0833in" fo:margin-bottom="0in" fo:line-height="100%"/>
    </style:style>
    <style:style style:name="T9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68" style:parent-style-name="Normal" style:family="paragraph">
      <style:paragraph-properties fo:text-align="justify" style:writing-mode="rl-tb" fo:margin-top="0.0833in" fo:margin-bottom="0in" fo:line-height="100%"/>
    </style:style>
    <style:style style:name="T9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72" style:parent-style-name="Normal" style:family="paragraph">
      <style:paragraph-properties fo:text-align="justify" style:writing-mode="rl-tb" fo:margin-top="0.0833in" fo:margin-bottom="0in" fo:line-height="100%"/>
    </style:style>
    <style:style style:name="T9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76" style:parent-style-name="Normal" style:family="paragraph">
      <style:paragraph-properties fo:text-align="justify" style:writing-mode="rl-tb" fo:margin-top="0.0833in" fo:margin-bottom="0in" fo:line-height="100%"/>
    </style:style>
    <style:style style:name="T9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80" style:parent-style-name="Normal" style:family="paragraph">
      <style:paragraph-properties fo:text-align="justify" style:writing-mode="rl-tb" fo:margin-top="0.0833in" fo:margin-bottom="0in" fo:line-height="100%"/>
    </style:style>
    <style:style style:name="T9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3" style:family="section">
      <style:section-properties fo:margin-left="0in" fo:margin-right="0in" style:writing-mode="lr-tb"/>
    </style:style>
    <style:style style:name="P978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85" style:parent-style-name="Normal" style:family="paragraph">
      <style:paragraph-properties fo:text-align="justify" style:writing-mode="rl-tb" fo:margin-top="0.0833in" fo:margin-bottom="0in" fo:line-height="100%"/>
    </style:style>
    <style:style style:name="T9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88" style:parent-style-name="Normal" style:family="paragraph">
      <style:paragraph-properties fo:text-align="justify" style:writing-mode="rl-tb" fo:margin-top="0.0833in" fo:margin-bottom="0in" fo:line-height="100%"/>
    </style:style>
    <style:style style:name="T9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92" style:parent-style-name="Normal" style:family="paragraph">
      <style:paragraph-properties fo:text-align="justify" style:writing-mode="rl-tb" fo:margin-top="0.0833in" fo:margin-bottom="0in" fo:line-height="100%"/>
    </style:style>
    <style:style style:name="T9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96" style:parent-style-name="Normal" style:family="paragraph">
      <style:paragraph-properties fo:text-align="justify" style:writing-mode="rl-tb" fo:margin-top="0.0833in" fo:margin-bottom="0in" fo:line-height="100%"/>
    </style:style>
    <style:style style:name="T9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00" style:parent-style-name="Normal" style:family="paragraph">
      <style:paragraph-properties fo:text-align="justify" style:writing-mode="rl-tb" fo:margin-top="0.0833in" fo:margin-bottom="0in" fo:line-height="100%"/>
    </style:style>
    <style:style style:name="T9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04" style:parent-style-name="Normal" style:family="paragraph">
      <style:paragraph-properties fo:text-align="justify" style:writing-mode="rl-tb" fo:margin-top="0.0833in" fo:margin-bottom="0in" fo:line-height="100%"/>
    </style:style>
    <style:style style:name="T9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08" style:parent-style-name="Normal" style:family="paragraph">
      <style:paragraph-properties fo:text-align="justify" style:writing-mode="rl-tb" fo:margin-top="0.0833in" fo:margin-bottom="0in" fo:line-height="100%"/>
    </style:style>
    <style:style style:name="T9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12" style:parent-style-name="Normal" style:family="paragraph">
      <style:paragraph-properties fo:text-align="justify" style:writing-mode="rl-tb" fo:margin-top="0.0833in" fo:margin-bottom="0in" fo:line-height="100%"/>
    </style:style>
    <style:style style:name="T9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16" style:parent-style-name="Normal" style:family="paragraph">
      <style:paragraph-properties fo:text-align="justify" style:writing-mode="rl-tb" fo:margin-top="0.0833in" fo:margin-bottom="0in" fo:line-height="100%"/>
    </style:style>
    <style:style style:name="T9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20" style:parent-style-name="Normal" style:family="paragraph">
      <style:paragraph-properties fo:text-align="justify" style:writing-mode="rl-tb" fo:margin-top="0.0833in" fo:margin-bottom="0in" fo:line-height="100%"/>
    </style:style>
    <style:style style:name="T9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24" style:parent-style-name="Normal" style:family="paragraph">
      <style:paragraph-properties fo:text-align="justify" style:writing-mode="rl-tb" fo:margin-top="0.0833in" fo:margin-bottom="0in" fo:line-height="100%"/>
    </style:style>
    <style:style style:name="T9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28" style:parent-style-name="Normal" style:family="paragraph">
      <style:paragraph-properties fo:text-align="justify" style:writing-mode="rl-tb" fo:margin-top="0.0833in" fo:margin-bottom="0in" fo:line-height="100%"/>
    </style:style>
    <style:style style:name="T9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32" style:parent-style-name="Normal" style:family="paragraph">
      <style:paragraph-properties fo:text-align="justify" style:writing-mode="rl-tb" fo:margin-top="0.0833in" fo:margin-bottom="0in" fo:line-height="100%"/>
    </style:style>
    <style:style style:name="T9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36" style:parent-style-name="Normal" style:family="paragraph">
      <style:paragraph-properties fo:text-align="justify" style:writing-mode="rl-tb" fo:margin-top="0.0833in" fo:margin-bottom="0in" fo:line-height="100%"/>
    </style:style>
    <style:style style:name="T9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40" style:parent-style-name="Normal" style:family="paragraph">
      <style:paragraph-properties fo:text-align="justify" style:writing-mode="rl-tb" fo:margin-top="0.0833in" fo:margin-bottom="0in" fo:line-height="100%"/>
    </style:style>
    <style:style style:name="T9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4" style:family="section">
      <style:section-properties fo:margin-left="0in" fo:margin-right="0in" style:writing-mode="lr-tb"/>
    </style:style>
    <style:style style:name="P98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845" style:parent-style-name="Normal" style:family="paragraph">
      <style:paragraph-properties fo:text-align="justify" style:writing-mode="rl-tb" fo:margin-top="0.0833in" fo:margin-bottom="0in" fo:line-height="100%"/>
    </style:style>
    <style:style style:name="T9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48" style:parent-style-name="Normal" style:family="paragraph">
      <style:paragraph-properties fo:text-align="justify" style:writing-mode="rl-tb" fo:margin-top="0.0833in" fo:margin-bottom="0in" fo:line-height="100%"/>
    </style:style>
    <style:style style:name="T9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52" style:parent-style-name="Normal" style:family="paragraph">
      <style:paragraph-properties fo:text-align="justify" style:writing-mode="rl-tb" fo:margin-top="0.0833in" fo:margin-bottom="0in" fo:line-height="100%"/>
    </style:style>
    <style:style style:name="T9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56" style:parent-style-name="Normal" style:family="paragraph">
      <style:paragraph-properties fo:text-align="justify" style:writing-mode="rl-tb" fo:margin-top="0.0833in" fo:margin-bottom="0in" fo:line-height="100%"/>
    </style:style>
    <style:style style:name="T9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60" style:parent-style-name="Normal" style:family="paragraph">
      <style:paragraph-properties fo:text-align="justify" style:writing-mode="rl-tb" fo:margin-top="0.0833in" fo:margin-bottom="0in" fo:line-height="100%"/>
    </style:style>
    <style:style style:name="T9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64" style:parent-style-name="Normal" style:family="paragraph">
      <style:paragraph-properties fo:text-align="justify" style:writing-mode="rl-tb" fo:margin-top="0.0833in" fo:margin-bottom="0in" fo:line-height="100%"/>
    </style:style>
    <style:style style:name="T9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68" style:parent-style-name="Normal" style:family="paragraph">
      <style:paragraph-properties fo:text-align="justify" style:writing-mode="rl-tb" fo:margin-top="0.0833in" fo:margin-bottom="0in" fo:line-height="100%"/>
    </style:style>
    <style:style style:name="T9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72" style:parent-style-name="Normal" style:family="paragraph">
      <style:paragraph-properties fo:text-align="justify" style:writing-mode="rl-tb" fo:margin-top="0.0833in" fo:margin-bottom="0in" fo:line-height="100%"/>
    </style:style>
    <style:style style:name="T9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76" style:parent-style-name="Normal" style:family="paragraph">
      <style:paragraph-properties fo:text-align="justify" style:writing-mode="rl-tb" fo:margin-top="0.0833in" fo:margin-bottom="0in" fo:line-height="100%"/>
    </style:style>
    <style:style style:name="T9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80" style:parent-style-name="Normal" style:family="paragraph">
      <style:paragraph-properties fo:text-align="justify" style:writing-mode="rl-tb" fo:margin-top="0.0833in" fo:margin-bottom="0in" fo:line-height="100%"/>
    </style:style>
    <style:style style:name="T9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84" style:parent-style-name="Normal" style:family="paragraph">
      <style:paragraph-properties fo:text-align="justify" style:writing-mode="rl-tb" fo:margin-top="0.0833in" fo:margin-bottom="0in" fo:line-height="100%"/>
    </style:style>
    <style:style style:name="T9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88" style:parent-style-name="Normal" style:family="paragraph">
      <style:paragraph-properties fo:text-align="justify" style:writing-mode="rl-tb" fo:margin-top="0.0833in" fo:margin-bottom="0in" fo:line-height="100%"/>
    </style:style>
    <style:style style:name="T9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92" style:parent-style-name="Normal" style:family="paragraph">
      <style:paragraph-properties fo:text-align="justify" style:writing-mode="rl-tb" fo:margin-top="0.0833in" fo:margin-bottom="0in" fo:line-height="100%"/>
    </style:style>
    <style:style style:name="T9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96" style:parent-style-name="Normal" style:family="paragraph">
      <style:paragraph-properties fo:text-align="justify" style:writing-mode="rl-tb" fo:margin-top="0.0833in" fo:margin-bottom="0in" fo:line-height="100%"/>
    </style:style>
    <style:style style:name="T9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00" style:parent-style-name="Normal" style:family="paragraph">
      <style:paragraph-properties fo:text-align="justify" style:writing-mode="rl-tb" fo:margin-top="0.0833in" fo:margin-bottom="0in" fo:line-height="100%"/>
    </style:style>
    <style:style style:name="T9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04" style:parent-style-name="Normal" style:family="paragraph">
      <style:paragraph-properties fo:text-align="justify" style:writing-mode="rl-tb" fo:margin-top="0.0833in" fo:margin-bottom="0in" fo:line-height="100%"/>
    </style:style>
    <style:style style:name="T9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08" style:parent-style-name="Normal" style:family="paragraph">
      <style:paragraph-properties fo:text-align="justify" style:writing-mode="rl-tb" fo:margin-top="0.0833in" fo:margin-bottom="0in" fo:line-height="100%"/>
    </style:style>
    <style:style style:name="T9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12" style:parent-style-name="Normal" style:family="paragraph">
      <style:paragraph-properties fo:text-align="justify" style:writing-mode="rl-tb" fo:margin-top="0.0833in" fo:margin-bottom="0in" fo:line-height="100%"/>
    </style:style>
    <style:style style:name="T9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16" style:parent-style-name="Normal" style:family="paragraph">
      <style:paragraph-properties fo:text-align="justify" style:writing-mode="rl-tb" fo:margin-top="0.0833in" fo:margin-bottom="0in" fo:line-height="100%"/>
    </style:style>
    <style:style style:name="T9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20" style:parent-style-name="Normal" style:family="paragraph">
      <style:paragraph-properties fo:text-align="justify" style:writing-mode="rl-tb" fo:margin-top="0.0833in" fo:margin-bottom="0in" fo:line-height="100%"/>
    </style:style>
    <style:style style:name="T9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24" style:parent-style-name="Normal" style:family="paragraph">
      <style:paragraph-properties fo:text-align="justify" style:writing-mode="rl-tb" fo:margin-top="0.0833in" fo:margin-bottom="0in" fo:line-height="100%"/>
    </style:style>
    <style:style style:name="T9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5" style:family="section">
      <style:section-properties fo:margin-left="0in" fo:margin-right="0in" style:writing-mode="lr-tb"/>
    </style:style>
    <style:style style:name="P99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929" style:parent-style-name="Normal" style:family="paragraph">
      <style:paragraph-properties fo:text-align="justify" style:writing-mode="rl-tb" fo:margin-top="0.0833in" fo:margin-bottom="0in" fo:line-height="100%"/>
    </style:style>
    <style:style style:name="T9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32" style:parent-style-name="Normal" style:family="paragraph">
      <style:paragraph-properties fo:text-align="justify" style:writing-mode="rl-tb" fo:margin-top="0.0833in" fo:margin-bottom="0in" fo:line-height="100%"/>
    </style:style>
    <style:style style:name="T9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36" style:parent-style-name="Normal" style:family="paragraph">
      <style:paragraph-properties fo:text-align="justify" style:writing-mode="rl-tb" fo:margin-top="0.0833in" fo:margin-bottom="0in" fo:line-height="100%"/>
    </style:style>
    <style:style style:name="T9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40" style:parent-style-name="Normal" style:family="paragraph">
      <style:paragraph-properties fo:text-align="justify" style:writing-mode="rl-tb" fo:margin-top="0.0833in" fo:margin-bottom="0in" fo:line-height="100%"/>
    </style:style>
    <style:style style:name="T9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44" style:parent-style-name="Normal" style:family="paragraph">
      <style:paragraph-properties fo:text-align="justify" style:writing-mode="rl-tb" fo:margin-top="0.0833in" fo:margin-bottom="0in" fo:line-height="100%"/>
    </style:style>
    <style:style style:name="T9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48" style:parent-style-name="Normal" style:family="paragraph">
      <style:paragraph-properties fo:text-align="justify" style:writing-mode="rl-tb" fo:margin-top="0.0833in" fo:margin-bottom="0in" fo:line-height="100%"/>
    </style:style>
    <style:style style:name="T9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52" style:parent-style-name="Normal" style:family="paragraph">
      <style:paragraph-properties fo:text-align="justify" style:writing-mode="rl-tb" fo:margin-top="0.0833in" fo:margin-bottom="0in" fo:line-height="100%"/>
    </style:style>
    <style:style style:name="T9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56" style:parent-style-name="Normal" style:family="paragraph">
      <style:paragraph-properties fo:text-align="justify" style:writing-mode="rl-tb" fo:margin-top="0.0833in" fo:margin-bottom="0in" fo:line-height="100%"/>
    </style:style>
    <style:style style:name="T9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60" style:parent-style-name="Normal" style:family="paragraph">
      <style:paragraph-properties fo:text-align="justify" style:writing-mode="rl-tb" fo:margin-top="0.0833in" fo:margin-bottom="0in" fo:line-height="100%"/>
    </style:style>
    <style:style style:name="T9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64" style:parent-style-name="Normal" style:family="paragraph">
      <style:paragraph-properties fo:text-align="justify" style:writing-mode="rl-tb" fo:margin-top="0.0833in" fo:margin-bottom="0in" fo:line-height="100%"/>
    </style:style>
    <style:style style:name="T9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6" style:family="section">
      <style:section-properties fo:margin-left="0in" fo:margin-right="0in" style:writing-mode="lr-tb"/>
    </style:style>
    <style:style style:name="P99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969" style:parent-style-name="Normal" style:family="paragraph">
      <style:paragraph-properties fo:text-align="justify" style:writing-mode="rl-tb" fo:margin-top="0.0833in" fo:margin-bottom="0in" fo:line-height="100%"/>
    </style:style>
    <style:style style:name="T9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74" style:parent-style-name="Normal" style:family="paragraph">
      <style:paragraph-properties fo:text-align="justify" style:writing-mode="rl-tb" fo:margin-top="0.0833in" fo:margin-bottom="0in" fo:line-height="100%"/>
    </style:style>
    <style:style style:name="T9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77" style:parent-style-name="Normal" style:family="paragraph">
      <style:paragraph-properties fo:text-align="justify" style:writing-mode="rl-tb" fo:margin-top="0.0833in" fo:margin-bottom="0in" fo:line-height="100%"/>
    </style:style>
    <style:style style:name="T9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81" style:parent-style-name="Normal" style:family="paragraph">
      <style:paragraph-properties fo:text-align="justify" style:writing-mode="rl-tb" fo:margin-top="0.0833in" fo:margin-bottom="0in" fo:line-height="100%"/>
    </style:style>
    <style:style style:name="T9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85" style:parent-style-name="Normal" style:family="paragraph">
      <style:paragraph-properties fo:text-align="justify" style:writing-mode="rl-tb" fo:margin-top="0.0833in" fo:margin-bottom="0in" fo:line-height="100%"/>
    </style:style>
    <style:style style:name="T9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89" style:parent-style-name="Normal" style:family="paragraph">
      <style:paragraph-properties fo:text-align="justify" style:writing-mode="rl-tb" fo:margin-top="0.0833in" fo:margin-bottom="0in" fo:line-height="100%"/>
    </style:style>
    <style:style style:name="T9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93" style:parent-style-name="Normal" style:family="paragraph">
      <style:paragraph-properties fo:text-align="justify" style:writing-mode="rl-tb" fo:margin-top="0.0833in" fo:margin-bottom="0in" fo:line-height="100%"/>
    </style:style>
    <style:style style:name="T9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97" style:parent-style-name="Normal" style:family="paragraph">
      <style:paragraph-properties fo:text-align="justify" style:writing-mode="rl-tb" fo:margin-top="0.0833in" fo:margin-bottom="0in" fo:line-height="100%"/>
    </style:style>
    <style:style style:name="T9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01" style:parent-style-name="Normal" style:family="paragraph">
      <style:paragraph-properties fo:text-align="justify" style:writing-mode="rl-tb" fo:margin-top="0.0833in" fo:margin-bottom="0in" fo:line-height="100%"/>
    </style:style>
    <style:style style:name="T10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05" style:parent-style-name="Normal" style:family="paragraph">
      <style:paragraph-properties fo:text-align="justify" style:writing-mode="rl-tb" fo:margin-top="0.0833in" fo:margin-bottom="0in" fo:line-height="100%"/>
    </style:style>
    <style:style style:name="T10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09" style:parent-style-name="Normal" style:family="paragraph">
      <style:paragraph-properties fo:text-align="justify" style:writing-mode="rl-tb" fo:margin-top="0.0833in" fo:margin-bottom="0in" fo:line-height="100%"/>
    </style:style>
    <style:style style:name="T10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13" style:parent-style-name="Normal" style:family="paragraph">
      <style:paragraph-properties fo:text-align="justify" style:writing-mode="rl-tb" fo:margin-top="0.0833in" fo:margin-bottom="0in" fo:line-height="100%"/>
    </style:style>
    <style:style style:name="T10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17" style:parent-style-name="Normal" style:family="paragraph">
      <style:paragraph-properties fo:text-align="justify" style:writing-mode="rl-tb" fo:margin-top="0.0833in" fo:margin-bottom="0in" fo:line-height="100%"/>
    </style:style>
    <style:style style:name="T10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21" style:parent-style-name="Normal" style:family="paragraph">
      <style:paragraph-properties fo:text-align="justify" style:writing-mode="rl-tb" fo:margin-top="0.0833in" fo:margin-bottom="0in" fo:line-height="100%"/>
    </style:style>
    <style:style style:name="T10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25" style:parent-style-name="Normal" style:family="paragraph">
      <style:paragraph-properties fo:text-align="justify" style:writing-mode="rl-tb" fo:margin-top="0.0833in" fo:margin-bottom="0in" fo:line-height="100%"/>
    </style:style>
    <style:style style:name="T10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29" style:parent-style-name="Normal" style:family="paragraph">
      <style:paragraph-properties fo:text-align="justify" style:writing-mode="rl-tb" fo:margin-top="0.0833in" fo:margin-bottom="0in" fo:line-height="100%"/>
    </style:style>
    <style:style style:name="T10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33" style:parent-style-name="Normal" style:family="paragraph">
      <style:paragraph-properties fo:text-align="justify" style:writing-mode="rl-tb" fo:margin-top="0.0833in" fo:margin-bottom="0in" fo:line-height="100%"/>
    </style:style>
    <style:style style:name="T10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37" style:parent-style-name="Normal" style:family="paragraph">
      <style:paragraph-properties fo:text-align="justify" style:writing-mode="rl-tb" fo:margin-top="0.0833in" fo:margin-bottom="0in" fo:line-height="100%"/>
    </style:style>
    <style:style style:name="T10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41" style:parent-style-name="Normal" style:family="paragraph">
      <style:paragraph-properties fo:text-align="justify" style:writing-mode="rl-tb" fo:margin-top="0.0833in" fo:margin-bottom="0in" fo:line-height="100%"/>
    </style:style>
    <style:style style:name="T10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45" style:parent-style-name="Normal" style:family="paragraph">
      <style:paragraph-properties fo:text-align="justify" style:writing-mode="rl-tb" fo:margin-top="0.0833in" fo:margin-bottom="0in" fo:line-height="100%"/>
    </style:style>
    <style:style style:name="T10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49" style:parent-style-name="Normal" style:family="paragraph">
      <style:paragraph-properties fo:text-align="justify" style:writing-mode="rl-tb" fo:margin-top="0.0833in" fo:margin-bottom="0in" fo:line-height="100%"/>
    </style:style>
    <style:style style:name="T10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7" style:family="section">
      <style:section-properties fo:margin-left="0in" fo:margin-right="0in" style:writing-mode="lr-tb"/>
    </style:style>
    <style:style style:name="P100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054" style:parent-style-name="Normal" style:family="paragraph">
      <style:paragraph-properties fo:text-align="justify" style:writing-mode="rl-tb" fo:margin-top="0.0833in" fo:margin-bottom="0in" fo:line-height="100%"/>
    </style:style>
    <style:style style:name="T10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57" style:parent-style-name="Normal" style:family="paragraph">
      <style:paragraph-properties fo:text-align="justify" style:writing-mode="rl-tb" fo:margin-top="0.0833in" fo:margin-bottom="0in" fo:line-height="100%"/>
    </style:style>
    <style:style style:name="T10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61" style:parent-style-name="Normal" style:family="paragraph">
      <style:paragraph-properties fo:text-align="justify" style:writing-mode="rl-tb" fo:margin-top="0.0833in" fo:margin-bottom="0in" fo:line-height="100%"/>
    </style:style>
    <style:style style:name="T10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65" style:parent-style-name="Normal" style:family="paragraph">
      <style:paragraph-properties fo:text-align="justify" style:writing-mode="rl-tb" fo:margin-top="0.0833in" fo:margin-bottom="0in" fo:line-height="100%"/>
    </style:style>
    <style:style style:name="T10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69" style:parent-style-name="Normal" style:family="paragraph">
      <style:paragraph-properties fo:text-align="justify" style:writing-mode="rl-tb" fo:margin-top="0.0833in" fo:margin-bottom="0in" fo:line-height="100%"/>
    </style:style>
    <style:style style:name="T10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73" style:parent-style-name="Normal" style:family="paragraph">
      <style:paragraph-properties fo:text-align="justify" style:writing-mode="rl-tb" fo:margin-top="0.0833in" fo:margin-bottom="0in" fo:line-height="100%"/>
    </style:style>
    <style:style style:name="T10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77" style:parent-style-name="Normal" style:family="paragraph">
      <style:paragraph-properties fo:text-align="justify" style:writing-mode="rl-tb" fo:margin-top="0.0833in" fo:margin-bottom="0in" fo:line-height="100%"/>
    </style:style>
    <style:style style:name="T10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81" style:parent-style-name="Normal" style:family="paragraph">
      <style:paragraph-properties fo:text-align="justify" style:writing-mode="rl-tb" fo:margin-top="0.0833in" fo:margin-bottom="0in" fo:line-height="100%"/>
    </style:style>
    <style:style style:name="T10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85" style:parent-style-name="Normal" style:family="paragraph">
      <style:paragraph-properties fo:text-align="justify" style:writing-mode="rl-tb" fo:margin-top="0.0833in" fo:margin-bottom="0in" fo:line-height="100%"/>
    </style:style>
    <style:style style:name="T10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89" style:parent-style-name="Normal" style:family="paragraph">
      <style:paragraph-properties fo:text-align="justify" style:writing-mode="rl-tb" fo:margin-top="0.0833in" fo:margin-bottom="0in" fo:line-height="100%"/>
    </style:style>
    <style:style style:name="T10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93" style:parent-style-name="Normal" style:family="paragraph">
      <style:paragraph-properties fo:text-align="justify" style:writing-mode="rl-tb" fo:margin-top="0.0833in" fo:margin-bottom="0in" fo:line-height="100%"/>
    </style:style>
    <style:style style:name="T10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97" style:parent-style-name="Normal" style:family="paragraph">
      <style:paragraph-properties fo:text-align="justify" style:writing-mode="rl-tb" fo:margin-top="0.0833in" fo:margin-bottom="0in" fo:line-height="100%"/>
    </style:style>
    <style:style style:name="T10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01" style:parent-style-name="Normal" style:family="paragraph">
      <style:paragraph-properties fo:text-align="justify" style:writing-mode="rl-tb" fo:margin-top="0.0833in" fo:margin-bottom="0in" fo:line-height="100%"/>
    </style:style>
    <style:style style:name="T10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05" style:parent-style-name="Normal" style:family="paragraph">
      <style:paragraph-properties fo:text-align="justify" style:writing-mode="rl-tb" fo:margin-top="0.0833in" fo:margin-bottom="0in" fo:line-height="100%"/>
    </style:style>
    <style:style style:name="T10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8" style:family="section">
      <style:section-properties fo:margin-left="0in" fo:margin-right="0in" style:writing-mode="lr-tb"/>
    </style:style>
    <style:style style:name="P1010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110" style:parent-style-name="Normal" style:family="paragraph">
      <style:paragraph-properties fo:text-align="justify" style:writing-mode="rl-tb" fo:margin-top="0.0833in" fo:margin-bottom="0in" fo:line-height="100%"/>
    </style:style>
    <style:style style:name="T10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13" style:parent-style-name="Normal" style:family="paragraph">
      <style:paragraph-properties fo:text-align="justify" style:writing-mode="rl-tb" fo:margin-top="0.0833in" fo:margin-bottom="0in" fo:line-height="100%"/>
    </style:style>
    <style:style style:name="T10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17" style:parent-style-name="Normal" style:family="paragraph">
      <style:paragraph-properties fo:text-align="justify" style:writing-mode="rl-tb" fo:margin-top="0.0833in" fo:margin-bottom="0in" fo:line-height="100%"/>
    </style:style>
    <style:style style:name="T10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21" style:parent-style-name="Normal" style:family="paragraph">
      <style:paragraph-properties fo:text-align="justify" style:writing-mode="rl-tb" fo:margin-top="0.0833in" fo:margin-bottom="0in" fo:line-height="100%"/>
    </style:style>
    <style:style style:name="T10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25" style:parent-style-name="Normal" style:family="paragraph">
      <style:paragraph-properties fo:text-align="justify" style:writing-mode="rl-tb" fo:margin-top="0.0833in" fo:margin-bottom="0in" fo:line-height="100%"/>
    </style:style>
    <style:style style:name="T10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29" style:parent-style-name="Normal" style:family="paragraph">
      <style:paragraph-properties fo:text-align="justify" style:writing-mode="rl-tb" fo:margin-top="0.0833in" fo:margin-bottom="0in" fo:line-height="100%"/>
    </style:style>
    <style:style style:name="T10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33" style:parent-style-name="Normal" style:family="paragraph">
      <style:paragraph-properties fo:text-align="justify" style:writing-mode="rl-tb" fo:margin-top="0.0833in" fo:margin-bottom="0in" fo:line-height="100%"/>
    </style:style>
    <style:style style:name="T10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37" style:parent-style-name="Normal" style:family="paragraph">
      <style:paragraph-properties fo:text-align="justify" style:writing-mode="rl-tb" fo:margin-top="0.0833in" fo:margin-bottom="0in" fo:line-height="100%"/>
    </style:style>
    <style:style style:name="T10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41" style:parent-style-name="Normal" style:family="paragraph">
      <style:paragraph-properties fo:text-align="justify" style:writing-mode="rl-tb" fo:margin-top="0.0833in" fo:margin-bottom="0in" fo:line-height="100%"/>
    </style:style>
    <style:style style:name="T10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9" style:family="section">
      <style:section-properties fo:margin-left="0in" fo:margin-right="0in" style:writing-mode="lr-tb"/>
    </style:style>
    <style:style style:name="P1014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146" style:parent-style-name="Normal" style:family="paragraph">
      <style:paragraph-properties fo:text-align="justify" style:writing-mode="rl-tb" fo:margin-top="0.0833in" fo:margin-bottom="0in" fo:line-height="100%"/>
    </style:style>
    <style:style style:name="T10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49" style:parent-style-name="Normal" style:family="paragraph">
      <style:paragraph-properties fo:text-align="justify" style:writing-mode="rl-tb" fo:margin-top="0.0833in" fo:margin-bottom="0in" fo:line-height="100%"/>
    </style:style>
    <style:style style:name="T10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53" style:parent-style-name="Normal" style:family="paragraph">
      <style:paragraph-properties fo:text-align="justify" style:writing-mode="rl-tb" fo:margin-top="0.0833in" fo:margin-bottom="0in" fo:line-height="100%"/>
    </style:style>
    <style:style style:name="T10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57" style:parent-style-name="Normal" style:family="paragraph">
      <style:paragraph-properties fo:text-align="justify" style:writing-mode="rl-tb" fo:margin-top="0.0833in" fo:margin-bottom="0in" fo:line-height="100%"/>
    </style:style>
    <style:style style:name="T10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61" style:parent-style-name="Normal" style:family="paragraph">
      <style:paragraph-properties fo:text-align="justify" style:writing-mode="rl-tb" fo:margin-top="0.0833in" fo:margin-bottom="0in" fo:line-height="100%"/>
    </style:style>
    <style:style style:name="T10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65" style:parent-style-name="Normal" style:family="paragraph">
      <style:paragraph-properties fo:text-align="justify" style:writing-mode="rl-tb" fo:margin-top="0.0833in" fo:margin-bottom="0in" fo:line-height="100%"/>
    </style:style>
    <style:style style:name="T10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8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Psalm 1</text:span>‬‬‬</text:p>
      <text:p text:style-name="P3"><text:span text:style-name="T4">1</text:span><text:span text:style-name="T5"> אַ֥שְֽׁרֵי־הָאִ֗ישׁ אֲשֶׁ֤ר ׀ לֹ֥א הָלַךְ֮ בַּעֲצַ֢ת רְשָׁ֫עִ֥ים וּבְדֶ֣רֶךְ חַ֭טָּאִים לֹ֥א עָמָ֑ד וּבְמוֹשַׁ֥ב לֵ֝צִ֗ים לֹ֣א יָשָֽׁב׃<text:s/></text:span></text:p>
      <text:p text:style-name="P6"><text:span text:style-name="T7">2</text:span><text:span text:style-name="T8"> כִּ֤י אִ֥ם בְּתוֹרַ֥ת יְהוָ֗ה חֶ֫פְצ֥וֹ וּֽבְתוֹרָת֥וֹ יֶהְגֶּ֗ה יוֹמָ֥ם וָלָֽיְלָה׃<text:s/></text:span><text:span text:style-name="T9">‬</text:span>‬‬‬</text:p>
      <text:p text:style-name="P10"><text:span text:style-name="T11">3</text:span><text:span text:style-name="T12"> וְֽהָיָ֗ה כְּעֵץ֮ שָׁת֢וּל עַֽל־פַּלְגֵ֫י מָ֥יִם אֲשֶׁ֤ר פִּרְי֨וֹ ׀ יִתֵּ֬ן בְּעִתּ֗וֹ וְעָלֵ֥הוּ לֹֽא־יִבּ֑וֹל וְכֹ֖ל אֲשֶׁר־יַעֲשֶׂ֣ה יַצְלִֽיחַ׃<text:s/></text:span><text:span text:style-name="T13">‬</text:span>‬‬‬</text:p>
      <text:p text:style-name="P14"><text:span text:style-name="T15">4</text:span><text:span text:style-name="T16"> לֹא־כֵ֥ן הָרְשָׁעִ֑ים כִּ֥י אִם־כַּ֝מֹּ֗ץ אֲ‍ֽשֶׁר־תִּדְּפֶ֥נּוּ רֽוּחַ׃<text:s/></text:span><text:span text:style-name="T17">‬</text:span>‬‬‬</text:p>
      <text:p text:style-name="P18"><text:span text:style-name="T19">5</text:span><text:span text:style-name="T20"> עַל־כֵּ֤ן ׀ לֹא־יָקֻ֣מוּ רְ֭שָׁעִים בַּמִּשְׁפָּ֑ט וְ֝חַטָּאִ֗ים בַּעֲדַ֥ת צַדִּיקִֽים׃<text:s/></text:span><text:span text:style-name="T21">‬</text:span>‬‬‬</text:p>
      <text:p text:style-name="P22"><text:span text:style-name="T23">6</text:span><text:span text:style-name="T24"> כִּֽי־יוֹדֵ֣עַ יְ֭הוָה דֶּ֣רֶךְ צַדִּיקִ֑ים וְדֶ֖רֶךְ רְשָׁעִ֣ים תֹּאבֵֽד׃<text:s/></text:span><text:span text:style-name="T25">‬</text:span>‬‬‬</text:p>
      <text:section text:name="Sect1" text:style-name="S1">
        <text:p text:style-name="P26">Psalm 2</text:p>
        <text:p text:style-name="P27"><text:span text:style-name="T28">1</text:span><text:span text:style-name="T29"> לָ֭מָּה רָגְשׁ֣וּ גוֹיִ֑ם וּ֝לְאֻמִּ֗ים יֶהְגּוּ־רִֽיק׃<text:s/></text:span></text:p>
        <text:p text:style-name="P30"><text:span text:style-name="T31">2</text:span><text:span text:style-name="T32"> יִ֥תְיַצְּב֨וּ ׀ מַלְכֵי־אֶ֗רֶץ וְרוֹזְנִ֥ים נֽוֹסְדוּ־יָ֑חַד עַל־יְ֝הוָה וְעַל־מְשִׁיחֽוֹ׃<text:s/></text:span><text:span text:style-name="T33">‬</text:span>‬‬‬‬</text:p>
        <text:p text:style-name="P34"><text:span text:style-name="T35">3</text:span><text:span text:style-name="T36"> נְֽ֭נַתְּקָה אֶת־מֽוֹסְרוֹתֵ֑ימוֹ וְנַשְׁלִ֖יכָה מִמֶּ֣נּוּ עֲבֹתֵֽימוֹ׃<text:s/></text:span><text:span text:style-name="T37">‬</text:span>‬‬‬</text:p>
        <text:p text:style-name="P38"><text:span text:style-name="T39">4</text:span><text:span text:style-name="T40"> יוֹשֵׁ֣ב בַּשָּׁמַ֣יִם יִשְׂחָ֑ק אֲ֝דֹנָ֗י יִלְעַג־לָֽמוֹ׃<text:s/></text:span><text:span text:style-name="T41">‬</text:span>‬‬‬</text:p>
        <text:p text:style-name="P42"><text:span text:style-name="T43">5</text:span><text:span text:style-name="T44"> אָ֤ז יְדַבֵּ֣ר אֵלֵ֣ימוֹ בְאַפּ֑וֹ וּֽבַחֲרוֹנ֥וֹ יְבַהֲלֵֽמוֹ׃<text:s/></text:span><text:span text:style-name="T45">‬</text:span>‬‬‬</text:p>
        <text:p text:style-name="P46"><text:span text:style-name="T47">6</text:span><text:span text:style-name="T48"> וַ֭אֲנִי נָסַ֣כְתִּי מַלְכִּ֑י עַל־צִ֝יּ֗וֹן הַר־קָדְשִֽׁי׃<text:s/></text:span><text:span text:style-name="T49">‬</text:span>‬‬‬</text:p>
        <text:p text:style-name="P50"><text:span text:style-name="T51">7</text:span><text:span text:style-name="T52"> אֲסַפְּרָ֗ה אֶֽ֫ל חֹ֥ק יְֽהוָ֗ה אָמַ֘ר אֵלַ֥י בְּנִ֥י אַ֑תָּה אֲ֝נִ֗י הַיּ֥וֹם יְלִדְתִּֽיךָ׃<text:s/></text:span><text:span text:style-name="T53">‬</text:span>‬‬‬</text:p>
        <text:p text:style-name="P54"><text:span text:style-name="T55">8</text:span><text:span text:style-name="T56"> שְׁאַ֤ל מִמֶּ֗נִּי וְאֶתְּנָ֣ה ג֭וֹיִם נַחֲלָתֶ֑ךָ וַ֝אֲחֻזָּתְךָ֗ אַפְסֵי־אָֽרֶץ׃<text:s/></text:span><text:span text:style-name="T57">‬</text:span>‬‬‬</text:p>
        <text:soft-page-break/>
        <text:p text:style-name="P58"><text:span text:style-name="T59">9</text:span><text:span text:style-name="T60"> תְּ֭רֹעֵם בְּשֵׁ֣בֶט בַּרְזֶ֑ל כִּכְלִ֖י יוֹצֵ֣ר תְּנַפְּצֵֽם׃<text:s/></text:span><text:span text:style-name="T61">‬</text:span>‬‬‬</text:p>
        <text:p text:style-name="P62"><text:span text:style-name="T63">10</text:span><text:span text:style-name="T64"> וְ֭עַתָּה מְלָכִ֣ים הַשְׂכִּ֑ילוּ הִ֝וָּסְר֗וּ שֹׁ֣פְטֵי אָֽרֶץ׃<text:s/></text:span><text:span text:style-name="T65">‬</text:span>‬‬‬</text:p>
        <text:p text:style-name="P66"><text:span text:style-name="T67">11</text:span><text:span text:style-name="T68"> עִבְד֣וּ אֶת־יְהוָ֣ה בְּיִרְאָ֑ה וְ֝גִ֗ילוּ בִּרְעָדָֽה׃<text:s/></text:span><text:span text:style-name="T69">‬</text:span>‬‬‬</text:p>
        <text:p text:style-name="P70"><text:span text:style-name="T71">12</text:span><text:span text:style-name="T72"> נַשְּׁקוּ־בַ֡ר פֶּן־יֶאֱנַ֤ף ׀ וְתֹ֬אבְדוּ דֶ֗רֶךְ כִּֽי־יִבְעַ֣ר כִּמְעַ֣ט אַפּ֑וֹ אַ֝שְׁרֵ֗י כָּל־ח֥וֹסֵי בֽוֹ׃<text:s/></text:span><text:span text:style-name="T73">‬</text:span>‬‬‬</text:p>
      </text:section>
      <text:section text:name="Sect2" text:style-name="S2">
        <text:p text:style-name="P74">Psalm 3</text:p>
        <text:p text:style-name="P75"><text:span text:style-name="T76">1</text:span><text:span text:style-name="T77"> מִזְמ֥וֹר לְדָוִ֑ד בְּ֝בָרְח֗וֹ מִפְּנֵ֤י ׀ אַבְשָׁל֬וֹם בְּנֽוֹ׃<text:s/></text:span></text:p>
        <text:p text:style-name="P78"><text:span text:style-name="T79">2</text:span><text:span text:style-name="T80"> יְ֭הוָה מָֽה־רַבּ֣וּ צָרָ֑י רַ֝בִּ֗ים קָמִ֥ים עָלָֽי׃<text:s/></text:span><text:span text:style-name="T81">‬</text:span>‬‬‬</text:p>
        <text:p text:style-name="P82"><text:span text:style-name="T83">3</text:span><text:span text:style-name="T84"> רַבִּים֮ אֹמְרִ֢ים לְנַ֫פְשִׁ֥י אֵ֤ין יְֽשׁוּעָ֓תָה לּ֬וֹ בֵֽאלֹהִ֬ים סֶֽלָה׃<text:s/></text:span><text:span text:style-name="T85">‬</text:span>‬‬‬</text:p>
        <text:p text:style-name="P86"><text:span text:style-name="T87">4</text:span><text:span text:style-name="T88"> וְאַתָּ֣ה יְ֭הוָה מָגֵ֣ן בַּעֲדִ֑י כְּ֝בוֹדִ֗י וּמֵרִ֥ים רֹאשִֽׁי׃<text:s/></text:span><text:span text:style-name="T89">‬</text:span>‬‬‬‬</text:p>
        <text:p text:style-name="P90"><text:span text:style-name="T91">5</text:span><text:span text:style-name="T92"> ק֖וֹלִי אֶל־יְהוָ֣ה אֶקְרָ֑א וַיַּֽעֲנֵ֨נִי מֵהַ֖ר קָדְשׁ֣וֹ סֶֽלָה׃<text:s/></text:span><text:span text:style-name="T93">‬</text:span>‬‬‬‬</text:p>
        <text:p text:style-name="P94"><text:span text:style-name="T95">6</text:span><text:span text:style-name="T96"> אֲנִ֥י שָׁכַ֗בְתִּי וָֽאִ֫ישָׁ֥נָה הֱקִיצ֑וֹתִי כִּ֖י יְהוָ֣ה יִסְמְכֵֽנִי׃<text:s/></text:span><text:span text:style-name="T97">‬</text:span>‬‬‬</text:p>
        <text:p text:style-name="P98"><text:span text:style-name="T99">7</text:span><text:span text:style-name="T100"> לֹֽא־אִ֭ירָא מֵרִבְב֥וֹת עָ֑ם אֲשֶׁ֥ר סָ֝בִ֗יב שָׁ֣תוּ עָלָֽ</text:span><text:span text:style-name="T101">‬‏י׃<text:s/></text:span><text:span text:style-name="T102">‬</text:span>‬‬‬‬</text:p>
        <text:p text:style-name="P103"><text:span text:style-name="T104">8</text:span><text:span text:style-name="T105"> ק֘וּמָ֤ה יְהוָ֨ה ׀ הוֹשִׁ֘יעֵ֤נִי אֱלֹהַ֗י כִּֽי־הִכִּ֣יתָ אֶת־כָּל־אֹיְבַ֣י לֶ֑חִי שִׁנֵּ֖י רְשָׁעִ֣ים שִׁבַּֽרְתָּ׃<text:s/></text:span><text:span text:style-name="T106">‬</text:span>‬‬‬</text:p>
        <text:p text:style-name="P107"><text:span text:style-name="T108">9</text:span><text:span text:style-name="T109"> לַיהוָ֥ה הַיְשׁוּעָ֑ה עַֽל־עַמְּךָ֖ בִרְכָתֶ֣ךָ סֶּֽלָה׃<text:s/></text:span><text:span text:style-name="T110">‬</text:span>‬‬‬</text:p>
      </text:section>
      <text:section text:name="Sect3" text:style-name="S3">
        <text:p text:style-name="P111">Psalm 4</text:p>
        <text:p text:style-name="P112"><text:span text:style-name="T113">1</text:span><text:span text:style-name="T114"> לַמְנַצֵּ֥חַ בִּנְגִינ֗וֹת מִזְמ֥וֹר לְדָוִֽד׃<text:s/></text:span><text:span text:style-name="T115">‬</text:span>‬‬‬‬</text:p>
        <text:p text:style-name="P116"><text:span text:style-name="T117">2</text:span><text:span text:style-name="T118"> בְּקָרְאִ֡י עֲנֵ֤נִי ׀ אֱלֹ֘הֵ֤י צִדְקִ֗י בַּ֭צָּר הִרְחַ֣בְתָּ לִּ֑י חָ֝נֵּ֗נִי וּשְׁמַ֥ע תְּפִלָּתִֽי׃<text:s/></text:span><text:span text:style-name="T119">‬</text:span>‬‬‬</text:p>
        <text:soft-page-break/>
        <text:p text:style-name="P120"><text:span text:style-name="T121">3</text:span><text:span text:style-name="T122"> בְּנֵ֥י אִ֡ישׁ עַד־מֶ֬ה כְבוֹדִ֣י לִ֭כְלִמָּה תֶּאֱהָב֣וּן רִ֑יק תְּבַקְשׁ֖וּ כָזָ֣ב סֶֽלָה׃<text:s/></text:span><text:span text:style-name="T123">‬</text:span>‬‬‬</text:p>
        <text:p text:style-name="P124"><text:span text:style-name="T125">4</text:span><text:span text:style-name="T126"> וּדְע֗וּ כִּֽי־הִפְלָ֣ה יְ֭הוָה חָסִ֣יד ל֑וֹ יְהוָ֥ה יִ֝שְׁמַ֗ע בְּקָרְאִ֥י אֵלָֽיו׃<text:s/></text:span><text:span text:style-name="T127">‬</text:span>‬‬‬</text:p>
        <text:p text:style-name="P128"><text:span text:style-name="T129">5</text:span><text:span text:style-name="T130"> רִגְז֗וּ וְֽאַל־תֶּ֫חֱטָ֥אוּ אִמְר֣וּ בִ֭לְבַבְכֶם עַֽל־מִשְׁכַּבְכֶ֗ם וְדֹ֣מּוּ סֶֽלָה׃<text:s/></text:span><text:span text:style-name="T131">‬</text:span>‬‬‬</text:p>
        <text:p text:style-name="P132"><text:span text:style-name="T133">6</text:span><text:span text:style-name="T134"> זִבְח֥וּ זִבְחֵי־צֶ֑דֶק וּ֝בִטְח֗וּ אֶל־יְהוָֽה׃<text:s/></text:span><text:span text:style-name="T135">‬</text:span>‬‬‬</text:p>
        <text:p text:style-name="P136"><text:span text:style-name="T137">7</text:span><text:span text:style-name="T138"> רַבִּ֥ים אֹמְרִים֮ מִֽי־יַרְאֵ֢נ֫וּ ט֥וֹב נְֽסָה־עָ֭לֵינוּ א֨וֹר פָּנֶ֬יךָ יְהוָֽה׃<text:s/></text:span><text:span text:style-name="T139">‬</text:span>‬‬‬</text:p>
        <text:p text:style-name="P140"><text:span text:style-name="T141">8</text:span><text:span text:style-name="T142"> נָתַ֣תָּה שִׂמְחָ֣ה בְלִבִּ֑י מֵעֵ֬ת דְּגָנָ֖ם וְתִֽירוֹשָׁ֣ם רָֽבּוּ׃<text:s/></text:span><text:span text:style-name="T143">‬</text:span>‬‬‬</text:p>
        <text:p text:style-name="P144"><text:span text:style-name="T145">9</text:span><text:span text:style-name="T146"> בְּשָׁל֣וֹם יַחְדָּו֮ אֶשְׁכְּבָ֢ה וְאִ֫ישָׁ֥ן כִּֽי־אַתָּ֣ה יְהוָ֣ה לְבָדָ֑ד לָ֝בֶ֗טַח תּוֹשִׁיבֵֽנִי׃<text:s/></text:span><text:span text:style-name="T147">‬</text:span>‬‬‬</text:p>
      </text:section>
      <text:section text:name="Sect4" text:style-name="S4">
        <text:p text:style-name="P148">Psalm 5</text:p>
        <text:p text:style-name="P149"><text:span text:style-name="T150">1</text:span><text:span text:style-name="T151"> לַמְנַצֵּ֥חַ אֶֽל־הַנְּחִיל֗וֹת מִזְמ֥וֹר לְדָוִֽד׃<text:s/></text:span></text:p>
        <text:p text:style-name="P152"><text:span text:style-name="T153">2</text:span><text:span text:style-name="T154"> אֲמָרַ֖י הַאֲזִ֥ינָה ׀ יְהוָ֗ה בִּ֣ינָה הֲגִֽיגִי׃<text:s/></text:span><text:span text:style-name="T155">‬</text:span>‬‬‬</text:p>
        <text:p text:style-name="P156"><text:span text:style-name="T157">3</text:span><text:span text:style-name="T158"> הַקְשִׁ֤יבָה ׀ לְק֬וֹל שַׁוְעִ֗י מַלְכִּ֥י וֵאלֹהָ֑י כִּֽי־אֵ֝לֶ֗יךָ אֶתְפַּלָּֽל׃<text:s/></text:span><text:span text:style-name="T159">‬</text:span>‬‬‬</text:p>
        <text:p text:style-name="P160"><text:span text:style-name="T161">4</text:span><text:span text:style-name="T162"> יְֽהוָ֗ה בֹּ֭קֶר תִּשְׁמַ֣ע קוֹלִ֑י בֹּ֥קֶר אֶֽעֱרָךְ־לְ֝ךָ֗ וַאֲצַפֶּֽה׃<text:s/></text:span><text:span text:style-name="T163">‬</text:span>‬‬‬</text:p>
        <text:p text:style-name="P164"><text:span text:style-name="T165">5</text:span><text:span text:style-name="T166"> כִּ֤י ׀ לֹ֤א אֵֽל־חָפֵ֘ץ רֶ֥שַׁע ׀ אָ֑תָּה לֹ֖א יְגֻרְךָ֣ רָֽע׃<text:s/></text:span><text:span text:style-name="T167">‬</text:span>‬‬‬</text:p>
        <text:p text:style-name="P168"><text:span text:style-name="T169">6</text:span><text:span text:style-name="T170"> לֹֽא־יִתְיַצְּב֣וּ הֽ֭וֹלְלִים לְנֶ֣גֶד עֵינֶ֑יךָ שָׂ֝נֵ֗אתָ כָּל־פֹּ֥עֲלֵי אָֽוֶן׃<text:s/></text:span><text:span text:style-name="T171">‬</text:span>‬‬‬</text:p>
        <text:p text:style-name="P172"><text:span text:style-name="T173">7</text:span><text:span text:style-name="T174"> תְּאַבֵּד֮ דֹּבְרֵ֢י כָ֫זָ֥ב אִישׁ־דָּמִ֥ים וּמִרְמָ֗ה יְתָ֘עֵ֥ב ׀ יְהוָֽה׃<text:s/></text:span><text:span text:style-name="T175">‬</text:span>‬‬‬</text:p>
        <text:p text:style-name="P176"><text:span text:style-name="T177">8</text:span><text:span text:style-name="T178"> וַאֲנִ֗י בְּרֹ֣ב חַ֭סְדְּךָ אָב֣וֹא בֵיתֶ֑ךָ אֶשְׁתַּחֲוֶ֥ה אֶל־הֽ͏ֵיכַל־קָ֝דְשְׁךָ֗ בְּיִרְאָתֶֽךָ׃<text:s/></text:span><text:span text:style-name="T179">‬</text:span>‬‬‬</text:p>
        <text:p text:style-name="P180"><text:span text:style-name="T181">9</text:span><text:span text:style-name="T182"> יְהוָ֤ה ׀ נְחֵ֬נִי בְצִדְקָתֶ֗ךָ לְמַ֥עַן שׁוֹרְרָ֑י *הושר **הַיְשַׁ֖ר לְפָנַ֣י דַּרְכֶּֽךָ׃<text:s/></text:span><text:span text:style-name="T183">‬</text:span>‬‬‬</text:p>
        <text:soft-page-break/>
        <text:p text:style-name="P184"><text:span text:style-name="T185">10</text:span><text:span text:style-name="T186"> כִּ֤י אֵ֪ין בְּפִ֡יהוּ נְכוֹנָה֮ קִרְבָּ֢ם הַ֫וּ֥וֹת קֶֽבֶר־פָּת֥וּחַ גְּרוֹנָ֑ם לְ֝שׁוֹנָ֗ם יַחֲלִֽיקוּן׃<text:s/></text:span><text:span text:style-name="T187">‬</text:span>‬‬‬</text:p>
        <text:p text:style-name="P188"><text:span text:style-name="T189">11</text:span><text:span text:style-name="T190"> הַֽאֲשִׁימֵ֨ם ׀ אֱ‍ֽלֹהִ֗ים יִפְּלוּ֮ מִֽמֹּעֲצ֢וֹתֵ֫יהֶ֥ם בְּרֹ֣ב פִּ֭שְׁעֵיהֶם הַדִּיחֵ֑מוֹ כִּי־מָ֥רוּ בָֽךְ׃<text:s/></text:span><text:span text:style-name="T191">‬</text:span>‬‬‬</text:p>
        <text:p text:style-name="P192"><text:span text:style-name="T193">12</text:span><text:span text:style-name="T194"> וְיִשְׂמְח֨וּ כָל־ח֪וֹסֵי בָ֡ךְ לְעוֹלָ֣ם יְ֭רַנֵּנוּ וְתָסֵ֣ךְ עָלֵ֑ימוֹ וְֽיַעְלְצ֥וּ בְ֝ךָ֗ אֹהֲבֵ֥י שְׁמֶֽךָ׃<text:s/></text:span><text:span text:style-name="T195">‬</text:span>‬‬‬</text:p>
        <text:p text:style-name="P196"><text:span text:style-name="T197">13</text:span><text:span text:style-name="T198"> כִּֽי־אַתָּה֮ תְּבָרֵ֢ךְ צַ֫דִּ֥יק יְהוָ֑ה כַּ֝צִּנָּ֗ה רָצ֥וֹן תַּעְטְרֶֽנּוּ׃<text:s/></text:span><text:span text:style-name="T199">‬</text:span>‬‬‬</text:p>
      </text:section>
      <text:section text:name="Sect5" text:style-name="S5">
        <text:p text:style-name="P200">Psalm 6</text:p>
        <text:p text:style-name="P201"><text:span text:style-name="T202">1</text:span><text:span text:style-name="T203"> לַמְנַצֵּ֣חַ בִּ֭נְגִינוֹת עַֽל־הַשְּׁמִינִ֗ית מִזְמ֥וֹר לְדָוִֽד׃<text:s/></text:span></text:p>
        <text:p text:style-name="P204"><text:span text:style-name="T205">2</text:span><text:span text:style-name="T206"> יְֽהוָ֗ה אַל־בְּאַפְּךָ֥ תוֹכִיחֵ֑נִי וְֽאַל־בַּחֲמָתְךָ֥ תְיַסְּרֵֽנִי׃<text:s/></text:span><text:span text:style-name="T207">‬</text:span>‬‬‬</text:p>
        <text:p text:style-name="P208"><text:span text:style-name="T209">3</text:span><text:span text:style-name="T210"> חָנֵּ֥נִי יְהוָה֮ כִּ֤י אֻמְלַ֫ל אָ֥נִי רְפָאֵ֥נִי יְהוָ֑ה כִּ֖י נִבְהֲל֣וּ עֲצָֽ</text:span><text:span text:style-name="T211">‬‏מָי׃<text:s/></text:span><text:span text:style-name="T212">‬</text:span>‬‬‬‬</text:p>
        <text:p text:style-name="P213"><text:span text:style-name="T214">4</text:span><text:span text:style-name="T215"> וְ֭נַפְשִׁי נִבְהֲלָ֣ה מְאֹ֑ד *ואת **וְאַתָּ֥ה יְ֝הוָ֗ה עַד־מָתָֽי׃<text:s/></text:span><text:span text:style-name="T216">‬</text:span>‬‬‬</text:p>
        <text:p text:style-name="P217"><text:span text:style-name="T218">5</text:span><text:span text:style-name="T219"> שׁוּבָ֣ה יְ֭הוָה חַלְּצָ֣ה נַפְשִׁ֑י ה֝וֹשִׁיעֵ֗נִי לְמַ֣עַן חַסְדֶּֽךָ׃<text:s/></text:span><text:span text:style-name="T220">‬</text:span>‬‬‬</text:p>
        <text:p text:style-name="P221"><text:span text:style-name="T222">6</text:span><text:span text:style-name="T223"> כִּ֤י אֵ֣ין בַּמָּ֣וֶת זִכְרֶ֑ךָ בִּ֝שְׁא֗וֹל מִ֣י יֽוֹדֶה־לָּֽךְ׃<text:s/></text:span><text:span text:style-name="T224">‬</text:span>‬‬‬</text:p>
        <text:p text:style-name="P225"><text:span text:style-name="T226">7</text:span><text:span text:style-name="T227"> יָגַ֤עְתִּי ׀ בְּֽאַנְחָתִ֗י אַשְׂחֶ֣ה בְכָל־לַ֭יְלָה מִטָּתִ֑י בְּ֝דִמְעָתִ֗י עַרְשִׂ֥י אַמְסֶֽה׃<text:s/></text:span><text:span text:style-name="T228">‬</text:span>‬‬‬</text:p>
        <text:p text:style-name="P229"><text:span text:style-name="T230">8</text:span><text:span text:style-name="T231"> עָֽשְׁשָׁ֣ה מִכַּ֣עַס עֵינִ֑י עָֽ֝תְקָ֗ה בְּכָל־צוֹרְרָֽי׃<text:s/></text:span><text:span text:style-name="T232">‬</text:span>‬‬‬</text:p>
        <text:p text:style-name="P233"><text:span text:style-name="T234">9</text:span><text:span text:style-name="T235"> ס֣וּרוּ מִ֭מֶּנִּי כָּל־פֹּ֣עֲלֵי אָ֑וֶן כִּֽי־שָׁמַ֥ע יְ֝הוָ֗ה ק֣וֹל בִּכְיִֽי׃<text:s/></text:span><text:span text:style-name="T236">‬</text:span>‬‬‬</text:p>
        <text:p text:style-name="P237"><text:span text:style-name="T238">10</text:span><text:span text:style-name="T239"> שָׁמַ֣ע יְ֭הוָה תְּחִנָּתִ֑י יְ֝הוָ֗ה תְּֽפִלָּתִ֥י יִקָּֽח׃<text:s/></text:span><text:span text:style-name="T240">‬</text:span>‬‬‬</text:p>
        <text:p text:style-name="P241"><text:span text:style-name="T242">11</text:span><text:span text:style-name="T243"> יֵבֹ֤שׁוּ ׀ וְיִבָּהֲל֣וּ מְ֭אֹד כָּל־אֹיְבָ֑י יָ֝שֻׁ֗בוּ יֵבֹ֥שׁוּ רָֽגַע׃<text:s/></text:span><text:span text:style-name="T244">‬</text:span>‬‬‬</text:p>
      </text:section>
      <text:section text:name="Sect6" text:style-name="S6">
        <text:soft-page-break/>
        <text:p text:style-name="P245">Psalm 7</text:p>
        <text:p text:style-name="P246"><text:span text:style-name="T247">1</text:span><text:span text:style-name="T248"> שִׁגָּי֗וֹן לְדָ֫וִ֥ד אֲשֶׁר־שָׁ֥ר לַיהוָ֑ה עַל־דִּבְרֵי־כ֝֗וּשׁ בֶּן־יְמִינִֽי׃<text:s/></text:span></text:p>
        <text:p text:style-name="P249"><text:span text:style-name="T250">2</text:span><text:span text:style-name="T251"> יְהוָ֣ה אֱ֭לֹהַי בְּךָ֣ חָסִ֑יתִי הוֹשִׁיעֵ֥נִי מִכָּל־רֹ֝דְפַ֗י וְהַצִּילֵֽנִי׃<text:s/></text:span><text:span text:style-name="T252">‬</text:span>‬‬‬</text:p>
        <text:p text:style-name="P253"><text:span text:style-name="T254">3</text:span><text:span text:style-name="T255"> פֶּן־יִטְרֹ֣ף כְּאַרְיֵ֣ה נַפְשִׁ֑י פֹּ֝רֵ֗ק וְאֵ֣ין מַצִּֽיל׃<text:s/></text:span><text:span text:style-name="T256">‬</text:span>‬‬‬</text:p>
        <text:p text:style-name="P257"><text:span text:style-name="T258">4</text:span><text:span text:style-name="T259"> יְהוָ֣ה אֱ֭לֹהַי אִם־עָשִׂ֣יתִי זֹ֑את אִֽם־יֶשׁ־עָ֥וֶל בְּכַפָּֽי׃<text:s/></text:span><text:span text:style-name="T260">‬</text:span>‬‬‬</text:p>
        <text:p text:style-name="P261"><text:span text:style-name="T262">5</text:span><text:span text:style-name="T263"> אִם־גָּ֭מַלְתִּי שֽׁוֹלְמִ֥י רָ֑ע וָאֲחַלְּצָ֖ה צוֹרְרִ֣י רֵיקָֽם׃<text:s/></text:span><text:span text:style-name="T264">‬</text:span>‬‬‬</text:p>
        <text:p text:style-name="P265"><text:span text:style-name="T266">6</text:span><text:span text:style-name="T267"> יִֽרַדֹּ֥ף אוֹיֵ֨ב ׀ נַפְשִׁ֡י וְיַשֵּׂ֗ג וְיִרְמֹ֣ס לָאָ֣רֶץ חַיָּ֑י וּכְבוֹדִ֓י ׀ לֶעָפָ֖ר יַשְׁכֵּ֣ן סֶֽלָה׃<text:s/></text:span><text:span text:style-name="T268">‬</text:span>‬‬‬</text:p>
        <text:p text:style-name="P269"><text:span text:style-name="T270">7</text:span><text:span text:style-name="T271"> ק֘וּמָ֤ה יְהוָ֨ה ׀ בְּאַפֶּ֗ךָ הִ֭נָּשֵׂא בְּעַבְר֣וֹת צוֹרְרָ֑י וְע֥וּרָה אֵ֝לַ֗י מִשְׁפָּ֥ט צִוִּֽיתָ׃<text:s/></text:span><text:span text:style-name="T272">‬</text:span>‬‬‬</text:p>
        <text:p text:style-name="P273"><text:span text:style-name="T274">8</text:span><text:span text:style-name="T275"> וַעֲדַ֣ת לְ֭אֻמִּים תְּסוֹבְבֶ֑ךָּ וְ֝עָלֶ֗יהָ לַמָּר֥וֹם שֽׁוּבָה׃<text:s/></text:span><text:span text:style-name="T276">‬</text:span>‬‬‬</text:p>
        <text:p text:style-name="P277"><text:span text:style-name="T278">9</text:span><text:span text:style-name="T279"> יְהוָה֮ יָדִ֢ין עַ֫מִּ֥ים שָׁפְטֵ֥נִי יְהוָ֑ה כְּצִדְקִ֖י וּכְתֻמִּ֣י עָלָֽי׃<text:s/></text:span><text:span text:style-name="T280">‬</text:span>‬‬‬</text:p>
        <text:p text:style-name="P281"><text:span text:style-name="T282">10</text:span><text:span text:style-name="T283"> יִגְמָר־נָ֬א רַ֨ע ׀ רְשָׁעִים֮ וּתְכוֹנֵ֢ן צַ֫דִּ֥יק וּבֹחֵ֣ן לִ֭בּ֗וֹת וּכְלָי֗וֹת אֱלֹהִ֥ים צַדּֽ͏ִיק׃<text:s/></text:span><text:span text:style-name="T284">‬</text:span>‬‬‬</text:p>
        <text:p text:style-name="P285"><text:span text:style-name="T286">11</text:span><text:span text:style-name="T287"> מָֽגִנִּ֥י עַל־אֱלֹהִ֑ים מ֝וֹשִׁ֗יעַ יִשְׁרֵי־לֵֽב׃<text:s/></text:span><text:span text:style-name="T288">‬</text:span>‬‬‬</text:p>
        <text:p text:style-name="P289"><text:span text:style-name="T290">12</text:span><text:span text:style-name="T291"> אֱ֭לֹהִים שׁוֹפֵ֣ט צַדִּ֑יק וְ֝אֵ֗ל זֹעֵ֥ם בְּכָל־יֽוֹם׃<text:s/></text:span><text:span text:style-name="T292">‬</text:span>‬‬‬</text:p>
        <text:p text:style-name="P293"><text:span text:style-name="T294">13</text:span><text:span text:style-name="T295"> אִם־לֹ֣א יָ֭שׁוּב חַרְבּ֣וֹ יִלְט֑וֹשׁ קַשְׁתּ֥וֹ דָ֝רַ֗ךְ וַֽיְכוֹנְנֶֽהָ׃<text:s/></text:span><text:span text:style-name="T296">‬</text:span>‬‬‬</text:p>
        <text:p text:style-name="P297"><text:span text:style-name="T298">14</text:span><text:span text:style-name="T299"> וְ֭לוֹ הֵכִ֣ין כְּלֵי־מָ֑וֶת חִ֝צָּ֗יו לְֽדֹלְקִ֥ים יִפְעָֽל׃<text:s/></text:span><text:span text:style-name="T300">‬</text:span>‬‬‬</text:p>
        <text:p text:style-name="P301"><text:span text:style-name="T302">15</text:span><text:span text:style-name="T303"> הִנֵּ֥ה יְחַבֶּל־אָ֑וֶן וְהָרָ֥ה עָ֝מָ֗ל וְיָ֣לַד שָֽׁקֶר׃<text:s/></text:span><text:span text:style-name="T304">‬</text:span>‬‬‬</text:p>
        <text:soft-page-break/>
        <text:p text:style-name="P305"><text:span text:style-name="T306">16</text:span><text:span text:style-name="T307"> בּ֣וֹר כָּ֭רָֽה וַֽיַּחְפְּרֵ֑הוּ וַ֝יִּפֹּ֗ל בְּשַׁ֣חַת יִפְעָֽל׃<text:s/></text:span><text:span text:style-name="T308">‬</text:span>‬‬‬</text:p>
        <text:p text:style-name="P309"><text:span text:style-name="T310">17</text:span><text:span text:style-name="T311"> יָשׁ֣וּב עֲמָל֣וֹ בְרֹאשׁ֑וֹ וְעַ֥ל קָ֝דְקֳד֗וֹ חֲמָס֥וֹ יֵרֵֽד׃<text:s/></text:span><text:span text:style-name="T312">‬</text:span>‬‬‬</text:p>
        <text:p text:style-name="P313"><text:span text:style-name="T314">18</text:span><text:span text:style-name="T315"> אוֹדֶ֣ה יְהוָ֣ה כְּצִדְק֑וֹ וַ֝אֲזַמְּרָ֗ה שֵֽׁם־יְהוָ֥ה עֶלְיֽוֹן׃<text:s/></text:span><text:span text:style-name="T316">‬</text:span>‬‬‬</text:p>
      </text:section>
      <text:section text:name="Sect7" text:style-name="S7">
        <text:p text:style-name="P317">Psalm 8</text:p>
        <text:p text:style-name="P318"><text:span text:style-name="T319">1</text:span><text:span text:style-name="T320"> לַמְנַצֵּ֥חַ עַֽל־הַגִּתִּ֗ית מִזְמ֥וֹר לְדָוִֽד׃<text:s/></text:span></text:p>
        <text:p text:style-name="P321"><text:span text:style-name="T322">2</text:span><text:span text:style-name="T323"> יְהוָ֤ה אֲדֹנֵ֗ינוּ מָֽה־אַדִּ֣יר שִׁ֭מְךָ בְּכָל־הָאָ֑רֶץ אֲשֶׁ֥ר תְּנָ֥ה ה֝וֹדְךָ֗ עַל־הַשָּׁמָֽיִם׃<text:s/></text:span><text:span text:style-name="T324">‬</text:span>‬‬‬</text:p>
        <text:p text:style-name="P325"><text:span text:style-name="T326">3</text:span><text:span text:style-name="T327"> מִפִּ֤י עֽוֹלְלִ֨ים ׀ וְֽיֹנְקִים֮ יִסַּ֢דְתָּ֫ עֹ֥ז לְמַ֥עַן צוֹרְרֶ֑יךָ לְהַשְׁבִּ֥ית א֝וֹיֵ֗ב וּמִתְנַקֵּֽם׃<text:s/></text:span><text:span text:style-name="T328">‬</text:span>‬‬‬‬</text:p>
        <text:p text:style-name="P329"><text:span text:style-name="T330">4</text:span><text:span text:style-name="T331"> כִּֽי־אֶרְאֶ֣ה שָׁ֭מֶיךָ מַעֲשֵׂ֣י אֶצְבְּעֹתֶ֑יךָ יָרֵ֥חַ וְ֝כוֹכָבִ֗ים אֲשֶׁ֣ר כּוֹנָֽנְתָּה׃<text:s/></text:span><text:span text:style-name="T332">‬</text:span>‬‬‬</text:p>
        <text:p text:style-name="P333"><text:span text:style-name="T334">5</text:span><text:span text:style-name="T335"> מָֽה־אֱנ֥וֹשׁ כִּֽי־תִזְכְּרֶ֑נּוּ וּבֶן־אָ֝דָ֗ם כִּ֣י תִפְקְדֶֽנּוּ׃<text:s/></text:span><text:span text:style-name="T336">‬</text:span>‬‬‬</text:p>
        <text:p text:style-name="P337"><text:span text:style-name="T338">6</text:span><text:span text:style-name="T339"> וַתְּחַסְּרֵ֣הוּ מְּ֭עַט מֵאֱלֹהִ֑ים וְכָב֖וֹד וְהָדָ֣ר תְּעַטְּרֵֽהוּ׃<text:s/></text:span><text:span text:style-name="T340">‬</text:span>‬‬‬</text:p>
        <text:p text:style-name="P341"><text:span text:style-name="T342">7</text:span><text:span text:style-name="T343"> תַּ֭מְשִׁילֵהוּ בְּמַעֲשֵׂ֣י יָדֶ֑יךָ כֹּ֝ל שַׁ֣תָּה תַֽחַת־רַגְלָֽיו׃<text:s/></text:span><text:span text:style-name="T344">‬</text:span>‬‬‬</text:p>
        <text:p text:style-name="P345"><text:span text:style-name="T346">8</text:span><text:span text:style-name="T347"> צֹנֶ֣ה וַאֲלָפִ֣ים כֻּלָּ֑ם וְ֝גַ֗ם בַּהֲמ֥וֹת שָׂדָֽי׃<text:s/></text:span><text:span text:style-name="T348">‬</text:span>‬‬‬</text:p>
        <text:p text:style-name="P349"><text:span text:style-name="T350">9</text:span><text:span text:style-name="T351"> צִפּ֣וֹר שָׁ֭מַיִם וּדְגֵ֣י הַיָּ֑ם עֹ֝בֵ֗ר אָרְחֽ</text:span><text:span text:style-name="T352">‬‏וֹת יַמִּֽים׃<text:s/></text:span><text:span text:style-name="T353">‬</text:span>‬‬‬‬</text:p>
        <text:p text:style-name="P354"><text:span text:style-name="T355">10</text:span><text:span text:style-name="T356"> יְהוָ֥ה אֲדֹנֵ֑ינוּ מָֽה־אַדִּ֥יר שִׁ֝מְךָ֗ בְּכָל־הָאָֽרֶץ׃<text:s/></text:span><text:span text:style-name="T357">‬</text:span>‬‬‬</text:p>
      </text:section>
      <text:section text:name="Sect8" text:style-name="S8">
        <text:p text:style-name="P358">Psalm 9</text:p>
        <text:p text:style-name="P359"><text:span text:style-name="T360">1</text:span><text:span text:style-name="T361"> לַ֭מְנַצֵּחַ עַלְמ֥וּת לַבֵּ֗ן מִזְמ֥וֹר לְדָוִֽד׃<text:s/></text:span></text:p>
        <text:p text:style-name="P362"><text:span text:style-name="T363">2</text:span><text:span text:style-name="T364"> אוֹדֶ֣ה יְ֭הוָה בְּכָל־לִבִּ֑י אֲ֝סַפְּרָ֗ה כָּל־נִפְלְאוֹתֶֽיךָ׃<text:s/></text:span><text:span text:style-name="T365">‬</text:span>‬‬‬</text:p>
        <text:soft-page-break/>
        <text:p text:style-name="P366"><text:span text:style-name="T367">3</text:span><text:span text:style-name="T368"> אֶשְׂמְחָ֣ה וְאֶעֶלְצָ֣ה בָ֑ךְ אֲזַמְּרָ֖ה שִׁמְךָ֣ עֶלְיֽוֹן׃<text:s/></text:span><text:span text:style-name="T369">‬</text:span>‬‬‬</text:p>
        <text:p text:style-name="P370"><text:span text:style-name="T371">4</text:span><text:span text:style-name="T372"> בְּשׁוּב־אוֹיְבַ֥י אָח֑וֹר יִכָּשְׁל֥וּ וְ֝יֹאבְד֗וּ מִפָּנֶֽיךָ׃<text:s/></text:span><text:span text:style-name="T373">‬</text:span>‬‬‬</text:p>
        <text:p text:style-name="P374"><text:span text:style-name="T375">5</text:span><text:span text:style-name="T376"> כִּֽי־עָ֭שִׂיתָ מִשְׁפָּטִ֣י וְדִינִ֑י יָשַׁ֥בְתָּ לְ֝כִסֵּ֗א שׁוֹפֵ֥ט צֶֽדֶק׃<text:s/></text:span><text:span text:style-name="T377">‬</text:span>‬‬‬</text:p>
        <text:p text:style-name="P378"><text:span text:style-name="T379">6</text:span><text:span text:style-name="T380"> גָּעַ֣רְתָּ ג֭וֹיִם אִבַּ֣דְתָּ רָשָׁ֑ע שְׁמָ֥ם מָ֝חִ֗יתָ לְעוֹלָ֥ם וָעֶֽד׃<text:s/></text:span><text:span text:style-name="T381">‬</text:span>‬‬‬</text:p>
        <text:p text:style-name="P382"><text:span text:style-name="T383">7</text:span><text:span text:style-name="T384"> הָֽאוֹיֵ֨ב ׀ תַּ֥מּוּ חֳרָב֗וֹת לָ֫נֶ֥צַח וְעָרִ֥ים נָתַ֑שְׁתָּ אָבַ֖ד זִכְרָ֣ם הֵֽמָּה׃<text:s/></text:span><text:span text:style-name="T385">‬</text:span>‬‬‬</text:p>
        <text:p text:style-name="P386"><text:span text:style-name="T387">8</text:span><text:span text:style-name="T388"> וַֽ֭יהוָה לְעוֹלָ֣ם יֵשֵׁ֑ב כּוֹנֵ֖ן לַמִּשְׁפָּ֣ט כִּסְאֽוֹ׃<text:s/></text:span><text:span text:style-name="T389">‬</text:span>‬‬‬</text:p>
        <text:p text:style-name="P390"><text:span text:style-name="T391">9</text:span><text:span text:style-name="T392"> וְה֗וּא יִשְׁפֹּֽט־תֵּבֵ֥ל בְּצֶ֑דֶק יָדִ֥ין לְ֝אֻמִּ֗ים בְּמֵישָֽׁרִים׃<text:s/></text:span><text:span text:style-name="T393">‬</text:span>‬‬‬‬</text:p>
        <text:p text:style-name="P394"><text:span text:style-name="T395">10</text:span><text:span text:style-name="T396"> וִ֘יהִ֤י יְהוָ֣ה מִשְׂגָּ֣ב לַדָּ֑ךְ מִ֝שְׂגָּ֗ב לְעִתּ֥וֹת בַּצָּרָֽה׃<text:s/></text:span><text:span text:style-name="T397">‬</text:span>‬‬‬</text:p>
        <text:p text:style-name="P398"><text:span text:style-name="T399">11</text:span><text:span text:style-name="T400"> וְיִבְטְח֣וּ בְ֭ךָ יוֹדְעֵ֣י שְׁמֶ֑ךָ כִּ֤י לֹֽא־עָזַ֖בְתָּ דֹרְשֶׁ֣יךָ יְהוָֽה׃<text:s/></text:span><text:span text:style-name="T401">‬</text:span>‬‬‬</text:p>
        <text:p text:style-name="P402"><text:span text:style-name="T403">12</text:span><text:span text:style-name="T404"> זַמְּר֗וּ לַ֭יהוָה יֹשֵׁ֣ב צִיּ֑וֹן הַגִּ֥ידוּ בָ֝עַמִּ֗ים עֲלִֽילוֹתָֽיו׃<text:s/></text:span><text:span text:style-name="T405">‬</text:span>‬‬‬</text:p>
        <text:p text:style-name="P406"><text:span text:style-name="T407">13</text:span><text:span text:style-name="T408"> כִּֽי־דֹרֵ֣שׁ דָּ֭מִים אוֹתָ֣ם זָכָ֑ר לֹֽא־שָׁ֝כַ֗ח צַעֲקַ֥ת *עניים **עֲנָוֽ͏ִים׃<text:s/></text:span><text:span text:style-name="T409">‬</text:span>‬‬‬</text:p>
        <text:p text:style-name="P410"><text:span text:style-name="T411">14</text:span><text:span text:style-name="T412"> חָֽנְנֵ֬נִי יְהוָ֗ה רְאֵ֣ה עָ֭נְיִי מִשֹּׂנְאָ֑י מְ֝רוֹמְמִ֗י מִשַּׁ֥עֲרֵי מָֽוֶת׃<text:s/></text:span><text:span text:style-name="T413">‬</text:span>‬‬‬</text:p>
        <text:p text:style-name="P414"><text:span text:style-name="T415">15</text:span><text:span text:style-name="T416"> לְמַ֥עַן אֲסַפְּרָ֗ה כָּֽל־תְּהִלָּ֫תֶ֥יךָ בְּשַֽׁעֲרֵ֥י בַת־צִיּ֑וֹן אָ֝גִ֗ילָה בִּישׁוּעָתֶֽךָ׃<text:s/></text:span><text:span text:style-name="T417">‬</text:span>‬‬‬</text:p>
        <text:p text:style-name="P418"><text:span text:style-name="T419">16</text:span><text:span text:style-name="T420"> טָבְע֣וּ ג֭וֹיִם בְּשַׁ֣חַת עָשׂ֑וּ בְּרֶֽשֶׁת־ז֥וּ טָ֝מָ֗נוּ נִלְכְּדָ֥ה רַגְלָֽם׃<text:s/></text:span><text:span text:style-name="T421">‬</text:span>‬‬‬</text:p>
        <text:p text:style-name="P422"><text:span text:style-name="T423">17</text:span><text:span text:style-name="T424"> נ֤וֹדַ֨ע ׀ יְהוָה֮ מִשְׁפָּ֢ט עָ֫שָׂ֥ה בְּפֹ֣עַל כַּ֭פָּיו נוֹקֵ֣שׁ רָשָׁ֑ע הִגָּי֥וֹן סֶֽלָה׃<text:s/></text:span><text:span text:style-name="T425">‬</text:span>‬‬‬</text:p>
        <text:p text:style-name="P426"><text:span text:style-name="T427">18</text:span><text:span text:style-name="T428"> יָשׁ֣וּבוּ רְשָׁעִ֣ים לִשְׁא֑וֹלָה כָּל־גּ֝וֹיִ֗ם שְׁכֵחֵ֥י אֱלֹהִֽים׃<text:s/></text:span><text:span text:style-name="T429">‬</text:span>‬‬‬</text:p>
        <text:p text:style-name="P430"><text:span text:style-name="T431">19</text:span><text:span text:style-name="T432"> כִּ֤י לֹ֣א לָ֭נֶצַח יִשָּׁכַ֣ח אֶבְי֑וֹן תִּקְוַ֥ת *ענוים **עֲ֝נִיִּ֗ים תֹּאבַ֥ד לָעַֽד׃<text:s/></text:span><text:span text:style-name="T433">‬</text:span>‬‬‬</text:p>
        <text:soft-page-break/>
        <text:p text:style-name="P434"><text:span text:style-name="T435">20</text:span><text:span text:style-name="T436"> קוּמָ֣ה יְ֭הוָה אַל־יָעֹ֣ז אֱנ֑וֹשׁ יִשָּׁפְט֥וּ ג֝וֹיִ֗ם עַל־פָּנֶֽיךָ׃<text:s/></text:span><text:span text:style-name="T437">‬</text:span>‬‬‬</text:p>
        <text:p text:style-name="P438"><text:span text:style-name="T439">21</text:span><text:span text:style-name="T440"> שִׁ֘יתָ֤ה יְהוָ֨ה ׀ מוֹרָ֗ה לָ֫הֶ֥ם יֵדְע֥וּ גוֹיִ֑ם אֱנ֖וֹשׁ הֵ֣מָּה סֶּֽלָה׃<text:s/></text:span><text:span text:style-name="T441">‬</text:span>‬‬‬</text:p>
      </text:section>
      <text:section text:name="Sect9" text:style-name="S9">
        <text:p text:style-name="P442">Psalm 10</text:p>
        <text:p text:style-name="P443"><text:span text:style-name="T444">1</text:span><text:span text:style-name="T445"> לָמָ֣ה יְ֭הוָה תַּעֲמֹ֣ד בְּרָח֑וֹק תַּ֝עְלִ֗ים לְעִתּ֥וֹת בַּצָּרֽ͏ָה׃<text:s/></text:span></text:p>
        <text:p text:style-name="P446"><text:span text:style-name="T447">2</text:span><text:span text:style-name="T448"> בְּגַאֲוַ֣ת רָ֭שָׁע יִדְלַ֣ק עָנִ֑י יִתָּפְשׂ֓וּ ׀ בִּמְזִמּ֖וֹת ז֣וּ חָשָֽׁבוּ׃<text:s/></text:span><text:span text:style-name="T449">‬</text:span>‬‬‬</text:p>
        <text:p text:style-name="P450"><text:span text:style-name="T451">3</text:span><text:span text:style-name="T452"> כִּֽי־הִלֵּ֣ל רָ֭שָׁע עַל־תַּאֲוַ֣ת נַפְשׁ֑וֹ וּבֹצֵ֥עַ בֵּ֝רֵ֗ךְ נִ֘אֵ֥ץ ׀ יְהוָֽה׃<text:s/></text:span><text:span text:style-name="T453">‬</text:span>‬‬‬</text:p>
        <text:p text:style-name="P454"><text:span text:style-name="T455">4</text:span><text:span text:style-name="T456"> רָשָׁ֗ע כְּגֹ֣בַהּ אַ֭פּוֹ בַּל־יִדְרֹ֑שׁ אֵ֥ין אֱ֝לֹהִ֗ים כָּל־מְזִמּוֹתָֽיו׃<text:s/></text:span><text:span text:style-name="T457">‬</text:span>‬‬‬</text:p>
        <text:p text:style-name="P458"><text:span text:style-name="T459">5</text:span><text:span text:style-name="T460"> יָ֘חִ֤ילוּ *דרכו **דְרָכָ֨יו ׀ בְּכָל־עֵ֗ת מָר֣וֹם מִ֭שְׁפָּטֶיךָ מִנֶּגְדּ֑וֹ כָּל־צ֝וֹרְרָ֗יו יָפִ֥יחַ בָּהֶֽם׃<text:s/></text:span><text:span text:style-name="T461">‬</text:span>‬‬‬</text:p>
        <text:p text:style-name="P462"><text:span text:style-name="T463">6</text:span><text:span text:style-name="T464"> אָמַ֣ר בְּ֭לִבּוֹ בַּל־אֶמּ֑וֹט לְדֹ֥ר וָ֝דֹ֗ר אֲשֶׁ֣ר לֹֽא־בְרָֽע׃<text:s/></text:span><text:span text:style-name="T465">‬</text:span>‬‬‬</text:p>
        <text:p text:style-name="P466"><text:span text:style-name="T467">7</text:span><text:span text:style-name="T468"> אָלָ֤ה ׀ פִּ֣יהוּ מָ֭לֵא וּמִרְמ֣וֹת וָתֹ֑ךְ תַּ֥חַת לְ֝שׁוֹנ֗וֹ עָמָ֥ל וָאָֽוֶן׃<text:s/></text:span><text:span text:style-name="T469">‬</text:span>‬‬‬</text:p>
        <text:p text:style-name="P470"><text:span text:style-name="T471">8</text:span><text:span text:style-name="T472"> יֵשֵׁ֤ב ׀ בְּמַאְרַ֬ב חֲצֵרִ֗ים בַּֽ֭מִּסְתָּרִים יַהֲרֹ֣ג נָקִ֑י עֵ֝ינָ֗יו לְֽחֵלְכָ֥ה יִצְפֹּֽנוּ׃<text:s/></text:span><text:span text:style-name="T473">‬</text:span>‬‬‬</text:p>
        <text:p text:style-name="P474"><text:span text:style-name="T475">9</text:span><text:span text:style-name="T476"> יֶאֱרֹ֬ב בַּמִּסְתָּ֨ר ׀ כְּאַרְיֵ֬ה בְסֻכֹּ֗ה יֶ֭אֱרֹב לַחֲט֣וֹף עָנִ֑י יַחְטֹ֥ף עָ֝נִ֗י בְּמָשְׁכ֥וֹ בְרִשְׁתּֽוֹ׃<text:s/></text:span><text:span text:style-name="T477">‬</text:span>‬‬‬</text:p>
        <text:p text:style-name="P478"><text:span text:style-name="T479">10</text:span><text:span text:style-name="T480"> *ודכה **יִדְכֶּ֥ה יָשֹׁ֑חַ וְנָפַ֥ל בַּ֝עֲצוּמָּ֗יו *חלכאים **חֵ֣יל **כָּאִֽים׃<text:s/></text:span><text:span text:style-name="T481">‬</text:span>‬‬‬</text:p>
        <text:p text:style-name="P482"><text:span text:style-name="T483">11</text:span><text:span text:style-name="T484"> אָמַ֣ר בְּ֭לִבּוֹ שָׁ֣כַֽח אֵ֑ל הִסְתִּ֥יר פָּ֝נָ֗יו בַּל־רָאָ֥ה לָנֶֽצַח׃<text:s/></text:span><text:span text:style-name="T485">‬</text:span>‬‬‬</text:p>
        <text:p text:style-name="P486"><text:span text:style-name="T487">12</text:span><text:span text:style-name="T488"> קוּמָ֤ה יְהוָ֗ה אֵ֭ל נְשָׂ֣א יָדֶ֑ךָ אַל־תִּשְׁכַּ֥ח *עניים **עֲנָוֽ͏ִים׃<text:s/></text:span><text:span text:style-name="T489">‬</text:span>‬‬‬</text:p>
        <text:p text:style-name="P490"><text:span text:style-name="T491">13</text:span><text:span text:style-name="T492"> עַל־מֶ֤ה ׀ נִאֵ֖ץ רָשָׁ֥ע ׀ אֱלֹהִ֑ים אָמַ֥ר בְּ֝לִבּ֗וֹ לֹ֣א תִדְרֹֽשׁ׃<text:s/></text:span><text:span text:style-name="T493">‬</text:span>‬‬‬</text:p>
        <text:p text:style-name="P494"><text:span text:style-name="T495">14</text:span><text:span text:style-name="T496"> רָאִ֡תָה כִּֽי־אַתָּ֤ה ׀ עָ֘מָ֤ל וָכַ֨עַס ׀ תַּבִּיט֮ לָתֵ֢ת בְּיָ֫דֶ֥ךָ עָ֭לֶיךָ יַעֲזֹ֣ב חֵלֶ֑כָה יָ֝ת֗וֹם אַתָּ֤ה ׀ הָיִ֬יתָ עוֹזֵֽר׃<text:s/></text:span><text:span text:style-name="T497">‬</text:span>‬‬‬</text:p>
        <text:soft-page-break/>
        <text:p text:style-name="P498"><text:span text:style-name="T499">15</text:span><text:span text:style-name="T500"> שְׁ֭בֹר זְר֣וֹעַ רָשָׁ֑ע וָ֝רָ֗ע תִּֽדְרוֹשׁ־רִשְׁע֥וֹ בַל־תִּמְצָֽא׃<text:s/></text:span><text:span text:style-name="T501">‬</text:span>‬‬‬</text:p>
        <text:p text:style-name="P502"><text:span text:style-name="T503">16</text:span><text:span text:style-name="T504"> יְהוָ֣ה מֶ֭לֶךְ עוֹלָ֣ם וָעֶ֑ד אָבְד֥וּ ג֝וֹיִ֗ם מֵֽאַרְצֽוֹ׃<text:s/></text:span><text:span text:style-name="T505">‬</text:span>‬‬‬</text:p>
        <text:p text:style-name="P506"><text:span text:style-name="T507">17</text:span><text:span text:style-name="T508"> תַּאֲוַ֬ת עֲנָוִ֣ים שָׁמַ֣עְתָּ יְהוָ֑ה תָּכִ֥ין לִ֝בָּ֗ם תַּקְשִׁ֥יב אָזְנֶֽךָ׃<text:s/></text:span><text:span text:style-name="T509">‬</text:span>‬‬‬</text:p>
        <text:p text:style-name="P510"><text:span text:style-name="T511">18</text:span><text:span text:style-name="T512"> לִשְׁפֹּ֥ט יָת֗וֹם וָ֫דָ֥ךְ בַּל־יוֹסִ֥יף ע֑וֹד לַעֲרֹ֥ץ אֱ֝נ֗וֹשׁ מִן־הָאָֽרֶץ׃<text:s/></text:span><text:span text:style-name="T513">‬</text:span>‬‬‬</text:p>
      </text:section>
      <text:section text:name="Sect10" text:style-name="S10">
        <text:p text:style-name="P514">Psalm 11</text:p>
        <text:p text:style-name="P515"><text:span text:style-name="T516">1</text:span><text:span text:style-name="T517"> לַמְנַצֵּ֗חַ לְדָ֫וִ֥ד בַּֽיהוָ֨ה ׀ חָסִ֗יתִי אֵ֭יךְ תֹּאמְר֣וּ לְנַפְשִׁ֑י *נודו **נ֝֗וּדִי הַרְכֶ֥ם צִפּֽוֹר׃<text:s/></text:span></text:p>
        <text:p text:style-name="P518"><text:span text:style-name="T519">2</text:span><text:span text:style-name="T520"> כִּ֤י הִנֵּ֪ה הָרְשָׁעִ֡ים יִדְרְכ֬וּן קֶ֗שֶׁת כּוֹנְנ֣וּ חִצָּ֣ם עַל־יֶ֑תֶר לִיר֥וֹת בְּמוֹ־אֹ֝֗פֶל לְיִשְׁרֵי־לֵֽב׃<text:s/></text:span><text:span text:style-name="T521">‬</text:span>‬‬‬</text:p>
        <text:p text:style-name="P522"><text:span text:style-name="T523">3</text:span><text:span text:style-name="T524"> כִּ֣י הַ֭שָּׁתוֹת יֵֽהָרֵס֑וּן צַ֝דִּ֗יק מַה־פָּעָֽל׃<text:s/></text:span><text:span text:style-name="T525">‬</text:span>‬‬‬</text:p>
        <text:p text:style-name="P526"><text:span text:style-name="T527">4</text:span><text:span text:style-name="T528"> יְהוָ֤ה ׀ בְּֽהֵ֘יכַ֤ל קָדְשׁ֗וֹ יְהוָה֮ בַּשָּׁמַ֢יִם כִּ֫סְא֥וֹ עֵינָ֥יו יֶחֱז֑וּ עַפְעַפָּ֥יו יִ֝בְחֲנ֗וּ בְּנֵ֣י אָדָֽם׃<text:s/></text:span><text:span text:style-name="T529">‬</text:span>‬‬‬</text:p>
        <text:p text:style-name="P530"><text:span text:style-name="T531">5</text:span><text:span text:style-name="T532"> יְהוָה֮ צַדִּ֢יק יִ֫בְחָ֥ן וְ֭רָשָׁע וְאֹהֵ֣ב חָמָ֑ס שָֽׂנְאָ֥ה נַפְשֽׁוֹ׃<text:s/></text:span><text:span text:style-name="T533">‬</text:span>‬‬‬</text:p>
        <text:p text:style-name="P534"><text:span text:style-name="T535">6</text:span><text:span text:style-name="T536"> יַמְטֵ֥ר עַל־רְשָׁעִ֗ים פַּ֫חִ֥ים אֵ֣שׁ וְ֭גָפְרִית וְר֥וּחַ זִלְעָפ֗וֹת מְנָ֣ת כּוֹסָֽם׃<text:s/></text:span><text:span text:style-name="T537">‬</text:span>‬‬‬</text:p>
        <text:p text:style-name="P538"><text:span text:style-name="T539">7</text:span><text:span text:style-name="T540"> כִּֽי־צַדִּ֣יק יְ֭הוָה צְדָק֣וֹת אָהֵ֑ב יָ֝שָׁ֗ר יֶחֱז֥וּ פָנֵֽימוֹ׃<text:s/></text:span><text:span text:style-name="T541">‬</text:span>‬‬‬</text:p>
      </text:section>
      <text:section text:name="Sect11" text:style-name="S11">
        <text:p text:style-name="P542">Psalm 12</text:p>
        <text:p text:style-name="P543"><text:span text:style-name="T544">1</text:span><text:span text:style-name="T545"> לַמְנַצֵּ֥חַ עַֽל־הַשְּׁמִינִ֗ית מִזְמ֥וֹר לְדָוִֽד׃<text:s/></text:span></text:p>
        <text:p text:style-name="P546"><text:span text:style-name="T547">2</text:span><text:span text:style-name="T548"> הוֹשִׁ֣יעָה יְ֭הוָה כִּי־גָמַ֣ר חָסִ֑יד כִּי־פַ֥סּוּ אֱ֝מוּנִ֗ים מִבְּנֵ֥י אָדָֽם׃<text:s/></text:span><text:span text:style-name="T549">‬</text:span>‬‬‬</text:p>
        <text:p text:style-name="P550"><text:span text:style-name="T551">3</text:span><text:span text:style-name="T552"> שָׁ֤וְא ׀ יְֽדַבְּרוּ֮ אִ֤ישׁ אֶת־רֵ֫עֵ֥הוּ שְׂפַ֥ת חֲלָק֑וֹת בְּלֵ֖ב וָלֵ֣ב יְדַבֵּֽרוּ׃<text:s/></text:span><text:span text:style-name="T553">‬</text:span>‬‬‬</text:p>
        <text:p text:style-name="P554"><text:span text:style-name="T555">4</text:span><text:span text:style-name="T556"> יַכְרֵ֣ת יְ֭הוָה כָּל־שִׂפְתֵ֣י חֲלָק֑וֹת לָ֝שׁ֗וֹן מְדַבֶּ֥רֶת גְּדֹלֽוֹת׃<text:s/></text:span><text:span text:style-name="T557">‬</text:span>‬‬‬</text:p>
        <text:soft-page-break/>
        <text:p text:style-name="P558"><text:span text:style-name="T559">5</text:span><text:span text:style-name="T560"> אֲשֶׁ֤ר אָֽמְר֨וּ ׀ לִלְשֹׁנֵ֣נוּ נַ֭גְבִּיר שְׂפָתֵ֣ינוּ אִתָּ֑נוּ מִ֖י אָד֣וֹן לָֽנוּ׃<text:s/></text:span><text:span text:style-name="T561">‬</text:span>‬‬‬</text:p>
        <text:p text:style-name="P562"><text:span text:style-name="T563">6</text:span><text:span text:style-name="T564"> מִשֹּׁ֥ד עֲנִיִּים֮ מֵאַנְקַ֢ת אֶבְי֫וֹנִ֥ים עַתָּ֣ה אָ֭קוּם יֹאמַ֣ר יְהוָ֑ה אָשִׁ֥ית בְּ֝יֵ֗שַׁע יָפִ֥יחַֽ לֽוֹ׃<text:s/></text:span><text:span text:style-name="T565">‬</text:span>‬‬‬</text:p>
        <text:p text:style-name="P566"><text:span text:style-name="T567">7</text:span><text:span text:style-name="T568"> אִֽמֲר֣וֹת יְהוָה֮ אֲמָר֢וֹת טְהֹ֫ר֥וֹת כֶּ֣סֶף צָ֭רוּף בַּעֲלִ֣יל לָאָ֑רֶץ מְ֝זֻקָּ֗ק שִׁבְעָתָֽיִם׃<text:s/></text:span><text:span text:style-name="T569">‬</text:span>‬‬‬</text:p>
        <text:p text:style-name="P570"><text:span text:style-name="T571">8</text:span><text:span text:style-name="T572"> אַתָּֽה־יְהוָ֥ה תִּשְׁמְרֵ֑ם תִּצְּרֶ֓נּוּ ׀ מִן־הַדּ֖וֹר ז֣וּ לְעוֹלָֽם׃<text:s/></text:span><text:span text:style-name="T573">‬</text:span>‬‬‬</text:p>
        <text:p text:style-name="P574"><text:span text:style-name="T575">9</text:span><text:span text:style-name="T576"> סָבִ֗יב רְשָׁעִ֥ים יִתְהַלָּכ֑וּן כְּרֻ֥ם זֻ֝לּ֗וּת לִבְנֵ֥י אָדָֽם׃<text:s/></text:span><text:span text:style-name="T577">‬</text:span>‬‬‬</text:p>
      </text:section>
      <text:section text:name="Sect12" text:style-name="S12">
        <text:p text:style-name="P578">Psalm 13</text:p>
        <text:p text:style-name="P579"><text:span text:style-name="T580">1</text:span><text:span text:style-name="T581"> לַמְנַצֵּ֗חַ מִזְמ֥וֹר לְדָוִֽד׃<text:s/></text:span></text:p>
        <text:p text:style-name="P582"><text:span text:style-name="T583">2</text:span><text:span text:style-name="T584"> עַד־אָ֣נָה יְ֭הוָה תִּשְׁכָּחֵ֣נִי נֶ֑צַח עַד־אָ֓נָה ׀ תַּסְתִּ֖יר אֶת־פָּנֶ֣יךָ מִמֶּֽנִי<text:s/></text:span>‬‬‬‬</text:p>
        <text:p text:style-name="P585"><text:span text:style-name="T586">3</text:span><text:span text:style-name="T587"> עַד־אָ֨נָה אָשִׁ֪ית עֵצ֡וֹת בְּנַפְשִׁ֗י יָג֣וֹן בִּלְבָבִ֣י יוֹמָ֑ם עַד־אָ֓נָה ׀ יָר֖וּם אֹיְבִ֣י עָלָֽי׃<text:s/></text:span><text:span text:style-name="T588">‬</text:span>‬‬‬</text:p>
        <text:p text:style-name="P589"><text:span text:style-name="T590">4</text:span><text:span text:style-name="T591"> הַבִּ֣יטָֽה עֲ֭נֵנִי יְהוָ֣ה אֱלֹהָ֑י הָאִ֥ירָה עֵ֝ינַ֗י פֶּן־אִישַׁ֥ן הַמָּֽוֶת׃<text:s/></text:span><text:span text:style-name="T592">‬</text:span>‬‬‬</text:p>
        <text:p text:style-name="P593"><text:span text:style-name="T594">5</text:span><text:span text:style-name="T595"> פֶּן־יֹאמַ֣ר אֹיְבִ֣י יְכָלְתִּ֑יו צָרַ֥י יָ֝גִ֗ילוּ כִּ֣י אֶמּֽוֹט׃<text:s/></text:span><text:span text:style-name="T596">‬</text:span>‬‬‬</text:p>
        <text:p text:style-name="P597"><text:span text:style-name="T598">6</text:span><text:span text:style-name="T599"> וַאֲנִ֤י ׀ בְּחַסְדְּךָ֣ בָטַחְתִּי֮ יָ֤גֵ֥ל לִבִּ֗י בִּֽישׁוּעָ֫תֶ֥ךָ אָשִׁ֥ירָה לַיהוָ֑ה כִּ֖י גָמַ֣ל עָלָֽי׃<text:s/></text:span><text:span text:style-name="T600">‬</text:span>‬‬‬</text:p>
      </text:section>
      <text:section text:name="Sect13" text:style-name="S13">
        <text:p text:style-name="P601">Psalm 14</text:p>
        <text:p text:style-name="P602"><text:span text:style-name="T603">1</text:span><text:span text:style-name="T604"> לַמְנַצֵּ֗חַ לְדָ֫וִ֥ד אָ֘מַ֤ר נָבָ֣ל בְּ֭לִבּוֹ אֵ֣ין אֱלֹהִ֑ים הִֽשְׁחִ֗יתוּ הִֽתְעִ֥יבוּ עֲלִילָ֗ה אֵ֣ין עֹֽשֵׂה־טֽוֹב׃<text:s/></text:span></text:p>
        <text:p text:style-name="P605"><text:span text:style-name="T606">2</text:span><text:span text:style-name="T607"> יְֽהוָ֗ה מִשָּׁמַיִם֮ הִשְׁקִ֢יף עַֽל־בְּנֵי־אָדָ֥ם לִ֭רְאוֹת הֲיֵ֣שׁ מַשְׂכִּ֑יל דֹּ֝רֵשׁ אֶת־אֱלֹהִֽים׃<text:s/></text:span><text:span text:style-name="T608">‬</text:span>‬‬‬‬</text:p>
        <text:p text:style-name="P609"><text:span text:style-name="T610">3</text:span><text:span text:style-name="T611"> הַכֹּ֥ל סָר֮ יַחְדָּ֢ו נֶ֫אֱלָ֥חוּ אֵ֤ין עֹֽשֵׂה־ט֑וֹב אֵ֝֗ין גַּם־אֶחָֽד׃<text:s/></text:span><text:span text:style-name="T612">‬</text:span>‬‬‬</text:p>
        <text:p text:style-name="P613"><text:span text:style-name="T614">4</text:span><text:span text:style-name="T615"> הֲלֹ֥א יָדְעוּ֮ כָּל־פֹּ֢עֲלֵ֫י אָ֥וֶן אֹכְלֵ֣י עַ֭מִּי אָ֣כְלוּ לֶ֑חֶם יְ֝הוָ֗ה לֹ֣א קָרָֽאוּ׃<text:s/></text:span><text:span text:style-name="T616">‬</text:span>‬‬‬</text:p>
        <text:soft-page-break/>
        <text:p text:style-name="P617"><text:span text:style-name="T618">5</text:span><text:span text:style-name="T619"> שָׁ֤ם ׀ פָּ֣חֲדוּ פָ֑חַד כִּֽי־אֱ֝לֹהִ֗ים בְּד֣וֹר צַדִּֽיק׃<text:s/></text:span><text:span text:style-name="T620">‬</text:span>‬‬‬</text:p>
        <text:p text:style-name="P621"><text:span text:style-name="T622">6</text:span><text:span text:style-name="T623"> עֲצַת־עָנִ֥י תָבִ֑ישׁוּ כִּ֖י יְהוָ֣ה מַחְסֵֽהוּ׃<text:s/></text:span><text:span text:style-name="T624">‬</text:span>‬‬‬</text:p>
        <text:p text:style-name="P625"><text:span text:style-name="T626">7</text:span><text:span text:style-name="T627"> מִ֥י יִתֵּ֣ן מִצִיּוֹן֮ יְשׁוּעַ֢ת יִשְׂרָ֫אֵ֥ל בְּשׁ֣וּב יְ֭הוָה שְׁב֣וּת עַמּ֑וֹ יָגֵ֥ל יַ֝עֲקֹ֗ב יִשְׂמַ֥ח יִשְׂרָֽאֵל׃<text:s/></text:span><text:span text:style-name="T628">‬</text:span>‬‬‬</text:p>
      </text:section>
      <text:section text:name="Sect14" text:style-name="S14">
        <text:p text:style-name="P629">Psalm 15</text:p>
        <text:p text:style-name="P630"><text:span text:style-name="T631">1</text:span><text:span text:style-name="T632"> מִזְמ֗וֹר לְדָ֫וִ֥ד י֭הֹוָה מִי־יָג֣וּר בְּאָהֳלֶ֑ךָ מִֽי־יִ֝שְׁכֹּ֗ן בְּהַ֣ר קָדְשֶֽׁךָ׃<text:s/></text:span></text:p>
        <text:p text:style-name="P633"><text:span text:style-name="T634">2</text:span><text:span text:style-name="T635"> הוֹלֵ֣ךְ תָּ֭מִים וּפֹעֵ֥ל צֶ֑דֶק וְדֹבֵ֥ר אֱ֝מֶ֗ת בִּלְבָֽבוֹ׃<text:s/></text:span><text:span text:style-name="T636">‬</text:span>‬‬‬</text:p>
        <text:p text:style-name="P637"><text:span text:style-name="T638">3</text:span><text:span text:style-name="T639"> לֹֽא־רָגַ֨ל ׀ עַל־לְשֹׁנ֗וֹ לֹא־עָשָׂ֣ה לְרֵעֵ֣הוּ רָעָ֑ה וְ֝חֶרְפָּ֗ה לֹא־נָשָׂ֥א עַל־קְרֹֽבוֹ׃<text:s/></text:span><text:span text:style-name="T640">‬</text:span>‬‬‬</text:p>
        <text:p text:style-name="P641"><text:span text:style-name="T642">4</text:span><text:span text:style-name="T643"> נִבְזֶ֤ה ׀ בְּֽעֵ֘ינָ֤יו נִמְאָ֗ס וְאֶת־יִרְאֵ֣י יְהוָ֣ה יְכַבֵּ֑ד נִשְׁבַּ֥ע לְ֝הָרַ֗ע וְלֹ֣א יָמִֽר׃<text:s/></text:span><text:span text:style-name="T644">‬</text:span>‬‬‬</text:p>
        <text:p text:style-name="P645"><text:span text:style-name="T646">5</text:span><text:span text:style-name="T647"> כַּסְפּ֤וֹ ׀ לֹא־נָתַ֣ן בְּנֶשֶׁךְ֮ וְשֹׁ֥חַד עַל־נָקִ֗י לֹ֥א לָ֫קָ֥ח עֹֽשֵׂה־אֵ֑לֶּה לֹ֖א יִמּ֣וֹט לְעוֹלָֽם׃<text:s/></text:span><text:span text:style-name="T648">‬</text:span>‬‬‬</text:p>
      </text:section>
      <text:section text:name="Sect15" text:style-name="S15">
        <text:p text:style-name="P649">Psalm 16</text:p>
        <text:p text:style-name="P650"><text:span text:style-name="T651">1</text:span><text:span text:style-name="T652"> מִכְתָּ֥ם לְדָוִ֑ד שָֽׁמְרֵ֥נִי אֵ֝֗ל כִּֽי־חָסִ֥יתִי בָֽךְ׃<text:s/></text:span></text:p>
        <text:p text:style-name="P653"><text:span text:style-name="T654">2</text:span><text:span text:style-name="T655"> אָמַ֣רְתְּ לַֽ֭יהוָה אֲדֹנָ֣י אָ֑תָּה ט֝וֹבָתִ֗י בַּל־עָלֶֽיךָ׃<text:s/></text:span><text:span text:style-name="T656">‬</text:span>‬‬‬</text:p>
        <text:p text:style-name="P657"><text:span text:style-name="T658">3</text:span><text:span text:style-name="T659"> לִ֭קְדוֹשִׁים אֲשֶׁר־בָּאָ֣רֶץ הֵ֑מָּה וְ֝אַדִּירֵ֗י כָּל־חֶפְצִי־בָֽם׃<text:s/></text:span><text:span text:style-name="T660">‬</text:span>‬‬‬</text:p>
        <text:p text:style-name="P661"><text:span text:style-name="T662">4</text:span><text:span text:style-name="T663"> יִרְבּ֥וּ עַצְּבוֹתָם֮ אַחֵ֢ר מָ֫הָ֥רוּ בַּל־אַסִּ֣יךְ נִסְכֵּיהֶ֣ם מִדָּ֑ם וּֽבַל־אֶשָּׂ֥א אֶת־שְׁ֝מוֹתָ֗ם עַל־שְׂפָתָֽי׃<text:s/></text:span><text:span text:style-name="T664">‬</text:span>‬‬‬</text:p>
        <text:p text:style-name="P665"><text:span text:style-name="T666">5</text:span><text:span text:style-name="T667"> יְֽהוָ֗ה מְנָת־חֶלְקִ֥י וְכוֹסִ֑י אַ֝תָּ֗ה תּוֹמִ֥יךְ גּוֹרָלִֽי׃<text:s/></text:span><text:span text:style-name="T668">‬</text:span>‬‬‬</text:p>
        <text:p text:style-name="P669"><text:span text:style-name="T670">6</text:span><text:span text:style-name="T671"> חֲבָלִ֣ים נָֽפְלוּ־לִ֭י בַּנְּעִמִ֑ים אַף־נַ֝חֲלָ֗ת שָֽׁפְרָ֥ה עָלֽ͏ָי׃<text:s/></text:span><text:span text:style-name="T672">‬</text:span>‬‬‬</text:p>
        <text:p text:style-name="P673"><text:span text:style-name="T674">7</text:span><text:span text:style-name="T675"> אֲבָרֵ֗ךְ אֶת־יְ֭הוָה אֲשֶׁ֣ר יְעָצָ֑נִי אַף־לֵ֝יל֗וֹת יִסְּר֥וּנִי כִלְיוֹתָֽי׃<text:s/></text:span><text:span text:style-name="T676">‬</text:span>‬‬‬</text:p>
        <text:soft-page-break/>
        <text:p text:style-name="P677"><text:span text:style-name="T678">8</text:span><text:span text:style-name="T679"> שִׁוִּ֬יתִי יְהוָ֣ה לְנֶגְדִּ֣י תָמִ֑יד כִּ֥י מִֽ֝ימִינִ֗י בַּל־אֶמּֽוֹט׃<text:s/></text:span><text:span text:style-name="T680">‬</text:span>‬‬‬</text:p>
        <text:p text:style-name="P681"><text:span text:style-name="T682">9</text:span><text:span text:style-name="T683"> לָכֵ֤ן ׀ שָׂמַ֣ח לִ֭בִּי וַיָּ֣גֶל כְּבוֹדִ֑י אַף־בְּ֝שָׂרִ֗י יִשְׁכֹּ֥ן לָבֶֽטַח׃<text:s/></text:span><text:span text:style-name="T684">‬</text:span>‬‬‬</text:p>
        <text:p text:style-name="P685"><text:span text:style-name="T686">10</text:span><text:span text:style-name="T687"> כִּ֤י ׀ לֹא־תַעֲזֹ֣ב נַפְשִׁ֣י לִשְׁא֑וֹל לֹֽא־תִתֵּ֥ן חֲ֝סִידְךָ֗ לִרְא֥וֹת שָֽׁחַת׃<text:s/></text:span><text:span text:style-name="T688">‬</text:span>‬‬‬</text:p>
        <text:p text:style-name="P689"><text:span text:style-name="T690">11</text:span><text:span text:style-name="T691"> תּֽוֹדִיעֵנִי֮ אֹ֤רַח חַ֫יִּ֥ים שֹׂ֣בַע שְׂ֭מָחוֹת אֶת־פָּנֶ֑יךָ נְעִמ֖וֹת בִּימִינְךָ֣ נֶֽצַח׃<text:s/></text:span><text:span text:style-name="T692">‬</text:span>‬‬‬</text:p>
      </text:section>
      <text:section text:name="Sect16" text:style-name="S16">
        <text:p text:style-name="P693">Psalm 17</text:p>
        <text:p text:style-name="P694"><text:span text:style-name="T695">1</text:span><text:span text:style-name="T696"> תְּפִלָּ֗ה לְדָ֫וִ֥ד שִׁמְעָ֤ה יְהוָ֨ה ׀ צֶ֗דֶק הַקְשִׁ֥יבָה רִנָּתִ֗י הַאֲזִ֥ינָה תְפִלָּתִ֑י בְּ֝לֹ֗א שִׂפְתֵ֥י מִרְמָֽה׃<text:s/></text:span></text:p>
        <text:p text:style-name="P697"><text:span text:style-name="T698">2</text:span><text:span text:style-name="T699"> מִ֭לְּפָנֶיךָ מִשְׁפָּטִ֣י יֵצֵ֑א עֵ֝ינֶ֗יךָ תֶּחֱזֶ֥ינָה מֵישָׁרִֽים׃<text:s/></text:span><text:span text:style-name="T700">‬</text:span>‬‬‬</text:p>
        <text:p text:style-name="P701"><text:span text:style-name="T702">3</text:span><text:span text:style-name="T703"> בָּ֘חַ֤נְתָּ לִבִּ֨י ׀ פָּ֘קַ֤דְתָּ לַּ֗יְלָה צְרַפְתַּ֥נִי בַל־תִּמְצָ֑א זַ֝מֹּתִ֗י בַּל־יַעֲבָר־פִּֽי׃<text:s/></text:span><text:span text:style-name="T704">‬</text:span>‬‬‬</text:p>
        <text:p text:style-name="P705"><text:span text:style-name="T706">4</text:span><text:span text:style-name="T707"> לִפְעֻלּ֣וֹת אָ֭דָם בִּדְבַ֣ר שְׂפָתֶ֑יךָ אֲנִ֥י שָׁ֝מַ֗רְתִּי אָרְח֥וֹת פָּרִֽיץ׃<text:s/></text:span><text:span text:style-name="T708">‬</text:span>‬‬‬</text:p>
        <text:p text:style-name="P709"><text:span text:style-name="T710">5</text:span><text:span text:style-name="T711"> תָּמֹ֣ךְ אֲ֭שֻׁרַי בְּמַעְגְּלוֹתֶ֑יךָ בַּל־נָמ֥וֹטּוּ פְעָמָֽי׃<text:s/></text:span><text:span text:style-name="T712">‬</text:span>‬‬‬</text:p>
        <text:p text:style-name="P713"><text:span text:style-name="T714">6</text:span><text:span text:style-name="T715"> אֲנִֽי־קְרָאתִ֣יךָ כִֽי־תַעֲנֵ֣נִי אֵ֑ל הַֽט־אָזְנְךָ֥ לִ֝֗י שְׁמַ֣ע אִמְרָתִֽי׃<text:s/></text:span><text:span text:style-name="T716">‬</text:span>‬‬‬</text:p>
        <text:p text:style-name="P717"><text:span text:style-name="T718">7</text:span><text:span text:style-name="T719"> הַפְלֵ֣ה חֲ֭סָדֶיךָ מוֹשִׁ֣יעַ חוֹסִ֑ים מִ֝מִּתְקוֹמְמִ֗ים בִּֽימִינֶֽךָ׃<text:s/></text:span><text:span text:style-name="T720">‬</text:span>‬‬‬</text:p>
        <text:p text:style-name="P721"><text:span text:style-name="T722">8</text:span><text:span text:style-name="T723"> שָׁ֭מְרֵנִי כְּאִישׁ֣וֹן בַּת־עָ֑יִן בְּצֵ֥ל כְּ֝נָפֶ֗יךָ תַּסְתִּירֵֽנִי׃<text:s/></text:span><text:span text:style-name="T724">‬</text:span>‬‬‬</text:p>
        <text:p text:style-name="P725"><text:span text:style-name="T726">9</text:span><text:span text:style-name="T727"> מִפְּנֵ֣י רְ֭שָׁעִים ז֣וּ שַׁדּ֑וּנִי אֹיְבַ֥י בְּ֝נֶ֗פֶשׁ יַקִּ֥יפוּ עָלָֽי׃<text:s/></text:span><text:span text:style-name="T728">‬</text:span>‬‬‬</text:p>
        <text:p text:style-name="P729"><text:span text:style-name="T730">10</text:span><text:span text:style-name="T731"> חֶלְבָּ֥מוֹ סָּגְר֑וּ פִּ֝֗ימוֹ דִּבְּר֥וּ בְגֵאֽוּת׃<text:s/></text:span><text:span text:style-name="T732">‬</text:span>‬‬‬</text:p>
        <text:p text:style-name="P733"><text:span text:style-name="T734">11</text:span><text:span text:style-name="T735"> אַ֭שֻּׁרֵינוּ עַתָּ֣ה *סבבוני **סְבָב֑וּנוּ עֵינֵיהֶ֥ם יָ֝שִׁ֗יתוּ לִנְט֥וֹת בָּאָֽרֶץ׃<text:s/></text:span><text:span text:style-name="T736">‬</text:span>‬‬‬</text:p>
        <text:p text:style-name="P737"><text:span text:style-name="T738">12</text:span><text:span text:style-name="T739"> דִּמְיֹנ֗וֹ כְּ֭אַרְיֵה יִכְס֣וֹף לִטְר֑וֹף וְ֝כִכְפִ֗יר יֹשֵׁ֥ב בְּמִסְתָּרֽ͏ִים׃<text:s/></text:span><text:span text:style-name="T740">‬</text:span>‬‬‬</text:p>
        <text:soft-page-break/>
        <text:p text:style-name="P741"><text:span text:style-name="T742">13</text:span><text:span text:style-name="T743"> קוּמָ֤ה יְהוָ֗ה קַדְּמָ֣ה פָ֭נָיו הַכְרִיעֵ֑הוּ פַּלְּטָ֥ה נַ֝פְשִׁ֗י מֵרָשָׁ֥ע חַרְבֶּֽךָ׃<text:s/></text:span><text:span text:style-name="T744">‬</text:span>‬‬‬</text:p>
        <text:p text:style-name="P745"><text:span text:style-name="T746">14</text:span><text:span text:style-name="T747"> מִֽמְתִ֥ים יָדְךָ֨ ׀ יְהוָ֡ה מִֽמְתִ֬ים מֵחֶ֗לֶד חֶלְקָ֥ם בַּֽחַיִּים֮ *וצפינך **וּֽצְפוּנְךָ֮ תְּמַלֵּ֢א בִ֫טְנָ֥ם יִשְׂבּ֥עוּ בָנִ֑ים וְהִנִּ֥יחוּ יִ֝תְרָ֗ם לְעוֹלְלֵֽיהֶם׃<text:s/></text:span><text:span text:style-name="T748">‬</text:span>‬‬‬</text:p>
        <text:p text:style-name="P749"><text:span text:style-name="T750">15</text:span><text:span text:style-name="T751"> אֲנִ֗י בְּ֭צֶדֶק אֶחֱזֶ֣ה פָנֶ֑יךָ אֶשְׂבְּעָ֥ה בְ֝הָקִ֗יץ תְּמוּנָתֶֽךָ׃<text:s/></text:span><text:span text:style-name="T752">‬</text:span>‬‬‬</text:p>
      </text:section>
      <text:section text:name="Sect17" text:style-name="S17">
        <text:p text:style-name="P753">Psalm 18</text:p>
        <text:p text:style-name="P754"><text:span text:style-name="T755">1</text:span><text:span text:style-name="T756"> לַמְנַצֵּ֤חַ ׀ לְעֶ֥בֶד יְהוָ֗ה לְדָ֫וִ֥ד אֲשֶׁ֤ר דִּבֶּ֨ר ׀ לַיהוָ֗ה אֶת־דִּ֭בְרֵי הַשִּׁירָ֣ה הַזֹּ֑את בְּי֤וֹם הִֽצִּיל־יְהוָ֘ה אוֹת֥וֹ מִכַּ֥ף כָּל־אֹ֝יְבָ֗יו וּמִיַּ֥ד שָׁאֽוּל׃<text:s/></text:span></text:p>
        <text:p text:style-name="P757"><text:span text:style-name="T758">2</text:span><text:span text:style-name="T759"> וַיֹּאמַ֡ר אֶרְחָמְךָ֖ יְהוָ֣ה חִזְקִֽי׃<text:s/></text:span><text:span text:style-name="T760">‬</text:span>‬‬‬</text:p>
        <text:p text:style-name="P761"><text:span text:style-name="T762">3</text:span><text:span text:style-name="T763"> יְהוָ֤ה ׀ סַֽלְעִֽי וּמְצוּדָתִ֗י וּמְפַ֫לְטִ֥י אֵלִ֣י צ֖וּרִי אֶֽחֱסֶה־בּ֑וֹ מָֽגִנִּ֥י וְקֶֽרֶן־יִ֝שְׁעִ֗י מִשְׂגַּבִּֽי׃<text:s/></text:span><text:span text:style-name="T764">‬</text:span>‬‬‬‬‬</text:p>
        <text:p text:style-name="P765"><text:span text:style-name="T766">4</text:span><text:span text:style-name="T767"> מְ֭הֻלָּל אֶקְרָ֣א יְהוָ֑ה וּמִן־אֹ֝יְבַ֗י אִוָּשֵֽׁעַ׃<text:s/></text:span><text:span text:style-name="T768">‬</text:span>‬‬‬</text:p>
        <text:p text:style-name="P769"><text:span text:style-name="T770">5</text:span><text:span text:style-name="T771"> אֲפָפ֥וּנִי חֶבְלֵי־מָ֑וֶת וְֽנַחֲלֵ֖י בְלִיַּ֣עַל יְבַֽעֲתֽוּנִי׃<text:s/></text:span><text:span text:style-name="T772">‬</text:span>‬‬‬</text:p>
        <text:p text:style-name="P773"><text:span text:style-name="T774">6</text:span><text:span text:style-name="T775"> חֶבְלֵ֣י שְׁא֣וֹל סְבָב֑וּנִי קִ֝דְּמ֗וּנִי מ֣וֹקְשֵׁי מָֽוֶת׃<text:s/></text:span><text:span text:style-name="T776">‬</text:span>‬‬‬</text:p>
        <text:p text:style-name="P777"><text:span text:style-name="T778">7</text:span><text:span text:style-name="T779"> בַּצַּר־לִ֤י ׀ אֶֽקֲרָ֣א יְהוָה֮ וְאֶל־אֱלֹהַ֢י אֲשַׁ֫וֵּ֥עַ יִשְׁמַ֣ע מֵהֵיכָל֣וֹ קוֹלִ֑י וְ֝שַׁוְעָתִ֗י לְפָנָ֤יו ׀ תָּב֬וֹא בְאָזְנָֽיו׃<text:s/></text:span><text:span text:style-name="T780">‬</text:span>‬‬‬‬</text:p>
        <text:p text:style-name="P781"><text:span text:style-name="T782">8</text:span><text:span text:style-name="T783"> וַתִּגְעַ֬שׁ וַתִּרְעַ֨שׁ ׀ הָאָ֗רֶץ וּמוֹסְדֵ֣י הָרִ֣ים יִרְגָּ֑זוּ וַ֝יִּתְגָּֽעֲשׁ֗וּ כִּי־חָ֥רָה לֽוֹ׃<text:s/></text:span><text:span text:style-name="T784">‬</text:span>‬‬‬</text:p>
        <text:p text:style-name="P785"><text:span text:style-name="T786">9</text:span><text:span text:style-name="T787"> עָ֘לָ֤ה עָשָׁ֨ן ׀ בְּאַפּ֗וֹ וְאֵשׁ־מִפִּ֥יו תֹּאכֵ֑ל גֶּ֝חָלִ֗ים בָּעֲר֥וּ מִמֶּֽנּוּ׃<text:s/></text:span><text:span text:style-name="T788">‬</text:span>‬‬‬</text:p>
        <text:p text:style-name="P789"><text:span text:style-name="T790">10</text:span><text:span text:style-name="T791"> וַיֵּ֣ט שָׁ֭מַיִם וַיֵּרַ֑ד וַ֝עֲרָפֶ֗ל תַּ֣חַת רַגְלֽ͏ָיו׃<text:s/></text:span><text:span text:style-name="T792">‬</text:span>‬‬‬</text:p>
        <text:p text:style-name="P793"><text:span text:style-name="T794">11</text:span><text:span text:style-name="T795"> וַיִּרְכַּ֣ב עַל־כְּ֭רוּב וַיָּעֹ֑ף וַ֝יֵּ֗דֶא עַל־כַּנְפֵי־רֽוּחַ׃<text:s/></text:span><text:span text:style-name="T796">‬</text:span>‬‬‬</text:p>
        <text:soft-page-break/>
        <text:p text:style-name="P797"><text:span text:style-name="T798">12</text:span><text:span text:style-name="T799"> יָ֤שֶׁת חֹ֨שֶׁךְ ׀ סִתְר֗וֹ סְבִֽיבוֹתָ֥יו סֻכָּת֑וֹ חֶשְׁכַת־מַ֝֗יִם עָבֵ֥י שְׁחָקִֽים׃<text:s/></text:span><text:span text:style-name="T800">‬</text:span>‬‬‬</text:p>
        <text:p text:style-name="P801"><text:span text:style-name="T802">13</text:span><text:span text:style-name="T803"> מִנֹּ֗גַהּ נֶ֫גְדּ֥וֹ עָבָ֥יו עָבְר֑וּ בָּ֝רָ֗ד וְגַֽחֲלֵי־אֵֽשׁ׃<text:s/></text:span><text:span text:style-name="T804">‬</text:span>‬‬‬</text:p>
        <text:p text:style-name="P805"><text:span text:style-name="T806">14</text:span><text:span text:style-name="T807"> וַיַּרְעֵ֬ם בַּשָּׁמַ֨יִם ׀ יְֽהוָ֗ה וְ֭עֶלְיוֹן יִתֵּ֣ן קֹל֑וֹ בָּ֝רָ֗ד וְגַֽחֲלֵי־אֵֽשׁ׃<text:s/></text:span><text:span text:style-name="T808">‬</text:span>‬‬‬</text:p>
        <text:p text:style-name="P809"><text:span text:style-name="T810">15</text:span><text:span text:style-name="T811"> וַיִּשְׁלַ֣ח חִ֭צָּיו וַיְפִיצֵ֑ם וּבְרָקִ֥ים רָ֝ב וַיְהֻמֵּֽם׃<text:s/></text:span><text:span text:style-name="T812">‬</text:span>‬‬‬</text:p>
        <text:p text:style-name="P813"><text:span text:style-name="T814">16</text:span><text:span text:style-name="T815"> וַיֵּ֤רָא֨וּ ׀ אֲפִ֥יקֵי מַ֗יִם וַֽיִּגָּלוּ֮ מוֹסְד֢וֹת תֵּ֫בֵ֥ל מִגַּעֲרָ֣תְךָ֣ יְהוָ֑ה מִ֝נִּשְׁמַ֗ת ר֣וּחַ אַפֶּֽךָ׃<text:s/></text:span><text:span text:style-name="T816">‬</text:span>‬‬‬</text:p>
        <text:p text:style-name="P817"><text:span text:style-name="T818">17</text:span><text:span text:style-name="T819"> יִשְׁלַ֣ח מִ֭מָּרוֹם יִקָּחֵ֑נִי יַֽ֝מְשֵׁ֗נִי מִמַּ֥יִם רַבִּֽים׃<text:s/></text:span><text:span text:style-name="T820">‬</text:span>‬‬‬</text:p>
        <text:p text:style-name="P821"><text:span text:style-name="T822">18</text:span><text:span text:style-name="T823"> יַצִּילֵ֗נִי מֵאֹיְבִ֥י עָ֑ז וּ֝מִשֹּׂנְאַ֗י כִּֽי־אָמְצ֥וּ מִמֶּֽנִּי׃<text:s/></text:span><text:span text:style-name="T824">‬</text:span>‬‬‬</text:p>
        <text:p text:style-name="P825"><text:span text:style-name="T826">19</text:span><text:span text:style-name="T827"> יְקַדְּמ֥וּנִי בְיוֹם־אֵידִ֑י וַֽיְהִי־יְהוָ֖ה לְמִשְׁעָ֣ן לִֽי׃<text:s/></text:span><text:span text:style-name="T828">‬</text:span>‬‬‬</text:p>
        <text:p text:style-name="P829"><text:span text:style-name="T830">20</text:span><text:span text:style-name="T831"> וַיּוֹצִיאֵ֥נִי לַמֶּרְחָ֑ב יְ֝חַלְּצֵ֗נִי כִ֘י חָ֥פֵֽץ בִּֽי׃<text:s/></text:span><text:span text:style-name="T832">‬</text:span>‬‬‬</text:p>
        <text:p text:style-name="P833"><text:span text:style-name="T834">21</text:span><text:span text:style-name="T835"> יִגְמְלֵ֣נִי יְהוָ֣ה כְּצִדְקִ֑י כְּבֹ֥ר יָ֝דַ֗י יָשִׁ֥יב לִֽי׃<text:s/></text:span><text:span text:style-name="T836">‬</text:span>‬‬‬</text:p>
        <text:p text:style-name="P837"><text:span text:style-name="T838">22</text:span><text:span text:style-name="T839"> כִּֽי־שָׁ֭מַרְתִּי דַּרְכֵ֣י יְהוָ֑ה וְלֹֽא־רָ֝שַׁ֗עְתִּי מֵאֱלֹהָֽי׃<text:s/></text:span><text:span text:style-name="T840">‬</text:span>‬‬‬</text:p>
        <text:p text:style-name="P841"><text:span text:style-name="T842">23</text:span><text:span text:style-name="T843"> כִּ֣י כָל־מִשְׁפָּטָ֣יו לְנֶגְדִּ֑י וְ֝חֻקֹּתָ֗יו לֹא־אָסִ֥יר מֶֽנִּי׃<text:s/></text:span><text:span text:style-name="T844">‬</text:span>‬‬‬</text:p>
        <text:p text:style-name="P845"><text:span text:style-name="T846">24</text:span><text:span text:style-name="T847"> וָאֱהִ֣י תָמִ֣ים עִמּ֑וֹ וָ֝אֶשְׁתַּמֵּ֗ר מֵעֲוֺנִֽי׃<text:s/></text:span><text:span text:style-name="T848">‬</text:span>‬‬‬</text:p>
        <text:p text:style-name="P849"><text:span text:style-name="T850">25</text:span><text:span text:style-name="T851"> וַיָּֽשֶׁב־יְהוָ֣ה לִ֣י כְצִדְקִ֑י כְּבֹ֥ר יָ֝דַ֗י לְנֶ֣גֶד עֵינָֽיו׃<text:s/></text:span><text:span text:style-name="T852">‬</text:span>‬‬‬</text:p>
        <text:p text:style-name="P853"><text:span text:style-name="T854">26</text:span><text:span text:style-name="T855"> עִם־חָסִ֥יד תִּתְחַסָּ֑ד עִם־גְּבַ֥ר תָּ֝מִ֗ים תִּתַּמָּֽם׃<text:s/></text:span><text:span text:style-name="T856">‬</text:span>‬‬‬</text:p>
        <text:p text:style-name="P857"><text:span text:style-name="T858">27</text:span><text:span text:style-name="T859"> עִם־נָבָ֥ר תִּתְבָּרָ֑ר וְעִם־עִ֝קֵּ֗שׁ תִּתְפַּתָּֽל׃<text:s/></text:span><text:span text:style-name="T860">‬</text:span>‬‬‬</text:p>
        <text:p text:style-name="P861"><text:span text:style-name="T862">28</text:span><text:span text:style-name="T863"> כִּֽי־אַ֭תָּה עַם־עָנִ֣י תוֹשִׁ֑יעַ וְעֵינַ֖יִם רָמ֣וֹת תַּשְׁפִּֽיל׃<text:s/></text:span><text:span text:style-name="T864">‬</text:span>‬‬‬</text:p>
        <text:soft-page-break/>
        <text:p text:style-name="P865"><text:span text:style-name="T866">29</text:span><text:span text:style-name="T867"> כִּֽי־אַ֭תָּה תָּאִ֣יר נֵרִ֑י יְהוָ֥ה אֱ֝לֹהַ֗י יַגִּ֥יהַּ חָשְׁכִּֽי׃<text:s/></text:span><text:span text:style-name="T868">‬</text:span>‬‬‬</text:p>
        <text:p text:style-name="P869"><text:span text:style-name="T870">30</text:span><text:span text:style-name="T871"> כִּֽי־בְ֭ךָ אָרֻ֣ץ גְּד֑וּד וּ֝בֵֽאלֹהַ֗י אֲדַלֶּג־שֽׁוּר׃<text:s/></text:span><text:span text:style-name="T872">‬</text:span>‬‬‬</text:p>
        <text:p text:style-name="P873"><text:span text:style-name="T874">31</text:span><text:span text:style-name="T875"> הָאֵל֮ תָּמִ֢ים דַּ֫רְכּ֥וֹ אִמְרַֽת־יְהוָ֥ה צְרוּפָ֑ה מָגֵ֥ן ה֝֗וּא לְכֹ֤ל ׀ הַחֹסִ֬ים בּֽוֹ׃<text:s/></text:span><text:span text:style-name="T876">‬</text:span>‬‬‬</text:p>
        <text:p text:style-name="P877"><text:span text:style-name="T878">32</text:span><text:span text:style-name="T879"> כִּ֤י מִ֣י אֱ֭לוֹהַּ מִבַּלְעֲדֵ֣י יְהוָ֑ה וּמִ֥י צ֝֗וּר זוּלָתִ֥י אֱלֹהֵֽינוּ׃<text:s/></text:span><text:span text:style-name="T880">‬</text:span>‬‬‬</text:p>
        <text:p text:style-name="P881"><text:span text:style-name="T882">33</text:span><text:span text:style-name="T883"> הָ֭אֵל הַמְאַזְּרֵ֣נִי חָ֑יִל וַיִּתֵּ֖ן תָּמִ֣ים דַּרְכִּֽי׃<text:s/></text:span><text:span text:style-name="T884">‬</text:span>‬‬‬</text:p>
        <text:p text:style-name="P885"><text:span text:style-name="T886">34</text:span><text:span text:style-name="T887"> מְשַׁוֶּ֣ה רַ֭גְלַי כָּאַיָּל֑וֹת וְעַ֥ל בָּ֝מֹתַ֗י יַעֲמִידֵֽנִי׃<text:s/></text:span><text:span text:style-name="T888">‬</text:span>‬‬‬</text:p>
        <text:p text:style-name="P889"><text:span text:style-name="T890">35</text:span><text:span text:style-name="T891"> מְלַמֵּ֣ד יָ֭דַי לַמִּלְחָמָ֑ה וְֽנִחֲתָ֥ה קֶֽשֶׁת־נְ֝חוּשָׁ֗ה זְרוֹעֹתָֽי׃<text:s/></text:span><text:span text:style-name="T892">‬</text:span>‬‬‬</text:p>
        <text:p text:style-name="P893"><text:span text:style-name="T894">36</text:span><text:span text:style-name="T895"> וַתִּתֶּן־לִי֮ מָגֵ֢ן יִ֫שְׁעֶ֥ךָ וִֽימִינְךָ֥ תִסְעָדֵ֑נִי וְֽעַנְוַתְךָ֥ תַרְבֵּֽנִי׃<text:s/></text:span><text:span text:style-name="T896">‬</text:span>‬‬‬</text:p>
        <text:p text:style-name="P897"><text:span text:style-name="T898">37</text:span><text:span text:style-name="T899"> תַּרְחִ֣יב צַעֲדִ֣י תַחְתָּ֑י וְלֹ֥א מָ֝עֲד֗וּ קַרְסֻלָּֽי׃<text:s/></text:span><text:span text:style-name="T900">‬</text:span>‬‬‬</text:p>
        <text:p text:style-name="P901"><text:span text:style-name="T902">38</text:span><text:span text:style-name="T903"> אֶרְדּ֣וֹף א֭וֹיְבַי וְאַשִּׂיגֵ֑ם וְלֹֽא־אָ֝שׁוּב עַד־כַּלּוֹתָֽם׃<text:s/></text:span><text:span text:style-name="T904">‬</text:span>‬‬‬</text:p>
        <text:p text:style-name="P905"><text:span text:style-name="T906">39</text:span><text:span text:style-name="T907"> אֶ֭מְחָצֵם וְלֹא־יֻ֣כְלוּ ק֑וּם יִ֝פְּל֗וּ תַּ֣חַת רַגְלָֽי׃<text:s/></text:span><text:span text:style-name="T908">‬</text:span>‬‬‬</text:p>
        <text:p text:style-name="P909"><text:span text:style-name="T910">40</text:span><text:span text:style-name="T911"> וַתְּאַזְּרֵ֣נִי חַ֭יִל לַמִּלְחָמָ֑ה תַּכְרִ֖יעַ קָמַ֣י תַּחְתָּֽי׃<text:s/></text:span><text:span text:style-name="T912">‬</text:span>‬‬‬</text:p>
        <text:p text:style-name="P913"><text:span text:style-name="T914">41</text:span><text:span text:style-name="T915"> וְֽאֹיְבַ֗י נָתַ֣תָּה לִּ֣י עֹ֑רֶף וּ֝מְשַׂנְאַ֗י אַצְמִיתֵֽם׃<text:s/></text:span><text:span text:style-name="T916">‬</text:span>‬‬‬</text:p>
        <text:p text:style-name="P917"><text:span text:style-name="T918">42</text:span><text:span text:style-name="T919"> יְשַׁוְּע֥וּ וְאֵין־מוֹשִׁ֑יעַ עַל־יְ֝הוָ֗ה וְלֹ֣א עָנָֽם׃<text:s/></text:span><text:span text:style-name="T920">‬</text:span>‬‬‬</text:p>
        <text:p text:style-name="P921"><text:span text:style-name="T922">43</text:span><text:span text:style-name="T923"> וְֽאֶשְׁחָקֵ֗ם כְּעָפָ֥ר עַל־פְּנֵי־ר֑וּחַ כְּטִ֖יט חוּצ֣וֹת אֲרִיקֵֽם׃<text:s/></text:span><text:span text:style-name="T924">‬</text:span>‬‬‬</text:p>
        <text:p text:style-name="P925"><text:span text:style-name="T926">44</text:span><text:span text:style-name="T927"> תְּפַלְּטֵנִי֮ מֵרִ֢יבֵ֫י עָ֥ם תְּ֭שִׂימֵנִי לְרֹ֣אשׁ גּוֹיִ֑ם עַ֖ם לֹא־יָדַ֣עְתִּי יַֽעַבְדֽוּנִי׃<text:s/></text:span><text:span text:style-name="T928">‬</text:span>‬‬‬</text:p>
        <text:p text:style-name="P929"><text:span text:style-name="T930">45</text:span><text:span text:style-name="T931"> לְשֵׁ֣מַֽע אֹ֭זֶן יִשָּׁ֣מְעוּ לִ֑י בְּנֵֽי־נֵ֝כָ֗ר יְכַחֲשׁוּ־לִֽי׃<text:s/></text:span><text:span text:style-name="T932">‬</text:span>‬‬‬</text:p>
        <text:soft-page-break/>
        <text:p text:style-name="P933"><text:span text:style-name="T934">46</text:span><text:span text:style-name="T935"> בְּנֵי־נֵכָ֥ר יִבֹּ֑לוּ וְ֝יַחְרְג֗וּ מִֽמִּסְגְּרֽוֹתֵיהֶֽם׃<text:s/></text:span><text:span text:style-name="T936">‬</text:span>‬‬‬</text:p>
        <text:p text:style-name="P937"><text:span text:style-name="T938">47</text:span><text:span text:style-name="T939"> חַי־יְ֭הוָה וּבָר֣וּךְ צוּרִ֑י וְ֝יָר֗וּם אֱלוֹהֵ֥י יִשְׁעִֽי׃<text:s/></text:span><text:span text:style-name="T940">‬</text:span>‬‬‬</text:p>
        <text:p text:style-name="P941"><text:span text:style-name="T942">48</text:span><text:span text:style-name="T943"> הָאֵ֗ל הַנּוֹתֵ֣ן נְקָמ֣וֹת לִ֑י וַיַּדְבֵּ֖ר עַמִּ֣ים תַּחְתָּֽי׃<text:s/></text:span><text:span text:style-name="T944">‬</text:span>‬‬‬</text:p>
        <text:p text:style-name="P945"><text:span text:style-name="T946">49</text:span><text:span text:style-name="T947"> מְפַלְּטִ֗י מֵאֹ֫יְבָ֥י אַ֣ף מִן־קָ֭מַי תְּרוֹמְמֵ֑נִי מֵאִ֥ישׁ חָ֝מָ֗ס תַּצִּילֵֽנִי׃<text:s/></text:span><text:span text:style-name="T948">‬</text:span>‬‬‬</text:p>
        <text:p text:style-name="P949"><text:span text:style-name="T950">50</text:span><text:span text:style-name="T951"> עַל־כֵּ֤ן ׀ אוֹדְךָ֖ בַגּוֹיִ֥ם ׀ יְהוָ֑ה וּלְשִׁמְךָ֥ אֲזַמֵּֽרָה׃<text:s/></text:span><text:span text:style-name="T952">‬</text:span>‬‬‬</text:p>
        <text:p text:style-name="P953"><text:span text:style-name="T954">51</text:span><text:span text:style-name="T955"> *מגדל **מַגְדִּיל֮ יְשׁוּע֢וֹת מַ֫לְכּ֥וֹ וְעֹ֤שֶׂה חֶ֨סֶד ׀ לִמְשִׁיח֗וֹ לְדָוִ֥ד וּלְזַרְע֗וֹ עַד־עוֹלָֽם׃<text:s/></text:span><text:span text:style-name="T956">‬</text:span>‬‬‬</text:p>
      </text:section>
      <text:section text:name="Sect18" text:style-name="S18">
        <text:p text:style-name="P957">Psalm 19</text:p>
        <text:p text:style-name="P958"><text:span text:style-name="T959">1</text:span><text:span text:style-name="T960"> לַמְנַצֵּ֗חַ מִזְמ֥וֹר לְדָוִֽד׃<text:s/></text:span></text:p>
        <text:p text:style-name="P961"><text:span text:style-name="T962">2</text:span><text:span text:style-name="T963"> הַשָּׁמַ֗יִם מְֽסַפְּרִ֥ים כְּבֽוֹד־אֵ֑ל וּֽמַעֲשֵׂ֥ה יָ֝דָ֗יו מַגִּ֥יד הָרָקִֽיעַ׃<text:s/></text:span><text:span text:style-name="T964">‬</text:span>‬‬‬</text:p>
        <text:p text:style-name="P965"><text:span text:style-name="T966">3</text:span><text:span text:style-name="T967"> י֣וֹם לְ֭יוֹם יַבִּ֣יעַֽ אֹ֑מֶר וְלַ֥יְלָה לְּ֝לַ֗יְלָה יְחַוֶּה־דָּֽעַת׃<text:s/></text:span><text:span text:style-name="T968">‬</text:span>‬‬‬</text:p>
        <text:p text:style-name="P969"><text:span text:style-name="T970">4</text:span><text:span text:style-name="T971"> אֵֽין־אֹ֭מֶר וְאֵ֣ין דְּבָרִ֑ים בְּ֝לִ֗י נִשְׁמָ֥ע קוֹלָֽם׃<text:s/></text:span><text:span text:style-name="T972">‬</text:span>‬‬‬</text:p>
        <text:p text:style-name="P973"><text:span text:style-name="T974">5</text:span><text:span text:style-name="T975"> בְּכָל־הָאָ֨רֶץ ׀ יָ֘צָ֤א קַוָּ֗ם וּבִקְצֵ֣ה תֵ֭בֵל מִלֵּיהֶ֑ם לַ֝שֶּׁ֗מֶשׁ שָֽׂם־אֹ֥הֶל בָּהֶֽם׃<text:s/></text:span><text:span text:style-name="T976">‬</text:span>‬‬‬</text:p>
        <text:p text:style-name="P977"><text:span text:style-name="T978">6</text:span><text:span text:style-name="T979"> וְה֗וּא כְּ֭חָתָן יֹצֵ֣א מֵחֻפָּת֑וֹ יָשִׂ֥ישׂ כְּ֝גִבּ֗וֹר לָר֥וּץ אֹֽרַח׃<text:s/></text:span><text:span text:style-name="T980">‬</text:span>‬‬‬</text:p>
        <text:p text:style-name="P981"><text:span text:style-name="T982">7</text:span><text:span text:style-name="T983"> מִקְצֵ֤ה הַשָּׁמַ֨יִם ׀ מֽוֹצָא֗וֹ וּתְקוּפָת֥וֹ עַל־קְצוֹתָ֑ם וְאֵ֥ין נִ֝סְתָּ֗ר מֵֽחַמָּתוֹ׃<text:s/></text:span><text:span text:style-name="T984">‬</text:span>‬‬‬</text:p>
        <text:p text:style-name="P985"><text:span text:style-name="T986">8</text:span><text:span text:style-name="T987"> תּ֘וֹרַ֤ת יְהוָ֣ה תְּ֭מִימָה מְשִׁ֣יבַת נָ֑פֶשׁ עֵד֥וּת יְהוָ֥ה נֶ֝אֱמָנָ֗ה מַחְכִּ֥ימַת פֶּֽתִי׃<text:s/></text:span><text:span text:style-name="T988">‬</text:span>‬‬‬</text:p>
        <text:p text:style-name="P989"><text:span text:style-name="T990">9</text:span><text:span text:style-name="T991"> פִּקּ֘וּדֵ֤י יְהוָ֣ה יְ֭שָׁרִים מְשַׂמְּחֵי־לֵ֑ב מִצְוַ֥ת יְהוָ֥ה בָּ֝רָ֗ה מְאִירַ֥ת עֵינָֽיִם׃<text:s/></text:span><text:span text:style-name="T992">‬</text:span>‬‬‬</text:p>
        <text:p text:style-name="P993"><text:span text:style-name="T994">10</text:span><text:span text:style-name="T995"> יִרְאַ֤ת יְהוָ֨ה ׀ טְהוֹרָה֮ עוֹמֶ֢דֶת לָ֫עַ֥ד מִֽשְׁפְּטֵי־יְהוָ֥ה אֱמֶ֑ת צָֽדְק֥וּ יַחְדָּֽו׃<text:s/></text:span><text:span text:style-name="T996">‬</text:span>‬‬‬</text:p>
        <text:soft-page-break/>
        <text:p text:style-name="P997"><text:span text:style-name="T998">11</text:span><text:span text:style-name="T999"> הַֽנֶּחֱמָדִ֗ים מִ֭זָּהָב וּמִפַּ֣ז רָ֑ב וּמְתוּקִ֥ים מִ֝דְּבַ֗שׁ וְנֹ֣פֶת צוּפִֽים׃<text:s/></text:span><text:span text:style-name="T1000">‬</text:span>‬‬‬</text:p>
        <text:p text:style-name="P1001"><text:span text:style-name="T1002">12</text:span><text:span text:style-name="T1003"> גַּֽם־עַ֭בְדְּךָ נִזְהָ֣ר בָּהֶ֑ם בְּ֝שָׁמְרָ֗ם עֵ֣קֶב רָֽב׃<text:s/></text:span><text:span text:style-name="T1004">‬</text:span>‬‬‬</text:p>
        <text:p text:style-name="P1005"><text:span text:style-name="T1006">13</text:span><text:span text:style-name="T1007"> שְׁגִיא֥וֹת מִֽי־יָבִ֑ין מִֽנִּסְתָּר֥וֹת נַקֵּֽנִי׃<text:s/></text:span><text:span text:style-name="T1008">‬</text:span>‬‬‬</text:p>
        <text:p text:style-name="P1009"><text:span text:style-name="T1010">14</text:span><text:span text:style-name="T1011"> גַּ֤ם מִזֵּדִ֨ים ׀ חֲשֹׂ֬ךְ עַבְדֶּ֗ךָ אַֽל־יִמְשְׁלוּ־בִ֣י אָ֣ז אֵיתָ֑ם וְ֝נִקֵּ֗יתִי מִפֶּ֥שַֽׁע רָֽב׃<text:s/></text:span><text:span text:style-name="T1012">‬</text:span>‬‬‬</text:p>
        <text:p text:style-name="P1013"><text:span text:style-name="T1014">15</text:span><text:span text:style-name="T1015"> יִֽהְיוּ־לְרָצ֨וֹן ׀ אִמְרֵי־פִ֡י וְהֶגְי֣וֹן לִבִּ֣י לְפָנֶ֑יךָ יְ֝הוָ֗ה צוּרִ֥י וְגֹאֲלִֽי׃<text:s/></text:span><text:span text:style-name="T1016">‬</text:span>‬‬‬‬</text:p>
      </text:section>
      <text:section text:name="Sect19" text:style-name="S19">
        <text:p text:style-name="P1017">Psalm 20</text:p>
        <text:p text:style-name="P1018"><text:span text:style-name="T1019">‬</text:span><text:span text:style-name="T1020">1</text:span><text:span text:style-name="T1021"> לַמְנַצֵּ֗חַ לְדָוִֽד׃<text:s/></text:span><text:span text:style-name="T1022">‬</text:span>‬‬‬‬‬‬</text:p>
        <text:p text:style-name="P1023"><text:span text:style-name="T1024">1</text:span><text:span text:style-name="T1025"> לַמְנַצֵּ֗חַ מִזְמ֥וֹר לְדָוִֽד׃<text:s/></text:span></text:p>
        <text:p text:style-name="P1026"><text:span text:style-name="T1027">2</text:span><text:span text:style-name="T1028"> יַֽעַנְךָ֣ יְ֭הוָה בְּי֣וֹם צָרָ֑ה יְ֝שַׂגֶּבְךָ֗ שֵׁ֤ם ׀ אֱלֹהֵ֬י יַעֲקֹֽב׃<text:s/></text:span><text:span text:style-name="T1029">‬</text:span>‬‬‬</text:p>
        <text:p text:style-name="P1030"><text:span text:style-name="T1031">3</text:span><text:span text:style-name="T1032"> יִשְׁלַֽח־עֶזְרְךָ֥ מִקֹּ֑דֶשׁ וּ֝מִצִיּ֗וֹן יִסְעָדֶֽךָּ׃<text:s/></text:span><text:span text:style-name="T1033">‬</text:span>‬‬‬</text:p>
        <text:p text:style-name="P1034"><text:span text:style-name="T1035">4</text:span><text:span text:style-name="T1036"> יִזְכֹּ֥ר כָּל־מִנְחֹתֶ֑ךָ וְעוֹלָתְךָ֖ יְדַשְּׁנֶ֣ה סֶֽלָה׃<text:s/></text:span><text:span text:style-name="T1037">‬</text:span>‬‬‬</text:p>
        <text:p text:style-name="P1038"><text:span text:style-name="T1039">5</text:span><text:span text:style-name="T1040"> יִֽתֶּן־לְךָ֥ כִלְבָבֶ֑ךָ וְֽכָל־עֲצָתְךָ֥ יְמַלֵּֽא׃<text:s/></text:span><text:span text:style-name="T1041">‬</text:span>‬‬‬</text:p>
        <text:p text:style-name="P1042"><text:span text:style-name="T1043">6</text:span><text:span text:style-name="T1044"> נְרַנְּנָ֤ה ׀ בִּ֘ישׁ֤וּעָתֶ֗ךָ וּבְשֵֽׁם־אֱלֹהֵ֥ינוּ נִדְגֹּ֑ל יְמַלֵּ֥א יְ֝הוָ֗ה כָּל־מִשְׁאֲלוֹתֶֽיךָ׃<text:s/></text:span><text:span text:style-name="T1045">‬</text:span>‬‬‬</text:p>
        <text:p text:style-name="P1046"><text:span text:style-name="T1047">7</text:span><text:span text:style-name="T1048"> עַתָּ֤ה יָדַ֗עְתִּי כִּ֤י הוֹשִׁ֥יעַ ׀ יְהוָ֗ה מְשִׁ֫יח֥וֹ יַ֭עֲנֵהוּ מִשְּׁמֵ֣י קָדְשׁ֑וֹ בִּ֝גְבֻר֗וֹת יֵ֣שַׁע יְמִינֽוֹ׃<text:s/></text:span><text:span text:style-name="T1049">‬</text:span>‬‬‬</text:p>
        <text:p text:style-name="P1050"><text:span text:style-name="T1051">8</text:span><text:span text:style-name="T1052"> אֵ֣לֶּה בָ֭רֶכֶב וְאֵ֣לֶּה בַסּוּסִ֑ים וַאֲנַ֓חְנוּ ׀ בְּשֵׁם־יְהוָ֖ה אֱלֹהֵ֣ינוּ נַזְכִּֽיר׃<text:s/></text:span><text:span text:style-name="T1053">‬</text:span>‬‬‬</text:p>
        <text:p text:style-name="P1054"><text:span text:style-name="T1055">9</text:span><text:span text:style-name="T1056"> הֵ֭מָּה כָּרְע֣וּ וְנָפָ֑לוּ וַאֲנַ֥חְנוּ קַּ֝֗מְנוּ וַנִּתְעוֹדָֽד׃<text:s/></text:span><text:span text:style-name="T1057">‬</text:span>‬‬‬</text:p>
        <text:p text:style-name="P1058"><text:span text:style-name="T1059">10</text:span><text:span text:style-name="T1060"> יְהוָ֥ה הוֹשִׁ֑יעָה הַ֝מֶּ֗לֶךְ יַעֲנֵ֥נוּ בְיוֹם־קָרְאֵֽנוּ׃<text:s/></text:span><text:span text:style-name="T1061">‬</text:span>‬‬‬</text:p>
      </text:section>
      <text:section text:name="Sect20" text:style-name="S20">
        <text:soft-page-break/>
        <text:p text:style-name="P1062">Psalm 21</text:p>
        <text:p text:style-name="P1063"><text:span text:style-name="T1064">1</text:span><text:span text:style-name="T1065"> לַמְנַצֵּ֗חַ מִזְמ֥וֹר לְדָוִֽד׃<text:s/></text:span></text:p>
        <text:p text:style-name="P1066"><text:span text:style-name="T1067">2</text:span><text:span text:style-name="T1068"> יְֽהוָ֗ה בְּעָזְּךָ֥ יִשְׂמַח־מֶ֑לֶךְ וּ֝בִישׁ֥וּעָתְךָ֗ מַה־*יגיל **יָּ֥גֶל מְאֹֽד׃<text:s/></text:span><text:span text:style-name="T1069">‬</text:span>‬‬‬</text:p>
        <text:p text:style-name="P1070"><text:span text:style-name="T1071">3</text:span><text:span text:style-name="T1072"> תַּאֲוַ֣ת לִ֭בּוֹ נָתַ֣תָּה לּ֑וֹ וַאֲרֶ֥שֶׁת שְׂ֝פָתָ֗יו בַּל־מָנַ֥עְתָּ סֶּֽלָה׃<text:s/></text:span><text:span text:style-name="T1073">‬</text:span>‬‬‬</text:p>
        <text:p text:style-name="P1074"><text:span text:style-name="T1075">4</text:span><text:span text:style-name="T1076"> כִּֽי־תְ֭קַדְּמֶנּוּ בִּרְכ֣וֹת ט֑וֹב תָּשִׁ֥ית לְ֝רֹאשׁ֗וֹ עֲטֶ֣רֶת פָּֽז׃<text:s/></text:span><text:span text:style-name="T1077">‬</text:span>‬‬‬</text:p>
        <text:p text:style-name="P1078"><text:span text:style-name="T1079">5</text:span><text:span text:style-name="T1080"> חַיִּ֤ים ׀ שָׁאַ֣ל מִ֭מְּךָ נָתַ֣תָּה לּ֑וֹ אֹ֥רֶךְ יָ֝מִ֗ים עוֹלָ֥ם וָעֶֽד׃<text:s/></text:span><text:span text:style-name="T1081">‬</text:span>‬‬‬</text:p>
        <text:p text:style-name="P1082"><text:span text:style-name="T1083">6</text:span><text:span text:style-name="T1084"> גָּד֣וֹל כְּ֭בוֹדוֹ בִּישׁוּעָתֶ֑ךָ ה֥וֹד וְ֝הָדָר תְּשַׁוֶּ֥ה עָלָֽיו׃<text:s/></text:span><text:span text:style-name="T1085">‬</text:span>‬‬‬</text:p>
        <text:p text:style-name="P1086"><text:span text:style-name="T1087">7</text:span><text:span text:style-name="T1088"> כִּֽי־תְשִׁיתֵ֣הוּ בְרָכ֣וֹת לָעַ֑ד תְּחַדֵּ֥הוּ בְ֝שִׂמְחָ֗ה אֶת־פָּנֶֽיךָ׃<text:s/></text:span><text:span text:style-name="T1089">‬</text:span>‬‬‬</text:p>
        <text:p text:style-name="P1090"><text:span text:style-name="T1091">8</text:span><text:span text:style-name="T1092"> כִּֽי־הַ֭מֶּלֶךְ בֹּטֵ֣חַ בַּיהוָ֑ה וּבְחֶ֥סֶד עֶ֝לְי֗וֹן בַּל־יִמּֽוֹט׃<text:s/></text:span><text:span text:style-name="T1093">‬</text:span>‬‬‬</text:p>
        <text:p text:style-name="P1094"><text:span text:style-name="T1095">9</text:span><text:span text:style-name="T1096"> תִּמְצָ֣א יָ֭דְךָ לְכָל־אֹיְבֶ֑יךָ יְ֝מִֽינְךָ תִּמְצָ֥א שֹׂנְאֶֽיךָ׃<text:s/></text:span><text:span text:style-name="T1097">‬</text:span>‬‬‬</text:p>
        <text:p text:style-name="P1098"><text:span text:style-name="T1099">10</text:span><text:span text:style-name="T1100"> תְּשִׁיתֵ֤מוֹ ׀ כְּתַנּ֥וּר אֵשׁ֮ לְעֵ֢ת פָּ֫נֶ֥יךָ יְ֭הוָה בְּאַפּ֣וֹ יְבַלְּעֵ֑ם וְֽתֹאכְלֵ֥ם אֵֽשׁ׃<text:s/></text:span><text:span text:style-name="T1101">‬</text:span>‬‬‬</text:p>
        <text:p text:style-name="P1102"><text:span text:style-name="T1103">11</text:span><text:span text:style-name="T1104"> פִּ֭רְיָמוֹ מֵאֶ֣רֶץ תְּאַבֵּ֑ד וְ֝זַרְעָ֗ם מִבְּנֵ֥י אָדָֽם׃<text:s/></text:span><text:span text:style-name="T1105">‬</text:span>‬‬‬</text:p>
        <text:p text:style-name="P1106"><text:span text:style-name="T1107">12</text:span><text:span text:style-name="T1108"> כִּי־נָט֣וּ עָלֶ֣יךָ רָעָ֑ה חָֽשְׁב֥וּ מְ֝זִמָּ֗ה בַּל־יוּכָֽלוּ׃<text:s/></text:span><text:span text:style-name="T1109">‬</text:span>‬‬‬</text:p>
        <text:p text:style-name="P1110"><text:span text:style-name="T1111">13</text:span><text:span text:style-name="T1112"> כִּ֭י תְּשִׁיתֵ֣מוֹ שֶׁ֑כֶם בְּ֝מֵֽיתָרֶ֗יךָ תְּכוֹנֵ֥ן עַל־פְּנֵיהֶֽם׃<text:s/></text:span><text:span text:style-name="T1113">‬</text:span>‬‬‬</text:p>
        <text:p text:style-name="P1114"><text:span text:style-name="T1115">14</text:span><text:span text:style-name="T1116"> ר֣וּמָה יְהוָ֣ה בְּעֻזֶּ֑ךָ נָשִׁ֥ירָה וּֽ֝נְזַמְּרָה גְּבוּרָתֶֽךָ׃<text:s/></text:span><text:span text:style-name="T1117">‬</text:span>‬‬‬</text:p>
      </text:section>
      <text:section text:name="Sect21" text:style-name="S21">
        <text:soft-page-break/>
        <text:p text:style-name="P1118">Psalm 22</text:p>
        <text:p text:style-name="P1119"><text:span text:style-name="T1120">1</text:span><text:span text:style-name="T1121"> לַ֭מְנַצֵּחַ עַל־אַיֶּ֥לֶת הַשַּׁ֗חַר מִזְמ֥וֹר לְדָוִֽד׃<text:s/></text:span></text:p>
        <text:p text:style-name="P1122"><text:span text:style-name="T1123">2</text:span><text:span text:style-name="T1124"> אֵלִ֣י אֵ֭לִי לָמָ֣ה עֲזַבְתָּ֑נִי רָח֥וֹק מִֽ֝ישׁוּעָתִ֗י דִּבְרֵ֥י שַׁאֲגָתִֽי׃<text:s/></text:span><text:span text:style-name="T1125">‬</text:span>‬‬‬</text:p>
        <text:p text:style-name="P1126"><text:span text:style-name="T1127">3</text:span><text:span text:style-name="T1128"> אֱ‍ֽלֹהַ֗י אֶקְרָ֣א י֭וֹמָם וְלֹ֣א תַעֲנֶ֑ה וְ֝לַ֗יְלָה וְֽלֹא־דֽוּמִיָּ֥ה לִֽי׃<text:s/></text:span><text:span text:style-name="T1129">‬</text:span>‬‬‬</text:p>
        <text:p text:style-name="P1130"><text:span text:style-name="T1131">4</text:span><text:span text:style-name="T1132"> וְאַתָּ֥ה קָד֑וֹשׁ י֝וֹשֵׁ֗ב תְּהִלּ֥וֹת יִשְׂרָאֵֽל׃<text:s/></text:span><text:span text:style-name="T1133">‬</text:span>‬‬‬</text:p>
        <text:p text:style-name="P1134"><text:span text:style-name="T1135">5</text:span><text:span text:style-name="T1136"> בְּ֭ךָ בָּטְח֣וּ אֲבֹתֵ֑ינוּ בָּ֝טְח֗וּ וַֽתְּפַלְּטֵֽמוֹ׃<text:s/></text:span><text:span text:style-name="T1137">‬</text:span>‬‬‬</text:p>
        <text:p text:style-name="P1138"><text:span text:style-name="T1139">6</text:span><text:span text:style-name="T1140"> אֵלֶ֣יךָ זָעֲק֣וּ וְנִמְלָ֑טוּ בְּךָ֖ בָטְח֣וּ וְלֹא־בֽוֹשׁוּ׃<text:s/></text:span><text:span text:style-name="T1141">‬</text:span>‬‬‬</text:p>
        <text:p text:style-name="P1142"><text:span text:style-name="T1143">7</text:span><text:span text:style-name="T1144"> וְאָנֹכִ֣י תוֹלַ֣עַת וְלֹא־אִ֑ישׁ חֶרְפַּ֥ת אָ֝דָ֗ם וּבְז֥וּי עָֽם׃<text:s/></text:span><text:span text:style-name="T1145">‬</text:span>‬‬‬</text:p>
        <text:p text:style-name="P1146"><text:span text:style-name="T1147">8</text:span><text:span text:style-name="T1148"> כָּל־רֹ֭אַי יַלְעִ֣גוּ לִ֑י יַפְטִ֥ירוּ בְ֝שָׂפָ֗ה יָנִ֥יעוּ רֹֽאשׁ׃<text:s/></text:span><text:span text:style-name="T1149">‬</text:span>‬‬‬</text:p>
        <text:p text:style-name="P1150"><text:span text:style-name="T1151">9</text:span><text:span text:style-name="T1152"> גֹּ֣ל אֶל־יְהוָ֣ה יְפַלְּטֵ֑הוּ יַ֝צִּילֵ֗הוּ כִּ֘י חָ֥פֵֽץ בּֽוֹ׃<text:s/></text:span><text:span text:style-name="T1153">‬</text:span>‬‬‬</text:p>
        <text:p text:style-name="P1154"><text:span text:style-name="T1155">10</text:span><text:span text:style-name="T1156"> כִּֽי־אַתָּ֣ה גֹחִ֣י מִבָּ֑טֶן מַ֝בְטִיחִ֗י עַל־שְׁדֵ֥י אִמִּֽי׃<text:s/></text:span><text:span text:style-name="T1157">‬</text:span>‬‬‬</text:p>
        <text:p text:style-name="P1158"><text:span text:style-name="T1159">11</text:span><text:span text:style-name="T1160"> עָ֭לֶיךָ הָשְׁלַ֣כְתִּי מֵרָ֑חֶם מִבֶּ֥טֶן אִ֝מִּ֗י אֵ֣לִי אָֽתָּה׃<text:s/></text:span><text:span text:style-name="T1161">‬</text:span>‬‬‬</text:p>
        <text:p text:style-name="P1162"><text:span text:style-name="T1163">12</text:span><text:span text:style-name="T1164"> אַל־תִּרְחַ֣ק מִ֭מֶּנִּי כִּי־צָרָ֣ה קְרוֹבָ֑ה כִּי־אֵ֥ין עוֹזֵֽר׃<text:s/></text:span><text:span text:style-name="T1165">‬</text:span>‬‬‬</text:p>
        <text:p text:style-name="P1166"><text:span text:style-name="T1167">13</text:span><text:span text:style-name="T1168"> סְ֭בָבוּנִי פָּרִ֣ים רַבִּ֑ים אַבִּירֵ֖י בָשָׁ֣ן כִּתְּרֽוּנִי׃<text:s/></text:span><text:span text:style-name="T1169">‬</text:span>‬‬‬</text:p>
        <text:p text:style-name="P1170"><text:span text:style-name="T1171">14</text:span><text:span text:style-name="T1172"> פָּצ֣וּ עָלַ֣י פִּיהֶ֑ם אַ֝רְיֵ֗ה טֹרֵ֥ף וְשֹׁאֵֽג׃<text:s/></text:span><text:span text:style-name="T1173">‬</text:span>‬‬‬</text:p>
        <text:p text:style-name="P1174"><text:span text:style-name="T1175">15</text:span><text:span text:style-name="T1176"> כַּמַּ֥יִם נִשְׁפַּכְתִּי֮ וְהִתְפָּֽרְד֗וּ כָּֽל־עַצְמ֫וֹתָ֥י הָיָ֣ה לִ֭בִּי כַּדּוֹנָ֑ג נָ֝מֵ֗ס בְּת֣וֹךְ מֵעָֽי׃<text:s/></text:span><text:span text:style-name="T1177">‬</text:span>‬‬‬</text:p>
        <text:soft-page-break/>
        <text:p text:style-name="P1178"><text:span text:style-name="T1179">16</text:span><text:span text:style-name="T1180"> יָ֘בֵ֤שׁ כַּחֶ֨רֶשׂ ׀ כֹּחִ֗י וּ֭לְשׁוֹנִי מֻדְבָּ֣ק מַלְקוֹחָ֑י וְֽלַעֲפַר־מָ֥וֶת תִּשְׁפְּתֵֽנִי׃<text:s/></text:span><text:span text:style-name="T1181">‬</text:span>‬‬‬</text:p>
        <text:p text:style-name="P1182"><text:span text:style-name="T1183">17</text:span><text:span text:style-name="T1184"> כִּ֥י סְבָב֗וּנִי כְּלָ֫בִ֥ים עֲדַ֣ת מְ֭רֵעִים הִקִּיפ֑וּנִי כָּ֝אֲרִ֗י יָדַ֥י וְרַגְלָֽי׃<text:s/></text:span><text:span text:style-name="T1185">‬</text:span>‬‬‬</text:p>
        <text:p text:style-name="P1186"><text:span text:style-name="T1187">18</text:span><text:span text:style-name="T1188"> אֲסַפֵּ֥ר כָּל־עַצְמוֹתָ֑י הֵ֥מָּה יַ֝בִּ֗יטוּ יִרְאוּ־בִֽי׃<text:s/></text:span><text:span text:style-name="T1189">‬</text:span>‬‬‬</text:p>
        <text:p text:style-name="P1190"><text:span text:style-name="T1191">19</text:span><text:span text:style-name="T1192"> יְחַלְּק֣וּ בְגָדַ֣י לָהֶ֑ם וְעַל־לְ֝בוּשִׁ֗י יַפִּ֥ילוּ גוֹרָֽל׃<text:s/></text:span><text:span text:style-name="T1193">‬</text:span>‬‬‬</text:p>
        <text:p text:style-name="P1194"><text:span text:style-name="T1195">20</text:span><text:span text:style-name="T1196"> וְאַתָּ֣ה יְ֭הוָה אַל־תִּרְחָ֑ק אֱ֝יָלוּתִ֗י לְעֶזְרָ֥תִי חֽוּשָׁה׃<text:s/></text:span><text:span text:style-name="T1197">‬</text:span>‬‬‬</text:p>
        <text:p text:style-name="P1198"><text:span text:style-name="T1199">21</text:span><text:span text:style-name="T1200"> הַצִּ֣ילָה מֵחֶ֣רֶב נַפְשִׁ֑י מִיַּד־כֶּ֝֗לֶב יְחִידָתִֽי׃<text:s/></text:span><text:span text:style-name="T1201">‬</text:span>‬‬‬</text:p>
        <text:p text:style-name="P1202"><text:span text:style-name="T1203">22</text:span><text:span text:style-name="T1204"> ה֭וֹשִׁיעֵנִי מִפִּ֣י אַרְיֵ֑ה וּמִקַּרְנֵ֖י רֵמִ֣ים עֲנִיתָֽנִי׃<text:s/></text:span><text:span text:style-name="T1205">‬</text:span>‬‬‬</text:p>
        <text:p text:style-name="P1206"><text:span text:style-name="T1207">23</text:span><text:span text:style-name="T1208"> אֲסַפְּרָ֣ה שִׁמְךָ֣ לְאֶחָ֑י בְּת֖וֹךְ קָהָ֣ל אֲהַלְלֶֽךָּ׃<text:s/></text:span><text:span text:style-name="T1209">‬</text:span>‬‬‬</text:p>
        <text:p text:style-name="P1210"><text:span text:style-name="T1211">24</text:span><text:span text:style-name="T1212"> יִרְאֵ֤י יְהוָ֨ה ׀ הַֽלְל֗וּהוּ כָּל־זֶ֣רַע יַעֲקֹ֣ב כַּבְּד֑וּהוּ וְג֥וּרוּ מִ֝מֶּ֗נּוּ כָּל־זֶ֥רַע יִשְׂרָאֵֽל׃<text:s/></text:span><text:span text:style-name="T1213">‬</text:span>‬‬‬</text:p>
        <text:p text:style-name="P1214"><text:span text:style-name="T1215">25</text:span><text:span text:style-name="T1216"> כִּ֤י לֹֽא־בָזָ֨ה וְלֹ֪א שִׁקַּ֡ץ עֱנ֬וּת עָנִ֗י וְלֹא־הִסְתִּ֣יר פָּנָ֣יו מִמֶּ֑נּוּ וּֽבְשַׁוְּע֖וֹ אֵלָ֣יו שָׁמֵֽעַ׃<text:s/></text:span><text:span text:style-name="T1217">‬</text:span>‬‬‬</text:p>
        <text:p text:style-name="P1218"><text:span text:style-name="T1219">26</text:span><text:span text:style-name="T1220"> מֵ֥אִתְּךָ֗ תְּֽהִלָּ֫תִ֥י בְּקָהָ֥ל רָ֑ב נְדָרַ֥י אֲ֝שַׁלֵּ֗ם נֶ֣גֶד יְרֵאָֽיו׃<text:s/></text:span><text:span text:style-name="T1221">‬</text:span>‬‬‬</text:p>
        <text:p text:style-name="P1222"><text:span text:style-name="T1223">27</text:span><text:span text:style-name="T1224"> יֹאכְל֬וּ עֲנָוִ֨ים ׀ וְיִשְׂבָּ֗עוּ יְהַֽלְל֣וּ יְ֭הוָה דֹּ֣רְשָׁ֑יו יְחִ֖י לְבַבְכֶ֣ם לָעַֽד׃<text:s/></text:span><text:span text:style-name="T1225">‬</text:span>‬‬‬</text:p>
        <text:p text:style-name="P1226"><text:span text:style-name="T1227">28</text:span><text:span text:style-name="T1228"> יִזְכְּר֤וּ ׀ וְיָשֻׁ֣בוּ אֶל־יְ֭הוָה כָּל־אַפְסֵי־אָ֑רֶץ וְיִֽשְׁתַּחֲו֥וּ לְ֝פָנֶ֗יךָ כָּֽל־מִשְׁפְּח֥וֹת גּוֹיִֽם׃<text:s/></text:span><text:span text:style-name="T1229">‬</text:span>‬‬‬</text:p>
        <text:p text:style-name="P1230"><text:span text:style-name="T1231">29</text:span><text:span text:style-name="T1232"> כִּ֣י לַ֭יהוָה הַמְּלוּכָ֑ה וּ֝מֹשֵׁ֗ל בַּגּוֹיִֽם׃<text:s/></text:span><text:span text:style-name="T1233">‬</text:span>‬‬‬</text:p>
        <text:p text:style-name="P1234"><text:span text:style-name="T1235">30</text:span><text:span text:style-name="T1236"> אָכְל֬וּ וַיִּֽשְׁתַּחֲוּ֨וּ ׀ כָּֽל־דִּשְׁנֵי־אֶ֗רֶץ לְפָנָ֣יו יִ֭כְרְעוּ כָּל־יוֹרְדֵ֣י עָפָ֑ר וְ֝נַפְשׁ֗וֹ לֹ֣א חִיָּֽה׃<text:s/></text:span><text:span text:style-name="T1237">‬</text:span>‬‬‬</text:p>
        <text:p text:style-name="P1238"><text:span text:style-name="T1239">31</text:span><text:span text:style-name="T1240"> זֶ֥רַע יַֽעַבְדֶ֑נּוּ יְסֻפַּ֖ר לַֽאדֹנָ֣י לַדּֽוֹר׃<text:s/></text:span><text:span text:style-name="T1241">‬</text:span>‬‬‬</text:p>
        <text:p text:style-name="P1242"><text:span text:style-name="T1243">32</text:span><text:span text:style-name="T1244"> יָ֭בֹאוּ וְיַגִּ֣ידוּ צִדְקָת֑וֹ לְעַ֥ם נ֝וֹלָ֗ד כִּ֣י עָשָֽׂה׃<text:s/></text:span><text:span text:style-name="T1245">‬</text:span>‬‬‬</text:p>
      </text:section>
      <text:section text:name="Sect22" text:style-name="S22">
        <text:soft-page-break/>
        <text:p text:style-name="P1246">Psalm 23</text:p>
        <text:p text:style-name="P1247"><text:span text:style-name="T1248">1</text:span><text:span text:style-name="T1249"> מִזְמ֥וֹר לְדָוִ֑ד יְהוָ֥ה רֹ֝עִ֗י לֹ֣א אֶחְסָֽר׃<text:s/></text:span><text:span text:style-name="T1250">‬</text:span>‬‬‬‬</text:p>
        <text:p text:style-name="P1251"><text:span text:style-name="T1252">2</text:span><text:span text:style-name="T1253"> בִּנְא֣וֹת דֶּ֭שֶׁא יַרְבִּיצֵ֑נִי עַל־מֵ֖י מְנֻח֣וֹת יְנַהֲלֵֽנִי׃<text:s/></text:span><text:span text:style-name="T1254">‬</text:span>‬‬‬</text:p>
        <text:p text:style-name="P1255"><text:span text:style-name="T1256">3</text:span><text:span text:style-name="T1257"> נַפְשִׁ֥י יְשׁוֹבֵ֑ב יַֽנְחֵ֥נִי בְמַעְגְּלֵי־צֶ֝֗דֶק לְמַ֣עַן שְׁמֽוֹ׃<text:s/></text:span><text:span text:style-name="T1258">‬</text:span>‬‬‬</text:p>
        <text:p text:style-name="P1259"><text:span text:style-name="T1260">4</text:span><text:span text:style-name="T1261"> גַּ֤ם כִּֽי־אֵלֵ֨ךְ בְּגֵ֪יא צַלְמָ֡וֶת לֹא־אִ֘ירָ֤א רָ֗ע כִּי־אַתָּ֥ה עִמָּדִ֑י שִׁבְטְךָ֥ וּ֝מִשְׁעַנְתֶּ֗ךָ הֵ֣מָּה יְנַֽחֲמֻֽנִי׃<text:s/></text:span><text:span text:style-name="T1262">‬</text:span>‬‬‬</text:p>
        <text:p text:style-name="P1263"><text:span text:style-name="T1264">5</text:span><text:span text:style-name="T1265"> תַּעֲרֹ֬ךְ לְפָנַ֨י ׀ שֻׁלְחָ֗ן נֶ֥גֶד צֹרְרָ֑י דִּשַּׁ֖נְתָּ בַשֶּׁ֥מֶן רֹ֝אשִׁ֗י כּוֹסִ֥י רְוָיָֽה׃<text:s/></text:span><text:span text:style-name="T1266">‬</text:span>‬‬‬</text:p>
        <text:p text:style-name="P1267"><text:span text:style-name="T1268">6</text:span><text:span text:style-name="T1269"> אַ֤ךְ ׀ ט֤וֹב וָחֶ֣סֶד יִ֭רְדְּפוּנִי כָּל־יְמֵ֣י חַיָּ֑י וְשַׁבְתִּ֥י בְּבֵית־יְ֝הוָ֗ה לְאֹ֣רֶךְ יָמִֽים׃<text:s/></text:span><text:span text:style-name="T1270">‬</text:span>‬‬‬</text:p>
      </text:section>
      <text:section text:name="Sect23" text:style-name="S23">
        <text:p text:style-name="P1271">Psalm 24</text:p>
        <text:p text:style-name="P1272"><text:span text:style-name="T1273">1</text:span><text:span text:style-name="T1274"> לְדָוִ֗ד מִ֫זְמ֥וֹר לַֽ֭יהוָה הָאָ֣רֶץ וּמְלוֹאָ֑הּ תֵּ֝בֵ֗ל וְיֹ֣שְׁבֵי בָֽהּ׃<text:s/></text:span><text:span text:style-name="T1275">‬</text:span>‬‬‬‬</text:p>
        <text:p text:style-name="P1276"><text:span text:style-name="T1277">2</text:span><text:span text:style-name="T1278"> כִּי־ה֭וּא עַל־יַמִּ֣ים יְסָדָ֑הּ וְעַל־נְ֝הָר֗וֹת יְכוֹנְנֶֽהָ׃<text:s/></text:span><text:span text:style-name="T1279">‬</text:span>‬‬‬</text:p>
        <text:p text:style-name="P1280"><text:span text:style-name="T1281">3</text:span><text:span text:style-name="T1282"> מִֽי־יַעֲלֶ֥ה בְהַר־יְהוָ֑ה וּמִי־יָ֝קוּם בִּמְק֥וֹם קָדְשֽׁוֹ׃<text:s/></text:span><text:span text:style-name="T1283">‬</text:span>‬‬‬</text:p>
        <text:p text:style-name="P1284"><text:span text:style-name="T1285">4</text:span><text:span text:style-name="T1286"> נְקִ֥י כַפַּ֗יִם וּֽבַר־לֵ֫בָ֥ב אֲשֶׁ֤ר ׀ לֹא־נָשָׂ֣א לַשָּׁ֣וְא נַפְשִׁ֑י וְלֹ֖א נִשְׁבַּ֣ע לְמִרְמָֽה׃<text:s/></text:span><text:span text:style-name="T1287">‬</text:span>‬‬‬</text:p>
        <text:p text:style-name="P1288"><text:span text:style-name="T1289">5</text:span><text:span text:style-name="T1290"> יִשָּׂ֣א בְ֭רָכָה מֵאֵ֣ת יְהוָ֑ה וּ֝צְדָקָ֗ה מֵאֱלֹהֵ֥י יִשְׁעֽוֹ׃<text:s/></text:span><text:span text:style-name="T1291">‬</text:span>‬‬‬</text:p>
        <text:p text:style-name="P1292"><text:span text:style-name="T1293">6</text:span><text:span text:style-name="T1294"> זֶ֭ה דּ֣וֹר *דרשו **דֹּרְשָׁ֑יו מְבַקְשֵׁ֨י פָנֶ֖יךָ יַעֲקֹ֣ב סֶֽלָה׃<text:s/></text:span><text:span text:style-name="T1295">‬</text:span>‬‬‬</text:p>
        <text:p text:style-name="P1296"><text:span text:style-name="T1297">7</text:span><text:span text:style-name="T1298"> שְׂא֤וּ שְׁעָרִ֨ים ׀ רָֽאשֵׁיכֶ֗ם וְֽ֭הִנָּשְׂאוּ פִּתְחֵ֣י עוֹלָ֑ם וְ֝יָב֗וֹא מֶ֣לֶךְ הַכָּבֽוֹד׃<text:s/></text:span><text:span text:style-name="T1299">‬</text:span>‬‬‬</text:p>
        <text:p text:style-name="P1300"><text:span text:style-name="T1301">8</text:span><text:span text:style-name="T1302"> מִ֥י זֶה֮ מֶ֤לֶךְ הַכָּ֫ב֥וֹד יְ֭הוָה עִזּ֣וּז וְגִבּ֑וֹר יְ֝הוָ֗ה גִּבּ֥וֹר מִלְחָמָֽה׃<text:s/></text:span><text:span text:style-name="T1303">‬</text:span>‬‬‬</text:p>
        <text:soft-page-break/>
        <text:p text:style-name="P1304"><text:span text:style-name="T1305">9</text:span><text:span text:style-name="T1306"> שְׂא֤וּ שְׁעָרִ֨ים ׀ רָֽאשֵׁיכֶ֗ם וּ֭שְׂאוּ פִּתְחֵ֣י עוֹלָ֑ם וְ֝יָבֹא מֶ֣לֶךְ הַכָּבֽוֹד׃<text:s/></text:span><text:span text:style-name="T1307">‬</text:span>‬‬‬</text:p>
        <text:p text:style-name="P1308"><text:span text:style-name="T1309">10</text:span><text:span text:style-name="T1310"> מִ֤י ה֣וּא זֶה֮ מֶ֤לֶךְ הַכָּ֫ב֥וֹד יְהוָ֥ה צְבָא֑וֹת ה֤וּא מֶ֖לֶךְ הַכָּב֣וֹד סֶֽלָה׃<text:s/></text:span><text:span text:style-name="T1311">‬</text:span>‬‬‬</text:p>
      </text:section>
      <text:section text:name="Sect24" text:style-name="S24">
        <text:p text:style-name="P1312">Psalm 25</text:p>
        <text:p text:style-name="P1313"><text:span text:style-name="T1314">1</text:span><text:span text:style-name="T1315"> לְדָוִ֡ד אֵלֶ֥יךָ יְ֝הוָ֗ה נַפְשִׁ֥י אֶשָּֽׂא׃<text:s/></text:span></text:p>
        <text:p text:style-name="P1316"><text:span text:style-name="T1317">2</text:span><text:span text:style-name="T1318"> אֱ‍ֽלֹהַ֗י בְּךָ֣ בָ֭טַחְתִּי אַל־אֵב֑וֹשָׁה אַל־יַֽעַלְצ֖וּ אֹיְבַ֣י לִֽי׃<text:s/></text:span><text:span text:style-name="T1319">‬</text:span>‬‬‬</text:p>
        <text:p text:style-name="P1320"><text:span text:style-name="T1321">3</text:span><text:span text:style-name="T1322"> גַּ֣ם כָּל־ק֭וֹיֶךָ לֹ֣א יֵבֹ֑שׁוּ יֵ֝בֹ֗שׁוּ הַבּוֹגְדִ֥ים רֵיקָֽם׃<text:s/></text:span><text:span text:style-name="T1323">‬</text:span>‬‬‬‬</text:p>
        <text:p text:style-name="P1324"><text:span text:style-name="T1325">4</text:span><text:span text:style-name="T1326"> דְּרָכֶ֣יךָ יְ֭הוָה הוֹדִיעֵ֑נִי אֹ֖רְחוֹתֶ֣יךָ לַמְּדֵֽנִי׃<text:s/></text:span><text:span text:style-name="T1327">‬</text:span>‬‬‬</text:p>
        <text:p text:style-name="P1328"><text:span text:style-name="T1329">5</text:span><text:span text:style-name="T1330"> הַדְרִ֘יכֵ֤נִי בַאֲמִתֶּ֨ךָ ׀ וְֽלַמְּדֵ֗נִי כִּֽי־אַ֭תָּה אֱלֹהֵ֣י יִשְׁעִ֑י אוֹתְךָ֥ קִ֝וִּ֗יתִי כָּל־הַיּֽוֹם׃<text:s/></text:span><text:span text:style-name="T1331">‬</text:span>‬‬‬</text:p>
        <text:p text:style-name="P1332"><text:span text:style-name="T1333">6</text:span><text:span text:style-name="T1334"> זְכֹר־רַחֲמֶ֣יךָ יְ֭הוָה וַחֲסָדֶ֑יךָ כִּ֖י מֵעוֹלָ֣ם הֵֽמָּה׃<text:s/></text:span><text:span text:style-name="T1335">‬</text:span>‬‬‬</text:p>
        <text:p text:style-name="P1336"><text:span text:style-name="T1337">7</text:span><text:span text:style-name="T1338"> חַטֹּ֤אות נְעוּרַ֨י ׀ וּפְשָׁעַ֗י אַל־תִּ֫זְכֹּ֥ר כְּחַסְדְּךָ֥ זְכָר־לִי־אַ֑תָּה לְמַ֖עַן טוּבְךָ֣ יְהוָֽה׃<text:s/></text:span><text:span text:style-name="T1339">‬</text:span>‬‬‬</text:p>
        <text:p text:style-name="P1340"><text:span text:style-name="T1341">8</text:span><text:span text:style-name="T1342"> טוֹב־וְיָשָׁ֥ר יְהוָ֑ה עַל־כֵּ֤ן יוֹרֶ֖ה חַטָּאִ֣ים בַּדָּֽרֶךְ׃<text:s/></text:span><text:span text:style-name="T1343">‬</text:span>‬‬‬</text:p>
        <text:p text:style-name="P1344"><text:span text:style-name="T1345">9</text:span><text:span text:style-name="T1346"> יַדְרֵ֣ךְ עֲ֭נָוִים בַּמִּשְׁפָּ֑ט וִֽילַמֵּ֖ד עֲנָוִ֣ים דַּרְכּֽוֹ׃<text:s/></text:span><text:span text:style-name="T1347">‬</text:span>‬‬‬</text:p>
        <text:p text:style-name="P1348"><text:span text:style-name="T1349">10</text:span><text:span text:style-name="T1350"> כָּל־אָרְח֣וֹת יְ֭הוָה חֶ֣סֶד וֶאֱמֶ֑ת לְנֹצְרֵ֥י בְ֝רִית֗וֹ וְעֵדֹתָֽיו׃<text:s/></text:span><text:span text:style-name="T1351">‬</text:span>‬‬‬</text:p>
        <text:p text:style-name="P1352"><text:span text:style-name="T1353">11</text:span><text:span text:style-name="T1354"> לְמַֽעַן־שִׁמְךָ֥ יְהוָ֑ה וְֽסָלַחְתָּ֥ לַ֝עֲוֺנִ֗י כִּ֣י רַב־הֽוּא׃<text:s/></text:span><text:span text:style-name="T1355">‬</text:span>‬‬‬</text:p>
        <text:p text:style-name="P1356"><text:span text:style-name="T1357">12</text:span><text:span text:style-name="T1358"> מִי־זֶ֣ה הָ֭אִישׁ יְרֵ֣א יְהוָ֑ה י֝וֹרֶ֗נּוּ בְּדֶ֣רֶךְ יִבְחָֽר׃<text:s/></text:span><text:span text:style-name="T1359">‬</text:span>‬‬‬</text:p>
        <text:p text:style-name="P1360"><text:span text:style-name="T1361">13</text:span><text:span text:style-name="T1362"> נַ֭פְשׁוֹ בְּט֣וֹב תָּלִ֑ין וְ֝זַרְע֗וֹ יִ֣ירַשׁ אָֽרֶץ׃<text:s/></text:span><text:span text:style-name="T1363">‬</text:span>‬‬‬</text:p>
        <text:p text:style-name="P1364"><text:span text:style-name="T1365">14</text:span><text:span text:style-name="T1366"> ס֣וֹד יְ֭הוָה לִירֵאָ֑יו וּ֝בְרִית֗וֹ לְהוֹדִיעָֽם׃<text:s/></text:span><text:span text:style-name="T1367">‬</text:span>‬‬‬</text:p>
        <text:soft-page-break/>
        <text:p text:style-name="P1368"><text:span text:style-name="T1369">15</text:span><text:span text:style-name="T1370"> עֵינַ֣י תָּ֭מִיד אֶל־יְהוָ֑ה כִּ֤י הֽוּא־יוֹצִ֖יא מֵרֶ֣שֶׁת רַגְלָֽי׃<text:s/></text:span><text:span text:style-name="T1371">‬</text:span>‬‬‬</text:p>
        <text:p text:style-name="P1372"><text:span text:style-name="T1373">16</text:span><text:span text:style-name="T1374"> פְּנֵה־אֵלַ֥י וְחָנֵּ֑נִי כִּֽי־יָחִ֖יד וְעָנִ֣י אָֽנִי׃<text:s/></text:span><text:span text:style-name="T1375">‬</text:span>‬‬‬</text:p>
        <text:p text:style-name="P1376"><text:span text:style-name="T1377">17</text:span><text:span text:style-name="T1378"> צָר֣וֹת לְבָבִ֣י הִרְחִ֑יבוּ מִ֝מְּצֽוּקוֹתַ֗י הוֹצִיאֵֽנִי׃<text:s/></text:span><text:span text:style-name="T1379">‬</text:span>‬‬‬</text:p>
        <text:p text:style-name="P1380"><text:span text:style-name="T1381">18</text:span><text:span text:style-name="T1382"> רְאֵ֣ה עָ֭נְיִי וַעֲמָלִ֑י וְ֝שָׂ֗א לְכָל־חַטֹּאותָֽי׃<text:s/></text:span><text:span text:style-name="T1383">‬</text:span>‬‬‬</text:p>
        <text:p text:style-name="P1384"><text:span text:style-name="T1385">19</text:span><text:span text:style-name="T1386"> רְאֵֽה־אוֹיְבַ֥י כִּי־רָ֑בּוּ וְשִׂנְאַ֖ת חָמָ֣ס שְׂנֵאֽוּנִי׃<text:s/></text:span><text:span text:style-name="T1387">‬</text:span>‬‬‬</text:p>
        <text:p text:style-name="P1388"><text:span text:style-name="T1389">20</text:span><text:span text:style-name="T1390"> שָׁמְרָ֣ה נַ֭פְשִׁי וְהַצִּילֵ֑נִי אַל־אֵ֝ב֗וֹשׁ כִּֽי־חָסִ֥יתִי בָֽךְ׃<text:s/></text:span><text:span text:style-name="T1391">‬</text:span>‬‬‬</text:p>
        <text:p text:style-name="P1392"><text:span text:style-name="T1393">21</text:span><text:span text:style-name="T1394"> תֹּם־וָיֹ֥שֶׁר יִצְּר֑וּנִי כִּ֝֗י קִוִּיתִֽיךָ׃<text:s/></text:span><text:span text:style-name="T1395">‬</text:span>‬‬‬</text:p>
        <text:p text:style-name="P1396"><text:span text:style-name="T1397">22</text:span><text:span text:style-name="T1398"> פְּדֵ֣ה אֱ֭לֹהִים אֶת־יִשְׂרָאֵ֑ל מִ֝כֹּ֗ל צָֽרוֹתָיו׃<text:s/></text:span><text:span text:style-name="T1399">‬</text:span>‬‬‬</text:p>
      </text:section>
      <text:section text:name="Sect25" text:style-name="S25">
        <text:p text:style-name="P1400">Psalm 26</text:p>
        <text:p text:style-name="P1401"><text:span text:style-name="T1402">1</text:span><text:span text:style-name="T1403"> לְדָוִ֨ד ׀ שָׁפְטֵ֤נִי יְהוָ֗ה כִּֽי־אֲ֭נִי בְּתֻמִּ֣י הָלַ֑כְתִּי וּבַיהוָ֥ה בָּ֝טַ֗חְתִּי לֹ֣א אֶמְעָֽד׃<text:s/></text:span></text:p>
        <text:p text:style-name="P1404"><text:span text:style-name="T1405">2</text:span><text:span text:style-name="T1406"> בְּחָנֵ֣נִי יְהוָ֣ה וְנַסֵּ֑נִי *צרופה **צָרְפָ֖ה כִלְיוֹתַ֣י וְלִבִּֽי׃<text:s/></text:span><text:span text:style-name="T1407">‬</text:span>‬‬‬</text:p>
        <text:p text:style-name="P1408"><text:span text:style-name="T1409">3</text:span><text:span text:style-name="T1410"> כִּֽי־חַ֭סְדְּךָ לְנֶ֣גֶד עֵינָ֑י וְ֝הִתְהַלַּ֗כְתִּי בַּאֲמִתֶּֽךָ׃<text:s/></text:span><text:span text:style-name="T1411">‬</text:span>‬‬‬</text:p>
        <text:p text:style-name="P1412"><text:span text:style-name="T1413">4</text:span><text:span text:style-name="T1414"> לֹא־יָ֭שַׁבְתִּי עִם־מְתֵי־שָׁ֑וא וְעִ֥ם נַ֝עֲלָמִ֗ים לֹ֣א אָבֽוֹא׃<text:s/></text:span><text:span text:style-name="T1415">‬</text:span>‬‬‬</text:p>
        <text:p text:style-name="P1416"><text:span text:style-name="T1417">5</text:span><text:span text:style-name="T1418"> שָׂ֭נֵאתִי קְהַ֣ל מְרֵעִ֑ים וְעִם־רְ֝שָׁעִ֗ים לֹ֣א אֵשֵֽׁב׃<text:s/></text:span><text:span text:style-name="T1419">‬</text:span>‬‬‬</text:p>
        <text:p text:style-name="P1420"><text:span text:style-name="T1421">6</text:span><text:span text:style-name="T1422"> אֶרְחַ֣ץ בְּנִקָּי֣וֹן כַּפָּ֑י וַאֲסֹבְבָ֖ה אֶת־מִזְבַּחֲךָ֣ יְהוָֽה׃<text:s/></text:span><text:span text:style-name="T1423">‬</text:span>‬‬‬</text:p>
        <text:p text:style-name="P1424"><text:span text:style-name="T1425">7</text:span><text:span text:style-name="T1426"> לַ֭שְׁמִעַ בְּק֣וֹל תּוֹדָ֑ה וּ֝לְסַפֵּ֗ר כָּל־נִפְלְאוֹתֶֽיךָ׃<text:s/></text:span><text:span text:style-name="T1427">‬</text:span>‬‬‬</text:p>
        <text:p text:style-name="P1428"><text:span text:style-name="T1429">8</text:span><text:span text:style-name="T1430"> יְֽהוָ֗ה אָ֭הַבְתִּי מְע֣וֹן בֵּיתֶ֑ךָ וּ֝מְק֗וֹם מִשְׁכַּ֥ן כְּבוֹדֶֽךָ׃<text:s/></text:span><text:span text:style-name="T1431">‬</text:span>‬‬‬</text:p>
        <text:soft-page-break/>
        <text:p text:style-name="P1432"><text:span text:style-name="T1433">9</text:span><text:span text:style-name="T1434"> אַל־תֶּאֱסֹ֣ף עִם־חַטָּאִ֣ים נַפְשִׁ֑י וְעִם־אַנְשֵׁ֖י דָמִ֣ים חַיָּֽי׃<text:s/></text:span><text:span text:style-name="T1435">‬</text:span>‬‬‬</text:p>
        <text:p text:style-name="P1436"><text:span text:style-name="T1437">10</text:span><text:span text:style-name="T1438"> אֲשֶׁר־בִּידֵיהֶ֥ם זִמָּ֑ה וִֽ֝ימִינָ֗ם מָ֣לְאָה שֹּֽׁחַד׃<text:s/></text:span><text:span text:style-name="T1439">‬</text:span>‬‬‬</text:p>
        <text:p text:style-name="P1440"><text:span text:style-name="T1441">11</text:span><text:span text:style-name="T1442"> וַ֭אֲנִי בְּתֻמִּ֥י אֵלֵ֗ךְ פְּדֵ֣נִי וְחָנֵּֽנִי׃<text:s/></text:span><text:span text:style-name="T1443">‬</text:span>‬‬‬</text:p>
        <text:p text:style-name="P1444"><text:span text:style-name="T1445">12</text:span><text:span text:style-name="T1446"> רַ֭גְלִי עָֽמְדָ֣ה בְמִישׁ֑וֹר בְּ֝מַקְהֵלִ֗ים אֲבָרֵ֥ךְ יְהוָֽה׃<text:s/></text:span><text:span text:style-name="T1447">‬</text:span>‬‬‬</text:p>
      </text:section>
      <text:section text:name="Sect26" text:style-name="S26">
        <text:p text:style-name="P1448">Psalm 27</text:p>
        <text:p text:style-name="P1449"><text:span text:style-name="T1450">1</text:span><text:span text:style-name="T1451"> לְדָוִ֨ד ׀ יְהוָ֤ה ׀ אוֹרִ֣י וְ֭יִשְׁעִי מִמִּ֣י אִירָ֑א יְהוָ֥ה מָֽעוֹז־חַ֝יַּ֗י מִמִּ֥י אֶפְחָֽד׃<text:s/></text:span></text:p>
        <text:p text:style-name="P1452"><text:span text:style-name="T1453">2</text:span><text:span text:style-name="T1454"> בִּקְרֹ֤ב עָלַ֨י ׀ מְרֵעִים֮ לֶאֱכֹ֢ל אֶת־בְּשָׂ֫רִ֥י צָרַ֣י וְאֹיְבַ֣י לִ֑י הֵ֖מָּה כָשְׁל֣וּ וְנָפָֽלוּ׃<text:s/></text:span><text:span text:style-name="T1455">‬</text:span>‬‬‬</text:p>
        <text:p text:style-name="P1456"><text:span text:style-name="T1457">3</text:span><text:span text:style-name="T1458"> אִם־תַּחֲנֶ֬ה עָלַ֨י ׀ מַחֲנֶה֮ לֹֽא־יִירָ֢א לִ֫בִּ֥י אִם־תָּק֣וּם עָ֭לַי מִלְחָמָ֑ה בְּ֝זֹ֗את אֲנִ֣י בוֹטֵֽחַ׃<text:s/></text:span><text:span text:style-name="T1459">‬</text:span>‬‬‬</text:p>
        <text:p text:style-name="P1460"><text:span text:style-name="T1461">4</text:span><text:span text:style-name="T1462"> אַחַ֤ת ׀ שָׁאַ֣לְתִּי מֵֽאֵת־יְהוָה֮ אוֹתָ֢הּ אֲבַ֫קֵּ֥שׁ שִׁבְתִּ֣י בְּבֵית־יְ֭הוָה כָּל־יְמֵ֣י חַיַּ֑י לַחֲז֥וֹת בְּנֹֽעַם־יְ֝הוָ֗ה וּלְבַקֵּ֥ר בְּהֵיכָלֽוֹ׃<text:s/></text:span><text:span text:style-name="T1463">‬</text:span>‬‬‬</text:p>
        <text:p text:style-name="P1464"><text:span text:style-name="T1465">5</text:span><text:span text:style-name="T1466"> כִּ֤י יִצְפְּנֵ֨נִי ׀ בְּסֻכֹּה֮ בְּי֢וֹם רָ֫עָ֥ה יַ֭סְתִּרֵנִי בְּסֵ֣תֶר אָהֳל֑וֹ בְּ֝צ֗וּר יְרוֹמְמֵֽנִי׃<text:s/></text:span><text:span text:style-name="T1467">‬</text:span>‬‬‬</text:p>
        <text:p text:style-name="P1468"><text:span text:style-name="T1469">6</text:span><text:span text:style-name="T1470"> וְעַתָּ֨ה יָר֪וּם רֹאשִׁ֡י עַ֤ל אֹֽיְבַ֬י סְֽבִיבוֹתַ֗י וְאֶזְבְּחָ֣ה בְ֭אָהֳלוֹ זִבְחֵ֣י תְרוּעָ֑ה אָשִׁ֥ירָה וַ֝אֲזַמְּרָ֗ה לַיהוָֽה׃<text:s/></text:span><text:span text:style-name="T1471">‬</text:span>‬‬‬</text:p>
        <text:p text:style-name="P1472"><text:span text:style-name="T1473">7</text:span><text:span text:style-name="T1474"> שְׁמַע־יְהוָ֖ה קוֹלִ֥י אֶקְרָ֗א וְחָנֵּ֥נִי וַעֲנֵֽנִי׃<text:s/></text:span><text:span text:style-name="T1475">‬</text:span>‬‬‬</text:p>
        <text:p text:style-name="P1476"><text:span text:style-name="T1477">8</text:span><text:span text:style-name="T1478"> לְךָ֤ ׀ אָמַ֣ר לִ֭בִּי בַּקְּשׁ֣וּ פָנָ֑י אֶת־פָּנֶ֖יךָ יְהוָ֣ה אֲבַקֵּֽשׁ׃<text:s/></text:span><text:span text:style-name="T1479">‬</text:span>‬‬‬</text:p>
        <text:p text:style-name="P1480"><text:span text:style-name="T1481">9</text:span><text:span text:style-name="T1482"> אַל־תַּסְתֵּ֬ר פָּנֶ֨יךָ ׀ מִמֶּנִּי֮ אַֽל־תַּט־בְּאַ֗ף עַ֫בְדֶּ֥ךָ עֶזְרָתִ֥י הָיִ֑יתָ אַֽל־תִּטְּשֵׁ֥נִי וְאַל־תַּֽ֝עַזְבֵ֗נִי אֱלֹהֵ֥י יִשְׁעִֽי׃<text:s/></text:span><text:span text:style-name="T1483">‬</text:span>‬‬‬</text:p>
        <text:p text:style-name="P1484"><text:span text:style-name="T1485">10</text:span><text:span text:style-name="T1486"> כִּי־אָבִ֣י וְאִמִּ֣י עֲזָב֑וּנִי וַֽיהוָ֣ה יַֽאַסְפֵֽנִי׃<text:s/></text:span><text:span text:style-name="T1487">‬</text:span>‬‬‬</text:p>
        <text:p text:style-name="P1488"><text:span text:style-name="T1489">11</text:span><text:span text:style-name="T1490"> ה֤וֹרֵ֥נִי יְהוָ֗ה דַּ֫רְכֶּ֥ךָ וּ֭נְחֵנִי בְּאֹ֣רַח מִישׁ֑וֹר לְ֝מַ֗עַן שׁוֹרְרָֽי׃<text:s/></text:span><text:span text:style-name="T1491">‬</text:span>‬‬‬</text:p>
        <text:p text:style-name="P1492"><text:span text:style-name="T1493">12</text:span><text:span text:style-name="T1494"> אַֽל־תִּ֭תְּנֵנִי בְּנֶ֣פֶשׁ צָרָ֑י כִּ֥י קָֽמוּ־בִ֥י עֵֽדֵי־שֶׁ֝֗קֶר וִיפֵ֥חַ חָמָֽס׃<text:s/></text:span><text:span text:style-name="T1495">‬</text:span>‬‬‬</text:p>
        <text:soft-page-break/>
        <text:p text:style-name="P1496"><text:span text:style-name="T1497">13</text:span><text:span text:style-name="T1498"> לׅׄוּלֵׅׄ֗אׅׄ הֶ֭אֱמַנְתִּי לִרְא֥וֹת בְּֽטוּב־יְהוָ֗ה בְּאֶ֣רֶץ חַיִּֽים׃<text:s/></text:span><text:span text:style-name="T1499">‬</text:span>‬‬‬‬</text:p>
        <text:p text:style-name="P1500"><text:span text:style-name="T1501">14</text:span><text:span text:style-name="T1502"> קַוֵּ֗ה אֶל־יְה֫וָ֥ה חֲ֭זַק וְיַאֲמֵ֣ץ לִבֶּ֑ךָ וְ֝קַוֵּ֗ה אֶל־יְהוָֽה׃<text:s/></text:span><text:span text:style-name="T1503">‬</text:span>‬‬‬</text:p>
      </text:section>
      <text:section text:name="Sect27" text:style-name="S27">
        <text:p text:style-name="P1504">Psalm 28</text:p>
        <text:p text:style-name="P1505"><text:span text:style-name="T1506">1</text:span><text:span text:style-name="T1507"> לְדָוִ֡ד אֵ֘לֶ֤יךָ יְהוָ֨ה ׀ אֶקְרָ֗א צוּרִי֮ אַֽל־תֶּחֱרַ֢שׁ מִּ֫מֶּ֥נִּי פֶּן־תֶּֽחֱשֶׁ֥ה מִמֶּ֑נִּי וְ֝נִמְשַׁ֗לְתִּי עִם־י֥וֹרְדֵי בֽוֹר׃<text:s/></text:span></text:p>
        <text:p text:style-name="P1508"><text:span text:style-name="T1509">2</text:span><text:span text:style-name="T1510"> שְׁמַ֤ע ק֣וֹל תַּ֭חֲנוּנַי בְּשַׁוְּעִ֣י אֵלֶ֑יךָ בְּנָשְׂאִ֥י יָ֝דַ֗י אֶל־דְּבִ֥יר קָדְשֶֽׁךָ׃<text:s/></text:span><text:span text:style-name="T1511">‬</text:span>‬‬‬</text:p>
        <text:p text:style-name="P1512"><text:span text:style-name="T1513">3</text:span><text:span text:style-name="T1514"> אַל־תִּמְשְׁכֵ֣נִי עִם־רְשָׁעִים֮ וְעִם־פֹּ֢עֲלֵ֫י אָ֥וֶן דֹּבְרֵ֣י שָׁ֭לוֹם עִם־רֵֽעֵיהֶ֑ם וְ֝רָעָ֗ה בִּלְבָבָֽם׃<text:s/></text:span><text:span text:style-name="T1515">‬</text:span>‬‬‬</text:p>
        <text:p text:style-name="P1516"><text:span text:style-name="T1517">4</text:span><text:span text:style-name="T1518"> תֶּן־לָהֶ֣ם כְּפָעֳלָם֮ וּכְרֹ֢עַ מַֽעַלְלֵ֫יהֶ֥ם כְּמַעֲשֵׂ֣ה יְ֭דֵיהֶם תֵּ֣ן לָהֶ֑ם הָשֵׁ֖ב גְּמוּלָ֣ם לָהֶֽם׃<text:s/></text:span><text:span text:style-name="T1519">‬</text:span>‬‬‬</text:p>
        <text:p text:style-name="P1520"><text:span text:style-name="T1521">5</text:span><text:span text:style-name="T1522"> כִּ֤י לֹ֤א יָבִ֡ינוּ אֶל־פְּעֻלֹּ֣ת יְ֭הוָה וְאֶל־מַעֲשֵׂ֣ה יָדָ֑יו יֶ֝הֶרְסֵ֗ם וְלֹ֣א יִבְנֵֽם׃<text:s/></text:span><text:span text:style-name="T1523">‬</text:span>‬‬‬</text:p>
        <text:p text:style-name="P1524"><text:span text:style-name="T1525">6</text:span><text:span text:style-name="T1526"> בָּר֥וּךְ יְהוָ֑ה כִּי־שָׁ֝מַע ק֣וֹל תַּחֲנוּנָֽי׃<text:s/></text:span><text:span text:style-name="T1527">‬</text:span>‬‬‬</text:p>
        <text:p text:style-name="P1528"><text:span text:style-name="T1529">7</text:span><text:span text:style-name="T1530"> יְהוָ֤ה ׀ עֻזִּ֥י וּמָגִנִּי֮ בּ֤וֹ בָטַ֥ח לִבִּ֗י וְֽנֶ֫עֱזָ֥רְתִּי וַיַּעֲלֹ֥ז לִבִּ֑י וּֽמִשִּׁירִ֥י אֲהוֹדֶנּוּ׃<text:s/></text:span><text:span text:style-name="T1531">‬</text:span>‬‬‬</text:p>
        <text:p text:style-name="P1532"><text:span text:style-name="T1533">8</text:span><text:span text:style-name="T1534"> יְהוָ֥ה עֹֽז־לָ֑מוֹ וּמָ֘ע֤וֹז יְשׁוּע֖וֹת מְשִׁיח֣וֹ הֽוּא׃<text:s/></text:span><text:span text:style-name="T1535">‬</text:span>‬‬‬</text:p>
        <text:p text:style-name="P1536"><text:span text:style-name="T1537">9</text:span><text:span text:style-name="T1538"> הוֹשִׁ֤יעָה ׀ אֶת־עַמֶּ֗ךָ וּבָרֵ֥ךְ אֶת־נַחֲלָתֶ֑ךָ וּֽרְעֵ֥ם וְ֝נַשְּׂאֵ֗ם עַד־הָעוֹלָֽם׃<text:s/></text:span><text:span text:style-name="T1539">‬</text:span>‬‬‬</text:p>
      </text:section>
      <text:section text:name="Sect28" text:style-name="S28">
        <text:p text:style-name="P1540"><text:span text:style-name="T1541">Psalm 29</text:span>‬‬‬‬‬‬</text:p>
        <text:p text:style-name="P1542"><text:span text:style-name="T1543">1</text:span><text:span text:style-name="T1544"> מִזְמ֗וֹר לְדָ֫וִ֥ד הָב֣וּ לֽ͏ַ֭יהוָה בְּנֵ֣י אֵלִ֑ים הָב֥וּ לַ֝יהוָ֗ה כָּב֥וֹד וָעֹֽז׃<text:s/></text:span></text:p>
        <text:p text:style-name="P1545"><text:span text:style-name="T1546">2</text:span><text:span text:style-name="T1547"> הָב֣וּ לַֽ֭יהוָה כְּב֣וֹד שְׁמ֑וֹ הִשְׁתַּחֲו֥וּ לַ֝יהוָ֗ה בְּהַדְרַת־קֹֽדֶשׁ׃<text:s/></text:span><text:span text:style-name="T1548">‬</text:span>‬‬‬</text:p>
        <text:p text:style-name="P1549"><text:span text:style-name="T1550">3</text:span><text:span text:style-name="T1551"> ק֥וֹל יְהוָ֗ה עַל־הַ֫מָּ֥יִם אֵֽל־הַכָּב֥וֹד הִרְעִ֑ים יְ֝הוָ֗ה עַל־מַ֥יִם רַבִּֽים׃<text:s/></text:span><text:span text:style-name="T1552">‬</text:span>‬‬‬</text:p>
        <text:p text:style-name="P1553"><text:span text:style-name="T1554">4</text:span><text:span text:style-name="T1555"> קוֹל־יְהוָ֥ה בַּכֹּ֑חַ ק֥וֹל יְ֝הוָ֗ה בֶּהָדָֽר׃<text:s/></text:span><text:span text:style-name="T1556">‬</text:span>‬‬‬</text:p>
        <text:soft-page-break/>
        <text:p text:style-name="P1557"><text:span text:style-name="T1558">5</text:span><text:span text:style-name="T1559"> ק֣וֹל יְ֭הוָה שֹׁבֵ֣ר אֲרָזִ֑ים וַיְשַׁבֵּ֥ר יְ֝הוָ֗ה אֶת־אַרְזֵ֥י הַלְּבָנֽוֹן׃<text:s/></text:span><text:span text:style-name="T1560">‬</text:span>‬‬‬</text:p>
        <text:p text:style-name="P1561"><text:span text:style-name="T1562">6</text:span><text:span text:style-name="T1563"> וַיַּרְקִידֵ֥ם כְּמוֹ־עֵ֑גֶל לְבָנ֥וֹן וְ֝שִׂרְיֹ֗ן כְּמ֣וֹ בֶן־רְאֵמִֽים׃<text:s/></text:span><text:span text:style-name="T1564">‬</text:span>‬‬‬</text:p>
        <text:p text:style-name="P1565"><text:span text:style-name="T1566">7</text:span><text:span text:style-name="T1567"> קוֹל־יְהוָ֥ה חֹצֵ֗ב לַהֲב֥וֹת אֵֽשׁ׃<text:s/></text:span><text:span text:style-name="T1568">‬</text:span>‬‬‬</text:p>
        <text:p text:style-name="P1569"><text:span text:style-name="T1570">8</text:span><text:span text:style-name="T1571"> ק֣וֹל יְ֭הוָה יָחִ֣יל מִדְבָּ֑ר יָחִ֥יל יְ֝הוָ֗ה מִדְבַּ֥ר קָדֵֽשׁ׃<text:s/></text:span><text:span text:style-name="T1572">‬</text:span>‬‬‬</text:p>
        <text:p text:style-name="P1573"><text:span text:style-name="T1574">9</text:span><text:span text:style-name="T1575"> ק֤וֹל יְהוָ֨ה ׀ יְחוֹלֵ֣ל אַיָּלוֹת֮ וַֽיֶּחֱשֹׂ֢ף יְעָ֫ר֥וֹת וּבְהֵיכָל֑וֹ כֻּ֝לּ֗וֹ אֹמֵ֥ר כָּבֽוֹד׃<text:s/></text:span><text:span text:style-name="T1576">‬</text:span>‬‬‬</text:p>
        <text:p text:style-name="P1577"><text:span text:style-name="T1578">10</text:span><text:span text:style-name="T1579"> יְ֭הוָה לַמַּבּ֣וּל יָשָׁ֑ב וַיֵּ֥שֶׁב יְ֝הוָ֗ה מֶ֣לֶךְ לְעוֹלָֽם׃<text:s/></text:span><text:span text:style-name="T1580">‬</text:span>‬‬‬</text:p>
        <text:p text:style-name="P1581"><text:span text:style-name="T1582">11</text:span><text:span text:style-name="T1583"> יְֽהוָ֗ה עֹ֭ז לְעַמּ֣וֹ יִתֵּ֑ן יְהוָ֓ה ׀ יְבָרֵ֖ךְ אֶת־עַמּ֣וֹ בַשָּׁלֽוֹם׃<text:s/></text:span><text:span text:style-name="T1584">‬</text:span>‬‬‬</text:p>
      </text:section>
      <text:section text:name="Sect29" text:style-name="S29">
        <text:p text:style-name="P1585">Psalm 30</text:p>
        <text:p text:style-name="P1586"><text:span text:style-name="T1587">1</text:span><text:span text:style-name="T1588"> מִזְמ֡וֹר שִׁיר־חֲנֻכַּ֖ת הַבַּ֣יִת לְדָוִֽד׃<text:s/></text:span></text:p>
        <text:p text:style-name="P1589"><text:span text:style-name="T1590">2</text:span><text:span text:style-name="T1591"> אֲרוֹמִמְךָ֣ יְ֭הוָה כִּ֣י דִלִּיתָ֑נִי וְלֹא־שִׂמַּ֖חְתָּ אֹיְבַ֣י לִֽי׃<text:s/></text:span><text:span text:style-name="T1592">‬</text:span>‬‬‬</text:p>
        <text:p text:style-name="P1593"><text:span text:style-name="T1594">3</text:span><text:span text:style-name="T1595"> יְהוָ֥ה אֱלֹהָ֑י שִׁוַּ֥עְתִּי אֵ֝לֶ֗יךָ וַתִּרְפָּאֵֽנִי׃<text:s/></text:span><text:span text:style-name="T1596">‬</text:span>‬‬‬</text:p>
        <text:p text:style-name="P1597"><text:span text:style-name="T1598">4</text:span><text:span text:style-name="T1599"> יְֽהוָ֗ה הֶֽעֱלִ֣יתָ מִּן־שְׁא֣וֹל נַפְשִׁ֑י חִ֝יִּיתַ֗נִי *מיורדי־**מִיָּֽרְדִי־בֽוֹר׃<text:s/></text:span><text:span text:style-name="T1600">‬</text:span>‬‬‬</text:p>
        <text:p text:style-name="P1601"><text:span text:style-name="T1602">5</text:span><text:span text:style-name="T1603"> זַמְּר֣וּ לַיהוָ֣ה חֲסִידָ֑יו וְ֝הוֹד֗וּ לְזֵ֣כֶר קָדְשֽׁוֹ׃<text:s/></text:span><text:span text:style-name="T1604">‬</text:span>‬‬‬</text:p>
        <text:p text:style-name="P1605"><text:span text:style-name="T1606">6</text:span><text:span text:style-name="T1607"> כִּ֤י רֶ֨גַע ׀ בְּאַפּוֹ֮ חַיִּ֢ים בִּרְצ֫וֹנ֥וֹ בָּ֭עֶרֶב יָלִ֥ין בֶּ֗כִי וְלַבֹּ֥קֶר רִנָּֽה׃<text:s/></text:span><text:span text:style-name="T1608">‬</text:span>‬‬‬</text:p>
        <text:p text:style-name="P1609"><text:span text:style-name="T1610">7</text:span><text:span text:style-name="T1611"> וַ֭אֲנִי אָמַ֣רְתִּי בְשַׁלְוִ֑י בַּל־אֶמּ֥וֹט לְעוֹלָֽם׃<text:s/></text:span><text:span text:style-name="T1612">‬</text:span>‬‬‬</text:p>
        <text:p text:style-name="P1613"><text:span text:style-name="T1614">8</text:span><text:span text:style-name="T1615"> יְֽהוָ֗ה בִּרְצוֹנְךָ֮ הֶעֱמַ֢דְתָּה לְֽהַרְרִ֫י עֹ֥ז הִסְתַּ֥רְתָּ פָנֶ֗יךָ הָיִ֥יתִי נִבְהָֽל׃<text:s/></text:span><text:span text:style-name="T1616">‬</text:span>‬‬‬</text:p>
        <text:p text:style-name="P1617"><text:span text:style-name="T1618">9</text:span><text:span text:style-name="T1619"> אֵלֶ֣יךָ יְהוָ֣ה אֶקְרָ֑א וְאֶל־אֲ֝דֹנָ֗י אֶתְחַנָּֽן׃<text:s/></text:span><text:span text:style-name="T1620">‬</text:span>‬‬‬</text:p>
        <text:soft-page-break/>
        <text:p text:style-name="P1621"><text:span text:style-name="T1622">10</text:span><text:span text:style-name="T1623"> מַה־בֶּ֥צַע בְּדָמִי֮ בְּרִדְתִּ֢י אֶ֫ל שָׁ֥חַת הֲיוֹדְךָ֥ עָפָ֑ר הֲיַגִּ֥יד אֲמִתֶּֽךָ׃<text:s/></text:span><text:span text:style-name="T1624">‬</text:span>‬‬‬</text:p>
        <text:p text:style-name="P1625"><text:span text:style-name="T1626">11</text:span><text:span text:style-name="T1627"> שְׁמַע־יְהוָ֥ה וְחָנֵּ֑נִי יְ֝הוָה הֱ‍ֽיֵה־עֹזֵ֥ר לִֽי׃<text:s/></text:span><text:span text:style-name="T1628">‬</text:span>‬‬‬</text:p>
        <text:p text:style-name="P1629"><text:span text:style-name="T1630">12</text:span><text:span text:style-name="T1631"> הָפַ֣כְתָּ מִסְפְּדִי֮ לְמָח֢וֹל לִ֥י פִּתַּ֥חְתָּ שַׂקִּ֑י וַֽתְּאַזְּרֵ֥נִי שִׂמְחָֽה׃<text:s/></text:span><text:span text:style-name="T1632">‬</text:span>‬‬‬</text:p>
        <text:p text:style-name="P1633"><text:span text:style-name="T1634">13</text:span><text:span text:style-name="T1635"> לְמַ֤עַן ׀ יְזַמֶּרְךָ֣ כָ֭בוֹד וְלֹ֣א יִדֹּ֑ם יְהוָ֥ה אֱ֝לֹהַ֗י לְעוֹלָ֥ם אוֹדֶֽךָּ׃<text:s/></text:span><text:span text:style-name="T1636">‬</text:span>‬‬‬</text:p>
      </text:section>
      <text:section text:name="Sect30" text:style-name="S30">
        <text:p text:style-name="P1637">Psalm 31</text:p>
        <text:p text:style-name="P1638"><text:span text:style-name="T1639">1</text:span><text:span text:style-name="T1640"> לַמְנַצֵּ֗חַ מִזְמ֥וֹר לְדָוִֽד׃<text:s/></text:span></text:p>
        <text:p text:style-name="P1641"><text:span text:style-name="T1642">2</text:span><text:span text:style-name="T1643"> בְּךָֽ־</text:span><text:span text:style-name="T1644">‬‏יְהוָ֣ה חָ֭סִיתִי אַל־אֵב֣וֹשָׁה לְעוֹלָ֑ם בְּצִדְקָתְךָ֥ פַלְּטֵֽנִי׃<text:s/></text:span><text:span text:style-name="T1645">‬</text:span>‬‬‬‬</text:p>
        <text:p text:style-name="P1646"><text:span text:style-name="T1647">3</text:span><text:span text:style-name="T1648"> הַטֵּ֤ה אֵלַ֨י ׀ אָזְנְךָ֮ מְהֵרָ֢ה הַצִּ֫ילֵ֥נִי הֱיֵ֤ה לִ֨י ׀ לְֽצוּר־מָ֭עוֹז לְבֵ֥ית מְצוּד֗וֹת לְהוֹשִׁיעֵֽנִי׃<text:s/></text:span><text:span text:style-name="T1649">‬</text:span>‬‬‬</text:p>
        <text:p text:style-name="P1650"><text:span text:style-name="T1651">4</text:span><text:span text:style-name="T1652"> כִּֽי־סַלְעִ֣י וּמְצוּדָתִ֣י אָ֑תָּה וּלְמַ֥עַן שִׁ֝מְךָ֗ תַּֽנְחֵ֥נִי וּֽתְנַהֲלֵֽנִי׃<text:s/></text:span><text:span text:style-name="T1653">‬</text:span>‬‬‬</text:p>
        <text:p text:style-name="P1654"><text:span text:style-name="T1655">5</text:span><text:span text:style-name="T1656"> תּוֹצִיאֵ֗נִי מֵרֶ֣שֶׁת ז֭וּ טָ֣מְנוּ לִ֑י כִּֽי־אַ֝תָּה מָֽעוּזִּי׃<text:s/></text:span><text:span text:style-name="T1657">‬</text:span>‬‬‬</text:p>
        <text:p text:style-name="P1658"><text:span text:style-name="T1659">6</text:span><text:span text:style-name="T1660"> בְּיָדְךָ֮ אַפְקִ֢יד ר֫וּחִ֥י פָּדִ֖יתָה אוֹתִ֥י יְהוָ֗ה אֵ֣ל אֱמֶֽת׃<text:s/></text:span><text:span text:style-name="T1661">‬</text:span>‬‬‬</text:p>
        <text:p text:style-name="P1662"><text:span text:style-name="T1663">7</text:span><text:span text:style-name="T1664"> שָׂנֵ֗אתִי הַשֹּׁמְרִ֥ים הַבְלֵי־שָׁ֑וא וַ֝אֲנִ֗י אֶל־יְהוָ֥ה בָּטָֽחְתִּי׃<text:s/></text:span><text:span text:style-name="T1665">‬</text:span>‬‬‬</text:p>
        <text:p text:style-name="P1666"><text:span text:style-name="T1667">8</text:span><text:span text:style-name="T1668"> אָגִ֥ילָה וְאֶשְׂמְחָ֗ה בְּחַ֫סְדֶּ֥ךָ אֲשֶׁ֣ר רָ֭אִיתָ אֶת־עָנְיִ֑י יָ֝דַ֗עְתָּ בְּצָר֥וֹת נַפְשִֽׁי׃<text:s/></text:span><text:span text:style-name="T1669">‬</text:span>‬‬‬</text:p>
        <text:p text:style-name="P1670"><text:span text:style-name="T1671">9</text:span><text:span text:style-name="T1672"> וְלֹ֣א הִ֭סְגַּרְתַּנִי בְּיַד־אוֹיֵ֑ב הֶֽעֱמַ֖דְתָּ בַמֶּרְחָ֣ב רַגְלָֽי׃<text:s/></text:span><text:span text:style-name="T1673">‬</text:span>‬‬‬</text:p>
        <text:p text:style-name="P1674"><text:span text:style-name="T1675">10</text:span><text:span text:style-name="T1676"> חָנֵּ֥נִי יְהוָה֮ כִּ֤י צַ֫ר־לִ֥י עָשְׁשָׁ֖ה בְכַ֥עַס עֵינִ֗י נַפְשִׁ֥י וּבִטְנִֽי׃<text:s/></text:span><text:span text:style-name="T1677">‬</text:span>‬‬‬</text:p>
        <text:p text:style-name="P1678"><text:span text:style-name="T1679">11</text:span><text:span text:style-name="T1680"> כִּ֤י כָל֪וּ בְיָג֡וֹן חַיַּי֮ וּשְׁנוֹתַ֢י בַּאֲנָ֫חָ֥ה כָּשַׁ֣ל בַּעֲוֺנִ֣י כֹחִ֑י וַעֲצָמַ֥י עָשֵֽׁשׁוּ׃<text:s/></text:span><text:span text:style-name="T1681">‬</text:span>‬‬‬</text:p>
        <text:p text:style-name="P1682"><text:span text:style-name="T1683">12</text:span><text:span text:style-name="T1684"> מִכָּל־צֹרְרַ֨י הָיִ֪יתִי חֶרְפָּ֡ה וְלִשֲׁכֵנַ֨י ׀ מְאֹד֮ וּפַ֢חַד לִֽמְיֻדָּ֫עָ֥י רֹאַ֥י בַּח֑וּץ נָדְד֥וּ מִמֶּֽנִּי׃<text:s/></text:span><text:span text:style-name="T1685">‬</text:span>‬‬‬</text:p>
        <text:soft-page-break/>
        <text:p text:style-name="P1686"><text:span text:style-name="T1687">13</text:span><text:span text:style-name="T1688"> נִ֭שְׁכַּחְתִּי כְּמֵ֣ת מִלֵּ֑ב הָ֝יִ֗יתִי כִּכְלִ֥י אֹבֵֽד׃<text:s/></text:span><text:span text:style-name="T1689">‬</text:span>‬‬‬</text:p>
        <text:p text:style-name="P1690"><text:span text:style-name="T1691">14</text:span><text:span text:style-name="T1692"> כִּ֤י שָׁמַ֨עְתִּי ׀ דִּבַּ֥ת רַבִּים֮ מָג֢וֹר מִסָּ֫בִ֥יב בְּהִוָּסְדָ֣ם יַ֣חַד עָלַ֑י לָקַ֖חַת נַפְשִׁ֣י זָמָֽמוּ׃<text:s/></text:span><text:span text:style-name="T1693">‬</text:span>‬‬‬</text:p>
        <text:p text:style-name="P1694"><text:span text:style-name="T1695">15</text:span><text:span text:style-name="T1696"> וַאֲנִ֤י ׀ עָלֶ֣יךָ בָטַ֣חְתִּי יְהוָ֑ה אָ֝מַ֗רְתִּי אֱלֹהַ֥י אָֽתָּה׃<text:s/></text:span><text:span text:style-name="T1697">‬</text:span>‬‬‬</text:p>
        <text:p text:style-name="P1698"><text:span text:style-name="T1699">16</text:span><text:span text:style-name="T1700"> בְּיָדְךָ֥ עִתֹּתָ֑י הַצִּ֘ילֵ֤נִי מִיַּד־א֝וֹיְבַ֗י וּמֵרֹדְפָֽי׃<text:s/></text:span><text:span text:style-name="T1701">‬</text:span>‬‬‬</text:p>
        <text:p text:style-name="P1702"><text:span text:style-name="T1703">17</text:span><text:span text:style-name="T1704"> הָאִ֣ירָה פָ֭נֶיךָ עַל־עַבְדֶּ֑ךָ ה֖וֹשִׁיעֵ֣נִי בְחַסְדֶּֽךָ׃<text:s/></text:span><text:span text:style-name="T1705">‬</text:span>‬‬‬</text:p>
        <text:p text:style-name="P1706"><text:span text:style-name="T1707">18</text:span><text:span text:style-name="T1708"> יְֽהוָ֗ה אַל־אֵ֭בוֹשָׁה כִּ֣י קְרָאתִ֑יךָ יֵבֹ֥שׁוּ רְ֝שָׁעִ֗ים יִדְּמ֥וּ לִשְׁאֽוֹל׃<text:s/></text:span><text:span text:style-name="T1709">‬</text:span>‬‬‬</text:p>
        <text:p text:style-name="P1710"><text:span text:style-name="T1711">19</text:span><text:span text:style-name="T1712"> תֵּ֥אָלַ֗מְנָה שִׂפְתֵ֫י שָׁ֥קֶר הַדֹּבְר֖וֹת עַל־צַדִּ֥יק עָתָ֗ק בְּגַאֲוָ֥ה וָבוּז׃<text:s/></text:span><text:span text:style-name="T1713">‬</text:span>‬‬‬‬</text:p>
        <text:p text:style-name="P1714"><text:span text:style-name="T1715">20</text:span><text:span text:style-name="T1716"> מָ֤ה רַֽב־טוּבְךָ֮ אֲשֶׁר־צָפַ֢נְתָּ לִּֽירֵ֫אֶ֥יךָ פָּ֭עַלְתָּ לַחֹסִ֣ים בָּ֑ךְ נֶ֝֗גֶד בְּנֵ֣י אָדָם׃<text:s/></text:span><text:span text:style-name="T1717">‬</text:span>‬‬‬</text:p>
        <text:p text:style-name="P1718"><text:span text:style-name="T1719">21</text:span><text:span text:style-name="T1720"> תַּסְתִּירֵ֤ם ׀ בְּסֵ֥תֶר פָּנֶיךָ֮ מֵֽרֻכְסֵ֫י אִ֥ישׁ תִּצְפְּנֵ֥ם בְּסֻכָּ֗ה מֵרִ֥יב לְשֹׁנֽוֹת׃<text:s/></text:span><text:span text:style-name="T1721">‬</text:span>‬‬‬</text:p>
        <text:p text:style-name="P1722"><text:span text:style-name="T1723">22</text:span><text:span text:style-name="T1724"> בָּר֥וּךְ יְהוָ֑ה כִּ֥י הִפְלִ֘יא חַסְדּ֥וֹ לִ֝֗י בְּעִ֣יר מָצֽוֹר׃<text:s/></text:span><text:span text:style-name="T1725">‬</text:span>‬‬‬</text:p>
        <text:p text:style-name="P1726"><text:span text:style-name="T1727">23</text:span><text:span text:style-name="T1728"> וַאֲנִ֤י ׀ אָ֘מַ֤רְתִּי בְחָפְזִ֗י נִגְרַזְתִּי֮ מִנֶּ֢גֶד עֵ֫ינֶ֥יךָ אָכֵ֗ן שָׁ֭מַעְתָּ ק֥וֹל תַּחֲנוּנַ֗י בְּשַׁוְּעִ֥י אֵלֶֽיךָ׃<text:s/></text:span><text:span text:style-name="T1729">‬</text:span>‬‬‬</text:p>
        <text:p text:style-name="P1730"><text:span text:style-name="T1731">24</text:span><text:span text:style-name="T1732"> אֽ͏ֶהֱב֥וּ אֶת־יְהוָ֗ה כָּֽל־חֲסִ֫ידָ֥יו אֱ֭מוּנִים נֹצֵ֣ר יְהוָ֑ה וּמְשַׁלֵּ֥ם עַל־יֶ֝֗תֶר עֹשֵׂ֥ה גַאֲוָֽה׃<text:s/></text:span><text:span text:style-name="T1733">‬</text:span>‬‬‬</text:p>
        <text:p text:style-name="P1734"><text:span text:style-name="T1735">25</text:span><text:span text:style-name="T1736"> חִ֭זְקוּ וְיַאֲמֵ֣ץ לְבַבְכֶ֑ם כָּל־הַ֝מְיַחֲלִ֗ים לַיהוָֽה׃<text:s/></text:span><text:span text:style-name="T1737">‬</text:span>‬‬‬</text:p>
      </text:section>
      <text:section text:name="Sect31" text:style-name="S31">
        <text:p text:style-name="P1738">Psalm 32</text:p>
        <text:p text:style-name="P1739"><text:span text:style-name="T1740">1</text:span><text:span text:style-name="T1741"> לְדָוִ֗ד מַ֫שְׂכִּ֥יל אַשְׁרֵ֥י נְֽשׂוּי־פֶּ֗שַׁע כְּס֣וּי חֲטָאָֽה׃<text:s/></text:span><text:span text:style-name="T1742">‬</text:span>‬‬‬‬</text:p>
        <text:p text:style-name="P1743"><text:span text:style-name="T1744">2</text:span><text:span text:style-name="T1745"> אַ֥שְֽׁרֵי אָדָ֗ם לֹ֤א יַחְשֹׁ֬ב יְהוָ֣ה ל֣וֹ עָוֺ֑ן וְאֵ֖ין בְּרוּח֣וֹ רְמִיָּה׃<text:s/></text:span><text:span text:style-name="T1746">‬</text:span>‬‬‬</text:p>
        <text:p text:style-name="P1747"><text:span text:style-name="T1748">3</text:span><text:span text:style-name="T1749"> כִּֽי־הֶ֭חֱרַשְׁתִּי בָּ֣לוּ עֲצָמָ֑י בְּ֝שַׁאֲגָתִ֗י כָּל־הַיּֽוֹם׃<text:s/></text:span><text:span text:style-name="T1750">‬</text:span>‬‬‬</text:p>
        <text:soft-page-break/>
        <text:p text:style-name="P1751"><text:span text:style-name="T1752">4</text:span><text:span text:style-name="T1753"> כִּ֤י ׀ יוֹמָ֣ם וָלַיְלָה֮ תִּכְבַּ֥ד עָלַ֗י יָ֫דֶ֥ךָ נֶהְפַּ֥ךְ לְשַׁדִּ֑י בְּחַרְבֹ֖נֵי קַ֣יִץ סֶֽלָה׃<text:s/></text:span><text:span text:style-name="T1754">‬</text:span>‬‬‬</text:p>
        <text:p text:style-name="P1755"><text:span text:style-name="T1756">5</text:span><text:span text:style-name="T1757"> חַטָּאתִ֨י אוֹדִ֪יעֲךָ֡ וַעֲוֺ֘נִ֤י לֹֽא־כִסִּ֗יתִי אָמַ֗רְתִּי אוֹדֶ֤ה עֲלֵ֣י פְ֭שָׁעַי לַיהוָ֑ה וְאַתָּ֨ה נָ֘שָׂ֤אתָ עֲוֺ֖ן חַטָּאתִ֣י סֶֽלָה׃<text:s/></text:span><text:span text:style-name="T1758">‬</text:span>‬‬‬</text:p>
        <text:p text:style-name="P1759"><text:span text:style-name="T1760">6</text:span><text:span text:style-name="T1761"> עַל־זֹ֡את יִתְפַּלֵּ֬ל כָּל־חָסִ֨יד ׀ אֵלֶיךָ֮ לְעֵ֢ת מְ֫צֹ֥א רַ֗ק לְ֭שֵׁטֶף מַ֣יִם רַבִּ֑ים אֵ֝לָ֗יו לֹ֣א יַגִּֽיעוּ׃<text:s/></text:span><text:span text:style-name="T1762">‬</text:span>‬‬‬</text:p>
        <text:p text:style-name="P1763"><text:span text:style-name="T1764">7</text:span><text:span text:style-name="T1765"> אַתָּ֤ה ׀ סֵ֥תֶר לִי֮ מִצַּ֢ר תִּצְּ֫רֵ֥נִי רָנֵּ֥י פַלֵּ֑ט תְּס֖וֹבְבֵ֣נִי סֶֽלָה׃<text:s/></text:span><text:span text:style-name="T1766">‬</text:span>‬‬‬‬</text:p>
        <text:p text:style-name="P1767"><text:span text:style-name="T1768">8</text:span><text:span text:style-name="T1769"> אַשְׂכִּֽילְךָ֨ ׀ וְֽאוֹרְךָ֗ בְּדֶֽרֶךְ־ז֥וּ תֵלֵ֑ךְ אִֽיעֲצָ֖ה עָלֶ֣יךָ עֵינִֽי׃<text:s/></text:span><text:span text:style-name="T1770">‬</text:span>‬‬‬</text:p>
        <text:p text:style-name="P1771"><text:span text:style-name="T1772">9</text:span><text:span text:style-name="T1773"> אַל־תִּֽהְי֤וּ ׀ כְּס֥וּס כְּפֶרֶד֮ אֵ֤ין הָ֫בִ֥ין בְּמֶֽתֶג־וָרֶ֣סֶן עֶדְי֣וֹ לִבְל֑וֹם בַּ֝֗ל קְרֹ֣ב אֵלֶֽיךָ׃<text:s/></text:span><text:span text:style-name="T1774">‬</text:span>‬‬‬</text:p>
        <text:p text:style-name="P1775"><text:span text:style-name="T1776">10</text:span><text:span text:style-name="T1777"> רַבִּ֥ים מַכְאוֹבִ֗ים לָרָ֫שָׁ֥ע וְהַבּוֹטֵ֥חַ בַּיהוָ֑ה חֶ֝֗סֶד יְסוֹבְבֶֽנּוּ׃<text:s/></text:span><text:span text:style-name="T1778">‬</text:span>‬‬‬</text:p>
        <text:p text:style-name="P1779"><text:span text:style-name="T1780">11</text:span><text:span text:style-name="T1781"> שִׂמְח֬וּ בַֽיהוָ֣ה וְ֭גִילוּ צַדִּיקִ֑ים וְ֝הַרְנִ֗ינוּ כָּל־יִשְׁרֵי־לֵֽב׃<text:s/></text:span><text:span text:style-name="T1782">‬</text:span>‬‬‬</text:p>
      </text:section>
      <text:section text:name="Sect32" text:style-name="S32">
        <text:p text:style-name="P1783">Psalm 33</text:p>
        <text:p text:style-name="P1784"><text:span text:style-name="T1785">1</text:span><text:span text:style-name="T1786"> רַנְּנ֣וּ צַ֭דִּיקִים בַּֽיהוָ֑ה לַ֝יְשָׁרִ֗ים נָאוָ֥ה תְהִלָּֽה׃<text:s/></text:span><text:span text:style-name="T1787">‬</text:span>‬‬‬‬</text:p>
        <text:p text:style-name="P1788"><text:span text:style-name="T1789">2</text:span><text:span text:style-name="T1790"> הוֹד֣וּ לַיהוָ֣ה בְּכִנּ֑וֹר בְּנֵ֥בֶל עָ֝שׂ֗וֹר זַמְּרוּ־לֽוֹ׃<text:s/></text:span><text:span text:style-name="T1791">‬</text:span>‬‬‬</text:p>
        <text:p text:style-name="P1792"><text:span text:style-name="T1793">3</text:span><text:span text:style-name="T1794"> שִֽׁירוּ־ל֭וֹ שִׁ֣יר חָדָ֑שׁ הֵיטִ֥יבוּ נַ֝גֵּ֗ן בִּתְרוּעָֽה׃<text:s/></text:span><text:span text:style-name="T1795">‬</text:span>‬‬‬</text:p>
        <text:p text:style-name="P1796"><text:span text:style-name="T1797">4</text:span><text:span text:style-name="T1798"> כִּֽי־יָשָׁ֥ר דְּבַר־יְהוָ֑ה וְכָל־מַ֝עֲשֵׂ֗הוּ בֶּאֱמוּנָֽה׃<text:s/></text:span><text:span text:style-name="T1799">‬</text:span>‬‬‬</text:p>
        <text:p text:style-name="P1800"><text:span text:style-name="T1801">5</text:span><text:span text:style-name="T1802"> אֹ֭הֵב צְדָקָ֣ה וּמִשְׁפָּ֑ט חֶ֥סֶד יְ֝הוָ֗ה מָלְאָ֥ה הָאָֽרֶץ׃<text:s/></text:span><text:span text:style-name="T1803">‬</text:span>‬‬‬</text:p>
        <text:p text:style-name="P1804"><text:span text:style-name="T1805">6</text:span><text:span text:style-name="T1806"> בִּדְבַ֣ר יְ֭הוָה שָׁמַ֣יִם נַעֲשׂ֑וּ וּבְר֥וּחַ פִּ֝֗יו כָּל־צְבָאָֽם׃<text:s/></text:span><text:span text:style-name="T1807">‬</text:span>‬‬‬</text:p>
        <text:p text:style-name="P1808"><text:span text:style-name="T1809">7</text:span><text:span text:style-name="T1810"> כֹּנֵ֣ס כַּ֭נֵּד מֵ֣י הַיָּ֑ם נֹתֵ֖ן בְּאֹצָר֣וֹת תְּהוֹמֽוֹת׃<text:s/></text:span><text:span text:style-name="T1811">‬</text:span>‬‬‬</text:p>
        <text:p text:style-name="P1812"><text:span text:style-name="T1813">8</text:span><text:span text:style-name="T1814"> יִֽירְא֣וּ מֵ֭יְהוָה כָּל־הָאָ֑רֶץ מִמֶּ֥נּוּ יָ֝ג֗וּרוּ כָּל־יֹשְׁבֵ֥י תֵבֵֽל׃<text:s/></text:span><text:span text:style-name="T1815">‬</text:span>‬‬‬</text:p>
        <text:soft-page-break/>
        <text:p text:style-name="P1816"><text:span text:style-name="T1817">9</text:span><text:span text:style-name="T1818"> כִּ֤י ה֣וּא אָמַ֣ר וַיֶּ֑הִי הֽוּא־צִ֝וָּ֗ה וֽ͏ַיַּעֲמֹֽד׃<text:s/></text:span><text:span text:style-name="T1819">‬</text:span>‬‬‬</text:p>
        <text:p text:style-name="P1820"><text:span text:style-name="T1821">10</text:span><text:span text:style-name="T1822"> יְֽהוָ֗ה הֵפִ֥יר עֲצַת־גּוֹיִ֑ם הֵ֝נִ֗יא מַחְשְׁב֥וֹת עַמִּֽים׃<text:s/></text:span><text:span text:style-name="T1823">‬</text:span>‬‬‬</text:p>
        <text:p text:style-name="P1824"><text:span text:style-name="T1825">11</text:span><text:span text:style-name="T1826"> עֲצַ֣ת יְ֭הוָה לְעוֹלָ֣ם תַּעֲמֹ֑ד מַחְשְׁב֥וֹת לִ֝בּ֗וֹ לְדֹ֣ר וָדֹֽר׃<text:s/></text:span><text:span text:style-name="T1827">‬</text:span>‬‬‬</text:p>
        <text:p text:style-name="P1828"><text:span text:style-name="T1829">12</text:span><text:span text:style-name="T1830"> אַשְׁרֵ֣י הַ֭גּוֹי אֲשֶׁר־יְהוָ֣ה אֱלֹהָ֑יו הָעָ֓ם ׀ בָּחַ֖ר לְנַחֲלָ֣ה ל</text:span><text:span text:style-name="T1831">‬‏וֹ׃<text:s/></text:span><text:span text:style-name="T1832">‬</text:span>‬‬‬‬</text:p>
        <text:p text:style-name="P1833"><text:span text:style-name="T1834">13</text:span><text:span text:style-name="T1835"> מִ֭שָּׁמַיִם הִבִּ֣יט יְהוָ֑ה רָ֝אָ֗ה אֶֽת־כָּל־בְּנֵ֥י הָאָדָֽם׃<text:s/></text:span><text:span text:style-name="T1836">‬</text:span>‬‬‬</text:p>
        <text:p text:style-name="P1837"><text:span text:style-name="T1838">14</text:span><text:span text:style-name="T1839"> מִֽמְּכוֹן־שִׁבְתּ֥וֹ הִשְׁגִּ֑יחַ אֶ֖ל כָּל־יֹשְׁבֵ֣י הָאָֽרֶץ׃<text:s/></text:span><text:span text:style-name="T1840">‬</text:span>‬‬‬</text:p>
        <text:p text:style-name="P1841"><text:span text:style-name="T1842">15</text:span><text:span text:style-name="T1843"> הַיֹּצֵ֣ר יַ֣חַד לִבָּ֑ם הַ֝מֵּבִ֗ין אֶל־כָּל־מַעֲשֵׂיהֶֽם׃<text:s/></text:span><text:span text:style-name="T1844">‬</text:span>‬‬‬</text:p>
        <text:p text:style-name="P1845"><text:span text:style-name="T1846">16</text:span><text:span text:style-name="T1847"> אֵֽין־הַ֭מֶּלֶךְ נוֹשָׁ֣ע בְּרָב־חָ֑יִל גִּ֝בּ֗וֹר לֹֽא־יִנָּצֵ֥ל בְּרָב־כֹּֽחַ׃<text:s/></text:span><text:span text:style-name="T1848">‬</text:span>‬‬‬</text:p>
        <text:p text:style-name="P1849"><text:span text:style-name="T1850">17</text:span><text:span text:style-name="T1851"> שֶׁ֣קֶר הַ֭סּוּס לִתְשׁוּעָ֑ה וּבְרֹ֥ב חֵ֝יל֗וֹ לֹ֣א יְמַלֵּֽט׃<text:s/></text:span><text:span text:style-name="T1852">‬</text:span>‬‬‬</text:p>
        <text:p text:style-name="P1853"><text:span text:style-name="T1854">18</text:span><text:span text:style-name="T1855"> הִנֵּ֤ה עֵ֣ין יְ֭הוָה אֶל־יְרֵאָ֑יו לַֽמְיַחֲלִ֥ים לְחַסְדּֽוֹ׃<text:s/></text:span><text:span text:style-name="T1856">‬</text:span>‬‬‬</text:p>
        <text:p text:style-name="P1857"><text:span text:style-name="T1858">19</text:span><text:span text:style-name="T1859"> לְהַצִּ֣יל מִמָּ֣וֶת נַפְשָׁ֑ם וּ֝לְחַיּוֹתָ֗ם בָּרָעָֽב׃<text:s/></text:span><text:span text:style-name="T1860">‬</text:span>‬‬‬</text:p>
        <text:p text:style-name="P1861"><text:span text:style-name="T1862">20</text:span><text:span text:style-name="T1863"> נַ֭פְשֵׁנוּ חִכְּתָ֣ה לַֽיהוָ֑ה עֶזְרֵ֖נוּ וּמָגִנֵּ֣נוּ הֽוּא׃<text:s/></text:span><text:span text:style-name="T1864">‬</text:span>‬‬‬</text:p>
        <text:p text:style-name="P1865"><text:span text:style-name="T1866">21</text:span><text:span text:style-name="T1867"> כִּי־ב֭וֹ יִשְׂמַ֣ח לִבֵּ֑נוּ כִּ֤י בְשֵׁ֖ם קָדְשׁ֣וֹ בָטָֽחְנוּ׃<text:s/></text:span><text:span text:style-name="T1868">‬</text:span>‬‬‬</text:p>
        <text:p text:style-name="P1869"><text:span text:style-name="T1870">22</text:span><text:span text:style-name="T1871"> יְהִֽי־חַסְדְּךָ֣ יְהוָ֣ה עָלֵ֑ינוּ כַּ֝אֲשֶׁ֗ר יִחַ֥לְנוּ לָֽךְ׃<text:s/></text:span><text:span text:style-name="T1872">‬</text:span>‬‬‬</text:p>
      </text:section>
      <text:section text:name="Sect33" text:style-name="S33">
        <text:p text:style-name="P1873">Psalm 34</text:p>
        <text:p text:style-name="P1874"><text:span text:style-name="T1875">1</text:span><text:span text:style-name="T1876"> לְדָוִ֗ד בְּשַׁנּוֹת֣וֹ אֶת־טַ֭עְמוֹ לִפְנֵ֣י אֲבִימֶ֑לֶךְ וֽ͏ַ֝יְגָרֲשֵׁ֗הוּ וַיֵּלַֽךְ׃<text:s/></text:span><text:span text:style-name="T1877">‬</text:span>‬‬‬‬</text:p>
        <text:p text:style-name="P1878"><text:span text:style-name="T1879">2</text:span><text:span text:style-name="T1880"> אֲבָרֲכָ֣ה אֶת־יְהוָ֣ה בְּכָל־עֵ֑ת תָּ֝מִ֗יד תְּֽהִלָּת֥וֹ בְּפִֽי׃<text:s/></text:span><text:span text:style-name="T1881">‬</text:span>‬‬‬</text:p>
        <text:soft-page-break/>
        <text:p text:style-name="P1882"><text:span text:style-name="T1883">3</text:span><text:span text:style-name="T1884"> בַּ֭יהוָה תִּתְהַלֵּ֣ל נַפְשִׁ֑י יִשְׁמְע֖וּ עֲנָוִ֣ים וְיִשְׂמָֽחוּ׃<text:s/></text:span><text:span text:style-name="T1885">‬</text:span>‬‬‬</text:p>
        <text:p text:style-name="P1886"><text:span text:style-name="T1887">4</text:span><text:span text:style-name="T1888"> גַּדְּל֣וּ לַיהוָ֣ה אִתִּ֑י וּנְרוֹמְמָ֖ה שְׁמ֣וֹ יַחְדָּֽו׃<text:s/></text:span><text:span text:style-name="T1889">‬</text:span>‬‬‬</text:p>
        <text:p text:style-name="P1890"><text:span text:style-name="T1891">5</text:span><text:span text:style-name="T1892"> דָּרַ֣שְׁתִּי אֶת־יְהוָ֣ה וְעָנָ֑נִי וּמִכָּל־מְ֝גוּרוֹתַ֗י הִצִּילָֽנִי׃<text:s/></text:span><text:span text:style-name="T1893">‬</text:span>‬‬‬</text:p>
        <text:p text:style-name="P1894"><text:span text:style-name="T1895">6</text:span><text:span text:style-name="T1896"> הִבִּ֣יטוּ אֵלָ֣יו וְנָהָ֑רוּ וּ֝פְנֵיהֶ֗ם אַל־יֶחְפָּֽרוּ׃<text:s/></text:span><text:span text:style-name="T1897">‬</text:span>‬‬‬</text:p>
        <text:p text:style-name="P1898"><text:span text:style-name="T1899">7</text:span><text:span text:style-name="T1900"> זֶ֤ה עָנִ֣י קָ֭רָא וַיהוָ֣ה שָׁמֵ֑עַ וּמִכָּל־צָ֝רוֹתָ֗יו הוֹשִׁיעֽוֹ׃<text:s/></text:span><text:span text:style-name="T1901">‬</text:span>‬‬‬</text:p>
        <text:p text:style-name="P1902"><text:span text:style-name="T1903">8</text:span><text:span text:style-name="T1904"> חֹנֶ֤ה מַלְאַךְ־יְהוָ֓ה סָ֘בִ֤יב לִֽירֵאָ֗יו וַֽיְחַלְּצֵֽם׃<text:s/></text:span><text:span text:style-name="T1905">‬</text:span>‬‬‬</text:p>
        <text:p text:style-name="P1906"><text:span text:style-name="T1907">9</text:span><text:span text:style-name="T1908"> טַעֲמ֣וּ וּ֭רְאוּ כִּי־ט֣וֹב יְהוָ֑ה אַֽשְׁרֵ֥י הַ֝גֶּ֗בֶר יֶחֱסֶה־בּֽוֹ׃<text:s/></text:span><text:span text:style-name="T1909">‬</text:span>‬‬‬</text:p>
        <text:p text:style-name="P1910"><text:span text:style-name="T1911">10</text:span><text:span text:style-name="T1912"> יְר֣אוּ אֶת־יְהוָ֣ה קְדֹשָׁ֑יו כִּי־אֵ֥ין מַ֝חְס֗וֹר לִירֵאָֽיו׃<text:s/></text:span><text:span text:style-name="T1913">‬</text:span>‬‬‬</text:p>
        <text:p text:style-name="P1914"><text:span text:style-name="T1915">11</text:span><text:span text:style-name="T1916"> כְּ֭פִירִים רָשׁ֣וּ וְרָעֵ֑בוּ וְדֹרְשֵׁ֥י יְ֝הוָ֗ה לֹא־יַחְסְר֥וּ כָל־טֽוֹב׃<text:s/></text:span><text:span text:style-name="T1917">‬</text:span>‬‬‬</text:p>
        <text:p text:style-name="P1918"><text:span text:style-name="T1919">12</text:span><text:span text:style-name="T1920"> לְֽכוּ־בָ֭נִים שִׁמְעוּ־לִ֑י יִֽרְאַ֥ת יְ֝הוָ֗ה אֲלַמֶּדְכֶֽם׃<text:s/></text:span><text:span text:style-name="T1921">‬</text:span>‬‬‬</text:p>
        <text:p text:style-name="P1922"><text:span text:style-name="T1923">13</text:span><text:span text:style-name="T1924"> מִֽי־הָ֭אִישׁ הֶחָפֵ֣ץ חַיִּ֑ים אֹהֵ֥ב יָ֝מִ֗ים לִרְא֥וֹת טֽוֹב׃<text:s/></text:span><text:span text:style-name="T1925">‬</text:span>‬‬‬</text:p>
        <text:p text:style-name="P1926"><text:span text:style-name="T1927">14</text:span><text:span text:style-name="T1928"> נְצֹ֣ר לְשׁוֹנְךָ֣ מֵרָ֑ע וּ֝שְׂפָתֶ֗יךָ מִדַּבֵּ֥ר מִרְמָֽה׃<text:s/></text:span><text:span text:style-name="T1929">‬</text:span>‬‬‬</text:p>
        <text:p text:style-name="P1930"><text:span text:style-name="T1931">15</text:span><text:span text:style-name="T1932"> ס֣וּר מֵ֭רָע וַעֲשֵׂה־ט֑וֹב בַּקֵּ֖שׁ שָׁל֣וֹם וְרָדְפֵֽהוּ׃<text:s/></text:span><text:span text:style-name="T1933">‬</text:span>‬‬‬</text:p>
        <text:p text:style-name="P1934"><text:span text:style-name="T1935">16</text:span><text:span text:style-name="T1936"> עֵינֵ֣י יְ֭הוָה אֶל־צַדִּיקִ֑ים וְ֝אָזְנָ֗יו אֶל־שַׁוְעָתָֽם׃<text:s/></text:span><text:span text:style-name="T1937">‬</text:span>‬‬‬</text:p>
        <text:p text:style-name="P1938"><text:span text:style-name="T1939">17</text:span><text:span text:style-name="T1940"> פְּנֵ֣י יְ֭הוָה בְּעֹ֣שֵׂי רָ֑ע לְהַכְרִ֖ית מֵאֶ֣רֶץ זִכְרָֽם׃<text:s/></text:span><text:span text:style-name="T1941">‬</text:span>‬‬‬</text:p>
        <text:p text:style-name="P1942"><text:span text:style-name="T1943">18</text:span><text:span text:style-name="T1944"> צָעֲק֣וּ וַיהוָ֣ה שָׁמֵ֑עַ וּמִכָּל־צָ֝רוֹתָ֗ם הִצִּילָֽם׃<text:s/></text:span><text:span text:style-name="T1945">‬</text:span>‬‬‬</text:p>
        <text:p text:style-name="P1946"><text:span text:style-name="T1947">19</text:span><text:span text:style-name="T1948"> קָר֣וֹב יְ֭הוָה לְנִשְׁבְּרֵי־לֵ֑ב וְֽאֶת־דַּכְּאֵי־ר֥וּחַ יוֹשִֽׁיעַ׃<text:s/></text:span><text:span text:style-name="T1949">‬</text:span>‬‬‬</text:p>
        <text:soft-page-break/>
        <text:p text:style-name="P1950"><text:span text:style-name="T1951">20</text:span><text:span text:style-name="T1952"> רַ֭בּוֹת רָע֣וֹת צַדִּ֑יק וּ֝מִכֻּלָּ֗ם יַצִּילֶ֥נּוּ יְהוָֽה׃<text:s/></text:span><text:span text:style-name="T1953">‬</text:span>‬‬‬</text:p>
        <text:p text:style-name="P1954"><text:span text:style-name="T1955">21</text:span><text:span text:style-name="T1956"> שֹׁמֵ֥ר כָּל־עַצְמוֹתָ֑יו אַחַ֥ת מֵ֝הֵ֗נָּה לֹ֣א נִשְׁבָּֽרָה׃<text:s/></text:span><text:span text:style-name="T1957">‬</text:span>‬‬‬</text:p>
        <text:p text:style-name="P1958"><text:span text:style-name="T1959">22</text:span><text:span text:style-name="T1960"> תְּמוֹתֵ֣ת רָשָׁ֣ע רָעָ֑ה וְשֹׂנְאֵ֖י צַדִּ֣יק יֶאְשָֽׁמוּ׃<text:s/></text:span><text:span text:style-name="T1961">‬</text:span>‬‬‬</text:p>
        <text:p text:style-name="P1962"><text:span text:style-name="T1963">23</text:span><text:span text:style-name="T1964"> פּוֹדֶ֣ה יְ֭הוָה נֶ֣פֶשׁ עֲבָדָ֑יו וְלֹ֥א יֶ֝אְשְׁמ֗וּ כָּֽל־הַחֹסִ֥ים בּֽוֹ׃<text:s/></text:span><text:span text:style-name="T1965">‬</text:span>‬‬‬</text:p>
      </text:section>
      <text:section text:name="Sect34" text:style-name="S34">
        <text:p text:style-name="P1966">Psalm 35</text:p>
        <text:p text:style-name="P1967"><text:span text:style-name="T1968">1</text:span><text:span text:style-name="T1969"> לְדָוִ֨ד ׀ רִיבָ֣ה יְ֭הוָה אֶת־יְרִיבַ֑י לְ֝חַ֗ם אֶת־לֹֽחֲמָֽי׃<text:s/></text:span></text:p>
        <text:p text:style-name="P1970"><text:span text:style-name="T1971">2</text:span><text:span text:style-name="T1972"> הַחֲזֵ֣ק מָגֵ֣ן וְצִנָּ֑ה וְ֝ק֗וּמָה בְּעֶזְרָתִֽי׃<text:s/></text:span><text:span text:style-name="T1973">‬</text:span>‬‬‬</text:p>
        <text:p text:style-name="P1974"><text:span text:style-name="T1975">3</text:span><text:span text:style-name="T1976"> וְהָ֘רֵ֤ק חֲנִ֣ית וּ֭סְגֹר לִקְרַ֣את רֹדְפָ֑י אֱמֹ֥ר לְ֝נַפְשִׁ֗י יְֽשֻׁעָתֵ֥ךְ אָֽנִי׃<text:s/></text:span><text:span text:style-name="T1977">‬</text:span>‬‬‬</text:p>
        <text:p text:style-name="P1978"><text:span text:style-name="T1979">4</text:span><text:span text:style-name="T1980"> יֵבֹ֣שׁוּ וְיִכָּלְמוּ֮ מְבַקְשֵׁ֢י נַ֫פְשִׁ֥י יִסֹּ֣גוּ אָח֣וֹר וְיַחְפְּר֑וּ חֹ֝שְׁבֵ֗י רָעָתִֽי׃<text:s/></text:span><text:span text:style-name="T1981">‬</text:span>‬‬‬</text:p>
        <text:p text:style-name="P1982"><text:span text:style-name="T1983">5</text:span><text:span text:style-name="T1984"> יִֽהְי֗וּ כְּמֹ֥ץ לִפְנֵי־ר֑וּחַ וּמַלְאַ֖ךְ יְהוָ֣ה דּוֹחֶֽה׃<text:s/></text:span><text:span text:style-name="T1985">‬</text:span>‬‬‬</text:p>
        <text:p text:style-name="P1986"><text:span text:style-name="T1987">6</text:span><text:span text:style-name="T1988"> יְֽהִי־דַרְכָּ֗ם חֹ֥שֶׁךְ וַחֲלַקְלַקּ֑וֹת וּמַלְאַ֥ךְ יְ֝הוָ֗ה רֹדְפָֽם׃<text:s/></text:span><text:span text:style-name="T1989">‬</text:span>‬‬‬</text:p>
        <text:p text:style-name="P1990"><text:span text:style-name="T1991">7</text:span><text:span text:style-name="T1992"> כִּֽי־חִנָּ֣ם טָֽמְנוּ־לִ֭י שַׁ֣חַת רִשְׁתָּ֑ם חִ֝נָּ֗ם חָפְר֥וּ לְנַפְשִֽׁי׃<text:s/></text:span><text:span text:style-name="T1993">‬</text:span>‬‬‬</text:p>
        <text:p text:style-name="P1994"><text:span text:style-name="T1995">8</text:span><text:span text:style-name="T1996"> תְּבוֹאֵ֣הוּ שׁוֹאָה֮ לֹֽא־יֵ֫דָ֥ע וְרִשְׁתּ֣וֹ אֲשֶׁר־טָמַ֣ן תִּלְכְּד֑וֹ בְּ֝שׁוֹאָ֗ה יִפָּל־בָּֽהּ׃<text:s/></text:span><text:span text:style-name="T1997">‬</text:span>‬‬‬</text:p>
        <text:p text:style-name="P1998"><text:span text:style-name="T1999">9</text:span><text:span text:style-name="T2000"> וְ֭נַפְשִׁי תָּגִ֣יל בַּיהוָ֑ה תָּ֝שִׂישׂ בִּישׁוּעָתֽוֹ׃<text:s/></text:span><text:span text:style-name="T2001">‬</text:span>‬‬‬</text:p>
        <text:p text:style-name="P2002"><text:span text:style-name="T2003">10</text:span><text:span text:style-name="T2004"> כָּ֥ל עַצְמוֹתַ֨י ׀ תֹּאמַרְנָה֮ יְהוָ֗ה מִ֥י כָ֫מ֥וֹךָ מַצִּ֣יל עָ֭נִי מֵחָזָ֣ק מִמֶּ֑נּוּ וְעָנִ֥י וְ֝אֶבְי֗וֹן מִגֹּזְלֽוֹ׃<text:s/></text:span><text:span text:style-name="T2005">‬</text:span>‬‬‬</text:p>
        <text:p text:style-name="P2006"><text:span text:style-name="T2007">11</text:span><text:span text:style-name="T2008"> יְ֭קוּמוּן עֵדֵ֣י חָמָ֑ס אֲשֶׁ֥ר לֹא־יָ֝דַ֗עְתִּי יִשְׁאָלֽוּנִי׃<text:s/></text:span><text:span text:style-name="T2009">‬</text:span>‬‬‬</text:p>
        <text:p text:style-name="P2010"><text:span text:style-name="T2011">12</text:span><text:span text:style-name="T2012"> יְשַׁלְּמ֣וּנִי רָ֭עָה תַּ֥חַת טוֹבָ֗ה שְׁכ֣וֹל לְנַפְשִֽׁי׃<text:s/></text:span><text:span text:style-name="T2013">‬</text:span>‬‬‬</text:p>
        <text:soft-page-break/>
        <text:p text:style-name="P2014"><text:span text:style-name="T2015">13</text:span><text:span text:style-name="T2016"> וַאֲנִ֤י ׀ בַּחֲלוֹתָ֡ם לְב֬וּשִׁי שָׂ֗ק עִנֵּ֣יתִי בַצּ֣וֹם נַפְשִׁ֑י וּ֝תְפִלָּתִ֗י עַל־חֵיקִ֥י תָשֽׁוּב׃<text:s/></text:span><text:span text:style-name="T2017">‬</text:span>‬‬‬</text:p>
        <text:p text:style-name="P2018"><text:span text:style-name="T2019">14</text:span><text:span text:style-name="T2020"> כְּרֵֽעַ־כְּאָ֣ח לִ֭י הִתְהַלָּ֑כְתִּי כַּאֲבֶל־אֵ֝֗ם קֹדֵ֥ר שַׁחֽוֹתִי׃<text:s/></text:span><text:span text:style-name="T2021">‬</text:span>‬‬‬</text:p>
        <text:p text:style-name="P2022"><text:span text:style-name="T2023">15</text:span><text:span text:style-name="T2024"> וּבְצַלְעִי֮ שָׂמְח֢וּ וְֽנֶאֱ֫סָ֥פוּ נֶאֶסְפ֬וּ עָלַ֣י נֵ֭כִים וְלֹ֣א יָדַ֑עְתִּי קָֽרְע֥וּ וְלֹא־דָֽמּוּ׃<text:s/></text:span><text:span text:style-name="T2025">‬</text:span>‬‬‬</text:p>
        <text:p text:style-name="P2026"><text:span text:style-name="T2027">16</text:span><text:span text:style-name="T2028"> בְּ֭חַנְפֵי לַעֲגֵ֣י מָע֑וֹג חָרֹ֖ק עָלַ֣י שִׁנֵּֽימוֹ׃<text:s/></text:span><text:span text:style-name="T2029">‬</text:span>‬‬‬</text:p>
        <text:p text:style-name="P2030"><text:span text:style-name="T2031">17</text:span><text:span text:style-name="T2032"> אֲדֹנָי֮ כַּמָּ֢ה תִ֫רְאֶ֥ה הָשִׁ֣יבָה נַ֭פְשִׁי מִשֹּׁאֵיהֶ֑ם מִ֝כְּפִירִ֗ים יְחִידָתִֽי׃<text:s/></text:span><text:span text:style-name="T2033">‬</text:span>‬‬‬</text:p>
        <text:p text:style-name="P2034"><text:span text:style-name="T2035">18</text:span><text:span text:style-name="T2036"> א֭וֹדְךָ בְּקָהָ֣ל רָ֑ב בְּעַ֖ם עָצ֣וּם אֲהַֽלְלֶֽךָּ׃<text:s/></text:span><text:span text:style-name="T2037">‬</text:span>‬‬‬</text:p>
        <text:p text:style-name="P2038"><text:span text:style-name="T2039">19</text:span><text:span text:style-name="T2040"> אַֽל־יִשְׂמְחוּ־לִ֣י אֹיְבַ֣י שֶׁ֑קֶר שֹׂנְאַ֥י חִ֝נָּ֗ם יִקְרְצוּ־עָֽיִן׃<text:s/></text:span><text:span text:style-name="T2041">‬</text:span>‬‬‬</text:p>
        <text:p text:style-name="P2042"><text:span text:style-name="T2043">20</text:span><text:span text:style-name="T2044"> כִּ֤י לֹ֥א שָׁל֗וֹם יְדַ֫בֵּ֥רוּ וְעַ֥ל רִגְעֵי־אֶ֑רֶץ דִּבְרֵ֥י מִ֝רְמוֹת יַחֲשֹׁבֽוּן׃<text:s/></text:span><text:span text:style-name="T2045">‬</text:span>‬‬‬</text:p>
        <text:p text:style-name="P2046"><text:span text:style-name="T2047">21</text:span><text:span text:style-name="T2048"> וַיַּרְחִ֥יבוּ עָלַ֗י פִּ֫יהֶ֥ם אָ֭מְרוּ הֶאָ֣ח ׀ הֶאָ֑ח רָאֲתָ֥ה עֵינֵֽינוּ׃<text:s/></text:span><text:span text:style-name="T2049">‬</text:span>‬‬‬</text:p>
        <text:p text:style-name="P2050"><text:span text:style-name="T2051">22</text:span><text:span text:style-name="T2052"> רָאִ֣יתָה יְ֭הוָה אַֽל־תֶּחֱרַ֑שׁ אֲ֝דֹנָ֗י אֲל־תִּרְחַ֥ק מִמֶּֽנִּי׃<text:s/></text:span><text:span text:style-name="T2053">‬</text:span>‬‬‬</text:p>
        <text:p text:style-name="P2054"><text:span text:style-name="T2055">23</text:span><text:span text:style-name="T2056"> הָעִ֣ירָה וְ֭הָקִיצָה לְמִשְׁפָּטִ֑י אֱלֹהַ֖י וַֽאדֹנָ֣י לְרִיבִֽי׃<text:s/></text:span><text:span text:style-name="T2057">‬</text:span>‬‬‬</text:p>
        <text:p text:style-name="P2058"><text:span text:style-name="T2059">24</text:span><text:span text:style-name="T2060"> שָׁפְטֵ֣נִי כְ֭צִדְקְךָ יְהוָ֥ה אֱלֹהָ֗י וְאַל־יִשְׂמְחוּ־לִֽי׃<text:s/></text:span><text:span text:style-name="T2061">‬</text:span>‬‬‬</text:p>
        <text:p text:style-name="P2062"><text:span text:style-name="T2063">25</text:span><text:span text:style-name="T2064"> אַל־יֹאמְר֣וּ בְ֭לִבָּם הֶאָ֣ח נַפְשֵׁ֑נוּ אַל־יֹ֝אמְר֗וּ בִּֽלַּעֲנֽוּהוּ׃<text:s/></text:span><text:span text:style-name="T2065">‬</text:span>‬‬‬</text:p>
        <text:p text:style-name="P2066"><text:span text:style-name="T2067">26</text:span><text:span text:style-name="T2068"> יֵ֘בֹ֤שׁוּ וְיַחְפְּר֨וּ ׀ יַחְדָּו֮ שְׂמֵחֵ֢י רָעָ֫תִ֥י יִֽלְבְּשׁוּ־בֹ֥שֶׁת וּכְלִמָּ֑ה הַֽמַּגְדִּילִ֥ים עָלָֽי׃<text:s/></text:span><text:span text:style-name="T2069">‬</text:span>‬‬‬‬</text:p>
        <text:p text:style-name="P2070"><text:span text:style-name="T2071">27</text:span><text:span text:style-name="T2072"> יָרֹ֣נּוּ וְיִשְׂמְחוּ֮ חֲפֵצֵ֢י צִ֫דְקִ֥י וְיֹאמְר֣וּ תָ֭מִיד יִגְדַּ֣ל יְהוָ֑ה הֶ֝חָפֵ֗ץ שְׁל֣וֹם עַבְדּֽוֹ׃<text:s/></text:span><text:span text:style-name="T2073">‬</text:span>‬‬‬</text:p>
        <text:p text:style-name="P2074"><text:span text:style-name="T2075">28</text:span><text:span text:style-name="T2076"> וּ֭לְשׁוֹנִי תֶּהְגֶּ֣ה צִדְקֶ֑ךָ כָּל־הַ֝יּוֹם תְּהִלָּתֶֽךָ׃<text:s/></text:span><text:span text:style-name="T2077">‬</text:span>‬‬‬</text:p>
      </text:section>
      <text:section text:name="Sect35" text:style-name="S35">
        <text:soft-page-break/>
        <text:p text:style-name="P2078">Psalm 36</text:p>
        <text:p text:style-name="P2079"><text:span text:style-name="T2080">1</text:span><text:span text:style-name="T2081"> לַמְנַצֵּ֬חַ ׀ לְעֶֽבֶד־יְהוָ֬ה לְדָוִֽד׃<text:s/></text:span></text:p>
        <text:p text:style-name="P2082"><text:span text:style-name="T2083">2</text:span><text:span text:style-name="T2084"> נְאֻֽם־פֶּ֣שַׁע לָ֭רָשָׁע בְּקֶ֣רֶב לִבִּ֑י אֵֽין־פַּ֥חַד אֱ֝לֹהִ֗ים לְנֶ֣גֶד עֵינָֽיו׃<text:s/></text:span><text:span text:style-name="T2085">‬</text:span>‬‬‬</text:p>
        <text:p text:style-name="P2086"><text:span text:style-name="T2087">3</text:span><text:span text:style-name="T2088"> כִּֽי־הֶחֱלִ֣יק אֵלָ֣יו בְּעֵינָ֑יו לִמְצֹ֖א עֲוֺנ֣וֹ לִשְׂנֹֽא׃<text:s/></text:span><text:span text:style-name="T2089">‬</text:span>‬‬‬</text:p>
        <text:p text:style-name="P2090"><text:span text:style-name="T2091">4</text:span><text:span text:style-name="T2092"> דִּבְרֵי־פִ֭יו אָ֣וֶן וּמִרְמָ֑ה חָדַ֖ל לְהַשְׂכִּ֣יל לְהֵיטִֽיב׃<text:s/></text:span><text:span text:style-name="T2093">‬</text:span>‬‬‬</text:p>
        <text:p text:style-name="P2094"><text:span text:style-name="T2095">5</text:span><text:span text:style-name="T2096"> אָ֤וֶן ׀ יַחְשֹׁ֗ב עַֽל־מִשְׁכָּ֫ב֥וֹ יִ֭תְיַצֵּב עַל־דֶּ֣רֶךְ לֹא־ט֑וֹב רָ֝֗ע לֹ֣א יִמְאָֽס׃<text:s/></text:span><text:span text:style-name="T2097">‬</text:span>‬‬‬</text:p>
        <text:p text:style-name="P2098"><text:span text:style-name="T2099">6</text:span><text:span text:style-name="T2100"> יְ֭הוָה בְּהַשָּׁמַ֣יִם חַסְדֶּ֑ךָ אֱ֝מֽוּנָתְךָ֗ עַד־שְׁחָקִֽים׃<text:s/></text:span><text:span text:style-name="T2101">‬</text:span>‬‬‬</text:p>
        <text:p text:style-name="P2102"><text:span text:style-name="T2103">7</text:span><text:span text:style-name="T2104"> צִדְקָֽתְךָ֨ ׀ כְּֽהַרְרֵי־אֵ֗ל מִ֭שְׁפָּטֶךָ תְּה֣וֹם רַבָּ֑ה אָ֤דָֽם־וּבְהֵמָ֖ה תוֹשִׁ֣יעַ יְהוָֽה׃<text:s/></text:span><text:span text:style-name="T2105">‬</text:span>‬‬‬</text:p>
        <text:p text:style-name="P2106"><text:span text:style-name="T2107">8</text:span><text:span text:style-name="T2108"> מַה־יָּקָ֥ר חַסְדְּךָ֗ אֱלֹ֫הִ֥ים וּבְנֵ֥י אָדָ֑ם בְּצֵ֥ל כְּ֝נָפֶ֗יךָ יֶחֱסָיֽוּן׃<text:s/></text:span><text:span text:style-name="T2109">‬</text:span>‬‬‬</text:p>
        <text:p text:style-name="P2110"><text:span text:style-name="T2111">9</text:span><text:span text:style-name="T2112"> יִ֭רְוִיֻן מִדֶּ֣שֶׁן בֵּיתֶ֑ךָ וְנַ֖חַל עֲדָנֶ֣יךָ תַשְׁקֵֽם׃<text:s/></text:span><text:span text:style-name="T2113">‬</text:span>‬‬‬</text:p>
        <text:p text:style-name="P2114"><text:span text:style-name="T2115">10</text:span><text:span text:style-name="T2116"> כִּֽי־עִ֭מְּךָ מְק֣וֹר חַיִּ֑ים בְּ֝אוֹרְךָ֗ נִרְאֶה־אֽוֹר׃<text:s/></text:span><text:span text:style-name="T2117">‬</text:span>‬‬‬</text:p>
        <text:p text:style-name="P2118"><text:span text:style-name="T2119">11</text:span><text:span text:style-name="T2120"> מְשֹׁ֣ךְ חַ֭סְדְּךָ לְיֹדְעֶ֑יךָ וְ֝צִדְקָֽתְךָ֗ לְיִשְׁרֵי־לֵֽב׃<text:s/></text:span><text:span text:style-name="T2121">‬</text:span>‬‬‬</text:p>
        <text:p text:style-name="P2122"><text:span text:style-name="T2123">12</text:span><text:span text:style-name="T2124"> אַל־תְּ֭בוֹאֵנִי רֶ֣גֶל גַּאֲוָ֑ה וְיַד־רְ֝שָׁעִ֗ים אַל־תְּנִדֵֽנִי׃<text:s/></text:span><text:span text:style-name="T2125">‬</text:span>‬‬‬</text:p>
        <text:p text:style-name="P2126"><text:span text:style-name="T2127">13</text:span><text:span text:style-name="T2128"> שָׁ֣ם נָ֭פְלוּ פֹּ֣עֲלֵי אָ֑וֶן דֹּ֝ח֗וּ וְלֹא־יָ֥כְלוּ קֽוּם׃<text:s/></text:span><text:span text:style-name="T2129">‬</text:span>‬‬‬</text:p>
      </text:section>
      <text:section text:name="Sect36" text:style-name="S36">
        <text:p text:style-name="P2130">Psalm 37</text:p>
        <text:p text:style-name="P2131"><text:span text:style-name="T2132">1</text:span><text:span text:style-name="T2133"> לְדָוִ֨ד ׀ אַל־תִּתְחַ֥ר בַּמְּרֵעִ֑ים אַל־תְּ֝קַנֵּ֗א בְּעֹשֵׂ֥י עַוְלָֽה׃<text:s/></text:span></text:p>
        <text:soft-page-break/>
        <text:p text:style-name="P2134"><text:span text:style-name="T2135">2</text:span><text:span text:style-name="T2136"> כִּ֣י כֶ֭חָצִיר מְהֵרָ֣ה יִמָּ֑לוּ וּכְיֶ֥רֶק דֶּ֝֗שֶׁא יִבּוֹלֽוּן׃<text:s/></text:span><text:span text:style-name="T2137">‬</text:span>‬‬‬</text:p>
        <text:p text:style-name="P2138"><text:span text:style-name="T2139">3</text:span><text:span text:style-name="T2140"> בְּטַ֣ח בַּֽ֭יהוָה וַעֲשֵׂה־ט֑וֹב שְׁכָן־אֶ֝֗רֶץ וּרְעֵ֥ה אֱמוּנָֽה׃<text:s/></text:span><text:span text:style-name="T2141">‬</text:span>‬‬‬</text:p>
        <text:p text:style-name="P2142"><text:span text:style-name="T2143">4</text:span><text:span text:style-name="T2144"> וְהִתְעַנַּ֥ג עַל־יְהוָ֑ה וְיִֽתֶּן־לְ֝ךָ֗ מִשְׁאֲלֹ֥ת לִבֶּֽךָ׃<text:s/></text:span><text:span text:style-name="T2145">‬</text:span>‬‬‬</text:p>
        <text:p text:style-name="P2146"><text:span text:style-name="T2147">5</text:span><text:span text:style-name="T2148"> גּ֣וֹל עַל־יְהוָ֣ה דַּרְכֶּ֑ךָ וּבְטַ֥ח עָ֝לָ֗יו וְה֣וּא יַעֲשֶֽׂה׃<text:s/></text:span><text:span text:style-name="T2149">‬</text:span>‬‬‬</text:p>
        <text:p text:style-name="P2150"><text:span text:style-name="T2151">6</text:span><text:span text:style-name="T2152"> וְהוֹצִ֣יא כָא֣וֹר צִדְקֶ֑ךָ וּ֝מִשְׁפָּטֶ֗ךָ כַּֽצָּהֳרָֽיִם׃<text:s/></text:span><text:span text:style-name="T2153">‬</text:span>‬‬‬</text:p>
        <text:p text:style-name="P2154"><text:span text:style-name="T2155">7</text:span><text:span text:style-name="T2156"> דּ֤וֹם ׀ לַיהוָה֮ וְהִתְח֢וֹלֵ֫ל ל֥וֹ אַל־תִּ֭תְחַר בְּמַצְלִ֣יחַ דַּרְכּ֑וֹ בְּ֝אִ֗ישׁ עֹשֶׂ֥ה מְזִמּֽוֹת׃<text:s/></text:span><text:span text:style-name="T2157">‬</text:span>‬‬‬</text:p>
        <text:p text:style-name="P2158"><text:span text:style-name="T2159">8</text:span><text:span text:style-name="T2160"> הֶ֣רֶף מֵ֭אַף וַעֲזֹ֣ב חֵמָ֑ה אַל־תִּ֝תְחַ֗ר אַךְ־לְהָרֵֽעַ׃<text:s/></text:span><text:span text:style-name="T2161">‬</text:span>‬‬‬</text:p>
        <text:p text:style-name="P2162"><text:span text:style-name="T2163">9</text:span><text:span text:style-name="T2164"> כִּֽי־מְ֭רֵעִים יִכָּרֵת֑וּן וְקֹוֵ֥י יְ֝הוָ֗ה הֵ֣מָּה יִֽירְשׁוּ־אָֽרֶץ׃<text:s/></text:span><text:span text:style-name="T2165">‬</text:span>‬‬‬</text:p>
        <text:p text:style-name="P2166"><text:span text:style-name="T2167">10</text:span><text:span text:style-name="T2168"> וְע֣וֹד מְ֭עַט וְאֵ֣ין רָשָׁ֑ע וְהִתְבּוֹנַ֖נְתָּ עַל־מְקוֹמ֣וֹ וְאֵינֶֽנּוּ׃<text:s/></text:span><text:span text:style-name="T2169">‬</text:span>‬‬‬</text:p>
        <text:p text:style-name="P2170"><text:span text:style-name="T2171">11</text:span><text:span text:style-name="T2172"> וַעֲנָוִ֥ים יִֽירְשׁוּ־אָ֑רֶץ וְ֝הִתְעַנְּג֗וּ עַל־רֹ֥ב שָׁלֽוֹם׃<text:s/></text:span><text:span text:style-name="T2173">‬</text:span>‬‬‬</text:p>
        <text:p text:style-name="P2174"><text:span text:style-name="T2175">12</text:span><text:span text:style-name="T2176"> זֹמֵ֣ם רָ֭שָׁע לַצַּדִּ֑יק וְחֹרֵ֖ק עָלָ֣יו שִׁנָּֽיו׃<text:s/></text:span><text:span text:style-name="T2177">‬</text:span>‬‬‬</text:p>
        <text:p text:style-name="P2178"><text:span text:style-name="T2179">13</text:span><text:span text:style-name="T2180"> אֲדֹנָ֥י יִשְׂחַק־ל֑וֹ כִּֽי־רָ֝אָ֗ה כִּֽי־יָבֹ֥א יוֹמֽוֹ׃<text:s/></text:span><text:span text:style-name="T2181">‬</text:span>‬‬‬</text:p>
        <text:p text:style-name="P2182"><text:span text:style-name="T2183">14</text:span><text:span text:style-name="T2184"> חֶ֤רֶב ׀ פָּֽתְח֣וּ רְשָׁעִים֮ וְדָרְכ֢וּ קַ֫שְׁתָּ֥ם לְ֭הַפִּיל עָנִ֣י וְאֶבְי֑וֹן לִ֝טְב֗וֹחַ יִשְׁרֵי־דָֽרֶךְ׃<text:s/></text:span><text:span text:style-name="T2185">‬</text:span>‬‬‬</text:p>
        <text:p text:style-name="P2186"><text:span text:style-name="T2187">15</text:span><text:span text:style-name="T2188"> חַ֭רְבָּם תָּב֣וֹא בְלִבָּ֑ם וְ֝קַשְּׁתוֹתָ֗ם תִּשָּׁבַֽרְנָה׃<text:s/></text:span><text:span text:style-name="T2189">‬</text:span>‬‬‬</text:p>
        <text:p text:style-name="P2190"><text:span text:style-name="T2191">16</text:span><text:span text:style-name="T2192"> טוֹב־מְ֭עַט לַצַּדִּ֑יק מֵ֝הֲמ֗וֹן רְשָׁעִ֥ים רַבִּֽים׃<text:s/></text:span><text:span text:style-name="T2193">‬</text:span>‬‬‬</text:p>
        <text:p text:style-name="P2194"><text:span text:style-name="T2195">17</text:span><text:span text:style-name="T2196"> כִּ֤י זְרוֹע֣וֹת רְ֭שָׁעִים תִּשָּׁבַ֑רְנָה וְסוֹמֵ֖ךְ צַדִּיקִ֣ים יְהוָֽה׃<text:s/></text:span><text:span text:style-name="T2197">‬</text:span>‬‬‬</text:p>
        <text:p text:style-name="P2198"><text:span text:style-name="T2199">18</text:span><text:span text:style-name="T2200"> יוֹדֵ֣עַ יְ֭הוָה יְמֵ֣י תְמִימִ֑ם וְ֝נַחֲלָתָ֗ם לְעוֹלָ֥ם תִּהְיֶֽה׃<text:s/></text:span><text:span text:style-name="T2201">‬</text:span>‬‬‬</text:p>
        <text:soft-page-break/>
        <text:p text:style-name="P2202"><text:span text:style-name="T2203">19</text:span><text:span text:style-name="T2204"> לֹֽא־יֵ֭בֹשׁוּ בְּעֵ֣ת רָעָ֑ה וּבִימֵ֖י רְעָב֣וֹן יִשְׂבָּֽעוּ׃<text:s/></text:span><text:span text:style-name="T2205">‬</text:span>‬‬‬</text:p>
        <text:p text:style-name="P2206"><text:span text:style-name="T2207">20</text:span><text:span text:style-name="T2208"> כִּ֤י רְשָׁעִ֨ים ׀ יֹאבֵ֗דוּ וְאֹיְבֵ֣י יְ֭הוָה כִּיקַ֣ר כָּרִ֑ים כָּל֖וּ בֶעָשָׁ֣ן כָּֽלוּ׃<text:s/></text:span><text:span text:style-name="T2209">‬</text:span>‬‬‬</text:p>
        <text:p text:style-name="P2210"><text:span text:style-name="T2211">21</text:span><text:span text:style-name="T2212"> לֹוֶ֣ה רָ֭שָׁע וְלֹ֣א יְשַׁלֵּ֑ם וְ֝צַדִּ֗יק חוֹנֵ֥ן וְנוֹתֵֽן׃<text:s/></text:span><text:span text:style-name="T2213">‬</text:span>‬‬‬</text:p>
        <text:p text:style-name="P2214"><text:span text:style-name="T2215">22</text:span><text:span text:style-name="T2216"> כִּ֣י מְ֭בֹרָכָיו יִ֣ירְשׁוּ אָ֑רֶץ וּ֝מְקֻלָּלָ֗יו יִכָּרֵֽתוּ׃<text:s/></text:span><text:span text:style-name="T2217">‬</text:span>‬‬‬</text:p>
        <text:p text:style-name="P2218"><text:span text:style-name="T2219">23</text:span><text:span text:style-name="T2220"> מֵ֭יְהוָה מִֽצְעֲדֵי־גֶ֥בֶר כּוֹנָ֗נוּ וְדַרְכּ֥וֹ יֶחְפָּֽץ׃<text:s/></text:span><text:span text:style-name="T2221">‬</text:span>‬‬‬</text:p>
        <text:p text:style-name="P2222"><text:span text:style-name="T2223">24</text:span><text:span text:style-name="T2224"> כִּֽי־יִפֹּ֥ל לֹֽא־יוּטָ֑ל כִּֽי־יְ֝הוָ֗ה סוֹמֵ֥ךְ יָדֽוֹ׃<text:s/></text:span><text:span text:style-name="T2225">‬</text:span>‬‬‬</text:p>
        <text:p text:style-name="P2226"><text:span text:style-name="T2227">25</text:span><text:span text:style-name="T2228"> נַ֤עַר ׀ הָיִ֗יתִי גַּם־זָ֫קַ֥נְתִּי וְֽלֹא־רָ֭אִיתִי צַדִּ֣יק נֶעֱזָ֑ב וְ֝זַרְע֗וֹ מְבַקֶּשׁ־לָֽחֶם׃<text:s/></text:span><text:span text:style-name="T2229">‬</text:span>‬‬‬</text:p>
        <text:p text:style-name="P2230"><text:span text:style-name="T2231">26</text:span><text:span text:style-name="T2232"> כָּל־הַ֭יּוֹם חוֹנֵ֣ן וּמַלְוֶ֑ה וְ֝זַרְע֗וֹ לִבְרָכָֽה׃<text:s/></text:span><text:span text:style-name="T2233">‬</text:span>‬‬‬</text:p>
        <text:p text:style-name="P2234"><text:span text:style-name="T2235">27</text:span><text:span text:style-name="T2236"> ס֣וּר מֵ֭רָע וַעֲשֵׂה־ט֗וֹב וּשְׁכֹ֥ן לְעוֹלָֽם׃<text:s/></text:span><text:span text:style-name="T2237">‬</text:span>‬‬‬</text:p>
        <text:p text:style-name="P2238"><text:span text:style-name="T2239">28</text:span><text:span text:style-name="T2240"> כִּ֤י יְהוָ֨ה ׀ אֹ֘הֵ֤ב מִשְׁפָּ֗ט וְלֹא־יַעֲזֹ֣ב אֶת־חֲ֭סִידָיו לְעוֹלָ֣ם נִשְׁמָ֑רוּ וְזֶ֖רַע רְשָׁעִ֣ים נִכְרָֽת׃<text:s/></text:span><text:span text:style-name="T2241">‬</text:span>‬‬‬</text:p>
        <text:p text:style-name="P2242"><text:span text:style-name="T2243">29</text:span><text:span text:style-name="T2244"> צַדִּיקִ֥ים יִֽירְשׁוּ־אָ֑רֶץ וְיִשְׁכְּנ֖וּ לָעַ֣ד עָלֶֽיהָ׃<text:s/></text:span><text:span text:style-name="T2245">‬</text:span>‬‬‬</text:p>
        <text:p text:style-name="P2246"><text:span text:style-name="T2247">30</text:span><text:span text:style-name="T2248"> פִּֽי־צַ֭דִּיק יֶהְגֶּ֣ה חָכְמָ֑ה וּ֝לְשׁוֹנ֗וֹ תְּדַבֵּ֥ר מִשְׁפָּֽט׃<text:s/></text:span><text:span text:style-name="T2249">‬</text:span>‬‬‬</text:p>
        <text:p text:style-name="P2250"><text:span text:style-name="T2251">31</text:span><text:span text:style-name="T2252"> תּוֹרַ֣ת אֱלֹהָ֣יו בְּלִבּ֑וֹ לֹ֖א תִמְעַ֣ד אֲשֻׁרָיו׃<text:s/></text:span>‬‬‬‬</text:p>
        <text:p text:style-name="P2253"><text:span text:style-name="T2254">32</text:span><text:span text:style-name="T2255"> צוֹפֶ֣ה רָ֭שָׁע לַצַּדִּ֑יק וּ֝מְבַקֵּ֗שׁ לַהֲמִיתוֹ׃<text:s/></text:span><text:span text:style-name="T2256">‬</text:span>‬‬‬</text:p>
        <text:p text:style-name="P2257"><text:span text:style-name="T2258">33</text:span><text:span text:style-name="T2259"> יְ֭הוָה לֹא־יַעַזְבֶ֣נּוּ בְיָד֑וֹ וְלֹ֥א יַ֝רְשִׁיעֶ֗נּוּ בְּהִשָּׁפְטֽוֹ׃<text:s/></text:span><text:span text:style-name="T2260">‬</text:span>‬‬‬</text:p>
        <text:p text:style-name="P2261"><text:span text:style-name="T2262">34</text:span><text:span text:style-name="T2263"> קַוֵּ֤ה אֶל־יְהוָ֨ה ׀ וּשְׁמֹ֬ר דַּרְכּ֗וֹ וִֽ֭ירוֹמִמְךָ לָרֶ֣שֶׁת אָ֑רֶץ בְּהִכָּרֵ֖ת רְשָׁעִ֣ים תִּרְאֶֽה׃<text:s/></text:span><text:span text:style-name="T2264">‬</text:span>‬‬‬</text:p>
        <text:p text:style-name="P2265"><text:span text:style-name="T2266">35</text:span><text:span text:style-name="T2267"> רָ֭אִיתִי רָשָׁ֣ע עָרִ֑יץ וּ֝מִתְעָרֶ֗ה כְּאֶזְרָ֥ח רַעֲנָֽן׃<text:s/></text:span><text:span text:style-name="T2268">‬</text:span>‬‬‬</text:p>
        <text:soft-page-break/>
        <text:p text:style-name="P2269"><text:span text:style-name="T2270">36</text:span><text:span text:style-name="T2271"> וַ֭יּֽ͏ַעֲבֹר וְהִנֵּ֣ה אֵינֶ֑נּוּ וָֽ֝אֲבַקְשֵׁ֗הוּ וְלֹ֣א נִמְצָֽא׃<text:s/></text:span><text:span text:style-name="T2272">‬</text:span>‬‬‬</text:p>
        <text:p text:style-name="P2273"><text:span text:style-name="T2274">37</text:span><text:span text:style-name="T2275"> שְׁמָר־תָּ֭ם וּרְאֵ֣ה יָשָׁ֑ר כִּֽי־אַחֲרִ֖ית לְאִ֣ישׁ שָׁלֽוֹם׃<text:s/></text:span><text:span text:style-name="T2276">‬</text:span>‬‬‬</text:p>
        <text:p text:style-name="P2277"><text:span text:style-name="T2278">38</text:span><text:span text:style-name="T2279"> וּֽ֭פֹשְׁעִים נִשְׁמְד֣וּ יַחְדָּ֑ו אַחֲרִ֖ית רְשָׁעִ֣ים נִכְרָֽתָה׃<text:s/></text:span><text:span text:style-name="T2280">‬</text:span>‬‬‬</text:p>
        <text:p text:style-name="P2281"><text:span text:style-name="T2282">39</text:span><text:span text:style-name="T2283"> וּתְשׁוּעַ֣ת צַ֭דִּיקִים מֵיְהוָ֑ה מָֽ֝עוּזָּ֗ם בְּעֵ֣ת צָרָֽה׃<text:s/></text:span><text:span text:style-name="T2284">‬</text:span>‬‬‬</text:p>
        <text:p text:style-name="P2285"><text:span text:style-name="T2286">40</text:span><text:span text:style-name="T2287"> וַֽיַּעְזְרֵ֥ם יְהוָ֗ה וַֽיְפַלְּ֫טֵ֥ם יְפַלְּטֵ֣ם מֵ֭רְשָׁעִים וְיוֹשִׁיעֵ֑ם כִּי־חָ֥סוּ בֽוֹ׃<text:s/></text:span><text:span text:style-name="T2288">‬</text:span>‬‬‬</text:p>
      </text:section>
      <text:section text:name="Sect37" text:style-name="S37">
        <text:p text:style-name="P2289">Psalm 38</text:p>
        <text:p text:style-name="P2290"><text:span text:style-name="T2291">1</text:span><text:span text:style-name="T2292"> מִזְמ֖וֹר לְדָוִ֣ד לְהַזְכִּֽיר׃<text:s/></text:span></text:p>
        <text:p text:style-name="P2293"><text:span text:style-name="T2294">2</text:span><text:span text:style-name="T2295"> יְֽהוָ֗ה אַל־בְּקֶצְפְּךָ֥ תוֹכִיחֵ֑נִי וּֽבַחֲמָתְךָ֥ תְיַסְּרֵֽנִי׃<text:s/></text:span><text:span text:style-name="T2296">‬</text:span>‬‬‬</text:p>
        <text:p text:style-name="P2297"><text:span text:style-name="T2298">3</text:span><text:span text:style-name="T2299"> כִּֽי־חִ֭צֶּיךָ נִ֣חֲתוּ בִ֑י וַתִּנְחַ֖ת עָלַ֣י יָדֶֽךָ׃<text:s/></text:span><text:span text:style-name="T2300">‬</text:span>‬‬‬</text:p>
        <text:p text:style-name="P2301"><text:span text:style-name="T2302">4</text:span><text:span text:style-name="T2303"> אֵין־מְתֹ֣ם בִּ֭בְשָׂרִי מִפְּנֵ֣י זַעְמֶ֑ךָ אֵין־שָׁל֥וֹם בַּ֝עֲצָמַ֗י מִפְּנֵ֥י חַטָּאתִֽי׃<text:s/></text:span><text:span text:style-name="T2304">‬</text:span>‬‬‬</text:p>
        <text:p text:style-name="P2305"><text:span text:style-name="T2306">5</text:span><text:span text:style-name="T2307"> כִּ֣י עֲ֭וֺנֹתַי עָבְר֣וּ רֹאשִׁ֑י כְּמַשָּׂ֥א כָ֝בֵ֗ד יִכְבְּד֥וּ מִמֶּֽנִּי׃<text:s/></text:span><text:span text:style-name="T2308">‬</text:span>‬‬‬</text:p>
        <text:p text:style-name="P2309"><text:span text:style-name="T2310">6</text:span><text:span text:style-name="T2311"> הִבְאִ֣ישׁוּ נָ֭מַקּוּ חַבּוּרֹתָ֑י מִ֝פְּנֵ֗י אִוַּלְתִּֽי׃<text:s/></text:span><text:span text:style-name="T2312">‬</text:span>‬‬‬</text:p>
        <text:p text:style-name="P2313"><text:span text:style-name="T2314">7</text:span><text:span text:style-name="T2315"> נַעֲוֵ֣יתִי שַׁחֹ֣תִי עַד־מְאֹ֑ד כָּל־הַ֝יּ֗וֹם קֹדֵ֥ר הִלָּֽכְתִּי׃<text:s/></text:span><text:span text:style-name="T2316">‬</text:span>‬‬‬</text:p>
        <text:p text:style-name="P2317"><text:span text:style-name="T2318">8</text:span><text:span text:style-name="T2319"> כִּֽי־כְ֭סָלַי מָלְא֣וּ נִקְלֶ֑ה וְאֵ֥ין מְ֝תֹ֗ם בִּבְשָׂרִֽי׃<text:s/></text:span><text:span text:style-name="T2320">‬</text:span>‬‬‬</text:p>
        <text:p text:style-name="P2321"><text:span text:style-name="T2322">9</text:span><text:span text:style-name="T2323"> נְפוּג֣וֹתִי וְנִדְכֵּ֣יתִי עַד־מְאֹ֑ד שָׁ֝אַ֗גְתִּי מִֽנַּהֲמַ֥ת לִבִּֽי׃<text:s/></text:span><text:span text:style-name="T2324">‬</text:span>‬‬‬</text:p>
        <text:p text:style-name="P2325"><text:span text:style-name="T2326">10</text:span><text:span text:style-name="T2327"> אֲ‍ֽדנָ֗י נֶגְדְּךָ֥ כָל־תַּאֲוָתִ֑י וְ֝אַנְחָתִ֗י מִמְּךָ֥ לֹא־נִסְתָּֽרָה׃<text:s/></text:span><text:span text:style-name="T2328">‬</text:span>‬‬‬‬</text:p>
        <text:p text:style-name="P2329"><text:span text:style-name="T2330">11</text:span><text:span text:style-name="T2331"> לִבִּ֣י סְ֭חַרְחַר עֲזָבַ֣נִי כֹחִ֑י וְֽאוֹר־עֵינַ֥י גַּם־הֵ֝֗ם אֵ֣ין אִתִּֽי׃<text:s/></text:span><text:span text:style-name="T2332">‬</text:span>‬‬‬</text:p>
        <text:soft-page-break/>
        <text:p text:style-name="P2333"><text:span text:style-name="T2334">12</text:span><text:span text:style-name="T2335"> אֹֽהֲבַ֨י ׀ וְרֵעַ֗י מִנֶּ֣גֶד נִגְעִ֣י יַעֲמֹ֑דוּ וּ֝קְרוֹבַ֗י מֵרָחֹ֥ק עָמָֽדוּ׃<text:s/></text:span><text:span text:style-name="T2336">‬</text:span>‬‬‬</text:p>
        <text:p text:style-name="P2337"><text:span text:style-name="T2338">13</text:span><text:span text:style-name="T2339"> וַיְנַקְשׁ֤וּ ׀ מְבַקְשֵׁ֬י נַפְשִׁ֗י וְדֹרְשֵׁ֣י רָ֭עָתִי דִּבְּר֣וּ הַוּ֑וֹת וּ֝מִרְמ֗וֹת כָּל־הַיּ֥וֹם יֶהְגּֽוּ׃<text:s/></text:span><text:span text:style-name="T2340">‬</text:span>‬‬‬</text:p>
        <text:p text:style-name="P2341"><text:span text:style-name="T2342">14</text:span><text:span text:style-name="T2343"> וַאֲנִ֣י כְ֭חֵרֵשׁ לֹ֣א אֶשְׁמָ֑ע וּ֝כְאִלֵּ֗ם לֹ֣א יִפְתַּח־פִּֽיו׃<text:s/></text:span><text:span text:style-name="T2344">‬</text:span>‬‬‬</text:p>
        <text:p text:style-name="P2345"><text:span text:style-name="T2346">15</text:span><text:span text:style-name="T2347"> וָאֱהִ֗י כְּ֭אִישׁ אֲשֶׁ֣ר לֹא־שֹׁמֵ֑עַ וְאֵ֥ין בְּ֝פִ֗יו תּוֹכָֽחוֹת׃<text:s/></text:span><text:span text:style-name="T2348">‬</text:span>‬‬‬</text:p>
        <text:p text:style-name="P2349"><text:span text:style-name="T2350">16</text:span><text:span text:style-name="T2351"> כִּֽי־לְךָ֣ יְהוָ֣ה הוֹחָ֑לְתִּי אַתָּ֥ה תַ֝עֲנֶ֗ה אֲדֹנָ֥י אֱלֹהָֽי׃<text:s/></text:span><text:span text:style-name="T2352">‬</text:span>‬‬‬</text:p>
        <text:p text:style-name="P2353"><text:span text:style-name="T2354">17</text:span><text:span text:style-name="T2355"> כִּֽי־אָ֭מַרְתִּי פֶּן־יִשְׂמְחוּ־לִ֑י בְּמ֥וֹט רַ֝גְלִ֗י עָלַ֥י הִגְדִּֽילוּ׃<text:s/></text:span><text:span text:style-name="T2356">‬</text:span>‬‬‬</text:p>
        <text:p text:style-name="P2357"><text:span text:style-name="T2358">18</text:span><text:span text:style-name="T2359"> כִּֽי־אֲ֭נִי לְצֶ֣לַע נָכ֑וֹן וּמַכְאוֹבִ֖י נֶגְדִּ֣י תָמִֽיד׃<text:s/></text:span><text:span text:style-name="T2360">‬</text:span>‬‬‬</text:p>
        <text:p text:style-name="P2361"><text:span text:style-name="T2362">19</text:span><text:span text:style-name="T2363"> כִּֽי־עֲוֺנִ֥י אַגִּ֑יד אֶ֝דְאַ֗ג מֵ֖חַטָּאתִֽי׃<text:s/></text:span><text:span text:style-name="T2364">‬</text:span>‬‬‬</text:p>
        <text:p text:style-name="P2365"><text:span text:style-name="T2366">20</text:span><text:span text:style-name="T2367"> וְֽ֭אֹיְבַי חַיִּ֣ים עָצֵ֑מוּ וְרַבּ֖וּ שֹׂנְאַ֣י שָֽׁקֶר׃<text:s/></text:span><text:span text:style-name="T2368">‬</text:span>‬‬‬</text:p>
        <text:p text:style-name="P2369"><text:span text:style-name="T2370">21</text:span><text:span text:style-name="T2371"> וּמְשַׁלְּמֵ֣י רָ֭עָה תַּ֣חַת טוֹבָ֑ה יִ֝שְׂטְנ֗וּנִי תַּ֣חַת *רדופי־**רָֽדְפִי־טֽוֹב׃<text:s/></text:span><text:span text:style-name="T2372">‬</text:span>‬‬‬</text:p>
        <text:p text:style-name="P2373"><text:span text:style-name="T2374">22</text:span><text:span text:style-name="T2375"> אַל־תַּֽעַזְבֵ֥נִי יְהוָ֑ה אֱ֝לֹהַ֗י אַל־תִּרְחַ֥ק מִמֶּֽנִּי׃<text:s/></text:span><text:span text:style-name="T2376">‬</text:span>‬‬‬</text:p>
        <text:p text:style-name="P2377"><text:span text:style-name="T2378">23</text:span><text:span text:style-name="T2379"> ח֥וּשָׁה לְעֶזְרָתִ֑י אֲ֝דֹנָ֗י תְּשׁוּעָתִֽי׃<text:s/></text:span><text:span text:style-name="T2380">‬</text:span>‬‬‬</text:p>
      </text:section>
      <text:section text:name="Sect38" text:style-name="S38">
        <text:p text:style-name="P2381">Psalm 39</text:p>
        <text:p text:style-name="P2382"><text:span text:style-name="T2383">1</text:span><text:span text:style-name="T2384"> לַמְנַצֵּ֥חַ *לידיתון **לִֽידוּת֗וּן מִזְמ֥וֹר לְדָוִֽד׃<text:s/></text:span></text:p>
        <text:p text:style-name="P2385"><text:span text:style-name="T2386">2</text:span><text:span text:style-name="T2387"> אָמַ֗רְתִּי אֶֽשְׁמְרָ֣ה דְרָכַי֮ מֵחֲט֢וֹא בִלְשׁ֫וֹנִ֥י אֶשְׁמְרָ֥ה לְפִ֥י מַחְס֑וֹם בְּעֹ֖ד רָשָׁ֣ע לְנֶגְדִּֽי׃<text:s/></text:span><text:span text:style-name="T2388">‬</text:span>‬‬‬</text:p>
        <text:p text:style-name="P2389"><text:span text:style-name="T2390">3</text:span><text:span text:style-name="T2391"> נֶאֱלַ֣מְתִּי ד֭וּמִיָּה הֶחֱשֵׁ֣יתִי מִטּ֑וֹב וּכְאֵבִ֥י נֶעְכָּֽר׃<text:s/></text:span><text:span text:style-name="T2392">‬</text:span>‬‬‬</text:p>
        <text:p text:style-name="P2393"><text:span text:style-name="T2394">4</text:span><text:span text:style-name="T2395"> חַם־לִבִּ֨י ׀ בְּקִרְבִּ֗י בַּהֲגִיגִ֥י תִבְעַר־אֵ֑שׁ דִּ֝בַּ֗רְתִּי בִּלְשֽׁוֹנִי׃<text:s/></text:span><text:span text:style-name="T2396">‬</text:span>‬‬‬</text:p>
        <text:soft-page-break/>
        <text:p text:style-name="P2397"><text:span text:style-name="T2398">5</text:span><text:span text:style-name="T2399"> הוֹדִ֘יעֵ֤נִי יְהוָ֨ה ׀ קִצִּ֗י וּמִדַּ֣ת יָמַ֣י מַה־הִ֑יא אֵ֝דְעָ֗ה מֶה־חָדֵ֥ל אָֽנִי׃<text:s/></text:span><text:span text:style-name="T2400">‬</text:span>‬‬‬</text:p>
        <text:p text:style-name="P2401"><text:span text:style-name="T2402">6</text:span><text:span text:style-name="T2403"> הִנֵּ֤ה טְפָח֨וֹת ׀ נָ֘תַ֤תָּה יָמַ֗י וְחֶלְדִּ֣י כְאַ֣יִן נֶגְדֶּ֑ךָ אַ֥ךְ כָּֽל־הֶ֥בֶל כָּל־אָ֝דָ֗ם נִצָּ֥ב סֶֽלָה׃<text:s/></text:span><text:span text:style-name="T2404">‬</text:span>‬‬‬</text:p>
        <text:p text:style-name="P2405"><text:span text:style-name="T2406">7</text:span><text:span text:style-name="T2407"> אַךְ־בְּצֶ֤לֶם ׀ יִֽתְהַלֶּךְ־אִ֗ישׁ אַךְ־הֶ֥בֶל יֶהֱמָ֑יוּן יִ֝צְבֹּ֗ר וְֽלֹא־יֵדַ֥ע מִי־אֹסְפָֽם׃<text:s/></text:span><text:span text:style-name="T2408">‬</text:span>‬‬‬</text:p>
        <text:p text:style-name="P2409"><text:span text:style-name="T2410">8</text:span><text:span text:style-name="T2411"> וְעַתָּ֣ה מַה־קִוִּ֣יתִי אֲדֹנָ֑י תּ֝וֹחַלְתִּ֗י לְךָ֣ הִֽיא׃<text:s/></text:span><text:span text:style-name="T2412">‬</text:span>‬‬‬</text:p>
        <text:p text:style-name="P2413"><text:span text:style-name="T2414">9</text:span><text:span text:style-name="T2415"> מִכָּל־פְּשָׁעַ֥י הַצִּילֵ֑נִי חֶרְפַּ֥ת נָ֝בָ֗ל אַל־תְּשִׂימֵֽנִי׃<text:s/></text:span><text:span text:style-name="T2416">‬</text:span>‬‬‬</text:p>
        <text:p text:style-name="P2417"><text:span text:style-name="T2418">10</text:span><text:span text:style-name="T2419"> נֶ֭אֱלַמְתִּי לֹ֣א אֶפְתַּח־פִּ֑י כִּ֖י אַתָּ֣ה עָשִֽׂיתָ׃<text:s/></text:span><text:span text:style-name="T2420">‬</text:span>‬‬‬</text:p>
        <text:p text:style-name="P2421"><text:span text:style-name="T2422">11</text:span><text:span text:style-name="T2423"> הָסֵ֣ר מֵעָלַ֣י נִגְעֶ֑ךָ מִתִּגְרַ֥ת יָ֝דְךָ֗ אֲנִ֣י כָלִֽיתִי׃<text:s/></text:span><text:span text:style-name="T2424">‬</text:span>‬‬‬</text:p>
        <text:p text:style-name="P2425"><text:span text:style-name="T2426">12</text:span><text:span text:style-name="T2427"> בְּֽתוֹכָ֘ח֤וֹת עַל־עָוֺ֨ן ׀ יִסַּ֬רְתָּ אִ֗ישׁ וַתֶּ֣מֶס כָּעָ֣שׁ חֲמוּד֑וֹ אַ֤ךְ הֶ֖בֶל כָּל־אָדָ֣ם סֶֽלָה׃<text:s/></text:span><text:span text:style-name="T2428">‬</text:span>‬‬‬</text:p>
        <text:p text:style-name="P2429"><text:span text:style-name="T2430">13</text:span><text:span text:style-name="T2431"> שִֽׁמְעָ֥ה־תְפִלָּתִ֨י ׀ יְהוָ֡ה וְשַׁוְעָתִ֨י ׀ הַאֲזִינָה֮ אֶֽל־דִּמְעָתִ֗י אַֽל־תֶּחֱ֫רַ֥שׁ כִּ֤י גֵ֣ר אָנֹכִ֣י עִמָּ֑ךְ תּ֝וֹשָׁ֗ב כְּכָל־אֲבוֹתָֽי׃<text:s/></text:span><text:span text:style-name="T2432">‬</text:span>‬‬‬</text:p>
        <text:p text:style-name="P2433"><text:span text:style-name="T2434">14</text:span><text:span text:style-name="T2435"> הָשַׁ֣ע מִמֶּ֣נִּי וְאַבְלִ֑יגָה בְּטֶ֖רֶם אֵלֵ֣ךְ וְאֵינֶֽנִּי׃<text:s/></text:span><text:span text:style-name="T2436">‬</text:span>‬‬‬</text:p>
      </text:section>
      <text:section text:name="Sect39" text:style-name="S39">
        <text:p text:style-name="P2437">Psalm 40</text:p>
        <text:p text:style-name="P2438"><text:span text:style-name="T2439">1</text:span><text:span text:style-name="T2440"> לַ֝מְנַצֵּ֗חַ לְדָוִ֥ד מִזְמֽוֹר׃<text:s/></text:span></text:p>
        <text:p text:style-name="P2441"><text:span text:style-name="T2442">2</text:span><text:span text:style-name="T2443"> קַוֺּ֣ה קִוִּ֣יתִי יְהוָ֑ה וַיֵּ֥ט אֵ֝לַ֗י וַיִּשְׁמַ֥ע שַׁוְעָתִֽי׃<text:s/></text:span><text:span text:style-name="T2444">‬</text:span>‬‬‬</text:p>
        <text:p text:style-name="P2445"><text:span text:style-name="T2446">3</text:span><text:span text:style-name="T2447"> וַיַּעֲלֵ֤נִי ׀ מִבּ֥וֹר שָׁאוֹן֮ מִטִּ֢יט הַיָּ֫וֵ֥ן וַיָּ֖קֶם עַל־סֶ֥לַע רַגְלַ֗י כּוֹנֵ֥ן אֲשֻׁרָֽי׃<text:s/></text:span><text:span text:style-name="T2448">‬</text:span>‬‬‬</text:p>
        <text:p text:style-name="P2449"><text:span text:style-name="T2450">4</text:span><text:span text:style-name="T2451"> וַיִּתֵּ֬ן בְּפִ֨י ׀ שִׁ֥יר חָדָשׁ֮ תְּהִלָּ֢ה לֵֽאלֹ֫הֵ֥ינוּ יִרְא֣וּ רַבִּ֣ים וְיִירָ֑אוּ וְ֝יִבְטְח֗וּ בַּיהוָֽה׃<text:s/></text:span><text:span text:style-name="T2452">‬</text:span>‬‬‬</text:p>
        <text:p text:style-name="P2453"><text:span text:style-name="T2454">5</text:span><text:span text:style-name="T2455"> אַ֥שְֽׁרֵי הַגֶּ֗בֶר אֲשֶׁר־שָׂ֣ם יְ֭הֹוָה מִבְטַח֑וֹ וְֽלֹא־פָנָ֥ה אֶל־רְ֝הָבִ֗ים וְשָׂטֵ֥י כָזָֽב׃<text:s/></text:span><text:span text:style-name="T2456">‬</text:span>‬‬‬</text:p>
        <text:p text:style-name="P2457"><text:span text:style-name="T2458">6</text:span><text:span text:style-name="T2459"> רַבּ֤וֹת עָשִׂ֨יתָ ׀ אַתָּ֤ה ׀ יְהוָ֣ה אֱלֹהַי֮ נִֽפְלְאֹתֶ֥יךָ וּמַחְשְׁבֹתֶ֗יךָ אֵ֫לֵ֥ינוּ אֵ֤ין ׀ עֲרֹ֬ךְ אֵלֶ֗יךָ אַגִּ֥ידָה וַאֲדַבֵּ֑רָה עָ֝צְמ֗וּ מִסַּפֵּֽר׃<text:s/></text:span><text:span text:style-name="T2460">‬</text:span>‬‬‬</text:p>
        <text:soft-page-break/>
        <text:p text:style-name="P2461"><text:span text:style-name="T2462">7</text:span><text:span text:style-name="T2463"> זֶ֤בַח וּמִנְחָ֨ה ׀ לֹֽא־חָפַ֗צְתָּ אָ֭זְנַיִם כָּרִ֣יתָ לִּ֑י עוֹלָ֥ה וַ֝חֲטָאָ֗ה לֹ֣א שָׁאָֽלְתָּ׃<text:s/></text:span><text:span text:style-name="T2464">‬</text:span>‬‬‬</text:p>
        <text:p text:style-name="P2465"><text:span text:style-name="T2466">8</text:span><text:span text:style-name="T2467"> אָ֣ז אָ֭מַרְתִּי הִנֵּה־בָ֑אתִי בִּמְגִלַּת־סֵ֝֗פֶר כָּת֥וּב עָלָֽי׃<text:s/></text:span><text:span text:style-name="T2468">‬</text:span>‬‬‬</text:p>
        <text:p text:style-name="P2469"><text:span text:style-name="T2470">9</text:span><text:span text:style-name="T2471"> לַֽעֲשֽׂוֹת־רְצוֹנְךָ֣ אֱלֹהַ֣י חָפָ֑צְתִּי וְ֝ת֥וֹרָתְךָ֗ בְּת֣וֹךְ מֵעָֽי׃<text:s/></text:span><text:span text:style-name="T2472">‬</text:span>‬‬‬</text:p>
        <text:p text:style-name="P2473"><text:span text:style-name="T2474">10</text:span><text:span text:style-name="T2475"> בִּשַּׂ֤רְתִּי צֶ֨דֶק ׀ בְּקָ֘הָ֤ל רָ֗ב הִנֵּ֣ה שְׂ֭פָתַי לֹ֣א אֶכְלָ֑א יְ֝הוָ֗ה אַתָּ֥ה יָדָֽעְתָּ׃<text:s/></text:span><text:span text:style-name="T2476">‬</text:span>‬‬‬</text:p>
        <text:p text:style-name="P2477"><text:span text:style-name="T2478">11</text:span><text:span text:style-name="T2479"> צִדְקָתְךָ֬ לֹא־כִסִּ֨יתִי ׀ בְּת֬וֹךְ לִבִּ֗י אֱמוּנָתְךָ֣ וּתְשׁוּעָתְךָ֣ אָמָ֑רְתִּי לֹא־כִחַ֥דְתִּי חַסְדְּךָ֥ וַ֝אֲמִתְּךָ֗ לְקָהָ֥ל רָֽב׃<text:s/></text:span><text:span text:style-name="T2480">‬</text:span>‬‬‬</text:p>
        <text:p text:style-name="P2481"><text:span text:style-name="T2482">12</text:span><text:span text:style-name="T2483"> אַתָּ֤ה יְהוָ֗ה לֹא־תִכְלָ֣א רַחֲמֶ֣יךָ מִמֶּ֑נִּי חַסְדְּךָ֥ וַ֝אֲמִתְּךָ֗ תָּמִ֥יד יִצְּרֽוּנִי׃<text:s/></text:span><text:span text:style-name="T2484">‬</text:span>‬‬‬</text:p>
        <text:p text:style-name="P2485"><text:span text:style-name="T2486">13</text:span><text:span text:style-name="T2487"> כִּ֤י אָפְפ֥וּ־עָלַ֨י ׀ רָע֡וֹת עַד־אֵ֬ין מִסְפָּ֗ר הִשִּׂיג֣וּנִי עֲ֭וֺנֹתַי וְלֹא־יָכֹ֣לְתִּי לִרְא֑וֹת עָצְמ֥וּ מִשַּֽׂעֲר֥וֹת רֹ֝אשִׁ֗י וְלִבִּ֥י עֲזָבָֽנִי׃<text:s/></text:span><text:span text:style-name="T2488">‬</text:span>‬‬‬</text:p>
        <text:p text:style-name="P2489"><text:span text:style-name="T2490">14</text:span><text:span text:style-name="T2491"> רְצֵ֣ה יְ֭הוָה לְהַצִּילֵ֑נִי יְ֝הוָ֗ה לְעֶזְרָ֥תִי חֽוּשָׁה׃<text:s/></text:span><text:span text:style-name="T2492">‬</text:span>‬‬‬</text:p>
        <text:p text:style-name="P2493"><text:span text:style-name="T2494">15</text:span><text:span text:style-name="T2495"> יֵ֘בֹ֤שׁוּ וְיַחְפְּר֨וּ ׀ יַחַד֮ מְבַקְשֵׁ֥י נַפְשִׁ֗י לִסְפּ֫וֹתָ֥הּ יִסֹּ֣גוּ אָ֭חוֹר וְיִכָּלְמ֑וּ חֲ֝פֵצֵ֗י רָעָתִֽי׃<text:s/></text:span><text:span text:style-name="T2496">‬</text:span>‬‬‬</text:p>
        <text:p text:style-name="P2497"><text:span text:style-name="T2498">16</text:span><text:span text:style-name="T2499"> יָ֭שֹׁמּוּ עַל־עֵ֣קֶב בָּשְׁתָּ֑ם הָאֹמְרִ֥ים לִ֝֗י הֶ֘אָ֥ח ׀ הֶאָֽח׃<text:s/></text:span><text:span text:style-name="T2500">‬</text:span>‬‬‬</text:p>
        <text:p text:style-name="P2501"><text:span text:style-name="T2502">17</text:span><text:span text:style-name="T2503"> יָ֘שִׂ֤ישׂוּ וְיִשְׂמְח֨וּ ׀ בְּךָ֗ כָּֽל־מְבַ֫קְשֶׁ֥יךָ יֹאמְר֣וּ תָ֭מִיד יִגְדַּ֣ל יְהוָ֑ה אֹֽ֝הֲבֵ֗י תְּשׁוּעָתֶֽךָ׃<text:s/></text:span><text:span text:style-name="T2504">‬</text:span>‬‬‬</text:p>
        <text:p text:style-name="P2505"><text:span text:style-name="T2506">18</text:span><text:span text:style-name="T2507"> וַאֲנִ֤י ׀ עָנִ֣י וְאֶבְיוֹן֮ אֲדֹנָ֢י יַחֲשָׁ֫ב לִ֥י עֶזְרָתִ֣י וּמְפַלְטִ֣י אַ֑תָּה אֱ֝לֹהַ֗י אַל־תְּאַחַֽר׃<text:s/></text:span><text:span text:style-name="T2508">‬</text:span>‬‬‬</text:p>
      </text:section>
      <text:section text:name="Sect40" text:style-name="S40">
        <text:p text:style-name="P2509">Psalm 41</text:p>
        <text:p text:style-name="P2510"><text:span text:style-name="T2511">1</text:span><text:span text:style-name="T2512"> לַמְנַצֵּ֗חַ מִזְמ֥וֹר לְדָוִֽד׃<text:s/></text:span></text:p>
        <text:p text:style-name="P2513"><text:span text:style-name="T2514">2</text:span><text:span text:style-name="T2515"> אַ֭שְׁרֵי מַשְׂכִּ֣יל אֶל־דָּ֑ל בְּי֥וֹם רָ֝עָ֗ה יְֽמַלְּטֵ֥הוּ יְהוָֽה׃<text:s/></text:span><text:span text:style-name="T2516">‬</text:span>‬‬‬</text:p>
        <text:p text:style-name="P2517"><text:span text:style-name="T2518">3</text:span><text:span text:style-name="T2519"> יְהוָ֤ה ׀ יִשְׁמְרֵ֣הוּ וִֽ֭יחַיֵּהוּ *יאשר **וְאֻשַּׁ֣ר בָּאָ֑רֶץ וְאַֽל־תִּ֝תְּנֵ֗הוּ בְּנֶ֣פֶשׁ אֹיְבָֽיו׃<text:s/></text:span><text:span text:style-name="T2520">‬</text:span>‬‬‬</text:p>
        <text:p text:style-name="P2521"><text:span text:style-name="T2522">4</text:span><text:span text:style-name="T2523"> יְֽהוָ֗ה יִ֭סְעָדֶנּוּ עַל־עֶ֣רֶשׂ דְּוָ֑י כָּל־מִ֝שְׁכָּב֗וֹ הָפַ֥כְתָּ בְחָלְיֽוֹ׃<text:s/></text:span><text:span text:style-name="T2524">‬</text:span>‬‬‬</text:p>
        <text:soft-page-break/>
        <text:p text:style-name="P2525"><text:span text:style-name="T2526">5</text:span><text:span text:style-name="T2527"> אֲ‍ֽנִי־אָ֭מַרְתִּי יְהוָ֣ה חָנֵּ֑נִי רְפָאָ֥ה נַ֝פְשִׁ֗י כִּי־חָטָ֥אתִי לָֽךְ׃<text:s/></text:span><text:span text:style-name="T2528">‬</text:span>‬‬‬</text:p>
        <text:p text:style-name="P2529"><text:span text:style-name="T2530">6</text:span><text:span text:style-name="T2531"> אוֹיְבַ֗י יֹאמְר֣וּ רַ֣ע לִ֑י מָתַ֥י יָ֝מ֗וּת וְאָבַ֥ד שְׁמֽוֹ׃<text:s/></text:span><text:span text:style-name="T2532">‬</text:span>‬‬‬</text:p>
        <text:p text:style-name="P2533"><text:span text:style-name="T2534">7</text:span><text:span text:style-name="T2535"> וְאִם־בָּ֤א לִרְא֨וֹת ׀ שָׁ֤וְא יְדַבֵּ֗ר לִבּ֗וֹ יִקְבָּץ־אָ֥וֶן ל֑וֹ יֵצֵ֖א לַח֣וּץ יְדַבֵּֽר׃<text:s/></text:span><text:span text:style-name="T2536">‬</text:span>‬‬‬</text:p>
        <text:p text:style-name="P2537"><text:span text:style-name="T2538">8</text:span><text:span text:style-name="T2539"> יַ֗חַד עָלַ֣י יִ֭תְלַחֲשׁוּ כָּל־שֹׂנְאָ֑י עָלַ֓י ׀ יַחְשְׁב֖וּ רָעָ֣ה לִֽי׃<text:s/></text:span><text:span text:style-name="T2540">‬</text:span>‬‬‬</text:p>
        <text:p text:style-name="P2541"><text:span text:style-name="T2542">9</text:span><text:span text:style-name="T2543"> דְּֽבַר־בְּ֭לִיַּעַל יָצ֣וּק בּ֑וֹ וַאֲשֶׁ֥ר שָׁ֝כַ֗ב לֹא־יוֹסִ֥יף לָקֽוּם׃<text:s/></text:span><text:span text:style-name="T2544">‬</text:span>‬‬‬</text:p>
        <text:p text:style-name="P2545"><text:span text:style-name="T2546">10</text:span><text:span text:style-name="T2547"> גַּם־אִ֤ישׁ שְׁלוֹמִ֨י ׀ אֲשֶׁר־בָּטַ֣חְתִּי ב֭וֹ אוֹכֵ֣ל לַחְמִ֑י הִגְדִּ֖יל עָלַ֣י עָקֵֽב׃<text:s/></text:span><text:span text:style-name="T2548">‬</text:span>‬‬‬</text:p>
        <text:p text:style-name="P2549"><text:span text:style-name="T2550">11</text:span><text:span text:style-name="T2551"> וְאַתָּ֤ה יְהוָ֗ה חָנֵּ֥נִי וַהֲקִימֵ֑נִי וַֽאֲשַׁלְּמָ֥ה לָהֶֽם׃<text:s/></text:span><text:span text:style-name="T2552">‬</text:span>‬‬‬</text:p>
        <text:p text:style-name="P2553"><text:span text:style-name="T2554">12</text:span><text:span text:style-name="T2555"> בְּזֹ֣את יָ֭דַעְתִּי כִּֽי־חָפַ֣צְתָּ בִּ֑י כִּ֤י לֹֽא־יָרִ֖יעַ אֹיְבִ֣י עָלָֽי׃<text:s/></text:span><text:span text:style-name="T2556">‬</text:span>‬‬‬</text:p>
        <text:p text:style-name="P2557"><text:span text:style-name="T2558">13</text:span><text:span text:style-name="T2559"> וַאֲנִ֗י בְּ֭תֻמִּי תָּמַ֣כְתָּ בִּ֑י וַתַּצִּיבֵ֖נִי לְפָנֶ֣יךָ לְעוֹלָֽם׃<text:s/></text:span><text:span text:style-name="T2560">‬</text:span>‬‬‬</text:p>
        <text:p text:style-name="P2561"><text:span text:style-name="T2562">14</text:span><text:span text:style-name="T2563"> בָּ֘ר֤וּךְ יְהוָ֨ה ׀ אֱלֹ֘הֵ֤י יִשְׂרָאֵ֗ל מֵֽ֭הָעוֹלָם וְעַ֥ד הָעוֹלָ֗ם אָ֘מֵ֥ן ׀ וְאָמֵֽן׃<text:s/></text:span><text:span text:style-name="T2564">‬</text:span>‬‬‬</text:p>
      </text:section>
      <text:section text:name="Sect41" text:style-name="S41">
        <text:p text:style-name="P2565">Psalm 42</text:p>
        <text:p text:style-name="P2566"><text:span text:style-name="T2567">1</text:span><text:span text:style-name="T2568"> לַמְנַצֵּ֗חַ מַשְׂכִּ֥יל לִבְנֵי־קֹֽרַח׃<text:s/></text:span><text:span text:style-name="T2569">‬</text:span>‬‬‬‬</text:p>
        <text:p text:style-name="P2570"><text:span text:style-name="T2571">2</text:span><text:span text:style-name="T2572"> כְּאַיָּ֗ל תַּעֲרֹ֥ג עַל־אֲפִֽיקֵי־מָ֑יִם כֵּ֤ן נַפְשִׁ֨י תַעֲרֹ֖ג אֵלֶ֣יךָ אֱלֹהִֽים׃<text:s/></text:span><text:span text:style-name="T2573">‬</text:span>‬‬‬</text:p>
        <text:p text:style-name="P2574"><text:span text:style-name="T2575">3</text:span><text:span text:style-name="T2576"> צָמְאָ֬ה נַפְשִׁ֨י ׀ לֵאלֹהִים֮ לְאֵ֢ל חָ֥י מָתַ֥י אָב֑וֹא וְ֝אֵרָאֶ֗ה פְּנֵ֣י אֱלֹהִֽים׃<text:s/></text:span><text:span text:style-name="T2577">‬</text:span>‬‬‬</text:p>
        <text:p text:style-name="P2578"><text:span text:style-name="T2579">4</text:span><text:span text:style-name="T2580"> הָֽיְתָה־לִּ֬י דִמְעָתִ֣י לֶ֭חֶם יוֹמָ֣ם וָלָ֑יְלָה בֶּאֱמֹ֥ר אֵלַ֥י כָּל־הַ֝יּ֗וֹם אַיֵּ֥ה אֱלֹהֶֽיךָ׃<text:s/></text:span><text:span text:style-name="T2581">‬</text:span>‬‬‬</text:p>
        <text:p text:style-name="P2582"><text:span text:style-name="T2583">5</text:span><text:span text:style-name="T2584"> אֵ֤לֶּה אֶזְכְּרָ֨ה ׀ וְאֶשְׁפְּכָ֬ה עָלַ֨י ׀ נַפְשִׁ֗י כִּ֤י אֶֽעֱבֹ֨ר ׀ בַּסָּךְ֮ אֶדַּדֵּ֗ם עַד־בֵּ֥ית אֱלֹ֫הִ֥ים בְּקוֹל־רִנָּ֥ה וְתוֹדָ֗ה הָמ֥וֹן חוֹגֵֽג׃<text:s/></text:span><text:span text:style-name="T2585">‬</text:span>‬‬‬</text:p>
        <text:p text:style-name="P2586"><text:span text:style-name="T2587">6</text:span><text:span text:style-name="T2588"> מַה־תִּשְׁתּ֬וֹחֲחִ֨י ׀ נַפְשִׁי֮ וַתֶּהֱמִ֢י עָ֫לָ֥י הוֹחִ֣ילִי לֵֽ֭אלֹהִים כִּי־ע֥וֹד אוֹדֶ֗נּוּ יְשׁוּע֥וֹת פָּנָֽיו׃<text:s/></text:span><text:span text:style-name="T2589">‬</text:span>‬‬‬</text:p>
        <text:soft-page-break/>
        <text:p text:style-name="P2590"><text:span text:style-name="T2591">7</text:span><text:span text:style-name="T2592"> אֱ‍ֽלֹהַ֗י עָלַי֮ נַפְשִׁ֢י תִשְׁתּ֫וֹחָ֥ח עַל־כֵּ֗ן אֶ֭זְכָּרְךָ מֵאֶ֣רֶץ יַרְדֵּ֑ן וְ֝חֶרְמוֹנִ֗ים מֵהַ֥ר מִצְעָֽר׃<text:s/></text:span><text:span text:style-name="T2593">‬</text:span>‬‬‬</text:p>
        <text:p text:style-name="P2594"><text:span text:style-name="T2595">8</text:span><text:span text:style-name="T2596"> תְּהֽוֹם־אֶל־תְּה֣וֹם ק֭וֹרֵא לְק֣וֹל צִנּוֹרֶ֑יךָ כָּֽל־מִשְׁבָּרֶ֥יךָ וְ֝גַלֶּ֗יךָ עָלַ֥י עָבָֽרוּ׃<text:s/></text:span><text:span text:style-name="T2597">‬</text:span>‬‬‬</text:p>
        <text:p text:style-name="P2598"><text:span text:style-name="T2599">9</text:span><text:span text:style-name="T2600"> יוֹמָ֤ם ׀ יְצַוֶּ֬ה יְהוָ֨ה ׀ חַסְדּ֗וֹ וּ֖</text:span><text:span text:style-name="T2601">‬‏בַלַּיְלָה *שירה **שִׁיר֣וֹ עִמִּ֑י תְּ֝פִלָּ֗ה לְאֵ֣ל חַיָּֽי׃<text:s/></text:span><text:span text:style-name="T2602">‬</text:span>‬‬‬‬</text:p>
        <text:p text:style-name="P2603"><text:span text:style-name="T2604">10</text:span><text:span text:style-name="T2605"> אוֹמְרָ֤ה ׀ לְאֵ֥ל סַלְעִי֮ לָמָ֢ה שְׁכַ֫חְתָּ֥נִי לָֽמָּה־קֹדֵ֥ר אֵלֵ֗ךְ בְּלַ֣חַץ אוֹיֵֽב׃<text:s/></text:span><text:span text:style-name="T2606">‬</text:span>‬‬‬</text:p>
        <text:p text:style-name="P2607"><text:span text:style-name="T2608">11</text:span><text:span text:style-name="T2609"> בְּרֶ֤צַח ׀ בְּֽעַצְמוֹתַ֗י חֵרְפ֥וּנִי צוֹרְרָ֑י בְּאָמְרָ֥ם אֵלַ֥י כָּל־הַ֝יּ֗וֹם אַיֵּ֥ה אֱלֹהֶֽיךָ׃<text:s/></text:span><text:span text:style-name="T2610">‬</text:span>‬‬‬</text:p>
        <text:p text:style-name="P2611"><text:span text:style-name="T2612">12</text:span><text:span text:style-name="T2613"> מַה־תִּשְׁתּ֬וֹחֲחִ֨י ׀ נַפְשִׁי֮ וּֽמַה־תֶּהֱמִ֢י עָ֫לָ֥י הוֹחִ֣ילִי לֽ͏ֵ֭אלֹהִים כִּי־ע֣וֹד אוֹדֶ֑נּוּ יְשׁוּעֹ֥ת פָּ֝נַ֗י וֵֽאלֹהָֽי׃<text:s/></text:span><text:span text:style-name="T2614">‬</text:span>‬‬‬</text:p>
      </text:section>
      <text:section text:name="Sect42" text:style-name="S42">
        <text:p text:style-name="P2615">Psalm 43</text:p>
        <text:p text:style-name="P2616"><text:span text:style-name="T2617">1</text:span><text:span text:style-name="T2618"> שָׁפְטֵ֤נִי אֱלֹהִ֨ים ׀ וְרִ֘יבָ֤ה רִיבִ֗י מִגּ֥וֹי לֹא־חָסִ֑יד מֵ֤אִישׁ־מִרְמָ֖ה וְעַוְלָ֣ה תְפַלְּטֵֽנִי׃<text:s/></text:span></text:p>
        <text:p text:style-name="P2619"><text:span text:style-name="T2620">2</text:span><text:span text:style-name="T2621"> כִּֽי־אַתָּ֤ה ׀ אֱלֹהֵ֣י מָֽעוּזִּי֮ לָמָ֢ה זְנַ֫חְתָּ֥נִי לָֽמָּה־קֹדֵ֥ר אֶתְהַלֵּ֗ךְ בְּלַ֣חַץ אוֹיֵֽב׃<text:s/></text:span><text:span text:style-name="T2622">‬</text:span>‬‬‬</text:p>
        <text:p text:style-name="P2623"><text:span text:style-name="T2624">3</text:span><text:span text:style-name="T2625"> שְׁלַח־אוֹרְךָ֣ וַ֭אֲמִתְּךָ הֵ֣מָּה יַנְח֑וּנִי יְבִיא֥וּנִי אֶל־הַֽר־קָ֝דְשְׁךָ֗ וְאֶל־מִשְׁכְּנוֹתֶֽיךָ׃<text:s/></text:span><text:span text:style-name="T2626">‬</text:span>‬‬‬</text:p>
        <text:p text:style-name="P2627"><text:span text:style-name="T2628">4</text:span><text:span text:style-name="T2629"> וְאָב֤וֹאָה ׀ אֶל־מִזְבַּ֬ח אֱלֹהִ֗ים אֶל־אֵל֮ שִׂמְחַ֢ת גִּ֫ילִ֥י וְאוֹדְךָ֥ בְכִנּ֗וֹר אֱלֹהִ֥ים אֱלֹהָֽי׃<text:s/></text:span><text:span text:style-name="T2630">‬</text:span>‬‬‬</text:p>
        <text:p text:style-name="P2631"><text:span text:style-name="T2632">5</text:span><text:span text:style-name="T2633"> מַה־תִּשְׁתּ֬וֹחֲחִ֨י ׀ נַפְשִׁי֮ וּֽמַה־תֶּהֱמִ֢י עָ֫לָ֥י הוֹחִ֣ילִי לֽ͏ֵ֭אלֹהִים כִּי־ע֣וֹד אוֹדֶ֑נּוּ יְשׁוּעֹ֥ת פָּ֝נַ֗י וֵֽאלֹהָֽי׃<text:s/></text:span><text:span text:style-name="T2634">‬</text:span>‬‬‬</text:p>
      </text:section>
      <text:section text:name="Sect43" text:style-name="S43">
        <text:p text:style-name="P2635">Psalm 44</text:p>
        <text:p text:style-name="P2636"><text:span text:style-name="T2637">1</text:span><text:span text:style-name="T2638"> לַמְנַצֵּ֬חַ לִבְנֵי־קֹ֬רַח מַשְׂכִּֽיל׃<text:s/></text:span></text:p>
        <text:p text:style-name="P2639"><text:span text:style-name="T2640">2</text:span><text:span text:style-name="T2641"> אֱלֹהִ֤ים ׀ בְּאָזְנֵ֬ינוּ שָׁמַ֗עְנוּ אֲבוֹתֵ֥ינוּ סִפְּרוּ־לָ֑נוּ פֹּ֥עַל פָּעַ֥לְתָּ בִֽ֝ימֵיהֶ֗ם בִּ֣ימֵי קֶֽדֶם׃<text:s/></text:span><text:span text:style-name="T2642">‬</text:span>‬‬‬</text:p>
        <text:p text:style-name="P2643"><text:span text:style-name="T2644">3</text:span><text:span text:style-name="T2645"> אַתָּ֤ה ׀ יָדְךָ֡ גּוֹיִ֣ם ה֭וֹרַשְׁתָּ וַתִּטָּעֵ֑ם תָּרַ֥ע לְ֝אֻמִּ֗ים וַֽתְּשַׁלְּחֵֽם׃<text:s/></text:span><text:span text:style-name="T2646">‬</text:span>‬‬‬</text:p>
        <text:p text:style-name="P2647"><text:span text:style-name="T2648">4</text:span><text:span text:style-name="T2649"> כִּ֤י לֹ֤א בְחַרְבָּ֡ם יָ֥רְשׁוּ אָ֗רֶץ וּזְרוֹעָם֮ לֹא־הוֹשִׁ֢יעָ֫ה לָּ֥מוֹ כִּֽי־יְמִֽינְךָ֣ וּ֭זְרוֹעֲךָ וְא֥וֹר פָּנֶ֗יךָ כִּ֣י רְצִיתָֽם׃<text:s/></text:span><text:span text:style-name="T2650">‬</text:span>‬‬‬</text:p>
        <text:soft-page-break/>
        <text:p text:style-name="P2651"><text:span text:style-name="T2652">5</text:span><text:span text:style-name="T2653"> אַתָּה־ה֣וּא מַלְכִּ֣י אֱלֹהִ֑ים צַ֝וֵּ֗ה יְשׁוּע֥וֹת יַעֲקֹֽב׃<text:s/></text:span><text:span text:style-name="T2654">‬</text:span>‬‬‬</text:p>
        <text:p text:style-name="P2655"><text:span text:style-name="T2656">6</text:span><text:span text:style-name="T2657"> בְּ֭ךָ צָרֵ֣ינוּ נְנַגֵּ֑חַ בְּ֝שִׁמְךָ֗ נָב֥וּס קָמֵֽינוּ׃<text:s/></text:span><text:span text:style-name="T2658">‬</text:span>‬‬‬</text:p>
        <text:p text:style-name="P2659"><text:span text:style-name="T2660">7</text:span><text:span text:style-name="T2661"> כִּ֤י לֹ֣א בְקַשְׁתִּ֣י אֶבְטָ֑ח וְ֝חַרְבִּ֗י לֹ֣א תוֹשִׁיעֵֽנִי׃<text:s/></text:span><text:span text:style-name="T2662">‬</text:span>‬‬‬</text:p>
        <text:p text:style-name="P2663"><text:span text:style-name="T2664">8</text:span><text:span text:style-name="T2665"> כִּ֣י ה֭וֹשַׁעְתָּנוּ מִצָּרֵ֑ינוּ וּמְשַׂנְאֵ֥ינוּ הֱבִישֽׁוֹתָ׃<text:s/></text:span><text:span text:style-name="T2666">‬</text:span>‬‬‬</text:p>
        <text:p text:style-name="P2667"><text:span text:style-name="T2668">9</text:span><text:span text:style-name="T2669"> בֵּֽ֭אלֹהִים הִלַּלְ֣נוּ כָל־הַיּ֑וֹם וְשִׁמְךָ֓ ׀ לְעוֹלָ֖ם נוֹדֶ֣ה סֶֽלָה׃<text:s/></text:span><text:span text:style-name="T2670">‬</text:span>‬‬‬</text:p>
        <text:p text:style-name="P2671"><text:span text:style-name="T2672">10</text:span><text:span text:style-name="T2673"> אַף־זָ֭נַחְתָּ וַתַּכְלִימֵ֑נוּ וְלֹא־תֵ֝צֵ֗א בְּצִבְאוֹתֵֽינוּ׃<text:s/></text:span><text:span text:style-name="T2674">‬</text:span>‬‬‬</text:p>
        <text:p text:style-name="P2675"><text:span text:style-name="T2676">11</text:span><text:span text:style-name="T2677"> תְּשִׁיבֵ֣נוּ אָ֭חוֹר מִנִּי־צָ֑ר וּ֝מְשַׂנְאֵ֗ינוּ שָׁ֣סוּ לָֽמוֹ׃<text:s/></text:span><text:span text:style-name="T2678">‬</text:span>‬‬‬</text:p>
        <text:p text:style-name="P2679"><text:span text:style-name="T2680">12</text:span><text:span text:style-name="T2681"> תִּ֭תְּנֵנוּ כְּצֹ֣אן מַאֲכָ֑ל וּ֝בַגּוֹיִ֗ם זֵרִיתָֽנוּ׃<text:s/></text:span><text:span text:style-name="T2682">‬</text:span>‬‬‬</text:p>
        <text:p text:style-name="P2683"><text:span text:style-name="T2684">13</text:span><text:span text:style-name="T2685"> תִּמְכֹּֽר־עַמְּךָ֥ בְלֹא־ה֑וֹן וְלֹ֥א־רִ֝בִּ֗יתָ בִּמְחִירֵיהֶֽם׃<text:s/></text:span><text:span text:style-name="T2686">‬</text:span>‬‬‬</text:p>
        <text:p text:style-name="P2687"><text:span text:style-name="T2688">14</text:span><text:span text:style-name="T2689"> תְּשִׂימֵ֣נוּ חֶ֭רְפָּה לִשְׁכֵנֵ֑ינוּ לַ֥עַג וָ֝קֶ֗לֶס לִסְבִיבוֹתֵֽינוּ׃<text:s/></text:span><text:span text:style-name="T2690">‬</text:span>‬‬‬</text:p>
        <text:p text:style-name="P2691"><text:span text:style-name="T2692">15</text:span><text:span text:style-name="T2693"> תְּשִׂימֵ֣נוּ מָ֭שָׁל בַּגּוֹיִ֑ם מְנֽוֹד־רֹ֝֗אשׁ בַּל־אֻמִּֽים׃<text:s/></text:span><text:span text:style-name="T2694">‬</text:span>‬‬‬</text:p>
        <text:p text:style-name="P2695"><text:span text:style-name="T2696">16</text:span><text:span text:style-name="T2697"> כָּל־הַ֭יּוֹם כְּלִמָּתִ֣י נֶגְדִּ֑י וּבֹ֖שֶׁת פָּנַ֣י כִּסָּֽתְנִי׃<text:s/></text:span><text:span text:style-name="T2698">‬</text:span>‬‬‬</text:p>
        <text:p text:style-name="P2699"><text:span text:style-name="T2700">17</text:span><text:span text:style-name="T2701"> מִ֭קּוֹל מְחָרֵ֣ף וּמְגַדֵּ֑ף מִפְּנֵ֥י א֝וֹיֵ֗ב וּמִתְנַקֵּֽם׃<text:s/></text:span><text:span text:style-name="T2702">‬</text:span>‬‬‬</text:p>
        <text:p text:style-name="P2703"><text:span text:style-name="T2704">18</text:span><text:span text:style-name="T2705"> כָּל־זֹ֣את בָּ֭אַתְנוּ וְלֹ֣א שְׁכַחֲנ֑וּךָ וְלֹֽא־שִׁ֝קַּ֗רְנוּ בִּבְרִיתֶֽךָ׃<text:s/></text:span><text:span text:style-name="T2706">‬</text:span>‬‬‬</text:p>
        <text:p text:style-name="P2707"><text:span text:style-name="T2708">19</text:span><text:span text:style-name="T2709"> לֹא־נָס֣וֹג אָח֣וֹר לִבֵּ֑נוּ וַתֵּ֥ט אֲ֝שֻׁרֵ֗ינוּ מִנִּ֥י אָרְחֶֽךָ׃<text:s/></text:span><text:span text:style-name="T2710">‬</text:span>‬‬‬</text:p>
        <text:p text:style-name="P2711"><text:span text:style-name="T2712">20</text:span><text:span text:style-name="T2713"> כִּ֣י דִ֭כִּיתָנוּ בִּמְק֣וֹם תַּנִּ֑ים וַתְּכַ֖ס עָלֵ֣ינוּ בְצַלְמָֽוֶת׃<text:s/></text:span><text:span text:style-name="T2714">‬</text:span>‬‬‬</text:p>
        <text:p text:style-name="P2715"><text:span text:style-name="T2716">21</text:span><text:span text:style-name="T2717"> אִם־שָׁ֭כַחְנוּ שֵׁ֣ם אֱלֹהֵ֑ינוּ וַנִּפְרֹ֥שׂ כַּ֝פֵּ֗ינוּ לְאֵ֣ל זָֽר׃<text:s/></text:span><text:span text:style-name="T2718">‬</text:span>‬‬‬</text:p>
        <text:soft-page-break/>
        <text:p text:style-name="P2719"><text:span text:style-name="T2720">22</text:span><text:span text:style-name="T2721"> הֲלֹ֣א אֱ֭לֹהִים יַֽחֲקָר־זֹ֑את כִּֽי־ה֥וּא יֹ֝דֵ֗עַ תַּעֲלֻמ֥וֹת לֵֽב׃<text:s/></text:span><text:span text:style-name="T2722">‬</text:span>‬‬‬</text:p>
        <text:p text:style-name="P2723"><text:span text:style-name="T2724">23</text:span><text:span text:style-name="T2725"> כִּֽי־עָ֭לֶיךָ הֹרַ֣גְנוּ כָל־הַיּ֑וֹם נֶ֝חְשַׁ֗בְנוּ כְּצֹ֣אן טִבְחָֽה׃<text:s/></text:span><text:span text:style-name="T2726">‬</text:span>‬‬‬</text:p>
        <text:p text:style-name="P2727"><text:span text:style-name="T2728">24</text:span><text:span text:style-name="T2729"> ע֤וּרָה ׀ לָ֖מָּה תִישַׁ֥ן ׀ אֲדֹנָ֑י הָ֝קִ֗יצָה אַל־תִּזְנַ֥ח לָנֶֽצַח׃<text:s/></text:span><text:span text:style-name="T2730">‬</text:span>‬‬‬</text:p>
        <text:p text:style-name="P2731"><text:span text:style-name="T2732">25</text:span><text:span text:style-name="T2733"> לָֽמָּה־פָנֶ֥יךָ תַסְתִּ֑יר תִּשְׁכַּ֖ח עָנְיֵ֣נוּ וְֽלַחֲצֵֽנוּ׃<text:s/></text:span><text:span text:style-name="T2734">‬</text:span>‬‬‬</text:p>
        <text:p text:style-name="P2735"><text:span text:style-name="T2736">26</text:span><text:span text:style-name="T2737"> כִּ֤י שָׁ֣חָה לֶעָפָ֣ר נַפְשֵׁ֑נוּ דָּבְקָ֖ה לָאָ֣רֶץ בִּטְנֵֽנוּ׃<text:s/></text:span><text:span text:style-name="T2738">‬</text:span>‬‬‬</text:p>
        <text:p text:style-name="P2739"><text:span text:style-name="T2740">27</text:span><text:span text:style-name="T2741"> ק֭וּמָֽה עֶזְרָ֣תָה לָּ֑נוּ וּ֝פְדֵ֗נוּ לְמַ֣עַן חַסְדֶּֽךָ׃<text:s/></text:span><text:span text:style-name="T2742">‬</text:span>‬‬‬</text:p>
      </text:section>
      <text:section text:name="Sect44" text:style-name="S44">
        <text:p text:style-name="P2743">Psalm 45</text:p>
        <text:p text:style-name="P2744"><text:span text:style-name="T2745">1</text:span><text:span text:style-name="T2746"> לַמְנַצֵּ֣חַ עַל־שֹׁ֭שַׁנִּים לִבְנֵי־קֹ֑רַח מַ֝שְׂכִּ֗יל שִׁ֣יר יְדִידֹֽת׃<text:s/></text:span></text:p>
        <text:p text:style-name="P2747"><text:span text:style-name="T2748">2</text:span><text:span text:style-name="T2749"> רָ֘חַ֤שׁ לִבִּ֨י ׀ דָּ֘בָ֤ר ט֗וֹב אֹמֵ֣ר אָ֭נִי מַעֲשַׂ֣י לְמֶ֑לֶךְ לְ֝שׁוֹנִ֗י עֵ֤ט ׀ סוֹפֵ֬ר מָהִֽיר׃<text:s/></text:span><text:span text:style-name="T2750">‬</text:span>‬‬‬</text:p>
        <text:p text:style-name="P2751"><text:span text:style-name="T2752">3</text:span><text:span text:style-name="T2753"> יָפְיָפִ֡יתָ מִבְּנֵ֬י אָדָ֗ם ה֣וּצַק חֵ֭ן בְּשְׂפְתוֹתֶ֑יךָ עַל־כֵּ֤ן בֵּֽרַכְךָ֖ אֱלֹהִ֣ים לְעוֹלָֽם׃<text:s/></text:span><text:span text:style-name="T2754">‬</text:span>‬‬‬</text:p>
        <text:p text:style-name="P2755"><text:span text:style-name="T2756">4</text:span><text:span text:style-name="T2757"> חֲגֽוֹר־חַרְבְּךָ֣ עַל־יָרֵ֣ךְ גִּבּ֑וֹר ה֝וֹדְךָ֗ וַהֲדָרֶֽךָ׃<text:s/></text:span><text:span text:style-name="T2758">‬</text:span>‬‬‬</text:p>
        <text:p text:style-name="P2759"><text:span text:style-name="T2760">5</text:span><text:span text:style-name="T2761"> וַהֲדָ֬רְךָ֨ ׀ צְלַ֬ח רְכַ֗ב עַֽל־דְּבַר־אֱ֭מֶת וְעַנְוָה־צֶ֑דֶק וְתוֹרְךָ֖ נוֹרָא֣וֹת יְמִינֶֽךָ׃<text:s/></text:span><text:span text:style-name="T2762">‬</text:span>‬‬‬</text:p>
        <text:p text:style-name="P2763"><text:span text:style-name="T2764">6</text:span><text:span text:style-name="T2765"> חִצֶּ֗יךָ שְׁנ֫וּנִ֥ים עַ֭מִּים תַּחְתֶּ֣יךָ יִפְּל֑וּ בְּ֝לֵ֗ב אוֹיְבֵ֥י הַמֶּֽלֶךְ׃<text:s/></text:span><text:span text:style-name="T2766">‬</text:span>‬‬‬</text:p>
        <text:p text:style-name="P2767"><text:span text:style-name="T2768">7</text:span><text:span text:style-name="T2769"> כִּסְאֲךָ֣ אֱ֭לֹהִים עוֹלָ֣ם וָעֶ֑ד שֵׁ֥בֶט מִ֝ישֹׁ֗ר שֵׁ֣בֶט מַלְכוּתֶֽךָ׃<text:s/></text:span><text:span text:style-name="T2770">‬</text:span>‬‬‬</text:p>
        <text:p text:style-name="P2771"><text:span text:style-name="T2772">8</text:span><text:span text:style-name="T2773"> אָהַ֣בְתָּ צֶּדֶק֮ וַתִּשְׂנָ֫א רֶ֥שַׁע עַל־כֵּ֤ן ׀ מְשָׁחֲךָ֡ אֱלֹהִ֣ים אֱ֭לֹהֶיךָ שֶׁ֥מֶן שָׂשׂ֗וֹן מֵֽחֲבֵרֶֽיךָ׃<text:s/></text:span><text:span text:style-name="T2774">‬</text:span>‬‬‬</text:p>
        <text:p text:style-name="P2775"><text:span text:style-name="T2776">9</text:span><text:span text:style-name="T2777"> מֹר־וַאֲהָל֣וֹת קְ֭צִיעוֹת כָּל־בִּגְדֹתֶ֑יךָ מִֽן־הֵ֥יכְלֵי שֵׁ֝֗ן מִנִּ֥י שִׂמְּחֽוּךָ׃<text:s/></text:span><text:span text:style-name="T2778">‬</text:span>‬‬‬</text:p>
        <text:p text:style-name="P2779"><text:span text:style-name="T2780">10</text:span><text:span text:style-name="T2781"> בְּנ֣וֹת מְ֭לָכִים בְּיִקְּרוֹתֶ֑יךָ נִצְּבָ֥ה שֵׁגַ֥ל לִֽ֝ימִינְךָ֗ בְּכֶ֣תֶם אוֹפִֽיר׃<text:s/></text:span><text:span text:style-name="T2782">‬</text:span>‬‬‬</text:p>
        <text:soft-page-break/>
        <text:p text:style-name="P2783"><text:span text:style-name="T2784">11</text:span><text:span text:style-name="T2785"> שִׁמְעִי־בַ֣ת וּ֭רְאִי וְהַטִּ֣י אָזְנֵ֑ךְ וְשִׁכְחִ֥י עַ֝מֵּ֗ךְ וּבֵ֥ית אָבִֽיךְ׃<text:s/></text:span><text:span text:style-name="T2786">‬</text:span>‬‬‬</text:p>
        <text:p text:style-name="P2787"><text:span text:style-name="T2788">12</text:span><text:span text:style-name="T2789"> וְיִתְאָ֣ו הַמֶּ֣לֶךְ יָפְיֵ֑ךְ כִּי־ה֥וּא אֲ֝דֹנַ֗יִךְ וְהִשְׁתַּֽחֲוִי־לֽוֹ׃<text:s/></text:span><text:span text:style-name="T2790">‬</text:span>‬‬‬</text:p>
        <text:p text:style-name="P2791"><text:span text:style-name="T2792">13</text:span><text:span text:style-name="T2793"> וּבַֽת־צֹ֨ר ׀ בְּ֭מִנְחָה פָּנַ֥יִךְ יְחַלּ֗וּ עֲשִׁ֣ירֵי עָֽם׃<text:s/></text:span><text:span text:style-name="T2794">‬</text:span>‬‬‬</text:p>
        <text:p text:style-name="P2795"><text:span text:style-name="T2796">14</text:span><text:span text:style-name="T2797"> כָּל־כְּבוּדָּ֣ה בַת־מֶ֣לֶךְ פְּנִ֑ימָה מִֽמִּשְׁבְּצ֖וֹת זָהָ֣ב לְבוּשָֽׁהּ׃<text:s/></text:span><text:span text:style-name="T2798">‬</text:span>‬‬‬</text:p>
        <text:p text:style-name="P2799"><text:span text:style-name="T2800">15</text:span><text:span text:style-name="T2801"> לִרְקָמוֹת֮ תּוּבַ֢ל לַ֫מֶּ֥לֶךְ בְּתוּל֣וֹת אַ֭חֲרֶיהָ רֵעוֹתֶ֑יהָ מ֖וּבָא֣וֹת לָֽךְ׃<text:s/></text:span><text:span text:style-name="T2802">‬</text:span>‬‬‬</text:p>
        <text:p text:style-name="P2803"><text:span text:style-name="T2804">16</text:span><text:span text:style-name="T2805"> תּ֭וּבַלְנָה בִּשְׂמָחֹ֣ת וָגִ֑יל תְּ֝בֹאֶ֗ינָה בְּהֵ֣יכַל מֶֽלֶךְ׃<text:s/></text:span><text:span text:style-name="T2806">‬</text:span>‬‬‬</text:p>
        <text:p text:style-name="P2807"><text:span text:style-name="T2808">17</text:span><text:span text:style-name="T2809"> תַּ֣חַת אֲ֭בֹתֶיךָ יִהְי֣וּ בָנֶ֑יךָ תְּשִׁיתֵ֥מוֹ לְ֝שָׂרִ֗ים בְּכָל־הָאָֽרֶץ׃<text:s/></text:span><text:span text:style-name="T2810">‬</text:span>‬‬‬</text:p>
        <text:p text:style-name="P2811"><text:span text:style-name="T2812">18</text:span><text:span text:style-name="T2813"> אַזְכִּ֣ירָה שִׁ֭מְךָ בְּכָל־דֹּ֣ר וָדֹ֑ר עַל־כֵּ֥ן עַמִּ֥ים יְ֝הוֹדֻ֗ךָ לְעֹלָ֥ם וָעֶֽד׃<text:s/></text:span><text:span text:style-name="T2814">‬</text:span>‬‬‬</text:p>
      </text:section>
      <text:section text:name="Sect45" text:style-name="S45">
        <text:p text:style-name="P2815">Psalm 46</text:p>
        <text:p text:style-name="P2816"><text:span text:style-name="T2817">1</text:span><text:span text:style-name="T2818"> לַמְנַצֵּ֥חַ לִבְנֵי־קֹ֑רַח עַֽל־עֲלָמ֥וֹת שִֽׁיר׃<text:s/></text:span></text:p>
        <text:p text:style-name="P2819"><text:span text:style-name="T2820">2</text:span><text:span text:style-name="T2821"> אֱלֹהִ֣ים לָ֭נוּ מַחֲסֶ֣ה וָעֹ֑ז עֶזְרָ֥ה בְ֝צָר֗וֹת נִמְצָ֥א מְאֹֽד׃<text:s/></text:span><text:span text:style-name="T2822">‬</text:span>‬‬‬</text:p>
        <text:p text:style-name="P2823"><text:span text:style-name="T2824">3</text:span><text:span text:style-name="T2825"> עַל־כֵּ֣ן לֹא־נִ֭ירָא בְּהָמִ֣יר אָ֑רֶץ וּבְמ֥וֹט הָ֝רִ֗ים בְּלֵ֣ב יַמִּֽים׃<text:s/></text:span><text:span text:style-name="T2826">‬</text:span>‬‬‬</text:p>
        <text:p text:style-name="P2827"><text:span text:style-name="T2828">4</text:span><text:span text:style-name="T2829"> יֶהֱמ֣וּ יֶחְמְר֣וּ מֵימָ֑יו יִֽרְעֲשֽׁוּ־הָרִ֖ים בְּגַאֲוָת֣וֹ סֶֽלָה׃<text:s/></text:span><text:span text:style-name="T2830">‬</text:span>‬‬‬</text:p>
        <text:p text:style-name="P2831"><text:span text:style-name="T2832">5</text:span><text:span text:style-name="T2833"> נָהָ֗ר פְּלָגָ֗יו יְשַׂמְּח֥וּ עִיר־אֱלֹהִ֑ים קְ֝דֹ֗שׁ מִשְׁכְּנֵ֥י עֶלְיֽוֹן׃<text:s/></text:span><text:span text:style-name="T2834">‬</text:span>‬‬‬</text:p>
        <text:p text:style-name="P2835"><text:span text:style-name="T2836">6</text:span><text:span text:style-name="T2837"> אֱלֹהִ֣ים בְּ֭קִרְבָּה בַּל־תִּמּ֑וֹט יַעְזְרֶ֥הָ אֱ֝לֹהִ֗ים לִפְנ֥וֹת בֹּֽקֶר׃<text:s/></text:span><text:span text:style-name="T2838">‬</text:span>‬‬‬</text:p>
        <text:p text:style-name="P2839"><text:span text:style-name="T2840">7</text:span><text:span text:style-name="T2841"> הָמ֣וּ ג֭וֹיִם מָ֣טוּ מַמְלָכ֑וֹת נָתַ֥ן בְּ֝קוֹל֗וֹ תָּמ֥וּג אָֽרֶץ׃<text:s/></text:span><text:span text:style-name="T2842">‬</text:span>‬‬‬</text:p>
        <text:p text:style-name="P2843"><text:span text:style-name="T2844">8</text:span><text:span text:style-name="T2845"> יְהוָ֣ה צְבָא֣וֹת עִמָּ֑נוּ מִשְׂגָּֽב־לָ֝נוּ אֱלֹהֵ֖י יַעֲקֹ֣ב סֶֽלָה׃<text:s/></text:span><text:span text:style-name="T2846">‬</text:span>‬‬‬</text:p>
        <text:soft-page-break/>
        <text:p text:style-name="P2847"><text:span text:style-name="T2848">9</text:span><text:span text:style-name="T2849"> לְֽכוּ־חֲ֭זוּ מִפְעֲל֣וֹת יְהוָ֑ה אֲשֶׁר־שָׂ֖ם שַׁמּ֣וֹת בָּאָֽרֶץ׃<text:s/></text:span><text:span text:style-name="T2850">‬</text:span>‬‬‬</text:p>
        <text:p text:style-name="P2851"><text:span text:style-name="T2852">10</text:span><text:span text:style-name="T2853"> מַשְׁבִּ֥ית מִלְחָמוֹת֮ עַד־קְצֵ֢ה הָ֫אָ֥רֶץ קֶ֣שֶׁת יְ֭שַׁבֵּר וְקִצֵּ֣ץ חֲנִ֑ית עֲ֝גָל֗וֹת יִשְׂרֹ֥ף בָּאֵֽשׁ׃<text:s/></text:span><text:span text:style-name="T2854">‬</text:span>‬‬‬</text:p>
        <text:p text:style-name="P2855"><text:span text:style-name="T2856">11</text:span><text:span text:style-name="T2857"> הַרְפּ֣וּ וּ֭דְעוּ כִּי־אָנֹכִ֣י אֱלֹהִ֑ים אָר֥וּם בַּ֝גּוֹיִ֗ם אָר֥וּם בָּאָֽרֶץ׃<text:s/></text:span><text:span text:style-name="T2858">‬</text:span>‬‬‬</text:p>
        <text:p text:style-name="P2859"><text:span text:style-name="T2860">12</text:span><text:span text:style-name="T2861"> יְהוָ֣ה צְבָא֣וֹת עִמָּ֑נוּ מִשְׂגָּֽב־לָ֝נוּ אֱלֹהֵ֖י יַעֲקֹ֣ב סֶֽלָה׃<text:s/></text:span><text:span text:style-name="T2862">‬</text:span>‬‬‬</text:p>
      </text:section>
      <text:section text:name="Sect46" text:style-name="S46">
        <text:p text:style-name="P2863">Psalm 47</text:p>
        <text:p text:style-name="P2864"><text:span text:style-name="T2865">1</text:span><text:span text:style-name="T2866"> לַמְנַצֵּ֬חַ ׀ לִבְנֵי־קֹ֬רַח מִזְמֽוֹר׃<text:s/></text:span></text:p>
        <text:p text:style-name="P2867"><text:span text:style-name="T2868">2</text:span><text:span text:style-name="T2869"> כָּֽל־הָ֭עַמִּים תִּקְעוּ־כָ֑ף הָרִ֥יעוּ לֵ֝אלֹהִ֗ים בְּק֣וֹל רִנָּֽה׃<text:s/></text:span><text:span text:style-name="T2870">‬</text:span>‬‬‬</text:p>
        <text:p text:style-name="P2871"><text:span text:style-name="T2872">3</text:span><text:span text:style-name="T2873"> כִּֽי־יְהוָ֣ה עֶלְי֣וֹן נוֹרָ֑א מֶ֥לֶךְ גָּ֝דוֹל עַל־כָּל־הָאָֽרֶץ׃<text:s/></text:span><text:span text:style-name="T2874">‬</text:span>‬‬‬</text:p>
        <text:p text:style-name="P2875"><text:span text:style-name="T2876">4</text:span><text:span text:style-name="T2877"> יַדְבֵּ֣ר עַמִּ֣ים תַּחְתֵּ֑ינוּ וּ֝לְאֻמִּ֗ים תַּ֣חַת רַגְלֵֽינוּ׃<text:s/></text:span><text:span text:style-name="T2878">‬</text:span>‬‬‬</text:p>
        <text:p text:style-name="P2879"><text:span text:style-name="T2880">5</text:span><text:span text:style-name="T2881"> יִבְחַר־לָ֥נוּ אֶת־נַחֲלָתֵ֑נוּ אֶ֥ת גְּא֨וֹן יַעֲקֹ֖ב אֲשֶׁר־אָהֵ֣ב סֶֽלָה׃<text:s/></text:span><text:span text:style-name="T2882">‬</text:span>‬‬‬</text:p>
        <text:p text:style-name="P2883"><text:span text:style-name="T2884">6</text:span><text:span text:style-name="T2885"> עָלָ֣ה אֱ֭לֹהִים בִּתְרוּעָ֑ה יְ֝הֹוָ֗ה בְּק֣וֹל שׁוֹפָֽר׃<text:s/></text:span><text:span text:style-name="T2886">‬</text:span>‬‬‬</text:p>
        <text:p text:style-name="P2887"><text:span text:style-name="T2888">7</text:span><text:span text:style-name="T2889"> זַמְּר֣וּ אֱלֹהִ֣ים זַמֵּ֑רוּ זַמְּר֖וּ לְמַלְכֵּ֣נוּ זַמֵּֽרוּ׃<text:s/></text:span><text:span text:style-name="T2890">‬</text:span>‬‬‬</text:p>
        <text:p text:style-name="P2891"><text:span text:style-name="T2892">8</text:span><text:span text:style-name="T2893"> כִּ֤י מֶ֖לֶךְ כָּל־הָאָ֥רֶץ אֱלֹהִ֗ים זַמְּר֥וּ מַשְׂכִּֽיל׃<text:s/></text:span><text:span text:style-name="T2894">‬</text:span>‬‬‬</text:p>
        <text:p text:style-name="P2895"><text:span text:style-name="T2896">9</text:span><text:span text:style-name="T2897"> מָלַ֣ךְ אֱ֭לֹהִים עַל־גּוֹיִ֑ם אֱ֝לֹהִ֗ים יָשַׁ֤ב ׀ עַל־כִּסֵּ֬א קָדְשֽׁוֹ׃<text:s/></text:span><text:span text:style-name="T2898">‬</text:span>‬‬‬</text:p>
        <text:p text:style-name="P2899"><text:span text:style-name="T2900">10</text:span><text:span text:style-name="T2901"> נְדִ֘יבֵ֤י עַמִּ֨ים ׀ נֶאֱסָ֗פוּ עַם֮ אֱלֹהֵ֢י אַבְרָ֫הָ֥ם כִּ֣י לֵֽ֭אלֹהִים מָֽגִנֵּי־אֶ֗רֶץ מְאֹ֣ד נַעֲלָֽה׃<text:s/></text:span><text:span text:style-name="T2902">‬</text:span>‬‬‬</text:p>
      </text:section>
      <text:section text:name="Sect47" text:style-name="S47">
        <text:p text:style-name="P2903">Psalm 48</text:p>
        <text:p text:style-name="P2904"><text:span text:style-name="T2905">1</text:span><text:span text:style-name="T2906"> שִׁ֥יר מִ֝זְמוֹר לִבְנֵי־קֹֽרַח׃<text:s/></text:span></text:p>
        <text:soft-page-break/>
        <text:p text:style-name="P2907"><text:span text:style-name="T2908">2</text:span><text:span text:style-name="T2909"> גָּ֘ד֤וֹל יְהוָ֣ה וּמְהֻלָּ֣ל מְאֹ֑ד בְּעִ֥יר אֱ֝לֹהֵ֗ינוּ הַר־קָדְשֽׁוֹ׃<text:s/></text:span><text:span text:style-name="T2910">‬</text:span>‬‬‬</text:p>
        <text:p text:style-name="P2911"><text:span text:style-name="T2912">3</text:span><text:span text:style-name="T2913"> יְפֵ֥ה נוֹף֮ מְשׂ֢וֹשׂ כָּל־הָ֫אָ֥רֶץ הַר־צִ֭יּוֹן יַרְכְּתֵ֣י צָפ֑וֹן קִ֝רְיַ֗ת מֶ֣לֶךְ רָֽב׃<text:s/></text:span><text:span text:style-name="T2914">‬</text:span>‬‬‬</text:p>
        <text:p text:style-name="P2915"><text:span text:style-name="T2916">4</text:span><text:span text:style-name="T2917"> אֱלֹהִ֥ים בְּאַרְמְנוֹתֶ֗יהָ נוֹדַ֥ע לְמִשְׂגָּֽב׃<text:s/></text:span><text:span text:style-name="T2918">‬</text:span>‬‬‬</text:p>
        <text:p text:style-name="P2919"><text:span text:style-name="T2920">5</text:span><text:span text:style-name="T2921"> כִּֽי־הִנֵּ֣ה הַ֭מְּלָכִים נֽוֹעֲד֑וּ עָבְר֥וּ יַחְדָּֽו׃<text:s/></text:span><text:span text:style-name="T2922">‬</text:span>‬‬‬</text:p>
        <text:p text:style-name="P2923"><text:span text:style-name="T2924">6</text:span><text:span text:style-name="T2925"> הֵ֣מָּה רָ֭אוּ כֵּ֣ן תָּמָ֑הוּ נִבְהֲל֥וּ נֶחְפָּֽזוּ׃<text:s/></text:span><text:span text:style-name="T2926">‬</text:span>‬‬‬</text:p>
        <text:p text:style-name="P2927"><text:span text:style-name="T2928">7</text:span><text:span text:style-name="T2929"> רְ֭עָדָה אֲחָזָ֣תַם שָׁ֑ם חִ֝֗יל כַּיּוֹלֵֽדָה׃<text:s/></text:span><text:span text:style-name="T2930">‬</text:span>‬‬‬</text:p>
        <text:p text:style-name="P2931"><text:span text:style-name="T2932">8</text:span><text:span text:style-name="T2933"> בְּר֥וּחַ קָדִ֑ים תְּ֝שַׁבֵּ֗ר אֳנִיּ֥וֹת תַּרְשִֽׁישׁ׃<text:s/></text:span><text:span text:style-name="T2934">‬</text:span>‬‬‬</text:p>
        <text:p text:style-name="P2935"><text:span text:style-name="T2936">9</text:span><text:span text:style-name="T2937"> כַּאֲשֶׁ֤ר שָׁמַ֨עְנוּ ׀ כֵּ֤ן רָאִ֗ינוּ בְּעִיר־יְהוָ֣ה צְ֭בָאוֹת בְּעִ֣יר אֱלֹהֵ֑ינוּ אֱלֹ֘הִ֤ים יְכוֹנְנֶ֖הָ עַד־עוֹלָ֣ם סֶֽלָה׃<text:s/></text:span><text:span text:style-name="T2938">‬</text:span>‬‬‬</text:p>
        <text:p text:style-name="P2939"><text:span text:style-name="T2940">10</text:span><text:span text:style-name="T2941"> דִּמִּ֣ינוּ אֱלֹהִ֣ים חַסְדֶּ֑ךָ בְּ֝קֶ֗רֶב הֵיכָלֶֽךָ׃<text:s/></text:span><text:span text:style-name="T2942">‬</text:span>‬‬‬</text:p>
        <text:p text:style-name="P2943"><text:span text:style-name="T2944">11</text:span><text:span text:style-name="T2945"> כְּשִׁמְךָ֤ אֱלֹהִ֗ים כֵּ֣ן תְּ֭הִלָּתְךָ עַל־קַצְוֵי־אֶ֑רֶץ צֶ֝֗דֶק מָלְאָ֥ה יְמִינֶֽךָ׃<text:s/></text:span><text:span text:style-name="T2946">‬</text:span>‬‬‬</text:p>
        <text:p text:style-name="P2947"><text:span text:style-name="T2948">12</text:span><text:span text:style-name="T2949"> יִשְׂמַ֤ח ׀ הַר־צִיּ֗וֹן תָּ֭גֵלְנָה בְּנ֣וֹת יְהוּדָ֑ה לְ֝מַ֗עַן מִשְׁפָּטֶֽיךָ׃<text:s/></text:span><text:span text:style-name="T2950">‬</text:span>‬‬‬</text:p>
        <text:p text:style-name="P2951"><text:span text:style-name="T2952">13</text:span><text:span text:style-name="T2953"> סֹ֣בּוּ צִ֭יּוֹן וְהַקִּיפ֑וּהָ סִ֝פְר֗וּ מִגְדָּלֶֽיהָ׃<text:s/></text:span><text:span text:style-name="T2954">‬</text:span>‬‬‬</text:p>
        <text:p text:style-name="P2955"><text:span text:style-name="T2956">14</text:span><text:span text:style-name="T2957"> שִׁ֤יתוּ לִבְּכֶ֨ם ׀ לְֽחֵילָ֗ה פַּסְּג֥וּ אַרְמְנוֹתֶ֑יהָ לְמַ֥עַן תְּ֝סַפְּר֗וּ לְד֣וֹר אַחֲרֽוֹן׃<text:s/></text:span><text:span text:style-name="T2958">‬</text:span>‬‬‬</text:p>
        <text:p text:style-name="P2959"><text:span text:style-name="T2960">15</text:span><text:span text:style-name="T2961"> כִּ֤י זֶ֨ה ׀ אֱלֹהִ֣ים אֱ֭לֹהֵינוּ עוֹלָ֣ם וָעֶ֑ד ה֖וּא יְנַהֲגֵ֣נוּ עַל־מֽוּת׃<text:s/></text:span><text:span text:style-name="T2962">‬</text:span>‬‬‬</text:p>
      </text:section>
      <text:section text:name="Sect48" text:style-name="S48">
        <text:p text:style-name="P2963">Psalm 49</text:p>
        <text:p text:style-name="P2964"><text:span text:style-name="T2965">1</text:span><text:span text:style-name="T2966"> לַמְנַצֵּ֬חַ ׀ לִבְנֵי־קֹ֬רַח מִזְמֽוֹר׃<text:s/></text:span><text:span text:style-name="T2967">‬</text:span>‬‬‬‬</text:p>
        <text:p text:style-name="P2968"><text:span text:style-name="T2969">2</text:span><text:span text:style-name="T2970"> שִׁמְעוּ־זֹ֭את כָּל־הָֽעַמִּ֑ים הַ֝אֲזִ֗ינוּ כָּל־יֹ֥שְׁבֵי חָֽלֶד׃<text:s/></text:span><text:span text:style-name="T2971">‬</text:span>‬‬‬</text:p>
        <text:soft-page-break/>
        <text:p text:style-name="P2972"><text:span text:style-name="T2973">3</text:span><text:span text:style-name="T2974"> גַּם־בְּנֵ֣י אָ֭דָם גַּם־בְּנֵי־אִ֑ישׁ יַ֝֗חַד עָשִׁ֥יר וְאֶבְיֽוֹן׃<text:s/></text:span><text:span text:style-name="T2975">‬</text:span>‬‬‬</text:p>
        <text:p text:style-name="P2976"><text:span text:style-name="T2977">4</text:span><text:span text:style-name="T2978"> פִּ֭י יְדַבֵּ֣ר חָכְמ֑וֹת וְהָג֖וּת לִבִּ֣י תְבוּנֽוֹת׃<text:s/></text:span><text:span text:style-name="T2979">‬</text:span>‬‬‬</text:p>
        <text:p text:style-name="P2980"><text:span text:style-name="T2981">5</text:span><text:span text:style-name="T2982"> אַטֶּ֣ה לְמָשָׁ֣ל אָזְנִ֑י אֶפְתַּ֥ח בְּ֝כִנּ֗וֹר חִידָתֽ͏ִי׃<text:s/></text:span><text:span text:style-name="T2983">‬</text:span>‬‬‬</text:p>
        <text:p text:style-name="P2984"><text:span text:style-name="T2985">6</text:span><text:span text:style-name="T2986"> לָ֣מָּה אִ֭ירָא בִּ֣ימֵי רָ֑ע עֲוֺ֖ן עֲקֵבַ֣י יְסוּבֵּֽנִי׃<text:s/></text:span><text:span text:style-name="T2987">‬</text:span>‬‬‬</text:p>
        <text:p text:style-name="P2988"><text:span text:style-name="T2989">7</text:span><text:span text:style-name="T2990"> הַבֹּטְחִ֥ים עַל־חֵילָ֑ם וּבְרֹ֥ב עָ֝שְׁרָ֗ם יִתְהַלָּֽלוּ׃<text:s/></text:span><text:span text:style-name="T2991">‬</text:span>‬‬‬</text:p>
        <text:p text:style-name="P2992"><text:span text:style-name="T2993">8</text:span><text:span text:style-name="T2994"> אָ֗ח לֹא־פָדֹ֣ה יִפְדֶּ֣ה אִ֑ישׁ לֹא־יִתֵּ֖ן לֵאלֹהִ֣ים כָּפְרֽוֹ׃<text:s/></text:span><text:span text:style-name="T2995">‬</text:span>‬‬‬</text:p>
        <text:p text:style-name="P2996"><text:span text:style-name="T2997">9</text:span><text:span text:style-name="T2998"> וְ֭יֵקַר פִּדְי֥וֹן נַפְשָׁ֗ם וְחָדַ֥ל לְעוֹלָֽם׃<text:s/></text:span><text:span text:style-name="T2999">‬</text:span>‬‬‬</text:p>
        <text:p text:style-name="P3000"><text:span text:style-name="T3001">10</text:span><text:span text:style-name="T3002"> וִֽיחִי־ע֥וֹד לָנֶ֑צַח לֹ֖א יִרְאֶ֣ה הַשָּֽׁחַת׃<text:s/></text:span><text:span text:style-name="T3003">‬</text:span>‬‬‬</text:p>
        <text:p text:style-name="P3004"><text:span text:style-name="T3005">11</text:span><text:span text:style-name="T3006"> כִּ֤י יִרְאֶ֨ה ׀ חֲכָ֘מִ֤ים יָמ֗וּתוּ יַ֤חַד כְּסִ֣יל וָבַ֣עַר יֹאבֵ֑דוּ וְעָזְב֖וּ לַאֲחֵרִ֣ים חֵילָֽם׃<text:s/></text:span><text:span text:style-name="T3007">‬</text:span>‬‬‬</text:p>
        <text:p text:style-name="P3008"><text:span text:style-name="T3009">12</text:span><text:span text:style-name="T3010"> קִרְבָּ֤ם בָּתֵּ֨ימוֹ ׀ לְֽעוֹלָ֗ם מִ֭שְׁכְּנֹתָם לְדֹ֣ר וָדֹ֑ר קָֽרְא֥וּ בִ֝שְׁמוֹתָ֗ם עֲלֵ֣י אֲדָמֽוֹת׃<text:s/></text:span><text:span text:style-name="T3011">‬</text:span>‬‬‬</text:p>
        <text:p text:style-name="P3012"><text:span text:style-name="T3013">13</text:span><text:span text:style-name="T3014"> וְאָדָ֣ם בִּ֭יקָר בַּל־יָלִ֑ין נִמְשַׁ֖ל כַּבְּהֵמ֣וֹת נִדְמֽוּ׃<text:s/></text:span><text:span text:style-name="T3015">‬</text:span>‬‬‬</text:p>
        <text:p text:style-name="P3016"><text:span text:style-name="T3017">14</text:span><text:span text:style-name="T3018"> זֶ֣ה דַ֭רְכָּם כֵּ֣סֶל לָ֑מוֹ וְאַחֲרֵיהֶ֓ם ׀ בְּפִיהֶ֖ם יִרְצ֣וּ סֶֽלָה׃<text:s/></text:span><text:span text:style-name="T3019">‬</text:span>‬‬‬</text:p>
        <text:p text:style-name="P3020"><text:span text:style-name="T3021">15</text:span><text:span text:style-name="T3022"> כַּצֹּ֤אן ׀ לִֽשְׁא֣וֹל שַׁתּוּ֮ מָ֤וֶת יִ֫רְעֵ֥ם וַיִּרְדּ֘וּ בָ֤ם יְשָׁרִ֨ים ׀ לַבֹּ֗קֶר *וצירם **וְ֭צוּרָם לְבַלּ֥וֹת שְׁא֗וֹל מִזְּבֻ֥ל לֽוֹ׃<text:s/></text:span><text:span text:style-name="T3023">‬</text:span>‬‬‬</text:p>
        <text:p text:style-name="P3024"><text:span text:style-name="T3025">16</text:span><text:span text:style-name="T3026"> אַךְ־אֱלֹהִ֗ים יִפְדֶּ֣ה נַ֭פְשִׁי מִֽיַּד־שְׁא֑וֹל כִּ֖י יִקָּחֵ֣נִי סֶֽלָה׃<text:s/></text:span><text:span text:style-name="T3027">‬</text:span>‬‬‬</text:p>
        <text:p text:style-name="P3028"><text:span text:style-name="T3029">17</text:span><text:span text:style-name="T3030"> אַל־תִּ֭ירָא כִּֽי־יַעֲשִׁ֣ר אִ֑ישׁ כִּֽי־יִ֝רְבֶּה כְּב֣וֹד בֵּיתֽוֹ׃<text:s/></text:span><text:span text:style-name="T3031">‬</text:span>‬‬‬</text:p>
        <text:p text:style-name="P3032"><text:span text:style-name="T3033">18</text:span><text:span text:style-name="T3034"> כִּ֤י לֹ֣א בְ֭מוֹתוֹ יִקַּ֣ח הַכֹּ֑ל לֹא־יֵרֵ֖ד אַחֲרָ֣יו כְּבוֹדֽוֹ׃<text:s/></text:span><text:span text:style-name="T3035">‬</text:span>‬‬‬</text:p>
        <text:p text:style-name="P3036"><text:span text:style-name="T3037">19</text:span><text:span text:style-name="T3038"> כִּֽי־נַ֭פְשׁוֹ בְּחַיָּ֣יו יְבָרֵ֑ךְ וְ֝יוֹדֻ֗ךָ כִּי־תֵיטִ֥יב לָֽךְ׃<text:s/></text:span><text:span text:style-name="T3039">‬</text:span>‬‬‬</text:p>
        <text:soft-page-break/>
        <text:p text:style-name="P3040"><text:span text:style-name="T3041">20</text:span><text:span text:style-name="T3042"> תָּ֭בוֹא עַד־דּ֣וֹר אֲבוֹתָ֑יו עַד־נֵ֝֗צַח לֹ֣א יִרְאוּ־אֽוֹר׃<text:s/></text:span><text:span text:style-name="T3043">‬</text:span>‬‬‬</text:p>
        <text:p text:style-name="P3044"><text:span text:style-name="T3045">21</text:span><text:span text:style-name="T3046"> אָדָ֣ם בִּ֭יקָר וְלֹ֣א יָבִ֑ין נִמְשַׁ֖ל כַּבְּהֵמ֣וֹת נִדְמֽוּ׃<text:s/></text:span><text:span text:style-name="T3047">‬</text:span>‬‬‬</text:p>
      </text:section>
      <text:section text:name="Sect49" text:style-name="S49">
        <text:p text:style-name="P3048">Psalm 50</text:p>
        <text:p text:style-name="P3049"><text:span text:style-name="T3050">1</text:span><text:span text:style-name="T3051"> מִזְמ֗וֹר לְאָ֫סָ֥ף אֵ֤ל ׀ אֱ‍ֽלֹהִ֡ים יְֽהוָ֗ה דִּבֶּ֥ר וַיִּקְרָא־אָ֑רֶץ מִמִּזְרַח־שֶׁ֝֗מֶשׁ עַד־מְבֹאֽוֹ׃<text:s/></text:span></text:p>
        <text:p text:style-name="P3052"><text:span text:style-name="T3053">2</text:span><text:span text:style-name="T3054"> מִצִיּ֥וֹן מִכְלַל־יֹ֗פִי אֱלֹהִ֥ים הוֹפִֽיעַ׃<text:s/></text:span><text:span text:style-name="T3055">‬</text:span>‬‬‬</text:p>
        <text:p text:style-name="P3056"><text:span text:style-name="T3057">3</text:span><text:span text:style-name="T3058"> יָ֤בֹ֥א אֱלֹהֵ֗ינוּ וְֽאַל־יֶ֫חֱרַ֥שׁ אֵשׁ־לְפָנָ֥יו תֹּאכֵ֑ל וּ֝סְבִיבָ֗יו נִשְׂעֲרָ֥ה מְאֹֽד׃<text:s/></text:span><text:span text:style-name="T3059">‬</text:span>‬‬‬</text:p>
        <text:p text:style-name="P3060"><text:span text:style-name="T3061">4</text:span><text:span text:style-name="T3062"> יִקְרָ֣א אֶל־הַשָּׁמַ֣יִם מֵעָ֑ל וְאֶל־הָ֝אָ֗רֶץ לָדִ֥ין עַמּֽוֹ׃<text:s/></text:span><text:span text:style-name="T3063">‬</text:span>‬‬‬</text:p>
        <text:p text:style-name="P3064"><text:span text:style-name="T3065">5</text:span><text:span text:style-name="T3066"> אִסְפוּ־לִ֥י חֲסִידָ֑י כֹּרְתֵ֖י בְרִיתִ֣י עֲלֵי־זָֽבַח׃<text:s/></text:span><text:span text:style-name="T3067">‬</text:span>‬‬‬</text:p>
        <text:p text:style-name="P3068"><text:span text:style-name="T3069">6</text:span><text:span text:style-name="T3070"> וַיַּגִּ֣ידוּ שָׁמַ֣יִם צִדְק֑וֹ כִּֽי־אֱלֹהִ֓ים ׀ שֹׁפֵ֖ט ה֣וּא סֶֽלָה׃<text:s/></text:span><text:span text:style-name="T3071">‬</text:span>‬‬‬</text:p>
        <text:p text:style-name="P3072"><text:span text:style-name="T3073">7</text:span><text:span text:style-name="T3074"> שִׁמְעָ֤ה עַמִּ֨י ׀ וַאֲדַבֵּ֗רָה יִ֭שְׂרָאֵל וְאָעִ֣ידָה בָּ֑ךְ אֱלֹהִ֖ים אֱלֹהֶ֣יךָ אָנֹֽכִי׃<text:s/></text:span><text:span text:style-name="T3075">‬</text:span>‬‬‬</text:p>
        <text:p text:style-name="P3076"><text:span text:style-name="T3077">8</text:span><text:span text:style-name="T3078"> לֹ֣א עַל־זְ֭בָחֶיךָ אוֹכִיחֶ֑ךָ וְעוֹלֹתֶ֖יךָ לְנֶגְדִּ֣י תָמִֽיד׃<text:s/></text:span><text:span text:style-name="T3079">‬</text:span>‬‬‬</text:p>
        <text:p text:style-name="P3080"><text:span text:style-name="T3081">9</text:span><text:span text:style-name="T3082"> לֹא־אֶקַּ֣ח מִבֵּיתְךָ֣ פָ֑ר מִ֝מִּכְלְאֹתֶ֗יךָ עַתּוּדִֽים׃<text:s/></text:span><text:span text:style-name="T3083">‬</text:span>‬‬‬</text:p>
        <text:p text:style-name="P3084"><text:span text:style-name="T3085">10</text:span><text:span text:style-name="T3086"> כִּי־לִ֥י כָל־חַיְתוֹ־יָ֑עַר בְּ֝הֵמ֗וֹת בְּהַרְרֵי־אָֽלֶף׃<text:s/></text:span><text:span text:style-name="T3087">‬</text:span>‬‬‬</text:p>
        <text:p text:style-name="P3088"><text:span text:style-name="T3089">11</text:span><text:span text:style-name="T3090"> יָ֭דַעְתִּי כָּל־ע֣וֹף הָרִ֑ים וְזִ֥יז שָׂ֝דַ֗י עִמָּדִֽי׃<text:s/></text:span><text:span text:style-name="T3091">‬</text:span>‬‬‬</text:p>
        <text:p text:style-name="P3092"><text:span text:style-name="T3093">12</text:span><text:span text:style-name="T3094"> אִם־אֶ֭רְעַב לֹא־אֹ֣מַר לָ֑ךְ כִּי־לִ֥י תֵ֝בֵ֗ל וּמְלֹאָֽהּ׃<text:s/></text:span><text:span text:style-name="T3095">‬</text:span>‬‬‬</text:p>
        <text:p text:style-name="P3096"><text:span text:style-name="T3097">13</text:span><text:span text:style-name="T3098"> הַֽ֭אוֹכַל בְּשַׂ֣ר אַבִּירִ֑ים וְדַ֖ם עַתּוּדִ֣ים אֶשְׁתֶּֽה׃<text:s/></text:span><text:span text:style-name="T3099">‬</text:span>‬‬‬</text:p>
        <text:p text:style-name="P3100"><text:span text:style-name="T3101">14</text:span><text:span text:style-name="T3102"> זְבַ֣ח לֵאלֹהִ֣ים תּוֹדָ֑ה וְשַׁלֵּ֖ם לְעֶלְי֣וֹן נְדָרֶֽיךָ׃<text:s/></text:span><text:span text:style-name="T3103">‬</text:span>‬‬‬</text:p>
        <text:soft-page-break/>
        <text:p text:style-name="P3104"><text:span text:style-name="T3105">15</text:span><text:span text:style-name="T3106"> וּ֭קְרָאֵנִי בְּי֣וֹם צָרָ֑ה אֲ֝חַלֶּצְךָ֗ וּֽתְכַבְּדֵֽנִי׃<text:s/></text:span><text:span text:style-name="T3107">‬</text:span>‬‬‬</text:p>
        <text:p text:style-name="P3108"><text:span text:style-name="T3109">16</text:span><text:span text:style-name="T3110"> וְלָ֤רָשָׁ֨ע ׀ אָ֘מַ֤ר אֱלֹהִ֗ים מַה־לְּ֭ךָ לְסַפֵּ֣ר חֻקָּ֑י וַתִּשָּׂ֖א בְרִיתִ֣י עֲלֵי־פִֽיךָ׃<text:s/></text:span><text:span text:style-name="T3111">‬</text:span>‬‬‬</text:p>
        <text:p text:style-name="P3112"><text:span text:style-name="T3113">17</text:span><text:span text:style-name="T3114"> וְ֭אַתָּה שָׂנֵ֣אתָ מוּסָ֑ר וַתַּשְׁלֵ֖ךְ דְּבָרַ֣י אַחֲרֶֽיךָ׃<text:s/></text:span><text:span text:style-name="T3115">‬</text:span>‬‬‬</text:p>
        <text:p text:style-name="P3116"><text:span text:style-name="T3117">18</text:span><text:span text:style-name="T3118"> אִם־רָאִ֣יתָ גַ֭נָּב וַתִּ֣רֶץ עִמּ֑וֹ וְעִ֖ם מְנָאֲפִ֣ים חֶלְקֶֽךָ׃<text:s/></text:span><text:span text:style-name="T3119">‬</text:span>‬‬‬</text:p>
        <text:p text:style-name="P3120"><text:span text:style-name="T3121">19</text:span><text:span text:style-name="T3122"> פִּ֭יךָ שָׁלַ֣חְתָּ בְרָעָ֑ה וּ֝לְשׁוֹנְךָ֗ תַּצְמִ֥יד מִרְמָֽה׃<text:s/></text:span><text:span text:style-name="T3123">‬</text:span>‬‬‬</text:p>
        <text:p text:style-name="P3124"><text:span text:style-name="T3125">20</text:span><text:span text:style-name="T3126"> תֵּ֭שֵׁב בְּאָחִ֣יךָ תְדַבֵּ֑ר בְּבֶֽן־אִ֝מְּךָ֗ תִּתֶּן־דֹּֽפִי׃<text:s/></text:span><text:span text:style-name="T3127">‬</text:span>‬‬‬</text:p>
        <text:p text:style-name="P3128"><text:span text:style-name="T3129">21</text:span><text:span text:style-name="T3130"> אֵ֤לֶּה עָשִׂ֨יתָ ׀ וְֽהֶחֱרַ֗שְׁתִּי דִּמִּ֗יתָ הֱֽיוֹת־אֶֽהְיֶ֥ה כָמ֑וֹךָ אוֹכִיחֲךָ֖ וְאֶֽעֶרְכָ֣ה לְעֵינֶֽיךָ׃<text:s/></text:span><text:span text:style-name="T3131">‬</text:span>‬‬‬</text:p>
        <text:p text:style-name="P3132"><text:span text:style-name="T3133">22</text:span><text:span text:style-name="T3134"> בִּֽינוּ־נָ֣א זֹ֭את שֹׁכְחֵ֣י אֱל֑וֹהַּ פֶּן־אֶ֝טְרֹ֗ף וְאֵ֣ין מַצִּֽיל׃<text:s/></text:span><text:span text:style-name="T3135">‬</text:span>‬‬‬</text:p>
        <text:p text:style-name="P3136"><text:span text:style-name="T3137">23</text:span><text:span text:style-name="T3138"> זֹבֵ֥חַ תּוֹדָ֗ה יְֽכַבְּ֫דָ֥נְנִי וְשָׂ֥ם דֶּ֑רֶךְ אַ֝רְאֶ֗נּוּ בְּיֵ֣שַׁע אֱלֹהִֽים׃<text:s/></text:span><text:span text:style-name="T3139">‬</text:span>‬‬‬</text:p>
      </text:section>
      <text:section text:name="Sect50" text:style-name="S50">
        <text:p text:style-name="P3140">Psalm 51</text:p>
        <text:p text:style-name="P3141"><text:span text:style-name="T3142">1</text:span><text:span text:style-name="T3143"> לַמְנַצֵּ֗חַ מִזְמ֥וֹר לְדָוִֽד׃<text:s/></text:span></text:p>
        <text:p text:style-name="P3144"><text:span text:style-name="T3145">2</text:span><text:span text:style-name="T3146"> בְּֽבוֹא־אֵ֭לָיו נָתָ֣ן הַנָּבִ֑יא כַּֽאֲשֶׁר־בָּ֝֗א אֶל־בַּת־שָֽׁבַע׃<text:s/></text:span><text:span text:style-name="T3147">‬</text:span>‬‬‬</text:p>
        <text:p text:style-name="P3148"><text:span text:style-name="T3149">3</text:span><text:span text:style-name="T3150"> חָנֵּ֣נִי אֱלֹהִ֣ים כְּחַסְדֶּ֑ךָ כְּרֹ֥ב רַ֝חֲמֶ֗יךָ מְחֵ֣ה פְשָׁעָֽי׃<text:s/></text:span><text:span text:style-name="T3151">‬</text:span>‬‬‬</text:p>
        <text:p text:style-name="P3152"><text:span text:style-name="T3153">4</text:span><text:span text:style-name="T3154"> *הרבה **הֶ֭רֶב כַּבְּסֵ֣נִי מֵעֲוֺנִ֑י וּֽמֵחַטָּאתִ֥י טַהֲרֵֽנִי׃<text:s/></text:span><text:span text:style-name="T3155">‬</text:span>‬‬‬</text:p>
        <text:p text:style-name="P3156"><text:span text:style-name="T3157">5</text:span><text:span text:style-name="T3158"> כִּֽי־פְ֭שָׁעַי אֲנִ֣י אֵדָ֑ע וְחַטָּאתִ֖י נֶגְדִּ֣י תָמִֽיד׃<text:s/></text:span><text:span text:style-name="T3159">‬</text:span>‬‬‬</text:p>
        <text:p text:style-name="P3160"><text:span text:style-name="T3161">6</text:span><text:span text:style-name="T3162"> לְךָ֤ לְבַדְּךָ֨ ׀ חָטָאתִי֮ וְהָרַ֥ע בְּעֵינֶ֗יךָ עָ֫שִׂ֥יתִי לְ֭מַעַן תִּצְדַּ֥ק בְּדָבְרֶ֗ךָ תִּזְכֶּ֥ה בְשָׁפְטֶֽךָ׃<text:s/></text:span><text:span text:style-name="T3163">‬</text:span>‬‬‬</text:p>
        <text:p text:style-name="P3164"><text:span text:style-name="T3165">7</text:span><text:span text:style-name="T3166"> הֵן־בְּעָו֥וֹן חוֹלָ֑לְתִּי וּ֝בְחֵ֗טְא יֶֽחֱמַ֥תְנִי אִמִּֽי׃<text:s/></text:span><text:span text:style-name="T3167">‬</text:span>‬‬‬</text:p>
        <text:soft-page-break/>
        <text:p text:style-name="P3168"><text:span text:style-name="T3169">8</text:span><text:span text:style-name="T3170"> הֵן־אֱ֭מֶת חָפַ֣צְתָּ בַטֻּח֑וֹת וּ֝בְסָתֻ֗ם חָכְמָ֥ה תוֹדִיעֵֽנִי׃<text:s/></text:span><text:span text:style-name="T3171">‬</text:span>‬‬‬</text:p>
        <text:p text:style-name="P3172"><text:span text:style-name="T3173">9</text:span><text:span text:style-name="T3174"> תְּחַטְּאֵ֣נִי בְאֵז֣וֹב וְאֶטְהָ֑ר תְּ֝כַבְּסֵ֗נִי וּמִשֶּׁ֥לֶג אַלְבִּֽין׃<text:s/></text:span><text:span text:style-name="T3175">‬</text:span>‬‬‬</text:p>
        <text:p text:style-name="P3176"><text:span text:style-name="T3177">10</text:span><text:span text:style-name="T3178"> תַּ֭שְׁמִיעֵנִי שָׂשׂ֣וֹן וְשִׂמְחָ֑ה תָּ֝גֵ֗לְנָה עֲצָמ֥וֹת דִּכִּֽיתָ׃<text:s/></text:span><text:span text:style-name="T3179">‬</text:span>‬‬‬</text:p>
        <text:p text:style-name="P3180"><text:span text:style-name="T3181">11</text:span><text:span text:style-name="T3182"> הַסְתֵּ֣ר פָּ֭נֶיךָ מֵחֲטָאָ֑י וְֽכָל־עֲוֺ֖נֹתַ֣י מְחֵֽה׃<text:s/></text:span><text:span text:style-name="T3183">‬</text:span>‬‬‬</text:p>
        <text:p text:style-name="P3184"><text:span text:style-name="T3185">12</text:span><text:span text:style-name="T3186"> לֵ֣ב טָ֭הוֹר בְּרָא־לִ֣י אֱלֹהִ֑ים וְר֥וּחַ נָ֝כ֗וֹן חַדֵּ֥שׁ בְּקִרְבִּֽי׃<text:s/></text:span><text:span text:style-name="T3187">‬</text:span>‬‬‬</text:p>
        <text:p text:style-name="P3188"><text:span text:style-name="T3189">13</text:span><text:span text:style-name="T3190"> אַל־תַּשְׁלִיכֵ֥נִי מִלְּפָנֶ֑יךָ וְר֥וּחַ קָ֝דְשְׁךָ֗ אַל־תִּקַּ֥ח מִמֶּֽנִּי׃<text:s/></text:span><text:span text:style-name="T3191">‬</text:span>‬‬‬</text:p>
        <text:p text:style-name="P3192"><text:span text:style-name="T3193">14</text:span><text:span text:style-name="T3194"> הָשִׁ֣יבָה לִּ֭י שְׂשׂ֣וֹן יִשְׁעֶ֑ךָ וְר֖וּחַ נְדִיבָ֣ה תִסְמְכֵֽנִי׃<text:s/></text:span><text:span text:style-name="T3195">‬</text:span>‬‬‬</text:p>
        <text:p text:style-name="P3196"><text:span text:style-name="T3197">15</text:span><text:span text:style-name="T3198"> אֲלַמְּדָ֣ה פֹשְׁעִ֣ים דְּרָכֶ֑יךָ וְ֝חַטָּאִ֗ים אֵלֶ֥יךָ יָשֽׁוּבוּ׃<text:s/></text:span><text:span text:style-name="T3199">‬</text:span>‬‬‬</text:p>
        <text:p text:style-name="P3200"><text:span text:style-name="T3201">16</text:span><text:span text:style-name="T3202"> הַצִּ֘ילֵ֤נִי מִדָּמִ֨ים ׀ אֱ‍ֽלֹהִ֗ים אֱלֹהֵ֥י תְשׁוּעָתִ֑י תְּרַנֵּ֥ן לְ֝שׁוֹנִ֗י צִדְקָתֶֽךָ׃<text:s/></text:span><text:span text:style-name="T3203">‬</text:span>‬‬‬</text:p>
        <text:p text:style-name="P3204"><text:span text:style-name="T3205">17</text:span><text:span text:style-name="T3206"> אֲ֭דֹנָי שְׂפָתַ֣י תִּפְתָּ֑ח וּ֝פִ֗י יַגִּ֥יד תְּהִלָּתֶֽךָ׃<text:s/></text:span><text:span text:style-name="T3207">‬</text:span>‬‬‬</text:p>
        <text:p text:style-name="P3208"><text:span text:style-name="T3209">18</text:span><text:span text:style-name="T3210"> כִּ֤י ׀ לֹא־תַחְפֹּ֣ץ זֶ֣בַח וְאֶתֵּ֑נָה ע֝וֹלָ֗ה לֹ֣א תִרְצֶֽה׃<text:s/></text:span><text:span text:style-name="T3211">‬</text:span>‬‬‬</text:p>
        <text:p text:style-name="P3212"><text:span text:style-name="T3213">19</text:span><text:span text:style-name="T3214"> זִֽבְחֵ֣י אֱלֹהִים֮ ר֢וּחַ נִשְׁבָּ֫רָ֥ה לֵב־נִשְׁבָּ֥ר וְנִדְכֶּ֑ה אֱ֝לֹהִ֗ים לֹ֣א תִבְזֶֽה׃<text:s/></text:span><text:span text:style-name="T3215">‬</text:span>‬‬‬</text:p>
        <text:p text:style-name="P3216"><text:span text:style-name="T3217">20</text:span><text:span text:style-name="T3218"> הֵיטִ֣יבָה בִ֭רְצוֹנְךָ אֶת־צִיּ֑וֹן תִּ֝בְנֶ֗ה חוֹמ֥וֹת יְרוּשָׁלָֽ͏ִם׃<text:s/></text:span><text:span text:style-name="T3219">‬</text:span>‬‬‬</text:p>
        <text:p text:style-name="P3220"><text:span text:style-name="T3221">21</text:span><text:span text:style-name="T3222"> אָ֤ז תַּחְפֹּ֣ץ זִבְחֵי־צֶ֭דֶק עוֹלָ֣ה וְכָלִ֑יל אָ֤ז יַעֲל֖וּ עַל־מִזְבַּחֲךָ֣ פָרִֽים׃<text:s/></text:span><text:span text:style-name="T3223">‬</text:span>‬‬‬</text:p>
      </text:section>
      <text:section text:name="Sect51" text:style-name="S51">
        <text:p text:style-name="P3224">Psalm 52</text:p>
        <text:p text:style-name="P3225"><text:span text:style-name="T3226">1</text:span><text:span text:style-name="T3227"> לַמְנַצֵּ֗חַ מַשְׂכִּ֥יל לְדָוִֽד׃<text:s/></text:span></text:p>
        <text:p text:style-name="P3228"><text:span text:style-name="T3229">2</text:span><text:span text:style-name="T3230"> בְּב֤וֹא ׀ דּוֹאֵ֣ג הָאֲדֹמִי֮ וַיַּגֵּ֢ד לְשָׁ֫א֥וּל וַיֹּ֥אמֶר ל֑וֹ בָּ֥א דָ֝וִ֗ד אֶל־בֵּ֥ית אֲחִימֶֽלֶךְ׃<text:s/></text:span><text:span text:style-name="T3231">‬</text:span>‬‬‬</text:p>
        <text:soft-page-break/>
        <text:p text:style-name="P3232"><text:span text:style-name="T3233">3</text:span><text:span text:style-name="T3234"> מַה־תִּתְהַלֵּ֣ל בְּ֭רָעָה הַגִּבּ֑וֹר חֶ֥סֶד אֵ֝֗ל כָּל־הַיּֽוֹם׃<text:s/></text:span><text:span text:style-name="T3235">‬</text:span>‬‬‬</text:p>
        <text:p text:style-name="P3236"><text:span text:style-name="T3237">4</text:span><text:span text:style-name="T3238"> הַ֭וּוֹת תַּחְשֹׁ֣ב לְשׁוֹנֶ֑ךָ כְּתַ֥עַר מְ֝לֻטָּ֗שׁ עֹשֵׂ֥ה רְמִיָּֽה׃<text:s/></text:span><text:span text:style-name="T3239">‬</text:span>‬‬‬</text:p>
        <text:p text:style-name="P3240"><text:span text:style-name="T3241">5</text:span><text:span text:style-name="T3242"> אָהַ֣בְתָּ רָּ֣ע מִטּ֑וֹב שֶׁ֓קֶר ׀ מִדַּבֵּ֖ר צֶ֣דֶק סֶֽלָה׃<text:s/></text:span><text:span text:style-name="T3243">‬</text:span>‬‬‬</text:p>
        <text:p text:style-name="P3244"><text:span text:style-name="T3245">6</text:span><text:span text:style-name="T3246"> אָהַ֥בְתָּ כָֽל־דִּבְרֵי־בָ֗לַע לְשׁ֣וֹן מִרְמָֽה׃<text:s/></text:span><text:span text:style-name="T3247">‬</text:span>‬‬‬</text:p>
        <text:p text:style-name="P3248"><text:span text:style-name="T3249">7</text:span><text:span text:style-name="T3250"> גַּם־אֵל֮ יִתָּצְךָ֢ לָ֫נֶ֥צַח יַחְתְּךָ֣ וְיִסָּחֲךָ֣ מֵאֹ֑הֶל וְשֵֽׁרֶשְׁךָ֨ מֵאֶ֖רֶץ חַיִּ֣ים סֶֽלָה׃<text:s/></text:span><text:span text:style-name="T3251">‬</text:span>‬‬‬</text:p>
        <text:p text:style-name="P3252"><text:span text:style-name="T3253">8</text:span><text:span text:style-name="T3254"> וְיִרְא֖וּ צַדִּיקִ֥ים וְיִירָ֗אוּ וְעָלָ֥יו יִשְׂחָֽקוּ׃<text:s/></text:span><text:span text:style-name="T3255">‬</text:span>‬‬‬</text:p>
        <text:p text:style-name="P3256"><text:span text:style-name="T3257">9</text:span><text:span text:style-name="T3258"> הִנֵּ֤ה הַגֶּ֗בֶר לֹ֤א יָשִׂ֥ים אֱלֹהִ֗ים מָֽע֫וּזּ֥וֹ וַ֭יִּבְטַח בְּרֹ֣ב עָשְׁר֑וֹ יָ֝עֹ֗ז בְּהַוָּתֽוֹ׃<text:s/></text:span><text:span text:style-name="T3259">‬</text:span>‬‬‬</text:p>
        <text:p text:style-name="P3260"><text:span text:style-name="T3261">10</text:span><text:span text:style-name="T3262"> וַאֲנִ֤י ׀ כְּזַ֣יִת רַ֭עֲנָן בְּבֵ֣ית אֱלֹהִ֑ים בָּטַ֥חְתִּי בְחֶֽסֶד־אֱ֝לֹהִ֗ים עוֹלָ֥ם וָעֶֽד׃<text:s/></text:span><text:span text:style-name="T3263">‬</text:span>‬‬‬</text:p>
        <text:p text:style-name="P3264"><text:span text:style-name="T3265">11</text:span><text:span text:style-name="T3266"> אוֹדְךָ֣ לְ֭עוֹלָם כִּ֣י עָשִׂ֑יתָ וַאֲקַוֶּ֥ה שִׁמְךָ֥ כִֽי־ט֝֗וֹב נֶ֣גֶד חֲסִידֶֽיךָ׃<text:s/></text:span><text:span text:style-name="T3267">‬</text:span>‬‬‬</text:p>
      </text:section>
      <text:section text:name="Sect52" text:style-name="S52">
        <text:p text:style-name="P3268">Psalm 53</text:p>
        <text:p text:style-name="P3269"><text:span text:style-name="T3270">1</text:span><text:span text:style-name="T3271"> לַמְנַצֵּ֥חַ עַֽל־מָחֲלַ֗ת מַשְׂכִּ֥יל לְדָוִֽד׃<text:s/></text:span></text:p>
        <text:p text:style-name="P3272"><text:span text:style-name="T3273">2</text:span><text:span text:style-name="T3274"> אָ֘מַ֤ר נָבָ֣ל בְּ֭לִבּוֹ אֵ֣ין אֱלֹהִ֑ים הִֽ֝שְׁחִ֗יתוּ וְהִֽתְעִ֥יבוּ עָ֝֗וֶל אֵ֣ין עֹֽשֵׂה־טֽוֹב׃<text:s/></text:span><text:span text:style-name="T3275">‬</text:span>‬‬‬</text:p>
        <text:p text:style-name="P3276"><text:span text:style-name="T3277">3</text:span><text:span text:style-name="T3278"> אֱ‍ֽלֹהִ֗ים מִשָּׁמַיִם֮ הִשְׁקִ֢יף עַֽל־בְּנֵ֫י אָדָ֥ם לִ֭רְאוֹת הֲיֵ֣שׁ מַשְׂכִּ֑יל דֹּ֝רֵ֗שׁ אֶת־אֱלֹהִֽים׃<text:s/></text:span><text:span text:style-name="T3279">‬</text:span>‬‬‬</text:p>
        <text:p text:style-name="P3280"><text:span text:style-name="T3281">4</text:span><text:span text:style-name="T3282"> כֻּלּ֥וֹ סָג֮ יַחְדָּ֢ו נֶ֫אֱלָ֥חוּ אֵ֤ין עֹֽשֵׂה־ט֑וֹב אֵ֝֗ין גַּם־אֶחָֽד׃<text:s/></text:span><text:span text:style-name="T3283">‬</text:span>‬‬‬</text:p>
        <text:p text:style-name="P3284"><text:span text:style-name="T3285">5</text:span><text:span text:style-name="T3286"> הֲלֹ֥א יָדְעוּ֮ פֹּ֤עֲלֵ֫י אָ֥וֶן אֹכְלֵ֣י עַ֭מִּי אָ֣כְלוּ לֶ֑חֶם אֱ֝לֹהִ֗ים לֹ֣א קָרָֽאוּ׃<text:s/></text:span><text:span text:style-name="T3287">‬</text:span>‬‬‬</text:p>
        <text:p text:style-name="P3288"><text:span text:style-name="T3289">6</text:span><text:span text:style-name="T3290"> שָׁ֤ם ׀ פָּ֥חֲדוּ פַחַד֮ לֹא־הָ֢יָ֫ה פָ֥חַד כִּֽי־אֱלֹהִ֗ים פִּ֭זַּר עַצְמ֣וֹת חֹנָ֑ךְ הֱ֝בִשֹׁ֗תָה כִּֽי־אֱלֹהִ֥ים מְאָסָֽם׃<text:s/></text:span><text:span text:style-name="T3291">‬</text:span>‬‬‬‬</text:p>
        <text:p text:style-name="P3292"><text:span text:style-name="T3293">7</text:span><text:span text:style-name="T3294"> מִ֥י יִתֵּ֣ן מִצִיּוֹן֮ יְשֻׁע֢וֹת יִשְׂרָ֫אֵ֥ל בְּשׁ֣וּב אֱ֭לֹהִים שְׁב֣וּת עַמּ֑וֹ יָגֵ֥ל יַ֝עֲקֹ֗ב יִשְׂמַ֥ח יִשְׂרָאֵֽל׃<text:s/></text:span><text:span text:style-name="T3295">‬</text:span>‬‬‬</text:p>
      </text:section>
      <text:section text:name="Sect53" text:style-name="S53">
        <text:soft-page-break/>
        <text:p text:style-name="P3296">Psalm 54</text:p>
        <text:p text:style-name="P3297"><text:span text:style-name="T3298">1</text:span><text:span text:style-name="T3299"> לַמְנַצֵּ֥חַ בִּנְגִינֹ֗ת מַשְׂכִּ֥יל לְדָוִֽד׃<text:s/></text:span><text:span text:style-name="T3300">‬</text:span>‬‬‬‬</text:p>
        <text:p text:style-name="P3301"><text:span text:style-name="T3302">2</text:span><text:span text:style-name="T3303"> בְּב֣וֹא הַ֭זִּיפִים וַיֹּאמְר֣וּ לְשָׁא֑וּל הֲלֹ֥א דָ֝וִ֗ד מִסְתַּתֵּ֥ר עִמָּֽנוּ׃<text:s/></text:span><text:span text:style-name="T3304">‬</text:span>‬‬‬</text:p>
        <text:p text:style-name="P3305"><text:span text:style-name="T3306">3</text:span><text:span text:style-name="T3307"> אֱ֭לֹהִים בְּשִׁמְךָ֣ הוֹשִׁיעֵ֑נִי וּבִגְבוּרָתְךָ֥ תְדִינֵֽנִי׃<text:s/></text:span><text:span text:style-name="T3308">‬</text:span>‬‬‬</text:p>
        <text:p text:style-name="P3309"><text:span text:style-name="T3310">4</text:span><text:span text:style-name="T3311"> אֱ֭לֹהִים שְׁמַ֣ע תְּפִלָּתִ֑י הַ֝אֲזִ֗ינָה לְאִמְרֵי־פִֽי׃<text:s/></text:span><text:span text:style-name="T3312">‬</text:span>‬‬‬</text:p>
        <text:p text:style-name="P3313"><text:span text:style-name="T3314">5</text:span><text:span text:style-name="T3315"> כִּ֤י זָרִ֨ים ׀ קָ֤מוּ עָלַ֗י וְֽ֭עָרִיצִים בִּקְשׁ֣וּ נַפְשִׁ֑י לֹ֤א שָׂ֨מוּ אֱלֹהִ֖ים לְנֶגְדָּ֣ם סֶֽלָה׃<text:s/></text:span><text:span text:style-name="T3316">‬</text:span>‬‬‬</text:p>
        <text:p text:style-name="P3317"><text:span text:style-name="T3318">6</text:span><text:span text:style-name="T3319"> הִנֵּ֣ה אֱ֭לֹהִים עֹזֵ֣ר לִ֑י אֲ֝דֹנָ֗י בְּֽסֹמְכֵ֥י נַפְשִֽׁי׃<text:s/></text:span><text:span text:style-name="T3320">‬</text:span>‬‬‬</text:p>
        <text:p text:style-name="P3321"><text:span text:style-name="T3322">7</text:span><text:span text:style-name="T3323"> *ישוב **יָשִׁ֣יב הָ֭רַע לְשֹׁרְרָ֑י בַּ֝אֲמִתְּךָ֗ הַצְמִיתֵֽם׃<text:s/></text:span><text:span text:style-name="T3324">‬</text:span>‬‬‬</text:p>
        <text:p text:style-name="P3325"><text:span text:style-name="T3326">8</text:span><text:span text:style-name="T3327"> בִּנְדָבָ֥ה אֶזְבְּחָה־לָּ֑ךְ א֤וֹדֶה שִּׁמְךָ֖ יְהוָ֣ה כִּי־טֽוֹב׃<text:s/></text:span><text:span text:style-name="T3328">‬</text:span>‬‬‬</text:p>
        <text:p text:style-name="P3329"><text:span text:style-name="T3330">9</text:span><text:span text:style-name="T3331"> כִּ֣י מִכָּל־צָ֭רָה הִצִּילָ֑נִי וּ֝בְאֹיְבַ֗י רָאֲתָ֥ה עֵינִֽי׃<text:s/></text:span><text:span text:style-name="T3332">‬</text:span>‬‬‬</text:p>
      </text:section>
      <text:section text:name="Sect54" text:style-name="S54">
        <text:p text:style-name="P3333">Psalm 55</text:p>
        <text:p text:style-name="P3334"><text:span text:style-name="T3335">1</text:span><text:span text:style-name="T3336"> לַמְנַצֵּ֥חַ בִּנְגִינֹ֗ת מַשְׂכִּ֥יל לְדָוִֽד׃<text:s/></text:span></text:p>
        <text:p text:style-name="P3337"><text:span text:style-name="T3338">2</text:span><text:span text:style-name="T3339"> הַאֲזִ֣ינָה אֱ֭לֹהִים תְּפִלָּתִ֑י וְאַל־תִּ֝תְעַלַּ֗ם מִתְּחִנָּתִֽי׃<text:s/></text:span><text:span text:style-name="T3340">‬</text:span>‬‬‬</text:p>
        <text:p text:style-name="P3341"><text:span text:style-name="T3342">3</text:span><text:span text:style-name="T3343"> הַקְשִׁ֣יבָה לִּ֣י וַעֲנֵ֑נִי אָרִ֖יד בְּשִׂיחִ֣י וְאָהִֽימָה׃<text:s/></text:span><text:span text:style-name="T3344">‬</text:span>‬‬‬</text:p>
        <text:p text:style-name="P3345"><text:span text:style-name="T3346">4</text:span><text:span text:style-name="T3347"> מִקּ֤וֹל אוֹיֵ֗ב מִפְּנֵ֣י עָקַ֣ת רָשָׁ֑ע כִּי־יָמִ֥יטוּ עָלַ֥י אָ֝֗וֶן וּבְאַ֥ף יִשְׂטְמֽוּנִי׃<text:s/></text:span><text:span text:style-name="T3348">‬</text:span>‬‬‬</text:p>
        <text:p text:style-name="P3349"><text:span text:style-name="T3350">5</text:span><text:span text:style-name="T3351"> לִ֭בִּי יָחִ֣יל בְּקִרְבִּ֑י וְאֵימ֥וֹת מָ֝֗וֶת נָפְל֥וּ עָלָֽי׃<text:s/></text:span><text:span text:style-name="T3352">‬</text:span>‬‬‬</text:p>
        <text:soft-page-break/>
        <text:p text:style-name="P3353"><text:span text:style-name="T3354">6</text:span><text:span text:style-name="T3355"> יִרְאָ֣ה וָ֭רַעַד יָ֣בֹא בִ֑י וַ֝תְּכַסֵּ֗נִי פַּלָּצֽוּת׃<text:s/></text:span><text:span text:style-name="T3356">‬</text:span>‬‬‬</text:p>
        <text:p text:style-name="P3357"><text:span text:style-name="T3358">7</text:span><text:span text:style-name="T3359"> וָאֹמַ֗ר מִֽי־יִתֶּן־לִּ֣י אֵ֭בֶר כַּיּוֹנָ֗ה אָע֥וּפָה וְאֶשְׁכֹּֽנָה׃<text:s/></text:span><text:span text:style-name="T3360">‬</text:span>‬‬‬</text:p>
        <text:p text:style-name="P3361"><text:span text:style-name="T3362">8</text:span><text:span text:style-name="T3363"> הִ֭נֵּה אַרְחִ֣יק נְדֹ֑ד אָלִ֖ין בַּמִּדְבָּ֣ר סֶֽלָה׃<text:s/></text:span><text:span text:style-name="T3364">‬</text:span>‬‬‬</text:p>
        <text:p text:style-name="P3365"><text:span text:style-name="T3366">9</text:span><text:span text:style-name="T3367"> אָחִ֣ישָׁה מִפְלָ֣ט לִ֑י מֵר֖וּחַ סֹעָ֣ה מִסָּֽעַר׃<text:s/></text:span><text:span text:style-name="T3368">‬</text:span>‬‬‬</text:p>
        <text:p text:style-name="P3369"><text:span text:style-name="T3370">10</text:span><text:span text:style-name="T3371"> בַּלַּ֣ע אֲ֭דֹנָי פַּלַּ֣ג לְשׁוֹנָ֑ם כִּֽי־רָאִ֨יתִי חָמָ֖ס וְרִ֣יב בָּעִֽיר׃<text:s/></text:span><text:span text:style-name="T3372">‬</text:span>‬‬‬</text:p>
        <text:p text:style-name="P3373"><text:span text:style-name="T3374">11</text:span><text:span text:style-name="T3375"> יוֹמָ֤ם וָלַ֗יְלָה יְסוֹבְבֻ֥הָ עַל־חוֹמֹתֶ֑יהָ וְאָ֖וֶן וְעָמָ֣ל בְּקִרְבָּֽהּ׃<text:s/></text:span><text:span text:style-name="T3376">‬</text:span>‬‬‬</text:p>
        <text:p text:style-name="P3377"><text:span text:style-name="T3378">12</text:span><text:span text:style-name="T3379"> הַוּ֥וֹת בְּקִרְבָּ֑הּ וְֽלֹא־יָמִ֥ישׁ מֵ֝רְחֹבָ֗הּ תֹּ֣ךְ וּמִרְמָֽה׃<text:s/></text:span><text:span text:style-name="T3380">‬</text:span>‬‬‬</text:p>
        <text:p text:style-name="P3381"><text:span text:style-name="T3382">13</text:span><text:span text:style-name="T3383"> כִּ֤י לֹֽא־אוֹיֵ֥ב יְחָֽרְפֵ֗נִי וְאֶ֫שָּׂ֥א לֹֽא־מְ֭שַׂנְאִי עָלַ֣י הִגְדִּ֑יל וְאֶסָּתֵ֥ר מִמֶּֽנּוּ׃<text:s/></text:span><text:span text:style-name="T3384">‬</text:span>‬‬‬</text:p>
        <text:p text:style-name="P3385"><text:span text:style-name="T3386">14</text:span><text:span text:style-name="T3387"> וְאַתָּ֣ה אֱנ֣וֹשׁ כְּעֶרְכִּ֑י אַ֝לּוּפִ֗י וּמְיֻדָּֽעִי׃<text:s/></text:span><text:span text:style-name="T3388">‬</text:span>‬‬‬</text:p>
        <text:p text:style-name="P3389"><text:span text:style-name="T3390">15</text:span><text:span text:style-name="T3391"> אֲשֶׁ֣ר יַ֭חְדָּו נַמְתִּ֣יק ס֑וֹד בְּבֵ֥ית אֱ֝לֹהִ֗ים נְהַלֵּ֥ךְ בְּרָֽגֶשׁ׃<text:s/></text:span><text:span text:style-name="T3392">‬</text:span>‬‬‬</text:p>
        <text:p text:style-name="P3393"><text:span text:style-name="T3394">16</text:span><text:span text:style-name="T3395"> *ישימות **יַשִּׁ֤י **מָ֨וֶת ׀ עָלֵ֗ימוֹ יֵרְד֣וּ שְׁא֣וֹל חַיִּ֑ים כִּֽי־רָע֖וֹת בִּמְגוּרָ֣ם בְּקִרְבָּֽם׃<text:s/></text:span><text:span text:style-name="T3396">‬</text:span>‬‬‬</text:p>
        <text:p text:style-name="P3397"><text:span text:style-name="T3398">17</text:span><text:span text:style-name="T3399"> אֲ֭נִי אֶל־אֱלֹהִ֣ים אֶקְרָ֑א וַ֝יהוָ֗ה יוֹשִׁיעֵֽנִי׃<text:s/></text:span><text:span text:style-name="T3400">‬</text:span>‬‬‬</text:p>
        <text:p text:style-name="P3401"><text:span text:style-name="T3402">18</text:span><text:span text:style-name="T3403"> עֶ֤רֶב וָבֹ֣קֶר וְ֭צָהֳרַיִם אָשִׂ֣יחָה וְאֶהֱמֶ֑ה וַיִּשְׁמַ֥ע קוֹלִֽי׃<text:s/></text:span><text:span text:style-name="T3404">‬</text:span>‬‬‬</text:p>
        <text:p text:style-name="P3405"><text:span text:style-name="T3406">19</text:span><text:span text:style-name="T3407"> פָּ֘דָ֤ה בְשָׁל֣וֹם נַ֭פְשִׁי מִקֲּרָב־לִ֑י כִּֽי־בְ֝רַבִּ֗ים הָי֥וּ עִמָּדִֽי׃<text:s/></text:span><text:span text:style-name="T3408">‬</text:span>‬‬‬</text:p>
        <text:p text:style-name="P3409"><text:span text:style-name="T3410">20</text:span><text:span text:style-name="T3411"> יִשְׁמַ֤ע ׀ אֵ֨ל ׀ וְֽיַעֲנֵם֮ וְיֹ֤שֵׁ֥ב קֶ֗דֶם סֶ֥לָה אֲשֶׁ֤ר אֵ֣ין חֲלִיפ֣וֹת לָ֑מוֹ וְלֹ֖א יָרְא֣וּ אֱלֹהִֽים׃<text:s/></text:span><text:span text:style-name="T3412">‬</text:span>‬‬‬</text:p>
        <text:p text:style-name="P3413"><text:span text:style-name="T3414">21</text:span><text:span text:style-name="T3415"> שָׁלַ֣ח יָ֭דָיו בִּשְׁלֹמָ֗יו חִלֵּ֥ל בְּרִיתֽוֹ׃<text:s/></text:span><text:span text:style-name="T3416">‬</text:span>‬‬‬</text:p>
        <text:p text:style-name="P3417"><text:span text:style-name="T3418">22</text:span><text:span text:style-name="T3419"> חָלְק֤וּ ׀ מַחְמָאֹ֣ת פִּיו֮ וּֽקֲרָב־לִ֫בּ֥וֹ רַכּ֖וּ דְבָרָ֥יו מִשֶּׁ֗מֶן וְהֵ֣מָּה פְתִחֽוֹת׃<text:s/></text:span><text:span text:style-name="T3420">‬</text:span>‬‬‬</text:p>
        <text:soft-page-break/>
        <text:p text:style-name="P3421"><text:span text:style-name="T3422">23</text:span><text:span text:style-name="T3423"> הַשְׁלֵ֤ךְ עַל־יְהוָ֨ה ׀ יְהָבְךָ֮ וְה֢וּא יְכַ֫לְכְּלֶ֥ךָ לֹא־יִתֵּ֖ן לְעוֹלָ֥ם מ֗וֹט לַצַּדִּֽיק׃<text:s/></text:span><text:span text:style-name="T3424">‬</text:span>‬‬‬</text:p>
        <text:p text:style-name="P3425"><text:span text:style-name="T3426">24</text:span><text:span text:style-name="T3427"> וְאַתָּ֤ה אֱלֹהִ֨ים ׀ תּוֹרִדֵ֬ם ׀ לִבְאֵ֬ר שַׁ֗חַת אַנְשֵׁ֤י דָמִ֣ים וּ֖מִרְמָה לֹא־יֶחֱצ֣וּ יְמֵיהֶ֑ם וַ֝אֲנִ֗י אֶבְטַח־בָּֽךְ׃<text:s/></text:span><text:span text:style-name="T3428">‬</text:span>‬‬‬‬</text:p>
      </text:section>
      <text:section text:name="Sect55" text:style-name="S55">
        <text:p text:style-name="P3429">Psalm 56</text:p>
        <text:p text:style-name="P3430"><text:span text:style-name="T3431">1</text:span><text:span text:style-name="T3432"> לַמְנַצֵּ֤חַ ׀ עַל־י֬וֹנַת אֵ֣לֶם רְ֭חֹקִים לְדָוִ֣ד מִכְתָּ֑ם בֶּֽאֱחֹ֨ז אֹת֖וֹ פְלִשְׁתִּ֣ים בְּגַֽת׃<text:s/></text:span><text:span text:style-name="T3433">‬</text:span>‬‬‬‬</text:p>
        <text:p text:style-name="P3434"><text:span text:style-name="T3435">2</text:span><text:span text:style-name="T3436"> חָנֵּ֣נִי אֱ֭לֹהִים כִּֽי־שְׁאָפַ֣נִי אֱנ֑וֹשׁ כָּל־הַ֝יּ֗וֹם לֹחֵ֥ם יִלְחָצֵֽנִי׃<text:s/></text:span><text:span text:style-name="T3437">‬</text:span>‬‬‬</text:p>
        <text:p text:style-name="P3438"><text:span text:style-name="T3439">3</text:span><text:span text:style-name="T3440"> שָׁאֲפ֣וּ שׁ֭וֹרְרַי כָּל־הַיּ֑וֹם כִּֽי־רַבִּ֨ים לֹחֲמִ֖ים לִ֣י מָרֽוֹם׃<text:s/></text:span><text:span text:style-name="T3441">‬</text:span>‬‬‬</text:p>
        <text:p text:style-name="P3442"><text:span text:style-name="T3443">4</text:span><text:span text:style-name="T3444"> י֥וֹם אִירָ֑א אֲ֝נִ֗י אֵלֶ֥יךָ אֶבְטָֽח׃<text:s/></text:span><text:span text:style-name="T3445">‬</text:span>‬‬‬</text:p>
        <text:p text:style-name="P3446"><text:span text:style-name="T3447">5</text:span><text:span text:style-name="T3448"> בֵּאלֹהִים֮ אֲהַלֵּ֢ל דְּבָ֫ר֥וֹ בֵּאלֹהִ֣ים בָּ֭טַחְתִּי לֹ֣א אִירָ֑א מַה־יַּעֲשֶׂ֖ה בָשָׂ֣ר לִֽי׃<text:s/></text:span><text:span text:style-name="T3449">‬</text:span>‬‬‬</text:p>
        <text:p text:style-name="P3450"><text:span text:style-name="T3451">6</text:span><text:span text:style-name="T3452"> כָּל־הַ֭יּוֹם דְּבָרַ֣י יְעַצֵּ֑בוּ עָלַ֖י כָּל־מַחְשְׁבֹתָ֣ם לָרָֽע׃<text:s/></text:span><text:span text:style-name="T3453">‬</text:span>‬‬‬</text:p>
        <text:p text:style-name="P3454"><text:span text:style-name="T3455">7</text:span><text:span text:style-name="T3456"> יָג֤וּרוּ ׀ *יצפינו **יִצְפּ֗וֹנוּ הֵ֭מָּה עֲקֵבַ֣י יִשְׁמֹ֑רוּ כַּ֝אֲשֶׁ֗ר קִוּ֥וּ נַפְשִֽׁי׃<text:s/></text:span><text:span text:style-name="T3457">‬</text:span>‬‬‬</text:p>
        <text:p text:style-name="P3458"><text:span text:style-name="T3459">8</text:span><text:span text:style-name="T3460"> עַל־אָ֥וֶן פַּלֶּט־לָ֑מוֹ בְּ֝אַ֗ף עַמִּ֤ים ׀ הוֹרֵ֬ד אֱלֹהִֽים׃<text:s/></text:span><text:span text:style-name="T3461">‬</text:span>‬‬‬</text:p>
        <text:p text:style-name="P3462"><text:span text:style-name="T3463">9</text:span><text:span text:style-name="T3464"> נֹדִי֮ סָפַ֢רְתָּ֫ה אָ֥תָּה שִׂ֣ימָה דִמְעָתִ֣י בְנֹאדֶ֑ךָ הֲ֝לֹ֗א בְּסִפְרָתֶֽךָ׃<text:s/></text:span><text:span text:style-name="T3465">‬</text:span>‬‬‬</text:p>
        <text:p text:style-name="P3466"><text:span text:style-name="T3467">10</text:span><text:span text:style-name="T3468"> אָ֥֨ז יָ֘שׁ֤וּבוּ אוֹיְבַ֣י אָ֭חוֹר בְּי֣וֹם אֶקְרָ֑א זֶה־יָ֝דַ֗עְתִּי כִּֽי־אֱלֹהִ֥ים לִֽי׃<text:s/></text:span><text:span text:style-name="T3469">‬</text:span>‬‬‬</text:p>
        <text:p text:style-name="P3470"><text:span text:style-name="T3471">11</text:span><text:span text:style-name="T3472"> בֵּֽ֭אלֹהִים אֲהַלֵּ֣ל דָּבָ֑ר בַּ֝יהוָ֗ה אֲהַלֵּ֥ל דָּבָֽר׃<text:s/></text:span><text:span text:style-name="T3473">‬</text:span>‬‬‬</text:p>
        <text:p text:style-name="P3474"><text:span text:style-name="T3475">12</text:span><text:span text:style-name="T3476"> בֵּֽאלֹהִ֣ים בָּ֭טַחְתִּי לֹ֣א אִירָ֑א מַה־יַּעֲשֶׂ֖ה אָדָ֣ם לִֽי׃<text:s/></text:span><text:span text:style-name="T3477">‬</text:span>‬‬‬‬</text:p>
        <text:p text:style-name="P3478"><text:span text:style-name="T3479">13</text:span><text:span text:style-name="T3480"> עָלַ֣י אֱלֹהִ֣ים נְדָרֶ֑יךָ אֲשַׁלֵּ֖ם תּוֹדֹ֣ת לָֽךְ׃<text:s/></text:span><text:span text:style-name="T3481">‬</text:span>‬‬‬</text:p>
        <text:p text:style-name="P3482"><text:span text:style-name="T3483">14</text:span><text:span text:style-name="T3484"> כִּ֤י הִצַּ֪לְתָּ נַפְשִׁ֡י מִמָּוֶת֮ הֲלֹ֥א רַגְלַ֗י מִ֫דֶּ֥חִי לְ֭הִֽתְהַלֵּךְ לִפְנֵ֣י אֱלֹהִ֑ים בְּ֝א֗וֹר הֽ͏ַחַיִּֽים׃<text:s/></text:span><text:span text:style-name="T3485">‬</text:span>‬‬‬</text:p>
      </text:section>
      <text:section text:name="Sect56" text:style-name="S56">
        <text:soft-page-break/>
        <text:p text:style-name="P3486">Psalm 57</text:p>
        <text:p text:style-name="P3487"><text:span text:style-name="T3488">1</text:span><text:span text:style-name="T3489"> לַמְנַצֵּ֣חַ אַל־תַּ֭שְׁחֵת לְדָוִ֣ד מִכְתָּ֑ם בְּבָרְח֥וֹ מִפְּנֵי־שָׁ֝א֗וּל בַּמְּעָרֽ͏ָה׃<text:s/></text:span></text:p>
        <text:p text:style-name="P3490"><text:span text:style-name="T3491">2</text:span><text:span text:style-name="T3492"> חָנֵּ֤נִי אֱלֹהִ֨ים ׀ חָנֵּ֗נִי כִּ֥י בְךָ֮ חָסָ֢יָה נַ֫פְשִׁ֥י וּבְצֵֽל־כְּנָפֶ֥יךָ אֶחְסֶ֑ה עַ֝֗ד יַעֲבֹ֥ר הַוּֽוֹת׃<text:s/></text:span><text:span text:style-name="T3493">‬</text:span>‬‬‬</text:p>
        <text:p text:style-name="P3494"><text:span text:style-name="T3495">3</text:span><text:span text:style-name="T3496"> אֶ֭קְרָא לֵֽאלֹהִ֣ים עֶלְי֑וֹן לָ֝אֵ֗ל גֹּמֵ֥ר עָלָֽי׃<text:s/></text:span><text:span text:style-name="T3497">‬</text:span>‬‬‬</text:p>
        <text:p text:style-name="P3498"><text:span text:style-name="T3499">4</text:span><text:span text:style-name="T3500"> יִשְׁלַ֤ח מִשָּׁמַ֨יִם ׀ וְֽיוֹשִׁיעֵ֗נִי חֵרֵ֣ף שֹׁאֲפִ֣י סֶ֑לָה יִשְׁלַ֥ח אֱ֝לֹהִ֗ים חַסְדּ֥וֹ וַאֲמִתּֽוֹ׃<text:s/></text:span><text:span text:style-name="T3501">‬</text:span>‬‬‬</text:p>
        <text:p text:style-name="P3502"><text:span text:style-name="T3503">5</text:span><text:span text:style-name="T3504"> נַפְשִׁ֤י ׀ בְּת֥וֹךְ לְבָאִם֮ אֶשְׁכְּבָ֢ה לֹ֫הֲטִ֥ים בְּֽנֵי־אָדָ֗ם שִׁ֭נֵּיהֶם חֲנִ֣ית וְחִצִּ֑ים וּ֝לְשׁוֹנָ֗ם חֶ֣רֶב חַדָּֽה׃<text:s/></text:span><text:span text:style-name="T3505">‬</text:span>‬‬‬</text:p>
        <text:p text:style-name="P3506"><text:span text:style-name="T3507">6</text:span><text:span text:style-name="T3508"> ר֣וּמָה עַל־הַשָּׁמַ֣יִם אֱלֹהִ֑ים עַ֖ל כָּל־הָאָ֣רֶץ כְּבוֹדֶֽךָ׃<text:s/></text:span><text:span text:style-name="T3509">‬</text:span>‬‬‬</text:p>
        <text:p text:style-name="P3510"><text:span text:style-name="T3511">7</text:span><text:span text:style-name="T3512"> רֶ֤שֶׁת ׀ הֵכִ֣ינוּ לִפְעָמַי֮ כָּפַ֢ף נַ֫פְשִׁ֥י כָּר֣וּ לְפָנַ֣י שִׁיחָ֑ה נָפְל֖וּ בְתוֹכָ֣הּ סֶֽלָה׃<text:s/></text:span><text:span text:style-name="T3513">‬</text:span>‬‬‬</text:p>
        <text:p text:style-name="P3514"><text:span text:style-name="T3515">8</text:span><text:span text:style-name="T3516"> נָ֘כ֤וֹן לִבִּ֣י אֱ֭לֹהִים נָכ֣וֹן לִבִּ֑י אָ֝שִׁ֗ירָה וַאֲזַמֵּֽרָה׃<text:s/></text:span><text:span text:style-name="T3517">‬</text:span>‬‬‬</text:p>
        <text:p text:style-name="P3518"><text:span text:style-name="T3519">9</text:span><text:span text:style-name="T3520"> ע֤וּרָה כְבוֹדִ֗י ע֭וּרָ֥ה הַנֵּ֥בֶל וְכִנּ֗וֹר אָעִ֥ירָה שָּֽׁחַר׃<text:s/></text:span><text:span text:style-name="T3521">‬</text:span>‬‬‬</text:p>
        <text:p text:style-name="P3522"><text:span text:style-name="T3523">10</text:span><text:span text:style-name="T3524"> אוֹדְךָ֖ בָעַמִּ֥ים ׀ אֲדֹנָ֑י אֲ֝זַמֶּרְךָ֗ בַּל־אֻמִּֽים׃<text:s/></text:span><text:span text:style-name="T3525">‬</text:span>‬‬‬</text:p>
        <text:p text:style-name="P3526"><text:span text:style-name="T3527">11</text:span><text:span text:style-name="T3528"> כִּֽי־גָדֹ֣ל עַד־שָׁמַ֣יִם חַסְדֶּ֑ךָ וְֽעַד־שְׁחָקִ֥ים אֲמִתֶּֽךָ׃<text:s/></text:span><text:span text:style-name="T3529">‬</text:span>‬‬‬</text:p>
        <text:p text:style-name="P3530"><text:span text:style-name="T3531">12</text:span><text:span text:style-name="T3532"> ר֣וּמָה עַל־שָׁמַ֣יִם אֱלֹהִ֑ים עַ֖ל כָּל־הָאָ֣רֶץ כְּבוֹדֶֽךָ׃<text:s/></text:span><text:span text:style-name="T3533">‬</text:span>‬‬‬</text:p>
      </text:section>
      <text:section text:name="Sect57" text:style-name="S57">
        <text:p text:style-name="P3534">Psalm 58</text:p>
        <text:p text:style-name="P3535"><text:span text:style-name="T3536">1</text:span><text:span text:style-name="T3537"> לַמְנַצֵּ֥חַ אַל־תַּשְׁחֵ֗ת לְדָוִ֥ד מִכְתָּֽם׃<text:s/></text:span></text:p>
        <text:p text:style-name="P3538"><text:span text:style-name="T3539">2</text:span><text:span text:style-name="T3540"> הַֽאֻמְנָ֗ם אֵ֣לֶם צֶ֭דֶק תְּדַבֵּר֑וּן מֵישָׁרִ֥ים תִּ֝שְׁפְּט֗וּ בְּנֵ֣י אָדָֽם׃<text:s/></text:span><text:span text:style-name="T3541">‬</text:span>‬‬‬</text:p>
        <text:soft-page-break/>
        <text:p text:style-name="P3542"><text:span text:style-name="T3543">3</text:span><text:span text:style-name="T3544"> אַף־בְּלֵב֮ עוֹלֹ֢ת תִּפְעָ֫ל֥וּן בָּאָ֡רֶץ חֲמַ֥ס יְ֝דֵיכֶ֗ם תְּפַלֵּֽסֽוּן׃<text:s/></text:span><text:span text:style-name="T3545">‬</text:span>‬‬‬</text:p>
        <text:p text:style-name="P3546"><text:span text:style-name="T3547">4</text:span><text:span text:style-name="T3548"> זֹ֣רוּ רְשָׁעִ֣ים מֵרָ֑חֶם תָּע֥וּ מִ֝בֶּ֗טֶן דֹּבְרֵ֥י כָזָֽב׃<text:s/></text:span><text:span text:style-name="T3549">‬</text:span>‬‬‬</text:p>
        <text:p text:style-name="P3550"><text:span text:style-name="T3551">5</text:span><text:span text:style-name="T3552"> חֲמַת־לָ֗מוֹ כִּדְמ֥וּת חֲמַת־נָחָ֑שׁ כְּמוֹ־פֶ֥תֶן חֵ֝רֵ֗שׁ יַאְטֵ֥ם אָזְנֽוֹ׃<text:s/></text:span><text:span text:style-name="T3553">‬</text:span>‬‬‬</text:p>
        <text:p text:style-name="P3554"><text:span text:style-name="T3555">6</text:span><text:span text:style-name="T3556"> אֲשֶׁ֣ר לֹא־יִ֭שְׁמַע לְק֣וֹל מְלַחֲשִׁ֑ים חוֹבֵ֖ר חֲבָרִ֣ים מְחֻכָּֽם׃<text:s/></text:span><text:span text:style-name="T3557">‬</text:span>‬‬‬</text:p>
        <text:p text:style-name="P3558"><text:span text:style-name="T3559">7</text:span><text:span text:style-name="T3560"> אֱ‍ֽלֹהִ֗ים הֲרָס־שִׁנֵּ֥ימוֹ בְּפִ֑ימוֹ מַלְתְּע֥וֹת כְּ֝פִירִ֗ים נְתֹ֣ץ ׀ יְהוָֽה׃<text:s/></text:span><text:span text:style-name="T3561">‬</text:span>‬‬‬</text:p>
        <text:p text:style-name="P3562"><text:span text:style-name="T3563">8</text:span><text:span text:style-name="T3564"> יִמָּאֲס֣וּ כְמוֹ־מַ֭יִם יִתְהַלְּכוּ־לָ֑מוֹ יִדְרֹ֥ךְ *חצו **חִ֝צָּ֗יו כְּמ֣וֹ יִתְמֹלָֽלוּ׃<text:s/></text:span><text:span text:style-name="T3565">‬</text:span>‬‬‬</text:p>
        <text:p text:style-name="P3566"><text:span text:style-name="T3567">9</text:span><text:span text:style-name="T3568"> כְּמ֣וֹ שַׁ֭בְּלוּל תֶּ֣מֶס יַהֲלֹ֑ךְ נֵ֥פֶל אֵ֝֗שֶׁת בַּל־חָ֥זוּ שָֽׁמֶשׁ׃<text:s/></text:span><text:span text:style-name="T3569">‬</text:span>‬‬‬</text:p>
        <text:p text:style-name="P3570"><text:span text:style-name="T3571">10</text:span><text:span text:style-name="T3572"> בְּטֶ֤רֶם יָבִ֣ינוּ סִּֽירֹתֵיכֶ֣ם אָטָ֑ד כְּמוֹ־חַ֥י כְּמוֹ־חָ֝ר֗וֹן יִשְׂעָרֶֽנּוּ׃<text:s/></text:span><text:span text:style-name="T3573">‬</text:span>‬‬‬</text:p>
        <text:p text:style-name="P3574"><text:span text:style-name="T3575">11</text:span><text:span text:style-name="T3576"> יִשְׂמַ֣ח צַ֭דִּיק כִּי־חָזָ֣ה נָקָ֑ם פְּעָמָ֥יו יִ֝רְחַ֗ץ בְּדַ֣ם הָרָשָֽׁע׃<text:s/></text:span><text:span text:style-name="T3577">‬</text:span>‬‬‬</text:p>
        <text:p text:style-name="P3578"><text:span text:style-name="T3579">12</text:span><text:span text:style-name="T3580"> וְיֹאמַ֣ר אָ֭דָם אַךְ־פְּרִ֣י לַצַּדִּ֑יק אַ֥ךְ יֵשׁ־אֱ֝לֹהִ֗ים שֹׁפְטִ֥ים בָּאָֽרֶץ׃<text:s/></text:span><text:span text:style-name="T3581">‬</text:span>‬‬‬</text:p>
      </text:section>
      <text:section text:name="Sect58" text:style-name="S58">
        <text:p text:style-name="P3582">Psalm 59</text:p>
        <text:p text:style-name="P3583"><text:span text:style-name="T3584">1</text:span><text:span text:style-name="T3585"> לַמְנַצֵּ֣חַ אַל־תַּשְׁחֵת֮ לְדָוִ֢ד מִ֫כְתָּ֥ם בִּשְׁלֹ֥חַ שָׁא֑וּל וַֽיִּשְׁמְר֥וּ אֶת־הַ֝בַּ֗יִת לַהֲמִיתֽוֹ׃<text:s/></text:span></text:p>
        <text:p text:style-name="P3586"><text:span text:style-name="T3587">2</text:span><text:span text:style-name="T3588"> הַצִּילֵ֖נִי מֵאֹיְבַ֥י ׀ אֱלֹהָ֑י מִּֽמִתְקוֹמְמַ֥י תְּשַׂגְּבֵֽנִי׃<text:s/></text:span><text:span text:style-name="T3589">‬</text:span>‬‬‬</text:p>
        <text:p text:style-name="P3590"><text:span text:style-name="T3591">3</text:span><text:span text:style-name="T3592"> הַ֭צִּילֵנִי מִפֹּ֣עֲלֵי אָ֑וֶן וּֽמֵאַנְשֵׁ֥י דָ֝מִ֗ים הוֹשִׁיעֵֽנִי׃<text:s/></text:span><text:span text:style-name="T3593">‬</text:span>‬‬‬</text:p>
        <text:p text:style-name="P3594"><text:span text:style-name="T3595">4</text:span><text:span text:style-name="T3596"> כִּ֤י הִנֵּ֪ה אָֽרְב֡וּ לְנַפְשִׁ֗י יָג֣וּרוּ עָלַ֣י עַזִ֑ים לֹא־פִשְׁעִ֖י וְלֹא־חַטָּאתִ֣י יְהוָֽה׃<text:s/></text:span><text:span text:style-name="T3597">‬</text:span>‬‬‬</text:p>
        <text:p text:style-name="P3598"><text:span text:style-name="T3599">5</text:span><text:span text:style-name="T3600"> בְּֽלִי־עָ֭וֺן יְרוּצ֣וּן וְיִכּוֹנָ֑נוּ ע֖וּרָה לִקְרָאתִ֣י וּרְאֵה׃<text:s/></text:span><text:span text:style-name="T3601">‬</text:span>‬‬‬</text:p>
        <text:p text:style-name="P3602"><text:span text:style-name="T3603">6</text:span><text:span text:style-name="T3604"> וְאַתָּ֤ה יְהוָֽה־אֱלֹהִ֥ים ׀ צְבָא֡וֹת אֱלֹ֘הֵ֤י יִשְׂרָאֵ֗ל הָקִ֗יצָה לִפְקֹ֥ד כָּֽל־הַגּוֹיִ֑ם אַל־תָּחֹ֨ן כָּל־בֹּ֖גְדֵי אָ֣וֶן סֶֽלָה׃<text:s/></text:span><text:span text:style-name="T3605">‬</text:span>‬‬‬</text:p>
        <text:soft-page-break/>
        <text:p text:style-name="P3606"><text:span text:style-name="T3607">7</text:span><text:span text:style-name="T3608"> יָשׁ֣וּבוּ לָ֭עֶרֶב יֶהֱמ֥וּ כַכָּ֗לֶב וִיס֥וֹבְבוּ עִֽיר׃<text:s/></text:span><text:span text:style-name="T3609">‬</text:span>‬‬‬</text:p>
        <text:p text:style-name="P3610"><text:span text:style-name="T3611">8</text:span><text:span text:style-name="T3612"> הִנֵּ֤ה ׀ יַבִּ֘יע֤וּן בְּפִיהֶ֗ם חֲ֭רָבוֹת בְּשִׂפְתוֹתֵיהֶ֑ם כִּי־מִ֥י שֹׁמֵֽעַ׃<text:s/></text:span><text:span text:style-name="T3613">‬</text:span>‬‬‬</text:p>
        <text:p text:style-name="P3614"><text:span text:style-name="T3615">9</text:span><text:span text:style-name="T3616"> וְאַתָּ֣ה יְ֭הוָה תִּשְׂחַק־לָ֑מוֹ תִּ֝לְעַ֗ג לְכָל־גּוֹיִֽם׃<text:s/></text:span><text:span text:style-name="T3617">‬</text:span>‬‬‬</text:p>
        <text:p text:style-name="P3618"><text:span text:style-name="T3619">10</text:span><text:span text:style-name="T3620"> עֻ֭זּוֹ אֵלֶ֣יךָ אֶשְׁמֹ֑רָה כִּֽי־אֱ֝לֹהִ֗ים מִשְׂגַּבִּֽי׃<text:s/></text:span><text:span text:style-name="T3621">‬</text:span>‬‬‬</text:p>
        <text:p text:style-name="P3622"><text:span text:style-name="T3623">11</text:span><text:span text:style-name="T3624"> אֱלֹהֵ֣י *חסדו **חַסְדִּ֣י יְקַדְּמֵ֑נִי אֱ֝לֹהִ֗ים יַרְאֵ֥נִי בְשֹׁרְרָֽי׃<text:s/></text:span><text:span text:style-name="T3625">‬</text:span>‬‬‬</text:p>
        <text:p text:style-name="P3626"><text:span text:style-name="T3627">12</text:span><text:span text:style-name="T3628"> אַל־תַּהַרְגֵ֤ם ׀ פֶּֽן־יִשְׁכְּח֬וּ עַמִּ֗י הֲנִיעֵ֣מוֹ בְ֭חֵילְךָ וְהוֹרִידֵ֑מוֹ מָֽגִנֵּ֣נוּ אֲדֹנָֽי׃<text:s/></text:span><text:span text:style-name="T3629">‬</text:span>‬‬‬</text:p>
        <text:p text:style-name="P3630"><text:span text:style-name="T3631">13</text:span><text:span text:style-name="T3632"> חַטַּאת־פִּ֗ימוֹ דְּֽבַר־שְׂפָ֫תֵ֥ימוֹ וְיִלָּכְד֥וּ בִגְאוֹנָ֑ם וּמֵאָלָ֖ה וּמִכַּ֣חַשׁ יְסַפֵּֽרוּ׃<text:s/></text:span><text:span text:style-name="T3633">‬</text:span>‬‬‬</text:p>
        <text:p text:style-name="P3634"><text:span text:style-name="T3635">14</text:span><text:span text:style-name="T3636"> כַּלֵּ֥ה בְחֵמָה֮ כַּלֵּ֢ה וְֽאֵ֫ינֵ֥מוֹ וְֽיֵדְע֗וּ כִּֽי־אֱ֭לֹהִים מֹשֵׁ֣ל בְּיַעֲקֹ֑ב לְאַפְסֵ֖י הָאָ֣רֶץ סֶֽלָה׃<text:s/></text:span><text:span text:style-name="T3637">‬</text:span>‬‬‬</text:p>
        <text:p text:style-name="P3638"><text:span text:style-name="T3639">15</text:span><text:span text:style-name="T3640"> וְיָשׁ֣וּבוּ לָ֭עֶרֶב יֶהֱמ֥וּ כַכָּ֗לֶב וִיס֥וֹבְבוּ עִֽיר׃<text:s/></text:span><text:span text:style-name="T3641">‬</text:span>‬‬‬</text:p>
        <text:p text:style-name="P3642"><text:span text:style-name="T3643">16</text:span><text:span text:style-name="T3644"> הֵ֭מָּה *ינועון **יְנִיע֣וּן לֶאֱכֹ֑ל אִם־לֹ֥א יִ֝שְׂבְּע֗וּ וַיָּלִֽינוּ׃<text:s/></text:span><text:span text:style-name="T3645">‬</text:span>‬‬‬</text:p>
        <text:p text:style-name="P3646"><text:span text:style-name="T3647">17</text:span><text:span text:style-name="T3648"> וַאֲנִ֤י ׀ אָשִׁ֣יר עֻזֶּךָ֮ וַאֲרַנֵּ֥ן לַבֹּ֗קֶר חַ֫סְדֶּ֥ךָ כִּֽי־הָיִ֣יתָ מִשְׂגָּ֣ב לִ֑י וּ֝מָנ֗וֹס בְּי֣וֹם צַר־לִֽי׃<text:s/></text:span><text:span text:style-name="T3649">‬</text:span>‬‬‬</text:p>
        <text:p text:style-name="P3650"><text:span text:style-name="T3651">18</text:span><text:span text:style-name="T3652"> עֻ֭זִּי אֵלֶ֣יךָ אֲזַמֵּ֑רָה כִּֽי־אֱלֹהִ֥ים מִ֝שְׂגַּבִּ֗י אֱלֹהֵ֥י חַסְדִּֽי׃<text:s/></text:span><text:span text:style-name="T3653">‬</text:span>‬‬‬</text:p>
      </text:section>
      <text:section text:name="Sect59" text:style-name="S59">
        <text:p text:style-name="P3654">Psalm 60</text:p>
        <text:p text:style-name="P3655"><text:span text:style-name="T3656">1</text:span><text:span text:style-name="T3657"> לַ֭מְנַצֵּחַ עַל־שׁוּשַׁ֣ן עֵד֑וּת מִכְתָּ֖ם לְדָוִ֣ד לְלַמֵּֽד׃<text:s/></text:span></text:p>
        <text:p text:style-name="P3658"><text:span text:style-name="T3659">2</text:span><text:span text:style-name="T3660"> בְּהַצּוֹת֨וֹ ׀ אֶ֥ת אֲרַ֣ם נַהֲרַיִם֮ וְאֶת־אֲרַ֢ם צ֫וֹבָ֥ה וַיָּ֤שָׁב יוֹאָ֗ב וַיַּ֣ךְ אֶת־אֱד֣וֹם בְּגֵיא־מֶ֑לַח שְׁנֵ֖ים עָשָׂ֣ר אָֽלֶף׃<text:s/></text:span><text:span text:style-name="T3661">‬</text:span>‬‬‬</text:p>
        <text:p text:style-name="P3662"><text:span text:style-name="T3663">3</text:span><text:span text:style-name="T3664"> אֱ֭לֹהִים זְנַחְתָּ֣נוּ פְרַצְתָּ֑נוּ אָ֝נַ֗פְתָּ תְּשׁ֣וֹבֵ֥ב לָֽנוּ׃<text:s/></text:span><text:span text:style-name="T3665">‬</text:span>‬‬‬</text:p>
        <text:p text:style-name="P3666"><text:span text:style-name="T3667">4</text:span><text:span text:style-name="T3668"> הִרְעַ֣שְׁתָּה אֶ֣רֶץ פְּצַמְתָּ֑הּ רְפָ֖ה שְׁבָרֶ֣יהָ כִי־מָֽטָה׃<text:s/></text:span><text:span text:style-name="T3669">‬</text:span>‬‬‬</text:p>
        <text:soft-page-break/>
        <text:p text:style-name="P3670"><text:span text:style-name="T3671">5</text:span><text:span text:style-name="T3672"> הִרְאִ֣יתָה עַמְּךָ֣ קָשָׁ֑ה הִ֝שְׁקִיתָ֗נוּ יַ֣יִן תַּרְעֵלָֽה׃<text:s/></text:span><text:span text:style-name="T3673">‬</text:span>‬‬‬</text:p>
        <text:p text:style-name="P3674"><text:span text:style-name="T3675">6</text:span><text:span text:style-name="T3676"> נָ֘תַ֤תָּה לִּירֵאֶ֣יךָ נֵּ֭ס לְהִתְנוֹסֵ֑ס מִ֝פְּנֵ֗י קֹ֣שֶׁט סֶֽלָה׃<text:s/></text:span><text:span text:style-name="T3677">‬</text:span>‬‬‬</text:p>
        <text:p text:style-name="P3678"><text:span text:style-name="T3679">7</text:span><text:span text:style-name="T3680"> לְ֭מַעַן יֵחָלְצ֣וּן יְדִידֶ֑יךָ הוֹשִׁ֖יעָה יְמִֽינְךָ֣ *ועננו **וַעֲנֵֽנִי׃<text:s/></text:span><text:span text:style-name="T3681">‬</text:span>‬‬‬</text:p>
        <text:p text:style-name="P3682"><text:span text:style-name="T3683">8</text:span><text:span text:style-name="T3684"> אֱלֹהִ֤ים ׀ דִּבֶּ֥ר בְּקָדְשׁ֗וֹ אֶ֫עְלֹ֥זָה אֲחַלְּקָ֥ה שְׁכֶ֑ם וְעֵ֖מֶק סֻכּ֣וֹת אֲמַדֵּֽד׃<text:s/></text:span><text:span text:style-name="T3685">‬</text:span>‬‬‬</text:p>
        <text:p text:style-name="P3686"><text:span text:style-name="T3687">9</text:span><text:span text:style-name="T3688"> לִ֤י גִלְעָ֨ד ׀ וְלִ֬י מְנַשֶּׁ֗ה וְ֭אֶפְרַיִם מָע֣וֹז רֹאשִׁ֑י יְ֝הוּדָ֗ה מְחֹֽקְקִי׃<text:s/></text:span><text:span text:style-name="T3689">‬</text:span>‬‬‬</text:p>
        <text:p text:style-name="P3690"><text:span text:style-name="T3691">10</text:span><text:span text:style-name="T3692"> מוֹאָ֤ב ׀ סִ֬יר רַחְצִ֗י עַל־אֱ֭דוֹם אַשְׁלִ֣יךְ נַעֲלִ֑י עָ֝לַ֗י פְּלֶ֣שֶׁת הִתְרֹעָֽעִֽי׃<text:s/></text:span><text:span text:style-name="T3693">‬</text:span>‬‬‬</text:p>
        <text:p text:style-name="P3694"><text:span text:style-name="T3695">11</text:span><text:span text:style-name="T3696"> מִ֣י יֹ֭בִלֵנִי עִ֣יר מָצ֑וֹר מִ֖י נָחַ֣נִי עַד־אֱדֽוֹם׃<text:s/></text:span><text:span text:style-name="T3697">‬</text:span>‬‬‬</text:p>
        <text:p text:style-name="P3698"><text:span text:style-name="T3699">12</text:span><text:span text:style-name="T3700"> הֲלֹֽא־אַתָּ֣ה אֱלֹהִ֣ים זְנַחְתָּ֑נוּ וְֽלֹא־תֵצֵ֥א אֱ֝לֹהִ֗ים בְּצִבְאוֹתֵֽינוּ׃<text:s/></text:span><text:span text:style-name="T3701">‬</text:span>‬‬‬</text:p>
        <text:p text:style-name="P3702"><text:span text:style-name="T3703">13</text:span><text:span text:style-name="T3704"> הָֽבָה־לָּ֣נוּ עֶזְרָ֣ת מִצָּ֑ר וְ֝שָׁ֗וְא תְּשׁוּעַ֥ת אָדָם׃<text:s/></text:span><text:span text:style-name="T3705">‬</text:span>‬‬‬</text:p>
        <text:p text:style-name="P3706"><text:span text:style-name="T3707">14</text:span><text:span text:style-name="T3708"> בֵּֽאלֹהִ֥ים נַעֲשֶׂה־חָ֑יִל וְ֝ה֗וּא יָב֥וּס צָרֵֽינוּ׃<text:s/></text:span><text:span text:style-name="T3709">‬</text:span>‬‬‬</text:p>
      </text:section>
      <text:section text:name="Sect60" text:style-name="S60">
        <text:p text:style-name="P3710">Psalm 61</text:p>
        <text:p text:style-name="P3711"><text:span text:style-name="T3712">1</text:span><text:span text:style-name="T3713"> לַמְנַצֵּ֬חַ ׀ עַֽל־נְגִינַ֬ת לְדָוִֽד׃<text:s/></text:span></text:p>
        <text:p text:style-name="P3714"><text:span text:style-name="T3715">2</text:span><text:span text:style-name="T3716"> שִׁמְעָ֣ה אֱ֭לֹהִים רִנָּתִ֑י הַ֝קְשִׁ֗יבָה תְּפִלָּתִֽי׃<text:s/></text:span><text:span text:style-name="T3717">‬</text:span>‬‬‬</text:p>
        <text:p text:style-name="P3718"><text:span text:style-name="T3719">3</text:span><text:span text:style-name="T3720"> מִקְצֵ֤ה הָאָ֨רֶץ ׀ אֵלֶ֣יךָ אֶ֭קְרָא בַּעֲטֹ֣ף לִבִּ֑י בְּצוּר־יָר֖וּם מִמֶּ֣נִּי תַנְחֵֽנִי׃<text:s/></text:span><text:span text:style-name="T3721">‬</text:span>‬‬‬</text:p>
        <text:p text:style-name="P3722"><text:span text:style-name="T3723">4</text:span><text:span text:style-name="T3724"> כִּֽי־הָיִ֣יתָ מַחְסֶ֣ה לִ֑י מִגְדַּל־עֹ֝֗ז מִפְּנֵ֥י אוֹיֵֽב׃<text:s/></text:span><text:span text:style-name="T3725">‬</text:span>‬‬‬</text:p>
        <text:p text:style-name="P3726"><text:span text:style-name="T3727">5</text:span><text:span text:style-name="T3728"> אָג֣וּרָה בְ֭אָהָלְךָ עוֹלָמִ֑ים אֶֽחֱסֶ֨ה בְסֵ֖תֶר כְּנָפֶ֣יךָ סֶּֽלָה׃<text:s/></text:span><text:span text:style-name="T3729">‬</text:span>‬‬‬</text:p>
        <text:p text:style-name="P3730"><text:span text:style-name="T3731">6</text:span><text:span text:style-name="T3732"> כִּֽי־אַתָּ֣ה אֱ֭לֹהִים שָׁמַ֣עְתָּ לִנְדָרָ֑י נָתַ֥תָּ יְ֝רֻשַּׁ֗ת יִרְאֵ֥י שְׁמֶֽךָ׃<text:s/></text:span><text:span text:style-name="T3733">‬</text:span>‬‬‬</text:p>
        <text:soft-page-break/>
        <text:p text:style-name="P3734"><text:span text:style-name="T3735">7</text:span><text:span text:style-name="T3736"> יָמִ֣ים עַל־יְמֵי־מֶ֣לֶךְ תּוֹסִ֑יף שְׁ֝נוֹתָ֗יו כְּמוֹ־דֹ֥ר וָדֹֽר׃<text:s/></text:span><text:span text:style-name="T3737">‬</text:span>‬‬‬</text:p>
        <text:p text:style-name="P3738"><text:span text:style-name="T3739">8</text:span><text:span text:style-name="T3740"> יֵשֵׁ֣ב ע֖וֹלָם לִפְנֵ֣י אֱלֹהִ֑ים חֶ֥סֶד וֶ֝אֱמֶ֗ת מַ֣ן יִנְצְרֻֽהוּ׃<text:s/></text:span><text:span text:style-name="T3741">‬</text:span>‬‬‬‬</text:p>
        <text:p text:style-name="P3742"><text:span text:style-name="T3743">9</text:span><text:span text:style-name="T3744"> כֵּ֤ן אֲזַמְּרָ֣ה שִׁמְךָ֣ לָעַ֑ד לְֽשַׁלְּמִ֥י נְ֝דָרַ֗י י֣וֹם ׀ יֽוֹם׃<text:s/></text:span><text:span text:style-name="T3745">‬</text:span>‬‬‬</text:p>
      </text:section>
      <text:section text:name="Sect61" text:style-name="S61">
        <text:p text:style-name="P3746">Psalm 62</text:p>
        <text:p text:style-name="P3747"><text:span text:style-name="T3748">1</text:span><text:span text:style-name="T3749"> לַמְנַצֵּ֥חַ עַֽל־יְדוּת֗וּן מִזְמ֥וֹר לְדָוִֽד׃<text:s/></text:span></text:p>
        <text:p text:style-name="P3750"><text:span text:style-name="T3751">2</text:span><text:span text:style-name="T3752"> אַ֣ךְ אֶל־אֱ֭לֹהִים דּֽוּמִיָּ֣ה נַפְשִׁ֑י מִ֝מֶּ֗נּוּ יְשׁוּעָתִֽי׃<text:s/></text:span><text:span text:style-name="T3753">‬</text:span>‬‬‬</text:p>
        <text:p text:style-name="P3754"><text:span text:style-name="T3755">3</text:span><text:span text:style-name="T3756"> אַךְ־ה֣וּא צ֭וּרִי וִֽישׁוּעָתִ֑י מִ֝שְׂגַּבִּ֗י לֹא־אֶמּ֥וֹט רַבָּֽה׃<text:s/></text:span><text:span text:style-name="T3757">‬</text:span>‬‬‬</text:p>
        <text:p text:style-name="P3758"><text:span text:style-name="T3759">4</text:span><text:span text:style-name="T3760"> עַד־אָ֤נָה ׀ תְּה֥וֹתְת֣וּ עַל אִישׁ֮ תְּרָצְּח֢וּ כֻ֫לְּכֶ֥ם כְּקִ֥יר נָט֑וּי גָּ֝דֵ֗ר הַדְּחוּֽיָה׃<text:s/></text:span><text:span text:style-name="T3761">‬</text:span>‬‬‬‬</text:p>
        <text:p text:style-name="P3762"><text:span text:style-name="T3763">5</text:span><text:span text:style-name="T3764"> אַ֤ךְ מִשְּׂאֵת֨וֹ ׀ יָ֥עֲצ֣וּ לְהַדִּיחַ֮ יִרְצ֢וּ כָ֫זָ֥ב בְּפִ֥יו יְבָרֵ֑כוּ וּ֝בְקִרְבָּ֗ם יְקַלְלוּ־סֶֽלָה׃<text:s/></text:span><text:span text:style-name="T3765">‬</text:span>‬‬‬</text:p>
        <text:p text:style-name="P3766"><text:span text:style-name="T3767">6</text:span><text:span text:style-name="T3768"> אַ֣ךְ לֵ֭אלֹהִים דּ֣וֹמִּי נַפְשִׁ֑י כִּי־מִ֝מֶּ֗נּוּ תִּקְוָתִֽי׃<text:s/></text:span><text:span text:style-name="T3769">‬</text:span>‬‬‬</text:p>
        <text:p text:style-name="P3770"><text:span text:style-name="T3771">7</text:span><text:span text:style-name="T3772"> אַךְ־ה֣וּא צ֭וּרִי וִֽישׁוּעָתִ֑י מִ֝שְׂגַּבִּ֗י לֹ֣א אֶמּֽוֹט׃<text:s/></text:span><text:span text:style-name="T3773">‬</text:span>‬‬‬</text:p>
        <text:p text:style-name="P3774"><text:span text:style-name="T3775">8</text:span><text:span text:style-name="T3776"> עַל־אֱ֭לֹהִים יִשְׁעִ֣י וּכְבוֹדִ֑י צוּר־עֻזִּ֥י מַ֝חְסִ֗י בֵּֽאלֹהִֽים׃<text:s/></text:span><text:span text:style-name="T3777">‬</text:span>‬‬‬</text:p>
        <text:p text:style-name="P3778"><text:span text:style-name="T3779">9</text:span><text:span text:style-name="T3780"> בִּטְח֘וּ ב֤וֹ בְכָל־עֵ֨ת ׀ עָ֗ם שִׁפְכֽוּ־לְפָנָ֥יו לְבַבְכֶ֑ם אֱלֹהִ֖ים מַחֲסֶה־לָּ֣נוּ סֶֽלָה׃<text:s/></text:span><text:span text:style-name="T3781">‬</text:span>‬‬‬</text:p>
        <text:p text:style-name="P3782"><text:span text:style-name="T3783">10</text:span><text:span text:style-name="T3784"> אַ֤ךְ ׀ הֶ֥בֶל בְּנֵֽי־אָדָם֮ כָּזָ֢ב בְּנֵ֫י אִ֥ישׁ בְּמֹאזְנַ֥יִם לַעֲל֑וֹת הֵ֝֗מָּה מֵהֶ֥בֶל יָֽחַד׃<text:s/></text:span><text:span text:style-name="T3785">‬</text:span>‬‬‬</text:p>
        <text:p text:style-name="P3786"><text:span text:style-name="T3787">11</text:span><text:span text:style-name="T3788"> אַל־תִּבְטְח֣וּ בְעֹשֶׁק֮ וּבְגָזֵ֢ל אַל־תֶּ֫הְבָּ֥לוּ חַ֤יִל ׀ כִּֽי־יָנ֑וּב אַל־תָּשִׁ֥יתוּ לֵֽב׃<text:s/></text:span><text:span text:style-name="T3789">‬</text:span>‬‬‬</text:p>
        <text:p text:style-name="P3790"><text:span text:style-name="T3791">12</text:span><text:span text:style-name="T3792"> אַחַ֤ת ׀ דִּבֶּ֬ר אֱלֹהִ֗ים שְׁתַּֽיִם־ז֥וּ שָׁמָ֑עְתִּי כִּ֥י עֹ֝֗ז לֵאלֹהִֽים׃<text:s/></text:span><text:span text:style-name="T3793">‬</text:span>‬‬‬</text:p>
        <text:p text:style-name="P3794"><text:span text:style-name="T3795">13</text:span><text:span text:style-name="T3796"> וּלְךָֽ־אֲדֹנָ֥י חָ֑סֶד כִּֽי־אַתָּ֨ה תְשַׁלֵּ֖ם לְאִ֣ישׁ כְּֽמַעֲשֵֽׂהוּ׃<text:s/></text:span><text:span text:style-name="T3797">‬</text:span>‬‬‬</text:p>
      </text:section>
      <text:section text:name="Sect62" text:style-name="S62">
        <text:soft-page-break/>
        <text:p text:style-name="P3798">Psalm 63</text:p>
        <text:p text:style-name="P3799"><text:span text:style-name="T3800">1</text:span><text:span text:style-name="T3801"> מִזְמ֥וֹר לְדָוִ֑ד בִּ֝הְיוֹת֗וֹ בְּמִדְבַּ֥ר יְהוּדָֽה׃<text:s/></text:span></text:p>
        <text:p text:style-name="P3802"><text:span text:style-name="T3803">2</text:span><text:span text:style-name="T3804"> אֱלֹהִ֤ים ׀ אֵלִ֥י אַתָּ֗ה אֲ‍ֽשַׁחֲ֫רֶ֥ךָּ צָמְאָ֬ה לְךָ֨ ׀ נַפְשִׁ֗י כָּמַ֣הּ לְךָ֣ בְשָׂרִ֑י בְּאֶֽרֶץ־צִיָּ֖ה וְעָיֵ֣ף בְּלִי־מָֽיִם׃<text:s/></text:span><text:span text:style-name="T3805">‬</text:span>‬‬‬</text:p>
        <text:p text:style-name="P3806"><text:span text:style-name="T3807">3</text:span><text:span text:style-name="T3808"> כֵּ֭ן בַּקֹּ֣דֶשׁ חֲזִיתִ֑יךָ לִרְא֥וֹת עֻ֝זְּךָ֗ וּכְבוֹדֶֽךָ׃<text:s/></text:span><text:span text:style-name="T3809">‬</text:span>‬‬‬</text:p>
        <text:p text:style-name="P3810"><text:span text:style-name="T3811">4</text:span><text:span text:style-name="T3812"> כִּי־ט֣וֹב חַ֭סְדְּךָ מֵֽחַיִּ֗ים שְׂפָתַ֥י יְשַׁבְּחֽוּנְךָ׃<text:s/></text:span><text:span text:style-name="T3813">‬</text:span>‬‬‬</text:p>
        <text:p text:style-name="P3814"><text:span text:style-name="T3815">5</text:span><text:span text:style-name="T3816"> כֵּ֣ן אֲבָרֶכְךָ֣ בְחַיָּ֑י בְּ֝שִׁמְךָ אֶשָּׂ֥א כַפָּֽי׃<text:s/></text:span><text:span text:style-name="T3817">‬</text:span>‬‬‬</text:p>
        <text:p text:style-name="P3818"><text:span text:style-name="T3819">6</text:span><text:span text:style-name="T3820"> כְּמ֤וֹ חֵ֣לֶב וָ֭דֶשֶׁן תִּשְׂבַּ֣ע נַפְשִׁ֑י וְשִׂפְתֵ֥י רְ֝נָנ֗וֹת יְהַלֶּל־פִּֽי׃<text:s/></text:span><text:span text:style-name="T3821">‬</text:span>‬‬‬</text:p>
        <text:p text:style-name="P3822"><text:span text:style-name="T3823">7</text:span><text:span text:style-name="T3824"> אִם־זְכַרְתִּ֥יךָ עַל־יְצוּעָ֑י בְּ֝אַשְׁמֻר֗וֹת אֶהְגֶּה־בָּֽךְ׃<text:s/></text:span><text:span text:style-name="T3825">‬</text:span>‬‬‬</text:p>
        <text:p text:style-name="P3826"><text:span text:style-name="T3827">8</text:span><text:span text:style-name="T3828"> כִּֽי־הָיִ֣יתָ עֶזְרָ֣תָה לִּ֑י וּבְצֵ֖ל כְּנָפֶ֣יךָ אֲרַנֵּֽן׃<text:s/></text:span><text:span text:style-name="T3829">‬</text:span>‬‬‬</text:p>
        <text:p text:style-name="P3830"><text:span text:style-name="T3831">9</text:span><text:span text:style-name="T3832"> דָּבְקָ֣ה נַפְשִׁ֣י אַחֲרֶ֑יךָ בִּ֝֗י תָּמְכָ֥ה יְמִינֶֽךָ׃<text:s/></text:span><text:span text:style-name="T3833">‬</text:span>‬‬‬</text:p>
        <text:p text:style-name="P3834"><text:span text:style-name="T3835">10</text:span><text:span text:style-name="T3836"> וְהֵ֗מָּה לְ֭שׁוֹאָה יְבַקְשׁ֣וּ נַפְשִׁ֑י יָ֝בֹ֗אוּ בְּֽתַחְתִּיּ֥וֹת הָאָֽרֶץ׃<text:s/></text:span><text:span text:style-name="T3837">‬</text:span>‬‬‬</text:p>
        <text:p text:style-name="P3838"><text:span text:style-name="T3839">11</text:span><text:span text:style-name="T3840"> יַגִּירֻ֥הוּ עַל־יְדֵי־חָ֑רֶב מְנָ֖ת שֻׁעָלִ֣ים יִהְיֽוּ׃<text:s/></text:span><text:span text:style-name="T3841">‬</text:span>‬‬‬</text:p>
        <text:p text:style-name="P3842"><text:span text:style-name="T3843">12</text:span><text:span text:style-name="T3844"> וְהַמֶּלֶךְ֮ יִשְׂמַ֢ח בֵּאלֹ֫הִ֥ים יִ֭תְהַלֵּל כָּל־הַנִּשְׁבָּ֣ע בּ֑וֹ כִּ֥י יִ֝סָּכֵ֗ר פִּ֣י דֽוֹבְרֵי־שָֽׁקֶר׃<text:s/></text:span><text:span text:style-name="T3845">‬</text:span>‬‬‬</text:p>
      </text:section>
      <text:section text:name="Sect63" text:style-name="S63">
        <text:p text:style-name="P3846">Psalm 64</text:p>
        <text:p text:style-name="P3847"><text:span text:style-name="T3848">1</text:span><text:span text:style-name="T3849"> לַמְנַצֵּ֗חַ מִזְמ֥וֹר לְדָוִֽד׃<text:s/></text:span></text:p>
        <text:p text:style-name="P3850"><text:span text:style-name="T3851">2</text:span><text:span text:style-name="T3852"> שְׁמַע־אֱלֹהִ֣ים קוֹלִ֣י בְשִׂיחִ֑י מִפַּ֥חַד א֝וֹיֵ֗ב תִּצֹּ֥ר חַיָּֽי׃<text:s/></text:span><text:span text:style-name="T3853">‬</text:span>‬‬‬</text:p>
        <text:soft-page-break/>
        <text:p text:style-name="P3854"><text:span text:style-name="T3855">3</text:span><text:span text:style-name="T3856"> תַּ֭סְתִּירֵנִי מִסּ֣וֹד מְרֵעִ֑ים מֵ֝רִגְשַׁ֗ת פֹּ֣עֲלֵי אָֽוֶן׃<text:s/></text:span><text:span text:style-name="T3857">‬</text:span>‬‬‬</text:p>
        <text:p text:style-name="P3858"><text:span text:style-name="T3859">4</text:span><text:span text:style-name="T3860"> אֲשֶׁ֤ר שָׁנְנ֣וּ כַחֶ֣רֶב לְשׁוֹנָ֑ם דָּרְכ֥וּ חִ֝צָּ֗ם דָּבָ֥ר מָֽר׃<text:s/></text:span><text:span text:style-name="T3861">‬</text:span>‬‬‬</text:p>
        <text:p text:style-name="P3862"><text:span text:style-name="T3863">5</text:span><text:span text:style-name="T3864"> לִיר֣וֹת בַּמִּסְתָּרִ֣ים תָּ֑ם פִּתְאֹ֥ם יֹ֝רֻ֗הוּ וְלֹ֣א יִירָֽאוּ׃<text:s/></text:span><text:span text:style-name="T3865">‬</text:span>‬‬‬</text:p>
        <text:p text:style-name="P3866"><text:span text:style-name="T3867">6</text:span><text:span text:style-name="T3868"> יְחַזְּקוּ־לָ֨מוֹ ׀ דָּ֘בָ֤ר רָ֗ע יְֽ֭סַפְּרוּ לִטְמ֣וֹן מוֹקְשִׁ֑ים אָ֝מְר֗וּ מִ֣י יִרְאֶה־לָּֽמוֹ׃<text:s/></text:span><text:span text:style-name="T3869">‬</text:span>‬‬‬</text:p>
        <text:p text:style-name="P3870"><text:span text:style-name="T3871">7</text:span><text:span text:style-name="T3872"> יַֽחְפְּֽשׂוּ־עוֹלֹ֗ת תַּ֭מְנוּ חֵ֣פֶשׂ מְחֻפָּ֑שׂ וְקֶ֥רֶב אִ֝֗ישׁ וְלֵ֣ב עָמֹֽק׃<text:s/></text:span><text:span text:style-name="T3873">‬</text:span>‬‬‬</text:p>
        <text:p text:style-name="P3874"><text:span text:style-name="T3875">8</text:span><text:span text:style-name="T3876"> וַיֹּרֵ֗ם אֱלֹ֫הִ֥ים חֵ֥ץ פִּתְא֑וֹם הָ֝י֗וּ מַכּוֹתָֽם׃<text:s/></text:span><text:span text:style-name="T3877">‬</text:span>‬‬‬</text:p>
        <text:p text:style-name="P3878"><text:span text:style-name="T3879">9</text:span><text:span text:style-name="T3880"> וַיַּכְשִׁיל֣וּהוּ עָלֵ֣ימוֹ לְשׁוֹנָ֑ם יִ֝תְנֹדֲד֗וּ כָּל־רֹ֥אֵה בָֽם׃<text:s/></text:span><text:span text:style-name="T3881">‬</text:span>‬‬‬</text:p>
        <text:p text:style-name="P3882"><text:span text:style-name="T3883">10</text:span><text:span text:style-name="T3884"> וַיִּֽירְא֗וּ כָּל־אָ֫דָ֥ם וַ֭יַּגִּידוּ פֹּ֥עַל אֱלֹהִ֗ים וּֽמַעֲשֵׂ֥הוּ הִשְׂכִּֽילוּ׃<text:s/></text:span><text:span text:style-name="T3885">‬</text:span>‬‬‬</text:p>
        <text:p text:style-name="P3886"><text:span text:style-name="T3887">11</text:span><text:span text:style-name="T3888"> יִשְׂמַ֬ח צַדִּ֣יק בַּ֭יהוָה וְחָ֣סָה ב֑וֹ וְ֝יִתְהַֽלְל֗וּ כָּל־יִשְׁרֵי־לֵֽב׃<text:s/></text:span><text:span text:style-name="T3889">‬</text:span>‬‬‬</text:p>
      </text:section>
      <text:section text:name="Sect64" text:style-name="S64">
        <text:p text:style-name="P3890">Psalm 65</text:p>
        <text:p text:style-name="P3891"><text:span text:style-name="T3892">1</text:span><text:span text:style-name="T3893"> לַמְנַצֵּ֥חַ מִזְמ֗וֹר לְדָוִ֥ד שִֽׁיר׃<text:s/></text:span></text:p>
        <text:p text:style-name="P3894"><text:span text:style-name="T3895">2</text:span><text:span text:style-name="T3896"> לְךָ֤ דֻֽמִיָּ֬ה תְהִלָּ֓ה אֱלֹ֘הִ֥ים בְּצִיּ֑וֹן וּ֝לְךָ֗ יְשֻׁלַּם־נֶֽדֶר׃<text:s/></text:span><text:span text:style-name="T3897">‬</text:span>‬‬‬</text:p>
        <text:p text:style-name="P3898"><text:span text:style-name="T3899">3</text:span><text:span text:style-name="T3900"> שֹׁמֵ֥עַ תְּפִלָּ֑ה עָ֝דֶ֗יךָ כָּל־בָּשָׂ֥ר יָבֹֽאוּ׃<text:s/></text:span><text:span text:style-name="T3901">‬</text:span>‬‬‬</text:p>
        <text:p text:style-name="P3902"><text:span text:style-name="T3903">4</text:span><text:span text:style-name="T3904"> דִּבְרֵ֣י עֲ֭וֺנֹת גָּ֣בְרוּ מֶ֑נִּי פְּ֝שָׁעֵ֗ינוּ אַתָּ֥ה תְכַפְּרֵֽם׃<text:s/></text:span><text:span text:style-name="T3905">‬</text:span>‬‬‬</text:p>
        <text:p text:style-name="P3906"><text:span text:style-name="T3907">5</text:span><text:span text:style-name="T3908"> אַשְׁרֵ֤י ׀ תִּֽבְחַ֣ר וּתְקָרֵב֮ יִשְׁכֹּ֢ן חֲצֵ֫רֶ֥יךָ נִ֭שְׂבְּעָה בְּט֣וּב בֵּיתֶ֑ךָ קְ֝דֹ֗שׁ הֵיכָלֶֽךָ׃<text:s/></text:span><text:span text:style-name="T3909">‬</text:span>‬‬‬</text:p>
        <text:p text:style-name="P3910"><text:span text:style-name="T3911">6</text:span><text:span text:style-name="T3912"> נ֤וֹרָא֨וֹת ׀ בְּצֶ֣דֶק תַּ֭עֲנֵנוּ אֱלֹהֵ֣י יִשְׁעֵ֑נוּ מִבְטָ֥ח כָּל־קַצְוֵי־אֶ֝֗רֶץ וְיָ֣ם רְחֹקִֽים׃<text:s/></text:span><text:span text:style-name="T3913">‬</text:span>‬‬‬</text:p>
        <text:p text:style-name="P3914"><text:span text:style-name="T3915">7</text:span><text:span text:style-name="T3916"> מֵכִ֣ין הָרִ֣ים בְּכֹח֑וֹ נֶ֝אְזָ֗ר בִּגְבוּרָֽה׃<text:s/></text:span><text:span text:style-name="T3917">‬</text:span>‬‬‬</text:p>
        <text:soft-page-break/>
        <text:p text:style-name="P3918"><text:span text:style-name="T3919">8</text:span><text:span text:style-name="T3920"> מַשְׁבִּ֤יחַ ׀ שְׁא֣וֹן יַ֭מִּים שְׁא֥וֹן גַּלֵּיהֶ֗ם וַהֲמ֥וֹן לְאֻמִּֽים׃<text:s/></text:span><text:span text:style-name="T3921">‬</text:span>‬‬‬</text:p>
        <text:p text:style-name="P3922"><text:span text:style-name="T3923">9</text:span><text:span text:style-name="T3924"> וַיִּ֤ירְא֨וּ ׀ יֹשְׁבֵ֣י קְ֭צָוֺת מֵאוֹתֹתֶ֑יךָ מ֤וֹצָֽאֵי־בֹ֖קֶר וָעֶ֣רֶב תַּרְנִֽין׃<text:s/></text:span><text:span text:style-name="T3925">‬</text:span>‬‬‬</text:p>
        <text:p text:style-name="P3926"><text:span text:style-name="T3927">10</text:span><text:span text:style-name="T3928"> פָּ֤קֽ͏ַדְתָּ הָאָ֨רֶץ ׀ וַתְּשֹׁ֪קְקֶ֡הָ רַבַּ֬ת תַּעְשְׁרֶ֗נָּה פֶּ֣לֶג אֱ֭לֹהִים מָ֣לֵא מָ֑יִם תָּכִ֥ין דְּ֝גָנָ֗ם כִּי־כֵ֥ן תְּכִינֶֽהָ׃<text:s/></text:span><text:span text:style-name="T3929">‬</text:span>‬‬‬</text:p>
        <text:p text:style-name="P3930"><text:span text:style-name="T3931">11</text:span><text:span text:style-name="T3932"> תְּלָמֶ֣יהָ רַ֭וֵּה נַחֵ֣ת גְּדוּדֶ֑יהָ בִּרְבִיבִ֥ים תְּ֝מֹגְגֶ֗נָּה צִמְחָ֥הּ תְּבָרֵֽךְ׃<text:s/></text:span><text:span text:style-name="T3933">‬</text:span>‬‬‬</text:p>
        <text:p text:style-name="P3934"><text:span text:style-name="T3935">12</text:span><text:span text:style-name="T3936"> עִ֭טַּרְתָּ שְׁנַ֣ת טוֹבָתֶ֑ךָ וּ֝מַעְגָּלֶ֗יךָ יִרְעֲפ֥וּן דָּֽשֶׁן׃<text:s/></text:span><text:span text:style-name="T3937">‬</text:span>‬‬‬</text:p>
        <text:p text:style-name="P3938"><text:span text:style-name="T3939">13</text:span><text:span text:style-name="T3940"> יִ֭רְעֲפוּ נְא֣וֹת מִדְבָּ֑ר וְ֝גִ֗יל גְּבָע֥וֹת תַּחְגֹּֽרְנָה׃<text:s/></text:span><text:span text:style-name="T3941">‬</text:span>‬‬‬</text:p>
        <text:p text:style-name="P3942"><text:span text:style-name="T3943">14</text:span><text:span text:style-name="T3944"> לָבְשׁ֬וּ כָרִ֨ים ׀ הַצֹּ֗אן וַעֲמָקִ֥ים יַֽעַטְפוּ־בָ֑ר יִ֝תְרוֹעֲע֗וּ אַף־יָשִֽׁירוּ׃<text:s/></text:span><text:span text:style-name="T3945">‬</text:span>‬‬‬</text:p>
      </text:section>
      <text:section text:name="Sect65" text:style-name="S65">
        <text:p text:style-name="P3946">Psalm 66</text:p>
        <text:p text:style-name="P3947"><text:span text:style-name="T3948">1</text:span><text:span text:style-name="T3949"> לַ֭מְנַצֵּחַ שִׁ֣יר מִזְמ֑וֹר הָרִ֥יעוּ לֵ֝אלֹהִים כָּל־הָאָֽרֶץ׃<text:s/></text:span></text:p>
        <text:p text:style-name="P3950"><text:span text:style-name="T3951">2</text:span><text:span text:style-name="T3952"> זַמְּר֥וּ כְבֽוֹד־שְׁמ֑וֹ שִׂ֥ימוּ כָ֝ב֗וֹד תְּהִלָּֽתוֹ׃<text:s/></text:span><text:span text:style-name="T3953">‬</text:span>‬‬‬</text:p>
        <text:p text:style-name="P3954"><text:span text:style-name="T3955">3</text:span><text:span text:style-name="T3956"> אִמְר֣וּ לֵ֭אלֹהִים מַה־נּוֹרָ֣א מַעֲשֶׂ֑יךָ בְּרֹ֥ב עֻ֝זְּךָ֗ יְֽכַחֲשׁ֖וּ לְךָ֣ אֹיְבֶֽיךָ׃<text:s/></text:span><text:span text:style-name="T3957">‬</text:span>‬‬‬</text:p>
        <text:p text:style-name="P3958"><text:span text:style-name="T3959">4</text:span><text:span text:style-name="T3960"> כָּל־הָאָ֤רֶץ ׀ יִשְׁתַּחֲו֣וּ לְ֭ךָ וִֽיזַמְּרוּ־לָ֑ךְ יְזַמְּר֖וּ שִׁמְךָ֣ סֶֽלָה׃<text:s/></text:span><text:span text:style-name="T3961">‬</text:span>‬‬‬</text:p>
        <text:p text:style-name="P3962"><text:span text:style-name="T3963">5</text:span><text:span text:style-name="T3964"> לְכ֣וּ וּ֭רְאוּ מִפְעֲל֣וֹת אֱלֹהִ֑ים נוֹרָ֥א עֲ֝לִילָ֗ה עַל־בְּנֵ֥י אָדָֽם׃<text:s/></text:span><text:span text:style-name="T3965">‬</text:span>‬‬‬</text:p>
        <text:p text:style-name="P3966"><text:span text:style-name="T3967">6</text:span><text:span text:style-name="T3968"> הָ֤פַךְ יָ֨ם ׀ לְֽיַבָּשָׁ֗ה בַּ֭נָּהָר יַֽעַבְר֣וּ בְרָ֑גֶל שָׁ֝֗ם נִשְׂמְחָה־בּֽוֹ׃<text:s/></text:span><text:span text:style-name="T3969">‬</text:span>‬‬‬</text:p>
        <text:p text:style-name="P3970"><text:span text:style-name="T3971">7</text:span><text:span text:style-name="T3972"> מֹ֘שֵׁ֤ל בִּגְבוּרָת֨וֹ ׀ עוֹלָ֗ם עֵ֭ינָיו בַּגּוֹיִ֣ם תִּצְפֶּ֑ינָה הַסוֹרְרִ֓ים ׀ אַל־*ירימו **יָר֖וּמוּ לָ֣מוֹ סֶֽלָה׃<text:s/></text:span><text:span text:style-name="T3973">‬</text:span>‬‬‬</text:p>
        <text:p text:style-name="P3974"><text:span text:style-name="T3975">8</text:span><text:span text:style-name="T3976"> בָּרְכ֖וּ עַמִּ֥ים ׀ אֱלֹהֵ֑ינוּ וְ֝הַשְׁמִ֗יעוּ ק֣וֹל תְּהִלָּתֽוֹ׃<text:s/></text:span><text:span text:style-name="T3977">‬</text:span>‬‬‬</text:p>
        <text:p text:style-name="P3978"><text:span text:style-name="T3979">9</text:span><text:span text:style-name="T3980"> הַשָּׂ֣ם נַ֭פְשֵׁנוּ בַּֽחַיִּ֑ים וְלֹֽא־נָתַ֖ן לַמּ֣וֹט רַגְלֵֽנוּ׃<text:s/></text:span><text:span text:style-name="T3981">‬</text:span>‬‬‬</text:p>
        <text:soft-page-break/>
        <text:p text:style-name="P3982"><text:span text:style-name="T3983">10</text:span><text:span text:style-name="T3984"> כִּֽי־בְחַנְתָּ֥נוּ אֱלֹהִ֑ים צְ֝רַפְתָּ֗נוּ כִּצְרָף־כָּֽסֶף׃<text:s/></text:span><text:span text:style-name="T3985">‬</text:span>‬‬‬</text:p>
        <text:p text:style-name="P3986"><text:span text:style-name="T3987">11</text:span><text:span text:style-name="T3988"> הֲבֵאתָ֥נוּ בַמְּצוּדָ֑ה שַׂ֖מְתָּ מוּעָקָ֣ה בְמָתְנֵֽינוּ׃<text:s/></text:span><text:span text:style-name="T3989">‬</text:span>‬‬‬</text:p>
        <text:p text:style-name="P3990"><text:span text:style-name="T3991">12</text:span><text:span text:style-name="T3992"> הִרְכַּ֥בְתָּ אֱנ֗וֹשׁ לְרֹ֫אשֵׁ֥נוּ בָּֽאנוּ־בָאֵ֥שׁ וּבַמַּ֑יִם וַ֝תּוֹצִיאֵ֗נוּ לָֽרְוָיָֽה׃<text:s/></text:span><text:span text:style-name="T3993">‬</text:span>‬‬‬</text:p>
        <text:p text:style-name="P3994"><text:span text:style-name="T3995">13</text:span><text:span text:style-name="T3996"> אָב֣וֹא בֵיתְךָ֣ בְעוֹל֑וֹת אֲשַׁלֵּ֖ם לְךָ֣ נְדָרָֽי׃<text:s/></text:span><text:span text:style-name="T3997">‬</text:span>‬‬‬</text:p>
        <text:p text:style-name="P3998"><text:span text:style-name="T3999">14</text:span><text:span text:style-name="T4000"> אֲשֶׁר־פָּצ֥וּ שְׂפָתָ֑י וְדִבֶּר־פִּ֝֗י בַּצַּר־לִֽי׃<text:s/></text:span><text:span text:style-name="T4001">‬</text:span>‬‬‬</text:p>
        <text:p text:style-name="P4002"><text:span text:style-name="T4003">15</text:span><text:span text:style-name="T4004"> עֹ֘ל֤וֹת מֵחִ֣ים אַעֲלֶה־לָּ֭ךְ עִם־קְטֹ֣רֶת אֵילִ֑ים אֶ֥עֱשֶֽׂה בָקָ֖ר עִם־עַתּוּדִ֣ים סֶֽלָה׃<text:s/></text:span><text:span text:style-name="T4005">‬</text:span>‬‬‬</text:p>
        <text:p text:style-name="P4006"><text:span text:style-name="T4007">16</text:span><text:span text:style-name="T4008"> לְכֽוּ־שִׁמְע֣וּ וַ֭אֲסַפְּרָה כָּל־יִרְאֵ֣י אֱלֹהִ֑ים אֲשֶׁ֖ר עָשָׂ֣ה לְנַפְשִֽׁי׃<text:s/></text:span><text:span text:style-name="T4009">‬</text:span>‬‬‬</text:p>
        <text:p text:style-name="P4010"><text:span text:style-name="T4011">17</text:span><text:span text:style-name="T4012"> אֵלָ֥יו פִּֽי־קָרָ֑אתִי וְ֝רוֹמַ֗ם תַּ֣חַת לְשׁוֹנִֽי׃<text:s/></text:span><text:span text:style-name="T4013">‬</text:span>‬‬‬</text:p>
        <text:p text:style-name="P4014"><text:span text:style-name="T4015">18</text:span><text:span text:style-name="T4016"> אָ֭וֶן אִם־רָאִ֣יתִי בְלִבִּ֑י לֹ֖א יִשְׁמַ֣ע ׀ אֲדֹנָֽי׃<text:s/></text:span><text:span text:style-name="T4017">‬</text:span>‬‬‬</text:p>
        <text:p text:style-name="P4018"><text:span text:style-name="T4019">19</text:span><text:span text:style-name="T4020"> אָ֭כֵן שָׁמַ֣ע אֱלֹהִ֑ים הִ֝קְשִׁ֗יב בְּק֣וֹל תְּפִלָּתִֽי׃<text:s/></text:span><text:span text:style-name="T4021">‬</text:span>‬‬‬</text:p>
        <text:p text:style-name="P4022"><text:span text:style-name="T4023">20</text:span><text:span text:style-name="T4024"> בָּר֥וּךְ אֱלֹהִ֑ים אֲשֶׁ֥ר לֹֽא־הֵסִ֘יר תְּפִלָּתִ֥י וְ֝חַסְדּ֗וֹ מֵאִתִּֽי׃<text:s/></text:span><text:span text:style-name="T4025">‬</text:span>‬‬‬</text:p>
      </text:section>
      <text:section text:name="Sect66" text:style-name="S66">
        <text:p text:style-name="P4026">Psalm 67</text:p>
        <text:p text:style-name="P4027"><text:span text:style-name="T4028">1</text:span><text:span text:style-name="T4029"> לַמְנַצֵּ֥ח בִּנְגִינֹ֗ת מִזְמ֥וֹר שִֽׁיר׃<text:s/></text:span></text:p>
        <text:p text:style-name="P4030"><text:span text:style-name="T4031">2</text:span><text:span text:style-name="T4032"> אֱלֹהִ֗ים יְחָנֵּ֥נוּ וִֽיבָרְכֵ֑נוּ יָ֤אֵ֥־ר פָּנָ֖יו אִתָּ֣נוּ סֶֽלָה׃<text:s/></text:span><text:span text:style-name="T4033">‬</text:span>‬‬‬‬‬</text:p>
        <text:p text:style-name="P4034"><text:span text:style-name="T4035">3</text:span><text:span text:style-name="T4036"> לָדַ֣עַת בָּאָ֣רֶץ דַּרְכֶּ֑ךָ בְּכָל־גּ֝וֹיִ֗ם יְשׁוּעָתֶֽךָ׃<text:s/></text:span><text:span text:style-name="T4037">‬</text:span>‬‬‬</text:p>
        <text:p text:style-name="P4038"><text:span text:style-name="T4039">4</text:span><text:span text:style-name="T4040"> יוֹד֖וּךָ עַמִּ֥ים ׀ אֱלֹהִ֑ים י֝וֹד֗וּךָ עַמִּ֥ים כֻּלָּֽם׃<text:s/></text:span><text:span text:style-name="T4041">‬</text:span>‬‬‬</text:p>
        <text:p text:style-name="P4042"><text:span text:style-name="T4043">5</text:span><text:span text:style-name="T4044"> יִֽשְׂמְח֥וּ וִֽירַנְּנ֗וּ לְאֻ֫מִּ֥ים כִּֽי־תִשְׁפֹּ֣ט עַמִּ֣ים מִישׁ֑וֹר וּלְאֻמִּ֓ים ׀ בָּאָ֖רֶץ תַּנְחֵ֣ם סֶֽלָה׃<text:s/></text:span><text:span text:style-name="T4045">‬</text:span>‬‬‬</text:p>
        <text:soft-page-break/>
        <text:p text:style-name="P4046"><text:span text:style-name="T4047">6</text:span><text:span text:style-name="T4048"> יוֹד֖וּךָ עַמִּ֥ים ׀ אֱלֹהִ֑ים י֝וֹד֗וּךָ עַמִּ֥ים כֻּלָּֽם׃<text:s/></text:span><text:span text:style-name="T4049">‬</text:span>‬‬‬</text:p>
        <text:p text:style-name="P4050"><text:span text:style-name="T4051">7</text:span><text:span text:style-name="T4052"> אֶ֭רֶץ נָתְנָ֣ה יְבוּלָ֑הּ יְ֝בָרְכֵ֗נוּ אֱלֹהִ֥ים אֱלֹהֵֽינוּ׃<text:s/></text:span><text:span text:style-name="T4053">‬</text:span>‬‬‬</text:p>
        <text:p text:style-name="P4054"><text:span text:style-name="T4055">8</text:span><text:span text:style-name="T4056"> יְבָרְכֵ֥נוּ אֱלֹהִ֑ים וְיִֽירְא֥וּ אֹ֝ת֗וֹ כָּל־אַפְסֵי־אָֽרֶץ׃<text:s/></text:span><text:span text:style-name="T4057">‬</text:span>‬‬‬</text:p>
      </text:section>
      <text:section text:name="Sect67" text:style-name="S67">
        <text:p text:style-name="P4058">Psalm 68</text:p>
        <text:p text:style-name="P4059"><text:span text:style-name="T4060">1</text:span><text:span text:style-name="T4061"> לַמְנַצֵּ֥חַ לְדָוִ֗ד מִזְמ֥וֹר שִֽׁיר׃<text:s/></text:span></text:p>
        <text:p text:style-name="P4062"><text:span text:style-name="T4063">2</text:span><text:span text:style-name="T4064"> יָק֣וּם אֱ֭לֹהִים יָפ֣וּצוּ אוֹיְבָ֑יו וְיָנ֥וּסוּ מְ֝שַׂנְאָ֗יו מִפָּנָֽיו׃<text:s/></text:span><text:span text:style-name="T4065">‬</text:span>‬‬‬</text:p>
        <text:p text:style-name="P4066"><text:span text:style-name="T4067">3</text:span><text:span text:style-name="T4068"> כְּהִנְדֹּ֥ף עָשָׁ֗ן תִּ֫נְדֹּ֥ף כְּהִמֵּ֣ס דּ֭וֹנַג מִפְּנֵי־אֵ֑שׁ יֹאבְד֥וּ רְ֝שָׁעִ֗ים מִפְּנֵ֥י אֱלֹהִֽים׃<text:s/></text:span><text:span text:style-name="T4069">‬</text:span>‬‬‬</text:p>
        <text:p text:style-name="P4070"><text:span text:style-name="T4071">4</text:span><text:span text:style-name="T4072"> וְֽצַדִּיקִ֗ים יִשְׂמְח֣וּ יַֽ֭עַלְצוּ לִפְנֵ֥י אֱלֹהִ֗ים וְיָשִׂ֥ישׂוּ בְשִׂמְחָֽה׃<text:s/></text:span><text:span text:style-name="T4073">‬</text:span>‬‬‬</text:p>
        <text:p text:style-name="P4074"><text:span text:style-name="T4075">5</text:span><text:span text:style-name="T4076"> שִׁ֤ירוּ ׀ לֵֽאלֹהִים֮ זַמְּר֢וּ שְׁ֫מ֥וֹ סֹ֡לּוּ לָרֹכֵ֣ב בָּ֭עֲרָבוֹת בְּיָ֥הּ שְׁמ֗וֹ וְעִלְז֥וּ לְפָנָֽיו׃<text:s/></text:span><text:span text:style-name="T4077">‬</text:span>‬‬‬</text:p>
        <text:p text:style-name="P4078"><text:span text:style-name="T4079">6</text:span><text:span text:style-name="T4080"> אֲבִ֣י יְ֭תוֹמִים וְדַיַּ֣ן אַלְמָנ֑וֹת אֱ֝לֹהִ֗ים בִּמְע֥וֹן קָדְשֽׁוֹ׃<text:s/></text:span><text:span text:style-name="T4081">‬</text:span>‬‬‬</text:p>
        <text:p text:style-name="P4082"><text:span text:style-name="T4083">7</text:span><text:span text:style-name="T4084"> אֱלֹהִ֤ים ׀ מ֘וֹשִׁ֤יב יְחִידִ֨ים ׀ בַּ֗יְתָה מוֹצִ֣יא אֲ֭סִירִים בַּכּוֹשָׁר֑וֹת אַ֥ךְ ס֝וֹרֲרִ֗ים שָׁכְנ֥וּ צְחִיחָֽה׃<text:s/></text:span><text:span text:style-name="T4085">‬</text:span>‬‬‬</text:p>
        <text:p text:style-name="P4086"><text:span text:style-name="T4087">8</text:span><text:span text:style-name="T4088"> אֱ‍ֽלֹהִ֗ים בְּ֭צֵאתְךָ לִפְנֵ֣י עַמֶּ֑ךָ בְּצַעְדְּךָ֖ בִֽישִׁימ֣וֹן סֶֽלָה׃<text:s/></text:span><text:span text:style-name="T4089">‬</text:span>‬‬‬</text:p>
        <text:p text:style-name="P4090"><text:span text:style-name="T4091">9</text:span><text:span text:style-name="T4092"> אֶ֤רֶץ רָעָ֨שָׁה ׀ אַף־שָׁמַ֣יִם נָטְפוּ֮ מִפְּנֵ֢י אֱלֹ֫הִ֥ים זֶ֥ה סִינַ֑י מִפְּנֵ֥י אֱ֝לֹהִ֗ים אֱלֹהֵ֥י יִשְׂרָאֵֽל׃<text:s/></text:span><text:span text:style-name="T4093">‬</text:span>‬‬‬</text:p>
        <text:p text:style-name="P4094"><text:span text:style-name="T4095">10</text:span><text:span text:style-name="T4096"> גֶּ֣שֶׁם נְ֭דָבוֹת תָּנִ֣יף אֱלֹהִ֑ים נַחֲלָתְךָ֥ וְ֝נִלְאָ֗ה אַתָּ֥ה כֽוֹנַנְתּֽ͏ָהּ׃<text:s/></text:span><text:span text:style-name="T4097">‬</text:span>‬‬‬</text:p>
        <text:p text:style-name="P4098"><text:span text:style-name="T4099">11</text:span><text:span text:style-name="T4100"> חַיָּתְךָ֥ יָֽשְׁבוּ־בָ֑הּ תָּ֤כִ֥ין בְּטוֹבָתְךָ֖ לֶעָנִ֣י אֱלֹהִֽים׃<text:s/></text:span><text:span text:style-name="T4101">‬</text:span>‬‬‬</text:p>
        <text:p text:style-name="P4102"><text:span text:style-name="T4103">12</text:span><text:span text:style-name="T4104"> אֲדֹנָ֥י יִתֶּן־אֹ֑מֶר הַֽ֝מְבַשְּׂר֗וֹת צָבָ֥א רָֽב׃<text:s/></text:span><text:span text:style-name="T4105">‬</text:span>‬‬‬</text:p>
        <text:p text:style-name="P4106"><text:span text:style-name="T4107">13</text:span><text:span text:style-name="T4108"> מַלְכֵ֣י צְ֭בָאוֹת יִדֹּד֣וּן יִדֹּד֑וּן וּנְוַת־בַּ֝֗יִת תְּחַלֵּ֥ק שָׁלָֽל׃<text:s/></text:span><text:span text:style-name="T4109">‬</text:span>‬‬‬</text:p>
        <text:soft-page-break/>
        <text:p text:style-name="P4110"><text:span text:style-name="T4111">14</text:span><text:span text:style-name="T4112"> אִֽם־תִּשְׁכְּבוּן֮ בֵּ֢ין שְׁפַ֫תָּ֥יִם כַּנְפֵ֣י י֭וֹנָה נֶחְפָּ֣ה בַכֶּ֑סֶף וְ֝אֶבְרוֹתֶ֗יהָ בִּֽירַקְרַ֥ק חָרֽוּץ׃<text:s/></text:span><text:span text:style-name="T4113">‬</text:span>‬‬‬</text:p>
        <text:p text:style-name="P4114"><text:span text:style-name="T4115">15</text:span><text:span text:style-name="T4116"> בְּפָ֘רֵ֤שׂ שַׁדַּ֓י מְלָ֘כִ֤ים בָּ֗הּ תַּשְׁלֵ֥ג בְּצַלְמֽוֹן׃<text:s/></text:span><text:span text:style-name="T4117">‬</text:span>‬‬‬</text:p>
        <text:p text:style-name="P4118"><text:span text:style-name="T4119">16</text:span><text:span text:style-name="T4120"> הַר־אֱ֭לֹהִים הַר־בָּשָׁ֑ן הַ֥ר גַּ֝בְנֻנִּ֗ים הַר־בָּשָֽׁן׃<text:s/></text:span><text:span text:style-name="T4121">‬</text:span>‬‬‬</text:p>
        <text:p text:style-name="P4122"><text:span text:style-name="T4123">17</text:span><text:span text:style-name="T4124"> לָ֤מָּה ׀ תְּֽרַצְּדוּן֮ הָרִ֢ים גַּבְנֻ֫נִּ֥ים הָהָ֗ר חָמַ֣ד אֱלֹהִ֣ים לְשִׁבְתּ֑וֹ אַף־יְ֝הוָ֗ה יִשְׁכֹּ֥ן לָנֶֽצַח׃<text:s/></text:span><text:span text:style-name="T4125">‬</text:span>‬‬‬</text:p>
        <text:p text:style-name="P4126"><text:span text:style-name="T4127">18</text:span><text:span text:style-name="T4128"> רֶ֤כֶב אֱלֹהִ֗ים רִבֹּתַ֣יִם אַלְפֵ֣י שִׁנְאָ֑ן אֲדֹנָ֥י בָ֝֗ם סִינַ֥י בַּקֹּֽדֶשׁ׃<text:s/></text:span><text:span text:style-name="T4129">‬</text:span>‬‬‬</text:p>
        <text:p text:style-name="P4130"><text:span text:style-name="T4131">19</text:span><text:span text:style-name="T4132"> עָ֘לִ֤יתָ לַמָּר֨וֹם ׀ שָׁ֘בִ֤יתָ שֶּׁ֗בִי לָקַ֣חְתָּ מַ֭תָּנוֹת בָּאָדָ֑ם וְאַ֥ף ס֝וֹרְרִ֗ים לִשְׁכֹּ֤ן ׀ יָ֬הּ אֱלֹהִֽים׃<text:s/></text:span><text:span text:style-name="T4133">‬</text:span>‬‬‬</text:p>
        <text:p text:style-name="P4134"><text:span text:style-name="T4135">20</text:span><text:span text:style-name="T4136"> בָּ֤ר֣וּךְ אֲדֹנָי֮ י֤וֹם ׀ י֥וֹם יַֽעֲמָס־לָ֗נוּ הָ֘אֵ֤ל יְֽשׁוּעָתֵ֬נוּ סֶֽלָה׃<text:s/></text:span><text:span text:style-name="T4137">‬</text:span>‬‬‬</text:p>
        <text:p text:style-name="P4138"><text:span text:style-name="T4139">21</text:span><text:span text:style-name="T4140"> הָ֤אֵ֣ל ׀ לָנוּ֮ אֵ֤ל לְֽמוֹשָׁ֫ע֥וֹת וְלֵיהוִ֥ה אֲדֹנָ֑י לַ֝מָּ֗וֶת תּוֹצָאֽוֹת׃<text:s/></text:span><text:span text:style-name="T4141">‬</text:span>‬‬‬</text:p>
        <text:p text:style-name="P4142"><text:span text:style-name="T4143">22</text:span><text:span text:style-name="T4144"> אַךְ־אֱלֹהִ֗ים יִמְחַץ֮ רֹ֤אשׁ אֹ֫יְבָ֥יו קָדְקֹ֥ד שֵׂעָ֑ר מִ֝תְהַלֵּ֗ךְ בַּאֲשָׁמָֽיו׃<text:s/></text:span><text:span text:style-name="T4145">‬</text:span>‬‬‬</text:p>
        <text:p text:style-name="P4146"><text:span text:style-name="T4147">23</text:span><text:span text:style-name="T4148"> אָמַ֣ר אֲ֭דֹנָי מִבָּשָׁ֣ן אָשִׁ֑יב אָ֝שִׁ֗יב מִֽמְּצֻל֥וֹת יָֽם׃<text:s/></text:span><text:span text:style-name="T4149">‬</text:span>‬‬‬</text:p>
        <text:p text:style-name="P4150"><text:span text:style-name="T4151">24</text:span><text:span text:style-name="T4152"> לְמַ֤עַן ׀ תִּֽמְחַ֥ץ רַגְלְךָ֗ בְּ֫דָ֥ם לְשׁ֥וֹן כְּלָבֶ֑יךָ מֵאֹיְבִ֥ים מִנֵּֽהוּ׃<text:s/></text:span><text:span text:style-name="T4153">‬</text:span>‬‬‬</text:p>
        <text:p text:style-name="P4154"><text:span text:style-name="T4155">25</text:span><text:span text:style-name="T4156"> רָא֣וּ הֲלִיכוֹתֶ֣יךָ אֱלֹהִ֑ים הֲלִ֘יכ֤וֹת אֵלִ֖י מַלְכִּ֣י בַקֹּֽדֶשׁ׃<text:s/></text:span><text:span text:style-name="T4157">‬</text:span>‬‬‬</text:p>
        <text:p text:style-name="P4158"><text:span text:style-name="T4159">26</text:span><text:span text:style-name="T4160"> קִדְּמ֣וּ שָׁ֭רִים אַחַ֣ר נֹגְנִ֑ים בְּת֥וֹךְ עֲ֝לָמ֗וֹת תּוֹפֵפֽוֹת׃<text:s/></text:span><text:span text:style-name="T4161">‬</text:span>‬‬‬</text:p>
        <text:p text:style-name="P4162"><text:span text:style-name="T4163">27</text:span><text:span text:style-name="T4164"> בְּֽ֭מַקְהֵלוֹת בָּרְכ֣וּ אֱלֹהִ֑ים יְ֝הוָ֗ה מִמְּק֥וֹר יִשְׂרָאֵֽל׃<text:s/></text:span><text:span text:style-name="T4165">‬</text:span>‬‬‬</text:p>
        <text:p text:style-name="P4166"><text:span text:style-name="T4167">28</text:span><text:span text:style-name="T4168"> שָׁ֤ם בִּנְיָמִ֨ן ׀ צָעִ֡יר רֹדֵ֗ם שָׂרֵ֣י יְ֭הוּדָה רִגְמָתָ֑ם שָׂרֵ֥י זְ֝בֻל֗וּן שָׂרֵ֥י נַפְתָּלִֽי׃<text:s/></text:span><text:span text:style-name="T4169">‬</text:span>‬‬‬</text:p>
        <text:p text:style-name="P4170"><text:span text:style-name="T4171">29</text:span><text:span text:style-name="T4172"> צִוָּ֥ה אֱלֹהֶ֗יךָ עֻ֫זֶּ֥ךָ עוּזָּ֥ה אֱלֹהִ֑ים ז֝֗וּ פָּעַ֥לְתָּ לָּֽנוּ׃<text:s/></text:span><text:span text:style-name="T4173">‬</text:span>‬‬‬</text:p>
        <text:p text:style-name="P4174"><text:span text:style-name="T4175">30</text:span><text:span text:style-name="T4176"> מֵֽ֭הֵיכָלֶךָ עַל־יְרוּשָׁלָ֑͏ִם לְךָ֤ יוֹבִ֖ילוּ מְלָכִ֣ים שָֽׁי׃<text:s/></text:span><text:span text:style-name="T4177">‬</text:span>‬‬‬</text:p>
        <text:soft-page-break/>
        <text:p text:style-name="P4178"><text:span text:style-name="T4179">31</text:span><text:span text:style-name="T4180"> גְּעַ֨ר חַיַּ֪ת קָנֶ֡ה עֲדַ֤ת אַבִּירִ֨ים ׀ בְּעֶגְלֵ֬י עַמִּ֗ים מִתְרַפֵּ֥ס בְּרַצֵּי־כָ֑סֶף בִּזַּ֥ר עַ֝מִּ֗ים קְרָב֥וֹת יֶחְפָּֽצוּ׃<text:s/></text:span><text:span text:style-name="T4181">‬</text:span>‬‬‬</text:p>
        <text:p text:style-name="P4182"><text:span text:style-name="T4183">32</text:span><text:span text:style-name="T4184"> יֶאֱתָ֣יוּ חַ֭שְׁמַנִּים מִנִּ֣י מִצְרָ֑יִם כּ֥וּשׁ תָּרִ֥יץ יָ֝דָ֗יו לֵאלֹהִֽים׃<text:s/></text:span><text:span text:style-name="T4185">‬</text:span>‬‬‬</text:p>
        <text:p text:style-name="P4186"><text:span text:style-name="T4187">33</text:span><text:span text:style-name="T4188"> מַמְלְכ֣וֹת הָ֭אָרֶץ שִׁ֣ירוּ לֵאלֹהִ֑ים זַמְּר֖וּ אֲדֹנָ֣י סֶֽלָה׃<text:s/></text:span><text:span text:style-name="T4189">‬</text:span>‬‬‬</text:p>
        <text:p text:style-name="P4190"><text:span text:style-name="T4191">34</text:span><text:span text:style-name="T4192"> לָ֭רֹכֵב בִּשְׁמֵ֣י שְׁמֵי־קֶ֑דֶם הֵ֥ן יִתֵּ֥ן בְּ֝קוֹלוֹ ק֣וֹל עֹֽז׃<text:s/></text:span><text:span text:style-name="T4193">‬</text:span>‬‬‬</text:p>
        <text:p text:style-name="P4194"><text:span text:style-name="T4195">35</text:span><text:span text:style-name="T4196"> תְּנ֥וּ עֹ֗ז לֵֽאלֹ֫הִ֥ים עַֽל־יִשְׂרָאֵ֥ל גַּאֲוָת֑וֹ וְ֝עֻזּ֗וֹ בַּשְּׁחָקִֽים׃<text:s/></text:span><text:span text:style-name="T4197">‬</text:span>‬‬‬</text:p>
        <text:p text:style-name="P4198"><text:span text:style-name="T4199">36</text:span><text:span text:style-name="T4200"> נ֤וֹרָ֥א אֱלֹהִ֗ים מִֽמִּקְדָּ֫שֶׁ֥יךָ אֵ֤ל יִשְׂרָאֵ֗ל ה֤וּא נֹתֵ֨ן ׀ עֹ֖ז וְתַעֲצֻמ֥וֹת לָעָ֗ם בָּר֥וּךְ אֱלֹהִֽים׃<text:s/></text:span><text:span text:style-name="T4201">‬</text:span>‬‬‬</text:p>
      </text:section>
      <text:section text:name="Sect68" text:style-name="S68">
        <text:p text:style-name="P4202">Psalm 69</text:p>
        <text:p text:style-name="P4203"><text:span text:style-name="T4204">1</text:span><text:span text:style-name="T4205"> לַמְנַצֵּ֬חַ עַֽל־שׁוֹשַׁנִּ֬ים לְדָוִֽד׃<text:s/></text:span></text:p>
        <text:p text:style-name="P4206"><text:span text:style-name="T4207">2</text:span><text:span text:style-name="T4208"> הוֹשִׁיעֵ֥נִי אֱלֹהִ֑ים כִּ֤י בָ֖אוּ מַ֣יִם עַד־נָֽפֶשׁ׃<text:s/></text:span><text:span text:style-name="T4209">‬</text:span>‬‬‬</text:p>
        <text:p text:style-name="P4210"><text:span text:style-name="T4211">3</text:span><text:span text:style-name="T4212"> טָבַ֤עְתִּי ׀ בִּיוֵ֣ן מְ֭צוּלָה וְאֵ֣ין מָעֳמָ֑ד בָּ֥אתִי בְמַעֲמַקֵּי־מַ֝֗יִם וְשִׁבֹּ֥לֶת שְׁטָפָֽתְנִי׃<text:s/></text:span><text:span text:style-name="T4213">‬</text:span>‬‬‬</text:p>
        <text:p text:style-name="P4214"><text:span text:style-name="T4215">4</text:span><text:span text:style-name="T4216"> יָגַ֣עְתִּי בְקָרְאִי֮ נִחַ֢ר גְּר֫וֹנִ֥י כָּל֥וּ עֵינַ֑י מְ֝יַחֵ֗ל לֵאלֹהָֽי׃<text:s/></text:span><text:span text:style-name="T4217">‬</text:span>‬‬‬</text:p>
        <text:p text:style-name="P4218"><text:span text:style-name="T4219">5</text:span><text:span text:style-name="T4220"> רַבּ֤וּ ׀ מִשַּׂעֲר֣וֹת רֹאשִׁי֮ שֹׂנְאַ֢י חִ֫נָּ֥ם עָצְמ֣וּ מַ֭צְמִיתַי אֹיְבַ֣י שֶׁ֑קֶר אֲשֶׁ֥ר לֹא־גָ֝זַ֗לְתִּי אָ֣ז אָשִֽׁיב׃<text:s/></text:span><text:span text:style-name="T4221">‬</text:span>‬‬‬</text:p>
        <text:p text:style-name="P4222"><text:span text:style-name="T4223">6</text:span><text:span text:style-name="T4224"> אֱ‍ֽלֹהִ֗ים אַתָּ֣ה יָ֭דַעְתָּ לְאִוַּלְתִּ֑י וְ֝אַשְׁמוֹתַ֗י מִמְּךָ֥ לֹא־נִכְחָֽדוּ׃<text:s/></text:span><text:span text:style-name="T4225">‬</text:span>‬‬‬</text:p>
        <text:p text:style-name="P4226"><text:span text:style-name="T4227">7</text:span><text:span text:style-name="T4228"> אַל־יֵ֘בֹ֤שׁוּ בִ֨י ׀ קֹוֶיךָ֮ אֲדֹנָ֥י יְהוִ֗ה צְבָ֫א֥וֹת אַל־יִכָּ֣לְמוּ בִ֣י מְבַקְשֶׁ֑יךָ אֱ֝לֹהֵ֗י יִשְׂרָאֵֽל׃<text:s/></text:span><text:span text:style-name="T4229">‬</text:span>‬‬‬</text:p>
        <text:p text:style-name="P4230"><text:span text:style-name="T4231">8</text:span><text:span text:style-name="T4232"> כִּֽי־עָ֭לֶיךָ נָשָׂ֣אתִי חֶרְפָּ֑ה כִּסְּתָ֖ה כְלִמָּ֣ה פָנָֽי׃<text:s/></text:span><text:span text:style-name="T4233">‬</text:span>‬‬‬</text:p>
        <text:p text:style-name="P4234"><text:span text:style-name="T4235">9</text:span><text:span text:style-name="T4236"> מ֖וּזָר הָיִ֣יתִי לְאֶחָ֑י וְ֝נָכְרִ֗י לִבְנֵ֥י אִמִּֽי׃<text:s/></text:span><text:span text:style-name="T4237">‬</text:span>‬‬‬‬</text:p>
        <text:p text:style-name="P4238"><text:span text:style-name="T4239">10</text:span><text:span text:style-name="T4240"> כִּֽי־קִנְאַ֣ת בֵּיתְךָ֣ אֲכָלָ֑תְנִי וְחֶרְפּ֥וֹת ח֝וֹרְפֶ֗יךָ נָפְל֥וּ עָלָֽי׃<text:s/></text:span><text:span text:style-name="T4241">‬</text:span>‬‬‬</text:p>
        <text:soft-page-break/>
        <text:p text:style-name="P4242"><text:span text:style-name="T4243">11</text:span><text:span text:style-name="T4244"> וָאֶבְכֶּ֣ה בַצּ֣וֹם נַפְשִׁ֑י וַתְּהִ֖י לַחֲרָפ֣וֹת לִֽי׃<text:s/></text:span><text:span text:style-name="T4245">‬</text:span>‬‬‬</text:p>
        <text:p text:style-name="P4246"><text:span text:style-name="T4247">12</text:span><text:span text:style-name="T4248"> וָאֶתְּנָ֣ה לְבוּשִׁ֣י שָׂ֑ק וָאֱהִ֖י לָהֶ֣ם לְמָשָֽׁל׃<text:s/></text:span><text:span text:style-name="T4249">‬</text:span>‬‬‬</text:p>
        <text:p text:style-name="P4250"><text:span text:style-name="T4251">13</text:span><text:span text:style-name="T4252"> יָשִׂ֣יחוּ בִ֭י יֹ֣שְׁבֵי שָׁ֑עַר וּ֝נְגִינ֗וֹת שׁוֹתֵ֥י שֵׁכָֽר׃<text:s/></text:span><text:span text:style-name="T4253">‬</text:span>‬‬‬</text:p>
        <text:p text:style-name="P4254"><text:span text:style-name="T4255">14</text:span><text:span text:style-name="T4256"> וַאֲנִ֤י תְפִלָּתִֽי־לְךָ֨ ׀ יְהוָ֡ה עֵ֤ת רָצ֗וֹן אֱלֹהִ֥ים בְּרָב־חַסְדֶּ֑ךָ עֲ֝נֵ֗נִי בֶּאֱמֶ֥ת יִשְׁעֶֽךָ׃<text:s/></text:span><text:span text:style-name="T4257">‬</text:span>‬‬‬</text:p>
        <text:p text:style-name="P4258"><text:span text:style-name="T4259">15</text:span><text:span text:style-name="T4260"> הַצִּילֵ֣נִי מִ֭טִּיט וְאַל־אֶטְבָּ֑עָה אִנָּצְלָ֥ה מִ֝שֹּֽׂנְאַ֗י וּמִמַּֽעֲמַקֵּי־מָֽיִם׃<text:s/></text:span><text:span text:style-name="T4261">‬</text:span>‬‬‬</text:p>
        <text:p text:style-name="P4262"><text:span text:style-name="T4263">16</text:span><text:span text:style-name="T4264"> אַל־תִּשְׁטְפֵ֤נִי ׀ שִׁבֹּ֣לֶת מַ֭יִם וְאַל־תִּבְלָעֵ֣נִי מְצוּלָ֑ה וְאַל־תֶּאְטַר־עָלַ֖י בְּאֵ֣ר פִּֽיהָ׃<text:s/></text:span><text:span text:style-name="T4265">‬</text:span>‬‬‬</text:p>
        <text:p text:style-name="P4266"><text:span text:style-name="T4267">17</text:span><text:span text:style-name="T4268"> עֲנֵ֣נִי יְ֭הוָה כִּי־ט֣וֹב חַסְדֶּ֑ךָ כְּרֹ֥ב רַ֝חֲמֶ֗יךָ פְּנֵ֣ה אֵלָֽי׃<text:s/></text:span><text:span text:style-name="T4269">‬</text:span>‬‬‬</text:p>
        <text:p text:style-name="P4270"><text:span text:style-name="T4271">18</text:span><text:span text:style-name="T4272"> וְאַל־תַּסְתֵּ֣ר פָּ֭נֶיךָ מֵֽעַבְדֶּ֑ךָ כִּֽי־צַר־לִ֝֗י מַהֵ֥ר עֲנֵֽנִי׃<text:s/></text:span><text:span text:style-name="T4273">‬</text:span>‬‬‬</text:p>
        <text:p text:style-name="P4274"><text:span text:style-name="T4275">19</text:span><text:span text:style-name="T4276"> קָרְבָ֣ה אֶל־נַפְשִׁ֣י גְאָלָ֑הּ לְמַ֖עַן אֹיְבַ֣י פְּדֵֽנִי׃<text:s/></text:span><text:span text:style-name="T4277">‬</text:span>‬‬‬</text:p>
        <text:p text:style-name="P4278"><text:span text:style-name="T4279">20</text:span><text:span text:style-name="T4280"> אַתָּ֤ה יָדַ֗עְתָּ חֶרְפָּתִ֣י וּ֭בָשְׁתִּי וּכְלִמָּתִ֑י נֶ֝גְדְּךָ֗ כָּל־צוֹרְרָֽי׃<text:s/></text:span><text:span text:style-name="T4281">‬</text:span>‬‬‬</text:p>
        <text:p text:style-name="P4282"><text:span text:style-name="T4283">21</text:span><text:span text:style-name="T4284"> חֶרְפָּ֤ה ׀ שָֽׁבְרָ֥ה לִבִּ֗י וָֽאָ֫נ֥וּשָׁה וָאֲקַוֶּ֣ה לָנ֣וּד וָאַ֑יִן וְ֝לַמְנַחֲמִ֗ים וְלֹ֣א מָצָֽאתִי׃<text:s/></text:span><text:span text:style-name="T4285">‬</text:span>‬‬‬</text:p>
        <text:p text:style-name="P4286"><text:span text:style-name="T4287">22</text:span><text:span text:style-name="T4288"> וַיִּתְּנ֣וּ בְּבָרוּתִ֣י רֹ֑אשׁ וְ֝לִצְמָאִ֗י יַשְׁק֥וּנִי חֹֽמֶץ׃<text:s/></text:span><text:span text:style-name="T4289">‬</text:span>‬‬‬</text:p>
        <text:p text:style-name="P4290"><text:span text:style-name="T4291">23</text:span><text:span text:style-name="T4292"> יְהִֽי־שֻׁלְחָנָ֣ם לִפְנֵיהֶ֣ם לְפָ֑ח וְלִשְׁלוֹמִ֥ים לְמוֹקֵֽשׁ׃<text:s/></text:span><text:span text:style-name="T4293">‬</text:span>‬‬‬</text:p>
        <text:p text:style-name="P4294"><text:span text:style-name="T4295">24</text:span><text:span text:style-name="T4296"> תֶּחְשַׁ֣כְנָה עֵ֭ינֵיהֶם מֵרְא֑וֹת וּ֝מָתְנֵ֗יהֶם תָּמִ֥יד הַמְעַֽד׃<text:s/></text:span><text:span text:style-name="T4297">‬</text:span>‬‬‬</text:p>
        <text:p text:style-name="P4298"><text:span text:style-name="T4299">25</text:span><text:span text:style-name="T4300"> שְׁפָךְ־עֲלֵיהֶ֥ם זַעְמֶ֑ךָ וַחֲר֥וֹן אַ֝פְּךָ֗ יַשִּׂיגֵֽם׃<text:s/></text:span><text:span text:style-name="T4301">‬</text:span>‬‬‬</text:p>
        <text:p text:style-name="P4302"><text:span text:style-name="T4303">26</text:span><text:span text:style-name="T4304"> תְּהִי־טִֽירָתָ֥ם נְשַׁמָּ֑ה בְּ֝אָהֳלֵיהֶ֗ם אַל־יְהִ֥י יֹשֵֽׁב׃<text:s/></text:span><text:span text:style-name="T4305">‬</text:span>‬‬‬</text:p>
        <text:p text:style-name="P4306"><text:span text:style-name="T4307">27</text:span><text:span text:style-name="T4308"> כִּֽי־אַתָּ֣ה אֲשֶׁר־הִכִּ֣יתָ רָדָ֑פוּ וְאֶל־מַכְא֖וֹב חֲלָלֶ֣יךָ יְסַפֵּֽרוּ׃<text:s/></text:span><text:span text:style-name="T4309">‬</text:span>‬‬‬</text:p>
        <text:soft-page-break/>
        <text:p text:style-name="P4310"><text:span text:style-name="T4311">28</text:span><text:span text:style-name="T4312"> תְּֽנָה־עָ֭וֺן עַל־עֲוֺנָ֑ם וְאַל־יָ֝בֹ֗אוּ בְּצִדְקָתֶֽךָ׃<text:s/></text:span><text:span text:style-name="T4313">‬</text:span>‬‬‬</text:p>
        <text:p text:style-name="P4314"><text:span text:style-name="T4315">29</text:span><text:span text:style-name="T4316"> יִ֭מָּחֽוּ מִסֵּ֣פֶר חַיִּ֑ים וְעִ֥ם צַ֝דִּיקִ֗ים אַל־יִכָּתֵֽבוּ׃<text:s/></text:span><text:span text:style-name="T4317">‬</text:span>‬‬‬</text:p>
        <text:p text:style-name="P4318"><text:span text:style-name="T4319">30</text:span><text:span text:style-name="T4320"> וַ֭אֲנִי עָנִ֣י וְכוֹאֵ֑ב יְשׁוּעָתְךָ֖ אֱלֹהִ֣ים תְּשַׂגְּבֵֽנִי׃<text:s/></text:span><text:span text:style-name="T4321">‬</text:span>‬‬‬</text:p>
        <text:p text:style-name="P4322"><text:span text:style-name="T4323">31</text:span><text:span text:style-name="T4324"> אֲהַֽלְלָ֣ה שֵׁם־אֱלֹהִ֣ים בְּשִׁ֑יר וַאֲגַדְּלֶ֥נּוּ בְתוֹדָֽה׃<text:s/></text:span><text:span text:style-name="T4325">‬</text:span>‬‬‬</text:p>
        <text:p text:style-name="P4326"><text:span text:style-name="T4327">32</text:span><text:span text:style-name="T4328"> וְתִיטַ֣ב לַֽ֭יהוָה מִשּׁ֥וֹר פָּ֗ר מַקְרִ֥ן מַפְרִֽיס׃<text:s/></text:span><text:span text:style-name="T4329">‬</text:span>‬‬‬</text:p>
        <text:p text:style-name="P4330"><text:span text:style-name="T4331">33</text:span><text:span text:style-name="T4332"> רָא֣וּ עֲנָוִ֣ים יִשְׂמָ֑חוּ דֹּרְשֵׁ֥י אֱ֝לֹהִ֗ים וִיחִ֥י לְבַבְכֶֽם׃<text:s/></text:span><text:span text:style-name="T4333">‬</text:span>‬‬‬‬</text:p>
        <text:p text:style-name="P4334"><text:span text:style-name="T4335">34</text:span><text:span text:style-name="T4336"> כִּֽי־שֹׁמֵ֣עַ אֶל־אֶבְיוֹנִ֣ים יְהוָ֑ה וְאֶת־אֲ֝סִירָ֗יו לֹ֣א בָזָֽה׃<text:s/></text:span><text:span text:style-name="T4337">‬</text:span>‬‬‬</text:p>
        <text:p text:style-name="P4338"><text:span text:style-name="T4339">35</text:span><text:span text:style-name="T4340"> יְֽ֭הַלְלוּהוּ שָׁמַ֣יִם וָאָ֑רֶץ יַ֝מִּ֗ים וְֽכָל־רֹמֵ֥שׂ בָּֽם׃<text:s/></text:span><text:span text:style-name="T4341">‬</text:span>‬‬‬</text:p>
        <text:p text:style-name="P4342"><text:span text:style-name="T4343">36</text:span><text:span text:style-name="T4344"> כִּ֤י אֱלֹהִ֨ים ׀ י֘וֹשִׁ֤יעַ צִיּ֗וֹן וְ֭יִבְנֶה עָרֵ֣י יְהוּדָ֑ה וְיָ֥שְׁבוּ שָׁ֝֗ם וִירֵשֽׁוּהָ׃<text:s/></text:span><text:span text:style-name="T4345">‬</text:span>‬‬‬</text:p>
        <text:p text:style-name="P4346"><text:span text:style-name="T4347">37</text:span><text:span text:style-name="T4348"> וְזֶ֣רַע עֲ֭בָדָיו יִנְחָל֑וּהָ וְאֹהֲבֵ֥י שְׁ֝מ֗וֹ יִשְׁכְּנוּ־בָֽהּ׃<text:s/></text:span><text:span text:style-name="T4349">‬</text:span>‬‬‬</text:p>
      </text:section>
      <text:section text:name="Sect69" text:style-name="S69">
        <text:p text:style-name="P4350">Psalm 70</text:p>
        <text:p text:style-name="P4351"><text:span text:style-name="T4352">1</text:span><text:span text:style-name="T4353"> לַ֝מְנַצֵּ֗חַ לְדָוִ֥ד לְהַזְכִּֽיר׃<text:s/></text:span></text:p>
        <text:p text:style-name="P4354"><text:span text:style-name="T4355">2</text:span><text:span text:style-name="T4356"> אֱלֹהִ֥ים לְהַצִּילֵ֑נִי יְ֝הוָ֗ה לְעֶזְרָ֥תִי חֽוּשָֽׁה׃<text:s/></text:span><text:span text:style-name="T4357">‬</text:span>‬‬‬</text:p>
        <text:p text:style-name="P4358"><text:span text:style-name="T4359">3</text:span><text:span text:style-name="T4360"> יֵבֹ֣שׁוּ וְיַחְפְּרוּ֮ מְבַקְשֵׁ֢י נַ֫פְשִׁ֥י יִסֹּ֣גוּ אָ֭חוֹר וְיִכָּלְמ֑וּ חֲ֝פֵצֵ֗י רָעָתִֽי׃<text:s/></text:span><text:span text:style-name="T4361">‬</text:span>‬‬‬</text:p>
        <text:p text:style-name="P4362"><text:span text:style-name="T4363">4</text:span><text:span text:style-name="T4364"> יָ֭שׁוּבוּ עַל־עֵ֣קֶב בָּשְׁתָּ֑ם הָ֝אֹמְרִ֗ים הֶ֘אָ֥ח ׀ הֶאָֽח׃<text:s/></text:span><text:span text:style-name="T4365">‬</text:span>‬‬‬</text:p>
        <text:p text:style-name="P4366"><text:span text:style-name="T4367">5</text:span><text:span text:style-name="T4368"> יָ֘שִׂ֤ישׂוּ וְיִשְׂמְח֨וּ ׀ בְּךָ֗ כָּֽל־מְבַ֫קְשֶׁ֥יךָ וְיֹאמְר֣וּ תָ֭מִיד יִגְדַּ֣ל אֱלֹהִ֑ים אֹ֝הֲבֵ֗י יְשׁוּעָתֶֽךָ׃<text:s/></text:span><text:span text:style-name="T4369">‬</text:span>‬‬‬</text:p>
        <text:p text:style-name="P4370"><text:span text:style-name="T4371">6</text:span><text:span text:style-name="T4372"> וַאֲנִ֤י ׀ עָנִ֣י וְאֶבְיוֹן֮ אֱלֹהִ֢ים חֽוּשָׁ֫ה־לִּ֥י עֶזְרִ֣י וּמְפַלְטִ֣י אַ֑תָּה יְ֝הוָ֗ה אַל־תְּאַחַֽר׃<text:s/></text:span><text:span text:style-name="T4373">‬</text:span>‬‬‬</text:p>
      </text:section>
      <text:section text:name="Sect70" text:style-name="S70">
        <text:soft-page-break/>
        <text:p text:style-name="P4374">Psalm 71</text:p>
        <text:p text:style-name="P4375"><text:span text:style-name="T4376">1</text:span><text:span text:style-name="T4377"> בְּךָֽ־יְהוָ֥ה חָסִ֑יתִי אַל־אֵב֥וֹשָׁה לְעוֹלָֽם׃<text:s/></text:span></text:p>
        <text:p text:style-name="P4378"><text:span text:style-name="T4379">2</text:span><text:span text:style-name="T4380"> בְּצִדְקָתְךָ֗ תַּצִּילֵ֥נִי וּֽתְפַלְּטֵ֑נִי הַטֵּֽה־אֵלַ֥י אָ֝זְנְךָ֗ וְהוֹשִׁיעֵֽנִי׃<text:s/></text:span><text:span text:style-name="T4381">‬</text:span>‬‬‬</text:p>
        <text:p text:style-name="P4382"><text:span text:style-name="T4383">3</text:span><text:span text:style-name="T4384"> הֱיֵ֤ה לִ֨י ׀ לְצ֥וּר מָע֡וֹן לָב֗וֹא תָּמִ֗יד צִוִּ֥יתָ לְהוֹשִׁיעֵ֑נִי כִּֽי־סַלְעִ֖י וּמְצוּדָתִ֣י אָֽתָּה׃<text:s/></text:span><text:span text:style-name="T4385">‬</text:span>‬‬‬</text:p>
        <text:p text:style-name="P4386"><text:span text:style-name="T4387">4</text:span><text:span text:style-name="T4388"> אֱ‍ֽלֹהַ֗י פַּ֭לְּטֵנִי מִיַּ֣ד רָשָׁ֑ע מִכַּ֖ף מְעַוֵּ֣ל וְחוֹמֵץ׃<text:s/></text:span><text:span text:style-name="T4389">‬</text:span>‬‬‬</text:p>
        <text:p text:style-name="P4390"><text:span text:style-name="T4391">5</text:span><text:span text:style-name="T4392"> כִּֽי־אַתָּ֥ה תִקְוָתִ֑י אֲדֹנָ֥י יְ֝הוִ֗ה מִבְטַחִ֥י מִנְּעוּרָֽי׃<text:s/></text:span><text:span text:style-name="T4393">‬</text:span>‬‬‬</text:p>
        <text:p text:style-name="P4394"><text:span text:style-name="T4395">6</text:span><text:span text:style-name="T4396"> עָלֶ֤יךָ ׀ נִסְמַ֬כְתִּי מִבֶּ֗טֶן מִמְּעֵ֣י אִ֭מִּי אַתָּ֣ה גוֹזִ֑י בְּךָ֖ תְהִלָּתִ֣י תָמִֽיד׃<text:s/></text:span><text:span text:style-name="T4397">‬</text:span>‬‬‬</text:p>
        <text:p text:style-name="P4398"><text:span text:style-name="T4399">7</text:span><text:span text:style-name="T4400"> כְּ֭מוֹפֵת הָיִ֣יתִי לְרַבִּ֑ים וְ֝אַתָּ֗ה מַֽחֲסִי־עֹֽז׃<text:s/></text:span><text:span text:style-name="T4401">‬</text:span>‬‬‬</text:p>
        <text:p text:style-name="P4402"><text:span text:style-name="T4403">8</text:span><text:span text:style-name="T4404"> יִמָּ֣לֵא פִ֭י תְּהִלָּתֶ֑ךָ כָּל־הַ֝יּ֗וֹם תִּפְאַרְתֶּֽךָ׃<text:s/></text:span><text:span text:style-name="T4405">‬</text:span>‬‬‬</text:p>
        <text:p text:style-name="P4406"><text:span text:style-name="T4407">9</text:span><text:span text:style-name="T4408"> אַֽל־תַּ֭שְׁלִיכֵנִי לְעֵ֣ת זִקְנָ֑ה כִּכְל֥וֹת כֹּ֝חִ֗י אֽ͏ַל־תַּעַזְבֵֽנִי׃<text:s/></text:span><text:span text:style-name="T4409">‬</text:span>‬‬‬</text:p>
        <text:p text:style-name="P4410"><text:span text:style-name="T4411">10</text:span><text:span text:style-name="T4412"> כִּֽי־אָמְר֣וּ אוֹיְבַ֣י לִ֑י וְשֹׁמְרֵ֥י נַ֝פְשִׁ֗י נוֹעֲצ֥וּ יַחְדָּֽו׃<text:s/></text:span><text:span text:style-name="T4413">‬</text:span>‬‬‬</text:p>
        <text:p text:style-name="P4414"><text:span text:style-name="T4415">11</text:span><text:span text:style-name="T4416"> לֵ֭אמֹר אֱלֹהִ֣ים עֲזָב֑וֹ רִֽדְפ֥וּ וְ֝תִפְשֻׂ֗וּהוּ כִּי־אֵ֥ין מַצִּֽיל׃<text:s/></text:span><text:span text:style-name="T4417">‬</text:span>‬‬‬</text:p>
        <text:p text:style-name="P4418"><text:span text:style-name="T4419">12</text:span><text:span text:style-name="T4420"> אֱ֭לֹהִים אַל־תִּרְחַ֣ק מִמֶּ֑נִּי אֱ֝לֹהַ֗י לְעֶזְרָ֥תִי *חישה **חֽוּשָׁה׃<text:s/></text:span><text:span text:style-name="T4421">‬</text:span>‬‬‬</text:p>
        <text:p text:style-name="P4422"><text:span text:style-name="T4423">13</text:span><text:span text:style-name="T4424"> יֵבֹ֣שׁוּ יִכְלוּ֮ שֹׂטְנֵ֢י נַ֫פְשִׁ֥י יַֽעֲט֣וּ חֶ֭רְפָּה וּכְלִמָּ֑ה מְ֝בַקְשֵׁ֗י רָעָתִֽי׃<text:s/></text:span><text:span text:style-name="T4425">‬</text:span>‬‬‬</text:p>
        <text:p text:style-name="P4426"><text:span text:style-name="T4427">14</text:span><text:span text:style-name="T4428"> וַ֭אֲנִי תָּמִ֣יד אֲיַחֵ֑ל וְ֝הוֹסַפְתִּ֗י עַל־כָּל־תְּהִלָּתֶֽךָ׃<text:s/></text:span><text:span text:style-name="T4429">‬</text:span>‬‬‬</text:p>
        <text:p text:style-name="P4430"><text:span text:style-name="T4431">15</text:span><text:span text:style-name="T4432"> פִּ֤י ׀ יְסַפֵּ֬ר צִדְקָתֶ֗ךָ כָּל־הַיּ֥וֹם תְּשׁוּעָתֶ֑ךָ כִּ֤י לֹ֖א יָדַ֣עְתִּי סְפֹרֽוֹת׃<text:s/></text:span><text:span text:style-name="T4433">‬</text:span>‬‬‬</text:p>
        <text:soft-page-break/>
        <text:p text:style-name="P4434"><text:span text:style-name="T4435">16</text:span><text:span text:style-name="T4436"> אָב֗וֹא בִּ֭גְבֻרוֹת אֲדֹנָ֣י יְהִ֑וה אַזְכִּ֖יר צִדְקָתְךָ֣ לְבַדֶּֽךָ׃<text:s/></text:span><text:span text:style-name="T4437">‬</text:span>‬‬‬‬</text:p>
        <text:p text:style-name="P4438"><text:span text:style-name="T4439">17</text:span><text:span text:style-name="T4440"> אֱ‍ֽלֹהִ֗ים לִמַּדְתַּ֥נִי מִנְּעוּרָ֑י וְעַד־הֵ֝֗נָּה אַגִּ֥יד נִפְלְאוֹתֶֽיךָ׃<text:s/></text:span><text:span text:style-name="T4441">‬</text:span>‬‬‬</text:p>
        <text:p text:style-name="P4442"><text:span text:style-name="T4443">18</text:span><text:span text:style-name="T4444"> וְגַ֤ם עַד־זִקְנָ֨ה ׀ וְשֵׂיבָה֮ אֱלֹהִ֢ים אַֽל־תַּעַ֫זְבֵ֥נִי עַד־אַגִּ֣יד זְרוֹעֲךָ֣ לְד֑וֹר לְכָל־יָ֝ב֗וֹא גְּבוּרָתֶֽךָ׃<text:s/></text:span><text:span text:style-name="T4445">‬</text:span>‬‬‬</text:p>
        <text:p text:style-name="P4446"><text:span text:style-name="T4447">19</text:span><text:span text:style-name="T4448"> וְצִדְקָתְךָ֥ אֱלֹהִ֗ים עַד־מָ֫ר֥וֹם אֲשֶׁר־עָשִׂ֥יתָ גְדֹל֑וֹת אֱ֝לֹהִ֗ים מִ֣י כָמֽוֹךָ׃<text:s/></text:span><text:span text:style-name="T4449">‬</text:span>‬‬‬</text:p>
        <text:p text:style-name="P4450"><text:span text:style-name="T4451">20</text:span><text:span text:style-name="T4452"> אֲשֶׁ֤ר *הראיתנו **הִרְאִיתַ֨נִי ׀ צָר֥וֹת רַבּ֗וֹת וְרָ֫ע֥וֹת תָּשׁ֥וּב *תחיינו **תְּחַיֵּ֑ינִי וּֽמִתְּהֹמ֥וֹת הָ֝אָ֗רֶץ תָּשׁ֥וּב תַּעֲלֵֽנִי׃<text:s/></text:span><text:span text:style-name="T4453">‬</text:span>‬‬‬</text:p>
        <text:p text:style-name="P4454"><text:span text:style-name="T4455">21</text:span><text:span text:style-name="T4456"> תֶּ֤רֶב ׀ גְּֽדֻלָּתִ֗י וְתִסֹּ֥ב תְּֽנַחֲמֵֽנִי׃<text:s/></text:span><text:span text:style-name="T4457">‬</text:span>‬‬‬</text:p>
        <text:p text:style-name="P4458"><text:span text:style-name="T4459">22</text:span><text:span text:style-name="T4460"> גַּם־אֲנִ֤י ׀ אוֹדְךָ֣ בִכְלִי־נֶבֶל֮ אֲמִתְּךָ֢ אֱלֹ֫הָ֥י אֲזַמְּרָ֣ה לְךָ֣ בְכִנּ֑וֹר קְ֝ד֗וֹשׁ יִשְׂרָאֵֽל׃<text:s/></text:span><text:span text:style-name="T4461">‬</text:span>‬‬‬</text:p>
        <text:p text:style-name="P4462"><text:span text:style-name="T4463">23</text:span><text:span text:style-name="T4464"> תְּרַנֵּ֣נָּ֣ה שְׂ֭פָתַי כִּ֣י אֲזַמְּרָה־לָּ֑ךְ וְ֝נַפְשִׁ֗י אֲשֶׁ֣ר פָּדִֽיתָ׃<text:s/></text:span><text:span text:style-name="T4465">‬</text:span>‬‬‬</text:p>
        <text:p text:style-name="P4466"><text:span text:style-name="T4467">24</text:span><text:span text:style-name="T4468"> גַּם־לְשׁוֹנִ֗י כָּל־הַ֭יּוֹם תֶּהְגֶּ֣ה צִדְקָתֶ֑ךָ כִּי־בֹ֥שׁוּ כִֽי־חָ֝פְר֗וּ מְבַקְשֵׁ֥י רָעָתִֽי׃<text:s/></text:span><text:span text:style-name="T4469">‬</text:span>‬‬‬</text:p>
      </text:section>
      <text:section text:name="Sect71" text:style-name="S71">
        <text:p text:style-name="P4470">Psalm 72</text:p>
        <text:p text:style-name="P4471"><text:span text:style-name="T4472">1</text:span><text:span text:style-name="T4473"> לִשְׁלֹמֹ֨ה ׀ אֱ‍ֽלֹהִ֗ים מִ֭שְׁפָּטֶיךָ לְמֶ֣לֶךְ תֵּ֑ן וְצִדְקָתְךָ֥ לְבֶן־מֶֽלֶךְ׃<text:s/></text:span></text:p>
        <text:p text:style-name="P4474"><text:span text:style-name="T4475">2</text:span><text:span text:style-name="T4476"> יָדִ֣ין עַמְּךָ֣ בְצֶ֑דֶק וַעֲנִיֶּ֥יךָ בְמִשְׁפָּֽט׃<text:s/></text:span><text:span text:style-name="T4477">‬</text:span>‬‬‬</text:p>
        <text:p text:style-name="P4478"><text:span text:style-name="T4479">3</text:span><text:span text:style-name="T4480"> יִשְׂא֤וּ הָרִ֓ים שָׁ֘ל֥וֹם לָעָ֑ם וּ֝גְבָע֗וֹת בִּצְדָקָֽה׃<text:s/></text:span><text:span text:style-name="T4481">‬</text:span>‬‬‬</text:p>
        <text:p text:style-name="P4482"><text:span text:style-name="T4483">4</text:span><text:span text:style-name="T4484"> יִשְׁפֹּ֤ט ׀ עֲ‍ֽנִיֵּי־עָ֗ם י֭וֹשִׁיעַ לִבְנֵ֣י אֶבְי֑וֹן וִֽידַכֵּ֣א עוֹשֵֽׁק׃<text:s/></text:span><text:span text:style-name="T4485">‬</text:span>‬‬‬</text:p>
        <text:p text:style-name="P4486"><text:span text:style-name="T4487">5</text:span><text:span text:style-name="T4488"> יִֽירָא֥וּךָ עִם־שָׁ֑מֶשׁ וְלִפְנֵ֥י יָ֝רֵ֗חַ דּ֣וֹר דּוֹרִֽים׃<text:s/></text:span><text:span text:style-name="T4489">‬</text:span>‬‬‬</text:p>
        <text:p text:style-name="P4490"><text:span text:style-name="T4491">6</text:span><text:span text:style-name="T4492"> יֵ֭רֵד כְּמָטָ֣ר עַל־גֵּ֑ז כִּ֝רְבִיבִ֗ים זַרְזִ֥יף אָֽרֶץ׃<text:s/></text:span><text:span text:style-name="T4493">‬</text:span>‬‬‬</text:p>
        <text:p text:style-name="P4494"><text:span text:style-name="T4495">7</text:span><text:span text:style-name="T4496"> יִֽפְרַח־בְּיָמָ֥יו צַדִּ֑יק וְרֹ֥ב שָׁ֝ל֗וֹם עַד־בְּלִ֥י יָרֵֽחַ׃<text:s/></text:span><text:span text:style-name="T4497">‬</text:span>‬‬‬</text:p>
        <text:soft-page-break/>
        <text:p text:style-name="P4498"><text:span text:style-name="T4499">8</text:span><text:span text:style-name="T4500"> וְ֭יֵרְדְּ מִיָּ֣ם עַד־יָ֑ם וּ֝מִנָּהָ֗ר עַד־אַפְסֵי־אָֽרֶץ׃<text:s/></text:span><text:span text:style-name="T4501">‬</text:span>‬‬‬</text:p>
        <text:p text:style-name="P4502"><text:span text:style-name="T4503">9</text:span><text:span text:style-name="T4504"> לְ֭פָנָיו יִכְרְע֣וּ צִיִּ֑ים וְ֝אֹיְבָ֗יו עָפָ֥ר יְלַחֵֽכוּ׃<text:s/></text:span><text:span text:style-name="T4505">‬</text:span>‬‬‬</text:p>
        <text:p text:style-name="P4506"><text:span text:style-name="T4507">10</text:span><text:span text:style-name="T4508"> מַלְכֵ֬י תַרְשִׁ֣ישׁ וְ֭אִיִּים מִנְחָ֣ה יָשִׁ֑יבוּ מַלְכֵ֥י שְׁבָ֥א וּ֝סְבָ֗א אֶשְׁכָּ֥ר יַקְרִֽיבוּ׃<text:s/></text:span><text:span text:style-name="T4509">‬</text:span>‬‬‬</text:p>
        <text:p text:style-name="P4510"><text:span text:style-name="T4511">11</text:span><text:span text:style-name="T4512"> וְיִשְׁתַּחֲווּ־ל֥וֹ כָל־מְלָכִ֑ים כָּל־גּוֹיִ֥ם יַֽעַבְדֽוּהוּ׃<text:s/></text:span><text:span text:style-name="T4513">‬</text:span>‬‬‬</text:p>
        <text:p text:style-name="P4514"><text:span text:style-name="T4515">12</text:span><text:span text:style-name="T4516"> כִּֽי־יַ֭צִּיל אֶבְי֣וֹן מְשַׁוֵּ֑עַ וְ֝עָנִ֗י וְֽאֵין־עֹזֵ֥ר לֽוֹ׃<text:s/></text:span><text:span text:style-name="T4517">‬</text:span>‬‬‬</text:p>
        <text:p text:style-name="P4518"><text:span text:style-name="T4519">13</text:span><text:span text:style-name="T4520"> יָ֭חֹס עַל־דַּ֣ל וְאֶבְי֑וֹן וְנַפְשׁ֖וֹת אֶבְיוֹנִ֣ים יוֹשִֽׁיעַ׃<text:s/></text:span><text:span text:style-name="T4521">‬</text:span>‬‬‬</text:p>
        <text:p text:style-name="P4522"><text:span text:style-name="T4523">14</text:span><text:span text:style-name="T4524"> מִתּ֣וֹךְ וּ֖מֵחָמָס יִגְאַ֣ל נַפְשָׁ֑ם וְיֵיקַ֖ר דָּמָ֣ם בְּעֵינָֽיו׃<text:s/></text:span><text:span text:style-name="T4525">‬</text:span>‬‬‬‬</text:p>
        <text:p text:style-name="P4526"><text:span text:style-name="T4527">15</text:span><text:span text:style-name="T4528"> וִיחִ֗י וְיִתֶּן־לוֹ֮ מִזְּהַ֢ב שְׁ֫בָ֥א וְיִתְפַּלֵּ֣ל בַּעֲד֣וֹ תָמִ֑יד כָּל־הַ֝יּ֗וֹם יְבָרֲכֶֽנְהֽוּ׃<text:s/></text:span><text:span text:style-name="T4529">‬</text:span>‬‬‬</text:p>
        <text:p text:style-name="P4530"><text:span text:style-name="T4531">16</text:span><text:span text:style-name="T4532"> יְהִ֤י פִסַּת־בַּ֨ר ׀ בָּאָרֶץ֮ בְּרֹ֢אשׁ הָ֫רִ֥ים יִרְעַ֣שׁ כַּלְּבָנ֣וֹן פִּרְי֑וֹ וְיָצִ֥יצוּ מֵ֝עִ֗יר כְּעֵ֣שֶׂב הָאָֽרֶץ׃<text:s/></text:span><text:span text:style-name="T4533">‬</text:span>‬‬‬</text:p>
        <text:p text:style-name="P4534"><text:span text:style-name="T4535">17</text:span><text:span text:style-name="T4536"> יְהִ֤י שְׁמ֨וֹ ׀ לְֽעוֹלָ֗ם לִפְנֵי־שֶׁמֶשׁ֮ *ינין **יִנּ֢וֹן שְׁ֫מ֥וֹ וְיִתְבָּ֥רְכוּ ב֑וֹ כָּל־גּוֹיִ֥ם יְאַשְּׁרֽוּהוּ׃<text:s/></text:span><text:span text:style-name="T4537">‬</text:span>‬‬‬</text:p>
        <text:p text:style-name="P4538"><text:span text:style-name="T4539">18</text:span><text:span text:style-name="T4540"> בָּר֤וּךְ ׀ יְהוָ֣ה אֱ֭לֹהִים אֱלֹהֵ֣י יִשְׂרָאֵ֑ל עֹשֵׂ֖ה נִפְלָא֣וֹת לְבַדּֽוֹ׃<text:s/></text:span><text:span text:style-name="T4541">‬</text:span>‬‬‬</text:p>
        <text:p text:style-name="P4542"><text:span text:style-name="T4543">19</text:span><text:span text:style-name="T4544"> וּבָר֤וּךְ ׀ שֵׁ֥ם כְּבוֹד֗וֹ לְע֫וֹלָ֥ם וְיִמָּלֵ֣א כְ֭בוֹדוֹ אֶת־כֹּ֥ל הָאָ֗רֶץ אָ֘מֵ֥ן ׀ וְאָמֵֽן׃<text:s/></text:span><text:span text:style-name="T4545">‬</text:span>‬‬‬</text:p>
        <text:p text:style-name="P4546"><text:span text:style-name="T4547">20</text:span><text:span text:style-name="T4548"> כָּלּ֥וּ תְפִלּ֑וֹת דָּ֝וִ֗ד בֶּן־יִשָֽׁי׃<text:s/></text:span><text:span text:style-name="T4549">‬</text:span>‬‬‬</text:p>
      </text:section>
      <text:section text:name="Sect72" text:style-name="S72">
        <text:p text:style-name="P4550">Psalm 73</text:p>
        <text:p text:style-name="P4551"><text:span text:style-name="T4552">1</text:span><text:span text:style-name="T4553"> מִזְמ֗וֹר לְאָ֫סָ֥ף אַ֤ךְ ט֖וֹב לְיִשְׂרָאֵ֥ל אֱלֹהִ֗ים לְבָרֵ֥י לֵבָֽב׃<text:s/></text:span><text:span text:style-name="T4554">‬</text:span>‬‬‬‬</text:p>
        <text:p text:style-name="P4555"><text:span text:style-name="T4556">2</text:span><text:span text:style-name="T4557"> וַאֲנִ֗י כִּ֭מְעַט *נטוי **נָטָ֣יוּ רַגְלָ֑י כְּ֝אַ֗יִן *שפכה **שֻׁפְּכ֥וּ אֲשֻׁרָֽי׃<text:s/></text:span><text:span text:style-name="T4558">‬</text:span>‬‬‬</text:p>
        <text:p text:style-name="P4559"><text:span text:style-name="T4560">3</text:span><text:span text:style-name="T4561"> כִּֽי־קִ֭נֵּאתִי בַּֽהוֹלְלִ֑ים שְׁל֖וֹם רְשָׁעִ֣ים אֶרְאֶֽה׃<text:s/></text:span><text:span text:style-name="T4562">‬</text:span>‬‬‬</text:p>
        <text:soft-page-break/>
        <text:p text:style-name="P4563"><text:span text:style-name="T4564">4</text:span><text:span text:style-name="T4565"> כִּ֤י אֵ֖ין חַרְצֻבּ֥וֹת לְמוֹתָ֗ם וּבָרִ֥יא אוּלָֽם׃<text:s/></text:span><text:span text:style-name="T4566">‬</text:span>‬‬‬</text:p>
        <text:p text:style-name="P4567"><text:span text:style-name="T4568">5</text:span><text:span text:style-name="T4569"> בַּעֲמַ֣ל אֱנ֣וֹשׁ אֵינֵ֑מוֹ וְעִם־אָ֝דָ֗ם לֹ֣א יְנֻגָּֽעוּ׃<text:s/></text:span><text:span text:style-name="T4570">‬</text:span>‬‬‬</text:p>
        <text:p text:style-name="P4571"><text:span text:style-name="T4572">6</text:span><text:span text:style-name="T4573"> לָ֭כֵן עֲנָקַ֣תְמוֹ גַאֲוָ֑ה יַעֲטָף־שִׁ֝֗ית חָמָ֥ס לָֽמוֹ׃<text:s/></text:span><text:span text:style-name="T4574">‬</text:span>‬‬‬</text:p>
        <text:p text:style-name="P4575"><text:span text:style-name="T4576">7</text:span><text:span text:style-name="T4577"> יָ֭צָא מֵחֵ֣לֶב עֵינֵ֑מוֹ עָ֝בְר֗וּ מַשְׂכִּיּ֥וֹת לֵבָֽב׃<text:s/></text:span><text:span text:style-name="T4578">‬</text:span>‬‬‬</text:p>
        <text:p text:style-name="P4579"><text:span text:style-name="T4580">8</text:span><text:span text:style-name="T4581"> יָמִ֤יקוּ ׀ וִידַבְּר֣וּ בְרָ֣ע עֹ֑שֶׁק מִמָּר֥וֹם יְדַבֵּֽרוּ׃<text:s/></text:span><text:span text:style-name="T4582">‬</text:span>‬‬‬</text:p>
        <text:p text:style-name="P4583"><text:span text:style-name="T4584">9</text:span><text:span text:style-name="T4585"> שַׁתּ֣וּ בַשָּׁמַ֣יִם פִּיהֶ֑ם וּ֝לְשׁוֹנָ֗ם תִּֽהֲלַ֥ךְ בָּאָֽרֶץ׃<text:s/></text:span><text:span text:style-name="T4586">‬</text:span>‬‬‬</text:p>
        <text:p text:style-name="P4587"><text:span text:style-name="T4588">10</text:span><text:span text:style-name="T4589"> לָכֵ֤ן ׀ *ישיב **יָשׁ֣וּב עַמּ֣וֹ הֲלֹ֑ם וּמֵ֥י מָ֝לֵ֗א יִמָּ֥צוּ לָֽמוֹ׃<text:s/></text:span><text:span text:style-name="T4590">‬</text:span>‬‬‬</text:p>
        <text:p text:style-name="P4591"><text:span text:style-name="T4592">11</text:span><text:span text:style-name="T4593"> וְֽאָמְר֗וּ אֵיכָ֥ה יָדַֽע־אֵ֑ל וְיֵ֖שׁ דֵּעָ֣ה בְעֶלְיֽוֹן׃<text:s/></text:span><text:span text:style-name="T4594">‬</text:span>‬‬‬</text:p>
        <text:p text:style-name="P4595"><text:span text:style-name="T4596">12</text:span><text:span text:style-name="T4597"> הִנֵּה־אֵ֥לֶּה רְשָׁעִ֑ים וְשַׁלְוֵ֥י ע֝וֹלָ֗ם הִשְׂגּוּ־חָֽיִל׃<text:s/></text:span><text:span text:style-name="T4598">‬</text:span>‬‬‬</text:p>
        <text:p text:style-name="P4599"><text:span text:style-name="T4600">13</text:span><text:span text:style-name="T4601"> אַךְ־רִ֭יק זִכִּ֣יתִי לְבָבִ֑י וָאֶרְחַ֖ץ בְּנִקָּי֣וֹן כַּפָּֽי׃<text:s/></text:span><text:span text:style-name="T4602">‬</text:span>‬‬‬</text:p>
        <text:p text:style-name="P4603"><text:span text:style-name="T4604">14</text:span><text:span text:style-name="T4605"> וָאֱהִ֣י נָ֭גוּעַ כָּל־הַיּ֑וֹם וְ֝תוֹכַחְתִּ֗י לַבְּקָרִֽים׃<text:s/></text:span><text:span text:style-name="T4606">‬</text:span>‬‬‬</text:p>
        <text:p text:style-name="P4607"><text:span text:style-name="T4608">15</text:span><text:span text:style-name="T4609"> אִם־אָ֭מַרְתִּי אֲסַפְּרָ֥ה כְמ֑וֹ הִנֵּ֤ה ד֭וֹר בָּנֶ֣יךָ בָגָֽדְתִּי׃<text:s/></text:span><text:span text:style-name="T4610">‬</text:span>‬‬‬</text:p>
        <text:p text:style-name="P4611"><text:span text:style-name="T4612">16</text:span><text:span text:style-name="T4613"> וָֽ֭אֲחַשְּׁבָה לָדַ֣עַת זֹ֑את עָמָ֖ל *היא **ה֣וּא בְעֵינָֽי׃<text:s/></text:span><text:span text:style-name="T4614">‬</text:span>‬‬‬</text:p>
        <text:p text:style-name="P4615"><text:span text:style-name="T4616">17</text:span><text:span text:style-name="T4617"> עַד־אָ֭בוֹא אֶל־מִקְדְּשֵׁי־אֵ֑ל אָ֝בִ֗ינָה לְאַחֲרִיתָֽם׃<text:s/></text:span><text:span text:style-name="T4618">‬</text:span>‬‬‬</text:p>
        <text:p text:style-name="P4619"><text:span text:style-name="T4620">18</text:span><text:span text:style-name="T4621"> אַ֣ךְ בַּ֭חֲלָקוֹת תָּשִׁ֣ית לָ֑מוֹ הִ֝פַּלְתָּ֗ם לְמַשּׁוּאֽוֹת׃<text:s/></text:span><text:span text:style-name="T4622">‬</text:span>‬‬‬</text:p>
        <text:p text:style-name="P4623"><text:span text:style-name="T4624">19</text:span><text:span text:style-name="T4625"> אֵ֤יךְ הָי֣וּ לְשַׁמָּ֣ה כְרָ֑גַע סָ֥פוּ תַ֝֗מּוּ מִן־בַּלָּהֽוֹת׃<text:s/></text:span><text:span text:style-name="T4626">‬</text:span>‬‬‬</text:p>
        <text:p text:style-name="P4627"><text:span text:style-name="T4628">20</text:span><text:span text:style-name="T4629"> כַּחֲל֥וֹם מֵהָקִ֑יץ אֲ֝דֹנָי בָּעִ֤יר ׀ צַלְמָ֬ם תִּבְזֶֽה׃<text:s/></text:span><text:span text:style-name="T4630">‬</text:span>‬‬‬</text:p>
        <text:soft-page-break/>
        <text:p text:style-name="P4631"><text:span text:style-name="T4632">21</text:span><text:span text:style-name="T4633"> כִּ֭י יִתְחַמֵּ֣ץ לְבָבִ֑י וְ֝כִלְיוֹתַ֗י אֶשְׁתּוֹנָֽן׃<text:s/></text:span><text:span text:style-name="T4634">‬</text:span>‬‬‬</text:p>
        <text:p text:style-name="P4635"><text:span text:style-name="T4636">22</text:span><text:span text:style-name="T4637"> וַאֲנִי־בַ֭עַר וְלֹ֣א אֵדָ֑ע בְּ֝הֵמ֗וֹת הָיִ֥יתִי עִמָּֽךְ׃<text:s/></text:span><text:span text:style-name="T4638">‬</text:span>‬‬‬</text:p>
        <text:p text:style-name="P4639"><text:span text:style-name="T4640">23</text:span><text:span text:style-name="T4641"> וַאֲנִ֣י תָמִ֣יד עִמָּ֑ךְ אָ֝חַ֗זְתָּ בְּיַד־יְמִינִֽי׃<text:s/></text:span><text:span text:style-name="T4642">‬</text:span>‬‬‬</text:p>
        <text:p text:style-name="P4643"><text:span text:style-name="T4644">24</text:span><text:span text:style-name="T4645"> בַּעֲצָתְךָ֥ תַנְחֵ֑נִי וְ֝אַחַ֗ר כָּב֥וֹד תִּקָּחֵֽנִי׃<text:s/></text:span><text:span text:style-name="T4646">‬</text:span>‬‬‬</text:p>
        <text:p text:style-name="P4647"><text:span text:style-name="T4648">25</text:span><text:span text:style-name="T4649"> מִי־לִ֥י בַשָּׁמָ֑יִם וְ֝עִמְּךָ֗ לֹא־חָפַ֥צְתִּי בָאָֽרֶץ׃<text:s/></text:span><text:span text:style-name="T4650">‬</text:span>‬‬‬</text:p>
        <text:p text:style-name="P4651"><text:span text:style-name="T4652">26</text:span><text:span text:style-name="T4653"> כָּלָ֥ה שְׁאֵרִ֗י וּלְבָ֫בִ֥י צוּר־לְבָבִ֥י וְחֶלְקִ֗י אֱלֹהִ֥ים לְעוֹלָֽם׃<text:s/></text:span><text:span text:style-name="T4654">‬</text:span>‬‬‬</text:p>
        <text:p text:style-name="P4655"><text:span text:style-name="T4656">27</text:span><text:span text:style-name="T4657"> כִּֽי־הִנֵּ֣ה רְחֵקֶ֣יךָ יֹאבֵ֑דוּ הִ֝צְמַ֗תָּה כָּל־זוֹנֶ֥ה מִמֶּֽךָּ׃<text:s/></text:span><text:span text:style-name="T4658">‬</text:span>‬‬‬</text:p>
        <text:p text:style-name="P4659"><text:span text:style-name="T4660">28</text:span><text:span text:style-name="T4661"> וַאֲנִ֤י ׀ קִֽרֲבַ֥ת אֱלֹהִ֗ים לִ֫י־ט֥וֹב שַׁתִּ֤י ׀ בַּאדֹנָ֣י יְהֹוִ֣ה מַחְסִ֑י לְ֝סַפֵּ֗ר כָּל־מַלְאֲכוֹתֶֽיךָ׃<text:s/></text:span><text:span text:style-name="T4662">‬</text:span>‬‬‬</text:p>
      </text:section>
      <text:section text:name="Sect73" text:style-name="S73">
        <text:p text:style-name="P4663">Psalm 74</text:p>
        <text:p text:style-name="P4664"><text:span text:style-name="T4665">1</text:span><text:span text:style-name="T4666"> מַשְׂכִּ֗יל לְאָ֫סָ֥ף לָמָ֣ה אֱ֭לֹהִים זָנַ֣חְתָּ לָנֶ֑צַח יֶעְשַׁ֥ן אַ֝פְּךָ֗ בְּצֹ֣אן מַרְעִיתֶֽךָ׃<text:s/></text:span></text:p>
        <text:p text:style-name="P4667"><text:span text:style-name="T4668">2</text:span><text:span text:style-name="T4669"> זְכֹ֤ר עֲדָתְךָ֨ ׀ קָ֘נִ֤יתָ קֶּ֗דֶם גָּ֭אַלְתָּ שֵׁ֣בֶט נַחֲלָתֶ֑ךָ הַר־צִ֝יּ֗וֹן זֶ֤ה ׀ שָׁכַ֬נְתָּ בּֽוֹ׃<text:s/></text:span><text:span text:style-name="T4670">‬</text:span>‬‬‬</text:p>
        <text:p text:style-name="P4671"><text:span text:style-name="T4672">3</text:span><text:span text:style-name="T4673"> הָרִ֣ימָה פְ֭עָמֶיךָ לְמַשֻּׁא֣וֹת נֶ֑צַח כָּל־הֵרַ֖ע אוֹיֵ֣ב בַּקֹּֽדֶשׁ׃<text:s/></text:span><text:span text:style-name="T4674">‬</text:span>‬‬‬</text:p>
        <text:p text:style-name="P4675"><text:span text:style-name="T4676">4</text:span><text:span text:style-name="T4677"> שָׁאֲג֣וּ צֹ֭רְרֶיךָ בְּקֶ֣רֶב מוֹעֲדֶ֑ךָ שָׂ֖מוּ אוֹתֹתָ֣ם אֹתֽוֹת׃<text:s/></text:span><text:span text:style-name="T4678">‬</text:span>‬‬‬</text:p>
        <text:p text:style-name="P4679"><text:span text:style-name="T4680">5</text:span><text:span text:style-name="T4681"> יִ֭וָּדַע כְּמֵבִ֣יא לְמָ֑עְלָה בִּֽסֲבָךְ־עֵ֝֗ץ קַרְדֻּמּֽוֹת׃<text:s/></text:span><text:span text:style-name="T4682">‬</text:span>‬‬‬</text:p>
        <text:p text:style-name="P4683"><text:span text:style-name="T4684">6</text:span><text:span text:style-name="T4685"> *ועת **וְ֭עַתָּה פִּתּוּחֶ֣יהָ יָּ֑חַד בְּכַשִּׁ֥יל וְ֝כֵֽילַפֹּ֗ת יַהֲלֹמֽוּן׃<text:s/></text:span><text:span text:style-name="T4686">‬</text:span>‬‬‬</text:p>
        <text:p text:style-name="P4687"><text:span text:style-name="T4688">7</text:span><text:span text:style-name="T4689"> שִׁלְח֣וּ בָ֭אֵשׁ מִקְדָּשֶׁ֑ךָ לָ֝אָ֗רֶץ חִלְּל֥וּ מִֽשְׁכַּן־שְׁמֶֽךָ׃<text:s/></text:span><text:span text:style-name="T4690">‬</text:span>‬‬‬</text:p>
        <text:p text:style-name="P4691"><text:span text:style-name="T4692">8</text:span><text:span text:style-name="T4693"> אָמְר֣וּ בְ֭לִבָּם נִינָ֣ם יָ֑חַד שָׂרְפ֖וּ כָל־מוֹעֲדֵי־אֵ֣ל בָּאָֽרֶץ׃<text:s/></text:span><text:span text:style-name="T4694">‬</text:span>‬‬‬</text:p>
        <text:soft-page-break/>
        <text:p text:style-name="P4695"><text:span text:style-name="T4696">9</text:span><text:span text:style-name="T4697"> אֽוֹתֹתֵ֗ינוּ לֹ֥א רָ֫אִ֥ינוּ אֵֽין־ע֥וֹד נָבִ֑יא וְלֹֽא־אִ֝תָּ֗נוּ יֹדֵ֥עַ עַד־מָֽה׃<text:s/></text:span><text:span text:style-name="T4698">‬</text:span>‬‬‬</text:p>
        <text:p text:style-name="P4699"><text:span text:style-name="T4700">10</text:span><text:span text:style-name="T4701"> עַד־מָתַ֣י אֱ֭לֹהִים יְחָ֣רֶף צָ֑ר יְנָ֘אֵ֤ץ אוֹיֵ֖ב שִׁמְךָ֣ לָנֶֽצַח׃<text:s/></text:span><text:span text:style-name="T4702">‬</text:span>‬‬‬</text:p>
        <text:p text:style-name="P4703"><text:span text:style-name="T4704">11</text:span><text:span text:style-name="T4705"> לָ֤מָּה תָשִׁ֣יב יָ֭דְךָ וִֽימִינֶ֑ךָ מִקֶּ֖רֶב *חוקך **חֽ͏ֵיקְךָ֣ כַלֵּֽה׃<text:s/></text:span><text:span text:style-name="T4706">‬</text:span>‬‬‬</text:p>
        <text:p text:style-name="P4707"><text:span text:style-name="T4708">12</text:span><text:span text:style-name="T4709"> וֵ֭אלֹהִים מַלְכִּ֣י מִקֶּ֑דֶם פֹּעֵ֥ל יְ֝שׁוּע֗וֹת בְּקֶ֣רֶב הָאָֽרֶץ׃<text:s/></text:span><text:span text:style-name="T4710">‬</text:span>‬‬‬</text:p>
        <text:p text:style-name="P4711"><text:span text:style-name="T4712">13</text:span><text:span text:style-name="T4713"> אַתָּ֤ה פוֹרַ֣רְתָּ בְעָזְּךָ֣ יָ֑ם שִׁבַּ֖רְתָּ רָאשֵׁ֥י תַ֝נִּינִ֗ים עַל־הַמָּֽיִם׃<text:s/></text:span><text:span text:style-name="T4714">‬</text:span>‬‬‬</text:p>
        <text:p text:style-name="P4715"><text:span text:style-name="T4716">14</text:span><text:span text:style-name="T4717"> אַתָּ֣ה רִ֭צַּצְתָּ רָאשֵׁ֣י לִוְיָתָ֑ן תִּתְּנֶ֥נּוּ מַ֝אֲכָ֗ל לְעָ֣ם לְצִיִּֽים׃<text:s/></text:span><text:span text:style-name="T4718">‬</text:span>‬‬‬</text:p>
        <text:p text:style-name="P4719"><text:span text:style-name="T4720">15</text:span><text:span text:style-name="T4721"> אַתָּ֣ה בָ֭קַעְתָּ מַעְיָ֣ן וָנָ֑חַל אַתָּ֥ה ה֝וֹבַ֗שְׁתָּ נַהֲר֥וֹת אֵיתָֽן׃<text:s/></text:span><text:span text:style-name="T4722">‬</text:span>‬‬‬</text:p>
        <text:p text:style-name="P4723"><text:span text:style-name="T4724">16</text:span><text:span text:style-name="T4725"> לְךָ֣ י֭וֹם אַף־לְךָ֥ לָ֑יְלָה אַתָּ֥ה הֲ֝כִינ֗וֹתָ מָא֥וֹר וָשָֽׁמֶשׁ׃<text:s/></text:span><text:span text:style-name="T4726">‬</text:span>‬‬‬</text:p>
        <text:p text:style-name="P4727"><text:span text:style-name="T4728">17</text:span><text:span text:style-name="T4729"> אַתָּ֣ה הִ֭צַּבְתָּ כָּל־גְּבוּל֣וֹת אָ֑רֶץ קַ֥יִץ וָ֝חֹ֗רֶף אַתָּ֥ה יְצַרְתָּם׃<text:s/></text:span><text:span text:style-name="T4730">‬</text:span>‬‬‬</text:p>
        <text:p text:style-name="P4731"><text:span text:style-name="T4732">18</text:span><text:span text:style-name="T4733"> זְכָר־זֹ֗את א֖וֹיֵב חֵרֵ֣ף ׀ יְהוָ֑ה וְעַ֥ם נָ֝בָ֗ל נִֽאֲצ֥וּ שְׁמֶֽךָ׃<text:s/></text:span><text:span text:style-name="T4734">‬</text:span>‬‬‬‬</text:p>
        <text:p text:style-name="P4735"><text:span text:style-name="T4736">19</text:span><text:span text:style-name="T4737"> אַל־תִּתֵּ֣ן לְ֭חַיַּת נֶ֣פֶשׁ תּוֹרֶ֑ךָ חַיַּ֥ת עֲ֝נִיֶּ֗יךָ אַל־תִּשְׁכַּ֥ח לָנֶֽצַח׃<text:s/></text:span><text:span text:style-name="T4738">‬</text:span>‬‬‬</text:p>
        <text:p text:style-name="P4739"><text:span text:style-name="T4740">20</text:span><text:span text:style-name="T4741"> הַבֵּ֥ט לַבְּרִ֑ית כִּ֥י מָלְא֥וּ מַחֲשַׁכֵּי־אֶ֝֗רֶץ נְא֣וֹת חָמָֽס׃<text:s/></text:span><text:span text:style-name="T4742">‬</text:span>‬‬‬</text:p>
        <text:p text:style-name="P4743"><text:span text:style-name="T4744">21</text:span><text:span text:style-name="T4745"> אַל־יָשֹׁ֣ב דַּ֣ךְ נִכְלָ֑ם עָנִ֥י וְ֝אֶבְי֗וֹן יְֽהַלְל֥וּ שְׁמֶֽךָ׃<text:s/></text:span><text:span text:style-name="T4746">‬</text:span>‬‬‬</text:p>
        <text:p text:style-name="P4747"><text:span text:style-name="T4748">22</text:span><text:span text:style-name="T4749"> קוּמָ֣ה אֱ֭לֹהִים רִיבָ֣ה רִיבֶ֑ךָ זְכֹ֥ר חֶרְפָּתְךָ֥ מִנִּי־נָ֝בָ֗ל כָּל־הַיּֽוֹם׃<text:s/></text:span><text:span text:style-name="T4750">‬</text:span>‬‬‬</text:p>
        <text:p text:style-name="P4751"><text:span text:style-name="T4752">23</text:span><text:span text:style-name="T4753"> אַל־תִּ֭שְׁכַּח ק֣וֹל צֹרְרֶ֑יךָ שְׁא֥וֹן קָ֝מֶ֗יךָ עֹלֶ֥ה תָמִֽיד׃<text:s/></text:span><text:span text:style-name="T4754">‬</text:span>‬‬‬</text:p>
      </text:section>
      <text:section text:name="Sect74" text:style-name="S74">
        <text:p text:style-name="P4755">Psalm 75</text:p>
        <text:p text:style-name="P4756"><text:span text:style-name="T4757">1</text:span><text:span text:style-name="T4758"> לַמְנַצֵּ֥חַ אַל־תַּשְׁחֵ֑ת מִזְמ֖וֹר לְאָסָ֣ף שִֽׁיר׃<text:s/></text:span><text:span text:style-name="T4759">‬</text:span>‬‬‬‬</text:p>
        <text:soft-page-break/>
        <text:p text:style-name="P4760"><text:span text:style-name="T4761">2</text:span><text:span text:style-name="T4762"> ה֘וֹדִ֤ינּוּ לְּךָ֨ ׀ אֱ‍ֽלֹהִ֗ים ה֭וֹדִינוּ וְקָר֣וֹב שְׁמֶ֑ךָ סִ֝פְּר֗וּ נִפְלְאוֹתֶֽיךָ׃<text:s/></text:span><text:span text:style-name="T4763">‬</text:span>‬‬‬</text:p>
        <text:p text:style-name="P4764"><text:span text:style-name="T4765">3</text:span><text:span text:style-name="T4766"> כִּ֭י אֶקַּ֣ח מוֹעֵ֑ד אֲ֝נִ֗י מֵישָׁרִ֥ים אֶשְׁפֹּֽט׃<text:s/></text:span><text:span text:style-name="T4767">‬</text:span>‬‬‬</text:p>
        <text:p text:style-name="P4768"><text:span text:style-name="T4769">4</text:span><text:span text:style-name="T4770"> נְֽמֹגִ֗ים אֶ֥רֶץ וְכָל־יֹשְׁבֶ֑יהָ אָנֹכִ֨י תִכַּ֖נְתִּי עַמּוּדֶ֣יהָ סֶּֽלָה׃<text:s/></text:span><text:span text:style-name="T4771">‬</text:span>‬‬‬</text:p>
        <text:p text:style-name="P4772"><text:span text:style-name="T4773">5</text:span><text:span text:style-name="T4774"> אָמַ֣רְתִּי לַֽ֭הוֹלְלִים אַל־תָּהֹ֑לּוּ וְ֝לָרְשָׁעִ֗ים אַל־תָּרִ֥ימוּ קָֽרֶן׃<text:s/></text:span><text:span text:style-name="T4775">‬</text:span>‬‬‬</text:p>
        <text:p text:style-name="P4776"><text:span text:style-name="T4777">6</text:span><text:span text:style-name="T4778"> אַל־תָּרִ֣ימוּ לַמָּר֣וֹם קַרְנְכֶ֑ם תְּדַבְּר֖וּ בְצַוָּ֣אר עָתָֽק׃<text:s/></text:span><text:span text:style-name="T4779">‬</text:span>‬‬‬</text:p>
        <text:p text:style-name="P4780"><text:span text:style-name="T4781">7</text:span><text:span text:style-name="T4782"> כִּ֤י לֹ֣א מִ֭מּוֹצָא וּמִֽמַּעֲרָ֑ב וְ֝לֹ֗א מִמִּדְבַּ֥ר הָרִֽים׃<text:s/></text:span><text:span text:style-name="T4783">‬</text:span>‬‬‬</text:p>
        <text:p text:style-name="P4784"><text:span text:style-name="T4785">8</text:span><text:span text:style-name="T4786"> כִּֽי־אֱלֹהִ֥ים שֹׁפֵ֑ט זֶ֥ה יַ֝שְׁפִּ֗יל וְזֶ֣ה יָרִֽים׃<text:s/></text:span><text:span text:style-name="T4787">‬</text:span>‬‬‬</text:p>
        <text:p text:style-name="P4788"><text:span text:style-name="T4789">9</text:span><text:span text:style-name="T4790"> כִּ֤י כ֪וֹס בְּֽיַד־יְהוָ֡ה וְיַ֤יִן חָמַ֨ר ׀ מָ֥לֵא מֶסֶךְ֮ וַיַּגֵּ֢ר מִ֫זֶּ֥ה אַךְ־שְׁ֭מָרֶיהָ יִמְצ֣וּ יִשְׁתּ֑וּ כֹּ֝֗ל רִשְׁעֵי־אָֽרֶץ׃<text:s/></text:span><text:span text:style-name="T4791">‬</text:span>‬‬‬</text:p>
        <text:p text:style-name="P4792"><text:span text:style-name="T4793">10</text:span><text:span text:style-name="T4794"> וַ֭אֲנִי אַגִּ֣יד לְעֹלָ֑ם אֲ֝זַמְּרָ֗ה לֵאלֹהֵ֥י יַעֲקֹֽב׃<text:s/></text:span><text:span text:style-name="T4795">‬</text:span>‬‬‬</text:p>
        <text:p text:style-name="P4796"><text:span text:style-name="T4797">11</text:span><text:span text:style-name="T4798"> וְכָל־קַרְנֵ֣י רְשָׁעִ֣ים אֲגַדֵּ֑עַ תְּ֝רוֹמַ֗מְנָה קַֽרְנ֥וֹת צַדִּֽ֥יק׃<text:s/></text:span><text:span text:style-name="T4799">‬</text:span>‬‬‬‬</text:p>
      </text:section>
      <text:section text:name="Sect75" text:style-name="S75">
        <text:p text:style-name="P4800">Psalm 76</text:p>
        <text:p text:style-name="P4801"><text:span text:style-name="T4802">1</text:span><text:span text:style-name="T4803"> לַמְנַצֵּ֥חַ בִּנְגִינֹ֑ת מִזְמ֖וֹר לְאָסָ֣ף שִֽׁיר׃<text:s/></text:span></text:p>
        <text:p text:style-name="P4804"><text:span text:style-name="T4805">2</text:span><text:span text:style-name="T4806"> נוֹדָ֣ע בִּֽיהוּדָ֣ה אֱלֹהִ֑ים בְּ֝יִשְׂרָאֵ֗ל גָּד֥וֹל שְׁמֽוֹ׃<text:s/></text:span><text:span text:style-name="T4807">‬</text:span>‬‬‬</text:p>
        <text:p text:style-name="P4808"><text:span text:style-name="T4809">3</text:span><text:span text:style-name="T4810"> וַיְהִ֣י בְשָׁלֵ֣ם סֻכּ֑וֹ וּמְע֖וֹנָת֣וֹ בְצִיּֽוֹן׃<text:s/></text:span><text:span text:style-name="T4811">‬</text:span>‬‬‬</text:p>
        <text:p text:style-name="P4812"><text:span text:style-name="T4813">4</text:span><text:span text:style-name="T4814"> שָׁ֭מָּה שִׁבַּ֣ר רִשְׁפֵי־קָ֑שֶׁת מָגֵ֬ן וְחֶ֖רֶב וּמִלְחָמָ֣ה סֶֽלָה׃<text:s/></text:span><text:span text:style-name="T4815">‬</text:span>‬‬‬</text:p>
        <text:p text:style-name="P4816"><text:span text:style-name="T4817">5</text:span><text:span text:style-name="T4818"> נָ֭אוֹר אַתָּ֥ה אַדִּ֗יר מֵֽהַרְרֵי־טָֽרֶף׃<text:s/></text:span><text:span text:style-name="T4819">‬</text:span>‬‬‬</text:p>
        <text:p text:style-name="P4820"><text:span text:style-name="T4821">6</text:span><text:span text:style-name="T4822"> אֶשְׁתּוֹלְל֨וּ ׀ אַבִּ֣ירֵי לֵ֭ב נָמ֣וּ שְׁנָתָ֑ם וְלֹא־מָצְא֖וּ כָל־אַנְשֵׁי־חַ֣יִל יְדֵיהֶֽם׃<text:s/></text:span><text:span text:style-name="T4823">‬</text:span>‬‬‬</text:p>
        <text:soft-page-break/>
        <text:p text:style-name="P4824"><text:span text:style-name="T4825">7</text:span><text:span text:style-name="T4826"> מִ֭גַּעֲרָ֣תְךָ אֱלֹהֵ֣י יַעֲקֹ֑ב נִ֝רְדָּ֗ם וְרֶ֣כֶב וָסֽוּס׃<text:s/></text:span><text:span text:style-name="T4827">‬</text:span>‬‬‬</text:p>
        <text:p text:style-name="P4828"><text:span text:style-name="T4829">8</text:span><text:span text:style-name="T4830"> אַתָּ֤ה ׀ נ֥וֹרָא אַ֗תָּה וּמִֽי־יַעֲמֹ֥ד לְפָנֶ֗יךָ מֵאָ֥ז אַפֶּֽךָ׃<text:s/></text:span><text:span text:style-name="T4831">‬</text:span>‬‬‬</text:p>
        <text:p text:style-name="P4832"><text:span text:style-name="T4833">9</text:span><text:span text:style-name="T4834"> מִ֭שָּׁמַיִם הִשְׁמַ֣עְתָּ דִּ֑ין אֶ֖רֶץ יָֽרְאָ֣ה וְשָׁקָֽטָה׃<text:s/></text:span><text:span text:style-name="T4835">‬</text:span>‬‬‬</text:p>
        <text:p text:style-name="P4836"><text:span text:style-name="T4837">10</text:span><text:span text:style-name="T4838"> בְּקוּם־לַמִּשְׁפָּ֥ט אֱלֹהִ֑ים לְהוֹשִׁ֖יעַ כָּל־עַנְוֵי־אֶ֣רֶץ סֶֽלָה׃<text:s/></text:span><text:span text:style-name="T4839">‬</text:span>‬‬‬</text:p>
        <text:p text:style-name="P4840"><text:span text:style-name="T4841">11</text:span><text:span text:style-name="T4842"> כִּֽי־חֲמַ֣ת אָדָ֣ם תּוֹדֶ֑ךָּ שְׁאֵרִ֖ית חֵמֹ֣ת תַּחְגֹּֽר׃<text:s/></text:span><text:span text:style-name="T4843">‬</text:span>‬‬‬</text:p>
        <text:p text:style-name="P4844"><text:span text:style-name="T4845">12</text:span><text:span text:style-name="T4846"> נִֽדֲר֣וּ וְשַׁלְּמוּ֮ לַיהוָ֢ה אֱ‍ֽלֹהֵ֫יכֶ֥ם כָּל־סְבִיבָ֑יו יוֹבִ֥ילוּ שַׁ֝֗י לַמּוֹרָֽא׃<text:s/></text:span><text:span text:style-name="T4847">‬</text:span>‬‬‬</text:p>
        <text:p text:style-name="P4848"><text:span text:style-name="T4849">13</text:span><text:span text:style-name="T4850"> יִ֭בְצֹר ר֣וּחַ נְגִידִ֑ים נ֝וֹרָ֗א לְמַלְכֵי־אָֽרֶץ׃<text:s/></text:span><text:span text:style-name="T4851">‬</text:span>‬‬‬</text:p>
      </text:section>
      <text:section text:name="Sect76" text:style-name="S76">
        <text:p text:style-name="P4852">Psalm 77</text:p>
        <text:p text:style-name="P4853"><text:span text:style-name="T4854">1</text:span><text:span text:style-name="T4855"> לַמְנַצֵּ֥חַ עַֽל־*ידיתון **יְדוּת֗וּן לְאָסָ֥ף מִזְמֽוֹר׃<text:s/></text:span></text:p>
        <text:p text:style-name="P4856"><text:span text:style-name="T4857">2</text:span><text:span text:style-name="T4858"> קוֹלִ֣י אֶל־אֱלֹהִ֣ים וְאֶצְעָ֑קָה קוֹלִ֥י אֶל־אֱ֝לֹהִ֗ים וְהַאֲזִ֥ין אֵלָֽי׃<text:s/></text:span><text:span text:style-name="T4859">‬</text:span>‬‬‬</text:p>
        <text:p text:style-name="P4860"><text:span text:style-name="T4861">3</text:span><text:span text:style-name="T4862"> בְּי֥וֹם צָרָתִי֮ אֲדֹנָ֢י דָּ֫רָ֥שְׁתִּי יָדִ֤י ׀ לַ֣יְלָה נִ֭גְּרָה וְלֹ֣א תָפ֑וּג מֵאֲנָ֖ה הִנָּחֵ֣ם נַפְשִֽׁי׃<text:s/></text:span><text:span text:style-name="T4863">‬</text:span>‬‬‬</text:p>
        <text:p text:style-name="P4864"><text:span text:style-name="T4865">4</text:span><text:span text:style-name="T4866"> אֶזְכְּרָ֣ה אֱלֹהִ֣ים וְאֶֽהֱמָיָ֑ה אָשִׂ֓יחָה ׀ וְתִתְעַטֵּ֖ף רוּחִ֣י סֶֽלָה׃<text:s/></text:span><text:span text:style-name="T4867">‬</text:span>‬‬‬</text:p>
        <text:p text:style-name="P4868"><text:span text:style-name="T4869">5</text:span><text:span text:style-name="T4870"> אָ֭חַזְתָּ שְׁמֻר֣וֹת עֵינָ֑י נִ֝פְעַ֗מְתִּי וְלֹ֣א אֲדַבֵּֽר׃<text:s/></text:span><text:span text:style-name="T4871">‬</text:span>‬‬‬</text:p>
        <text:p text:style-name="P4872"><text:span text:style-name="T4873">6</text:span><text:span text:style-name="T4874"> חִשַּׁ֣בְתִּי יָמִ֣ים מִקֶּ֑דֶם שְׁ֝נ֗וֹת עוֹלָמִֽים׃<text:s/></text:span><text:span text:style-name="T4875">‬</text:span>‬‬‬</text:p>
        <text:p text:style-name="P4876"><text:span text:style-name="T4877">7</text:span><text:span text:style-name="T4878"> אֶֽזְכְּרָ֥ה נְגִינָתִ֗י בַּ֫לָּ֥יְלָה עִם־לְבָבִ֥י אָשִׂ֑יחָה וַיְחַפֵּ֥שׂ רוּחִֽי׃<text:s/></text:span><text:span text:style-name="T4879">‬</text:span>‬‬‬</text:p>
        <text:p text:style-name="P4880"><text:span text:style-name="T4881">8</text:span><text:span text:style-name="T4882"> הַֽ֭לְעוֹלָמִים יִזְנַ֥ח ׀ אֲדֹנָ֑י וְלֹֽא־יֹסִ֖יף לִרְצ֣וֹת עֽוֹד׃<text:s/></text:span><text:span text:style-name="T4883">‬</text:span>‬‬‬</text:p>
        <text:p text:style-name="P4884"><text:span text:style-name="T4885">9</text:span><text:span text:style-name="T4886"> הֶאָפֵ֣ס לָנֶ֣צַח חַסְדּ֑וֹ גָּ֥מַר אֹ֝֗מֶר לְדֹ֣ר וָדֹֽר׃<text:s/></text:span><text:span text:style-name="T4887">‬</text:span>‬‬‬</text:p>
        <text:soft-page-break/>
        <text:p text:style-name="P4888"><text:span text:style-name="T4889">10</text:span><text:span text:style-name="T4890"> הֲשָׁכַ֣ח חַנּ֣וֹת אֵ֑ל אִם־קָפַ֥ץ בְּ֝אַ֗ף רַחֲמָ֥יו סֶֽלָה׃<text:s/></text:span><text:span text:style-name="T4891">‬</text:span>‬‬‬</text:p>
        <text:p text:style-name="P4892"><text:span text:style-name="T4893">11</text:span><text:span text:style-name="T4894"> וָ֭אֹמַר חַלּ֣וֹתִי הִ֑יא שְׁ֝נ֗וֹת יְמִ֣ין עֶלְיֽוֹן׃<text:s/></text:span><text:span text:style-name="T4895">‬</text:span>‬‬‬</text:p>
        <text:p text:style-name="P4896"><text:span text:style-name="T4897">12</text:span><text:span text:style-name="T4898"> *אזכיר **אֶזְכּ֥וֹר מַֽעַלְלֵי־יָ֑הּ כִּֽי־אֶזְכְּרָ֖ה מִקֶּ֣דֶם פִּלְאֶֽךָ׃<text:s/></text:span><text:span text:style-name="T4899">‬</text:span>‬‬‬</text:p>
        <text:p text:style-name="P4900"><text:span text:style-name="T4901">13</text:span><text:span text:style-name="T4902"> וְהָגִ֥יתִי בְכָל־פָּעֳלֶ֑ךָ וּֽבַעֲלִ֖ילוֹתֶ֣יךָ אָשִֽׂיחָה׃<text:s/></text:span><text:span text:style-name="T4903">‬</text:span>‬‬‬</text:p>
        <text:p text:style-name="P4904"><text:span text:style-name="T4905">14</text:span><text:span text:style-name="T4906"> אֱ֭לֹהִים בַּקֹּ֣דֶשׁ דַּרְכֶּ֑ךָ מִי־אֵ֥ל גָּ֝ד֗וֹל כֵּֽאלֹהִֽים׃<text:s/></text:span><text:span text:style-name="T4907">‬</text:span>‬‬‬</text:p>
        <text:p text:style-name="P4908"><text:span text:style-name="T4909">15</text:span><text:span text:style-name="T4910"> אַתָּ֣ה הָ֭אֵל עֹ֣שֵׂה פֶ֑לֶא הוֹדַ֖עְתָּ בָעַמִּ֣ים עֻזֶּֽךָ׃<text:s/></text:span><text:span text:style-name="T4911">‬</text:span>‬‬‬</text:p>
        <text:p text:style-name="P4912"><text:span text:style-name="T4913">16</text:span><text:span text:style-name="T4914"> גָּאַ֣לְתָּ בִּזְר֣וֹעַ עַמֶּ֑ךָ בְּנֵי־יַעֲקֹ֖ב וְיוֹסֵ֣ף סֶֽלָה׃<text:s/></text:span><text:span text:style-name="T4915">‬</text:span>‬‬‬</text:p>
        <text:p text:style-name="P4916"><text:span text:style-name="T4917">17</text:span><text:span text:style-name="T4918"> רָ֘א֤וּךָ מַּ֨יִם ׀ אֱ‍ֽלֹהִ֗ים רָא֣וּךָ מַּ֣יִם יָחִ֑ילוּ אַ֝֗ף יִרְגְּז֥וּ תְהֹמֽוֹת׃<text:s/></text:span><text:span text:style-name="T4919">‬</text:span>‬‬‬</text:p>
        <text:p text:style-name="P4920"><text:span text:style-name="T4921">18</text:span><text:span text:style-name="T4922"> זֹ֤רְמוּ מַ֨יִם ׀ עָב֗וֹת ק֭וֹל נָתְנ֣וּ שְׁחָקִ֑ים אַף־חֲ֝צָצֶ֗יךָ יִתְהַלָּֽכוּ׃<text:s/></text:span><text:span text:style-name="T4923">‬</text:span>‬‬‬</text:p>
        <text:p text:style-name="P4924"><text:span text:style-name="T4925">19</text:span><text:span text:style-name="T4926"> ק֤וֹל רַעַמְךָ֨ ׀ בַּגַּלְגַּ֗ל הֵאִ֣ירוּ בְרָקִ֣ים תֵּבֵ֑ל רָגְזָ֖ה וַתִּרְעַ֣שׁ הָאָֽרֶץ׃<text:s/></text:span><text:span text:style-name="T4927">‬</text:span>‬‬‬</text:p>
        <text:p text:style-name="P4928"><text:span text:style-name="T4929">20</text:span><text:span text:style-name="T4930"> בַּיָּ֤ם דַּרְכֶּ֗ךָ *ושביליך **וּֽ֭שְׁבִֽילְךָ בְּמַ֣יִם רַבִּ֑ים וְ֝עִקְּבוֹתֶ֗יךָ לֹ֣א נֹדָֽעוּ׃<text:s/></text:span><text:span text:style-name="T4931">‬</text:span>‬‬‬</text:p>
        <text:p text:style-name="P4932"><text:span text:style-name="T4933">21</text:span><text:span text:style-name="T4934"> נָחִ֣יתָ כַצֹּ֣אן עַמֶּ֑ךָ בְּֽיַד־מֹשֶׁ֥ה וְאַהֲרֹֽן׃<text:s/></text:span><text:span text:style-name="T4935">‬</text:span>‬‬‬</text:p>
      </text:section>
      <text:section text:name="Sect77" text:style-name="S77">
        <text:p text:style-name="P4936">Psalm 78</text:p>
        <text:p text:style-name="P4937"><text:span text:style-name="T4938">1</text:span><text:span text:style-name="T4939"> מַשְׂכִּ֗יל לְאָ֫סָ֥ף הַאֲזִ֣ינָה עַ֭מִּי תּוֹרָתִ֑י הַטּ֥וּ אָ֝זְנְכֶ֗ם לְאִמְרֵי פִֽי׃<text:s/></text:span></text:p>
        <text:p text:style-name="P4940"><text:span text:style-name="T4941">2</text:span><text:span text:style-name="T4942"> אֶפְתְּחָ֣ה בְמָשָׁ֣ל פִּ֑י אַבִּ֥יעָה חִ֝יד֗וֹת מִנִּי־קֶֽדֶם׃<text:s/></text:span><text:span text:style-name="T4943">‬</text:span>‬‬‬</text:p>
        <text:p text:style-name="P4944"><text:span text:style-name="T4945">3</text:span><text:span text:style-name="T4946"> אֲשֶׁ֣ר שָׁ֭מַעְנוּ וַנֵּדָעֵ֑ם וַ֝אֲבוֹתֵ֗ינוּ סִפְּרוּ־לָֽנוּ׃<text:s/></text:span><text:span text:style-name="T4947">‬</text:span>‬‬‬</text:p>
        <text:p text:style-name="P4948"><text:span text:style-name="T4949">4</text:span><text:span text:style-name="T4950"> לֹ֤א נְכַחֵ֨ד ׀ מִבְּנֵיהֶ֗ם לְד֥וֹר אַחֲר֗וֹן מְֽ֭סַפְּרִים תְּהִלּ֣וֹת יְהוָ֑ה וֶעֱזוּז֥וֹ וְ֝נִפְלְאוֹתָ֗יו אֲשֶׁ֣ר עָשָֽׂה׃<text:s/></text:span><text:span text:style-name="T4951">‬</text:span>‬‬‬</text:p>
        <text:soft-page-break/>
        <text:p text:style-name="P4952"><text:span text:style-name="T4953">5</text:span><text:span text:style-name="T4954"> וַיָּ֤קֶם עֵד֨וּת ׀ בְּֽיַעֲקֹ֗ב וְתוֹרָה֮ שָׂ֤ם בְּיִשְׂרָ֫אֵ֥ל אֲשֶׁ֣ר צִ֭וָּה אֶת־אֲבוֹתֵ֑ינוּ לְ֝הוֹדִיעָ֗ם לִבְנֵיהֶֽם׃<text:s/></text:span><text:span text:style-name="T4955">‬</text:span>‬‬‬</text:p>
        <text:p text:style-name="P4956"><text:span text:style-name="T4957">6</text:span><text:span text:style-name="T4958"> לְמַ֤עַן יֵדְע֨וּ ׀ דּ֣וֹר אַ֭חֲרוֹן בָּנִ֣ים יִוָּלֵ֑דוּ יָ֝קֻ֗מוּ וִֽיסַפְּר֥וּ לִבְנֵיהֶֽם׃<text:s/></text:span><text:span text:style-name="T4959">‬</text:span>‬‬‬</text:p>
        <text:p text:style-name="P4960"><text:span text:style-name="T4961">7</text:span><text:span text:style-name="T4962"> וְיָשִׂ֥ימוּ בֵֽאלֹהִ֗ים כִּ֫סְלָ֥ם וְלֹ֣א יִ֭שְׁכְּחוּ מַֽעַלְלֵי אֵ֑ל וּמִצְוֺתָ֥יו יִנְצֹֽרוּ׃<text:s/></text:span><text:span text:style-name="T4963">‬</text:span>‬‬‬</text:p>
        <text:p text:style-name="P4964"><text:span text:style-name="T4965">8</text:span><text:span text:style-name="T4966"> וְלֹ֤א יִהְי֨וּ ׀ כַּאֲבוֹתָ֗ם דּוֹר֮ סוֹרֵ֢ר וּמֹ֫רֶ֥ה דּ֭וֹר לֹא־הֵכִ֣ין לִבּ֑וֹ וְלֹא־נֶאֶמְנָ֖ה אֶת־אֵ֣ל רוּחֽוֹ׃<text:s/></text:span><text:span text:style-name="T4967">‬</text:span>‬‬‬</text:p>
        <text:p text:style-name="P4968"><text:span text:style-name="T4969">9</text:span><text:span text:style-name="T4970"> בְּֽנֵי־אֶפְרַ֗יִם נוֹשְׁקֵ֥י רוֹמֵי־קָ֑שֶׁת הָ֝פְכ֗וּ בְּי֣וֹם קְרָֽב׃<text:s/></text:span><text:span text:style-name="T4971">‬</text:span>‬‬‬</text:p>
        <text:p text:style-name="P4972"><text:span text:style-name="T4973">10</text:span><text:span text:style-name="T4974"> לֹ֣א שָׁ֭מְרוּ בְּרִ֣ית אֱלֹהִ֑ים וּ֝בְתוֹרָת֗וֹ מֵאֲנ֥וּ לָלֶֽכֶת׃<text:s/></text:span><text:span text:style-name="T4975">‬</text:span>‬‬‬</text:p>
        <text:p text:style-name="P4976"><text:span text:style-name="T4977">11</text:span><text:span text:style-name="T4978"> וַיִּשְׁכְּח֥וּ עֲלִילוֹתָ֑יו וְ֝נִפְלְאוֹתָ֗יו אֲשֶׁ֣ר הֶרְאָֽם׃<text:s/></text:span><text:span text:style-name="T4979">‬</text:span>‬‬‬</text:p>
        <text:p text:style-name="P4980"><text:span text:style-name="T4981">12</text:span><text:span text:style-name="T4982"> נֶ֣גֶד אֲ֭בוֹתָם עָ֣שָׂה פֶ֑לֶא בְּאֶ֖רֶץ מִצְרַ֣יִם שְׂדֵה־צֹֽעַן׃<text:s/></text:span><text:span text:style-name="T4983">‬</text:span>‬‬‬</text:p>
        <text:p text:style-name="P4984"><text:span text:style-name="T4985">13</text:span><text:span text:style-name="T4986"> בָּ֣קַע יָ֭ם וַיַּֽעֲבִירֵ֑ם וַֽיַּצֶּב־מַ֥יִם כְּמוֹ־נֵד׃<text:s/></text:span><text:span text:style-name="T4987">‬</text:span>‬‬‬‬</text:p>
        <text:p text:style-name="P4988"><text:span text:style-name="T4989">14</text:span><text:span text:style-name="T4990"> וַיַּנְחֵ֣ם בֶּעָנָ֣ן יוֹמָ֑ם וְכָל־הַ֝לַּ֗יְלָה בְּא֣וֹר אֵֽשׁ׃<text:s/></text:span><text:span text:style-name="T4991">‬</text:span>‬‬‬</text:p>
        <text:p text:style-name="P4992"><text:span text:style-name="T4993">15</text:span><text:span text:style-name="T4994"> יְבַקַּ֣ע צֻ֭רִים בַּמִּדְבָּ֑ר וַ֝יַּ֗שְׁקְ כִּתְהֹמ֥וֹת רַבָּֽה׃<text:s/></text:span><text:span text:style-name="T4995">‬</text:span>‬‬‬</text:p>
        <text:p text:style-name="P4996"><text:span text:style-name="T4997">16</text:span><text:span text:style-name="T4998"> וַיּוֹצִ֣א נוֹזְלִ֣ים מִסָּ֑לַע וַיּ֖וֹרֶד כַּנְּהָר֣וֹת מָֽיִם׃<text:s/></text:span><text:span text:style-name="T4999">‬</text:span>‬‬‬</text:p>
        <text:p text:style-name="P5000"><text:span text:style-name="T5001">17</text:span><text:span text:style-name="T5002"> וַיּוֹסִ֣יפוּ ע֖</text:span><text:span text:style-name="T5003">‬‏וֹד לַחֲטֹא־ל֑וֹ לַֽמְר֥וֹת עֶ֝לְי֗וֹן בַּצִּיָּֽה׃<text:s/></text:span><text:span text:style-name="T5004">‬</text:span>‬‬‬‬</text:p>
        <text:p text:style-name="P5005"><text:span text:style-name="T5006">18</text:span><text:span text:style-name="T5007"> וַיְנַסּוּ־אֵ֥ל בִּלְבָבָ֑ם לִֽשְׁאָל־אֹ֥כֶל לְנַפְשָֽׁם׃<text:s/></text:span><text:span text:style-name="T5008">‬</text:span>‬‬‬</text:p>
        <text:p text:style-name="P5009"><text:span text:style-name="T5010">19</text:span><text:span text:style-name="T5011"> וַֽיְדַבְּר֗וּ בֵּֽאלֹ֫הִ֥ים אָ֭מְרוּ הֲי֣וּכַל אֵ֑ל לַעֲרֹ֥ךְ שֻׁ֝לְחָ֗ן בַּמִּדְבָּֽר׃<text:s/></text:span><text:span text:style-name="T5012">‬</text:span>‬‬‬</text:p>
        <text:p text:style-name="P5013"><text:span text:style-name="T5014">20</text:span><text:span text:style-name="T5015"> הֵ֤ן הִכָּה־צ֨וּר ׀ וַיָּז֣וּבוּ מַיִם֮ וּנְחָלִ֢ים יִ֫שְׁטֹ֥פוּ הֲגַם־לֶ֭חֶם י֣וּכַל תֵּ֑ת אִם־יָכִ֖ין שְׁאֵ֣ר לְעַמּֽוֹ׃<text:s/></text:span><text:span text:style-name="T5016">‬</text:span>‬‬‬</text:p>
        <text:p text:style-name="P5017"><text:span text:style-name="T5018">21</text:span><text:span text:style-name="T5019"> לָכֵ֤ן ׀ שָׁמַ֥ע יְהוָ֗ה וַֽיִּתְעַבָּ֥ר וְ֭אֵשׁ נִשְּׂקָ֣ה בְיַעֲקֹ֑ב וְגַם־אַ֝֗ף עָלָ֥ה בְיִשְׂרָאֵֽל׃<text:s/></text:span><text:span text:style-name="T5020">‬</text:span>‬‬‬</text:p>
        <text:soft-page-break/>
        <text:p text:style-name="P5021"><text:span text:style-name="T5022">22</text:span><text:span text:style-name="T5023"> כִּ֤י לֹ֣א הֶ֭אֱמִינוּ בֵּאלֹהִ֑ים וְלֹ֥א בָ֝טְח֗וּ בִּֽישׁוּעָתֽוֹ׃<text:s/></text:span><text:span text:style-name="T5024">‬</text:span>‬‬‬</text:p>
        <text:p text:style-name="P5025"><text:span text:style-name="T5026">23</text:span><text:span text:style-name="T5027"> וַיְצַ֣ו שְׁחָקִ֣ים מִמָּ֑עַל וְדַלְתֵ֖י שָׁמַ֣יִם פָּתָֽח׃<text:s/></text:span><text:span text:style-name="T5028">‬</text:span>‬‬‬</text:p>
        <text:p text:style-name="P5029"><text:span text:style-name="T5030">24</text:span><text:span text:style-name="T5031"> וַיַּמְטֵ֬ר עֲלֵיהֶ֣ם מָ֣ן לֶאֱכֹ֑ל וּדְגַן־שָׁ֝מַ֗יִם נָ֣תַן לָֽמוֹ׃<text:s/></text:span><text:span text:style-name="T5032">‬</text:span>‬‬‬</text:p>
        <text:p text:style-name="P5033"><text:span text:style-name="T5034">25</text:span><text:span text:style-name="T5035"> לֶ֣חֶם אַ֭בִּירִים אָ֣כַל אִ֑ישׁ צֵידָ֬ה שָׁלַ֖ח לָהֶ֣ם לָשֹֽׂבַע׃<text:s/></text:span><text:span text:style-name="T5036">‬</text:span>‬‬‬</text:p>
        <text:p text:style-name="P5037"><text:span text:style-name="T5038">26</text:span><text:span text:style-name="T5039"> יַסַּ֣ע קָ֭דִים בַּשָּׁמָ֑יִם וַיְנַהֵ֖ג בְּעֻזּ֣וֹ תֵימָֽן׃<text:s/></text:span><text:span text:style-name="T5040">‬</text:span>‬‬‬</text:p>
        <text:p text:style-name="P5041"><text:span text:style-name="T5042">27</text:span><text:span text:style-name="T5043"> וַיַּמְטֵ֬ר עֲלֵיהֶ֣ם כֶּעָפָ֣ר שְׁאֵ֑ר וּֽכְח֥וֹל יַ֝מִּ֗ים ע֣וֹף כָּנָֽף׃<text:s/></text:span><text:span text:style-name="T5044">‬</text:span>‬‬‬</text:p>
        <text:p text:style-name="P5045"><text:span text:style-name="T5046">28</text:span><text:span text:style-name="T5047"> וַ֭יַּפֵּל בְּקֶ֣רֶב מַחֲנֵ֑הוּ סָ֝בִ֗יב לְמִשְׁכְּנֹתָֽיו׃<text:s/></text:span><text:span text:style-name="T5048">‬</text:span>‬‬‬</text:p>
        <text:p text:style-name="P5049"><text:span text:style-name="T5050">29</text:span><text:span text:style-name="T5051"> וַיֹּאכְל֣וּ וַיִּשְׂבְּע֣וּ מְאֹ֑ד וְ֝תַֽאֲוָתָ֗ם יָבִ֥א לָהֶֽם׃<text:s/></text:span><text:span text:style-name="T5052">‬</text:span>‬‬‬</text:p>
        <text:p text:style-name="P5053"><text:span text:style-name="T5054">30</text:span><text:span text:style-name="T5055"> לֹא־זָ֥רוּ מִתַּאֲוָתָ֑ם ע֝֗וֹד אָכְלָ֥ם בְּפִיהֶֽם׃<text:s/></text:span><text:span text:style-name="T5056">‬</text:span>‬‬‬</text:p>
        <text:p text:style-name="P5057"><text:span text:style-name="T5058">31</text:span><text:span text:style-name="T5059"> וְאַ֤ף אֱלֹהִ֨ים ׀ עָ֘לָ֤ה בָהֶ֗ם וַֽ֭יַּהֲרֹג בְּמִשְׁמַנֵּיהֶ֑ם וּבַחוּרֵ֖י יִשְׂרָאֵ֣ל הִכְרִֽיעַ׃<text:s/></text:span><text:span text:style-name="T5060">‬</text:span>‬‬‬</text:p>
        <text:p text:style-name="P5061"><text:span text:style-name="T5062">32</text:span><text:span text:style-name="T5063"> בְּכָל־זֹ֥את חָֽטְאוּ־ע֑וֹד וְלֹֽא־הֶ֝אֱמִ֗ינוּ בְּנִפְלְאוֹתָֽיו׃<text:s/></text:span><text:span text:style-name="T5064">‬</text:span>‬‬‬</text:p>
        <text:p text:style-name="P5065"><text:span text:style-name="T5066">33</text:span><text:span text:style-name="T5067"> וַיְכַל־בַּהֶ֥בֶל יְמֵיהֶ֑ם וּ֝שְׁנוֹתָ֗ם בַּבֶּהָלָֽה׃<text:s/></text:span><text:span text:style-name="T5068">‬</text:span>‬‬‬</text:p>
        <text:p text:style-name="P5069"><text:span text:style-name="T5070">34</text:span><text:span text:style-name="T5071"> אִם־הֲרָגָ֥ם וּדְרָשׁ֑וּהוּ וְ֝שָׁ֗בוּ וְשִֽׁחֲרוּ־אֵֽל׃<text:s/></text:span><text:span text:style-name="T5072">‬</text:span>‬‬‬</text:p>
        <text:p text:style-name="P5073"><text:span text:style-name="T5074">35</text:span><text:span text:style-name="T5075"> וַֽ֭יִּזְכְּרוּ כִּֽי־אֱלֹהִ֣ים צוּרָ֑ם וְאֵ֥ל עֶ֝לְיוֹן גֹּאֲלָֽם׃<text:s/></text:span><text:span text:style-name="T5076">‬</text:span>‬‬‬</text:p>
        <text:p text:style-name="P5077"><text:span text:style-name="T5078">36</text:span><text:span text:style-name="T5079"> וַיְפַתּ֥וּהוּ בְּפִיהֶ֑ם וּ֝בִלְשׁוֹנָ֗ם יְכַזְּבוּ־לֽוֹ׃<text:s/></text:span><text:span text:style-name="T5080">‬</text:span>‬‬‬</text:p>
        <text:p text:style-name="P5081"><text:span text:style-name="T5082">37</text:span><text:span text:style-name="T5083"> וְ֭לִבָּם לֹא־נָכ֣וֹן עִמּ֑וֹ וְלֹ֥א נֶ֝אֶמְנ֗וּ בִּבְרִיתֽוֹ׃<text:s/></text:span><text:span text:style-name="T5084">‬</text:span>‬‬‬</text:p>
        <text:p text:style-name="P5085"><text:span text:style-name="T5086">38</text:span><text:span text:style-name="T5087"> וְה֤וּא רַח֨וּם ׀ יְכַפֵּ֥ר עָוֺן֮ וְֽלֹא־יַ֫שְׁחִ֥ית וְ֭הִרְבָּה לְהָשִׁ֣יב אַפּ֑וֹ וְלֹֽא־יָ֝עִיר כָּל־חֲמָתֽוֹ׃<text:s/></text:span><text:span text:style-name="T5088">‬</text:span>‬‬‬</text:p>
        <text:soft-page-break/>
        <text:p text:style-name="P5089"><text:span text:style-name="T5090">39</text:span><text:span text:style-name="T5091"> וַ֭יִּזְכֹּר כִּי־בָשָׂ֣ר הֵ֑מָּה ר֥וּחַ ה֝וֹלֵ֗ךְ וְלֹ֣א יָשֽׁוּב׃<text:s/></text:span><text:span text:style-name="T5092">‬</text:span>‬‬‬</text:p>
        <text:p text:style-name="P5093"><text:span text:style-name="T5094">40</text:span><text:span text:style-name="T5095"> כַּ֭מָּה יַמְר֣וּהוּ בַמִּדְבָּ֑ר יַ֝עֲצִיב֗וּהוּ בִּֽישִׁימֽוֹן׃<text:s/></text:span><text:span text:style-name="T5096">‬</text:span>‬‬‬</text:p>
        <text:p text:style-name="P5097"><text:span text:style-name="T5098">41</text:span><text:span text:style-name="T5099"> וַיָּשׁ֣וּבוּ וַיְנַסּ֣וּ אֵ֑ל וּקְד֖וֹשׁ יִשְׂרָאֵ֣ל הִתְווּ׃<text:s/></text:span><text:span text:style-name="T5100">‬</text:span>‬‬‬</text:p>
        <text:p text:style-name="P5101"><text:span text:style-name="T5102">42</text:span><text:span text:style-name="T5103"> לֹא־זָכְר֥וּ אֶת־יָד֑וֹ י֝֗וֹם אֲ‍ֽשֶׁר־פָּדָ֥ם מִנִּי־צָֽר׃<text:s/></text:span><text:span text:style-name="T5104">‬</text:span>‬‬‬</text:p>
        <text:p text:style-name="P5105"><text:span text:style-name="T5106">43</text:span><text:span text:style-name="T5107"> אֲשֶׁר־שָׂ֣ם בְּ֭מִצְרַיִם אֹֽתוֹתָ֑יו וּ֝מוֹפְתָ֗יו בִּשְׂדֵה־צֹֽעַן׃<text:s/></text:span><text:span text:style-name="T5108">‬</text:span>‬‬‬</text:p>
        <text:p text:style-name="P5109"><text:span text:style-name="T5110">44</text:span><text:span text:style-name="T5111"> וַיַּהֲפֹ֣ךְ לְ֭דָם יְאֹרֵיהֶ֑ם וְ֝נֹזְלֵיהֶ֗ם בַּל־יִשְׁתָּיֽוּן׃<text:s/></text:span><text:span text:style-name="T5112">‬</text:span>‬‬‬</text:p>
        <text:p text:style-name="P5113"><text:span text:style-name="T5114">45</text:span><text:span text:style-name="T5115"> יְשַׁלַּ֬ח בָּהֶ֣ם עָ֭רֹב וַיֹּאכְלֵ֑ם וּ֝צְפַרְדֵּ֗עַ וַתַּשְׁחִיתֵֽם׃<text:s/></text:span><text:span text:style-name="T5116">‬</text:span>‬‬‬</text:p>
        <text:p text:style-name="P5117"><text:span text:style-name="T5118">46</text:span><text:span text:style-name="T5119"> וַיִּתֵּ֣ן לֶחָסִ֣יל יְבוּלָ֑ם וִֽ֝יגִיעָ֗ם לָאַרְבֶּֽה׃<text:s/></text:span><text:span text:style-name="T5120">‬</text:span>‬‬‬</text:p>
        <text:p text:style-name="P5121"><text:span text:style-name="T5122">47</text:span><text:span text:style-name="T5123"> יַהֲרֹ֣ג בַּבָּרָ֣ד גַּפְנָ֑ם וְ֝שִׁקְמוֹתָ֗ם בַּֽחֲנָמַֽל׃<text:s/></text:span><text:span text:style-name="T5124">‬</text:span>‬‬‬</text:p>
        <text:p text:style-name="P5125"><text:span text:style-name="T5126">48</text:span><text:span text:style-name="T5127"> וַיַּסְגֵּ֣ר לַבָּרָ֣ד בְּעִירָ֑ם וּ֝מִקְנֵיהֶ֗ם לָרְשָׁפִֽים׃<text:s/></text:span><text:span text:style-name="T5128">‬</text:span>‬‬‬</text:p>
        <text:p text:style-name="P5129"><text:span text:style-name="T5130">49</text:span><text:span text:style-name="T5131"> יְשַׁלַּח־בָּ֨ם ׀ חֲר֬וֹן אַפּ֗וֹ עֶבְרָ֣ה וָזַ֣עַם וְצָרָ֑ה מִ֝שְׁלַ֗חַת מַלְאֲכֵ֥י רָעִֽים׃<text:s/></text:span><text:span text:style-name="T5132">‬</text:span>‬‬‬</text:p>
        <text:p text:style-name="P5133"><text:span text:style-name="T5134">50</text:span><text:span text:style-name="T5135"> יְפַלֵּ֥ס נָתִ֗יב לְאַ֫פּ֥וֹ לֹא־חָשַׂ֣ךְ מִמָּ֣וֶת נַפְשָׁ֑ם וְ֝חַיָּתָ֗ם לַדֶּ֥בֶר הִסְגִּֽיר׃<text:s/></text:span><text:span text:style-name="T5136">‬</text:span>‬‬‬</text:p>
        <text:p text:style-name="P5137"><text:span text:style-name="T5138">51</text:span><text:span text:style-name="T5139"> וַיַּ֣ךְ כָּל־בְּכ֣וֹר בְּמִצְרָ֑יִם רֵאשִׁ֥ית א֝וֹנִ֗ים בְּאָהֳלֵי־חָֽם׃<text:s/></text:span><text:span text:style-name="T5140">‬</text:span>‬‬‬</text:p>
        <text:p text:style-name="P5141"><text:span text:style-name="T5142">52</text:span><text:span text:style-name="T5143"> וַיַּסַּ֣ע כַּצֹּ֣אן עַמּ֑וֹ וַֽיְנַהֲגֵ֥ם כַּ֝עֵ֗דֶר בַּמִּדְבָּֽר׃<text:s/></text:span><text:span text:style-name="T5144">‬</text:span>‬‬‬</text:p>
        <text:p text:style-name="P5145"><text:span text:style-name="T5146">53</text:span><text:span text:style-name="T5147"> וַיַּנְחֵ֣ם לָ֭בֶטַח וְלֹ֣א פָחָ֑דוּ וְאֶת־א֝וֹיְבֵיהֶ֗ם כִּסָּ֥ה הַיָּֽם׃<text:s/></text:span><text:span text:style-name="T5148">‬</text:span>‬‬‬</text:p>
        <text:p text:style-name="P5149"><text:span text:style-name="T5150">54</text:span><text:span text:style-name="T5151"> וַ֭יְבִיאֵם אֶל־גְּב֣וּל קָדְשׁ֑וֹ הַר־זֶ֝֗ה קָנְתָ֥ה יְמִינֽוֹ׃<text:s/></text:span><text:span text:style-name="T5152">‬</text:span>‬‬‬</text:p>
        <text:p text:style-name="P5153"><text:span text:style-name="T5154">55</text:span><text:span text:style-name="T5155"> וַיְגָ֤רֶשׁ מִפְּנֵיהֶ֨ם ׀ גּוֹיִ֗ם וַֽ֭יַּפִּילֵם בְּחֶ֣בֶל נַחֲלָ֑ה וַיַּשְׁכֵּ֥ן בְּ֝אָהֳלֵיהֶ֗ם שִׁבְטֵ֥י יִשְׂרָאֵֽל׃<text:s/></text:span><text:span text:style-name="T5156">‬</text:span>‬‬‬</text:p>
        <text:soft-page-break/>
        <text:p text:style-name="P5157"><text:span text:style-name="T5158">56</text:span><text:span text:style-name="T5159"> וַיְנַסּ֣וּ וַ֭יַּמְרוּ אֶת־אֱלֹהִ֣ים עֶלְי֑וֹן וְ֝עֵדוֹתָ֗יו לֹ֣א שָׁמָֽרוּ׃<text:s/></text:span><text:span text:style-name="T5160">‬</text:span>‬‬‬</text:p>
        <text:p text:style-name="P5161"><text:span text:style-name="T5162">57</text:span><text:span text:style-name="T5163"> וַיִּסֹּ֣גוּ וַֽ֭יִּבְגְּדוּ כַּאֲבוֹתָ֑ם נֶ֝הְפְּכ֗וּ כְּקֶ֣שֶׁת רְמִיָּֽה׃<text:s/></text:span><text:span text:style-name="T5164">‬</text:span>‬‬‬</text:p>
        <text:p text:style-name="P5165"><text:span text:style-name="T5166">58</text:span><text:span text:style-name="T5167"> וַיַּכְעִיס֥וּהוּ בְּבָמוֹתָ֑ם וּ֝בִפְסִילֵיהֶ֗ם יַקְנִיאֽוּהוּ׃<text:s/></text:span><text:span text:style-name="T5168">‬</text:span>‬‬‬</text:p>
        <text:p text:style-name="P5169"><text:span text:style-name="T5170">59</text:span><text:span text:style-name="T5171"> שָׁמַ֣ע אֱ֭לֹהִים וַֽיִּתְעַבָּ֑ר וַיִּמְאַ֥ס מְ֝אֹ֗ד בְּיִשְׂרָאֵֽל׃<text:s/></text:span><text:span text:style-name="T5172">‬</text:span>‬‬‬</text:p>
        <text:p text:style-name="P5173"><text:span text:style-name="T5174">60</text:span><text:span text:style-name="T5175"> וַ֭יִּטֹּשׁ מִשְׁכַּ֣ן שִׁל֑וֹ אֹ֝֗הֶל שִׁכֵּ֥ן בָּאָדָֽם׃<text:s/></text:span><text:span text:style-name="T5176">‬</text:span>‬‬‬</text:p>
        <text:p text:style-name="P5177"><text:span text:style-name="T5178">61</text:span><text:span text:style-name="T5179"> וַיִּתֵּ֣ן לַשְּׁבִ֣י עֻזּ֑וֹ וְֽתִפְאַרְתּ֥וֹ בְיַד־צָֽר׃<text:s/></text:span><text:span text:style-name="T5180">‬</text:span>‬‬‬</text:p>
        <text:p text:style-name="P5181"><text:span text:style-name="T5182">62</text:span><text:span text:style-name="T5183"> וַיַּסְגֵּ֣ר לַחֶ֣רֶב עַמּ֑וֹ וּ֝בְנַחֲלָת֗וֹ הִתְעַבָּֽר׃<text:s/></text:span><text:span text:style-name="T5184">‬</text:span>‬‬‬</text:p>
        <text:p text:style-name="P5185"><text:span text:style-name="T5186">63</text:span><text:span text:style-name="T5187"> בַּחוּרָ֥יו אָֽכְלָה־אֵ֑שׁ וּ֝בְתוּלֹתָ֗יו לֹ֣א הוּלָּֽלוּ׃<text:s/></text:span><text:span text:style-name="T5188">‬</text:span>‬‬‬</text:p>
        <text:p text:style-name="P5189"><text:span text:style-name="T5190">64</text:span><text:span text:style-name="T5191"> כֹּ֭הֲנָיו בַּחֶ֣רֶב נָפָ֑לוּ וְ֝אַלְמְנֹתָ֗יו לֹ֣א תִבְכֶּֽינָה׃<text:s/></text:span><text:span text:style-name="T5192">‬</text:span>‬‬‬</text:p>
        <text:p text:style-name="P5193"><text:span text:style-name="T5194">65</text:span><text:span text:style-name="T5195"> וַיִּקַ֖ץ כְּיָשֵׁ֥ן ׀ אֲדֹנָ֑י כְּ֝גִבּ֗וֹר מִתְרוֹנֵ֥ן מִיָּֽיִן׃<text:s/></text:span><text:span text:style-name="T5196">‬</text:span>‬‬‬</text:p>
        <text:p text:style-name="P5197"><text:span text:style-name="T5198">66</text:span><text:span text:style-name="T5199"> וַיַּךְ־צָרָ֥יו אָח֑וֹר חֶרְפַּ֥ת ע֝וֹלָ֗ם נָ֣תַן לָֽמוֹ׃<text:s/></text:span><text:span text:style-name="T5200">‬</text:span>‬‬‬</text:p>
        <text:p text:style-name="P5201"><text:span text:style-name="T5202">67</text:span><text:span text:style-name="T5203"> וַ֭יִּמְאַס בְּאֹ֣הֶל יוֹסֵ֑ף וּֽבְשֵׁ֥בֶט אֶ֝פְרַ֗יִם לֹ֣א בָחָֽר׃<text:s/></text:span><text:span text:style-name="T5204">‬</text:span>‬‬‬</text:p>
        <text:p text:style-name="P5205"><text:span text:style-name="T5206">68</text:span><text:span text:style-name="T5207"> וַ֭יִּבְחַר אֶת־שֵׁ֣בֶט יְהוּדָ֑ה אֶֽת־הַ֥ר צִ֝יּ֗וֹן אֲשֶׁ֣ר אָהֵֽב׃<text:s/></text:span><text:span text:style-name="T5208">‬</text:span>‬‬‬</text:p>
        <text:p text:style-name="P5209"><text:span text:style-name="T5210">69</text:span><text:span text:style-name="T5211"> וַיִּ֣בֶן כְּמוֹ־רָ֭מִים מִקְדָּשׁ֑וֹ כְּ֝אֶ֗רֶץ יְסָדָ֥הּ לְעוֹלָֽם׃<text:s/></text:span><text:span text:style-name="T5212">‬</text:span>‬‬‬</text:p>
        <text:p text:style-name="P5213"><text:span text:style-name="T5214">70</text:span><text:span text:style-name="T5215"> וַ֭יִּבְחַר בְּדָוִ֣ד עַבְדּ֑וֹ וַ֝יִּקָּחֵ֗הוּ מִֽמִּכְלְאֹ֥ת צֹֽאן׃<text:s/></text:span><text:span text:style-name="T5216">‬</text:span>‬‬‬</text:p>
        <text:p text:style-name="P5217"><text:span text:style-name="T5218">71</text:span><text:span text:style-name="T5219"> מֵאַחַ֥ר עָל֗וֹת הֱבִ֫יא֥וֹ לִ֭רְעוֹת בְּיַעֲקֹ֣ב עַמּ֑וֹ וּ֝בְיִשְׂרָאֵ֗ל נַחֲלָתֽוֹ׃<text:s/></text:span><text:span text:style-name="T5220">‬</text:span>‬‬‬</text:p>
        <text:p text:style-name="P5221"><text:span text:style-name="T5222">72</text:span><text:span text:style-name="T5223"> וַ֭יִּרְעֵם כְּתֹ֣ם לְבָב֑וֹ וּבִתְבוּנ֖וֹת כַּפָּ֣יו יַנְחֵֽם׃<text:s/></text:span><text:span text:style-name="T5224">‬</text:span>‬‬‬</text:p>
      </text:section>
      <text:section text:name="Sect78" text:style-name="S78">
        <text:soft-page-break/>
        <text:p text:style-name="P5225">Psalm 79</text:p>
        <text:p text:style-name="P5226"><text:span text:style-name="T5227">1</text:span><text:span text:style-name="T5228"> מִזְמ֗וֹר לְאָ֫סָ֥ף אֱ‍ֽלֹהִ֡ים בָּ֤אוּ גוֹיִ֨ם ׀ בְּֽנַחֲלָתֶ֗ךָ טִ֭מְּאוּ אֶת־הֵיכַ֣ל קָדְשֶׁ֑ךָ שָׂ֖מוּ אֶת־יְרוּשָׁלַ֣͏ִם לְעִיִּֽים׃<text:s/></text:span></text:p>
        <text:p text:style-name="P5229"><text:span text:style-name="T5230">2</text:span><text:span text:style-name="T5231"> נָֽתְנ֡וּ אֶת־נִבְלַ֬ת עֲבָדֶ֗יךָ מַ֭אֲכָל לְע֣וֹף הַשָּׁמָ֑יִם בְּשַׂ֥ר חֲ֝סִידֶ֗יךָ לְחַיְתוֹ־אָֽרֶץ׃<text:s/></text:span><text:span text:style-name="T5232">‬</text:span>‬‬‬</text:p>
        <text:p text:style-name="P5233"><text:span text:style-name="T5234">3</text:span><text:span text:style-name="T5235"> שָׁפְכ֬וּ דָמָ֨ם ׀ כַּמַּ֗יִם סְֽבִ֘יב֤וֹת יְֽרוּשָׁלִָ֗ם וְאֵ֣ין קוֹבֵֽר׃<text:s/></text:span><text:span text:style-name="T5236">‬</text:span>‬‬‬</text:p>
        <text:p text:style-name="P5237"><text:span text:style-name="T5238">4</text:span><text:span text:style-name="T5239"> הָיִ֣ינוּ חֶ֭רְפָּה לִשְׁכֵנֵ֑ינוּ לַ֥עַג וָ֝קֶ֗לֶס לִסְבִיבוֹתֵֽינוּ׃<text:s/></text:span><text:span text:style-name="T5240">‬</text:span>‬‬‬</text:p>
        <text:p text:style-name="P5241"><text:span text:style-name="T5242">5</text:span><text:span text:style-name="T5243"> עַד־מָ֣ה יְ֭הוָה תֶּאֱנַ֣ף לָנֶ֑צַח תִּ֭בְעַ֥ר כְּמוֹ־אֵ֝֗שׁ קִנְאָתֶֽךָ׃<text:s/></text:span><text:span text:style-name="T5244">‬</text:span>‬‬‬‬</text:p>
        <text:p text:style-name="P5245"><text:span text:style-name="T5246">6</text:span><text:span text:style-name="T5247"> שְׁפֹ֤ךְ חֲמָתְךָ֗ אֶֽל־הַגּוֹיִם֮ אֲשֶׁ֢ר לֹא־יְדָ֫ע֥וּךָ וְעַ֥ל מַמְלָכ֑וֹת אֲשֶׁ֥ר בְּ֝שִׁמְךָ֗ לֹ֣א קָרָֽאוּ׃<text:s/></text:span><text:span text:style-name="T5248">‬</text:span>‬‬‬</text:p>
        <text:p text:style-name="P5249"><text:span text:style-name="T5250">7</text:span><text:span text:style-name="T5251"> כִּ֭י אָכַ֣ל אֶֽת־יַעֲקֹ֑ב וְֽאֶת־נָוֵ֥הוּ הֵשַֽׁמּוּ׃<text:s/></text:span><text:span text:style-name="T5252">‬</text:span>‬‬‬</text:p>
        <text:p text:style-name="P5253"><text:span text:style-name="T5254">8</text:span><text:span text:style-name="T5255"> אַֽל־תִּזְכָּר־לָנוּ֮ עֲוֺנֹ֢ת רִאשֹׁ֫נִ֥ים מַ֭הֵר יְקַדְּמ֣וּנוּ רַחֲמֶ֑יךָ כִּ֖י דַלּ֣וֹנוּ מְאֹֽד׃<text:s/></text:span><text:span text:style-name="T5256">‬</text:span>‬‬‬</text:p>
        <text:p text:style-name="P5257"><text:span text:style-name="T5258">9</text:span><text:span text:style-name="T5259"> עָזְרֵ֤נוּ ׀ אֱלֹ֘הֵ֤י יִשְׁעֵ֗נוּ עַל־דְּבַ֥ר כְּבֽוֹד־שְׁמֶ֑ךָ וְהַצִּילֵ֥נוּ וְכַפֵּ֥ר עַל־חַ֝טֹּאתֵ֗ינוּ לְמַ֣עַן שְׁמֶֽךָ׃<text:s/></text:span><text:span text:style-name="T5260">‬</text:span>‬‬‬</text:p>
        <text:p text:style-name="P5261"><text:span text:style-name="T5262">10</text:span><text:span text:style-name="T5263"> לָ֤מָּה ׀ יֹאמְר֣וּ הַגּוֹיִם֮ אַיֵּ֢ה אֱ‍ֽלֹהֵ֫יהֶ֥ם יִוָּדַ֣ע *בגיים **בַּגּוֹיִ֣ם לְעֵינֵ֑ינוּ נִ֝קְמַ֗ת דַּֽם־עֲבָדֶ֥יךָ הַשָּׁפֽוּךְ׃<text:s/></text:span><text:span text:style-name="T5264">‬</text:span>‬‬‬</text:p>
        <text:p text:style-name="P5265"><text:span text:style-name="T5266">11</text:span><text:span text:style-name="T5267"> תָּ֤ב֣וֹא לְפָנֶיךָ֮ אֶנְקַ֢ת אָ֫סִ֥יר כְּגֹ֥דֶל זְרוֹעֲךָ֑ ה֝וֹתֵ֗ר בְּנֵ֣י תְמוּתָֽה׃<text:s/></text:span><text:span text:style-name="T5268">‬</text:span>‬‬‬</text:p>
        <text:p text:style-name="P5269"><text:span text:style-name="T5270">12</text:span><text:span text:style-name="T5271"> וְהָ֘שֵׁ֤ב לִשְׁכֵנֵ֣ינוּ שִׁ֭בְעָתַיִם אֶל־חֵיקָ֑ם חֶרְפָּ֘תָ֤ם אֲשֶׁ֖ר חֵרְפ֣וּךָ אֲדֹֽנָינָי׃<text:s/></text:span><text:span text:style-name="T5272">‬</text:span>‬‬‬‬</text:p>
        <text:p text:style-name="P5273"><text:span text:style-name="T5274">13</text:span><text:span text:style-name="T5275"> וַאֲנַ֤חְנוּ עַמְּךָ֨ ׀ וְצֹ֥אן מַרְעִיתֶךָ֮ נ֤וֹדֶ֥ה לְּךָ֗ לְע֫וֹלָ֥ם לְדֹ֥ר וָדֹ֑ר נְ֝סַפֵּ֗ר תְּהִלָּתֶֽךָ׃<text:s/></text:span><text:span text:style-name="T5276">‬</text:span>‬‬‬</text:p>
      </text:section>
      <text:section text:name="Sect79" text:style-name="S79">
        <text:p text:style-name="P5277">Psalm 80</text:p>
        <text:p text:style-name="P5278"><text:span text:style-name="T5279">1</text:span><text:span text:style-name="T5280"> לַמְנַצֵּ֥חַ אֶל־שֹׁשַׁנִּ֑ים עֵד֖וּת לְאָסָ֣ף מִזְמֽוֹר׃<text:s/></text:span></text:p>
        <text:soft-page-break/>
        <text:p text:style-name="P5281"><text:span text:style-name="T5282">2</text:span><text:span text:style-name="T5283"> רֹ֘עֵ֤ה יִשְׂרָאֵ֨ל ׀ הַאֲזִ֗ינָה נֹהֵ֣ג כַּצֹּ֣אן יוֹסֵ֑ף יֹשֵׁ֖ב הַכְּרוּבִ֣ים הוֹפִֽיעָה׃<text:s/></text:span><text:span text:style-name="T5284">‬</text:span>‬‬‬</text:p>
        <text:p text:style-name="P5285"><text:span text:style-name="T5286">3</text:span><text:span text:style-name="T5287"> לִפְנֵ֤י אֶפְרַ֨יִם ׀ וּבִנְיָ֘מִ֤ן וּמְנַשֶּׁ֗ה עוֹרְרָ֥ה אֶת־גְּבֽוּרָתֶ֑ךָ וּלְכָ֖ה לִישֻׁעָ֣תָה לָּֽנוּ׃<text:s/></text:span><text:span text:style-name="T5288">‬</text:span>‬‬‬</text:p>
        <text:p text:style-name="P5289"><text:span text:style-name="T5290">4</text:span><text:span text:style-name="T5291"> אֱלֹהִ֥ים הֲשִׁיבֵ֑נוּ וְהָאֵ֥ר פָּ֝נֶ֗יךָ וְנִוָּשֵֽׁעָה׃<text:s/></text:span><text:span text:style-name="T5292">‬</text:span>‬‬‬</text:p>
        <text:p text:style-name="P5293"><text:span text:style-name="T5294">5</text:span><text:span text:style-name="T5295"> יְהוָ֣ה אֱלֹהִ֣ים צְבָא֑וֹת עַד־מָתַ֥י עָ֝שַׁ֗נְתָּ בִּתְפִלַּ֥ת עַמֶּֽךָ׃<text:s/></text:span><text:span text:style-name="T5296">‬</text:span>‬‬‬</text:p>
        <text:p text:style-name="P5297"><text:span text:style-name="T5298">6</text:span><text:span text:style-name="T5299"> הֶ֭אֱכַלְתָּם לֶ֣חֶם דִּמְעָ֑ה וַ֝תַּשְׁקֵ֗מוֹ בִּדְמָע֥וֹת שָׁלִֽישׁ׃<text:s/></text:span><text:span text:style-name="T5300">‬</text:span>‬‬‬</text:p>
        <text:p text:style-name="P5301"><text:span text:style-name="T5302">7</text:span><text:span text:style-name="T5303"> תְּשִׂימֵ֣נוּ מָ֭דוֹן לִשְׁכֵנֵ֑ינוּ וְ֝אֹיְבֵ֗ינוּ יִלְעֲגוּ־לָֽמוֹ׃<text:s/></text:span><text:span text:style-name="T5304">‬</text:span>‬‬‬</text:p>
        <text:p text:style-name="P5305"><text:span text:style-name="T5306">8</text:span><text:span text:style-name="T5307"> אֱלֹהִ֣ים צְבָא֣וֹת הֲשִׁיבֵ֑נוּ וְהָאֵ֥ר פָּ֝נֶ֗יךָ וְנִוָּשֵֽׁעָה׃<text:s/></text:span><text:span text:style-name="T5308">‬</text:span>‬‬‬</text:p>
        <text:p text:style-name="P5309"><text:span text:style-name="T5310">9</text:span><text:span text:style-name="T5311"> גֶּ֭פֶן מִמִּצְרַ֣יִם תַּסִּ֑יעַ תְּגָרֵ֥שׁ גּ֝וֹיִ֗ם וַתִּטָּעֶֽהָ׃<text:s/></text:span><text:span text:style-name="T5312">‬</text:span>‬‬‬</text:p>
        <text:p text:style-name="P5313"><text:span text:style-name="T5314">10</text:span><text:span text:style-name="T5315"> פִּנִּ֥יתָ לְפָנֶ֑יהָ וַתַּשְׁרֵ֥שׁ שָׁ֝רָשֶׁ֗יהָ וַתְּמַלֵּא־אָֽרֶץ׃<text:s/></text:span><text:span text:style-name="T5316">‬</text:span>‬‬‬</text:p>
        <text:p text:style-name="P5317"><text:span text:style-name="T5318">11</text:span><text:span text:style-name="T5319"> כָּסּ֣וּ הָרִ֣ים צִלָּ֑הּ וַ֝עֲנָפֶ֗יהָ אַֽרְזֵי־אֵֽל׃<text:s/></text:span><text:span text:style-name="T5320">‬</text:span>‬‬‬</text:p>
        <text:p text:style-name="P5321"><text:span text:style-name="T5322">12</text:span><text:span text:style-name="T5323"> תְּשַׁלַּ֣ח קְצִירֶ֣הָ עַד־יָ֑ם וְאֶל־נָ֝הָ֗ר יֽוֹנְקוֹתֶֽיהָ׃<text:s/></text:span><text:span text:style-name="T5324">‬</text:span>‬‬‬</text:p>
        <text:p text:style-name="P5325"><text:span text:style-name="T5326">13</text:span><text:span text:style-name="T5327"> לָ֭מָּה פָּרַ֣צְתָּ גְדֵרֶ֑יהָ וְ֝אָר֗וּהָ כָּל־עֹ֥בְרֵי דָֽרֶךְ׃<text:s/></text:span><text:span text:style-name="T5328">‬</text:span>‬‬‬</text:p>
        <text:p text:style-name="P5329"><text:span text:style-name="T5330">14</text:span><text:span text:style-name="T5331"> יְכַרְסְמֶ֣נָּֽה חֲזִ֣יר מִיָּ֑</text:span><text:span text:style-name="T5332">עַ</text:span><text:span text:style-name="T5333">ר וְזִ֖יז שָׂדַ֣י יִרְעֶֽנָּה׃<text:s/></text:span><text:span text:style-name="T5334">‬</text:span>‬‬‬‬</text:p>
        <text:p text:style-name="P5335"><text:span text:style-name="T5336">15</text:span><text:span text:style-name="T5337"> אֱלֹהִ֣ים צְבָאוֹת֮ שֽׁ֫וּב־נָ֥א הַבֵּ֣ט מִשָּׁמַ֣יִם וּרְאֵ֑ה וּ֝פְקֹ֗ד גֶּ֣פֶן זֹֽאת׃<text:s/></text:span><text:span text:style-name="T5338">‬</text:span>‬‬‬</text:p>
        <text:p text:style-name="P5339"><text:span text:style-name="T5340">16</text:span><text:span text:style-name="T5341"> וְ֭כַנָּה אֲשֶׁר־נָטְעָ֣ה יְמִינֶ֑ךָ וְעַל־בֵּ֝֗ן אִמַּ֥צְתָּה לָּֽךְ׃<text:s/></text:span><text:span text:style-name="T5342">‬</text:span>‬‬‬</text:p>
        <text:p text:style-name="P5343"><text:span text:style-name="T5344">17</text:span><text:span text:style-name="T5345"> שְׂרֻפָ֣ה בָאֵ֣שׁ כְּסוּחָ֑ה מִגַּעֲרַ֖ת פָּנֶ֣יךָ יֹאבֵֽדוּ׃<text:s/></text:span><text:span text:style-name="T5346">‬</text:span>‬‬‬</text:p>
        <text:p text:style-name="P5347"><text:span text:style-name="T5348">18</text:span><text:span text:style-name="T5349"> תְּֽהִי־יָ֭דְךָ עַל־אִ֣ישׁ יְמִינֶ֑ךָ עַל־בֶּן־אָ֝דָ֗ם אִמַּ֥צְתָּ לָּֽךְ׃<text:s/></text:span><text:span text:style-name="T5350">‬</text:span>‬‬‬</text:p>
        <text:soft-page-break/>
        <text:p text:style-name="P5351"><text:span text:style-name="T5352">19</text:span><text:span text:style-name="T5353"> וְלֹא־נָס֥וֹג מִמֶּ֑ךָּ תְּ֝חַיֵּ֗נוּ וּבְשִׁמְךָ֥ נִקְרָֽא׃<text:s/></text:span><text:span text:style-name="T5354">‬</text:span>‬‬‬</text:p>
        <text:p text:style-name="P5355"><text:span text:style-name="T5356">20</text:span><text:span text:style-name="T5357"> יְה֘וָ֤ה אֱלֹהִ֣ים צְבָא֣וֹת הֲשִׁיבֵ֑נוּ הָאֵ֥ר פָּ֝נֶ֗יךָ וְנִוָּשֵֽׁעָה׃<text:s/></text:span><text:span text:style-name="T5358">‬</text:span>‬‬‬</text:p>
      </text:section>
      <text:section text:name="Sect80" text:style-name="S80">
        <text:p text:style-name="P5359">Psalm 81</text:p>
        <text:p text:style-name="P5360"><text:span text:style-name="T5361">1</text:span><text:span text:style-name="T5362"> לַמְנַצֵּ֬חַ ׀ עַֽל־הַגִּתִּ֬ית לְאָסָֽף׃<text:s/></text:span></text:p>
        <text:p text:style-name="P5363"><text:span text:style-name="T5364">2</text:span><text:span text:style-name="T5365"> הַ֭רְנִינוּ לֵאלֹהִ֣ים עוּזֵּ֑נוּ הָ֝רִ֗יעוּ לֵאלֹהֵ֥י יַעֲקֹֽב׃<text:s/></text:span><text:span text:style-name="T5366">‬</text:span>‬‬‬</text:p>
        <text:p text:style-name="P5367"><text:span text:style-name="T5368">3</text:span><text:span text:style-name="T5369"> שְֽׂאוּ־זִ֭מְרָה וּתְנוּ־תֹ֑ף כִּנּ֖וֹר נָעִ֣ים עִם־נָֽבֶל׃<text:s/></text:span><text:span text:style-name="T5370">‬</text:span>‬‬‬</text:p>
        <text:p text:style-name="P5371"><text:span text:style-name="T5372">4</text:span><text:span text:style-name="T5373"> תִּקְע֣וּ בַחֹ֣דֶשׁ שׁוֹפָ֑ר בַּ֝כֵּ֗סֶה לְי֣וֹם חַגֵּֽנוּ׃<text:s/></text:span><text:span text:style-name="T5374">‬</text:span>‬‬‬</text:p>
        <text:p text:style-name="P5375"><text:span text:style-name="T5376">5</text:span><text:span text:style-name="T5377"> כִּ֤י חֹ֣ק לְיִשְׂרָאֵ֣ל ה֑וּא מִ֝שְׁפָּ֗ט לֵאלֹהֵ֥י יַעֲקֹֽב׃<text:s/></text:span><text:span text:style-name="T5378">‬</text:span>‬‬‬</text:p>
        <text:p text:style-name="P5379"><text:span text:style-name="T5380">6</text:span><text:span text:style-name="T5381"> עֵד֤וּת ׀ בִּֽיה֘וֹסֵ֤ף שָׂמ֗וֹ בְּ֭צֵאתוֹ עַל־אֶ֣רֶץ מִצְרָ֑יִם שְׂפַ֖ת לֹא־יָדַ֣עְתִּי אֶשְׁמָֽע׃<text:s/></text:span><text:span text:style-name="T5382">‬</text:span>‬‬‬</text:p>
        <text:p text:style-name="P5383"><text:span text:style-name="T5384">7</text:span><text:span text:style-name="T5385"> הֲסִיר֣וֹתִי מִסֵּ֣בֶל שִׁכְמ֑וֹ כַּ֝פָּ֗יו מִדּ֥וּד תַּעֲבֹֽרְנָה׃<text:s/></text:span><text:span text:style-name="T5386">‬</text:span>‬‬‬</text:p>
        <text:p text:style-name="P5387"><text:span text:style-name="T5388">8</text:span><text:span text:style-name="T5389"> בַּצָּרָ֥ה קָרָ֗אתָ וָאֲחַ֫לְּצֶ֥ךָּ אֶ֭עֶנְךָ בְּסֵ֣תֶר רַ֑עַם אֶבְחָֽנְךָ֨ עַל־מֵ֖י מְרִיבָ֣ה סֶֽלָה׃<text:s/></text:span><text:span text:style-name="T5390">‬</text:span>‬‬‬</text:p>
        <text:p text:style-name="P5391"><text:span text:style-name="T5392">9</text:span><text:span text:style-name="T5393"> שְׁמַ֣ע עַ֭מִּי וְאָעִ֣ידָה בָּ֑ךְ יִ֝שְׂרָאֵ֗ל אִם־תִּֽשְׁמַֽע־לִֽי׃<text:s/></text:span><text:span text:style-name="T5394">‬</text:span>‬‬‬</text:p>
        <text:p text:style-name="P5395"><text:span text:style-name="T5396">10</text:span><text:span text:style-name="T5397"> לֹֽא־יִהְיֶ֣ה בְ֭ךָ אֵ֣ל זָ֑ר וְלֹ֥א תִ֝שְׁתַּחֲוֶ֗ה לְאֵ֣ל נֵכָֽר׃<text:s/></text:span><text:span text:style-name="T5398">‬</text:span>‬‬‬</text:p>
        <text:p text:style-name="P5399"><text:span text:style-name="T5400">11</text:span><text:span text:style-name="T5401"> אָנֹכִ֨י ׀ יְה֘וָ֤ה אֱלֹהֶ֗יךָ הַֽ֭מַּעַלְךָ מֵאֶ֣רֶץ מִצְרָ֑יִם הַרְחֶב־פִּ֝֗יךָ וַאֲמַּלְאֵֽהוּ׃<text:s/></text:span><text:span text:style-name="T5402">‬</text:span>‬‬‬</text:p>
        <text:p text:style-name="P5403"><text:span text:style-name="T5404">12</text:span><text:span text:style-name="T5405"> וְלֹא־שָׁמַ֣ע עַמִּ֣י לְקוֹלִ֑י וְ֝יִשְׂרָאֵ֗ל לֹא־אָ֥בָה לִֽי׃<text:s/></text:span><text:span text:style-name="T5406">‬</text:span>‬‬‬</text:p>
        <text:p text:style-name="P5407"><text:span text:style-name="T5408">13</text:span><text:span text:style-name="T5409"> וָֽ֭אֲשַׁלְּחֵהוּ בִּשְׁרִיר֣וּת לִבָּ֑ם יֵ֝לְכ֗וּ בְּֽמוֹעֲצוֹתֵיהֶֽם׃<text:s/></text:span><text:span text:style-name="T5410">‬</text:span>‬‬‬</text:p>
        <text:p text:style-name="P5411"><text:span text:style-name="T5412">14</text:span><text:span text:style-name="T5413"> ל֗וּ עַ֭מִּי שֹׁמֵ֣עַֽ לִ֑י יִ֝שְׂרָאֵ֗ל בִּדְרָכַ֥י יְהַלֵּֽכוּ׃<text:s/></text:span><text:span text:style-name="T5414">‬</text:span>‬‬‬</text:p>
        <text:soft-page-break/>
        <text:p text:style-name="P5415"><text:span text:style-name="T5416">15</text:span><text:span text:style-name="T5417"> כִּ֭מְעַט אוֹיְבֵיהֶ֣ם אַכְנִ֑יעַ וְעַ֥ל צָ֝רֵיהֶ֗ם אָשִׁ֥יב יָדִֽי׃<text:s/></text:span><text:span text:style-name="T5418">‬</text:span>‬‬‬</text:p>
        <text:p text:style-name="P5419"><text:span text:style-name="T5420">16</text:span><text:span text:style-name="T5421"> מְשַׂנְאֵ֣י יְ֭הוָה יְכַֽחֲשׁוּ־ל֑וֹ וִיהִ֖י עִתָּ֣ם לְעוֹלָֽם׃<text:s/></text:span><text:span text:style-name="T5422">‬</text:span>‬‬‬</text:p>
        <text:p text:style-name="P5423"><text:span text:style-name="T5424">17</text:span><text:span text:style-name="T5425"> וֽ͏ַ֭יַּאֲכִילֵהוּ מֵחֵ֣לֶב חִטָּ֑ה וּ֝מִצּ֗וּר דְּבַ֣שׁ אַשְׂבִּיעֶֽךָ׃<text:s/></text:span><text:span text:style-name="T5426">‬</text:span>‬‬‬</text:p>
      </text:section>
      <text:section text:name="Sect81" text:style-name="S81">
        <text:p text:style-name="P5427">Psalm 82</text:p>
        <text:p text:style-name="P5428"><text:span text:style-name="T5429">1</text:span><text:span text:style-name="T5430"> מִזְמ֗וֹר לְאָ֫סָ֥ף אֱ‍ֽלֹהִ֗ים נִצָּ֥ב בַּעֲדַת־אֵ֑ל בְּקֶ֖רֶב אֱלֹהִ֣ים יִשְׁפֹּֽט׃<text:s/></text:span></text:p>
        <text:p text:style-name="P5431"><text:span text:style-name="T5432">2</text:span><text:span text:style-name="T5433"> עַד־מָתַ֥י תִּשְׁפְּטוּ־עָ֑וֶל וּפְנֵ֥י רְ֝שָׁעִ֗ים תִּשְׂאוּ־סֶֽלָה׃<text:s/></text:span><text:span text:style-name="T5434">‬</text:span>‬‬‬</text:p>
        <text:p text:style-name="P5435"><text:span text:style-name="T5436">3</text:span><text:span text:style-name="T5437"> שִׁפְטוּ־דַ֥ל וְיָת֑וֹם עָנִ֖י וָרָ֣שׁ הַצְדִּֽיקוּ׃<text:s/></text:span><text:span text:style-name="T5438">‬</text:span>‬‬‬</text:p>
        <text:p text:style-name="P5439"><text:span text:style-name="T5440">4</text:span><text:span text:style-name="T5441"> פַּלְּטוּ־דַ֥ל וְאֶבְי֑וֹן מִיַּ֖ד רְשָׁעִ֣ים הַצִּֽילוּ׃<text:s/></text:span><text:span text:style-name="T5442">‬</text:span>‬‬‬</text:p>
        <text:p text:style-name="P5443"><text:span text:style-name="T5444">5</text:span><text:span text:style-name="T5445"> לֹ֤א יָֽדְע֨וּ ׀ וְלֹ֥א יָבִ֗ינוּ בַּחֲשֵׁכָ֥ה יִתְהַלָּ֑כוּ יִ֝מּ֗וֹטוּ כָּל־מ֥וֹסְדֵי אָֽרֶץ׃<text:s/></text:span><text:span text:style-name="T5446">‬</text:span>‬‬‬</text:p>
        <text:p text:style-name="P5447"><text:span text:style-name="T5448">6</text:span><text:span text:style-name="T5449"> אֲ‍ֽנִי־אָ֭מַרְתִּי אֱלֹהִ֣ים אַתֶּ֑ם וּבְנֵ֖י עֶלְי֣וֹן כֻּלְּכֶֽם׃<text:s/></text:span><text:span text:style-name="T5450">‬</text:span>‬‬‬</text:p>
        <text:p text:style-name="P5451"><text:span text:style-name="T5452">7</text:span><text:span text:style-name="T5453"> אָ֭כֵן כְּאָדָ֣ם תְּמוּת֑וּן וּכְאַחַ֖ד הַשָּׂרִ֣ים תִּפֹּֽלוּ׃<text:s/></text:span><text:span text:style-name="T5454">‬</text:span>‬‬‬</text:p>
        <text:p text:style-name="P5455"><text:span text:style-name="T5456">8</text:span><text:span text:style-name="T5457"> קוּמָ֣ה אֱ֭לֹהִים שָׁפְטָ֣ה הָאָ֑רֶץ כִּֽי־אַתָּ֥ה תִ֝נְחַ֗ל בְּכָל־הַגּוֹיִֽם׃<text:s/></text:span><text:span text:style-name="T5458">‬</text:span>‬‬‬</text:p>
      </text:section>
      <text:section text:name="Sect82" text:style-name="S82">
        <text:p text:style-name="P5459">Psalm 83</text:p>
        <text:p text:style-name="P5460"><text:span text:style-name="T5461">1</text:span><text:span text:style-name="T5462"> שִׁ֖יר מִזְמ֣וֹר לְאָסָֽף׃<text:s/></text:span></text:p>
        <text:p text:style-name="P5463"><text:span text:style-name="T5464">2</text:span><text:span text:style-name="T5465"> אֱלֹהִ֥ים אַל־דֳּמִי־לָ֑ךְ אַל־תֶּחֱרַ֖שׁ וְאַל־תִּשְׁקֹ֣ט אֵֽל׃<text:s/></text:span><text:span text:style-name="T5466">‬</text:span>‬‬‬</text:p>
        <text:p text:style-name="P5467"><text:span text:style-name="T5468">3</text:span><text:span text:style-name="T5469"> כִּֽי־הִנֵּ֣ה א֭וֹיְבֶיךָ יֶהֱמָי֑וּן וּ֝מְשַׂנְאֶ֗יךָ נָ֣שְׂאוּ רֹֽאשׁ׃<text:s/></text:span><text:span text:style-name="T5470">‬</text:span>‬‬‬</text:p>
        <text:p text:style-name="P5471"><text:span text:style-name="T5472">4</text:span><text:span text:style-name="T5473"> עַֽל־עַ֭מְּךָ יַעֲרִ֣ימוּ ס֑וֹד וְ֝יִתְיָעֲצ֗וּ עַל־צְפוּנֶֽיךָ׃<text:s/></text:span><text:span text:style-name="T5474">‬</text:span>‬‬‬</text:p>
        <text:soft-page-break/>
        <text:p text:style-name="P5475"><text:span text:style-name="T5476">5</text:span><text:span text:style-name="T5477"> אָמְר֗וּ לְ֭כוּ וְנַכְחִידֵ֣ם מִגּ֑וֹי וְלֹֽא־יִזָּכֵ֖ר שֵֽׁם־יִשְׂרָאֵ֣ל עֽוֹד׃<text:s/></text:span><text:span text:style-name="T5478">‬</text:span>‬‬‬</text:p>
        <text:p text:style-name="P5479"><text:span text:style-name="T5480">6</text:span><text:span text:style-name="T5481"> כִּ֤י נוֹעֲצ֣וּ לֵ֣ב יַחְדָּ֑ו עָ֝לֶ֗יךָ בְּרִ֣ית יִכְרֹֽתוּ׃<text:s/></text:span><text:span text:style-name="T5482">‬</text:span>‬‬‬</text:p>
        <text:p text:style-name="P5483"><text:span text:style-name="T5484">7</text:span><text:span text:style-name="T5485"> אָהֳלֵ֣י אֱ֭דוֹם וְיִשְׁמְעֵאלִ֗ים מוֹאָ֥ב וְהַגְרֽ͏ִים׃<text:s/></text:span><text:span text:style-name="T5486">‬</text:span>‬‬‬</text:p>
        <text:p text:style-name="P5487"><text:span text:style-name="T5488">8</text:span><text:span text:style-name="T5489"> גְּבָ֣ל וְ֭עַמּוֹן וַעֲמָלֵ֑ק פְּ֝לֶ֗שֶׁת עִם־יֹ֥שְׁבֵי צֽוֹר׃<text:s/></text:span><text:span text:style-name="T5490">‬</text:span>‬‬‬</text:p>
        <text:p text:style-name="P5491"><text:span text:style-name="T5492">9</text:span><text:span text:style-name="T5493"> גַּם־אַ֭שּׁוּר נִלְוָ֣ה עִמָּ֑ם הָ֤י֥וּ זְר֖וֹעַ לִבְנֵי־ל֣וֹט סֶֽלָה׃<text:s/></text:span><text:span text:style-name="T5494">‬</text:span>‬‬‬</text:p>
        <text:p text:style-name="P5495"><text:span text:style-name="T5496">10</text:span><text:span text:style-name="T5497"> עֲשֵֽׂה־לָהֶ֥ם כְּמִדְיָ֑ן כְּֽסִֽיסְרָ֥א כְ֝יָבִ֗ין בְּנַ֣חַל קִישֽׁוֹן׃<text:s/></text:span><text:span text:style-name="T5498">‬</text:span>‬‬‬</text:p>
        <text:p text:style-name="P5499"><text:span text:style-name="T5500">11</text:span><text:span text:style-name="T5501"> נִשְׁמְד֥וּ בְֽעֵין־דֹּ֑אר הָ֥יוּ דֹ֝֗מֶן לָאֲדָמָֽה׃<text:s/></text:span><text:span text:style-name="T5502">‬</text:span>‬‬‬</text:p>
        <text:p text:style-name="P5503"><text:span text:style-name="T5504">12</text:span><text:span text:style-name="T5505"> שִׁיתֵ֣מוֹ נְ֭דִיבֵמוֹ כְּעֹרֵ֣ב וְכִזְאֵ֑ב וּֽכְזֶ֥בַח וּ֝כְצַלְמֻנָּ֗ע כָּל־נְסִיכֵֽמוֹ׃<text:s/></text:span><text:span text:style-name="T5506">‬</text:span>‬‬‬</text:p>
        <text:p text:style-name="P5507"><text:span text:style-name="T5508">13</text:span><text:span text:style-name="T5509"> אֲשֶׁ֣ר אָ֭מְרוּ נִ֣ירֲשָׁה לָּ֑נוּ אֵ֝֗ת נְא֣וֹת אֱלֹהִֽים׃<text:s/></text:span><text:span text:style-name="T5510">‬</text:span>‬‬‬</text:p>
        <text:p text:style-name="P5511"><text:span text:style-name="T5512">14</text:span><text:span text:style-name="T5513"> אֱ‍ֽלֹהַ֗י שִׁיתֵ֥מוֹ כַגַּלְגַּ֑ל כְּ֝קַ֗שׁ לִפְנֵי־רֽוּחַ׃<text:s/></text:span><text:span text:style-name="T5514">‬</text:span>‬‬‬</text:p>
        <text:p text:style-name="P5515"><text:span text:style-name="T5516">15</text:span><text:span text:style-name="T5517"> כְּאֵ֥שׁ תִּבְעַר־יָ֑עַר וּ֝כְלֶהָבָ֗ה תְּלַהֵ֥ט הָרִֽים׃<text:s/></text:span><text:span text:style-name="T5518">‬</text:span>‬‬‬</text:p>
        <text:p text:style-name="P5519"><text:span text:style-name="T5520">16</text:span><text:span text:style-name="T5521"> כֵּ֭ן תִּרְדְּפֵ֣ם בְּסַעֲרֶ֑ךָ וּבְסוּפָתְךָ֥ תְבַהֲלֵֽם׃<text:s/></text:span><text:span text:style-name="T5522">‬</text:span>‬‬‬</text:p>
        <text:p text:style-name="P5523"><text:span text:style-name="T5524">17</text:span><text:span text:style-name="T5525"> מַלֵּ֣א פְנֵיהֶ֣ם קָל֑וֹן וִֽיבַקְשׁ֖וּ שִׁמְךָ֣ יְהוָֽה׃<text:s/></text:span><text:span text:style-name="T5526">‬</text:span>‬‬‬</text:p>
        <text:p text:style-name="P5527"><text:span text:style-name="T5528">18</text:span><text:span text:style-name="T5529"> יֵבֹ֖שׁוּ וְיִבָּהֲל֥וּ עֲדֵי־עַ֗ד וְֽיַחְפְּר֥וּ וְיֹאבֵֽדוּ׃<text:s/></text:span><text:span text:style-name="T5530">‬</text:span>‬‬‬</text:p>
        <text:p text:style-name="P5531"><text:span text:style-name="T5532">19</text:span><text:span text:style-name="T5533"> וְֽיֵדְע֗וּ כִּֽי־אַתָּ֬ה שִׁמְךָ֣ יְהוָ֣ה לְבַדֶּ֑ךָ עֶ֝לְי֗וֹן עַל־כָּל־הָאָֽרֶץ׃<text:s/></text:span><text:span text:style-name="T5534">‬</text:span>‬‬‬</text:p>
      </text:section>
      <text:section text:name="Sect83" text:style-name="S83">
        <text:p text:style-name="P5535">Psalm 84</text:p>
        <text:p text:style-name="P5536"><text:span text:style-name="T5537">1</text:span><text:span text:style-name="T5538"> לַמְנַצֵּ֥חַ עַֽל־הַגִּתִּ֑ית לִבְנֵי־קֹ֥רַח מִזְמֽוֹר׃<text:s/></text:span></text:p>
        <text:soft-page-break/>
        <text:p text:style-name="P5539"><text:span text:style-name="T5540">2</text:span><text:span text:style-name="T5541"> מַה־יְּדִיד֥וֹת מִשְׁכְּנוֹתֶ֗יךָ יְהוָ֥ה צְבָאֽוֹת׃<text:s/></text:span><text:span text:style-name="T5542">‬</text:span>‬‬‬</text:p>
        <text:p text:style-name="P5543"><text:span text:style-name="T5544">3</text:span><text:span text:style-name="T5545"> נִכְסְפָ֬ה וְגַם־כָּלְתָ֨ה ׀ נַפְשִׁי֮ לְחַצְר֢וֹת יְה֫וָ֥ה לִבִּ֥י וּבְשָׂרִ֑י יְ֝רַנְּנ֗וּ אֶ֣ל אֵֽל־חָֽי׃<text:s/></text:span><text:span text:style-name="T5546">‬</text:span>‬‬‬‬</text:p>
        <text:p text:style-name="P5547"><text:span text:style-name="T5548">4</text:span><text:span text:style-name="T5549"> גַּם־צִפּ֨וֹר ׀ מָ֪צְאָה בַ֡יִת וּדְר֤וֹר ׀ קֵ֥ן לָהּ֮ אֲשֶׁר־שָׁ֢תָה אֶפְרֹ֫חֶ֥יהָ אֶֽת־מִ֭זְבְּחוֹתֶיךָ יְהוָ֣ה צְבָא֑וֹת מַ֝לְכִּ֗י וֵאלֹהָֽי׃<text:s/></text:span><text:span text:style-name="T5550">‬</text:span>‬‬‬</text:p>
        <text:p text:style-name="P5551"><text:span text:style-name="T5552">5</text:span><text:span text:style-name="T5553"> אַ֭שְׁרֵי יוֹשְׁבֵ֣י בֵיתֶ֑ךָ ע֝֗וֹד יְֽהַלְל֥וּךָ סֶּֽלָה׃<text:s/></text:span><text:span text:style-name="T5554">‬</text:span>‬‬‬</text:p>
        <text:p text:style-name="P5555"><text:span text:style-name="T5556">6</text:span><text:span text:style-name="T5557"> אַשְׁרֵ֣י אָ֭דָם עֽוֹז־ל֥וֹ בָ֑ךְ מְ֝סִלּ֗וֹת בִּלְבָבָֽם׃<text:s/></text:span><text:span text:style-name="T5558">‬</text:span>‬‬‬</text:p>
        <text:p text:style-name="P5559"><text:span text:style-name="T5560">7</text:span><text:span text:style-name="T5561"> עֹבְרֵ֤י ׀ בְּעֵ֣מֶק הַ֭בָּכָא מַעְיָ֣ן יְשִׁית֑וּהוּ גַּם־בְּ֝רָכ֗וֹת יַעְטֶ֥ה מוֹרֶֽה׃<text:s/></text:span><text:span text:style-name="T5562">‬</text:span>‬‬‬</text:p>
        <text:p text:style-name="P5563"><text:span text:style-name="T5564">8</text:span><text:span text:style-name="T5565"> יֵ֭לְכוּ מֵחַ֣יִל אֶל־חָ֑יִל יֵרָאֶ֖ה אֶל־אֱלֹהִ֣ים בְּצִיּֽוֹן׃<text:s/></text:span><text:span text:style-name="T5566">‬</text:span>‬‬‬</text:p>
        <text:p text:style-name="P5567"><text:span text:style-name="T5568">9</text:span><text:span text:style-name="T5569"> יְה֘וָ֤ה אֱלֹהִ֣ים צְ֭בָאוֹת שִׁמְעָ֣ה תְפִלָּתִ֑י הַאֲזִ֨ינָה אֱלֹהֵ֖י יַעֲקֹ֣ב סֶֽלָה׃<text:s/></text:span><text:span text:style-name="T5570">‬</text:span>‬‬‬</text:p>
        <text:p text:style-name="P5571"><text:span text:style-name="T5572">10</text:span><text:span text:style-name="T5573"> מָ֭גִנֵּנוּ רְאֵ֣ה אֱלֹהִ֑ים וְ֝הַבֵּ֗ט פְּנֵ֣י מְשִׁיחֶֽךָ׃<text:s/></text:span><text:span text:style-name="T5574">‬</text:span>‬‬‬</text:p>
        <text:p text:style-name="P5575"><text:span text:style-name="T5576">11</text:span><text:span text:style-name="T5577"> כִּ֤י טֽוֹב־י֥וֹם בַּחֲצֵרֶ֗יךָ מֵ֫אָ֥לֶף בָּחַ֗רְתִּי הִ֭סְתּוֹפֵף בְּבֵ֣ית אֱלֹהַ֑י מִ֝דּ֗וּר בְּאָהֳלֵי־רֶֽשַׁע׃<text:s/></text:span><text:span text:style-name="T5578">‬</text:span>‬‬‬</text:p>
        <text:p text:style-name="P5579"><text:span text:style-name="T5580">12</text:span><text:span text:style-name="T5581"> כִּ֤י שֶׁ֨מֶשׁ ׀ וּמָגֵן֮ יְהוָ֢ה אֱלֹ֫הִ֥ים חֵ֣ן וְ֭כָבוֹד יִתֵּ֣ן יְהוָ֑ה לֹ֥א יִמְנַע־ט֝֗וֹב לַֽהֹלְכִ֥ים בְּתָמִֽים׃<text:s/></text:span><text:span text:style-name="T5582">‬</text:span>‬‬‬</text:p>
        <text:p text:style-name="P5583"><text:span text:style-name="T5584">13</text:span><text:span text:style-name="T5585"> יְהוָ֥ה צְבָא֑וֹת אַֽשְׁרֵ֥י אָ֝דָ֗ם בֹּטֵ֥חַ בָּֽךְ׃<text:s/></text:span><text:span text:style-name="T5586">‬</text:span>‬‬‬</text:p>
      </text:section>
      <text:section text:name="Sect84" text:style-name="S84">
        <text:p text:style-name="P5587">Psalm 85</text:p>
        <text:p text:style-name="P5588"><text:span text:style-name="T5589">1</text:span><text:span text:style-name="T5590"> לַמְנַצֵּ֬חַ ׀ לִבְנֵי־קֹ֬רַח מִזְמֽוֹר׃<text:s/></text:span></text:p>
        <text:p text:style-name="P5591"><text:span text:style-name="T5592">2</text:span><text:span text:style-name="T5593"> רָצִ֣יתָ יְהוָ֣ה אַרְצֶ֑ךָ שַׁ֝֗בְתָּ *שבות **שְׁבִ֣ית יַעֲקֹֽב׃<text:s/></text:span><text:span text:style-name="T5594">‬</text:span>‬‬‬</text:p>
        <text:p text:style-name="P5595"><text:span text:style-name="T5596">3</text:span><text:span text:style-name="T5597"> נָ֭שָׂאתָ עֲוֺ֣ן עַמֶּ֑ךָ כִּסִּ֖יתָ כָל־חַטָּאתָ֣ם סֶֽלָה׃<text:s/></text:span><text:span text:style-name="T5598">‬</text:span>‬‬‬</text:p>
        <text:p text:style-name="P5599"><text:span text:style-name="T5600">4</text:span><text:span text:style-name="T5601"> אָסַ֥פְתָּ כָל־עֶבְרָתֶ֑ךָ הֱ֝שִׁיב֗וֹתָ מֵחֲר֥וֹן אַפֶּֽךָ׃<text:s/></text:span><text:span text:style-name="T5602">‬</text:span>‬‬‬</text:p>
        <text:soft-page-break/>
        <text:p text:style-name="P5603"><text:span text:style-name="T5604">5</text:span><text:span text:style-name="T5605"> שׁ֭וּבֵנוּ אֱלֹהֵ֣י יִשְׁעֵ֑נוּ וְהָפֵ֖ר כַּֽעַסְךָ֣ עִמָּֽנוּ׃<text:s/></text:span><text:span text:style-name="T5606">‬</text:span>‬‬‬</text:p>
        <text:p text:style-name="P5607"><text:span text:style-name="T5608">6</text:span><text:span text:style-name="T5609"> הַלְעוֹלָ֥ם תֶּֽאֱנַף־בָּ֑נוּ תִּמְשֹׁ֥ךְ אַ֝פְּךָ֗ לְדֹ֣ר וָדֹֽר׃<text:s/></text:span><text:span text:style-name="T5610">‬</text:span>‬‬‬</text:p>
        <text:p text:style-name="P5611"><text:span text:style-name="T5612">7</text:span><text:span text:style-name="T5613"> הֽ͏ֲלֹא־אַ֭תָּה תָּשׁ֣וּב תְּחַיֵּ֑נוּ וְ֝עַמְּךָ֗ יִשְׂמְחוּ־בָֽךְ׃<text:s/></text:span><text:span text:style-name="T5614">‬</text:span>‬‬‬</text:p>
        <text:p text:style-name="P5615"><text:span text:style-name="T5616">8</text:span><text:span text:style-name="T5617"> הַרְאֵ֣נוּ יְהוָ֣ה חַסְדֶּ֑ךָ וְ֝יֶשְׁעֲךָ֗ תִּתֶּן־לָֽנוּ׃<text:s/></text:span><text:span text:style-name="T5618">‬</text:span>‬‬‬</text:p>
        <text:p text:style-name="P5619"><text:span text:style-name="T5620">9</text:span><text:span text:style-name="T5621"> אֶשְׁמְעָ֗ה מַה־יְדַבֵּר֮ הָאֵ֢ל ׀ יְה֫וָ֥ה כִּ֤י ׀ יְדַבֵּ֬ר שָׁל֗וֹם אֶל־עַמּ֥וֹ וְאֶל־חֲסִידָ֑יו וְֽאַל־יָשׁ֥וּבוּ לְכִסְלָֽה׃<text:s/></text:span><text:span text:style-name="T5622">‬</text:span>‬‬‬</text:p>
        <text:p text:style-name="P5623"><text:span text:style-name="T5624">10</text:span><text:span text:style-name="T5625"> אַ֤ךְ ׀ קָר֣וֹב לִירֵאָ֣יו יִשְׁע֑וֹ לִשְׁכֹּ֖ן כָּב֣וֹד בְּאַרְצֵֽנוּ׃<text:s/></text:span><text:span text:style-name="T5626">‬</text:span>‬‬‬</text:p>
        <text:p text:style-name="P5627"><text:span text:style-name="T5628">11</text:span><text:span text:style-name="T5629"> חֶֽסֶד־וֶאֱמֶ֥ת נִפְגָּ֑שׁוּ צֶ֖דֶק וְשָׁל֣וֹם נָשָֽׁקוּ׃<text:s/></text:span><text:span text:style-name="T5630">‬</text:span>‬‬‬</text:p>
        <text:p text:style-name="P5631"><text:span text:style-name="T5632">12</text:span><text:span text:style-name="T5633"> אֱ֭מֶת מֵאֶ֣רֶץ תִּצְמָ֑ח וְ֝צֶ֗דֶק מִשָּׁמַ֥יִם נִשְׁקָֽף׃<text:s/></text:span><text:span text:style-name="T5634">‬</text:span>‬‬‬</text:p>
        <text:p text:style-name="P5635"><text:span text:style-name="T5636">13</text:span><text:span text:style-name="T5637"> גַּם־יְ֭הוָה יִתֵּ֣ן הַטּ֑וֹב וְ֝אַרְצֵ֗נוּ תִּתֵּ֥ן יְבוּלָֽהּ׃<text:s/></text:span><text:span text:style-name="T5638">‬</text:span>‬‬‬</text:p>
        <text:p text:style-name="P5639"><text:span text:style-name="T5640">14</text:span><text:span text:style-name="T5641"> צֶ֭דֶק לְפָנָ֣יו יְהַלֵּ֑ךְ וְיָשֵׂ֖ם לְדֶ֣רֶךְ פְּעָמָֽיו׃<text:s/></text:span><text:span text:style-name="T5642">‬</text:span>‬‬‬</text:p>
      </text:section>
      <text:section text:name="Sect85" text:style-name="S85">
        <text:p text:style-name="P5643">Psalm 86</text:p>
        <text:p text:style-name="P5644"><text:span text:style-name="T5645">1</text:span><text:span text:style-name="T5646"> תְּפִלָּ֗ה לְדָ֫וִ֥ד הַטֵּֽה־יְהוָ֣ה אָזְנְךָ֣ עֲנֵ֑נִי כִּֽי־עָנִ֖י וְאֶבְי֣וֹן אָֽנִי׃<text:s/></text:span></text:p>
        <text:p text:style-name="P5647"><text:span text:style-name="T5648">2</text:span><text:span text:style-name="T5649"> שָֽׁמְרָ֣ה נַפְשִׁי֮ כִּֽי־חָסִ֢יד אָ֥נִי הוֹשַׁ֣ע עַ֭בְדְּךָ אַתָּ֣ה אֱלֹהַ֑י הַבּוֹטֵ֥חַ אֵלֶֽיךָ׃<text:s/></text:span><text:span text:style-name="T5650">‬</text:span>‬‬‬</text:p>
        <text:p text:style-name="P5651"><text:span text:style-name="T5652">3</text:span><text:span text:style-name="T5653"> חָנֵּ֥נִי אֲדֹנָ֑י כִּ֥י אֵלֶ֥יךָ אֶ֝קְרָ֗א כָּל־הַיּֽוֹם׃<text:s/></text:span><text:span text:style-name="T5654">‬</text:span>‬‬‬</text:p>
        <text:p text:style-name="P5655"><text:span text:style-name="T5656">4</text:span><text:span text:style-name="T5657"> שַׂ֭מֵּחַ נֶ֣פֶשׁ עַבְדֶּ֑ךָ כִּ֥י אֵלֶ֥יךָ אֲ֝דֹנָ֗י נַפְשִׁ֥י אֶשָּֽׂא׃<text:s/></text:span><text:span text:style-name="T5658">‬</text:span>‬‬‬</text:p>
        <text:p text:style-name="P5659"><text:span text:style-name="T5660">5</text:span><text:span text:style-name="T5661"> כִּֽי־אַתָּ֣ה אֲ֭דֹנָי ט֣וֹב וְסַלָּ֑ח וְרַב־חֶ֝֗סֶד לְכָל־קֹרְאֶֽיךָ׃<text:s/></text:span><text:span text:style-name="T5662">‬</text:span>‬‬‬</text:p>
        <text:p text:style-name="P5663"><text:span text:style-name="T5664">6</text:span><text:span text:style-name="T5665"> הַאֲזִ֣ינָה יְ֭הוָה תְּפִלָּתִ֑י וְ֝הַקְשִׁ֗יבָה בְּק֣וֹל תַּחֲנוּנוֹתָֽי׃<text:s/></text:span><text:span text:style-name="T5666">‬</text:span>‬‬‬</text:p>
        <text:soft-page-break/>
        <text:p text:style-name="P5667"><text:span text:style-name="T5668">7</text:span><text:span text:style-name="T5669"> בְּי֣וֹם צָ֭רָתִ֥י אֶקְרָאֶ֗ךָּ כִּ֣י תַעֲנֵֽנִי׃<text:s/></text:span><text:span text:style-name="T5670">‬</text:span>‬‬‬</text:p>
        <text:p text:style-name="P5671"><text:span text:style-name="T5672">8</text:span><text:span text:style-name="T5673"> אֵין־כָּמ֖וֹךָ בָאֱלֹהִ֥ים ׀ אֲדֹנָ֗י וְאֵ֣ין כְּֽמַעֲשֶֽׂיךָ׃<text:s/></text:span><text:span text:style-name="T5674">‬</text:span>‬‬‬</text:p>
        <text:p text:style-name="P5675"><text:span text:style-name="T5676">9</text:span><text:span text:style-name="T5677"> כָּל־גּוֹיִ֤ם ׀ אֲשֶׁ֥ר עָשִׂ֗יתָ יָב֤וֹאוּ ׀ וְיִשְׁתַּחֲו֣וּ לְפָנֶ֣יךָ אֲדֹנָ֑י וִֽיכַבְּד֣וּ לִשְׁמֶֽךָ׃<text:s/></text:span><text:span text:style-name="T5678">‬</text:span>‬‬‬</text:p>
        <text:p text:style-name="P5679"><text:span text:style-name="T5680">10</text:span><text:span text:style-name="T5681"> כִּֽי־גָד֣וֹל אַ֭תָּה וְעֹשֵׂ֣ה נִפְלָא֑וֹת אַתָּ֖ה אֱלֹהִ֣ים לְבַדֶּֽךָ׃<text:s/></text:span><text:span text:style-name="T5682">‬</text:span>‬‬‬</text:p>
        <text:p text:style-name="P5683"><text:span text:style-name="T5684">11</text:span><text:span text:style-name="T5685"> ה֘וֹרֵ֤נִי יְהוָ֨ה ׀ דַּרְכֶּ֗ךָ אֲהַלֵּ֥ךְ בַּאֲמִתֶּ֑ךָ יַחֵ֥ד לְ֝בָבִ֗י לְיִרְאָ֥ה שְׁמֶֽךָ׃<text:s/></text:span><text:span text:style-name="T5686">‬</text:span>‬‬‬</text:p>
        <text:p text:style-name="P5687"><text:span text:style-name="T5688">12</text:span><text:span text:style-name="T5689"> אוֹדְךָ֤ ׀ אֲדֹנָ֣י אֱ֭לֹהַי בְּכָל־לְבָבִ֑י וַאֲכַבְּדָ֖ה שִׁמְךָ֣ לְעוֹלָֽם׃<text:s/></text:span><text:span text:style-name="T5690">‬</text:span>‬‬‬</text:p>
        <text:p text:style-name="P5691"><text:span text:style-name="T5692">13</text:span><text:span text:style-name="T5693"> כִּֽי־חַ֭סְדְּךָ גָּד֣וֹל עָלָ֑י וְהִצַּ֥לְתָּ נַ֝פְשִׁ֗י מִשְּׁא֥וֹל תַּחְתִּיּֽ͏ָה׃<text:s/></text:span><text:span text:style-name="T5694">‬</text:span>‬‬‬</text:p>
        <text:p text:style-name="P5695"><text:span text:style-name="T5696">14</text:span><text:span text:style-name="T5697"> אֱלֹהִ֤ים ׀ זֵ֘דִ֤ים קָֽמוּ־עָלַ֗י וַעֲדַ֣ת עָ֭רִיצִים בִּקְשׁ֣וּ נַפְשִׁ֑י וְלֹ֖א שָׂמ֣וּךָ לְנֶגְדָּֽם׃<text:s/></text:span><text:span text:style-name="T5698">‬</text:span>‬‬‬</text:p>
        <text:p text:style-name="P5699"><text:span text:style-name="T5700">15</text:span><text:span text:style-name="T5701"> וְאַתָּ֣ה אֲ֭דֹנָי אֵל־רַח֣וּם וְחַנּ֑וּן אֶ֥רֶךְ אַ֝פַּ֗יִם וְרַב־חֶ֥סֶד וֶאֱמֶֽת׃<text:s/></text:span><text:span text:style-name="T5702">‬</text:span>‬‬‬</text:p>
        <text:p text:style-name="P5703"><text:span text:style-name="T5704">16</text:span><text:span text:style-name="T5705"> פְּנֵ֥ה אֵלַ֗י וְחָ֫נֵּ֥נִי תְּנָֽה־עֻזְּךָ֥ לְעַבְדֶּ֑ךָ וְ֝הוֹשִׁ֗יעָה לְבֶן־אֲמָתֶֽךָ׃<text:s/></text:span><text:span text:style-name="T5706">‬</text:span>‬‬‬</text:p>
        <text:p text:style-name="P5707"><text:span text:style-name="T5708">17</text:span><text:span text:style-name="T5709"> עֲשֵֽׂה־עִמִּ֥י א֗וֹת לְט֫וֹבָ֥ה וְיִרְא֣וּ שֹׂנְאַ֣י וְיֵבֹ֑שׁוּ כִּֽי־אַתָּ֥ה יְ֝הוָ֗ה עֲזַרְתַּ֥נִי וְנִחַמְתָּֽנִי׃<text:s/></text:span><text:span text:style-name="T5710">‬</text:span>‬‬‬</text:p>
      </text:section>
      <text:section text:name="Sect86" text:style-name="S86">
        <text:p text:style-name="P5711">Psalm 87</text:p>
        <text:p text:style-name="P5712"><text:span text:style-name="T5713">1</text:span><text:span text:style-name="T5714"> לִבְנֵי־קֹ֖רַח מִזְמ֣וֹר שִׁ֑יר יְ֝סוּדָת֗וֹ בְּהַרְרֵי־קֹֽדֶשׁ׃<text:s/></text:span></text:p>
        <text:p text:style-name="P5715"><text:span text:style-name="T5716">2</text:span><text:span text:style-name="T5717"> אֹהֵ֣ב יְ֭הוָה שַׁעֲרֵ֣י צִיּ֑וֹן מִ֝כֹּ֗ל מִשְׁכְּנ֥וֹת יַעֲקֹֽב׃<text:s/></text:span><text:span text:style-name="T5718">‬</text:span>‬‬‬</text:p>
        <text:p text:style-name="P5719"><text:span text:style-name="T5720">3</text:span><text:span text:style-name="T5721"> נִ֭כְבָּדוֹת מְדֻבָּ֣ר בָּ֑ךְ עִ֖יר הָאֱלֹהִ֣ים סֶֽלָה׃<text:s/></text:span><text:span text:style-name="T5722">‬</text:span>‬‬‬</text:p>
        <text:p text:style-name="P5723"><text:span text:style-name="T5724">4</text:span><text:span text:style-name="T5725"> אַזְכִּ֤יר ׀ רַ֥הַב וּבָבֶ֗ל לְֽיֹ֫דְעָ֥י הִנֵּ֤ה פְלֶ֣שֶׁת וְצ֣וֹר עִם־כּ֑וּשׁ זֶ֝֗ה יֻלַּד־שָֽׁם׃<text:s/></text:span><text:span text:style-name="T5726">‬</text:span>‬‬‬</text:p>
        <text:p text:style-name="P5727"><text:span text:style-name="T5728">5</text:span><text:span text:style-name="T5729"> וּֽלֲצִיּ֨וֹן ׀ יֵאָמַ֗ר אִ֣ישׁ וְ֭אִישׁ יֻלַּד־בָּ֑הּ וְה֖וּא יְכוֹנְנֶ֣הָ עֶלְיֽוֹן׃<text:s/></text:span><text:span text:style-name="T5730">‬</text:span>‬‬‬</text:p>
        <text:soft-page-break/>
        <text:p text:style-name="P5731"><text:span text:style-name="T5732">6</text:span><text:span text:style-name="T5733"> יְֽהוָ֗ה יִ֭סְפֹּר בִּכְת֣וֹב עַמִּ֑ים זֶ֖ה יֻלַּד־שָׁ֣ם סֶֽלָה׃<text:s/></text:span><text:span text:style-name="T5734">‬</text:span>‬‬‬</text:p>
        <text:p text:style-name="P5735"><text:span text:style-name="T5736">7</text:span><text:span text:style-name="T5737"> וְשָׁרִ֥ים כְּחֹלְלִ֑ים כָּֽל־מַעְיָנַ֥י בָּֽךְ׃<text:s/></text:span><text:span text:style-name="T5738">‬</text:span>‬‬‬</text:p>
      </text:section>
      <text:section text:name="Sect87" text:style-name="S87">
        <text:p text:style-name="P5739">Psalm 88</text:p>
        <text:p text:style-name="P5740"><text:span text:style-name="T5741">1</text:span><text:span text:style-name="T5742"> שִׁ֥יר מִזְמ֗וֹר לִבְנֵ֫י קֹ֥רַח לַמְנַצֵּ֣חַ עַל־מָחֲלַ֣ת לְעַנּ֑וֹת מַ֝שְׂכִּ֗יל לְהֵימָ֥ן הָאֶזְרָחִֽי׃<text:s/></text:span></text:p>
        <text:p text:style-name="P5743"><text:span text:style-name="T5744">2</text:span><text:span text:style-name="T5745"> יְ֭הוָה אֱלֹהֵ֣י יְשׁוּעָתִ֑י יוֹם־צָעַ֖קְתִּי בַלַּ֣יְלָה נֶגְדֶּֽךָ׃<text:s/></text:span><text:span text:style-name="T5746">‬</text:span>‬‬‬</text:p>
        <text:p text:style-name="P5747"><text:span text:style-name="T5748">3</text:span><text:span text:style-name="T5749"> תָּב֣וֹא לְ֭פָנֶיךָ תְּפִלָּתִ֑י הַטֵּֽה־אָ֝זְנְךָ֗ לְרִנָּתִֽי׃<text:s/></text:span><text:span text:style-name="T5750">‬</text:span>‬‬‬</text:p>
        <text:p text:style-name="P5751"><text:span text:style-name="T5752">4</text:span><text:span text:style-name="T5753"> כִּֽי־שָֽׂבְעָ֣ה בְרָע֣וֹת נַפְשִׁ֑י וְ֝חַיַּ֗י לִשְׁא֥וֹל הִגִּֽיעוּ׃<text:s/></text:span><text:span text:style-name="T5754">‬</text:span>‬‬‬</text:p>
        <text:p text:style-name="P5755"><text:span text:style-name="T5756">5</text:span><text:span text:style-name="T5757"> נֶ֭חְשַׁבְתִּי עִם־י֣וֹרְדֵי ב֑וֹר הָ֝יִ֗יתִי כְּגֶ֣בֶר אֵֽין־אֱיָֽל׃<text:s/></text:span><text:span text:style-name="T5758">‬</text:span>‬‬‬</text:p>
        <text:p text:style-name="P5759"><text:span text:style-name="T5760">6</text:span><text:span text:style-name="T5761"> בַּמֵּתִ֗ים חָ֫פְשִׁ֥י כְּמ֤וֹ חֲלָלִ֨ים ׀ שֹׁ֥כְבֵי קֶ֗בֶר אֲשֶׁ֤ר לֹ֣א זְכַרְתָּ֣ם ע֑וֹד וְ֝הֵ֗מָּה מִיָּדְךָ֥ נִגְזָֽרוּ׃<text:s/></text:span><text:span text:style-name="T5762">‬</text:span>‬‬‬</text:p>
        <text:p text:style-name="P5763"><text:span text:style-name="T5764">7</text:span><text:span text:style-name="T5765"> שַׁ֭תַּנִי בְּב֣וֹר תַּחְתִּיּ֑וֹת בְּ֝מַחֲשַׁכִּ֗ים בִּמְצֹלֽוֹת׃<text:s/></text:span><text:span text:style-name="T5766">‬</text:span>‬‬‬</text:p>
        <text:p text:style-name="P5767"><text:span text:style-name="T5768">8</text:span><text:span text:style-name="T5769"> עָ֭לַי סָמְכָ֣ה חֲמָתֶ֑ךָ וְכָל־מִ֝שְׁבָּרֶ֗יךָ עִנִּ֥יתָ סֶּֽלָה׃<text:s/></text:span><text:span text:style-name="T5770">‬</text:span>‬‬‬</text:p>
        <text:p text:style-name="P5771"><text:span text:style-name="T5772">9</text:span><text:span text:style-name="T5773"> הִרְחַ֥קְתָּ מְיֻדָּעַ֗י מִ֫מֶּ֥נִּי שַׁתַּ֣נִי תוֹעֵב֣וֹת לָ֑מוֹ כָּ֝לֻ֗א וְלֹ֣א אֵצֵֽא׃<text:s/></text:span><text:span text:style-name="T5774">‬</text:span>‬‬‬</text:p>
        <text:p text:style-name="P5775"><text:span text:style-name="T5776">10</text:span><text:span text:style-name="T5777"> עֵינִ֥י דָאֲבָ֗ה מִנִּ֫י עֹ֥נִי קְרָאתִ֣יךָ יְהוָ֣ה בְּכָל־י֑וֹם שִׁטַּ֖חְתִּי אֵלֶ֣יךָ כַפָּֽי׃<text:s/></text:span><text:span text:style-name="T5778">‬</text:span>‬‬‬</text:p>
        <text:p text:style-name="P5779"><text:span text:style-name="T5780">11</text:span><text:span text:style-name="T5781"> הֲלַמֵּתִ֥ים תַּעֲשֶׂה־פֶּ֑לֶא אִם־רְ֝פָאִ֗ים יָק֤וּמוּ ׀ יוֹד֬וּךָ סֶּֽלָה׃<text:s/></text:span><text:span text:style-name="T5782">‬</text:span>‬‬‬</text:p>
        <text:p text:style-name="P5783"><text:span text:style-name="T5784">12</text:span><text:span text:style-name="T5785"> הַיְסֻפַּ֣ר בַּקֶּ֣בֶר חַסְדֶּ֑ךָ אֱ֝מֽוּנָתְךָ֗ בָּאֲבַדּֽוֹן׃<text:s/></text:span><text:span text:style-name="T5786">‬</text:span>‬‬‬</text:p>
        <text:p text:style-name="P5787"><text:span text:style-name="T5788">13</text:span><text:span text:style-name="T5789"> הֲיִוָּדַ֣ע בַּחֹ֣שֶׁךְ פִּלְאֶ֑ךָ וְ֝צִדְקָתְךָ֗ בְּאֶ֣רֶץ נְשִׁיָּֽה׃<text:s/></text:span><text:span text:style-name="T5790">‬</text:span>‬‬‬‬</text:p>
        <text:p text:style-name="P5791"><text:span text:style-name="T5792">14</text:span><text:span text:style-name="T5793"> וַאֲנִ֤י ׀ אֵלֶ֣יךָ יְהוָ֣ה שִׁוַּ֑עְתִּי וּ֝בַבֹּ֗קֶר תְּֽפִלָּתִ֥י תְקַדְּמֶֽךָּ׃<text:s/></text:span><text:span text:style-name="T5794">‬</text:span>‬‬‬</text:p>
        <text:soft-page-break/>
        <text:p text:style-name="P5795"><text:span text:style-name="T5796">15</text:span><text:span text:style-name="T5797"> לָמָ֣ה יְ֭הוָה תִּזְנַ֣ח נַפְשִׁ֑י תַּסְתִּ֖יר פָּנֶ֣יךָ מִמֶּֽנִּי׃<text:s/></text:span><text:span text:style-name="T5798">‬</text:span>‬‬‬</text:p>
        <text:p text:style-name="P5799"><text:span text:style-name="T5800">16</text:span><text:span text:style-name="T5801"> עָ֘נִ֤י אֲנִ֣י וְגֹוֵ֣עַ מִנֹּ֑עַר נָשָׂ֖אתִי אֵמֶ֣יךָ אָפֽוּנָה׃<text:s/></text:span><text:span text:style-name="T5802">‬</text:span>‬‬‬</text:p>
        <text:p text:style-name="P5803"><text:span text:style-name="T5804">17</text:span><text:span text:style-name="T5805"> עָ֭לַי עָבְר֣וּ חֲרוֹנֶ֑יךָ בִּ֝עוּתֶ֗יךָ צִמְּתוּתֻֽנִי׃<text:s/></text:span><text:span text:style-name="T5806">‬</text:span>‬‬‬</text:p>
        <text:p text:style-name="P5807"><text:span text:style-name="T5808">18</text:span><text:span text:style-name="T5809"> סַבּ֣וּנִי כַ֭מַּיִם כָּל־הַיּ֑וֹם הִקִּ֖יפוּ עָלַ֣י יָֽחַד׃<text:s/></text:span><text:span text:style-name="T5810">‬</text:span>‬‬‬</text:p>
        <text:p text:style-name="P5811"><text:span text:style-name="T5812">19</text:span><text:span text:style-name="T5813"> הִרְחַ֣קְתָּ מִ֭מֶּנִּי אֹהֵ֣ב וָרֵ֑עַ מְֽיֻדָּעַ֥י מַחְשָֽׁךְ׃<text:s/></text:span><text:span text:style-name="T5814">‬</text:span>‬‬‬</text:p>
      </text:section>
      <text:section text:name="Sect88" text:style-name="S88">
        <text:p text:style-name="P5815">Psalm 89</text:p>
        <text:p text:style-name="P5816"><text:span text:style-name="T5817">1</text:span><text:span text:style-name="T5818"> מַ֝שְׂכִּ֗יל לְאֵיתָ֥ן הָֽאֶזְרָחִֽי׃<text:s/></text:span></text:p>
        <text:p text:style-name="P5819"><text:span text:style-name="T5820">2</text:span><text:span text:style-name="T5821"> חַֽסְדֵ֣י יְ֭הוָה עוֹלָ֣ם אָשִׁ֑ירָה לְדֹ֥ר וָדֹ֓ר ׀ אוֹדִ֖יעַ אֱמוּנָתְךָ֣ בְּפִֽי׃<text:s/></text:span><text:span text:style-name="T5822">‬</text:span>‬‬‬</text:p>
        <text:p text:style-name="P5823"><text:span text:style-name="T5824">3</text:span><text:span text:style-name="T5825"> כִּֽי־אָמַ֗רְתִּי ע֭וֹלָם חֶ֣סֶד יִבָּנֶ֑ה שָׁמַ֓יִם ׀ תָּכִ֖ן אֱמוּנָתְךָ֣ בָהֶֽם׃<text:s/></text:span><text:span text:style-name="T5826">‬</text:span>‬‬‬</text:p>
        <text:p text:style-name="P5827"><text:span text:style-name="T5828">4</text:span><text:span text:style-name="T5829"> כָּרַ֣תִּֽי בְ֭רִית לִבְחִירִ֑י נִ֝שְׁבַּ֗עְתִּי לְדָוִ֥ד עַבְדִּֽי׃<text:s/></text:span><text:span text:style-name="T5830">‬</text:span>‬‬‬</text:p>
        <text:p text:style-name="P5831"><text:span text:style-name="T5832">5</text:span><text:span text:style-name="T5833"> עַד־ע֭וֹלָם אָכִ֣ין זַרְעֶ֑ךָ וּבָנִ֨יתִי לְדֹר־וָד֖וֹר כִּסְאֲךָ֣ סֶֽלָה׃<text:s/></text:span><text:span text:style-name="T5834">‬</text:span>‬‬‬</text:p>
        <text:p text:style-name="P5835"><text:span text:style-name="T5836">6</text:span><text:span text:style-name="T5837"> וְי֘וֹד֤וּ שָׁמַ֣יִם פִּלְאֲךָ֣ יְהוָ֑ה אַף־אֱ֝מֽוּנָתְךָ֗ בִּקְהַ֥ל קְדֹשִֽׁים׃<text:s/></text:span><text:span text:style-name="T5838">‬</text:span>‬‬‬</text:p>
        <text:p text:style-name="P5839"><text:span text:style-name="T5840">7</text:span><text:span text:style-name="T5841"> כִּ֤י מִ֣י בַ֭שַּׁחַק יַעֲרֹ֣ךְ לַיהוָ֑ה יִדְמֶ֥ה לַ֝יהוָ֗ה בִּבְנֵ֥י אֵלִים׃<text:s/></text:span><text:span text:style-name="T5842">‬</text:span>‬‬‬</text:p>
        <text:p text:style-name="P5843"><text:span text:style-name="T5844">8</text:span><text:span text:style-name="T5845"> אֵ֣ל נַ֭עֲרָץ בְּסוֹד־קְדֹשִׁ֣ים רַבָּ֑ה וְ֝נוֹרָ֗א עַל־כָּל־סְבִיבָֽיו׃<text:s/></text:span><text:span text:style-name="T5846">‬</text:span>‬‬‬</text:p>
        <text:p text:style-name="P5847"><text:span text:style-name="T5848">9</text:span><text:span text:style-name="T5849"> יְהוָ֤ה ׀ אֱלֹ֘הֵ֤י צְבָא֗וֹת מִֽי־כָֽמ֖וֹךָ חֲסִ֥ין ׀ יָ֑הּ וֶ֝אֱמ֥וּנָתְךָ֗ סְבִיבוֹתֶֽיךָ׃<text:s/></text:span><text:span text:style-name="T5850">‬</text:span>‬‬‬</text:p>
        <text:p text:style-name="P5851"><text:span text:style-name="T5852">10</text:span><text:span text:style-name="T5853"> אַתָּ֣ה מ֖</text:span><text:span text:style-name="T5854">‬‏וֹשֵׁל בְּגֵא֣וּת הַיָּ֑ם בְּשׂ֥וֹא גַ֝לָּ֗יו אַתָּ֥ה תְשַׁבְּחֵֽם׃<text:s/></text:span><text:span text:style-name="T5855">‬</text:span>‬‬‬‬</text:p>
        <text:p text:style-name="P5856"><text:span text:style-name="T5857">11</text:span><text:span text:style-name="T5858"> אַתָּ֤ה דִכִּ֣אתָ כֶחָלָ֣ל רָ֑הַב בִּזְר֥וֹעַ עֻ֝זְּךָ֗ פִּזַּ֥רְתָּ אוֹיְבֶֽיךָ׃<text:s/></text:span><text:span text:style-name="T5859">‬</text:span>‬‬‬</text:p>
        <text:soft-page-break/>
        <text:p text:style-name="P5860"><text:span text:style-name="T5861">12</text:span><text:span text:style-name="T5862"> לְךָ֣ שָׁ֭מַיִם אַף־לְךָ֥ אָ֑רֶץ תֵּבֵ֥ל וּ֝מְלֹאָ֗הּ אַתָּ֥ה יְסַדְתָּֽם׃<text:s/></text:span><text:span text:style-name="T5863">‬</text:span>‬‬‬</text:p>
        <text:p text:style-name="P5864"><text:span text:style-name="T5865">13</text:span><text:span text:style-name="T5866"> צָפ֣וֹן וְ֭יָמִין אַתָּ֣ה בְרָאתָ֑ם תָּב֥וֹר וְ֝חֶרְמ֗וֹן בְּשִׁמְךָ֥ יְרַנֵּֽנוּ׃<text:s/></text:span><text:span text:style-name="T5867">‬</text:span>‬‬‬</text:p>
        <text:p text:style-name="P5868"><text:span text:style-name="T5869">14</text:span><text:span text:style-name="T5870"> לְךָ֣ זְ֭רוֹעַ עִם־גְּבוּרָ֑ה תָּעֹ֥ז יָ֝דְךָ֗ תָּר֥וּם יְמִינֶֽךָ׃<text:s/></text:span><text:span text:style-name="T5871">‬</text:span>‬‬‬</text:p>
        <text:p text:style-name="P5872"><text:span text:style-name="T5873">15</text:span><text:span text:style-name="T5874"> צֶ֣דֶק וּ֭מִשְׁפָּט מְכ֣וֹן כִּסְאֶ֑ךָ חֶ֥סֶד וֶ֝אֱמֶ֗ת יְֽקַדְּמ֥וּ פָנֶֽיךָ׃<text:s/></text:span><text:span text:style-name="T5875">‬</text:span>‬‬‬</text:p>
        <text:p text:style-name="P5876"><text:span text:style-name="T5877">16</text:span><text:span text:style-name="T5878"> אַשְׁרֵ֣י הָ֭עָם יוֹדְעֵ֣י תְרוּעָ֑ה יְ֝הוָ֗ה בְּֽאוֹר־פָּנֶ֥יךָ יְהַלֵּכֽוּן׃<text:s/></text:span><text:span text:style-name="T5879">‬</text:span>‬‬‬</text:p>
        <text:p text:style-name="P5880"><text:span text:style-name="T5881">17</text:span><text:span text:style-name="T5882"> בְּ֭שִׁמְךָ יְגִיל֣וּן כָּל־הַיּ֑וֹם וּבְצִדְקָתְךָ֥ יָרֽוּמוּ׃<text:s/></text:span><text:span text:style-name="T5883">‬</text:span>‬‬‬</text:p>
        <text:p text:style-name="P5884"><text:span text:style-name="T5885">18</text:span><text:span text:style-name="T5886"> כִּֽי־תִפְאֶ֣רֶת עֻזָּ֣מוֹ אָ֑תָּה וּ֝בִרְצֹנְךָ֗ *תרים **תָּר֥וּם קַרְנֵֽנוּ׃<text:s/></text:span><text:span text:style-name="T5887">‬</text:span>‬‬‬</text:p>
        <text:p text:style-name="P5888"><text:span text:style-name="T5889">19</text:span><text:span text:style-name="T5890"> כִּ֣י לַֽ֭יהוָה מָֽגִנֵּ֑נוּ וְלִקְד֖וֹשׁ יִשְׂרָאֵ֣ל מַלְכֵּֽנוּ׃<text:s/></text:span><text:span text:style-name="T5891">‬</text:span>‬‬‬</text:p>
        <text:p text:style-name="P5892"><text:span text:style-name="T5893">20</text:span><text:span text:style-name="T5894"> אָ֤ז דִּבַּ֥רְתָּֽ־בְחָז֡וֹן לַֽחֲסִידֶ֗יךָ וַתֹּ֗אמֶר שִׁוִּ֣יתִי עֵ֭זֶר עַל־גִּבּ֑וֹר הֲרִימ֖וֹתִי בָח֣וּר מֵעָֽם׃<text:s/></text:span><text:span text:style-name="T5895">‬</text:span>‬‬‬</text:p>
        <text:p text:style-name="P5896"><text:span text:style-name="T5897">21</text:span><text:span text:style-name="T5898"> מָ֭צָאתִי דָּוִ֣ד עַבְדִּ֑י בְּשֶׁ֖מֶן קָדְשִׁ֣י מְשַׁחְתִּֽיו׃<text:s/></text:span><text:span text:style-name="T5899">‬</text:span>‬‬‬</text:p>
        <text:p text:style-name="P5900"><text:span text:style-name="T5901">22</text:span><text:span text:style-name="T5902"> אֲשֶׁ֣ר יָ֭דִי תִּכּ֣וֹן עִמּ֑וֹ אַף־זְרוֹעִ֥י תְאַמְּצֶֽנּוּ׃<text:s/></text:span><text:span text:style-name="T5903">‬</text:span>‬‬‬</text:p>
        <text:p text:style-name="P5904"><text:span text:style-name="T5905">23</text:span><text:span text:style-name="T5906"> לֹֽא־יַשִּׁ֣א אוֹיֵ֣ב בּ֑וֹ וּבֶן־עַ֝וְלָ֗ה לֹ֣א יְעַנֶּֽנּוּ׃<text:s/></text:span><text:span text:style-name="T5907">‬</text:span>‬‬‬</text:p>
        <text:p text:style-name="P5908"><text:span text:style-name="T5909">24</text:span><text:span text:style-name="T5910"> וְכַתּוֹתִ֣י מִפָּנָ֣יו צָרָ֑יו וּמְשַׂנְאָ֥יו אֶגּֽוֹף׃<text:s/></text:span><text:span text:style-name="T5911">‬</text:span>‬‬‬</text:p>
        <text:p text:style-name="P5912"><text:span text:style-name="T5913">25</text:span><text:span text:style-name="T5914"> וֶֽאֶֽמוּנָתִ֣י וְחַסְדִּ֣י עִמּ֑וֹ וּ֝בִשְׁמִ֗י תָּר֥וּם קַרְנֽוֹ׃<text:s/></text:span><text:span text:style-name="T5915">‬</text:span>‬‬‬</text:p>
        <text:p text:style-name="P5916"><text:span text:style-name="T5917">26</text:span><text:span text:style-name="T5918"> וְשַׂמְתִּ֣י בַיָּ֣ם יָד֑וֹ וּֽבַנְּהָר֥וֹת יְמִינֽוֹ׃<text:s/></text:span><text:span text:style-name="T5919">‬</text:span>‬‬‬</text:p>
        <text:p text:style-name="P5920"><text:span text:style-name="T5921">27</text:span><text:span text:style-name="T5922"> ה֣וּא יִ֭קְרָאֵנִי אָ֣בִי אָ֑תָּה אֵ֝לִ֗י וְצ֣וּר יְשׁוּעָתִֽי׃<text:s/></text:span><text:span text:style-name="T5923">‬</text:span>‬‬‬</text:p>
        <text:p text:style-name="P5924"><text:span text:style-name="T5925">28</text:span><text:span text:style-name="T5926"> אַף־אָ֭נִי בְּכ֣וֹר אֶתְּנֵ֑הוּ עֶ֝לְי֗וֹן לְמַלְכֵי־אָֽרֶץ׃<text:s/></text:span><text:span text:style-name="T5927">‬</text:span>‬‬‬</text:p>
        <text:soft-page-break/>
        <text:p text:style-name="P5928"><text:span text:style-name="T5929">29</text:span><text:span text:style-name="T5930"> לְ֭עוֹלָ֗ם *אשמור־**אֶשְׁמָר־ל֣וֹ חַסְדִּ֑י וּ֝בְרִיתִ֗י נֶאֱמֶ֥נֶת לֽוֹ׃<text:s/></text:span><text:span text:style-name="T5931">‬</text:span>‬‬‬</text:p>
        <text:p text:style-name="P5932"><text:span text:style-name="T5933">30</text:span><text:span text:style-name="T5934"> וְשַׂמְתִּ֣י לָעַ֣ד זַרְע֑וֹ וְ֝כִסְא֗וֹ כִּימֵ֥י שָׁמָֽיִם׃<text:s/></text:span><text:span text:style-name="T5935">‬</text:span>‬‬‬</text:p>
        <text:p text:style-name="P5936"><text:span text:style-name="T5937">31</text:span><text:span text:style-name="T5938"> אִם־יַֽעַזְב֣וּ בָ֭נָיו תּוֹרָתִ֑י וּ֝בְמִשְׁפָּטַ֗י לֹ֣א יֵלֵכֽוּן׃<text:s/></text:span><text:span text:style-name="T5939">‬</text:span>‬‬‬</text:p>
        <text:p text:style-name="P5940"><text:span text:style-name="T5941">32</text:span><text:span text:style-name="T5942"> אִם־חֻקֹּתַ֥י יְחַלֵּ֑לוּ וּ֝מִצְוֺתַ֗י לֹ֣א יִשְׁמֹֽרוּ׃<text:s/></text:span><text:span text:style-name="T5943">‬</text:span>‬‬‬</text:p>
        <text:p text:style-name="P5944"><text:span text:style-name="T5945">33</text:span><text:span text:style-name="T5946"> וּפָקַדְתִּ֣י בְשֵׁ֣בֶט פִּשְׁעָ֑ם וּבִנְגָעִ֥ים עֲוֺנָֽם׃<text:s/></text:span><text:span text:style-name="T5947">‬</text:span>‬‬‬</text:p>
        <text:p text:style-name="P5948"><text:span text:style-name="T5949">34</text:span><text:span text:style-name="T5950"> וְ֭חַסְדִּי לֹֽא־אָפִ֣יר מֵֽעִמּ֑וֹ וְלֹֽא־אֲ֝שַׁקֵּ֗ר בֶּאֱמוּנָתִֽי׃<text:s/></text:span><text:span text:style-name="T5951">‬</text:span>‬‬‬</text:p>
        <text:p text:style-name="P5952"><text:span text:style-name="T5953">35</text:span><text:span text:style-name="T5954"> לֹא־אֲחַלֵּ֥ל בְּרִיתִ֑י וּמוֹצָ֥א שְׂ֝פָתַ֗י לֹ֣א אֲשַׁנֶּֽה׃<text:s/></text:span><text:span text:style-name="T5955">‬</text:span>‬‬‬</text:p>
        <text:p text:style-name="P5956"><text:span text:style-name="T5957">36</text:span><text:span text:style-name="T5958"> אַ֭חַת נִשְׁבַּ֣עְתִּי בְקָדְשִׁ֑י אִֽם־לְדָוִ֥ד אֲכַזֵּֽב׃<text:s/></text:span><text:span text:style-name="T5959">‬</text:span>‬‬‬</text:p>
        <text:p text:style-name="P5960"><text:span text:style-name="T5961">37</text:span><text:span text:style-name="T5962"> זַ֭רְעוֹ לְעוֹלָ֣ם יִהְיֶ֑ה וְכִסְא֖וֹ כַשֶּׁ֣מֶשׁ נֶגְדִּֽי׃<text:s/></text:span><text:span text:style-name="T5963">‬</text:span>‬‬‬</text:p>
        <text:p text:style-name="P5964"><text:span text:style-name="T5965">38</text:span><text:span text:style-name="T5966"> כְּ֭יָרֵחַ יִכּ֣וֹן עוֹלָ֑ם וְעֵ֥ד בַּ֝שַּׁ֗חַק נֶאֱמָ֥ן סֶֽלָה׃<text:s/></text:span><text:span text:style-name="T5967">‬</text:span>‬‬‬</text:p>
        <text:p text:style-name="P5968"><text:span text:style-name="T5969">39</text:span><text:span text:style-name="T5970"> וְאַתָּ֣ה זָ֭נַחְתָּ וַתִּמְאָ֑ס הִ֝תְעַבַּ֗רְתָּ עִם־מְשִׁיחֶֽךָ׃<text:s/></text:span><text:span text:style-name="T5971">‬</text:span>‬‬‬</text:p>
        <text:p text:style-name="P5972"><text:span text:style-name="T5973">40</text:span><text:span text:style-name="T5974"> נֵ֭אַרְתָּה בְּרִ֣ית עַבְדֶּ֑ךָ חִלַּ֖לְתָּ לָאָ֣רֶץ נִזְרֽוֹ׃<text:s/></text:span><text:span text:style-name="T5975">‬</text:span>‬‬‬</text:p>
        <text:p text:style-name="P5976"><text:span text:style-name="T5977">41</text:span><text:span text:style-name="T5978"> פָּרַ֥צְתָּ כָל־גְּדֵרֹתָ֑יו שַׂ֖מְתָּ מִבְצָרָ֣יו מְחִתָּה׃<text:s/></text:span><text:span text:style-name="T5979">‬</text:span>‬‬‬</text:p>
        <text:p text:style-name="P5980"><text:span text:style-name="T5981">42</text:span><text:span text:style-name="T5982"> שַׁ֭סֻּהוּ כָּל־עֹ֣בְרֵי דָ֑רֶךְ הָיָ֥ה חֶ֝רְפָּ֗ה לִשְׁכֵֽנָיו׃<text:s/></text:span><text:span text:style-name="T5983">‬</text:span>‬‬‬</text:p>
        <text:p text:style-name="P5984"><text:span text:style-name="T5985">43</text:span><text:span text:style-name="T5986"> הֲ֭רִימוֹתָ יְמִ֣ין צָרָ֑יו הִ֝שְׂמַ֗חְתָּ כָּל־אוֹיְבָֽיו׃<text:s/></text:span><text:span text:style-name="T5987">‬</text:span>‬‬‬</text:p>
        <text:p text:style-name="P5988"><text:span text:style-name="T5989">44</text:span><text:span text:style-name="T5990"> אַף־תָּ֭שִׁיב צ֣וּר חַרְבּ֑וֹ וְלֹ֥א הֲ֝קֵימֹת֗וֹ בַּמִּלְחָמָֽה׃<text:s/></text:span><text:span text:style-name="T5991">‬</text:span>‬‬‬</text:p>
        <text:p text:style-name="P5992"><text:span text:style-name="T5993">45</text:span><text:span text:style-name="T5994"> הִשְׁבַּ֥תָּ מִטְּהָר֑וֹ וְ֝כִסְא֗וֹ לָאָ֥רֶץ מִגַּֽרְתָּה׃<text:s/></text:span><text:span text:style-name="T5995">‬</text:span>‬‬‬</text:p>
        <text:soft-page-break/>
        <text:p text:style-name="P5996"><text:span text:style-name="T5997">46</text:span><text:span text:style-name="T5998"> הִ֭קְצַרְתָּ יְמֵ֣י עֲלוּמָ֑יו הֶֽעֱטִ֨יתָ עָלָ֖יו בּוּשָׁ֣ה סֶֽלָה׃<text:s/></text:span><text:span text:style-name="T5999">‬</text:span>‬‬‬</text:p>
        <text:p text:style-name="P6000"><text:span text:style-name="T6001">47</text:span><text:span text:style-name="T6002"> עַד־מָ֣ה יְ֭הוָה תִּסָּתֵ֣ר לָנֶ֑צַח תִּבְעַ֖ר כְּמוֹ־אֵ֣שׁ חֲמָתֶֽךָ׃<text:s/></text:span><text:span text:style-name="T6003">‬</text:span>‬‬‬</text:p>
        <text:p text:style-name="P6004"><text:span text:style-name="T6005">48</text:span><text:span text:style-name="T6006"> זְכָר־אֲנִ֥י מֶה־חָ֑לֶד עַל־מַה־שָּׁ֝֗וְא בָּרָ֥אתָ כָל־בְּנֵי־אָדָֽם׃<text:s/></text:span><text:span text:style-name="T6007">‬</text:span>‬‬‬</text:p>
        <text:p text:style-name="P6008"><text:span text:style-name="T6009">49</text:span><text:span text:style-name="T6010"> מִ֤י גֶ֣בֶר יִֽ֭חְיֶה וְלֹ֣א יִרְאֶה־מָּ֑וֶת יְמַלֵּ֨ט נַפְשׁ֖וֹ מִיַּד־שְׁא֣וֹל סֶֽלָה׃<text:s/></text:span><text:span text:style-name="T6011">‬</text:span>‬‬‬</text:p>
        <text:p text:style-name="P6012"><text:span text:style-name="T6013">50</text:span><text:span text:style-name="T6014"> אַיֵּ֤ה ׀ חֲסָדֶ֖יךָ הָרִאשֹׁנִ֥ים ׀ אֲדֹנָ֑י נִשְׁבַּ֥עְתָּ לְ֝דָוִ֗ד בֶּאֱמוּנָתֶֽךָ׃<text:s/></text:span><text:span text:style-name="T6015">‬</text:span>‬‬‬</text:p>
        <text:p text:style-name="P6016"><text:span text:style-name="T6017">51</text:span><text:span text:style-name="T6018"> זְכֹ֣ר אֲ֭דֹנָי חֶרְפַּ֣ת עֲבָדֶ֑יךָ שְׂאֵתִ֥י בְ֝חֵיקִ֗י כָּל־רַבִּ֥ים עַמִּֽים׃<text:s/></text:span><text:span text:style-name="T6019">‬</text:span>‬‬‬</text:p>
        <text:p text:style-name="P6020"><text:span text:style-name="T6021">52</text:span><text:span text:style-name="T6022"> אֲשֶׁ֤ר חֵרְפ֖וּ אוֹיְבֶ֥יךָ ׀ יְהוָ֑ה אֲשֶׁ֥ר חֵ֝רְפ֗וּ עִקְּב֥וֹת מְשִׁיחֶֽךָ׃<text:s/></text:span><text:span text:style-name="T6023">‬</text:span>‬‬‬</text:p>
        <text:p text:style-name="P6024"><text:span text:style-name="T6025">53</text:span><text:span text:style-name="T6026"> בָּר֖וּךְ יְהוָ֥ה לְ֝עוֹלָ֗ם אָ֘מֵ֥ן ׀ וְאָמֵֽן׃<text:s/></text:span><text:span text:style-name="T6027">‬</text:span>‬‬‬</text:p>
      </text:section>
      <text:section text:name="Sect89" text:style-name="S89">
        <text:p text:style-name="P6028">Psalm 90</text:p>
        <text:p text:style-name="P6029"><text:span text:style-name="T6030">1</text:span><text:span text:style-name="T6031"> תְּפִלָּה֮ לְמֹשֶׁ֢ה אִֽישׁ־הָאֱלֹ֫הִ֥ים אֲ‍ֽדֹנָ֗י מָע֣וֹן אַ֭תָּה הָיִ֥יתָ לָּ֗נוּ בְּדֹ֣ר וָדֹֽר׃<text:s/></text:span><text:span text:style-name="T6032">‬</text:span>‬‬‬‬</text:p>
        <text:p text:style-name="P6033"><text:span text:style-name="T6034">2</text:span><text:span text:style-name="T6035"> בְּטֶ֤רֶם ׀ הָ֘רִ֤ים יֻלָּ֗דוּ וַתְּח֣וֹלֵֽל אֶ֣רֶץ וְתֵבֵ֑ל וּֽמֵעוֹלָ֥ם עַד־ע֝וֹלָ֗ם אַתָּ֥ה אֵֽל׃<text:s/></text:span><text:span text:style-name="T6036">‬</text:span>‬‬‬</text:p>
        <text:p text:style-name="P6037"><text:span text:style-name="T6038">3</text:span><text:span text:style-name="T6039"> תָּשֵׁ֣ב אֱ֭נוֹשׁ עַד־דַּכָּ֑א וַ֝תֹּ֗אמֶר שׁ֣וּבוּ בְנֵי־אָדָֽם׃<text:s/></text:span><text:span text:style-name="T6040">‬</text:span>‬‬‬</text:p>
        <text:p text:style-name="P6041"><text:span text:style-name="T6042">4</text:span><text:span text:style-name="T6043"> כִּ֤י אֶ֪לֶף שָׁנִ֡ים בְּֽעֵינֶ֗יךָ כְּי֣וֹם אֶ֭תְמוֹל כִּ֣י יַעֲבֹ֑ר וְאַשְׁמוּרָ֥ה בַלָּֽיְלָה׃<text:s/></text:span><text:span text:style-name="T6044">‬</text:span>‬‬‬</text:p>
        <text:p text:style-name="P6045"><text:span text:style-name="T6046">5</text:span><text:span text:style-name="T6047"> זְ֭רַמְתָּם שֵׁנָ֣ה יִהְי֑וּ בַּ֝בֹּ֗קֶר כֶּחָצִ֥יר יַחֲלֹֽף׃<text:s/></text:span><text:span text:style-name="T6048">‬</text:span>‬‬‬</text:p>
        <text:p text:style-name="P6049"><text:span text:style-name="T6050">6</text:span><text:span text:style-name="T6051"> בַּ֭בֹּקֶר יָצִ֣יץ וְחָלָ֑ף לָ֝עֶ֗רֶב יְמוֹלֵ֥ל וְיָבֵֽשׁ׃<text:s/></text:span><text:span text:style-name="T6052">‬</text:span>‬‬‬</text:p>
        <text:p text:style-name="P6053"><text:span text:style-name="T6054">7</text:span><text:span text:style-name="T6055"> כִּֽי־כָלִ֥ינוּ בְאַפֶּ֑ךָ וּֽבַחֲמָתְךָ֥ נִבְהָֽלְנוּ׃<text:s/></text:span><text:span text:style-name="T6056">‬</text:span>‬‬‬</text:p>
        <text:p text:style-name="P6057"><text:span text:style-name="T6058">8</text:span><text:span text:style-name="T6059"> *שת **שַׁתָּ֣ה עֲוֺנֹתֵ֣ינוּ לְנֶגְדֶּ֑ךָ עֲ֝לֻמֵ֗נוּ לִמְא֥וֹר פָּנֶֽיךָ׃<text:s/></text:span><text:span text:style-name="T6060">‬</text:span>‬‬‬</text:p>
        <text:soft-page-break/>
        <text:p text:style-name="P6061"><text:span text:style-name="T6062">9</text:span><text:span text:style-name="T6063"> כִּ֣י כָל־יָ֭מֵינוּ פָּנ֣וּ בְעֶבְרָתֶ֑ךָ כִּלִּ֖ינוּ שָׁנֵ֣ינוּ כְמוֹ־הֶֽגֶה׃<text:s/></text:span><text:span text:style-name="T6064">‬</text:span>‬‬‬</text:p>
        <text:p text:style-name="P6065"><text:span text:style-name="T6066">10</text:span><text:span text:style-name="T6067"> יְמֵֽי־שְׁנוֹתֵ֨ינוּ בָהֶ֥ם שִׁבְעִ֪ים שָׁנָ֡ה וְאִ֤ם בִּגְבוּרֹ֨ת ׀ שְׁמ֘וֹנִ֤ים שָׁנָ֗ה וְ֭רָהְבָּם עָמָ֣ל וָאָ֑וֶן כִּי־גָ֥ז חִ֝֗ישׁ וַנָּעֻֽפָה׃<text:s/></text:span><text:span text:style-name="T6068">‬</text:span>‬‬‬</text:p>
        <text:p text:style-name="P6069"><text:span text:style-name="T6070">11</text:span><text:span text:style-name="T6071"> מִֽי־י֭וֹדֵעַ עֹ֣ז אַפֶּ֑ךָ וּ֝כְיִרְאָתְךָ֗ עֶבְרָתֶֽךָ׃<text:s/></text:span><text:span text:style-name="T6072">‬</text:span>‬‬‬</text:p>
        <text:p text:style-name="P6073"><text:span text:style-name="T6074">12</text:span><text:span text:style-name="T6075"> לִמְנ֣וֹת יָ֭מֵינוּ כֵּ֣ן הוֹדַ֑ע וְ֝נָבִ֗א לְבַ֣ב חָכְמָֽה׃<text:s/></text:span><text:span text:style-name="T6076">‬</text:span>‬‬‬</text:p>
        <text:p text:style-name="P6077"><text:span text:style-name="T6078">13</text:span><text:span text:style-name="T6079"> שׁוּבָ֣ה יְ֭הוָה עַד־מָתָ֑י וְ֝הִנָּחֵ֗ם עַל־עֲבָדֶֽיךָ׃<text:s/></text:span><text:span text:style-name="T6080">‬</text:span>‬‬‬</text:p>
        <text:p text:style-name="P6081"><text:span text:style-name="T6082">14</text:span><text:span text:style-name="T6083"> שַׂבְּעֵ֣נוּ בַבֹּ֣קֶר חַסְדֶּ֑ךָ וּֽנְרַנְּנָ֥ה וְ֝נִשְׂמְחָ֗ה בְּכָל־יָמֵֽינוּ׃<text:s/></text:span><text:span text:style-name="T6084">‬</text:span>‬‬‬</text:p>
        <text:p text:style-name="P6085"><text:span text:style-name="T6086">15</text:span><text:span text:style-name="T6087"> שַׂ֭מְּחֵנוּ כִּימ֣וֹת עִנִּיתָ֑נוּ שְׁ֝נ֗וֹת רָאִ֥ינוּ רָעָֽה׃<text:s/></text:span><text:span text:style-name="T6088">‬</text:span>‬‬‬</text:p>
        <text:p text:style-name="P6089"><text:span text:style-name="T6090">16</text:span><text:span text:style-name="T6091"> יֵרָאֶ֣ה אֶל־עֲבָדֶ֣יךָ פָעֳלֶ֑ךָ וַ֝הֲדָרְךָ֗ עַל־בְּנֵיהֶֽם׃<text:s/></text:span><text:span text:style-name="T6092">‬</text:span>‬‬‬</text:p>
        <text:p text:style-name="P6093"><text:span text:style-name="T6094">17</text:span><text:span text:style-name="T6095"> וִיהִ֤י ׀ נֹ֤עַם אֲדֹנָ֥י אֱלֹהֵ֗ינוּ עָ֫לֵ֥ינוּ וּמַעֲשֵׂ֣ה יָ֭דֵינוּ כּוֹנְנָ֥ה עָלֵ֑ינוּ וּֽמַעֲשֵׂ֥ה יָ֝דֵ֗ינוּ כּוֹנְנֵֽהוּ׃<text:s/></text:span><text:span text:style-name="T6096">‬</text:span>‬‬‬</text:p>
      </text:section>
      <text:section text:name="Sect90" text:style-name="S90">
        <text:p text:style-name="P6097">Psalm 91</text:p>
        <text:p text:style-name="P6098"><text:span text:style-name="T6099">1</text:span><text:span text:style-name="T6100"> יֹ֭שֵׁב בְּסֵ֣תֶר עֶלְי֑וֹן בְּצֵ֥ל שַׁ֝דַּ֗י יִתְלוֹנָֽן׃<text:s/></text:span></text:p>
        <text:p text:style-name="P6101"><text:span text:style-name="T6102">2</text:span><text:span text:style-name="T6103"> אֹמַ֗ר לַֽ֭יהוָה מַחְסִ֣י וּמְצוּדָתִ֑י אֱ֝לֹהַ֗י אֶבְטַח־בּֽוֹ׃<text:s/></text:span><text:span text:style-name="T6104">‬</text:span>‬‬‬</text:p>
        <text:p text:style-name="P6105"><text:span text:style-name="T6106">3</text:span><text:span text:style-name="T6107"> כִּ֤י ה֣וּא יַ֭צִּֽילְךָ מִפַּ֥ח יָק֗וּשׁ מִדֶּ֥בֶר הַוּֽוֹת׃<text:s/></text:span><text:span text:style-name="T6108">‬</text:span>‬‬‬</text:p>
        <text:p text:style-name="P6109"><text:span text:style-name="T6110">4</text:span><text:span text:style-name="T6111"> בְּאֶבְרָת֨וֹ ׀ יָ֣סֶךְ לָ֭ךְ וְתַֽחַת־כְּנָפָ֣יו תֶּחְסֶ֑ה צִנָּ֖ה וְֽסֹחֵרָ֣ה אֲמִתּֽוֹ׃<text:s/></text:span><text:span text:style-name="T6112">‬</text:span>‬‬‬</text:p>
        <text:p text:style-name="P6113"><text:span text:style-name="T6114">5</text:span><text:span text:style-name="T6115"> לֹא־תִ֭ירָא מִפַּ֣חַד לָ֑יְלָה מֵ֝חֵ֗ץ יָע֥וּף יוֹמָֽם׃<text:s/></text:span><text:span text:style-name="T6116">‬</text:span>‬‬‬</text:p>
        <text:p text:style-name="P6117"><text:span text:style-name="T6118">6</text:span><text:span text:style-name="T6119"> מִ֭דֶּבֶר בָּאֹ֣פֶל יַהֲלֹ֑ךְ מִ֝קֶּ֗טֶב יָשׁ֥וּד צָהֳרָֽיִם׃<text:s/></text:span><text:span text:style-name="T6120">‬</text:span>‬‬‬</text:p>
        <text:p text:style-name="P6121"><text:span text:style-name="T6122">7</text:span><text:span text:style-name="T6123"> יִפֹּ֤ל מִצִּדְּךָ֨ ׀ אֶ֗לֶף וּרְבָבָ֥ה מִימִינֶ֑ךָ אֵ֝לֶ֗יךָ לֹ֣א יִגָּֽשׁ׃<text:s/></text:span><text:span text:style-name="T6124">‬</text:span>‬‬‬</text:p>
        <text:soft-page-break/>
        <text:p text:style-name="P6125"><text:span text:style-name="T6126">8</text:span><text:span text:style-name="T6127"> רַ֭ק בְּעֵינֶ֣יךָ תַבִּ֑יט וְשִׁלֻּמַ֖ת רְשָׁעִ֣ים תִּרְאֶֽה׃<text:s/></text:span><text:span text:style-name="T6128">‬</text:span>‬‬‬</text:p>
        <text:p text:style-name="P6129"><text:span text:style-name="T6130">9</text:span><text:span text:style-name="T6131"> כִּֽי־אַתָּ֣ה יְהוָ֣ה מַחְסִ֑י עֶ֝לְי֗וֹן שַׂ֣מְתָּ מְעוֹנֶֽךָ׃<text:s/></text:span><text:span text:style-name="T6132">‬</text:span>‬‬‬</text:p>
        <text:p text:style-name="P6133"><text:span text:style-name="T6134">10</text:span><text:span text:style-name="T6135"> לֹֽא־תְאֻנֶּ֣ה אֵלֶ֣יךָ רָעָ֑ה וְ֝נֶ֗גַע לֹא־יִקְרַ֥ב בְּאָהֳלֶֽךָ׃<text:s/></text:span><text:span text:style-name="T6136">‬</text:span>‬‬‬</text:p>
        <text:p text:style-name="P6137"><text:span text:style-name="T6138">11</text:span><text:span text:style-name="T6139"> כִּ֣י מַ֭לְאָכָיו יְצַוֶּה־לָּ֑ךְ לִ֝שְׁמָרְךָ֗ בְּכָל־דְּרָכֶֽיךָ׃<text:s/></text:span><text:span text:style-name="T6140">‬</text:span>‬‬‬</text:p>
        <text:p text:style-name="P6141"><text:span text:style-name="T6142">12</text:span><text:span text:style-name="T6143"> עַל־כַּפַּ֥יִם יִשָּׂא֑וּנְךָ פֶּן־תִּגֹּ֖ף בָּאֶ֣בֶן רַגְלֶֽךָ׃<text:s/></text:span><text:span text:style-name="T6144">‬</text:span>‬‬‬</text:p>
        <text:p text:style-name="P6145"><text:span text:style-name="T6146">13</text:span><text:span text:style-name="T6147"> עַל־שַׁ֣חַל וָפֶ֣תֶן תִּדְרֹ֑ךְ תִּרְמֹ֖ס כְּפִ֣יר וְתַנִּֽין׃<text:s/></text:span><text:span text:style-name="T6148">‬</text:span>‬‬‬</text:p>
        <text:p text:style-name="P6149"><text:span text:style-name="T6150">14</text:span><text:span text:style-name="T6151"> כִּ֤י בִ֣י חָ֭שַׁק וַאֲפַלְּטֵ֑הוּ אֲ֝שַׂגְּבֵ֗הוּ כִּֽי־יָדַ֥ע שְׁמִֽי׃<text:s/></text:span><text:span text:style-name="T6152">‬</text:span>‬‬‬</text:p>
        <text:p text:style-name="P6153"><text:span text:style-name="T6154">15</text:span><text:span text:style-name="T6155"> יִקְרָאֵ֨נִי ׀ וְֽאֶעֱנֵ֗הוּ עִמּֽוֹ־אָנֹכִ֥י בְצָרָ֑ה אֲ֝חַלְּצֵ֗הוּ וַֽאֲכַבְּדֵֽהוּ׃<text:s/></text:span><text:span text:style-name="T6156">‬</text:span>‬‬‬</text:p>
        <text:p text:style-name="P6157"><text:span text:style-name="T6158">16</text:span><text:span text:style-name="T6159"> אֹ֣רֶךְ יָ֭מִים אַשְׂבִּיעֵ֑הוּ וְ֝אַרְאֵ֗הוּ בִּֽישׁוּעָתִֽי׃<text:s/></text:span><text:span text:style-name="T6160">‬</text:span>‬‬‬</text:p>
      </text:section>
      <text:section text:name="Sect91" text:style-name="S91">
        <text:p text:style-name="P6161">Psalm 92</text:p>
        <text:p text:style-name="P6162"><text:span text:style-name="T6163">1</text:span><text:span text:style-name="T6164"> מִזְמ֥וֹר שִׁ֗יר לְי֣וֹם הַשַׁבָּֽת׃<text:s/></text:span></text:p>
        <text:p text:style-name="P6165"><text:span text:style-name="T6166">2</text:span><text:span text:style-name="T6167"> ט֗וֹב לְהֹד֥וֹת לַיהוָ֑ה וּלְזַמֵּ֖ר לְשִׁמְךָ֣ עֶלְיֽוֹן׃<text:s/></text:span><text:span text:style-name="T6168">‬</text:span>‬‬‬</text:p>
        <text:p text:style-name="P6169"><text:span text:style-name="T6170">3</text:span><text:span text:style-name="T6171"> לְהַגִּ֣יד בַּבֹּ֣קֶר חַסְֽדֶּ֑ךָ וֶ֝אֱמֽוּנָתְךָ֗ בַּלֵּילֽוֹת׃<text:s/></text:span><text:span text:style-name="T6172">‬</text:span>‬‬‬</text:p>
        <text:p text:style-name="P6173"><text:span text:style-name="T6174">4</text:span><text:span text:style-name="T6175"> עֲ‍ֽלֵי־עָ֭שׂוֹר וַעֲלֵי־נָ֑בֶל עֲלֵ֖י הִגָּי֣וֹן בְּכִנּֽוֹר׃<text:s/></text:span><text:span text:style-name="T6176">‬</text:span>‬‬‬</text:p>
        <text:p text:style-name="P6177"><text:span text:style-name="T6178">5</text:span><text:span text:style-name="T6179"> כִּ֤י שִׂמַּחְתַּ֣נִי יְהוָ֣ה בְּפָעֳלֶ֑ךָ בְּֽמַעֲשֵׂ֖י יָדֶ֣יךָ אֲרַנֵּֽן׃<text:s/></text:span><text:span text:style-name="T6180">‬</text:span>‬‬‬</text:p>
        <text:p text:style-name="P6181"><text:span text:style-name="T6182">6</text:span><text:span text:style-name="T6183"> מַה־גָּדְל֣וּ מַעֲשֶׂ֣יךָ יְהוָ֑ה מְ֝אֹ֗ד עָמְק֥וּ מַחְשְׁבֹתֶֽיךָ׃<text:s/></text:span><text:span text:style-name="T6184">‬</text:span>‬‬‬</text:p>
        <text:p text:style-name="P6185"><text:span text:style-name="T6186">7</text:span><text:span text:style-name="T6187"> אִֽישׁ־בַּ֭עַר לֹ֣א יֵדָ֑ע וּ֝כְסִ֗יל לֹא־יָבִ֥ין אֶת־זֹֽאת׃<text:s/></text:span><text:span text:style-name="T6188">‬</text:span>‬‬‬</text:p>
        <text:soft-page-break/>
        <text:p text:style-name="P6189"><text:span text:style-name="T6190">8</text:span><text:span text:style-name="T6191"> בִּפְרֹ֤חַ רְשָׁעִ֨ים ׀ כְּמ֥וֹ עֵ֗שֶׂב וַ֭יָּצִיצוּ כָּל־פֹּ֣עֲלֵי אָ֑וֶן לְהִשָּֽׁמְדָ֥ם עֲדֵי־עַֽד׃<text:s/></text:span><text:span text:style-name="T6192">‬</text:span>‬‬‬</text:p>
        <text:p text:style-name="P6193"><text:span text:style-name="T6194">9</text:span><text:span text:style-name="T6195"> וְאַתָּ֥ה מָר֗וֹם לְעֹלָ֥ם יְהוָֽה׃<text:s/></text:span><text:span text:style-name="T6196">‬</text:span>‬‬‬</text:p>
        <text:p text:style-name="P6197"><text:span text:style-name="T6198">10</text:span><text:span text:style-name="T6199"> כִּ֤י הִנֵּ֪ה אֹיְבֶ֡יךָ יְֽהוָ֗ה כִּֽי־הִנֵּ֣ה אֹיְבֶ֣יךָ יֹאבֵ֑דוּ יִ֝תְפָּרְד֗וּ כָּל־פֹּ֥עֲלֵי אָֽוֶן׃<text:s/></text:span><text:span text:style-name="T6200">‬</text:span>‬‬‬</text:p>
        <text:p text:style-name="P6201"><text:span text:style-name="T6202">11</text:span><text:span text:style-name="T6203"> וַתָּ֣רֶם כִּרְאֵ֣ים קַרְנִ֑י בַּ֝לֹּתִ֗י בְּשֶׁ֣מֶן רַעֲנָֽן׃<text:s/></text:span><text:span text:style-name="T6204">‬</text:span>‬‬‬</text:p>
        <text:p text:style-name="P6205"><text:span text:style-name="T6206">12</text:span><text:span text:style-name="T6207"> וַתַּבֵּ֥ט עֵינִ֗י בְּשׁ֫וּרָ֥י בַּקָּמִ֖ים עָלַ֥י מְרֵעִ֗ים תִּשְׁמַ֥עְנָה אָזְנָֽי׃<text:s/></text:span><text:span text:style-name="T6208">‬</text:span>‬‬‬</text:p>
        <text:p text:style-name="P6209"><text:span text:style-name="T6210">13</text:span><text:span text:style-name="T6211"> צַ֭דִּיק כַּתָּמָ֣ר יִפְרָ֑ח כְּאֶ֖רֶז בַּלְּבָנ֣וֹן יִשְׂגֶּֽה׃<text:s/></text:span><text:span text:style-name="T6212">‬</text:span>‬‬‬</text:p>
        <text:p text:style-name="P6213"><text:span text:style-name="T6214">14</text:span><text:span text:style-name="T6215"> שְׁ֭תוּלִים בְּבֵ֣ית יְהוָ֑ה בְּחַצְר֖וֹת אֱלֹהֵ֣ינוּ יַפְרִֽיחוּ׃<text:s/></text:span><text:span text:style-name="T6216">‬</text:span>‬‬‬</text:p>
        <text:p text:style-name="P6217"><text:span text:style-name="T6218">15</text:span><text:span text:style-name="T6219"> ע֭וֹד יְנוּב֣וּן בְּשֵׂיבָ֑ה דְּשֵׁנִ֖ים וְרַֽעֲנַנִּ֣ים יִהְיֽוּ׃<text:s/></text:span><text:span text:style-name="T6220">‬</text:span>‬‬‬</text:p>
        <text:p text:style-name="P6221"><text:span text:style-name="T6222">16</text:span><text:span text:style-name="T6223"> לְ֭הַגִּיד כִּֽי־יָשָׁ֣ר יְהוָ֑ה צ֝וּרִ֗י וְֽלֹא־*עלתה **עַוְלָ֥תָה בּֽוֹ׃<text:s/></text:span><text:span text:style-name="T6224">‬</text:span>‬‬‬</text:p>
      </text:section>
      <text:section text:name="Sect92" text:style-name="S92">
        <text:p text:style-name="P6225">Psalm 93</text:p>
        <text:p text:style-name="P6226"><text:span text:style-name="T6227">1</text:span><text:span text:style-name="T6228"> יְהוָ֣ה מָלָךְ֮ גֵּא֢וּת לָ֫בֵ֥שׁ לָבֵ֣שׁ יְ֭הוָה עֹ֣ז הִתְאַזָּ֑ר אַף־תִּכּ֥וֹן תֵּ֝בֵ֗ל בַּל־תִּמּֽוֹט׃<text:s/></text:span></text:p>
        <text:p text:style-name="P6229"><text:span text:style-name="T6230">2</text:span><text:span text:style-name="T6231"> נָכ֣וֹן כִּסְאֲךָ֣ מֵאָ֑ז מֵֽעוֹלָ֣ם אָֽתָּה׃<text:s/></text:span><text:span text:style-name="T6232">‬</text:span>‬‬‬</text:p>
        <text:p text:style-name="P6233"><text:span text:style-name="T6234">3</text:span><text:span text:style-name="T6235"> נָשְׂא֤וּ נְהָר֨וֹת ׀ יְֽהוָ֗ה נָשְׂא֣וּ נְהָר֣וֹת קוֹלָ֑ם יִשְׂא֖וּ נְהָר֣וֹת דָּכְיָֽם׃<text:s/></text:span><text:span text:style-name="T6236">‬</text:span>‬‬‬</text:p>
        <text:p text:style-name="P6237"><text:span text:style-name="T6238">4</text:span><text:span text:style-name="T6239"> מִקֹּל֨וֹת ׀ מַ֤יִם רַבִּ֗ים אַדִּירִ֣ים מִשְׁבְּרֵי־יָ֑ם אַדִּ֖יר בַּמָּר֣וֹם יְהוָֽה׃<text:s/></text:span><text:span text:style-name="T6240">‬</text:span>‬‬‬</text:p>
        <text:p text:style-name="P6241"><text:span text:style-name="T6242">5</text:span><text:span text:style-name="T6243"> עֵֽדֹתֶ֨יךָ ׀ נֶאֶמְנ֬וּ מְאֹ֗ד לְבֵיתְךָ֥ נַאֲוָה־קֹ֑דֶשׁ יְ֝הוָ֗ה לְאֹ֣רֶךְ יָמִֽים׃<text:s/></text:span><text:span text:style-name="T6244">‬</text:span>‬‬‬</text:p>
        <text:p text:style-name="P6245"><text:span text:style-name="T6246">‬</text:span>‬‬‬‬‬‬</text:p>
      </text:section>
      <text:section text:name="Sect93" text:style-name="S93">
        <text:p text:style-name="P6247">Psalm 94</text:p>
        <text:p text:style-name="P6248"><text:span text:style-name="T6249">1</text:span><text:span text:style-name="T6250"> אֵל־נְקָמ֥וֹת יְהוָ֑ה אֵ֖ל נְקָמ֣וֹת הוֹפִֽיעַ׃<text:s/></text:span></text:p>
        <text:soft-page-break/>
        <text:p text:style-name="P6251"><text:span text:style-name="T6252">2</text:span><text:span text:style-name="T6253"> הִ֭נָּשֵׂא שֹׁפֵ֣ט הָאָ֑רֶץ הָשֵׁ֥ב גְּ֝מ֗וּל עַל־גֵּאִֽים׃<text:s/></text:span><text:span text:style-name="T6254">‬</text:span>‬‬‬</text:p>
        <text:p text:style-name="P6255"><text:span text:style-name="T6256">3</text:span><text:span text:style-name="T6257"> עַד־מָתַ֖י רְשָׁעִ֥ים ׀ יְהוָ֑ה עַד־מָ֝תַ֗י רְשָׁעִ֥ים יַעֲלֹֽזוּ׃<text:s/></text:span><text:span text:style-name="T6258">‬</text:span>‬‬‬</text:p>
        <text:p text:style-name="P6259"><text:span text:style-name="T6260">4</text:span><text:span text:style-name="T6261"> יַבִּ֣יעוּ יְדַבְּר֣וּ עָתָ֑ק יִֽ֝תְאַמְּר֗וּ כָּל־פֹּ֥עֲלֵי אָֽוֶן׃<text:s/></text:span><text:span text:style-name="T6262">‬</text:span>‬‬‬</text:p>
        <text:p text:style-name="P6263"><text:span text:style-name="T6264">5</text:span><text:span text:style-name="T6265"> עַמְּךָ֣ יְהוָ֣ה יְדַכְּא֑וּ וְֽנַחֲלָתְךָ֥ יְעַנּֽוּ׃<text:s/></text:span><text:span text:style-name="T6266">‬</text:span>‬‬‬</text:p>
        <text:p text:style-name="P6267"><text:span text:style-name="T6268">6</text:span><text:span text:style-name="T6269"> אַ֭לְמָנָה וְגֵ֣ר יַהֲרֹ֑גוּ וִֽיתוֹמִ֣ים יְרַצֵּֽחוּ׃<text:s/></text:span><text:span text:style-name="T6270">‬</text:span>‬‬‬</text:p>
        <text:p text:style-name="P6271"><text:span text:style-name="T6272">7</text:span><text:span text:style-name="T6273"> וַ֭יֹּ֣אמְרוּ לֹ֣א יִרְאֶה־יָּ֑הּ וְלֹא־יָ֝בִ֗ין אֱלֹהֵ֥י יַעֲקֹֽב׃<text:s/></text:span><text:span text:style-name="T6274">‬</text:span>‬‬‬</text:p>
        <text:p text:style-name="P6275"><text:span text:style-name="T6276">8</text:span><text:span text:style-name="T6277"> בִּ֭ינוּ בֹּעֲרִ֣ים בָּעָ֑ם וּ֝כְסִילִ֗ים מָתַ֥י תַּשְׂכִּֽילוּ׃<text:s/></text:span><text:span text:style-name="T6278">‬</text:span>‬‬‬</text:p>
        <text:p text:style-name="P6279"><text:span text:style-name="T6280">9</text:span><text:span text:style-name="T6281"> הֲנֹ֣טַֽע אֹ֭זֶן הֲלֹ֣א יִשְׁמָ֑ע אִֽם־יֹ֥צֵֽר עַ֝֗יִן הֲלֹ֣א יַבִּֽיט׃<text:s/></text:span><text:span text:style-name="T6282">‬</text:span>‬‬‬</text:p>
        <text:p text:style-name="P6283"><text:span text:style-name="T6284">10</text:span><text:span text:style-name="T6285"> הֲיֹסֵ֣ר גּ֭וֹיִם הֲלֹ֣א יוֹכִ֑יחַ הַֽמְלַמֵּ֖ד אָדָ֣ם דָּֽעַת׃<text:s/></text:span><text:span text:style-name="T6286">‬</text:span>‬‬‬</text:p>
        <text:p text:style-name="P6287"><text:span text:style-name="T6288">11</text:span><text:span text:style-name="T6289"> יְֽהוָ֗ה יֹ֭דֵעַ מַחְשְׁב֣וֹת אָדָ֑ם כִּי־הֵ֥מָּה הָֽבֶל׃<text:s/></text:span><text:span text:style-name="T6290">‬</text:span>‬‬‬</text:p>
        <text:p text:style-name="P6291"><text:span text:style-name="T6292">12</text:span><text:span text:style-name="T6293"> אַשְׁרֵ֤י ׀ הַגֶּ֣בֶר אֲשֶׁר־תְּיַסְּרֶ֣נּוּ יָּ֑הּ וּֽמִתּוֹרָתְךָ֥ תְלַמְּדֶֽנּוּ׃<text:s/></text:span><text:span text:style-name="T6294">‬</text:span>‬‬‬</text:p>
        <text:p text:style-name="P6295"><text:span text:style-name="T6296">13</text:span><text:span text:style-name="T6297"> לְהַשְׁקִ֣יט ל֭וֹ מִ֣ימֵי רָ֑ע עַ֤ד יִכָּרֶ֖ה לָרָשָׁ֣ע שָֽׁחַת׃<text:s/></text:span><text:span text:style-name="T6298">‬</text:span>‬‬‬</text:p>
        <text:p text:style-name="P6299"><text:span text:style-name="T6300">14</text:span><text:span text:style-name="T6301"> כִּ֤י ׀ לֹא־יִטֹּ֣שׁ יְהוָ֣ה עַמּ֑וֹ וְ֝נַחֲלָת֗וֹ לֹ֣א יַעֲזֹֽב׃<text:s/></text:span><text:span text:style-name="T6302">‬</text:span>‬‬‬</text:p>
        <text:p text:style-name="P6303"><text:span text:style-name="T6304">15</text:span><text:span text:style-name="T6305"> כִּֽי־עַד־צֶ֭דֶק יָשׁ֣וּב מִשְׁפָּ֑ט וְ֝אַחֲרָ֗יו כָּל־יִשְׁרֵי־לֵֽב׃<text:s/></text:span><text:span text:style-name="T6306">‬</text:span>‬‬‬</text:p>
        <text:p text:style-name="P6307"><text:span text:style-name="T6308">16</text:span><text:span text:style-name="T6309"> מִֽי־יָק֣וּם לִ֭י עִם־מְרֵעִ֑ים מִֽי־יִתְיַצֵּ֥ב לִ֝י עִם־פֹּ֥עֲלֵי אָֽוֶן׃<text:s/></text:span><text:span text:style-name="T6310">‬</text:span>‬‬‬</text:p>
        <text:p text:style-name="P6311"><text:span text:style-name="T6312">17</text:span><text:span text:style-name="T6313"> לוּלֵ֣י יְ֭הוָה עֶזְרָ֣תָה לִּ֑י כִּמְעַ֓ט ׀ שָֽׁכְנָ֖ה דוּמָ֣ה נַפְשִֽׁי׃<text:s/></text:span><text:span text:style-name="T6314">‬</text:span>‬‬‬</text:p>
        <text:p text:style-name="P6315"><text:span text:style-name="T6316">18</text:span><text:span text:style-name="T6317"> אִם־אָ֭מַרְתִּי מָ֣טָה רַגְלִ֑י חַסְדְּךָ֥ יְ֝הוָ֗ה יִסְעָדֵֽנִי׃<text:s/></text:span><text:span text:style-name="T6318">‬</text:span>‬‬‬</text:p>
        <text:soft-page-break/>
        <text:p text:style-name="P6319"><text:span text:style-name="T6320">19</text:span><text:span text:style-name="T6321"> בְּרֹ֣ב שַׂרְעַפַּ֣י בְּקִרְבִּ֑י תַּ֝נְחוּמֶ֗יךָ יְֽשַׁעַשְׁע֥וּ נַפְשִֽׁי׃<text:s/></text:span><text:span text:style-name="T6322">‬</text:span>‬‬‬</text:p>
        <text:p text:style-name="P6323"><text:span text:style-name="T6324">20</text:span><text:span text:style-name="T6325"> הַֽ֭יְחָבְרְךָ כִּסֵּ֣א הַוּ֑וֹת יֹצֵ֖ר עָמָ֣ל עֲלֵי־חֹֽק׃<text:s/></text:span><text:span text:style-name="T6326">‬</text:span>‬‬‬</text:p>
        <text:p text:style-name="P6327"><text:span text:style-name="T6328">21</text:span><text:span text:style-name="T6329"> יָ֭גוֹדּוּ עַל־נֶ֣פֶשׁ צַדִּ֑יק וְדָ֖ם נָקִ֣י יַרְשִֽׁיעוּ׃<text:s/></text:span><text:span text:style-name="T6330">‬</text:span>‬‬‬</text:p>
        <text:p text:style-name="P6331"><text:span text:style-name="T6332">22</text:span><text:span text:style-name="T6333"> וַיְהִ֬י יְהוָ֣ה לִ֣י לְמִשְׂגָּ֑ב וֵ֝אלֹהַ֗י לְצ֣וּר מַחְסִֽי׃<text:s/></text:span><text:span text:style-name="T6334">‬</text:span>‬‬‬</text:p>
        <text:p text:style-name="P6335"><text:span text:style-name="T6336">23</text:span><text:span text:style-name="T6337"> וַיָּ֤שֶׁב עֲלֵיהֶ֨ם ׀ אֶת־אוֹנָ֗ם וּבְרָעָתָ֥ם יַצְמִיתֵ֑ם יַ֝צְמִיתֵ֗ם יְהוָ֥ה אֱלֹהֵֽינוּ׃<text:s/></text:span><text:span text:style-name="T6338">‬</text:span>‬‬‬</text:p>
      </text:section>
      <text:section text:name="Sect94" text:style-name="S94">
        <text:p text:style-name="P6339">Psalm 95</text:p>
        <text:p text:style-name="P6340"><text:span text:style-name="T6341">1</text:span><text:span text:style-name="T6342"> לְ֭כוּ נְרַנְּנָ֣ה לַיהוָ֑ה נָ֝רִ֗יעָה לְצ֣וּר יִשְׁעֵֽנוּ׃<text:s/></text:span></text:p>
        <text:p text:style-name="P6343"><text:span text:style-name="T6344">2</text:span><text:span text:style-name="T6345"> נְקַדְּמָ֣ה פָנָ֣יו בְּתוֹדָ֑ה בִּ֝זְמִר֗וֹת נָרִ֥יעַֽ לֽוֹ׃<text:s/></text:span><text:span text:style-name="T6346">‬</text:span>‬‬‬</text:p>
        <text:p text:style-name="P6347"><text:span text:style-name="T6348">3</text:span><text:span text:style-name="T6349"> כִּ֤י אֵ֣ל גָּד֣וֹל יְהוָ֑ה וּמֶ֥לֶךְ גָּ֝ד֗וֹל עַל־כָּל־אֱלֹהִֽים׃<text:s/></text:span><text:span text:style-name="T6350">‬</text:span>‬‬‬</text:p>
        <text:p text:style-name="P6351"><text:span text:style-name="T6352">4</text:span><text:span text:style-name="T6353"> אֲשֶׁ֣ר בְּ֭יָדוֹ מֶחְקְרֵי־אָ֑רֶץ וְתוֹעֲפ֖וֹת הָרִ֣ים לֽוֹ׃<text:s/></text:span><text:span text:style-name="T6354">‬</text:span>‬‬‬</text:p>
        <text:p text:style-name="P6355"><text:span text:style-name="T6356">5</text:span><text:span text:style-name="T6357"> אֲשֶׁר־ל֣וֹ הַ֭יָּם וְה֣וּא עָשָׂ֑הוּ וְ֝יַבֶּ֗שֶׁת יָדָ֥יו יָצָֽרוּ׃<text:s/></text:span><text:span text:style-name="T6358">‬</text:span>‬‬‬</text:p>
        <text:p text:style-name="P6359"><text:span text:style-name="T6360">6</text:span><text:span text:style-name="T6361"> בֹּ֭אוּ נִשְׁתַּחֲוֶ֣ה וְנִכְרָ֑עָה נִ֝בְרְכָ֗ה לִֽפְנֵי־יְהוָ֥ה עֹשֵֽׂנוּ׃<text:s/></text:span><text:span text:style-name="T6362">‬</text:span>‬‬‬</text:p>
        <text:p text:style-name="P6363"><text:span text:style-name="T6364">7</text:span><text:span text:style-name="T6365"> כִּ֘י ה֤וּא אֱלֹהֵ֗ינוּ וַאֲנַ֤חְנוּ עַ֣ם מַ֭רְעִיתוֹ וְצֹ֣אן יָד֑וֹ הַ֝יּ֗וֹם אִֽם־בְּקֹל֥וֹ תִשְׁמָֽעוּ׃<text:s/></text:span><text:span text:style-name="T6366">‬</text:span>‬‬‬</text:p>
        <text:p text:style-name="P6367"><text:span text:style-name="T6368">8</text:span><text:span text:style-name="T6369"> אַל־תַּקְשׁ֣וּ לְ֭בַבְכֶם כִּמְרִיבָ֑ה כְּי֥וֹם מַ֝סָּ֗ה בַּמִּדְבָּֽר׃<text:s/></text:span><text:span text:style-name="T6370">‬</text:span>‬‬‬</text:p>
        <text:p text:style-name="P6371"><text:span text:style-name="T6372">9</text:span><text:span text:style-name="T6373"> אֲשֶׁ֣ר נִ֭סּוּנִי אֲבוֹתֵיכֶ֑ם בְּ֝חָנ֗וּנִי גַּם־רָא֥וּ פָעֳלֽ͏ִי׃<text:s/></text:span><text:span text:style-name="T6374">‬</text:span>‬‬‬</text:p>
        <text:p text:style-name="P6375"><text:span text:style-name="T6376">10</text:span><text:span text:style-name="T6377"> אַרְבָּ֘עִ֤ים שָׁנָ֨ה ׀ אָ֘ק֤וּט בְּד֗וֹר וָאֹמַ֗ר עַ֤ם תֹּעֵ֣י לֵבָ֣ב הֵ֑ם וְ֝הֵ֗ם לֹא־יָדְע֥וּ דְרָכָֽי׃<text:s/></text:span><text:span text:style-name="T6378">‬</text:span>‬‬‬</text:p>
        <text:p text:style-name="P6379"><text:span text:style-name="T6380">11</text:span><text:span text:style-name="T6381"> אֲשֶׁר־נִשְׁבַּ֥עְתִּי בְאַפִּ֑י אִם־יְ֝בֹא֗וּן אֶל־מְנוּחָתִֽי׃<text:s/></text:span><text:span text:style-name="T6382">‬</text:span>‬‬‬</text:p>
      </text:section>
      <text:section text:name="Sect95" text:style-name="S95">
        <text:soft-page-break/>
        <text:p text:style-name="P6383">Psalm 96</text:p>
        <text:p text:style-name="P6384"><text:span text:style-name="T6385">1</text:span><text:span text:style-name="T6386"> שִׁ֣ירוּ לַ֭יהוָה שִׁ֣יר חָדָ֑שׁ שִׁ֥ירוּ לַ֝יהוָ֗ה כָּל־הָאָֽרֶץ׃<text:s/></text:span><text:span text:style-name="T6387">‬</text:span>‬‬‬‬</text:p>
        <text:p text:style-name="P6388"><text:span text:style-name="T6389">2</text:span><text:span text:style-name="T6390"> שִׁ֣ירוּ לַ֭יהוָה בָּרֲכ֣וּ שְׁמ֑וֹ בַּשְּׂר֥וּ מִיּֽוֹם־לְ֝י֗וֹם יְשׁוּעָתֽוֹ׃<text:s/></text:span><text:span text:style-name="T6391">‬</text:span>‬‬‬</text:p>
        <text:p text:style-name="P6392"><text:span text:style-name="T6393">3</text:span><text:span text:style-name="T6394"> סַפְּר֣וּ בַגּוֹיִ֣ם כְּבוֹד֑וֹ בְּכָל־הָֽ֝עַמִּ֗ים נִפְלְאוֹתָֽיו׃<text:s/></text:span><text:span text:style-name="T6395">‬</text:span>‬‬‬</text:p>
        <text:p text:style-name="P6396"><text:span text:style-name="T6397">4</text:span><text:span text:style-name="T6398"> כִּ֥י גָ֘ד֤וֹל יְהוָ֣ה וּמְהֻלָּ֣ל מְאֹ֑ד נוֹרָ֥א ה֝֗וּא עַל־כָּל־אֱלֹהִֽים׃<text:s/></text:span><text:span text:style-name="T6399">‬</text:span>‬‬‬</text:p>
        <text:p text:style-name="P6400"><text:span text:style-name="T6401">5</text:span><text:span text:style-name="T6402"> כִּ֤י ׀ כָּל־אֱלֹהֵ֣י הָעַמִּ֣ים אֱלִילִ֑ים וַֽ֝יהוָ֗ה שָׁמַ֥יִם עָשָֽׂה׃<text:s/></text:span><text:span text:style-name="T6403">‬</text:span>‬‬‬</text:p>
        <text:p text:style-name="P6404"><text:span text:style-name="T6405">6</text:span><text:span text:style-name="T6406"> הוֹד־וְהָדָ֥ר לְפָנָ֑יו עֹ֥ז וְ֝תִפְאֶ֗רֶת בְּמִקְדָּשֽׁוֹ׃<text:s/></text:span><text:span text:style-name="T6407">‬</text:span>‬‬‬</text:p>
        <text:p text:style-name="P6408"><text:span text:style-name="T6409">7</text:span><text:span text:style-name="T6410"> הָב֣וּ לַ֭יהוָה מִשְׁפְּח֣וֹת עַמִּ֑ים הָב֥וּ לַ֝יהוָ֗ה כָּב֥וֹד וָעֹֽז׃<text:s/></text:span><text:span text:style-name="T6411">‬</text:span>‬‬‬</text:p>
        <text:p text:style-name="P6412"><text:span text:style-name="T6413">8</text:span><text:span text:style-name="T6414"> הָב֣וּ לַ֭יהוָה כְּב֣וֹד שְׁמ֑וֹ שְׂאֽוּ־מִ֝נְחָ֗ה וּבֹ֥אוּ לְחַצְרוֹתָֽיו׃<text:s/></text:span><text:span text:style-name="T6415">‬</text:span>‬‬‬</text:p>
        <text:p text:style-name="P6416"><text:span text:style-name="T6417">9</text:span><text:span text:style-name="T6418"> הִשְׁתַּחֲו֣וּ לַ֭יהוָה בְּהַדְרַת־קֹ֑דֶשׁ חִ֥ילוּ מִ֝פָּנָ֗יו כָּל־הָאָֽרֶץ׃<text:s/></text:span><text:span text:style-name="T6419">‬</text:span>‬‬‬</text:p>
        <text:p text:style-name="P6420"><text:span text:style-name="T6421">10</text:span><text:span text:style-name="T6422"> אִמְר֤וּ בַגּוֹיִ֨ם ׀ יְה֘וָ֤ה מָלָ֗ךְ אַף־תִּכּ֣וֹן תֵּ֭בֵל בַּל־תִּמּ֑וֹט יָדִ֥ין עַ֝מִּ֗ים בְּמֵישָׁרִֽים׃<text:s/></text:span><text:span text:style-name="T6423">‬</text:span>‬‬‬</text:p>
        <text:p text:style-name="P6424"><text:span text:style-name="T6425">11</text:span><text:span text:style-name="T6426"> יִשְׂמְח֣וּ הַ֭שָּׁמַיִם וְתָגֵ֣ל הָאָ֑רֶץ יִֽרְעַ֥ם הַ֝יָּ֗ם וּמְלֹאֽוֹ׃<text:s/></text:span><text:span text:style-name="T6427">‬</text:span>‬‬‬</text:p>
        <text:p text:style-name="P6428"><text:span text:style-name="T6429">12</text:span><text:span text:style-name="T6430"> יַעֲלֹ֣ז שָׂ֭דַי וְכָל־אֲשֶׁר־בּ֑וֹ אָ֥ז יְ֝רַנְּנ֗וּ כָּל־עֲצֵי־יָֽעַר׃<text:s/></text:span><text:span text:style-name="T6431">‬</text:span>‬‬‬</text:p>
        <text:p text:style-name="P6432"><text:span text:style-name="T6433">13</text:span><text:span text:style-name="T6434"> לִפְנֵ֤י יְהוָ֨ה ׀ כִּ֬י בָ֗א כִּ֥י בָא֮ לִשְׁפֹּ֢ט הָ֫אָ֥רֶץ יִשְׁפֹּֽט־תֵּבֵ֥ל בְּצֶ֑דֶק וְ֝עַמִּ֗ים בֶּאֱמוּנָתֽוֹ׃<text:s/></text:span><text:span text:style-name="T6435">‬</text:span>‬‬‬</text:p>
      </text:section>
      <text:section text:name="Sect96" text:style-name="S96">
        <text:p text:style-name="P6436">Psalm 97</text:p>
        <text:p text:style-name="P6437"><text:span text:style-name="T6438">1</text:span><text:span text:style-name="T6439"> יְהוָ֣ה מָ֭לָךְ תָּגֵ֣ל הָאָ֑רֶץ יִ֝שְׂמְח֗וּ אִיִּ֥ים רַבִּֽים׃<text:s/></text:span><text:span text:style-name="T6440">‬</text:span>‬‬‬‬</text:p>
        <text:soft-page-break/>
        <text:p text:style-name="P6441"><text:span text:style-name="T6442">2</text:span><text:span text:style-name="T6443"> עָנָ֣ן וַעֲרָפֶ֣ל סְבִיבָ֑יו צֶ֥דֶק וּ֝מִשְׁפָּ֗ט מְכ֣וֹן כִּסְאֽוֹ׃<text:s/></text:span><text:span text:style-name="T6444">‬</text:span>‬‬‬</text:p>
        <text:p text:style-name="P6445"><text:span text:style-name="T6446">3</text:span><text:span text:style-name="T6447"> אֵ֭שׁ לְפָנָ֣יו תֵּלֵ֑ךְ וּתְלַהֵ֖ט סָבִ֣יב צָרָֽיו׃<text:s/></text:span><text:span text:style-name="T6448">‬</text:span>‬‬‬</text:p>
        <text:p text:style-name="P6449"><text:span text:style-name="T6450">4</text:span><text:span text:style-name="T6451"> הֵאִ֣ירוּ בְרָקָ֣יו תֵּבֵ֑ל רָאֲתָ֖ה וַתָּחֵ֣ל הָאָֽרֶץ׃<text:s/></text:span><text:span text:style-name="T6452">‬</text:span>‬‬‬</text:p>
        <text:p text:style-name="P6453"><text:span text:style-name="T6454">5</text:span><text:span text:style-name="T6455"> הָרִ֗ים כַּדּוֹנַ֗ג נָ֭מַסּוּ מִלִּפְנֵ֣י יְהוָ֑ה מִ֝לִּפְנֵ֗י אֲד֣וֹן כָּל־הָאָֽרֶץ׃<text:s/></text:span><text:span text:style-name="T6456">‬</text:span>‬‬‬</text:p>
        <text:p text:style-name="P6457"><text:span text:style-name="T6458">6</text:span><text:span text:style-name="T6459"> הִגִּ֣ידוּ הַשָּׁמַ֣יִם צִדְק֑וֹ וְרָא֖וּ כָל־הָעַמִּ֣ים כְּבוֹדֽוֹ׃<text:s/></text:span><text:span text:style-name="T6460">‬</text:span>‬‬‬</text:p>
        <text:p text:style-name="P6461"><text:span text:style-name="T6462">7</text:span><text:span text:style-name="T6463"> יֵבֹ֤שׁוּ ׀ כָּל־עֹ֬בְדֵי פֶ֗סֶל הַמִּֽתְהַלְלִ֥ים בָּאֱלִילִ֑ים הִשְׁתַּחֲווּ־ל֝וֹ כָּל־אֱלֹהִֽים׃<text:s/></text:span><text:span text:style-name="T6464">‬</text:span>‬‬‬</text:p>
        <text:p text:style-name="P6465"><text:span text:style-name="T6466">8</text:span><text:span text:style-name="T6467"> שָׁמְעָ֬ה וַתִּשְׂמַ֨ח ׀ צִיּ֗וֹן וַ֭תָּגֵלְנָה בְּנ֣וֹת יְהוּדָ֑ה לְמַ֖עַן מִשְׁפָּטֶ֣יךָ יְהוָֽה׃<text:s/></text:span><text:span text:style-name="T6468">‬</text:span>‬‬‬</text:p>
        <text:p text:style-name="P6469"><text:span text:style-name="T6470">9</text:span><text:span text:style-name="T6471"> כִּֽי־אַתָּ֤ה יְהוָ֗ה עֶלְי֥וֹן עַל־כָּל־הָאָ֑רֶץ מְאֹ֥ד נַ֝עֲלֵ֗יתָ עַל־כָּל־אֱלֹהִֽים׃<text:s/></text:span><text:span text:style-name="T6472">‬</text:span>‬‬‬</text:p>
        <text:p text:style-name="P6473"><text:span text:style-name="T6474">10</text:span><text:span text:style-name="T6475"> אֹהֲבֵ֥י יְהוָ֗ה שִׂנְא֫וּ רָ֥ע שֹׁ֭מֵר נַפְשׁ֣וֹת חֲסִידָ֑יו מִיַּ֥ד רְ֝שָׁעִ֗ים יַצִּילֵֽם׃<text:s/></text:span><text:span text:style-name="T6476">‬</text:span>‬‬‬</text:p>
        <text:p text:style-name="P6477"><text:span text:style-name="T6478">11</text:span><text:span text:style-name="T6479"> א֖וֹר זָרֻ֣עַ לַצַּדִּ֑יק וּֽלְיִשְׁרֵי־לֵ֥ב שִׂמְחָֽה׃<text:s/></text:span><text:span text:style-name="T6480">‬</text:span>‬‬‬</text:p>
        <text:p text:style-name="P6481"><text:span text:style-name="T6482">12</text:span><text:span text:style-name="T6483"> שִׂמְח֣וּ צַ֭דִּיקִים בַּֽיהוָ֑ה וְ֝הוֹד֗וּ לְזֵ֣כֶר קָדְשֽׁוֹ׃<text:s/></text:span><text:span text:style-name="T6484">‬</text:span>‬‬‬</text:p>
      </text:section>
      <text:section text:name="Sect97" text:style-name="S97">
        <text:p text:style-name="P6485">Psalm 98</text:p>
        <text:p text:style-name="P6486"><text:span text:style-name="T6487">1</text:span><text:span text:style-name="T6488"> מִזְמ֡וֹר שִׁ֤ירוּ לַֽיהוָ֨ה ׀ שִׁ֣יר חָ֭דָשׁ כִּֽי־נִפְלָא֣וֹת עָשָׂ֑ה הוֹשִֽׁיעָה־לּ֥וֹ יְ֝מִינ֗וֹ וּזְר֥וֹעַ קָדְשֽׁוֹ׃<text:s/></text:span></text:p>
        <text:p text:style-name="P6489"><text:span text:style-name="T6490">2</text:span><text:span text:style-name="T6491"> הוֹדִ֣יעַ יְ֭הוָה יְשׁוּעָת֑וֹ לְעֵינֵ֥י הַ֝גּוֹיִ֗ם גִּלָּ֥ה צִדְקָתֽוֹ׃<text:s/></text:span><text:span text:style-name="T6492">‬</text:span>‬‬‬</text:p>
        <text:p text:style-name="P6493"><text:span text:style-name="T6494">3</text:span><text:span text:style-name="T6495"> זָ֘כַ֤ר חַסְדּ֨וֹ ׀ וֶֽאֱֽמוּנָתוֹ֮ לְבֵ֢ית יִשְׂרָ֫אֵ֥ל רָא֥וּ כָל־אַפְסֵי־אָ֑רֶץ אֵ֝֗ת יְשׁוּעַ֥ת אֱלֹהֵֽינוּ׃<text:s/></text:span><text:span text:style-name="T6496">‬</text:span>‬‬‬</text:p>
        <text:p text:style-name="P6497"><text:span text:style-name="T6498">4</text:span><text:span text:style-name="T6499"> הָרִ֣יעוּ לַֽ֭יהוָה כָּל־הָאָ֑רֶץ פִּצְח֖וּ וְרַנְּנ֣וּ וְזַמֵּֽרוּ׃<text:s/></text:span><text:span text:style-name="T6500">‬</text:span>‬‬‬</text:p>
        <text:p text:style-name="P6501"><text:span text:style-name="T6502">5</text:span><text:span text:style-name="T6503"> זַמְּר֣וּ לַיהוָ֣ה בְּכִנּ֑וֹר בְּ֝כִנּ֗וֹר וְק֣וֹל זִמְרָֽה׃<text:s/></text:span><text:span text:style-name="T6504">‬</text:span>‬‬‬</text:p>
        <text:soft-page-break/>
        <text:p text:style-name="P6505"><text:span text:style-name="T6506">6</text:span><text:span text:style-name="T6507"> בַּ֭חֲצֹ֣צְרוֹת וְק֣וֹל שׁוֹפָ֑ר הָ֝רִ֗יעוּ לִפְנֵ֤י ׀ הַמֶּ֬לֶךְ יְהוָֽה׃<text:s/></text:span><text:span text:style-name="T6508">‬</text:span>‬‬‬</text:p>
        <text:p text:style-name="P6509"><text:span text:style-name="T6510">7</text:span><text:span text:style-name="T6511"> יִרְעַ֣ם הַ֭יָּם וּמְלֹא֑וֹ תֵּ֝בֵ֗ל וְיֹ֣שְׁבֵי בָֽהּ׃<text:s/></text:span><text:span text:style-name="T6512">‬</text:span>‬‬‬</text:p>
        <text:p text:style-name="P6513"><text:span text:style-name="T6514">8</text:span><text:span text:style-name="T6515"> נְהָר֥וֹת יִמְחֲאוּ־כָ֑ף יַ֝֗חַד הָרִ֥ים יְרַנֵּֽנוּ׃<text:s/></text:span><text:span text:style-name="T6516">‬</text:span>‬‬‬</text:p>
        <text:p text:style-name="P6517"><text:span text:style-name="T6518">9</text:span><text:span text:style-name="T6519"> לִֽפְֽנֵי־יְהוָ֗ה כִּ֥י בָא֮ לִשְׁפֹּ֢ט הָ֫אָ֥רֶץ יִשְׁפֹּֽט־תֵּבֵ֥ל בְּצֶ֑דֶק וְ֝עַמִּ֗ים בְּמֵישָׁרִֽים׃<text:s/></text:span><text:span text:style-name="T6520">‬</text:span>‬‬‬</text:p>
      </text:section>
      <text:section text:name="Sect98" text:style-name="S98">
        <text:p text:style-name="P6521">Psalm 99</text:p>
        <text:p text:style-name="P6522"><text:span text:style-name="T6523">1</text:span><text:span text:style-name="T6524"> יְהוָ֣ה מָ֭לָךְ יִרְגְּז֣וּ עַמִּ֑ים יֹשֵׁ֥ב כְּ֝רוּבִ֗ים תָּנ֥וּט הָאָֽרֶץ׃<text:s/></text:span></text:p>
        <text:p text:style-name="P6525"><text:span text:style-name="T6526">2</text:span><text:span text:style-name="T6527"> יְ֭הוָה בְּצִיּ֣וֹן גָּד֑וֹל וְרָ֥ם ה֝֗וּא עַל־כָּל־הָֽעַמִּֽים׃<text:s/></text:span><text:span text:style-name="T6528">‬</text:span>‬‬‬</text:p>
        <text:p text:style-name="P6529"><text:span text:style-name="T6530">3</text:span><text:span text:style-name="T6531"> יוֹד֣וּ שִׁ֭מְךָ גָּד֥וֹל וְנוֹרָ֗א קָד֥וֹשׁ הֽוּא׃<text:s/></text:span><text:span text:style-name="T6532">‬</text:span>‬‬‬</text:p>
        <text:p text:style-name="P6533"><text:span text:style-name="T6534">4</text:span><text:span text:style-name="T6535"> וְעֹ֥ז מֶלֶךְ֮ מִשְׁפָּ֢ט אָ֫הֵ֥ב אַ֭תָּה כּוֹנַ֣נְתָּ מֵישָׁרִ֑ים מִשְׁפָּ֥ט וּ֝צְדָקָ֗ה בְּיַעֲקֹ֤ב ׀ אַתָּ֬ה עָשִֽׂיתָ׃<text:s/></text:span><text:span text:style-name="T6536">‬</text:span>‬‬‬</text:p>
        <text:p text:style-name="P6537"><text:span text:style-name="T6538">5</text:span><text:span text:style-name="T6539"> רֽוֹמְמ֡וּ יְה֘וָ֤ה אֱלֹהֵ֗ינוּ וְֽ֭הִשְׁתַּחֲווּ לַהֲדֹ֥ם רַגְלָ֗יו קָד֥וֹשׁ הֽוּא׃<text:s/></text:span><text:span text:style-name="T6540">‬</text:span>‬‬‬</text:p>
        <text:p text:style-name="P6541"><text:span text:style-name="T6542">6</text:span><text:span text:style-name="T6543"> מֹ֘שֶׁ֤ה וְאַהֲרֹ֨ן ׀ בְּֽכֹהֲנָ֗יו וּ֖שְׁמוּאֵל בְּקֹרְאֵ֣י שְׁמ֑וֹ קֹרִ֥אים אֶל־יְ֝הוָ֗ה וְה֣וּא יַעֲנֵֽם׃<text:s/></text:span><text:span text:style-name="T6544">‬</text:span>‬‬‬‬</text:p>
        <text:p text:style-name="P6545"><text:span text:style-name="T6546">7</text:span><text:span text:style-name="T6547"> בְּעַמּ֣וּד עָ֭נָן יְדַבֵּ֣ר אֲלֵיהֶ֑ם שָׁמְר֥וּ עֵ֝דֹתָ֗יו וְחֹ֣ק נָֽתַן־לָֽמוֹ׃<text:s/></text:span><text:span text:style-name="T6548">‬</text:span>‬‬‬</text:p>
        <text:p text:style-name="P6549"><text:span text:style-name="T6550">8</text:span><text:span text:style-name="T6551"> יְהוָ֣ה אֱלֹהֵינוּ֮ אַתָּ֢ה עֲנִ֫יתָ֥ם אֵ֣ל נֹ֭שֵׂא הָיִ֣יתָ לָהֶ֑ם וְ֝נֹקֵ֗ם עַל־עֲלִילוֹתָֽם׃<text:s/></text:span><text:span text:style-name="T6552">‬</text:span>‬‬‬</text:p>
        <text:p text:style-name="P6553"><text:span text:style-name="T6554">9</text:span><text:span text:style-name="T6555"> רֽוֹמְמ֡וּ יְה֘וָ֤ה אֱלֹהֵ֗ינוּ וְ֭הִֽשְׁתַּחֲווּ לְהַ֣ר קָדְשׁ֑וֹ כִּֽי־קָ֝ד֗וֹשׁ יְהוָ֥ה אֱלֹהֵֽינוּ׃<text:s/></text:span><text:span text:style-name="T6556">‬</text:span>‬‬‬</text:p>
      </text:section>
      <text:section text:name="Sect99" text:style-name="S99">
        <text:p text:style-name="P6557">Psalm 100</text:p>
        <text:p text:style-name="P6558"><text:span text:style-name="T6559">1</text:span><text:span text:style-name="T6560"> מִזְמ֥וֹר לְתוֹדָ֑ה הָרִ֥יעוּ לַ֝יהוָ֗ה כָּל־הָאָֽרֶץ׃<text:s/></text:span></text:p>
        <text:p text:style-name="P6561"><text:span text:style-name="T6562">2</text:span><text:span text:style-name="T6563"> עִבְד֣וּ אֶת־יְהוָ֣ה בְּשִׂמְחָ֑ה בֹּ֥אוּ לְ֝פָנָ֗יו בִּרְנָנָֽה׃<text:s/></text:span><text:span text:style-name="T6564">‬</text:span>‬‬‬</text:p>
        <text:soft-page-break/>
        <text:p text:style-name="P6565"><text:span text:style-name="T6566">3</text:span><text:span text:style-name="T6567"> דְּע֗וּ כִּֽי־יְהוָה֮ ה֤וּא אֱלֹ֫הִ֥ים הֽוּא־עָ֭שָׂנוּ *ולא **וְל֣וֹ אֲנַ֑חְנוּ עַ֝מּ֗וֹ וְצֹ֣אן מַרְעִיתֽוֹ׃<text:s/></text:span><text:span text:style-name="T6568">‬</text:span>‬‬‬</text:p>
        <text:p text:style-name="P6569"><text:span text:style-name="T6570">4</text:span><text:span text:style-name="T6571"> בֹּ֤אוּ שְׁעָרָ֨יו ׀ בְּתוֹדָ֗ה חֲצֵרֹתָ֥יו בִּתְהִלָּ֑ה הֽוֹדוּ־ל֝֗וֹ בָּרֲכ֥וּ שְׁמֽוֹ׃<text:s/></text:span><text:span text:style-name="T6572">‬</text:span>‬‬‬</text:p>
        <text:p text:style-name="P6573"><text:span text:style-name="T6574">5</text:span><text:span text:style-name="T6575"> כִּי־ט֣וֹב יְ֭הֹוָה לְעוֹלָ֣ם חַסְדּ֑וֹ וְעַד־דֹּ֥ר וָ֝דֹ֗ר אֱמוּנָֽתוֹ׃<text:s/></text:span><text:span text:style-name="T6576">‬</text:span>‬‬‬</text:p>
      </text:section>
      <text:section text:name="Sect100" text:style-name="S100">
        <text:p text:style-name="P6577">Psalm 101</text:p>
        <text:p text:style-name="P6578"><text:span text:style-name="T6579">1</text:span><text:span text:style-name="T6580"> לְדָוִ֗ד מִ֫זְמ֥וֹר חֶֽסֶד־וּמִשְׁפָּ֥ט אָשִׁ֑ירָה לְךָ֖ יְהוָ֣ה אֲזַמֵּֽרָה׃<text:s/></text:span></text:p>
        <text:p text:style-name="P6581"><text:span text:style-name="T6582">2</text:span><text:span text:style-name="T6583"> אַשְׂכִּ֤ילָה ׀ בְּדֶ֬רֶךְ תָּמִ֗ים מָ֭תַי תָּב֣וֹא אֵלָ֑י אֶתְהַלֵּ֥ךְ בְּתָם־לְ֝בָבִ֗י בְּקֶ֣רֶב בֵּיתִֽי׃<text:s/></text:span><text:span text:style-name="T6584">‬</text:span>‬‬‬</text:p>
        <text:p text:style-name="P6585"><text:span text:style-name="T6586">3</text:span><text:span text:style-name="T6587"> לֹֽא־אָשִׁ֨ית ׀ לְנֶ֥גֶד עֵינַ֗י דְּֽבַר־בְּלִ֫יָּ֥עַל עֲשֹֽׂה־סֵטִ֥ים שָׂנֵ֑אתִי לֹ֖א יִדְבַּ֣ק בִּֽי׃<text:s/></text:span><text:span text:style-name="T6588">‬</text:span>‬‬‬</text:p>
        <text:p text:style-name="P6589"><text:span text:style-name="T6590">4</text:span><text:span text:style-name="T6591"> לֵבָ֣ב עִ֭קֵּשׁ יָס֣וּר מִמֶּ֑נִּי רָ֝֗ע לֹ֣א אֵדָֽע׃<text:s/></text:span><text:span text:style-name="T6592">‬</text:span>‬‬‬</text:p>
        <text:p text:style-name="P6593"><text:span text:style-name="T6594">5</text:span><text:span text:style-name="T6595"> *מלושני **מְלָשְׁנִ֬י בַסֵּ֨תֶר ׀ רֵעֵהוּ֮ אוֹת֢וֹ אַ֫צְמִ֥ית גְּֽבַהּ־עֵ֭ינַיִם וּרְחַ֣ב לֵבָ֑ב אֹ֝ת֗וֹ לֹ֣א אוּכָֽל׃<text:s/></text:span><text:span text:style-name="T6596">‬</text:span>‬‬‬</text:p>
        <text:p text:style-name="P6597"><text:span text:style-name="T6598">6</text:span><text:span text:style-name="T6599"> עֵינַ֤י ׀ בְּנֶֽאֶמְנֵי־אֶרֶץ֮ לָשֶׁ֢בֶת עִמָּ֫דִ֥י הֹ֭לֵךְ בְּדֶ֣רֶךְ תָּמִ֑ים ה֝֗וּא יְשָׁרְתֵֽנִי׃<text:s/></text:span><text:span text:style-name="T6600">‬</text:span>‬‬‬</text:p>
        <text:p text:style-name="P6601"><text:span text:style-name="T6602">7</text:span><text:span text:style-name="T6603"> לֹֽא־יֵשֵׁ֨ב ׀ בְּקֶ֥רֶב בֵּיתִי֮ עֹשֵׂ֢ה רְמִ֫יָּ֥ה דֹּבֵ֥ר שְׁקָרִ֑ים לֹֽא־יִ֝כּ֗וֹן לְנֶ֣גֶד עֵינָֽי׃<text:s/></text:span><text:span text:style-name="T6604">‬</text:span>‬‬‬</text:p>
        <text:p text:style-name="P6605"><text:span text:style-name="T6606">8</text:span><text:span text:style-name="T6607"> לַבְּקָרִ֗ים אַצְמִ֥ית כָּל־רִשְׁעֵי־אָ֑רֶץ לְהַכְרִ֥ית מֵֽעִיר־יְ֝הוָ֗ה כָּל־פֹּ֥עֲלֵי אָֽוֶן׃<text:s/></text:span><text:span text:style-name="T6608">‬</text:span>‬‬‬</text:p>
      </text:section>
      <text:section text:name="Sect101" text:style-name="S101">
        <text:p text:style-name="P6609">Psalm 102</text:p>
        <text:p text:style-name="P6610"><text:span text:style-name="T6611">1</text:span><text:span text:style-name="T6612"> תְּ֭פִלָּה לְעָנִ֣י כִֽי־יַעֲטֹ֑ף וְלִפְנֵ֥י יְ֝הוָ֗ה יִשְׁפֹּ֥ךְ שִׂיחֽוֹ׃<text:s/></text:span></text:p>
        <text:p text:style-name="P6613"><text:span text:style-name="T6614">2</text:span><text:span text:style-name="T6615"> יְ֭הוָה שִׁמְעָ֣ה תְפִלָּתִ֑י וְ֝שַׁוְעָתִ֗י אֵלֶ֥יךָ תָבֽוֹא׃<text:s/></text:span><text:span text:style-name="T6616">‬</text:span>‬‬‬</text:p>
        <text:p text:style-name="P6617"><text:span text:style-name="T6618">3</text:span><text:span text:style-name="T6619"> אַל־תַּסְתֵּ֬ר פָּנֶ֨יךָ ׀ מִמֶּנִּי֮ בְּי֢וֹם צַ֫ר לִ֥י הַטֵּֽה־אֵלַ֥י אָזְנֶ֑ךָ בְּי֥וֹם אֶ֝קְרָ֗א מַהֵ֥ר עֲנֵֽנִי׃<text:s/></text:span><text:span text:style-name="T6620">‬</text:span>‬‬‬</text:p>
        <text:p text:style-name="P6621"><text:span text:style-name="T6622">4</text:span><text:span text:style-name="T6623"> כִּֽי־כָל֣וּ בְעָשָׁ֣ן יָמָ֑י וְ֝עַצְמוֹתַ֗י כְּמוֹ־קֵ֥ד נִחָֽרוּ׃<text:s/></text:span><text:span text:style-name="T6624">‬</text:span>‬‬‬</text:p>
        <text:soft-page-break/>
        <text:p text:style-name="P6625"><text:span text:style-name="T6626">5</text:span><text:span text:style-name="T6627"> הוּכָּֽה־כָ֭עֵשֶׂב וַיִּבַ֣שׁ לִבִּ֑י כִּֽי־שָׁ֝כַ֗חְתִּי מֵאֲכֹ֥ל לַחְמִֽי׃<text:s/></text:span><text:span text:style-name="T6628">‬</text:span>‬‬‬</text:p>
        <text:p text:style-name="P6629"><text:span text:style-name="T6630">6</text:span><text:span text:style-name="T6631"> מִקּ֥וֹל אַנְחָתִ֑י דָּבְקָ֥ה עַ֝צְמִ֗י לִבְשָׂרִֽי׃<text:s/></text:span><text:span text:style-name="T6632">‬</text:span>‬‬‬</text:p>
        <text:p text:style-name="P6633"><text:span text:style-name="T6634">7</text:span><text:span text:style-name="T6635"> דָּ֭מִיתִי לִקְאַ֣ת מִדְבָּ֑ר הָ֝יִ֗יתִי כְּכ֣וֹס חֳרָבֽוֹת׃<text:s/></text:span><text:span text:style-name="T6636">‬</text:span>‬‬‬</text:p>
        <text:p text:style-name="P6637"><text:span text:style-name="T6638">8</text:span><text:span text:style-name="T6639"> שָׁקַ֥דְתִּי וָאֶֽהְיֶ֑ה כְּ֝צִפּ֗וֹר בּוֹדֵ֥ד עַל־גָּֽג׃<text:s/></text:span><text:span text:style-name="T6640">‬</text:span>‬‬‬</text:p>
        <text:p text:style-name="P6641"><text:span text:style-name="T6642">9</text:span><text:span text:style-name="T6643"> כָּל־הַ֭יּוֹם חֵרְפ֣וּנִי אוֹיְבָ֑י מְ֝הוֹלָלַ֗י בִּ֣י נִשְׁבָּֽעוּ׃<text:s/></text:span><text:span text:style-name="T6644">‬</text:span>‬‬‬</text:p>
        <text:p text:style-name="P6645"><text:span text:style-name="T6646">10</text:span><text:span text:style-name="T6647"> כִּי־אֵ֭פֶר כַּלֶּ֣חֶם אָכָ֑לְתִּי וְ֝שִׁקֻּוַ֗י בִּבְכִ֥י מָסָֽכְתִּי׃<text:s/></text:span><text:span text:style-name="T6648">‬</text:span>‬‬‬</text:p>
        <text:p text:style-name="P6649"><text:span text:style-name="T6650">11</text:span><text:span text:style-name="T6651"> מִפְּנֵֽי־זַֽעַמְךָ֥ וְקִצְפֶּ֑ךָ כִּ֥י נְ֝שָׂאתַ֗נִי וַתַּשְׁלִיכֵֽנִי׃<text:s/></text:span><text:span text:style-name="T6652">‬</text:span>‬‬‬</text:p>
        <text:p text:style-name="P6653"><text:span text:style-name="T6654">12</text:span><text:span text:style-name="T6655"> יָ֭מַי כְּצֵ֣ל נָט֑וּי וַ֝אֲנִ֗י כָּעֵ֥שֶׂב אִיבָֽשׁ׃<text:s/></text:span><text:span text:style-name="T6656">‬</text:span>‬‬‬</text:p>
        <text:p text:style-name="P6657"><text:span text:style-name="T6658">13</text:span><text:span text:style-name="T6659"> וְאַתָּ֣ה יְ֭הוָה לְעוֹלָ֣ם תֵּשֵׁ֑ב וְ֝זִכְרְךָ֗ לְדֹ֣ר וָדֹֽר׃<text:s/></text:span><text:span text:style-name="T6660">‬</text:span>‬‬‬</text:p>
        <text:p text:style-name="P6661"><text:span text:style-name="T6662">14</text:span><text:span text:style-name="T6663"> אַתָּ֣ה תָ֭קוּם תְּרַחֵ֣ם צִיּ֑וֹן כִּי־עֵ֥ת לְ֝חֶֽנְנָ֗הּ כִּי־בָ֥א מוֹעֵֽד׃<text:s/></text:span><text:span text:style-name="T6664">‬</text:span>‬‬‬</text:p>
        <text:p text:style-name="P6665"><text:span text:style-name="T6666">15</text:span><text:span text:style-name="T6667"> כִּֽי־רָצ֣וּ עֲ֭בָדֶיךָ אֶת־אֲבָנֶ֑יהָ וְֽאֶת־עֲפָרָ֥הּ יְחֹנֵֽנוּ׃<text:s/></text:span><text:span text:style-name="T6668">‬</text:span>‬‬‬</text:p>
        <text:p text:style-name="P6669"><text:span text:style-name="T6670">16</text:span><text:span text:style-name="T6671"> וְיִֽירְא֣וּ ג֭וֹיִם אֶת־שֵׁ֣ם יְהוָ֑ה וְֽכָל־מַלְכֵ֥י הָ֝אָ֗רֶץ אֶת־כְּבוֹדֶֽךָ׃<text:s/></text:span><text:span text:style-name="T6672">‬</text:span>‬‬‬</text:p>
        <text:p text:style-name="P6673"><text:span text:style-name="T6674">17</text:span><text:span text:style-name="T6675"> כִּֽי־בָנָ֣ה יְהוָ֣ה צִיּ֑וֹן נִ֝רְאָ֗ה בִּכְבוֹדֽוֹ׃<text:s/></text:span><text:span text:style-name="T6676">‬</text:span>‬‬‬</text:p>
        <text:p text:style-name="P6677"><text:span text:style-name="T6678">18</text:span><text:span text:style-name="T6679"> פָּ֭נָה אֶל־תְּפִלַּ֣ת הָעַרְעָ֑ר וְלֹֽא־בָ֝זָ֗ה אֶת־תְּפִלָּתָֽם׃<text:s/></text:span><text:span text:style-name="T6680">‬</text:span>‬‬‬</text:p>
        <text:p text:style-name="P6681"><text:span text:style-name="T6682">19</text:span><text:span text:style-name="T6683"> תִּכָּ֣תֶב זֹ֭את לְד֣וֹר אַחֲר֑וֹן וְעַ֥ם נִ֝בְרָ֗א יְהַלֶּל־יָֽהּ׃<text:s/></text:span><text:span text:style-name="T6684">‬</text:span>‬‬‬</text:p>
        <text:p text:style-name="P6685"><text:span text:style-name="T6686">20</text:span><text:span text:style-name="T6687"> כִּֽי־הִ֭שְׁקִיף מִמְּר֣וֹם קָדְשׁ֑וֹ יְ֝הוָ֗ה מִשָּׁמַ֤יִם ׀ אֶל־אֶ֬רֶץ הִבִּֽיט׃<text:s/></text:span><text:span text:style-name="T6688">‬</text:span>‬‬‬</text:p>
        <text:p text:style-name="P6689"><text:span text:style-name="T6690">21</text:span><text:span text:style-name="T6691"> לִ֭שְׁמֹעַ אֶנְקַ֣ת אָסִ֑יר לְ֝פַתֵּ֗חַ בְּנֵ֣י תְמוּתָֽה׃<text:s/></text:span><text:span text:style-name="T6692">‬</text:span>‬‬‬</text:p>
        <text:soft-page-break/>
        <text:p text:style-name="P6693"><text:span text:style-name="T6694">22</text:span><text:span text:style-name="T6695"> לְסַפֵּ֣ר בְּ֭צִיּוֹן שֵׁ֣ם יְהוָ֑ה וּ֝תְהִלָּת֗וֹ בִּירוּשָׁלָֽ͏ִם׃<text:s/></text:span><text:span text:style-name="T6696">‬</text:span>‬‬‬</text:p>
        <text:p text:style-name="P6697"><text:span text:style-name="T6698">23</text:span><text:span text:style-name="T6699"> בְּהִקָּבֵ֣ץ עַמִּ֣ים יַחְדָּ֑ו וּ֝מַמְלָכ֗וֹת לַעֲבֹ֥ד אֶת־יְהוָֽה׃<text:s/></text:span><text:span text:style-name="T6700">‬</text:span>‬‬‬</text:p>
        <text:p text:style-name="P6701"><text:span text:style-name="T6702">24</text:span><text:span text:style-name="T6703"> עִנָּ֖ה בַדֶּ֥רֶךְ *כחו **כֹּחִ֗י קִצַּ֥ר יָמָֽי׃<text:s/></text:span><text:span text:style-name="T6704">‬</text:span>‬‬‬</text:p>
        <text:p text:style-name="P6705"><text:span text:style-name="T6706">25</text:span><text:span text:style-name="T6707"> אֹמַ֗ר אֵלִ֗י אַֽל־תַּ֭עֲלֵנִי בַּחֲצִ֣י יָמָ֑י בְּד֖וֹר דּוֹרִ֣ים שְׁנוֹתֶֽיךָ׃<text:s/></text:span><text:span text:style-name="T6708">‬</text:span>‬‬‬</text:p>
        <text:p text:style-name="P6709"><text:span text:style-name="T6710">26</text:span><text:span text:style-name="T6711"> לְ֭פָנִים הָאָ֣רֶץ יָסַ֑דְתָּ וּֽמַעֲשֵׂ֖ה יָדֶ֣יךָ שָׁמָֽיִם׃<text:s/></text:span><text:span text:style-name="T6712">‬</text:span>‬‬‬</text:p>
        <text:p text:style-name="P6713"><text:span text:style-name="T6714">27</text:span><text:span text:style-name="T6715"> הֵ֤מָּה ׀ יֹאבֵדוּ֮ וְאַתָּ֢ה תַ֫עֲמֹ֥ד וְ֭כֻלָּם כַּבֶּ֣גֶד יִבְל֑וּ כַּלְּב֖וּשׁ תַּחֲלִיפֵ֣ם וְֽיַחֲלֹֽפוּ׃<text:s/></text:span><text:span text:style-name="T6716">‬</text:span>‬‬‬</text:p>
        <text:p text:style-name="P6717"><text:span text:style-name="T6718">28</text:span><text:span text:style-name="T6719"> וְאַתָּה־ה֑וּא וּ֝שְׁנוֹתֶ֗יךָ לֹ֣א יִתָּֽמּוּ׃<text:s/></text:span><text:span text:style-name="T6720">‬</text:span>‬‬‬</text:p>
        <text:p text:style-name="P6721"><text:span text:style-name="T6722">29</text:span><text:span text:style-name="T6723"> בְּנֵֽי־עֲבָדֶ֥יךָ יִשְׁכּ֑וֹנוּ וְ֝זַרְעָ֗ם לְפָנֶ֥יךָ יִכּֽוֹן׃<text:s/></text:span><text:span text:style-name="T6724">‬</text:span>‬‬‬</text:p>
      </text:section>
      <text:section text:name="Sect102" text:style-name="S102">
        <text:p text:style-name="P6725">Psalm 103</text:p>
        <text:p text:style-name="P6726"><text:span text:style-name="T6727">1</text:span><text:span text:style-name="T6728"> לְדָוִ֨ד ׀ בָּרֲכִ֣י נַ֭פְשִׁי אֶת־יְהוָ֑ה וְכָל־קְ֝רָבַ֗י אֶת־שֵׁ֥ם קָדְשֽׁוֹ׃<text:s/></text:span></text:p>
        <text:p text:style-name="P6729"><text:span text:style-name="T6730">2</text:span><text:span text:style-name="T6731"> בָּרְכִ֣י נַ֭פְשִׁי אֶת־יְהוָ֑ה וְאַל־תִּ֝שְׁכְּחִ֗י כָּל־גְּמוּלָֽיו׃<text:s/></text:span><text:span text:style-name="T6732">‬</text:span>‬‬‬</text:p>
        <text:p text:style-name="P6733"><text:span text:style-name="T6734">3</text:span><text:span text:style-name="T6735"> הַסֹּלֵ֥חַ לְכָל־עֲוֺנֵ֑כִי הָ֝רֹפֵ֗א לְכָל־תַּחֲלֻאָֽיְכִי׃<text:s/></text:span><text:span text:style-name="T6736">‬</text:span>‬‬‬</text:p>
        <text:p text:style-name="P6737"><text:span text:style-name="T6738">4</text:span><text:span text:style-name="T6739"> הַגּוֹאֵ֣ל מִשַּׁ֣חַת חַיָּ֑יְכִי הַֽ֝מְעַטְּרֵ֗כִי חֶ֣סֶד וְרַחֲמִֽים׃<text:s/></text:span><text:span text:style-name="T6740">‬</text:span>‬‬‬</text:p>
        <text:p text:style-name="P6741"><text:span text:style-name="T6742">5</text:span><text:span text:style-name="T6743"> הַמַּשְׂבִּ֣יעַ בַּטּ֣וֹב עֶדְיֵ֑ךְ תִּתְחַדֵּ֖שׁ כַּנֶּ֣שֶׁר נְעוּרָֽיְכִי׃<text:s/></text:span><text:span text:style-name="T6744">‬</text:span>‬‬‬</text:p>
        <text:p text:style-name="P6745"><text:span text:style-name="T6746">6</text:span><text:span text:style-name="T6747"> עֹשֵׂ֣ה צְדָק֣וֹת יְהוָ֑ה וּ֝מִשְׁפָּטִ֗ים לְכָל־עֲשׁוּקִֽים׃<text:s/></text:span><text:span text:style-name="T6748">‬</text:span>‬‬‬</text:p>
        <text:p text:style-name="P6749"><text:span text:style-name="T6750">7</text:span><text:span text:style-name="T6751"> יוֹדִ֣יעַ דְּרָכָ֣יו לְמֹשֶׁ֑ה לִבְנֵ֥י יִ֝שְׂרָאֵ֗ל עֲלִילֽוֹתָיו׃<text:s/></text:span><text:span text:style-name="T6752">‬</text:span>‬‬‬</text:p>
        <text:p text:style-name="P6753"><text:span text:style-name="T6754">8</text:span><text:span text:style-name="T6755"> רַח֣וּם וְחַנּ֣וּן יְהוָ֑ה אֶ֖רֶךְ אַפַּ֣יִם וְרַב־חָֽסֶד׃<text:s/></text:span><text:span text:style-name="T6756">‬</text:span>‬‬‬</text:p>
        <text:soft-page-break/>
        <text:p text:style-name="P6757"><text:span text:style-name="T6758">9</text:span><text:span text:style-name="T6759"> לֹֽא־לָנֶ֥צַח יָרִ֑יב וְלֹ֖א לְעוֹלָ֣ם יִטּֽוֹר׃<text:s/></text:span><text:span text:style-name="T6760">‬</text:span>‬‬‬</text:p>
        <text:p text:style-name="P6761"><text:span text:style-name="T6762">10</text:span><text:span text:style-name="T6763"> לֹ֣א כַ֭חֲטָאֵינוּ עָ֣שָׂה לָ֑נוּ וְלֹ֥א כַ֝עֲוֺנֹתֵ֗ינוּ גָּמַ֥ל עָלֵֽינוּ׃<text:s/></text:span><text:span text:style-name="T6764">‬</text:span>‬‬‬</text:p>
        <text:p text:style-name="P6765"><text:span text:style-name="T6766">11</text:span><text:span text:style-name="T6767"> כִּ֤י כִגְבֹ֣הַּ שָׁ֭מַיִם עַל־הָאָ֑רֶץ גָּבַ֥ר חַ֝סְדּ֗וֹ עַל־יְרֵאָֽיו׃<text:s/></text:span><text:span text:style-name="T6768">‬</text:span>‬‬‬</text:p>
        <text:p text:style-name="P6769"><text:span text:style-name="T6770">12</text:span><text:span text:style-name="T6771"> כִּרְחֹ֣ק מִ֭זְרָח מִֽמַּֽעֲרָ֑ב הִֽרְחִ֥יק מִ֝מֶּ֗נּוּ אֶת־פְּשָׁעֵֽינוּ׃<text:s/></text:span><text:span text:style-name="T6772">‬</text:span>‬‬‬</text:p>
        <text:p text:style-name="P6773"><text:span text:style-name="T6774">13</text:span><text:span text:style-name="T6775"> כְּרַחֵ֣ם אָ֭ב עַל־בָּנִ֑ים רִחַ֥ם יְ֝הוָ֗ה עַל־יְרֵאָֽיו׃<text:s/></text:span><text:span text:style-name="T6776">‬</text:span>‬‬‬</text:p>
        <text:p text:style-name="P6777"><text:span text:style-name="T6778">14</text:span><text:span text:style-name="T6779"> כִּי־ה֭וּא יָדַ֣ע יִצְרֵ֑נוּ זָ֝כ֗וּר כִּי־עָפָ֥ר אֲנָֽחְנוּ׃<text:s/></text:span><text:span text:style-name="T6780">‬</text:span>‬‬‬</text:p>
        <text:p text:style-name="P6781"><text:span text:style-name="T6782">15</text:span><text:span text:style-name="T6783"> אֱ֭נוֹשׁ כֶּחָצִ֣יר יָמָ֑יו כְּצִ֥יץ הַ֝שָּׂדֶ֗ה כֵּ֣ן יָצִֽיץ׃<text:s/></text:span><text:span text:style-name="T6784">‬</text:span>‬‬‬</text:p>
        <text:p text:style-name="P6785"><text:span text:style-name="T6786">16</text:span><text:span text:style-name="T6787"> כִּ֤י ר֣וּחַ עָֽבְרָה־בּ֣וֹ וְאֵינֶ֑נּוּ וְלֹא־יַכִּירֶ֖נּוּ ע֣וֹד מְקוֹמֽוֹ׃<text:s/></text:span><text:span text:style-name="T6788">‬</text:span>‬‬‬</text:p>
        <text:p text:style-name="P6789"><text:span text:style-name="T6790">17</text:span><text:span text:style-name="T6791"> וְחֶ֤סֶד יְהוָ֨ה ׀ מֵעוֹלָ֣ם וְעַד־ע֖וֹלָם עַל־יְרֵאָ֑יו וְ֝צִדְקָת֗וֹ לִבְנֵ֥י בָנִֽים׃<text:s/></text:span><text:span text:style-name="T6792">‬</text:span>‬‬‬‬</text:p>
        <text:p text:style-name="P6793"><text:span text:style-name="T6794">18</text:span><text:span text:style-name="T6795"> לְשֹׁמְרֵ֥י בְרִית֑וֹ וּלְזֹכְרֵ֥י פִ֝קֻּדָ֗יו לַעֲשׂוֹתָֽם׃<text:s/></text:span><text:span text:style-name="T6796">‬</text:span>‬‬‬</text:p>
        <text:p text:style-name="P6797"><text:span text:style-name="T6798">19</text:span><text:span text:style-name="T6799"> יְֽהוָ֗ה בַּ֭שָּׁמַיִם הֵכִ֣ין כִּסְא֑וֹ וּ֝מַלְכוּת֗וֹ בַּכֹּ֥ל מָשָֽׁלָה׃<text:s/></text:span><text:span text:style-name="T6800">‬</text:span>‬‬‬</text:p>
        <text:p text:style-name="P6801"><text:span text:style-name="T6802">20</text:span><text:span text:style-name="T6803"> בָּרֲכ֥וּ יְהוָ֗ה מַלְאָ֫כָ֥יו גִּבֹּ֣רֵי כֹ֭חַ עֹשֵׂ֣י דְבָר֑וֹ לִ֝שְׁמֹ֗עַ בְּק֣וֹל דְּבָרֽוֹ׃<text:s/></text:span><text:span text:style-name="T6804">‬</text:span>‬‬‬</text:p>
        <text:p text:style-name="P6805"><text:span text:style-name="T6806">21</text:span><text:span text:style-name="T6807"> בָּרֲכ֣וּ יְ֭הוָה כָּל־צְבָאָ֑יו מְ֝שָׁרְתָ֗יו עֹשֵׂ֥י רְצוֹנֽוֹ׃<text:s/></text:span><text:span text:style-name="T6808">‬</text:span>‬‬‬</text:p>
        <text:p text:style-name="P6809"><text:span text:style-name="T6810">22</text:span><text:span text:style-name="T6811"> בָּרֲכ֤וּ יְהוָ֨ה ׀ כָּֽל־מַעֲשָׂ֗יו בְּכָל־מְקֹמ֥וֹת מֶמְשַׁלְתּ֑וֹ בָּרֲכִ֥י נַ֝פְשִׁ֗י אֶת־יְהוָֽה׃<text:s/></text:span><text:span text:style-name="T6812">‬</text:span>‬‬‬</text:p>
      </text:section>
      <text:section text:name="Sect103" text:style-name="S103">
        <text:p text:style-name="P6813">Psalm 104</text:p>
        <text:p text:style-name="P6814"><text:span text:style-name="T6815">1</text:span><text:span text:style-name="T6816"> בָּרֲכִ֥י נַפְשִׁ֗י אֶת־יְה֫וָ֥ה יְהוָ֣ה אֱ֭לֹהַי גָּדַ֣לְתָּ מְּאֹ֑ד ה֖וֹד וְהָדָ֣ר לָבָֽשְׁתָּ׃<text:s/></text:span></text:p>
        <text:p text:style-name="P6817"><text:span text:style-name="T6818">2</text:span><text:span text:style-name="T6819"> עֹֽטֶה־א֭וֹר כַּשַּׂלְמָ֑ה נוֹטֶ֥ה שָׁ֝מַ֗יִם כַּיְרִיעָֽה׃<text:s/></text:span><text:span text:style-name="T6820">‬</text:span>‬‬‬</text:p>
        <text:soft-page-break/>
        <text:p text:style-name="P6821"><text:span text:style-name="T6822">3</text:span><text:span text:style-name="T6823"> הַ֥מְקָרֶֽה בַמַּ֗יִם עֲ‍ֽלִיּ֫וֹתָ֥יו הַשָּׂם־עָבִ֥ים רְכוּב֑וֹ הַֽ֝מְהַלֵּ֗ךְ עַל־כַּנְפֵי־רֽוּחַ׃<text:s/></text:span><text:span text:style-name="T6824">‬</text:span>‬‬‬</text:p>
        <text:p text:style-name="P6825"><text:span text:style-name="T6826">4</text:span><text:span text:style-name="T6827"> עֹשֶׂ֣ה מַלְאָכָ֣יו רוּח֑וֹת מְ֝שָׁרְתָ֗יו אֵ֣שׁ לֹהֵֽט׃<text:s/></text:span><text:span text:style-name="T6828">‬</text:span>‬‬‬</text:p>
        <text:p text:style-name="P6829"><text:span text:style-name="T6830">5</text:span><text:span text:style-name="T6831"> יָֽסַד־אֶ֭רֶץ עַל־מְכוֹנֶ֑יהָ בַּל־תִּ֝מּ֗וֹט עוֹלָ֥ם וָעֶֽד׃<text:s/></text:span><text:span text:style-name="T6832">‬</text:span>‬‬‬</text:p>
        <text:p text:style-name="P6833"><text:span text:style-name="T6834">6</text:span><text:span text:style-name="T6835"> תְּ֭הוֹם כַּלְּב֣וּשׁ כִּסִּית֑וֹ עַל־הָ֝רִ֗ים יַ֖עַמְדוּ־מָֽיִם׃<text:s/></text:span><text:span text:style-name="T6836">‬</text:span>‬‬‬</text:p>
        <text:p text:style-name="P6837"><text:span text:style-name="T6838">7</text:span><text:span text:style-name="T6839"> מִן־גַּעֲרָ֣תְךָ֣ יְנוּס֑וּן מִן־ק֥וֹל רַֽ֝עַמְךָ֗ יֵחָפֵזֽוּן׃<text:s/></text:span><text:span text:style-name="T6840">‬</text:span>‬‬‬</text:p>
        <text:p text:style-name="P6841"><text:span text:style-name="T6842">8</text:span><text:span text:style-name="T6843"> יַעֲל֣וּ הָ֭רִים יֵרְד֣וּ בְקָע֑וֹת אֶל־מְ֝ק֗וֹם זֶ֤ה ׀ יָסַ֬דְתָּ לָהֶֽם׃<text:s/></text:span><text:span text:style-name="T6844">‬</text:span>‬‬‬</text:p>
        <text:p text:style-name="P6845"><text:span text:style-name="T6846">9</text:span><text:span text:style-name="T6847"> גְּֽבוּל־שַׂ֭מְתָּ בַּל־יֽ͏ַעֲבֹר֑וּן בַּל־יְ֝שׁוּב֗וּן לְכַסּ֥וֹת הָאָֽרֶץ׃<text:s/></text:span><text:span text:style-name="T6848">‬</text:span>‬‬‬</text:p>
        <text:p text:style-name="P6849"><text:span text:style-name="T6850">10</text:span><text:span text:style-name="T6851"> הַֽמְשַׁלֵּ֣חַ מַ֭עְיָנִים בַּנְּחָלִ֑ים בֵּ֥ין הָ֝רִ֗ים יְהַלֵּכֽוּן׃<text:s/></text:span><text:span text:style-name="T6852">‬</text:span>‬‬‬</text:p>
        <text:p text:style-name="P6853"><text:span text:style-name="T6854">11</text:span><text:span text:style-name="T6855"> יַ֭שְׁקוּ כָּל־חַיְת֣וֹ שָׂדָ֑י יִשְׁבְּר֖וּ פְרָאִ֣ים צְמָאָֽם׃<text:s/></text:span><text:span text:style-name="T6856">‬</text:span>‬‬‬</text:p>
        <text:p text:style-name="P6857"><text:span text:style-name="T6858">12</text:span><text:span text:style-name="T6859"> עֲ֭לֵיהֶם עוֹף־הַשָּׁמַ֣יִם יִשְׁכּ֑וֹן מִבֵּ֥ין עֳ֝פָאיִ֗ם יִתְּנוּ־קֽוֹל׃<text:s/></text:span><text:span text:style-name="T6860">‬</text:span>‬‬‬</text:p>
        <text:p text:style-name="P6861"><text:span text:style-name="T6862">13</text:span><text:span text:style-name="T6863"> מַשְׁקֶ֣ה הָ֭רִים מֵעֲלִיּוֹתָ֑יו מִפְּרִ֥י מַ֝עֲשֶׂ֗יךָ תִּשְׂבַּ֥ע הָאָֽרֶץ׃<text:s/></text:span><text:span text:style-name="T6864">‬</text:span>‬‬‬</text:p>
        <text:p text:style-name="P6865"><text:span text:style-name="T6866">14</text:span><text:span text:style-name="T6867"> מַצְמִ֤יחַ חָצִ֨יר ׀ לַבְּהֵמָ֗ה וְ֭עֵשֶׂב לַעֲבֹדַ֣ת הָאָדָ֑ם לְה֥וֹצִיא לֶ֝֗חֶם מִן־הָאָֽרֶץ׃<text:s/></text:span><text:span text:style-name="T6868">‬</text:span>‬‬‬</text:p>
        <text:p text:style-name="P6869"><text:span text:style-name="T6870">15</text:span><text:span text:style-name="T6871"> וְיַ֤יִן ׀ יְשַׂמַּ֬ח לְֽבַב־אֱנ֗וֹשׁ לְהַצְהִ֣יל פָּנִ֣ים מִשָּׁ֑מֶן וְ֝לֶ֗חֶם לְֽבַב־אֱנ֥וֹשׁ יִסְעָֽד׃<text:s/></text:span><text:span text:style-name="T6872">‬</text:span>‬‬‬</text:p>
        <text:p text:style-name="P6873"><text:span text:style-name="T6874">16</text:span><text:span text:style-name="T6875"> יִ֭שְׂבְּעוּ עֲצֵ֣י יְהוָ֑ה אַֽרְזֵ֥י לְ֝בָנ֗וֹן אֲשֶׁ֣ר נָטָֽע׃<text:s/></text:span><text:span text:style-name="T6876">‬</text:span>‬‬‬</text:p>
        <text:p text:style-name="P6877"><text:span text:style-name="T6878">17</text:span><text:span text:style-name="T6879"> אֲשֶׁר־שָׁ֭ם צִפֳּרִ֣ים יְקַנֵּ֑נוּ חֲ֝סִידָ֗ה בְּרוֹשִׁ֥ים בֵּיתָֽהּ׃<text:s/></text:span><text:span text:style-name="T6880">‬</text:span>‬‬‬</text:p>
        <text:p text:style-name="P6881"><text:span text:style-name="T6882">18</text:span><text:span text:style-name="T6883"> הָרִ֣ים הַ֭גְּבֹהִים לַיְּעֵלִ֑ים סְ֝לָעִ֗ים מַחְסֶ֥ה לַֽשְׁפַנִּֽים׃<text:s/></text:span><text:span text:style-name="T6884">‬</text:span>‬‬‬</text:p>
        <text:p text:style-name="P6885"><text:span text:style-name="T6886">19</text:span><text:span text:style-name="T6887"> עָשָׂ֣ה יָ֭רֵחַ לְמוֹעֲדִ֑ים שֶׁ֝֗מֶשׁ יָדַ֥ע מְבוֹאֽוֹ׃<text:s/></text:span><text:span text:style-name="T6888">‬</text:span>‬‬‬</text:p>
        <text:soft-page-break/>
        <text:p text:style-name="P6889"><text:span text:style-name="T6890">20</text:span><text:span text:style-name="T6891"> תָּֽשֶׁת־חֹ֭שֶׁךְ וִ֣יהִי לָ֑יְלָה בּֽוֹ־תִ֝רְמֹ֗שׂ כָּל־חַיְתוֹ־יָֽעַר׃<text:s/></text:span><text:span text:style-name="T6892">‬</text:span>‬‬‬</text:p>
        <text:p text:style-name="P6893"><text:span text:style-name="T6894">21</text:span><text:span text:style-name="T6895"> הַ֭כְּפִירִים שֹׁאֲגִ֣ים לַטָּ֑רֶף וּלְבַקֵּ֖שׁ מֵאֵ֣ל אָכְלָֽם׃<text:s/></text:span><text:span text:style-name="T6896">‬</text:span>‬‬‬</text:p>
        <text:p text:style-name="P6897"><text:span text:style-name="T6898">22</text:span><text:span text:style-name="T6899"> תִּזְרַ֣ח הַ֭שֶּׁמֶשׁ יֵאָסֵפ֑וּן וְאֶל־מְ֝עוֹנֹתָ֗ם יִרְבָּצֽוּן׃<text:s/></text:span><text:span text:style-name="T6900">‬</text:span>‬‬‬</text:p>
        <text:p text:style-name="P6901"><text:span text:style-name="T6902">23</text:span><text:span text:style-name="T6903"> יֵצֵ֣א אָדָ֣ם לְפָעֳל֑וֹ וְֽלַעֲבֹ֖דָת֣וֹ עֲדֵי־עָֽרֶב׃<text:s/></text:span><text:span text:style-name="T6904">‬</text:span>‬‬‬</text:p>
        <text:p text:style-name="P6905"><text:span text:style-name="T6906">24</text:span><text:span text:style-name="T6907"> מָֽה־רַבּ֬וּ מַעֲשֶׂ֨יךָ ׀ יְֽהוָ֗ה כֻּ֭לָּם בְּחָכְמָ֣ה עָשִׂ֑יתָ מָלְאָ֥ה הָ֝אָ֗רֶץ קִנְיָנֶֽךָ׃<text:s/></text:span><text:span text:style-name="T6908">‬</text:span>‬‬‬</text:p>
        <text:p text:style-name="P6909"><text:span text:style-name="T6910">25</text:span><text:span text:style-name="T6911"> זֶ֤ה ׀ הַיָּ֥ם גָּדוֹל֮ וּרְחַ֢ב יָ֫דָ֥יִם שָֽׁם־רֶ֭מֶשׂ וְאֵ֣ין מִסְפָּ֑ר חַיּ֥וֹת קְ֝טַנּ֗וֹת עִם־גְּדֹלֽוֹת׃<text:s/></text:span><text:span text:style-name="T6912">‬</text:span>‬‬‬</text:p>
        <text:p text:style-name="P6913"><text:span text:style-name="T6914">26</text:span><text:span text:style-name="T6915"> שָׁ֭ם אֳנִיּ֣וֹת יְהַלֵּכ֑וּן לִ֝וְיָתָ֗ן זֶֽה־יָצַ֥רְתָּ לְשַֽׂחֶק־בּֽוֹ׃<text:s/></text:span><text:span text:style-name="T6916">‬</text:span>‬‬‬</text:p>
        <text:p text:style-name="P6917"><text:span text:style-name="T6918">27</text:span><text:span text:style-name="T6919"> כֻּ֭לָּם אֵלֶ֣יךָ יְשַׂבֵּר֑וּן לָתֵ֖ת אָכְלָ֣ם בְּעִתּֽוֹ׃<text:s/></text:span><text:span text:style-name="T6920">‬</text:span>‬‬‬</text:p>
        <text:p text:style-name="P6921"><text:span text:style-name="T6922">28</text:span><text:span text:style-name="T6923"> תִּתֵּ֣ן לָ֭הֶם יִלְקֹט֑וּן תִּפְתַּ֥ח יָֽ֝דְךָ֗ יִשְׂבְּע֥וּן טֽוֹב׃<text:s/></text:span><text:span text:style-name="T6924">‬</text:span>‬‬‬</text:p>
        <text:p text:style-name="P6925"><text:span text:style-name="T6926">29</text:span><text:span text:style-name="T6927"> תַּסְתִּ֥יר פָּנֶיךָ֮ יִֽבָּהֵ֫ל֥וּן תֹּסֵ֣ף ר֭וּחָם יִגְוָע֑וּן וְֽאֶל־עֲפָרָ֥ם יְשׁוּֽבוּ֥ן׃<text:s/></text:span><text:span text:style-name="T6928">‬</text:span>‬‬‬</text:p>
        <text:p text:style-name="P6929"><text:span text:style-name="T6930">30</text:span><text:span text:style-name="T6931"> תְּשַׁלַּ֣ח ר֭וּחֲךָ יִבָּרֵא֑וּן וּ֝תְחַדֵּ֗שׁ פְּנֵ֣י אֲדָמָֽה׃<text:s/></text:span><text:span text:style-name="T6932">‬</text:span>‬‬‬</text:p>
        <text:p text:style-name="P6933"><text:span text:style-name="T6934">31</text:span><text:span text:style-name="T6935"> יְהִ֤י כְב֣וֹד יְהוָ֣ה לְעוֹלָ֑ם יִשְׂמַ֖ח יְהוָ֣ה בְּמַעֲשָֽׂיו׃<text:s/></text:span><text:span text:style-name="T6936">‬</text:span>‬‬‬</text:p>
        <text:p text:style-name="P6937"><text:span text:style-name="T6938">32</text:span><text:span text:style-name="T6939"> הַמַּבִּ֣יט לָ֭אָרֶץ וַתִּרְעָ֑ד יִגַּ֖ע בֶּהָרִ֣ים וְֽיֶעֱשָֽׁנוּ׃<text:s/></text:span><text:span text:style-name="T6940">‬</text:span>‬‬‬</text:p>
        <text:p text:style-name="P6941"><text:span text:style-name="T6942">33</text:span><text:span text:style-name="T6943"> אָשִׁ֣ירָה לַיהוָ֣ה בְּחַיָּ֑י אֲזַמְּרָ֖ה לֵאלֹהַ֣י בְּעוֹדִֽי׃<text:s/></text:span><text:span text:style-name="T6944">‬</text:span>‬‬‬</text:p>
        <text:p text:style-name="P6945"><text:span text:style-name="T6946">34</text:span><text:span text:style-name="T6947"> יֶעֱרַ֣ב עָלָ֣יו שִׂיחִ֑י אָ֝נֹכִ֗י אֶשְׂמַ֥ח בַּיהוָֽה׃<text:s/></text:span><text:span text:style-name="T6948">‬</text:span>‬‬‬</text:p>
        <text:p text:style-name="P6949"><text:span text:style-name="T6950">35</text:span><text:span text:style-name="T6951"> יִתַּ֤מּוּ חַטָּאִ֨ים ׀ מִן־הָאָ֡רֶץ וּרְשָׁעִ֤ים ׀ ע֤וֹד אֵינָ֗ם בָּרֲכִ֣י נַ֭פְשִׁי אֶת־יְהוָ֗ה הַֽלְלוּ־יָֽהּ׃<text:s/></text:span><text:span text:style-name="T6952">‬</text:span>‬‬‬</text:p>
      </text:section>
      <text:section text:name="Sect104" text:style-name="S104">
        <text:soft-page-break/>
        <text:p text:style-name="P6953">Psalm 105</text:p>
        <text:p text:style-name="P6954"><text:span text:style-name="T6955">1</text:span><text:span text:style-name="T6956"> הוֹד֣וּ לַ֭יהוָה קִרְא֣וּ בִשְׁמ֑וֹ הוֹדִ֥יעוּ בָ֝עַמִּ֗ים עֲלִילוֹתָֽיו׃<text:s/></text:span><text:span text:style-name="T6957">‬</text:span>‬‬‬‬</text:p>
        <text:p text:style-name="P6958"><text:span text:style-name="T6959">2</text:span><text:span text:style-name="T6960"> שִֽׁירוּ־ל֭וֹ זַמְּרוּ־ל֑וֹ שִׂ֝֗יחוּ בְּכָל־נִפְלְאוֹתָֽיו׃<text:s/></text:span><text:span text:style-name="T6961">‬</text:span>‬‬‬</text:p>
        <text:p text:style-name="P6962"><text:span text:style-name="T6963">3</text:span><text:span text:style-name="T6964"> הִֽ֭תְהַלְלוּ בְּשֵׁ֣ם קָדְשׁ֑וֹ יִ֝שְׂמַ֗ח לֵ֤ב ׀ מְבַקְשֵׁ֬י יְהוָֽה׃<text:s/></text:span><text:span text:style-name="T6965">‬</text:span>‬‬‬</text:p>
        <text:p text:style-name="P6966"><text:span text:style-name="T6967">4</text:span><text:span text:style-name="T6968"> דִּרְשׁ֣וּ יְהוָ֣ה וְעֻזּ֑וֹ בַּקְּשׁ֖וּ פָנָ֣יו תָּמִֽיד׃<text:s/></text:span><text:span text:style-name="T6969">‬</text:span>‬‬‬</text:p>
        <text:p text:style-name="P6970"><text:span text:style-name="T6971">5</text:span><text:span text:style-name="T6972"> זִכְר֗וּ נִפְלְאוֹתָ֥יו אֲשֶׁר־עָשָׂ֑ה מֹ֝פְתָ֗יו וּמִשְׁפְּטֵי־פִֽיו׃<text:s/></text:span><text:span text:style-name="T6973">‬</text:span>‬‬‬</text:p>
        <text:p text:style-name="P6974"><text:span text:style-name="T6975">6</text:span><text:span text:style-name="T6976"> זֶ֭רַע אַבְרָהָ֣ם עַבְדּ֑וֹ בְּנֵ֖י יַעֲקֹ֣ב בְּחִירָֽיו׃<text:s/></text:span><text:span text:style-name="T6977">‬</text:span>‬‬‬</text:p>
        <text:p text:style-name="P6978"><text:span text:style-name="T6979">7</text:span><text:span text:style-name="T6980"> ה֭וּא יְהוָ֣ה אֱלֹהֵ֑ינוּ בְּכָל־הָ֝אָ֗רֶץ מִשְׁפָּטָֽיו׃<text:s/></text:span><text:span text:style-name="T6981">‬</text:span>‬‬‬</text:p>
        <text:p text:style-name="P6982"><text:span text:style-name="T6983">8</text:span><text:span text:style-name="T6984"> זָכַ֣ר לְעוֹלָ֣ם בְּרִית֑וֹ דָּבָ֥ר צִ֝וָּ֗ה לְאֶ֣לֶף דּֽוֹר׃<text:s/></text:span><text:span text:style-name="T6985">‬</text:span>‬‬‬</text:p>
        <text:p text:style-name="P6986"><text:span text:style-name="T6987">9</text:span><text:span text:style-name="T6988"> אֲשֶׁ֣ר כָּ֭רַת אֶת־אַבְרָהָ֑ם וּשְׁב֖וּעָת֣וֹ לְיִשְׂחָֽק׃<text:s/></text:span><text:span text:style-name="T6989">‬</text:span>‬‬‬</text:p>
        <text:p text:style-name="P6990"><text:span text:style-name="T6991">10</text:span><text:span text:style-name="T6992"> וַיַּֽעֲמִידֶ֣הָ לְיַעֲקֹ֣ב לְחֹ֑ק לְ֝יִשְׂרָאֵ֗ל בְּרִ֣ית עוֹלָֽם׃<text:s/></text:span><text:span text:style-name="T6993">‬</text:span>‬‬‬</text:p>
        <text:p text:style-name="P6994"><text:span text:style-name="T6995">11</text:span><text:span text:style-name="T6996"> לֵאמֹ֗ר לְךָ֗ אֶתֵּ֥ן אֶת־אֶֽרֶץ־כְּנָ֑עַן חֶ֝֗בֶל נַחֲלַתְכֶֽם׃<text:s/></text:span><text:span text:style-name="T6997">‬</text:span>‬‬‬</text:p>
        <text:p text:style-name="P6998"><text:span text:style-name="T6999">12</text:span><text:span text:style-name="T7000"> בִּֽ֭הְיוֹתָם מְתֵ֣י מִסְפָּ֑ר כִּ֝מְעַ֗ט וְגָרִ֥ים בָּֽהּ׃<text:s/></text:span><text:span text:style-name="T7001">‬</text:span>‬‬‬</text:p>
        <text:p text:style-name="P7002"><text:span text:style-name="T7003">13</text:span><text:span text:style-name="T7004"> וַֽ֭יִּתְהַלְּכוּ מִגּ֣וֹי אֶל־גּ֑וֹי מִ֝מַּמְלָכָ֗ה אֶל־עַ֥ם אַחֵֽר׃<text:s/></text:span><text:span text:style-name="T7005">‬</text:span>‬‬‬</text:p>
        <text:p text:style-name="P7006"><text:span text:style-name="T7007">14</text:span><text:span text:style-name="T7008"> לֹֽא־הִנִּ֣יחַ אָדָ֣ם לְעָשְׁקָ֑ם וַיּ֖וֹכַח עֲלֵיהֶ֣ם מְלָכִֽים׃<text:s/></text:span><text:span text:style-name="T7009">‬</text:span>‬‬‬</text:p>
        <text:p text:style-name="P7010"><text:span text:style-name="T7011">15</text:span><text:span text:style-name="T7012"> אַֽל־תִּגְּע֥וּ בִמְשִׁיחָ֑י וְ֝לִנְבִיאַי אַל־תָּרֵֽעוּ׃<text:s/></text:span><text:span text:style-name="T7013">‬</text:span>‬‬‬</text:p>
        <text:soft-page-break/>
        <text:p text:style-name="P7014"><text:span text:style-name="T7015">16</text:span><text:span text:style-name="T7016"> וַיִּקְרָ֣א רָ֭עָב עַל־הָאָ֑רֶץ כָּֽל־מַטֵּה־לֶ֥חֶם שָׁבָֽר׃<text:s/></text:span><text:span text:style-name="T7017">‬</text:span>‬‬‬</text:p>
        <text:p text:style-name="P7018"><text:span text:style-name="T7019">17</text:span><text:span text:style-name="T7020"> שָׁלַ֣ח לִפְנֵיהֶ֣ם אִ֑ישׁ לְ֝עֶ֗בֶד נִמְכַּ֥ר יוֹסֵֽף׃<text:s/></text:span><text:span text:style-name="T7021">‬</text:span>‬‬‬</text:p>
        <text:p text:style-name="P7022"><text:span text:style-name="T7023">18</text:span><text:span text:style-name="T7024"> עִנּ֣וּ בַכֶּ֣בֶל *רגליו **רַגְל֑וֹ בַּ֝רְזֶ֗ל בָּ֣אָה נַפְשֽׁוֹ׃<text:s/></text:span><text:span text:style-name="T7025">‬</text:span>‬‬‬</text:p>
        <text:p text:style-name="P7026"><text:span text:style-name="T7027">19</text:span><text:span text:style-name="T7028"> עַד־עֵ֥ת בֹּֽא־דְבָר֑וֹ אִמְרַ֖ת יְהוָ֣ה צְרָפָֽתְהוּ׃<text:s/></text:span><text:span text:style-name="T7029">‬</text:span>‬‬‬</text:p>
        <text:p text:style-name="P7030"><text:span text:style-name="T7031">20</text:span><text:span text:style-name="T7032"> שָׁ֣לַח מֶ֭לֶךְ וַיַּתִּירֵ֑הוּ מֹשֵׁ֥ל עַ֝מִּ֗ים וַֽיְפַתְּחֵֽהוּ׃<text:s/></text:span><text:span text:style-name="T7033">‬</text:span>‬‬‬</text:p>
        <text:p text:style-name="P7034"><text:span text:style-name="T7035">21</text:span><text:span text:style-name="T7036"> שָׂמ֣וֹ אָד֣וֹן לְבֵית֑וֹ וּ֝מֹשֵׁ֗ל בְּכָל־קִנְיָנֽוֹ׃<text:s/></text:span><text:span text:style-name="T7037">‬</text:span>‬‬‬</text:p>
        <text:p text:style-name="P7038"><text:span text:style-name="T7039">22</text:span><text:span text:style-name="T7040"> לֶאְסֹ֣ר שָׂרָ֣יו בְּנַפְשׁ֑וֹ וּזְקֵנָ֥יו יְחַכֵּֽם׃<text:s/></text:span><text:span text:style-name="T7041">‬</text:span>‬‬‬</text:p>
        <text:p text:style-name="P7042"><text:span text:style-name="T7043">23</text:span><text:span text:style-name="T7044"> וַיָּבֹ֣א יִשְׂרָאֵ֣ל מִצְרָ֑יִם וְ֝יַעֲקֹ֗ב גָּ֣ר בְּאֶֽרֶץ־חָֽם׃<text:s/></text:span><text:span text:style-name="T7045">‬</text:span>‬‬‬</text:p>
        <text:p text:style-name="P7046"><text:span text:style-name="T7047">24</text:span><text:span text:style-name="T7048"> וַיֶּ֣פֶר אֶת־עַמּ֣וֹ מְאֹ֑ד וַ֝יַּֽעֲצִמֵהוּ מִצָּרָֽיו׃<text:s/></text:span><text:span text:style-name="T7049">‬</text:span>‬‬‬</text:p>
        <text:p text:style-name="P7050"><text:span text:style-name="T7051">25</text:span><text:span text:style-name="T7052"> הָפַ֣ךְ לִ֭בָּם לִשְׂנֹ֣א עַמּ֑וֹ לְ֝הִתְנַכֵּ֗ל בַּעֲבָדָֽיו׃<text:s/></text:span><text:span text:style-name="T7053">‬</text:span>‬‬‬</text:p>
        <text:p text:style-name="P7054"><text:span text:style-name="T7055">26</text:span><text:span text:style-name="T7056"> שָׁ֭לַח מֹשֶׁ֣ה עַבְדּ֑וֹ אַ֝הֲרֹ֗ן אֲשֶׁ֣ר בָּֽחַר־בּֽוֹ׃<text:s/></text:span><text:span text:style-name="T7057">‬</text:span>‬‬‬</text:p>
        <text:p text:style-name="P7058"><text:span text:style-name="T7059">27</text:span><text:span text:style-name="T7060"> שָֽׂמוּ־בָ֭ם דִּבְרֵ֣י אֹתוֹתָ֑יו וּ֝מֹפְתִ֗ים בְּאֶ֣רֶץ חָֽם׃<text:s/></text:span><text:span text:style-name="T7061">‬</text:span>‬‬‬</text:p>
        <text:p text:style-name="P7062"><text:span text:style-name="T7063">28</text:span><text:span text:style-name="T7064"> שָׁ֣לַֽח חֹ֭שֶׁךְ וַיַּחְשִׁ֑ךְ וְלֹֽא־מָ֝ר֗וּ אֶת־*דברוו **דְּבָרֽוֹ׃<text:s/></text:span><text:span text:style-name="T7065">‬</text:span>‬‬‬</text:p>
        <text:p text:style-name="P7066"><text:span text:style-name="T7067">29</text:span><text:span text:style-name="T7068"> הָפַ֣ךְ אֶת־מֵימֵיהֶ֣ם לְדָ֑ם וַ֝יָּ֗מֶת אֶת־דְּגָתָֽם׃<text:s/></text:span><text:span text:style-name="T7069">‬</text:span>‬‬‬</text:p>
        <text:p text:style-name="P7070"><text:span text:style-name="T7071">30</text:span><text:span text:style-name="T7072"> שָׁרַ֣ץ אַרְצָ֣ם צְפַרְדְּעִ֑ים בְּ֝חַדְרֵ֗י מַלְכֵיהֶֽם׃<text:s/></text:span><text:span text:style-name="T7073">‬</text:span>‬‬‬</text:p>
        <text:p text:style-name="P7074"><text:span text:style-name="T7075">31</text:span><text:span text:style-name="T7076"> אָ֭מַר וַיָּבֹ֣א עָרֹ֑ב כִּ֝נִּ֗ים בְּכָל־גְּבוּלָֽם׃<text:s/></text:span><text:span text:style-name="T7077">‬</text:span>‬‬‬</text:p>
        <text:p text:style-name="P7078"><text:span text:style-name="T7079">32</text:span><text:span text:style-name="T7080"> נָתַ֣ן גִּשְׁמֵיהֶ֣ם בָּרָ֑ד אֵ֖שׁ לֶהָב֣וֹת בְּאַרְצָֽם׃<text:s/></text:span><text:span text:style-name="T7081">‬</text:span>‬‬‬</text:p>
        <text:soft-page-break/>
        <text:p text:style-name="P7082"><text:span text:style-name="T7083">33</text:span><text:span text:style-name="T7084"> וַיַּ֣ךְ גַּ֭פְנָם וּתְאֵנָתָ֑ם וַ֝יְשַׁבֵּ֗ר עֵ֣ץ גְּבוּלָֽם׃<text:s/></text:span><text:span text:style-name="T7085">‬</text:span>‬‬‬</text:p>
        <text:p text:style-name="P7086"><text:span text:style-name="T7087">34</text:span><text:span text:style-name="T7088"> אָ֭מַר וַיָּבֹ֣א אַרְבֶּ֑ה וְ֝יֶ֗לֶק וְאֵ֣ין מִסְפָּֽר׃<text:s/></text:span><text:span text:style-name="T7089">‬</text:span>‬‬‬</text:p>
        <text:p text:style-name="P7090"><text:span text:style-name="T7091">35</text:span><text:span text:style-name="T7092"> וַיֹּ֣אכַל כָּל־עֵ֣שֶׂב בְּאַרְצָ֑ם וַ֝יֹּ֗אכַל פְּרִ֣י אַדְמָתָֽם׃<text:s/></text:span><text:span text:style-name="T7093">‬</text:span>‬‬‬</text:p>
        <text:p text:style-name="P7094"><text:span text:style-name="T7095">36</text:span><text:span text:style-name="T7096"> וַיַּ֣ךְ כָּל־בְּכ֣וֹר בְּאַרְצָ֑ם רֵ֝אשִׁ֗ית לְכָל־אוֹנָֽם׃<text:s/></text:span><text:span text:style-name="T7097">‬</text:span>‬‬‬</text:p>
        <text:p text:style-name="P7098"><text:span text:style-name="T7099">37</text:span><text:span text:style-name="T7100"> וַֽ֭יּוֹצִיאֵם בְּכֶ֣סֶף וְזָהָ֑ב וְאֵ֖ין בִּשְׁבָטָ֣יו כּוֹשֵֽׁל׃<text:s/></text:span><text:span text:style-name="T7101">‬</text:span>‬‬‬</text:p>
        <text:p text:style-name="P7102"><text:span text:style-name="T7103">38</text:span><text:span text:style-name="T7104"> שָׂמַ֣ח מִצְרַ֣יִם בְּצֵאתָ֑ם כִּֽי־נָפַ֖ל פַּחְדָּ֣ם עֲלֵיהֶֽם׃<text:s/></text:span><text:span text:style-name="T7105">‬</text:span>‬‬‬</text:p>
        <text:p text:style-name="P7106"><text:span text:style-name="T7107">39</text:span><text:span text:style-name="T7108"> פָּרַ֣שׂ עָנָ֣ן לְמָסָ֑ךְ וְ֝אֵ֗שׁ לְהָאִ֥יר לָֽיְלָה׃<text:s/></text:span><text:span text:style-name="T7109">‬</text:span>‬‬‬</text:p>
        <text:p text:style-name="P7110"><text:span text:style-name="T7111">40</text:span><text:span text:style-name="T7112"> שָׁאַ֣ל וַיָּבֵ֣א שְׂלָ֑ו וְלֶ֥חֶם שָׁ֝מַ֗יִם יַשְׂבִּיעֵֽם׃<text:s/></text:span><text:span text:style-name="T7113">‬</text:span>‬‬‬</text:p>
        <text:p text:style-name="P7114"><text:span text:style-name="T7115">41</text:span><text:span text:style-name="T7116"> פָּ֣תַח צ֭וּר וַיָּז֣וּבוּ מָ֑יִם הָ֝לְכ֗וּ בַּצִּיּ֥וֹת נָהָֽר׃<text:s/></text:span><text:span text:style-name="T7117">‬</text:span>‬‬‬</text:p>
        <text:p text:style-name="P7118"><text:span text:style-name="T7119">42</text:span><text:span text:style-name="T7120"> כִּֽי־זָ֭כַר אֶת־דְּבַ֣ר קָדְשׁ֑וֹ אֶֽת־אַבְרָהָ֥ם עַבְדּֽוֹ׃<text:s/></text:span><text:span text:style-name="T7121">‬</text:span>‬‬‬</text:p>
        <text:p text:style-name="P7122"><text:span text:style-name="T7123">43</text:span><text:span text:style-name="T7124"> וַיּוֹצִ֣א עַמּ֣וֹ בְשָׂשׂ֑וֹן בְּ֝רִנָּ֗ה אֶת־בְּחִירָֽיו׃<text:s/></text:span><text:span text:style-name="T7125">‬</text:span>‬‬‬</text:p>
        <text:p text:style-name="P7126"><text:span text:style-name="T7127">44</text:span><text:span text:style-name="T7128"> וַיִּתֵּ֣ן לָ֭הֶם אַרְצ֣וֹת גּוֹיִ֑ם וַעֲמַ֖ל לְאֻמִּ֣ים יִירָֽשׁוּ׃<text:s/></text:span><text:span text:style-name="T7129">‬</text:span>‬‬‬</text:p>
        <text:p text:style-name="P7130"><text:span text:style-name="T7131">45</text:span><text:span text:style-name="T7132"> בַּעֲב֤וּר ׀ יִשְׁמְר֣וּ חֻ֭קָּיו וְתוֹרֹתָ֥יו יִנְצֹ֗רוּ הַֽלְלוּ־יָֽהּ׃<text:s/></text:span><text:span text:style-name="T7133">‬</text:span>‬‬‬</text:p>
      </text:section>
      <text:section text:name="Sect105" text:style-name="S105">
        <text:p text:style-name="P7134">Psalm 106</text:p>
        <text:p text:style-name="P7135"><text:span text:style-name="T7136">1</text:span><text:span text:style-name="T7137"> הַֽלְלְויָ֨הּ ׀ הוֹד֣וּ לַיהוָ֣ה כִּי־ט֑וֹב כִּ֖י לְעוֹלָ֣ם חַסְדּֽוֹ׃<text:s/></text:span></text:p>
        <text:p text:style-name="P7138"><text:span text:style-name="T7139">2</text:span><text:span text:style-name="T7140"> מִ֗י יְ֭מַלֵּל גְּבוּר֣וֹת יְהוָ֑ה יַ֝שְׁמִ֗יעַ כָּל־תְּהִלָּתֽוֹ׃<text:s/></text:span><text:span text:style-name="T7141">‬</text:span>‬‬‬</text:p>
        <text:p text:style-name="P7142"><text:span text:style-name="T7143">3</text:span><text:span text:style-name="T7144"> אַ֭שְׁרֵי שֹׁמְרֵ֣י מִשְׁפָּ֑ט עֹשֵׂ֖ה צְדָקָ֣ה בְכָל־עֵֽת׃<text:s/></text:span><text:span text:style-name="T7145">‬</text:span>‬‬‬</text:p>
        <text:soft-page-break/>
        <text:p text:style-name="P7146"><text:span text:style-name="T7147">4</text:span><text:span text:style-name="T7148"> זָכְרֵ֣נִי יְ֭הוָה בִּרְצ֣וֹן עַמֶּ֑ךָ פָּ֝קְדֵ֗נִי בִּישׁוּעָתֶֽךָ׃<text:s/></text:span><text:span text:style-name="T7149">‬</text:span>‬‬‬</text:p>
        <text:p text:style-name="P7150"><text:span text:style-name="T7151">5</text:span><text:span text:style-name="T7152"> לִרְא֤וֹת ׀ בְּט֘וֹבַ֤ת בְּחִירֶ֗יךָ לִ֭שְׂמֹחַ בְּשִׂמְחַ֣ת גּוֹיֶ֑ךָ לְ֝הִתְהַלֵּ֗ל עִם־נַחֲלָתֶֽךָ׃<text:s/></text:span><text:span text:style-name="T7153">‬</text:span>‬‬‬</text:p>
        <text:p text:style-name="P7154"><text:span text:style-name="T7155">6</text:span><text:span text:style-name="T7156"> חָטָ֥אנוּ עִם־אֲבוֹתֵ֗ינוּ הֶעֱוִ֥ינוּ הִרְשָֽׁעְנוּ׃<text:s/></text:span><text:span text:style-name="T7157">‬</text:span>‬‬‬</text:p>
        <text:p text:style-name="P7158"><text:span text:style-name="T7159">7</text:span><text:span text:style-name="T7160"> אֲב֘וֹתֵ֤ינוּ בְמִצְרַ֨יִם ׀ לֹא־הִשְׂכִּ֬ילוּ נִפְלְאוֹתֶ֗יךָ לֹ֣א זָ֭כְרוּ אֶת־רֹ֣ב חֲסָדֶ֑יךָ וַיַּמְר֖וּ עַל־יָ֣ם בְּיַם־סֽוּף׃<text:s/></text:span><text:span text:style-name="T7161">‬</text:span>‬‬‬</text:p>
        <text:p text:style-name="P7162"><text:span text:style-name="T7163">8</text:span><text:span text:style-name="T7164"> וַֽ֭יּוֹשִׁיעֵם לְמַ֣עַן שְׁמ֑וֹ לְ֝הוֹדִ֗יעַ אֶת־גְּבוּרָתֽוֹ׃<text:s/></text:span><text:span text:style-name="T7165">‬</text:span>‬‬‬</text:p>
        <text:p text:style-name="P7166"><text:span text:style-name="T7167">9</text:span><text:span text:style-name="T7168"> וַיִּגְעַ֣ר בְּיַם־ס֭וּף וֽ͏ַיֶּחֱרָ֑ב וַיּוֹלִיכֵ֥ם בַּ֝תְּהֹמ֗וֹת כַּמִּדְבָּֽר׃<text:s/></text:span><text:span text:style-name="T7169">‬</text:span>‬‬‬</text:p>
        <text:p text:style-name="P7170"><text:span text:style-name="T7171">10</text:span><text:span text:style-name="T7172"> וַֽ֭יּוֹשִׁיעֵם מִיַּ֣ד שׂוֹנֵ֑א וַ֝יִּגְאָלֵ֗ם מִיַּ֥ד אוֹיֵֽב׃<text:s/></text:span><text:span text:style-name="T7173">‬</text:span>‬‬‬</text:p>
        <text:p text:style-name="P7174"><text:span text:style-name="T7175">11</text:span><text:span text:style-name="T7176"> וַיְכַסּוּ־מַ֥יִם צָרֵיהֶ֑ם אֶחָ֥ד מֵ֝הֶ֗ם לֹ֣א נוֹתָֽר׃<text:s/></text:span><text:span text:style-name="T7177">‬</text:span>‬‬‬</text:p>
        <text:p text:style-name="P7178"><text:span text:style-name="T7179">12</text:span><text:span text:style-name="T7180"> וַיַּאֲמִ֥ינוּ בִדְבָרָ֑יו יָ֝שִׁ֗ירוּ תְּהִלָּתֽוֹ׃<text:s/></text:span><text:span text:style-name="T7181">‬</text:span>‬‬‬</text:p>
        <text:p text:style-name="P7182"><text:span text:style-name="T7183">13</text:span><text:span text:style-name="T7184"> מִֽ֭הֲרוּ שָׁכְח֣וּ מַעֲשָׂ֑יו לֹֽא־חִ֝כּ֗וּ לַעֲצָתֽוֹ׃<text:s/></text:span><text:span text:style-name="T7185">‬</text:span>‬‬‬</text:p>
        <text:p text:style-name="P7186"><text:span text:style-name="T7187">14</text:span><text:span text:style-name="T7188"> וַיִּתְאַוּ֣וּ תַ֭אֲוָה בַּמִּדְבָּ֑ר וַיְנַסּוּ־אֵ֝֗ל בִּֽישִׁימֽוֹן׃<text:s/></text:span><text:span text:style-name="T7189">‬</text:span>‬‬‬</text:p>
        <text:p text:style-name="P7190"><text:span text:style-name="T7191">15</text:span><text:span text:style-name="T7192"> וַיִּתֵּ֣ן לָ֭הֶם שֶׁאֱלָתָ֑ם וַיְשַׁלַּ֖ח רָז֣וֹן בְּנַפְשָֽׁם׃<text:s/></text:span><text:span text:style-name="T7193">‬</text:span>‬‬‬</text:p>
        <text:p text:style-name="P7194"><text:span text:style-name="T7195">16</text:span><text:span text:style-name="T7196"> וַיְקַנְא֣וּ לְ֭מֹשֶׁה בַּֽמַּחֲנֶ֑ה לְ֝אַהֲרֹ֗ן קְד֣וֹשׁ יְהוָֽה׃<text:s/></text:span><text:span text:style-name="T7197">‬</text:span>‬‬‬</text:p>
        <text:p text:style-name="P7198"><text:span text:style-name="T7199">17</text:span><text:span text:style-name="T7200"> תִּפְתַּח־אֶ֭רֶץ וַתִּבְלַ֣ע דָּתָ֑ן וַ֝תְּכַ֗ס עַל־עֲדַ֥ת אֲבִירָֽם׃<text:s/></text:span><text:span text:style-name="T7201">‬</text:span>‬‬‬</text:p>
        <text:p text:style-name="P7202"><text:span text:style-name="T7203">18</text:span><text:span text:style-name="T7204"> וַתִּבְעַר־אֵ֥שׁ בַּעֲדָתָ֑ם לֶ֝הָבָ֗ה תְּלַהֵ֥ט רְשָׁעִֽים׃<text:s/></text:span><text:span text:style-name="T7205">‬</text:span>‬‬‬</text:p>
        <text:p text:style-name="P7206"><text:span text:style-name="T7207">19</text:span><text:span text:style-name="T7208"> יַעֲשׂוּ־עֵ֥גֶל בְּחֹרֵ֑ב וַ֝יִּשְׁתַּחֲו֗וּ לְמַסֵּכָֽה׃<text:s/></text:span><text:span text:style-name="T7209">‬</text:span>‬‬‬</text:p>
        <text:p text:style-name="P7210"><text:span text:style-name="T7211">20</text:span><text:span text:style-name="T7212"> וַיָּמִ֥ירוּ אֶת־כְּבוֹדָ֑ם בְּתַבְנִ֥ית שׁ֝֗וֹר אֹכֵ֥ל עֵֽשֶׂב׃<text:s/></text:span><text:span text:style-name="T7213">‬</text:span>‬‬‬</text:p>
        <text:soft-page-break/>
        <text:p text:style-name="P7214"><text:span text:style-name="T7215">21</text:span><text:span text:style-name="T7216"> שָׁ֭כְחוּ אֵ֣ל מוֹשִׁיעָ֑ם עֹשֶׂ֖ה גְדֹל֣וֹת בְּמִצְרָֽיִם׃<text:s/></text:span><text:span text:style-name="T7217">‬</text:span>‬‬‬</text:p>
        <text:p text:style-name="P7218"><text:span text:style-name="T7219">22</text:span><text:span text:style-name="T7220"> נִ֭פְלָאוֹת בְּאֶ֣רֶץ חָ֑ם נ֝וֹרָא֗וֹת עַל־יַם־סֽוּף׃<text:s/></text:span><text:span text:style-name="T7221">‬</text:span>‬‬‬</text:p>
        <text:p text:style-name="P7222"><text:span text:style-name="T7223">23</text:span><text:span text:style-name="T7224"> וַיֹּ֗אמֶר לְֽהַשְׁמִ֫ידָ֥ם לוּלֵ֡י מֹ֘שֶׁ֤ה בְחִיר֗וֹ עָמַ֣ד בַּפֶּ֣רֶץ לְפָנָ֑יו לְהָשִׁ֥יב חֲ֝מָת֗וֹ מֵֽהַשְׁחִֽית׃<text:s/></text:span><text:span text:style-name="T7225">‬</text:span>‬‬‬</text:p>
        <text:p text:style-name="P7226"><text:span text:style-name="T7227">24</text:span><text:span text:style-name="T7228"> וַֽ֭יִּמְאֲסוּ בְּאֶ֣רֶץ חֶמְדָּ֑ה לֹֽא־הֶ֝אֱמִ֗ינוּ לִדְבָרֽוֹ׃<text:s/></text:span><text:span text:style-name="T7229">‬</text:span>‬‬‬</text:p>
        <text:p text:style-name="P7230"><text:span text:style-name="T7231">25</text:span><text:span text:style-name="T7232"> וַיֵּרָגְנ֥וּ בְאָהֳלֵיהֶ֑ם לֹ֥א שָׁ֝מְע֗וּ בְּק֣וֹל יְהוָֽה׃<text:s/></text:span><text:span text:style-name="T7233">‬</text:span>‬‬‬</text:p>
        <text:p text:style-name="P7234"><text:span text:style-name="T7235">26</text:span><text:span text:style-name="T7236"> וַיִשָּׂ֣א יָד֣וֹ לָהֶ֑ם לְהַפִּ֥יל א֝וֹתָ֗ם בַּמִּדְבָּֽר׃<text:s/></text:span><text:span text:style-name="T7237">‬</text:span>‬‬‬</text:p>
        <text:p text:style-name="P7238"><text:span text:style-name="T7239">27</text:span><text:span text:style-name="T7240"> וּלְהַפִּ֣יל זַ֭רְעָם בַּגּוֹיִ֑ם וּ֝לְזָרוֹתָ֗ם בָּאֲרָצֽוֹת׃<text:s/></text:span><text:span text:style-name="T7241">‬</text:span>‬‬‬</text:p>
        <text:p text:style-name="P7242"><text:span text:style-name="T7243">28</text:span><text:span text:style-name="T7244"> וַ֭יִּצָּ֣מְדוּ לְבַ֣עַל פְּע֑וֹר וַ֝יֹּאכְל֗וּ זִבְחֵ֥י מֵתִֽים׃<text:s/></text:span><text:span text:style-name="T7245">‬</text:span>‬‬‬</text:p>
        <text:p text:style-name="P7246"><text:span text:style-name="T7247">29</text:span><text:span text:style-name="T7248"> וַ֭יַּכְעִיסוּ בְּמַֽעַלְלֵיהֶ֑ם וַתִּפְרָץ־בָּ֝֗ם מַגֵּפָֽה׃<text:s/></text:span><text:span text:style-name="T7249">‬</text:span>‬‬‬</text:p>
        <text:p text:style-name="P7250"><text:span text:style-name="T7251">30</text:span><text:span text:style-name="T7252"> וַיַּעֲמֹ֣ד פִּֽ֭ינְחָס וַיְפַלֵּ֑ל וַ֝תֵּעָצַ֗ר הַמַּגֵּפָֽה׃<text:s/></text:span><text:span text:style-name="T7253">‬</text:span>‬‬‬</text:p>
        <text:p text:style-name="P7254"><text:span text:style-name="T7255">31</text:span><text:span text:style-name="T7256"> וַתֵּחָ֣שֶׁב ל֭וֹ לִצְדָקָ֑ה לְדֹ֥ר וָ֝דֹ֗ר עַד־עוֹלָֽם׃<text:s/></text:span><text:span text:style-name="T7257">‬</text:span>‬‬‬</text:p>
        <text:p text:style-name="P7258"><text:span text:style-name="T7259">32</text:span><text:span text:style-name="T7260"> וַ֭יַּקְצִיפוּ עַל־מֵ֥י מְרִיבָ֑ה וַיֵּ֥רַע לְ֝מֹשֶׁ֗ה בַּעֲבוּרָֽם׃<text:s/></text:span><text:span text:style-name="T7261">‬</text:span>‬‬‬</text:p>
        <text:p text:style-name="P7262"><text:span text:style-name="T7263">33</text:span><text:span text:style-name="T7264"> כִּֽי־הִמְר֥וּ אֶת־רוּח֑וֹ וַ֝יְבַטֵּ֗א בִּשְׂפָתָֽיו׃<text:s/></text:span><text:span text:style-name="T7265">‬</text:span>‬‬‬</text:p>
        <text:p text:style-name="P7266"><text:span text:style-name="T7267">34</text:span><text:span text:style-name="T7268"> לֹֽא־הִ֭שְׁמִידוּ אֶת־הָֽעַמִּ֑ים אֲשֶׁ֤ר אָמַ֖ר יְהוָ֣ה לָהֶֽם׃<text:s/></text:span><text:span text:style-name="T7269">‬</text:span>‬‬‬</text:p>
        <text:p text:style-name="P7270"><text:span text:style-name="T7271">35</text:span><text:span text:style-name="T7272"> וַיִּתְעָרְב֥וּ בַגּוֹיִ֑ם וַֽ֝יִּלְמְד֗וּ מַֽעֲשֵׂיהֶֽם׃<text:s/></text:span><text:span text:style-name="T7273">‬</text:span>‬‬‬</text:p>
        <text:p text:style-name="P7274"><text:span text:style-name="T7275">36</text:span><text:span text:style-name="T7276"> וַיַּעַבְד֥וּ אֶת־עֲצַבֵּיהֶ֑ם וַיִּהְי֖וּ לָהֶ֣ם לְמוֹקֵֽשׁ׃<text:s/></text:span><text:span text:style-name="T7277">‬</text:span>‬‬‬</text:p>
        <text:p text:style-name="P7278"><text:span text:style-name="T7279">37</text:span><text:span text:style-name="T7280"> וַיִּזְבְּח֣וּ אֶת־בְּ֭נֵיהֶם וְאֶת־בְּנֽוֹתֵיהֶ֗ם לַשֵּֽׁדִים׃<text:s/></text:span><text:span text:style-name="T7281">‬</text:span>‬‬‬</text:p>
        <text:soft-page-break/>
        <text:p text:style-name="P7282"><text:span text:style-name="T7283">38</text:span><text:span text:style-name="T7284"> וַיִּֽשְׁפְּכ֨וּ דָ֪ם נָקִ֡י דַּם־בְּנֵ֘יהֶ֤ם וּֽבְנוֹתֵיהֶ֗ם אֲשֶׁ֣ר זִ֭בְּחוּ לַעֲצַבֵּ֣י כְנָ֑עַן וַתֶּחֱנַ֥ף הָ֝אָ֗רֶץ בַּדָּמִֽים׃<text:s/></text:span><text:span text:style-name="T7285">‬</text:span>‬‬‬</text:p>
        <text:p text:style-name="P7286"><text:span text:style-name="T7287">39</text:span><text:span text:style-name="T7288"> וַיִּטְמְא֥וּ בְמַעֲשֵׂיהֶ֑ם וַ֝יִּזְנ֗וּ בְּמַ֥עַלְלֵיהֶֽם׃<text:s/></text:span><text:span text:style-name="T7289">‬</text:span>‬‬‬</text:p>
        <text:p text:style-name="P7290"><text:span text:style-name="T7291">40</text:span><text:span text:style-name="T7292"> וַיִּֽחַר־אַ֣ף יְהוָ֣ה בְּעַמּ֑וֹ וַ֝יְתָעֵ֗ב אֶת־נַחֲלָתֽוֹ׃<text:s/></text:span><text:span text:style-name="T7293">‬</text:span>‬‬‬</text:p>
        <text:p text:style-name="P7294"><text:span text:style-name="T7295">41</text:span><text:span text:style-name="T7296"> וַיִּתְּנֵ֥ם בְּיַד־גּוֹיִ֑ם וַֽיִּמְשְׁל֥וּ בָ֝הֶ֗ם שֹׂנְאֵיהֶֽם׃<text:s/></text:span><text:span text:style-name="T7297">‬</text:span>‬‬‬</text:p>
        <text:p text:style-name="P7298"><text:span text:style-name="T7299">42</text:span><text:span text:style-name="T7300"> וַיִּלְחָצ֥וּם אוֹיְבֵיהֶ֑ם וַ֝יִּכָּנְע֗וּ תַּ֣חַת יָדָֽם׃<text:s/></text:span><text:span text:style-name="T7301">‬</text:span>‬‬‬</text:p>
        <text:p text:style-name="P7302"><text:span text:style-name="T7303">43</text:span><text:span text:style-name="T7304"> פְּעָמִ֥ים רַבּ֗וֹת יַצִּ֫ילֵ֥ם וְ֭הֵמָּה יַמְר֣וּ בַעֲצָתָ֑ם וַ֝יָּמֹ֗כּוּ בַּעֲוֺנָֽם׃<text:s/></text:span><text:span text:style-name="T7305">‬</text:span>‬‬‬</text:p>
        <text:p text:style-name="P7306"><text:span text:style-name="T7307">44</text:span><text:span text:style-name="T7308"> וַ֭יַּרְא בַּצַּ֣ר לָהֶ֑ם בְּ֝שָׁמְע֗וֹ אֶת־רִנָּתָֽם׃<text:s/></text:span><text:span text:style-name="T7309">‬</text:span>‬‬‬</text:p>
        <text:p text:style-name="P7310"><text:span text:style-name="T7311">45</text:span><text:span text:style-name="T7312"> וַיִּזְכֹּ֣ר לָהֶ֣ם בְּרִית֑וֹ וַ֝יִּנָּחֵ֗ם כְּרֹ֣ב *חסדו **חֲסָדָֽיו׃<text:s/></text:span><text:span text:style-name="T7313">‬</text:span>‬‬‬</text:p>
        <text:p text:style-name="P7314"><text:span text:style-name="T7315">46</text:span><text:span text:style-name="T7316"> וַיִּתֵּ֣ן אוֹתָ֣ם לְרַחֲמִ֑ים לִ֝פְנֵ֗י כָּל־שׁוֹבֵיהֶֽם׃<text:s/></text:span><text:span text:style-name="T7317">‬</text:span>‬‬‬</text:p>
        <text:p text:style-name="P7318"><text:span text:style-name="T7319">47</text:span><text:span text:style-name="T7320"> הוֹשִׁיעֵ֨נוּ ׀ יְה֘וָ֤ה אֱלֹהֵ֗ינוּ וְקַבְּצֵנוּ֮ מִֽן־הַגּ֫וֹיִ֥ם לְ֭הֹדוֹת לְשֵׁ֣ם קָדְשֶׁ֑ךָ לְ֝הִשְׁתַּבֵּ֗חַ בִּתְהִלָּתֶֽךָ׃<text:s/></text:span><text:span text:style-name="T7321">‬</text:span>‬‬‬</text:p>
        <text:p text:style-name="P7322"><text:span text:style-name="T7323">48</text:span><text:span text:style-name="T7324"> בָּ֤רֽוּךְ־יְהוָ֨ה אֱלֹהֵ֪י יִשְׂרָאֵ֡ל מִן־הָ֤עוֹלָ֨ם ׀ וְעַ֬ד הָעוֹלָ֗ם וְאָמַ֖ר כָּל־הָעָ֥ם אָמֵ֗ן הַֽלְלוּ־יָֽהּ׃<text:s/></text:span><text:span text:style-name="T7325">‬</text:span>‬‬‬‬</text:p>
      </text:section>
      <text:section text:name="Sect106" text:style-name="S106">
        <text:p text:style-name="P7326">Psalm 107</text:p>
        <text:p text:style-name="P7327"><text:span text:style-name="T7328">1</text:span><text:span text:style-name="T7329"> הֹד֣וּ לַיהוָ֣ה כִּי־ט֑וֹב כִּ֖י לְעוֹלָ֣ם חַסְדּֽוֹ׃<text:s/></text:span></text:p>
        <text:p text:style-name="P7330"><text:span text:style-name="T7331">2</text:span><text:span text:style-name="T7332"> יֹ֭אמְרוּ גְּאוּלֵ֣י יְהוָ֑ה אֲשֶׁ֥ר גְּ֝אָלָ֗ם מִיַּד־צָֽר׃<text:s/></text:span><text:span text:style-name="T7333">‬</text:span>‬‬‬</text:p>
        <text:p text:style-name="P7334"><text:span text:style-name="T7335">3</text:span><text:span text:style-name="T7336"> וּֽמֵאֲרָצ֗וֹת קִ֫בְּצָ֥ם מִמִּזְרָ֥ח וּמִֽמַּעֲרָ֑ב מִצָּפ֥וֹן וּמִיָּֽם׃<text:s/></text:span><text:span text:style-name="T7337">‬</text:span>‬‬‬</text:p>
        <text:p text:style-name="P7338"><text:span text:style-name="T7339">4</text:span><text:span text:style-name="T7340"> תָּע֣וּ בַ֭מִּדְבָּר בִּישִׁימ֣וֹן דָּ֑רֶךְ עִ֥יר מ֝וֹשָׁ֗ב לֹ֣א מָצָֽאוּ׃<text:s/></text:span><text:span text:style-name="T7341">‬</text:span>‬‬‬</text:p>
        <text:p text:style-name="P7342"><text:span text:style-name="T7343">5</text:span><text:span text:style-name="T7344"> רְעֵבִ֥ים גַּם־צְמֵאִ֑ים נַ֝פְשָׁ֗ם בָּהֶ֥ם תִּתְעַטָּֽף׃<text:s/></text:span><text:span text:style-name="T7345">‬</text:span>‬‬‬</text:p>
        <text:soft-page-break/>
        <text:p text:style-name="P7346"><text:span text:style-name="T7347">6</text:span><text:span text:style-name="T7348"> וַיִּצְעֲק֣וּ אֶל־יְ֭הוָה בַּצַּ֣ר לָהֶ֑ם מִ֝מְּצֽוּקוֹתֵיהֶ֗ם יַצִּילֵֽם׃<text:s/></text:span><text:span text:style-name="T7349">‬</text:span>‬‬‬</text:p>
        <text:p text:style-name="P7350"><text:span text:style-name="T7351">7</text:span><text:span text:style-name="T7352"> וַ֭יּֽ͏ַדְרִיכֵם בְּדֶ֣רֶךְ יְשָׁרָ֑ה לָ֝לֶ֗כֶת אֶל־עִ֥יר מוֹשָֽׁב׃<text:s/></text:span><text:span text:style-name="T7353">‬</text:span>‬‬‬</text:p>
        <text:p text:style-name="P7354"><text:span text:style-name="T7355">8</text:span><text:span text:style-name="T7356"> יוֹד֣וּ לַיהוָ֣ה חַסְדּ֑וֹ וְ֝נִפְלְאוֹתָ֗יו לִבְנֵ֥י אָדָֽם׃<text:s/></text:span><text:span text:style-name="T7357">‬</text:span>‬‬‬</text:p>
        <text:p text:style-name="P7358"><text:span text:style-name="T7359">9</text:span><text:span text:style-name="T7360"> כִּי־הִ֭שְׂבִּיעַ נֶ֣פֶשׁ שֹׁקֵקָ֑ה וְנֶ֥פֶשׁ רְ֝עֵבָה מִלֵּא־טֽוֹב׃<text:s/></text:span><text:span text:style-name="T7361">‬</text:span>‬‬‬</text:p>
        <text:p text:style-name="P7362"><text:span text:style-name="T7363">10</text:span><text:span text:style-name="T7364"> יֹ֭שְׁבֵי חֹ֣שֶׁךְ וְצַלְמָ֑וֶת אֲסִירֵ֖י עֳנִ֣י וּבַרְזֶֽל׃<text:s/></text:span><text:span text:style-name="T7365">‬</text:span>‬‬‬</text:p>
        <text:p text:style-name="P7366"><text:span text:style-name="T7367">11</text:span><text:span text:style-name="T7368"> כִּֽי־הִמְר֥וּ אִמְרֵי־אֵ֑ל וַעֲצַ֖ת עֶלְי֣וֹן נָאָֽצוּ׃<text:s/></text:span><text:span text:style-name="T7369">‬</text:span>‬‬‬</text:p>
        <text:p text:style-name="P7370"><text:span text:style-name="T7371">12</text:span><text:span text:style-name="T7372"> וַיַּכְנַ֣ע בֶּעָמָ֣ל לִבָּ֑ם כָּ֝שְׁל֗וּ וְאֵ֣ין עֹזֵֽר׃<text:s/></text:span><text:span text:style-name="T7373">‬</text:span>‬‬‬</text:p>
        <text:p text:style-name="P7374"><text:span text:style-name="T7375">13</text:span><text:span text:style-name="T7376"> וַיִּזְעֲק֣וּ אֶל־יְ֭הוָה בַּצַּ֣ר לָהֶ֑ם מִ֝מְּצֻֽקוֹתֵיהֶ֗ם יוֹשִׁיעֵֽם׃<text:s/></text:span><text:span text:style-name="T7377">‬</text:span>‬‬‬</text:p>
        <text:p text:style-name="P7378"><text:span text:style-name="T7379">14</text:span><text:span text:style-name="T7380"> יֽ֭וֹצִיאֵם מֵחֹ֣שֶׁךְ וְצַלְמָ֑וֶת וּמוֹסְר֖וֹתֵיהֶ֣ם יְנַתֵּֽק׃<text:s/></text:span><text:span text:style-name="T7381">‬</text:span>‬‬‬</text:p>
        <text:p text:style-name="P7382"><text:span text:style-name="T7383">15</text:span><text:span text:style-name="T7384"> יוֹד֣וּ לַיהוָ֣ה חַסְדּ֑וֹ וְ֝נִפְלְאוֹתָ֗יו לִבְנֵ֥י אָדָֽם׃<text:s/></text:span><text:span text:style-name="T7385">‬</text:span>‬‬‬</text:p>
        <text:p text:style-name="P7386"><text:span text:style-name="T7387">16</text:span><text:span text:style-name="T7388"> כִּֽי־שִׁ֭בַּר דַּלְת֣וֹת נְחֹ֑שֶׁת וּבְרִיחֵ֖י בַרְזֶ֣ל גִּדֵּֽעַ׃<text:s/></text:span><text:span text:style-name="T7389">‬</text:span>‬‬‬</text:p>
        <text:p text:style-name="P7390"><text:span text:style-name="T7391">17</text:span><text:span text:style-name="T7392"> אֱ֭וִלִים מִדֶּ֣רֶךְ פִּשְׁעָ֑ם וּֽ֝מֵעֲוֺ֥נֹתֵיהֶ֗ם יִתְעַנּֽוּ׃<text:s/></text:span><text:span text:style-name="T7393">‬</text:span>‬‬‬‬</text:p>
        <text:p text:style-name="P7394"><text:span text:style-name="T7395">18</text:span><text:span text:style-name="T7396"> כָּל־אֹ֭כֶל תְּתַעֵ֣ב נַפְשָׁ֑ם וַ֝יַּגִּ֗יעוּ עַד־שַׁ֥עֲרֵי מָֽוֶת׃<text:s/></text:span><text:span text:style-name="T7397">‬</text:span>‬‬‬</text:p>
        <text:p text:style-name="P7398"><text:span text:style-name="T7399">19</text:span><text:span text:style-name="T7400"> וַיִּזְעֲק֣וּ אֶל־יְ֭הוָה בַּצַּ֣ר לָהֶ֑ם מִ֝מְּצֻֽקוֹתֵיהֶ֗ם יוֹשִׁיעֵֽם׃<text:s/></text:span><text:span text:style-name="T7401">‬</text:span>‬‬‬</text:p>
        <text:p text:style-name="P7402"><text:span text:style-name="T7403">20</text:span><text:span text:style-name="T7404"> יִשְׁלַ֣ח דְּ֭בָרוֹ וְיִרְפָּאֵ֑ם וִֽ֝ימַלֵּ֗ט מִשְּׁחִיתוֹתָֽם׃<text:s/></text:span><text:span text:style-name="T7405">‬</text:span><text:span text:style-name="T7406">׆</text:span><text:span text:style-name="T7407">‬</text:span>‬‬‬‬</text:p>
        <text:p text:style-name="P7408"><text:span text:style-name="T7409">21</text:span><text:span text:style-name="T7410"> יוֹד֣וּ לַיהוָ֣ה חַסְדּ֑וֹ וְ֝נִפְלְאוֹתָ֗יו לִבְנֵ֥י אָדָֽם׃<text:s/></text:span><text:span text:style-name="T7411">‬</text:span><text:span text:style-name="T7412">׆</text:span><text:span text:style-name="T7413">‬</text:span>‬‬‬‬</text:p>
        <text:p text:style-name="P7414"><text:span text:style-name="T7415">22</text:span><text:span text:style-name="T7416"> וְ֭יִזְבְּחוּ זִבְחֵ֣י תוֹדָ֑ה וִֽיסַפְּר֖וּ מַעֲשָׂ֣יו בְּרִנָּֽה׃<text:s/></text:span><text:span text:style-name="T7417">‬</text:span><text:span text:style-name="T7418">׆</text:span><text:span text:style-name="T7419">‬</text:span>‬‬‬‬</text:p>
        <text:soft-page-break/>
        <text:p text:style-name="P7420"><text:span text:style-name="T7421">23</text:span><text:span text:style-name="T7422"> יוֹרְדֵ֣י הַ֭יָּם בָּאֳנִיּ֑וֹת עֹשֵׂ֥י מְ֝לָאכָ֗ה בְּמַ֣יִם רַבִּֽים׃<text:s/></text:span><text:span text:style-name="T7423">‬</text:span><text:span text:style-name="T7424">׆</text:span><text:span text:style-name="T7425">‬</text:span>‬‬‬‬</text:p>
        <text:p text:style-name="P7426"><text:span text:style-name="T7427">24</text:span><text:span text:style-name="T7428"> הֵ֣מָּה רָ֭אוּ מַעֲשֵׂ֣י יְהוָ֑ה וְ֝נִפְלְאוֹתָ֗יו בִּמְצוּלָֽה׃<text:s/></text:span><text:span text:style-name="T7429">‬</text:span><text:span text:style-name="T7430">׆</text:span><text:span text:style-name="T7431">‬</text:span>‬‬‬‬</text:p>
        <text:p text:style-name="P7432"><text:span text:style-name="T7433">25</text:span><text:span text:style-name="T7434"> וַיֹּ֗אמֶר וַֽ֭יַּעֲמֵד ר֣וּחַ סְעָרָ֑ה וַתְּרוֹמֵ֥ם גַּלָּֽיו׃<text:s/></text:span><text:span text:style-name="T7435">‬</text:span><text:span text:style-name="T7436">׆</text:span><text:span text:style-name="T7437">‬</text:span>‬‬‬‬</text:p>
        <text:p text:style-name="P7438"><text:span text:style-name="T7439">26</text:span><text:span text:style-name="T7440"> יַעֲל֣וּ שָׁ֭מַיִם יֵרְד֣וּ תְהוֹמ֑וֹת נַ֝פְשָׁ֗ם בְּרָעָ֥ה תִתְמוֹגָֽג׃<text:s/></text:span><text:span text:style-name="T7441">‬</text:span>‬‬‬</text:p>
        <text:p text:style-name="P7442"><text:span text:style-name="T7443">27</text:span><text:span text:style-name="T7444"> יָח֣וֹגּוּ וְ֭יָנוּעוּ כַּשִּׁכּ֑וֹר וְכָל־חָ֝כְמָתָ֗ם תִּתְבַּלָּֽע׃<text:s/></text:span><text:span text:style-name="T7445">‬</text:span>‬‬‬</text:p>
        <text:p text:style-name="P7446"><text:span text:style-name="T7447">28</text:span><text:span text:style-name="T7448"> וַיִּצְעֲק֣וּ אֶל־יְ֭הוָה בַּצַּ֣ר לָהֶ֑ם וּֽ֝מִמְּצֽוּקֹתֵיהֶ֗ם יוֹצִיאֵֽם׃<text:s/></text:span><text:span text:style-name="T7449">‬</text:span>‬‬‬</text:p>
        <text:p text:style-name="P7450"><text:span text:style-name="T7451">29</text:span><text:span text:style-name="T7452"> יָקֵ֣ם סְ֭עָרָה לִדְמָמָ֑ה וַ֝יֶּחֱשׁ֗וּ גַּלֵּיהֶֽם׃<text:s/></text:span><text:span text:style-name="T7453">‬</text:span>‬‬‬</text:p>
        <text:p text:style-name="P7454"><text:span text:style-name="T7455">30</text:span><text:span text:style-name="T7456"> וַיִּשְׂמְח֥וּ כִֽי־יִשְׁתֹּ֑קוּ וַ֝יַּנְחֵ֗ם אֶל־מְח֥וֹז חֶפְצָֽם׃<text:s/></text:span><text:span text:style-name="T7457">‬</text:span>‬‬‬</text:p>
        <text:p text:style-name="P7458"><text:span text:style-name="T7459">31</text:span><text:span text:style-name="T7460"> יוֹד֣וּ לַיהוָ֣ה חַסְדּ֑וֹ וְ֝נִפְלְאוֹתָ֗יו לִבְנֵ֥י אָדָֽם׃<text:s/></text:span><text:span text:style-name="T7461">‬</text:span>‬‬‬</text:p>
        <text:p text:style-name="P7462"><text:span text:style-name="T7463">32</text:span><text:span text:style-name="T7464"> וִֽ֭ירֹמְמוּהוּ בִּקְהַל־עָ֑ם וּבְמוֹשַׁ֖ב זְקֵנִ֣ים יְהַלְלֽוּהוּ׃<text:s/></text:span><text:span text:style-name="T7465">‬</text:span>‬‬‬</text:p>
        <text:p text:style-name="P7466"><text:span text:style-name="T7467">33</text:span><text:span text:style-name="T7468"> יָשֵׂ֣ם נְהָר֣וֹת לְמִדְבָּ֑ר וּמֹצָ֥אֵי מַ֝֗יִם לְצִמָּאֽוֹן׃<text:s/></text:span><text:span text:style-name="T7469">‬</text:span>‬‬‬</text:p>
        <text:p text:style-name="P7470"><text:span text:style-name="T7471">34</text:span><text:span text:style-name="T7472"> אֶ֣רֶץ פְּ֭רִי לִמְלֵחָ֑ה מֵ֝רָעַ֗ת יֹ֣שְׁבֵי בָֽהּ׃<text:s/></text:span><text:span text:style-name="T7473">‬</text:span>‬‬‬</text:p>
        <text:p text:style-name="P7474"><text:span text:style-name="T7475">35</text:span><text:span text:style-name="T7476"> יָשֵׂ֣ם מִ֭דְבָּר לַֽאֲגַם־מַ֑יִם וְאֶ֥רֶץ צִ֝יָּ֗ה לְמֹצָ֥אֵי מָֽיִם׃<text:s/></text:span><text:span text:style-name="T7477">‬</text:span>‬‬‬</text:p>
        <text:p text:style-name="P7478"><text:span text:style-name="T7479">36</text:span><text:span text:style-name="T7480"> וַיּ֣וֹשֶׁב שָׁ֣ם רְעֵבִ֑ים וַ֝יְכוֹנְנ֗וּ עִ֣יר מוֹשָֽׁב׃<text:s/></text:span><text:span text:style-name="T7481">‬</text:span>‬‬‬</text:p>
        <text:p text:style-name="P7482"><text:span text:style-name="T7483">37</text:span><text:span text:style-name="T7484"> וַיִּזְרְע֣וּ שָׂ֭דוֹת וַיִּטְּע֣וּ כְרָמִ֑ים וַ֝יַּעֲשׂ֗וּ פְּרִ֣י תְבֽוּאָה׃<text:s/></text:span><text:span text:style-name="T7485">‬</text:span>‬‬‬</text:p>
        <text:p text:style-name="P7486"><text:span text:style-name="T7487">38</text:span><text:span text:style-name="T7488"> וַיְבָרֲכֵ֣ם וַיִּרְבּ֣וּ מְאֹ֑ד וּ֝בְהֶמְתָּ֗ם לֹ֣א יַמְעִֽיט׃<text:s/></text:span><text:span text:style-name="T7489">‬</text:span>‬‬‬</text:p>
        <text:p text:style-name="P7490"><text:span text:style-name="T7491">39</text:span><text:span text:style-name="T7492"> וַיִּמְעֲט֥וּ וַיָּשֹׁ֑חוּ מֵעֹ֖צֶר רָעָ֣ה וְיָגֽוֹן׃<text:s/></text:span><text:span text:style-name="T7493">‬</text:span><text:span text:style-name="T7494">׆</text:span><text:span text:style-name="T7495">‬</text:span>‬‬‬‬</text:p>
        <text:soft-page-break/>
        <text:p text:style-name="P7496"><text:span text:style-name="T7497">40</text:span><text:span text:style-name="T7498"> שֹׁפֵ֣ךְ בּ֭וּז עַל־נְדִיבִ֑ים וַ֝יַּתְעֵ֗ם בְּתֹ֣הוּ לֹא־דָֽרֶךְ׃<text:s/></text:span><text:span text:style-name="T7499">‬</text:span>‬‬‬</text:p>
        <text:p text:style-name="P7500"><text:span text:style-name="T7501">41</text:span><text:span text:style-name="T7502"> וַיְשַׂגֵּ֣ב אֶבְי֣וֹן מֵע֑וֹנִי וַיָּ֥שֶׂם כַּ֝צֹּ֗אן מִשְׁפָּחֽוֹת׃<text:s/></text:span><text:span text:style-name="T7503">‬</text:span>‬‬‬</text:p>
        <text:p text:style-name="P7504"><text:span text:style-name="T7505">42</text:span><text:span text:style-name="T7506"> יִרְא֣וּ יְשָׁרִ֣ים וְיִשְׂמָ֑חוּ וְכָל־עַ֝וְלָ֗ה קָ֣פְצָה פִּֽיהָ׃<text:s/></text:span><text:span text:style-name="T7507">‬</text:span>‬‬‬</text:p>
        <text:p text:style-name="P7508"><text:span text:style-name="T7509">43</text:span><text:span text:style-name="T7510"> מִי־חָכָ֥ם וְיִשְׁמָר־אֵ֑לֶּה וְ֝יִתְבּֽוֹנְנ֗וּ חַֽסְדֵ֥י יְהוָֽה׃<text:s/></text:span><text:span text:style-name="T7511">‬</text:span>‬‬‬</text:p>
      </text:section>
      <text:section text:name="Sect107" text:style-name="S107">
        <text:p text:style-name="P7512">Psalm 108</text:p>
        <text:p text:style-name="P7513"><text:span text:style-name="T7514">1</text:span><text:span text:style-name="T7515"> שִׁ֖יר מִזְמ֣וֹר לְדָוִֽד׃<text:s/></text:span></text:p>
        <text:p text:style-name="P7516"><text:span text:style-name="T7517">2</text:span><text:span text:style-name="T7518"> נָכ֣וֹן לִבִּ֣י אֱלֹהִ֑ים אָשִׁ֥ירָה וַ֝אֲזַמְּרָ֗ה אַף־כְּבוֹדִֽי׃<text:s/></text:span><text:span text:style-name="T7519">‬</text:span>‬‬‬</text:p>
        <text:p text:style-name="P7520"><text:span text:style-name="T7521">3</text:span><text:span text:style-name="T7522"> ע֭וּרָֽה הַנֵּ֥בֶל וְכִנּ֗וֹר אָעִ֥ירָה שָּֽׁחַר׃<text:s/></text:span><text:span text:style-name="T7523">‬</text:span>‬‬‬</text:p>
        <text:p text:style-name="P7524"><text:span text:style-name="T7525">4</text:span><text:span text:style-name="T7526"> אוֹדְךָ֖ בָעַמִּ֥ים ׀ יְהוָ֑ה וַ֝אֲזַמֶּרְךָ֗ בַּל־אֻמִּֽים׃<text:s/></text:span><text:span text:style-name="T7527">‬</text:span>‬‬‬</text:p>
        <text:p text:style-name="P7528"><text:span text:style-name="T7529">5</text:span><text:span text:style-name="T7530"> כִּֽי־גָד֣וֹל מֵֽעַל־שָׁמַ֣יִם חַסְדֶּ֑ךָ וְֽעַד־שְׁחָקִ֥ים אֲמִתֶּֽךָ׃<text:s/></text:span><text:span text:style-name="T7531">‬</text:span>‬‬‬</text:p>
        <text:p text:style-name="P7532"><text:span text:style-name="T7533">6</text:span><text:span text:style-name="T7534"> ר֣וּמָה עַל־שָׁמַ֣יִם אֱלֹהִ֑ים וְעַ֖ל כָּל־הָאָ֣רֶץ כְּבוֹדֶֽךָ׃<text:s/></text:span><text:span text:style-name="T7535">‬</text:span>‬‬‬</text:p>
        <text:p text:style-name="P7536"><text:span text:style-name="T7537">7</text:span><text:span text:style-name="T7538"> לְ֭מַעַן יֵחָלְצ֣וּן יְדִידֶ֑יךָ הוֹשִׁ֖יעָה יְמִֽינְךָ֣ וַעֲנֵֽנִי׃<text:s/></text:span><text:span text:style-name="T7539">‬</text:span>‬‬‬</text:p>
        <text:p text:style-name="P7540"><text:span text:style-name="T7541">8</text:span><text:span text:style-name="T7542"> אֱלֹהִ֤ים ׀ דִּבֶּ֥ר בְּקָדְשׁ֗וֹ אֶ֫עְלֹ֥זָה אֲחַלְּקָ֥ה שְׁכֶ֑ם וְעֵ֖מֶק סֻכּ֣וֹת אֲמַדֵּֽד׃<text:s/></text:span><text:span text:style-name="T7543">‬</text:span>‬‬‬</text:p>
        <text:p text:style-name="P7544"><text:span text:style-name="T7545">9</text:span><text:span text:style-name="T7546"> לִ֤י גִלְעָ֨ד ׀ לִ֤י מְנַשֶּׁ֗ה וְ֭אֶפְרַיִם מָע֣וֹז רֹאשִׁ֑י יְ֝הוּדָ֗ה מְחֹקְקִֽי׃<text:s/></text:span><text:span text:style-name="T7547">‬</text:span>‬‬‬</text:p>
        <text:p text:style-name="P7548"><text:span text:style-name="T7549">10</text:span><text:span text:style-name="T7550"> מוֹאָ֤ב ׀ סִ֬יר רַחְצִ֗י עַל־אֱ֭דוֹם אַשְׁלִ֣יךְ נַעֲלִ֑י עֲלֵֽי־פְ֝לֶ֗שֶׁת אֶתְרוֹעָֽע׃<text:s/></text:span><text:span text:style-name="T7551">‬</text:span>‬‬‬</text:p>
        <text:p text:style-name="P7552"><text:span text:style-name="T7553">11</text:span><text:span text:style-name="T7554"> מִ֣י יֹ֭בִלֵנִי עִ֣יר מִבְצָ֑ר מִ֖י נָחַ֣נִי עַד־אֱדֽוֹם׃<text:s/></text:span><text:span text:style-name="T7555">‬</text:span>‬‬‬</text:p>
        <text:p text:style-name="P7556"><text:span text:style-name="T7557">12</text:span><text:span text:style-name="T7558"> הֲלֹֽא־אֱלֹהִ֥ים זְנַחְתָּ֑נוּ וְֽלֹא־תֵצֵ֥א אֱ֝לֹהִ֗ים בְּצִבְאֹתֵֽינוּ׃<text:s/></text:span><text:span text:style-name="T7559">‬</text:span>‬‬‬</text:p>
        <text:soft-page-break/>
        <text:p text:style-name="P7560"><text:span text:style-name="T7561">13</text:span><text:span text:style-name="T7562"> הָֽבָה־לָּ֣נוּ עֶזְרָ֣ת מִצָּ֑ר וְ֝שָׁ֗וְא תְּשׁוּעַ֥ת אָדָֽם׃<text:s/></text:span><text:span text:style-name="T7563">‬</text:span>‬‬‬</text:p>
        <text:p text:style-name="P7564"><text:span text:style-name="T7565">14</text:span><text:span text:style-name="T7566"> בֵּֽאלֹהִ֥ים נַעֲשֶׂה־חָ֑יִל וְ֝ה֗וּא יָב֥וּס צָרֵֽינוּ׃<text:s/></text:span><text:span text:style-name="T7567">‬</text:span>‬‬‬</text:p>
      </text:section>
      <text:section text:name="Sect108" text:style-name="S108">
        <text:p text:style-name="P7568">Psalm 109</text:p>
        <text:p text:style-name="P7569"><text:span text:style-name="T7570">1</text:span><text:span text:style-name="T7571"> לַ֭מְנַצֵּחַ לְדָוִ֣ד מִזְמ֑וֹר אֱלֹהֵ֥י תְ֝הִלָּתִ֗י אַֽל־תֶּחֱרַֽשׁ׃<text:s/></text:span></text:p>
        <text:p text:style-name="P7572"><text:span text:style-name="T7573">2</text:span><text:span text:style-name="T7574"> כִּ֤י פִ֪י רָשָׁ֡ע וּֽפִי־מִ֭רְמָה עָלַ֣י פָּתָ֑חוּ דִּבְּר֥וּ אִ֝תִּ֗י לְשׁ֣וֹן שָֽׁקֶר׃<text:s/></text:span><text:span text:style-name="T7575">‬</text:span>‬‬‬</text:p>
        <text:p text:style-name="P7576"><text:span text:style-name="T7577">3</text:span><text:span text:style-name="T7578"> וְדִבְרֵ֣י שִׂנְאָ֣ה סְבָב֑וּנִי וַיִּֽלָּחֲמ֥וּנִי חִנָּֽם׃<text:s/></text:span><text:span text:style-name="T7579">‬</text:span>‬‬‬</text:p>
        <text:p text:style-name="P7580"><text:span text:style-name="T7581">4</text:span><text:span text:style-name="T7582"> תַּֽחַת־אַהֲבָתִ֥י יִשְׂטְנ֗וּנִי וַאֲנִ֥י תְפִלָּֽה׃<text:s/></text:span><text:span text:style-name="T7583">‬</text:span>‬‬‬</text:p>
        <text:p text:style-name="P7584"><text:span text:style-name="T7585">5</text:span><text:span text:style-name="T7586"> וַיָּ֘שִׂ֤ימוּ עָלַ֣י רָ֭עָה תַּ֣חַת טוֹבָ֑ה וְ֝שִׂנְאָ֗ה תַּ֣חַת אַהֲבָתִֽי׃<text:s/></text:span><text:span text:style-name="T7587">‬</text:span>‬‬‬</text:p>
        <text:p text:style-name="P7588"><text:span text:style-name="T7589">6</text:span><text:span text:style-name="T7590"> הַפְקֵ֣ד עָלָ֣יו רָשָׁ֑ע וְ֝שָׂטָ֗ן יַעֲמֹ֥ד עַל־יְמִינֽוֹ׃<text:s/></text:span><text:span text:style-name="T7591">‬</text:span>‬‬‬</text:p>
        <text:p text:style-name="P7592"><text:span text:style-name="T7593">7</text:span><text:span text:style-name="T7594"> בְּ֭הִשָּׁ֣פְטוֹ יֵצֵ֣א רָשָׁ֑ע ו֝תְפִלָּת֗וֹ תִּהְיֶ֥ה לַֽחֲטָאָֽה׃<text:s/></text:span><text:span text:style-name="T7595">‬</text:span>‬‬‬</text:p>
        <text:p text:style-name="P7596"><text:span text:style-name="T7597">8</text:span><text:span text:style-name="T7598"> יִֽהְיֽוּ־יָמָ֥יו מְעַטִּ֑ים פְּ֝קֻדָּת֗וֹ יִקַּ֥ח אַחֵֽר׃<text:s/></text:span><text:span text:style-name="T7599">‬</text:span>‬‬‬</text:p>
        <text:p text:style-name="P7600"><text:span text:style-name="T7601">9</text:span><text:span text:style-name="T7602"> יִֽהְיוּ־בָנָ֥יו יְתוֹמִ֑ים וְ֝אִשְׁתּוֹ אַלְמָנָֽה׃<text:s/></text:span><text:span text:style-name="T7603">‬</text:span>‬‬‬</text:p>
        <text:p text:style-name="P7604"><text:span text:style-name="T7605">10</text:span><text:span text:style-name="T7606"> וְנ֤וֹעַ יָנ֣וּעוּ בָנָ֣יו וְשִׁאֵ֑לוּ וְ֝דָרְשׁ֗וּ מֵחָרְבוֹתֵיהֶֽם׃<text:s/></text:span><text:span text:style-name="T7607">‬</text:span>‬‬‬</text:p>
        <text:p text:style-name="P7608"><text:span text:style-name="T7609">11</text:span><text:span text:style-name="T7610"> יְנַקֵּ֣שׁ נ֭וֹשֶׁה לְכָל־אֲשֶׁר־ל֑וֹ וְיָבֹ֖זּוּ זָרִ֣ים יְגִיעֽוֹ׃<text:s/></text:span><text:span text:style-name="T7611">‬</text:span>‬‬‬</text:p>
        <text:p text:style-name="P7612"><text:span text:style-name="T7613">12</text:span><text:span text:style-name="T7614"> אַל־יְהִי־ל֭וֹ מֹשֵׁ֣ךְ חָ֑סֶד וְֽאַל־יְהִ֥י ח֝וֹנֵ֗ן לִיתוֹמָֽיו׃<text:s/></text:span><text:span text:style-name="T7615">‬</text:span>‬‬‬</text:p>
        <text:p text:style-name="P7616"><text:span text:style-name="T7617">13</text:span><text:span text:style-name="T7618"> יְהִֽי־אַחֲרִית֥וֹ לְהַכְרִ֑ית בְּד֥וֹר אַ֝חֵ֗ר יִמַּ֥ח שְׁמָֽם׃<text:s/></text:span><text:span text:style-name="T7619">‬</text:span>‬‬‬</text:p>
        <text:p text:style-name="P7620"><text:span text:style-name="T7621">14</text:span><text:span text:style-name="T7622"> יִזָּכֵ֤ר ׀ עֲוֺ֣ן אֲ֭בֹתָיו אֶל־יְהוָ֑ה וְחַטַּ֥את אִ֝מּ֗וֹ אַל־תִּמָּֽח׃<text:s/></text:span><text:span text:style-name="T7623">‬</text:span>‬‬‬</text:p>
        <text:soft-page-break/>
        <text:p text:style-name="P7624"><text:span text:style-name="T7625">15</text:span><text:span text:style-name="T7626"> יִהְי֣וּ נֶֽגֶד־יְהוָ֣ה תָּמִ֑יד וְיַכְרֵ֖ת מֵאֶ֣רֶץ זִכְרָֽם׃<text:s/></text:span><text:span text:style-name="T7627">‬</text:span>‬‬‬</text:p>
        <text:p text:style-name="P7628"><text:span text:style-name="T7629">16</text:span><text:span text:style-name="T7630"> יַ֗עַן אֲשֶׁ֤ר ׀ לֹ֥א זָכַר֮ עֲשׂ֢וֹת חָ֥סֶד וַיִּרְדֹּ֡ף אִישׁ־עָנִ֣י וְ֭אֶבְיוֹן וְנִכְאֵ֨ה לֵבָ֬ב לְמוֹתֵֽת׃<text:s/></text:span><text:span text:style-name="T7631">‬</text:span>‬‬‬</text:p>
        <text:p text:style-name="P7632"><text:span text:style-name="T7633">17</text:span><text:span text:style-name="T7634"> וַיֶּאֱהַ֣ב קְ֭לָלָה וַתְּבוֹאֵ֑הוּ וְֽלֹא־חָפֵ֥ץ בִּ֝בְרָכָ֗ה וַתִּרְחַ֥ק מִמֶּֽנּוּ׃<text:s/></text:span><text:span text:style-name="T7635">‬</text:span>‬‬‬</text:p>
        <text:p text:style-name="P7636"><text:span text:style-name="T7637">18</text:span><text:span text:style-name="T7638"> וַיִּלְבַּ֥שׁ קְלָלָ֗ה כְּמַ֫דּ֥וֹ וַתָּבֹ֣א כַמַּ֣יִם בְּקִרְבּ֑וֹ וְ֝כַשֶּׁ֗מֶן בְּעַצְמוֹתָֽיו׃<text:s/></text:span><text:span text:style-name="T7639">‬</text:span>‬‬‬</text:p>
        <text:p text:style-name="P7640"><text:span text:style-name="T7641">19</text:span><text:span text:style-name="T7642"> תְּהִי־ל֭וֹ כְּבֶ֣גֶד יַעְטֶ֑ה וּ֝לְמֵ֗זַח תָּמִ֥יד יַחְגְּרֶֽהָ׃<text:s/></text:span><text:span text:style-name="T7643">‬</text:span>‬‬‬</text:p>
        <text:p text:style-name="P7644"><text:span text:style-name="T7645">20</text:span><text:span text:style-name="T7646"> זֹ֤את פְּעֻלַּ֣ת שֹׂ֭טְנַי מֵאֵ֣ת יְהוָ֑ה וְהַדֹּבְרִ֥ים רָ֝֗ע עַל־נַפְשִֽׁי׃<text:s/></text:span><text:span text:style-name="T7647">‬</text:span>‬‬‬</text:p>
        <text:p text:style-name="P7648"><text:span text:style-name="T7649">21</text:span><text:span text:style-name="T7650"> וְאַתָּ֤ה ׀ יְה֘וִ֤ה אֲדֹנָ֗י עֲ‍ֽשֵׂה־אִ֭תִּי לְמַ֣עַן שְׁמֶ֑ךָ כִּי־ט֥וֹב חַ֝סְדְּךָ֗ הַצִּילֵֽנִי׃<text:s/></text:span><text:span text:style-name="T7651">‬</text:span>‬‬‬</text:p>
        <text:p text:style-name="P7652"><text:span text:style-name="T7653">22</text:span><text:span text:style-name="T7654"> כִּֽי־עָנִ֣י וְאֶבְי֣וֹן אָנֹ֑כִי וְ֝לִבִּ֗י חָלַ֥ל בְּקִרְבִּֽי׃<text:s/></text:span><text:span text:style-name="T7655">‬</text:span>‬‬‬</text:p>
        <text:p text:style-name="P7656"><text:span text:style-name="T7657">23</text:span><text:span text:style-name="T7658"> כְּצֵל־כִּנְטוֹת֥וֹ נֶהֱלָ֑כְתִּי נִ֝נְעַ֗רְתִּי כָּֽאַרְבֶּֽה׃<text:s/></text:span><text:span text:style-name="T7659">‬</text:span>‬‬‬</text:p>
        <text:p text:style-name="P7660"><text:span text:style-name="T7661">24</text:span><text:span text:style-name="T7662"> בִּ֭רְכַּי כָּשְׁל֣וּ מִצּ֑וֹם וּ֝בְשָׂרִ֗י כָּחַ֥שׁ מִשָּֽׁמֶן׃<text:s/></text:span><text:span text:style-name="T7663">‬</text:span>‬‬‬</text:p>
        <text:p text:style-name="P7664"><text:span text:style-name="T7665">25</text:span><text:span text:style-name="T7666"> וַאֲנִ֤י ׀ הָיִ֣יתִי חֶרְפָּ֣ה לָהֶ֑ם יִ֝רְא֗וּנִי יְנִיע֥וּן רֹאשָֽׁם׃<text:s/></text:span><text:span text:style-name="T7667">‬</text:span>‬‬‬</text:p>
        <text:p text:style-name="P7668"><text:span text:style-name="T7669">26</text:span><text:span text:style-name="T7670"> עָ֭זְרֵנִי יְהוָ֣ה אֱלֹהָ֑י ה֖וֹשִׁיעֵ֣נִי כְחַסְדֶּֽךָ׃<text:s/></text:span><text:span text:style-name="T7671">‬</text:span>‬‬‬</text:p>
        <text:p text:style-name="P7672"><text:span text:style-name="T7673">27</text:span><text:span text:style-name="T7674"> וְֽ֭יֵדְעוּ כִּי־יָ֣דְךָ זֹּ֑את אַתָּ֖ה יְהוָ֣ה עֲשִׂיתָֽהּ׃<text:s/></text:span><text:span text:style-name="T7675">‬</text:span>‬‬‬</text:p>
        <text:p text:style-name="P7676"><text:span text:style-name="T7677">28</text:span><text:span text:style-name="T7678"> יְקַֽלְלוּ־הֵמָּה֮ וְאַתָּ֢ה תְבָ֫רֵ֥ךְ קָ֤מוּ ׀ וַיֵּבֹ֗שׁוּ וְֽעַבְדְּךָ֥ יִשְׂמָֽח׃<text:s/></text:span><text:span text:style-name="T7679">‬</text:span>‬‬‬</text:p>
        <text:p text:style-name="P7680"><text:span text:style-name="T7681">29</text:span><text:span text:style-name="T7682"> יִלְבְּשׁ֣וּ שׂוֹטְנַ֣י כְּלִמָּ֑ה וְיַעֲט֖וּ כַמְעִ֣יל בָּשְׁתָּֽם׃<text:s/></text:span><text:span text:style-name="T7683">‬</text:span>‬‬‬</text:p>
        <text:p text:style-name="P7684"><text:span text:style-name="T7685">30</text:span><text:span text:style-name="T7686"> א֘וֹדֶ֤ה יְהוָ֣ה מְאֹ֣ד בְּפִ֑י וּבְת֖וֹךְ רַבִּ֣ים אֲהַֽלְלֶֽנּוּ׃<text:s/></text:span><text:span text:style-name="T7687">‬</text:span>‬‬‬</text:p>
        <text:p text:style-name="P7688"><text:span text:style-name="T7689">31</text:span><text:span text:style-name="T7690"> כִּֽי־יַ֭עֲמֹד לִימִ֣ין אֶבְי֑וֹן לְ֝הוֹשִׁ֗יעַ מִשֹּׁפְטֵ֥י נַפְשֽׁוֹ׃<text:s/></text:span><text:span text:style-name="T7691">‬</text:span>‬‬‬</text:p>
      </text:section>
      <text:section text:name="Sect109" text:style-name="S109">
        <text:soft-page-break/>
        <text:p text:style-name="P7692">Psalm 110</text:p>
        <text:p text:style-name="P7693"><text:span text:style-name="T7694">1</text:span><text:span text:style-name="T7695"> לְדָוִ֗ד מִ֫זְמ֥וֹר נְאֻ֤ם יְהוָ֨ה ׀ לַֽאדֹנִ֗י שֵׁ֥ב לִֽימִינִ֑י עַד־אָשִׁ֥ית אֹ֝יְבֶ֗יךָ הֲדֹ֣ם לְרַגְלֶֽיךָ׃<text:s/></text:span></text:p>
        <text:p text:style-name="P7696"><text:span text:style-name="T7697">2</text:span><text:span text:style-name="T7698"> מַטֵּֽה־עֻזְּךָ֗ יִשְׁלַ֣ח יְ֭הוָה מִצִיּ֑וֹן רְ֝דֵ֗ה בְּקֶ֣רֶב אֹיְבֶֽיךָ׃<text:s/></text:span><text:span text:style-name="T7699">‬</text:span>‬‬‬</text:p>
        <text:p text:style-name="P7700"><text:span text:style-name="T7701">3</text:span><text:span text:style-name="T7702"> עַמְּךָ֣ נְדָבֹת֮ בְּי֢וֹם חֵ֫ילֶ֥ךָ בְּֽהַדְרֵי־קֹ֭דֶשׁ מֵרֶ֣חֶם מִשְׁחָ֑ר לְ֝ךָ֗ טַ֣ל יַלְדֻתֶֽיךָ׃<text:s/></text:span><text:span text:style-name="T7703">‬</text:span>‬‬‬</text:p>
        <text:p text:style-name="P7704"><text:span text:style-name="T7705">4</text:span><text:span text:style-name="T7706"> נִשְׁבַּ֤ע יְהוָ֨ה ׀ וְלֹ֥א יִנָּחֵ֗ם אַתָּֽה־כֹהֵ֥ן לְעוֹלָ֑ם עַל־דִּ֝בְרָתִ֗י מַלְכִּי־צֶֽדֶק׃<text:s/></text:span><text:span text:style-name="T7707">‬</text:span>‬‬‬</text:p>
        <text:p text:style-name="P7708"><text:span text:style-name="T7709">5</text:span><text:span text:style-name="T7710"> אֲדֹנָ֥י עַל־יְמִֽינְךָ֑ מָחַ֖ץ בְּיוֹם־אַפּ֣וֹ מְלָכִֽים׃<text:s/></text:span><text:span text:style-name="T7711">‬</text:span>‬‬‬</text:p>
        <text:p text:style-name="P7712"><text:span text:style-name="T7713">6</text:span><text:span text:style-name="T7714"> יָדִ֣ין בַּ֭גּוֹיִם מָלֵ֣א גְוִיּ֑וֹת מָ֥חַץ רֹ֝֗אשׁ עַל־אֶ֥רֶץ רַבָּֽה׃<text:s/></text:span><text:span text:style-name="T7715">‬</text:span>‬‬‬</text:p>
        <text:p text:style-name="P7716"><text:span text:style-name="T7717">7</text:span><text:span text:style-name="T7718"> מִ֭נַּחַל בַּדֶּ֣רֶךְ יִשְׁתֶּ֑ה עַל־כֵּ֝֗ן יָרִ֥ים רֹֽאשׁ׃<text:s/></text:span><text:span text:style-name="T7719">‬</text:span>‬‬‬</text:p>
      </text:section>
      <text:section text:name="Sect110" text:style-name="S110">
        <text:p text:style-name="P7720">Psalm 111</text:p>
        <text:p text:style-name="P7721"><text:span text:style-name="T7722">1</text:span><text:span text:style-name="T7723"> הַ֥לְלוּ יָ֨הּ ׀ אוֹדֶ֣ה יְ֭הוָה בְּכָל־לֵבָ֑ב בְּס֖וֹד יְשָׁרִ֣ים וְעֵדָֽה׃<text:s/></text:span><text:span text:style-name="T7724">‬</text:span>‬‬‬‬</text:p>
        <text:p text:style-name="P7725"><text:span text:style-name="T7726">2</text:span><text:span text:style-name="T7727"> גְּ֭דֹלִים מַעֲשֵׂ֣י יְהוָ֑ה דְּ֝רוּשִׁ֗ים לְכָל־חֶפְצֵיהֶֽם׃<text:s/></text:span><text:span text:style-name="T7728">‬</text:span>‬‬‬</text:p>
        <text:p text:style-name="P7729"><text:span text:style-name="T7730">3</text:span><text:span text:style-name="T7731"> הוֹד־וְהָדָ֥ר פָּֽעֳל֑וֹ וְ֝צִדְקָת֗וֹ עֹמֶ֥דֶת לָעַֽד׃<text:s/></text:span><text:span text:style-name="T7732">‬</text:span>‬‬‬</text:p>
        <text:p text:style-name="P7733"><text:span text:style-name="T7734">4</text:span><text:span text:style-name="T7735"> זֵ֣כֶר עָ֭שָׂה לְנִפְלְאֹתָ֑יו חַנּ֖וּן וְרַח֣וּם יְהוָֽה׃<text:s/></text:span><text:span text:style-name="T7736">‬</text:span>‬‬‬</text:p>
        <text:p text:style-name="P7737"><text:span text:style-name="T7738">5</text:span><text:span text:style-name="T7739"> טֶ֭רֶף נָתַ֣ן לִֽירֵאָ֑יו יִזְכֹּ֖ר לְעוֹלָ֣ם בְּרִיתֽוֹ׃<text:s/></text:span><text:span text:style-name="T7740">‬</text:span>‬‬‬</text:p>
        <text:p text:style-name="P7741"><text:span text:style-name="T7742">6</text:span><text:span text:style-name="T7743"> כֹּ֣חַ מַ֭עֲשָׂיו הִגִּ֣יד לְעַמּ֑וֹ לָתֵ֥ת לָ֝הֶ֗ם נַחֲלַ֥ת גּוֹיִֽם׃<text:s/></text:span><text:span text:style-name="T7744">‬</text:span>‬‬‬</text:p>
        <text:p text:style-name="P7745"><text:span text:style-name="T7746">7</text:span><text:span text:style-name="T7747"> מַעֲשֵׂ֣י יָ֭דָיו אֱמֶ֣ת וּמִשְׁפָּ֑ט נֶ֝אֱמָנִ֗ים כָּל־פִּקּוּדָֽיו׃<text:s/></text:span><text:span text:style-name="T7748">‬</text:span>‬‬‬</text:p>
        <text:soft-page-break/>
        <text:p text:style-name="P7749"><text:span text:style-name="T7750">8</text:span><text:span text:style-name="T7751"> סְמוּכִ֣ים לָעַ֣ד לְעוֹלָ֑ם עֲ֝שׂוּיִ֗ם בֶּאֱמֶ֥ת וְיָשָֽׁר׃<text:s/></text:span><text:span text:style-name="T7752">‬</text:span>‬‬‬</text:p>
        <text:p text:style-name="P7753"><text:span text:style-name="T7754">9</text:span><text:span text:style-name="T7755"> פְּד֤וּת ׀ שָׁ֘לַ֤ח לְעַמּ֗וֹ צִוָּֽה־לְעוֹלָ֥ם בְּרִית֑וֹ קָד֖וֹשׁ וְנוֹרָ֣א שְׁמֽוֹ׃<text:s/></text:span><text:span text:style-name="T7756">‬</text:span>‬‬‬</text:p>
        <text:p text:style-name="P7757"><text:span text:style-name="T7758">10</text:span><text:span text:style-name="T7759"> רֵ֘אשִׁ֤ית חָכְמָ֨ה ׀ יִרְאַ֬ת יְהוָ֗ה שֵׂ֣כֶל ט֭וֹב לְכָל־עֹשֵׂיהֶ֑ם תְּ֝הִלָּת֗וֹ עֹמֶ֥דֶת לָעַֽד׃<text:s/></text:span><text:span text:style-name="T7760">‬</text:span>‬‬‬</text:p>
      </text:section>
      <text:section text:name="Sect111" text:style-name="S111">
        <text:p text:style-name="P7761">Psalm 112</text:p>
        <text:p text:style-name="P7762"><text:span text:style-name="T7763">1</text:span><text:span text:style-name="T7764"> הַ֥לְלוּ יָ֨הּ ׀ אַשְׁרֵי־אִ֭ישׁ יָרֵ֣א אֶת־יְהוָ֑ה בְּ֝מִצְוֺתָ֗יו חָפֵ֥ץ מְאֹֽד׃<text:s/></text:span></text:p>
        <text:p text:style-name="P7765"><text:span text:style-name="T7766">2</text:span><text:span text:style-name="T7767"> גִּבּ֣וֹר בָּ֭אָרֶץ יִהְיֶ֣ה זַרְע֑וֹ דּ֖וֹר יְשָׁרִ֣ים יְבֹרָֽךְ׃<text:s/></text:span><text:span text:style-name="T7768">‬</text:span>‬‬‬</text:p>
        <text:p text:style-name="P7769"><text:span text:style-name="T7770">3</text:span><text:span text:style-name="T7771"> הוֹן־וָעֹ֥שֶׁר בְּבֵית֑וֹ וְ֝צִדְקָת֗וֹ עֹמֶ֥דֶת לָעַֽד׃<text:s/></text:span><text:span text:style-name="T7772">‬</text:span>‬‬‬</text:p>
        <text:p text:style-name="P7773"><text:span text:style-name="T7774">4</text:span><text:span text:style-name="T7775"> זָ֘רַ֤ח בַּחֹ֣שֶׁךְ א֭וֹר לַיְשָׁרִ֑ים חַנּ֖וּן וְרַח֣וּם וְצַדִּֽיק׃<text:s/></text:span><text:span text:style-name="T7776">‬</text:span>‬‬‬</text:p>
        <text:p text:style-name="P7777"><text:span text:style-name="T7778">5</text:span><text:span text:style-name="T7779"> טֽוֹב־אִ֭ישׁ חוֹנֵ֣ן וּמַלְוֶ֑ה יְכַלְכֵּ֖ל דְּבָרָ֣יו בְּמִשְׁפָּֽט׃<text:s/></text:span><text:span text:style-name="T7780">‬</text:span>‬‬‬</text:p>
        <text:p text:style-name="P7781"><text:span text:style-name="T7782">6</text:span><text:span text:style-name="T7783"> כִּֽי־לְעוֹלָ֥ם לֹא־יִמּ֑וֹט לְזֵ֥כֶר ע֝וֹלָ֗ם יִהְיֶ֥ה צַדִּֽיק׃<text:s/></text:span><text:span text:style-name="T7784">‬</text:span>‬‬‬</text:p>
        <text:p text:style-name="P7785"><text:span text:style-name="T7786">7</text:span><text:span text:style-name="T7787"> מִשְּׁמוּעָ֣ה רָ֭עָה לֹ֣א יִירָ֑א נָכ֥וֹן לִ֝בּ֗וֹ בָּטֻ֥חַ בַּיהוָֽה׃<text:s/></text:span><text:span text:style-name="T7788">‬</text:span>‬‬‬</text:p>
        <text:p text:style-name="P7789"><text:span text:style-name="T7790">8</text:span><text:span text:style-name="T7791"> סָמ֣וּךְ לִ֭בּוֹ לֹ֣א יִירָ֑א עַ֖ד אֲשֶׁר־יִרְאֶ֣ה בְצָרָֽיו׃<text:s/></text:span><text:span text:style-name="T7792">‬</text:span>‬‬‬</text:p>
        <text:p text:style-name="P7793"><text:span text:style-name="T7794">9</text:span><text:span text:style-name="T7795"> פִּזַּ֤ר ׀ נָ֘תַ֤ן לָאֶבְיוֹנִ֗ים צִ֭דְקָתוֹ עֹמֶ֣דֶת לָעַ֑ד קַ֝רְנ֗וֹ תָּר֥וּם בְּכָבֽוֹד׃<text:s/></text:span><text:span text:style-name="T7796">‬</text:span>‬‬‬</text:p>
        <text:p text:style-name="P7797"><text:span text:style-name="T7798">10</text:span><text:span text:style-name="T7799"> רָ֘שָׁ֤ע יִרְאֶ֨ה ׀ וְכָעָ֗ס שִׁנָּ֣יו יַחֲרֹ֣ק וְנָמָ֑ס תַּאֲוַ֖ת רְשָׁעִ֣ים תֹּאבֵֽד׃<text:s/></text:span><text:span text:style-name="T7800">‬</text:span>‬‬‬</text:p>
      </text:section>
      <text:section text:name="Sect112" text:style-name="S112">
        <text:p text:style-name="P7801">Psalm 113</text:p>
        <text:p text:style-name="P7802"><text:span text:style-name="T7803">1</text:span><text:span text:style-name="T7804"> הַ֥לְלוּ יָ֨הּ ׀ הַ֭לְלוּ עַבְדֵ֣י יְהוָ֑ה הֽ͏ַ֝לְלוּ אֶת־שֵׁ֥ם יְהוָֽה׃<text:s/></text:span></text:p>
        <text:p text:style-name="P7805"><text:span text:style-name="T7806">2</text:span><text:span text:style-name="T7807"> יְהִ֤י שֵׁ֣ם יְהוָ֣ה מְבֹרָ֑ךְ מֵֽ֝עַתָּ֗ה וְעַד־עוֹלָֽם׃<text:s/></text:span><text:span text:style-name="T7808">‬</text:span>‬‬‬</text:p>
        <text:soft-page-break/>
        <text:p text:style-name="P7809"><text:span text:style-name="T7810">3</text:span><text:span text:style-name="T7811"> מִמִּזְרַח־שֶׁ֥מֶשׁ עַד־מְבוֹא֑וֹ מְ֝הֻלָּ֗ל שֵׁ֣ם יְהוָֽה׃<text:s/></text:span><text:span text:style-name="T7812">‬</text:span>‬‬‬</text:p>
        <text:p text:style-name="P7813"><text:span text:style-name="T7814">4</text:span><text:span text:style-name="T7815"> רָ֖ם עַל־כָּל־גּוֹיִ֥ם ׀ יְהוָ֑ה עַ֖ל הַשָּׁמַ֣יִם כְּבוֹדֽוֹ׃<text:s/></text:span><text:span text:style-name="T7816">‬</text:span>‬‬‬</text:p>
        <text:p text:style-name="P7817"><text:span text:style-name="T7818">5</text:span><text:span text:style-name="T7819"> מִ֭י כַּיהוָ֣ה אֱלֹהֵ֑ינוּ הַֽמַּגְבִּיהִ֥י לָשָֽׁבֶת׃<text:s/></text:span><text:span text:style-name="T7820">‬</text:span>‬‬‬</text:p>
        <text:p text:style-name="P7821"><text:span text:style-name="T7822">6</text:span><text:span text:style-name="T7823"> הַֽמַּשְׁפִּילִ֥י לִרְא֑וֹת בַּשָּׁמַ֥יִם וּבָאָֽרֶץ׃<text:s/></text:span><text:span text:style-name="T7824">‬</text:span>‬‬‬</text:p>
        <text:p text:style-name="P7825"><text:span text:style-name="T7826">7</text:span><text:span text:style-name="T7827"> מְקִֽימִ֣י מֵעָפָ֣ר דָּ֑ל מֵֽ֝אַשְׁפֹּ֗ת יָרִ֥ים אֶבְיֽוֹן׃<text:s/></text:span><text:span text:style-name="T7828">‬</text:span>‬‬‬</text:p>
        <text:p text:style-name="P7829"><text:span text:style-name="T7830">8</text:span><text:span text:style-name="T7831"> לְהוֹשִׁיבִ֥י עִם־נְדִיבִ֑ים עִ֝֗ם נְדִיבֵ֥י עַמּֽוֹ׃<text:s/></text:span><text:span text:style-name="T7832">‬</text:span>‬‬‬</text:p>
        <text:p text:style-name="P7833"><text:span text:style-name="T7834">9</text:span><text:span text:style-name="T7835"> מֽוֹשִׁיבִ֨י ׀ עֲקֶ֬רֶת הַבַּ֗יִת אֵֽם־הַבָּנִ֥ים שְׂמֵחָ֗ה הַֽלְלוּ־יָֽהּ׃<text:s/></text:span><text:span text:style-name="T7836">‬</text:span>‬‬‬</text:p>
      </text:section>
      <text:section text:name="Sect113" text:style-name="S113">
        <text:p text:style-name="P7837">Psalm 114</text:p>
        <text:p text:style-name="P7838"><text:span text:style-name="T7839">1</text:span><text:span text:style-name="T7840"> בְּצֵ֣את יִ֭שְׂרָאֵל מִמִּצְרָ֑יִם בֵּ֥ית יַ֝עֲקֹ֗ב מֵעַ֥ם לֹעֵֽז׃<text:s/></text:span><text:span text:style-name="T7841">‬</text:span>‬‬‬‬</text:p>
        <text:p text:style-name="P7842"><text:span text:style-name="T7843">2</text:span><text:span text:style-name="T7844"> הָיְתָ֣ה יְהוּדָ֣ה לְקָדְשׁ֑וֹ יִ֝שְׂרָאֵ֗ל מַמְשְׁלוֹתָֽיו׃<text:s/></text:span><text:span text:style-name="T7845">‬</text:span>‬‬‬</text:p>
        <text:p text:style-name="P7846"><text:span text:style-name="T7847">3</text:span><text:span text:style-name="T7848"> הַיָּ֣ם רָ֭אָה וַיָּנֹ֑ס הַ֝יַּרְדֵּ֗ן יִסֹּ֥ב לְאָחֽוֹר׃<text:s/></text:span><text:span text:style-name="T7849">‬</text:span>‬‬‬</text:p>
        <text:p text:style-name="P7850"><text:span text:style-name="T7851">4</text:span><text:span text:style-name="T7852"> הֶֽ֭הָרִים רָקְד֣וּ כְאֵילִ֑ים גְּ֝בָע֗וֹת כִּבְנֵי־צֹֽאן׃<text:s/></text:span><text:span text:style-name="T7853">‬</text:span>‬‬‬</text:p>
        <text:p text:style-name="P7854"><text:span text:style-name="T7855">5</text:span><text:span text:style-name="T7856"> מַה־לְּךָ֣ הַ֭יָּם כִּ֣י תָנ֑וּס הַ֝יַּרְדֵּ֗ן תִּסֹּ֥ב לְאָחֽוֹר׃<text:s/></text:span><text:span text:style-name="T7857">‬</text:span>‬‬‬</text:p>
        <text:p text:style-name="P7858"><text:span text:style-name="T7859">6</text:span><text:span text:style-name="T7860"> הֶֽ֭הָרִים תִּרְקְד֣וּ כְאֵילִ֑ים גְּ֝בָע֗וֹת כִּבְנֵי־צֹֽאן׃<text:s/></text:span><text:span text:style-name="T7861">‬</text:span>‬‬‬</text:p>
        <text:p text:style-name="P7862"><text:span text:style-name="T7863">7</text:span><text:span text:style-name="T7864"> מִלִּפְנֵ֣י אָ֭דוֹן ח֣וּלִי אָ֑רֶץ מִ֝לִּפְנֵ֗י אֱל֣וֹהַּ יַעֲקֹֽב׃<text:s/></text:span><text:span text:style-name="T7865">‬</text:span>‬‬‬</text:p>
        <text:p text:style-name="P7866"><text:span text:style-name="T7867">8</text:span><text:span text:style-name="T7868"> הַהֹפְכִ֣י הַצּ֣וּר אֲגַם־מָ֑יִם חַ֝לָּמִ֗ישׁ לְמַעְיְנוֹ־מָֽיִם׃<text:s/></text:span><text:span text:style-name="T7869">‬</text:span>‬‬‬</text:p>
      </text:section>
      <text:section text:name="Sect114" text:style-name="S114">
        <text:soft-page-break/>
        <text:p text:style-name="P7870">Psalm 115</text:p>
        <text:p text:style-name="P7871"><text:span text:style-name="T7872">1</text:span><text:span text:style-name="T7873"> לֹ֤א לָ֥נוּ יְהוָ֗ה לֹ֫א לָ֥נוּ כִּֽי־לְ֭שִׁמְךָ תֵּ֣ן כָּב֑וֹד עַל־חַ֝סְדְּךָ֗ עַל־אֲמִתֶּֽךָ׃<text:s/></text:span></text:p>
        <text:p text:style-name="P7874"><text:span text:style-name="T7875">2</text:span><text:span text:style-name="T7876"> לָ֭מָּה יֹאמְר֣וּ הַגּוֹיִ֑ם אַיֵּה־נָ֝֗א אֱלֹהֵיהֶֽם׃<text:s/></text:span><text:span text:style-name="T7877">‬</text:span>‬‬‬</text:p>
        <text:p text:style-name="P7878"><text:span text:style-name="T7879">3</text:span><text:span text:style-name="T7880"> וֵֽאלֹהֵ֥ינוּ בַשָּׁמָ֑יִם כֹּ֖ל אֲשֶׁר־חָפֵ֣ץ עָשָֽׂה׃<text:s/></text:span><text:span text:style-name="T7881">‬</text:span>‬‬‬</text:p>
        <text:p text:style-name="P7882"><text:span text:style-name="T7883">4</text:span><text:span text:style-name="T7884"> עֲ‍ֽ֭צַבֵּיהֶם כֶּ֣סֶף וְזָהָ֑ב מַ֝עֲשֵׂ֗ה יְדֵ֣י אָדָֽם׃<text:s/></text:span><text:span text:style-name="T7885">‬</text:span>‬‬‬</text:p>
        <text:p text:style-name="P7886"><text:span text:style-name="T7887">5</text:span><text:span text:style-name="T7888"> פֶּֽה־לָ֭הֶם וְלֹ֣א יְדַבֵּ֑רוּ עֵינַ֥יִם לָ֝הֶ֗ם וְלֹ֣א יִרְאֽוּ׃<text:s/></text:span><text:span text:style-name="T7889">‬</text:span>‬‬‬</text:p>
        <text:p text:style-name="P7890"><text:span text:style-name="T7891">6</text:span><text:span text:style-name="T7892"> אָזְנַ֣יִם לָ֭הֶם וְלֹ֣א יִשְׁמָ֑עוּ אַ֥ף לָ֝הֶ֗ם וְלֹ֣א יְרִיחֽוּן׃<text:s/></text:span><text:span text:style-name="T7893">‬</text:span>‬‬‬</text:p>
        <text:p text:style-name="P7894"><text:span text:style-name="T7895">7</text:span><text:span text:style-name="T7896"> יְדֵיהֶ֤ם ׀ וְלֹ֬א יְמִישׁ֗וּן רַ֭גְלֵיהֶם וְלֹ֣א יְהַלֵּ֑כוּ לֹֽא־יֶ֝הְגּ֗וּ בִּגְרוֹנָֽם׃<text:s/></text:span><text:span text:style-name="T7897">‬</text:span>‬‬‬</text:p>
        <text:p text:style-name="P7898"><text:span text:style-name="T7899">8</text:span><text:span text:style-name="T7900"> כְּ֭מוֹהֶם יִהְי֣וּ עֹשֵׂיהֶ֑ם כֹּ֖ל אֲשֶׁר־בֹּטֵ֣חַ בָּהֶֽם׃<text:s/></text:span><text:span text:style-name="T7901">‬</text:span>‬‬‬</text:p>
        <text:p text:style-name="P7902"><text:span text:style-name="T7903">9</text:span><text:span text:style-name="T7904"> יִ֭שְׂרָאֵל בְּטַ֣ח בַּיהוָ֑ה עֶזְרָ֖ם וּמָגִנָּ֣ם הֽוּא׃<text:s/></text:span><text:span text:style-name="T7905">‬</text:span>‬‬‬</text:p>
        <text:p text:style-name="P7906"><text:span text:style-name="T7907">10</text:span><text:span text:style-name="T7908"> בֵּ֣ית אַ֭הֲרֹן בִּטְח֣וּ בַיהוָ֑ה עֶזְרָ֖ם וּמָגִנָּ֣ם הֽוּא׃<text:s/></text:span><text:span text:style-name="T7909">‬</text:span>‬‬‬</text:p>
        <text:p text:style-name="P7910"><text:span text:style-name="T7911">11</text:span><text:span text:style-name="T7912"> יִרְאֵ֣י יְ֭הוָה בִּטְח֣וּ בַיהוָ֑ה עֶזְרָ֖ם וּמָגִנָּ֣ם הֽוּא׃<text:s/></text:span><text:span text:style-name="T7913">‬</text:span>‬‬‬</text:p>
        <text:p text:style-name="P7914"><text:span text:style-name="T7915">12</text:span><text:span text:style-name="T7916"> יְהוָה֮ זְכָרָ֢נוּ יְבָ֫רֵ֥ךְ יְ֭בָרֵךְ אֶת־בֵּ֣ית יִשְׂרָאֵ֑ל יְ֝בָרֵ֗ךְ אֶת־בֵּ֥ית אַהֲרֹֽן׃<text:s/></text:span><text:span text:style-name="T7917">‬</text:span>‬‬‬</text:p>
        <text:p text:style-name="P7918"><text:span text:style-name="T7919">13</text:span><text:span text:style-name="T7920"> יְ֭בָרֵךְ יִרְאֵ֣י יְהוָ֑ה הַ֝קְּטַנִּ֗ים עִם־הַגְּדֹלִֽים׃<text:s/></text:span><text:span text:style-name="T7921">‬</text:span>‬‬‬</text:p>
        <text:p text:style-name="P7922"><text:span text:style-name="T7923">14</text:span><text:span text:style-name="T7924"> יֹסֵ֣ף יְהוָ֣ה עֲלֵיכֶ֑ם עֲ֝לֵיכֶ֗ם וְעַל־בְּנֵיכֶֽם׃<text:s/></text:span><text:span text:style-name="T7925">‬</text:span>‬‬‬</text:p>
        <text:p text:style-name="P7926"><text:span text:style-name="T7927">15</text:span><text:span text:style-name="T7928"> בְּרוּכִ֣ים אַ֭תֶּם לַיהוָ֑ה עֹ֝שֵׂ֗ה שָׁמַ֥יִם וָאָֽרֶץ׃<text:s/></text:span><text:span text:style-name="T7929">‬</text:span>‬‬‬</text:p>
        <text:soft-page-break/>
        <text:p text:style-name="P7930"><text:span text:style-name="T7931">16</text:span><text:span text:style-name="T7932"> הַשָּׁמַ֣יִם שָׁ֭מַיִם לַיהוָ֑ה וְ֝הָאָ֗רֶץ נָתַ֥ן לִבְנֵי־אָדָֽם׃<text:s/></text:span><text:span text:style-name="T7933">‬</text:span>‬‬‬</text:p>
        <text:p text:style-name="P7934"><text:span text:style-name="T7935">17</text:span><text:span text:style-name="T7936"> לֹ֣א הַ֭מֵּתִים יְהַֽלְלוּ־יָ֑הּ וְ֝לֹ֗א כָּל־יֹרְדֵ֥י דוּמָֽה׃<text:s/></text:span><text:span text:style-name="T7937">‬</text:span>‬‬‬</text:p>
        <text:p text:style-name="P7938"><text:span text:style-name="T7939">18</text:span><text:span text:style-name="T7940"> וַאֲנַ֤חְנוּ ׀ נְבָ֘רֵ֤ךְ יָ֗הּ מֵֽעַתָּ֥ה וְעַד־עוֹלָ֗ם הַֽלְלוּ־יָֽהּ׃<text:s/></text:span><text:span text:style-name="T7941">‬</text:span>‬‬‬</text:p>
      </text:section>
      <text:section text:name="Sect115" text:style-name="S115">
        <text:p text:style-name="P7942">Psalm 116</text:p>
        <text:p text:style-name="P7943"><text:span text:style-name="T7944">1</text:span><text:span text:style-name="T7945"> אָ֭הַבְתִּי כִּֽי־יִשְׁמַ֥ע ׀ יְהוָ֑ה אֶת־ק֝וֹלִ֗י תַּחֲנוּנָֽי׃<text:s/></text:span></text:p>
        <text:p text:style-name="P7946"><text:span text:style-name="T7947">2</text:span><text:span text:style-name="T7948"> כִּֽי־הִטָּ֣ה אָזְנ֣וֹ לִ֑י וּבְיָמַ֥י אֶקְרָֽא׃<text:s/></text:span><text:span text:style-name="T7949">‬</text:span>‬‬‬</text:p>
        <text:p text:style-name="P7950"><text:span text:style-name="T7951">3</text:span><text:span text:style-name="T7952"> אֲפָפ֤וּנִי ׀ חֶבְלֵי־מָ֗וֶת וּמְצָרֵ֣י שְׁא֣וֹל מְצָא֑וּנִי צָרָ֖ה וְיָג֣וֹן אֶמְצָֽא׃<text:s/></text:span><text:span text:style-name="T7953">‬</text:span>‬‬‬</text:p>
        <text:p text:style-name="P7954"><text:span text:style-name="T7955">4</text:span><text:span text:style-name="T7956"> וּבְשֵֽׁם־יְהוָ֥ה אֶקְרָ֑א אָנָּ֥ה יְ֝הוָ֗ה מַלְּטָ֥ה נַפְשִֽׁי׃<text:s/></text:span><text:span text:style-name="T7957">‬</text:span>‬‬‬</text:p>
        <text:p text:style-name="P7958"><text:span text:style-name="T7959">5</text:span><text:span text:style-name="T7960"> חַנּ֣וּן יְהֹוָ֣ה וְצַדִּ֑יק וֵ֖אלֹהֵ֣ינוּ מְרַחֵֽם׃<text:s/></text:span><text:span text:style-name="T7961">‬</text:span>‬‬‬</text:p>
        <text:p text:style-name="P7962"><text:span text:style-name="T7963">6</text:span><text:span text:style-name="T7964"> שֹׁמֵ֣ר פְּתָאיִ֣ם יְהֹוָ֑ה דַּ֝לּוֹתִ֗י וְלִ֣י יְהוֹשִֽׁיעַ׃<text:s/></text:span><text:span text:style-name="T7965">‬</text:span>‬‬‬</text:p>
        <text:p text:style-name="P7966"><text:span text:style-name="T7967">7</text:span><text:span text:style-name="T7968"> שׁוּבִ֣י נַ֭פְשִׁי לִמְנוּחָ֑יְכִי כִּֽי־יְ֝הוָ֗ה גָּמַ֥ל עָלָֽיְכִי׃<text:s/></text:span><text:span text:style-name="T7969">‬</text:span>‬‬‬</text:p>
        <text:p text:style-name="P7970"><text:span text:style-name="T7971">8</text:span><text:span text:style-name="T7972"> כִּ֤י חִלַּ֥צְתָּ נַפְשִׁ֗י מִ֫מָּ֥וֶת אֶת־עֵינִ֥י מִן־דִּמְעָ֑ה אֶת־רַגְלִ֥י מִדֶּֽחִי׃<text:s/></text:span><text:span text:style-name="T7973">‬</text:span>‬‬‬</text:p>
        <text:p text:style-name="P7974"><text:span text:style-name="T7975">9</text:span><text:span text:style-name="T7976"> אֶ֭תְהַלֵּךְ לִפְנֵ֣י יְהוָ֑ה בְּ֝אַרְצ֗וֹת הַֽחַיִּֽים׃<text:s/></text:span><text:span text:style-name="T7977">‬</text:span>‬‬‬</text:p>
        <text:p text:style-name="P7978"><text:span text:style-name="T7979">10</text:span><text:span text:style-name="T7980"> הֶ֭אֱמַנְתִּי כִּ֣י אֲדַבֵּ֑ר אֲ֝נִ֗י עָנִ֥יתִי מְאֹֽד׃<text:s/></text:span><text:span text:style-name="T7981">‬</text:span>‬‬‬</text:p>
        <text:p text:style-name="P7982"><text:span text:style-name="T7983">11</text:span><text:span text:style-name="T7984"> אֲ֭נִי אָמַ֣רְתִּי בְחָפְזִ֑י כָּֽל־הָאָדָ֥ם כֹּזֵֽב׃<text:s/></text:span><text:span text:style-name="T7985">‬</text:span>‬‬‬</text:p>
        <text:p text:style-name="P7986"><text:span text:style-name="T7987">12</text:span><text:span text:style-name="T7988"> מָֽה־אָשִׁ֥יב לַיהוָ֑ה כָּֽל־תַּגְמוּל֥וֹהִי עָלָֽי׃<text:s/></text:span><text:span text:style-name="T7989">‬</text:span>‬‬‬</text:p>
        <text:p text:style-name="P7990"><text:span text:style-name="T7991">13</text:span><text:span text:style-name="T7992"> כּוֹס־יְשׁוּע֥וֹת אֶשָּׂ֑א וּבְשֵׁ֖ם יְהוָ֣ה אֶקְרָֽא׃<text:s/></text:span><text:span text:style-name="T7993">‬</text:span>‬‬‬</text:p>
        <text:soft-page-break/>
        <text:p text:style-name="P7994"><text:span text:style-name="T7995">14</text:span><text:span text:style-name="T7996"> נְ֭דָרַי לַיהוָ֣ה אֲשַׁלֵּ֑ם נֶגְדָה־נָּ֝֗א לְכָל־עַמּֽוֹ׃<text:s/></text:span><text:span text:style-name="T7997">‬</text:span>‬‬‬</text:p>
        <text:p text:style-name="P7998"><text:span text:style-name="T7999">15</text:span><text:span text:style-name="T8000"> יָ֭קָר בְּעֵינֵ֣י יְהוָ֑ה הַ֝מָּ֗וְתָה לַחֲסִידָֽיו׃<text:s/></text:span><text:span text:style-name="T8001">‬</text:span>‬‬‬</text:p>
        <text:p text:style-name="P8002"><text:span text:style-name="T8003">16</text:span><text:span text:style-name="T8004"> אֽ͏ָנָּ֣ה יְהוָה֮ כִּֽי־אֲנִ֢י עַ֫בְדֶּ֥ךָ אֲ‍ֽנִי־עַ֭בְדְּךָ בֶּן־אֲמָתֶ֑ךָ פִּ֝תַּ֗חְתָּ לְמוֹסֵרָֽי׃<text:s/></text:span><text:span text:style-name="T8005">‬</text:span>‬‬‬</text:p>
        <text:p text:style-name="P8006"><text:span text:style-name="T8007">17</text:span><text:span text:style-name="T8008"> לְֽךָ־אֶ֭זְבַּח זֶ֣בַח תּוֹדָ֑ה וּבְשֵׁ֖ם יְהוָ֣ה אֶקְרָֽא׃<text:s/></text:span><text:span text:style-name="T8009">‬</text:span>‬‬‬</text:p>
        <text:p text:style-name="P8010"><text:span text:style-name="T8011">18</text:span><text:span text:style-name="T8012"> נְ֭דָרַי לַיהוָ֣ה אֲשַׁלֵּ֑ם נֶגְדָה־נָּ֝֗א לְכָל־עַמּֽוֹ׃<text:s/></text:span><text:span text:style-name="T8013">‬</text:span>‬‬‬</text:p>
        <text:p text:style-name="P8014"><text:span text:style-name="T8015">19</text:span><text:span text:style-name="T8016"> בְּחַצְר֤וֹת ׀ בֵּ֤ית יְהוָ֗ה בְּֽת֘וֹכֵ֤כִי יְֽרוּשָׁלִָ֗ם הַֽלְלוּ־יָֽהּ׃<text:s/></text:span><text:span text:style-name="T8017">‬</text:span>‬‬‬</text:p>
      </text:section>
      <text:section text:name="Sect116" text:style-name="S116">
        <text:p text:style-name="P8018">Psalm 117</text:p>
        <text:p text:style-name="P8019"><text:span text:style-name="T8020">1</text:span><text:span text:style-name="T8021"> הַֽלְל֣וּ אֶת־יְ֭הוָה כָּל־גּוֹיִ֑ם שַׁ֝בְּח֗וּהוּ כָּל־הָאֻמִּֽים׃<text:s/></text:span></text:p>
        <text:p text:style-name="P8022"><text:span text:style-name="T8023">2</text:span><text:span text:style-name="T8024"> כִּ֥י גָ֘בַ֤ר עָלֵ֨ינוּ ׀ חַסְדּ֗וֹ וֶֽאֱמֶת־יְהוָ֥ה לְעוֹלָ֗ם הַֽלְלוּ־יָֽהּ׃<text:s/></text:span><text:span text:style-name="T8025">‬</text:span>‬‬‬</text:p>
      </text:section>
      <text:section text:name="Sect117" text:style-name="S117">
        <text:p text:style-name="P8026">Psalm 118</text:p>
        <text:p text:style-name="P8027"><text:span text:style-name="T8028">1</text:span><text:span text:style-name="T8029"> הוֹד֣וּ לַיהוָ֣ה כִּי־ט֑וֹב כִּ֖י לְעוֹלָ֣ם חַסְדּֽוֹ׃<text:s/></text:span></text:p>
        <text:p text:style-name="P8030"><text:span text:style-name="T8031">2</text:span><text:span text:style-name="T8032"> יֹֽאמַר־נָ֥א יִשְׂרָאֵ֑ל כִּ֖י לְעוֹלָ֣ם חַסְדּֽוֹ׃<text:s/></text:span><text:span text:style-name="T8033">‬</text:span>‬‬‬</text:p>
        <text:p text:style-name="P8034"><text:span text:style-name="T8035">3</text:span><text:span text:style-name="T8036"> יֹֽאמְרוּ־נָ֥א בֵֽית־אַהֲרֹ֑ן כִּ֖י לְעוֹלָ֣ם חַסְדּֽוֹ׃<text:s/></text:span><text:span text:style-name="T8037">‬</text:span>‬‬‬</text:p>
        <text:p text:style-name="P8038"><text:span text:style-name="T8039">4</text:span><text:span text:style-name="T8040"> יֹֽאמְרוּ־נָ֭א יִרְאֵ֣י יְהוָ֑ה כִּ֖י לְעוֹלָ֣ם חַסְדּֽוֹ׃<text:s/></text:span><text:span text:style-name="T8041">‬</text:span>‬‬‬</text:p>
        <text:p text:style-name="P8042"><text:span text:style-name="T8043">5</text:span><text:span text:style-name="T8044"> מִֽן־הַ֭מֵּצַ֥ר קָרָ֣אתִי יָּ֑הּ עָנָ֖נִי בַמֶּרְחָ֣ב יָֽהּ׃<text:s/></text:span><text:span text:style-name="T8045">‬</text:span>‬‬‬</text:p>
        <text:p text:style-name="P8046"><text:span text:style-name="T8047">6</text:span><text:span text:style-name="T8048"> יְהוָ֣ה לִ֭י לֹ֣א אִירָ֑א מַה־יַּעֲשֶׂ֖ה לִ֣י אָדָֽם׃<text:s/></text:span><text:span text:style-name="T8049">‬</text:span>‬‬‬</text:p>
        <text:p text:style-name="P8050"><text:span text:style-name="T8051">7</text:span><text:span text:style-name="T8052"> יְהוָ֣ה לִ֭י בְּעֹזְרָ֑י וַ֝אֲנִ֗י אֶרְאֶ֥ה בְשֹׂנְאָֽי׃<text:s/></text:span><text:span text:style-name="T8053">‬</text:span>‬‬‬</text:p>
        <text:soft-page-break/>
        <text:p text:style-name="P8054"><text:span text:style-name="T8055">8</text:span><text:span text:style-name="T8056"> ט֗וֹב לַחֲס֥וֹת בַּיהוָ֑ה מִ֝בְּטֹ֗חַ בָּאָדָֽם׃<text:s/></text:span><text:span text:style-name="T8057">‬</text:span>‬‬‬</text:p>
        <text:p text:style-name="P8058"><text:span text:style-name="T8059">9</text:span><text:span text:style-name="T8060"> ט֗וֹב לַחֲס֥וֹת בַּיהוָ֑ה מִ֝בְּטֹ֗חַ בִּנְדִיבִֽים׃<text:s/></text:span><text:span text:style-name="T8061">‬</text:span>‬‬‬</text:p>
        <text:p text:style-name="P8062"><text:span text:style-name="T8063">10</text:span><text:span text:style-name="T8064"> כָּל־גּוֹיִ֥ם סְבָב֑וּנִי בְּשֵׁ֥ם יְ֝הוָ֗ה כִּ֣י אֲמִילַֽם׃<text:s/></text:span><text:span text:style-name="T8065">‬</text:span>‬‬‬</text:p>
        <text:p text:style-name="P8066"><text:span text:style-name="T8067">11</text:span><text:span text:style-name="T8068"> סַבּ֥וּנִי גַם־סְבָב֑וּנִי בְּשֵׁ֥ם יְ֝הוָ֗ה כִּ֣י אֲמִילַֽם׃<text:s/></text:span><text:span text:style-name="T8069">‬</text:span>‬‬‬</text:p>
        <text:p text:style-name="P8070"><text:span text:style-name="T8071">12</text:span><text:span text:style-name="T8072"> סַבּ֤וּנִי כִדְבוֹרִ֗ים דֹּ֭עֲכוּ כְּאֵ֣שׁ קוֹצִ֑ים בְּשֵׁ֥ם יְ֝הוָ֗ה כִּ֣י אֲמִילַֽם׃<text:s/></text:span><text:span text:style-name="T8073">‬</text:span>‬‬‬</text:p>
        <text:p text:style-name="P8074"><text:span text:style-name="T8075">13</text:span><text:span text:style-name="T8076"> דַּחֹ֣ה דְחִיתַ֣נִי לִנְפֹּ֑ל וַ֖יהוָ֣ה עֲזָרָֽנִי׃<text:s/></text:span><text:span text:style-name="T8077">‬</text:span>‬‬‬</text:p>
        <text:p text:style-name="P8078"><text:span text:style-name="T8079">14</text:span><text:span text:style-name="T8080"> עָזִּ֣י וְזִמְרָ֣ת יָ֑הּ וַֽיְהִי־לִ֝֗י לִֽישׁוּעָֽה׃<text:s/></text:span><text:span text:style-name="T8081">‬</text:span>‬‬‬</text:p>
        <text:p text:style-name="P8082"><text:span text:style-name="T8083">15</text:span><text:span text:style-name="T8084"> ק֤וֹל ׀ רִנָּ֬ה וִֽישׁוּעָ֗ה בְּאָהֳלֵ֥י צַדִּיקִ֑ים יְמִ֥ין יְ֝הוָה עֹ֣שָׂה חָֽיִל׃<text:s/></text:span><text:span text:style-name="T8085">‬</text:span>‬‬‬</text:p>
        <text:p text:style-name="P8086"><text:span text:style-name="T8087">16</text:span><text:span text:style-name="T8088"> יְמִ֣ין יְ֭הוָה רוֹמֵמָ֑ה יְמִ֥ין יְ֝הוָה עֹ֣שָׂה חָֽיִל׃<text:s/></text:span><text:span text:style-name="T8089">‬</text:span>‬‬‬</text:p>
        <text:p text:style-name="P8090"><text:span text:style-name="T8091">17</text:span><text:span text:style-name="T8092"> לֹֽא אָמ֥וּת כִּי־אֶֽחְיֶ֑ה וַ֝אֲסַפֵּ֗ר מַֽעֲשֵׂ֥י יָֽהּ׃<text:s/></text:span><text:span text:style-name="T8093">‬</text:span>‬‬‬</text:p>
        <text:p text:style-name="P8094"><text:span text:style-name="T8095">18</text:span><text:span text:style-name="T8096"> יַסֹּ֣ר יִסְּרַ֣נִּי יָּ֑הּ וְ֝לַמָּ֗וֶת לֹ֣א נְתָנָֽנִי׃<text:s/></text:span><text:span text:style-name="T8097">‬</text:span>‬‬‬</text:p>
        <text:p text:style-name="P8098"><text:span text:style-name="T8099">19</text:span><text:span text:style-name="T8100"> פִּתְחוּ־לִ֥י שַׁעֲרֵי־צֶ֑דֶק אָֽבֹא־בָ֝ם אוֹדֶ֥ה יָֽהּ׃<text:s/></text:span><text:span text:style-name="T8101">‬</text:span>‬‬‬</text:p>
        <text:p text:style-name="P8102"><text:span text:style-name="T8103">20</text:span><text:span text:style-name="T8104"> זֶֽה־הַשַּׁ֥עַר לַיהוָ֑ה צַ֝דִּיקִ֗ים יָבֹ֥אוּ בֽוֹ׃<text:s/></text:span><text:span text:style-name="T8105">‬</text:span>‬‬‬</text:p>
        <text:p text:style-name="P8106"><text:span text:style-name="T8107">21</text:span><text:span text:style-name="T8108"> א֭וֹדְךָ כִּ֣י עֲנִיתָ֑נִי וַתְּהִי־לִ֝֗י לִֽישׁוּעָֽה׃<text:s/></text:span><text:span text:style-name="T8109">‬</text:span>‬‬‬</text:p>
        <text:p text:style-name="P8110"><text:span text:style-name="T8111">22</text:span><text:span text:style-name="T8112"> אֶ֭בֶן מָאֲס֣וּ הַבּוֹנִ֑ים הָ֝יְתָ֗ה לְרֹ֣אשׁ פִּנָּֽה׃<text:s/></text:span><text:span text:style-name="T8113">‬</text:span>‬‬‬</text:p>
        <text:p text:style-name="P8114"><text:span text:style-name="T8115">23</text:span><text:span text:style-name="T8116"> מֵאֵ֣ת יְ֭הוָה הָ֣יְתָה זֹּ֑את הִ֖יא נִפְלָ֣את בְּעֵינֵֽינוּ׃<text:s/></text:span><text:span text:style-name="T8117">‬</text:span>‬‬‬</text:p>
        <text:p text:style-name="P8118"><text:span text:style-name="T8119">24</text:span><text:span text:style-name="T8120"> זֶה־הַ֭יּוֹם עָשָׂ֣ה יְהוָ֑ה נָגִ֖ילָה וְנִשְׂמְחָ֣ה בֽוֹ׃<text:s/></text:span><text:span text:style-name="T8121">‬</text:span>‬‬‬</text:p>
        <text:soft-page-break/>
        <text:p text:style-name="P8122"><text:span text:style-name="T8123">25</text:span><text:span text:style-name="T8124"> אָֽנָּ֣א יְ֭הוָה הוֹשִׁ֘יעָ֥ה נָּ֑א אָֽנָּ֥א יְ֝הוָ֗ה הַצְלִ֘יחָ֥ה נָּֽא׃<text:s/></text:span><text:span text:style-name="T8125">‬</text:span>‬‬‬</text:p>
        <text:p text:style-name="P8126"><text:span text:style-name="T8127">26</text:span><text:span text:style-name="T8128"> בָּר֣וּךְ הַ֭בָּא בְּשֵׁ֣ם יְהוָ֑ה בֵּ֝רַֽכְנוּכֶ֗ם מִבֵּ֥ית יְהוָֽה׃<text:s/></text:span><text:span text:style-name="T8129">‬</text:span>‬‬‬</text:p>
        <text:p text:style-name="P8130"><text:span text:style-name="T8131">27</text:span><text:span text:style-name="T8132"> אֵ֤ל ׀ יְהוָה֮ וַיָּ֢אֶ֫ר לָ֥נוּ אִסְרוּ־חַ֥ג בַּעֲבֹתִ֑ים עַד־קַ֝רְנ֗וֹת הַמִּזְבֵּֽחַ׃<text:s/></text:span><text:span text:style-name="T8133">‬</text:span>‬‬‬</text:p>
        <text:p text:style-name="P8134"><text:span text:style-name="T8135">28</text:span><text:span text:style-name="T8136"> אֵלִ֣י אַתָּ֣ה וְאוֹדֶ֑ךָּ אֱ֝לֹהַ֗י אֲרוֹמְמֶֽךָּ׃<text:s/></text:span><text:span text:style-name="T8137">‬</text:span>‬‬‬</text:p>
        <text:p text:style-name="P8138"><text:span text:style-name="T8139">29</text:span><text:span text:style-name="T8140"> הוֹד֣וּ לַיהוָ֣ה כִּי־ט֑וֹב כִּ֖י לְעוֹלָ֣ם חַסְדּֽוֹ׃<text:s/></text:span><text:span text:style-name="T8141">‬</text:span>‬‬‬</text:p>
      </text:section>
      <text:section text:name="Sect118" text:style-name="S118">
        <text:p text:style-name="P8142">Psalm 119</text:p>
        <text:p text:style-name="P8143"><text:span text:style-name="T8144">1</text:span><text:span text:style-name="T8145"> אַשְׁרֵ֥י תְמִֽימֵי־דָ֑רֶךְ הַֽ֝הֹלְכִ֗ים בְּתוֹרַ֥ת יְהוָֽה׃<text:s/></text:span><text:span text:style-name="T8146">‬</text:span>‬‬‬‬</text:p>
        <text:p text:style-name="P8147"><text:span text:style-name="T8148">2</text:span><text:span text:style-name="T8149"> אַ֭שְׁרֵי נֹצְרֵ֥י עֵדֹתָ֗יו בְּכָל־לֵ֥ב יִדְרְשֽׁוּהוּ׃<text:s/></text:span><text:span text:style-name="T8150">‬</text:span>‬‬‬</text:p>
        <text:p text:style-name="P8151"><text:span text:style-name="T8152">3</text:span><text:span text:style-name="T8153"> אַ֭ף לֹֽא־פָעֲל֣וּ עַוְלָ֑ה בִּדְרָכָ֥יו הָלָֽכוּ׃<text:s/></text:span><text:span text:style-name="T8154">‬</text:span>‬‬‬</text:p>
        <text:p text:style-name="P8155"><text:span text:style-name="T8156">4</text:span><text:span text:style-name="T8157"> אַ֭תָּה צִוִּ֥יתָה פִקֻּדֶ֗יךָ לִשְׁמֹ֥ר מְאֹֽד׃<text:s/></text:span><text:span text:style-name="T8158">‬</text:span>‬‬‬</text:p>
        <text:p text:style-name="P8159"><text:span text:style-name="T8160">5</text:span><text:span text:style-name="T8161"> אַ֭חֲלַי יִכֹּ֥נוּ דְרָכָ֗י לִשְׁמֹ֥ר חֻקֶּֽיךָ׃<text:s/></text:span><text:span text:style-name="T8162">‬</text:span>‬‬‬</text:p>
        <text:p text:style-name="P8163"><text:span text:style-name="T8164">6</text:span><text:span text:style-name="T8165"> אָ֥ז לֹא־אֵב֑וֹשׁ בְּ֝הַבִּיטִ֗י אֶל־כָּל־מִצְוֺתֶֽיךָ׃<text:s/></text:span><text:span text:style-name="T8166">‬</text:span>‬‬‬</text:p>
        <text:p text:style-name="P8167"><text:span text:style-name="T8168">7</text:span><text:span text:style-name="T8169"> א֭וֹדְךָ בְּיֹ֣שֶׁר לֵבָ֑ב בְּ֝לָמְדִ֗י מִשְׁפְּטֵ֥י צִדְקֶֽךָ׃<text:s/></text:span><text:span text:style-name="T8170">‬</text:span>‬‬‬</text:p>
        <text:p text:style-name="P8171"><text:span text:style-name="T8172">8</text:span><text:span text:style-name="T8173"> אֶת־חֻקֶּ֥יךָ אֶשְׁמֹ֑ר אַֽל־תַּעַזְבֵ֥נִי עַד־מְאֹֽד׃<text:s/></text:span><text:span text:style-name="T8174">‬</text:span>‬‬‬</text:p>
        <text:p text:style-name="P8175"><text:span text:style-name="T8176">9</text:span><text:span text:style-name="T8177"> בַּמֶּ֣ה יְזַכֶּה־נַּ֭עַר אֶת־אָרְח֑וֹ לִ֝שְׁמֹ֗ר כִּדְבָרֶֽךָ׃<text:s/></text:span><text:span text:style-name="T8178">‬</text:span>‬‬‬</text:p>
        <text:p text:style-name="P8179"><text:span text:style-name="T8180">10</text:span><text:span text:style-name="T8181"> בְּכָל־לִבִּ֥י דְרַשְׁתִּ֑יךָ אַל־תַּ֝שְׁגֵּ֗נִי מִמִּצְוֺתֶֽיךָ׃<text:s/></text:span><text:span text:style-name="T8182">‬</text:span>‬‬‬</text:p>
        <text:p text:style-name="P8183"><text:span text:style-name="T8184">11</text:span><text:span text:style-name="T8185"> בְּ֭לִבִּי צָפַ֣נְתִּי אִמְרָתֶ֑ךָ לְ֝מַ֗עַן לֹ֣א אֶֽחֱטָא־לָֽךְ׃<text:s/></text:span><text:span text:style-name="T8186">‬</text:span>‬‬‬</text:p>
        <text:soft-page-break/>
        <text:p text:style-name="P8187"><text:span text:style-name="T8188">12</text:span><text:span text:style-name="T8189"> בָּר֖וּךְ אַתָּ֥ה יְהוָ֗ה לַמְּדֵ֥נִי חֻקֶּֽיךָ׃<text:s/></text:span><text:span text:style-name="T8190">‬</text:span>‬‬‬</text:p>
        <text:p text:style-name="P8191"><text:span text:style-name="T8192">13</text:span><text:span text:style-name="T8193"> בִּשְׂפָתַ֥י סִפַּ֑רְתִּי כֹּ֝֗ל מִשְׁפְּטֵי־פִֽיךָ׃<text:s/></text:span><text:span text:style-name="T8194">‬</text:span>‬‬‬</text:p>
        <text:p text:style-name="P8195"><text:span text:style-name="T8196">14</text:span><text:span text:style-name="T8197"> בְּדֶ֖רֶךְ עֵדְוֺתֶ֥יךָ שַּׂ֗שְׂתִּי כְּעַ֣ל כָּל־הֽוֹן׃<text:s/></text:span><text:span text:style-name="T8198">‬</text:span>‬‬‬‬</text:p>
        <text:p text:style-name="P8199"><text:span text:style-name="T8200">15</text:span><text:span text:style-name="T8201"> בְּפִקֻּדֶ֥יךָ אָשִׂ֑יחָה וְ֝אַבִּ֗יטָה אֹרְחֹתֶֽיךָ׃<text:s/></text:span><text:span text:style-name="T8202">‬</text:span>‬‬‬</text:p>
        <text:p text:style-name="P8203"><text:span text:style-name="T8204">16</text:span><text:span text:style-name="T8205"> בְּחֻקֹּתֶ֥יךָ אֶֽשְׁתַּעֲשָׁ֑ע לֹ֖א אֶשְׁכַּ֣ח דְּבָרֶֽךָ׃<text:s/></text:span><text:span text:style-name="T8206">‬</text:span>‬‬‬</text:p>
        <text:p text:style-name="P8207"><text:span text:style-name="T8208">17</text:span><text:span text:style-name="T8209"> גְּמֹ֖ל עַֽל־עַבְדְּךָ֥ אֶֽחְיֶ֗ה וְאֶשְׁמְרָ֥ה דְבָרֶֽךָ׃<text:s/></text:span><text:span text:style-name="T8210">‬</text:span>‬‬‬</text:p>
        <text:p text:style-name="P8211"><text:span text:style-name="T8212">18</text:span><text:span text:style-name="T8213"> גַּל־עֵינַ֥י וְאַבִּ֑יטָה נִ֝פְלָא֗וֹת מִתּוֹרָתֶֽךָ׃<text:s/></text:span><text:span text:style-name="T8214">‬</text:span>‬‬‬</text:p>
        <text:p text:style-name="P8215"><text:span text:style-name="T8216">19</text:span><text:span text:style-name="T8217"> גֵּ֣ר אָנֹכִ֣י בָאָ֑רֶץ אַל־תַּסְתֵּ֥ר מִ֝מֶּ֗נִּי מִצְוֺתֶֽיךָ׃<text:s/></text:span><text:span text:style-name="T8218">‬</text:span>‬‬‬</text:p>
        <text:p text:style-name="P8219"><text:span text:style-name="T8220">20</text:span><text:span text:style-name="T8221"> גָּרְסָ֣ה נַפְשִׁ֣י לְתַאֲבָ֑ה אֶֽל־מִשְׁפָּטֶ֥יךָ בְכָל־עֵֽת׃<text:s/></text:span><text:span text:style-name="T8222">‬</text:span>‬‬‬</text:p>
        <text:p text:style-name="P8223"><text:span text:style-name="T8224">21</text:span><text:span text:style-name="T8225"> גָּ֭עַרְתָּ זֵדִ֣ים אֲרוּרִ֑ים הַ֝שֹּׁגִים מִמִּצְוֺתֶֽיךָ׃<text:s/></text:span><text:span text:style-name="T8226">‬</text:span>‬‬‬</text:p>
        <text:p text:style-name="P8227"><text:span text:style-name="T8228">22</text:span><text:span text:style-name="T8229"> גַּ֣ל מֵֽ֭עָלַי חֶרְפָּ֣ה וָב֑וּז כִּ֖י עֵדֹתֶ֣יךָ נָצָֽרְתִּי׃<text:s/></text:span><text:span text:style-name="T8230">‬</text:span>‬‬‬</text:p>
        <text:p text:style-name="P8231"><text:span text:style-name="T8232">23</text:span><text:span text:style-name="T8233"> גַּ֤ם יָֽשְׁב֣וּ שָׂ֭רִים בִּ֣י נִדְבָּ֑רוּ עַ֝בְדְּךָ֗ יָשִׂ֥יחַ בְּחֻקֶּֽיךָ׃<text:s/></text:span><text:span text:style-name="T8234">‬</text:span>‬‬‬</text:p>
        <text:p text:style-name="P8235"><text:span text:style-name="T8236">24</text:span><text:span text:style-name="T8237"> גַּֽם־עֵ֭דֹתֶיךָ שַׁעֲשֻׁעָ֗י אַנְשֵׁ֥י עֲצָתִֽי׃<text:s/></text:span><text:span text:style-name="T8238">‬</text:span>‬‬‬</text:p>
        <text:p text:style-name="P8239"><text:span text:style-name="T8240">25</text:span><text:span text:style-name="T8241"> דָּֽבְקָ֣ה לֶעָפָ֣ר נַפְשִׁ֑י חַ֝יֵּ֗נִי כִּדְבָרֶֽךָ׃<text:s/></text:span><text:span text:style-name="T8242">‬</text:span>‬‬‬</text:p>
        <text:p text:style-name="P8243"><text:span text:style-name="T8244">26</text:span><text:span text:style-name="T8245"> דְּרָכַ֣י סִ֭פַּרְתִּי וַֽתַּעֲנֵ֗נִי לַמְּדֵ֥נִי חֻקֶּֽיךָ׃<text:s/></text:span><text:span text:style-name="T8246">‬</text:span>‬‬‬</text:p>
        <text:p text:style-name="P8247"><text:span text:style-name="T8248">27</text:span><text:span text:style-name="T8249"> דֶּֽרֶךְ־פִּקּוּדֶ֥יךָ הֲבִינֵ֑נִי וְ֝אָשִׂ֗יחָה בְּנִפְלְאוֹתֶֽיךָ׃<text:s/></text:span><text:span text:style-name="T8250">‬</text:span>‬‬‬</text:p>
        <text:p text:style-name="P8251"><text:span text:style-name="T8252">28</text:span><text:span text:style-name="T8253"> דָּלְפָ֣ה נַ֭פְשִׁי מִתּוּגָ֑ה קַ֝יְּמֵ֗נִי כִּדְבָרֶֽךָ׃<text:s/></text:span><text:span text:style-name="T8254">‬</text:span>‬‬‬</text:p>
        <text:soft-page-break/>
        <text:p text:style-name="P8255"><text:span text:style-name="T8256">29</text:span><text:span text:style-name="T8257"> דֶּֽרֶךְ־שֶׁ֭קֶר הָסֵ֣ר מִמֶּ֑נִּי וְֽתוֹרָתְךָ֥ חָנֵּֽנִי׃<text:s/></text:span><text:span text:style-name="T8258">‬</text:span>‬‬‬</text:p>
        <text:p text:style-name="P8259"><text:span text:style-name="T8260">30</text:span><text:span text:style-name="T8261"> דֶּֽרֶךְ־אֱמוּנָ֥ה בָחָ֑רְתִּי מִשְׁפָּטֶ֥יךָ שִׁוִּֽיתִי׃<text:s/></text:span><text:span text:style-name="T8262">‬</text:span>‬‬‬</text:p>
        <text:p text:style-name="P8263"><text:span text:style-name="T8264">31</text:span><text:span text:style-name="T8265"> דָּבַ֥קְתִּי בְעֵֽדְוֺתֶ֑יךָ יְ֝הוָ֗ה אַל־תְּבִישֵֽׁנִי׃<text:s/></text:span><text:span text:style-name="T8266">‬</text:span>‬‬‬</text:p>
        <text:p text:style-name="P8267"><text:span text:style-name="T8268">32</text:span><text:span text:style-name="T8269"> דֶּֽרֶךְ־מִצְוֺתֶ֥יךָ אָר֑וּץ כִּ֖י תַרְחִ֣יב לִבִּֽי׃<text:s/></text:span><text:span text:style-name="T8270">‬</text:span>‬‬‬</text:p>
        <text:p text:style-name="P8271"><text:span text:style-name="T8272">33</text:span><text:span text:style-name="T8273"> הוֹרֵ֣נִי יְ֭הוָה דֶּ֥רֶךְ חֻקֶּ֗יךָ וְאֶצְּרֶ֥נָּה עֵֽקֶב׃<text:s/></text:span><text:span text:style-name="T8274">‬</text:span>‬‬‬</text:p>
        <text:p text:style-name="P8275"><text:span text:style-name="T8276">34</text:span><text:span text:style-name="T8277"> הֲ֭בִינֵנִי וְאֶצְּרָ֥ה תֽוֹרָתֶ֗ךָ וְאֶשְׁמְרֶ֥נָּה בְכָל־לֵֽב׃<text:s/></text:span><text:span text:style-name="T8278">‬</text:span>‬‬‬</text:p>
        <text:p text:style-name="P8279"><text:span text:style-name="T8280">35</text:span><text:span text:style-name="T8281"> הַ֭דְרִיכֵנִי בִּנְתִ֣יב מִצְוֺתֶ֑יךָ כִּי־ב֥וֹ חָפָֽצְתִּי׃<text:s/></text:span><text:span text:style-name="T8282">‬</text:span>‬‬‬</text:p>
        <text:p text:style-name="P8283"><text:span text:style-name="T8284">36</text:span><text:span text:style-name="T8285"> הַט־לִ֭בִּי אֶל־עֵדְוֺתֶ֗יךָ וְאַ֣ל אֶל־בָּֽצַע׃<text:s/></text:span><text:span text:style-name="T8286">‬</text:span>‬‬‬</text:p>
        <text:p text:style-name="P8287"><text:span text:style-name="T8288">37</text:span><text:span text:style-name="T8289"> הַעֲבֵ֣ר עֵ֭ינַי מֵרְא֣וֹת שָׁ֑וְא בִּדְרָכֶ֥ךָ חַיֵּֽנִי׃<text:s/></text:span><text:span text:style-name="T8290">‬</text:span>‬‬‬</text:p>
        <text:p text:style-name="P8291"><text:span text:style-name="T8292">38</text:span><text:span text:style-name="T8293"> הָקֵ֣ם לְ֭עַבְדְּךָ אִמְרָתֶ֑ךָ אֲ֝שֶׁ֗ר לְיִרְאָתֶֽךָ׃<text:s/></text:span><text:span text:style-name="T8294">‬</text:span>‬‬‬</text:p>
        <text:p text:style-name="P8295"><text:span text:style-name="T8296">39</text:span><text:span text:style-name="T8297"> הַעֲבֵ֣ר חֶ֭רְפָּתִי אֲשֶׁ֣ר יָגֹ֑רְתִּי כִּ֖י מִשְׁפָּטֶ֣יךָ טוֹבִֽים׃<text:s/></text:span><text:span text:style-name="T8298">‬</text:span>‬‬‬</text:p>
        <text:p text:style-name="P8299"><text:span text:style-name="T8300">40</text:span><text:span text:style-name="T8301"> הִ֭נֵּה תָּאַ֣בְתִּי לְפִקֻּדֶ֑יךָ בְּצִדְקָתְךָ֥ חַיֵּֽנִי׃<text:s/></text:span><text:span text:style-name="T8302">‬</text:span>‬‬‬</text:p>
        <text:p text:style-name="P8303"><text:span text:style-name="T8304">41</text:span><text:span text:style-name="T8305"> וִֽיבֹאֻ֣נִי חֲסָדֶ֣ךָ יְהוָ֑ה תְּ֝שׁ֥וּעָתְךָ֗ כְּאִמְרָתֶֽךָ׃<text:s/></text:span><text:span text:style-name="T8306">‬</text:span>‬‬‬</text:p>
        <text:p text:style-name="P8307"><text:span text:style-name="T8308">42</text:span><text:span text:style-name="T8309"> וְאֶֽעֱנֶ֣ה חֹרְפִ֣י דָבָ֑ר כִּֽי־בָ֝טַחְתִּי בִּדְבָרֶֽךָ׃<text:s/></text:span><text:span text:style-name="T8310">‬</text:span>‬‬‬</text:p>
        <text:p text:style-name="P8311"><text:span text:style-name="T8312">43</text:span><text:span text:style-name="T8313"> וְֽאַל־תַּצֵּ֬ל מִפִּ֣י דְבַר־אֱמֶ֣ת עַד־מְאֹ֑ד כִּ֖י לְמִשְׁפָּטֶ֣ךָ יִחָֽלְתִּי׃<text:s/></text:span><text:span text:style-name="T8314">‬</text:span>‬‬‬</text:p>
        <text:p text:style-name="P8315"><text:span text:style-name="T8316">44</text:span><text:span text:style-name="T8317"> וְאֶשְׁמְרָ֖ה תוֹרָתְךָ֥ תָמִ֗יד לְעוֹלָ֥ם וָעֶֽד׃<text:s/></text:span><text:span text:style-name="T8318">‬</text:span>‬‬‬</text:p>
        <text:p text:style-name="P8319"><text:span text:style-name="T8320">45</text:span><text:span text:style-name="T8321"> וְאֶתְהַלְּכָ֥ה בָרְחָבָ֑ה כִּ֖י פִקֻּדֶ֣יךָ דָרָֽשְׁתִּי׃<text:s/></text:span><text:span text:style-name="T8322">‬</text:span>‬‬‬</text:p>
        <text:soft-page-break/>
        <text:p text:style-name="P8323"><text:span text:style-name="T8324">46</text:span><text:span text:style-name="T8325"> וַאֲדַבְּרָ֣ה בְ֭עֵדֹתֶיךָ נֶ֥גֶד מְלָכִ֗ים וְלֹ֣א אֵבֽוֹשׁ׃<text:s/></text:span><text:span text:style-name="T8326">‬</text:span>‬‬‬</text:p>
        <text:p text:style-name="P8327"><text:span text:style-name="T8328">47</text:span><text:span text:style-name="T8329"> וְאֶשְׁתַּֽעֲשַׁ֥ע בְּמִצְוֺתֶ֗יךָ אֲשֶׁ֣ר אָהָֽבְתִּי׃<text:s/></text:span><text:span text:style-name="T8330">‬</text:span>‬‬‬</text:p>
        <text:p text:style-name="P8331"><text:span text:style-name="T8332">48</text:span><text:span text:style-name="T8333"> וְאֶשָּֽׂא־כַפַּ֗י אֶֽל־מִ֭צְוֺתֶיךָ אֲשֶׁ֥ר אָהָ֗בְתִּי וְאָשִׂ֥יחָה בְחֻקֶּֽיךָ׃<text:s/></text:span><text:span text:style-name="T8334">‬</text:span>‬‬‬</text:p>
        <text:p text:style-name="P8335"><text:span text:style-name="T8336">49</text:span><text:span text:style-name="T8337"> זְכֹר־דָּבָ֥ר לְעַבְדֶּ֑ךָ עַ֝֗ל אֲשֶׁ֣ר יִֽחַלְתָּֽנִי׃<text:s/></text:span><text:span text:style-name="T8338">‬</text:span>‬‬‬</text:p>
        <text:p text:style-name="P8339"><text:span text:style-name="T8340">50</text:span><text:span text:style-name="T8341"> זֹ֣את נֶחָמָתִ֣י בְעָנְיִ֑י כִּ֖י אִמְרָתְךָ֣ חִיָּֽתְנִי׃<text:s/></text:span><text:span text:style-name="T8342">‬</text:span>‬‬‬</text:p>
        <text:p text:style-name="P8343"><text:span text:style-name="T8344">51</text:span><text:span text:style-name="T8345"> זֵ֭דִים הֱלִיצֻ֣נִי עַד־מְאֹ֑ד מִ֝תּֽוֹרָתְךָ֗ לֹ֣א נָטִֽיתִי׃<text:s/></text:span><text:span text:style-name="T8346">‬</text:span>‬‬‬</text:p>
        <text:p text:style-name="P8347"><text:span text:style-name="T8348">52</text:span><text:span text:style-name="T8349"> זָ֘כַ֤רְתִּי מִשְׁפָּטֶ֖יךָ מֵעוֹלָ֥ם ׀ יְהוָ֗ה וָֽאֶתְנֶחָֽם׃<text:s/></text:span><text:span text:style-name="T8350">‬</text:span>‬‬‬</text:p>
        <text:p text:style-name="P8351"><text:span text:style-name="T8352">53</text:span><text:span text:style-name="T8353"> זַלְעָפָ֣ה אֲ֭חָזַתְנִי מֵרְשָׁעִ֑ים עֹ֝זְבֵ֗י תּוֹרָתֶֽךָ׃<text:s/></text:span><text:span text:style-name="T8354">‬</text:span>‬‬‬</text:p>
        <text:p text:style-name="P8355"><text:span text:style-name="T8356">54</text:span><text:span text:style-name="T8357"> זְ֭מִרוֹת הָֽיוּ־לִ֥י חֻקֶּ֗יךָ בְּבֵ֣ית מְגוּרָֽי׃<text:s/></text:span><text:span text:style-name="T8358">‬</text:span>‬‬‬</text:p>
        <text:p text:style-name="P8359"><text:span text:style-name="T8360">55</text:span><text:span text:style-name="T8361"> זָ֘כַ֤רְתִּי בַלַּ֣יְלָה שִׁמְךָ֣ יְהוָ֑ה וָֽ֝אֶשְׁמְרָ֗ה תּוֹרָתֶֽךָ׃<text:s/></text:span><text:span text:style-name="T8362">‬</text:span>‬‬‬</text:p>
        <text:p text:style-name="P8363"><text:span text:style-name="T8364">56</text:span><text:span text:style-name="T8365"> זֹ֥את הָֽיְתָה־לִּ֑י כִּ֖י פִקֻּדֶ֣יךָ נָצָֽרְתִּי׃<text:s/></text:span><text:span text:style-name="T8366">‬</text:span>‬‬‬</text:p>
        <text:p text:style-name="P8367"><text:span text:style-name="T8368">57</text:span><text:span text:style-name="T8369"> חֶלְקִ֖י יְהוָ֥ה אָמַ֗רְתִּי לִשְׁמֹ֥ר דְּבָרֶֽיךָ׃<text:s/></text:span><text:span text:style-name="T8370">‬</text:span>‬‬‬</text:p>
        <text:p text:style-name="P8371"><text:span text:style-name="T8372">58</text:span><text:span text:style-name="T8373"> חִלִּ֣יתִי פָנֶ֣יךָ בְכָל־לֵ֑ב חָ֝נֵּ֗נִי כְּאִמְרָתֶֽךָ׃<text:s/></text:span><text:span text:style-name="T8374">‬</text:span>‬‬‬</text:p>
        <text:p text:style-name="P8375"><text:span text:style-name="T8376">59</text:span><text:span text:style-name="T8377"> חִשַּׁ֥בְתִּי דְרָכָ֑י וָאָשִׁ֥יבָה רַ֝גְלַ֗י אֶל־עֵדֹתֶֽיךָ׃<text:s/></text:span><text:span text:style-name="T8378">‬</text:span>‬‬‬</text:p>
        <text:p text:style-name="P8379"><text:span text:style-name="T8380">60</text:span><text:span text:style-name="T8381"> חַ֭שְׁתִּי וְלֹ֣א הִתְמַהְמָ֑הְתִּי לִ֝שְׁמֹ֗ר מִצְוֺתֶֽיךָ׃<text:s/></text:span><text:span text:style-name="T8382">‬</text:span>‬‬‬</text:p>
        <text:p text:style-name="P8383"><text:span text:style-name="T8384">61</text:span><text:span text:style-name="T8385"> חֶבְלֵ֣י רְשָׁעִ֣ים עִוְּדֻ֑נִי תּֽ֝וֹרָתְךָ֗ לֹ֣א שָׁכָֽחְתִּי׃<text:s/></text:span><text:span text:style-name="T8386">‬</text:span>‬‬‬</text:p>
        <text:p text:style-name="P8387"><text:span text:style-name="T8388">62</text:span><text:span text:style-name="T8389"> חֲצֽוֹת־לַ֗יְלָה אָ֭קוּם לְהוֹד֣וֹת לָ֑ךְ עַ֝֗ל מִשְׁפְּטֵ֥י צִדְקֶֽךָ׃<text:s/></text:span><text:span text:style-name="T8390">‬</text:span>‬‬‬</text:p>
        <text:soft-page-break/>
        <text:p text:style-name="P8391"><text:span text:style-name="T8392">63</text:span><text:span text:style-name="T8393"> חָבֵ֣ר אָ֭נִי לְכָל־אֲשֶׁ֣ר יְרֵא֑וּךָ וּ֝לְשֹׁמְרֵ֗י פִּקּוּדֶֽיךָ׃<text:s/></text:span><text:span text:style-name="T8394">‬</text:span>‬‬‬</text:p>
        <text:p text:style-name="P8395"><text:span text:style-name="T8396">64</text:span><text:span text:style-name="T8397"> חַסְדְּךָ֣ יְ֭הוָה מָלְאָ֥ה הָאָ֗רֶץ חֻקֶּ֥יךָ לַמְּדֵֽנִי׃<text:s/></text:span><text:span text:style-name="T8398">‬</text:span>‬‬‬</text:p>
        <text:p text:style-name="P8399"><text:span text:style-name="T8400">65</text:span><text:span text:style-name="T8401"> ט֭וֹב עָשִׂ֣יתָ עִֽם־עַבְדְּךָ֑ יְ֝הוָ֗ה כִּדְבָרֶֽךָ׃<text:s/></text:span><text:span text:style-name="T8402">‬</text:span>‬‬‬</text:p>
        <text:p text:style-name="P8403"><text:span text:style-name="T8404">66</text:span><text:span text:style-name="T8405"> ט֤וּב טַ֣עַם וָדַ֣עַת לַמְּדֵ֑נִי כִּ֖י בְמִצְוֺתֶ֣יךָ הֶאֱמָֽנְתִּי׃<text:s/></text:span><text:span text:style-name="T8406">‬</text:span>‬‬‬</text:p>
        <text:p text:style-name="P8407"><text:span text:style-name="T8408">67</text:span><text:span text:style-name="T8409"> טֶ֣רֶם אֶ֭עֱנֶה אֲנִ֣י שֹׁגֵ֑ג וְ֝עַתָּ֗ה אִמְרָתְךָ֥ שָׁמָֽרְתִּי׃<text:s/></text:span><text:span text:style-name="T8410">‬</text:span>‬‬‬</text:p>
        <text:p text:style-name="P8411"><text:span text:style-name="T8412">68</text:span><text:span text:style-name="T8413"> טוֹב־אַתָּ֥ה וּמֵטִ֗יב לַמְּדֵ֥נִי חֻקֶּֽיךָ׃<text:s/></text:span><text:span text:style-name="T8414">‬</text:span>‬‬‬</text:p>
        <text:p text:style-name="P8415"><text:span text:style-name="T8416">69</text:span><text:span text:style-name="T8417"> טָפְל֬וּ עָלַ֣י שֶׁ֣קֶר זֵדִ֑ים אֲ֝נִ֗י בְּכָל־לֵ֤ב ׀ אֱצֹּ֬ר פִּקּוּדֶֽיךָ׃<text:s/></text:span><text:span text:style-name="T8418">‬</text:span>‬‬‬</text:p>
        <text:p text:style-name="P8419"><text:span text:style-name="T8420">70</text:span><text:span text:style-name="T8421"> טָפַ֣שׁ כַּחֵ֣לֶב לִבָּ֑ם אֲ֝נִ֗י תּוֹרָתְךָ֥ שִֽׁעֲשָֽׁעְתִּי׃<text:s/></text:span><text:span text:style-name="T8422">‬</text:span>‬‬‬</text:p>
        <text:p text:style-name="P8423"><text:span text:style-name="T8424">71</text:span><text:span text:style-name="T8425"> טֽוֹב־לִ֥י כִֽי־עֻנֵּ֑יתִי לְ֝מַ֗עַן אֶלְמַ֥ד חֻקֶּֽיךָ׃<text:s/></text:span><text:span text:style-name="T8426">‬</text:span>‬‬‬</text:p>
        <text:p text:style-name="P8427"><text:span text:style-name="T8428">72</text:span><text:span text:style-name="T8429"> טֽוֹב־לִ֥י תֽוֹרַת־פִּ֑יךָ מֵ֝אַלְפֵ֗י זָהָ֥ב וָכָֽסֶף׃<text:s/></text:span><text:span text:style-name="T8430">‬</text:span>‬‬‬</text:p>
        <text:p text:style-name="P8431"><text:span text:style-name="T8432">73</text:span><text:span text:style-name="T8433"> יָדֶ֣יךָ עָ֭שׂוּנִי וַֽיְכוֹנְנ֑וּנִי הֲ֝בִינֵ֗נִי וְאֶלְמְדָ֥ה מִצְוֺתֶֽיךָ׃<text:s/></text:span><text:span text:style-name="T8434">‬</text:span>‬‬‬</text:p>
        <text:p text:style-name="P8435"><text:span text:style-name="T8436">74</text:span><text:span text:style-name="T8437"> יְ֭רֵאֶיךָ יִרְא֣וּנִי וְיִשְׂמָ֑חוּ כִּ֖י לִדְבָרְךָ֣ יִחָֽלְתִּי׃<text:s/></text:span><text:span text:style-name="T8438">‬</text:span>‬‬‬</text:p>
        <text:p text:style-name="P8439"><text:span text:style-name="T8440">75</text:span><text:span text:style-name="T8441"> יָדַ֣עְתִּי יְ֭הוָה כִּי־צֶ֣דֶק מִשְׁפָּטֶ֑יךָ וֶ֝אֱמוּנָ֗ה עִנִּיתָֽנִי׃<text:s/></text:span><text:span text:style-name="T8442">‬</text:span>‬‬‬</text:p>
        <text:p text:style-name="P8443"><text:span text:style-name="T8444">76</text:span><text:span text:style-name="T8445"> יְהִי־נָ֣א חַסְדְּךָ֣ לְנַחֲמֵ֑נִי כְּאִמְרָתְךָ֥ לְעַבְדֶּֽךָ׃<text:s/></text:span><text:span text:style-name="T8446">‬</text:span>‬‬‬</text:p>
        <text:p text:style-name="P8447"><text:span text:style-name="T8448">77</text:span><text:span text:style-name="T8449"> יְבֹא֣וּנִי רַחֲמֶ֣יךָ וְאֶֽחְיֶ֑ה כִּי־תֽ֝וֹרָתְךָ֗ שַֽׁעֲשֻׁעָֽי׃<text:s/></text:span><text:span text:style-name="T8450">‬</text:span>‬‬‬</text:p>
        <text:p text:style-name="P8451"><text:span text:style-name="T8452">78</text:span><text:span text:style-name="T8453"> יֵבֹ֣שׁוּ זֵ֭דִים כִּי־שֶׁ֣קֶר עִוְּת֑וּנִי אֲ֝נִ֗י אָשִׂ֥יחַ בְּפִקּוּדֶֽיךָ׃<text:s/></text:span><text:span text:style-name="T8454">‬</text:span>‬‬‬</text:p>
        <text:p text:style-name="P8455"><text:span text:style-name="T8456">79</text:span><text:span text:style-name="T8457"> יָשׁ֣וּבוּ לִ֣י יְרֵאֶ֑יךָ *וידעו **וְ֝יֹדְעֵ֗י עֵדֹתֶֽיךָ׃<text:s/></text:span><text:span text:style-name="T8458">‬</text:span>‬‬‬</text:p>
        <text:soft-page-break/>
        <text:p text:style-name="P8459"><text:span text:style-name="T8460">80</text:span><text:span text:style-name="T8461"> יְהִֽי־לִבִּ֣י תָמִ֣ים בְּחֻקֶּ֑יךָ לְ֝מַ֗עַן לֹ֣א אֵבֽוֹשׁ׃<text:s/></text:span><text:span text:style-name="T8462">‬</text:span>‬‬‬</text:p>
        <text:p text:style-name="P8463"><text:span text:style-name="T8464">81</text:span><text:span text:style-name="T8465"> כָּלְתָ֣ה לִתְשׁוּעָתְךָ֣ נַפְשִׁ֑י לִדְבָרְךָ֥ יִחָֽלְתִּי׃<text:s/></text:span><text:span text:style-name="T8466">‬</text:span>‬‬‬</text:p>
        <text:p text:style-name="P8467"><text:span text:style-name="T8468">82</text:span><text:span text:style-name="T8469"> כָּל֣וּ עֵ֭ינַי לְאִמְרָתֶ֑ךָ לֵ֝אמֹ֗ר מָתַ֥י תְּֽנַחֲמֵֽנִי׃<text:s/></text:span><text:span text:style-name="T8470">‬</text:span>‬‬‬</text:p>
        <text:p text:style-name="P8471"><text:span text:style-name="T8472">83</text:span><text:span text:style-name="T8473"> כִּֽי־הָ֭יִיתִי כְּנֹ֣אד בְּקִיט֑וֹר חֻ֝קֶּ֗יךָ לֹ֣א שָׁכָֽחְתִּי׃<text:s/></text:span><text:span text:style-name="T8474">‬</text:span>‬‬‬</text:p>
        <text:p text:style-name="P8475"><text:span text:style-name="T8476">84</text:span><text:span text:style-name="T8477"> כַּמָּ֥ה יְמֵֽי־עַבְדֶּ֑ךָ מָתַ֬י תַּעֲשֶׂ֖ה בְרֹדְפַ֣י מִשְׁפָּֽט׃<text:s/></text:span><text:span text:style-name="T8478">‬</text:span>‬‬‬</text:p>
        <text:p text:style-name="P8479"><text:span text:style-name="T8480">85</text:span><text:span text:style-name="T8481"> כָּֽרוּ־לִ֣י זֵדִ֣ים שִׁיח֑וֹת אֲ֝שֶׁ֗ר לֹ֣א כְתוֹרָתֶֽךָ׃<text:s/></text:span><text:span text:style-name="T8482">‬</text:span>‬‬‬</text:p>
        <text:p text:style-name="P8483"><text:span text:style-name="T8484">86</text:span><text:span text:style-name="T8485"> כָּל־מִצְוֺתֶ֥יךָ אֱמוּנָ֑ה שֶׁ֖קֶר רְדָפ֣וּנִי עָזְרֵֽנִי׃<text:s/></text:span><text:span text:style-name="T8486">‬</text:span>‬‬‬</text:p>
        <text:p text:style-name="P8487"><text:span text:style-name="T8488">87</text:span><text:span text:style-name="T8489"> כִּ֭מְעַט כִּלּ֣וּנִי בָאָ֑רֶץ וַ֝אֲנִ֗י לֹא־עָזַ֥בְתִּי פִקֻּודֶֽיךָ׃<text:s/></text:span><text:span text:style-name="T8490">‬</text:span>‬‬‬</text:p>
        <text:p text:style-name="P8491"><text:span text:style-name="T8492">88</text:span><text:span text:style-name="T8493"> כְּחַסְדְּךָ֥ חַיֵּ֑נִי וְ֝אֶשְׁמְרָ֗ה עֵד֥וּת פִּֽיךָ׃<text:s/></text:span><text:span text:style-name="T8494">‬</text:span>‬‬‬</text:p>
        <text:p text:style-name="P8495"><text:span text:style-name="T8496">89</text:span><text:span text:style-name="T8497"> לְעוֹלָ֥ם יְהוָ֑ה דְּ֝בָרְךָ֗ נִצָּ֥ב בַּשָּׁמָֽיִם׃<text:s/></text:span><text:span text:style-name="T8498">‬</text:span>‬‬‬</text:p>
        <text:p text:style-name="P8499"><text:span text:style-name="T8500">90</text:span><text:span text:style-name="T8501"> לְדֹ֣ר וָ֭דֹר אֱמֽוּנָתֶ֑ךָ כּוֹנַ֥נְתָּ אֶ֝֗רֶץ וַֽתַּעֲמֹֽד׃<text:s/></text:span><text:span text:style-name="T8502">‬</text:span>‬‬‬</text:p>
        <text:p text:style-name="P8503"><text:span text:style-name="T8504">91</text:span><text:span text:style-name="T8505"> לְֽ֭מִשְׁפָּטֶיךָ עָמְד֣וּ הַיּ֑וֹם כִּ֖י הַכֹּ֣ל עֲבָדֶֽיךָ׃<text:s/></text:span><text:span text:style-name="T8506">‬</text:span>‬‬‬</text:p>
        <text:p text:style-name="P8507"><text:span text:style-name="T8508">92</text:span><text:span text:style-name="T8509"> לוּלֵ֣י ת֭וֹרָתְךָ שַׁעֲשֻׁעָ֑י אָ֝֗ז אָבַ֥דְתִּי בְעָנְיִֽי׃<text:s/></text:span><text:span text:style-name="T8510">‬</text:span>‬‬‬</text:p>
        <text:p text:style-name="P8511"><text:span text:style-name="T8512">93</text:span><text:span text:style-name="T8513"> לְ֭עוֹלָם לֹא־אֶשְׁכַּ֣ח פִּקּוּדֶ֑יךָ כִּ֥י בָ֝֗ם חִיִּיתָֽנִי׃<text:s/></text:span><text:span text:style-name="T8514">‬</text:span>‬‬‬</text:p>
        <text:p text:style-name="P8515"><text:span text:style-name="T8516">94</text:span><text:span text:style-name="T8517"> לְֽךָ־אֲ֭נִי הוֹשִׁיעֵ֑נִי כִּ֖י פִקּוּדֶ֣יךָ דָרָֽשְׁתִּי׃<text:s/></text:span><text:span text:style-name="T8518">‬</text:span>‬‬‬</text:p>
        <text:p text:style-name="P8519"><text:span text:style-name="T8520">95</text:span><text:span text:style-name="T8521"> לִ֤י קִוּ֣וּ רְשָׁעִ֣ים לְאַבְּדֵ֑נִי עֵ֝דֹתֶ֗יךָ אֶתְבּוֹנָֽן׃<text:s/></text:span><text:span text:style-name="T8522">‬</text:span>‬‬‬</text:p>
        <text:p text:style-name="P8523"><text:span text:style-name="T8524">96</text:span><text:span text:style-name="T8525"> לְֽכָל־תִּ֭כְלָה רָאִ֣יתִי קֵ֑ץ רְחָבָ֖ה מִצְוָתְךָ֣ מְאֹֽד׃<text:s/></text:span><text:span text:style-name="T8526">‬</text:span>‬‬‬</text:p>
        <text:soft-page-break/>
        <text:p text:style-name="P8527"><text:span text:style-name="T8528">97</text:span><text:span text:style-name="T8529"> מָֽה־אָהַ֥בְתִּי תוֹרָתֶ֑ךָ כָּל־הַ֝יּ֗וֹם הִ֣יא שִׂיחָתִֽי׃<text:s/></text:span><text:span text:style-name="T8530">‬</text:span>‬‬‬</text:p>
        <text:p text:style-name="P8531"><text:span text:style-name="T8532">98</text:span><text:span text:style-name="T8533"> מֵ֭אֹ֣יְבַי תְּחַכְּמֵ֣נִי מִצְוֺתֶ֑ךָ כִּ֖י לְעוֹלָ֣ם הִיא־לִֽי׃<text:s/></text:span><text:span text:style-name="T8534">‬</text:span>‬‬‬</text:p>
        <text:p text:style-name="P8535"><text:span text:style-name="T8536">99</text:span><text:span text:style-name="T8537"> מִכָּל־מְלַמְּדַ֥י הִשְׂכַּ֑לְתִּי כִּ֥י עֵ֝דְוֺתֶ֗יךָ שִׂ֣יחָה לִֽֿי׃<text:s/></text:span><text:span text:style-name="T8538">‬</text:span>‬‬‬</text:p>
        <text:p text:style-name="P8539"><text:span text:style-name="T8540">100</text:span><text:span text:style-name="T8541"> מִזְּקֵנִ֥ים אֶתְבּוֹנָ֑ן כִּ֖י פִקּוּדֶ֣יךָ נָצָֽרְתִּי׃<text:s/></text:span><text:span text:style-name="T8542">‬</text:span>‬‬‬</text:p>
        <text:p text:style-name="P8543"><text:span text:style-name="T8544">101</text:span><text:span text:style-name="T8545"> מִכָּל־אֹ֣רַח רָ֭ע כָּלִ֣אתִי רַגְלָ֑י לְ֝מַ֗עַן אֶשְׁמֹ֥ר דְּבָרֶֽךָ׃<text:s/></text:span><text:span text:style-name="T8546">‬</text:span>‬‬‬</text:p>
        <text:p text:style-name="P8547"><text:span text:style-name="T8548">102</text:span><text:span text:style-name="T8549"> מִמִּשְׁפָּטֶ֥יךָ לֹא־סָ֑רְתִּי כִּֽי־אַ֝תָּ֗ה הוֹרֵתָֽנִי׃<text:s/></text:span><text:span text:style-name="T8550">‬</text:span>‬‬‬</text:p>
        <text:p text:style-name="P8551"><text:span text:style-name="T8552">103</text:span><text:span text:style-name="T8553"> מַה־נִּמְלְצ֣וּ לְ֭חִכִּי אִמְרָתֶ֗ךָ מִדְּבַ֥שׁ לְפִֽי׃<text:s/></text:span><text:span text:style-name="T8554">‬</text:span>‬‬‬</text:p>
        <text:p text:style-name="P8555"><text:span text:style-name="T8556">104</text:span><text:span text:style-name="T8557"> מִפִּקּוּדֶ֥יךָ אֶתְבּוֹנָ֑ן עַל־כֵּ֝ן שָׂנֵ֤אתִי ׀ כָּל־אֹ֬רַח שָֽׁקֶר׃<text:s/></text:span><text:span text:style-name="T8558">‬</text:span>‬‬‬‬</text:p>
        <text:p text:style-name="P8559"><text:span text:style-name="T8560">105</text:span><text:span text:style-name="T8561"> נֵר־לְרַגְלִ֥י דְבָרֶ֑ךָ וְ֝א֗וֹר לִנְתִיבָתִֽי׃<text:s/></text:span><text:span text:style-name="T8562">‬</text:span>‬‬‬</text:p>
        <text:p text:style-name="P8563"><text:span text:style-name="T8564">106</text:span><text:span text:style-name="T8565"> נִשְׁבַּ֥עְתִּי וָאֲקַיֵּ֑מָה לִ֝שְׁמֹ֗ר מִשְׁפְּטֵ֥י צִדְקֶֽךָ׃<text:s/></text:span><text:span text:style-name="T8566">‬</text:span>‬‬‬</text:p>
        <text:p text:style-name="P8567"><text:span text:style-name="T8568">107</text:span><text:span text:style-name="T8569"> נַעֲנֵ֥יתִי עַד־מְאֹ֑ד יְ֝הוָ֗ה חַיֵּ֥נִי כִדְבָרֶֽךָ׃<text:s/></text:span><text:span text:style-name="T8570">‬</text:span>‬‬‬</text:p>
        <text:p text:style-name="P8571"><text:span text:style-name="T8572">108</text:span><text:span text:style-name="T8573"> נִדְב֣וֹת פִּ֭י רְצֵה־נָ֣א יְהוָ֑ה וּֽמִשְׁפָּטֶ֥יךָ לַמְּדֵֽנִי׃<text:s/></text:span><text:span text:style-name="T8574">‬</text:span>‬‬‬</text:p>
        <text:p text:style-name="P8575"><text:span text:style-name="T8576">109</text:span><text:span text:style-name="T8577"> נַפְשִׁ֣י בְכַפִּ֣י תָמִ֑יד וְ֝תֽוֹרָתְךָ֗ לֹ֣א שָׁכָֽחְתִּי׃<text:s/></text:span><text:span text:style-name="T8578">‬</text:span>‬‬‬</text:p>
        <text:p text:style-name="P8579"><text:span text:style-name="T8580">110</text:span><text:span text:style-name="T8581"> נָתְנ֬וּ רְשָׁעִ֣ים פַּ֣ח לִ֑י וּ֝מִפִּקּוּדֶ֗יךָ לֹ֣א תָעִֽיתִי׃<text:s/></text:span><text:span text:style-name="T8582">‬</text:span>‬‬‬</text:p>
        <text:p text:style-name="P8583"><text:span text:style-name="T8584">111</text:span><text:span text:style-name="T8585"> נָחַ֣לְתִּי עֵדְוֺתֶ֣יךָ לְעוֹלָ֑ם כִּֽי־שְׂשׂ֖וֹן לִבִּ֣י הֵֽמָּה׃<text:s/></text:span><text:span text:style-name="T8586">‬</text:span>‬‬‬</text:p>
        <text:p text:style-name="P8587"><text:span text:style-name="T8588">112</text:span><text:span text:style-name="T8589"> נָטִ֣יתִי לִ֭בִּי לַעֲשׂ֥וֹת חֻקֶּ֗יךָ לְעוֹלָ֥ם עֵֽקֶב׃<text:s/></text:span><text:span text:style-name="T8590">‬</text:span>‬‬‬</text:p>
        <text:p text:style-name="P8591"><text:span text:style-name="T8592">113</text:span><text:span text:style-name="T8593"> סֵעֲפִ֥ים שָׂנֵ֑אתִי וְֽתוֹרָתְךָ֥ אָהָֽבְתִּי׃<text:s/></text:span><text:span text:style-name="T8594">‬</text:span>‬‬‬</text:p>
        <text:soft-page-break/>
        <text:p text:style-name="P8595"><text:span text:style-name="T8596">114</text:span><text:span text:style-name="T8597"> סִתְרִ֣י וּמָגִנִּ֣י אָ֑תָּה לִדְבָרְךָ֥ יִחָֽלְתִּי׃<text:s/></text:span><text:span text:style-name="T8598">‬</text:span>‬‬‬</text:p>
        <text:p text:style-name="P8599"><text:span text:style-name="T8600">115</text:span><text:span text:style-name="T8601"> סֽוּרוּ־מִמֶּ֥נִּי מְרֵעִ֑ים וְ֝אֶצְּרָ֗ה מִצְוֺ֥ת אֱלֹהָֽי׃<text:s/></text:span><text:span text:style-name="T8602">‬</text:span>‬‬‬</text:p>
        <text:p text:style-name="P8603"><text:span text:style-name="T8604">116</text:span><text:span text:style-name="T8605"> סָמְכֵ֣נִי כְאִמְרָתְךָ֣ וְאֶֽחְיֶ֑ה וְאַל־תְּ֝בִישֵׁ֗נִי מִשִּׂבְרִֽי׃<text:s/></text:span><text:span text:style-name="T8606">‬</text:span>‬‬‬</text:p>
        <text:p text:style-name="P8607"><text:span text:style-name="T8608">117</text:span><text:span text:style-name="T8609"> סְעָדֵ֥נִי וְאִוָּשֵׁ֑עָה וְאֶשְׁעָ֖ה בְחֻקֶּ֣יךָ תָמִֽיד׃<text:s/></text:span><text:span text:style-name="T8610">‬</text:span>‬‬‬</text:p>
        <text:p text:style-name="P8611"><text:span text:style-name="T8612">118</text:span><text:span text:style-name="T8613"> סָ֭לִיתָ כָּל־שׁוֹגִ֣ים מֵחֻקֶּ֑יךָ כִּי־שֶׁ֝֗קֶר תַּרְמִיתָֽם׃<text:s/></text:span><text:span text:style-name="T8614">‬</text:span>‬‬‬</text:p>
        <text:p text:style-name="P8615"><text:span text:style-name="T8616">119</text:span><text:span text:style-name="T8617"> סִגִ֗ים הִשְׁבַּ֥תָּ כָל־רִשְׁעֵי־אָ֑רֶץ לָ֝כֵ֗ן אָהַ֥בְתִּי עֵדֹתֶֽיךָ׃<text:s/></text:span><text:span text:style-name="T8618">‬</text:span>‬‬‬</text:p>
        <text:p text:style-name="P8619"><text:span text:style-name="T8620">120</text:span><text:span text:style-name="T8621"> סָמַ֣ר מִפַּחְדְּךָ֣ בְשָׂרִ֑י וּֽמִמִּשְׁפָּטֶ֥יךָ יָרֵֽאתִי׃<text:s/></text:span><text:span text:style-name="T8622">‬</text:span>‬‬‬</text:p>
        <text:p text:style-name="P8623"><text:span text:style-name="T8624">121</text:span><text:span text:style-name="T8625"> עָ֭שִׂיתִי מִשְׁפָּ֣ט וָצֶ֑דֶק בַּל־תַּ֝נִּיחֵ֗נִי לְעֹֽשְׁקָֽי׃<text:s/></text:span><text:span text:style-name="T8626">‬</text:span>‬‬‬</text:p>
        <text:p text:style-name="P8627"><text:span text:style-name="T8628">122</text:span><text:span text:style-name="T8629"> עֲרֹ֣ב עַבְדְּךָ֣ לְט֑וֹב אַֽל־יַעַשְׁקֻ֥נִי זֵדִֽים׃<text:s/></text:span><text:span text:style-name="T8630">‬</text:span>‬‬‬</text:p>
        <text:p text:style-name="P8631"><text:span text:style-name="T8632">123</text:span><text:span text:style-name="T8633"> עֵ֭ינַי כָּל֣וּ לִֽישׁוּעָתֶ֑ךָ וּלְאִמְרַ֥ת צִדְקֶֽךָ׃<text:s/></text:span><text:span text:style-name="T8634">‬</text:span>‬‬‬</text:p>
        <text:p text:style-name="P8635"><text:span text:style-name="T8636">124</text:span><text:span text:style-name="T8637"> עֲשֵׂ֖ה עִם־עַבְדְּךָ֥ כְחַסְדֶּ֗ךָ וְחֻקֶּ֥יךָ לַמְּדֵֽנִי׃<text:s/></text:span><text:span text:style-name="T8638">‬</text:span>‬‬‬</text:p>
        <text:p text:style-name="P8639"><text:span text:style-name="T8640">125</text:span><text:span text:style-name="T8641"> עַבְדְּךָ־אָ֥נִי הֲבִינֵ֑נִי וְ֝אֵדְעָ֗ה עֵדֹתֶֽיךָ׃<text:s/></text:span><text:span text:style-name="T8642">‬</text:span>‬‬‬</text:p>
        <text:p text:style-name="P8643"><text:span text:style-name="T8644">126</text:span><text:span text:style-name="T8645"> עֵ֭ת לַעֲשׂ֣וֹת לַיהוָ֑ה הֵ֝פֵ֗רוּ תּוֹרָתֶֽךָ׃<text:s/></text:span><text:span text:style-name="T8646">‬</text:span>‬‬‬</text:p>
        <text:p text:style-name="P8647"><text:span text:style-name="T8648">127</text:span><text:span text:style-name="T8649"> עַל־כֵּ֭ן אָהַ֣בְתִּי מִצְוֺתֶ֑יךָ מִזָּהָ֥ב וּמִפָּֽז׃<text:s/></text:span><text:span text:style-name="T8650">‬</text:span>‬‬‬</text:p>
        <text:p text:style-name="P8651"><text:span text:style-name="T8652">128</text:span><text:span text:style-name="T8653"> עַל־כֵּ֤ן ׀ כָּל־פִּקּ֣וּדֵי כֹ֣ל יִשָּׁ֑רְתִּי כָּל־אֹ֖רַח שֶׁ֣קֶר שָׂנֵֽאתִי׃<text:s/></text:span><text:span text:style-name="T8654">‬</text:span>‬‬‬</text:p>
        <text:p text:style-name="P8655"><text:span text:style-name="T8656">129</text:span><text:span text:style-name="T8657"> פְּלָא֥וֹת עֵדְוֺתֶ֑יךָ עַל־כֵּ֝֗ן נְצָרָ֥תַם נַפְשִֽׁי׃<text:s/></text:span><text:span text:style-name="T8658">‬</text:span>‬‬‬</text:p>
        <text:p text:style-name="P8659"><text:span text:style-name="T8660">130</text:span><text:span text:style-name="T8661"> פֵּ֖תַח דְּבָרֶ֥יךָ יָאִ֗יר מֵבִ֥ין פְּתָיִֽים׃<text:s/></text:span><text:span text:style-name="T8662">‬</text:span>‬‬‬</text:p>
        <text:soft-page-break/>
        <text:p text:style-name="P8663"><text:span text:style-name="T8664">131</text:span><text:span text:style-name="T8665"> פִּֽי־פָ֭עַרְתִּי וָאֶשְׁאָ֑פָה כִּ֖י לְמִצְוֺתֶ֣יךָ יָאָֽבְתִּי׃<text:s/></text:span><text:span text:style-name="T8666">‬</text:span>‬‬‬</text:p>
        <text:p text:style-name="P8667"><text:span text:style-name="T8668">132</text:span><text:span text:style-name="T8669"> פְּנֵה־אֵלַ֥י וְחָנֵּ֑נִי כְּ֝מִשְׁפָּ֗ט לְאֹהֲבֵ֥י שְׁמֶֽךָ׃<text:s/></text:span><text:span text:style-name="T8670">‬</text:span>‬‬‬</text:p>
        <text:p text:style-name="P8671"><text:span text:style-name="T8672">133</text:span><text:span text:style-name="T8673"> פְּ֭עָמַי הָכֵ֣ן בְּאִמְרָתֶ֑ךָ וְֽאַל־תַּשְׁלֶט־בִּ֥י כָל־אָֽוֶן׃<text:s/></text:span><text:span text:style-name="T8674">‬</text:span>‬‬‬</text:p>
        <text:p text:style-name="P8675"><text:span text:style-name="T8676">134</text:span><text:span text:style-name="T8677"> פְּ֭דֵנִי מֵעֹ֣שֶׁק אָדָ֑ם וְ֝אֶשְׁמְרָ֗ה פִּקּוּדֶֽיךָ׃<text:s/></text:span><text:span text:style-name="T8678">‬</text:span>‬‬‬</text:p>
        <text:p text:style-name="P8679"><text:span text:style-name="T8680">135</text:span><text:span text:style-name="T8681"> פָּ֭נֶיךָ הָאֵ֣ר בְּעַבְדֶּ֑ךָ וְ֝לַמְּדֵ֗נִי אֶת־חֻקֶּֽיךָ׃<text:s/></text:span><text:span text:style-name="T8682">‬</text:span>‬‬‬</text:p>
        <text:p text:style-name="P8683"><text:span text:style-name="T8684">136</text:span><text:span text:style-name="T8685"> פַּלְגֵי־מַ֭יִם יָרְד֣וּ עֵינָ֑י עַ֝֗ל לֹא־שָׁמְר֥וּ תוֹרָתֶֽךָ׃<text:s/></text:span><text:span text:style-name="T8686">‬</text:span>‬‬‬</text:p>
        <text:p text:style-name="P8687"><text:span text:style-name="T8688">137</text:span><text:span text:style-name="T8689"> צַדִּ֣יק אַתָּ֣ה יְהוָ֑ה וְ֝יָשָׁ֗ר מִשְׁפָּטֶֽיךָ׃<text:s/></text:span><text:span text:style-name="T8690">‬</text:span>‬‬‬</text:p>
        <text:p text:style-name="P8691"><text:span text:style-name="T8692">138</text:span><text:span text:style-name="T8693"> צִ֭וִּיתָ צֶ֣דֶק עֵדֹתֶ֑יךָ וֶֽאֱמוּנָ֥ה מְאֹֽד׃<text:s/></text:span><text:span text:style-name="T8694">‬</text:span>‬‬‬</text:p>
        <text:p text:style-name="P8695"><text:span text:style-name="T8696">139</text:span><text:span text:style-name="T8697"> צִמְּתַ֥תְנִי קִנְאָתִ֑י כִּֽי־שָׁכְח֖וּ דְבָרֶ֣יךָ צָרָֽי׃<text:s/></text:span><text:span text:style-name="T8698">‬</text:span>‬‬‬</text:p>
        <text:p text:style-name="P8699"><text:span text:style-name="T8700">140</text:span><text:span text:style-name="T8701"> צְרוּפָ֖ה אִמְרָתְךָ֥ מְאֹ֗ד וְֽעַבְדְּךָ֥ אֲהֵבָֽהּ׃<text:s/></text:span><text:span text:style-name="T8702">‬</text:span>‬‬‬</text:p>
        <text:p text:style-name="P8703"><text:span text:style-name="T8704">141</text:span><text:span text:style-name="T8705"> צָעִ֣יר אָנֹכִ֣י וְנִבְזֶ֑ה פִּ֝קֻּדֶ֗יךָ לֹ֣א שָׁכָֽחְתִּי׃<text:s/></text:span><text:span text:style-name="T8706">‬</text:span>‬‬‬</text:p>
        <text:p text:style-name="P8707"><text:span text:style-name="T8708">142</text:span><text:span text:style-name="T8709"> צִדְקָתְךָ֣ צֶ֣דֶק לְעוֹלָ֑ם וְֽתוֹרָתְךָ֥ אֱמֶֽת׃<text:s/></text:span><text:span text:style-name="T8710">‬</text:span>‬‬‬</text:p>
        <text:p text:style-name="P8711"><text:span text:style-name="T8712">143</text:span><text:span text:style-name="T8713"> צַר־וּמָצ֥וֹק מְצָא֑וּנִי מִ֝צְוֺתֶ֗יךָ שַׁעֲשֻׁעָֽי׃<text:s/></text:span><text:span text:style-name="T8714">‬</text:span>‬‬‬</text:p>
        <text:p text:style-name="P8715"><text:span text:style-name="T8716">144</text:span><text:span text:style-name="T8717"> צֶ֖דֶק עֵדְוֺתֶ֥יךָ לְעוֹלָ֗ם הֲבִינֵ֥נִי וְאֶחְיֶֽה׃<text:s/></text:span><text:span text:style-name="T8718">‬</text:span>‬‬‬</text:p>
        <text:p text:style-name="P8719"><text:span text:style-name="T8720">145</text:span><text:span text:style-name="T8721"> קָרָ֣אתִי בְכָל־לֵ֭ב עֲנֵ֥נִי יְהוָ֗ה חֻקֶּ֥יךָ אֶצֹּֽרָה׃<text:s/></text:span><text:span text:style-name="T8722">‬</text:span>‬‬‬</text:p>
        <text:p text:style-name="P8723"><text:span text:style-name="T8724">146</text:span><text:span text:style-name="T8725"> קְרָאתִ֥יךָ הוֹשִׁיעֵ֑נִי וְ֝אֶשְׁמְרָ֗ה עֵדֹתֶֽיךָ׃<text:s/></text:span><text:span text:style-name="T8726">‬</text:span>‬‬‬</text:p>
        <text:p text:style-name="P8727"><text:span text:style-name="T8728">147</text:span><text:span text:style-name="T8729"> קִדַּ֣מְתִּי בַ֭נֶּשֶׁף וָאֲשַׁוֵּ֑עָה *לדבריך **לִדְבָרְךָ֥ יִחָֽלְתִּי׃<text:s/></text:span><text:span text:style-name="T8730">‬</text:span>‬‬‬</text:p>
        <text:soft-page-break/>
        <text:p text:style-name="P8731"><text:span text:style-name="T8732">148</text:span><text:span text:style-name="T8733"> קִדְּמ֣וּ עֵ֭ינַי אַשְׁמֻר֑וֹת לָ֝שִׂ֗יחַ בְּאִמְרָתֶֽךָ׃<text:s/></text:span><text:span text:style-name="T8734">‬</text:span>‬‬‬</text:p>
        <text:p text:style-name="P8735"><text:span text:style-name="T8736">149</text:span><text:span text:style-name="T8737"> ק֭וֹלִי שִׁמְעָ֣ה כְחַסְדֶּ֑ךָ יְ֝הוָ֗ה כְּֽמִשְׁפָּטֶ֥ךָ חַיֵּֽנִי׃<text:s/></text:span><text:span text:style-name="T8738">‬</text:span>‬‬‬</text:p>
        <text:p text:style-name="P8739"><text:span text:style-name="T8740">150</text:span><text:span text:style-name="T8741"> קָ֭רְבוּ רֹדְפֵ֣י זִמָּ֑ה מִתּוֹרָתְךָ֥ רָחָֽקוּ׃<text:s/></text:span><text:span text:style-name="T8742">‬</text:span>‬‬‬</text:p>
        <text:p text:style-name="P8743"><text:span text:style-name="T8744">151</text:span><text:span text:style-name="T8745"> קָר֣וֹב אַתָּ֣ה יְהוָ֑ה וְֽכָל־מִצְוֺתֶ֥יךָ אֱמֶֽת׃<text:s/></text:span><text:span text:style-name="T8746">‬</text:span>‬‬‬</text:p>
        <text:p text:style-name="P8747"><text:span text:style-name="T8748">152</text:span><text:span text:style-name="T8749"> קֶ֣דֶם יָ֭דַעְתִּי מֵעֵדֹתֶ֑יךָ כִּ֖י לְעוֹלָ֣ם יְסַדְתָּֽם׃<text:s/></text:span><text:span text:style-name="T8750">‬</text:span>‬‬‬</text:p>
        <text:p text:style-name="P8751"><text:span text:style-name="T8752">153</text:span><text:span text:style-name="T8753"> רְאֵֽה־עָנְיִ֥י וְחַלְּצֵ֑נִי כִּי־תֽ֝וֹרָתְךָ֗ לֹ֣א שָׁכָֽחְתִּי׃<text:s/></text:span><text:span text:style-name="T8754">‬</text:span>‬‬‬</text:p>
        <text:p text:style-name="P8755"><text:span text:style-name="T8756">154</text:span><text:span text:style-name="T8757"> רִיבָ֣ה רִ֭יבִי וּגְאָלֵ֑נִי לְאִמְרָתְךָ֥ חַיֵּֽנִי׃<text:s/></text:span><text:span text:style-name="T8758">‬</text:span>‬‬‬</text:p>
        <text:p text:style-name="P8759"><text:span text:style-name="T8760">155</text:span><text:span text:style-name="T8761"> רָח֣וֹק מֵרְשָׁעִ֣ים יְשׁוּעָ֑ה כִּֽי־חֻ֝קֶּיךָ לֹ֣א דָרָֽשׁוּ׃<text:s/></text:span><text:span text:style-name="T8762">‬</text:span>‬‬‬</text:p>
        <text:p text:style-name="P8763"><text:span text:style-name="T8764">156</text:span><text:span text:style-name="T8765"> רַחֲמֶ֖יךָ רַבִּ֥ים ׀ יְהוָ֑ה כְּֽמִשְׁפָּטֶ֥יךָ חַיֵּֽנִי׃<text:s/></text:span><text:span text:style-name="T8766">‬</text:span>‬‬‬</text:p>
        <text:p text:style-name="P8767"><text:span text:style-name="T8768">157</text:span><text:span text:style-name="T8769"> רַ֭בִּים רֹדְפַ֣י וְצָרָ֑י מֵ֝עֵדְוֺתֶ֗יךָ לֹ֣א נָטִֽיתִי׃<text:s/></text:span><text:span text:style-name="T8770">‬</text:span>‬‬‬</text:p>
        <text:p text:style-name="P8771"><text:span text:style-name="T8772">158</text:span><text:span text:style-name="T8773"> רָאִ֣יתִי בֹ֭גְדִים וָֽאֶתְקוֹטָ֑טָה אֲשֶׁ֥ר אִ֝מְרָתְךָ֗ לֹ֣א שָׁמָֽרוּ׃<text:s/></text:span><text:span text:style-name="T8774">‬</text:span>‬‬‬</text:p>
        <text:p text:style-name="P8775"><text:span text:style-name="T8776">159</text:span><text:span text:style-name="T8777"> רְ֭אֵה כִּי־פִקּוּדֶ֣יךָ אָהָ֑בְתִּי יְ֝הוָ֗ה כְּֽחַסְדְּךָ֥ חַיֵּֽנִי׃<text:s/></text:span><text:span text:style-name="T8778">‬</text:span>‬‬‬</text:p>
        <text:p text:style-name="P8779"><text:span text:style-name="T8780">160</text:span><text:span text:style-name="T8781"> רֹאשׁ־דְּבָרְךָ֥ אֱמֶ֑ת וּ֝לְעוֹלָ֗ם כָּל־מִשְׁפַּ֥ט צִדְקֶֽךָ׃<text:s/></text:span><text:span text:style-name="T8782">‬</text:span>‬‬‬</text:p>
        <text:p text:style-name="P8783"><text:span text:style-name="T8784">161</text:span><text:span text:style-name="T8785"> שָׂ֭רִים רְדָפ֣וּנִי חִנָּ֑ם *ומדבריך **וּ֝מִדְּבָרְךָ֗ פָּחַ֥ד לִבִּֽי׃<text:s/></text:span><text:span text:style-name="T8786">‬</text:span>‬‬‬</text:p>
        <text:p text:style-name="P8787"><text:span text:style-name="T8788">162</text:span><text:span text:style-name="T8789"> שָׂ֣שׂ אָ֭נֹכִֽי עַל־אִמְרָתֶ֑ךָ כְּ֝מוֹצֵ֗א שָׁלָ֥ל רָֽב׃<text:s/></text:span><text:span text:style-name="T8790">‬</text:span>‬‬‬</text:p>
        <text:p text:style-name="P8791"><text:span text:style-name="T8792">163</text:span><text:span text:style-name="T8793"> שֶׁ֣קֶר שָׂ֭נֵאתִי וַאֲתַעֵ֑בָה תּוֹרָתְךָ֥ אָהָֽבְתִּי׃<text:s/></text:span><text:span text:style-name="T8794">‬</text:span>‬‬‬</text:p>
        <text:p text:style-name="P8795"><text:span text:style-name="T8796">164</text:span><text:span text:style-name="T8797"> שֶׁ֣בַע בַּ֭יּוֹם הִלַּלְתִּ֑יךָ עַ֝֗ל מִשְׁפְּטֵ֥י צִדְקֶֽךָ׃<text:s/></text:span><text:span text:style-name="T8798">‬</text:span>‬‬‬</text:p>
        <text:soft-page-break/>
        <text:p text:style-name="P8799"><text:span text:style-name="T8800">165</text:span><text:span text:style-name="T8801"> שָׁל֣וֹם רָ֭ב לְאֹהֲבֵ֣י תוֹרָתֶ֑ךָ וְאֵֽין־לָ֥מוֹ מִכְשֽׁוֹל׃<text:s/></text:span><text:span text:style-name="T8802">‬</text:span>‬‬‬</text:p>
        <text:p text:style-name="P8803"><text:span text:style-name="T8804">166</text:span><text:span text:style-name="T8805"> שִׂבַּ֣רְתִּי לִֽישׁוּעָתְךָ֣ יְהוָ֑ה וּֽמִצְוֺתֶ֥יךָ עָשִֽׂיתִי׃<text:s/></text:span><text:span text:style-name="T8806">‬</text:span>‬‬‬</text:p>
        <text:p text:style-name="P8807"><text:span text:style-name="T8808">167</text:span><text:span text:style-name="T8809"> שָֽׁמְרָ֣ה נַ֭פְשִׁי עֵדֹתֶ֑יךָ וָאֹהֲבֵ֥ם מְאֹֽד׃<text:s/></text:span><text:span text:style-name="T8810">‬</text:span>‬‬‬</text:p>
        <text:p text:style-name="P8811"><text:span text:style-name="T8812">168</text:span><text:span text:style-name="T8813"> שָׁמַ֣רְתִּי פִ֭קּוּדֶיךָ וְעֵדֹתֶ֑יךָ כִּ֖י כָל־דְּרָכַ֣י נֶגְדֶּֽךָ׃<text:s/></text:span><text:span text:style-name="T8814">‬</text:span>‬‬‬</text:p>
        <text:p text:style-name="P8815"><text:span text:style-name="T8816">169</text:span><text:span text:style-name="T8817"> תִּקְרַ֤ב רִנָּתִ֣י לְפָנֶ֣יךָ יְהוָ֑ה כִּדְבָרְךָ֥ הֲבִינֵֽנִי׃<text:s/></text:span><text:span text:style-name="T8818">‬</text:span>‬‬‬</text:p>
        <text:p text:style-name="P8819"><text:span text:style-name="T8820">170</text:span><text:span text:style-name="T8821"> תָּב֣וֹא תְחִנָּתִ֣י לְפָנֶ֑יךָ כְּ֝אִמְרָתְךָ֗ הַצִּילֵֽנִי׃<text:s/></text:span><text:span text:style-name="T8822">‬</text:span>‬‬‬</text:p>
        <text:p text:style-name="P8823"><text:span text:style-name="T8824">171</text:span><text:span text:style-name="T8825"> תַּבַּ֣עְנָה שְׂפָתַ֣י תְּהִלָּ֑ה כִּ֖י תְלַמְּדֵ֣נִי חֻקֶּֽיךָ׃<text:s/></text:span><text:span text:style-name="T8826">‬</text:span>‬‬‬</text:p>
        <text:p text:style-name="P8827"><text:span text:style-name="T8828">172</text:span><text:span text:style-name="T8829"> תַּ֣עַן לְ֭שׁוֹנִי אִמְרָתֶ֑ךָ כִּ֖י כָל־מִצְוֺתֶ֣יךָ צֶּֽדֶק׃<text:s/></text:span><text:span text:style-name="T8830">‬</text:span>‬‬‬</text:p>
        <text:p text:style-name="P8831"><text:span text:style-name="T8832">173</text:span><text:span text:style-name="T8833"> תְּהִֽי־יָדְךָ֥ לְעָזְרֵ֑נִי כִּ֖י פִקּוּדֶ֣יךָ בָחָֽרְתִּי׃<text:s/></text:span><text:span text:style-name="T8834">‬</text:span>‬‬‬</text:p>
        <text:p text:style-name="P8835"><text:span text:style-name="T8836">174</text:span><text:span text:style-name="T8837"> תָּאַ֣בְתִּי לִֽישׁוּעָתְךָ֣ יְהוָ֑ה וְ֝ת֥וֹרָתְךָ֗ שַׁעֲשֻׁעָֽי׃<text:s/></text:span><text:span text:style-name="T8838">‬</text:span>‬‬‬</text:p>
        <text:p text:style-name="P8839"><text:span text:style-name="T8840">175</text:span><text:span text:style-name="T8841"> תְּֽחִי־נַ֭פְשִׁי וּֽתְהַֽלְלֶ֑ךָּ וּֽמִשְׁפָּטֶ֥ךָ יַעֲזְרֻֽנִי׃<text:s/></text:span><text:span text:style-name="T8842">‬</text:span>‬‬‬</text:p>
        <text:p text:style-name="P8843"><text:span text:style-name="T8844">176</text:span><text:span text:style-name="T8845"> תָּעִ֗יתִי כְּשֶׂ֣ה אֹ֭בֵד בַּקֵּ֣שׁ עַבְדֶּ֑ךָ כִּ֥י מִ֝צְוֺתֶיךָ֗ לֹ֣א שָׁכָֽחְתִּי׃<text:s/></text:span><text:span text:style-name="T8846">‬</text:span>‬‬‬</text:p>
      </text:section>
      <text:section text:name="Sect119" text:style-name="S119">
        <text:p text:style-name="P8847">Psalm 120</text:p>
        <text:p text:style-name="P8848"><text:span text:style-name="T8849">1</text:span><text:span text:style-name="T8850"> שִׁ֗יר הַֽמַּ֫עֲל֥וֹת אֶל־יְ֭הוָה בַּצָּרָ֣תָה לִּ֑י קָ֝רָ֗אתִי וֽ͏ַיַּעֲנֵֽנִי׃<text:s/></text:span><text:span text:style-name="T8851">‬</text:span>‬‬‬‬</text:p>
        <text:p text:style-name="P8852"><text:span text:style-name="T8853">2</text:span><text:span text:style-name="T8854"> יְֽהוָ֗ה הַצִּ֣ילָה נַ֭פְשִׁי מִשְּׂפַת־שֶׁ֑קֶר מִלָּשׁ֥וֹן רְמִיָּֽה׃<text:s/></text:span><text:span text:style-name="T8855">‬</text:span>‬‬‬</text:p>
        <text:p text:style-name="P8856"><text:span text:style-name="T8857">3</text:span><text:span text:style-name="T8858"> מַה־יִּתֵּ֣ן לְ֭ךָ וּמַה־יֹּסִ֥יף לָ֗ךְ לָשׁ֥וֹן רְמִיָּֽה׃<text:s/></text:span><text:span text:style-name="T8859">‬</text:span>‬‬‬</text:p>
        <text:p text:style-name="P8860"><text:span text:style-name="T8861">4</text:span><text:span text:style-name="T8862"> חִצֵּ֣י גִבּ֣וֹר שְׁנוּנִ֑ים עִ֝֗ם גַּחֲלֵ֥י רְתָמִֽים׃<text:s/></text:span><text:span text:style-name="T8863">‬</text:span>‬‬‬</text:p>
        <text:soft-page-break/>
        <text:p text:style-name="P8864"><text:span text:style-name="T8865">5</text:span><text:span text:style-name="T8866"> אֽוֹיָה־לִ֭י כִּי־גַ֣רְתִּי מֶ֑שֶׁךְ שָׁ֝כַ֗נְתִּי עִֽם־אָהֳלֵ֥י קֵדָֽר׃<text:s/></text:span><text:span text:style-name="T8867">‬</text:span>‬‬‬</text:p>
        <text:p text:style-name="P8868"><text:span text:style-name="T8869">6</text:span><text:span text:style-name="T8870"> רַ֭בַּת שָֽׁכְנָה־לָּ֣הּ נַפְשִׁ֑י עִ֝֗ם שׂוֹנֵ֥א שָׁלֽוֹם׃<text:s/></text:span><text:span text:style-name="T8871">‬</text:span>‬‬‬</text:p>
        <text:p text:style-name="P8872"><text:span text:style-name="T8873">7</text:span><text:span text:style-name="T8874"> אֲ‍ֽנִי־שָׁ֭לוֹם וְכִ֣י אֲדַבֵּ֑ר הֵ֝֗מָּה לַמִּלְחָמָֽה׃<text:s/></text:span><text:span text:style-name="T8875">‬</text:span>‬‬‬</text:p>
      </text:section>
      <text:section text:name="Sect120" text:style-name="S120">
        <text:p text:style-name="P8876">Psalm 121</text:p>
        <text:p text:style-name="P8877"><text:span text:style-name="T8878">1</text:span><text:span text:style-name="T8879"> שִׁ֗יר לַֽמַּ֫עֲל֥וֹת אֶשָּׂ֣א עֵ֭ינַי אֶל־הֶהָרִ֑ים מֵ֝אַ֗יִן יָבֹ֥א עֶזְרִֽי׃<text:s/></text:span></text:p>
        <text:p text:style-name="P8880"><text:span text:style-name="T8881">2</text:span><text:span text:style-name="T8882"> עֶ֭זְרִי מֵעִ֣ם יְהוָ֑ה עֹ֝שֵׂ֗ה שָׁמַ֥יִם וָאָֽרֶץ׃<text:s/></text:span><text:span text:style-name="T8883">‬</text:span>‬‬‬</text:p>
        <text:p text:style-name="P8884"><text:span text:style-name="T8885">3</text:span><text:span text:style-name="T8886"> אַל־יִתֵּ֣ן לַמּ֣וֹט רַגְלֶ֑ךָ אַל־יָ֝נ֗וּם שֹֽׁמְרֶֽךָ׃<text:s/></text:span><text:span text:style-name="T8887">‬</text:span>‬‬‬</text:p>
        <text:p text:style-name="P8888"><text:span text:style-name="T8889">4</text:span><text:span text:style-name="T8890"> הִנֵּ֣ה לֹֽא־יָ֭נוּם וְלֹ֣א יִישָׁ֑ן שׁ֝וֹמֵ֗ר יִשְׂרָאֵֽל׃<text:s/></text:span><text:span text:style-name="T8891">‬</text:span>‬‬‬</text:p>
        <text:p text:style-name="P8892"><text:span text:style-name="T8893">5</text:span><text:span text:style-name="T8894"> יְהוָ֥ה שֹׁמְרֶ֑ךָ יְהוָ֥ה צִ֝לְּךָ֗ עַל־יַ֥ד יְמִינֶֽךָ׃<text:s/></text:span><text:span text:style-name="T8895">‬</text:span>‬‬‬</text:p>
        <text:p text:style-name="P8896"><text:span text:style-name="T8897">6</text:span><text:span text:style-name="T8898"> יוֹמָ֗ם הַשֶּׁ֥מֶשׁ לֹֽא־יַכֶּ֗כָּה וְיָרֵ֥חַ בַּלָּֽיְלָה׃<text:s/></text:span><text:span text:style-name="T8899">‬</text:span>‬‬‬</text:p>
        <text:p text:style-name="P8900"><text:span text:style-name="T8901">7</text:span><text:span text:style-name="T8902"> יְֽהוָ֗ה יִשְׁמָרְךָ֥ מִכָּל־רָ֑ע יִ֝שְׁמֹ֗ר אֶת־נַפְשֶֽׁךָ׃<text:s/></text:span><text:span text:style-name="T8903">‬</text:span>‬‬‬</text:p>
        <text:p text:style-name="P8904"><text:span text:style-name="T8905">8</text:span><text:span text:style-name="T8906"> יְֽהוָ֗ה יִשְׁמָר־צֵאתְךָ֥ וּבוֹאֶ֑ךָ מֵֽ֝עַתָּ֗ה וְעַד־עוֹלָֽם׃<text:s/></text:span><text:span text:style-name="T8907">‬</text:span>‬‬‬</text:p>
      </text:section>
      <text:section text:name="Sect121" text:style-name="S121">
        <text:p text:style-name="P8908">Psalm 122</text:p>
        <text:p text:style-name="P8909"><text:span text:style-name="T8910">1</text:span><text:span text:style-name="T8911"> שִׁ֥יר הַֽמַּעֲל֗וֹת לְדָ֫וִ֥ד שָׂ֭מַחְתִּי בְּאֹמְרִ֣ים לִ֑י בֵּ֖ית יְהוָ֣ה נֵלֵֽךְ׃<text:s/></text:span></text:p>
        <text:p text:style-name="P8912"><text:span text:style-name="T8913">2</text:span><text:span text:style-name="T8914"> עֹ֭מְדוֹת הָי֣וּ רַגְלֵ֑ינוּ בִּ֝שְׁעָרַ֗יִךְ יְרוּשָׁלָֽ͏ִם׃<text:s/></text:span><text:span text:style-name="T8915">‬</text:span>‬‬‬</text:p>
        <text:p text:style-name="P8916"><text:span text:style-name="T8917">3</text:span><text:span text:style-name="T8918"> יְרוּשָׁלַ֥͏ִם הַבְּנוּיָ֑ה כְּ֝עִ֗יר שֶׁחֻבְּרָה־לָּ֥הּ יַחְדָּֽו׃<text:s/></text:span><text:span text:style-name="T8919">‬</text:span>‬‬‬</text:p>
        <text:p text:style-name="P8920"><text:span text:style-name="T8921">4</text:span><text:span text:style-name="T8922"> שֶׁשָּׁ֨ם עָל֪וּ שְׁבָטִ֡ים שִׁבְטֵי־יָ֭הּ עֵד֣וּת לְיִשְׂרָאֵ֑ל לְ֝הֹד֗וֹת לְשֵׁ֣ם יְהוָֽה׃<text:s/></text:span><text:span text:style-name="T8923">‬</text:span>‬‬‬</text:p>
        <text:soft-page-break/>
        <text:p text:style-name="P8924"><text:span text:style-name="T8925">5</text:span><text:span text:style-name="T8926"> כִּ֤י שָׁ֨מָּה ׀ יָשְׁב֣וּ כִסְא֣וֹת לְמִשְׁפָּ֑ט כִּ֝סְא֗וֹת לְבֵ֣ית דָּוִֽיד׃<text:s/></text:span><text:span text:style-name="T8927">‬</text:span>‬‬‬</text:p>
        <text:p text:style-name="P8928"><text:span text:style-name="T8929">6</text:span><text:span text:style-name="T8930"> שַׁ֭אֲלוּ שְׁל֣וֹם יְרוּשָׁלָ֑͏ִם יִ֝שְׁלָ֗יוּ אֹהֲבָֽיִךְ׃<text:s/></text:span><text:span text:style-name="T8931">‬</text:span>‬‬‬</text:p>
        <text:p text:style-name="P8932"><text:span text:style-name="T8933">7</text:span><text:span text:style-name="T8934"> יְהִֽי־שָׁל֥וֹם בְּחֵילֵ֑ךְ שַׁ֝לְוָ֗ה בְּאַרְמְנוֹתָֽיִךְ׃<text:s/></text:span><text:span text:style-name="T8935">‬</text:span>‬‬‬</text:p>
        <text:p text:style-name="P8936"><text:span text:style-name="T8937">8</text:span><text:span text:style-name="T8938"> לְ֭מַעַן אַחַ֣י וְרֵעָ֑י אֲדַבְּרָה־נָּ֖א שָׁל֣וֹם בָּֽךְ׃<text:s/></text:span><text:span text:style-name="T8939">‬</text:span>‬‬‬</text:p>
        <text:p text:style-name="P8940"><text:span text:style-name="T8941">9</text:span><text:span text:style-name="T8942"> לְ֭מַעַן בֵּית־יְהוָ֣ה אֱלֹהֵ֑ינוּ אֲבַקְשָׁ֖ה ט֣וֹב לָֽךְ׃<text:s/></text:span><text:span text:style-name="T8943">‬</text:span>‬‬‬</text:p>
      </text:section>
      <text:section text:name="Sect122" text:style-name="S122">
        <text:p text:style-name="P8944">Psalm 123</text:p>
        <text:p text:style-name="P8945"><text:span text:style-name="T8946">1</text:span><text:span text:style-name="T8947"> שִׁ֗יר הַֽמַּ֫עֲל֥וֹת אֵ֭לֶיךָ נָשָׂ֣אתִי אֶת־עֵינַ֑י הַ֝יֹּשְׁבִ֗י בַּשָּׁמָֽיִם׃<text:s/></text:span></text:p>
        <text:p text:style-name="P8948"><text:span text:style-name="T8949">2</text:span><text:span text:style-name="T8950"> הִנֵּ֨ה כְעֵינֵ֪י עֲבָדִ֡ים אֶל־יַ֤ד אֲ‍ֽדוֹנֵיהֶ֗ם כְּעֵינֵ֣י שִׁפְחָה֮ אֶל־יַ֢ד גְּבִ֫רְתָּ֥הּ כֵּ֣ן עֵ֭ינֵינוּ אֶל־יְהוָ֣ה אֱלֹהֵ֑ינוּ עַ֝֗ד שֶׁיְּחָנֵּֽנוּ׃<text:s/></text:span><text:span text:style-name="T8951">‬</text:span>‬‬‬</text:p>
        <text:p text:style-name="P8952"><text:span text:style-name="T8953">3</text:span><text:span text:style-name="T8954"> חָנֵּ֣נוּ יְהוָ֣ה חָנֵּ֑נוּ כִּֽי־רַ֝֗ב שָׂבַ֥עְנוּ בֽוּז׃<text:s/></text:span><text:span text:style-name="T8955">‬</text:span>‬‬‬</text:p>
        <text:p text:style-name="P8956"><text:span text:style-name="T8957">4</text:span><text:span text:style-name="T8958"> רַבַּת֮ שָֽׂבְעָה־לָּ֢הּ נַ֫פְשֵׁ֥נוּ הַלַּ֥עַג הַשַּׁאֲנַנִּ֑ים הַ֝בּ֗וּז לִגְאֵ֥יוֹנִֽים׃<text:s/></text:span><text:span text:style-name="T8959">‬</text:span>‬‬‬</text:p>
      </text:section>
      <text:section text:name="Sect123" text:style-name="S123">
        <text:p text:style-name="P8960">Psalm 124</text:p>
        <text:p text:style-name="P8961"><text:span text:style-name="T8962">1</text:span><text:span text:style-name="T8963"> שִׁ֥יר הַֽמַּעֲל֗וֹת לְדָ֫וִ֥ד לוּלֵ֣י יְ֭הוָה שֶׁהָ֣יָה לָ֑נוּ יֹֽאמַר־נָ֝א יִשְׂרָאֵֽל׃<text:s/></text:span></text:p>
        <text:p text:style-name="P8964"><text:span text:style-name="T8965">2</text:span><text:span text:style-name="T8966"> לוּלֵ֣י יְ֭הוָה שֶׁהָ֣יָה לָ֑נוּ בְּק֖וּם עָלֵ֣ינוּ אָדָֽם׃<text:s/></text:span><text:span text:style-name="T8967">‬</text:span>‬‬‬</text:p>
        <text:p text:style-name="P8968"><text:span text:style-name="T8969">3</text:span><text:span text:style-name="T8970"> אֲ֭זַי חַיִּ֣ים בְּלָע֑וּנוּ בַּחֲר֖וֹת אַפָּ֣ם בָּֽנוּ׃<text:s/></text:span><text:span text:style-name="T8971">‬</text:span>‬‬‬</text:p>
        <text:p text:style-name="P8972"><text:span text:style-name="T8973">4</text:span><text:span text:style-name="T8974"> אֲ֭זַי הַמַּ֣יִם שְׁטָפ֑וּנוּ נַ֗֜חְלָה עָבַ֥ר עַל־נַפְשֵֽׁנוּ׃<text:s/></text:span><text:span text:style-name="T8975">‬</text:span>‬‬‬‬</text:p>
        <text:p text:style-name="P8976"><text:span text:style-name="T8977">5</text:span><text:span text:style-name="T8978"> אֲ֭זַי עָבַ֣ר עַל־נַפְשֵׁ֑נוּ הַ֝מַּ֗יִם הַזֵּֽידוֹנִֽים׃<text:s/></text:span><text:span text:style-name="T8979">‬</text:span>‬‬‬</text:p>
        <text:p text:style-name="P8980"><text:span text:style-name="T8981">6</text:span><text:span text:style-name="T8982"> בָּר֥וּךְ יְהוָ֑ה שֶׁלֹּ֥א נְתָנָ֥נוּ טֶ֝֗רֶף לְשִׁנֵּיהֶֽם׃<text:s/></text:span><text:span text:style-name="T8983">‬</text:span>‬‬‬</text:p>
        <text:soft-page-break/>
        <text:p text:style-name="P8984"><text:span text:style-name="T8985">7</text:span><text:span text:style-name="T8986"> נַפְשֵׁ֗נוּ כְּצִפּ֥וֹר נִמְלְטָה֮ מִפַּ֢ח י֫וֹקְשִׁ֥ים הַפַּ֥ח נִשְׁבָּ֗ר וַאֲנַ֥חְנוּ נִמְלָֽטְנוּ׃<text:s/></text:span><text:span text:style-name="T8987">‬</text:span>‬‬‬</text:p>
        <text:p text:style-name="P8988"><text:span text:style-name="T8989">8</text:span><text:span text:style-name="T8990"> עֶ֭זְרֵנוּ בְּשֵׁ֣ם יְהוָ֑ה עֹ֝שֵׂ֗ה שָׁמַ֥יִם וָאָֽרֶץ׃<text:s/></text:span><text:span text:style-name="T8991">‬</text:span>‬‬‬</text:p>
      </text:section>
      <text:section text:name="Sect124" text:style-name="S124">
        <text:p text:style-name="P8992">Psalm 125</text:p>
        <text:p text:style-name="P8993"><text:span text:style-name="T8994">1</text:span><text:span text:style-name="T8995"> שִׁ֗יר הַֽמַּ֫עֲל֥וֹת הַבֹּטְחִ֥ים בַּיהוָ֑ה כְּֽהַר־צִיּ֥וֹן לֹא־יִ֝מּ֗וֹט לְעוֹלָ֥ם יֵשֵֽׁב׃<text:s/></text:span></text:p>
        <text:p text:style-name="P8996"><text:span text:style-name="T8997">2</text:span><text:span text:style-name="T8998"> יְֽרוּשָׁלִַ֗ם הָרִים֮ סָבִ֢יב לָ֥הּ וַ֭יהוָה סָבִ֣יב לְעַמּ֑וֹ מֵ֝עַתָּ֗ה וְעַד־עוֹלָֽם׃<text:s/></text:span><text:span text:style-name="T8999">‬</text:span>‬‬‬</text:p>
        <text:p text:style-name="P9000"><text:span text:style-name="T9001">3</text:span><text:span text:style-name="T9002"> כִּ֤י ׀</text:span><text:span text:style-name="T9003">‬‏ לֹ֪א יָנ֡וּחַ שֵׁ֤בֶט הָרֶ֗שַׁע עַל֮ גּוֹרַ֢ל הַֽצַּדִּ֫יקִ֥ים לְמַ֡עַן לֹא־יִשְׁלְח֖וּ הַצַדִּיקִ֨ים בְּעַוְלָ֬תָה יְדֵיהֶֽם׃<text:s/></text:span><text:span text:style-name="T9004">‬</text:span>‬‬‬‬‬</text:p>
        <text:p text:style-name="P9005"><text:span text:style-name="T9006">4</text:span><text:span text:style-name="T9007"> הֵיטִ֣יבָה יְ֭הוָה לַטּוֹבִ֑ים וְ֝לִֽישָׁרִ֗ים בְּלִבּוֹתָֽם׃<text:s/></text:span><text:span text:style-name="T9008">‬</text:span>‬‬‬</text:p>
        <text:p text:style-name="P9009"><text:span text:style-name="T9010">5</text:span><text:span text:style-name="T9011"> וְהַמַּטִּ֤ים עַֽקַלְקַלּוֹתָ֗ם יוֹלִיכֵ֣ם יְ֭הוָה אֶת־פֹּעֲלֵ֣י הָאָ֑וֶן שָׁ֝ל֗וֹם עַל־יִשְׂרָאֵֽל׃<text:s/></text:span><text:span text:style-name="T9012">‬</text:span>‬‬‬</text:p>
      </text:section>
      <text:section text:name="Sect125" text:style-name="S125">
        <text:p text:style-name="P9013">Psalm 126</text:p>
        <text:p text:style-name="P9014"><text:span text:style-name="T9015">1</text:span><text:span text:style-name="T9016"> שִׁ֗יר הַֽמַּ֫עֲל֥וֹת בְּשׁ֣וּב יְ֭הוָה אֶת־שִׁיבַ֣ת צִיּ֑וֹן הָ֝יִ֗ינוּ כְּחֹלְמִֽים׃<text:s/></text:span></text:p>
        <text:p text:style-name="P9017"><text:span text:style-name="T9018">2</text:span><text:span text:style-name="T9019"> אָ֤ז יִמָּלֵ֪א שְׂח֡וֹק פִּינוּ֮ וּלְשׁוֹנֵ֢נוּ רִ֫נָּ֥ה אָ֭ז יֹאמְר֣וּ בַגּוֹיִ֑ם הִגְדִּ֥יל יְ֝הוָ֗ה לַעֲשׂ֥וֹת עִם־אֵֽלֶּה׃<text:s/></text:span><text:span text:style-name="T9020">‬</text:span>‬‬‬</text:p>
        <text:p text:style-name="P9021"><text:span text:style-name="T9022">3</text:span><text:span text:style-name="T9023"> הִגְדִּ֣יל יְ֭הוָה לַעֲשׂ֥וֹת עִמָּ֗נוּ הָיִ֥ינוּ שְׂמֵחִֽים׃<text:s/></text:span><text:span text:style-name="T9024">‬</text:span>‬‬‬</text:p>
        <text:p text:style-name="P9025"><text:span text:style-name="T9026">4</text:span><text:span text:style-name="T9027"> שׁוּבָ֣ה יְ֭הוָה אֶת־*שבותנו **שְׁבִיתֵ֑נוּ כַּאֲפִיקִ֥ים בַּנֶּֽגֶב׃<text:s/></text:span><text:span text:style-name="T9028">‬</text:span>‬‬‬</text:p>
        <text:p text:style-name="P9029"><text:span text:style-name="T9030">5</text:span><text:span text:style-name="T9031"> הַזֹּרְעִ֥ים בְּדִמְעָ֗ה בְּרִנָּ֥ה יִקְצֹֽרוּ׃<text:s/></text:span><text:span text:style-name="T9032">‬</text:span>‬‬‬</text:p>
        <text:p text:style-name="P9033"><text:span text:style-name="T9034">6</text:span><text:span text:style-name="T9035"> הָ֘ל֤וֹךְ יֵלֵ֨ךְ ׀ וּבָכֹה֮ נֹשֵׂ֢א מֶֽשֶׁךְ־הַ֫זָּ֥רַע בֹּֽא־יָב֥וֹא בְרִנָּ֑ה נֹ֝שֵׂ֗א אֲלֻמֹּתָֽיו׃<text:s/></text:span><text:span text:style-name="T9036">‬</text:span>‬‬‬</text:p>
      </text:section>
      <text:section text:name="Sect126" text:style-name="S126">
        <text:soft-page-break/>
        <text:p text:style-name="P9037">Psalm 127</text:p>
        <text:p text:style-name="P9038"><text:span text:style-name="T9039">1</text:span><text:span text:style-name="T9040"> שִׁ֥יר הַֽמַּֽעֲל֗וֹת לִשְׁלֹ֫מֹ֥ה אִם־יְהוָ֤ה ׀ לֹא־יִבְנֶ֬ה בַ֗יִת שָׁ֤וְא ׀ עָמְל֣וּ בוֹנָ֣יו בּ֑וֹ אִם־יְהוָ֥ה לֹֽא־יִשְׁמָר־עִ֝֗יר שָׁ֤וְא ׀ שָׁקַ֬ד שׁוֹמֵֽר׃<text:s/></text:span><text:span text:style-name="T9041">‬</text:span>‬‬‬‬</text:p>
        <text:p text:style-name="P9042"><text:span text:style-name="T9043">2</text:span><text:span text:style-name="T9044"> שָׁ֤וְא לָכֶ֨ם ׀ מַשְׁכִּ֪ימֵי ק֡וּם מְאַֽחֲרֵי־שֶׁ֗בֶת אֹ֭כְלֵי לֶ֣חֶם הָעֲצָבִ֑ים כֵּ֤ן יִתֵּ֖ן לִֽידִיד֣וֹ שֵׁנָֽא׃<text:s/></text:span><text:span text:style-name="T9045">‬</text:span>‬‬‬</text:p>
        <text:p text:style-name="P9046"><text:span text:style-name="T9047">3</text:span><text:span text:style-name="T9048"> הִנֵּ֤ה נַחֲלַ֣ת יְהוָ֣ה בָּנִ֑ים שָׂ֝כָ֗ר פְּרִ֣י הַבָּֽטֶן׃<text:s/></text:span><text:span text:style-name="T9049">‬</text:span>‬‬‬</text:p>
        <text:p text:style-name="P9050"><text:span text:style-name="T9051">4</text:span><text:span text:style-name="T9052"> כְּחִצִּ֥ים בְּיַד־גִּבּ֑וֹר כֵּ֝֗ן בְּנֵ֣י הַנְּעוּרִֽים׃<text:s/></text:span><text:span text:style-name="T9053">‬</text:span>‬‬‬</text:p>
        <text:p text:style-name="P9054"><text:span text:style-name="T9055">5</text:span><text:span text:style-name="T9056"> אַשְׁרֵ֤י הַגֶּ֗בֶר אֲשֶׁ֤ר מִלֵּ֥א אֶת־אַשְׁפָּת֗וֹ מֵ֫הֶ֥ם לֹֽא־יֵבֹ֑שׁוּ כִּֽי־יְדַבְּר֖וּ אֶת־אוֹיְבִ֣ים בַּשָּֽׁעַר׃<text:s/></text:span><text:span text:style-name="T9057">‬</text:span>‬‬‬</text:p>
      </text:section>
      <text:section text:name="Sect127" text:style-name="S127">
        <text:p text:style-name="P9058">Psalm 128</text:p>
        <text:p text:style-name="P9059"><text:span text:style-name="T9060">1</text:span><text:span text:style-name="T9061"> שִׁ֗יר הַֽמַּ֫עֲל֥וֹת אַ֭שְׁרֵי כָּל־יְרֵ֣א יְהוָ֑ה הַ֝הֹלֵ֗ךְ בִּדְרָכָֽיו׃<text:s/></text:span></text:p>
        <text:p text:style-name="P9062"><text:span text:style-name="T9063">2</text:span><text:span text:style-name="T9064"> יְגִ֣יעַ כַּ֭פֶּיךָ כִּ֣י תֹאכֵ֑ל אַ֝שְׁרֶ֗יךָ וְט֣וֹב לָֽךְ׃<text:s/></text:span><text:span text:style-name="T9065">‬</text:span>‬‬‬</text:p>
        <text:p text:style-name="P9066"><text:span text:style-name="T9067">3</text:span><text:span text:style-name="T9068"> אֶשְׁתְּךָ֤ ׀ כְּגֶ֥פֶן פֹּרִיָּה֮ בְּיַרְכְּתֵ֢י בֵ֫יתֶ֥ךָ בָּ֭נֶיךָ כִּשְׁתִלֵ֣י זֵיתִ֑ים סָ֝בִ֗יב לְשֻׁלְחָנֶֽךָ׃<text:s/></text:span><text:span text:style-name="T9069">‬</text:span>‬‬‬</text:p>
        <text:p text:style-name="P9070"><text:span text:style-name="T9071">4</text:span><text:span text:style-name="T9072"> הִנֵּ֣ה כִי־כֵ֭ן יְבֹ֥רַךְ גָּ֗בֶר יְרֵ֣א יְהוָֽה׃<text:s/></text:span><text:span text:style-name="T9073">‬</text:span>‬‬‬</text:p>
        <text:p text:style-name="P9074"><text:span text:style-name="T9075">5</text:span><text:span text:style-name="T9076"> יְבָרֶכְךָ֥ יְהוָ֗ה מִצִ֫יּ֥וֹן וּ֖רְאֵה בְּט֣וּב יְרוּשָׁלָ֑͏ִם כֹּ֝֗ל יְמֵ֣י חַיֶּֽיךָ׃<text:s/></text:span><text:span text:style-name="T9077">‬</text:span>‬‬‬‬</text:p>
        <text:p text:style-name="P9078"><text:span text:style-name="T9079">6</text:span><text:span text:style-name="T9080"> וּרְאֵֽה־בָנִ֥ים לְבָנֶ֑יךָ שָׁ֝ל֗וֹם עַל־יִשְׂרָאֵֽל׃<text:s/></text:span><text:span text:style-name="T9081">‬</text:span>‬‬‬</text:p>
      </text:section>
      <text:section text:name="Sect128" text:style-name="S128">
        <text:p text:style-name="P9082">Psalm 129</text:p>
        <text:p text:style-name="P9083"><text:span text:style-name="T9084">1</text:span><text:span text:style-name="T9085"> שִׁ֗יר הַֽמַּ֫עֲל֥וֹת רַ֭בַּת צְרָר֣וּנִי מִנְּעוּרַ֑י יֹֽאמַר־נָ֝א יִשְׂרָאֵֽל׃<text:s/></text:span></text:p>
        <text:p text:style-name="P9086"><text:span text:style-name="T9087">2</text:span><text:span text:style-name="T9088"> רַ֭בַּת צְרָר֣וּנִי מִנְּעוּרָ֑י גַּ֝ם לֹא־יָ֥כְלוּ לִֽי׃<text:s/></text:span><text:span text:style-name="T9089">‬</text:span>‬‬‬</text:p>
        <text:soft-page-break/>
        <text:p text:style-name="P9090"><text:span text:style-name="T9091">3</text:span><text:span text:style-name="T9092"> עַל־גַּ֭בִּי חָרְשׁ֣וּ חֹרְשִׁ֑ים הֶ֝אֱרִ֗יכוּ *למענותם **לְמַעֲנִיתָֽם׃<text:s/></text:span><text:span text:style-name="T9093">‬</text:span>‬‬‬</text:p>
        <text:p text:style-name="P9094"><text:span text:style-name="T9095">4</text:span><text:span text:style-name="T9096"> יְהוָ֥ה צַדִּ֑יק קִ֝צֵּ֗ץ עֲב֣וֹת רְשָׁעִֽים׃<text:s/></text:span><text:span text:style-name="T9097">‬</text:span>‬‬‬</text:p>
        <text:p text:style-name="P9098"><text:span text:style-name="T9099">5</text:span><text:span text:style-name="T9100"> יֵ֭בֹשׁוּ וְיִסֹּ֣גוּ אָח֑וֹר כֹּ֝֗ל שֹׂנְאֵ֥י צִיּֽוֹן׃<text:s/></text:span><text:span text:style-name="T9101">‬</text:span>‬‬‬</text:p>
        <text:p text:style-name="P9102"><text:span text:style-name="T9103">6</text:span><text:span text:style-name="T9104"> יִ֭הְיוּ כַּחֲצִ֣יר גַּגּ֑וֹת שֶׁקַּדְמַ֖ת שָׁלַ֣ף יָבֵֽשׁ׃<text:s/></text:span><text:span text:style-name="T9105">‬</text:span>‬‬‬</text:p>
        <text:p text:style-name="P9106"><text:span text:style-name="T9107">7</text:span><text:span text:style-name="T9108"> שֶׁלֹּ֤א מִלֵּ֖א כַפּ֥וֹ קוֹצֵ֗ר וְחִצְנ֥וֹ מְעַמֵּֽר׃<text:s/></text:span><text:span text:style-name="T9109">‬</text:span>‬‬‬</text:p>
        <text:p text:style-name="P9110"><text:span text:style-name="T9111">8</text:span><text:span text:style-name="T9112"> וְלֹ֤א אָֽמְר֨וּ ׀ הָעֹבְרִ֗ים בִּרְכַּֽת־יְהוָ֥ה אֲלֵיכֶ֑ם בֵּרַ֥כְנוּ אֶ֝תְכֶ֗ם בְּשֵׁ֣ם יְהוָֽה׃<text:s/></text:span><text:span text:style-name="T9113">‬</text:span>‬‬‬</text:p>
      </text:section>
      <text:section text:name="Sect129" text:style-name="S129">
        <text:p text:style-name="P9114">Psalm 130</text:p>
        <text:p text:style-name="P9115"><text:span text:style-name="T9116">1</text:span><text:span text:style-name="T9117"> שִׁ֥יר הַֽמַּעֲל֑וֹת מִמַּעֲמַקִּ֖ים קְרָאתִ֣יךָ יְהוָֽה׃<text:s/></text:span><text:span text:style-name="T9118">‬</text:span>‬‬‬‬</text:p>
        <text:p text:style-name="P9119"><text:span text:style-name="T9120">2</text:span><text:span text:style-name="T9121"> אֲדֹנָי֮ שִׁמְעָ֢ה בְק֫וֹלִ֥י תִּהְיֶ֣ינָה אָ֭זְנֶיךָ קַשֻּׁב֑וֹת לְ֝ק֗וֹל תַּחֲנוּנָֽי׃<text:s/></text:span><text:span text:style-name="T9122">‬</text:span>‬‬‬</text:p>
        <text:p text:style-name="P9123"><text:span text:style-name="T9124">3</text:span><text:span text:style-name="T9125"> אִם־עֲוֺנ֥וֹת תִּשְׁמָר־יָ֑הּ אֲ֝דֹנָ֗י מִ֣י יַעֲמֹֽד׃<text:s/></text:span><text:span text:style-name="T9126">‬</text:span>‬‬‬</text:p>
        <text:p text:style-name="P9127"><text:span text:style-name="T9128">4</text:span><text:span text:style-name="T9129"> כִּֽי־עִמְּךָ֥ הַסְּלִיחָ֑ה לְ֝מַ֗עַן תִּוָּרֵֽא׃<text:s/></text:span><text:span text:style-name="T9130">‬</text:span>‬‬‬</text:p>
        <text:p text:style-name="P9131"><text:span text:style-name="T9132">5</text:span><text:span text:style-name="T9133"> קִוִּ֣יתִי יְ֭הוָה קִוְּתָ֣ה נַפְשִׁ֑י וְֽלִדְבָר֥וֹ הוֹחָֽלְתִּי׃<text:s/></text:span><text:span text:style-name="T9134">‬</text:span>‬‬‬</text:p>
        <text:p text:style-name="P9135"><text:span text:style-name="T9136">6</text:span><text:span text:style-name="T9137"> נַפְשִׁ֥י לַֽאדֹנָ֑י מִשֹּׁמְרִ֥ים לַ֝בֹּ֗קֶר שֹׁמְרִ֥ים לַבֹּֽקֶר׃<text:s/></text:span><text:span text:style-name="T9138">‬</text:span>‬‬‬</text:p>
        <text:p text:style-name="P9139"><text:span text:style-name="T9140">7</text:span><text:span text:style-name="T9141"> יַחֵ֥ל יִשְׂרָאֵ֗ל אֶל־יְה֫וָה כִּֽי־עִם־יְהוָ֥ה הַחֶ֑סֶד וְהַרְבֵּ֖ה עִמּ֣וֹ פְדֽוּת׃<text:s/></text:span><text:span text:style-name="T9142">‬</text:span>‬‬‬</text:p>
        <text:p text:style-name="P9143"><text:span text:style-name="T9144">8</text:span><text:span text:style-name="T9145"> וְ֭הוּא יִפְדֶּ֣ה אֶת־יִשְׂרָאֵ֑ל מִ֝כֹּ֗ל עֲוֺנֹתָֽיו׃<text:s/></text:span><text:span text:style-name="T9146">‬</text:span>‬‬‬</text:p>
      </text:section>
      <text:section text:name="Sect130" text:style-name="S130">
        <text:p text:style-name="P9147">Psalm 131</text:p>
        <text:p text:style-name="P9148"><text:span text:style-name="T9149">1</text:span><text:span text:style-name="T9150"> שִׁ֥יר הַֽמַּֽעֲל֗וֹת לְדָ֫וִ֥ד יְהוָ֤ה ׀ לֹא־גָבַ֣הּ לִ֭בִּי וְלֹא־רָמ֣וּ עֵינַ֑י וְלֹֽא־הִלַּ֓כְתִּי ׀ בִּגְדֹל֖וֹת וּבְנִפְלָא֣וֹת מִמֶּֽנִּי׃<text:s/></text:span><text:span text:style-name="T9151">‬</text:span>‬‬‬‬</text:p>
        <text:soft-page-break/>
        <text:p text:style-name="P9152"><text:span text:style-name="T9153">2</text:span><text:span text:style-name="T9154"> אִם־לֹ֤א שִׁוִּ֨יתִי ׀ וְדוֹמַ֗מְתִּי נַ֫פְשִׁ֥י כְּ֭גָמֻל עֲלֵ֣י אִמּ֑וֹ כַּגָּמֻ֖ל עָלַ֣י נַפְשִֽׁי׃<text:s/></text:span><text:span text:style-name="T9155">‬</text:span>‬‬‬</text:p>
        <text:p text:style-name="P9156"><text:span text:style-name="T9157">3</text:span><text:span text:style-name="T9158"> יַחֵ֣ל יִ֭שְׂרָאֵל אֶל־יְהוָ֑ה מֵֽ֝עַתָּ֗ה וְעַד־עוֹלָֽם׃<text:s/></text:span><text:span text:style-name="T9159">‬</text:span>‬‬‬</text:p>
      </text:section>
      <text:section text:name="Sect131" text:style-name="S131">
        <text:p text:style-name="P9160">Psalm 132</text:p>
        <text:p text:style-name="P9161"><text:span text:style-name="T9162">1</text:span><text:span text:style-name="T9163"> שִׁ֗יר הַֽמַּ֫עֲל֥וֹת זְכוֹר־יְהוָ֥ה לְדָוִ֑ד אֵ֝ת כָּל־עֻנּוֹתֽוֹ׃<text:s/></text:span></text:p>
        <text:p text:style-name="P9164"><text:span text:style-name="T9165">2</text:span><text:span text:style-name="T9166"> אֲשֶׁ֣ר נִ֭שְׁבַּע לַיהוָ֑ה נָ֝דַ֗ר לַאֲבִ֥יר יַעֲקֹֽב׃<text:s/></text:span><text:span text:style-name="T9167">‬</text:span>‬‬‬</text:p>
        <text:p text:style-name="P9168"><text:span text:style-name="T9169">3</text:span><text:span text:style-name="T9170"> אִם־אָ֭בֹא בְּאֹ֣הֶל בֵּיתִ֑י אִם־אֶ֝עֱלֶ֗ה עַל־עֶ֥רֶשׂ יְצוּעָֽי׃<text:s/></text:span><text:span text:style-name="T9171">‬</text:span>‬‬‬</text:p>
        <text:p text:style-name="P9172"><text:span text:style-name="T9173">4</text:span><text:span text:style-name="T9174"> אִם־אֶתֵּ֣ן שְׁנַ֣ת לְעֵינָ֑י לְֽעַפְעַפַּ֥י תְּנוּמָֽה׃<text:s/></text:span><text:span text:style-name="T9175">‬</text:span>‬‬‬</text:p>
        <text:p text:style-name="P9176"><text:span text:style-name="T9177">5</text:span><text:span text:style-name="T9178"> עַד־אֶמְצָ֣א מָ֭קוֹם לַיהוָ֑ה מִ֝שְׁכָּנ֗וֹת לַאֲבִ֥יר יַעֲקֹֽב׃<text:s/></text:span><text:span text:style-name="T9179">‬</text:span>‬‬‬</text:p>
        <text:p text:style-name="P9180"><text:span text:style-name="T9181">6</text:span><text:span text:style-name="T9182"> הִנֵּֽה־שְׁמַֽעֲנ֥וּהָ בְאֶפְרָ֑תָה מְ֝צָאנ֗וּהָ בִּשְׂדֵי־יָֽעַר׃<text:s/></text:span><text:span text:style-name="T9183">‬</text:span>‬‬‬</text:p>
        <text:p text:style-name="P9184"><text:span text:style-name="T9185">7</text:span><text:span text:style-name="T9186"> נָב֥וֹאָה לְמִשְׁכְּנוֹתָ֑יו נִ֝שְׁתַּחֲוֶ֗ה לַהֲדֹ֥ם רַגְלָֽיו׃<text:s/></text:span><text:span text:style-name="T9187">‬</text:span>‬‬‬</text:p>
        <text:p text:style-name="P9188"><text:span text:style-name="T9189">8</text:span><text:span text:style-name="T9190"> קוּמָ֣ה יְ֭הוָה לִמְנוּחָתֶ֑ךָ אַ֝תָּ֗ה וַאֲר֥וֹן עֻזֶּֽךָ׃<text:s/></text:span><text:span text:style-name="T9191">‬</text:span>‬‬‬</text:p>
        <text:p text:style-name="P9192"><text:span text:style-name="T9193">9</text:span><text:span text:style-name="T9194"> כֹּהֲנֶ֥יךָ יִלְבְּשׁוּ־צֶ֑דֶק וַחֲסִידֶ֥יךָ יְרַנֵּֽנוּ׃<text:s/></text:span><text:span text:style-name="T9195">‬</text:span>‬‬‬</text:p>
        <text:p text:style-name="P9196"><text:span text:style-name="T9197">10</text:span><text:span text:style-name="T9198"> בַּ֭עֲבוּר דָּוִ֣ד עַבְדֶּ֑ךָ אַל־תָּ֝שֵׁ֗ב פְּנֵ֣י מְשִׁיחֶֽךָ׃<text:s/></text:span><text:span text:style-name="T9199">‬</text:span>‬‬‬</text:p>
        <text:p text:style-name="P9200"><text:span text:style-name="T9201">11</text:span><text:span text:style-name="T9202"> נִשְׁבַּֽע־יְהוָ֨ה ׀ לְדָוִ֡ד אֱמֶת֮ לֹֽא־יָשׁ֢וּב מִ֫מֶּ֥נָּה מִפְּרִ֥י בִטְנְךָ֑ אָ֝שִׁ֗ית לְכִסֵּא־לָֽךְ׃<text:s/></text:span><text:span text:style-name="T9203">‬</text:span>‬‬‬</text:p>
        <text:p text:style-name="P9204"><text:span text:style-name="T9205">12</text:span><text:span text:style-name="T9206"> אִֽם־יִשְׁמְר֬וּ בָנֶ֨יךָ ׀ בְּרִיתִי֮ וְעֵדֹתִ֥י ז֗וֹ אֲלַ֫מְּדֵ֥ם גַּם־בְּנֵיהֶ֥ם עֲדֵי־עַ֑ד יֵ֝שְׁב֗וּ לְכִסֵּא־לָֽךְ׃<text:s/></text:span><text:span text:style-name="T9207">‬</text:span>‬‬‬</text:p>
        <text:p text:style-name="P9208"><text:span text:style-name="T9209">13</text:span><text:span text:style-name="T9210"> כִּֽי־בָחַ֣ר יְהוָ֣ה בְּצִיּ֑וֹן אִ֝וָּ֗הּ לְמוֹשָׁ֥ב לֽוֹ׃<text:s/></text:span><text:span text:style-name="T9211">‬</text:span>‬‬‬</text:p>
        <text:p text:style-name="P9212"><text:span text:style-name="T9213">14</text:span><text:span text:style-name="T9214"> זֹאת־מְנוּחָתִ֥י עֲדֵי־עַ֑ד פֹּֽה־אֵ֝שֵׁ֗ב כִּ֣י אִוִּתִֽיהָ׃<text:s/></text:span><text:span text:style-name="T9215">‬</text:span>‬‬‬</text:p>
        <text:soft-page-break/>
        <text:p text:style-name="P9216"><text:span text:style-name="T9217">15</text:span><text:span text:style-name="T9218"> צֵ֭ידָהּ בָּרֵ֣ךְ אֲבָרֵ֑ךְ אֶ֝בְיוֹנֶ֗יהָ אַשְׂבִּ֥יעַֽ לָֽחֶם׃<text:s/></text:span><text:span text:style-name="T9219">‬</text:span>‬‬‬</text:p>
        <text:p text:style-name="P9220"><text:span text:style-name="T9221">16</text:span><text:span text:style-name="T9222"> וְֽ֭כֹהֲנֶיהָ אַלְבִּ֣ישׁ יֶ֑שַׁע וַ֝חֲסִידֶ֗יהָ רַנֵּ֥ן יְרַנֵּֽנוּ׃<text:s/></text:span><text:span text:style-name="T9223">‬</text:span>‬‬‬</text:p>
        <text:p text:style-name="P9224"><text:span text:style-name="T9225">17</text:span><text:span text:style-name="T9226"> שָׁ֤ם אַצְמִ֣יחַ קֶ֣רֶן לְדָוִ֑ד עָרַ֥כְתִּי נֵ֝֗ר לִמְשִׁיחִֽי׃<text:s/></text:span><text:span text:style-name="T9227">‬</text:span>‬‬‬</text:p>
        <text:p text:style-name="P9228"><text:span text:style-name="T9229">18</text:span><text:span text:style-name="T9230"> א֭וֹיְבָיו אַלְבִּ֣ישׁ בֹּ֑שֶׁת וְ֝עָלָ֗יו יָצִ֥יץ נִזְרֽוֹ׃<text:s/></text:span><text:span text:style-name="T9231">‬</text:span>‬‬‬</text:p>
      </text:section>
      <text:section text:name="Sect132" text:style-name="S132">
        <text:p text:style-name="P9232">Psalm 133</text:p>
        <text:p text:style-name="P9233"><text:span text:style-name="T9234">1</text:span><text:span text:style-name="T9235"> שִׁ֥יר הַֽמַּעֲל֗וֹת לְדָ֫וִ֥ד הִנֵּ֣ה מַה־טּ֭וֹב וּמַה־נָּעִ֑ים שֶׁ֖בֶת אַחִ֣ים גַּם־יָֽחַד׃<text:s/></text:span></text:p>
        <text:p text:style-name="P9236"><text:span text:style-name="T9237">2</text:span><text:span text:style-name="T9238"> כַּשֶּׁ֤מֶן הַטּ֨וֹב ׀ עַל־הָרֹ֗אשׁ יֹרֵ֗ד עַֽל־הַזָּקָ֥ן זְקַֽן־אַהֲרֹ֑ן שֶׁ֝יֹּרֵ֗ד עַל־פִּ֥י מִדּוֹתָֽיו׃<text:s/></text:span><text:span text:style-name="T9239">‬</text:span>‬‬‬</text:p>
        <text:p text:style-name="P9240"><text:span text:style-name="T9241">3</text:span><text:span text:style-name="T9242"> כְּטַל־חֶרְמ֗וֹן שֶּׁיֹּרֵד֮ עַל־הַרְרֵ֢י צִ֫יּ֥וֹן כִּ֤י שָׁ֨ם ׀ צִוָּ֣ה יְ֭הוָה אֶת־הַבְּרָכָ֑ה חַ֝יִּ֗ים עַד־הָעוֹלָֽם׃<text:s/></text:span><text:span text:style-name="T9243">‬</text:span>‬‬‬</text:p>
      </text:section>
      <text:section text:name="Sect133" text:style-name="S133">
        <text:p text:style-name="P9244">Psalm 134</text:p>
        <text:p text:style-name="P9245"><text:span text:style-name="T9246">1</text:span><text:span text:style-name="T9247"> שִׁ֗יר הַֽמַּעֲ֫ל֥וֹת הִנֵּ֤ה ׀ בָּרֲכ֣וּ אֶת־יְ֭הוָה כָּל־עַבְדֵ֣י יְהוָ֑ה הָעֹמְדִ֥ים בְּבֵית־יְ֝הוָ֗ה בַּלֵּילֽוֹת׃<text:s/></text:span></text:p>
        <text:p text:style-name="P9248"><text:span text:style-name="T9249">2</text:span><text:span text:style-name="T9250"> שְׂאֽוּ־יְדֵכֶ֥ם קֹ֑דֶשׁ וּ֝בָרֲכוּ אֶת־יְהוָֽה׃<text:s/></text:span><text:span text:style-name="T9251">‬</text:span>‬‬‬</text:p>
        <text:p text:style-name="P9252"><text:span text:style-name="T9253">3</text:span><text:span text:style-name="T9254"> יְבָרֶכְךָ֣ יְ֭הוָה מִצִיּ֑וֹן עֹ֝שֵׂ֗ה שָׁמַ֥יִם וָאָֽרֶץ׃<text:s/></text:span><text:span text:style-name="T9255">‬</text:span>‬‬‬</text:p>
      </text:section>
      <text:section text:name="Sect134" text:style-name="S134">
        <text:p text:style-name="P9256">Psalm 135</text:p>
        <text:p text:style-name="P9257"><text:span text:style-name="T9258">1</text:span><text:span text:style-name="T9259"> הַ֥לְלוּ יָ֨הּ ׀ הַֽ֭לְלוּ אֶת־שֵׁ֣ם יְהוָ֑ה הֽ͏ַ֝לְלוּ עַבְדֵ֥י יְהוָֽה׃<text:s/></text:span></text:p>
        <text:p text:style-name="P9260"><text:span text:style-name="T9261">2</text:span><text:span text:style-name="T9262"> שֶׁ֣֭עֹֽמְדִים בְּבֵ֣ית יְהוָ֑ה בְּ֝חַצְר֗וֹת בֵּ֣ית אֱלֹהֵֽינוּ׃<text:s/></text:span><text:span text:style-name="T9263">‬</text:span>‬‬‬</text:p>
        <text:p text:style-name="P9264"><text:span text:style-name="T9265">3</text:span><text:span text:style-name="T9266"> הַֽ֭לְלוּ־יָהּ כִּי־ט֣וֹב יְהוָ֑ה זַמְּר֥וּ לִ֝שְׁמ֗וֹ כִּ֣י נָעִֽים׃<text:s/></text:span><text:span text:style-name="T9267">‬</text:span>‬‬‬</text:p>
        <text:soft-page-break/>
        <text:p text:style-name="P9268"><text:span text:style-name="T9269">4</text:span><text:span text:style-name="T9270"> כִּֽי־יַעֲקֹ֗ב בָּחַ֣ר ל֣וֹ יָ֑הּ יִ֝שְׂרָאֵ֗ל לִסְגֻלָּתֽוֹ׃<text:s/></text:span><text:span text:style-name="T9271">‬</text:span>‬‬‬</text:p>
        <text:p text:style-name="P9272"><text:span text:style-name="T9273">5</text:span><text:span text:style-name="T9274"> כִּ֤י אֲנִ֣י יָ֭דַעְתִּי כִּי־גָד֣וֹל יְהוָ֑ה וַ֝אֲדֹנֵ֗ינוּ מִכָּל־אֱלֹהִֽים׃<text:s/></text:span><text:span text:style-name="T9275">‬</text:span>‬‬‬</text:p>
        <text:p text:style-name="P9276"><text:span text:style-name="T9277">6</text:span><text:span text:style-name="T9278"> כֹּ֤ל אֲשֶׁר־חָפֵ֥ץ יְהוָ֗ה עָ֫שָׂ֥ה בַּשָּׁמַ֥יִם וּבָאָ֑רֶץ בַּ֝יַּמִּ֗ים וְכָל־תְּהוֹמֽוֹת׃<text:s/></text:span><text:span text:style-name="T9279">‬</text:span>‬‬‬</text:p>
        <text:p text:style-name="P9280"><text:span text:style-name="T9281">7</text:span><text:span text:style-name="T9282"> מַֽעֲלֶ֣ה נְשִׂאִים֮ מִקְצֵ֢ה הָ֫אָ֥רֶץ בְּרָקִ֣ים לַמָּטָ֣ר עָשָׂ֑ה מֽוֹצֵא־ר֝וּחַ מֵאֽוֹצְרוֹתָֽיו׃<text:s/></text:span><text:span text:style-name="T9283">‬</text:span>‬‬‬</text:p>
        <text:p text:style-name="P9284"><text:span text:style-name="T9285">8</text:span><text:span text:style-name="T9286"> שֶֽׁ֭הִכָּה בְּכוֹרֵ֣י מִצְרָ֑יִם מֵ֝אָדָ֗ם עַד־בְּהֵמָֽה׃<text:s/></text:span><text:span text:style-name="T9287">‬</text:span>‬‬‬</text:p>
        <text:p text:style-name="P9288"><text:span text:style-name="T9289">9</text:span><text:span text:style-name="T9290"> שָׁלַ֤ח ׀ אֹת֣וֹת וּ֖מֹפְתִים בְּתוֹכֵ֣כִי מִצְרָ֑יִם בְּ֝פַרְעֹ֗ה וּבְכָל־עֲבָדָֽיו׃<text:s/></text:span><text:span text:style-name="T9291">‬</text:span>‬‬‬‬</text:p>
        <text:p text:style-name="P9292"><text:span text:style-name="T9293">10</text:span><text:span text:style-name="T9294"> שֶֽׁ֭הִכָּה גּוֹיִ֣ם רַבִּ֑ים וְ֝הָרַ֗ג מְלָכִ֥ים עֲצוּמִֽים׃<text:s/></text:span><text:span text:style-name="T9295">‬</text:span>‬‬‬</text:p>
        <text:p text:style-name="P9296"><text:span text:style-name="T9297">11</text:span><text:span text:style-name="T9298"> לְסִיח֤וֹן ׀ מֶ֤לֶךְ הָאֱמֹרִ֗י וּ֭לְעוֹג מֶ֣לֶךְ הַבָּשָׁ֑ן וּ֝לְכֹ֗ל מַמְלְכ֥וֹת כְּנָֽעַן׃<text:s/></text:span><text:span text:style-name="T9299">‬</text:span>‬‬‬</text:p>
        <text:p text:style-name="P9300"><text:span text:style-name="T9301">12</text:span><text:span text:style-name="T9302"> וְנָתַ֣ן אַרְצָ֣ם נַחֲלָ֑ה נַ֝חֲלָ֗ה לְיִשְׂרָאֵ֥ל עַמּֽוֹ׃<text:s/></text:span><text:span text:style-name="T9303">‬</text:span>‬‬‬</text:p>
        <text:p text:style-name="P9304"><text:span text:style-name="T9305">13</text:span><text:span text:style-name="T9306"> יְ֭הוָה שִׁמְךָ֣ לְעוֹלָ֑ם יְ֝הוָ֗ה זִכְרְךָ֥ לְדֹר־וָדֹֽר׃<text:s/></text:span><text:span text:style-name="T9307">‬</text:span>‬‬‬</text:p>
        <text:p text:style-name="P9308"><text:span text:style-name="T9309">14</text:span><text:span text:style-name="T9310"> כִּֽי־יָדִ֣ין יְהוָ֣ה עַמּ֑וֹ וְעַל־עֲ֝בָדָ֗יו יִתְנֶחָֽם׃<text:s/></text:span><text:span text:style-name="T9311">‬</text:span>‬‬‬</text:p>
        <text:p text:style-name="P9312"><text:span text:style-name="T9313">15</text:span><text:span text:style-name="T9314"> עֲצַבֵּ֣י הַ֭גּוֹיִם כֶּ֣סֶף וְזָהָ֑ב מַ֝עֲשֵׂ֗ה יְדֵ֣י אָדָֽם׃<text:s/></text:span><text:span text:style-name="T9315">‬</text:span>‬‬‬</text:p>
        <text:p text:style-name="P9316"><text:span text:style-name="T9317">16</text:span><text:span text:style-name="T9318"> פֶּֽה־לָ֭הֶם וְלֹ֣א יְדַבֵּ֑רוּ עֵינַ֥יִם לָ֝הֶ֗ם וְלֹ֣א יִרְאֽוּ׃<text:s/></text:span><text:span text:style-name="T9319">‬</text:span>‬‬‬</text:p>
        <text:p text:style-name="P9320"><text:span text:style-name="T9321">17</text:span><text:span text:style-name="T9322"> אָזְנַ֣יִם לָ֭הֶם וְלֹ֣א יַאֲזִ֑ינוּ אַ֝֗ף אֵין־יֶשׁ־ר֥וּחַ בְּפִיהֶֽם׃<text:s/></text:span><text:span text:style-name="T9323">‬</text:span>‬‬‬</text:p>
        <text:p text:style-name="P9324"><text:span text:style-name="T9325">18</text:span><text:span text:style-name="T9326"> כְּ֭מוֹהֶם יִהְי֣וּ עֹשֵׂיהֶ֑ם כֹּ֭ל אֲשֶׁר־בֹּטֵ֣חַ בָּהֶֽם׃<text:s/></text:span><text:span text:style-name="T9327">‬</text:span>‬‬‬</text:p>
        <text:p text:style-name="P9328"><text:span text:style-name="T9329">19</text:span><text:span text:style-name="T9330"> בֵּ֣ית יִ֭שְׂרָאֵל בָּרֲכ֣וּ אֶת־יְהוָ֑ה בֵּ֥ית אַ֝הֲרֹ֗ן בָּרֲכ֥וּ אֶת־יְהוָֽה׃<text:s/></text:span><text:span text:style-name="T9331">‬</text:span>‬‬‬</text:p>
        <text:p text:style-name="P9332"><text:span text:style-name="T9333">20</text:span><text:span text:style-name="T9334"> בֵּ֣ית הַ֭לֵּוִי בָּרֲכ֣וּ אֶת־יְהוָ֑ה יִֽרְאֵ֥י יְ֝הוָ֗ה בָּרֲכ֥וּ אֶת־יְהוָֽה׃<text:s/></text:span><text:span text:style-name="T9335">‬</text:span>‬‬‬</text:p>
        <text:soft-page-break/>
        <text:p text:style-name="P9336"><text:span text:style-name="T9337">21</text:span><text:span text:style-name="T9338"> בָּ֘ר֤וּךְ יְהוָ֨ה ׀ מִצִיּ֗וֹן שֹׁ֘כֵ֤ן יְֽרוּשָׁלִָ֗ם הַֽלְלוּ־יָֽהּ׃<text:s/></text:span><text:span text:style-name="T9339">‬</text:span>‬‬‬</text:p>
      </text:section>
      <text:section text:name="Sect135" text:style-name="S135">
        <text:p text:style-name="P9340">Psalm 136</text:p>
        <text:p text:style-name="P9341"><text:span text:style-name="T9342">1</text:span><text:span text:style-name="T9343"> הוֹד֣וּ לַיהוָ֣ה כִּי־ט֑וֹב כִּ֖י לְעוֹלָ֣ם חַסְדּֽוֹ׃<text:s/></text:span></text:p>
        <text:p text:style-name="P9344"><text:span text:style-name="T9345">2</text:span><text:span text:style-name="T9346"> ה֭וֹדוּ לֵֽאלֹהֵ֣י הָאֱלֹהִ֑ים כִּ֖י לְעוֹלָ֣ם חַסְדּֽוֹ׃<text:s/></text:span><text:span text:style-name="T9347">‬</text:span>‬‬‬</text:p>
        <text:p text:style-name="P9348"><text:span text:style-name="T9349">3</text:span><text:span text:style-name="T9350"> ה֭וֹדוּ לַאֲדֹנֵ֣י הָאֲדֹנִ֑ים כִּ֖י לְעֹלָ֣ם חַסְדּֽוֹ׃<text:s/></text:span><text:span text:style-name="T9351">‬</text:span>‬‬‬</text:p>
        <text:p text:style-name="P9352"><text:span text:style-name="T9353">4</text:span><text:span text:style-name="T9354"> לְעֹ֘שֵׂ֤ה נִפְלָא֣וֹת גְּדֹל֣וֹת לְבַדּ֑וֹ כִּ֖י לְעוֹלָ֣ם חַסְדּֽוֹ׃<text:s/></text:span><text:span text:style-name="T9355">‬</text:span>‬‬‬</text:p>
        <text:p text:style-name="P9356"><text:span text:style-name="T9357">5</text:span><text:span text:style-name="T9358"> לְעֹשֵׂ֣ה הַ֭שָּׁמַיִם בִּתְבוּנָ֑ה כִּ֖י לְעוֹלָ֣ם חַסְדּֽוֹ׃<text:s/></text:span><text:span text:style-name="T9359">‬</text:span>‬‬‬</text:p>
        <text:p text:style-name="P9360"><text:span text:style-name="T9361">6</text:span><text:span text:style-name="T9362"> לְרֹקַ֣ע הָ֭אָרֶץ עַל־הַמָּ֑יִם כִּ֖י לְעוֹלָ֣ם חַסְדּֽוֹ׃<text:s/></text:span><text:span text:style-name="T9363">‬</text:span>‬‬‬</text:p>
        <text:p text:style-name="P9364"><text:span text:style-name="T9365">7</text:span><text:span text:style-name="T9366"> לְ֭עֹשֵׂה אוֹרִ֣ים גְּדֹלִ֑ים כִּ֖י לְעוֹלָ֣ם חַסְדּֽוֹ׃<text:s/></text:span><text:span text:style-name="T9367">‬</text:span>‬‬‬</text:p>
        <text:p text:style-name="P9368"><text:span text:style-name="T9369">8</text:span><text:span text:style-name="T9370"> אֶת־הַ֭שֶּׁמֶשׁ לְמֶמְשֶׁ֣לֶת בַּיּ֑וֹם כִּ֖י לְעוֹלָ֣ם חַסְדּֽוֹ׃<text:s/></text:span><text:span text:style-name="T9371">‬</text:span>‬‬‬</text:p>
        <text:p text:style-name="P9372"><text:span text:style-name="T9373">9</text:span><text:span text:style-name="T9374"> אֶת־הַיָּרֵ֣חַ וְ֭כוֹכָבִים לְמֶמְשְׁל֣וֹת בַּלָּ֑יְלָה כִּ֖י לְעוֹלָ֣ם חַסְדּֽוֹ׃<text:s/></text:span><text:span text:style-name="T9375">‬</text:span>‬‬‬</text:p>
        <text:p text:style-name="P9376"><text:span text:style-name="T9377">10</text:span><text:span text:style-name="T9378"> לְמַכֵּ֣ה מִ֭צְרַיִם בִּבְכוֹרֵיהֶ֑ם כִּ֖י לְעוֹלָ֣ם חַסְדּֽוֹ׃<text:s/></text:span><text:span text:style-name="T9379">‬</text:span>‬‬‬</text:p>
        <text:p text:style-name="P9380"><text:span text:style-name="T9381">11</text:span><text:span text:style-name="T9382"> וַיּוֹצֵ֣א יִ֭שְׂרָאֵל מִתּוֹכָ֑ם כִּ֖י לְעוֹלָ֣ם חַסְדּֽוֹ׃<text:s/></text:span><text:span text:style-name="T9383">‬</text:span>‬‬‬</text:p>
        <text:p text:style-name="P9384"><text:span text:style-name="T9385">12</text:span><text:span text:style-name="T9386"> בְּיָ֣ד חֲ֭זָקָה וּבִזְר֣וֹעַ נְטוּיָ֑ה כִּ֖י לְעוֹלָ֣ם חַסְדּֽוֹ׃<text:s/></text:span><text:span text:style-name="T9387">‬</text:span>‬‬‬</text:p>
        <text:p text:style-name="P9388"><text:span text:style-name="T9389">13</text:span><text:span text:style-name="T9390"> לְגֹזֵ֣ר יַם־ס֭וּף לִגְזָרִ֑ים כִּ֖י לְעוֹלָ֣ם חַסְדּֽוֹ׃<text:s/></text:span><text:span text:style-name="T9391">‬</text:span>‬‬‬</text:p>
        <text:p text:style-name="P9392"><text:span text:style-name="T9393">14</text:span><text:span text:style-name="T9394"> וְהֶעֱבִ֣יר יִשְׂרָאֵ֣ל בְּתוֹכ֑וֹ כִּ֖י לְעוֹלָ֣ם חַסְדּֽוֹ׃<text:s/></text:span><text:span text:style-name="T9395">‬</text:span>‬‬‬</text:p>
        <text:p text:style-name="P9396"><text:span text:style-name="T9397">15</text:span><text:span text:style-name="T9398"> וְנִ֘עֵ֤ר פַּרְעֹ֣ה וְחֵיל֣וֹ בְיַם־ס֑וּף כִּ֖י לְעוֹלָ֣ם חַסְדּֽוֹ׃<text:s/></text:span><text:span text:style-name="T9399">‬</text:span>‬‬‬</text:p>
        <text:soft-page-break/>
        <text:p text:style-name="P9400"><text:span text:style-name="T9401">16</text:span><text:span text:style-name="T9402"> לְמוֹלִ֣יךְ עַ֭מּוֹ בַּמִּדְבָּ֑ר כִּ֖י לְעוֹלָ֣ם חַסְדּֽוֹ׃<text:s/></text:span><text:span text:style-name="T9403">‬</text:span>‬‬‬</text:p>
        <text:p text:style-name="P9404"><text:span text:style-name="T9405">17</text:span><text:span text:style-name="T9406"> לְ֭מַכֵּה מְלָכִ֣ים גְּדֹלִ֑ים כִּ֖י לְעוֹלָ֣ם חַסְדּֽוֹ׃<text:s/></text:span><text:span text:style-name="T9407">‬</text:span>‬‬‬</text:p>
        <text:p text:style-name="P9408"><text:span text:style-name="T9409">18</text:span><text:span text:style-name="T9410"> וֽ͏ַ֭יַּהֲרֹג מְלָכִ֣ים אַדִּירִ֑ים כִּ֖י לְעוֹלָ֣ם חַסְדּֽוֹ׃<text:s/></text:span><text:span text:style-name="T9411">‬</text:span>‬‬‬</text:p>
        <text:p text:style-name="P9412"><text:span text:style-name="T9413">19</text:span><text:span text:style-name="T9414"> לְ֭סִיחוֹן מֶ֣לֶךְ הָאֱמֹרִ֑י כִּ֖י לְעוֹלָ֣ם חַסְדּֽוֹ׃<text:s/></text:span><text:span text:style-name="T9415">‬</text:span>‬‬‬</text:p>
        <text:p text:style-name="P9416"><text:span text:style-name="T9417">20</text:span><text:span text:style-name="T9418"> וּ֭לְעוֹג מֶ֣לֶךְ הַבָּשָׁ֑ן כִּ֖י לְעוֹלָ֣ם חַסְדּֽוֹ׃<text:s/></text:span><text:span text:style-name="T9419">‬</text:span>‬‬‬</text:p>
        <text:p text:style-name="P9420"><text:span text:style-name="T9421">21</text:span><text:span text:style-name="T9422"> וְנָתַ֣ן אַרְצָ֣ם לְנַחֲלָ֑ה כִּ֖י לְעוֹלָ֣ם חַסְדּֽוֹ׃<text:s/></text:span><text:span text:style-name="T9423">‬</text:span>‬‬‬</text:p>
        <text:p text:style-name="P9424"><text:span text:style-name="T9425">22</text:span><text:span text:style-name="T9426"> נַ֭חֲלָה לְיִשְׂרָאֵ֣ל עַבְדּ֑וֹ כִּ֖י לְעוֹלָ֣ם חַסְדּֽוֹ׃<text:s/></text:span><text:span text:style-name="T9427">‬</text:span>‬‬‬</text:p>
        <text:p text:style-name="P9428"><text:span text:style-name="T9429">23</text:span><text:span text:style-name="T9430"> שֶׁ֭בְּשִׁפְלֵנוּ זָ֣כַר לָ֑נוּ כִּ֖י לְעוֹלָ֣ם חַסְדּֽוֹ׃<text:s/></text:span><text:span text:style-name="T9431">‬</text:span>‬‬‬</text:p>
        <text:p text:style-name="P9432"><text:span text:style-name="T9433">24</text:span><text:span text:style-name="T9434"> וַיִּפְרְקֵ֥נוּ מִצָּרֵ֑ינוּ כִּ֖י לְעוֹלָ֣ם חַסְדּֽוֹ׃<text:s/></text:span><text:span text:style-name="T9435">‬</text:span>‬‬‬</text:p>
        <text:p text:style-name="P9436"><text:span text:style-name="T9437">25</text:span><text:span text:style-name="T9438"> נֹתֵ֣ן לֶ֭חֶם לְכָל־בָּשָׂ֑ר כִּ֖י לְעוֹלָ֣ם חַסְדּֽוֹ׃<text:s/></text:span><text:span text:style-name="T9439">‬</text:span>‬‬‬</text:p>
        <text:p text:style-name="P9440"><text:span text:style-name="T9441">26</text:span><text:span text:style-name="T9442"> ה֭וֹדוּ לְאֵ֣ל הַשָּׁמָ֑יִם כִּ֖י לְעוֹלָ֣ם חַסְדּֽוֹ׃<text:s/></text:span><text:span text:style-name="T9443">‬</text:span>‬‬‬</text:p>
      </text:section>
      <text:section text:name="Sect136" text:style-name="S136">
        <text:p text:style-name="P9444">Psalm 137</text:p>
        <text:p text:style-name="P9445"><text:span text:style-name="T9446">1</text:span><text:span text:style-name="T9447"> עַ֥ל נַהֲר֨וֹת ׀ בָּבֶ֗ל שָׁ֣ם יָ֭שַׁבְנוּ גַּם־בָּכִ֑ינוּ בְּ֝זָכְרֵ֗נוּ אֶת־צִיּֽוֹן׃<text:s/></text:span></text:p>
        <text:p text:style-name="P9448"><text:span text:style-name="T9449">2</text:span><text:span text:style-name="T9450"> עַֽל־עֲרָבִ֥ים בְּתוֹכָ֑הּ תָּ֝לִ֗ינוּ כִּנֹּרוֹתֵֽינוּ׃<text:s/></text:span><text:span text:style-name="T9451">‬</text:span>‬‬‬</text:p>
        <text:p text:style-name="P9452"><text:span text:style-name="T9453">3</text:span><text:span text:style-name="T9454"> כִּ֤י שָׁ֨ם שְֽׁאֵל֪וּנוּ שׁוֹבֵ֡ינוּ דִּבְרֵי־שִׁ֭יר וְתוֹלָלֵ֣ינוּ שִׂמְחָ֑ה שִׁ֥ירוּ לָ֝֗נוּ מִשִּׁ֥יר צִיּֽוֹן׃<text:s/></text:span><text:span text:style-name="T9455">‬</text:span>‬‬‬</text:p>
        <text:p text:style-name="P9456"><text:span text:style-name="T9457">4</text:span><text:span text:style-name="T9458"> אֵ֗יךְ נָשִׁ֥יר אֶת־שִׁיר־יְהוָ֑ה עַ֝֗ל אַדְמַ֥ת נֵכָֽר׃<text:s/></text:span><text:span text:style-name="T9459">‬</text:span>‬‬‬</text:p>
        <text:p text:style-name="P9460"><text:span text:style-name="T9461">5</text:span><text:span text:style-name="T9462"> אִֽם־אֶשְׁכָּחֵ֥ךְ יְֽרוּשָׁלִָ֗ם תִּשְׁכַּ֥ח יְמִינֽ͏ִי׃<text:s/></text:span><text:span text:style-name="T9463">‬</text:span>‬‬‬</text:p>
        <text:soft-page-break/>
        <text:p text:style-name="P9464"><text:span text:style-name="T9465">6</text:span><text:span text:style-name="T9466"> תִּדְבַּֽק־לְשׁוֹנִ֨י ׀ לְחִכִּי֮ אִם־לֹ֢א אֶזְכְּ֫רֵ֥כִי אִם־לֹ֣א אַ֭עֲלֶה אֶת־יְרוּשָׁלַ֑͏ִם עַ֝֗ל רֹ֣אשׁ שִׂמְחָתֽ͏ִי׃<text:s/></text:span><text:span text:style-name="T9467">‬</text:span>‬‬‬</text:p>
        <text:p text:style-name="P9468"><text:span text:style-name="T9469">7</text:span><text:span text:style-name="T9470"> זְכֹ֤ר יְהוָ֨ה ׀ לִבְנֵ֬י אֱד֗וֹם אֵת֮ י֤וֹם יְֽרוּשָׁ֫לָ֥͏ִם הָ֭אֹ֣מְרִים עָ֤רוּ ׀ עָ֑רוּ עָ֝֗ד הַיְס֥וֹד בָּֽהּ׃<text:s/></text:span><text:span text:style-name="T9471">‬</text:span>‬‬‬</text:p>
        <text:p text:style-name="P9472"><text:span text:style-name="T9473">8</text:span><text:span text:style-name="T9474"> בַּת־בָּבֶ֗ל הַשְּׁד֫וּדָ֥ה אַשְׁרֵ֥י שֶׁיְשַׁלֶּם־לָ֑ךְ אֶת־גְּ֝מוּלֵ֗ךְ שֶׁגָּמַ֥לְתְּ לָֽנוּ׃<text:s/></text:span><text:span text:style-name="T9475">‬</text:span>‬‬‬</text:p>
        <text:p text:style-name="P9476"><text:span text:style-name="T9477">9</text:span><text:span text:style-name="T9478"> אַשְׁרֵ֤י ׀ שֶׁיֹּאחֵ֓ז וְנִפֵּ֬ץ אֶֽת־עֹלָלַ֗יִךְ אֶל־הַסָּֽלַע׃<text:s/></text:span><text:span text:style-name="T9479">‬</text:span>‬‬‬</text:p>
      </text:section>
      <text:section text:name="Sect137" text:style-name="S137">
        <text:p text:style-name="P9480">Psalm 138</text:p>
        <text:p text:style-name="P9481"><text:span text:style-name="T9482">1</text:span><text:span text:style-name="T9483"> לְדָוִ֨ד ׀ אוֹדְךָ֥ בְכָל־לִבִּ֑י נֶ֖גֶד אֱלֹהִ֣ים אֲזַמְּרֶֽךָּ׃<text:s/></text:span></text:p>
        <text:p text:style-name="P9484"><text:span text:style-name="T9485">2</text:span><text:span text:style-name="T9486"> אֶשְׁתַּחֲוֶ֨ה אֶל־הֵיכַ֪ל קָדְשְׁךָ֡ וְא֘וֹדֶ֤ה אֶת־שְׁמֶ֗ךָ עַל־חַסְדְּךָ֥ וְעַל־אֲמִתֶּ֑ךָ כִּֽי־הִגְדַּ֥לְתָּ עַל־כָּל־שִׁ֝מְךָ֗ אִמְרָתֶֽךָ׃<text:s/></text:span><text:span text:style-name="T9487">‬</text:span>‬‬‬</text:p>
        <text:p text:style-name="P9488"><text:span text:style-name="T9489">3</text:span><text:span text:style-name="T9490"> בְּי֣וֹם קָ֭רָֽאתִי וַֽתַּעֲנֵ֑נִי תַּרְהִבֵ֖נִי בְנַפְשִׁ֣י עֹֽז׃<text:s/></text:span><text:span text:style-name="T9491">‬</text:span>‬‬‬</text:p>
        <text:p text:style-name="P9492"><text:span text:style-name="T9493">4</text:span><text:span text:style-name="T9494"> יוֹד֣וּךָ יְ֭הוָה כָּל־מַלְכֵי־אָ֑רֶץ כִּ֥י שָׁ֝מְע֗וּ אִמְרֵי־פִֽיךָ׃<text:s/></text:span><text:span text:style-name="T9495">‬</text:span>‬‬‬</text:p>
        <text:p text:style-name="P9496"><text:span text:style-name="T9497">5</text:span><text:span text:style-name="T9498"> וְ֭יָשִׁירוּ בְּדַרְכֵ֣י יְהוָ֑ה כִּֽי־גָ֝ד֗וֹל כְּב֣וֹד יְהוָֽה׃<text:s/></text:span><text:span text:style-name="T9499">‬</text:span>‬‬‬</text:p>
        <text:p text:style-name="P9500"><text:span text:style-name="T9501">6</text:span><text:span text:style-name="T9502"> כִּי־רָ֣ם יְ֭הוָה וְשָׁפָ֣ל יִרְאֶ֑ה וְ֝גָבֹ֗הַּ מִמֶּרְחָ֥ק יְיֵדָֽע׃<text:s/></text:span><text:span text:style-name="T9503">‬</text:span>‬‬‬</text:p>
        <text:p text:style-name="P9504"><text:span text:style-name="T9505">7</text:span><text:span text:style-name="T9506"> אִם־אֵלֵ֤ךְ ׀ בְּקֶ֥רֶב צָרָ֗ה תְּחַ֫יֵּ֥נִי עַ֤ל אַ֣ף אֹ֖יְבַי תִּשְׁלַ֣ח יָדֶ֑ךָ וְת֖וֹשִׁיעֵ֣נִי יְמִינֶֽךָ׃<text:s/></text:span><text:span text:style-name="T9507">‬</text:span>‬‬‬‬</text:p>
        <text:p text:style-name="P9508"><text:span text:style-name="T9509">8</text:span><text:span text:style-name="T9510"> יְהוָה֮ יִגְמֹ֢ר בַּ֫עֲדִ֥י יְ֭הוָה חַסְדְּךָ֣ לְעוֹלָ֑ם מַעֲשֵׂ֖י יָדֶ֣יךָ אַל־תֶּֽרֶף׃<text:s/></text:span><text:span text:style-name="T9511">‬</text:span>‬‬‬</text:p>
      </text:section>
      <text:section text:name="Sect138" text:style-name="S138">
        <text:p text:style-name="P9512">Psalm 139</text:p>
        <text:p text:style-name="P9513"><text:span text:style-name="T9514">1</text:span><text:span text:style-name="T9515"> לַ֭מְנַצֵּחַ לְדָוִ֣ד מִזְמ֑וֹר יְהוָ֥ה חֲ֝קַרְתַּ֗נִי וַתֵּדָֽע׃<text:s/></text:span></text:p>
        <text:p text:style-name="P9516"><text:span text:style-name="T9517">2</text:span><text:span text:style-name="T9518"> אַתָּ֣ה יָ֭דַעְתָּ שִׁבְתִּ֣י וְקוּמִ֑י בַּ֥נְתָּה לְ֝רֵעִ֗י מֵרָחֽוֹק׃<text:s/></text:span><text:span text:style-name="T9519">‬</text:span>‬‬‬</text:p>
        <text:p text:style-name="P9520"><text:span text:style-name="T9521">3</text:span><text:span text:style-name="T9522"> אָרְחִ֣י וְרִבְעִ֣י זֵרִ֑יתָ וְֽכָל־דְּרָכַ֥י הִסְכַּֽנְתָּה׃<text:s/></text:span><text:span text:style-name="T9523">‬</text:span>‬‬‬</text:p>
        <text:soft-page-break/>
        <text:p text:style-name="P9524"><text:span text:style-name="T9525">4</text:span><text:span text:style-name="T9526"> כִּ֤י אֵ֣ין מִ֭לָּה בִּלְשׁוֹנִ֑י הֵ֥ן יְ֝הוָ֗ה יָדַ֥עְתָּ כֻלָּֽהּ׃<text:s/></text:span><text:span text:style-name="T9527">‬</text:span>‬‬‬</text:p>
        <text:p text:style-name="P9528"><text:span text:style-name="T9529">5</text:span><text:span text:style-name="T9530"> אָח֣וֹר וָקֶ֣דֶם צַרְתָּ֑נִי וַתָּ֖שֶׁת עָלַ֣י כַּפֶּֽכָה׃<text:s/></text:span><text:span text:style-name="T9531">‬</text:span>‬‬‬</text:p>
        <text:p text:style-name="P9532"><text:span text:style-name="T9533">6</text:span><text:span text:style-name="T9534"> *פלאיה **פְּלִ֣יאָֽה דַ֣עַת מִמֶּ֑נִּי נִ֝שְׂגְּבָ֗ה לֹא־א֥וּכַֽל לָֽהּ׃<text:s/></text:span><text:span text:style-name="T9535">‬</text:span>‬‬‬</text:p>
        <text:p text:style-name="P9536"><text:span text:style-name="T9537">7</text:span><text:span text:style-name="T9538"> אָ֭נָ֥ה אֵלֵ֣ךְ מֵרוּחֶ֑ךָ וְ֝אָ֗נָה מִפָּנֶ֥יךָ אֶבְרָֽח׃<text:s/></text:span><text:span text:style-name="T9539">‬</text:span>‬‬‬</text:p>
        <text:p text:style-name="P9540"><text:span text:style-name="T9541">8</text:span><text:span text:style-name="T9542"> אִם־אֶסַּ֣ק שָׁ֭מַיִם שָׁ֣ם אָ֑תָּה וְאַצִּ֖יעָה שְּׁא֣וֹל הִנֶּֽךָּ׃<text:s/></text:span><text:span text:style-name="T9543">‬</text:span>‬‬‬</text:p>
        <text:p text:style-name="P9544"><text:span text:style-name="T9545">9</text:span><text:span text:style-name="T9546"> אֶשָּׂ֥א כַנְפֵי־שָׁ֑חַר אֶ֝שְׁכְּנָ֗ה בְּאַחֲרִ֥ית יָֽם׃<text:s/></text:span><text:span text:style-name="T9547">‬</text:span>‬‬‬</text:p>
        <text:p text:style-name="P9548"><text:span text:style-name="T9549">10</text:span><text:span text:style-name="T9550"> גַּם־שָׁ֭ם יָדְךָ֣ תַנְחֵ֑נִי וְֽתֹאחֲזֵ֥נִי יְמִינֶֽךָ׃<text:s/></text:span><text:span text:style-name="T9551">‬</text:span>‬‬‬</text:p>
        <text:p text:style-name="P9552"><text:span text:style-name="T9553">11</text:span><text:span text:style-name="T9554"> וָ֭אֹמַר אַךְ־חֹ֣שֶׁךְ יְשׁוּפֵ֑נִי וְ֝לַ֗יְלָה א֣וֹר בַּעֲדֵֽנִי׃<text:s/></text:span><text:span text:style-name="T9555">‬</text:span>‬‬‬</text:p>
        <text:p text:style-name="P9556"><text:span text:style-name="T9557">12</text:span><text:span text:style-name="T9558"> גַּם־חֹשֶׁךְ֮ לֹֽא־יַחְשִׁ֢יךְ מִ֫מֶּ֥ךָ וְ֭לַיְלָה כַּיּ֣וֹם יָאִ֑יר כַּ֝חֲשֵׁיכָ֗ה כָּאוֹרָֽה׃<text:s/></text:span><text:span text:style-name="T9559">‬</text:span>‬‬‬</text:p>
        <text:p text:style-name="P9560"><text:span text:style-name="T9561">13</text:span><text:span text:style-name="T9562"> כִּֽי־אַ֭תָּה קָנִ֣יתָ כִלְיֹתָ֑י תְּ֝סֻכֵּ֗נִי בְּבֶ֣טֶן אִמִּֽי׃<text:s/></text:span><text:span text:style-name="T9563">‬</text:span>‬‬‬</text:p>
        <text:p text:style-name="P9564"><text:span text:style-name="T9565">14</text:span><text:span text:style-name="T9566"> אֽוֹדְךָ֗ עַ֤ל כִּ֥י נוֹרָא֗וֹת נִ֫פְלֵ֥יתִי נִפְלָאִ֥ים מַעֲשֶׂ֑יךָ וְ֝נַפְשִׁ֗י יֹדַ֥עַת מְאֹֽד׃<text:s/></text:span><text:span text:style-name="T9567">‬</text:span>‬‬‬</text:p>
        <text:p text:style-name="P9568"><text:span text:style-name="T9569">15</text:span><text:span text:style-name="T9570"> לֹא־נִכְחַ֥ד עָצְמִ֗י מִ֫מֶּ֥ךָּ אֲשֶׁר־עֻשֵּׂ֥יתִי בַסֵּ֑תֶר רֻ֝קַּ֗מְתִּי בְּֽתַחְתִּיּ֥וֹת אָֽרֶץ׃<text:s/></text:span><text:span text:style-name="T9571">‬</text:span>‬‬‬</text:p>
        <text:p text:style-name="P9572"><text:span text:style-name="T9573">16</text:span><text:span text:style-name="T9574"> גָּלְמִ֤י ׀ רָ֘א֤וּ עֵינֶ֗יךָ וְעַֽל־סִפְרְךָ֮ כֻּלָּ֢ם יִכָּ֫תֵ֥בוּ יָמִ֥ים יֻצָּ֑רוּ *ולא **וְל֖וֹ אֶחָ֣ד בָּהֶֽם׃<text:s/></text:span><text:span text:style-name="T9575">‬</text:span>‬‬‬</text:p>
        <text:p text:style-name="P9576"><text:span text:style-name="T9577">17</text:span><text:span text:style-name="T9578"> וְלִ֗י מַה־יָּקְר֣וּ רֵעֶ֣יךָ אֵ֑ל מֶ֥ה עָ֝צְמוּ רָאשֵׁיהֶֽם׃<text:s/></text:span><text:span text:style-name="T9579">‬</text:span>‬‬‬</text:p>
        <text:p text:style-name="P9580"><text:span text:style-name="T9581">18</text:span><text:span text:style-name="T9582"> אֶ֭סְפְּרֵם מֵח֣וֹל יִרְבּ֑וּן הֱ֝קִיצֹ֗תִי וְעוֹדִ֥י עִמָּֽךְ׃<text:s/></text:span><text:span text:style-name="T9583">‬</text:span>‬‬‬</text:p>
        <text:p text:style-name="P9584"><text:span text:style-name="T9585">19</text:span><text:span text:style-name="T9586"> אִם־תִּקְטֹ֖ל אֱל֥וֹהַּ ׀ רָשָׁ֑ע וְאַנְשֵׁ֥י דָ֝מִ֗ים ס֣וּרוּ מֶֽנִּי׃<text:s/></text:span><text:span text:style-name="T9587">‬</text:span>‬‬‬</text:p>
        <text:p text:style-name="P9588"><text:span text:style-name="T9589">20</text:span><text:span text:style-name="T9590"> אֲשֶׁ֣ר יֹ֭אמְרֻךָ לִמְזִמָּ֑ה נָשֻׂ֖א לַשָּׁ֣וְא עָרֶֽיךָ׃<text:s/></text:span><text:span text:style-name="T9591">‬</text:span>‬‬‬</text:p>
        <text:soft-page-break/>
        <text:p text:style-name="P9592"><text:span text:style-name="T9593">21</text:span><text:span text:style-name="T9594"> הֲלֽוֹא־מְשַׂנְאֶ֖יךָ יְהוָ֥ה ׀ אֶשְׂנָ֑א וּ֝בִתְקוֹמְמֶ֗יךָ אֶתְקוֹטָֽט׃<text:s/></text:span><text:span text:style-name="T9595">‬</text:span>‬‬‬</text:p>
        <text:p text:style-name="P9596"><text:span text:style-name="T9597">22</text:span><text:span text:style-name="T9598"> תַּכְלִ֣ית שִׂנְאָ֣ה שְׂנֵאתִ֑ים לְ֝אוֹיְבִ֗ים הָ֣יוּ לִֽי׃<text:s/></text:span><text:span text:style-name="T9599">‬</text:span>‬‬‬</text:p>
        <text:p text:style-name="P9600"><text:span text:style-name="T9601">23</text:span><text:span text:style-name="T9602"> חָקְרֵ֣נִי אֵ֭ל וְדַ֣ע לְבָבִ֑י בְּ֝חָנֵ֗נִי וְדַ֣ע שַׂרְעַפָּֽי׃<text:s/></text:span><text:span text:style-name="T9603">‬</text:span>‬‬‬</text:p>
        <text:p text:style-name="P9604"><text:span text:style-name="T9605">24</text:span><text:span text:style-name="T9606"> וּרְאֵ֗ה אִם־דֶּֽרֶךְ־עֹ֥צֶב בִּ֑י וּ֝נְחֵ֗נִי בְּדֶ֣רֶךְ עוֹלָֽם׃<text:s/></text:span><text:span text:style-name="T9607">‬</text:span>‬‬‬</text:p>
      </text:section>
      <text:section text:name="Sect139" text:style-name="S139">
        <text:p text:style-name="P9608">Psalm 140</text:p>
        <text:p text:style-name="P9609"><text:span text:style-name="T9610">1</text:span><text:span text:style-name="T9611"> לַמְנַצֵּ֗חַ מִזְמ֥וֹר לְדָוִֽד׃<text:s/></text:span></text:p>
        <text:p text:style-name="P9612"><text:span text:style-name="T9613">2</text:span><text:span text:style-name="T9614"> חַלְּצֵ֣נִי יְ֭הוָה מֵאָדָ֣ם רָ֑ע מֵאִ֖ישׁ חֲמָסִ֣ים תִּנְצְרֵֽנִי׃<text:s/></text:span><text:span text:style-name="T9615">‬</text:span>‬‬‬</text:p>
        <text:p text:style-name="P9616"><text:span text:style-name="T9617">3</text:span><text:span text:style-name="T9618"> אֲשֶׁ֤ר חָשְׁב֣וּ רָע֣וֹת בְּלֵ֑ב כָּל־י֝֗וֹם יָג֥וּרוּ מִלְחָמֽוֹת׃<text:s/></text:span><text:span text:style-name="T9619">‬</text:span>‬‬‬</text:p>
        <text:p text:style-name="P9620"><text:span text:style-name="T9621">4</text:span><text:span text:style-name="T9622"> שָֽׁנֲנ֣וּ לְשׁוֹנָם֮ כְּֽמוֹ נָ֫חָ֥שׁ חֲמַ֥ת עַכְשׁ֑וּב תַּ֖חַת שְׂפָתֵ֣ימוֹ סֶֽלָה׃<text:s/></text:span><text:span text:style-name="T9623">‬</text:span>‬‬‬</text:p>
        <text:p text:style-name="P9624"><text:span text:style-name="T9625">5</text:span><text:span text:style-name="T9626"> שָׁמְרֵ֤נִי יְהוָ֨ה ׀ מִ֘ידֵ֤י רָשָׁ֗ע מֵאִ֣ישׁ חֲמָסִ֣ים תִּנְצְרֵ֑נִי אֲשֶׁ֥ר חָ֝שְׁב֗וּ לִדְח֥וֹת פְּעָמָֽי׃<text:s/></text:span><text:span text:style-name="T9627">‬</text:span>‬‬‬</text:p>
        <text:p text:style-name="P9628"><text:span text:style-name="T9629">6</text:span><text:span text:style-name="T9630"> טָֽמְנֽוּ־גֵאִ֨ים ׀ פַּ֡ח לִ֗י וַחֲבָלִ֗ים פָּ֣רְשׂוּ רֶ֭שֶׁת לְיַד־מַעְגָּ֑ל מֹקְשִׁ֖ים שָֽׁתוּ־לִ֣י סֶֽלָה׃<text:s/></text:span><text:span text:style-name="T9631">‬</text:span>‬‬‬</text:p>
        <text:p text:style-name="P9632"><text:span text:style-name="T9633">7</text:span><text:span text:style-name="T9634"> אָמַ֣רְתִּי לַ֭יהוָה אֵ֣לִי אָ֑תָּה הַאֲזִ֥ינָה יְ֝הוָ֗ה ק֣וֹל תַּחֲנוּנָֽי׃<text:s/></text:span><text:span text:style-name="T9635">‬</text:span>‬‬‬</text:p>
        <text:p text:style-name="P9636"><text:span text:style-name="T9637">8</text:span><text:span text:style-name="T9638"> יְהֹוִ֣ה אֲ֭דֹנָי עֹ֣ז יְשׁוּעָתִ֑י סַכֹּ֥תָה לְ֝רֹאשִׁ֗י בְּי֣וֹם נָֽשֶׁק׃<text:s/></text:span><text:span text:style-name="T9639">‬</text:span>‬‬‬</text:p>
        <text:p text:style-name="P9640"><text:span text:style-name="T9641">9</text:span><text:span text:style-name="T9642"> אַל־תִּתֵּ֣ן יְ֭הוָה מַאֲוַיֵּ֣י רָשָׁ֑ע זְמָמ֥וֹ אַל־תָּ֝פֵ֗ק יָר֥וּמוּ סֶֽלָה׃<text:s/></text:span><text:span text:style-name="T9643">‬</text:span>‬‬‬</text:p>
        <text:p text:style-name="P9644"><text:span text:style-name="T9645">10</text:span><text:span text:style-name="T9646"> רֹ֥אשׁ מְסִבָּ֑י עֲמַ֖ל שְׂפָתֵ֣ימוֹ *יכסומו **יְכַסֵּֽמוֹ׃<text:s/></text:span><text:span text:style-name="T9647">‬</text:span>‬‬‬</text:p>
        <text:p text:style-name="P9648"><text:span text:style-name="T9649">11</text:span><text:span text:style-name="T9650"> *ימיטו **יִמּ֥וֹטוּ עֲלֵיהֶ֗ם גֶּֽחָ֫לִ֥ים בָּאֵ֥שׁ יַפִּלֵ֑ם בְּ֝מַהֲמֹר֗וֹת בָּל־יָקֽוּמוּ׃<text:s/></text:span><text:span text:style-name="T9651">‬</text:span>‬‬‬</text:p>
        <text:p text:style-name="P9652"><text:span text:style-name="T9653">12</text:span><text:span text:style-name="T9654"> אִ֥ישׁ לָשׁוֹן֮ בַּל־יִכּ֢וֹן בָּ֫אָ֥רֶץ אִישׁ־חָמָ֥ס רָ֑ע יְ֝צוּדֶ֗נּוּ לְמַדְחֵפֹֽת׃<text:s/></text:span><text:span text:style-name="T9655">‬</text:span>‬‬‬</text:p>
        <text:soft-page-break/>
        <text:p text:style-name="P9656"><text:span text:style-name="T9657">13</text:span><text:span text:style-name="T9658"> *ידעת **יָדַ֗עְתִּי כִּֽי־יַעֲשֶׂ֣ה יְ֭הוָה דִּ֣ין עָנִ֑י מִ֝שְׁפַּ֗ט אֶבְיֹנִֽים׃<text:s/></text:span><text:span text:style-name="T9659">‬</text:span>‬‬‬</text:p>
        <text:p text:style-name="P9660"><text:span text:style-name="T9661">14</text:span><text:span text:style-name="T9662"> אַ֣ךְ צַ֭דִּיקִים יוֹד֣וּ לִשְׁמֶ֑ךָ יֵשְׁב֥וּ יְ֝שָׁרִ֗ים אֶת־פָּנֶֽיךָ׃<text:s/></text:span><text:span text:style-name="T9663">‬</text:span>‬‬‬</text:p>
      </text:section>
      <text:section text:name="Sect140" text:style-name="S140">
        <text:p text:style-name="P9664">Psalm 141</text:p>
        <text:p text:style-name="P9665"><text:span text:style-name="T9666">1</text:span><text:span text:style-name="T9667"> מִזְמ֗וֹר לְדָ֫וִ֥ד יְהוָ֣ה קְ֭רָאתִיךָ ח֣וּשָׁה לִּ֑י הַאֲזִ֥ינָה ק֝וֹלִ֗י בְּקָרְאִי־לָֽךְ׃<text:s/></text:span></text:p>
        <text:p text:style-name="P9668"><text:span text:style-name="T9669">2</text:span><text:span text:style-name="T9670"> תִּכּ֤וֹן תְּפִלָּתִ֣י קְטֹ֣רֶת לְפָנֶ֑יךָ מַֽשְׂאַ֥ת כַּ֝פַּ֗י מִנְחַת־עָֽרֶב׃<text:s/></text:span><text:span text:style-name="T9671">‬</text:span>‬‬‬</text:p>
        <text:p text:style-name="P9672"><text:span text:style-name="T9673">3</text:span><text:span text:style-name="T9674"> שִׁיתָ֣ה יְ֭הוָה שָׁמְרָ֣ה לְפִ֑י נִ֝צְּרָ֗ה עַל־דַּ֥ל שְׂפָתָֽי׃<text:s/></text:span><text:span text:style-name="T9675">‬</text:span>‬‬‬</text:p>
        <text:p text:style-name="P9676"><text:span text:style-name="T9677">4</text:span><text:span text:style-name="T9678"> אַל־תַּט־לִבִּ֨י לְדָבָ֪ר ׀ רָ֡ע לְהִתְע֘וֹלֵ֤ל עֲלִל֨וֹת ׀ בְּרֶ֗שַׁע אֶת־אִישִׁ֥ים פֹּֽעֲלֵי־אָ֑וֶן וּבַל־אֶ֝לְחַ֗ם בְּמַנְעַמֵּיהֶֽם׃<text:s/></text:span><text:span text:style-name="T9679">‬</text:span>‬‬‬</text:p>
        <text:p text:style-name="P9680"><text:span text:style-name="T9681">5</text:span><text:span text:style-name="T9682"> יֶֽהֶלְמֵֽנִי־צַדִּ֨יק ׀ חֶ֡סֶד וְֽיוֹכִיחֵ֗נִי שֶׁ֣מֶן רֹ֭אשׁ אַל־יָנִ֣י רֹאשִׁ֑י כִּי־ע֥וֹד ו֝תְפִלָּתִ֗י בְּרָעוֹתֵיהֶֽם׃<text:s/></text:span><text:span text:style-name="T9683">‬</text:span>‬‬‬</text:p>
        <text:p text:style-name="P9684"><text:span text:style-name="T9685">6</text:span><text:span text:style-name="T9686"> נִשְׁמְט֣וּ בִֽידֵי־סֶ֭לַע שֹׁפְטֵיהֶ֑ם וְשָׁמְע֥וּ אֲ֝מָרַ֗י כִּ֣י נָעֵֽמוּ׃<text:s/></text:span><text:span text:style-name="T9687">‬</text:span>‬‬‬</text:p>
        <text:p text:style-name="P9688"><text:span text:style-name="T9689">7</text:span><text:span text:style-name="T9690"> כְּמ֤וֹ פֹלֵ֣חַ וּבֹקֵ֣עַ בָּאָ֑רֶץ נִפְזְר֥וּ עֲ֝צָמֵ֗ינוּ לְפִ֣י שְׁאֽוֹל׃<text:s/></text:span><text:span text:style-name="T9691">‬</text:span>‬‬‬</text:p>
        <text:p text:style-name="P9692"><text:span text:style-name="T9693">8</text:span><text:span text:style-name="T9694"> כִּ֤י אֵלֶ֨יךָ ׀ יְהֹוִ֣ה אֲדֹנָ֣י עֵינָ֑י בְּכָ֥ה חָ֝סִ֗יתִי אַל־תְּעַ֥ר נַפְשִֽׁי׃<text:s/></text:span><text:span text:style-name="T9695">‬</text:span>‬‬‬</text:p>
        <text:p text:style-name="P9696"><text:span text:style-name="T9697">9</text:span><text:span text:style-name="T9698"> שָׁמְרֵ֗נִי מִ֣ידֵי פַ֭ח יָ֣קְשׁוּ לִ֑י וּ֝מֹקְשׁ֗וֹת פֹּ֣עֲלֵי אָֽוֶן׃<text:s/></text:span><text:span text:style-name="T9699">‬</text:span>‬‬‬</text:p>
        <text:p text:style-name="P9700"><text:span text:style-name="T9701">10</text:span><text:span text:style-name="T9702"> יִפְּל֣וּ בְמַכְמֹרָ֣יו רְשָׁעִ֑ים יַ֥חַד אָ֝נֹכִ֗י עַֽד־אֶעֱבֽוֹר׃<text:s/></text:span><text:span text:style-name="T9703">‬</text:span>‬‬‬</text:p>
      </text:section>
      <text:section text:name="Sect141" text:style-name="S141">
        <text:p text:style-name="P9704">Psalm 142</text:p>
        <text:p text:style-name="P9705"><text:span text:style-name="T9706">1</text:span><text:span text:style-name="T9707"> מַשְׂכִּ֥יל לְדָוִ֑ד בִּהְיוֹת֖וֹ בַמְּעָרָ֣ה תְפִלָּֽה׃<text:s/></text:span></text:p>
        <text:p text:style-name="P9708"><text:span text:style-name="T9709">2</text:span><text:span text:style-name="T9710"> ק֭וֹלִי אֶל־יְהוָ֣ה אֶזְעָ֑ק ק֝וֹלִ֗י אֶל־יְהוָ֥ה אֶתְחַנָּֽן׃<text:s/></text:span><text:span text:style-name="T9711">‬</text:span>‬‬‬</text:p>
        <text:p text:style-name="P9712"><text:span text:style-name="T9713">3</text:span><text:span text:style-name="T9714"> אֶשְׁפֹּ֣ךְ לְפָנָ֣יו שִׂיחִ֑י צָ֝רָתִ֗י לְפָנָ֥יו אַגִּֽיד׃<text:s/></text:span><text:span text:style-name="T9715">‬</text:span>‬‬‬</text:p>
        <text:soft-page-break/>
        <text:p text:style-name="P9716"><text:span text:style-name="T9717">4</text:span><text:span text:style-name="T9718"> בְּהִתְעַטֵּ֬ף עָלַ֨י ׀ רוּחִ֗י וְאַתָּה֮ יָדַ֢עְתָּ נְֽתִיבָ֫תִ֥י בְּאֹֽרַח־ז֥וּ אֲהַלֵּ֑ךְ טָמְנ֖וּ פַ֣ח לִֽי׃<text:s/></text:span><text:span text:style-name="T9719">‬</text:span>‬‬‬</text:p>
        <text:p text:style-name="P9720"><text:span text:style-name="T9721">5</text:span><text:span text:style-name="T9722"> הַבֵּ֤יט יָמִ֨ין ׀ וּרְאֵה֮ וְאֵֽין־לִ֢י מַ֫כִּ֥יר אָבַ֣ד מָנ֣וֹס מִמֶּ֑נִּי אֵ֖ין דּוֹרֵ֣שׁ לְנַפְשִֽׁי׃<text:s/></text:span><text:span text:style-name="T9723">‬</text:span>‬‬‬</text:p>
        <text:p text:style-name="P9724"><text:span text:style-name="T9725">6</text:span><text:span text:style-name="T9726"> זָעַ֥קְתִּי אֵלֶ֗יךָ יְה֫וָ֥ה אָ֭מַרְתִּי אַתָּ֣ה מַחְסִ֑י חֶ֝לְקִ֗י בְּאֶ֣רֶץ הַֽחַיִּים׃<text:s/></text:span><text:span text:style-name="T9727">‬</text:span>‬‬‬</text:p>
        <text:p text:style-name="P9728"><text:span text:style-name="T9729">7</text:span><text:span text:style-name="T9730"> הַקְשִׁ֤יבָה ׀ אֶֽל־רִנָּתִי֮ כִּֽי־דַלּ֢וֹתִ֫י מְאֹ֥ד הַצִּילֵ֥נִי מֵרֹדְפַ֑י כִּ֖י אָמְצ֣וּ מִמֶּֽנִּי׃<text:s/></text:span><text:span text:style-name="T9731">‬</text:span>‬‬‬</text:p>
        <text:p text:style-name="P9732"><text:span text:style-name="T9733">8</text:span><text:span text:style-name="T9734"> ה֘וֹצִ֤יאָה מִמַּסְגֵּ֨ר ׀ נַפְשִׁי֮ לְהוֹד֢וֹת אֶת־שְׁ֫מֶ֥ךָ בִּ֭י יַכְתִּ֣רוּ צַדִּיקִ֑ים כִּ֖י תִגְמֹ֣ל עָלֽ͏ָי׃<text:s/></text:span><text:span text:style-name="T9735">‬</text:span>‬‬‬</text:p>
      </text:section>
      <text:section text:name="Sect142" text:style-name="S142">
        <text:p text:style-name="P9736">Psalm 143</text:p>
        <text:p text:style-name="P9737"><text:span text:style-name="T9738">1</text:span><text:span text:style-name="T9739"> מִזְמ֗וֹר לְדָ֫וִ֥ד יְהוָ֤ה ׀ שְׁמַ֬ע תְּפִלָּתִ֗י הַאֲזִ֥ינָה אֶל־תַּחֲנוּנַ֑י בֶּאֱמֻנָתְךָ֥ עֲ֝נֵ֗נִי בְּצִדְקָתֶֽךָ׃<text:s/></text:span></text:p>
        <text:p text:style-name="P9740"><text:span text:style-name="T9741">2</text:span><text:span text:style-name="T9742"> וְאַל־תָּב֣וֹא בְ֭מִשְׁפָּט אֶת־עַבְדֶּ֑ךָ כִּ֤י לֹֽא־יִצְדַּ֖ק לְפָנֶ֣יךָ כָל־חָֽי׃<text:s/></text:span><text:span text:style-name="T9743">‬</text:span>‬‬‬</text:p>
        <text:p text:style-name="P9744"><text:span text:style-name="T9745">3</text:span><text:span text:style-name="T9746"> כִּ֥י רָ֘דַ֤ף אוֹיֵ֨ב ׀ נַפְשִׁ֗י דִּכָּ֣א לָ֭אָרֶץ חַיָּתִ֑י הוֹשִׁיבַ֥נִי בְ֝מַחֲשַׁכִּ֗ים כְּמֵתֵ֥י עוֹלָֽם׃<text:s/></text:span><text:span text:style-name="T9747">‬</text:span>‬‬‬</text:p>
        <text:p text:style-name="P9748"><text:span text:style-name="T9749">4</text:span><text:span text:style-name="T9750"> וַתִּתְעַטֵּ֣ף עָלַ֣י רוּחִ֑י בְּ֝תוֹכִ֗י יִשְׁתּוֹמֵ֥ם לִבִּֽי׃<text:s/></text:span><text:span text:style-name="T9751">‬</text:span>‬‬‬</text:p>
        <text:p text:style-name="P9752"><text:span text:style-name="T9753">5</text:span><text:span text:style-name="T9754"> זָ֘כַ֤רְתִּי יָמִ֨ים ׀ מִקֶּ֗דֶם הָגִ֥יתִי בְכָל־פָּעֳלֶ֑ךָ בְּֽמַעֲשֵׂ֖ה יָדֶ֣יךָ אֲשׂוֹחֵֽחַ׃<text:s/></text:span><text:span text:style-name="T9755">‬</text:span>‬‬‬</text:p>
        <text:p text:style-name="P9756"><text:span text:style-name="T9757">6</text:span><text:span text:style-name="T9758"> פֵּרַ֣שְׂתִּי יָדַ֣י אֵלֶ֑יךָ נַפְשִׁ֓י ׀ כְּאֶֽרֶץ־עֲיֵפָ֖ה לְךָ֣ סֶֽלָה׃<text:s/></text:span><text:span text:style-name="T9759">‬</text:span>‬‬‬</text:p>
        <text:p text:style-name="P9760"><text:span text:style-name="T9761">7</text:span><text:span text:style-name="T9762"> מַ֘הֵ֤ר עֲנֵ֨נִי ׀ יְהוָה֮ כָּלְתָ֢ה ר֫וּחִ֥י אַל־תַּסְתֵּ֣ר פָּנֶ֣יךָ מִמֶּ֑נִּי וְ֝נִמְשַׁ֗לְתִּי עִם־יֹ֥רְדֵי בֽוֹר׃<text:s/></text:span><text:span text:style-name="T9763">‬</text:span>‬‬‬</text:p>
        <text:p text:style-name="P9764"><text:span text:style-name="T9765">8</text:span><text:span text:style-name="T9766"> הַשְׁמִ֘יעֵ֤נִי בַבֹּ֨קֶר ׀ חַסְדֶּךָ֮ כִּֽי־בְךָ֢ בָ֫טָ֥חְתִּי הוֹדִיעֵ֗נִי דֶּֽרֶךְ־ז֥וּ אֵלֵ֑ךְ כִּֽי־אֵ֝לֶיךָ נָשָׂ֥אתִי נַפְשִֽׁי׃<text:s/></text:span><text:span text:style-name="T9767">‬</text:span>‬‬‬</text:p>
        <text:p text:style-name="P9768"><text:span text:style-name="T9769">9</text:span><text:span text:style-name="T9770"> הַצִּילֵ֖נִי מֵאֹיְבַ֥י ׀ יְהוָ֗ה אֵלֶ֥יךָ כִסִּֽתִי׃<text:s/></text:span><text:span text:style-name="T9771">‬</text:span>‬‬‬</text:p>
        <text:p text:style-name="P9772"><text:span text:style-name="T9773">10</text:span><text:span text:style-name="T9774"> לַמְּדֵ֤נִי ׀ לַֽעֲשׂ֣וֹת רְצוֹנֶךָ֮ כִּֽי־אַתָּ֢ה אֱל֫וֹהָ֥י רוּחֲךָ֥ טוֹבָ֑ה תַּ֝נְחֵ֗נִי בְּאֶ֣רֶץ מִישֽׁוֹר׃<text:s/></text:span><text:span text:style-name="T9775">‬</text:span>‬‬‬</text:p>
        <text:p text:style-name="P9776"><text:span text:style-name="T9777">11</text:span><text:span text:style-name="T9778"> לְמַֽעַן־שִׁמְךָ֣ יְהוָ֣ה תְּחַיֵּ֑נִי בְּצִדְקָתְךָ֓ ׀ תּוֹצִ֖יא מִצָּרָ֣ה נַפְשִֽׁי׃<text:s/></text:span><text:span text:style-name="T9779">‬</text:span>‬‬‬</text:p>
        <text:soft-page-break/>
        <text:p text:style-name="P9780"><text:span text:style-name="T9781">12</text:span><text:span text:style-name="T9782"> וּֽבְחַסְדְּךָ֮ תַּצְמִ֢ית אֹ֫יְבָ֥י וְֽ֭הַאֲבַדְתָּ כָּל־צֹרֲרֵ֣י נַפְשִׁ֑י כִּ֝֗י אֲנִ֣י עַבְדֶּֽךָ׃<text:s/></text:span><text:span text:style-name="T9783">‬</text:span>‬‬‬</text:p>
      </text:section>
      <text:section text:name="Sect143" text:style-name="S143">
        <text:p text:style-name="P9784">Psalm 144</text:p>
        <text:p text:style-name="P9785"><text:span text:style-name="T9786">1</text:span><text:span text:style-name="T9787"> לְדָוִ֨ד ׀ בָּ֘ר֤וּךְ יְהוָ֨ה ׀ צוּרִ֗י הַֽמְלַמֵּ֣ד יָדַ֣י לַקְרָ֑ב אֶ֝צְבְּעוֹתַ֗י לַמִּלְחָמָֽה׃<text:s/></text:span></text:p>
        <text:p text:style-name="P9788"><text:span text:style-name="T9789">2</text:span><text:span text:style-name="T9790"> חַסְדִּ֥י וּמְצוּדָתִי֮ מִשְׂגַּבִּ֢י וּֽמְפַלְטִ֫י לִ֥י מָ֭גִנִּי וּב֣וֹ חָסִ֑יתִי הָרוֹדֵ֖ד עַמִּ֣י תַחְתָּֽי׃<text:s/></text:span><text:span text:style-name="T9791">‬</text:span>‬‬‬</text:p>
        <text:p text:style-name="P9792"><text:span text:style-name="T9793">3</text:span><text:span text:style-name="T9794"> יְֽהוָ֗ה מָה־אָ֭דָם וַתֵּדָעֵ֑הוּ בֶּן־אֱ֝נ֗וֹשׁ וַֽתְּחַשְּׁבֵֽהוּ׃<text:s/></text:span><text:span text:style-name="T9795">‬</text:span>‬‬‬</text:p>
        <text:p text:style-name="P9796"><text:span text:style-name="T9797">4</text:span><text:span text:style-name="T9798"> אָ֭דָם לַהֶ֣בֶל דָּמָ֑ה יָ֝מָ֗יו כְּצֵ֣ל עוֹבֵֽר׃<text:s/></text:span><text:span text:style-name="T9799">‬</text:span>‬‬‬</text:p>
        <text:p text:style-name="P9800"><text:span text:style-name="T9801">5</text:span><text:span text:style-name="T9802"> יְ֭הוָה הַט־שָׁמֶ֣יךָ וְתֵרֵ֑ד גַּ֖ע בֶּהָרִ֣ים וְֽיֶעֱשָֽׁנוּ׃<text:s/></text:span><text:span text:style-name="T9803">‬</text:span>‬‬‬</text:p>
        <text:p text:style-name="P9804"><text:span text:style-name="T9805">6</text:span><text:span text:style-name="T9806"> בְּר֣וֹק בָּ֭רָק וּתְפִיצֵ֑ם שְׁלַ֥ח חִ֝צֶּ֗יךָ וּתְהֻמֵּֽם׃<text:s/></text:span><text:span text:style-name="T9807">‬</text:span>‬‬‬</text:p>
        <text:p text:style-name="P9808"><text:span text:style-name="T9809">7</text:span><text:span text:style-name="T9810"> שְׁלַ֥ח יָדֶ֗יךָ מִמָּ֫ר֥וֹם פְּצֵ֣נִי וְ֭הַצִּילֵנִי מִמַּ֣יִם רַבִּ֑ים מִ֝יַּ֗ד בְּנֵ֣י נֵכָֽר׃<text:s/></text:span><text:span text:style-name="T9811">‬</text:span>‬‬‬</text:p>
        <text:p text:style-name="P9812"><text:span text:style-name="T9813">8</text:span><text:span text:style-name="T9814"> אֲשֶׁ֣ר פִּ֭יהֶם דִּבֶּר־שָׁ֑וְא וִֽ֝ימִינָ֗ם יְמִ֣ין שָֽׁקֶר׃<text:s/></text:span><text:span text:style-name="T9815">‬</text:span>‬‬‬</text:p>
        <text:p text:style-name="P9816"><text:span text:style-name="T9817">9</text:span><text:span text:style-name="T9818"> אֱ‍ֽלֹהִ֗ים שִׁ֣יר חָ֭דָשׁ אָשִׁ֣ירָה לָּ֑ךְ בְּנֵ֥בֶל עָ֝שׂ֗וֹר אֲזַמְּרָה־לָּֽךְ׃<text:s/></text:span><text:span text:style-name="T9819">‬</text:span>‬‬‬</text:p>
        <text:p text:style-name="P9820"><text:span text:style-name="T9821">10</text:span><text:span text:style-name="T9822"> הַנּוֹתֵ֥ן תְּשׁוּעָ֗ה לַמְּלָ֫כִ֥ים הַ֭פּוֹצֶה אֶת־דָּוִ֥ד עַבְדּ֗וֹ מֵחֶ֥רֶב רָעָֽה׃<text:s/></text:span><text:span text:style-name="T9823">‬</text:span>‬‬‬</text:p>
        <text:p text:style-name="P9824"><text:span text:style-name="T9825">11</text:span><text:span text:style-name="T9826"> פְּצֵ֥נִי וְהַצִּילֵנִי֮ מִיַּ֢ד בְּֽנֵי־נֵ֫כָ֥ר אֲשֶׁ֣ר פִּ֭יהֶם דִּבֶּר־שָׁ֑וְא וִֽ֝ימִינָ֗ם יְמִ֣ין שָֽׁקֶר׃<text:s/></text:span><text:span text:style-name="T9827">‬</text:span>‬‬‬</text:p>
        <text:p text:style-name="P9828"><text:span text:style-name="T9829">12</text:span><text:span text:style-name="T9830"> אֲשֶׁ֤ר בָּנֵ֨ינוּ ׀ כִּנְטִעִים֮ מְגֻדָּלִ֢ים בִּֽנְעוּרֵ֫יהֶ֥ם בְּנוֹתֵ֥ינוּ כְזָוִיֹּ֑ת מְ֝חֻטָּב֗וֹת תַּבְנִ֥ית הֵיכָֽל׃<text:s/></text:span><text:span text:style-name="T9831">‬</text:span>‬‬‬</text:p>
        <text:p text:style-name="P9832"><text:span text:style-name="T9833">13</text:span><text:span text:style-name="T9834"> מְזָוֵ֣ינוּ מְלֵאִים֮ מְפִיקִ֥ים מִזַּ֗ן אֶ֫ל־זַ֥ן צֹאונֵ֣נוּ מַ֭אֲלִיפוֹת מְרֻבָּב֗וֹת בְּחוּצוֹתֵֽינוּ׃<text:s/></text:span><text:span text:style-name="T9835">‬</text:span>‬‬‬</text:p>
        <text:p text:style-name="P9836"><text:span text:style-name="T9837">14</text:span><text:span text:style-name="T9838"> אַלּוּפֵ֗ינוּ מְֽסֻבָּ֫לִ֥ים אֵֽין־פֶּ֭רֶץ וְאֵ֣ין יוֹצֵ֑את וְאֵ֥ין צְ֝וָחָ֗ה בִּרְחֹבֹתֵֽינוּ׃<text:s/></text:span><text:span text:style-name="T9839">‬</text:span>‬‬‬</text:p>
        <text:p text:style-name="P9840"><text:span text:style-name="T9841">15</text:span><text:span text:style-name="T9842"> אַשְׁרֵ֣י הָ֭עָם שֶׁכָּ֣כָה לּ֑וֹ אַֽשְׁרֵ֥י הָ֝עָ֗ם שֶׁיֲהוָ֥ה אֱלֹהָֽיו׃<text:s/></text:span><text:span text:style-name="T9843">‬</text:span>‬‬‬</text:p>
      </text:section>
      <text:section text:name="Sect144" text:style-name="S144">
        <text:soft-page-break/>
        <text:p text:style-name="P9844">Psalm 145</text:p>
        <text:p text:style-name="P9845"><text:span text:style-name="T9846">1</text:span><text:span text:style-name="T9847"> תְּהִלָּ֗ה לְדָ֫וִ֥ד אֲרוֹמִמְךָ֣ אֱלוֹהַ֣י הַמֶּ֑לֶךְ וַאֲבָרֲכָ֥ה שִׁ֝מְךָ֗ לְעוֹלָ֥ם וָעֶֽד׃<text:s/></text:span></text:p>
        <text:p text:style-name="P9848"><text:span text:style-name="T9849">2</text:span><text:span text:style-name="T9850"> בְּכָל־י֥וֹם אֲבָרֲכֶ֑ךָּ וַאֲהַלְלָ֥ה שִׁ֝מְךָ֗ לְעוֹלָ֥ם וָעֶֽד׃<text:s/></text:span><text:span text:style-name="T9851">‬</text:span>‬‬‬</text:p>
        <text:p text:style-name="P9852"><text:span text:style-name="T9853">3</text:span><text:span text:style-name="T9854"> גָּ֘ד֤וֹל יְהוָ֣ה וּמְהֻלָּ֣ל מְאֹ֑ד וְ֝לִגְדֻלָּת֗וֹ אֵ֣ין חֵֽקֶר׃<text:s/></text:span><text:span text:style-name="T9855">‬</text:span>‬‬‬</text:p>
        <text:p text:style-name="P9856"><text:span text:style-name="T9857">4</text:span><text:span text:style-name="T9858"> דּ֣וֹר לְ֭דוֹר יְשַׁבַּ֣ח מַעֲשֶׂ֑יךָ וּגְב֖וּרֹתֶ֣יךָ יַגִּֽידוּ׃<text:s/></text:span><text:span text:style-name="T9859">‬</text:span>‬‬‬</text:p>
        <text:p text:style-name="P9860"><text:span text:style-name="T9861">5</text:span><text:span text:style-name="T9862"> הֲ֭דַר כְּב֣וֹד הוֹדֶ֑ךָ וְדִבְרֵ֖י נִפְלְאוֹתֶ֣יךָ אָשִֽׂיחָה׃<text:s/></text:span><text:span text:style-name="T9863">‬</text:span>‬‬‬</text:p>
        <text:p text:style-name="P9864"><text:span text:style-name="T9865">6</text:span><text:span text:style-name="T9866"> וֶעֱז֣וּז נוֹרְאֹתֶ֣יךָ יֹאמֵ֑רוּ *וגדולתיך **וּגְדוּלָּתְךָ֥ אֲסַפְּרֶֽנָּה׃<text:s/></text:span><text:span text:style-name="T9867">‬</text:span>‬‬‬</text:p>
        <text:p text:style-name="P9868"><text:span text:style-name="T9869">7</text:span><text:span text:style-name="T9870"> זֵ֣כֶר רַב־טוּבְךָ֣ יַבִּ֑יעוּ וְצִדְקָתְךָ֥ יְרַנֵּֽנוּ׃<text:s/></text:span><text:span text:style-name="T9871">‬</text:span>‬‬‬</text:p>
        <text:p text:style-name="P9872"><text:span text:style-name="T9873">8</text:span><text:span text:style-name="T9874"> חַנּ֣וּן וְרַח֣וּם יְהוָ֑ה אֶ֥רֶךְ אַ֝פַּ֗יִם וּגְדָל־חָֽסֶד׃<text:s/></text:span><text:span text:style-name="T9875">‬</text:span>‬‬‬</text:p>
        <text:p text:style-name="P9876"><text:span text:style-name="T9877">9</text:span><text:span text:style-name="T9878"> טוֹב־יְהוָ֥ה לַכֹּ֑ל וְ֝רַחֲמָ֗יו עַל־כָּל־מַעֲשָֽׂיו׃<text:s/></text:span><text:span text:style-name="T9879">‬</text:span>‬‬‬</text:p>
        <text:p text:style-name="P9880"><text:span text:style-name="T9881">10</text:span><text:span text:style-name="T9882"> יוֹד֣וּךָ יְ֭הוָה כָּל־מַעֲשֶׂ֑יךָ וַ֝חֲסִידֶ֗יךָ יְבָרֲכֽוּכָה׃<text:s/></text:span><text:span text:style-name="T9883">‬</text:span>‬‬‬</text:p>
        <text:p text:style-name="P9884"><text:span text:style-name="T9885">11</text:span><text:span text:style-name="T9886"> כְּב֣וֹד מַלְכוּתְךָ֣ יֹאמֵ֑רוּ וּגְבוּרָתְךָ֥ יְדַבֵּֽרוּ׃<text:s/></text:span><text:span text:style-name="T9887">‬</text:span>‬‬‬</text:p>
        <text:p text:style-name="P9888"><text:span text:style-name="T9889">12</text:span><text:span text:style-name="T9890"> לְהוֹדִ֤יעַ ׀ לִבְנֵ֣י הָ֭אָדָם גְּבוּרֹתָ֑יו וּ֝כְב֗וֹד הֲדַ֣ר מַלְכוּתֽוֹ׃<text:s/></text:span><text:span text:style-name="T9891">‬</text:span>‬‬‬</text:p>
        <text:p text:style-name="P9892"><text:span text:style-name="T9893">13</text:span><text:span text:style-name="T9894"> מַֽלְכוּתְךָ֗ מַלְכ֥וּת כָּל־עֹֽלָמִ֑ים וּ֝מֶֽמְשֶׁלְתְּךָ֗ בְּכָל־דּ֥וֹר וָדֽוֹר׃<text:s/></text:span><text:span text:style-name="T9895">‬</text:span>‬‬‬</text:p>
        <text:p text:style-name="P9896"><text:span text:style-name="T9897">14</text:span><text:span text:style-name="T9898"> סוֹמֵ֣ךְ יְ֭הוָה לְכָל־הַנֹּפְלִ֑ים וְ֝זוֹקֵ֗ף לְכָל־הַכְּפוּפִֽים׃<text:s/></text:span><text:span text:style-name="T9899">‬</text:span>‬‬‬</text:p>
        <text:p text:style-name="P9900"><text:span text:style-name="T9901">15</text:span><text:span text:style-name="T9902"> עֵֽינֵי־כֹ֭ל אֵלֶ֣יךָ יְשַׂבֵּ֑רוּ וְאַתָּ֤ה נֽוֹתֵן־לָהֶ֖ם אֶת־אָכְלָ֣ם בְּעִתּֽוֹ׃<text:s/></text:span><text:span text:style-name="T9903">‬</text:span>‬‬‬</text:p>
        <text:soft-page-break/>
        <text:p text:style-name="P9904"><text:span text:style-name="T9905">16</text:span><text:span text:style-name="T9906"> פּוֹתֵ֥חַ אֶת־יָדֶ֑ךָ וּמַשְׂבִּ֖יעַ לְכָל־חַ֣י רָצֽוֹן׃<text:s/></text:span><text:span text:style-name="T9907">‬</text:span>‬‬‬</text:p>
        <text:p text:style-name="P9908"><text:span text:style-name="T9909">17</text:span><text:span text:style-name="T9910"> צַדִּ֣יק יְ֭הוָה בְּכָל־דְּרָכָ֑יו וְ֝חָסִ֗יד בְּכָל־מַעֲשָֽׂיו׃<text:s/></text:span><text:span text:style-name="T9911">‬</text:span>‬‬‬</text:p>
        <text:p text:style-name="P9912"><text:span text:style-name="T9913">18</text:span><text:span text:style-name="T9914"> קָר֣וֹב יְ֭הוָה לְכָל־קֹרְאָ֑יו לְכֹ֤ל אֲשֶׁ֖ר יִקְרָאֻ֣הוּ בֶאֱמֶֽת׃<text:s/></text:span><text:span text:style-name="T9915">‬</text:span>‬‬‬</text:p>
        <text:p text:style-name="P9916"><text:span text:style-name="T9917">19</text:span><text:span text:style-name="T9918"> רְצוֹן־יְרֵאָ֥יו יַעֲשֶׂ֑ה וְֽאֶת־שַׁוְעָתָ֥ם יִ֝שְׁמַ֗ע וְיוֹשִׁיעֵֽם׃<text:s/></text:span><text:span text:style-name="T9919">‬</text:span>‬‬‬</text:p>
        <text:p text:style-name="P9920"><text:span text:style-name="T9921">20</text:span><text:span text:style-name="T9922"> שׁוֹמֵ֣ר יְ֭הוָה אֶת־כָּל־אֹהֲבָ֑יו וְאֵ֖ת כָּל־הָרְשָׁעִ֣ים יַשְׁמִֽיד׃<text:s/></text:span><text:span text:style-name="T9923">‬</text:span>‬‬‬</text:p>
        <text:p text:style-name="P9924"><text:span text:style-name="T9925">21</text:span><text:span text:style-name="T9926"> תְּהִלַּ֥ת יְהוָ֗ה יְֽדַבֶּ֫ר פִּ֥י וִיבָרֵ֣ךְ כָּל־בָּ֭שָׂר שֵׁ֥ם קָדְשׁ֗וֹ לְעוֹלָ֥ם וָעֶֽד׃<text:s/></text:span><text:span text:style-name="T9927">‬</text:span>‬‬‬</text:p>
      </text:section>
      <text:section text:name="Sect145" text:style-name="S145">
        <text:p text:style-name="P9928">Psalm 146</text:p>
        <text:p text:style-name="P9929"><text:span text:style-name="T9930">1</text:span><text:span text:style-name="T9931"> הַֽלְלוּ־יָ֡הּ הַלְלִ֥י נַ֝פְשִׁ֗י אֶת־יְהוָֽה׃<text:s/></text:span></text:p>
        <text:p text:style-name="P9932"><text:span text:style-name="T9933">2</text:span><text:span text:style-name="T9934"> אֲהַלְלָ֣ה יְהוָ֣ה בְּחַיָּ֑י אֲזַמְּרָ֖ה לֵֽאלֹהַ֣י בְּעוֹדִֽי׃<text:s/></text:span><text:span text:style-name="T9935">‬</text:span>‬‬‬</text:p>
        <text:p text:style-name="P9936"><text:span text:style-name="T9937">3</text:span><text:span text:style-name="T9938"> אַל־תִּבְטְח֥וּ בִנְדִיבִ֑ים בְּבֶן־אָדָ֓ם ׀ שֶׁ֤אֵֽין ל֥וֹ תְשׁוּעָֽה׃<text:s/></text:span><text:span text:style-name="T9939">‬</text:span>‬‬‬</text:p>
        <text:p text:style-name="P9940"><text:span text:style-name="T9941">4</text:span><text:span text:style-name="T9942"> תֵּצֵ֣א ר֭וּחוֹ יָשֻׁ֣ב לְאַדְמָת֑וֹ בַּיּ֥וֹם הַ֝ה֗וּא אָבְד֥וּ עֶשְׁתֹּנֹתָֽיו׃<text:s/></text:span><text:span text:style-name="T9943">‬</text:span>‬‬‬</text:p>
        <text:p text:style-name="P9944"><text:span text:style-name="T9945">5</text:span><text:span text:style-name="T9946"> אַשְׁרֵ֗י שֶׁ֤אֵ֣ל יַעֲקֹ֣ב בְּעֶזְר֑וֹ שִׂ֝בְר֗וֹ עַל־יְהוָ֥ה אֱלֹהָֽיו׃<text:s/></text:span><text:span text:style-name="T9947">‬</text:span>‬‬‬</text:p>
        <text:p text:style-name="P9948"><text:span text:style-name="T9949">6</text:span><text:span text:style-name="T9950"> עֹשֶׂ֤ה ׀ שָׁ֘מַ֤יִם וָאָ֗רֶץ אֶת־הַיָּ֥ם וְאֶת־כָּל־אֲשֶׁר־בָּ֑ם הַשֹּׁמֵ֖ר אֱמֶ֣ת לְעוֹלָֽם׃<text:s/></text:span><text:span text:style-name="T9951">‬</text:span>‬‬‬</text:p>
        <text:p text:style-name="P9952"><text:span text:style-name="T9953">7</text:span><text:span text:style-name="T9954"> עֹשֶׂ֤ה מִשְׁפָּ֨ט ׀ לָעֲשׁוּקִ֗ים נֹתֵ֣ן לֶ֭חֶם לָרְעֵבִ֑ים יְ֝הוָ֗ה מַתִּ֥יר אֲסוּרִֽים׃<text:s/></text:span><text:span text:style-name="T9955">‬</text:span>‬‬‬</text:p>
        <text:p text:style-name="P9956"><text:span text:style-name="T9957">8</text:span><text:span text:style-name="T9958"> יְהוָ֤ה ׀ פֹּ֘קֵ֤חַ עִוְרִ֗ים יְ֭הוָה זֹקֵ֣ף כְּפוּפִ֑ים יְ֝הוָ֗ה אֹהֵ֥ב צַדִּיקִֽים׃<text:s/></text:span><text:span text:style-name="T9959">‬</text:span>‬‬‬</text:p>
        <text:p text:style-name="P9960"><text:span text:style-name="T9961">9</text:span><text:span text:style-name="T9962"> יְהוָ֤ה ׀ שֹׁ֘מֵ֤ר אֶת־גֵּרִ֗ים יָת֣וֹם וְאַלְמָנָ֣ה יְעוֹדֵ֑ד וְדֶ֖רֶךְ רְשָׁעִ֣ים יְעַוֵּֽת׃<text:s/></text:span><text:span text:style-name="T9963">‬</text:span>‬‬‬</text:p>
        <text:p text:style-name="P9964"><text:span text:style-name="T9965">10</text:span><text:span text:style-name="T9966"> יִמְלֹ֤ךְ יְהוָ֨ה ׀ לְעוֹלָ֗ם אֱלֹהַ֣יִךְ צִ֭יּוֹן לְדֹ֥ר וָדֹ֗ר הַֽלְלוּ־יָֽהּ׃<text:s/></text:span><text:span text:style-name="T9967">‬</text:span>‬‬‬</text:p>
      </text:section>
      <text:section text:name="Sect146" text:style-name="S146">
        <text:soft-page-break/>
        <text:p text:style-name="P9968">Psalm 147</text:p>
        <text:p text:style-name="P9969"><text:span text:style-name="T9970">‬</text:span><text:span text:style-name="T9971">1</text:span><text:span text:style-name="T9972"> הַ֥לְלוּ יָ֨הּ ׀ כִּי־ט֭וֹב זַמְּרָ֣ה אֱלֹהֵ֑ינוּ כִּֽי־נָ֝עִים נָאוָ֥ה תְהִלָּֽה׃<text:s/></text:span><text:span text:style-name="T9973">‬</text:span>‬‬‬‬‬‬</text:p>
        <text:p text:style-name="P9974"><text:span text:style-name="T9975">1</text:span><text:span text:style-name="T9976"> הַ֥לְלוּ יָ֨הּ ׀ כִּי־ט֭וֹב זַמְּרָ֣ה אֱלֹהֵ֑ינוּ כִּֽי־נָ֝עִים נָאוָ֥ה תְהִלָּֽה׃<text:s/></text:span></text:p>
        <text:p text:style-name="P9977"><text:span text:style-name="T9978">2</text:span><text:span text:style-name="T9979"> בּוֹנֵ֣ה יְרוּשָׁלַ֣͏ִם יְהוָ֑ה נִדְחֵ֖י יִשְׂרָאֵ֣ל יְכַנֵּֽס׃<text:s/></text:span><text:span text:style-name="T9980">‬</text:span>‬‬‬</text:p>
        <text:p text:style-name="P9981"><text:span text:style-name="T9982">3</text:span><text:span text:style-name="T9983"> הָ֭רֹפֵא לִשְׁב֣וּרֵי לֵ֑ב וּ֝מְחַבֵּ֗שׁ לְעַצְּבוֹתָֽם׃<text:s/></text:span><text:span text:style-name="T9984">‬</text:span>‬‬‬</text:p>
        <text:p text:style-name="P9985"><text:span text:style-name="T9986">4</text:span><text:span text:style-name="T9987"> מוֹנֶ֣ה מִ֭סְפָּר לַכּוֹכָבִ֑ים לְ֝כֻלָּ֗ם שֵׁמ֥וֹת יִקְרָֽא׃<text:s/></text:span><text:span text:style-name="T9988">‬</text:span>‬‬‬</text:p>
        <text:p text:style-name="P9989"><text:span text:style-name="T9990">5</text:span><text:span text:style-name="T9991"> גָּד֣וֹל אֲדוֹנֵ֣ינוּ וְרַב־כֹּ֑חַ לִ֝תְבוּנָת֗וֹ אֵ֣ין מִסְפָּֽר׃<text:s/></text:span><text:span text:style-name="T9992">‬</text:span>‬‬‬</text:p>
        <text:p text:style-name="P9993"><text:span text:style-name="T9994">6</text:span><text:span text:style-name="T9995"> מְעוֹדֵ֣ד עֲנָוִ֣ים יְהוָ֑ה מַשְׁפִּ֖יל רְשָׁעִ֣ים עֲדֵי־אָֽרֶץ׃<text:s/></text:span><text:span text:style-name="T9996">‬</text:span>‬‬‬</text:p>
        <text:p text:style-name="P9997"><text:span text:style-name="T9998">7</text:span><text:span text:style-name="T9999"> עֱנ֣וּ לַיהוָ֣ה בְּתוֹדָ֑ה זַמְּר֖וּ לֵאלֹהֵ֣ינוּ בְכִנּֽוֹר׃<text:s/></text:span><text:span text:style-name="T10000">‬</text:span>‬‬‬</text:p>
        <text:p text:style-name="P10001"><text:span text:style-name="T10002">8</text:span><text:span text:style-name="T10003"> הַֽמְכַסֶּ֬ה שָׁמַ֨יִם ׀ בְּעָבִ֗ים הַמֵּכִ֣ין לָאָ֣רֶץ מָטָ֑ר הַמַּצְמִ֖יחַ הָרִ֣ים חָצִֽיר׃<text:s/></text:span><text:span text:style-name="T10004">‬</text:span>‬‬‬</text:p>
        <text:p text:style-name="P10005"><text:span text:style-name="T10006">9</text:span><text:span text:style-name="T10007"> נוֹתֵ֣ן לִבְהֵמָ֣ה לַחְמָ֑הּ לִבְנֵ֥י עֹ֝רֵ֗ב אֲשֶׁ֣ר יִקְרָֽאוּ׃<text:s/></text:span><text:span text:style-name="T10008">‬</text:span>‬‬‬</text:p>
        <text:p text:style-name="P10009"><text:span text:style-name="T10010">10</text:span><text:span text:style-name="T10011"> לֹ֤א בִגְבוּרַ֣ת הַסּ֣וּס יֶחְפָּ֑ץ לֹֽא־בְשׁוֹקֵ֖י הָאִ֣ישׁ יִרְצֶֽה׃<text:s/></text:span><text:span text:style-name="T10012">‬</text:span>‬‬‬</text:p>
        <text:p text:style-name="P10013"><text:span text:style-name="T10014">11</text:span><text:span text:style-name="T10015"> רוֹצֶ֣ה יְ֭הוָה אֶת־יְרֵאָ֑יו אֶת־הַֽמְיַחֲלִ֥ים לְחַסְדּֽוֹ׃<text:s/></text:span><text:span text:style-name="T10016">‬</text:span>‬‬‬</text:p>
        <text:p text:style-name="P10017"><text:span text:style-name="T10018">12</text:span><text:span text:style-name="T10019"> שַׁבְּחִ֣י יְ֭רוּשָׁלִַם אֶת־יְהוָ֑ה הַֽלְלִ֖י אֱלֹהַ֣יִךְ צִיּֽוֹן׃<text:s/></text:span><text:span text:style-name="T10020">‬</text:span>‬‬‬</text:p>
        <text:p text:style-name="P10021"><text:span text:style-name="T10022">13</text:span><text:span text:style-name="T10023"> כִּֽי־חִ֭זַּק בְּרִיחֵ֣י שְׁעָרָ֑יִךְ בֵּרַ֖ךְ בָּנַ֣יִךְ בְּקִרְבֵּֽךְ׃<text:s/></text:span><text:span text:style-name="T10024">‬</text:span>‬‬‬</text:p>
        <text:p text:style-name="P10025"><text:span text:style-name="T10026">14</text:span><text:span text:style-name="T10027"> הַשָּׂם־גְּבוּלֵ֥ךְ שָׁל֑וֹם חֵ֥לֶב חִ֝טִּ֗ים יַשְׂבִּיעֵֽךְ׃<text:s/></text:span><text:span text:style-name="T10028">‬</text:span>‬‬‬</text:p>
        <text:soft-page-break/>
        <text:p text:style-name="P10029"><text:span text:style-name="T10030">15</text:span><text:span text:style-name="T10031"> הַשֹּׁלֵ֣חַ אִמְרָת֣וֹ אָ֑רֶץ עַד־מְ֝הֵרָ֗ה יָר֥וּץ דְּבָרֽוֹ׃<text:s/></text:span><text:span text:style-name="T10032">‬</text:span>‬‬‬</text:p>
        <text:p text:style-name="P10033"><text:span text:style-name="T10034">16</text:span><text:span text:style-name="T10035"> הַנֹּתֵ֣ן שֶׁ֣לֶג כַּצָּ֑מֶר כְּ֝פ֗וֹר כָּאֵ֥פֶר יְפַזֵּֽר׃<text:s/></text:span><text:span text:style-name="T10036">‬</text:span>‬‬‬</text:p>
        <text:p text:style-name="P10037"><text:span text:style-name="T10038">17</text:span><text:span text:style-name="T10039"> מַשְׁלִ֣יךְ קַֽרְח֣וֹ כְפִתִּ֑ים לִפְנֵ֥י קָ֝רָת֗וֹ מִ֣י יַעֲמֹֽד׃<text:s/></text:span><text:span text:style-name="T10040">‬</text:span>‬‬‬</text:p>
        <text:p text:style-name="P10041"><text:span text:style-name="T10042">18</text:span><text:span text:style-name="T10043"> יִשְׁלַ֣ח דְּבָר֣וֹ וְיַמְסֵ֑ם יַשֵּׁ֥ב ר֝וּח֗וֹ יִזְּלוּ־מָֽיִם׃<text:s/></text:span><text:span text:style-name="T10044">‬</text:span>‬‬‬</text:p>
        <text:p text:style-name="P10045"><text:span text:style-name="T10046">19</text:span><text:span text:style-name="T10047"> מַגִּ֣יד *דברו **דְּבָרָ֣יו לְיַעֲקֹ֑ב חֻקָּ֥יו וּ֝מִשְׁפָּטָ֗יו לְיִשְׂרָאֵֽל׃<text:s/></text:span><text:span text:style-name="T10048">‬</text:span>‬‬‬</text:p>
        <text:p text:style-name="P10049"><text:span text:style-name="T10050">20</text:span><text:span text:style-name="T10051"> לֹ֘א עָ֤שָׂה כֵ֨ן ׀ לְכָל־גּ֗וֹי וּמִשְׁפָּטִ֥ים בַּל־יְדָע֗וּם הַֽלְלוּ־יָֽהּ׃<text:s/></text:span><text:span text:style-name="T10052">‬</text:span>‬‬‬</text:p>
      </text:section>
      <text:section text:name="Sect147" text:style-name="S147">
        <text:p text:style-name="P10053">Psalm 148</text:p>
        <text:p text:style-name="P10054"><text:span text:style-name="T10055">1</text:span><text:span text:style-name="T10056"> הַ֥לְלוּ יָ֨הּ ׀ הַֽלְל֣וּ אֶת־יְ֭הוָה מִן־הַשָּׁמַ֑יִם הֽ͏ַ֝לְל֗וּהוּ בַּמְּרוֹמִֽים׃<text:s/></text:span></text:p>
        <text:p text:style-name="P10057"><text:span text:style-name="T10058">2</text:span><text:span text:style-name="T10059"> הֽ͏ַלְל֥וּהוּ כָל־מַלְאָכָ֑יו הַֽ֝לְל֗וּהוּ כָּל־*צבאו **צְבָאָֽיו׃<text:s/></text:span><text:span text:style-name="T10060">‬</text:span>‬‬‬</text:p>
        <text:p text:style-name="P10061"><text:span text:style-name="T10062">3</text:span><text:span text:style-name="T10063"> הַֽ֭לְלוּהוּ שֶׁ֣מֶשׁ וְיָרֵ֑חַ הַ֝לְל֗וּהוּ כָּל־כּ֥וֹכְבֵי אֽוֹר׃<text:s/></text:span><text:span text:style-name="T10064">‬</text:span>‬‬‬</text:p>
        <text:p text:style-name="P10065"><text:span text:style-name="T10066">4</text:span><text:span text:style-name="T10067"> הַֽ֭לְלוּהוּ שְׁמֵ֣י הַשָּׁמָ֑יִם וְ֝הַמַּ֗יִם אֲשֶׁ֤ר ׀ מֵעַ֬ל הַשָּׁמָֽיִם׃<text:s/></text:span><text:span text:style-name="T10068">‬</text:span>‬‬‬</text:p>
        <text:p text:style-name="P10069"><text:span text:style-name="T10070">5</text:span><text:span text:style-name="T10071"> יְֽ֭הַֽלְלוּ אֶת־שֵׁ֣ם יְהוָ֑ה כִּ֤י ה֖וּא צִוָּ֣ה וְנִבְרָֽאוּ׃<text:s/></text:span><text:span text:style-name="T10072">‬</text:span>‬‬‬</text:p>
        <text:p text:style-name="P10073"><text:span text:style-name="T10074">6</text:span><text:span text:style-name="T10075"> וַיַּעֲמִידֵ֣ם לָעַ֣ד לְעוֹלָ֑ם חָק־נָ֝תַ֗ן וְלֹ֣א יַעֲבֽוֹר׃<text:s/></text:span><text:span text:style-name="T10076">‬</text:span>‬‬‬</text:p>
        <text:p text:style-name="P10077"><text:span text:style-name="T10078">7</text:span><text:span text:style-name="T10079"> הַֽלְל֣וּ אֶת־יְ֭הוָה מִן־הָאָ֑רֶץ תַּ֝נִּינִ֗ים וְכָל־תְּהֹמֽוֹת׃<text:s/></text:span><text:span text:style-name="T10080">‬</text:span>‬‬‬</text:p>
        <text:p text:style-name="P10081"><text:span text:style-name="T10082">8</text:span><text:span text:style-name="T10083"> אֵ֣שׁ וּ֭בָרָד שֶׁ֣לֶג וְקִיט֑וֹר ר֥וּחַ סְ֝עָרָ֗ה עֹשָׂ֥ה דְבָרֽוֹ׃<text:s/></text:span><text:span text:style-name="T10084">‬</text:span>‬‬‬</text:p>
        <text:p text:style-name="P10085"><text:span text:style-name="T10086">9</text:span><text:span text:style-name="T10087"> הֶהָרִ֥ים וְכָל־גְּבָע֑וֹת עֵ֥ץ פְּ֝רִ֗י וְכָל־אֲרָזִֽים׃<text:s/></text:span><text:span text:style-name="T10088">‬</text:span>‬‬‬</text:p>
        <text:p text:style-name="P10089"><text:span text:style-name="T10090">10</text:span><text:span text:style-name="T10091"> הַֽחַיָּ֥ה וְכָל־בְּהֵמָ֑ה רֶ֝֗מֶשׂ וְצִפּ֥וֹר כָּנָֽף׃<text:s/></text:span><text:span text:style-name="T10092">‬</text:span>‬‬‬</text:p>
        <text:soft-page-break/>
        <text:p text:style-name="P10093"><text:span text:style-name="T10094">11</text:span><text:span text:style-name="T10095"> מַלְכֵי־אֶ֭רֶץ וְכָל־לְאֻמִּ֑ים שָׂ֝רִ֗ים וְכָל־שֹׁ֥פְטֵי אָֽרֶץ׃<text:s/></text:span><text:span text:style-name="T10096">‬</text:span>‬‬‬</text:p>
        <text:p text:style-name="P10097"><text:span text:style-name="T10098">12</text:span><text:span text:style-name="T10099"> בַּחוּרִ֥ים וְגַם־בְּתוּל֑וֹת זְ֝קֵנִ֗ים עִם־נְעָרֽ͏ִים׃<text:s/></text:span><text:span text:style-name="T10100">‬</text:span>‬‬‬</text:p>
        <text:p text:style-name="P10101"><text:span text:style-name="T10102">13</text:span><text:span text:style-name="T10103"> יְהַלְל֤וּ ׀ אֶת־שֵׁ֬ם יְהוָ֗ה כִּֽי־נִשְׂגָּ֣ב שְׁמ֣וֹ לְבַדּ֑וֹ ה֝וֹד֗וֹ עַל־אֶ֥רֶץ וְשָׁמָֽיִם׃<text:s/></text:span><text:span text:style-name="T10104">‬</text:span>‬‬‬</text:p>
        <text:p text:style-name="P10105"><text:span text:style-name="T10106">14</text:span><text:span text:style-name="T10107"> וַיָּ֤רֶם קֶ֨רֶן ׀ לְעַמּ֡וֹ תְּהִלָּ֤ה לְֽכָל־חֲסִידָ֗יו לִבְנֵ֣י יִ֭שְׂרָאֵל עַֽם־קְרֹב֗וֹ הַֽלְלוּ־יָֽהּ׃<text:s/></text:span><text:span text:style-name="T10108">‬</text:span>‬‬‬</text:p>
      </text:section>
      <text:section text:name="Sect148" text:style-name="S148">
        <text:p text:style-name="P10109">Psalm 149</text:p>
        <text:p text:style-name="P10110"><text:span text:style-name="T10111">1</text:span><text:span text:style-name="T10112"> הַ֥לְלוּיָ֨הּ ׀ שִׁ֣ירוּ לַֽ֭יהוָה שִׁ֣יר חָדָ֑שׁ תְּ֝הִלָּת֗וֹ בִּקְהַ֥ל חֲסִידִֽים׃<text:s/></text:span></text:p>
        <text:p text:style-name="P10113"><text:span text:style-name="T10114">2</text:span><text:span text:style-name="T10115"> יִשְׂמַ֣ח יִשְׂרָאֵ֣ל בְּעֹשָׂ֑יו בְּנֵֽי־צִ֝יּ֗וֹן יָגִ֥ילוּ בְמַלְכָּֽם׃<text:s/></text:span><text:span text:style-name="T10116">‬</text:span>‬‬‬</text:p>
        <text:p text:style-name="P10117"><text:span text:style-name="T10118">3</text:span><text:span text:style-name="T10119"> יְהַֽלְל֣וּ שְׁמ֣וֹ בְמָח֑וֹל בְּתֹ֥ף וְ֝כִנּ֗וֹר יְזַמְּרוּ־לֽוֹ׃<text:s/></text:span><text:span text:style-name="T10120">‬</text:span>‬‬‬</text:p>
        <text:p text:style-name="P10121"><text:span text:style-name="T10122">4</text:span><text:span text:style-name="T10123"> כִּֽי־רוֹצֶ֣ה יְהוָ֣ה בְּעַמּ֑וֹ יְפָאֵ֥ר עֲ֝נָוִ֗ים בִּישׁוּעָֽה׃<text:s/></text:span><text:span text:style-name="T10124">‬</text:span>‬‬‬</text:p>
        <text:p text:style-name="P10125"><text:span text:style-name="T10126">5</text:span><text:span text:style-name="T10127"> יַעְלְז֣וּ חֲסִידִ֣ים בְּכָב֑וֹד יְ֝רַנְּנ֗וּ עַל־מִשְׁכְּבוֹתָֽם׃<text:s/></text:span><text:span text:style-name="T10128">‬</text:span>‬‬‬</text:p>
        <text:p text:style-name="P10129"><text:span text:style-name="T10130">6</text:span><text:span text:style-name="T10131"> רוֹמְמ֣וֹת אֵ֭ל בִּגְרוֹנָ֑ם וְחֶ֖רֶב פִּֽיפִיּ֣וֹת בְּיָדָֽם׃<text:s/></text:span><text:span text:style-name="T10132">‬</text:span>‬‬‬</text:p>
        <text:p text:style-name="P10133"><text:span text:style-name="T10134">7</text:span><text:span text:style-name="T10135"> לַעֲשׂ֣וֹת נְ֭קָמָה בַּגּוֹיִ֑ם תּֽ֝וֹכֵחֹ֗ת בַּל־אֻמִּֽים׃<text:s/></text:span><text:span text:style-name="T10136">‬</text:span>‬‬‬</text:p>
        <text:p text:style-name="P10137"><text:span text:style-name="T10138">8</text:span><text:span text:style-name="T10139"> לֶאְסֹ֣ר מַלְכֵיהֶ֣ם בְּזִקִּ֑ים וְ֝נִכְבְּדֵיהֶ֗ם בְּכַבְלֵ֥י בַרְזֶֽל׃<text:s/></text:span><text:span text:style-name="T10140">‬</text:span>‬‬‬</text:p>
        <text:p text:style-name="P10141"><text:span text:style-name="T10142">9</text:span><text:span text:style-name="T10143"> לַעֲשׂ֤וֹת בָּהֶ֨ם ׀ מִשְׁפָּ֬ט כָּת֗וּב הָדָ֣ר ה֭וּא לְכָל־חֲסִידָ֗יו הַֽלְלוּ־יָֽהּ׃<text:s/></text:span><text:span text:style-name="T10144">‬</text:span>‬‬‬</text:p>
      </text:section>
      <text:section text:name="Sect149" text:style-name="S149">
        <text:p text:style-name="P10145">Psalm 150</text:p>
        <text:p text:style-name="P10146"><text:span text:style-name="T10147">1</text:span><text:span text:style-name="T10148"> הַ֥לְלוּיָ֨הּ ׀ הַֽלְלוּ־אֵ֥ל בְּקָדְשׁ֑וֹ הֽ͏ַ֝לְל֗וּהוּ בִּרְקִ֥יעַ עֻזּֽוֹ׃<text:s/></text:span></text:p>
        <text:p text:style-name="P10149"><text:span text:style-name="T10150">2</text:span><text:span text:style-name="T10151"> הַֽלְל֥וּהוּ בִגְבוּרֹתָ֑יו הֽ͏ַ֝לְל֗וּהוּ כְּרֹ֣ב גֻּדְלֽוֹ׃<text:s/></text:span><text:span text:style-name="T10152">‬</text:span>‬‬‬</text:p>
        <text:soft-page-break/>
        <text:p text:style-name="P10153"><text:span text:style-name="T10154">3</text:span><text:span text:style-name="T10155"> הַֽ֭לְלוּהוּ בְּתֵ֣קַע שׁוֹפָ֑ר הַֽ֝לְל֗וּהוּ בְּנֵ֣בֶל וְכִנּֽוֹר׃<text:s/></text:span><text:span text:style-name="T10156">‬</text:span>‬‬‬</text:p>
        <text:p text:style-name="P10157"><text:span text:style-name="T10158">4</text:span><text:span text:style-name="T10159"> הַֽ֭לְלוּהוּ בְּתֹ֣ף וּמָח֑וֹל הַֽ֝לְל֗וּהוּ בְּמִנִּ֥ים וְעוּגָֽב׃<text:s/></text:span><text:span text:style-name="T10160">‬</text:span>‬‬‬</text:p>
        <text:p text:style-name="P10161"><text:span text:style-name="T10162">5</text:span><text:span text:style-name="T10163"> הַֽלְל֥וּהוּ בְצִלְצְלֵי־שָׁ֑מַע הַֽ֝לְל֗וּהוּ בְּֽצִלְצְלֵ֥י תְרוּעָֽה׃<text:s/></text:span><text:span text:style-name="T10164">‬</text:span>‬‬‬</text:p>
        <text:p text:style-name="P10165"><text:span text:style-name="T10166">6</text:span><text:span text:style-name="T10167"> כֹּ֣ל הַ֭נְּשָׁמָה תְּהַלֵּ֥ל יָ֗הּ הַֽלְלוּ־יָֽהּ׃<text:s/></text:span><text:span text:style-name="T10168">‬</text:span>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Psalms</dc:title>
    <dc:description/>
    <dc:subject/>
    <dc:creator>Adrian Hills</dc:creator>
    <meta:creation-date>2025-06-15T21:32:00Z</meta:creation-date>
    <dc:date>2025-06-15T21:32:00Z</dc:date>
    <meta:template xlink:href="Normal.dotm" xlink:type="simple"/>
    <meta:editing-cycles>2</meta:editing-cycles>
    <meta:editing-duration>PT0S</meta:editing-duration>
    <meta:document-statistic meta:page-count="160" meta:paragraph-count="416" meta:word-count="31180" meta:character-count="208493" meta:row-count="1481" meta:non-whitespace-character-count="177729"/>
  </office:meta>
</office:document-meta>
</file>